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55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35in" fo:break-before="auto" style:use-optimal-row-height="true"/>
    </style:style>
    <style:style style:name="ro5" style:family="table-row">
      <style:table-row-properties style:row-height="0.3402in" fo:break-before="auto" style:use-optimal-row-height="true"/>
    </style:style>
    <style:style style:name="ro6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" style:family="table-cell" style:parent-style-name="Default"/>
    <style:style style:name="ce2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 style:data-style-name="N39">
      <style:table-cell-properties fo:wrap-option="wrap"/>
      <style:text-properties style:use-window-font-color="true"/>
    </style:style>
    <style:style style:name="ce4" style:family="table-cell" style:parent-style-name="Default" style:data-style-name="N39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5" style:family="table-cell" style:parent-style-name="Default" style:data-style-name="N39">
      <style:table-cell-properties fo:border-bottom="none" fo:background-color="#c71585" fo:wrap-option="wrap" fo:border-left="none" fo:border-right="none" fo:border-top="0.99pt dashed #000000"/>
      <style:text-properties style:use-window-font-color="true"/>
    </style:style>
    <style:style style:name="ce6" style:family="table-cell" style:parent-style-name="Default" style:data-style-name="N39">
      <style:table-cell-properties fo:background-color="#e6e6fa" fo:wrap-option="wrap"/>
      <style:text-properties style:use-window-font-color="true"/>
    </style:style>
    <style:style style:name="ce7" style:family="table-cell" style:parent-style-name="Default" style:data-style-name="N39">
      <style:table-cell-properties fo:background-color="#98fb98" fo:wrap-option="wrap"/>
      <style:text-properties style:use-window-font-color="true"/>
    </style:style>
    <style:style style:name="ce8" style:family="table-cell" style:parent-style-name="Default" style:data-style-name="N39">
      <style:table-cell-properties fo:background-color="#e6e6fa"/>
      <style:text-properties style:use-window-font-color="true" fo:font-style="italic" style:font-style-asian="italic" style:font-style-complex="italic"/>
    </style:style>
    <style:style style:name="ce9" style:family="table-cell" style:parent-style-name="Default" style:data-style-name="N39">
      <style:table-cell-properties fo:background-color="#c71585"/>
      <style:text-properties style:use-window-font-color="true" fo:font-style="italic" style:font-style-asian="italic" style:font-style-complex="italic"/>
    </style:style>
    <style:style style:name="ce54" style:family="table-cell" style:parent-style-name="Default" style:data-style-name="N39">
      <style:table-cell-properties fo:background-color="#98fb98"/>
      <style:text-properties style:use-window-font-color="true" fo:font-style="italic" style:font-style-asian="italic" style:font-style-complex="italic"/>
    </style:style>
    <style:style style:name="ce11" style:family="table-cell" style:parent-style-name="Default" style:data-style-name="N37">
      <style:table-cell-properties fo:wrap-option="wrap"/>
      <style:text-properties style:use-window-font-color="true"/>
    </style:style>
    <style:style style:name="ce12" style:family="table-cell" style:parent-style-name="Default" style:data-style-name="N39">
      <style:table-cell-properties fo:border-bottom="none" fo:background-color="#e6e6fa" fo:border-left="none" fo:border-right="none" fo:border-top="0.99pt dashed #000000"/>
      <style:text-properties style:use-window-font-color="true" fo:font-style="italic" style:font-style-asian="italic" style:font-style-complex="italic"/>
    </style:style>
    <style:style style:name="ce13" style:family="table-cell" style:parent-style-name="Default" style:data-style-name="N39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39">
      <style:table-cell-properties fo:wrap-option="no-wrap"/>
      <style:text-properties style:use-window-font-color="true"/>
    </style:style>
    <style:style style:name="ce15" style:family="table-cell" style:parent-style-name="Default" style:data-style-name="N39"/>
    <style:style style:name="ce16" style:family="table-cell" style:parent-style-name="Default" style:data-style-name="N39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7" style:family="table-cell" style:parent-style-name="Default" style:data-style-name="N39">
      <style:text-properties style:use-window-font-color="true"/>
    </style:style>
    <style:style style:name="ce18" style:family="table-cell" style:parent-style-name="Default" style:data-style-name="N39">
      <style:table-cell-properties fo:background-color="#98fb98" fo:wrap-option="no-wrap"/>
      <style:text-properties style:use-window-font-color="true"/>
    </style:style>
    <style:style style:name="ce19" style:family="table-cell" style:parent-style-name="Default">
      <style:table-cell-properties fo:wrap-option="no-wrap"/>
      <style:text-properties style:use-window-font-color="true"/>
    </style:style>
    <style:style style:name="ce20" style:family="table-cell" style:parent-style-name="Default" style:data-style-name="N39">
      <style:table-cell-properties fo:border-bottom="none" fo:background-color="#e6e6fa" fo:wrap-option="wrap" fo:border-left="none" fo:border-right="none" fo:border-top="0.99pt dashed #000000"/>
      <style:text-properties style:use-window-font-color="true"/>
    </style:style>
    <style:style style:name="ce21" style:family="table-cell" style:parent-style-name="Default" style:data-style-name="N39">
      <style:table-cell-properties fo:background-color="#c71585" fo:wrap-option="wrap"/>
      <style:text-properties style:use-window-font-color="true"/>
    </style:style>
    <style:style style:name="ce22" style:family="table-cell" style:parent-style-name="Default" style:data-style-name="N39">
      <style:table-cell-properties fo:background-color="#e6e6fa"/>
      <style:text-properties style:use-window-font-color="true"/>
    </style:style>
    <style:style style:name="ce23" style:family="table-cell" style:parent-style-name="Default">
      <style:table-cell-properties fo:wrap-option="wrap"/>
      <style:text-properties style:use-window-font-color="true"/>
    </style:style>
    <style:style style:name="ce24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end" fo:margin-left="0in"/>
      <style:text-properties style:use-window-font-color="true"/>
    </style:style>
    <style:style style:name="ce25" style:family="table-cell" style:parent-style-name="Default" style:data-style-name="N39">
      <style:table-cell-properties fo:background-color="#c71585"/>
      <style:text-properties style:use-window-font-color="true"/>
    </style:style>
    <style:style style:name="ce26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 style:data-style-name="N39">
      <style:table-cell-properties fo:background-color="#98fb98"/>
      <style:text-properties style:use-window-font-color="true"/>
    </style:style>
    <style:style style:name="ce29" style:family="table-cell" style:parent-style-name="Default" style:data-style-name="N39">
      <style:table-cell-properties fo:wrap-option="no-wrap"/>
      <style:text-properties style:use-window-font-color="true" fo:font-style="italic"/>
    </style:style>
    <style:style style:name="ce30" style:family="table-cell" style:parent-style-name="Default" style:data-style-name="N39">
      <style:table-cell-properties fo:background-color="transparent" fo:wrap-option="no-wrap"/>
      <style:text-properties style:use-window-font-color="true"/>
    </style:style>
    <style:style style:name="ce31" style:family="table-cell" style:parent-style-name="Default" style:data-style-name="N39">
      <style:table-cell-properties fo:border-bottom="none" fo:background-color="#98fb98" fo:wrap-option="wrap" fo:border-left="none" fo:border-right="none" fo:border-top="0.99pt dashed #000000"/>
      <style:text-properties style:use-window-font-color="true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34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36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 style:data-style-name="N3"/>
    <style:style style:name="ce41" style:family="table-cell" style:parent-style-name="Default" style:data-style-name="N3">
      <style:table-cell-properties fo:background-color="#000000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000000"/>
    </style:style>
    <style:style style:name="ce40" style:family="table-cell" style:parent-style-name="Default" style:data-style-name="N37"/>
    <style:style style:name="ce8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order-left="none" fo:border-right="0.74pt solid #000000" fo:border-top="none"/>
    </style:style>
    <style:style style:name="ce89" style:family="table-cell" style:parent-style-name="Default" style:data-style-name="N39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0" style:family="table-cell" style:parent-style-name="Default" style:data-style-name="N39">
      <style:table-cell-properties fo:border="none"/>
    </style:style>
    <style:style style:name="ce91" style:family="table-cell" style:parent-style-name="Default" style:data-style-name="N39">
      <style:table-cell-properties fo:background-color="#add8e6" fo:border="none"/>
    </style:style>
    <style:style style:name="ce92" style:family="table-cell" style:parent-style-name="Default" style:data-style-name="N3">
      <style:table-cell-properties fo:background-color="#add8e6"/>
    </style:style>
    <style:style style:name="ce93" style:family="table-cell" style:parent-style-name="Default">
      <style:table-cell-properties fo:background-color="#add8e6"/>
    </style:style>
    <style:style style:name="ce94" style:family="table-cell" style:parent-style-name="Default">
      <style:table-cell-properties fo:background-color="#dde8cb"/>
    </style:style>
    <style:style style:name="ce95" style:family="table-cell" style:parent-style-name="Default" style:data-style-name="N1">
      <style:table-cell-properties fo:background-color="#add8e6"/>
    </style:style>
    <style:style style:name="ce96" style:family="table-cell" style:parent-style-name="Default" style:data-style-name="N3">
      <style:table-cell-properties fo:border-bottom="none" fo:background-color="transparent" fo:border-left="none" fo:border-right="0.99pt dashed #000000" fo:border-top="none"/>
    </style:style>
    <style:style style:name="ce97" style:family="table-cell" style:parent-style-name="Default" style:data-style-name="N3">
      <style:table-cell-properties fo:border-bottom="none" fo:background-color="#add8e6" fo:border-left="none" fo:border-right="0.99pt dashed #000000" fo:border-top="none"/>
    </style:style>
    <style:style style:name="ce98" style:family="table-cell" style:parent-style-name="Default" style:data-style-name="N3">
      <style:table-cell-properties fo:border-bottom="none" fo:background-color="#dde8cb" fo:border-left="none" fo:border-right="0.99pt dashed #000000" fo:border-top="none"/>
    </style:style>
    <style:style style:name="ce9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="none"/>
    </style:style>
    <style:style style:name="ce101" style:family="table-cell" style:parent-style-name="Default" style:data-style-name="N3">
      <style:table-cell-properties fo:background-color="transparent" fo:border="none"/>
    </style:style>
    <style:style style:name="ce102" style:family="table-cell" style:parent-style-name="Default" style:data-style-name="N39">
      <style:table-cell-properties fo:background-color="#ffe994"/>
    </style:style>
    <style:style style:name="ce103" style:family="table-cell" style:parent-style-name="Default" style:data-style-name="N3">
      <style:table-cell-properties fo:background-color="#ffe994"/>
    </style:style>
    <style:style style:name="ce104" style:family="table-cell" style:parent-style-name="Default" style:data-style-name="N3">
      <style:table-cell-properties fo:background-color="#dde8cb"/>
    </style:style>
    <style:style style:name="ce105" style:family="table-cell" style:parent-style-name="Default">
      <style:table-cell-properties fo:border-bottom="none" fo:background-color="#add8e6" fo:border-left="none" fo:border-right="0.74pt solid #000000" fo:border-top="none"/>
    </style:style>
    <style:style style:name="ce106" style:family="table-cell" style:parent-style-name="Default" style:data-style-name="N3">
      <style:table-cell-properties fo:border-bottom="none" fo:background-color="#ffe994" fo:border-left="none" fo:border-right="0.99pt dashed #000000" fo:border-top="none"/>
    </style:style>
    <style:style style:name="ce107" style:family="table-cell" style:parent-style-name="Default" style:data-style-name="N11">
      <style:table-cell-properties style:glyph-orientation-vertical="0" style:text-align-source="fix" style:repeat-content="false" fo:wrap-option="wrap" style:direction="ltr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8" style:family="table-cell" style:parent-style-name="Default" style:data-style-name="N11">
      <style:table-cell-properties style:glyph-orientation-vertical="0" style:direction="ltr"/>
    </style:style>
    <style:style style:name="ce109" style:family="table-cell" style:parent-style-name="Default" style:data-style-name="N11">
      <style:table-cell-properties style:glyph-orientation-vertical="0" style:text-align-source="fix" style:repeat-content="false" fo:wrap-option="wrap" style:direction="ltr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 style:data-style-name="N11">
      <style:table-cell-properties style:glyph-orientation-vertical="0" style:direction="ltr"/>
    </style:style>
    <style:style style:name="ce111" style:family="table-cell" style:parent-style-name="Default" style:data-style-name="N11">
      <style:table-cell-properties style:glyph-orientation-vertical="0" style:text-align-source="fix" style:repeat-content="false" fo:wrap-option="wrap" style:direction="ltr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 style:data-style-name="N11">
      <style:table-cell-properties style:glyph-orientation-vertical="0" style:direction="ltr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  <style:style style:name="gr2" style:family="graphic" style:parent-style-name="Note">
      <style:graphic-properties fo:min-height="0.778in" loext:decorative="false"/>
      <style:paragraph-properties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Dates Ref" table:style-name="ta1">
        <table:table-source xlink:type="simple" xlink:href="../../master%20data%20harvest.ods" table:table-name="Dates Ref" table:filter-name="calc8"/>
        <office:forms form:automatic-focus="false" form:apply-design-mode="false"/>
        <table:table-column table:style-name="co1" table:default-cell-style-name="ce3"/>
        <table:table-column table:style-name="co1" table:number-columns-repeated="2" table:default-cell-style-name="ce11"/>
        <table:table-column table:style-name="co1" table:default-cell-style-name="ce19"/>
        <table:table-column table:style-name="co1" table:default-cell-style-name="ce23"/>
        <table:table-column table:style-name="co1" table:default-cell-style-name="ce19"/>
        <table:table-column table:style-name="co1" table:default-cell-style-name="ce23"/>
        <table:table-column table:style-name="co1" table:default-cell-style-name="ce19"/>
        <table:table-column table:style-name="co1" table:default-cell-style-name="ce3"/>
        <table:table-column table:style-name="co1" table:default-cell-style-name="ce19"/>
        <table:table-column table:style-name="co1" table:default-cell-style-name="ce3"/>
        <table:table-column table:style-name="co1" table:default-cell-style-name="ce19"/>
        <table:table-column table:style-name="co1" table:default-cell-style-name="ce3"/>
        <table:table-column table:style-name="co1" table:default-cell-style-name="ce19"/>
        <table:table-column table:style-name="co1" table:default-cell-style-name="ce23"/>
        <table:table-column table:style-name="co1" table:visibility="collapse" table:default-cell-style-name="ce19"/>
        <table:table-column table:style-name="co1" table:default-cell-style-name="ce3"/>
        <table:table-column table:style-name="co1" table:default-cell-style-name="ce23"/>
        <table:table-column table:style-name="co1" table:visibility="collapse" table:default-cell-style-name="ce19"/>
        <table:table-column table:style-name="co1" table:number-columns-repeated="2" table:default-cell-style-name="ce23"/>
        <table:table-column table:style-name="co2" table:default-cell-style-name="ce23"/>
        <table:table-column table:style-name="co1" table:number-columns-repeated="1002" table:default-cell-style-name="ce23"/>
        <table:table-row table:style-name="ro1">
          <table:table-cell table:style-name="ce2" office:value-type="string" calcext:value-type="string">
            <text:p>Standard Approx Date</text:p>
          </table:table-cell>
          <table:table-cell table:style-name="ce2" office:value-type="string" calcext:value-type="string">
            <text:p>Animanga AO3</text:p>
          </table:table-cell>
          <table:table-cell table:style-name="ce2" office:value-type="string" calcext:value-type="string">
            <text:p>Animanga FFN</text:p>
          </table:table-cell>
          <table:table-cell table:style-name="ce13" office:value-type="string" calcext:value-type="string">
            <text:p>(Notes)</text:p>
          </table:table-cell>
          <table:table-cell table:style-name="ce2" office:value-type="string" calcext:value-type="string">
            <text:p>TV AO3</text:p>
          </table:table-cell>
          <table:table-cell table:style-name="ce13"/>
          <table:table-cell table:style-name="ce2" office:value-type="string" calcext:value-type="string">
            <text:p>TV FFN</text:p>
          </table:table-cell>
          <table:table-cell table:style-name="ce13" office:value-type="string" calcext:value-type="string">
            <text:p>(Notes)</text:p>
          </table:table-cell>
          <table:table-cell table:style-name="ce2" office:value-type="string" calcext:value-type="string">
            <text:p>Games AO3</text:p>
          </table:table-cell>
          <table:table-cell table:style-name="ce13" office:value-type="string" calcext:value-type="string">
            <text:p>(Notes)</text:p>
          </table:table-cell>
          <table:table-cell table:style-name="ce2" office:value-type="string" calcext:value-type="string">
            <text:p>Games FFN</text:p>
          </table:table-cell>
          <table:table-cell table:style-name="ce13" office:value-type="string" calcext:value-type="string">
            <text:p>(Notes)</text:p>
          </table:table-cell>
          <table:table-cell table:style-name="ce2" office:value-type="string" calcext:value-type="string">
            <text:p>Cartoon FFN</text:p>
          </table:table-cell>
          <table:table-cell table:style-name="ce13" office:value-type="string" calcext:value-type="string">
            <text:p>(Link)</text:p>
          </table:table-cell>
          <table:table-cell table:style-name="ce2" office:value-type="string" calcext:value-type="string">
            <text:p>Cartoon AO3</text:p>
          </table:table-cell>
          <table:table-cell table:style-name="ce13" office:value-type="string" calcext:value-type="string">
            <text:p>(Link)</text:p>
          </table:table-cell>
          <table:table-cell table:style-name="ce2" office:value-type="string" calcext:value-type="string">
            <text:p>Chatfics</text:p>
          </table:table-cell>
          <table:table-cell table:style-name="ce32" office:value-type="string" calcext:value-type="string">
            <text:p>AsianFanfics</text:p>
          </table:table-cell>
          <table:table-cell table:style-name="ce34" office:value-type="string" calcext:value-type="string">
            <text:p>(Links)</text:p>
          </table:table-cell>
          <table:table-cell table:style-name="ce32" office:value-type="string" calcext:value-type="string">
            <text:p>K-Pop AO3</text:p>
          </table:table-cell>
          <table:table-cell table:style-name="ce32"/>
          <table:table-cell table:style-name="ce32" office:value-type="string" calcext:value-type="string">
            <text:p>Other Refs</text:p>
          </table:table-cell>
          <table:table-cell table:style-name="ce32" table:number-columns-repeated="1002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style-name="ce3"/>
          <table:table-cell table:style-name="ce8" office:value-type="date" office:date-value="1999-04-29" calcext:value-type="date">
            <text:p>Apr 29, 99</text:p>
          </table:table-cell>
          <table:table-cell table:style-name="ce14"/>
          <table:table-cell table:style-name="ce3"/>
          <table:table-cell table:style-name="ce14"/>
          <table:table-cell table:style-name="ce6" office:value-type="date" office:date-value="1999-04-29" calcext:value-type="date">
            <text:p>Apr 29, 99</text:p>
          </table:table-cell>
          <table:table-cell table:style-name="ce14" office:value-type="string" calcext:value-type="string">
            <text:p>http://www.fanfiction.net/</text:p>
          </table:table-cell>
          <table:table-cell/>
          <table:table-cell table:style-name="ce14"/>
          <table:table-cell office:value-type="date" office:date-value="1999-04-29" calcext:value-type="date">
            <text:p>Apr 29, 99</text:p>
          </table:table-cell>
          <table:table-cell table:style-name="ce15"/>
          <table:table-cell table:style-name="ce26" office:value-type="date" office:date-value="1999-04-29" calcext:value-type="date">
            <text:p>Apr 29, 99</text:p>
          </table:table-cell>
          <table:table-cell table:style-name="ce13"/>
          <table:table-cell table:style-name="ce2"/>
          <table:table-cell table:style-name="ce13"/>
          <table:table-cell table:number-columns-repeated="5"/>
          <table:table-cell office:value-type="string" calcext:value-type="string">
            <text:p>=B82+(A83-A82)*(D$88/30.4375)</text:p>
          </table:table-cell>
          <table:table-cell table:number-columns-repeated="1002"/>
        </table:table-row>
        <table:table-row table:style-name="ro3">
          <table:table-cell office:value-type="date" office:date-value="2000-05-10" calcext:value-type="date">
            <text:p>May 10, 00</text:p>
          </table:table-cell>
          <table:table-cell table:style-name="ce3"/>
          <table:table-cell table:style-name="ce8" office:value-type="date" office:date-value="2000-05-10" calcext:value-type="date">
            <text:p>May 10, 00</text:p>
          </table:table-cell>
          <table:table-cell table:style-name="ce14"/>
          <table:table-cell table:style-name="ce3"/>
          <table:table-cell table:style-name="ce14"/>
          <table:table-cell table:style-name="ce6" office:value-type="date" office:date-value="2000-05-11" calcext:value-type="date">
            <text:p>May 11, 00</text:p>
          </table:table-cell>
          <table:table-cell table:style-name="ce14" office:value-type="string" calcext:value-type="string">
            <text:p>‘/master.cfm?action=story-categories&amp;categoryID=208</text:p>
          </table:table-cell>
          <table:table-cell/>
          <table:table-cell table:style-name="ce14"/>
          <table:table-cell office:value-type="date" office:date-value="2000-05-10" calcext:value-type="date">
            <text:p>May 10, 00</text:p>
          </table:table-cell>
          <table:table-cell table:style-name="ce14" office:value-type="string" calcext:value-type="string">
            <text:p>‘/master.cfm?action=story-categories&amp;categoryID=209</text:p>
          </table:table-cell>
          <table:table-cell table:style-name="ce27"/>
          <table:table-cell table:style-name="ce13"/>
          <table:table-cell table:style-name="ce2"/>
          <table:table-cell table:style-name="ce13"/>
          <table:table-cell table:number-columns-repeated="1008"/>
        </table:table-row>
        <table:table-row table:style-name="ro3">
          <table:table-cell office:value-type="date" office:date-value="2000-10-13" calcext:value-type="date">
            <text:p>Oct 13, 00</text:p>
          </table:table-cell>
          <table:table-cell table:style-name="ce3"/>
          <table:table-cell table:style-name="ce8" office:value-type="date" office:date-value="2000-10-29" calcext:value-type="date">
            <text:p>Oct 29, 00</text:p>
          </table:table-cell>
          <table:table-cell table:style-name="ce14"/>
          <table:table-cell table:style-name="ce3"/>
          <table:table-cell table:style-name="ce14"/>
          <table:table-cell table:style-name="ce6" office:value-type="date" office:date-value="2000-10-13" calcext:value-type="date">
            <text:p>Oct 13, 00</text:p>
          </table:table-cell>
          <table:table-cell table:style-name="ce14"/>
          <table:table-cell/>
          <table:table-cell table:style-name="ce14"/>
          <table:table-cell office:value-type="date" office:date-value="2000-10-27" calcext:value-type="date">
            <text:p>Oct 27, 00</text:p>
          </table:table-cell>
          <table:table-cell table:style-name="ce14"/>
          <table:table-cell table:style-name="ce27"/>
          <table:table-cell table:style-name="ce13"/>
          <table:table-cell table:style-name="ce2"/>
          <table:table-cell table:style-name="ce13"/>
          <table:table-cell table:number-columns-repeated="1008"/>
        </table:table-row>
        <table:table-row table:style-name="ro3">
          <table:table-cell office:value-type="date" office:date-value="2001-04-13" calcext:value-type="date">
            <text:p>Apr 13, 01</text:p>
          </table:table-cell>
          <table:table-cell table:style-name="ce3"/>
          <table:table-cell table:style-name="ce54" office:value-type="date" office:date-value="2001-04-11" calcext:value-type="date">
            <text:p>Apr 11, 01</text:p>
          </table:table-cell>
          <table:table-cell table:style-name="ce14" office:value-type="string" calcext:value-type="string">
            <text:p>'/sections/anime/index.fic?action=story-categories&amp;categoryID=201</text:p>
          </table:table-cell>
          <table:table-cell table:style-name="ce3"/>
          <table:table-cell table:style-name="ce14"/>
          <table:table-cell table:style-name="ce6" office:value-type="date" office:date-value="2001-04-13" calcext:value-type="date">
            <text:p>Apr 13, 01</text:p>
          </table:table-cell>
          <table:table-cell table:style-name="ce14" office:value-type="string" calcext:value-type="string">
            <text:p>‘/sections/tvshows/index.fic?action=story-categories&amp;categoryID=208</text:p>
          </table:table-cell>
          <table:table-cell/>
          <table:table-cell table:style-name="ce14"/>
          <table:table-cell office:value-type="date" office:date-value="2001-04-13" calcext:value-type="date">
            <text:p>Apr 13, 01</text:p>
          </table:table-cell>
          <table:table-cell table:style-name="ce14" office:value-type="string" calcext:value-type="string">
            <text:p>'/sections/games/index.fic?action=story-categories&amp;categoryID=209</text:p>
          </table:table-cell>
          <table:table-cell table:style-name="ce6" office:value-type="date" office:date-value="2001-04-17" calcext:value-type="date">
            <text:p>Apr 17, 01</text:p>
          </table:table-cell>
          <table:table-cell table:style-name="ce14" office:value-type="string" calcext:value-type="string">
            <text:p>http://fanfiction.net/sections/cartoons/index.fic?action=story-categories&amp;CategoryID=203</text:p>
          </table:table-cell>
          <table:table-cell table:style-name="ce3"/>
          <table:table-cell table:style-name="ce14"/>
          <table:table-cell table:number-columns-repeated="1008"/>
        </table:table-row>
        <table:table-row table:style-name="ro3">
          <table:table-cell office:value-type="date" office:date-value="2001-07-01" calcext:value-type="date">
            <text:p>Jul 1, 01</text:p>
          </table:table-cell>
          <table:table-cell table:style-name="ce3"/>
          <table:table-cell table:style-name="ce54" office:value-type="date" office:date-value="2001-07-03" calcext:value-type="date">
            <text:p>Jul 3, 01</text:p>
          </table:table-cell>
          <table:table-cell table:style-name="ce14"/>
          <table:table-cell table:style-name="ce3"/>
          <table:table-cell table:style-name="ce14"/>
          <table:table-cell table:style-name="ce6" office:value-type="date" office:date-value="2001-07-11" calcext:value-type="date">
            <text:p>Jul 11, 01</text:p>
          </table:table-cell>
          <table:table-cell table:style-name="ce14"/>
          <table:table-cell/>
          <table:table-cell table:style-name="ce14"/>
          <table:table-cell office:value-type="date" office:date-value="2001-07-03" calcext:value-type="date">
            <text:p>Jul 3, 01</text:p>
          </table:table-cell>
          <table:table-cell table:style-name="ce14"/>
          <table:table-cell table:style-name="ce7" office:value-type="date" office:date-value="2001-06-20" calcext:value-type="date">
            <text:p>Jun 20, 01</text:p>
          </table:table-cell>
          <table:table-cell table:style-name="ce14"/>
          <table:table-cell table:style-name="ce3"/>
          <table:table-cell table:style-name="ce14"/>
          <table:table-cell table:number-columns-repeated="1008"/>
        </table:table-row>
        <table:table-row table:style-name="ro3">
          <table:table-cell office:value-type="date" office:date-value="2001-09-10" calcext:value-type="date">
            <text:p>Sep 10, 01</text:p>
          </table:table-cell>
          <table:table-cell table:style-name="ce3"/>
          <table:table-cell table:style-name="ce54" office:value-type="date" office:date-value="2001-09-08" calcext:value-type="date">
            <text:p>Sep 8, 01</text:p>
          </table:table-cell>
          <table:table-cell table:style-name="ce14" office:value-type="string" calcext:value-type="string">
            <text:p>Anime.html</text:p>
          </table:table-cell>
          <table:table-cell table:style-name="ce3"/>
          <table:table-cell table:style-name="ce14"/>
          <table:table-cell table:style-name="ce6" office:value-type="date" office:date-value="2001-09-10" calcext:value-type="date">
            <text:p>Sep 10, 01</text:p>
          </table:table-cell>
          <table:table-cell table:style-name="ce14" office:value-type="string" calcext:value-type="string">
            <text:p>‘/TVShows.html</text:p>
          </table:table-cell>
          <table:table-cell/>
          <table:table-cell table:style-name="ce14"/>
          <table:table-cell office:value-type="date" office:date-value="2001-09-10" calcext:value-type="date">
            <text:p>Sep 10, 01</text:p>
          </table:table-cell>
          <table:table-cell table:style-name="ce14" office:value-type="string" calcext:value-type="string">
            <text:p>'/Games.html</text:p>
          </table:table-cell>
          <table:table-cell table:style-name="ce6" office:value-type="date" office:date-value="2001-09-08" calcext:value-type="date">
            <text:p>Sep 8, 01</text:p>
          </table:table-cell>
          <table:table-cell table:style-name="ce14"/>
          <table:table-cell table:style-name="ce3"/>
          <table:table-cell table:style-name="ce14"/>
          <table:table-cell table:number-columns-repeated="1008"/>
        </table:table-row>
        <table:table-row table:style-name="ro2">
          <table:table-cell office:value-type="date" office:date-value="2001-12-05" calcext:value-type="date">
            <text:p>Dec 5, 01</text:p>
          </table:table-cell>
          <table:table-cell table:style-name="ce3"/>
          <table:table-cell table:style-name="ce8" office:value-type="date" office:date-value="2001-12-12" calcext:value-type="date">
            <text:p>Dec 12, 01</text:p>
          </table:table-cell>
          <table:table-cell table:style-name="ce14"/>
          <table:table-cell table:style-name="ce3"/>
          <table:table-cell table:style-name="ce14"/>
          <table:table-cell table:style-name="ce7" office:value-type="string" calcext:value-type="string">
            <text:p><text:a xlink:href="http://web.archive.org/web/20011212074657/https://www.fanfiction.net/subcats.php?categoryid=208" xlink:type="simple">Dec 12, 01</text:a></text:p>
          </table:table-cell>
          <table:table-cell table:style-name="ce14" office:value-type="string" calcext:value-type="string">
            <text:p>‘/subcats.php?categoryid=208</text:p>
          </table:table-cell>
          <table:table-cell/>
          <table:table-cell table:style-name="ce14"/>
          <table:table-cell office:value-type="date" office:date-value="2001-11-23" calcext:value-type="date">
            <text:p>Nov 23, 01</text:p>
          </table:table-cell>
          <table:table-cell table:style-name="ce14" office:value-type="string" calcext:value-type="string">
            <text:p>'/subcats.php?categoryid=209</text:p>
          </table:table-cell>
          <table:table-cell table:style-name="ce6" office:value-type="date" office:date-value="2001-11-23" calcext:value-type="date">
            <text:p>Nov 23, 01</text:p>
          </table:table-cell>
          <table:table-cell table:style-name="ce14" office:value-type="string" calcext:value-type="string">
            <text:p>http://fanfiction.net/subcats.php?categoryid=203</text:p>
          </table:table-cell>
          <table:table-cell table:style-name="ce3"/>
          <table:table-cell table:style-name="ce14"/>
          <table:table-cell table:number-columns-repeated="1008"/>
        </table:table-row>
        <table:table-row table:style-name="ro3">
          <table:table-cell office:value-type="date" office:date-value="2002-01-23" calcext:value-type="date">
            <text:p>Jan 23, 02</text:p>
          </table:table-cell>
          <table:table-cell table:style-name="ce3"/>
          <table:table-cell table:style-name="ce54" office:value-type="date" office:date-value="2002-01-25" calcext:value-type="date">
            <text:p>Jan 25, 02</text:p>
          </table:table-cell>
          <table:table-cell table:style-name="ce14" office:value-type="string" calcext:value-type="string">
            <text:p>'/subcats.php?categoryid=201</text:p>
          </table:table-cell>
          <table:table-cell table:style-name="ce3"/>
          <table:table-cell table:style-name="ce14"/>
          <table:table-cell table:style-name="ce6" office:value-type="date" office:date-value="2002-01-23" calcext:value-type="date">
            <text:p>Jan 23, 02</text:p>
          </table:table-cell>
          <table:table-cell table:style-name="ce15"/>
          <table:table-cell/>
          <table:table-cell table:style-name="ce14"/>
          <table:table-cell office:value-type="date" office:date-value="2002-01-23" calcext:value-type="date">
            <text:p>Jan 23, 02</text:p>
          </table:table-cell>
          <table:table-cell table:style-name="ce15"/>
          <table:table-cell table:style-name="ce7" office:value-type="date" office:date-value="2002-02-06" calcext:value-type="date">
            <text:p>Feb 6, 02</text:p>
          </table:table-cell>
          <table:table-cell table:style-name="ce14"/>
          <table:table-cell table:style-name="ce3"/>
          <table:table-cell table:style-name="ce14"/>
          <table:table-cell table:number-columns-repeated="1008"/>
        </table:table-row>
        <table:table-row table:style-name="ro3">
          <table:table-cell office:value-type="date" office:date-value="2002-04-05" calcext:value-type="date">
            <text:p>Apr 5, 02</text:p>
          </table:table-cell>
          <table:table-cell table:style-name="ce3"/>
          <table:table-cell table:style-name="ce8" office:value-type="date" office:date-value="2002-04-05" calcext:value-type="date">
            <text:p>Apr 5, 02</text:p>
          </table:table-cell>
          <table:table-cell table:style-name="ce14"/>
          <table:table-cell table:style-name="ce3"/>
          <table:table-cell table:style-name="ce14"/>
          <table:table-cell table:style-name="ce6" office:value-type="date" office:date-value="2002-04-05" calcext:value-type="date">
            <text:p>Apr 5, 02</text:p>
          </table:table-cell>
          <table:table-cell table:style-name="ce14"/>
          <table:table-cell/>
          <table:table-cell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3"/>
          <table:table-cell table:style-name="ce14"/>
          <table:table-cell table:number-columns-repeated="1008"/>
        </table:table-row>
        <table:table-row table:style-name="ro3">
          <table:table-cell office:value-type="date" office:date-value="2002-06-02" calcext:value-type="date">
            <text:p>Jun 2, 02</text:p>
          </table:table-cell>
          <table:table-cell table:style-name="ce3"/>
          <table:table-cell table:style-name="ce8" office:value-type="date" office:date-value="2002-06-02" calcext:value-type="date">
            <text:p>Jun 2, 02</text:p>
          </table:table-cell>
          <table:table-cell table:style-name="ce14"/>
          <table:table-cell table:style-name="ce3"/>
          <table:table-cell table:style-name="ce14"/>
          <table:table-cell table:style-name="ce7" office:value-type="date" office:date-value="2002-06-01" calcext:value-type="date">
            <text:p>Jun 1, 02</text:p>
          </table:table-cell>
          <table:table-cell table:style-name="ce14"/>
          <table:table-cell/>
          <table:table-cell table:style-name="ce14"/>
          <table:table-cell office:value-type="date" office:date-value="2002-06-02" calcext:value-type="date">
            <text:p>Jun 2, 02</text:p>
          </table:table-cell>
          <table:table-cell table:style-name="ce14"/>
          <table:table-cell table:style-name="ce22" office:value-type="date" office:date-value="2002-06-01" calcext:value-type="date">
            <text:p>Jun 1, 02</text:p>
          </table:table-cell>
          <table:table-cell table:style-name="ce14"/>
          <table:table-cell table:style-name="ce3"/>
          <table:table-cell table:style-name="ce14"/>
          <table:table-cell table:number-columns-repeated="1008"/>
        </table:table-row>
        <table:table-row table:style-name="ro3">
          <table:table-cell office:value-type="date" office:date-value="2002-08-10" calcext:value-type="date">
            <text:p>Aug 10, 02</text:p>
          </table:table-cell>
          <table:table-cell table:style-name="ce3"/>
          <table:table-cell table:style-name="ce9"/>
          <table:table-cell table:style-name="ce14"/>
          <table:table-cell table:style-name="ce3"/>
          <table:table-cell table:style-name="ce14"/>
          <table:table-cell table:style-name="ce7" office:value-type="date" office:date-value="2002-08-10" calcext:value-type="date">
            <text:p>Aug 10, 02</text:p>
          </table:table-cell>
          <table:table-cell table:style-name="ce14"/>
          <table:table-cell/>
          <table:table-cell table:style-name="ce14"/>
          <table:table-cell table:style-name="ce21"/>
          <table:table-cell table:style-name="ce14"/>
          <table:table-cell table:style-name="ce22" office:value-type="date" office:date-value="2002-08-10" calcext:value-type="date">
            <text:p>Aug 10, 02</text:p>
          </table:table-cell>
          <table:table-cell table:style-name="ce14"/>
          <table:table-cell table:style-name="ce3"/>
          <table:table-cell table:style-name="ce14"/>
          <table:table-cell table:number-columns-repeated="1008"/>
        </table:table-row>
        <table:table-row table:style-name="ro3">
          <table:table-cell office:value-type="date" office:date-value="2002-10-10" calcext:value-type="date">
            <text:p>Oct 10, 02</text:p>
          </table:table-cell>
          <table:table-cell table:style-name="ce3"/>
          <table:table-cell table:style-name="ce9"/>
          <table:table-cell table:style-name="ce14"/>
          <table:table-cell table:style-name="ce3"/>
          <table:table-cell table:style-name="ce14"/>
          <table:table-cell table:style-name="ce6" office:value-type="date" office:date-value="2002-10-03" calcext:value-type="date">
            <text:p>Oct 3, 02</text:p>
          </table:table-cell>
          <table:table-cell table:style-name="ce14"/>
          <table:table-cell/>
          <table:table-cell table:style-name="ce14"/>
          <table:table-cell office:value-type="date" office:date-value="2002-10-03" calcext:value-type="date">
            <text:p>Oct 3, 02</text:p>
          </table:table-cell>
          <table:table-cell table:style-name="ce14"/>
          <table:table-cell table:style-name="ce22" office:value-type="date" office:date-value="2002-10-17" calcext:value-type="date">
            <text:p>Oct 17, 02</text:p>
          </table:table-cell>
          <table:table-cell table:style-name="ce14"/>
          <table:table-cell table:style-name="ce3"/>
          <table:table-cell table:style-name="ce14"/>
          <table:table-cell table:number-columns-repeated="1008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table:style-name="ce3"/>
          <table:table-cell table:style-name="ce8" office:value-type="date" office:date-value="2002-12-07" calcext:value-type="date">
            <text:p>Dec 7, 02</text:p>
          </table:table-cell>
          <table:table-cell table:style-name="ce14"/>
          <table:table-cell table:style-name="ce3"/>
          <table:table-cell table:style-name="ce14"/>
          <table:table-cell table:style-name="ce7" office:value-type="string" calcext:value-type="string">
            <text:p><text:a xlink:href="http://web.archive.org/web/20021207070806/https://www.fanfiction.net/subcats.php?categoryid=208" xlink:type="simple">Dec 7, 02</text:a></text:p>
          </table:table-cell>
          <table:table-cell table:style-name="ce14"/>
          <table:table-cell/>
          <table:table-cell table:style-name="ce14"/>
          <table:table-cell office:value-type="date" office:date-value="2002-12-07" calcext:value-type="date">
            <text:p>Dec 7, 02</text:p>
          </table:table-cell>
          <table:table-cell table:style-name="ce14"/>
          <table:table-cell table:style-name="ce28" office:value-type="date" office:date-value="2002-12-07" calcext:value-type="date">
            <text:p>Dec 7, 02</text:p>
          </table:table-cell>
          <table:table-cell table:style-name="ce14"/>
          <table:table-cell table:style-name="ce3"/>
          <table:table-cell table:style-name="ce14"/>
          <table:table-cell table:number-columns-repeated="1008"/>
        </table:table-row>
        <table:table-row table:style-name="ro3">
          <table:table-cell office:value-type="date" office:date-value="2003-02-02" calcext:value-type="date">
            <text:p>Feb 2, 03</text:p>
          </table:table-cell>
          <table:table-cell table:style-name="ce3"/>
          <table:table-cell table:style-name="ce9"/>
          <table:table-cell table:style-name="ce14"/>
          <table:table-cell table:style-name="ce3"/>
          <table:table-cell table:style-name="ce14"/>
          <table:table-cell table:style-name="ce7" office:value-type="date" office:date-value="2003-02-10" calcext:value-type="date">
            <text:p>Feb 10, 03</text:p>
          </table:table-cell>
          <table:table-cell table:style-name="ce14"/>
          <table:table-cell/>
          <table:table-cell table:style-name="ce14"/>
          <table:table-cell office:value-type="date" office:date-value="2003-02-07" calcext:value-type="date">
            <text:p>Feb 7, 03</text:p>
          </table:table-cell>
          <table:table-cell table:style-name="ce14"/>
          <table:table-cell table:style-name="ce22" office:value-type="date" office:date-value="2003-02-02" calcext:value-type="date">
            <text:p>Feb 2, 03</text:p>
          </table:table-cell>
          <table:table-cell table:style-name="ce14"/>
          <table:table-cell table:style-name="ce3"/>
          <table:table-cell table:style-name="ce14"/>
          <table:table-cell table:number-columns-repeated="1008"/>
        </table:table-row>
        <table:table-row table:style-name="ro3">
          <table:table-cell office:value-type="date" office:date-value="2003-04-01" calcext:value-type="date">
            <text:p>Apr 1, 03</text:p>
          </table:table-cell>
          <table:table-cell table:style-name="ce3"/>
          <table:table-cell table:style-name="ce9"/>
          <table:table-cell table:style-name="ce14"/>
          <table:table-cell table:style-name="ce3"/>
          <table:table-cell table:style-name="ce14"/>
          <table:table-cell table:style-name="ce6" office:value-type="date" office:date-value="2003-04-01" calcext:value-type="date">
            <text:p>Apr 1, 03</text:p>
          </table:table-cell>
          <table:table-cell table:style-name="ce14"/>
          <table:table-cell/>
          <table:table-cell table:style-name="ce14"/>
          <table:table-cell office:value-type="date" office:date-value="2003-04-01" calcext:value-type="date">
            <text:p>Apr 1, 03</text:p>
          </table:table-cell>
          <table:table-cell table:style-name="ce14"/>
          <table:table-cell table:style-name="ce25"/>
          <table:table-cell table:style-name="ce14"/>
          <table:table-cell table:style-name="ce3"/>
          <table:table-cell table:style-name="ce14"/>
          <table:table-cell table:number-columns-repeated="1008"/>
        </table:table-row>
        <table:table-row table:style-name="ro3">
          <table:table-cell office:value-type="date" office:date-value="2003-06-03" calcext:value-type="date">
            <text:p>Jun 3, 03</text:p>
          </table:table-cell>
          <table:table-cell table:style-name="ce3"/>
          <table:table-cell table:style-name="ce8" office:value-type="date" office:date-value="2003-06-03" calcext:value-type="date">
            <text:p>Jun 3, 03</text:p>
          </table:table-cell>
          <table:table-cell table:style-name="ce14"/>
          <table:table-cell table:style-name="ce3"/>
          <table:table-cell table:style-name="ce14"/>
          <table:table-cell table:style-name="ce7" office:value-type="date" office:date-value="2003-06-02" calcext:value-type="date">
            <text:p>Jun 2, 03</text:p>
          </table:table-cell>
          <table:table-cell table:style-name="ce14"/>
          <table:table-cell/>
          <table:table-cell table:style-name="ce14"/>
          <table:table-cell office:value-type="date" office:date-value="2003-06-02" calcext:value-type="date">
            <text:p>Jun 2, 03</text:p>
          </table:table-cell>
          <table:table-cell table:style-name="ce14"/>
          <table:table-cell table:style-name="ce22" office:value-type="date" office:date-value="2003-06-02" calcext:value-type="date">
            <text:p>Jun 2, 03</text:p>
          </table:table-cell>
          <table:table-cell table:style-name="ce14"/>
          <table:table-cell table:style-name="ce3"/>
          <table:table-cell table:style-name="ce14"/>
          <table:table-cell table:number-columns-repeated="1008"/>
        </table:table-row>
        <table:table-row table:style-name="ro3">
          <table:table-cell office:value-type="date" office:date-value="2004-04-04" calcext:value-type="date">
            <text:p>Apr 4, 04</text:p>
          </table:table-cell>
          <table:table-cell table:style-name="ce3"/>
          <table:table-cell table:style-name="ce8" office:value-type="date" office:date-value="2004-04-04" calcext:value-type="date">
            <text:p>Apr 4, 04</text:p>
          </table:table-cell>
          <table:table-cell table:style-name="ce14"/>
          <table:table-cell table:style-name="ce3"/>
          <table:table-cell table:style-name="ce14"/>
          <table:table-cell table:style-name="ce21"/>
          <table:table-cell table:style-name="ce14"/>
          <table:table-cell/>
          <table:table-cell table:style-name="ce14"/>
          <table:table-cell office:value-type="date" office:date-value="2004-04-04" calcext:value-type="date">
            <text:p>Apr 4, 04</text:p>
          </table:table-cell>
          <table:table-cell table:style-name="ce14"/>
          <table:table-cell table:style-name="ce22" office:value-type="date" office:date-value="2004-04-04" calcext:value-type="date">
            <text:p>Apr 4, 04</text:p>
          </table:table-cell>
          <table:table-cell table:style-name="ce14"/>
          <table:table-cell table:style-name="ce3"/>
          <table:table-cell table:style-name="ce14"/>
          <table:table-cell table:number-columns-repeated="1008"/>
        </table:table-row>
        <table:table-row table:style-name="ro3">
          <table:table-cell office:value-type="date" office:date-value="2004-06-10" calcext:value-type="date">
            <text:p>Jun 10, 04</text:p>
          </table:table-cell>
          <table:table-cell table:style-name="ce3"/>
          <table:table-cell table:style-name="ce54" office:value-type="date" office:date-value="2004-06-10" calcext:value-type="date">
            <text:p>Jun 10, 04</text:p>
          </table:table-cell>
          <table:table-cell table:style-name="ce14"/>
          <table:table-cell table:style-name="ce3"/>
          <table:table-cell table:style-name="ce14"/>
          <table:table-cell table:style-name="ce21"/>
          <table:table-cell table:style-name="ce14"/>
          <table:table-cell/>
          <table:table-cell table:style-name="ce14"/>
          <table:table-cell office:value-type="date" office:date-value="2004-06-19" calcext:value-type="date">
            <text:p>Jun 19, 04</text:p>
          </table:table-cell>
          <table:table-cell table:style-name="ce14"/>
          <table:table-cell table:style-name="ce22" office:value-type="date" office:date-value="2004-06-10" calcext:value-type="date">
            <text:p>Jun 10, 04</text:p>
          </table:table-cell>
          <table:table-cell table:style-name="ce14"/>
          <table:table-cell table:style-name="ce3"/>
          <table:table-cell table:style-name="ce14"/>
          <table:table-cell table:number-columns-repeated="1008"/>
        </table:table-row>
        <table:table-row table:style-name="ro3">
          <table:table-cell office:value-type="date" office:date-value="2004-09-06" calcext:value-type="date">
            <text:p>Sep 6, 04</text:p>
          </table:table-cell>
          <table:table-cell table:style-name="ce3"/>
          <table:table-cell table:style-name="ce9"/>
          <table:table-cell table:style-name="ce14" office:value-type="string" calcext:value-type="string">
            <text:p>'/cat/201</text:p>
          </table:table-cell>
          <table:table-cell table:style-name="ce3"/>
          <table:table-cell table:style-name="ce14"/>
          <table:table-cell table:style-name="ce6" office:value-type="date" office:date-value="2004-09-06" calcext:value-type="date">
            <text:p>Sep 6, 04</text:p>
          </table:table-cell>
          <table:table-cell table:style-name="ce14" office:value-type="string" calcext:value-type="string">
            <text:p>‘/cat/208/</text:p>
          </table:table-cell>
          <table:table-cell/>
          <table:table-cell table:style-name="ce14"/>
          <table:table-cell table:style-name="ce21"/>
          <table:table-cell table:style-name="ce14"/>
          <table:table-cell table:style-name="ce25"/>
          <table:table-cell table:style-name="ce14"/>
          <table:table-cell table:style-name="ce3"/>
          <table:table-cell table:style-name="ce14"/>
          <table:table-cell table:number-columns-repeated="1008"/>
        </table:table-row>
        <table:table-row table:style-name="ro3">
          <table:table-cell office:value-type="date" office:date-value="2004-10-12" calcext:value-type="date">
            <text:p>Oct 12, 04</text:p>
          </table:table-cell>
          <table:table-cell table:style-name="ce3"/>
          <table:table-cell table:style-name="ce8" office:value-type="date" office:date-value="2004-10-12" calcext:value-type="date">
            <text:p>Oct 12, 04</text:p>
          </table:table-cell>
          <table:table-cell table:style-name="ce14"/>
          <table:table-cell table:style-name="ce3"/>
          <table:table-cell table:style-name="ce14"/>
          <table:table-cell table:style-name="ce7" office:value-type="date" office:date-value="2004-10-12" calcext:value-type="date">
            <text:p>Oct 12, 04</text:p>
          </table:table-cell>
          <table:table-cell table:style-name="ce14"/>
          <table:table-cell/>
          <table:table-cell table:style-name="ce14"/>
          <table:table-cell office:value-type="date" office:date-value="2004-10-12" calcext:value-type="date">
            <text:p>Oct 12, 04</text:p>
          </table:table-cell>
          <table:table-cell table:style-name="ce14" office:value-type="string" calcext:value-type="string">
            <text:p>'/cat/209/</text:p>
          </table:table-cell>
          <table:table-cell table:style-name="ce6" office:value-type="date" office:date-value="2004-10-01" calcext:value-type="date">
            <text:p>Oct 1, 04</text:p>
          </table:table-cell>
          <table:table-cell table:style-name="ce14" office:value-type="string" calcext:value-type="string">
            <text:p>https://www.fanfiction.net/cat/203/</text:p>
          </table:table-cell>
          <table:table-cell table:style-name="ce3"/>
          <table:table-cell table:style-name="ce14"/>
          <table:table-cell table:number-columns-repeated="1008"/>
        </table:table-row>
        <table:table-row table:style-name="ro2">
          <table:table-cell office:value-type="date" office:date-value="2004-12-10" calcext:value-type="date">
            <text:p>Dec 10, 04</text:p>
          </table:table-cell>
          <table:table-cell table:style-name="ce3"/>
          <table:table-cell table:style-name="ce54" office:value-type="date" office:date-value="2004-12-11" calcext:value-type="date">
            <text:p>Dec 11, 04</text:p>
          </table:table-cell>
          <table:table-cell table:style-name="ce14"/>
          <table:table-cell table:style-name="ce3"/>
          <table:table-cell table:style-name="ce14"/>
          <table:table-cell table:style-name="ce7" office:value-type="string" calcext:value-type="string">
            <text:p><text:a xlink:href="http://web.archive.org/web/20041211014226/https://www.fanfiction.net/cat/208" xlink:type="simple">Dec 11, 04</text:a></text:p>
          </table:table-cell>
          <table:table-cell table:style-name="ce14"/>
          <table:table-cell/>
          <table:table-cell table:style-name="ce14"/>
          <table:table-cell office:value-type="date" office:date-value="2004-12-09" calcext:value-type="date">
            <text:p>Dec 9, 04</text:p>
          </table:table-cell>
          <table:table-cell table:style-name="ce14"/>
          <table:table-cell table:style-name="ce22" office:value-type="date" office:date-value="2004-12-10" calcext:value-type="date">
            <text:p>Dec 10, 04</text:p>
          </table:table-cell>
          <table:table-cell table:style-name="ce14"/>
          <table:table-cell table:style-name="ce3"/>
          <table:table-cell table:style-name="ce14"/>
          <table:table-cell table:number-columns-repeated="1008"/>
        </table:table-row>
        <table:table-row table:style-name="ro3">
          <table:table-cell office:value-type="date" office:date-value="2005-01-01" calcext:value-type="date">
            <text:p>Jan 1, 05</text:p>
          </table:table-cell>
          <table:table-cell table:style-name="ce3"/>
          <table:table-cell table:style-name="ce8" office:value-type="date" office:date-value="2005-01-01" calcext:value-type="date">
            <text:p>Jan 1, 05</text:p>
          </table:table-cell>
          <table:table-cell table:style-name="ce15"/>
          <table:table-cell table:style-name="ce3"/>
          <table:table-cell table:style-name="ce14"/>
          <table:table-cell table:style-name="ce6" office:value-type="date" office:date-value="2005-01-01" calcext:value-type="date">
            <text:p>Jan 1, 05</text:p>
          </table:table-cell>
          <table:table-cell table:style-name="ce15"/>
          <table:table-cell/>
          <table:table-cell table:style-name="ce14"/>
          <table:table-cell office:value-type="date" office:date-value="2005-01-02" calcext:value-type="date">
            <text:p>Jan 2, 05</text:p>
          </table:table-cell>
          <table:table-cell table:style-name="ce14"/>
          <table:table-cell table:style-name="ce28" office:value-type="date" office:date-value="2005-01-04" calcext:value-type="date">
            <text:p>Jan 4, 05</text:p>
          </table:table-cell>
          <table:table-cell table:style-name="ce14"/>
          <table:table-cell table:style-name="ce3"/>
          <table:table-cell table:style-name="ce14"/>
          <table:table-cell table:number-columns-repeated="1008"/>
        </table:table-row>
        <table:table-row table:style-name="ro3">
          <table:table-cell office:value-type="date" office:date-value="2005-04-01" calcext:value-type="date">
            <text:p>Apr 1, 05</text:p>
          </table:table-cell>
          <table:table-cell table:style-name="ce3"/>
          <table:table-cell table:style-name="ce8" office:value-type="date" office:date-value="2005-04-01" calcext:value-type="date">
            <text:p>Apr 1, 05</text:p>
          </table:table-cell>
          <table:table-cell table:style-name="ce14"/>
          <table:table-cell table:style-name="ce3"/>
          <table:table-cell table:style-name="ce14"/>
          <table:table-cell table:style-name="ce6" office:value-type="date" office:date-value="2005-04-01" calcext:value-type="date">
            <text:p>Apr 1, 05</text:p>
          </table:table-cell>
          <table:table-cell table:style-name="ce14"/>
          <table:table-cell/>
          <table:table-cell table:style-name="ce14"/>
          <table:table-cell office:value-type="date" office:date-value="2005-04-01" calcext:value-type="date">
            <text:p>Apr 1, 05</text:p>
          </table:table-cell>
          <table:table-cell table:style-name="ce14"/>
          <table:table-cell table:style-name="ce22" office:value-type="date" office:date-value="2005-04-01" calcext:value-type="date">
            <text:p>Apr 1, 05</text:p>
          </table:table-cell>
          <table:table-cell table:style-name="ce14"/>
          <table:table-cell table:style-name="ce3"/>
          <table:table-cell table:style-name="ce14"/>
          <table:table-cell table:number-columns-repeated="1008"/>
        </table:table-row>
        <table:table-row table:style-name="ro3">
          <table:table-cell office:value-type="date" office:date-value="2006-10-15" calcext:value-type="date">
            <text:p>Oct 15, 06</text:p>
          </table:table-cell>
          <table:table-cell table:style-name="ce3"/>
          <table:table-cell table:style-name="ce8" office:value-type="date" office:date-value="2006-10-13" calcext:value-type="date">
            <text:p>Oct 13, 06</text:p>
          </table:table-cell>
          <table:table-cell table:style-name="ce14"/>
          <table:table-cell table:style-name="ce3"/>
          <table:table-cell table:style-name="ce14"/>
          <table:table-cell table:style-name="ce6" office:value-type="date" office:date-value="2006-10-16" calcext:value-type="date">
            <text:p>Oct 16, 06</text:p>
          </table:table-cell>
          <table:table-cell table:style-name="ce14"/>
          <table:table-cell/>
          <table:table-cell table:style-name="ce14"/>
          <table:table-cell office:value-type="date" office:date-value="2006-10-13" calcext:value-type="date">
            <text:p>Oct 13, 06</text:p>
          </table:table-cell>
          <table:table-cell table:style-name="ce14"/>
          <table:table-cell table:style-name="ce22" office:value-type="date" office:date-value="2006-10-13" calcext:value-type="date">
            <text:p>Oct 13, 06</text:p>
          </table:table-cell>
          <table:table-cell table:style-name="ce29"/>
          <table:table-cell table:style-name="ce3"/>
          <table:table-cell table:style-name="ce14"/>
          <table:table-cell table:number-columns-repeated="1008"/>
        </table:table-row>
        <table:table-row table:style-name="ro3">
          <table:table-cell office:value-type="date" office:date-value="2007-06-30" calcext:value-type="date">
            <text:p>Jun 30, 07</text:p>
          </table:table-cell>
          <table:table-cell table:style-name="ce3"/>
          <table:table-cell table:style-name="ce8" office:value-type="date" office:date-value="2007-06-30" calcext:value-type="date">
            <text:p>Jun 30, 07</text:p>
          </table:table-cell>
          <table:table-cell table:style-name="ce14" office:value-type="string" calcext:value-type="string">
            <text:p>'/anime/</text:p>
          </table:table-cell>
          <table:table-cell table:style-name="ce3"/>
          <table:table-cell table:style-name="ce14"/>
          <table:table-cell table:style-name="ce6" office:value-type="date" office:date-value="2007-06-30" calcext:value-type="date">
            <text:p>Jun 30, 07</text:p>
          </table:table-cell>
          <table:table-cell table:style-name="ce14" office:value-type="string" calcext:value-type="string">
            <text:p>‘/tv/</text:p>
          </table:table-cell>
          <table:table-cell/>
          <table:table-cell table:style-name="ce14"/>
          <table:table-cell table:style-name="ce6" office:value-type="date" office:date-value="2007-06-30" calcext:value-type="date">
            <text:p>Jun 30, 07</text:p>
          </table:table-cell>
          <table:table-cell table:style-name="ce14" office:value-type="string" calcext:value-type="string">
            <text:p>‘/game/</text:p>
          </table:table-cell>
          <table:table-cell table:style-name="ce22" office:value-type="date" office:date-value="2007-06-30" calcext:value-type="date">
            <text:p>Jun 30, 07</text:p>
          </table:table-cell>
          <table:table-cell table:style-name="ce14" office:value-type="string" calcext:value-type="string">
            <text:p>'/cartoon/</text:p>
          </table:table-cell>
          <table:table-cell table:style-name="ce3"/>
          <table:table-cell table:style-name="ce14"/>
          <table:table-cell table:number-columns-repeated="1008"/>
        </table:table-row>
        <table:table-row table:style-name="ro3">
          <table:table-cell office:value-type="date" office:date-value="2007-10-11" calcext:value-type="date">
            <text:p>Oct 11, 07</text:p>
          </table:table-cell>
          <table:table-cell table:style-name="ce3"/>
          <table:table-cell table:style-name="ce54" office:value-type="date" office:date-value="2007-10-11" calcext:value-type="date">
            <text:p>Oct 11, 07</text:p>
          </table:table-cell>
          <table:table-cell table:style-name="ce14"/>
          <table:table-cell table:style-name="ce3"/>
          <table:table-cell table:style-name="ce14"/>
          <table:table-cell table:style-name="ce7" office:value-type="date" office:date-value="2007-09-29" calcext:value-type="date">
            <text:p>Sep 29, 07</text:p>
          </table:table-cell>
          <table:table-cell table:style-name="ce14"/>
          <table:table-cell/>
          <table:table-cell table:style-name="ce14"/>
          <table:table-cell table:style-name="ce21"/>
          <table:table-cell table:style-name="ce14"/>
          <table:table-cell table:style-name="ce22" office:value-type="date" office:date-value="2007-10-11" calcext:value-type="date">
            <text:p>Oct 11, 07</text:p>
          </table:table-cell>
          <table:table-cell table:style-name="ce14"/>
          <table:table-cell table:style-name="ce3"/>
          <table:table-cell table:style-name="ce14"/>
          <table:table-cell table:number-columns-repeated="1008"/>
        </table:table-row>
        <table:table-row table:style-name="ro3">
          <table:table-cell office:value-type="date" office:date-value="2009-02-24" calcext:value-type="date">
            <text:p>Feb 24, 09</text:p>
          </table:table-cell>
          <table:table-cell table:style-name="ce3"/>
          <table:table-cell table:style-name="ce8" office:value-type="date" office:date-value="2009-02-24" calcext:value-type="date">
            <text:p>Feb 24, 09</text:p>
          </table:table-cell>
          <table:table-cell table:style-name="ce14"/>
          <table:table-cell table:style-name="ce3"/>
          <table:table-cell table:style-name="ce14"/>
          <table:table-cell table:style-name="ce6" office:value-type="date" office:date-value="2009-02-24" calcext:value-type="date">
            <text:p>Feb 24, 09</text:p>
          </table:table-cell>
          <table:table-cell table:style-name="ce14"/>
          <table:table-cell/>
          <table:table-cell table:style-name="ce14"/>
          <table:table-cell table:style-name="ce6" office:value-type="date" office:date-value="2009-02-24" calcext:value-type="date">
            <text:p>Feb 24, 09</text:p>
          </table:table-cell>
          <table:table-cell table:style-name="ce14"/>
          <table:table-cell table:style-name="ce22" office:value-type="date" office:date-value="2009-02-24" calcext:value-type="date">
            <text:p>Feb 24, 09</text:p>
          </table:table-cell>
          <table:table-cell table:style-name="ce14"/>
          <table:table-cell table:style-name="ce3"/>
          <table:table-cell table:style-name="ce14"/>
          <table:table-cell table:number-columns-repeated="1008"/>
        </table:table-row>
        <table:table-row table:style-name="ro3">
          <table:table-cell table:style-name="ce4" office:value-type="date" office:date-value="2009-10-15" calcext:value-type="date">
            <text:p>Oct 15, 09</text:p>
          </table:table-cell>
          <table:table-cell table:style-name="ce5"/>
          <table:table-cell table:style-name="ce12" office:value-type="date" office:date-value="2009-10-27" calcext:value-type="date">
            <text:p>Oct 27, 09</text:p>
          </table:table-cell>
          <table:table-cell table:style-name="ce16" office:value-type="string" calcext:value-type="string">
            <text:p>http://archiveofourown.org/media/Anime &amp; Manga/fandoms</text:p>
          </table:table-cell>
          <table:table-cell table:style-name="ce20" office:value-type="date" office:date-value="2009-10-06" calcext:value-type="date">
            <text:p>Oct 6, 09</text:p>
          </table:table-cell>
          <table:table-cell table:style-name="ce16" office:value-type="string" calcext:value-type="string">
            <text:p>*will vary with letter</text:p>
          </table:table-cell>
          <table:table-cell table:style-name="ce20" office:value-type="date" office:date-value="2009-10-27" calcext:value-type="date">
            <text:p>Oct 27, 09</text:p>
          </table:table-cell>
          <table:table-cell table:style-name="ce16" office:value-type="string" calcext:value-type="string">
            <text:p>http://archiveofourown.org/media</text:p>
          </table:table-cell>
          <table:table-cell table:style-name="ce5"/>
          <table:table-cell table:style-name="ce16" office:value-type="string" calcext:value-type="string">
            <text:p>http://archiveofourown.org/media/Video%20Games</text:p>
          </table:table-cell>
          <table:table-cell table:style-name="ce20" office:value-type="date" office:date-value="2009-10-27" calcext:value-type="date">
            <text:p>Oct 27, 09</text:p>
          </table:table-cell>
          <table:table-cell table:style-name="ce16"/>
          <table:table-cell table:style-name="ce20" office:value-type="date" office:date-value="2009-10-27" calcext:value-type="date">
            <text:p>Oct 27, 09</text:p>
          </table:table-cell>
          <table:table-cell table:style-name="ce16"/>
          <table:table-cell table:style-name="ce31" office:value-type="date" office:date-value="2009-10-05" calcext:value-type="date">
            <text:p>Oct 5, 09</text:p>
          </table:table-cell>
          <table:table-cell table:style-name="ce16" office:value-type="string" calcext:value-type="string">
            <text:p>http://archiveofourown.org/media/Cartoons%20&amp;%20Comics</text:p>
          </table:table-cell>
          <table:table-cell table:style-name="ce4"/>
          <table:table-cell table:style-name="ce33"/>
          <table:table-cell table:style-name="ce35"/>
          <table:table-cell table:style-name="ce33" table:number-columns-repeated="1005"/>
        </table:table-row>
        <table:table-row table:style-name="ro3">
          <table:table-cell office:value-type="date" office:date-value="2009-12-12" calcext:value-type="date">
            <text:p>Dec 12, 09</text:p>
          </table:table-cell>
          <table:table-cell table:style-name="ce6" office:value-type="date" office:date-value="2009-12-19" calcext:value-type="date">
            <text:p>Dec 19, 09</text:p>
          </table:table-cell>
          <table:table-cell table:style-name="ce9"/>
          <table:table-cell table:style-name="ce14"/>
          <table:table-cell table:style-name="ce6" office:value-type="date" office:date-value="2009-12-06" calcext:value-type="date">
            <text:p>Dec 6, 09</text:p>
          </table:table-cell>
          <table:table-cell table:style-name="ce14" office:value-type="string" calcext:value-type="string">
            <text:p>http://archiveofourown.org/media/TV Shows?letter=S&amp;page=1</text:p>
          </table:table-cell>
          <table:table-cell table:style-name="ce21"/>
          <table:table-cell table:style-name="ce14"/>
          <table:table-cell office:value-type="date" office:date-value="2009-12-21" calcext:value-type="date">
            <text:p>Dec 21, 09</text:p>
          </table:table-cell>
          <table:table-cell table:style-name="ce14" office:value-type="string" calcext:value-type="string">
            <text:p>http://archiveofourown.org/media/Video%20Games/fandoms</text:p>
          </table:table-cell>
          <table:table-cell table:style-name="ce21"/>
          <table:table-cell table:style-name="ce14"/>
          <table:table-cell table:style-name="ce21"/>
          <table:table-cell table:style-name="ce14"/>
          <table:table-cell table:style-name="ce21"/>
          <table:table-cell table:style-name="ce14" office:value-type="string" calcext:value-type="string">
            <text:p>* a lot of cartoon captures are from 4 jul 2009, consider that instead</text:p>
          </table:table-cell>
          <table:table-cell table:number-columns-repeated="3"/>
          <table:table-cell table:style-name="ce11" office:value-type="date" office:date-value="2009-12-23" calcext:value-type="date">
            <text:p>12/23/09</text:p>
          </table:table-cell>
          <table:table-cell table:style-name="ce19" office:value-type="string" calcext:value-type="string">
            <text:p>http://archiveofourown.org/media/Music %26 Bands/fandoms</text:p>
          </table:table-cell>
          <table:table-cell table:number-columns-repeated="1003"/>
        </table:table-row>
        <table:table-row table:style-name="ro2">
          <table:table-cell office:value-type="date" office:date-value="2010-03-28" calcext:value-type="date">
            <text:p>Mar 28, 10</text:p>
          </table:table-cell>
          <table:table-cell table:style-name="ce6" office:value-type="date" office:date-value="2010-03-29" calcext:value-type="date">
            <text:p>Mar 29, 10</text:p>
          </table:table-cell>
          <table:table-cell table:style-name="ce8" office:value-type="date" office:date-value="2010-03-29" calcext:value-type="date">
            <text:p>Mar 29, 10</text:p>
          </table:table-cell>
          <table:table-cell table:style-name="ce14"/>
          <table:table-cell table:style-name="ce6" office:value-type="date" office:date-value="2010-03-27" calcext:value-type="date">
            <text:p>Mar 27, 10</text:p>
          </table:table-cell>
          <table:table-cell table:style-name="ce14"/>
          <table:table-cell table:style-name="ce6" office:value-type="date" office:date-value="2010-03-27" calcext:value-type="date">
            <text:p>Mar 27, 10</text:p>
          </table:table-cell>
          <table:table-cell table:style-name="ce14" office:value-type="string" calcext:value-type="string">
            <text:p>http://archiveofourown.org/media/TV Shows/fandoms</text:p>
          </table:table-cell>
          <table:table-cell office:value-type="date" office:date-value="2010-03-29" calcext:value-type="date">
            <text:p>Mar 29, 10</text:p>
          </table:table-cell>
          <table:table-cell table:style-name="ce14"/>
          <table:table-cell table:style-name="ce6" office:value-type="date" office:date-value="2010-03-29" calcext:value-type="date">
            <text:p>Mar 29, 10</text:p>
          </table:table-cell>
          <table:table-cell table:style-name="ce14"/>
          <table:table-cell table:style-name="ce6" office:value-type="date" office:date-value="2010-03-26" calcext:value-type="date">
            <text:p>Mar 26, 10</text:p>
          </table:table-cell>
          <table:table-cell table:style-name="ce14"/>
          <table:table-cell table:style-name="ce6" office:value-type="string" calcext:value-type="string">
            <text:p><text:a xlink:href="http://web.archive.org/web/20100329094011/http://archiveofourown.org/media/Cartoons%20&amp;%20Comics%20&amp;%20Graphic%20Novels/fandoms" xlink:type="simple">Mar 29, 10</text:a></text:p>
          </table:table-cell>
          <table:table-cell table:style-name="ce14" office:value-type="string" calcext:value-type="string">
            <text:p>http://archiveofourown.org/media/Cartoons &amp; Comics &amp; Graphic Novels/fandoms</text:p>
          </table:table-cell>
          <table:table-cell table:number-columns-repeated="3"/>
          <table:table-cell table:style-name="ce11" office:value-type="date" office:date-value="2010-04-07" calcext:value-type="date">
            <text:p>04/07/10</text:p>
          </table:table-cell>
          <table:table-cell table:number-columns-repeated="1004"/>
        </table:table-row>
        <table:table-row table:style-name="ro2">
          <table:table-cell office:value-type="date" office:date-value="2010-06-11" calcext:value-type="date">
            <text:p>Jun 11, 10</text:p>
          </table:table-cell>
          <table:table-cell table:style-name="ce6" office:value-type="date" office:date-value="2010-06-13" calcext:value-type="date">
            <text:p>Jun 13, 10</text:p>
          </table:table-cell>
          <table:table-cell table:style-name="ce8" office:value-type="date" office:date-value="2010-06-12" calcext:value-type="date">
            <text:p>Jun 12, 10</text:p>
          </table:table-cell>
          <table:table-cell table:style-name="ce14"/>
          <table:table-cell table:style-name="ce6" office:value-type="date" office:date-value="2010-06-10" calcext:value-type="date">
            <text:p>Jun 10, 10</text:p>
          </table:table-cell>
          <table:table-cell table:style-name="ce14"/>
          <table:table-cell table:style-name="ce6" office:value-type="date" office:date-value="2010-06-12" calcext:value-type="date">
            <text:p>Jun 12, 10</text:p>
          </table:table-cell>
          <table:table-cell table:style-name="ce14"/>
          <table:table-cell office:value-type="date" office:date-value="2010-06-13" calcext:value-type="date">
            <text:p>Jun 13, 10</text:p>
          </table:table-cell>
          <table:table-cell table:style-name="ce14"/>
          <table:table-cell table:style-name="ce6" office:value-type="date" office:date-value="2010-06-11" calcext:value-type="date">
            <text:p>Jun 11, 10</text:p>
          </table:table-cell>
          <table:table-cell table:style-name="ce14"/>
          <table:table-cell table:style-name="ce6" office:value-type="date" office:date-value="2010-06-12" calcext:value-type="date">
            <text:p>Jun 12, 10</text:p>
          </table:table-cell>
          <table:table-cell table:style-name="ce14"/>
          <table:table-cell table:style-name="ce6" office:value-type="string" calcext:value-type="string">
            <text:p><text:a xlink:href="http://web.archive.org/web/20100613042343/http://archiveofourown.org/media/Cartoons%20&amp;%20Comics%20&amp;%20Graphic%20Novels/fandoms" xlink:type="simple">Jun 13, 10</text:a></text:p>
          </table:table-cell>
          <table:table-cell table:style-name="ce14"/>
          <table:table-cell/>
          <table:table-cell table:style-name="ce11" office:value-type="date" office:date-value="2010-07-16" calcext:value-type="date">
            <text:p>07/16/10</text:p>
          </table:table-cell>
          <table:table-cell office:value-type="string" calcext:value-type="string">
            <text:p>http://web.archive.org/web/20100716001004/http://www.asianfanfics.com/browse/tags</text:p>
          </table:table-cell>
          <table:table-cell table:style-name="ce11" office:value-type="date" office:date-value="2010-06-13" calcext:value-type="date">
            <text:p>06/13/10</text:p>
          </table:table-cell>
          <table:table-cell table:number-columns-repeated="1004"/>
        </table:table-row>
        <table:table-row table:style-name="ro3">
          <table:table-cell office:value-type="date" office:date-value="2010-09-22" calcext:value-type="date">
            <text:p>Sep 22, 10</text:p>
          </table:table-cell>
          <table:table-cell table:style-name="ce6" office:value-type="date" office:date-value="2010-09-22" calcext:value-type="date">
            <text:p>Sep 22, 10</text:p>
          </table:table-cell>
          <table:table-cell table:style-name="ce9"/>
          <table:table-cell table:style-name="ce14" office:value-type="string" calcext:value-type="string">
            <text:p>http://archiveofourown.org/media/Anime%20&amp;%20Manga/fandoms</text:p>
          </table:table-cell>
          <table:table-cell table:style-name="ce6" office:value-type="date" office:date-value="2010-09-22" calcext:value-type="date">
            <text:p>Sep 22, 10</text:p>
          </table:table-cell>
          <table:table-cell table:style-name="ce14"/>
          <table:table-cell table:style-name="ce21"/>
          <table:table-cell table:style-name="ce14"/>
          <table:table-cell office:value-type="date" office:date-value="2010-09-22" calcext:value-type="date">
            <text:p>Sep 22, 10</text:p>
          </table:table-cell>
          <table:table-cell table:style-name="ce14"/>
          <table:table-cell table:style-name="ce25"/>
          <table:table-cell table:style-name="ce14"/>
          <table:table-cell table:style-name="ce21"/>
          <table:table-cell table:style-name="ce14"/>
          <table:table-cell table:style-name="ce6" office:value-type="date" office:date-value="2010-09-22" calcext:value-type="date">
            <text:p>Sep 22, 10</text:p>
          </table:table-cell>
          <table:table-cell table:style-name="ce14"/>
          <table:table-cell/>
          <table:table-cell table:style-name="ce11" office:value-type="date" office:date-value="2010-08-20" calcext:value-type="date">
            <text:p>08/20/10</text:p>
          </table:table-cell>
          <table:table-cell/>
          <table:table-cell table:style-name="ce11" office:value-type="date" office:date-value="2010-09-22" calcext:value-type="date">
            <text:p>09/22/10</text:p>
          </table:table-cell>
          <table:table-cell table:number-columns-repeated="1004"/>
        </table:table-row>
        <table:table-row table:style-name="ro3">
          <table:table-cell office:value-type="date" office:date-value="2010-10-25" calcext:value-type="date">
            <text:p>Oct 25, 10</text:p>
          </table:table-cell>
          <table:table-cell table:style-name="ce7" office:value-type="date" office:date-value="2010-10-25" calcext:value-type="date">
            <text:p>Oct 25, 10</text:p>
          </table:table-cell>
          <table:table-cell table:style-name="ce9"/>
          <table:table-cell table:style-name="ce14"/>
          <table:table-cell table:style-name="ce7" office:value-type="date" office:date-value="2010-10-25" calcext:value-type="date">
            <text:p>Oct 25, 10</text:p>
          </table:table-cell>
          <table:table-cell table:style-name="ce14"/>
          <table:table-cell table:style-name="ce21"/>
          <table:table-cell table:style-name="ce14"/>
          <table:table-cell office:value-type="date" office:date-value="2010-10-25" calcext:value-type="date">
            <text:p>Oct 25, 10</text:p>
          </table:table-cell>
          <table:table-cell table:style-name="ce14"/>
          <table:table-cell table:style-name="ce25"/>
          <table:table-cell table:style-name="ce14"/>
          <table:table-cell table:style-name="ce21"/>
          <table:table-cell table:style-name="ce14"/>
          <table:table-cell table:style-name="ce6" office:value-type="date" office:date-value="2010-10-25" calcext:value-type="date">
            <text:p>Oct 25, 10</text:p>
          </table:table-cell>
          <table:table-cell table:style-name="ce14"/>
          <table:table-cell table:number-columns-repeated="3"/>
          <table:table-cell table:style-name="ce11" office:value-type="date" office:date-value="2010-10-25" calcext:value-type="date">
            <text:p>10/25/10</text:p>
          </table:table-cell>
          <table:table-cell table:number-columns-repeated="1004"/>
        </table:table-row>
        <table:table-row table:style-name="ro2">
          <table:table-cell office:value-type="date" office:date-value="2010-12-10" calcext:value-type="date">
            <text:p>Dec 10, 10</text:p>
          </table:table-cell>
          <table:table-cell table:style-name="ce8" office:value-type="date" office:date-value="2010-12-04" calcext:value-type="date">
            <text:p>Dec 4, 10</text:p>
          </table:table-cell>
          <table:table-cell table:style-name="ce8" office:value-type="date" office:date-value="2010-12-22" calcext:value-type="date">
            <text:p>Dec 22, 10</text:p>
          </table:table-cell>
          <table:table-cell table:style-name="ce17"/>
          <table:table-cell table:style-name="ce21"/>
          <table:table-cell table:style-name="ce14"/>
          <table:table-cell table:style-name="ce6" office:value-type="date" office:date-value="2010-12-22" calcext:value-type="date">
            <text:p>Dec 22, 10</text:p>
          </table:table-cell>
          <table:table-cell table:style-name="ce14"/>
          <table:table-cell table:style-name="ce21"/>
          <table:table-cell table:style-name="ce14"/>
          <table:table-cell table:style-name="ce6" office:value-type="date" office:date-value="2010-12-22" calcext:value-type="date">
            <text:p>Dec 22, 10</text:p>
          </table:table-cell>
          <table:table-cell table:style-name="ce14"/>
          <table:table-cell table:style-name="ce6" office:value-type="date" office:date-value="2010-12-22" calcext:value-type="date">
            <text:p>Dec 22, 10</text:p>
          </table:table-cell>
          <table:table-cell table:style-name="ce14"/>
          <table:table-cell table:style-name="ce6" office:value-type="date" office:date-value="2010-11-28" calcext:value-type="date">
            <text:p>Nov 28, 10</text:p>
          </table:table-cell>
          <table:table-cell table:style-name="ce14" office:value-type="string" calcext:value-type="string">
            <text:p><text:a xlink:href="http://archiveofourown.org/media/Cartoons%20%26%20Comics%20%26%20Graphic%20Novels/fandoms" xlink:type="simple">http://archiveofourown.org/media/Cartoons%20%26%20Comics%20%26%20Graphic%20Novels/fandoms</text:a></text:p>
          </table:table-cell>
          <table:table-cell table:number-columns-repeated="3"/>
          <table:table-cell table:style-name="ce11" office:value-type="date" office:date-value="2010-12-28" calcext:value-type="date">
            <text:p>12/28/10</text:p>
          </table:table-cell>
          <table:table-cell table:number-columns-repeated="1004"/>
        </table:table-row>
        <table:table-row table:style-name="ro3">
          <table:table-cell office:value-type="date" office:date-value="2011-06-30" calcext:value-type="date">
            <text:p>Jun 30, 11</text:p>
          </table:table-cell>
          <table:table-cell table:style-name="ce9"/>
          <table:table-cell table:style-name="ce54" office:value-type="date" office:date-value="2011-06-23" calcext:value-type="date">
            <text:p>Jun 23, 11</text:p>
          </table:table-cell>
          <table:table-cell table:style-name="ce17"/>
          <table:table-cell table:style-name="ce21"/>
          <table:table-cell table:style-name="ce14"/>
          <table:table-cell table:style-name="ce6" office:value-type="date" office:date-value="2011-06-23" calcext:value-type="date">
            <text:p>Jun 23, 11</text:p>
          </table:table-cell>
          <table:table-cell table:style-name="ce14"/>
          <table:table-cell table:style-name="ce21"/>
          <table:table-cell table:style-name="ce14"/>
          <table:table-cell table:style-name="ce6" office:value-type="date" office:date-value="2011-06-23" calcext:value-type="date">
            <text:p>Jun 23, 11</text:p>
          </table:table-cell>
          <table:table-cell table:style-name="ce14"/>
          <table:table-cell table:style-name="ce7" office:value-type="date" office:date-value="2011-06-23" calcext:value-type="date">
            <text:p>Jun 23, 11</text:p>
          </table:table-cell>
          <table:table-cell table:style-name="ce14"/>
          <table:table-cell table:style-name="ce7" office:value-type="date" office:date-value="2011-07-11" calcext:value-type="date">
            <text:p>Jul 11, 11</text:p>
          </table:table-cell>
          <table:table-cell table:style-name="ce14"/>
          <table:table-cell/>
          <table:table-cell table:style-name="ce11" office:value-type="date" office:date-value="2011-04-27" calcext:value-type="date">
            <text:p>04/27/11</text:p>
          </table:table-cell>
          <table:table-cell office:value-type="string" calcext:value-type="string">
            <text:p>http://web.archive.org/web/20180215000000*/http://www.asianfanfics.com/browse/pop_tags</text:p>
          </table:table-cell>
          <table:table-cell table:number-columns-repeated="1005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table:style-name="ce8" office:value-type="date" office:date-value="2011-08-14" calcext:value-type="date">
            <text:p>Aug 14, 11</text:p>
          </table:table-cell>
          <table:table-cell table:style-name="ce8" office:value-type="date" office:date-value="2011-08-12" calcext:value-type="date">
            <text:p>Aug 12, 11</text:p>
          </table:table-cell>
          <table:table-cell table:style-name="ce14"/>
          <table:table-cell table:style-name="ce21"/>
          <table:table-cell table:style-name="ce14"/>
          <table:table-cell table:style-name="ce7" office:value-type="string" calcext:value-type="string">
            <text:p><text:a xlink:href="http://web.archive.org/web/20110812105543/https://www.fanfiction.net/tv/" xlink:type="simple">Aug 12, 11</text:a></text:p>
          </table:table-cell>
          <table:table-cell table:style-name="ce14"/>
          <table:table-cell table:style-name="ce21"/>
          <table:table-cell table:style-name="ce14"/>
          <table:table-cell office:value-type="date" office:date-value="2011-08-09" calcext:value-type="date">
            <text:p>Aug 9, 11</text:p>
          </table:table-cell>
          <table:table-cell table:style-name="ce14"/>
          <table:table-cell table:style-name="ce6" office:value-type="date" office:date-value="2011-08-12" calcext:value-type="date">
            <text:p>Aug 12, 11</text:p>
          </table:table-cell>
          <table:table-cell table:style-name="ce14"/>
          <table:table-cell table:style-name="ce6" office:value-type="date" office:date-value="2011-08-14" calcext:value-type="date">
            <text:p>Aug 14, 11</text:p>
          </table:table-cell>
          <table:table-cell table:style-name="ce14"/>
          <table:table-cell table:number-columns-repeated="1008"/>
        </table:table-row>
        <table:table-row table:style-name="ro3">
          <table:table-cell office:value-type="date" office:date-value="2011-09-23" calcext:value-type="date">
            <text:p>Sep 23, 11</text:p>
          </table:table-cell>
          <table:table-cell table:style-name="ce8" office:value-type="date" office:date-value="2011-09-24" calcext:value-type="date">
            <text:p>Sep 24, 11</text:p>
          </table:table-cell>
          <table:table-cell table:style-name="ce9"/>
          <table:table-cell table:style-name="ce14"/>
          <table:table-cell table:style-name="ce6" office:value-type="date" office:date-value="2011-09-23" calcext:value-type="date">
            <text:p>Sep 23, 11</text:p>
          </table:table-cell>
          <table:table-cell table:style-name="ce14"/>
          <table:table-cell table:style-name="ce21"/>
          <table:table-cell table:style-name="ce14"/>
          <table:table-cell office:value-type="date" office:date-value="2011-09-24" calcext:value-type="date">
            <text:p>Sep 24, 11</text:p>
          </table:table-cell>
          <table:table-cell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7" office:value-type="date" office:date-value="2011-09-24" calcext:value-type="date">
            <text:p>Sep 24, 11</text:p>
          </table:table-cell>
          <table:table-cell table:style-name="ce14"/>
          <table:table-cell/>
          <table:table-cell table:style-name="ce11" office:value-type="date" office:date-value="2011-09-21" calcext:value-type="date">
            <text:p>09/21/11</text:p>
          </table:table-cell>
          <table:table-cell/>
          <table:table-cell table:style-name="ce11" office:value-type="date" office:date-value="2011-09-24" calcext:value-type="date">
            <text:p>09/24/11</text:p>
          </table:table-cell>
          <table:table-cell table:number-columns-repeated="1004"/>
        </table:table-row>
        <table:table-row table:style-name="ro3">
          <table:table-cell office:value-type="date" office:date-value="2011-10-25" calcext:value-type="date">
            <text:p>Oct 25, 11</text:p>
          </table:table-cell>
          <table:table-cell table:style-name="ce8" office:value-type="date" office:date-value="2011-11-17" calcext:value-type="date">
            <text:p>Nov 17, 11</text:p>
          </table:table-cell>
          <table:table-cell table:style-name="ce8" office:value-type="date" office:date-value="2011-10-11" calcext:value-type="date">
            <text:p>Oct 11, 11</text:p>
          </table:table-cell>
          <table:table-cell table:style-name="ce14"/>
          <table:table-cell table:style-name="ce6" office:value-type="date" office:date-value="2011-10-14" calcext:value-type="date">
            <text:p>Oct 14, 11</text:p>
          </table:table-cell>
          <table:table-cell table:style-name="ce14"/>
          <table:table-cell table:style-name="ce6" office:value-type="date" office:date-value="2011-10-11" calcext:value-type="date">
            <text:p>Oct 11, 11</text:p>
          </table:table-cell>
          <table:table-cell table:style-name="ce14"/>
          <table:table-cell office:value-type="date" office:date-value="2011-10-28" calcext:value-type="date">
            <text:p>Oct 28, 11</text:p>
          </table:table-cell>
          <table:table-cell table:style-name="ce14"/>
          <table:table-cell office:value-type="date" office:date-value="2011-10-11" calcext:value-type="date">
            <text:p>Oct 11, 11</text:p>
          </table:table-cell>
          <table:table-cell table:style-name="ce14"/>
          <table:table-cell table:style-name="ce7" office:value-type="date" office:date-value="2011-10-11" calcext:value-type="date">
            <text:p>Oct 11, 11</text:p>
          </table:table-cell>
          <table:table-cell table:style-name="ce30"/>
          <table:table-cell table:style-name="ce7" office:value-type="date" office:date-value="2011-10-24" calcext:value-type="date">
            <text:p>Oct 24, 11</text:p>
          </table:table-cell>
          <table:table-cell table:style-name="ce14" office:value-type="string" calcext:value-type="string">
            <text:p>http://archiveofourown.org/media/Cartoons%20*a*%20Comics%20*a*%20Graphic%20Novels/fandoms</text:p>
          </table:table-cell>
          <table:table-cell table:number-columns-repeated="1008"/>
        </table:table-row>
        <table:table-row table:style-name="ro3">
          <table:table-cell office:value-type="date" office:date-value="2012-01-12" calcext:value-type="date">
            <text:p>Jan 12, 12</text:p>
          </table:table-cell>
          <table:table-cell table:number-columns-repeated="2" table:style-name="ce8" office:value-type="date" office:date-value="2012-01-18" calcext:value-type="date">
            <text:p>Jan 18, 12</text:p>
          </table:table-cell>
          <table:table-cell table:style-name="ce14"/>
          <table:table-cell table:style-name="ce6" office:value-type="date" office:date-value="2012-01-07" calcext:value-type="date">
            <text:p>Jan 7, 12</text:p>
          </table:table-cell>
          <table:table-cell table:style-name="ce14"/>
          <table:table-cell table:style-name="ce6" office:value-type="date" office:date-value="2012-01-03" calcext:value-type="date">
            <text:p>Jan 3, 12</text:p>
          </table:table-cell>
          <table:table-cell table:style-name="ce14"/>
          <table:table-cell office:value-type="date" office:date-value="2012-01-28" calcext:value-type="date">
            <text:p>Jan 28, 12</text:p>
          </table:table-cell>
          <table:table-cell table:style-name="ce14"/>
          <table:table-cell office:value-type="date" office:date-value="2012-01-11" calcext:value-type="date">
            <text:p>Jan 11, 12</text:p>
          </table:table-cell>
          <table:table-cell table:style-name="ce14"/>
          <table:table-cell table:style-name="ce6" office:value-type="date" office:date-value="2012-01-11" calcext:value-type="date">
            <text:p>Jan 11, 12</text:p>
          </table:table-cell>
          <table:table-cell table:style-name="ce30"/>
          <table:table-cell table:style-name="ce6" office:value-type="date" office:date-value="2012-01-14" calcext:value-type="date">
            <text:p>Jan 14, 12</text:p>
          </table:table-cell>
          <table:table-cell table:style-name="ce14"/>
          <table:table-cell/>
          <table:table-cell table:style-name="ce11" office:value-type="date" office:date-value="2012-01-12" calcext:value-type="date">
            <text:p>01/12/12</text:p>
          </table:table-cell>
          <table:table-cell/>
          <table:table-cell table:style-name="ce11" office:value-type="date" office:date-value="2012-01-14" calcext:value-type="date">
            <text:p>01/14/12</text:p>
          </table:table-cell>
          <table:table-cell table:number-columns-repeated="1004"/>
        </table:table-row>
        <table:table-row table:style-name="ro3">
          <table:table-cell office:value-type="date" office:date-value="2012-05-01" calcext:value-type="date">
            <text:p>May 1, 12</text:p>
          </table:table-cell>
          <table:table-cell table:style-name="ce8" office:value-type="date" office:date-value="2012-04-26" calcext:value-type="date">
            <text:p>Apr 26, 12</text:p>
          </table:table-cell>
          <table:table-cell table:style-name="ce8" office:value-type="date" office:date-value="2012-05-05" calcext:value-type="date">
            <text:p>May 5, 12</text:p>
          </table:table-cell>
          <table:table-cell table:style-name="ce14"/>
          <table:table-cell table:style-name="ce6" office:value-type="date" office:date-value="2012-05-07" calcext:value-type="date">
            <text:p>May 7, 12</text:p>
          </table:table-cell>
          <table:table-cell table:style-name="ce14"/>
          <table:table-cell table:style-name="ce6" office:value-type="date" office:date-value="2012-05-07" calcext:value-type="date">
            <text:p>May 7, 12</text:p>
          </table:table-cell>
          <table:table-cell table:style-name="ce14"/>
          <table:table-cell table:style-name="ce24"/>
          <table:table-cell table:style-name="ce14"/>
          <table:table-cell office:value-type="date" office:date-value="2012-05-05" calcext:value-type="date">
            <text:p>May 5, 12</text:p>
          </table:table-cell>
          <table:table-cell table:style-name="ce14"/>
          <table:table-cell table:style-name="ce6" office:value-type="date" office:date-value="2012-05-08" calcext:value-type="date">
            <text:p>May 8, 12</text:p>
          </table:table-cell>
          <table:table-cell table:style-name="ce14"/>
          <table:table-cell table:style-name="ce21"/>
          <table:table-cell table:style-name="ce14"/>
          <table:table-cell office:value-type="date" office:date-value="2012-05-08" calcext:value-type="date">
            <text:p>May 8, 12</text:p>
          </table:table-cell>
          <table:table-cell table:style-name="ce11" office:value-type="date" office:date-value="2012-05-11" calcext:value-type="date">
            <text:p>05/11/12</text:p>
          </table:table-cell>
          <table:table-cell table:number-columns-repeated="1006"/>
        </table:table-row>
        <table:table-row table:style-name="ro3">
          <table:table-cell office:value-type="date" office:date-value="2012-05-20" calcext:value-type="date">
            <text:p>May 20, 12</text:p>
          </table:table-cell>
          <table:table-cell table:style-name="ce8" office:value-type="date" office:date-value="2012-05-18" calcext:value-type="date">
            <text:p>May 18, 12</text:p>
          </table:table-cell>
          <table:table-cell table:style-name="ce8" office:value-type="date" office:date-value="2012-05-23" calcext:value-type="date">
            <text:p>May 23, 12</text:p>
          </table:table-cell>
          <table:table-cell table:style-name="ce14"/>
          <table:table-cell table:style-name="ce6" office:value-type="date" office:date-value="2012-05-20" calcext:value-type="date">
            <text:p>May 20, 12</text:p>
          </table:table-cell>
          <table:table-cell table:style-name="ce14"/>
          <table:table-cell table:style-name="ce6" office:value-type="date" office:date-value="2012-05-22" calcext:value-type="date">
            <text:p>May 22, 12</text:p>
          </table:table-cell>
          <table:table-cell table:style-name="ce14"/>
          <table:table-cell office:value-type="date" office:date-value="2012-05-21" calcext:value-type="date">
            <text:p>May 21, 12</text:p>
          </table:table-cell>
          <table:table-cell table:style-name="ce14"/>
          <table:table-cell office:value-type="date" office:date-value="2012-05-16" calcext:value-type="date">
            <text:p>May 16, 12</text:p>
          </table:table-cell>
          <table:table-cell table:style-name="ce14"/>
          <table:table-cell table:style-name="ce6" office:value-type="date" office:date-value="2012-05-23" calcext:value-type="date">
            <text:p>May 23, 12</text:p>
          </table:table-cell>
          <table:table-cell table:style-name="ce14"/>
          <table:table-cell table:style-name="ce6" office:value-type="date" office:date-value="2012-05-18" calcext:value-type="date">
            <text:p>May 18, 12</text:p>
          </table:table-cell>
          <table:table-cell table:style-name="ce14"/>
          <table:table-cell table:number-columns-repeated="3"/>
          <table:table-cell table:style-name="ce11" office:value-type="date" office:date-value="2012-05-19" calcext:value-type="date">
            <text:p>05/19/12</text:p>
          </table:table-cell>
          <table:table-cell table:number-columns-repeated="1004"/>
        </table:table-row>
        <table:table-row table:style-name="ro3">
          <table:table-cell office:value-type="date" office:date-value="2012-06-04" calcext:value-type="date">
            <text:p>Jun 4, 12</text:p>
          </table:table-cell>
          <table:table-cell table:style-name="ce8" office:value-type="date" office:date-value="2012-06-04" calcext:value-type="date">
            <text:p>Jun 4, 12</text:p>
          </table:table-cell>
          <table:table-cell table:style-name="ce9"/>
          <table:table-cell table:style-name="ce14"/>
          <table:table-cell table:style-name="ce7" office:value-type="date" office:date-value="2012-06-03" calcext:value-type="date">
            <text:p>Jun 3, 12</text:p>
          </table:table-cell>
          <table:table-cell table:style-name="ce14"/>
          <table:table-cell table:style-name="ce7" office:value-type="date" office:date-value="2012-06-08" calcext:value-type="date">
            <text:p>Jun 8, 12</text:p>
          </table:table-cell>
          <table:table-cell table:style-name="ce14"/>
          <table:table-cell office:value-type="date" office:date-value="2012-06-01" calcext:value-type="date">
            <text:p>Jun 1, 12</text:p>
          </table:table-cell>
          <table:table-cell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6" office:value-type="date" office:date-value="2012-06-06" calcext:value-type="date">
            <text:p>Jun 6, 12</text:p>
          </table:table-cell>
          <table:table-cell table:style-name="ce14"/>
          <table:table-cell/>
          <table:table-cell table:style-name="ce11" office:value-type="date" office:date-value="2012-06-15" calcext:value-type="date">
            <text:p>06/15/12</text:p>
          </table:table-cell>
          <table:table-cell/>
          <table:table-cell table:style-name="ce11" office:value-type="date" office:date-value="2012-06-14" calcext:value-type="date">
            <text:p>06/14/12</text:p>
          </table:table-cell>
          <table:table-cell table:number-columns-repeated="1004"/>
        </table:table-row>
        <table:table-row table:style-name="ro3">
          <table:table-cell office:value-type="date" office:date-value="2012-07-16" calcext:value-type="date">
            <text:p>Jul 16, 12</text:p>
          </table:table-cell>
          <table:table-cell table:style-name="ce8" office:value-type="date" office:date-value="2012-07-16" calcext:value-type="date">
            <text:p>Jul 16, 12</text:p>
          </table:table-cell>
          <table:table-cell table:style-name="ce9"/>
          <table:table-cell table:style-name="ce14"/>
          <table:table-cell table:style-name="ce7" office:value-type="date" office:date-value="2012-07-20" calcext:value-type="date">
            <text:p>Jul 20, 12</text:p>
          </table:table-cell>
          <table:table-cell table:style-name="ce14"/>
          <table:table-cell table:style-name="ce21"/>
          <table:table-cell table:style-name="ce14"/>
          <table:table-cell office:value-type="date" office:date-value="2012-07-30" calcext:value-type="date">
            <text:p>Jul 30, 12</text:p>
          </table:table-cell>
          <table:table-cell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7" office:value-type="date" office:date-value="2012-07-26" calcext:value-type="date">
            <text:p>Jul 26, 12</text:p>
          </table:table-cell>
          <table:table-cell table:style-name="ce14"/>
          <table:table-cell office:value-type="date" office:date-value="2012-07-08" calcext:value-type="date">
            <text:p>Jul 8, 12</text:p>
          </table:table-cell>
          <table:table-cell table:number-columns-repeated="2"/>
          <table:table-cell table:style-name="ce11" office:value-type="date" office:date-value="2012-07-30" calcext:value-type="date">
            <text:p>07/30/12</text:p>
          </table:table-cell>
          <table:table-cell table:number-columns-repeated="1004"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table:style-name="ce8" office:value-type="date" office:date-value="2012-10-22" calcext:value-type="date">
            <text:p>Oct 22, 12</text:p>
          </table:table-cell>
          <table:table-cell table:style-name="ce9"/>
          <table:table-cell table:style-name="ce14"/>
          <table:table-cell table:style-name="ce6" office:value-type="date" office:date-value="2012-10-24" calcext:value-type="date">
            <text:p>Oct 24, 12</text:p>
          </table:table-cell>
          <table:table-cell table:style-name="ce14"/>
          <table:table-cell table:style-name="ce21"/>
          <table:table-cell table:style-name="ce14"/>
          <table:table-cell office:value-type="date" office:date-value="2012-10-23" calcext:value-type="date">
            <text:p>Oct 23, 12</text:p>
          </table:table-cell>
          <table:table-cell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6" office:value-type="date" office:date-value="2012-10-05" calcext:value-type="date">
            <text:p>Oct 5, 12</text:p>
          </table:table-cell>
          <table:table-cell table:style-name="ce14"/>
          <table:table-cell/>
          <table:table-cell table:style-name="ce11" office:value-type="date" office:date-value="2012-10-15" calcext:value-type="date">
            <text:p>10/15/12</text:p>
          </table:table-cell>
          <table:table-cell/>
          <table:table-cell table:style-name="ce11" office:value-type="date" office:date-value="2012-10-24" calcext:value-type="date">
            <text:p>10/24/12</text:p>
          </table:table-cell>
          <table:table-cell table:number-columns-repeated="1004"/>
        </table:table-row>
        <table:table-row table:style-name="ro3">
          <table:table-cell office:value-type="date" office:date-value="2013-01-07" calcext:value-type="date">
            <text:p>Jan 7, 13</text:p>
          </table:table-cell>
          <table:table-cell table:style-name="ce8" office:value-type="date" office:date-value="2013-01-01" calcext:value-type="date">
            <text:p>Jan 1, 13</text:p>
          </table:table-cell>
          <table:table-cell table:style-name="ce8" office:value-type="date" office:date-value="2013-01-10" calcext:value-type="date">
            <text:p>Jan 10, 13</text:p>
          </table:table-cell>
          <table:table-cell table:style-name="ce14"/>
          <table:table-cell table:style-name="ce6" office:value-type="date" office:date-value="2013-01-16" calcext:value-type="date">
            <text:p>Jan 16, 13</text:p>
          </table:table-cell>
          <table:table-cell table:style-name="ce14"/>
          <table:table-cell table:style-name="ce6" office:value-type="date" office:date-value="2013-01-17" calcext:value-type="date">
            <text:p>Jan 17, 13</text:p>
          </table:table-cell>
          <table:table-cell table:style-name="ce14"/>
          <table:table-cell office:value-type="date" office:date-value="2013-01-06" calcext:value-type="date">
            <text:p>Jan 6, 13</text:p>
          </table:table-cell>
          <table:table-cell table:style-name="ce14"/>
          <table:table-cell office:value-type="date" office:date-value="2013-01-13" calcext:value-type="date">
            <text:p>Jan 13, 13</text:p>
          </table:table-cell>
          <table:table-cell table:style-name="ce14"/>
          <table:table-cell table:style-name="ce6" office:value-type="date" office:date-value="2013-01-16" calcext:value-type="date">
            <text:p>Jan 16, 13</text:p>
          </table:table-cell>
          <table:table-cell table:style-name="ce14"/>
          <table:table-cell table:style-name="ce6" office:value-type="date" office:date-value="2013-01-16" calcext:value-type="date">
            <text:p>Jan 16, 13</text:p>
          </table:table-cell>
          <table:table-cell table:style-name="ce14"/>
          <table:table-cell office:value-type="date" office:date-value="2013-01-15" calcext:value-type="date">
            <text:p>Jan 15, 13</text:p>
          </table:table-cell>
          <table:table-cell table:style-name="ce11" office:value-type="date" office:date-value="2013-01-11" calcext:value-type="date">
            <text:p>01/11/13</text:p>
          </table:table-cell>
          <table:table-cell/>
          <table:table-cell table:style-name="ce11" office:value-type="date" office:date-value="2013-01-04" calcext:value-type="date">
            <text:p>01/04/13</text:p>
          </table:table-cell>
          <table:table-cell table:number-columns-repeated="1004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table:number-columns-repeated="2" table:style-name="ce8" office:value-type="date" office:date-value="2013-04-04" calcext:value-type="date">
            <text:p>Apr 4, 13</text:p>
          </table:table-cell>
          <table:table-cell table:style-name="ce14"/>
          <table:table-cell table:style-name="ce21"/>
          <table:table-cell table:style-name="ce14"/>
          <table:table-cell table:style-name="ce6" office:value-type="date" office:date-value="2013-04-05" calcext:value-type="date">
            <text:p>Apr 5, 13</text:p>
          </table:table-cell>
          <table:table-cell table:style-name="ce14"/>
          <table:table-cell table:style-name="ce21"/>
          <table:table-cell table:style-name="ce14"/>
          <table:table-cell office:value-type="date" office:date-value="2013-04-04" calcext:value-type="date">
            <text:p>Apr 4, 13</text:p>
          </table:table-cell>
          <table:table-cell table:style-name="ce14"/>
          <table:table-cell table:style-name="ce7" office:value-type="date" office:date-value="2013-04-04" calcext:value-type="date">
            <text:p>Apr 4, 13</text:p>
          </table:table-cell>
          <table:table-cell table:style-name="ce14"/>
          <table:table-cell table:style-name="ce21"/>
          <table:table-cell table:style-name="ce14"/>
          <table:table-cell table:number-columns-repeated="3"/>
          <table:table-cell table:style-name="ce11"/>
          <table:table-cell table:number-columns-repeated="1004"/>
        </table:table-row>
        <table:table-row table:style-name="ro3">
          <table:table-cell office:value-type="date" office:date-value="2013-06-25" calcext:value-type="date">
            <text:p>Jun 25, 13</text:p>
          </table:table-cell>
          <table:table-cell table:style-name="ce8" office:value-type="date" office:date-value="2013-06-23" calcext:value-type="date">
            <text:p>Jun 23, 13</text:p>
          </table:table-cell>
          <table:table-cell table:style-name="ce8" office:value-type="date" office:date-value="2013-07-03" calcext:value-type="date">
            <text:p>Jul 3, 13</text:p>
          </table:table-cell>
          <table:table-cell table:style-name="ce14"/>
          <table:table-cell table:style-name="ce6" office:value-type="date" office:date-value="2013-06-23" calcext:value-type="date">
            <text:p>Jun 23, 13</text:p>
          </table:table-cell>
          <table:table-cell table:style-name="ce14"/>
          <table:table-cell table:style-name="ce6" office:value-type="date" office:date-value="2013-06-21" calcext:value-type="date">
            <text:p>Jun 21, 13</text:p>
          </table:table-cell>
          <table:table-cell table:style-name="ce14"/>
          <table:table-cell office:value-type="date" office:date-value="2013-06-23" calcext:value-type="date">
            <text:p>Jun 23, 13</text:p>
          </table:table-cell>
          <table:table-cell table:style-name="ce14"/>
          <table:table-cell office:value-type="date" office:date-value="2013-06-12" calcext:value-type="date">
            <text:p>Jun 12, 13</text:p>
          </table:table-cell>
          <table:table-cell table:style-name="ce14"/>
          <table:table-cell table:style-name="ce6" office:value-type="date" office:date-value="2013-06-21" calcext:value-type="date">
            <text:p>Jun 21, 13</text:p>
          </table:table-cell>
          <table:table-cell table:style-name="ce14"/>
          <table:table-cell table:style-name="ce6" office:value-type="date" office:date-value="2013-06-22" calcext:value-type="date">
            <text:p>Jun 22, 13</text:p>
          </table:table-cell>
          <table:table-cell table:style-name="ce14"/>
          <table:table-cell office:value-type="date" office:date-value="2013-06-30" calcext:value-type="date">
            <text:p>Jun 30, 13</text:p>
          </table:table-cell>
          <table:table-cell table:style-name="ce11" office:value-type="date" office:date-value="2013-06-20" calcext:value-type="date">
            <text:p>06/20/13</text:p>
          </table:table-cell>
          <table:table-cell/>
          <table:table-cell table:style-name="ce11" office:value-type="date" office:date-value="2013-06-23" calcext:value-type="date">
            <text:p>06/23/13</text:p>
          </table:table-cell>
          <table:table-cell table:number-columns-repeated="1004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table:style-name="ce8" office:value-type="date" office:date-value="2013-10-09" calcext:value-type="date">
            <text:p>Oct 9, 13</text:p>
          </table:table-cell>
          <table:table-cell table:style-name="ce8" office:value-type="date" office:date-value="2013-10-10" calcext:value-type="date">
            <text:p>Oct 10, 13</text:p>
          </table:table-cell>
          <table:table-cell table:style-name="ce14"/>
          <table:table-cell table:style-name="ce6" office:value-type="date" office:date-value="2013-10-09" calcext:value-type="date">
            <text:p>Oct 9, 13</text:p>
          </table:table-cell>
          <table:table-cell table:style-name="ce14"/>
          <table:table-cell table:style-name="ce6" office:value-type="date" office:date-value="2013-10-10" calcext:value-type="date">
            <text:p>Oct 10, 13</text:p>
          </table:table-cell>
          <table:table-cell table:style-name="ce14"/>
          <table:table-cell office:value-type="date" office:date-value="2013-10-09" calcext:value-type="date">
            <text:p>Oct 9, 13</text:p>
          </table:table-cell>
          <table:table-cell table:style-name="ce14"/>
          <table:table-cell office:value-type="date" office:date-value="2013-10-10" calcext:value-type="date">
            <text:p>Oct 10, 13</text:p>
          </table:table-cell>
          <table:table-cell table:style-name="ce14"/>
          <table:table-cell table:style-name="ce6" office:value-type="date" office:date-value="2013-10-09" calcext:value-type="date">
            <text:p>Oct 9, 13</text:p>
          </table:table-cell>
          <table:table-cell table:style-name="ce14"/>
          <table:table-cell table:style-name="ce6" office:value-type="date" office:date-value="2013-10-09" calcext:value-type="date">
            <text:p>Oct 9, 13</text:p>
          </table:table-cell>
          <table:table-cell table:style-name="ce14"/>
          <table:table-cell office:value-type="date" office:date-value="2013-09-27" calcext:value-type="date">
            <text:p>Sep 27, 13</text:p>
          </table:table-cell>
          <table:table-cell table:style-name="ce11" office:value-type="date" office:date-value="2013-10-22" calcext:value-type="date">
            <text:p>10/22/13</text:p>
          </table:table-cell>
          <table:table-cell/>
          <table:table-cell table:style-name="ce11" office:value-type="date" office:date-value="2013-10-09" calcext:value-type="date">
            <text:p>10/09/13</text:p>
          </table:table-cell>
          <table:table-cell table:number-columns-repeated="1004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style-name="ce54" office:value-type="date" office:date-value="2013-12-16" calcext:value-type="date">
            <text:p>Dec 16, 13</text:p>
          </table:table-cell>
          <table:table-cell table:style-name="ce54" office:value-type="date" office:date-value="2013-11-28" calcext:value-type="date">
            <text:p>Nov 28, 13</text:p>
          </table:table-cell>
          <table:table-cell table:style-name="ce18"/>
          <table:table-cell table:style-name="ce7" office:value-type="date" office:date-value="2013-12-16" calcext:value-type="date">
            <text:p>Dec 16, 13</text:p>
          </table:table-cell>
          <table:table-cell table:style-name="ce18"/>
          <table:table-cell table:style-name="ce7" office:value-type="string" calcext:value-type="string">
            <text:p><text:a xlink:href="http://web.archive.org/web/20131215104840/https://www.fanfiction.net/tv/" xlink:type="simple">Dec 15, 13</text:a></text:p>
          </table:table-cell>
          <table:table-cell table:style-name="ce14"/>
          <table:table-cell office:value-type="date" office:date-value="2013-12-16" calcext:value-type="date">
            <text:p>Dec 16, 13</text:p>
          </table:table-cell>
          <table:table-cell table:style-name="ce14"/>
          <table:table-cell office:value-type="date" office:date-value="2013-11-28" calcext:value-type="date">
            <text:p>Nov 28, 13</text:p>
          </table:table-cell>
          <table:table-cell table:style-name="ce14"/>
          <table:table-cell table:style-name="ce6" office:value-type="date" office:date-value="2013-11-28" calcext:value-type="date">
            <text:p>Nov 28, 13</text:p>
          </table:table-cell>
          <table:table-cell table:style-name="ce14"/>
          <table:table-cell table:style-name="ce6" office:value-type="date" office:date-value="2013-12-16" calcext:value-type="date">
            <text:p>Dec 16, 13</text:p>
          </table:table-cell>
          <table:table-cell table:style-name="ce14"/>
          <table:table-cell office:value-type="date" office:date-value="2013-11-29" calcext:value-type="date">
            <text:p>Nov 29, 13</text:p>
          </table:table-cell>
          <table:table-cell table:number-columns-repeated="2"/>
          <table:table-cell table:style-name="ce11" office:value-type="date" office:date-value="2013-11-23" calcext:value-type="date">
            <text:p>11/23/13</text:p>
          </table:table-cell>
          <table:table-cell table:number-columns-repeated="1004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table:number-columns-repeated="2" table:style-name="ce8" office:value-type="date" office:date-value="2014-01-22" calcext:value-type="date">
            <text:p>Jan 22, 14</text:p>
          </table:table-cell>
          <table:table-cell table:style-name="ce14"/>
          <table:table-cell table:style-name="ce6" office:value-type="date" office:date-value="2014-01-22" calcext:value-type="date">
            <text:p>Jan 22, 14</text:p>
          </table:table-cell>
          <table:table-cell table:style-name="ce14"/>
          <table:table-cell table:style-name="ce6" office:value-type="date" office:date-value="2014-01-22" calcext:value-type="date">
            <text:p>Jan 22, 14</text:p>
          </table:table-cell>
          <table:table-cell table:style-name="ce14"/>
          <table:table-cell office:value-type="date" office:date-value="2014-01-22" calcext:value-type="date">
            <text:p>Jan 22, 14</text:p>
          </table:table-cell>
          <table:table-cell table:style-name="ce14"/>
          <table:table-cell office:value-type="date" office:date-value="2014-01-22" calcext:value-type="date">
            <text:p>Jan 22, 14</text:p>
          </table:table-cell>
          <table:table-cell table:style-name="ce14"/>
          <table:table-cell table:style-name="ce6" office:value-type="date" office:date-value="2014-01-22" calcext:value-type="date">
            <text:p>Jan 22, 14</text:p>
          </table:table-cell>
          <table:table-cell table:style-name="ce14"/>
          <table:table-cell table:style-name="ce6" office:value-type="date" office:date-value="2014-01-22" calcext:value-type="date">
            <text:p>Jan 22, 14</text:p>
          </table:table-cell>
          <table:table-cell table:style-name="ce14"/>
          <table:table-cell office:value-type="date" office:date-value="2014-01-29" calcext:value-type="date">
            <text:p>Jan 29, 14</text:p>
          </table:table-cell>
          <table:table-cell table:style-name="ce11" office:value-type="date" office:date-value="2014-01-25" calcext:value-type="date">
            <text:p>01/25/14</text:p>
          </table:table-cell>
          <table:table-cell/>
          <table:table-cell table:style-name="ce11" office:value-type="date" office:date-value="2014-01-22" calcext:value-type="date">
            <text:p>01/22/14</text:p>
          </table:table-cell>
          <table:table-cell table:number-columns-repeated="1004"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table:style-name="ce8" office:value-type="date" office:date-value="2014-04-04" calcext:value-type="date">
            <text:p>Apr 4, 14</text:p>
          </table:table-cell>
          <table:table-cell table:style-name="ce8" office:value-type="date" office:date-value="2014-04-07" calcext:value-type="date">
            <text:p>Apr 7, 14</text:p>
          </table:table-cell>
          <table:table-cell table:style-name="ce14"/>
          <table:table-cell table:style-name="ce6" office:value-type="date" office:date-value="2014-04-04" calcext:value-type="date">
            <text:p>Apr 4, 14</text:p>
          </table:table-cell>
          <table:table-cell table:style-name="ce14"/>
          <table:table-cell table:style-name="ce6" office:value-type="date" office:date-value="2014-04-07" calcext:value-type="date">
            <text:p>Apr 7, 14</text:p>
          </table:table-cell>
          <table:table-cell table:style-name="ce14"/>
          <table:table-cell office:value-type="date" office:date-value="2014-04-04" calcext:value-type="date">
            <text:p>Apr 4, 14</text:p>
          </table:table-cell>
          <table:table-cell table:style-name="ce14"/>
          <table:table-cell office:value-type="date" office:date-value="2014-04-07" calcext:value-type="date">
            <text:p>Apr 7, 14</text:p>
          </table:table-cell>
          <table:table-cell table:style-name="ce14"/>
          <table:table-cell table:style-name="ce6" office:value-type="date" office:date-value="2014-04-07" calcext:value-type="date">
            <text:p>Apr 7, 14</text:p>
          </table:table-cell>
          <table:table-cell table:style-name="ce14"/>
          <table:table-cell table:style-name="ce6" office:value-type="date" office:date-value="2014-04-04" calcext:value-type="date">
            <text:p>Apr 4, 14</text:p>
          </table:table-cell>
          <table:table-cell table:style-name="ce14"/>
          <table:table-cell office:value-type="date" office:date-value="2014-04-01" calcext:value-type="date">
            <text:p>Apr 1, 14</text:p>
          </table:table-cell>
          <table:table-cell table:number-columns-repeated="2"/>
          <table:table-cell table:style-name="ce11" office:value-type="date" office:date-value="2014-04-04" calcext:value-type="date">
            <text:p>04/04/14</text:p>
          </table:table-cell>
          <table:table-cell table:number-columns-repeated="1004"/>
        </table:table-row>
        <table:table-row table:style-name="ro3">
          <table:table-cell office:value-type="date" office:date-value="2014-07-04" calcext:value-type="date">
            <text:p>Jul 4, 14</text:p>
          </table:table-cell>
          <table:table-cell table:style-name="ce8" office:value-type="date" office:date-value="2014-07-05" calcext:value-type="date">
            <text:p>Jul 5, 14</text:p>
          </table:table-cell>
          <table:table-cell table:style-name="ce8" office:value-type="date" office:date-value="2014-07-03" calcext:value-type="date">
            <text:p>Jul 3, 14</text:p>
          </table:table-cell>
          <table:table-cell table:style-name="ce14"/>
          <table:table-cell table:style-name="ce6" office:value-type="date" office:date-value="2014-07-05" calcext:value-type="date">
            <text:p>Jul 5, 14</text:p>
          </table:table-cell>
          <table:table-cell table:style-name="ce14"/>
          <table:table-cell table:style-name="ce6" office:value-type="date" office:date-value="2014-07-03" calcext:value-type="date">
            <text:p>Jul 3, 14</text:p>
          </table:table-cell>
          <table:table-cell table:style-name="ce14"/>
          <table:table-cell office:value-type="date" office:date-value="2014-07-05" calcext:value-type="date">
            <text:p>Jul 5, 14</text:p>
          </table:table-cell>
          <table:table-cell table:style-name="ce14"/>
          <table:table-cell office:value-type="date" office:date-value="2014-07-03" calcext:value-type="date">
            <text:p>Jul 3, 14</text:p>
          </table:table-cell>
          <table:table-cell table:style-name="ce14"/>
          <table:table-cell table:style-name="ce6" office:value-type="date" office:date-value="2014-07-03" calcext:value-type="date">
            <text:p>Jul 3, 14</text:p>
          </table:table-cell>
          <table:table-cell table:style-name="ce14"/>
          <table:table-cell table:style-name="ce6" office:value-type="date" office:date-value="2014-07-05" calcext:value-type="date">
            <text:p>Jul 5, 14</text:p>
          </table:table-cell>
          <table:table-cell table:style-name="ce14"/>
          <table:table-cell office:value-type="date" office:date-value="2014-07-12" calcext:value-type="date">
            <text:p>Jul 12, 14</text:p>
          </table:table-cell>
          <table:table-cell table:style-name="ce11" office:value-type="date" office:date-value="2014-07-03" calcext:value-type="date">
            <text:p>07/03/14</text:p>
          </table:table-cell>
          <table:table-cell/>
          <table:table-cell table:style-name="ce11" office:value-type="date" office:date-value="2014-07-05" calcext:value-type="date">
            <text:p>07/05/14</text:p>
          </table:table-cell>
          <table:table-cell table:number-columns-repeated="1004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table:number-columns-repeated="2" table:style-name="ce8" office:value-type="date" office:date-value="2014-10-04" calcext:value-type="date">
            <text:p>Oct 4, 14</text:p>
          </table:table-cell>
          <table:table-cell table:style-name="ce14"/>
          <table:table-cell table:style-name="ce6" office:value-type="date" office:date-value="2014-10-04" calcext:value-type="date">
            <text:p>Oct 4, 14</text:p>
          </table:table-cell>
          <table:table-cell table:style-name="ce14"/>
          <table:table-cell table:style-name="ce6" office:value-type="date" office:date-value="2014-10-04" calcext:value-type="date">
            <text:p>Oct 4, 14</text:p>
          </table:table-cell>
          <table:table-cell table:style-name="ce14"/>
          <table:table-cell office:value-type="date" office:date-value="2014-10-04" calcext:value-type="date">
            <text:p>Oct 4, 14</text:p>
          </table:table-cell>
          <table:table-cell table:style-name="ce14"/>
          <table:table-cell office:value-type="date" office:date-value="2014-10-04" calcext:value-type="date">
            <text:p>Oct 4, 14</text:p>
          </table:table-cell>
          <table:table-cell table:style-name="ce14"/>
          <table:table-cell table:style-name="ce6" office:value-type="date" office:date-value="2014-10-04" calcext:value-type="date">
            <text:p>Oct 4, 14</text:p>
          </table:table-cell>
          <table:table-cell table:style-name="ce14"/>
          <table:table-cell table:style-name="ce6" office:value-type="date" office:date-value="2014-10-04" calcext:value-type="date">
            <text:p>Oct 4, 14</text:p>
          </table:table-cell>
          <table:table-cell table:style-name="ce14"/>
          <table:table-cell office:value-type="date" office:date-value="2014-10-09" calcext:value-type="date">
            <text:p>Oct 9, 14</text:p>
          </table:table-cell>
          <table:table-cell table:style-name="ce11" office:value-type="date" office:date-value="2014-10-05" calcext:value-type="date">
            <text:p>10/05/14</text:p>
          </table:table-cell>
          <table:table-cell/>
          <table:table-cell table:style-name="ce11" office:value-type="date" office:date-value="2014-10-04" calcext:value-type="date">
            <text:p>10/04/14</text:p>
          </table:table-cell>
          <table:table-cell table:number-columns-repeated="1004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table:style-name="ce8" office:value-type="date" office:date-value="2015-01-07" calcext:value-type="date">
            <text:p>Jan 7, 15</text:p>
          </table:table-cell>
          <table:table-cell table:style-name="ce8" office:value-type="date" office:date-value="2015-01-09" calcext:value-type="date">
            <text:p>Jan 9, 15</text:p>
          </table:table-cell>
          <table:table-cell table:style-name="ce14"/>
          <table:table-cell table:style-name="ce6" office:value-type="date" office:date-value="2015-01-21" calcext:value-type="date">
            <text:p>Jan 21, 15</text:p>
          </table:table-cell>
          <table:table-cell table:style-name="ce14"/>
          <table:table-cell table:style-name="ce6" office:value-type="date" office:date-value="2015-01-16" calcext:value-type="date">
            <text:p>Jan 16, 15</text:p>
          </table:table-cell>
          <table:table-cell table:style-name="ce14"/>
          <table:table-cell office:value-type="date" office:date-value="2015-01-21" calcext:value-type="date">
            <text:p>Jan 21, 15</text:p>
          </table:table-cell>
          <table:table-cell table:style-name="ce14"/>
          <table:table-cell office:value-type="date" office:date-value="2015-01-16" calcext:value-type="date">
            <text:p>Jan 16, 15</text:p>
          </table:table-cell>
          <table:table-cell table:style-name="ce14"/>
          <table:table-cell table:style-name="ce6" office:value-type="date" office:date-value="2015-01-28" calcext:value-type="date">
            <text:p>Jan 28, 15</text:p>
          </table:table-cell>
          <table:table-cell table:style-name="ce14"/>
          <table:table-cell table:style-name="ce6" office:value-type="date" office:date-value="2015-01-23" calcext:value-type="date">
            <text:p>Jan 23, 15</text:p>
          </table:table-cell>
          <table:table-cell table:style-name="ce14"/>
          <table:table-cell office:value-type="date" office:date-value="2015-01-05" calcext:value-type="date">
            <text:p>Jan 5, 15</text:p>
          </table:table-cell>
          <table:table-cell table:style-name="ce11" office:value-type="date" office:date-value="2015-01-11" calcext:value-type="date">
            <text:p>01/11/15</text:p>
          </table:table-cell>
          <table:table-cell/>
          <table:table-cell table:style-name="ce11" office:value-type="date" office:date-value="2015-01-21" calcext:value-type="date">
            <text:p>01/21/15</text:p>
          </table:table-cell>
          <table:table-cell table:number-columns-repeated="1004"/>
        </table:table-row>
        <table:table-row table:style-name="ro3">
          <table:table-cell office:value-type="date" office:date-value="2015-05-20" calcext:value-type="date">
            <text:p>May 20, 15</text:p>
          </table:table-cell>
          <table:table-cell table:style-name="ce54" office:value-type="date" office:date-value="2015-05-13" calcext:value-type="date">
            <text:p>May 13, 15</text:p>
          </table:table-cell>
          <table:table-cell table:style-name="ce54" office:value-type="date" office:date-value="2015-05-26" calcext:value-type="date">
            <text:p>May 26, 15</text:p>
          </table:table-cell>
          <table:table-cell table:style-name="ce14"/>
          <table:table-cell table:style-name="ce6" office:value-type="date" office:date-value="2015-05-13" calcext:value-type="date">
            <text:p>May 13, 15</text:p>
          </table:table-cell>
          <table:table-cell table:style-name="ce14"/>
          <table:table-cell table:style-name="ce6" office:value-type="date" office:date-value="2015-05-26" calcext:value-type="date">
            <text:p>May 26, 15</text:p>
          </table:table-cell>
          <table:table-cell table:style-name="ce14"/>
          <table:table-cell office:value-type="date" office:date-value="2015-05-13" calcext:value-type="date">
            <text:p>May 13, 15</text:p>
          </table:table-cell>
          <table:table-cell table:style-name="ce14"/>
          <table:table-cell office:value-type="date" office:date-value="2015-05-26" calcext:value-type="date">
            <text:p>May 26, 15</text:p>
          </table:table-cell>
          <table:table-cell table:style-name="ce14"/>
          <table:table-cell table:style-name="ce6" office:value-type="date" office:date-value="2015-05-26" calcext:value-type="date">
            <text:p>May 26, 15</text:p>
          </table:table-cell>
          <table:table-cell table:style-name="ce14"/>
          <table:table-cell table:style-name="ce6" office:value-type="date" office:date-value="2015-05-14" calcext:value-type="date">
            <text:p>May 14, 15</text:p>
          </table:table-cell>
          <table:table-cell table:style-name="ce14"/>
          <table:table-cell office:value-type="date" office:date-value="2015-05-14" calcext:value-type="date">
            <text:p>May 14, 15</text:p>
          </table:table-cell>
          <table:table-cell table:number-columns-repeated="2"/>
          <table:table-cell table:style-name="ce11" office:value-type="date" office:date-value="2015-05-12" calcext:value-type="date">
            <text:p>05/12/15</text:p>
          </table:table-cell>
          <table:table-cell table:number-columns-repeated="1004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table:number-columns-repeated="2" table:style-name="ce8" office:value-type="date" office:date-value="2015-06-23" calcext:value-type="date">
            <text:p>Jun 23, 15</text:p>
          </table:table-cell>
          <table:table-cell table:style-name="ce14"/>
          <table:table-cell table:style-name="ce7" office:value-type="date" office:date-value="2015-06-23" calcext:value-type="date">
            <text:p>Jun 23, 15</text:p>
          </table:table-cell>
          <table:table-cell table:style-name="ce18"/>
          <table:table-cell table:style-name="ce7" office:value-type="date" office:date-value="2015-06-23" calcext:value-type="date">
            <text:p>Jun 23, 15</text:p>
          </table:table-cell>
          <table:table-cell table:style-name="ce14"/>
          <table:table-cell office:value-type="date" office:date-value="2015-06-23" calcext:value-type="date">
            <text:p>Jun 23, 15</text:p>
          </table:table-cell>
          <table:table-cell table:style-name="ce14"/>
          <table:table-cell office:value-type="date" office:date-value="2015-06-23" calcext:value-type="date">
            <text:p>Jun 23, 15</text:p>
          </table:table-cell>
          <table:table-cell table:style-name="ce14"/>
          <table:table-cell table:style-name="ce6" office:value-type="date" office:date-value="2015-06-27" calcext:value-type="date">
            <text:p>Jun 27, 15</text:p>
          </table:table-cell>
          <table:table-cell table:style-name="ce14"/>
          <table:table-cell table:style-name="ce6" office:value-type="date" office:date-value="2015-06-23" calcext:value-type="date">
            <text:p>Jun 23, 15</text:p>
          </table:table-cell>
          <table:table-cell table:style-name="ce14"/>
          <table:table-cell/>
          <table:table-cell table:style-name="ce11" office:value-type="date" office:date-value="2015-07-09" calcext:value-type="date">
            <text:p>07/09/15</text:p>
          </table:table-cell>
          <table:table-cell/>
          <table:table-cell table:style-name="ce11" office:value-type="date" office:date-value="2015-06-23" calcext:value-type="date">
            <text:p>06/23/15</text:p>
          </table:table-cell>
          <table:table-cell table:number-columns-repeated="1004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table:style-name="ce8" office:value-type="date" office:date-value="2015-08-13" calcext:value-type="date">
            <text:p>Aug 13, 15</text:p>
          </table:table-cell>
          <table:table-cell table:style-name="ce8" office:value-type="date" office:date-value="2015-08-15" calcext:value-type="date">
            <text:p>Aug 15, 15</text:p>
          </table:table-cell>
          <table:table-cell table:style-name="ce14"/>
          <table:table-cell table:style-name="ce6" office:value-type="date" office:date-value="2015-08-13" calcext:value-type="date">
            <text:p>Aug 13, 15</text:p>
          </table:table-cell>
          <table:table-cell table:style-name="ce14"/>
          <table:table-cell table:style-name="ce6" office:value-type="date" office:date-value="2015-08-13" calcext:value-type="date">
            <text:p>Aug 13, 15</text:p>
          </table:table-cell>
          <table:table-cell table:style-name="ce14"/>
          <table:table-cell office:value-type="date" office:date-value="2015-08-13" calcext:value-type="date">
            <text:p>Aug 13, 15</text:p>
          </table:table-cell>
          <table:table-cell table:style-name="ce14"/>
          <table:table-cell office:value-type="date" office:date-value="2015-08-13" calcext:value-type="date">
            <text:p>Aug 13, 15</text:p>
          </table:table-cell>
          <table:table-cell table:style-name="ce14"/>
          <table:table-cell table:style-name="ce6" office:value-type="date" office:date-value="2015-08-13" calcext:value-type="date">
            <text:p>Aug 13, 15</text:p>
          </table:table-cell>
          <table:table-cell table:style-name="ce14"/>
          <table:table-cell table:style-name="ce6" office:value-type="date" office:date-value="2015-08-13" calcext:value-type="date">
            <text:p>Aug 13, 15</text:p>
          </table:table-cell>
          <table:table-cell table:style-name="ce14"/>
          <table:table-cell table:number-columns-repeated="3"/>
          <table:table-cell table:style-name="ce11" office:value-type="date" office:date-value="2015-08-13" calcext:value-type="date">
            <text:p>08/13/15</text:p>
          </table:table-cell>
          <table:table-cell table:number-columns-repeated="1004"/>
        </table:table-row>
        <table:table-row table:style-name="ro3">
          <table:table-cell office:value-type="date" office:date-value="2015-10-07" calcext:value-type="date">
            <text:p>Oct 7, 15</text:p>
          </table:table-cell>
          <table:table-cell table:style-name="ce8" office:value-type="date" office:date-value="2015-10-03" calcext:value-type="date">
            <text:p>Oct 3, 15</text:p>
          </table:table-cell>
          <table:table-cell table:style-name="ce8" office:value-type="date" office:date-value="2015-10-15" calcext:value-type="date">
            <text:p>Oct 15, 15</text:p>
          </table:table-cell>
          <table:table-cell table:style-name="ce14"/>
          <table:table-cell table:style-name="ce6" office:value-type="date" office:date-value="2015-10-15" calcext:value-type="date">
            <text:p>Oct 15, 15</text:p>
          </table:table-cell>
          <table:table-cell table:style-name="ce14"/>
          <table:table-cell table:style-name="ce6" office:value-type="date" office:date-value="2015-10-15" calcext:value-type="date">
            <text:p>Oct 15, 15</text:p>
          </table:table-cell>
          <table:table-cell table:style-name="ce14"/>
          <table:table-cell office:value-type="date" office:date-value="2015-10-09" calcext:value-type="date">
            <text:p>Oct 9, 15</text:p>
          </table:table-cell>
          <table:table-cell table:style-name="ce14"/>
          <table:table-cell office:value-type="date" office:date-value="2015-10-15" calcext:value-type="date">
            <text:p>Oct 15, 15</text:p>
          </table:table-cell>
          <table:table-cell table:style-name="ce14"/>
          <table:table-cell table:style-name="ce6" office:value-type="date" office:date-value="2015-10-15" calcext:value-type="date">
            <text:p>Oct 15, 15</text:p>
          </table:table-cell>
          <table:table-cell table:style-name="ce14"/>
          <table:table-cell table:style-name="ce6" office:value-type="date" office:date-value="2015-10-15" calcext:value-type="date">
            <text:p>Oct 15, 15</text:p>
          </table:table-cell>
          <table:table-cell table:style-name="ce14"/>
          <table:table-cell office:value-type="date" office:date-value="2015-10-19" calcext:value-type="date">
            <text:p>Oct 19, 15</text:p>
          </table:table-cell>
          <table:table-cell table:style-name="ce11" office:value-type="date" office:date-value="2015-10-06" calcext:value-type="date">
            <text:p>10/06/15</text:p>
          </table:table-cell>
          <table:table-cell/>
          <table:table-cell table:style-name="ce11" office:value-type="date" office:date-value="2015-10-02" calcext:value-type="date">
            <text:p>10/02/15</text:p>
          </table:table-cell>
          <table:table-cell table:number-columns-repeated="1004"/>
        </table:table-row>
        <table:table-row table:style-name="ro3">
          <table:table-cell office:value-type="date" office:date-value="2016-01-06" calcext:value-type="date">
            <text:p>Jan 6, 16</text:p>
          </table:table-cell>
          <table:table-cell table:style-name="ce8" office:value-type="date" office:date-value="2016-01-07" calcext:value-type="date">
            <text:p>Jan 7, 16</text:p>
          </table:table-cell>
          <table:table-cell table:style-name="ce8" office:value-type="date" office:date-value="2016-01-05" calcext:value-type="date">
            <text:p>Jan 5, 16</text:p>
          </table:table-cell>
          <table:table-cell table:style-name="ce14"/>
          <table:table-cell table:style-name="ce6" office:value-type="date" office:date-value="2016-01-07" calcext:value-type="date">
            <text:p>Jan 7, 16</text:p>
          </table:table-cell>
          <table:table-cell table:style-name="ce14"/>
          <table:table-cell table:style-name="ce6" office:value-type="date" office:date-value="2016-01-05" calcext:value-type="date">
            <text:p>Jan 5, 16</text:p>
          </table:table-cell>
          <table:table-cell table:style-name="ce14"/>
          <table:table-cell office:value-type="date" office:date-value="2016-01-07" calcext:value-type="date">
            <text:p>Jan 7, 16</text:p>
          </table:table-cell>
          <table:table-cell table:style-name="ce14"/>
          <table:table-cell office:value-type="date" office:date-value="2016-01-05" calcext:value-type="date">
            <text:p>Jan 5, 16</text:p>
          </table:table-cell>
          <table:table-cell table:style-name="ce14"/>
          <table:table-cell office:value-type="date" office:date-value="2016-01-05" calcext:value-type="date">
            <text:p>Jan 5, 16</text:p>
          </table:table-cell>
          <table:table-cell table:style-name="ce14"/>
          <table:table-cell table:style-name="ce3" office:value-type="date" office:date-value="2016-01-07" calcext:value-type="date">
            <text:p>Jan 7, 16</text:p>
          </table:table-cell>
          <table:table-cell table:style-name="ce14"/>
          <table:table-cell table:number-columns-repeated="3"/>
          <table:table-cell table:style-name="ce11" office:value-type="date" office:date-value="2016-01-07" calcext:value-type="date">
            <text:p>01/07/16</text:p>
          </table:table-cell>
          <table:table-cell table:number-columns-repeated="1004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table:number-columns-repeated="2" table:style-name="ce8" office:value-type="date" office:date-value="2016-04-06" calcext:value-type="date">
            <text:p>Apr 6, 16</text:p>
          </table:table-cell>
          <table:table-cell table:style-name="ce14"/>
          <table:table-cell table:style-name="ce6" office:value-type="date" office:date-value="2016-04-06" calcext:value-type="date">
            <text:p>Apr 6, 16</text:p>
          </table:table-cell>
          <table:table-cell table:style-name="ce14"/>
          <table:table-cell table:style-name="ce6" office:value-type="date" office:date-value="2016-04-06" calcext:value-type="date">
            <text:p>Apr 6, 16</text:p>
          </table:table-cell>
          <table:table-cell table:style-name="ce14"/>
          <table:table-cell office:value-type="date" office:date-value="2016-04-06" calcext:value-type="date">
            <text:p>Apr 6, 16</text:p>
          </table:table-cell>
          <table:table-cell table:style-name="ce14"/>
          <table:table-cell office:value-type="date" office:date-value="2016-04-06" calcext:value-type="date">
            <text:p>Apr 6, 16</text:p>
          </table:table-cell>
          <table:table-cell table:style-name="ce14"/>
          <table:table-cell office:value-type="date" office:date-value="2016-04-06" calcext:value-type="date">
            <text:p>Apr 6, 16</text:p>
          </table:table-cell>
          <table:table-cell table:style-name="ce14"/>
          <table:table-cell table:style-name="ce3" office:value-type="date" office:date-value="2016-04-06" calcext:value-type="date">
            <text:p>Apr 6, 16</text:p>
          </table:table-cell>
          <table:table-cell table:style-name="ce14"/>
          <table:table-cell office:value-type="date" office:date-value="2016-04-06" calcext:value-type="date">
            <text:p>Apr 6, 16</text:p>
          </table:table-cell>
          <table:table-cell table:style-name="ce11" office:value-type="date" office:date-value="2016-04-07" calcext:value-type="date">
            <text:p>04/07/16</text:p>
          </table:table-cell>
          <table:table-cell/>
          <table:table-cell table:style-name="ce11" office:value-type="date" office:date-value="2016-04-06" calcext:value-type="date">
            <text:p>04/06/16</text:p>
          </table:table-cell>
          <table:table-cell table:number-columns-repeated="1004"/>
        </table:table-row>
        <table:table-row table:style-name="ro3">
          <table:table-cell office:value-type="date" office:date-value="2016-07-06" calcext:value-type="date">
            <text:p>Jul 6, 16</text:p>
          </table:table-cell>
          <table:table-cell table:style-name="ce8" office:value-type="date" office:date-value="2016-07-04" calcext:value-type="date">
            <text:p>Jul 4, 16</text:p>
          </table:table-cell>
          <table:table-cell table:style-name="ce8" office:value-type="date" office:date-value="2016-07-08" calcext:value-type="date">
            <text:p>Jul 8, 16</text:p>
          </table:table-cell>
          <table:table-cell table:style-name="ce14"/>
          <table:table-cell table:style-name="ce6" office:value-type="date" office:date-value="2016-07-08" calcext:value-type="date">
            <text:p>Jul 8, 16</text:p>
          </table:table-cell>
          <table:table-cell table:style-name="ce14"/>
          <table:table-cell table:style-name="ce6" office:value-type="date" office:date-value="2016-07-08" calcext:value-type="date">
            <text:p>Jul 8, 16</text:p>
          </table:table-cell>
          <table:table-cell table:style-name="ce14"/>
          <table:table-cell office:value-type="date" office:date-value="2016-07-05" calcext:value-type="date">
            <text:p>Jul 5, 16</text:p>
          </table:table-cell>
          <table:table-cell table:style-name="ce14"/>
          <table:table-cell office:value-type="date" office:date-value="2016-07-08" calcext:value-type="date">
            <text:p>Jul 8, 16</text:p>
          </table:table-cell>
          <table:table-cell table:style-name="ce14"/>
          <table:table-cell office:value-type="date" office:date-value="2016-07-08" calcext:value-type="date">
            <text:p>Jul 8, 16</text:p>
          </table:table-cell>
          <table:table-cell table:style-name="ce14"/>
          <table:table-cell table:style-name="ce3" office:value-type="date" office:date-value="2016-07-05" calcext:value-type="date">
            <text:p>Jul 5, 16</text:p>
          </table:table-cell>
          <table:table-cell table:style-name="ce14"/>
          <table:table-cell office:value-type="date" office:date-value="2016-07-07" calcext:value-type="date">
            <text:p>Jul 7, 16</text:p>
          </table:table-cell>
          <table:table-cell table:style-name="ce11" office:value-type="date" office:date-value="2016-07-08" calcext:value-type="date">
            <text:p>07/08/16</text:p>
          </table:table-cell>
          <table:table-cell/>
          <table:table-cell table:style-name="ce11" office:value-type="date" office:date-value="2016-07-05" calcext:value-type="date">
            <text:p>07/05/16</text:p>
          </table:table-cell>
          <table:table-cell table:number-columns-repeated="1004"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table:style-name="ce8" office:value-type="date" office:date-value="2016-10-01" calcext:value-type="date">
            <text:p>Oct 1, 16</text:p>
          </table:table-cell>
          <table:table-cell table:style-name="ce8" office:value-type="date" office:date-value="2016-09-23" calcext:value-type="date">
            <text:p>Sep 23, 16</text:p>
          </table:table-cell>
          <table:table-cell table:style-name="ce14"/>
          <table:table-cell table:style-name="ce6" office:value-type="date" office:date-value="2016-09-24" calcext:value-type="date">
            <text:p>Sep 24, 16</text:p>
          </table:table-cell>
          <table:table-cell table:style-name="ce14"/>
          <table:table-cell table:style-name="ce6" office:value-type="date" office:date-value="2016-09-25" calcext:value-type="date">
            <text:p>Sep 25, 16</text:p>
          </table:table-cell>
          <table:table-cell table:style-name="ce14"/>
          <table:table-cell office:value-type="date" office:date-value="2016-09-27" calcext:value-type="date">
            <text:p>Sep 27, 16</text:p>
          </table:table-cell>
          <table:table-cell table:style-name="ce14"/>
          <table:table-cell office:value-type="date" office:date-value="2016-09-23" calcext:value-type="date">
            <text:p>Sep 23, 16</text:p>
          </table:table-cell>
          <table:table-cell table:style-name="ce14"/>
          <table:table-cell office:value-type="date" office:date-value="2016-09-23" calcext:value-type="date">
            <text:p>Sep 23, 16</text:p>
          </table:table-cell>
          <table:table-cell table:style-name="ce14"/>
          <table:table-cell table:style-name="ce3" office:value-type="date" office:date-value="2016-09-28" calcext:value-type="date">
            <text:p>Sep 28, 16</text:p>
          </table:table-cell>
          <table:table-cell table:style-name="ce14"/>
          <table:table-cell office:value-type="date" office:date-value="2016-10-03" calcext:value-type="date">
            <text:p>Oct 3, 16</text:p>
          </table:table-cell>
          <table:table-cell table:style-name="ce11" office:value-type="date" office:date-value="2016-09-21" calcext:value-type="date">
            <text:p>09/21/16</text:p>
          </table:table-cell>
          <table:table-cell/>
          <table:table-cell table:style-name="ce11" office:value-type="date" office:date-value="2016-09-24" calcext:value-type="date">
            <text:p>09/24/16</text:p>
          </table:table-cell>
          <table:table-cell table:number-columns-repeated="1004"/>
        </table:table-row>
        <table:table-row table:style-name="ro3">
          <table:table-cell office:value-type="date" office:date-value="2017-01-07" calcext:value-type="date">
            <text:p>Jan 7, 17</text:p>
          </table:table-cell>
          <table:table-cell table:style-name="ce8" office:value-type="date" office:date-value="2017-01-02" calcext:value-type="date">
            <text:p>Jan 2, 17</text:p>
          </table:table-cell>
          <table:table-cell table:style-name="ce8" office:value-type="date" office:date-value="2017-01-14" calcext:value-type="date">
            <text:p>Jan 14, 17</text:p>
          </table:table-cell>
          <table:table-cell table:style-name="ce14"/>
          <table:table-cell table:style-name="ce6" office:value-type="date" office:date-value="2017-01-11" calcext:value-type="date">
            <text:p>Jan 11, 17</text:p>
          </table:table-cell>
          <table:table-cell table:style-name="ce14"/>
          <table:table-cell table:style-name="ce6" office:value-type="date" office:date-value="2017-01-14" calcext:value-type="date">
            <text:p>Jan 14, 17</text:p>
          </table:table-cell>
          <table:table-cell table:style-name="ce14"/>
          <table:table-cell office:value-type="date" office:date-value="2017-01-09" calcext:value-type="date">
            <text:p>Jan 9, 17</text:p>
          </table:table-cell>
          <table:table-cell table:style-name="ce14"/>
          <table:table-cell office:value-type="date" office:date-value="2017-01-14" calcext:value-type="date">
            <text:p>Jan 14, 17</text:p>
          </table:table-cell>
          <table:table-cell table:style-name="ce14"/>
          <table:table-cell office:value-type="date" office:date-value="2017-01-14" calcext:value-type="date">
            <text:p>Jan 14, 17</text:p>
          </table:table-cell>
          <table:table-cell table:style-name="ce14"/>
          <table:table-cell table:style-name="ce3" office:value-type="date" office:date-value="2017-01-09" calcext:value-type="date">
            <text:p>Jan 9, 17</text:p>
          </table:table-cell>
          <table:table-cell table:style-name="ce14"/>
          <table:table-cell office:value-type="date" office:date-value="2017-01-12" calcext:value-type="date">
            <text:p>Jan 12, 17</text:p>
          </table:table-cell>
          <table:table-cell table:number-columns-repeated="2"/>
          <table:table-cell table:style-name="ce11" office:value-type="date" office:date-value="2017-01-09" calcext:value-type="date">
            <text:p>01/09/17</text:p>
          </table:table-cell>
          <table:table-cell table:number-columns-repeated="1004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table:style-name="ce8" office:value-type="date" office:date-value="2017-04-02" calcext:value-type="date">
            <text:p>Apr 2, 17</text:p>
          </table:table-cell>
          <table:table-cell table:style-name="ce8" office:value-type="date" office:date-value="2017-04-03" calcext:value-type="date">
            <text:p>Apr 3, 17</text:p>
          </table:table-cell>
          <table:table-cell table:style-name="ce14"/>
          <table:table-cell table:style-name="ce6" office:value-type="date" office:date-value="2017-04-03" calcext:value-type="date">
            <text:p>Apr 3, 17</text:p>
          </table:table-cell>
          <table:table-cell table:style-name="ce14"/>
          <table:table-cell table:style-name="ce6" office:value-type="date" office:date-value="2017-04-03" calcext:value-type="date">
            <text:p>Apr 3, 17</text:p>
          </table:table-cell>
          <table:table-cell table:style-name="ce14"/>
          <table:table-cell office:value-type="date" office:date-value="2017-04-03" calcext:value-type="date">
            <text:p>Apr 3, 17</text:p>
          </table:table-cell>
          <table:table-cell table:style-name="ce14"/>
          <table:table-cell office:value-type="date" office:date-value="2017-04-03" calcext:value-type="date">
            <text:p>Apr 3, 17</text:p>
          </table:table-cell>
          <table:table-cell table:style-name="ce14"/>
          <table:table-cell office:value-type="date" office:date-value="2017-04-03" calcext:value-type="date">
            <text:p>Apr 3, 17</text:p>
          </table:table-cell>
          <table:table-cell table:style-name="ce14"/>
          <table:table-cell table:style-name="ce3" office:value-type="date" office:date-value="2017-04-03" calcext:value-type="date">
            <text:p>Apr 3, 17</text:p>
          </table:table-cell>
          <table:table-cell table:style-name="ce14"/>
          <table:table-cell office:value-type="date" office:date-value="2017-04-10" calcext:value-type="date">
            <text:p>Apr 10, 17</text:p>
          </table:table-cell>
          <table:table-cell table:number-columns-repeated="2"/>
          <table:table-cell table:style-name="ce11" office:value-type="date" office:date-value="2017-04-03" calcext:value-type="date">
            <text:p>04/03/17</text:p>
          </table:table-cell>
          <table:table-cell table:number-columns-repeated="1004"/>
        </table:table-row>
        <table:table-row table:style-name="ro3">
          <table:table-cell office:value-type="date" office:date-value="2017-07-04" calcext:value-type="date">
            <text:p>Jul 4, 17</text:p>
          </table:table-cell>
          <table:table-cell table:number-columns-repeated="2" table:style-name="ce8" office:value-type="date" office:date-value="2017-07-03" calcext:value-type="date">
            <text:p>Jul 3, 17</text:p>
          </table:table-cell>
          <table:table-cell table:style-name="ce14"/>
          <table:table-cell table:style-name="ce6" office:value-type="date" office:date-value="2017-07-05" calcext:value-type="date">
            <text:p>Jul 5, 17</text:p>
          </table:table-cell>
          <table:table-cell table:style-name="ce14"/>
          <table:table-cell table:style-name="ce6" office:value-type="date" office:date-value="2017-07-03" calcext:value-type="date">
            <text:p>Jul 3, 17</text:p>
          </table:table-cell>
          <table:table-cell table:style-name="ce14"/>
          <table:table-cell office:value-type="date" office:date-value="2017-07-07" calcext:value-type="date">
            <text:p>Jul 7, 17</text:p>
          </table:table-cell>
          <table:table-cell table:style-name="ce14"/>
          <table:table-cell office:value-type="date" office:date-value="2017-07-03" calcext:value-type="date">
            <text:p>Jul 3, 17</text:p>
          </table:table-cell>
          <table:table-cell table:style-name="ce14"/>
          <table:table-cell office:value-type="date" office:date-value="2017-07-03" calcext:value-type="date">
            <text:p>Jul 3, 17</text:p>
          </table:table-cell>
          <table:table-cell table:style-name="ce14"/>
          <table:table-cell table:style-name="ce3" office:value-type="date" office:date-value="2017-07-07" calcext:value-type="date">
            <text:p>Jul 7, 17</text:p>
          </table:table-cell>
          <table:table-cell table:style-name="ce14"/>
          <table:table-cell office:value-type="date" office:date-value="2017-06-27" calcext:value-type="date">
            <text:p>Jun 27, 17</text:p>
          </table:table-cell>
          <table:table-cell table:style-name="ce11" office:value-type="date" office:date-value="2017-06-22" calcext:value-type="date">
            <text:p>06/22/17</text:p>
          </table:table-cell>
          <table:table-cell/>
          <table:table-cell table:style-name="ce11" office:value-type="date" office:date-value="2017-07-07" calcext:value-type="date">
            <text:p>07/07/17</text:p>
          </table:table-cell>
          <table:table-cell table:number-columns-repeated="1004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table:number-columns-repeated="2" table:style-name="ce8" office:value-type="date" office:date-value="2017-10-03" calcext:value-type="date">
            <text:p>Oct 3, 17</text:p>
          </table:table-cell>
          <table:table-cell table:style-name="ce14"/>
          <table:table-cell table:style-name="ce6" office:value-type="date" office:date-value="2017-10-10" calcext:value-type="date">
            <text:p>Oct 10, 17</text:p>
          </table:table-cell>
          <table:table-cell table:style-name="ce14"/>
          <table:table-cell table:style-name="ce6" office:value-type="date" office:date-value="2017-10-10" calcext:value-type="date">
            <text:p>Oct 10, 17</text:p>
          </table:table-cell>
          <table:table-cell table:style-name="ce14"/>
          <table:table-cell office:value-type="date" office:date-value="2017-10-10" calcext:value-type="date">
            <text:p>Oct 10, 17</text:p>
          </table:table-cell>
          <table:table-cell table:style-name="ce14"/>
          <table:table-cell office:value-type="date" office:date-value="2017-10-10" calcext:value-type="date">
            <text:p>Oct 10, 17</text:p>
          </table:table-cell>
          <table:table-cell table:style-name="ce14"/>
          <table:table-cell office:value-type="date" office:date-value="2017-10-10" calcext:value-type="date">
            <text:p>Oct 10, 17</text:p>
          </table:table-cell>
          <table:table-cell table:style-name="ce14"/>
          <table:table-cell table:style-name="ce3" office:value-type="date" office:date-value="2017-10-10" calcext:value-type="date">
            <text:p>Oct 10, 17</text:p>
          </table:table-cell>
          <table:table-cell table:style-name="ce14"/>
          <table:table-cell office:value-type="date" office:date-value="2017-10-01" calcext:value-type="date">
            <text:p>Oct 1, 17</text:p>
          </table:table-cell>
          <table:table-cell table:style-name="ce11" office:value-type="date" office:date-value="2017-10-10" calcext:value-type="date">
            <text:p>10/10/17</text:p>
          </table:table-cell>
          <table:table-cell/>
          <table:table-cell table:style-name="ce11" office:value-type="date" office:date-value="2017-10-10" calcext:value-type="date">
            <text:p>10/10/17</text:p>
          </table:table-cell>
          <table:table-cell table:number-columns-repeated="1004"/>
        </table:table-row>
        <table:table-row table:style-name="ro3">
          <table:table-cell office:value-type="date" office:date-value="2018-01-05" calcext:value-type="date">
            <text:p>Jan 5, 18</text:p>
          </table:table-cell>
          <table:table-cell table:style-name="ce8" office:value-type="date" office:date-value="2018-01-01" calcext:value-type="date">
            <text:p>Jan 1, 18</text:p>
          </table:table-cell>
          <table:table-cell table:style-name="ce8" office:value-type="date" office:date-value="2018-01-10" calcext:value-type="date">
            <text:p>Jan 10, 18</text:p>
          </table:table-cell>
          <table:table-cell table:style-name="ce14"/>
          <table:table-cell table:style-name="ce6" office:value-type="date" office:date-value="2018-01-10" calcext:value-type="date">
            <text:p>Jan 10, 18</text:p>
          </table:table-cell>
          <table:table-cell table:style-name="ce14"/>
          <table:table-cell table:style-name="ce6" office:value-type="date" office:date-value="2018-01-10" calcext:value-type="date">
            <text:p>Jan 10, 18</text:p>
          </table:table-cell>
          <table:table-cell table:style-name="ce14"/>
          <table:table-cell office:value-type="date" office:date-value="2018-01-10" calcext:value-type="date">
            <text:p>Jan 10, 18</text:p>
          </table:table-cell>
          <table:table-cell table:style-name="ce14"/>
          <table:table-cell office:value-type="date" office:date-value="2018-01-10" calcext:value-type="date">
            <text:p>Jan 10, 18</text:p>
          </table:table-cell>
          <table:table-cell table:style-name="ce14"/>
          <table:table-cell office:value-type="date" office:date-value="2018-01-10" calcext:value-type="date">
            <text:p>Jan 10, 18</text:p>
          </table:table-cell>
          <table:table-cell table:style-name="ce14"/>
          <table:table-cell table:style-name="ce3" office:value-type="date" office:date-value="2018-01-10" calcext:value-type="date">
            <text:p>Jan 10, 18</text:p>
          </table:table-cell>
          <table:table-cell table:style-name="ce14"/>
          <table:table-cell office:value-type="date" office:date-value="2018-01-03" calcext:value-type="date">
            <text:p>Jan 3, 18</text:p>
          </table:table-cell>
          <table:table-cell table:style-name="ce11" office:value-type="date" office:date-value="2017-12-29" calcext:value-type="date">
            <text:p>12/29/17</text:p>
          </table:table-cell>
          <table:table-cell/>
          <table:table-cell table:style-name="ce11" office:value-type="date" office:date-value="2018-01-02" calcext:value-type="date">
            <text:p>01/02/18</text:p>
          </table:table-cell>
          <table:table-cell table:number-columns-repeated="1004"/>
        </table:table-row>
        <table:table-row table:style-name="ro3">
          <table:table-cell office:value-type="date" office:date-value="2018-04-04" calcext:value-type="date">
            <text:p>Apr 4, 18</text:p>
          </table:table-cell>
          <table:table-cell table:style-name="ce8" office:value-type="date" office:date-value="2018-04-02" calcext:value-type="date">
            <text:p>Apr 2, 18</text:p>
          </table:table-cell>
          <table:table-cell table:style-name="ce8" office:value-type="date" office:date-value="2018-04-05" calcext:value-type="date">
            <text:p>Apr 5, 18</text:p>
          </table:table-cell>
          <table:table-cell table:style-name="ce14"/>
          <table:table-cell table:style-name="ce6" office:value-type="date" office:date-value="2018-04-02" calcext:value-type="date">
            <text:p>Apr 2, 18</text:p>
          </table:table-cell>
          <table:table-cell table:style-name="ce14"/>
          <table:table-cell table:style-name="ce6" office:value-type="date" office:date-value="2018-04-05" calcext:value-type="date">
            <text:p>Apr 5, 18</text:p>
          </table:table-cell>
          <table:table-cell table:style-name="ce14"/>
          <table:table-cell office:value-type="date" office:date-value="2018-04-02" calcext:value-type="date">
            <text:p>Apr 2, 18</text:p>
          </table:table-cell>
          <table:table-cell table:style-name="ce14"/>
          <table:table-cell office:value-type="date" office:date-value="2018-04-05" calcext:value-type="date">
            <text:p>Apr 5, 18</text:p>
          </table:table-cell>
          <table:table-cell table:style-name="ce14"/>
          <table:table-cell office:value-type="date" office:date-value="2018-04-05" calcext:value-type="date">
            <text:p>Apr 5, 18</text:p>
          </table:table-cell>
          <table:table-cell table:style-name="ce14"/>
          <table:table-cell table:style-name="ce3" office:value-type="date" office:date-value="2018-04-02" calcext:value-type="date">
            <text:p>Apr 2, 18</text:p>
          </table:table-cell>
          <table:table-cell table:style-name="ce14"/>
          <table:table-cell table:number-columns-repeated="3"/>
          <table:table-cell table:style-name="ce11" office:value-type="date" office:date-value="2018-04-02" calcext:value-type="date">
            <text:p>04/02/18</text:p>
          </table:table-cell>
          <table:table-cell table:number-columns-repeated="1004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table:number-columns-repeated="2" table:style-name="ce8" office:value-type="date" office:date-value="2018-07-17" calcext:value-type="date">
            <text:p>Jul 17, 18</text:p>
          </table:table-cell>
          <table:table-cell table:style-name="ce14"/>
          <table:table-cell table:style-name="ce6" office:value-type="date" office:date-value="2018-07-17" calcext:value-type="date">
            <text:p>Jul 17, 18</text:p>
          </table:table-cell>
          <table:table-cell table:style-name="ce14"/>
          <table:table-cell table:style-name="ce6" office:value-type="date" office:date-value="2018-07-17" calcext:value-type="date">
            <text:p>Jul 17, 18</text:p>
          </table:table-cell>
          <table:table-cell table:style-name="ce14"/>
          <table:table-cell office:value-type="date" office:date-value="2018-07-17" calcext:value-type="date">
            <text:p>Jul 17, 18</text:p>
          </table:table-cell>
          <table:table-cell table:style-name="ce14"/>
          <table:table-cell office:value-type="date" office:date-value="2018-07-17" calcext:value-type="date">
            <text:p>Jul 17, 18</text:p>
          </table:table-cell>
          <table:table-cell table:style-name="ce14"/>
          <table:table-cell office:value-type="date" office:date-value="2018-07-17" calcext:value-type="date">
            <text:p>Jul 17, 18</text:p>
          </table:table-cell>
          <table:table-cell table:style-name="ce14"/>
          <table:table-cell table:style-name="ce3" office:value-type="date" office:date-value="2018-07-17" calcext:value-type="date">
            <text:p>Jul 17, 18</text:p>
          </table:table-cell>
          <table:table-cell table:style-name="ce14"/>
          <table:table-cell table:number-columns-repeated="3"/>
          <table:table-cell table:style-name="ce11" office:value-type="date" office:date-value="2018-07-17" calcext:value-type="date">
            <text:p>07/17/18</text:p>
          </table:table-cell>
          <table:table-cell table:number-columns-repeated="1004"/>
        </table:table-row>
        <table:table-row table:style-name="ro3">
          <table:table-cell office:value-type="date" office:date-value="2018-09-30" calcext:value-type="date">
            <text:p>Sep 30, 18</text:p>
          </table:table-cell>
          <table:table-cell table:style-name="ce9"/>
          <table:table-cell table:style-name="ce54" office:value-type="date" office:date-value="2018-09-24" calcext:value-type="date">
            <text:p>Sep 24, 18</text:p>
          </table:table-cell>
          <table:table-cell table:style-name="ce14"/>
          <table:table-cell table:style-name="ce6" office:value-type="date" office:date-value="2018-10-07" calcext:value-type="date">
            <text:p>Oct 7, 18</text:p>
          </table:table-cell>
          <table:table-cell table:style-name="ce14"/>
          <table:table-cell table:style-name="ce6" office:value-type="date" office:date-value="2018-09-24" calcext:value-type="date">
            <text:p>Sep 24, 18</text:p>
          </table:table-cell>
          <table:table-cell table:style-name="ce14"/>
          <table:table-cell office:value-type="date" office:date-value="2018-10-10" calcext:value-type="date">
            <text:p>Oct 10, 18</text:p>
          </table:table-cell>
          <table:table-cell table:style-name="ce14"/>
          <table:table-cell office:value-type="date" office:date-value="2018-10-04" calcext:value-type="date">
            <text:p>Oct 4, 18</text:p>
          </table:table-cell>
          <table:table-cell table:style-name="ce14"/>
          <table:table-cell office:value-type="date" office:date-value="2018-09-24" calcext:value-type="date">
            <text:p>Sep 24, 18</text:p>
          </table:table-cell>
          <table:table-cell table:style-name="ce14"/>
          <table:table-cell table:style-name="ce21"/>
          <table:table-cell table:style-name="ce14"/>
          <table:table-cell/>
          <table:table-cell table:style-name="ce11" office:value-type="date" office:date-value="2018-10-06" calcext:value-type="date">
            <text:p>10/06/18</text:p>
          </table:table-cell>
          <table:table-cell table:number-columns-repeated="1006"/>
        </table:table-row>
        <table:table-row table:style-name="ro3">
          <table:table-cell office:value-type="date" office:date-value="2018-11-01" calcext:value-type="date">
            <text:p>Nov 1, 18</text:p>
          </table:table-cell>
          <table:table-cell table:style-name="ce8" office:value-type="date" office:date-value="2018-10-30" calcext:value-type="date">
            <text:p>Oct 30, 18</text:p>
          </table:table-cell>
          <table:table-cell table:style-name="ce8" office:value-type="date" office:date-value="2018-11-02" calcext:value-type="date">
            <text:p>Nov 2, 18</text:p>
          </table:table-cell>
          <table:table-cell table:style-name="ce14"/>
          <table:table-cell table:style-name="ce7" office:value-type="date" office:date-value="2018-10-30" calcext:value-type="date">
            <text:p>Oct 30, 18</text:p>
          </table:table-cell>
          <table:table-cell table:style-name="ce18"/>
          <table:table-cell table:style-name="ce7" office:value-type="date" office:date-value="2018-11-02" calcext:value-type="date">
            <text:p>Nov 2, 18</text:p>
          </table:table-cell>
          <table:table-cell table:style-name="ce14"/>
          <table:table-cell office:value-type="date" office:date-value="2018-11-02" calcext:value-type="date">
            <text:p>Nov 2, 18</text:p>
          </table:table-cell>
          <table:table-cell table:style-name="ce14"/>
          <table:table-cell office:value-type="date" office:date-value="2018-11-02" calcext:value-type="date">
            <text:p>Nov 2, 18</text:p>
          </table:table-cell>
          <table:table-cell table:style-name="ce14"/>
          <table:table-cell office:value-type="date" office:date-value="2018-11-02" calcext:value-type="date">
            <text:p>Nov 2, 18</text:p>
          </table:table-cell>
          <table:table-cell table:style-name="ce14"/>
          <table:table-cell table:style-name="ce3" office:value-type="date" office:date-value="2018-10-30" calcext:value-type="date">
            <text:p>Oct 30, 18</text:p>
          </table:table-cell>
          <table:table-cell table:style-name="ce14"/>
          <table:table-cell table:number-columns-repeated="3"/>
          <table:table-cell table:style-name="ce11" office:value-type="date" office:date-value="2018-10-30" calcext:value-type="date">
            <text:p>10/30/18</text:p>
          </table:table-cell>
          <table:table-cell table:number-columns-repeated="1004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table:style-name="ce8" office:value-type="date" office:date-value="2019-01-05" calcext:value-type="date">
            <text:p>Jan 5, 19</text:p>
          </table:table-cell>
          <table:table-cell table:style-name="ce8" office:value-type="date" office:date-value="2019-01-03" calcext:value-type="date">
            <text:p>Jan 3, 19</text:p>
          </table:table-cell>
          <table:table-cell table:style-name="ce14"/>
          <table:table-cell table:style-name="ce6" office:value-type="date" office:date-value="2019-01-05" calcext:value-type="date">
            <text:p>Jan 5, 19</text:p>
          </table:table-cell>
          <table:table-cell table:style-name="ce14"/>
          <table:table-cell table:style-name="ce6" office:value-type="date" office:date-value="2019-01-03" calcext:value-type="date">
            <text:p>Jan 3, 19</text:p>
          </table:table-cell>
          <table:table-cell table:style-name="ce14"/>
          <table:table-cell office:value-type="date" office:date-value="2019-01-05" calcext:value-type="date">
            <text:p>Jan 5, 19</text:p>
          </table:table-cell>
          <table:table-cell table:style-name="ce14"/>
          <table:table-cell office:value-type="date" office:date-value="2019-01-04" calcext:value-type="date">
            <text:p>Jan 4, 19</text:p>
          </table:table-cell>
          <table:table-cell table:style-name="ce14"/>
          <table:table-cell office:value-type="date" office:date-value="2019-01-04" calcext:value-type="date">
            <text:p>Jan 4, 19</text:p>
          </table:table-cell>
          <table:table-cell table:style-name="ce14"/>
          <table:table-cell table:style-name="ce3" office:value-type="date" office:date-value="2019-01-05" calcext:value-type="date">
            <text:p>Jan 5, 19</text:p>
          </table:table-cell>
          <table:table-cell table:style-name="ce14"/>
          <table:table-cell table:number-columns-repeated="3"/>
          <table:table-cell table:style-name="ce11" office:value-type="date" office:date-value="2019-01-05" calcext:value-type="date">
            <text:p>01/05/19</text:p>
          </table:table-cell>
          <table:table-cell table:number-columns-repeated="1004"/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table:style-name="ce8" office:value-type="date" office:date-value="2019-04-01" calcext:value-type="date">
            <text:p>Apr 1, 19</text:p>
          </table:table-cell>
          <table:table-cell table:style-name="ce8" office:value-type="date" office:date-value="2019-03-30" calcext:value-type="date">
            <text:p>Mar 30, 19</text:p>
          </table:table-cell>
          <table:table-cell table:style-name="ce14"/>
          <table:table-cell table:style-name="ce6" office:value-type="date" office:date-value="2019-04-04" calcext:value-type="date">
            <text:p>Apr 4, 19</text:p>
          </table:table-cell>
          <table:table-cell table:style-name="ce14"/>
          <table:table-cell table:style-name="ce6" office:value-type="date" office:date-value="2019-04-05" calcext:value-type="date">
            <text:p>Apr 5, 19</text:p>
          </table:table-cell>
          <table:table-cell table:style-name="ce14"/>
          <table:table-cell office:value-type="date" office:date-value="2019-04-01" calcext:value-type="date">
            <text:p>Apr 1, 19</text:p>
          </table:table-cell>
          <table:table-cell table:style-name="ce14"/>
          <table:table-cell office:value-type="date" office:date-value="2019-04-05" calcext:value-type="date">
            <text:p>Apr 5, 19</text:p>
          </table:table-cell>
          <table:table-cell table:style-name="ce14"/>
          <table:table-cell office:value-type="date" office:date-value="2019-04-05" calcext:value-type="date">
            <text:p>Apr 5, 19</text:p>
          </table:table-cell>
          <table:table-cell table:style-name="ce14"/>
          <table:table-cell table:style-name="ce3" office:value-type="date" office:date-value="2019-04-01" calcext:value-type="date">
            <text:p>Apr 1, 19</text:p>
          </table:table-cell>
          <table:table-cell table:style-name="ce14"/>
          <table:table-cell/>
          <table:table-cell table:style-name="ce11" office:value-type="date" office:date-value="2019-03-30" calcext:value-type="date">
            <text:p>03/30/19</text:p>
          </table:table-cell>
          <table:table-cell/>
          <table:table-cell table:style-name="ce11" office:value-type="date" office:date-value="2019-04-01" calcext:value-type="date">
            <text:p>04/01/19</text:p>
          </table:table-cell>
          <table:table-cell table:number-columns-repeated="1004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table:number-columns-repeated="2" table:style-name="ce8" office:value-type="date" office:date-value="2019-07-01" calcext:value-type="date">
            <text:p>Jul 1, 19</text:p>
          </table:table-cell>
          <table:table-cell table:style-name="ce14"/>
          <table:table-cell table:style-name="ce6" office:value-type="date" office:date-value="2019-07-01" calcext:value-type="date">
            <text:p>Jul 1, 19</text:p>
          </table:table-cell>
          <table:table-cell table:style-name="ce14"/>
          <table:table-cell table:style-name="ce6" office:value-type="date" office:date-value="2019-07-01" calcext:value-type="date">
            <text:p>Jul 1, 19</text:p>
          </table:table-cell>
          <table:table-cell table:style-name="ce14"/>
          <table:table-cell office:value-type="date" office:date-value="2019-07-01" calcext:value-type="date">
            <text:p>Jul 1, 19</text:p>
          </table:table-cell>
          <table:table-cell table:style-name="ce14"/>
          <table:table-cell office:value-type="date" office:date-value="2019-07-01" calcext:value-type="date">
            <text:p>Jul 1, 19</text:p>
          </table:table-cell>
          <table:table-cell table:style-name="ce14"/>
          <table:table-cell office:value-type="date" office:date-value="2019-07-01" calcext:value-type="date">
            <text:p>Jul 1, 19</text:p>
          </table:table-cell>
          <table:table-cell table:style-name="ce14"/>
          <table:table-cell table:style-name="ce3" office:value-type="date" office:date-value="2019-07-01" calcext:value-type="date">
            <text:p>Jul 1, 19</text:p>
          </table:table-cell>
          <table:table-cell table:style-name="ce14"/>
          <table:table-cell table:number-columns-repeated="3"/>
          <table:table-cell table:style-name="ce11" office:value-type="date" office:date-value="2019-07-01" calcext:value-type="date">
            <text:p>07/01/19</text:p>
          </table:table-cell>
          <table:table-cell table:number-columns-repeated="1004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table:style-name="ce8" office:value-type="date" office:date-value="2019-10-02" calcext:value-type="date">
            <text:p>Oct 2, 19</text:p>
          </table:table-cell>
          <table:table-cell table:style-name="ce8" office:value-type="date" office:date-value="2019-10-03" calcext:value-type="date">
            <text:p>Oct 3, 19</text:p>
          </table:table-cell>
          <table:table-cell table:style-name="ce14"/>
          <table:table-cell table:style-name="ce6" office:value-type="date" office:date-value="2019-10-03" calcext:value-type="date">
            <text:p>Oct 3, 19</text:p>
          </table:table-cell>
          <table:table-cell table:style-name="ce14"/>
          <table:table-cell table:style-name="ce6" office:value-type="date" office:date-value="2019-10-03" calcext:value-type="date">
            <text:p>Oct 3, 19</text:p>
          </table:table-cell>
          <table:table-cell table:style-name="ce14"/>
          <table:table-cell office:value-type="date" office:date-value="2019-10-03" calcext:value-type="date">
            <text:p>Oct 3, 19</text:p>
          </table:table-cell>
          <table:table-cell table:style-name="ce14"/>
          <table:table-cell office:value-type="date" office:date-value="2019-10-03" calcext:value-type="date">
            <text:p>Oct 3, 19</text:p>
          </table:table-cell>
          <table:table-cell table:style-name="ce14"/>
          <table:table-cell office:value-type="date" office:date-value="2019-10-03" calcext:value-type="date">
            <text:p>Oct 3, 19</text:p>
          </table:table-cell>
          <table:table-cell table:style-name="ce14"/>
          <table:table-cell table:style-name="ce3" office:value-type="date" office:date-value="2019-10-03" calcext:value-type="date">
            <text:p>Oct 3, 19</text:p>
          </table:table-cell>
          <table:table-cell table:style-name="ce14"/>
          <table:table-cell/>
          <table:table-cell table:style-name="ce11" office:value-type="date" office:date-value="2019-09-21" calcext:value-type="date">
            <text:p>09/21/19</text:p>
          </table:table-cell>
          <table:table-cell/>
          <table:table-cell table:style-name="ce11" office:value-type="date" office:date-value="2019-10-03" calcext:value-type="date">
            <text:p>10/03/19</text:p>
          </table:table-cell>
          <table:table-cell table:number-columns-repeated="1004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table:number-columns-repeated="2" table:style-name="ce8" office:value-type="date" office:date-value="2020-01-01" calcext:value-type="date">
            <text:p>Jan 1, 20</text:p>
          </table:table-cell>
          <table:table-cell table:style-name="ce14"/>
          <table:table-cell table:style-name="ce6" office:value-type="date" office:date-value="2020-01-01" calcext:value-type="date">
            <text:p>Jan 1, 20</text:p>
          </table:table-cell>
          <table:table-cell table:style-name="ce14"/>
          <table:table-cell table:style-name="ce22" office:value-type="date" office:date-value="2020-01-01" calcext:value-type="date">
            <text:p>Jan 1, 20</text:p>
          </table:table-cell>
          <table:table-cell table:style-name="ce14"/>
          <table:table-cell office:value-type="date" office:date-value="2020-01-01" calcext:value-type="date">
            <text:p>Jan 1, 20</text:p>
          </table:table-cell>
          <table:table-cell table:style-name="ce14"/>
          <table:table-cell office:value-type="date" office:date-value="2020-01-01" calcext:value-type="date">
            <text:p>Jan 1, 20</text:p>
          </table:table-cell>
          <table:table-cell table:style-name="ce14"/>
          <table:table-cell office:value-type="date" office:date-value="2020-01-01" calcext:value-type="date">
            <text:p>Jan 1, 20</text:p>
          </table:table-cell>
          <table:table-cell table:style-name="ce14"/>
          <table:table-cell table:style-name="ce3" office:value-type="date" office:date-value="2020-01-01" calcext:value-type="date">
            <text:p>Jan 1, 20</text:p>
          </table:table-cell>
          <table:table-cell table:style-name="ce14"/>
          <table:table-cell/>
          <table:table-cell table:style-name="ce11" office:value-type="date" office:date-value="2019-12-29" calcext:value-type="date">
            <text:p>12/29/19</text:p>
          </table:table-cell>
          <table:table-cell/>
          <table:table-cell table:style-name="ce11" office:value-type="date" office:date-value="2020-01-01" calcext:value-type="date">
            <text:p>01/01/20</text:p>
          </table:table-cell>
          <table:table-cell table:number-columns-repeated="1004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table:number-columns-repeated="2" table:style-name="ce8" office:value-type="date" office:date-value="2020-04-01" calcext:value-type="date">
            <text:p>Apr 1, 20</text:p>
          </table:table-cell>
          <table:table-cell table:style-name="ce14"/>
          <table:table-cell table:style-name="ce6" office:value-type="date" office:date-value="2020-04-01" calcext:value-type="date">
            <text:p>Apr 1, 20</text:p>
          </table:table-cell>
          <table:table-cell table:style-name="ce14"/>
          <table:table-cell table:style-name="ce22" office:value-type="date" office:date-value="2020-04-01" calcext:value-type="date">
            <text:p>Apr 1, 20</text:p>
          </table:table-cell>
          <table:table-cell table:style-name="ce14"/>
          <table:table-cell office:value-type="date" office:date-value="2020-04-01" calcext:value-type="date">
            <text:p>Apr 1, 20</text:p>
          </table:table-cell>
          <table:table-cell table:style-name="ce14"/>
          <table:table-cell office:value-type="date" office:date-value="2020-04-01" calcext:value-type="date">
            <text:p>Apr 1, 20</text:p>
          </table:table-cell>
          <table:table-cell table:style-name="ce14"/>
          <table:table-cell office:value-type="date" office:date-value="2020-04-01" calcext:value-type="date">
            <text:p>Apr 1, 20</text:p>
          </table:table-cell>
          <table:table-cell table:style-name="ce14"/>
          <table:table-cell table:style-name="ce3" office:value-type="date" office:date-value="2020-04-01" calcext:value-type="date">
            <text:p>Apr 1, 20</text:p>
          </table:table-cell>
          <table:table-cell table:style-name="ce14"/>
          <table:table-cell/>
          <table:table-cell table:style-name="ce11" office:value-type="date" office:date-value="2020-03-26" calcext:value-type="date">
            <text:p>03/26/20</text:p>
          </table:table-cell>
          <table:table-cell/>
          <table:table-cell table:style-name="ce11" office:value-type="date" office:date-value="2020-04-01" calcext:value-type="date">
            <text:p>04/01/20</text:p>
          </table:table-cell>
          <table:table-cell table:number-columns-repeated="1004"/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table:number-columns-repeated="2" table:style-name="ce8" office:value-type="date" office:date-value="2020-07-01" calcext:value-type="date">
            <text:p>Jul 1, 20</text:p>
          </table:table-cell>
          <table:table-cell table:style-name="ce14"/>
          <table:table-cell table:style-name="ce6" office:value-type="date" office:date-value="2020-07-01" calcext:value-type="date">
            <text:p>Jul 1, 20</text:p>
          </table:table-cell>
          <table:table-cell table:style-name="ce14"/>
          <table:table-cell table:style-name="ce22" office:value-type="date" office:date-value="2020-07-01" calcext:value-type="date">
            <text:p>Jul 1, 20</text:p>
          </table:table-cell>
          <table:table-cell table:style-name="ce14"/>
          <table:table-cell office:value-type="date" office:date-value="2020-07-01" calcext:value-type="date">
            <text:p>Jul 1, 20</text:p>
          </table:table-cell>
          <table:table-cell table:style-name="ce14"/>
          <table:table-cell office:value-type="date" office:date-value="2020-06-30" calcext:value-type="date">
            <text:p>Jun 30, 20</text:p>
          </table:table-cell>
          <table:table-cell table:style-name="ce14"/>
          <table:table-cell office:value-type="date" office:date-value="2020-07-01" calcext:value-type="date">
            <text:p>Jul 1, 20</text:p>
          </table:table-cell>
          <table:table-cell table:style-name="ce14"/>
          <table:table-cell table:style-name="ce3" office:value-type="date" office:date-value="2020-07-01" calcext:value-type="date">
            <text:p>Jul 1, 20</text:p>
          </table:table-cell>
          <table:table-cell table:style-name="ce14"/>
          <table:table-cell/>
          <table:table-cell table:style-name="ce11" office:value-type="date" office:date-value="2020-07-03" calcext:value-type="date">
            <text:p>07/03/20</text:p>
          </table:table-cell>
          <table:table-cell/>
          <table:table-cell table:style-name="ce11" office:value-type="date" office:date-value="2020-07-01" calcext:value-type="date">
            <text:p>07/01/20</text:p>
          </table:table-cell>
          <table:table-cell table:number-columns-repeated="1004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table:number-columns-repeated="2" table:style-name="ce8" office:value-type="date" office:date-value="2020-10-01" calcext:value-type="date">
            <text:p>Oct 1, 20</text:p>
          </table:table-cell>
          <table:table-cell table:style-name="ce14"/>
          <table:table-cell table:style-name="ce6" office:value-type="date" office:date-value="2020-10-01" calcext:value-type="date">
            <text:p>Oct 1, 20</text:p>
          </table:table-cell>
          <table:table-cell table:style-name="ce14"/>
          <table:table-cell table:style-name="ce22" office:value-type="date" office:date-value="2020-10-01" calcext:value-type="date">
            <text:p>Oct 1, 20</text:p>
          </table:table-cell>
          <table:table-cell table:style-name="ce14"/>
          <table:table-cell office:value-type="date" office:date-value="2020-10-01" calcext:value-type="date">
            <text:p>Oct 1, 20</text:p>
          </table:table-cell>
          <table:table-cell table:style-name="ce14"/>
          <table:table-cell office:value-type="date" office:date-value="2020-10-01" calcext:value-type="date">
            <text:p>Oct 1, 20</text:p>
          </table:table-cell>
          <table:table-cell table:style-name="ce14"/>
          <table:table-cell office:value-type="date" office:date-value="2020-10-01" calcext:value-type="date">
            <text:p>Oct 1, 20</text:p>
          </table:table-cell>
          <table:table-cell table:style-name="ce14"/>
          <table:table-cell table:style-name="ce3" office:value-type="date" office:date-value="2020-10-01" calcext:value-type="date">
            <text:p>Oct 1, 20</text:p>
          </table:table-cell>
          <table:table-cell table:style-name="ce14"/>
          <table:table-cell/>
          <table:table-cell table:style-name="ce11" office:value-type="date" office:date-value="2020-09-25" calcext:value-type="date">
            <text:p>09/25/20</text:p>
          </table:table-cell>
          <table:table-cell/>
          <table:table-cell table:style-name="ce11" office:value-type="date" office:date-value="2020-10-01" calcext:value-type="date">
            <text:p>10/01/20</text:p>
          </table:table-cell>
          <table:table-cell table:number-columns-repeated="1004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table:number-columns-repeated="2" table:style-name="ce8" office:value-type="date" office:date-value="2021-01-01" calcext:value-type="date">
            <text:p>Jan 1, 21</text:p>
          </table:table-cell>
          <table:table-cell table:style-name="ce14"/>
          <table:table-cell table:style-name="ce6" office:value-type="date" office:date-value="2021-01-01" calcext:value-type="date">
            <text:p>Jan 1, 21</text:p>
          </table:table-cell>
          <table:table-cell table:style-name="ce14"/>
          <table:table-cell table:style-name="ce22" office:value-type="date" office:date-value="2021-01-01" calcext:value-type="date">
            <text:p>Jan 1, 21</text:p>
          </table:table-cell>
          <table:table-cell table:style-name="ce14"/>
          <table:table-cell office:value-type="date" office:date-value="2021-01-01" calcext:value-type="date">
            <text:p>Jan 1, 21</text:p>
          </table:table-cell>
          <table:table-cell table:style-name="ce14"/>
          <table:table-cell office:value-type="date" office:date-value="2021-01-01" calcext:value-type="date">
            <text:p>Jan 1, 21</text:p>
          </table:table-cell>
          <table:table-cell table:style-name="ce14"/>
          <table:table-cell office:value-type="date" office:date-value="2021-01-01" calcext:value-type="date">
            <text:p>Jan 1, 21</text:p>
          </table:table-cell>
          <table:table-cell table:style-name="ce14"/>
          <table:table-cell table:style-name="ce3" office:value-type="date" office:date-value="2021-01-01" calcext:value-type="date">
            <text:p>Jan 1, 21</text:p>
          </table:table-cell>
          <table:table-cell table:style-name="ce14"/>
          <table:table-cell/>
          <table:table-cell table:style-name="ce11" office:value-type="date" office:date-value="2021-01-17" calcext:value-type="date">
            <text:p>01/17/21</text:p>
          </table:table-cell>
          <table:table-cell/>
          <table:table-cell table:style-name="ce11" office:value-type="date" office:date-value="2021-01-01" calcext:value-type="date">
            <text:p>01/01/21</text:p>
          </table:table-cell>
          <table:table-cell table:number-columns-repeated="1004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table:number-columns-repeated="2" table:style-name="ce8" office:value-type="date" office:date-value="2021-04-01" calcext:value-type="date">
            <text:p>Apr 1, 21</text:p>
          </table:table-cell>
          <table:table-cell table:style-name="ce14"/>
          <table:table-cell table:style-name="ce6" office:value-type="date" office:date-value="2021-04-01" calcext:value-type="date">
            <text:p>Apr 1, 21</text:p>
          </table:table-cell>
          <table:table-cell table:style-name="ce14"/>
          <table:table-cell table:style-name="ce22" office:value-type="date" office:date-value="2021-04-01" calcext:value-type="date">
            <text:p>Apr 1, 21</text:p>
          </table:table-cell>
          <table:table-cell table:style-name="ce14"/>
          <table:table-cell office:value-type="date" office:date-value="2021-04-01" calcext:value-type="date">
            <text:p>Apr 1, 21</text:p>
          </table:table-cell>
          <table:table-cell table:style-name="ce14"/>
          <table:table-cell office:value-type="date" office:date-value="2021-04-01" calcext:value-type="date">
            <text:p>Apr 1, 21</text:p>
          </table:table-cell>
          <table:table-cell table:style-name="ce14"/>
          <table:table-cell office:value-type="date" office:date-value="2021-04-01" calcext:value-type="date">
            <text:p>Apr 1, 21</text:p>
          </table:table-cell>
          <table:table-cell table:style-name="ce14"/>
          <table:table-cell table:style-name="ce3" office:value-type="date" office:date-value="2021-04-01" calcext:value-type="date">
            <text:p>Apr 1, 21</text:p>
          </table:table-cell>
          <table:table-cell table:style-name="ce14"/>
          <table:table-cell/>
          <table:table-cell table:style-name="ce11" office:value-type="date" office:date-value="2021-04-14" calcext:value-type="date">
            <text:p>04/14/21</text:p>
          </table:table-cell>
          <table:table-cell/>
          <table:table-cell table:style-name="ce11" office:value-type="date" office:date-value="2021-04-01" calcext:value-type="date">
            <text:p>04/01/21</text:p>
          </table:table-cell>
          <table:table-cell table:number-columns-repeated="1004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table:number-columns-repeated="2" table:style-name="ce8" office:value-type="date" office:date-value="2021-07-01" calcext:value-type="date">
            <text:p>Jul 1, 21</text:p>
          </table:table-cell>
          <table:table-cell table:style-name="ce14"/>
          <table:table-cell table:style-name="ce6" office:value-type="date" office:date-value="2021-07-01" calcext:value-type="date">
            <text:p>Jul 1, 21</text:p>
          </table:table-cell>
          <table:table-cell table:style-name="ce14"/>
          <table:table-cell table:style-name="ce22" office:value-type="date" office:date-value="2021-07-01" calcext:value-type="date">
            <text:p>Jul 1, 21</text:p>
          </table:table-cell>
          <table:table-cell table:style-name="ce14"/>
          <table:table-cell office:value-type="date" office:date-value="2021-07-01" calcext:value-type="date">
            <text:p>Jul 1, 21</text:p>
          </table:table-cell>
          <table:table-cell table:style-name="ce14"/>
          <table:table-cell office:value-type="date" office:date-value="2021-07-01" calcext:value-type="date">
            <text:p>Jul 1, 21</text:p>
          </table:table-cell>
          <table:table-cell table:style-name="ce14"/>
          <table:table-cell office:value-type="date" office:date-value="2021-07-01" calcext:value-type="date">
            <text:p>Jul 1, 21</text:p>
          </table:table-cell>
          <table:table-cell table:style-name="ce14"/>
          <table:table-cell table:style-name="ce3" office:value-type="date" office:date-value="2021-07-01" calcext:value-type="date">
            <text:p>Jul 1, 21</text:p>
          </table:table-cell>
          <table:table-cell table:style-name="ce14"/>
          <table:table-cell/>
          <table:table-cell table:style-name="ce11" office:value-type="date" office:date-value="2021-06-22" calcext:value-type="date">
            <text:p>06/22/21</text:p>
          </table:table-cell>
          <table:table-cell/>
          <table:table-cell table:style-name="ce11" office:value-type="date" office:date-value="2021-07-01" calcext:value-type="date">
            <text:p>07/01/21</text:p>
          </table:table-cell>
          <table:table-cell table:number-columns-repeated="1004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table:number-columns-repeated="2" table:style-name="ce8" office:value-type="date" office:date-value="2021-10-01" calcext:value-type="date">
            <text:p>Oct 1, 21</text:p>
          </table:table-cell>
          <table:table-cell table:style-name="ce14"/>
          <table:table-cell table:style-name="ce6" office:value-type="date" office:date-value="2021-10-01" calcext:value-type="date">
            <text:p>Oct 1, 21</text:p>
          </table:table-cell>
          <table:table-cell table:style-name="ce14"/>
          <table:table-cell table:style-name="ce22" office:value-type="date" office:date-value="2021-10-01" calcext:value-type="date">
            <text:p>Oct 1, 21</text:p>
          </table:table-cell>
          <table:table-cell table:style-name="ce14"/>
          <table:table-cell office:value-type="date" office:date-value="2021-10-01" calcext:value-type="date">
            <text:p>Oct 1, 21</text:p>
          </table:table-cell>
          <table:table-cell table:style-name="ce14"/>
          <table:table-cell office:value-type="date" office:date-value="2021-10-01" calcext:value-type="date">
            <text:p>Oct 1, 21</text:p>
          </table:table-cell>
          <table:table-cell table:style-name="ce14"/>
          <table:table-cell office:value-type="date" office:date-value="2021-10-01" calcext:value-type="date">
            <text:p>Oct 1, 21</text:p>
          </table:table-cell>
          <table:table-cell table:style-name="ce14"/>
          <table:table-cell table:style-name="ce3" office:value-type="date" office:date-value="2021-10-01" calcext:value-type="date">
            <text:p>Oct 1, 21</text:p>
          </table:table-cell>
          <table:table-cell table:style-name="ce14"/>
          <table:table-cell/>
          <table:table-cell table:style-name="ce11" office:value-type="date" office:date-value="2021-09-19" calcext:value-type="date">
            <text:p>09/19/21</text:p>
          </table:table-cell>
          <table:table-cell/>
          <table:table-cell table:style-name="ce11" office:value-type="date" office:date-value="2021-10-01" calcext:value-type="date">
            <text:p>10/01/21</text:p>
          </table:table-cell>
          <table:table-cell table:number-columns-repeated="1004"/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table:number-columns-repeated="2" table:style-name="ce8" office:value-type="date" office:date-value="2022-01-01" calcext:value-type="date">
            <text:p>Jan 1, 22</text:p>
          </table:table-cell>
          <table:table-cell table:style-name="ce14"/>
          <table:table-cell table:style-name="ce6" office:value-type="date" office:date-value="2022-01-01" calcext:value-type="date">
            <text:p>Jan 1, 22</text:p>
          </table:table-cell>
          <table:table-cell table:style-name="ce14"/>
          <table:table-cell table:style-name="ce22" office:value-type="date" office:date-value="2022-01-01" calcext:value-type="date">
            <text:p>Jan 1, 22</text:p>
          </table:table-cell>
          <table:table-cell table:style-name="ce14"/>
          <table:table-cell office:value-type="date" office:date-value="2022-01-01" calcext:value-type="date">
            <text:p>Jan 1, 22</text:p>
          </table:table-cell>
          <table:table-cell table:style-name="ce14"/>
          <table:table-cell office:value-type="date" office:date-value="2021-12-31" calcext:value-type="date">
            <text:p>Dec 31, 21</text:p>
          </table:table-cell>
          <table:table-cell table:style-name="ce14"/>
          <table:table-cell office:value-type="date" office:date-value="2022-01-01" calcext:value-type="date">
            <text:p>Jan 1, 22</text:p>
          </table:table-cell>
          <table:table-cell table:style-name="ce14"/>
          <table:table-cell table:style-name="ce3" office:value-type="date" office:date-value="2022-01-01" calcext:value-type="date">
            <text:p>Jan 1, 22</text:p>
          </table:table-cell>
          <table:table-cell table:style-name="ce14"/>
          <table:table-cell/>
          <table:table-cell table:style-name="ce11" office:value-type="date" office:date-value="2022-01-01" calcext:value-type="date">
            <text:p>01/01/22</text:p>
          </table:table-cell>
          <table:table-cell/>
          <table:table-cell table:style-name="ce11" office:value-type="date" office:date-value="2022-01-01" calcext:value-type="date">
            <text:p>01/01/22</text:p>
          </table:table-cell>
          <table:table-cell table:number-columns-repeated="1004"/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table:style-name="ce8" office:value-type="date" office:date-value="2022-04-01" calcext:value-type="date">
            <text:p>Apr 1, 22</text:p>
          </table:table-cell>
          <table:table-cell table:style-name="ce8" office:value-type="date" office:date-value="2022-04-08" calcext:value-type="date">
            <text:p>Apr 8, 22</text:p>
          </table:table-cell>
          <table:table-cell table:style-name="ce14"/>
          <table:table-cell table:style-name="ce22" office:value-type="date" office:date-value="2022-03-31" calcext:value-type="date">
            <text:p>Mar 31, 22</text:p>
          </table:table-cell>
          <table:table-cell table:style-name="ce14"/>
          <table:table-cell table:style-name="ce22" office:value-type="date" office:date-value="2022-03-31" calcext:value-type="date">
            <text:p>Mar 31, 22</text:p>
          </table:table-cell>
          <table:table-cell table:style-name="ce14"/>
          <table:table-cell office:value-type="date" office:date-value="2022-04-01" calcext:value-type="date">
            <text:p>Apr 1, 22</text:p>
          </table:table-cell>
          <table:table-cell table:style-name="ce14"/>
          <table:table-cell office:value-type="date" office:date-value="2022-03-31" calcext:value-type="date">
            <text:p>Mar 31, 22</text:p>
          </table:table-cell>
          <table:table-cell table:style-name="ce14"/>
          <table:table-cell office:value-type="date" office:date-value="2022-03-31" calcext:value-type="date">
            <text:p>Mar 31, 22</text:p>
          </table:table-cell>
          <table:table-cell table:style-name="ce14"/>
          <table:table-cell table:style-name="ce3" office:value-type="date" office:date-value="2022-04-01" calcext:value-type="date">
            <text:p>Apr 1, 22</text:p>
          </table:table-cell>
          <table:table-cell table:style-name="ce14"/>
          <table:table-cell/>
          <table:table-cell table:style-name="ce11" office:value-type="date" office:date-value="2022-04-05" calcext:value-type="date">
            <text:p>04/05/22</text:p>
          </table:table-cell>
          <table:table-cell/>
          <table:table-cell table:style-name="ce11" office:value-type="date" office:date-value="2022-04-01" calcext:value-type="date">
            <text:p>04/01/22</text:p>
          </table:table-cell>
          <table:table-cell table:number-columns-repeated="1004"/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table:style-name="ce8" office:value-type="date" office:date-value="2022-07-01" calcext:value-type="date">
            <text:p>Jul 1, 22</text:p>
          </table:table-cell>
          <table:table-cell table:style-name="ce8" office:value-type="date" office:date-value="2022-07-04" calcext:value-type="date">
            <text:p>Jul 4, 22</text:p>
          </table:table-cell>
          <table:table-cell table:style-name="ce14"/>
          <table:table-cell table:style-name="ce22" office:value-type="date" office:date-value="2022-07-04" calcext:value-type="date">
            <text:p>Jul 4, 22</text:p>
          </table:table-cell>
          <table:table-cell table:style-name="ce14"/>
          <table:table-cell table:style-name="ce22" office:value-type="date" office:date-value="2022-07-04" calcext:value-type="date">
            <text:p>Jul 4, 22</text:p>
          </table:table-cell>
          <table:table-cell table:style-name="ce14"/>
          <table:table-cell office:value-type="date" office:date-value="2022-07-01" calcext:value-type="date">
            <text:p>Jul 1, 22</text:p>
          </table:table-cell>
          <table:table-cell table:style-name="ce14"/>
          <table:table-cell office:value-type="date" office:date-value="2022-07-04" calcext:value-type="date">
            <text:p>Jul 4, 22</text:p>
          </table:table-cell>
          <table:table-cell table:style-name="ce14"/>
          <table:table-cell office:value-type="date" office:date-value="2022-07-04" calcext:value-type="date">
            <text:p>Jul 4, 22</text:p>
          </table:table-cell>
          <table:table-cell table:style-name="ce14"/>
          <table:table-cell table:style-name="ce3" office:value-type="date" office:date-value="2022-07-01" calcext:value-type="date">
            <text:p>Jul 1, 22</text:p>
          </table:table-cell>
          <table:table-cell table:style-name="ce14"/>
          <table:table-cell/>
          <table:table-cell table:style-name="ce11" office:value-type="date" office:date-value="2022-07-03" calcext:value-type="date">
            <text:p>07/03/22</text:p>
          </table:table-cell>
          <table:table-cell/>
          <table:table-cell table:style-name="ce11" office:value-type="date" office:date-value="2022-07-01" calcext:value-type="date">
            <text:p>07/01/22</text:p>
          </table:table-cell>
          <table:table-cell table:number-columns-repeated="1004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table:number-columns-repeated="2" table:style-name="ce8" office:value-type="date" office:date-value="2022-08-02" calcext:value-type="date">
            <text:p>Aug 2, 22</text:p>
          </table:table-cell>
          <table:table-cell table:style-name="ce14"/>
          <table:table-cell table:style-name="ce22" office:value-type="date" office:date-value="2022-08-02" calcext:value-type="date">
            <text:p>Aug 2, 22</text:p>
          </table:table-cell>
          <table:table-cell table:style-name="ce14"/>
          <table:table-cell table:style-name="ce22" office:value-type="date" office:date-value="2022-08-02" calcext:value-type="date">
            <text:p>Aug 2, 22</text:p>
          </table:table-cell>
          <table:table-cell table:style-name="ce14"/>
          <table:table-cell office:value-type="date" office:date-value="2022-08-02" calcext:value-type="date">
            <text:p>Aug 2, 22</text:p>
          </table:table-cell>
          <table:table-cell table:style-name="ce14"/>
          <table:table-cell office:value-type="date" office:date-value="2022-08-02" calcext:value-type="date">
            <text:p>Aug 2, 22</text:p>
          </table:table-cell>
          <table:table-cell table:style-name="ce14"/>
          <table:table-cell office:value-type="date" office:date-value="2022-08-02" calcext:value-type="date">
            <text:p>Aug 2, 22</text:p>
          </table:table-cell>
          <table:table-cell table:style-name="ce14"/>
          <table:table-cell table:style-name="ce3" office:value-type="date" office:date-value="2022-08-02" calcext:value-type="date">
            <text:p>Aug 2, 22</text:p>
          </table:table-cell>
          <table:table-cell table:style-name="ce14"/>
          <table:table-cell table:number-columns-repeated="3"/>
          <table:table-cell table:style-name="ce11" office:value-type="date" office:date-value="2022-08-02" calcext:value-type="date">
            <text:p>08/02/22</text:p>
          </table:table-cell>
          <table:table-cell table:number-columns-repeated="1004"/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table:number-columns-repeated="2" table:style-name="ce8" office:value-type="date" office:date-value="2022-09-20" calcext:value-type="date">
            <text:p>Sep 20, 22</text:p>
          </table:table-cell>
          <table:table-cell table:style-name="ce14"/>
          <table:table-cell table:style-name="ce22" office:value-type="date" office:date-value="2022-09-21" calcext:value-type="date">
            <text:p>Sep 21, 22</text:p>
          </table:table-cell>
          <table:table-cell table:style-name="ce14"/>
          <table:table-cell table:style-name="ce22" office:value-type="date" office:date-value="2022-09-21" calcext:value-type="date">
            <text:p>Sep 21, 22</text:p>
          </table:table-cell>
          <table:table-cell table:style-name="ce14"/>
          <table:table-cell office:value-type="date" office:date-value="2022-09-20" calcext:value-type="date">
            <text:p>Sep 20, 22</text:p>
          </table:table-cell>
          <table:table-cell table:style-name="ce14"/>
          <table:table-cell office:value-type="date" office:date-value="2022-09-21" calcext:value-type="date">
            <text:p>Sep 21, 22</text:p>
          </table:table-cell>
          <table:table-cell table:style-name="ce14"/>
          <table:table-cell office:value-type="date" office:date-value="2022-09-21" calcext:value-type="date">
            <text:p>Sep 21, 22</text:p>
          </table:table-cell>
          <table:table-cell table:style-name="ce14"/>
          <table:table-cell table:style-name="ce3" office:value-type="date" office:date-value="2022-09-20" calcext:value-type="date">
            <text:p>Sep 20, 22</text:p>
          </table:table-cell>
          <table:table-cell table:style-name="ce14"/>
          <table:table-cell/>
          <table:table-cell table:style-name="ce11" office:value-type="date" office:date-value="2022-09-28" calcext:value-type="date">
            <text:p>09/28/22</text:p>
          </table:table-cell>
          <table:table-cell/>
          <table:table-cell table:style-name="ce11" office:value-type="date" office:date-value="2022-09-20" calcext:value-type="date">
            <text:p>09/20/22</text:p>
          </table:table-cell>
          <table:table-cell table:number-columns-repeated="1004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number-columns-repeated="2" table:style-name="ce8" office:value-type="date" office:date-value="2022-10-23" calcext:value-type="date">
            <text:p>Oct 23, 22</text:p>
          </table:table-cell>
          <table:table-cell table:style-name="ce14"/>
          <table:table-cell table:style-name="ce22" office:value-type="date" office:date-value="2022-10-21" calcext:value-type="date">
            <text:p>Oct 21, 22</text:p>
          </table:table-cell>
          <table:table-cell table:style-name="ce14"/>
          <table:table-cell table:style-name="ce22" office:value-type="date" office:date-value="2022-10-21" calcext:value-type="date">
            <text:p>Oct 21, 22</text:p>
          </table:table-cell>
          <table:table-cell table:style-name="ce14"/>
          <table:table-cell office:value-type="date" office:date-value="2022-10-23" calcext:value-type="date">
            <text:p>Oct 23, 22</text:p>
          </table:table-cell>
          <table:table-cell table:style-name="ce14"/>
          <table:table-cell office:value-type="date" office:date-value="2022-10-21" calcext:value-type="date">
            <text:p>Oct 21, 22</text:p>
          </table:table-cell>
          <table:table-cell table:style-name="ce14"/>
          <table:table-cell office:value-type="date" office:date-value="2022-10-21" calcext:value-type="date">
            <text:p>Oct 21, 22</text:p>
          </table:table-cell>
          <table:table-cell table:style-name="ce14"/>
          <table:table-cell table:style-name="ce3" office:value-type="date" office:date-value="2022-10-23" calcext:value-type="date">
            <text:p>Oct 23, 22</text:p>
          </table:table-cell>
          <table:table-cell table:style-name="ce14"/>
          <table:table-cell/>
          <table:table-cell table:style-name="ce11" office:value-type="date" office:date-value="2022-10-24" calcext:value-type="date">
            <text:p>10/24/22</text:p>
          </table:table-cell>
          <table:table-cell/>
          <table:table-cell table:style-name="ce11" office:value-type="date" office:date-value="2022-10-23" calcext:value-type="date">
            <text:p>10/23/22</text:p>
          </table:table-cell>
          <table:table-cell table:number-columns-repeated="1004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number-columns-repeated="2" table:style-name="ce8" office:value-type="date" office:date-value="2023-01-01" calcext:value-type="date">
            <text:p>Jan 1, 23</text:p>
          </table:table-cell>
          <table:table-cell table:style-name="ce14"/>
          <table:table-cell table:style-name="ce22" office:value-type="date" office:date-value="2023-01-05" calcext:value-type="date">
            <text:p>Jan 5, 23</text:p>
          </table:table-cell>
          <table:table-cell table:style-name="ce14"/>
          <table:table-cell table:style-name="ce22" office:value-type="date" office:date-value="2023-01-05" calcext:value-type="date">
            <text:p>Jan 5, 23</text:p>
          </table:table-cell>
          <table:table-cell table:style-name="ce14"/>
          <table:table-cell office:value-type="date" office:date-value="2023-01-01" calcext:value-type="date">
            <text:p>Jan 1, 23</text:p>
          </table:table-cell>
          <table:table-cell table:style-name="ce14"/>
          <table:table-cell office:value-type="date" office:date-value="2022-12-30" calcext:value-type="date">
            <text:p>Dec 30, 22</text:p>
          </table:table-cell>
          <table:table-cell table:style-name="ce14"/>
          <table:table-cell office:value-type="date" office:date-value="2022-12-30" calcext:value-type="date">
            <text:p>Dec 30, 22</text:p>
          </table:table-cell>
          <table:table-cell table:style-name="ce14"/>
          <table:table-cell table:style-name="ce3" office:value-type="date" office:date-value="2023-01-01" calcext:value-type="date">
            <text:p>Jan 1, 23</text:p>
          </table:table-cell>
          <table:table-cell table:style-name="ce14"/>
          <table:table-cell table:number-columns-repeated="3"/>
          <table:table-cell table:style-name="ce11" office:value-type="date" office:date-value="2023-01-01" calcext:value-type="date">
            <text:p>01/01/23</text:p>
          </table:table-cell>
          <table:table-cell table:number-columns-repeated="1004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number-columns-repeated="2" table:style-name="ce8" office:value-type="date" office:date-value="2023-03-03" calcext:value-type="date">
            <text:p>Mar 3, 23</text:p>
          </table:table-cell>
          <table:table-cell table:style-name="ce14"/>
          <table:table-cell table:style-name="ce22" office:value-type="date" office:date-value="2023-03-06" calcext:value-type="date">
            <text:p>Mar 6, 23</text:p>
          </table:table-cell>
          <table:table-cell table:style-name="ce14"/>
          <table:table-cell table:style-name="ce22" office:value-type="date" office:date-value="2023-03-06" calcext:value-type="date">
            <text:p>Mar 6, 23</text:p>
          </table:table-cell>
          <table:table-cell table:style-name="ce14"/>
          <table:table-cell office:value-type="date" office:date-value="2023-03-03" calcext:value-type="date">
            <text:p>Mar 3, 23</text:p>
          </table:table-cell>
          <table:table-cell table:style-name="ce14"/>
          <table:table-cell office:value-type="date" office:date-value="2023-03-06" calcext:value-type="date">
            <text:p>Mar 6, 23</text:p>
          </table:table-cell>
          <table:table-cell table:style-name="ce14"/>
          <table:table-cell office:value-type="date" office:date-value="2023-03-06" calcext:value-type="date">
            <text:p>Mar 6, 23</text:p>
          </table:table-cell>
          <table:table-cell table:style-name="ce14"/>
          <table:table-cell table:style-name="ce3" office:value-type="date" office:date-value="2023-03-03" calcext:value-type="date">
            <text:p>Mar 3, 23</text:p>
          </table:table-cell>
          <table:table-cell table:style-name="ce14"/>
          <table:table-cell/>
          <table:table-cell table:style-name="ce11" office:value-type="date" office:date-value="2023-03-06" calcext:value-type="date">
            <text:p>03/06/23</text:p>
          </table:table-cell>
          <table:table-cell/>
          <table:table-cell table:style-name="ce11" office:value-type="date" office:date-value="2023-03-03" calcext:value-type="date">
            <text:p>03/03/23</text:p>
          </table:table-cell>
          <table:table-cell table:number-columns-repeated="1004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number-columns-repeated="2" table:style-name="ce8" office:value-type="date" office:date-value="2023-04-03" calcext:value-type="date">
            <text:p>Apr 3, 23</text:p>
          </table:table-cell>
          <table:table-cell table:style-name="ce14"/>
          <table:table-cell table:style-name="ce6" office:value-type="date" office:date-value="2023-04-03" calcext:value-type="date">
            <text:p>Apr 3, 23</text:p>
          </table:table-cell>
          <table:table-cell table:style-name="ce14"/>
          <table:table-cell table:style-name="ce22" office:value-type="date" office:date-value="2023-04-03" calcext:value-type="date">
            <text:p>Apr 3, 23</text:p>
          </table:table-cell>
          <table:table-cell table:style-name="ce14"/>
          <table:table-cell office:value-type="date" office:date-value="2023-04-03" calcext:value-type="date">
            <text:p>Apr 3, 23</text:p>
          </table:table-cell>
          <table:table-cell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3" office:value-type="date" office:date-value="2023-04-03" calcext:value-type="date">
            <text:p>Apr 3, 23</text:p>
          </table:table-cell>
          <table:table-cell table:style-name="ce14"/>
          <table:table-cell table:number-columns-repeated="3"/>
          <table:table-cell table:style-name="ce11" office:value-type="date" office:date-value="2023-04-03" calcext:value-type="date">
            <text:p>04/03/23</text:p>
          </table:table-cell>
          <table:table-cell table:number-columns-repeated="100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number-columns-repeated="2" table:style-name="ce3" office:value-type="date" office:date-value="2023-06-30" calcext:value-type="date">
            <text:p>Jun 30, 23</text:p>
          </table:table-cell>
          <table:table-cell table:style-name="ce14"/>
          <table:table-cell table:style-name="ce3" office:value-type="date" office:date-value="2023-06-30" calcext:value-type="date">
            <text:p>Jun 30, 23</text:p>
          </table:table-cell>
          <table:table-cell table:style-name="ce14"/>
          <table:table-cell table:style-name="ce3" office:value-type="date" office:date-value="2023-06-30" calcext:value-type="date">
            <text:p>Jun 30, 23</text:p>
          </table:table-cell>
          <table:table-cell table:style-name="ce14"/>
          <table:table-cell office:value-type="date" office:date-value="2023-06-30" calcext:value-type="date">
            <text:p>Jun 30, 23</text:p>
          </table:table-cell>
          <table:table-cell table:style-name="ce14"/>
          <table:table-cell office:value-type="date" office:date-value="2023-06-30" calcext:value-type="date">
            <text:p>Jun 30, 23</text:p>
          </table:table-cell>
          <table:table-cell table:style-name="ce14"/>
          <table:table-cell office:value-type="date" office:date-value="2023-06-30" calcext:value-type="date">
            <text:p>Jun 30, 23</text:p>
          </table:table-cell>
          <table:table-cell table:style-name="ce14"/>
          <table:table-cell table:style-name="ce3" office:value-type="date" office:date-value="2023-06-30" calcext:value-type="date">
            <text:p>Jun 30, 23</text:p>
          </table:table-cell>
          <table:table-cell table:style-name="ce14"/>
          <table:table-cell office:value-type="date" office:date-value="2023-06-30" calcext:value-type="date">
            <text:p>Jun 30, 23</text:p>
          </table:table-cell>
          <table:table-cell table:style-name="ce11" office:value-type="date" office:date-value="2023-06-30" calcext:value-type="date">
            <text:p>06/30/23</text:p>
          </table:table-cell>
          <table:table-cell/>
          <table:table-cell table:style-name="ce11" office:value-type="date" office:date-value="2023-06-30" calcext:value-type="date">
            <text:p>06/30/23</text:p>
          </table:table-cell>
          <table:table-cell table:number-columns-repeated="1004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number-columns-repeated="2" office:value-type="date" office:date-value="2023-10-01" calcext:value-type="date">
            <text:p>10/01/23</text:p>
          </table:table-cell>
          <table:table-cell/>
          <table:table-cell table:style-name="ce11" office:value-type="date" office:date-value="2023-10-01" calcext:value-type="date">
            <text:p>10/01/23</text:p>
          </table:table-cell>
          <table:table-cell/>
          <table:table-cell table:style-name="ce11" office:value-type="date" office:date-value="2023-10-01" calcext:value-type="date">
            <text:p>10/01/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table:style-name="ce3"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 table:style-name="ce11" office:value-type="date" office:date-value="2023-10-01" calcext:value-type="date">
            <text:p>10/01/23</text:p>
          </table:table-cell>
          <table:table-cell/>
          <table:table-cell table:style-name="ce11" office:value-type="date" office:date-value="2023-10-01" calcext:value-type="date">
            <text:p>10/01/23</text:p>
          </table:table-cell>
          <table:table-cell table:number-columns-repeated="1004"/>
        </table:table-row>
        <table:table-row table:style-name="ro3">
          <table:table-cell office:value-type="date" office:date-value="2024-01-01" calcext:value-type="date">
            <text:p>Jan 1, 24</text:p>
          </table:table-cell>
          <table:table-cell table:number-columns-repeated="2" office:value-type="date" office:date-value="2024-01-01" calcext:value-type="date">
            <text:p>01/01/24</text:p>
          </table:table-cell>
          <table:table-cell/>
          <table:table-cell table:style-name="ce11" office:value-type="date" office:date-value="2024-01-01" calcext:value-type="date">
            <text:p>01/01/24</text:p>
          </table:table-cell>
          <table:table-cell/>
          <table:table-cell table:style-name="ce11" office:value-type="date" office:date-value="2024-01-01" calcext:value-type="date">
            <text:p>01/01/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table:style-name="ce3"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 table:style-name="ce11" office:value-type="date" office:date-value="2024-01-01" calcext:value-type="date">
            <text:p>01/01/24</text:p>
          </table:table-cell>
          <table:table-cell/>
          <table:table-cell table:style-name="ce11" office:value-type="date" office:date-value="2024-01-01" calcext:value-type="date">
            <text:p>01/01/24</text:p>
          </table:table-cell>
          <table:table-cell table:number-columns-repeated="1004"/>
        </table:table-row>
        <table:table-row table:style-name="ro3">
          <table:table-cell office:value-type="date" office:date-value="2024-04-01" calcext:value-type="date">
            <text:p>Apr 1, 24</text:p>
          </table:table-cell>
          <table:table-cell table:number-columns-repeated="13"/>
          <table:table-cell table:style-name="ce3"/>
          <table:table-cell table:number-columns-repeated="2"/>
          <table:table-cell table:style-name="ce11" office:value-type="date" office:date-value="2024-04-01" calcext:value-type="date">
            <text:p>04/01/24</text:p>
          </table:table-cell>
          <table:table-cell/>
          <table:table-cell table:style-name="ce11" office:value-type="date" office:date-value="2024-04-01" calcext:value-type="date">
            <text:p>04/01/24</text:p>
          </table:table-cell>
          <table:table-cell table:number-columns-repeated="1004"/>
        </table:table-row>
        <table:table-row table:style-name="ro3">
          <table:table-cell office:value-type="date" office:date-value="2024-06-30" calcext:value-type="date">
            <text:p>Jun 30, 24</text:p>
          </table:table-cell>
          <table:table-cell table:number-columns-repeated="13"/>
          <table:table-cell table:style-name="ce3"/>
          <table:table-cell table:number-columns-repeated="4"/>
          <table:table-cell table:style-name="ce11" office:value-type="date" office:date-value="2024-06-30" calcext:value-type="date">
            <text:p>06/30/24</text:p>
          </table:table-cell>
          <table:table-cell table:number-columns-repeated="1004"/>
        </table:table-row>
        <table:table-row table:style-name="ro3">
          <table:table-cell office:value-type="date" office:date-value="2024-10-01" calcext:value-type="date">
            <text:p>Oct 1, 24</text:p>
          </table:table-cell>
          <table:table-cell table:number-columns-repeated="13"/>
          <table:table-cell table:style-name="ce3"/>
          <table:table-cell table:number-columns-repeated="4"/>
          <table:table-cell table:style-name="ce11" office:value-type="date" office:date-value="2024-10-01" calcext:value-type="date">
            <text:p>10/01/24</text:p>
          </table:table-cell>
          <table:table-cell table:number-columns-repeated="1004"/>
        </table:table-row>
        <table:table-row table:style-name="ro3" table:number-rows-repeated="8">
          <table:table-cell table:number-columns-repeated="14"/>
          <table:table-cell table:style-name="ce3"/>
          <table:table-cell table:number-columns-repeated="1009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pop ao3" table:style-name="ta1">
        <table:table-source xlink:type="simple" xlink:href="../../master%20data%20harvest.ods" table:table-name="kpop ao3" table:filter-name="calc8"/>
        <office:forms form:automatic-focus="false" form:apply-design-mode="false"/>
        <table:table-column table:style-name="co1" table:default-cell-style-name="ce15"/>
        <table:table-column table:style-name="co1" table:number-columns-repeated="14" table:default-cell-style-name="ce38"/>
        <table:table-column table:style-name="co1" table:default-cell-style-name="Default"/>
        <table:table-row table:style-name="ro1">
          <table:table-cell table:style-name="ce36" office:value-type="string" calcext:value-type="string">
            <text:p>WBM Date</text:p>
          </table:table-cell>
          <table:table-cell table:style-name="ce37" office:value-type="string" calcext:value-type="string">
            <text:p>K-Pop (Overall)</text:p>
          </table:table-cell>
          <table:table-cell table:style-name="ce37" office:value-type="string" calcext:value-type="string">
            <text:p>BTS</text:p>
          </table:table-cell>
          <table:table-cell table:style-name="ce37" office:value-type="string" calcext:value-type="string">
            <text:p>EXO</text:p>
          </table:table-cell>
          <table:table-cell table:style-name="ce37" office:value-type="string" calcext:value-type="string">
            <text:p>Shinee</text:p>
          </table:table-cell>
          <table:table-cell table:style-name="ce37" office:value-type="string" calcext:value-type="string">
            <text:p>Super Junior</text:p>
          </table:table-cell>
          <table:table-cell table:style-name="ce37" office:value-type="string" calcext:value-type="string">
            <text:p>Red Velvet</text:p>
          </table:table-cell>
          <table:table-cell table:style-name="ce37" office:value-type="string" calcext:value-type="string">
            <text:p>Twice</text:p>
          </table:table-cell>
          <table:table-cell table:style-name="ce37" office:value-type="string" calcext:value-type="string">
            <text:p>BlackPink</text:p>
          </table:table-cell>
          <table:table-cell table:style-name="ce37" office:value-type="string" calcext:value-type="string">
            <text:p>NCT</text:p>
          </table:table-cell>
          <table:table-cell table:style-name="ce37" office:value-type="string" calcext:value-type="string">
            <text:p>Stray Kids</text:p>
          </table:table-cell>
          <table:table-cell table:style-name="ce37" office:value-type="string" calcext:value-type="string">
            <text:p>Seventeen</text:p>
          </table:table-cell>
          <table:table-cell table:style-name="ce37" office:value-type="string" calcext:value-type="string">
            <text:p>TXT</text:p>
          </table:table-cell>
          <table:table-cell table:style-name="ce37" office:value-type="string" calcext:value-type="string">
            <text:p>GOT7</text:p>
          </table:table-cell>
          <table:table-cell table:style-name="ce37" office:value-type="string" calcext:value-type="string">
            <text:p>Monsta X</text:p>
          </table:table-cell>
          <table:table-cell table:style-name="ce39" office:value-type="string" calcext:value-type="string">
            <text:p>Loona</text:p>
          </table:table-cell>
        </table:table-row>
        <table:table-row table:style-name="ro3" table:visibility="collapse" table:number-rows-repeated="27">
          <table:table-cell table:number-columns-repeated="16"/>
        </table:table-row>
        <table:table-row table:style-name="ro3" table:visibility="collapse">
          <table:table-cell table:formula="of:=['file:///C:/Users/XiaoBaiXueHua/Documents/Fandom/spreadsheets/fandom-migrations/master%20data%20harvest.ods'#$'Dates Ref'.T29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'file:///C:/Users/XiaoBaiXueHua/Documents/Fandom/spreadsheets/fandom-migrations/master%20data%20harvest.ods'#$'Dates Ref'.T30]" office:value-type="date" office:date-value="2009-12-23" calcext:value-type="date">
            <text:p>Dec 23, 09</text:p>
          </table:table-cell>
          <table:table-cell/>
          <table:table-cell table:style-name="ce41"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1" table:number-columns-repeated="4"/>
          <table:table-cell table:number-columns-repeated="6"/>
        </table:table-row>
        <table:table-row table:style-name="ro3">
          <table:table-cell table:formula="of:=['file:///C:/Users/XiaoBaiXueHua/Documents/Fandom/spreadsheets/fandom-migrations/master%20data%20harvest.ods'#$'Dates Ref'.T31]" office:value-type="date" office:date-value="2010-04-07" calcext:value-type="date">
            <text:p>Apr 7, 10</text:p>
          </table:table-cell>
          <table:table-cell office:value-type="float" office:value="0" calcext:value-type="float">
            <text:p>0</text:p>
          </table:table-cell>
          <table:table-cell table:style-name="ce41"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1" table:number-columns-repeated="9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T32]" office:value-type="date" office:date-value="2010-06-13" calcext:value-type="date">
            <text:p>Jun 13, 10</text:p>
          </table:table-cell>
          <table:table-cell office:value-type="float" office:value="115" calcext:value-type="float">
            <text:p>115</text:p>
          </table:table-cell>
          <table:table-cell table:style-name="ce41"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number-columns-repeated="9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T33]" office:value-type="date" office:date-value="2010-09-22" calcext:value-type="date">
            <text:p>Sep 22, 10</text:p>
          </table:table-cell>
          <table:table-cell office:value-type="float" office:value="138" calcext:value-type="float">
            <text:p>138</text:p>
          </table:table-cell>
          <table:table-cell table:style-name="ce41"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41" table:number-columns-repeated="9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T34]" office:value-type="date" office:date-value="2010-10-25" calcext:value-type="date">
            <text:p>Oct 25, 10</text:p>
          </table:table-cell>
          <table:table-cell office:value-type="float" office:value="142" calcext:value-type="float">
            <text:p>142</text:p>
          </table:table-cell>
          <table:table-cell table:style-name="ce41"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41" table:number-columns-repeated="9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T35]" office:value-type="date" office:date-value="2010-12-28" calcext:value-type="date">
            <text:p>Dec 28, 10</text:p>
          </table:table-cell>
          <table:table-cell office:value-type="float" office:value="166" calcext:value-type="float">
            <text:p>166</text:p>
          </table:table-cell>
          <table:table-cell table:style-name="ce41" table:number-columns-repeated="2"/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style-name="ce41" table:number-columns-repeated="9"/>
          <table:table-cell table:style-name="ce42"/>
        </table:table-row>
        <table:table-row table:style-name="ro3" table:visibility="collapse">
          <table:table-cell table:formula="of:=['file:///C:/Users/XiaoBaiXueHua/Documents/Fandom/spreadsheets/fandom-migrations/master%20data%20harvest.ods'#$'Dates Ref'.T36]" office:value-type="date" office:date-value="1899-12-30" calcext:value-type="date">
            <text:p>Dec 30, 99</text:p>
          </table:table-cell>
          <table:table-cell/>
          <table:table-cell table:style-name="ce41" table:number-columns-repeated="2"/>
          <table:table-cell table:number-columns-repeated="2"/>
          <table:table-cell table:style-name="ce41" table:number-columns-repeated="9"/>
          <table:table-cell table:style-name="ce42"/>
        </table:table-row>
        <table:table-row table:style-name="ro3" table:visibility="collapse">
          <table:table-cell table:formula="of:=['file:///C:/Users/XiaoBaiXueHua/Documents/Fandom/spreadsheets/fandom-migrations/master%20data%20harvest.ods'#$'Dates Ref'.T37]" office:value-type="date" office:date-value="1899-12-30" calcext:value-type="date">
            <text:p>Dec 30, 99</text:p>
          </table:table-cell>
          <table:table-cell/>
          <table:table-cell table:style-name="ce41" table:number-columns-repeated="2"/>
          <table:table-cell table:number-columns-repeated="2"/>
          <table:table-cell table:style-name="ce41" table:number-columns-repeated="9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T38]" office:value-type="date" office:date-value="2011-09-24" calcext:value-type="date">
            <text:p>Sep 24, 11</text:p>
          </table:table-cell>
          <table:table-cell office:value-type="float" office:value="442" calcext:value-type="float">
            <text:p>442</text:p>
          </table:table-cell>
          <table:table-cell table:style-name="ce41" table:number-columns-repeated="2"/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table:style-name="ce41" table:number-columns-repeated="9"/>
          <table:table-cell table:style-name="ce42"/>
        </table:table-row>
        <table:table-row table:style-name="ro3" table:visibility="collapse">
          <table:table-cell table:formula="of:=['file:///C:/Users/XiaoBaiXueHua/Documents/Fandom/spreadsheets/fandom-migrations/master%20data%20harvest.ods'#$'Dates Ref'.T39]" office:value-type="date" office:date-value="1899-12-30" calcext:value-type="date">
            <text:p>Dec 30, 99</text:p>
          </table:table-cell>
          <table:table-cell/>
          <table:table-cell table:style-name="ce41"/>
          <table:table-cell table:number-columns-repeated="3"/>
          <table:table-cell table:style-name="ce41" table:number-columns-repeated="9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T40]" office:value-type="date" office:date-value="2012-01-14" calcext:value-type="date">
            <text:p>Jan 14, 12</text:p>
          </table:table-cell>
          <table:table-cell office:value-type="float" office:value="753" calcext:value-type="float">
            <text:p>753</text:p>
          </table:table-cell>
          <table:table-cell table:style-name="ce41"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77" calcext:value-type="float">
            <text:p>277</text:p>
          </table:table-cell>
          <table:table-cell table:style-name="ce41" table:number-columns-repeated="9"/>
          <table:table-cell table:style-name="ce42"/>
        </table:table-row>
        <table:table-row table:style-name="ro3" table:visibility="collapse">
          <table:table-cell table:formula="of:=['file:///C:/Users/XiaoBaiXueHua/Documents/Fandom/spreadsheets/fandom-migrations/master%20data%20harvest.ods'#$'Dates Ref'.T41]" office:value-type="date" office:date-value="1899-12-30" calcext:value-type="date">
            <text:p>Dec 30, 99</text:p>
          </table:table-cell>
          <table:table-cell/>
          <table:table-cell table:style-name="ce41"/>
          <table:table-cell table:number-columns-repeated="3"/>
          <table:table-cell table:style-name="ce41" table:number-columns-repeated="9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T42]" office:value-type="date" office:date-value="2012-05-19" calcext:value-type="date">
            <text:p>May 19, 12</text:p>
          </table:table-cell>
          <table:table-cell office:value-type="float" office:value="902" calcext:value-type="float">
            <text:p>902</text:p>
          </table:table-cell>
          <table:table-cell table:style-name="ce41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51" calcext:value-type="float">
            <text:p>351</text:p>
          </table:table-cell>
          <table:table-cell table:style-name="ce41" table:number-columns-repeated="9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T43]" office:value-type="date" office:date-value="2012-06-14" calcext:value-type="date">
            <text:p>Jun 14, 12</text:p>
          </table:table-cell>
          <table:table-cell office:value-type="float" office:value="950" calcext:value-type="float">
            <text:p>950</text:p>
          </table:table-cell>
          <table:table-cell table:style-name="ce41"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78" calcext:value-type="float">
            <text:p>378</text:p>
          </table:table-cell>
          <table:table-cell table:style-name="ce41" table:number-columns-repeated="9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T44]" office:value-type="date" office:date-value="2012-07-30" calcext:value-type="date">
            <text:p>Jul 30, 12</text:p>
          </table:table-cell>
          <table:table-cell office:value-type="float" office:value="1015" calcext:value-type="float">
            <text:p>1,015</text:p>
          </table:table-cell>
          <table:table-cell table:style-name="ce41"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388" calcext:value-type="float">
            <text:p>388</text:p>
          </table:table-cell>
          <table:table-cell table:style-name="ce41" table:number-columns-repeated="9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T45]" office:value-type="date" office:date-value="2012-10-24" calcext:value-type="date">
            <text:p>Oct 24, 12</text:p>
          </table:table-cell>
          <table:table-cell office:value-type="float" office:value="1193" calcext:value-type="float">
            <text:p>1,193</text:p>
          </table:table-cell>
          <table:table-cell table:style-name="ce41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8" calcext:value-type="float">
            <text:p>138</text:p>
          </table:table-cell>
          <table:table-cell office:value-type="float" office:value="456" calcext:value-type="float">
            <text:p>456</text:p>
          </table:table-cell>
          <table:table-cell table:style-name="ce41" table:number-columns-repeated="9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T46]" office:value-type="date" office:date-value="2013-01-04" calcext:value-type="date">
            <text:p>Jan 4, 13</text:p>
          </table:table-cell>
          <table:table-cell office:value-type="float" office:value="1648" calcext:value-type="float">
            <text:p>1,648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47" calcext:value-type="float">
            <text:p>147</text:p>
          </table:table-cell>
          <table:table-cell office:value-type="float" office:value="689" calcext:value-type="float">
            <text:p>689</text:p>
          </table:table-cell>
          <table:table-cell table:style-name="ce41" table:number-columns-repeated="7"/>
          <table:table-cell office:value-type="float" office:value="0" calcext:value-type="float">
            <text:p>0</text:p>
          </table:table-cell>
          <table:table-cell table:style-name="ce41"/>
          <table:table-cell table:style-name="ce42"/>
        </table:table-row>
        <table:table-row table:style-name="ro3" table:visibility="collapse">
          <table:table-cell table:formula="of:=['file:///C:/Users/XiaoBaiXueHua/Documents/Fandom/spreadsheets/fandom-migrations/master%20data%20harvest.ods'#$'Dates Ref'.T47]" office:value-type="date" office:date-value="1899-12-30" calcext:value-type="date">
            <text:p>Dec 30, 99</text:p>
          </table:table-cell>
          <table:table-cell table:number-columns-repeated="5"/>
          <table:table-cell table:style-name="ce41" table:number-columns-repeated="7"/>
          <table:table-cell/>
          <table:table-cell table:style-name="ce41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T48]" office:value-type="date" office:date-value="2013-06-23" calcext:value-type="date">
            <text:p>Jun 23, 13</text:p>
          </table:table-cell>
          <table:table-cell office:value-type="float" office:value="2379" calcext:value-type="float">
            <text:p>2,379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201" calcext:value-type="float">
            <text:p>201</text:p>
          </table:table-cell>
          <table:table-cell office:value-type="float" office:value="873" calcext:value-type="float">
            <text:p>873</text:p>
          </table:table-cell>
          <table:table-cell table:style-name="ce41" table:number-columns-repeated="7"/>
          <table:table-cell office:value-type="float" office:value="0" calcext:value-type="float">
            <text:p>0</text:p>
          </table:table-cell>
          <table:table-cell table:style-name="ce41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T49]" office:value-type="date" office:date-value="2013-10-09" calcext:value-type="date">
            <text:p>Oct 9, 13</text:p>
          </table:table-cell>
          <table:table-cell office:value-type="float" office:value="2897" calcext:value-type="float">
            <text:p>2,897</text:p>
          </table:table-cell>
          <table:table-cell office:value-type="float" office:value="8" calcext:value-type="float">
            <text:p>8</text:p>
          </table:table-cell>
          <table:table-cell office:value-type="float" office:value="418" calcext:value-type="float">
            <text:p>418</text:p>
          </table:table-cell>
          <table:table-cell office:value-type="float" office:value="263" calcext:value-type="float">
            <text:p>263</text:p>
          </table:table-cell>
          <table:table-cell office:value-type="float" office:value="963" calcext:value-type="float">
            <text:p>963</text:p>
          </table:table-cell>
          <table:table-cell table:style-name="ce41" table:number-columns-repeated="7"/>
          <table:table-cell office:value-type="float" office:value="0" calcext:value-type="float">
            <text:p>0</text:p>
          </table:table-cell>
          <table:table-cell table:style-name="ce41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T50]" office:value-type="date" office:date-value="2013-11-23" calcext:value-type="date">
            <text:p>Nov 23, 13</text:p>
          </table:table-cell>
          <table:table-cell office:value-type="float" office:value="3217" calcext:value-type="float">
            <text:p>3,217</text:p>
          </table:table-cell>
          <table:table-cell office:value-type="float" office:value="13" calcext:value-type="float">
            <text:p>13</text:p>
          </table:table-cell>
          <table:table-cell office:value-type="float" office:value="353" calcext:value-type="float">
            <text:p>353</text:p>
          </table:table-cell>
          <table:table-cell office:value-type="float" office:value="304" calcext:value-type="float">
            <text:p>304</text:p>
          </table:table-cell>
          <table:table-cell office:value-type="float" office:value="1014" calcext:value-type="float">
            <text:p>1,014</text:p>
          </table:table-cell>
          <table:table-cell table:style-name="ce41" table:number-columns-repeated="7"/>
          <table:table-cell office:value-type="float" office:value="0" calcext:value-type="float">
            <text:p>0</text:p>
          </table:table-cell>
          <table:table-cell table:style-name="ce41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T51]" office:value-type="date" office:date-value="2014-01-22" calcext:value-type="date">
            <text:p>Jan 22, 14</text:p>
          </table:table-cell>
          <table:table-cell office:value-type="float" office:value="3544" calcext:value-type="float">
            <text:p>3,544</text:p>
          </table:table-cell>
          <table:table-cell office:value-type="float" office:value="26" calcext:value-type="float">
            <text:p>26</text:p>
          </table:table-cell>
          <table:table-cell office:value-type="float" office:value="670" calcext:value-type="float">
            <text:p>670</text:p>
          </table:table-cell>
          <table:table-cell office:value-type="float" office:value="322" calcext:value-type="float">
            <text:p>322</text:p>
          </table:table-cell>
          <table:table-cell office:value-type="float" office:value="1053" calcext:value-type="float">
            <text:p>1,053</text:p>
          </table:table-cell>
          <table:table-cell office:value-type="float" office:value="0" calcext:value-type="float">
            <text:p>0</text:p>
          </table:table-cell>
          <table:table-cell table:style-name="ce41" table:number-columns-repeated="6"/>
          <table:table-cell office:value-type="float" office:value="0" calcext:value-type="float">
            <text:p>0</text:p>
          </table:table-cell>
          <table:table-cell table:style-name="ce41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T52]" office:value-type="date" office:date-value="2014-04-04" calcext:value-type="date">
            <text:p>Apr 4, 14</text:p>
          </table:table-cell>
          <table:table-cell office:value-type="float" office:value="4059" calcext:value-type="float">
            <text:p>4,059</text:p>
          </table:table-cell>
          <table:table-cell office:value-type="float" office:value="72" calcext:value-type="float">
            <text:p>72</text:p>
          </table:table-cell>
          <table:table-cell office:value-type="float" office:value="836" calcext:value-type="float">
            <text:p>836</text:p>
          </table:table-cell>
          <table:table-cell office:value-type="float" office:value="349" calcext:value-type="float">
            <text:p>349</text:p>
          </table:table-cell>
          <table:table-cell office:value-type="float" office:value="1183" calcext:value-type="float">
            <text:p>1,183</text:p>
          </table:table-cell>
          <table:table-cell office:value-type="float" office:value="0" calcext:value-type="float">
            <text:p>0</text:p>
          </table:table-cell>
          <table:table-cell table:style-name="ce41" table:number-columns-repeated="6"/>
          <table:table-cell office:value-type="float" office:value="5" calcext:value-type="float">
            <text:p>5</text:p>
          </table:table-cell>
          <table:table-cell table:style-name="ce41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T53]" office:value-type="date" office:date-value="2014-07-05" calcext:value-type="date">
            <text:p>Jul 5, 14</text:p>
          </table:table-cell>
          <table:table-cell office:value-type="float" office:value="6064" calcext:value-type="float">
            <text:p>6,064</text:p>
          </table:table-cell>
          <table:table-cell office:value-type="float" office:value="143" calcext:value-type="float">
            <text:p>143</text:p>
          </table:table-cell>
          <table:table-cell office:value-type="float" office:value="1174" calcext:value-type="float">
            <text:p>1,174</text:p>
          </table:table-cell>
          <table:table-cell office:value-type="float" office:value="383" calcext:value-type="float">
            <text:p>383</text:p>
          </table:table-cell>
          <table:table-cell office:value-type="float" office:value="1264" calcext:value-type="float">
            <text:p>1,264</text:p>
          </table:table-cell>
          <table:table-cell office:value-type="float" office:value="0" calcext:value-type="float">
            <text:p>0</text:p>
          </table:table-cell>
          <table:table-cell table:style-name="ce41" table:number-columns-repeated="6"/>
          <table:table-cell office:value-type="float" office:value="10" calcext:value-type="float">
            <text:p>10</text:p>
          </table:table-cell>
          <table:table-cell table:style-name="ce41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T54]" office:value-type="date" office:date-value="2014-10-04" calcext:value-type="date">
            <text:p>Oct 4, 14</text:p>
          </table:table-cell>
          <table:table-cell office:value-type="float" office:value="7302" calcext:value-type="float">
            <text:p>7,302</text:p>
          </table:table-cell>
          <table:table-cell office:value-type="float" office:value="259" calcext:value-type="float">
            <text:p>259</text:p>
          </table:table-cell>
          <table:table-cell office:value-type="float" office:value="1547" calcext:value-type="float">
            <text:p>1,547</text:p>
          </table:table-cell>
          <table:table-cell office:value-type="float" office:value="468" calcext:value-type="float">
            <text:p>468</text:p>
          </table:table-cell>
          <table:table-cell office:value-type="float" office:value="1413" calcext:value-type="float">
            <text:p>1,413</text:p>
          </table:table-cell>
          <table:table-cell office:value-type="float" office:value="3" calcext:value-type="float">
            <text:p>3</text:p>
          </table:table-cell>
          <table:table-cell table:style-name="ce41" table:number-columns-repeated="6"/>
          <table:table-cell office:value-type="float" office:value="67" calcext:value-type="float">
            <text:p>67</text:p>
          </table:table-cell>
          <table:table-cell table:style-name="ce41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T55]" office:value-type="date" office:date-value="2015-01-21" calcext:value-type="date">
            <text:p>Jan 21, 15</text:p>
          </table:table-cell>
          <table:table-cell office:value-type="float" office:value="9013" calcext:value-type="float">
            <text:p>9,013</text:p>
          </table:table-cell>
          <table:table-cell office:value-type="float" office:value="570" calcext:value-type="float">
            <text:p>570</text:p>
          </table:table-cell>
          <table:table-cell office:value-type="float" office:value="2033" calcext:value-type="float">
            <text:p>2,033</text:p>
          </table:table-cell>
          <table:table-cell office:value-type="float" office:value="533" calcext:value-type="float">
            <text:p>533</text:p>
          </table:table-cell>
          <table:table-cell office:value-type="float" office:value="1559" calcext:value-type="float">
            <text:p>1,55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1" table:number-columns-repeated="3"/>
          <table:table-cell office:value-type="float" office:value="0" calcext:value-type="float">
            <text:p>0</text:p>
          </table:table-cell>
          <table:table-cell table:style-name="ce41"/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T56]" office:value-type="date" office:date-value="2015-05-12" calcext:value-type="date">
            <text:p>May 12, 15</text:p>
          </table:table-cell>
          <table:table-cell office:value-type="float" office:value="11196" calcext:value-type="float">
            <text:p>11,196</text:p>
          </table:table-cell>
          <table:table-cell office:value-type="float" office:value="1159" calcext:value-type="float">
            <text:p>1,159</text:p>
          </table:table-cell>
          <table:table-cell office:value-type="float" office:value="2812" calcext:value-type="float">
            <text:p>2,812</text:p>
          </table:table-cell>
          <table:table-cell office:value-type="float" office:value="680" calcext:value-type="float">
            <text:p>680</text:p>
          </table:table-cell>
          <table:table-cell office:value-type="float" office:value="1769" calcext:value-type="float">
            <text:p>1,76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1" table:number-columns-repeated="3"/>
          <table:table-cell office:value-type="float" office:value="2" calcext:value-type="float">
            <text:p>2</text:p>
          </table:table-cell>
          <table:table-cell table:style-name="ce41"/>
          <table:table-cell office:value-type="float" office:value="318" calcext:value-type="float">
            <text:p>318</text:p>
          </table:table-cell>
          <table:table-cell office:value-type="float" office:value="4" calcext:value-type="float">
            <text:p>4</text:p>
          </table:table-cell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T57]" office:value-type="date" office:date-value="2015-06-23" calcext:value-type="date">
            <text:p>Jun 23, 15</text:p>
          </table:table-cell>
          <table:table-cell office:value-type="float" office:value="12521" calcext:value-type="float">
            <text:p>12,521</text:p>
          </table:table-cell>
          <table:table-cell office:value-type="float" office:value="1641" calcext:value-type="float">
            <text:p>1,641</text:p>
          </table:table-cell>
          <table:table-cell office:value-type="float" office:value="3096" calcext:value-type="float">
            <text:p>3,096</text:p>
          </table:table-cell>
          <table:table-cell office:value-type="float" office:value="737" calcext:value-type="float">
            <text:p>737</text:p>
          </table:table-cell>
          <table:table-cell office:value-type="float" office:value="1843" calcext:value-type="float">
            <text:p>1,84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1" table:number-columns-repeated="3"/>
          <table:table-cell office:value-type="float" office:value="4" calcext:value-type="float">
            <text:p>4</text:p>
          </table:table-cell>
          <table:table-cell table:style-name="ce41"/>
          <table:table-cell office:value-type="float" office:value="397" calcext:value-type="float">
            <text:p>397</text:p>
          </table:table-cell>
          <table:table-cell office:value-type="float" office:value="5" calcext:value-type="float">
            <text:p>5</text:p>
          </table:table-cell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T58]" office:value-type="date" office:date-value="2015-08-13" calcext:value-type="date">
            <text:p>Aug 13, 15</text:p>
          </table:table-cell>
          <table:table-cell office:value-type="float" office:value="14290" calcext:value-type="float">
            <text:p>14,290</text:p>
          </table:table-cell>
          <table:table-cell office:value-type="float" office:value="2418" calcext:value-type="float">
            <text:p>2,418</text:p>
          </table:table-cell>
          <table:table-cell office:value-type="float" office:value="3573" calcext:value-type="float">
            <text:p>3,573</text:p>
          </table:table-cell>
          <table:table-cell office:value-type="float" office:value="816" calcext:value-type="float">
            <text:p>816</text:p>
          </table:table-cell>
          <table:table-cell office:value-type="float" office:value="1866" calcext:value-type="float">
            <text:p>1,86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1" table:number-columns-repeated="3"/>
          <table:table-cell office:value-type="float" office:value="40" calcext:value-type="float">
            <text:p>40</text:p>
          </table:table-cell>
          <table:table-cell table:style-name="ce41"/>
          <table:table-cell office:value-type="float" office:value="428" calcext:value-type="float">
            <text:p>428</text:p>
          </table:table-cell>
          <table:table-cell office:value-type="float" office:value="12" calcext:value-type="float">
            <text:p>12</text:p>
          </table:table-cell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T59]" office:value-type="date" office:date-value="2015-10-02" calcext:value-type="date">
            <text:p>Oct 2, 15</text:p>
          </table:table-cell>
          <table:table-cell office:value-type="float" office:value="16619" calcext:value-type="float">
            <text:p>16,619</text:p>
          </table:table-cell>
          <table:table-cell office:value-type="float" office:value="3283" calcext:value-type="float">
            <text:p>3,283</text:p>
          </table:table-cell>
          <table:table-cell office:value-type="float" office:value="4189" calcext:value-type="float">
            <text:p>4,189</text:p>
          </table:table-cell>
          <table:table-cell office:value-type="float" office:value="869" calcext:value-type="float">
            <text:p>869</text:p>
          </table:table-cell>
          <table:table-cell office:value-type="float" office:value="1928" calcext:value-type="float">
            <text:p>1,92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41" table:number-columns-repeated="3"/>
          <table:table-cell office:value-type="float" office:value="112" calcext:value-type="float">
            <text:p>112</text:p>
          </table:table-cell>
          <table:table-cell table:style-name="ce41"/>
          <table:table-cell office:value-type="float" office:value="551" calcext:value-type="float">
            <text:p>551</text:p>
          </table:table-cell>
          <table:table-cell office:value-type="float" office:value="30" calcext:value-type="float">
            <text:p>30</text:p>
          </table:table-cell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T60]" office:value-type="date" office:date-value="2016-01-07" calcext:value-type="date">
            <text:p>Jan 7, 16</text:p>
          </table:table-cell>
          <table:table-cell office:value-type="float" office:value="21668" calcext:value-type="float">
            <text:p>21,668</text:p>
          </table:table-cell>
          <table:table-cell office:value-type="float" office:value="5494" calcext:value-type="float">
            <text:p>5,494</text:p>
          </table:table-cell>
          <table:table-cell office:value-type="float" office:value="5155" calcext:value-type="float">
            <text:p>5,155</text:p>
          </table:table-cell>
          <table:table-cell office:value-type="float" office:value="1034" calcext:value-type="float">
            <text:p>1,034</text:p>
          </table:table-cell>
          <table:table-cell office:value-type="float" office:value="1986" calcext:value-type="float">
            <text:p>1,986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1"/>
          <table:table-cell office:value-type="float" office:value="559" calcext:value-type="float">
            <text:p>559</text:p>
          </table:table-cell>
          <table:table-cell table:style-name="ce41"/>
          <table:table-cell office:value-type="float" office:value="869" calcext:value-type="float">
            <text:p>86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T61]" office:value-type="date" office:date-value="2016-04-06" calcext:value-type="date">
            <text:p>Apr 6, 16</text:p>
          </table:table-cell>
          <table:table-cell office:value-type="float" office:value="28046" calcext:value-type="float">
            <text:p>28,046</text:p>
          </table:table-cell>
          <table:table-cell office:value-type="float" office:value="8646" calcext:value-type="float">
            <text:p>8,646</text:p>
          </table:table-cell>
          <table:table-cell office:value-type="float" office:value="6343" calcext:value-type="float">
            <text:p>6,343</text:p>
          </table:table-cell>
          <table:table-cell office:value-type="float" office:value="1194" calcext:value-type="float">
            <text:p>1,194</text:p>
          </table:table-cell>
          <table:table-cell office:value-type="float" office:value="2075" calcext:value-type="float">
            <text:p>2,075</text:p>
          </table:table-cell>
          <table:table-cell office:value-type="float" office:value="145" calcext:value-type="float">
            <text:p>14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1"/>
          <table:table-cell office:value-type="float" office:value="979" calcext:value-type="float">
            <text:p>979</text:p>
          </table:table-cell>
          <table:table-cell table:style-name="ce41"/>
          <table:table-cell office:value-type="float" office:value="1306" calcext:value-type="float">
            <text:p>1,306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T62]" office:value-type="date" office:date-value="2016-07-05" calcext:value-type="date">
            <text:p>Jul 5, 16</text:p>
          </table:table-cell>
          <table:table-cell office:value-type="float" office:value="36563" calcext:value-type="float">
            <text:p>36,563</text:p>
          </table:table-cell>
          <table:table-cell office:value-type="float" office:value="12777" calcext:value-type="float">
            <text:p>12,777</text:p>
          </table:table-cell>
          <table:table-cell office:value-type="float" office:value="7750" calcext:value-type="float">
            <text:p>7,750</text:p>
          </table:table-cell>
          <table:table-cell office:value-type="float" office:value="1369" calcext:value-type="float">
            <text:p>1,369</text:p>
          </table:table-cell>
          <table:table-cell office:value-type="float" office:value="2203" calcext:value-type="float">
            <text:p>2,203</text:p>
          </table:table-cell>
          <table:table-cell office:value-type="float" office:value="179" calcext:value-type="float">
            <text:p>179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style-name="ce41"/>
          <table:table-cell office:value-type="float" office:value="1664" calcext:value-type="float">
            <text:p>1,664</text:p>
          </table:table-cell>
          <table:table-cell table:style-name="ce41"/>
          <table:table-cell office:value-type="float" office:value="2017" calcext:value-type="float">
            <text:p>2,017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T63]" office:value-type="date" office:date-value="2016-09-24" calcext:value-type="date">
            <text:p>Sep 24, 16</text:p>
          </table:table-cell>
          <table:table-cell office:value-type="float" office:value="44477" calcext:value-type="float">
            <text:p>44,477</text:p>
          </table:table-cell>
          <table:table-cell office:value-type="float" office:value="16281" calcext:value-type="float">
            <text:p>16,281</text:p>
          </table:table-cell>
          <table:table-cell office:value-type="float" office:value="8890" calcext:value-type="float">
            <text:p>8,890</text:p>
          </table:table-cell>
          <table:table-cell office:value-type="float" office:value="1573" calcext:value-type="float">
            <text:p>1,573</text:p>
          </table:table-cell>
          <table:table-cell office:value-type="float" office:value="2251" calcext:value-type="float">
            <text:p>2,251</text:p>
          </table:table-cell>
          <table:table-cell office:value-type="float" office:value="225" calcext:value-type="float">
            <text:p>225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414" calcext:value-type="float">
            <text:p>414</text:p>
          </table:table-cell>
          <table:table-cell table:style-name="ce41"/>
          <table:table-cell office:value-type="float" office:value="2578" calcext:value-type="float">
            <text:p>2,578</text:p>
          </table:table-cell>
          <table:table-cell table:style-name="ce41"/>
          <table:table-cell office:value-type="float" office:value="2609" calcext:value-type="float">
            <text:p>2,609</text:p>
          </table:table-cell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T64]" office:value-type="date" office:date-value="2017-01-09" calcext:value-type="date">
            <text:p>Jan 9, 17</text:p>
          </table:table-cell>
          <table:table-cell office:value-type="float" office:value="56557" calcext:value-type="float">
            <text:p>56,557</text:p>
          </table:table-cell>
          <table:table-cell office:value-type="float" office:value="22155" calcext:value-type="float">
            <text:p>22,155</text:p>
          </table:table-cell>
          <table:table-cell office:value-type="float" office:value="10688" calcext:value-type="float">
            <text:p>10,688</text:p>
          </table:table-cell>
          <table:table-cell office:value-type="float" office:value="1992" calcext:value-type="float">
            <text:p>1,992</text:p>
          </table:table-cell>
          <table:table-cell office:value-type="float" office:value="2315" calcext:value-type="float">
            <text:p>2,315</text:p>
          </table:table-cell>
          <table:table-cell office:value-type="float" office:value="279" calcext:value-type="float">
            <text:p>279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3661" calcext:value-type="float">
            <text:p>3,661</text:p>
          </table:table-cell>
          <table:table-cell table:style-name="ce41"/>
          <table:table-cell office:value-type="float" office:value="3504" calcext:value-type="float">
            <text:p>3,504</text:p>
          </table:table-cell>
          <table:table-cell office:value-type="float" office:value="1355" calcext:value-type="float">
            <text:p>1,35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T65]" office:value-type="date" office:date-value="2017-04-03" calcext:value-type="date">
            <text:p>Apr 3, 17</text:p>
          </table:table-cell>
          <table:table-cell office:value-type="float" office:value="66459" calcext:value-type="float">
            <text:p>66,459</text:p>
          </table:table-cell>
          <table:table-cell office:value-type="float" office:value="27544" calcext:value-type="float">
            <text:p>27,544</text:p>
          </table:table-cell>
          <table:table-cell office:value-type="float" office:value="11872" calcext:value-type="float">
            <text:p>11,872</text:p>
          </table:table-cell>
          <table:table-cell office:value-type="float" office:value="2283" calcext:value-type="float">
            <text:p>2,283</text:p>
          </table:table-cell>
          <table:table-cell office:value-type="float" office:value="2374" calcext:value-type="float">
            <text:p>2,374</text:p>
          </table:table-cell>
          <table:table-cell office:value-type="float" office:value="339" calcext:value-type="float">
            <text:p>339</text:p>
          </table:table-cell>
          <table:table-cell office:value-type="float" office:value="263" calcext:value-type="float">
            <text:p>263</text:p>
          </table:table-cell>
          <table:table-cell office:value-type="float" office:value="57" calcext:value-type="float">
            <text:p>57</text:p>
          </table:table-cell>
          <table:table-cell office:value-type="float" office:value="1375" calcext:value-type="float">
            <text:p>1,375</text:p>
          </table:table-cell>
          <table:table-cell office:value-type="float" office:value="0" calcext:value-type="float">
            <text:p>0</text:p>
          </table:table-cell>
          <table:table-cell office:value-type="float" office:value="4449" calcext:value-type="float">
            <text:p>4,449</text:p>
          </table:table-cell>
          <table:table-cell table:style-name="ce41"/>
          <table:table-cell office:value-type="float" office:value="4214" calcext:value-type="float">
            <text:p>4,214</text:p>
          </table:table-cell>
          <table:table-cell office:value-type="float" office:value="1879" calcext:value-type="float">
            <text:p>1,87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T66]" office:value-type="date" office:date-value="2017-07-07" calcext:value-type="date">
            <text:p>Jul 7, 17</text:p>
          </table:table-cell>
          <table:table-cell office:value-type="float" office:value="81022" calcext:value-type="float">
            <text:p>81,022</text:p>
          </table:table-cell>
          <table:table-cell office:value-type="float" office:value="34093" calcext:value-type="float">
            <text:p>34,093</text:p>
          </table:table-cell>
          <table:table-cell office:value-type="float" office:value="13833" calcext:value-type="float">
            <text:p>13,833</text:p>
          </table:table-cell>
          <table:table-cell office:value-type="float" office:value="2699" calcext:value-type="float">
            <text:p>2,699</text:p>
          </table:table-cell>
          <table:table-cell office:value-type="float" office:value="2427" calcext:value-type="float">
            <text:p>2,427</text:p>
          </table:table-cell>
          <table:table-cell office:value-type="float" office:value="387" calcext:value-type="float">
            <text:p>387</text:p>
          </table:table-cell>
          <table:table-cell office:value-type="float" office:value="401" calcext:value-type="float">
            <text:p>401</text:p>
          </table:table-cell>
          <table:table-cell office:value-type="float" office:value="114" calcext:value-type="float">
            <text:p>114</text:p>
          </table:table-cell>
          <table:table-cell office:value-type="float" office:value="1940" calcext:value-type="float">
            <text:p>1,940</text:p>
          </table:table-cell>
          <table:table-cell office:value-type="float" office:value="0" calcext:value-type="float">
            <text:p>0</text:p>
          </table:table-cell>
          <table:table-cell office:value-type="float" office:value="5431" calcext:value-type="float">
            <text:p>5,431</text:p>
          </table:table-cell>
          <table:table-cell table:style-name="ce41"/>
          <table:table-cell office:value-type="float" office:value="4892" calcext:value-type="float">
            <text:p>4,892</text:p>
          </table:table-cell>
          <table:table-cell office:value-type="float" office:value="2521" calcext:value-type="float">
            <text:p>2,52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T67]" office:value-type="date" office:date-value="2017-10-10" calcext:value-type="date">
            <text:p>Oct 10, 17</text:p>
          </table:table-cell>
          <table:table-cell office:value-type="float" office:value="96010" calcext:value-type="float">
            <text:p>96,010</text:p>
          </table:table-cell>
          <table:table-cell office:value-type="float" office:value="40674" calcext:value-type="float">
            <text:p>40,674</text:p>
          </table:table-cell>
          <table:table-cell office:value-type="float" office:value="16072" calcext:value-type="float">
            <text:p>16,072</text:p>
          </table:table-cell>
          <table:table-cell office:value-type="float" office:value="2921" calcext:value-type="float">
            <text:p>2,921</text:p>
          </table:table-cell>
          <table:table-cell office:value-type="float" office:value="2522" calcext:value-type="float">
            <text:p>2,522</text:p>
          </table:table-cell>
          <table:table-cell office:value-type="float" office:value="458" calcext:value-type="float">
            <text:p>458</text:p>
          </table:table-cell>
          <table:table-cell office:value-type="float" office:value="541" calcext:value-type="float">
            <text:p>541</text:p>
          </table:table-cell>
          <table:table-cell office:value-type="float" office:value="190" calcext:value-type="float">
            <text:p>190</text:p>
          </table:table-cell>
          <table:table-cell office:value-type="float" office:value="2714" calcext:value-type="float">
            <text:p>2,714</text:p>
          </table:table-cell>
          <table:table-cell office:value-type="float" office:value="0" calcext:value-type="float">
            <text:p>0</text:p>
          </table:table-cell>
          <table:table-cell office:value-type="float" office:value="6672" calcext:value-type="float">
            <text:p>6,672</text:p>
          </table:table-cell>
          <table:table-cell table:style-name="ce41"/>
          <table:table-cell office:value-type="float" office:value="5553" calcext:value-type="float">
            <text:p>5,553</text:p>
          </table:table-cell>
          <table:table-cell office:value-type="float" office:value="3060" calcext:value-type="float">
            <text:p>3,06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T68]" office:value-type="date" office:date-value="2018-01-02" calcext:value-type="date">
            <text:p>Jan 2, 18</text:p>
          </table:table-cell>
          <table:table-cell office:value-type="float" office:value="107217" calcext:value-type="float">
            <text:p>107,217</text:p>
          </table:table-cell>
          <table:table-cell office:value-type="float" office:value="46758" calcext:value-type="float">
            <text:p>46,758</text:p>
          </table:table-cell>
          <table:table-cell office:value-type="float" office:value="17520" calcext:value-type="float">
            <text:p>17,520</text:p>
          </table:table-cell>
          <table:table-cell office:value-type="float" office:value="3142" calcext:value-type="float">
            <text:p>3,142</text:p>
          </table:table-cell>
          <table:table-cell office:value-type="float" office:value="2620" calcext:value-type="float">
            <text:p>2,620</text:p>
          </table:table-cell>
          <table:table-cell office:value-type="float" office:value="544" calcext:value-type="float">
            <text:p>544</text:p>
          </table:table-cell>
          <table:table-cell office:value-type="float" office:value="754" calcext:value-type="float">
            <text:p>754</text:p>
          </table:table-cell>
          <table:table-cell office:value-type="float" office:value="264" calcext:value-type="float">
            <text:p>264</text:p>
          </table:table-cell>
          <table:table-cell office:value-type="float" office:value="3128" calcext:value-type="float">
            <text:p>3,128</text:p>
          </table:table-cell>
          <table:table-cell office:value-type="float" office:value="127" calcext:value-type="float">
            <text:p>127</text:p>
          </table:table-cell>
          <table:table-cell office:value-type="float" office:value="7720" calcext:value-type="float">
            <text:p>7,720</text:p>
          </table:table-cell>
          <table:table-cell table:style-name="ce41"/>
          <table:table-cell office:value-type="float" office:value="6158" calcext:value-type="float">
            <text:p>6,158</text:p>
          </table:table-cell>
          <table:table-cell office:value-type="float" office:value="3716" calcext:value-type="float">
            <text:p>3,716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T69]" office:value-type="date" office:date-value="2018-04-02" calcext:value-type="date">
            <text:p>Apr 2, 18</text:p>
          </table:table-cell>
          <table:table-cell office:value-type="float" office:value="125501" calcext:value-type="float">
            <text:p>125,501</text:p>
          </table:table-cell>
          <table:table-cell office:value-type="float" office:value="54259" calcext:value-type="float">
            <text:p>54,259</text:p>
          </table:table-cell>
          <table:table-cell office:value-type="float" office:value="19660" calcext:value-type="float">
            <text:p>19,660</text:p>
          </table:table-cell>
          <table:table-cell office:value-type="float" office:value="3252" calcext:value-type="float">
            <text:p>3,252</text:p>
          </table:table-cell>
          <table:table-cell office:value-type="float" office:value="2699" calcext:value-type="float">
            <text:p>2,699</text:p>
          </table:table-cell>
          <table:table-cell office:value-type="float" office:value="688" calcext:value-type="float">
            <text:p>688</text:p>
          </table:table-cell>
          <table:table-cell office:value-type="float" office:value="1032" calcext:value-type="float">
            <text:p>1,032</text:p>
          </table:table-cell>
          <table:table-cell office:value-type="float" office:value="354" calcext:value-type="float">
            <text:p>354</text:p>
          </table:table-cell>
          <table:table-cell office:value-type="float" office:value="3972" calcext:value-type="float">
            <text:p>3,972</text:p>
          </table:table-cell>
          <table:table-cell office:value-type="float" office:value="570" calcext:value-type="float">
            <text:p>570</text:p>
          </table:table-cell>
          <table:table-cell office:value-type="float" office:value="8942" calcext:value-type="float">
            <text:p>8,942</text:p>
          </table:table-cell>
          <table:table-cell table:style-name="ce41"/>
          <table:table-cell office:value-type="float" office:value="6831" calcext:value-type="float">
            <text:p>6,831</text:p>
          </table:table-cell>
          <table:table-cell office:value-type="float" office:value="4481" calcext:value-type="float">
            <text:p>4,481</text:p>
          </table:table-cell>
          <table:table-cell office:value-type="float" office:value="102" calcext:value-type="float">
            <text:p>102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T70]" office:value-type="date" office:date-value="2018-07-17" calcext:value-type="date">
            <text:p>Jul 17, 18</text:p>
          </table:table-cell>
          <table:table-cell office:value-type="float" office:value="146983" calcext:value-type="float">
            <text:p>146,983</text:p>
          </table:table-cell>
          <table:table-cell office:value-type="float" office:value="63925" calcext:value-type="float">
            <text:p>63,925</text:p>
          </table:table-cell>
          <table:table-cell office:value-type="float" office:value="21756" calcext:value-type="float">
            <text:p>21,756</text:p>
          </table:table-cell>
          <table:table-cell office:value-type="float" office:value="3493" calcext:value-type="float">
            <text:p>3,493</text:p>
          </table:table-cell>
          <table:table-cell office:value-type="float" office:value="2838" calcext:value-type="float">
            <text:p>2,838</text:p>
          </table:table-cell>
          <table:table-cell office:value-type="float" office:value="839" calcext:value-type="float">
            <text:p>839</text:p>
          </table:table-cell>
          <table:table-cell office:value-type="float" office:value="1442" calcext:value-type="float">
            <text:p>1,442</text:p>
          </table:table-cell>
          <table:table-cell office:value-type="float" office:value="486" calcext:value-type="float">
            <text:p>486</text:p>
          </table:table-cell>
          <table:table-cell office:value-type="float" office:value="6734" calcext:value-type="float">
            <text:p>6,734</text:p>
          </table:table-cell>
          <table:table-cell office:value-type="float" office:value="1200" calcext:value-type="float">
            <text:p>1,200</text:p>
          </table:table-cell>
          <table:table-cell office:value-type="float" office:value="10260" calcext:value-type="float">
            <text:p>10,260</text:p>
          </table:table-cell>
          <table:table-cell table:style-name="ce41"/>
          <table:table-cell office:value-type="float" office:value="7667" calcext:value-type="float">
            <text:p>7,667</text:p>
          </table:table-cell>
          <table:table-cell office:value-type="float" office:value="5258" calcext:value-type="float">
            <text:p>5,258</text:p>
          </table:table-cell>
          <table:table-cell office:value-type="float" office:value="253" calcext:value-type="float">
            <text:p>253</text:p>
          </table:table-cell>
        </table:table-row>
        <table:table-row table:style-name="ro3" table:visibility="collapse">
          <table:table-cell table:formula="of:=['file:///C:/Users/XiaoBaiXueHua/Documents/Fandom/spreadsheets/fandom-migrations/master%20data%20harvest.ods'#$'Dates Ref'.T71]" office:value-type="date" office:date-value="1899-12-30" calcext:value-type="date">
            <text:p>Dec 30, 99</text:p>
          </table:table-cell>
          <table:table-cell table:number-columns-repeated="11"/>
          <table:table-cell table:style-name="ce41"/>
          <table:table-cell table:number-columns-repeated="3"/>
        </table:table-row>
        <table:table-row table:style-name="ro3">
          <table:table-cell table:formula="of:=['file:///C:/Users/XiaoBaiXueHua/Documents/Fandom/spreadsheets/fandom-migrations/master%20data%20harvest.ods'#$'Dates Ref'.T72]" office:value-type="date" office:date-value="2018-10-30" calcext:value-type="date">
            <text:p>Oct 30, 18</text:p>
          </table:table-cell>
          <table:table-cell office:value-type="float" office:value="168014" calcext:value-type="float">
            <text:p>168,014</text:p>
          </table:table-cell>
          <table:table-cell office:value-type="float" office:value="72860" calcext:value-type="float">
            <text:p>72,860</text:p>
          </table:table-cell>
          <table:table-cell office:value-type="float" office:value="23513" calcext:value-type="float">
            <text:p>23,513</text:p>
          </table:table-cell>
          <table:table-cell office:value-type="float" office:value="3688" calcext:value-type="float">
            <text:p>3,688</text:p>
          </table:table-cell>
          <table:table-cell office:value-type="float" office:value="3005" calcext:value-type="float">
            <text:p>3,005</text:p>
          </table:table-cell>
          <table:table-cell office:value-type="float" office:value="986" calcext:value-type="float">
            <text:p>986</text:p>
          </table:table-cell>
          <table:table-cell office:value-type="float" office:value="1763" calcext:value-type="float">
            <text:p>1,763</text:p>
          </table:table-cell>
          <table:table-cell office:value-type="float" office:value="657" calcext:value-type="float">
            <text:p>657</text:p>
          </table:table-cell>
          <table:table-cell office:value-type="float" office:value="9524" calcext:value-type="float">
            <text:p>9,524</text:p>
          </table:table-cell>
          <table:table-cell office:value-type="float" office:value="2326" calcext:value-type="float">
            <text:p>2,326</text:p>
          </table:table-cell>
          <table:table-cell office:value-type="float" office:value="11553" calcext:value-type="float">
            <text:p>11,553</text:p>
          </table:table-cell>
          <table:table-cell table:style-name="ce41"/>
          <table:table-cell office:value-type="float" office:value="8497" calcext:value-type="float">
            <text:p>8,497</text:p>
          </table:table-cell>
          <table:table-cell office:value-type="float" office:value="6005" calcext:value-type="float">
            <text:p>6,005</text:p>
          </table:table-cell>
          <table:table-cell office:value-type="float" office:value="491" calcext:value-type="float">
            <text:p>491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T73]" office:value-type="date" office:date-value="2019-01-05" calcext:value-type="date">
            <text:p>Jan 5, 19</text:p>
          </table:table-cell>
          <table:table-cell office:value-type="float" office:value="185635" calcext:value-type="float">
            <text:p>185,635</text:p>
          </table:table-cell>
          <table:table-cell office:value-type="float" office:value="80055" calcext:value-type="float">
            <text:p>80,055</text:p>
          </table:table-cell>
          <table:table-cell office:value-type="float" office:value="2511" calcext:value-type="float">
            <text:p>2,511</text:p>
          </table:table-cell>
          <table:table-cell office:value-type="float" office:value="3885" calcext:value-type="float">
            <text:p>3,885</text:p>
          </table:table-cell>
          <table:table-cell office:value-type="float" office:value="3330" calcext:value-type="float">
            <text:p>3,330</text:p>
          </table:table-cell>
          <table:table-cell office:value-type="float" office:value="1075" calcext:value-type="float">
            <text:p>1,075</text:p>
          </table:table-cell>
          <table:table-cell office:value-type="float" office:value="2023" calcext:value-type="float">
            <text:p>2,023</text:p>
          </table:table-cell>
          <table:table-cell office:value-type="float" office:value="748" calcext:value-type="float">
            <text:p>748</text:p>
          </table:table-cell>
          <table:table-cell office:value-type="float" office:value="11810" calcext:value-type="float">
            <text:p>11,810</text:p>
          </table:table-cell>
          <table:table-cell office:value-type="float" office:value="3537" calcext:value-type="float">
            <text:p>3,537</text:p>
          </table:table-cell>
          <table:table-cell office:value-type="float" office:value="12395" calcext:value-type="float">
            <text:p>12,395</text:p>
          </table:table-cell>
          <table:table-cell office:value-type="float" office:value="0" calcext:value-type="float">
            <text:p>0</text:p>
          </table:table-cell>
          <table:table-cell office:value-type="float" office:value="9146" calcext:value-type="float">
            <text:p>9,146</text:p>
          </table:table-cell>
          <table:table-cell office:value-type="float" office:value="6721" calcext:value-type="float">
            <text:p>6,721</text:p>
          </table:table-cell>
          <table:table-cell office:value-type="float" office:value="672" calcext:value-type="float">
            <text:p>672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T74]" office:value-type="date" office:date-value="2019-04-01" calcext:value-type="date">
            <text:p>Apr 1, 19</text:p>
          </table:table-cell>
          <table:table-cell office:value-type="float" office:value="203533" calcext:value-type="float">
            <text:p>203,533</text:p>
          </table:table-cell>
          <table:table-cell office:value-type="float" office:value="86999" calcext:value-type="float">
            <text:p>86,999</text:p>
          </table:table-cell>
          <table:table-cell office:value-type="float" office:value="26823" calcext:value-type="float">
            <text:p>26,823</text:p>
          </table:table-cell>
          <table:table-cell office:value-type="float" office:value="4032" calcext:value-type="float">
            <text:p>4,032</text:p>
          </table:table-cell>
          <table:table-cell office:value-type="float" office:value="3709" calcext:value-type="float">
            <text:p>3,709</text:p>
          </table:table-cell>
          <table:table-cell office:value-type="float" office:value="1257" calcext:value-type="float">
            <text:p>1,257</text:p>
          </table:table-cell>
          <table:table-cell office:value-type="float" office:value="2352" calcext:value-type="float">
            <text:p>2,352</text:p>
          </table:table-cell>
          <table:table-cell office:value-type="float" office:value="891" calcext:value-type="float">
            <text:p>891</text:p>
          </table:table-cell>
          <table:table-cell office:value-type="float" office:value="14585" calcext:value-type="float">
            <text:p>14,585</text:p>
          </table:table-cell>
          <table:table-cell office:value-type="float" office:value="4675" calcext:value-type="float">
            <text:p>4,675</text:p>
          </table:table-cell>
          <table:table-cell office:value-type="float" office:value="13188" calcext:value-type="float">
            <text:p>13,188</text:p>
          </table:table-cell>
          <table:table-cell office:value-type="float" office:value="108" calcext:value-type="float">
            <text:p>108</text:p>
          </table:table-cell>
          <table:table-cell office:value-type="float" office:value="9836" calcext:value-type="float">
            <text:p>9,836</text:p>
          </table:table-cell>
          <table:table-cell office:value-type="float" office:value="7531" calcext:value-type="float">
            <text:p>7,531</text:p>
          </table:table-cell>
          <table:table-cell office:value-type="float" office:value="930" calcext:value-type="float">
            <text:p>930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T75]" office:value-type="date" office:date-value="2019-07-01" calcext:value-type="date">
            <text:p>Jul 1, 19</text:p>
          </table:table-cell>
          <table:table-cell office:value-type="float" office:value="222228" calcext:value-type="float">
            <text:p>222,228</text:p>
          </table:table-cell>
          <table:table-cell office:value-type="float" office:value="94649" calcext:value-type="float">
            <text:p>94,649</text:p>
          </table:table-cell>
          <table:table-cell office:value-type="float" office:value="28309" calcext:value-type="float">
            <text:p>28,309</text:p>
          </table:table-cell>
          <table:table-cell office:value-type="float" office:value="4134" calcext:value-type="float">
            <text:p>4,134</text:p>
          </table:table-cell>
          <table:table-cell office:value-type="float" office:value="4061" calcext:value-type="float">
            <text:p>4,061</text:p>
          </table:table-cell>
          <table:table-cell office:value-type="float" office:value="1384" calcext:value-type="float">
            <text:p>1,384</text:p>
          </table:table-cell>
          <table:table-cell office:value-type="float" office:value="2667" calcext:value-type="float">
            <text:p>2,667</text:p>
          </table:table-cell>
          <table:table-cell office:value-type="float" office:value="1073" calcext:value-type="float">
            <text:p>1,073</text:p>
          </table:table-cell>
          <table:table-cell office:value-type="float" office:value="17379" calcext:value-type="float">
            <text:p>17,379</text:p>
          </table:table-cell>
          <table:table-cell office:value-type="float" office:value="6232" calcext:value-type="float">
            <text:p>6,232</text:p>
          </table:table-cell>
          <table:table-cell office:value-type="float" office:value="14107" calcext:value-type="float">
            <text:p>14,107</text:p>
          </table:table-cell>
          <table:table-cell office:value-type="float" office:value="322" calcext:value-type="float">
            <text:p>322</text:p>
          </table:table-cell>
          <table:table-cell office:value-type="float" office:value="10387" calcext:value-type="float">
            <text:p>10,387</text:p>
          </table:table-cell>
          <table:table-cell office:value-type="float" office:value="8134" calcext:value-type="float">
            <text:p>8,134</text:p>
          </table:table-cell>
          <table:table-cell office:value-type="float" office:value="1285" calcext:value-type="float">
            <text:p>1285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T76]" office:value-type="date" office:date-value="2019-10-03" calcext:value-type="date">
            <text:p>Oct 3, 19</text:p>
          </table:table-cell>
          <table:table-cell office:value-type="float" office:value="243753" calcext:value-type="float">
            <text:p>243,753</text:p>
          </table:table-cell>
          <table:table-cell office:value-type="float" office:value="102208" calcext:value-type="float">
            <text:p>102,208</text:p>
          </table:table-cell>
          <table:table-cell office:value-type="float" office:value="29942" calcext:value-type="float">
            <text:p>29,942</text:p>
          </table:table-cell>
          <table:table-cell office:value-type="float" office:value="4311" calcext:value-type="float">
            <text:p>4,311</text:p>
          </table:table-cell>
          <table:table-cell office:value-type="float" office:value="4492" calcext:value-type="float">
            <text:p>4,492</text:p>
          </table:table-cell>
          <table:table-cell office:value-type="float" office:value="1589" calcext:value-type="float">
            <text:p>1,589</text:p>
          </table:table-cell>
          <table:table-cell office:value-type="float" office:value="3121" calcext:value-type="float">
            <text:p>3,121</text:p>
          </table:table-cell>
          <table:table-cell office:value-type="float" office:value="1243" calcext:value-type="float">
            <text:p>1,243</text:p>
          </table:table-cell>
          <table:table-cell office:value-type="float" office:value="20861" calcext:value-type="float">
            <text:p>20,861</text:p>
          </table:table-cell>
          <table:table-cell office:value-type="float" office:value="7548" calcext:value-type="float">
            <text:p>7,548</text:p>
          </table:table-cell>
          <table:table-cell office:value-type="float" office:value="15087" calcext:value-type="float">
            <text:p>15,087</text:p>
          </table:table-cell>
          <table:table-cell office:value-type="float" office:value="460" calcext:value-type="float">
            <text:p>460</text:p>
          </table:table-cell>
          <table:table-cell office:value-type="float" office:value="10784" calcext:value-type="float">
            <text:p>10,784</text:p>
          </table:table-cell>
          <table:table-cell office:value-type="float" office:value="8710" calcext:value-type="float">
            <text:p>8,710</text:p>
          </table:table-cell>
          <table:table-cell office:value-type="float" office:value="1700" calcext:value-type="float">
            <text:p>1700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T77]" office:value-type="date" office:date-value="2020-01-01" calcext:value-type="date">
            <text:p>Jan 1, 20</text:p>
          </table:table-cell>
          <table:table-cell office:value-type="float" office:value="263729" calcext:value-type="float">
            <text:p>263,729</text:p>
          </table:table-cell>
          <table:table-cell office:value-type="float" office:value="108460" calcext:value-type="float">
            <text:p>108,460</text:p>
          </table:table-cell>
          <table:table-cell office:value-type="float" office:value="31717" calcext:value-type="float">
            <text:p>31,717</text:p>
          </table:table-cell>
          <table:table-cell office:value-type="float" office:value="4512" calcext:value-type="float">
            <text:p>4,512</text:p>
          </table:table-cell>
          <table:table-cell office:value-type="float" office:value="4924" calcext:value-type="float">
            <text:p>4,924</text:p>
          </table:table-cell>
          <table:table-cell office:value-type="float" office:value="1831" calcext:value-type="float">
            <text:p>1,831</text:p>
          </table:table-cell>
          <table:table-cell office:value-type="float" office:value="3820" calcext:value-type="float">
            <text:p>3,820</text:p>
          </table:table-cell>
          <table:table-cell office:value-type="float" office:value="1384" calcext:value-type="float">
            <text:p>1,384</text:p>
          </table:table-cell>
          <table:table-cell office:value-type="float" office:value="23660" calcext:value-type="float">
            <text:p>23,660</text:p>
          </table:table-cell>
          <table:table-cell office:value-type="float" office:value="8970" calcext:value-type="float">
            <text:p>8,970</text:p>
          </table:table-cell>
          <table:table-cell office:value-type="float" office:value="16283" calcext:value-type="float">
            <text:p>16,283</text:p>
          </table:table-cell>
          <table:table-cell office:value-type="float" office:value="742" calcext:value-type="float">
            <text:p>742</text:p>
          </table:table-cell>
          <table:table-cell office:value-type="float" office:value="11560" calcext:value-type="float">
            <text:p>11,560</text:p>
          </table:table-cell>
          <table:table-cell office:value-type="float" office:value="9095" calcext:value-type="float">
            <text:p>9,095</text:p>
          </table:table-cell>
          <table:table-cell office:value-type="float" office:value="1984" calcext:value-type="float">
            <text:p>1984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T78]" office:value-type="date" office:date-value="2020-04-01" calcext:value-type="date">
            <text:p>Apr 1, 20</text:p>
          </table:table-cell>
          <table:table-cell office:value-type="float" office:value="284087" calcext:value-type="float">
            <text:p>284,087</text:p>
          </table:table-cell>
          <table:table-cell office:value-type="float" office:value="115346" calcext:value-type="float">
            <text:p>115,346</text:p>
          </table:table-cell>
          <table:table-cell office:value-type="float" office:value="33233" calcext:value-type="float">
            <text:p>33,233</text:p>
          </table:table-cell>
          <table:table-cell office:value-type="float" office:value="4702" calcext:value-type="float">
            <text:p>4,702</text:p>
          </table:table-cell>
          <table:table-cell office:value-type="float" office:value="5668" calcext:value-type="float">
            <text:p>5,668</text:p>
          </table:table-cell>
          <table:table-cell office:value-type="float" office:value="2250" calcext:value-type="float">
            <text:p>2,250</text:p>
          </table:table-cell>
          <table:table-cell office:value-type="float" office:value="4400" calcext:value-type="float">
            <text:p>4,400</text:p>
          </table:table-cell>
          <table:table-cell office:value-type="float" office:value="1505" calcext:value-type="float">
            <text:p>1,505</text:p>
          </table:table-cell>
          <table:table-cell office:value-type="float" office:value="26693" calcext:value-type="float">
            <text:p>26,693</text:p>
          </table:table-cell>
          <table:table-cell office:value-type="float" office:value="10365" calcext:value-type="float">
            <text:p>10,365</text:p>
          </table:table-cell>
          <table:table-cell office:value-type="float" office:value="17664" calcext:value-type="float">
            <text:p>17,664</text:p>
          </table:table-cell>
          <table:table-cell office:value-type="float" office:value="1271" calcext:value-type="float">
            <text:p>1,271</text:p>
          </table:table-cell>
          <table:table-cell office:value-type="float" office:value="11917" calcext:value-type="float">
            <text:p>11,917</text:p>
          </table:table-cell>
          <table:table-cell office:value-type="float" office:value="9389" calcext:value-type="float">
            <text:p>9,389</text:p>
          </table:table-cell>
          <table:table-cell office:value-type="float" office:value="2287" calcext:value-type="float">
            <text:p>2287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T79]" office:value-type="date" office:date-value="2020-07-01" calcext:value-type="date">
            <text:p>Jul 1, 20</text:p>
          </table:table-cell>
          <table:table-cell office:value-type="float" office:value="308502" calcext:value-type="float">
            <text:p>308,502</text:p>
          </table:table-cell>
          <table:table-cell office:value-type="float" office:value="123626" calcext:value-type="float">
            <text:p>123,626</text:p>
          </table:table-cell>
          <table:table-cell office:value-type="float" office:value="35068" calcext:value-type="float">
            <text:p>35,068</text:p>
          </table:table-cell>
          <table:table-cell office:value-type="float" office:value="4779" calcext:value-type="float">
            <text:p>4,779</text:p>
          </table:table-cell>
          <table:table-cell office:value-type="float" office:value="5966" calcext:value-type="float">
            <text:p>5,966</text:p>
          </table:table-cell>
          <table:table-cell office:value-type="float" office:value="2494" calcext:value-type="float">
            <text:p>2,494</text:p>
          </table:table-cell>
          <table:table-cell office:value-type="float" office:value="5012" calcext:value-type="float">
            <text:p>5,012</text:p>
          </table:table-cell>
          <table:table-cell office:value-type="float" office:value="1652" calcext:value-type="float">
            <text:p>1,652</text:p>
          </table:table-cell>
          <table:table-cell office:value-type="float" office:value="30324" calcext:value-type="float">
            <text:p>30,324</text:p>
          </table:table-cell>
          <table:table-cell office:value-type="float" office:value="11791" calcext:value-type="float">
            <text:p>11,791</text:p>
          </table:table-cell>
          <table:table-cell office:value-type="float" office:value="18924" calcext:value-type="float">
            <text:p>18,924</text:p>
          </table:table-cell>
          <table:table-cell office:value-type="float" office:value="2043" calcext:value-type="float">
            <text:p>2,043</text:p>
          </table:table-cell>
          <table:table-cell office:value-type="float" office:value="12602" calcext:value-type="float">
            <text:p>12,602</text:p>
          </table:table-cell>
          <table:table-cell office:value-type="float" office:value="9757" calcext:value-type="float">
            <text:p>9,757</text:p>
          </table:table-cell>
          <table:table-cell office:value-type="float" office:value="2628" calcext:value-type="float">
            <text:p>2628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T80]" office:value-type="date" office:date-value="2020-10-01" calcext:value-type="date">
            <text:p>Oct 1, 20</text:p>
          </table:table-cell>
          <table:table-cell office:value-type="float" office:value="334280" calcext:value-type="float">
            <text:p>334,280</text:p>
          </table:table-cell>
          <table:table-cell office:value-type="float" office:value="132670" calcext:value-type="float">
            <text:p>132,670</text:p>
          </table:table-cell>
          <table:table-cell office:value-type="float" office:value="37277" calcext:value-type="float">
            <text:p>37,277</text:p>
          </table:table-cell>
          <table:table-cell office:value-type="float" office:value="5052" calcext:value-type="float">
            <text:p>5,052</text:p>
          </table:table-cell>
          <table:table-cell office:value-type="float" office:value="6286" calcext:value-type="float">
            <text:p>6,286</text:p>
          </table:table-cell>
          <table:table-cell office:value-type="float" office:value="2868" calcext:value-type="float">
            <text:p>2,868</text:p>
          </table:table-cell>
          <table:table-cell office:value-type="float" office:value="5596" calcext:value-type="float">
            <text:p>5,596</text:p>
          </table:table-cell>
          <table:table-cell office:value-type="float" office:value="1812" calcext:value-type="float">
            <text:p>1,812</text:p>
          </table:table-cell>
          <table:table-cell office:value-type="float" office:value="33991" calcext:value-type="float">
            <text:p>33,991</text:p>
          </table:table-cell>
          <table:table-cell office:value-type="float" office:value="13120" calcext:value-type="float">
            <text:p>13,120</text:p>
          </table:table-cell>
          <table:table-cell office:value-type="float" office:value="20906" calcext:value-type="float">
            <text:p>20,906</text:p>
          </table:table-cell>
          <table:table-cell office:value-type="float" office:value="2948" calcext:value-type="float">
            <text:p>2,948</text:p>
          </table:table-cell>
          <table:table-cell office:value-type="float" office:value="13204" calcext:value-type="float">
            <text:p>13,204</text:p>
          </table:table-cell>
          <table:table-cell office:value-type="float" office:value="10047" calcext:value-type="float">
            <text:p>10,047</text:p>
          </table:table-cell>
          <table:table-cell office:value-type="float" office:value="2806" calcext:value-type="float">
            <text:p>2806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T81]" office:value-type="date" office:date-value="2021-01-01" calcext:value-type="date">
            <text:p>Jan 1, 21</text:p>
          </table:table-cell>
          <table:table-cell office:value-type="float" office:value="361152" calcext:value-type="float">
            <text:p>361,152</text:p>
          </table:table-cell>
          <table:table-cell office:value-type="float" office:value="141401" calcext:value-type="float">
            <text:p>141,401</text:p>
          </table:table-cell>
          <table:table-cell office:value-type="float" office:value="39266" calcext:value-type="float">
            <text:p>39,266</text:p>
          </table:table-cell>
          <table:table-cell office:value-type="float" office:value="5265" calcext:value-type="float">
            <text:p>5,265</text:p>
          </table:table-cell>
          <table:table-cell office:value-type="float" office:value="6529" calcext:value-type="float">
            <text:p>6,529</text:p>
          </table:table-cell>
          <table:table-cell office:value-type="float" office:value="3114" calcext:value-type="float">
            <text:p>3,114</text:p>
          </table:table-cell>
          <table:table-cell office:value-type="float" office:value="6006" calcext:value-type="float">
            <text:p>6,006</text:p>
          </table:table-cell>
          <table:table-cell office:value-type="float" office:value="2020" calcext:value-type="float">
            <text:p>2,020</text:p>
          </table:table-cell>
          <table:table-cell office:value-type="float" office:value="38240" calcext:value-type="float">
            <text:p>38,240</text:p>
          </table:table-cell>
          <table:table-cell office:value-type="float" office:value="15702" calcext:value-type="float">
            <text:p>15,702</text:p>
          </table:table-cell>
          <table:table-cell office:value-type="float" office:value="22831" calcext:value-type="float">
            <text:p>22,831</text:p>
          </table:table-cell>
          <table:table-cell office:value-type="float" office:value="4116" calcext:value-type="float">
            <text:p>4,116</text:p>
          </table:table-cell>
          <table:table-cell office:value-type="float" office:value="13560" calcext:value-type="float">
            <text:p>13,560</text:p>
          </table:table-cell>
          <table:table-cell office:value-type="float" office:value="10438" calcext:value-type="float">
            <text:p>10,438</text:p>
          </table:table-cell>
          <table:table-cell office:value-type="float" office:value="3083" calcext:value-type="float">
            <text:p>3083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T82]" office:value-type="date" office:date-value="2021-04-01" calcext:value-type="date">
            <text:p>Apr 1, 21</text:p>
          </table:table-cell>
          <table:table-cell office:value-type="float" office:value="348461" calcext:value-type="float">
            <text:p>348,461</text:p>
          </table:table-cell>
          <table:table-cell office:value-type="float" office:value="148985" calcext:value-type="float">
            <text:p>148,985</text:p>
          </table:table-cell>
          <table:table-cell office:value-type="float" office:value="40873" calcext:value-type="float">
            <text:p>40,873</text:p>
          </table:table-cell>
          <table:table-cell office:value-type="float" office:value="5412" calcext:value-type="float">
            <text:p>5,412</text:p>
          </table:table-cell>
          <table:table-cell office:value-type="float" office:value="6794" calcext:value-type="float">
            <text:p>6,794</text:p>
          </table:table-cell>
          <table:table-cell office:value-type="float" office:value="3398" calcext:value-type="float">
            <text:p>3,398</text:p>
          </table:table-cell>
          <table:table-cell office:value-type="float" office:value="6464" calcext:value-type="float">
            <text:p>6,464</text:p>
          </table:table-cell>
          <table:table-cell office:value-type="float" office:value="2265" calcext:value-type="float">
            <text:p>2,265</text:p>
          </table:table-cell>
          <table:table-cell office:value-type="float" office:value="41894" calcext:value-type="float">
            <text:p>41,894</text:p>
          </table:table-cell>
          <table:table-cell office:value-type="float" office:value="18252" calcext:value-type="float">
            <text:p>18,252</text:p>
          </table:table-cell>
          <table:table-cell office:value-type="float" office:value="24121" calcext:value-type="float">
            <text:p>24,121</text:p>
          </table:table-cell>
          <table:table-cell office:value-type="float" office:value="5118" calcext:value-type="float">
            <text:p>5,118</text:p>
          </table:table-cell>
          <table:table-cell office:value-type="float" office:value="13817" calcext:value-type="float">
            <text:p>13,817</text:p>
          </table:table-cell>
          <table:table-cell office:value-type="float" office:value="10709" calcext:value-type="float">
            <text:p>10,709</text:p>
          </table:table-cell>
          <table:table-cell office:value-type="float" office:value="3340" calcext:value-type="float">
            <text:p>3340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T83]" office:value-type="date" office:date-value="2021-07-01" calcext:value-type="date">
            <text:p>Jul 1, 21</text:p>
          </table:table-cell>
          <table:table-cell office:value-type="float" office:value="407683" calcext:value-type="float">
            <text:p>407,683</text:p>
          </table:table-cell>
          <table:table-cell office:value-type="float" office:value="156689" calcext:value-type="float">
            <text:p>156,689</text:p>
          </table:table-cell>
          <table:table-cell office:value-type="float" office:value="42211" calcext:value-type="float">
            <text:p>42,211</text:p>
          </table:table-cell>
          <table:table-cell office:value-type="float" office:value="5562" calcext:value-type="float">
            <text:p>5,562</text:p>
          </table:table-cell>
          <table:table-cell office:value-type="float" office:value="7164" calcext:value-type="float">
            <text:p>7,164</text:p>
          </table:table-cell>
          <table:table-cell office:value-type="float" office:value="3518" calcext:value-type="float">
            <text:p>3,518</text:p>
          </table:table-cell>
          <table:table-cell office:value-type="float" office:value="6780" calcext:value-type="float">
            <text:p>6,780</text:p>
          </table:table-cell>
          <table:table-cell office:value-type="float" office:value="2463" calcext:value-type="float">
            <text:p>2,463</text:p>
          </table:table-cell>
          <table:table-cell office:value-type="float" office:value="45315" calcext:value-type="float">
            <text:p>45,315</text:p>
          </table:table-cell>
          <table:table-cell office:value-type="float" office:value="21007" calcext:value-type="float">
            <text:p>21,007</text:p>
          </table:table-cell>
          <table:table-cell office:value-type="float" office:value="25169" calcext:value-type="float">
            <text:p>25,169</text:p>
          </table:table-cell>
          <table:table-cell office:value-type="float" office:value="6221" calcext:value-type="float">
            <text:p>6,221</text:p>
          </table:table-cell>
          <table:table-cell office:value-type="float" office:value="14065" calcext:value-type="float">
            <text:p>14,065</text:p>
          </table:table-cell>
          <table:table-cell office:value-type="float" office:value="11044" calcext:value-type="float">
            <text:p>11,044</text:p>
          </table:table-cell>
          <table:table-cell office:value-type="float" office:value="3486" calcext:value-type="float">
            <text:p>3486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T84]" office:value-type="date" office:date-value="2021-10-01" calcext:value-type="date">
            <text:p>Oct 1, 21</text:p>
          </table:table-cell>
          <table:table-cell office:value-type="float" office:value="430188" calcext:value-type="float">
            <text:p>430,188</text:p>
          </table:table-cell>
          <table:table-cell office:value-type="float" office:value="163693" calcext:value-type="float">
            <text:p>163,693</text:p>
          </table:table-cell>
          <table:table-cell office:value-type="float" office:value="42922" calcext:value-type="float">
            <text:p>42,922</text:p>
          </table:table-cell>
          <table:table-cell office:value-type="float" office:value="5793" calcext:value-type="float">
            <text:p>5,793</text:p>
          </table:table-cell>
          <table:table-cell office:value-type="float" office:value="7586" calcext:value-type="float">
            <text:p>7,586</text:p>
          </table:table-cell>
          <table:table-cell office:value-type="float" office:value="3630" calcext:value-type="float">
            <text:p>3,630</text:p>
          </table:table-cell>
          <table:table-cell office:value-type="float" office:value="7163" calcext:value-type="float">
            <text:p>7,163</text:p>
          </table:table-cell>
          <table:table-cell office:value-type="float" office:value="2620" calcext:value-type="float">
            <text:p>2,620</text:p>
          </table:table-cell>
          <table:table-cell office:value-type="float" office:value="48857" calcext:value-type="float">
            <text:p>48,857</text:p>
          </table:table-cell>
          <table:table-cell office:value-type="float" office:value="24016" calcext:value-type="float">
            <text:p>24,016</text:p>
          </table:table-cell>
          <table:table-cell office:value-type="float" office:value="26419" calcext:value-type="float">
            <text:p>26,419</text:p>
          </table:table-cell>
          <table:table-cell office:value-type="float" office:value="7556" calcext:value-type="float">
            <text:p>7,556</text:p>
          </table:table-cell>
          <table:table-cell office:value-type="float" office:value="14230" calcext:value-type="float">
            <text:p>14,230</text:p>
          </table:table-cell>
          <table:table-cell office:value-type="float" office:value="11293" calcext:value-type="float">
            <text:p>11,293</text:p>
          </table:table-cell>
          <table:table-cell office:value-type="float" office:value="3769" calcext:value-type="float">
            <text:p>3769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T85]" office:value-type="date" office:date-value="2022-01-01" calcext:value-type="date">
            <text:p>Jan 1, 22</text:p>
          </table:table-cell>
          <table:table-cell office:value-type="float" office:value="454394" calcext:value-type="float">
            <text:p>454,394</text:p>
          </table:table-cell>
          <table:table-cell office:value-type="float" office:value="171125" calcext:value-type="float">
            <text:p>171,125</text:p>
          </table:table-cell>
          <table:table-cell office:value-type="float" office:value="44375" calcext:value-type="float">
            <text:p>44,375</text:p>
          </table:table-cell>
          <table:table-cell office:value-type="float" office:value="3034" calcext:value-type="float">
            <text:p>3,034</text:p>
          </table:table-cell>
          <table:table-cell office:value-type="float" office:value="8015" calcext:value-type="float">
            <text:p>8,015</text:p>
          </table:table-cell>
          <table:table-cell office:value-type="float" office:value="3763" calcext:value-type="float">
            <text:p>3,763</text:p>
          </table:table-cell>
          <table:table-cell office:value-type="float" office:value="7609" calcext:value-type="float">
            <text:p>7,609</text:p>
          </table:table-cell>
          <table:table-cell office:value-type="float" office:value="2737" calcext:value-type="float">
            <text:p>2,737</text:p>
          </table:table-cell>
          <table:table-cell office:value-type="float" office:value="52364" calcext:value-type="float">
            <text:p>52,364</text:p>
          </table:table-cell>
          <table:table-cell office:value-type="float" office:value="26902" calcext:value-type="float">
            <text:p>26,902</text:p>
          </table:table-cell>
          <table:table-cell office:value-type="float" office:value="27793" calcext:value-type="float">
            <text:p>27,793</text:p>
          </table:table-cell>
          <table:table-cell office:value-type="float" office:value="8726" calcext:value-type="float">
            <text:p>8,726</text:p>
          </table:table-cell>
          <table:table-cell office:value-type="float" office:value="14301" calcext:value-type="float">
            <text:p>14,301</text:p>
          </table:table-cell>
          <table:table-cell office:value-type="float" office:value="11606" calcext:value-type="float">
            <text:p>11,606</text:p>
          </table:table-cell>
          <table:table-cell office:value-type="float" office:value="4028" calcext:value-type="float">
            <text:p>4028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T86]" office:value-type="date" office:date-value="2022-04-01" calcext:value-type="date">
            <text:p>Apr 1, 22</text:p>
          </table:table-cell>
          <table:table-cell office:value-type="float" office:value="475936" calcext:value-type="float">
            <text:p>475,936</text:p>
          </table:table-cell>
          <table:table-cell office:value-type="float" office:value="177339" calcext:value-type="float">
            <text:p>177,339</text:p>
          </table:table-cell>
          <table:table-cell office:value-type="float" office:value="45284" calcext:value-type="float">
            <text:p>45,284</text:p>
          </table:table-cell>
          <table:table-cell office:value-type="float" office:value="6286" calcext:value-type="float">
            <text:p>6,286</text:p>
          </table:table-cell>
          <table:table-cell office:value-type="float" office:value="8217" calcext:value-type="float">
            <text:p>8,217</text:p>
          </table:table-cell>
          <table:table-cell office:value-type="float" office:value="3861" calcext:value-type="float">
            <text:p>3,861</text:p>
          </table:table-cell>
          <table:table-cell office:value-type="float" office:value="7989" calcext:value-type="float">
            <text:p>7,989</text:p>
          </table:table-cell>
          <table:table-cell office:value-type="float" office:value="2857" calcext:value-type="float">
            <text:p>2,857</text:p>
          </table:table-cell>
          <table:table-cell office:value-type="float" office:value="55499" calcext:value-type="float">
            <text:p>55,499</text:p>
          </table:table-cell>
          <table:table-cell office:value-type="float" office:value="29920" calcext:value-type="float">
            <text:p>29,920</text:p>
          </table:table-cell>
          <table:table-cell office:value-type="float" office:value="28981" calcext:value-type="float">
            <text:p>28,981</text:p>
          </table:table-cell>
          <table:table-cell office:value-type="float" office:value="9929" calcext:value-type="float">
            <text:p>9,929</text:p>
          </table:table-cell>
          <table:table-cell office:value-type="float" office:value="14476" calcext:value-type="float">
            <text:p>14,476</text:p>
          </table:table-cell>
          <table:table-cell office:value-type="float" office:value="11825" calcext:value-type="float">
            <text:p>11,825</text:p>
          </table:table-cell>
          <table:table-cell office:value-type="float" office:value="4209" calcext:value-type="float">
            <text:p>4209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T87]" office:value-type="date" office:date-value="2022-07-01" calcext:value-type="date">
            <text:p>Jul 1, 22</text:p>
          </table:table-cell>
          <table:table-cell office:value-type="float" office:value="496008" calcext:value-type="float">
            <text:p>496,008</text:p>
          </table:table-cell>
          <table:table-cell office:value-type="float" office:value="183163" calcext:value-type="float">
            <text:p>183,163</text:p>
          </table:table-cell>
          <table:table-cell office:value-type="float" office:value="45997" calcext:value-type="float">
            <text:p>45,997</text:p>
          </table:table-cell>
          <table:table-cell office:value-type="float" office:value="6445" calcext:value-type="float">
            <text:p>6,445</text:p>
          </table:table-cell>
          <table:table-cell office:value-type="float" office:value="8409" calcext:value-type="float">
            <text:p>8,409</text:p>
          </table:table-cell>
          <table:table-cell office:value-type="float" office:value="3916" calcext:value-type="float">
            <text:p>3,916</text:p>
          </table:table-cell>
          <table:table-cell office:value-type="float" office:value="8355" calcext:value-type="float">
            <text:p>8,355</text:p>
          </table:table-cell>
          <table:table-cell office:value-type="float" office:value="2910" calcext:value-type="float">
            <text:p>2,910</text:p>
          </table:table-cell>
          <table:table-cell office:value-type="float" office:value="57930" calcext:value-type="float">
            <text:p>57,930</text:p>
          </table:table-cell>
          <table:table-cell office:value-type="float" office:value="33196" calcext:value-type="float">
            <text:p>33,196</text:p>
          </table:table-cell>
          <table:table-cell office:value-type="float" office:value="30249" calcext:value-type="float">
            <text:p>30,249</text:p>
          </table:table-cell>
          <table:table-cell office:value-type="float" office:value="11234" calcext:value-type="float">
            <text:p>11,234</text:p>
          </table:table-cell>
          <table:table-cell office:value-type="float" office:value="14615" calcext:value-type="float">
            <text:p>14,615</text:p>
          </table:table-cell>
          <table:table-cell office:value-type="float" office:value="12108" calcext:value-type="float">
            <text:p>12,108</text:p>
          </table:table-cell>
          <table:table-cell office:value-type="float" office:value="4388" calcext:value-type="float">
            <text:p>4388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T88]" office:value-type="date" office:date-value="2022-08-02" calcext:value-type="date">
            <text:p>Aug 2, 22</text:p>
          </table:table-cell>
          <table:table-cell office:value-type="float" office:value="503292" calcext:value-type="float">
            <text:p>503,292</text:p>
          </table:table-cell>
          <table:table-cell office:value-type="float" office:value="185026" calcext:value-type="float">
            <text:p>185,026</text:p>
          </table:table-cell>
          <table:table-cell office:value-type="float" office:value="46162" calcext:value-type="float">
            <text:p>46,162</text:p>
          </table:table-cell>
          <table:table-cell office:value-type="float" office:value="6452" calcext:value-type="float">
            <text:p>6,452</text:p>
          </table:table-cell>
          <table:table-cell office:value-type="float" office:value="8467" calcext:value-type="float">
            <text:p>8,467</text:p>
          </table:table-cell>
          <table:table-cell office:value-type="float" office:value="3943" calcext:value-type="float">
            <text:p>3,943</text:p>
          </table:table-cell>
          <table:table-cell office:value-type="float" office:value="8480" calcext:value-type="float">
            <text:p>8,480</text:p>
          </table:table-cell>
          <table:table-cell office:value-type="float" office:value="2917" calcext:value-type="float">
            <text:p>2,917</text:p>
          </table:table-cell>
          <table:table-cell office:value-type="float" office:value="58705" calcext:value-type="float">
            <text:p>58,705</text:p>
          </table:table-cell>
          <table:table-cell office:value-type="float" office:value="34570" calcext:value-type="float">
            <text:p>34,570</text:p>
          </table:table-cell>
          <table:table-cell office:value-type="float" office:value="30741" calcext:value-type="float">
            <text:p>30,741</text:p>
          </table:table-cell>
          <table:table-cell office:value-type="float" office:value="11701" calcext:value-type="float">
            <text:p>11,701</text:p>
          </table:table-cell>
          <table:table-cell office:value-type="float" office:value="14659" calcext:value-type="float">
            <text:p>14,659</text:p>
          </table:table-cell>
          <table:table-cell office:value-type="float" office:value="12162" calcext:value-type="float">
            <text:p>12,162</text:p>
          </table:table-cell>
          <table:table-cell office:value-type="float" office:value="4470" calcext:value-type="float">
            <text:p>4470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T89]" office:value-type="date" office:date-value="2022-09-20" calcext:value-type="date">
            <text:p>Sep 20, 22</text:p>
          </table:table-cell>
          <table:table-cell office:value-type="float" office:value="514336" calcext:value-type="float">
            <text:p>514,336</text:p>
          </table:table-cell>
          <table:table-cell office:value-type="float" office:value="187742" calcext:value-type="float">
            <text:p>187,742</text:p>
          </table:table-cell>
          <table:table-cell office:value-type="float" office:value="46489" calcext:value-type="float">
            <text:p>46,489</text:p>
          </table:table-cell>
          <table:table-cell office:value-type="float" office:value="6576" calcext:value-type="float">
            <text:p>6,576</text:p>
          </table:table-cell>
          <table:table-cell office:value-type="float" office:value="8630" calcext:value-type="float">
            <text:p>8,630</text:p>
          </table:table-cell>
          <table:table-cell office:value-type="float" office:value="3990" calcext:value-type="float">
            <text:p>3,990</text:p>
          </table:table-cell>
          <table:table-cell office:value-type="float" office:value="8626" calcext:value-type="float">
            <text:p>8,626</text:p>
          </table:table-cell>
          <table:table-cell office:value-type="float" office:value="3023" calcext:value-type="float">
            <text:p>3,023</text:p>
          </table:table-cell>
          <table:table-cell office:value-type="float" office:value="59795" calcext:value-type="float">
            <text:p>59,795</text:p>
          </table:table-cell>
          <table:table-cell office:value-type="float" office:value="36622" calcext:value-type="float">
            <text:p>36,622</text:p>
          </table:table-cell>
          <table:table-cell office:value-type="float" office:value="31734" calcext:value-type="float">
            <text:p>31,734</text:p>
          </table:table-cell>
          <table:table-cell office:value-type="float" office:value="12580" calcext:value-type="float">
            <text:p>12,580</text:p>
          </table:table-cell>
          <table:table-cell office:value-type="float" office:value="14723" calcext:value-type="float">
            <text:p>14,723</text:p>
          </table:table-cell>
          <table:table-cell office:value-type="float" office:value="12255" calcext:value-type="float">
            <text:p>12,255</text:p>
          </table:table-cell>
          <table:table-cell office:value-type="float" office:value="4556" calcext:value-type="float">
            <text:p>4556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T90]" office:value-type="date" office:date-value="2022-10-23" calcext:value-type="date">
            <text:p>Oct 23, 22</text:p>
          </table:table-cell>
          <table:table-cell office:value-type="float" office:value="521425" calcext:value-type="float">
            <text:p>521,425</text:p>
          </table:table-cell>
          <table:table-cell office:value-type="float" office:value="189618" calcext:value-type="float">
            <text:p>189,618</text:p>
          </table:table-cell>
          <table:table-cell office:value-type="float" office:value="46703" calcext:value-type="float">
            <text:p>46,703</text:p>
          </table:table-cell>
          <table:table-cell office:value-type="float" office:value="6645" calcext:value-type="float">
            <text:p>6,645</text:p>
          </table:table-cell>
          <table:table-cell office:value-type="float" office:value="8804" calcext:value-type="float">
            <text:p>8,804</text:p>
          </table:table-cell>
          <table:table-cell office:value-type="float" office:value="4035" calcext:value-type="float">
            <text:p>4,035</text:p>
          </table:table-cell>
          <table:table-cell office:value-type="float" office:value="8746" calcext:value-type="float">
            <text:p>8,746</text:p>
          </table:table-cell>
          <table:table-cell office:value-type="float" office:value="3068" calcext:value-type="float">
            <text:p>3,068</text:p>
          </table:table-cell>
          <table:table-cell office:value-type="float" office:value="60467" calcext:value-type="float">
            <text:p>60,467</text:p>
          </table:table-cell>
          <table:table-cell office:value-type="float" office:value="38026" calcext:value-type="float">
            <text:p>38,026</text:p>
          </table:table-cell>
          <table:table-cell office:value-type="float" office:value="32425" calcext:value-type="float">
            <text:p>32,425</text:p>
          </table:table-cell>
          <table:table-cell office:value-type="float" office:value="13004" calcext:value-type="float">
            <text:p>13,004</text:p>
          </table:table-cell>
          <table:table-cell office:value-type="float" office:value="14747" calcext:value-type="float">
            <text:p>14,747</text:p>
          </table:table-cell>
          <table:table-cell office:value-type="float" office:value="12354" calcext:value-type="float">
            <text:p>12,354</text:p>
          </table:table-cell>
          <table:table-cell office:value-type="float" office:value="4587" calcext:value-type="float">
            <text:p>4587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T91]" office:value-type="date" office:date-value="2023-01-01" calcext:value-type="date">
            <text:p>Jan 1, 23</text:p>
          </table:table-cell>
          <table:table-cell office:value-type="float" office:value="528184" calcext:value-type="float">
            <text:p>528,184</text:p>
          </table:table-cell>
          <table:table-cell office:value-type="float" office:value="190285" calcext:value-type="float">
            <text:p>190,285</text:p>
          </table:table-cell>
          <table:table-cell office:value-type="float" office:value="46072" calcext:value-type="float">
            <text:p>46,072</text:p>
          </table:table-cell>
          <table:table-cell office:value-type="float" office:value="6577" calcext:value-type="float">
            <text:p>6,577</text:p>
          </table:table-cell>
          <table:table-cell office:value-type="float" office:value="9011" calcext:value-type="float">
            <text:p>9,011</text:p>
          </table:table-cell>
          <table:table-cell office:value-type="float" office:value="4017" calcext:value-type="float">
            <text:p>4,017</text:p>
          </table:table-cell>
          <table:table-cell office:value-type="float" office:value="8932" calcext:value-type="float">
            <text:p>8,932</text:p>
          </table:table-cell>
          <table:table-cell office:value-type="float" office:value="3202" calcext:value-type="float">
            <text:p>3,202</text:p>
          </table:table-cell>
          <table:table-cell office:value-type="float" office:value="60868" calcext:value-type="float">
            <text:p>60,868</text:p>
          </table:table-cell>
          <table:table-cell office:value-type="float" office:value="41154" calcext:value-type="float">
            <text:p>41,154</text:p>
          </table:table-cell>
          <table:table-cell office:value-type="float" office:value="33040" calcext:value-type="float">
            <text:p>33,040</text:p>
          </table:table-cell>
          <table:table-cell office:value-type="float" office:value="13682" calcext:value-type="float">
            <text:p>13,682</text:p>
          </table:table-cell>
          <table:table-cell office:value-type="float" office:value="14610" calcext:value-type="float">
            <text:p>14,610</text:p>
          </table:table-cell>
          <table:table-cell office:value-type="float" office:value="12355" calcext:value-type="float">
            <text:p>12,355</text:p>
          </table:table-cell>
          <table:table-cell office:value-type="float" office:value="4623" calcext:value-type="float">
            <text:p>4623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T92]" office:value-type="date" office:date-value="2023-03-03" calcext:value-type="date">
            <text:p>Mar 3, 23</text:p>
          </table:table-cell>
          <table:table-cell office:value-type="float" office:value="544351" calcext:value-type="float">
            <text:p>544,351</text:p>
          </table:table-cell>
          <table:table-cell office:value-type="float" office:value="194097" calcext:value-type="float">
            <text:p>194,097</text:p>
          </table:table-cell>
          <table:table-cell office:value-type="float" office:value="46989" calcext:value-type="float">
            <text:p>46,989</text:p>
          </table:table-cell>
          <table:table-cell office:value-type="float" office:value="6677" calcext:value-type="float">
            <text:p>6,677</text:p>
          </table:table-cell>
          <table:table-cell office:value-type="float" office:value="9333" calcext:value-type="float">
            <text:p>9,333</text:p>
          </table:table-cell>
          <table:table-cell office:value-type="float" office:value="4107" calcext:value-type="float">
            <text:p>4,107</text:p>
          </table:table-cell>
          <table:table-cell office:value-type="float" office:value="9169" calcext:value-type="float">
            <text:p>9,169</text:p>
          </table:table-cell>
          <table:table-cell office:value-type="float" office:value="3254" calcext:value-type="float">
            <text:p>3,254</text:p>
          </table:table-cell>
          <table:table-cell office:value-type="float" office:value="62745" calcext:value-type="float">
            <text:p>62,745</text:p>
          </table:table-cell>
          <table:table-cell office:value-type="float" office:value="44428" calcext:value-type="float">
            <text:p>44,428</text:p>
          </table:table-cell>
          <table:table-cell office:value-type="float" office:value="34546" calcext:value-type="float">
            <text:p>34,546</text:p>
          </table:table-cell>
          <table:table-cell office:value-type="float" office:value="14643" calcext:value-type="float">
            <text:p>14,643</text:p>
          </table:table-cell>
          <table:table-cell office:value-type="float" office:value="14638" calcext:value-type="float">
            <text:p>14,638</text:p>
          </table:table-cell>
          <table:table-cell office:value-type="float" office:value="12531" calcext:value-type="float">
            <text:p>12,531</text:p>
          </table:table-cell>
          <table:table-cell office:value-type="float" office:value="4676" calcext:value-type="float">
            <text:p>4676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T93]" office:value-type="date" office:date-value="2023-04-03" calcext:value-type="date">
            <text:p>Apr 3, 23</text:p>
          </table:table-cell>
          <table:table-cell office:value-type="float" office:value="551882" calcext:value-type="float">
            <text:p>551,882</text:p>
          </table:table-cell>
          <table:table-cell office:value-type="float" office:value="195809" calcext:value-type="float">
            <text:p>195,809</text:p>
          </table:table-cell>
          <table:table-cell office:value-type="float" office:value="47261" calcext:value-type="float">
            <text:p>47,261</text:p>
          </table:table-cell>
          <table:table-cell office:value-type="float" office:value="6730" calcext:value-type="float">
            <text:p>6,730</text:p>
          </table:table-cell>
          <table:table-cell office:value-type="float" office:value="9565" calcext:value-type="float">
            <text:p>9,565</text:p>
          </table:table-cell>
          <table:table-cell office:value-type="float" office:value="4126" calcext:value-type="float">
            <text:p>4,126</text:p>
          </table:table-cell>
          <table:table-cell office:value-type="float" office:value="9286" calcext:value-type="float">
            <text:p>9,286</text:p>
          </table:table-cell>
          <table:table-cell office:value-type="float" office:value="3286" calcext:value-type="float">
            <text:p>3,286</text:p>
          </table:table-cell>
          <table:table-cell office:value-type="float" office:value="63446" calcext:value-type="float">
            <text:p>63,446</text:p>
          </table:table-cell>
          <table:table-cell office:value-type="float" office:value="45828" calcext:value-type="float">
            <text:p>45,828</text:p>
          </table:table-cell>
          <table:table-cell office:value-type="float" office:value="35370" calcext:value-type="float">
            <text:p>35,370</text:p>
          </table:table-cell>
          <table:table-cell office:value-type="float" office:value="15069" calcext:value-type="float">
            <text:p>15,069</text:p>
          </table:table-cell>
          <table:table-cell office:value-type="float" office:value="14650" calcext:value-type="float">
            <text:p>14,650</text:p>
          </table:table-cell>
          <table:table-cell office:value-type="float" office:value="12531" calcext:value-type="float">
            <text:p>12,531</text:p>
          </table:table-cell>
          <table:table-cell office:value-type="float" office:value="4711" calcext:value-type="float">
            <text:p>4711</text:p>
          </table:table-cell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601183" calcext:value-type="float">
            <text:p>601,183</text:p>
          </table:table-cell>
          <table:table-cell office:value-type="float" office:value="211372" calcext:value-type="float">
            <text:p>211,372</text:p>
          </table:table-cell>
          <table:table-cell office:value-type="float" office:value="50369" calcext:value-type="float">
            <text:p>50,369</text:p>
          </table:table-cell>
          <table:table-cell office:value-type="float" office:value="7187" calcext:value-type="float">
            <text:p>7,187</text:p>
          </table:table-cell>
          <table:table-cell office:value-type="float" office:value="10347" calcext:value-type="float">
            <text:p>10,347</text:p>
          </table:table-cell>
          <table:table-cell office:value-type="float" office:value="4394" calcext:value-type="float">
            <text:p>4,394</text:p>
          </table:table-cell>
          <table:table-cell office:value-type="float" office:value="9818" calcext:value-type="float">
            <text:p>9,818</text:p>
          </table:table-cell>
          <table:table-cell office:value-type="float" office:value="3525" calcext:value-type="float">
            <text:p>3,525</text:p>
          </table:table-cell>
          <table:table-cell office:value-type="float" office:value="67331" calcext:value-type="float">
            <text:p>67,331</text:p>
          </table:table-cell>
          <table:table-cell office:value-type="float" office:value="52158" calcext:value-type="float">
            <text:p>52,158</text:p>
          </table:table-cell>
          <table:table-cell office:value-type="float" office:value="39507" calcext:value-type="float">
            <text:p>39,507</text:p>
          </table:table-cell>
          <table:table-cell office:value-type="float" office:value="16885" calcext:value-type="float">
            <text:p>16,885</text:p>
          </table:table-cell>
          <table:table-cell office:value-type="float" office:value="15709" calcext:value-type="float">
            <text:p>15,709</text:p>
          </table:table-cell>
          <table:table-cell office:value-type="float" office:value="13297" calcext:value-type="float">
            <text:p>13,297</text:p>
          </table:table-cell>
          <table:table-cell office:value-type="float" office:value="4926" calcext:value-type="float">
            <text:p>4926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624290" calcext:value-type="float">
            <text:p>624,290</text:p>
          </table:table-cell>
          <table:table-cell office:value-type="float" office:value="215523" calcext:value-type="float">
            <text:p>215,523</text:p>
          </table:table-cell>
          <table:table-cell office:value-type="float" office:value="51029" calcext:value-type="float">
            <text:p>51,029</text:p>
          </table:table-cell>
          <table:table-cell office:value-type="float" office:value="7336" calcext:value-type="float">
            <text:p>7,336</text:p>
          </table:table-cell>
          <table:table-cell office:value-type="float" office:value="10680" calcext:value-type="float">
            <text:p>10,680</text:p>
          </table:table-cell>
          <table:table-cell office:value-type="float" office:value="4441" calcext:value-type="float">
            <text:p>4,441</text:p>
          </table:table-cell>
          <table:table-cell office:value-type="float" office:value="10112" calcext:value-type="float">
            <text:p>10,112</text:p>
          </table:table-cell>
          <table:table-cell office:value-type="float" office:value="3627" calcext:value-type="float">
            <text:p>3,627</text:p>
          </table:table-cell>
          <table:table-cell office:value-type="float" office:value="69196" calcext:value-type="float">
            <text:p>69,196</text:p>
          </table:table-cell>
          <table:table-cell office:value-type="float" office:value="57075" calcext:value-type="float">
            <text:p>57,075</text:p>
          </table:table-cell>
          <table:table-cell office:value-type="float" office:value="42279" calcext:value-type="float">
            <text:p>42,279</text:p>
          </table:table-cell>
          <table:table-cell office:value-type="float" office:value="18016" calcext:value-type="float">
            <text:p>18,016</text:p>
          </table:table-cell>
          <table:table-cell office:value-type="float" office:value="15701" calcext:value-type="float">
            <text:p>15,701</text:p>
          </table:table-cell>
          <table:table-cell office:value-type="float" office:value="13537" calcext:value-type="float">
            <text:p>13,537</text:p>
          </table:table-cell>
          <table:table-cell office:value-type="float" office:value="4896" calcext:value-type="float">
            <text:p>4896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A96]" office:value-type="date" office:date-value="2024-01-01" calcext:value-type="date">
            <text:p>Jan 1, 24</text:p>
          </table:table-cell>
          <table:table-cell office:value-type="float" office:value="646677" calcext:value-type="float">
            <text:p>646,677</text:p>
          </table:table-cell>
          <table:table-cell office:value-type="float" office:value="219584" calcext:value-type="float">
            <text:p>219,584</text:p>
          </table:table-cell>
          <table:table-cell office:value-type="float" office:value="51632" calcext:value-type="float">
            <text:p>51,632</text:p>
          </table:table-cell>
          <table:table-cell office:value-type="float" office:value="7457" calcext:value-type="float">
            <text:p>7,457</text:p>
          </table:table-cell>
          <table:table-cell office:value-type="float" office:value="11008" calcext:value-type="float">
            <text:p>11,008</text:p>
          </table:table-cell>
          <table:table-cell office:value-type="float" office:value="4549" calcext:value-type="float">
            <text:p>4,549</text:p>
          </table:table-cell>
          <table:table-cell office:value-type="float" office:value="10479" calcext:value-type="float">
            <text:p>10,479</text:p>
          </table:table-cell>
          <table:table-cell office:value-type="float" office:value="3703" calcext:value-type="float">
            <text:p>3,703</text:p>
          </table:table-cell>
          <table:table-cell office:value-type="float" office:value="71003" calcext:value-type="float">
            <text:p>71,003</text:p>
          </table:table-cell>
          <table:table-cell office:value-type="float" office:value="61819" calcext:value-type="float">
            <text:p>61,819</text:p>
          </table:table-cell>
          <table:table-cell office:value-type="float" office:value="44822" calcext:value-type="float">
            <text:p>44,822</text:p>
          </table:table-cell>
          <table:table-cell office:value-type="float" office:value="18983" calcext:value-type="float">
            <text:p>18,983</text:p>
          </table:table-cell>
          <table:table-cell office:value-type="float" office:value="15700" calcext:value-type="float">
            <text:p>15,700</text:p>
          </table:table-cell>
          <table:table-cell office:value-type="float" office:value="13732" calcext:value-type="float">
            <text:p>13,732</text:p>
          </table:table-cell>
          <table:table-cell office:value-type="float" office:value="4928" calcext:value-type="float">
            <text:p>4928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A97]" office:value-type="date" office:date-value="2024-04-01" calcext:value-type="date">
            <text:p>Apr 1, 24</text:p>
          </table:table-cell>
          <table:table-cell office:value-type="float" office:value="667086" calcext:value-type="float">
            <text:p>667,086</text:p>
          </table:table-cell>
          <table:table-cell office:value-type="float" office:value="222912" calcext:value-type="float">
            <text:p>222,912</text:p>
          </table:table-cell>
          <table:table-cell office:value-type="float" office:value="52217" calcext:value-type="float">
            <text:p>52,217</text:p>
          </table:table-cell>
          <table:table-cell office:value-type="float" office:value="7587" calcext:value-type="float">
            <text:p>7,587</text:p>
          </table:table-cell>
          <table:table-cell office:value-type="float" office:value="11307" calcext:value-type="float">
            <text:p>11,307</text:p>
          </table:table-cell>
          <table:table-cell office:value-type="float" office:value="4576" calcext:value-type="float">
            <text:p>4,576</text:p>
          </table:table-cell>
          <table:table-cell office:value-type="float" office:value="10778" calcext:value-type="float">
            <text:p>10,778</text:p>
          </table:table-cell>
          <table:table-cell office:value-type="float" office:value="3793" calcext:value-type="float">
            <text:p>3,793</text:p>
          </table:table-cell>
          <table:table-cell office:value-type="float" office:value="72336" calcext:value-type="float">
            <text:p>72,336</text:p>
          </table:table-cell>
          <table:table-cell office:value-type="float" office:value="66013" calcext:value-type="float">
            <text:p>66,013</text:p>
          </table:table-cell>
          <table:table-cell office:value-type="float" office:value="47297" calcext:value-type="float">
            <text:p>47,297</text:p>
          </table:table-cell>
          <table:table-cell office:value-type="float" office:value="20004" calcext:value-type="float">
            <text:p>20,004</text:p>
          </table:table-cell>
          <table:table-cell office:value-type="float" office:value="15733" calcext:value-type="float">
            <text:p>15,733</text:p>
          </table:table-cell>
          <table:table-cell office:value-type="float" office:value="13929" calcext:value-type="float">
            <text:p>13,929</text:p>
          </table:table-cell>
          <table:table-cell office:value-type="float" office:value="4939" calcext:value-type="float">
            <text:p>4939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A98]" office:value-type="date" office:date-value="2024-06-30" calcext:value-type="date">
            <text:p>Jun 30, 24</text:p>
          </table:table-cell>
          <table:table-cell office:value-type="float" office:value="687280" calcext:value-type="float">
            <text:p>687,280</text:p>
          </table:table-cell>
          <table:table-cell office:value-type="float" office:value="225703" calcext:value-type="float">
            <text:p>225,703</text:p>
          </table:table-cell>
          <table:table-cell office:value-type="float" office:value="52550" calcext:value-type="float">
            <text:p>52,550</text:p>
          </table:table-cell>
          <table:table-cell office:value-type="float" office:value="7717" calcext:value-type="float">
            <text:p>7,717</text:p>
          </table:table-cell>
          <table:table-cell office:value-type="float" office:value="11538" calcext:value-type="float">
            <text:p>11,538</text:p>
          </table:table-cell>
          <table:table-cell office:value-type="float" office:value="4607" calcext:value-type="float">
            <text:p>4,607</text:p>
          </table:table-cell>
          <table:table-cell office:value-type="float" office:value="11065" calcext:value-type="float">
            <text:p>11,065</text:p>
          </table:table-cell>
          <table:table-cell office:value-type="float" office:value="3874" calcext:value-type="float">
            <text:p>3,874</text:p>
          </table:table-cell>
          <table:table-cell office:value-type="float" office:value="73700" calcext:value-type="float">
            <text:p>73,700</text:p>
          </table:table-cell>
          <table:table-cell office:value-type="float" office:value="69721" calcext:value-type="float">
            <text:p>69,721</text:p>
          </table:table-cell>
          <table:table-cell office:value-type="float" office:value="49881" calcext:value-type="float">
            <text:p>49,881</text:p>
          </table:table-cell>
          <table:table-cell office:value-type="float" office:value="21282" calcext:value-type="float">
            <text:p>21,282</text:p>
          </table:table-cell>
          <table:table-cell office:value-type="float" office:value="15740" calcext:value-type="float">
            <text:p>15,740</text:p>
          </table:table-cell>
          <table:table-cell office:value-type="float" office:value="13994" calcext:value-type="float">
            <text:p>13,994</text:p>
          </table:table-cell>
          <table:table-cell office:value-type="float" office:value="4977" calcext:value-type="float">
            <text:p>4977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A99]" office:value-type="date" office:date-value="2024-10-01" calcext:value-type="date">
            <text:p>Oct 1, 24</text:p>
          </table:table-cell>
          <table:table-cell office:value-type="float" office:value="709944" calcext:value-type="float">
            <text:p>709,944</text:p>
          </table:table-cell>
          <table:table-cell office:value-type="float" office:value="229048" calcext:value-type="float">
            <text:p>229,048</text:p>
          </table:table-cell>
          <table:table-cell office:value-type="float" office:value="52912" calcext:value-type="float">
            <text:p>52,912</text:p>
          </table:table-cell>
          <table:table-cell office:value-type="float" office:value="7904" calcext:value-type="float">
            <text:p>7,904</text:p>
          </table:table-cell>
          <table:table-cell office:value-type="float" office:value="11842" calcext:value-type="float">
            <text:p>11,842</text:p>
          </table:table-cell>
          <table:table-cell office:value-type="float" office:value="4656" calcext:value-type="float">
            <text:p>4,656</text:p>
          </table:table-cell>
          <table:table-cell office:value-type="float" office:value="11432" calcext:value-type="float">
            <text:p>11,432</text:p>
          </table:table-cell>
          <table:table-cell office:value-type="float" office:value="3984" calcext:value-type="float">
            <text:p>3,984</text:p>
          </table:table-cell>
          <table:table-cell office:value-type="float" office:value="74711" calcext:value-type="float">
            <text:p>74,711</text:p>
          </table:table-cell>
          <table:table-cell office:value-type="float" office:value="74212" calcext:value-type="float">
            <text:p>74,212</text:p>
          </table:table-cell>
          <table:table-cell office:value-type="float" office:value="52815" calcext:value-type="float">
            <text:p>52,815</text:p>
          </table:table-cell>
          <table:table-cell office:value-type="float" office:value="22430" calcext:value-type="float">
            <text:p>22,430</text:p>
          </table:table-cell>
          <table:table-cell office:value-type="float" office:value="15791" calcext:value-type="float">
            <text:p>15,791</text:p>
          </table:table-cell>
          <table:table-cell office:value-type="float" office:value="14091" calcext:value-type="float">
            <text:p>14,091</text:p>
          </table:table-cell>
          <table:table-cell office:value-type="float" office:value="5019" calcext:value-type="float">
            <text:p>5019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A100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'file:///C:/Users/XiaoBaiXueHua/Documents/Fandom/spreadsheets/fandom-migrations/master%20data%20harvest.ods'#$'Dates Ref'.A101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'file:///C:/Users/XiaoBaiXueHua/Documents/Fandom/spreadsheets/fandom-migrations/master%20data%20harvest.ods'#$'Dates Ref'.A102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 table:number-rows-repeated="1048473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kpop sqw" table:style-name="ta1">
        <table:table-source xlink:type="simple" xlink:href="../../master%20data%20harvest.ods" table:table-name="kpop sqw" table:filter-name="calc8"/>
        <office:forms form:automatic-focus="false" form:apply-design-mode="false"/>
        <table:table-column table:style-name="co1" table:default-cell-style-name="ce15"/>
        <table:table-column table:style-name="co1" table:number-columns-repeated="13" table:default-cell-style-name="ce38"/>
        <table:table-column table:style-name="co1" table:default-cell-style-name="Default"/>
        <table:table-row table:style-name="ro1">
          <table:table-cell table:style-name="ce36" office:value-type="string" calcext:value-type="string">
            <text:p>WBM Date</text:p>
          </table:table-cell>
          <table:table-cell table:style-name="ce37" office:value-type="string" calcext:value-type="string">
            <text:p>K-Pop (Overall)</text:p>
          </table:table-cell>
          <table:table-cell table:style-name="ce37" office:value-type="string" calcext:value-type="string">
            <text:p>BTS</text:p>
          </table:table-cell>
          <table:table-cell table:style-name="ce37" office:value-type="string" calcext:value-type="string">
            <text:p>EXO</text:p>
          </table:table-cell>
          <table:table-cell table:style-name="ce37" office:value-type="string" calcext:value-type="string">
            <text:p>Shinee</text:p>
          </table:table-cell>
          <table:table-cell table:style-name="ce37" office:value-type="string" calcext:value-type="string">
            <text:p>Red Velvet</text:p>
          </table:table-cell>
          <table:table-cell table:style-name="ce37" office:value-type="string" calcext:value-type="string">
            <text:p>Twice</text:p>
          </table:table-cell>
          <table:table-cell table:style-name="ce37" office:value-type="string" calcext:value-type="string">
            <text:p>BlackPink</text:p>
          </table:table-cell>
          <table:table-cell table:style-name="ce37" office:value-type="string" calcext:value-type="string">
            <text:p>NCT</text:p>
          </table:table-cell>
          <table:table-cell table:style-name="ce37" office:value-type="string" calcext:value-type="string">
            <text:p>Stray Kids</text:p>
          </table:table-cell>
          <table:table-cell table:style-name="ce37" office:value-type="string" calcext:value-type="string">
            <text:p>Seventeen</text:p>
          </table:table-cell>
          <table:table-cell table:style-name="ce37" office:value-type="string" calcext:value-type="string">
            <text:p>TXT</text:p>
          </table:table-cell>
          <table:table-cell table:style-name="ce37" office:value-type="string" calcext:value-type="string">
            <text:p>GOT7</text:p>
          </table:table-cell>
          <table:table-cell table:style-name="ce37" office:value-type="string" calcext:value-type="string">
            <text:p>Monsta X</text:p>
          </table:table-cell>
          <table:table-cell table:style-name="ce39" office:value-type="string" calcext:value-type="string">
            <text:p>Loona</text:p>
          </table:table-cell>
        </table:table-row>
        <table:table-row table:style-name="ro3" table:visibility="collapse" table:number-rows-repeated="92">
          <table:table-cell table:number-columns-repeated="15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4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96]" office:value-type="date" office:date-value="2024-01-01" calcext:value-type="date">
            <text:p>Jan 1, 2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A97]" office:value-type="date" office:date-value="2024-04-01" calcext:value-type="date">
            <text:p>Apr 1, 24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98]" office:value-type="date" office:date-value="2024-06-30" calcext:value-type="date">
            <text:p>Jun 30, 24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99]" office:value-type="date" office:date-value="2024-10-01" calcext:value-type="date">
            <text:p>Oct 1, 2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A100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01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02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03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04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05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06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07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08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 table:number-rows-repeated="1048467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kpop wp" table:style-name="ta1">
        <table:table-source xlink:type="simple" xlink:href="../../master%20data%20harvest.ods" table:table-name="kpop wp" table:filter-name="calc8"/>
        <office:forms form:automatic-focus="false" form:apply-design-mode="false"/>
        <table:table-column table:style-name="co1" table:default-cell-style-name="Default"/>
        <table:table-column table:style-name="co1" table:number-columns-repeated="15" table:default-cell-style-name="ce38"/>
        <table:table-row table:style-name="ro1">
          <table:table-cell table:style-name="ce39" office:value-type="string" calcext:value-type="string">
            <text:p>WBM Date</text:p>
          </table:table-cell>
          <table:table-cell table:style-name="ce37" office:value-type="string" calcext:value-type="string">
            <text:p>K-Pop (Overall)</text:p>
          </table:table-cell>
          <table:table-cell table:style-name="ce37" office:value-type="string" calcext:value-type="string">
            <text:p>BTS</text:p>
          </table:table-cell>
          <table:table-cell table:style-name="ce37" office:value-type="string" calcext:value-type="string">
            <text:p>EXO</text:p>
          </table:table-cell>
          <table:table-cell table:style-name="ce37" office:value-type="string" calcext:value-type="string">
            <text:p>Super Junior</text:p>
          </table:table-cell>
          <table:table-cell table:style-name="ce37" office:value-type="string" calcext:value-type="string">
            <text:p>Shinee</text:p>
          </table:table-cell>
          <table:table-cell table:style-name="ce37" office:value-type="string" calcext:value-type="string">
            <text:p>Red Velvet</text:p>
          </table:table-cell>
          <table:table-cell table:style-name="ce37" office:value-type="string" calcext:value-type="string">
            <text:p>Twice</text:p>
          </table:table-cell>
          <table:table-cell table:style-name="ce37" office:value-type="string" calcext:value-type="string">
            <text:p>BlackPink</text:p>
          </table:table-cell>
          <table:table-cell table:style-name="ce37" office:value-type="string" calcext:value-type="string">
            <text:p>NCT</text:p>
          </table:table-cell>
          <table:table-cell table:style-name="ce37" office:value-type="string" calcext:value-type="string">
            <text:p>Stray Kids</text:p>
          </table:table-cell>
          <table:table-cell table:style-name="ce37" office:value-type="string" calcext:value-type="string">
            <text:p>Seventeen</text:p>
          </table:table-cell>
          <table:table-cell table:style-name="ce37" office:value-type="string" calcext:value-type="string">
            <text:p>TXT</text:p>
          </table:table-cell>
          <table:table-cell table:style-name="ce37" office:value-type="string" calcext:value-type="string">
            <text:p>GOT7</text:p>
          </table:table-cell>
          <table:table-cell table:style-name="ce37" office:value-type="string" calcext:value-type="string">
            <text:p>Monsta X</text:p>
          </table:table-cell>
          <table:table-cell table:style-name="ce37" office:value-type="string" calcext:value-type="string">
            <text:p>Loona</text:p>
          </table:table-cell>
        </table:table-row>
        <table:table-row table:style-name="ro3" table:visibility="collapse" table:number-rows-repeated="88">
          <table:table-cell table:number-columns-repeated="16"/>
        </table:table-row>
        <table:table-row table:style-name="ro3" table:number-rows-repeated="4">
          <table:table-cell table:number-columns-repeated="16"/>
        </table:table-row>
        <table:table-row table:style-name="ro3">
          <table:table-cell table:style-name="ce40" office:value-type="date" office:date-value="2023-06-30" calcext:value-type="date">
            <text:p>06/30/23</text:p>
          </table:table-cell>
          <table:table-cell office:value-type="float" office:value="216000" calcext:value-type="float">
            <text:p>216,000</text:p>
          </table:table-cell>
          <table:table-cell office:value-type="float" office:value="440000" calcext:value-type="float">
            <text:p>440,000</text:p>
          </table:table-cell>
          <table:table-cell office:value-type="float" office:value="74400" calcext:value-type="float">
            <text:p>74,400</text:p>
          </table:table-cell>
          <table:table-cell/>
          <table:table-cell office:value-type="float" office:value="8100" calcext:value-type="float">
            <text:p>8,100</text:p>
          </table:table-cell>
          <table:table-cell office:value-type="float" office:value="20200" calcext:value-type="float">
            <text:p>20,200</text:p>
          </table:table-cell>
          <table:table-cell office:value-type="float" office:value="36400" calcext:value-type="float">
            <text:p>3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55100" calcext:value-type="float">
            <text:p>55,100</text:p>
          </table:table-cell>
          <table:table-cell office:value-type="float" office:value="52500" calcext:value-type="float">
            <text:p>52,500</text:p>
          </table:table-cell>
          <table:table-cell office:value-type="float" office:value="35800" calcext:value-type="float">
            <text:p>35,8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7800" calcext:value-type="float">
            <text:p>37,8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000" calcext:value-type="float">
            <text:p>6,000</text:p>
          </table:table-cell>
        </table:table-row>
        <table:table-row table:style-name="ro3">
          <table:table-cell table:style-name="ce40" office:value-type="date" office:date-value="2023-10-01" calcext:value-type="date">
            <text:p>10/01/23</text:p>
          </table:table-cell>
          <table:table-cell office:value-type="float" office:value="219000" calcext:value-type="float">
            <text:p>219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4100" calcext:value-type="float">
            <text:p>74,100</text:p>
          </table:table-cell>
          <table:table-cell/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0300" calcext:value-type="float">
            <text:p>60,300</text:p>
          </table:table-cell>
          <table:table-cell table:number-columns-repeated="2" office:value-type="float" office:value="55200" calcext:value-type="float">
            <text:p>55,200</text:p>
          </table:table-cell>
          <table:table-cell office:value-type="float" office:value="36300" calcext:value-type="float">
            <text:p>36,300</text:p>
          </table:table-cell>
          <table:table-cell office:value-type="float" office:value="22000" calcext:value-type="float">
            <text:p>22,000</text:p>
          </table:table-cell>
          <table:table-cell office:value-type="float" office:value="37700" calcext:value-type="float">
            <text:p>37,7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200" calcext:value-type="float">
            <text:p>6,200</text:p>
          </table:table-cell>
        </table:table-row>
        <table:table-row table:style-name="ro3">
          <table:table-cell table:style-name="ce15" table:formula="of:=['file:///C:/Users/XiaoBaiXueHua/Documents/Fandom/spreadsheets/fandom-migrations/master%20data%20harvest.ods'#$'Dates Ref'.A96]" office:value-type="date" office:date-value="2024-01-01" calcext:value-type="date">
            <text:p>Jan 1, 24</text:p>
          </table:table-cell>
          <table:table-cell office:value-type="float" office:value="220000" calcext:value-type="float">
            <text:p>220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3800" calcext:value-type="float">
            <text:p>73,800</text:p>
          </table:table-cell>
          <table:table-cell/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700" calcext:value-type="float">
            <text:p>36,700</text:p>
          </table:table-cell>
          <table:table-cell office:value-type="float" office:value="60500" calcext:value-type="float">
            <text:p>60,500</text:p>
          </table:table-cell>
          <table:table-cell office:value-type="float" office:value="55200" calcext:value-type="float">
            <text:p>55,200</text:p>
          </table:table-cell>
          <table:table-cell office:value-type="float" office:value="57200" calcext:value-type="float">
            <text:p>57,200</text:p>
          </table:table-cell>
          <table:table-cell office:value-type="float" office:value="36800" calcext:value-type="float">
            <text:p>36,8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12800" calcext:value-type="float">
            <text:p>12,800</text:p>
          </table:table-cell>
          <table:table-cell office:value-type="float" office:value="6300" calcext:value-type="float">
            <text:p>6,300</text:p>
          </table:table-cell>
        </table:table-row>
        <table:table-row table:style-name="ro3">
          <table:table-cell table:style-name="ce15" table:formula="of:=['file:///C:/Users/XiaoBaiXueHua/Documents/Fandom/spreadsheets/fandom-migrations/master%20data%20harvest.ods'#$'Dates Ref'.A97]" office:value-type="date" office:date-value="2024-04-01" calcext:value-type="date">
            <text:p>Apr 1, 24</text:p>
          </table:table-cell>
          <table:table-cell table:number-columns-repeated="15"/>
        </table:table-row>
        <table:table-row table:style-name="ro3">
          <table:table-cell table:style-name="ce15" table:formula="of:=['file:///C:/Users/XiaoBaiXueHua/Documents/Fandom/spreadsheets/fandom-migrations/master%20data%20harvest.ods'#$'Dates Ref'.A98]" office:value-type="date" office:date-value="2024-06-30" calcext:value-type="date">
            <text:p>Jun 30, 24</text:p>
          </table:table-cell>
          <table:table-cell office:value-type="float" office:value="175734" calcext:value-type="float">
            <text:p>175,734</text:p>
          </table:table-cell>
          <table:table-cell office:value-type="float" office:value="328912" calcext:value-type="float">
            <text:p>328,912</text:p>
          </table:table-cell>
          <table:table-cell office:value-type="float" office:value="59306" calcext:value-type="float">
            <text:p>59,306</text:p>
          </table:table-cell>
          <table:table-cell/>
          <table:table-cell office:value-type="float" office:value="6389" calcext:value-type="float">
            <text:p>6,389</text:p>
          </table:table-cell>
          <table:table-cell office:value-type="float" office:value="16354" calcext:value-type="float">
            <text:p>16,354</text:p>
          </table:table-cell>
          <table:table-cell office:value-type="float" office:value="28973" calcext:value-type="float">
            <text:p>28,973</text:p>
          </table:table-cell>
          <table:table-cell office:value-type="float" office:value="46811" calcext:value-type="float">
            <text:p>46,811</text:p>
          </table:table-cell>
          <table:table-cell office:value-type="float" office:value="43801" calcext:value-type="float">
            <text:p>43,801</text:p>
          </table:table-cell>
          <table:table-cell office:value-type="float" office:value="43317" calcext:value-type="float">
            <text:p>43,317</text:p>
          </table:table-cell>
          <table:table-cell office:value-type="float" office:value="31125" calcext:value-type="float">
            <text:p>31,125</text:p>
          </table:table-cell>
          <table:table-cell office:value-type="float" office:value="17636" calcext:value-type="float">
            <text:p>17,636</text:p>
          </table:table-cell>
          <table:table-cell office:value-type="float" office:value="28918" calcext:value-type="float">
            <text:p>28,918</text:p>
          </table:table-cell>
          <table:table-cell office:value-type="float" office:value="9545" calcext:value-type="float">
            <text:p>9,545</text:p>
          </table:table-cell>
          <table:table-cell office:value-type="float" office:value="4686" calcext:value-type="float">
            <text:p>4,686</text:p>
          </table:table-cell>
        </table:table-row>
        <table:table-row table:style-name="ro3">
          <table:table-cell table:style-name="ce15" table:formula="of:=['file:///C:/Users/XiaoBaiXueHua/Documents/Fandom/spreadsheets/fandom-migrations/master%20data%20harvest.ods'#$'Dates Ref'.A99]" office:value-type="date" office:date-value="2024-10-01" calcext:value-type="date">
            <text:p>Oct 1, 24</text:p>
          </table:table-cell>
          <table:table-cell office:value-type="float" office:value="224610" calcext:value-type="float">
            <text:p>224,610</text:p>
          </table:table-cell>
          <table:table-cell office:value-type="float" office:value="441338" calcext:value-type="float">
            <text:p>441,338</text:p>
          </table:table-cell>
          <table:table-cell office:value-type="float" office:value="72886" calcext:value-type="float">
            <text:p>72,886</text:p>
          </table:table-cell>
          <table:table-cell office:value-type="float" office:value="3848" calcext:value-type="float">
            <text:p>3,848</text:p>
          </table:table-cell>
          <table:table-cell office:value-type="float" office:value="8021" calcext:value-type="float">
            <text:p>8,021</text:p>
          </table:table-cell>
          <table:table-cell office:value-type="float" office:value="20053" calcext:value-type="float">
            <text:p>20,053</text:p>
          </table:table-cell>
          <table:table-cell office:value-type="float" office:value="36693" calcext:value-type="float">
            <text:p>36,693</text:p>
          </table:table-cell>
          <table:table-cell office:value-type="float" office:value="60845" calcext:value-type="float">
            <text:p>60,845</text:p>
          </table:table-cell>
          <table:table-cell office:value-type="float" office:value="54931" calcext:value-type="float">
            <text:p>54,931</text:p>
          </table:table-cell>
          <table:table-cell office:value-type="float" office:value="61881" calcext:value-type="float">
            <text:p>61,881</text:p>
          </table:table-cell>
          <table:table-cell office:value-type="float" office:value="38667" calcext:value-type="float">
            <text:p>38,667</text:p>
          </table:table-cell>
          <table:table-cell office:value-type="float" office:value="23346" calcext:value-type="float">
            <text:p>23,346</text:p>
          </table:table-cell>
          <table:table-cell office:value-type="float" office:value="36887" calcext:value-type="float">
            <text:p>36,887</text:p>
          </table:table-cell>
          <table:table-cell office:value-type="float" office:value="12561" calcext:value-type="float">
            <text:p>12,561</text:p>
          </table:table-cell>
          <table:table-cell office:value-type="float" office:value="6716" calcext:value-type="float">
            <text:p>6,716</text:p>
          </table:table-cell>
        </table:table-row>
        <table:table-row table:style-name="ro3">
          <table:table-cell table:style-name="ce15" table:formula="of:=['file:///C:/Users/XiaoBaiXueHua/Documents/Fandom/spreadsheets/fandom-migrations/master%20data%20harvest.ods'#$'Dates Ref'.A100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style-name="ce15" table:formula="of:=['file:///C:/Users/XiaoBaiXueHua/Documents/Fandom/spreadsheets/fandom-migrations/master%20data%20harvest.ods'#$'Dates Ref'.A101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style-name="ce15" table:formula="of:=['file:///C:/Users/XiaoBaiXueHua/Documents/Fandom/spreadsheets/fandom-migrations/master%20data%20harvest.ods'#$'Dates Ref'.A102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style-name="ce15" table:formula="of:=['file:///C:/Users/XiaoBaiXueHua/Documents/Fandom/spreadsheets/fandom-migrations/master%20data%20harvest.ods'#$'Dates Ref'.A103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style-name="ce15" table:formula="of:=['file:///C:/Users/XiaoBaiXueHua/Documents/Fandom/spreadsheets/fandom-migrations/master%20data%20harvest.ods'#$'Dates Ref'.A104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style-name="ce15" table:formula="of:=['file:///C:/Users/XiaoBaiXueHua/Documents/Fandom/spreadsheets/fandom-migrations/master%20data%20harvest.ods'#$'Dates Ref'.A105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style-name="ce15" table:formula="of:=['file:///C:/Users/XiaoBaiXueHua/Documents/Fandom/spreadsheets/fandom-migrations/master%20data%20harvest.ods'#$'Dates Ref'.A106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style-name="ce15" table:formula="of:=['file:///C:/Users/XiaoBaiXueHua/Documents/Fandom/spreadsheets/fandom-migrations/master%20data%20harvest.ods'#$'Dates Ref'.A107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style-name="ce15" table:formula="of:=['file:///C:/Users/XiaoBaiXueHua/Documents/Fandom/spreadsheets/fandom-migrations/master%20data%20harvest.ods'#$'Dates Ref'.A108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 table:number-rows-repeated="1048467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asianfanfics" table:style-name="ta1">
        <table:table-source xlink:type="simple" xlink:href="../../master%20data%20harvest.ods" table:table-name="asianfanfics" table:filter-name="calc8"/>
        <office:forms form:automatic-focus="false" form:apply-design-mode="false"/>
        <table:table-column table:style-name="co1" table:default-cell-style-name="ce15"/>
        <table:table-column table:style-name="co1" table:number-columns-repeated="13" table:default-cell-style-name="ce38"/>
        <table:table-column table:style-name="co1" table:default-cell-style-name="Default"/>
        <table:table-row table:style-name="ro4">
          <table:table-cell table:style-name="ce36" office:value-type="string" calcext:value-type="string">
            <text:p>WBM Date</text:p>
          </table:table-cell>
          <table:table-cell table:style-name="ce37" office:value-type="string" calcext:value-type="string">
            <text:p>BTS</text:p>
          </table:table-cell>
          <table:table-cell table:style-name="ce37" office:value-type="string" calcext:value-type="string">
            <text:p>EXO</text:p>
          </table:table-cell>
          <table:table-cell table:style-name="ce37" office:value-type="string" calcext:value-type="string">
            <text:p>Shinee</text:p>
          </table:table-cell>
          <table:table-cell table:style-name="ce37" office:value-type="string" calcext:value-type="string">
            <text:p>Super Junior</text:p>
          </table:table-cell>
          <table:table-cell table:style-name="ce37" office:value-type="string" calcext:value-type="string">
            <text:p>Red Velvet</text:p>
          </table:table-cell>
          <table:table-cell table:style-name="ce37" office:value-type="string" calcext:value-type="string">
            <text:p>Twice</text:p>
          </table:table-cell>
          <table:table-cell table:style-name="ce37" office:value-type="string" calcext:value-type="string">
            <text:p>BlackPink</text:p>
          </table:table-cell>
          <table:table-cell table:style-name="ce37" office:value-type="string" calcext:value-type="string">
            <text:p>NCT</text:p>
          </table:table-cell>
          <table:table-cell table:style-name="ce37" office:value-type="string" calcext:value-type="string">
            <text:p>Stray Kids</text:p>
          </table:table-cell>
          <table:table-cell table:style-name="ce37" office:value-type="string" calcext:value-type="string">
            <text:p>Seventeen</text:p>
          </table:table-cell>
          <table:table-cell table:style-name="ce37" office:value-type="string" calcext:value-type="string">
            <text:p>TXT</text:p>
          </table:table-cell>
          <table:table-cell table:style-name="ce37" office:value-type="string" calcext:value-type="string">
            <text:p>GOT7</text:p>
          </table:table-cell>
          <table:table-cell table:style-name="ce37" office:value-type="string" calcext:value-type="string">
            <text:p>Monsta X</text:p>
          </table:table-cell>
          <table:table-cell table:style-name="ce39" office:value-type="string" calcext:value-type="string">
            <text:p>Loona</text:p>
          </table:table-cell>
        </table:table-row>
        <table:table-row table:style-name="ro3" table:visibility="collapse" table:number-rows-repeated="30">
          <table:table-cell table:number-columns-repeated="15"/>
        </table:table-row>
        <table:table-row table:style-name="ro3">
          <table:table-cell table:formula="of:=['file:///C:/Users/XiaoBaiXueHua/Documents/Fandom/spreadsheets/fandom-migrations/master%20data%20harvest.ods'#$'Dates Ref'.R32]" office:value-type="date" office:date-value="2010-07-16" calcext:value-type="date">
            <text:p>Jul 16, 10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/>
          <table:table-cell table:number-columns-repeated="9" table:style-name="ce4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R33]" office:value-type="date" office:date-value="2010-08-20" calcext:value-type="date">
            <text:p>Aug 20, 10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/>
          <table:table-cell table:style-name="ce41" table:number-columns-repeated="9"/>
          <table:table-cell table:style-name="ce42"/>
        </table:table-row>
        <table:table-row table:style-name="ro3" table:visibility="collapse">
          <table:table-cell table:formula="of:=['file:///C:/Users/XiaoBaiXueHua/Documents/Fandom/spreadsheets/fandom-migrations/master%20data%20harvest.ods'#$'Dates Ref'.R34]" office:value-type="date" office:date-value="1899-12-30" calcext:value-type="date">
            <text:p>Dec 30, 99</text:p>
          </table:table-cell>
          <table:table-cell table:number-columns-repeated="4"/>
          <table:table-cell table:style-name="ce41" table:number-columns-repeated="9"/>
          <table:table-cell table:style-name="ce42"/>
        </table:table-row>
        <table:table-row table:style-name="ro3" table:visibility="collapse">
          <table:table-cell table:formula="of:=['file:///C:/Users/XiaoBaiXueHua/Documents/Fandom/spreadsheets/fandom-migrations/master%20data%20harvest.ods'#$'Dates Ref'.R35]" office:value-type="date" office:date-value="1899-12-30" calcext:value-type="date">
            <text:p>Dec 30, 99</text:p>
          </table:table-cell>
          <table:table-cell table:number-columns-repeated="4"/>
          <table:table-cell table:style-name="ce41" table:number-columns-repeated="9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R36]" office:value-type="date" office:date-value="2011-04-27" calcext:value-type="date">
            <text:p>Apr 27, 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3" calcext:value-type="float">
            <text:p>7,263</text:p>
          </table:table-cell>
          <table:table-cell/>
          <table:table-cell table:style-name="ce41" table:number-columns-repeated="9"/>
          <table:table-cell table:style-name="ce42"/>
        </table:table-row>
        <table:table-row table:style-name="ro3" table:visibility="collapse">
          <table:table-cell table:formula="of:=['file:///C:/Users/XiaoBaiXueHua/Documents/Fandom/spreadsheets/fandom-migrations/master%20data%20harvest.ods'#$'Dates Ref'.R37]" office:value-type="date" office:date-value="1899-12-30" calcext:value-type="date">
            <text:p>Dec 30, 99</text:p>
          </table:table-cell>
          <table:table-cell table:number-columns-repeated="4"/>
          <table:table-cell table:style-name="ce41" table:number-columns-repeated="9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R38]" office:value-type="date" office:date-value="2011-09-21" calcext:value-type="date">
            <text:p>Sep 21, 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78" calcext:value-type="float">
            <text:p>14,078</text:p>
          </table:table-cell>
          <table:table-cell/>
          <table:table-cell table:style-name="ce41" table:number-columns-repeated="9"/>
          <table:table-cell table:style-name="ce42"/>
        </table:table-row>
        <table:table-row table:style-name="ro3" table:visibility="collapse">
          <table:table-cell table:formula="of:=['file:///C:/Users/XiaoBaiXueHua/Documents/Fandom/spreadsheets/fandom-migrations/master%20data%20harvest.ods'#$'Dates Ref'.R39]" office:value-type="date" office:date-value="1899-12-30" calcext:value-type="date">
            <text:p>Dec 30, 99</text:p>
          </table:table-cell>
          <table:table-cell table:number-columns-repeated="4"/>
          <table:table-cell table:style-name="ce41" table:number-columns-repeated="9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R40]" office:value-type="date" office:date-value="2012-01-12" calcext:value-type="date">
            <text:p>Jan 12, 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92" calcext:value-type="float">
            <text:p>15,592</text:p>
          </table:table-cell>
          <table:table-cell/>
          <table:table-cell table:style-name="ce41" table:number-columns-repeated="9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R41]" office:value-type="date" office:date-value="2012-05-11" calcext:value-type="date">
            <text:p>May 11, 12</text:p>
          </table:table-cell>
          <table:table-cell office:value-type="float" office:value="0" calcext:value-type="float">
            <text:p>0</text:p>
          </table:table-cell>
          <table:table-cell office:value-type="float" office:value="3315" calcext:value-type="float">
            <text:p>3,315</text:p>
          </table:table-cell>
          <table:table-cell office:value-type="float" office:value="19094" calcext:value-type="float">
            <text:p>19,094</text:p>
          </table:table-cell>
          <table:table-cell/>
          <table:table-cell table:style-name="ce41" table:number-columns-repeated="9"/>
          <table:table-cell table:style-name="ce42"/>
        </table:table-row>
        <table:table-row table:style-name="ro3" table:visibility="collapse">
          <table:table-cell table:formula="of:=['file:///C:/Users/XiaoBaiXueHua/Documents/Fandom/spreadsheets/fandom-migrations/master%20data%20harvest.ods'#$'Dates Ref'.R42]" office:value-type="date" office:date-value="1899-12-30" calcext:value-type="date">
            <text:p>Dec 30, 99</text:p>
          </table:table-cell>
          <table:table-cell table:number-columns-repeated="4"/>
          <table:table-cell table:style-name="ce41" table:number-columns-repeated="9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R43]" office:value-type="date" office:date-value="2012-06-15" calcext:value-type="date">
            <text:p>Jun 15, 12</text:p>
          </table:table-cell>
          <table:table-cell office:value-type="float" office:value="0" calcext:value-type="float">
            <text:p>0</text:p>
          </table:table-cell>
          <table:table-cell office:value-type="float" office:value="7120" calcext:value-type="float">
            <text:p>7,120</text:p>
          </table:table-cell>
          <table:table-cell office:value-type="float" office:value="21033" calcext:value-type="float">
            <text:p>21,033</text:p>
          </table:table-cell>
          <table:table-cell/>
          <table:table-cell table:style-name="ce41" table:number-columns-repeated="7"/>
          <table:table-cell table:style-name="ce41" office:value-type="float" office:value="0" calcext:value-type="float">
            <text:p>0</text:p>
          </table:table-cell>
          <table:table-cell table:style-name="ce41"/>
          <table:table-cell table:style-name="ce42"/>
        </table:table-row>
        <table:table-row table:style-name="ro3" table:visibility="collapse">
          <table:table-cell table:formula="of:=['file:///C:/Users/XiaoBaiXueHua/Documents/Fandom/spreadsheets/fandom-migrations/master%20data%20harvest.ods'#$'Dates Ref'.R44]" office:value-type="date" office:date-value="1899-12-30" calcext:value-type="date">
            <text:p>Dec 30, 99</text:p>
          </table:table-cell>
          <table:table-cell table:number-columns-repeated="4"/>
          <table:table-cell table:style-name="ce41" table:number-columns-repeated="9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R45]" office:value-type="date" office:date-value="2012-10-15" calcext:value-type="date">
            <text:p>Oct 15, 12</text:p>
          </table:table-cell>
          <table:table-cell office:value-type="float" office:value="0" calcext:value-type="float">
            <text:p>0</text:p>
          </table:table-cell>
          <table:table-cell office:value-type="float" office:value="18635" calcext:value-type="float">
            <text:p>18,635</text:p>
          </table:table-cell>
          <table:table-cell office:value-type="float" office:value="24051" calcext:value-type="float">
            <text:p>24,051</text:p>
          </table:table-cell>
          <table:table-cell/>
          <table:table-cell table:style-name="ce41" table:number-columns-repeated="9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R46]" office:value-type="date" office:date-value="2013-01-11" calcext:value-type="date">
            <text:p>Jan 11, 13</text:p>
          </table:table-cell>
          <table:table-cell office:value-type="float" office:value="0" calcext:value-type="float">
            <text:p>0</text:p>
          </table:table-cell>
          <table:table-cell office:value-type="float" office:value="29033" calcext:value-type="float">
            <text:p>29,033</text:p>
          </table:table-cell>
          <table:table-cell office:value-type="float" office:value="26566" calcext:value-type="float">
            <text:p>26,566</text:p>
          </table:table-cell>
          <table:table-cell/>
          <table:table-cell table:style-name="ce41" table:number-columns-repeated="7"/>
          <table:table-cell office:value-type="float" office:value="0" calcext:value-type="float">
            <text:p>0</text:p>
          </table:table-cell>
          <table:table-cell table:style-name="ce41"/>
          <table:table-cell table:style-name="ce42"/>
        </table:table-row>
        <table:table-row table:style-name="ro3" table:visibility="collapse">
          <table:table-cell table:formula="of:=['file:///C:/Users/XiaoBaiXueHua/Documents/Fandom/spreadsheets/fandom-migrations/master%20data%20harvest.ods'#$'Dates Ref'.R47]" office:value-type="date" office:date-value="1899-12-30" calcext:value-type="date">
            <text:p>Dec 30, 99</text:p>
          </table:table-cell>
          <table:table-cell table:number-columns-repeated="4"/>
          <table:table-cell table:style-name="ce41" table:number-columns-repeated="7"/>
          <table:table-cell/>
          <table:table-cell table:style-name="ce41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R48]" office:value-type="date" office:date-value="2013-06-20" calcext:value-type="date">
            <text:p>Jun 20, 13</text:p>
          </table:table-cell>
          <table:table-cell office:value-type="float" office:value="0" calcext:value-type="float">
            <text:p>0</text:p>
          </table:table-cell>
          <table:table-cell office:value-type="float" office:value="53264" calcext:value-type="float">
            <text:p>53,264</text:p>
          </table:table-cell>
          <table:table-cell office:value-type="float" office:value="32986" calcext:value-type="float">
            <text:p>32,986</text:p>
          </table:table-cell>
          <table:table-cell/>
          <table:table-cell table:style-name="ce41" table:number-columns-repeated="7"/>
          <table:table-cell office:value-type="float" office:value="0" calcext:value-type="float">
            <text:p>0</text:p>
          </table:table-cell>
          <table:table-cell table:style-name="ce41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R49]" office:value-type="date" office:date-value="2013-10-22" calcext:value-type="date">
            <text:p>Oct 22, 13</text:p>
          </table:table-cell>
          <table:table-cell office:value-type="float" office:value="1045" calcext:value-type="float">
            <office:annotation draw:style-name="gr1" svg:width="1.1413in" svg:height="0.7083in" svg:x="2.0142in" svg:y="1.5205in" draw:caption-point-x="-0.2402in" draw:caption-point-y="0.5945in">
              <dc:creator>Unknown Author</dc:creator>
              <dc:date>2024-10-01T22:52:00</dc:date>
              <text:p>Comes from page 3, dated 9/26/2013</text:p>
            </office:annotation>
            <text:p>1,045</text:p>
          </table:table-cell>
          <table:table-cell office:value-type="float" office:value="81863" calcext:value-type="float">
            <text:p>81,863</text:p>
          </table:table-cell>
          <table:table-cell office:value-type="float" office:value="36789" calcext:value-type="float">
            <text:p>36,789</text:p>
          </table:table-cell>
          <table:table-cell/>
          <table:table-cell table:style-name="ce41" table:number-columns-repeated="7"/>
          <table:table-cell office:value-type="float" office:value="0" calcext:value-type="float">
            <text:p>0</text:p>
          </table:table-cell>
          <table:table-cell table:style-name="ce41"/>
          <table:table-cell table:style-name="ce42"/>
        </table:table-row>
        <table:table-row table:style-name="ro3" table:visibility="collapse">
          <table:table-cell table:formula="of:=['file:///C:/Users/XiaoBaiXueHua/Documents/Fandom/spreadsheets/fandom-migrations/master%20data%20harvest.ods'#$'Dates Ref'.R50]" office:value-type="date" office:date-value="1899-12-30" calcext:value-type="date">
            <text:p>Dec 30, 99</text:p>
          </table:table-cell>
          <table:table-cell table:number-columns-repeated="5"/>
          <table:table-cell table:style-name="ce41" table:number-columns-repeated="6"/>
          <table:table-cell/>
          <table:table-cell table:style-name="ce41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R51]" office:value-type="date" office:date-value="2014-01-25" calcext:value-type="date">
            <text:p>Jan 25, 14</text:p>
          </table:table-cell>
          <table:table-cell/>
          <table:table-cell office:value-type="float" office:value="105815" calcext:value-type="float">
            <text:p>105,815</text:p>
          </table:table-cell>
          <table:table-cell office:value-type="float" office:value="39257" calcext:value-type="float">
            <text:p>39,257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table:number-columns-repeated="6"/>
          <table:table-cell office:value-type="float" office:value="0" calcext:value-type="float">
            <text:p>0</text:p>
          </table:table-cell>
          <table:table-cell table:style-name="ce41"/>
          <table:table-cell table:style-name="ce42"/>
        </table:table-row>
        <table:table-row table:style-name="ro3" table:visibility="collapse">
          <table:table-cell table:formula="of:=['file:///C:/Users/XiaoBaiXueHua/Documents/Fandom/spreadsheets/fandom-migrations/master%20data%20harvest.ods'#$'Dates Ref'.R52]" office:value-type="date" office:date-value="1899-12-30" calcext:value-type="date">
            <text:p>Dec 30, 99</text:p>
          </table:table-cell>
          <table:table-cell table:number-columns-repeated="5"/>
          <table:table-cell table:style-name="ce41" table:number-columns-repeated="6"/>
          <table:table-cell/>
          <table:table-cell table:style-name="ce41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R53]" office:value-type="date" office:date-value="2014-07-03" calcext:value-type="date">
            <text:p>Jul 3, 14</text:p>
          </table:table-cell>
          <table:table-cell office:value-type="float" office:value="5230" calcext:value-type="float">
            <text:p>5,230</text:p>
          </table:table-cell>
          <table:table-cell office:value-type="float" office:value="98259" calcext:value-type="float">
            <text:p>98,259</text:p>
          </table:table-cell>
          <table:table-cell office:value-type="float" office:value="32961" calcext:value-type="float">
            <text:p>32,961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table:number-columns-repeated="6"/>
          <table:table-cell office:value-type="float" office:value="2809" calcext:value-type="float">
            <office:annotation draw:style-name="gr2" svg:width="1.1413in" svg:height="0.8567in" svg:x="11.7917in" svg:y="1.876in" draw:caption-point-x="-0.2402in" draw:caption-point-y="0.5945in">
              <dc:creator>Unknown Author</dc:creator>
              <dc:date>2024-10-01T22:48:00</dc:date>
              <text:p>Actually from pg 2, which wayback machine has for 8/24/14</text:p>
            </office:annotation>
            <text:p>2,809</text:p>
          </table:table-cell>
          <table:table-cell table:style-name="ce41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R54]" office:value-type="date" office:date-value="2014-10-05" calcext:value-type="date">
            <text:p>Oct 5, 14</text:p>
          </table:table-cell>
          <table:table-cell office:value-type="float" office:value="6945" calcext:value-type="float">
            <text:p>6,945</text:p>
          </table:table-cell>
          <table:table-cell office:value-type="float" office:value="106252" calcext:value-type="float">
            <text:p>106,252</text:p>
          </table:table-cell>
          <table:table-cell office:value-type="float" office:value="33436" calcext:value-type="float">
            <text:p>33,43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41" table:number-columns-repeated="5"/>
          <table:table-cell office:value-type="float" office:value="3105" calcext:value-type="float">
            <text:p>3,105</text:p>
          </table:table-cell>
          <table:table-cell table:style-name="ce41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R55]" office:value-type="date" office:date-value="2015-01-11" calcext:value-type="date">
            <text:p>Jan 11, 15</text:p>
          </table:table-cell>
          <table:table-cell office:value-type="float" office:value="9221" calcext:value-type="float">
            <text:p>9,221</text:p>
          </table:table-cell>
          <table:table-cell office:value-type="float" office:value="111350" calcext:value-type="float">
            <text:p>111,350</text:p>
          </table:table-cell>
          <table:table-cell office:value-type="float" office:value="33873" calcext:value-type="float">
            <text:p>33,87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41" table:number-columns-repeated="3"/>
          <table:table-cell office:value-type="float" office:value="0" calcext:value-type="float">
            <text:p>0</text:p>
          </table:table-cell>
          <table:table-cell table:style-name="ce41"/>
          <table:table-cell office:value-type="float" office:value="4328" calcext:value-type="float">
            <text:p>4,328</text:p>
          </table:table-cell>
          <table:table-cell/>
          <table:table-cell table:style-name="ce42"/>
        </table:table-row>
        <table:table-row table:style-name="ro3" table:visibility="collapse">
          <table:table-cell table:formula="of:=['file:///C:/Users/XiaoBaiXueHua/Documents/Fandom/spreadsheets/fandom-migrations/master%20data%20harvest.ods'#$'Dates Ref'.R56]" office:value-type="date" office:date-value="1899-12-30" calcext:value-type="date">
            <text:p>Dec 30, 99</text:p>
          </table:table-cell>
          <table:table-cell table:number-columns-repeated="6"/>
          <table:table-cell table:style-name="ce41" table:number-columns-repeated="3"/>
          <table:table-cell/>
          <table:table-cell table:style-name="ce41"/>
          <table:table-cell table:number-columns-repeated="2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R57]" office:value-type="date" office:date-value="2015-07-09" calcext:value-type="date">
            <text:p>Jul 9, 15</text:p>
          </table:table-cell>
          <table:table-cell office:value-type="float" office:value="13921" calcext:value-type="float">
            <text:p>13,921</text:p>
          </table:table-cell>
          <table:table-cell office:value-type="float" office:value="121199" calcext:value-type="float">
            <text:p>121,199</text:p>
          </table:table-cell>
          <table:table-cell office:value-type="float" office:value="34562" calcext:value-type="float">
            <text:p>34,562</text:p>
          </table:table-cell>
          <table:table-cell table:number-columns-repeated="3"/>
          <table:table-cell table:style-name="ce41" table:number-columns-repeated="3"/>
          <table:table-cell/>
          <table:table-cell table:style-name="ce41"/>
          <table:table-cell office:value-type="float" office:value="5864" calcext:value-type="float">
            <text:p>5,864</text:p>
          </table:table-cell>
          <table:table-cell/>
          <table:table-cell table:style-name="ce42"/>
        </table:table-row>
        <table:table-row table:style-name="ro3" table:visibility="collapse">
          <table:table-cell table:formula="of:=['file:///C:/Users/XiaoBaiXueHua/Documents/Fandom/spreadsheets/fandom-migrations/master%20data%20harvest.ods'#$'Dates Ref'.R58]" office:value-type="date" office:date-value="1899-12-30" calcext:value-type="date">
            <text:p>Dec 30, 99</text:p>
          </table:table-cell>
          <table:table-cell table:number-columns-repeated="6"/>
          <table:table-cell table:style-name="ce41" table:number-columns-repeated="3"/>
          <table:table-cell/>
          <table:table-cell table:style-name="ce41"/>
          <table:table-cell table:number-columns-repeated="2"/>
          <table:table-cell table:style-name="ce42"/>
        </table:table-row>
        <table:table-row table:style-name="ro3">
          <table:table-cell table:formula="of:=['file:///C:/Users/XiaoBaiXueHua/Documents/Fandom/spreadsheets/fandom-migrations/master%20data%20harvest.ods'#$'Dates Ref'.R59]" office:value-type="date" office:date-value="2015-10-06" calcext:value-type="date">
            <text:p>Oct 6, 15</text:p>
          </table:table-cell>
          <table:table-cell office:value-type="float" office:value="16768" calcext:value-type="float">
            <text:p>16,768</text:p>
          </table:table-cell>
          <table:table-cell office:value-type="float" office:value="124530" calcext:value-type="float">
            <text:p>124,530</text:p>
          </table:table-cell>
          <table:table-cell office:value-type="float" office:value="34826" calcext:value-type="float">
            <text:p>34,826</text:p>
          </table:table-cell>
          <table:table-cell/>
          <table:table-cell office:value-type="float" office:value="2043" calcext:value-type="float">
            <text:p>2,043</text:p>
          </table:table-cell>
          <table:table-cell office:value-type="float" office:value="0" calcext:value-type="float">
            <text:p>0</text:p>
          </table:table-cell>
          <table:table-cell table:style-name="ce41" table:number-columns-repeated="3"/>
          <table:table-cell office:value-type="float" office:value="2284" calcext:value-type="float">
            <text:p>2,284</text:p>
          </table:table-cell>
          <table:table-cell table:style-name="ce41"/>
          <table:table-cell office:value-type="float" office:value="6508" calcext:value-type="float">
            <text:p>6,508</text:p>
          </table:table-cell>
          <table:table-cell office:value-type="float" office:value="0" calcext:value-type="float">
            <text:p>0</text:p>
          </table:table-cell>
          <table:table-cell table:style-name="ce42"/>
        </table:table-row>
        <table:table-row table:style-name="ro3" table:visibility="collapse">
          <table:table-cell table:formula="of:=['file:///C:/Users/XiaoBaiXueHua/Documents/Fandom/spreadsheets/fandom-migrations/master%20data%20harvest.ods'#$'Dates Ref'.R60]" office:value-type="date" office:date-value="1899-12-30" calcext:value-type="date">
            <text:p>Dec 30, 99</text:p>
          </table:table-cell>
          <table:table-cell table:number-columns-repeated="8"/>
          <table:table-cell table:style-name="ce41"/>
          <table:table-cell/>
          <table:table-cell table:style-name="ce41"/>
          <table:table-cell table:number-columns-repeated="3"/>
        </table:table-row>
        <table:table-row table:style-name="ro3">
          <table:table-cell table:formula="of:=['file:///C:/Users/XiaoBaiXueHua/Documents/Fandom/spreadsheets/fandom-migrations/master%20data%20harvest.ods'#$'Dates Ref'.R61]" office:value-type="date" office:date-value="2016-04-07" calcext:value-type="date">
            <text:p>Apr 7, 16</text:p>
          </table:table-cell>
          <table:table-cell office:value-type="float" office:value="22929" calcext:value-type="float">
            <text:p>22,929</text:p>
          </table:table-cell>
          <table:table-cell office:value-type="float" office:value="130046" calcext:value-type="float">
            <text:p>130,046</text:p>
          </table:table-cell>
          <table:table-cell office:value-type="float" office:value="35279" calcext:value-type="float">
            <text:p>35,279</text:p>
          </table:table-cell>
          <table:table-cell/>
          <table:table-cell office:value-type="float" office:value="2947" calcext:value-type="float">
            <text:p>2,947</text:p>
          </table:table-cell>
          <table:table-cell table:number-columns-repeated="3"/>
          <table:table-cell table:style-name="ce41"/>
          <table:table-cell/>
          <table:table-cell table:style-name="ce41"/>
          <table:table-cell office:value-type="float" office:value="8061" calcext:value-type="float">
            <text:p>8,061</text:p>
          </table:table-cell>
          <table:table-cell table:number-columns-repeated="2"/>
        </table:table-row>
        <table:table-row table:style-name="ro3">
          <table:table-cell table:formula="of:=['file:///C:/Users/XiaoBaiXueHua/Documents/Fandom/spreadsheets/fandom-migrations/master%20data%20harvest.ods'#$'Dates Ref'.R62]" office:value-type="date" office:date-value="2016-07-08" calcext:value-type="date">
            <text:p>Jul 8, 16</text:p>
          </table:table-cell>
          <table:table-cell office:value-type="float" office:value="25588" calcext:value-type="float">
            <text:p>25,588</text:p>
          </table:table-cell>
          <table:table-cell office:value-type="float" office:value="132190" calcext:value-type="float">
            <text:p>132,190</text:p>
          </table:table-cell>
          <table:table-cell office:value-type="float" office:value="35452" calcext:value-type="float">
            <text:p>35,452</text:p>
          </table:table-cell>
          <table:table-cell/>
          <table:table-cell office:value-type="float" office:value="3386" calcext:value-type="float">
            <text:p>3,386</text:p>
          </table:table-cell>
          <table:table-cell office:value-type="float" office:value="1581" calcext:value-type="float">
            <text:p>1,581</text:p>
          </table:table-cell>
          <table:table-cell table:number-columns-repeated="2"/>
          <table:table-cell table:style-name="ce41"/>
          <table:table-cell office:value-type="float" office:value="6394" calcext:value-type="float">
            <text:p>6,394</text:p>
          </table:table-cell>
          <table:table-cell table:style-name="ce41"/>
          <table:table-cell office:value-type="float" office:value="8749" calcext:value-type="float">
            <text:p>8,749</text:p>
          </table:table-cell>
          <table:table-cell office:value-type="float" office:value="1122" calcext:value-type="float">
            <office:annotation draw:style-name="gr1" svg:width="1.1413in" svg:height="0.7083in" svg:x="12.6807in" svg:y="2.9429in" draw:caption-point-x="-0.2402in" draw:caption-point-y="0.5945in">
              <dc:creator>Unknown Author</dc:creator>
              <dc:date>2024-10-01T23:09:00</dc:date>
              <text:p>Page 3, 7/31/2016</text:p>
            </office:annotation>
            <text:p>1,12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R63]" office:value-type="date" office:date-value="2016-09-21" calcext:value-type="date">
            <text:p>Sep 21, 16</text:p>
          </table:table-cell>
          <table:table-cell office:value-type="float" office:value="27246" calcext:value-type="float">
            <text:p>27,246</text:p>
          </table:table-cell>
          <table:table-cell office:value-type="float" office:value="133983" calcext:value-type="float">
            <text:p>133,983</text:p>
          </table:table-cell>
          <table:table-cell office:value-type="float" office:value="35512" calcext:value-type="float">
            <text:p>35,512</text:p>
          </table:table-cell>
          <table:table-cell/>
          <table:table-cell office:value-type="float" office:value="3597" calcext:value-type="float">
            <text:p>3,597</text:p>
          </table:table-cell>
          <table:table-cell office:value-type="float" office:value="2107" calcext:value-type="float">
            <text:p>2,107</text:p>
          </table:table-cell>
          <table:table-cell/>
          <table:table-cell office:value-type="float" office:value="1325" calcext:value-type="float">
            <text:p>1,325</text:p>
          </table:table-cell>
          <table:table-cell table:style-name="ce41"/>
          <table:table-cell office:value-type="float" office:value="7228" calcext:value-type="float">
            <text:p>7,228</text:p>
          </table:table-cell>
          <table:table-cell table:style-name="ce41"/>
          <table:table-cell office:value-type="float" office:value="9144" calcext:value-type="float">
            <text:p>9,144</text:p>
          </table:table-cell>
          <table:table-cell office:value-type="float" office:value="1365" calcext:value-type="float">
            <text:p>1,365</text:p>
          </table:table-cell>
          <table:table-cell/>
        </table:table-row>
        <table:table-row table:style-name="ro3" table:visibility="collapse">
          <table:table-cell table:formula="of:=['file:///C:/Users/XiaoBaiXueHua/Documents/Fandom/spreadsheets/fandom-migrations/master%20data%20harvest.ods'#$'Dates Ref'.R64]" office:value-type="date" office:date-value="1899-12-30" calcext:value-type="date">
            <text:p>Dec 30, 99</text:p>
          </table:table-cell>
          <table:table-cell table:number-columns-repeated="10"/>
          <table:table-cell table:style-name="ce41"/>
          <table:table-cell table:number-columns-repeated="3"/>
        </table:table-row>
        <table:table-row table:style-name="ro3" table:visibility="collapse">
          <table:table-cell table:formula="of:=['file:///C:/Users/XiaoBaiXueHua/Documents/Fandom/spreadsheets/fandom-migrations/master%20data%20harvest.ods'#$'Dates Ref'.R65]" office:value-type="date" office:date-value="1899-12-30" calcext:value-type="date">
            <text:p>Dec 30, 99</text:p>
          </table:table-cell>
          <table:table-cell table:number-columns-repeated="10"/>
          <table:table-cell table:style-name="ce41"/>
          <table:table-cell table:number-columns-repeated="3"/>
        </table:table-row>
        <table:table-row table:style-name="ro3">
          <table:table-cell table:formula="of:=['file:///C:/Users/XiaoBaiXueHua/Documents/Fandom/spreadsheets/fandom-migrations/master%20data%20harvest.ods'#$'Dates Ref'.R66]" office:value-type="date" office:date-value="2017-06-22" calcext:value-type="date">
            <text:p>Jun 22, 17</text:p>
          </table:table-cell>
          <table:table-cell office:value-type="float" office:value="34100" calcext:value-type="float">
            <text:p>34,100</text:p>
          </table:table-cell>
          <table:table-cell office:value-type="float" office:value="138456" calcext:value-type="float">
            <text:p>138,456</text:p>
          </table:table-cell>
          <table:table-cell office:value-type="float" office:value="35885" calcext:value-type="float">
            <text:p>35,885</text:p>
          </table:table-cell>
          <table:table-cell/>
          <table:table-cell office:value-type="float" office:value="4382" calcext:value-type="float">
            <text:p>4,382</text:p>
          </table:table-cell>
          <table:table-cell office:value-type="float" office:value="4023" calcext:value-type="float">
            <text:p>4,023</text:p>
          </table:table-cell>
          <table:table-cell office:value-type="float" office:value="1034" calcext:value-type="float">
            <text:p>1,034</text:p>
          </table:table-cell>
          <table:table-cell office:value-type="float" office:value="2426" calcext:value-type="float">
            <text:p>2,426</text:p>
          </table:table-cell>
          <table:table-cell/>
          <table:table-cell office:value-type="float" office:value="9142" calcext:value-type="float">
            <text:p>9,142</text:p>
          </table:table-cell>
          <table:table-cell table:style-name="ce41"/>
          <table:table-cell office:value-type="float" office:value="10513" calcext:value-type="float">
            <text:p>10,513</text:p>
          </table:table-cell>
          <table:table-cell office:value-type="float" office:value="2107" calcext:value-type="float">
            <text:p>2,107</text:p>
          </table:table-cell>
          <table:table-cell/>
        </table:table-row>
        <table:table-row table:style-name="ro3">
          <table:table-cell table:formula="of:=['file:///C:/Users/XiaoBaiXueHua/Documents/Fandom/spreadsheets/fandom-migrations/master%20data%20harvest.ods'#$'Dates Ref'.R67]" office:value-type="date" office:date-value="2017-10-10" calcext:value-type="date">
            <text:p>Oct 10, 17</text:p>
          </table:table-cell>
          <table:table-cell office:value-type="float" office:value="36044" calcext:value-type="float">
            <text:p>36,044</text:p>
          </table:table-cell>
          <table:table-cell office:value-type="float" office:value="140408" calcext:value-type="float">
            <text:p>140,408</text:p>
          </table:table-cell>
          <table:table-cell office:value-type="float" office:value="35958" calcext:value-type="float">
            <text:p>35,958</text:p>
          </table:table-cell>
          <table:table-cell/>
          <table:table-cell office:value-type="float" office:value="4860" calcext:value-type="float">
            <text:p>4,860</text:p>
          </table:table-cell>
          <table:table-cell office:value-type="float" office:value="4774" calcext:value-type="float">
            <text:p>4,774</text:p>
          </table:table-cell>
          <table:table-cell office:value-type="float" office:value="1661" calcext:value-type="float">
            <text:p>1,661</text:p>
          </table:table-cell>
          <table:table-cell office:value-type="float" office:value="2832" calcext:value-type="float">
            <text:p>2,832</text:p>
          </table:table-cell>
          <table:table-cell office:value-type="float" office:value="0" calcext:value-type="float">
            <text:p>0</text:p>
          </table:table-cell>
          <table:table-cell office:value-type="float" office:value="9732" calcext:value-type="float">
            <text:p>9,732</text:p>
          </table:table-cell>
          <table:table-cell table:style-name="ce41"/>
          <table:table-cell office:value-type="float" office:value="10942" calcext:value-type="float">
            <text:p>10,942</text:p>
          </table:table-cell>
          <table:table-cell office:value-type="float" office:value="2439" calcext:value-type="float">
            <text:p>2,439</text:p>
          </table:table-cell>
          <table:table-cell/>
        </table:table-row>
        <table:table-row table:style-name="ro3">
          <table:table-cell table:formula="of:=['file:///C:/Users/XiaoBaiXueHua/Documents/Fandom/spreadsheets/fandom-migrations/master%20data%20harvest.ods'#$'Dates Ref'.R68]" office:value-type="date" office:date-value="2017-12-29" calcext:value-type="date">
            <text:p>Dec 29, 17</text:p>
          </table:table-cell>
          <table:table-cell office:value-type="float" office:value="37325" calcext:value-type="float">
            <text:p>37,325</text:p>
          </table:table-cell>
          <table:table-cell office:value-type="float" office:value="141598" calcext:value-type="float">
            <text:p>141,598</text:p>
          </table:table-cell>
          <table:table-cell office:value-type="float" office:value="36009" calcext:value-type="float">
            <text:p>36,009</text:p>
          </table:table-cell>
          <table:table-cell table:number-columns-repeated="6"/>
          <table:table-cell office:value-type="float" office:value="10136" calcext:value-type="float">
            <text:p>10,136</text:p>
          </table:table-cell>
          <table:table-cell table:style-name="ce41"/>
          <table:table-cell office:value-type="float" office:value="11190" calcext:value-type="float">
            <text:p>11,190</text:p>
          </table:table-cell>
          <table:table-cell table:number-columns-repeated="2"/>
        </table:table-row>
        <table:table-row table:style-name="ro3" table:visibility="collapse">
          <table:table-cell table:formula="of:=['file:///C:/Users/XiaoBaiXueHua/Documents/Fandom/spreadsheets/fandom-migrations/master%20data%20harvest.ods'#$'Dates Ref'.R69]" office:value-type="date" office:date-value="1899-12-30" calcext:value-type="date">
            <text:p>Dec 30, 99</text:p>
          </table:table-cell>
          <table:table-cell table:number-columns-repeated="10"/>
          <table:table-cell table:style-name="ce41"/>
          <table:table-cell table:number-columns-repeated="3"/>
        </table:table-row>
        <table:table-row table:style-name="ro3" table:visibility="collapse">
          <table:table-cell table:formula="of:=['file:///C:/Users/XiaoBaiXueHua/Documents/Fandom/spreadsheets/fandom-migrations/master%20data%20harvest.ods'#$'Dates Ref'.R70]" office:value-type="date" office:date-value="1899-12-30" calcext:value-type="date">
            <text:p>Dec 30, 99</text:p>
          </table:table-cell>
          <table:table-cell table:number-columns-repeated="10"/>
          <table:table-cell table:style-name="ce41"/>
          <table:table-cell table:number-columns-repeated="3"/>
        </table:table-row>
        <table:table-row table:style-name="ro3">
          <table:table-cell table:formula="of:=['file:///C:/Users/XiaoBaiXueHua/Documents/Fandom/spreadsheets/fandom-migrations/master%20data%20harvest.ods'#$'Dates Ref'.R71]" office:value-type="date" office:date-value="2018-10-06" calcext:value-type="date">
            <text:p>Oct 6, 18</text:p>
          </table:table-cell>
          <table:table-cell office:value-type="float" office:value="40722" calcext:value-type="float">
            <text:p>40,722</text:p>
          </table:table-cell>
          <table:table-cell office:value-type="float" office:value="144674" calcext:value-type="float">
            <text:p>144,674</text:p>
          </table:table-cell>
          <table:table-cell office:value-type="float" office:value="36267" calcext:value-type="float">
            <text:p>36,267</text:p>
          </table:table-cell>
          <table:table-cell/>
          <table:table-cell office:value-type="float" office:value="7321" calcext:value-type="float">
            <text:p>7,321</text:p>
          </table:table-cell>
          <table:table-cell office:value-type="float" office:value="7305" calcext:value-type="float">
            <text:p>7,305</text:p>
          </table:table-cell>
          <table:table-cell table:number-columns-repeated="3"/>
          <table:table-cell office:value-type="float" office:value="11037" calcext:value-type="float">
            <text:p>11,037</text:p>
          </table:table-cell>
          <table:table-cell table:style-name="ce41"/>
          <table:table-cell office:value-type="float" office:value="11874" calcext:value-type="float">
            <text:p>11,874</text:p>
          </table:table-cell>
          <table:table-cell table:number-columns-repeated="2"/>
        </table:table-row>
        <table:table-row table:style-name="ro3" table:visibility="collapse">
          <table:table-cell table:formula="of:=['file:///C:/Users/XiaoBaiXueHua/Documents/Fandom/spreadsheets/fandom-migrations/master%20data%20harvest.ods'#$'Dates Ref'.R72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 table:visibility="collapse">
          <table:table-cell table:formula="of:=['file:///C:/Users/XiaoBaiXueHua/Documents/Fandom/spreadsheets/fandom-migrations/master%20data%20harvest.ods'#$'Dates Ref'.R73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R74]" office:value-type="date" office:date-value="2019-03-30" calcext:value-type="date">
            <text:p>Mar 30, 19</text:p>
          </table:table-cell>
          <table:table-cell office:value-type="float" office:value="41322" calcext:value-type="float">
            <text:p>41,322</text:p>
          </table:table-cell>
          <table:table-cell office:value-type="float" office:value="144715" calcext:value-type="float">
            <text:p>144,715</text:p>
          </table:table-cell>
          <table:table-cell office:value-type="float" office:value="35960" calcext:value-type="float">
            <text:p>35,960</text:p>
          </table:table-cell>
          <table:table-cell/>
          <table:table-cell office:value-type="float" office:value="8021" calcext:value-type="float">
            <text:p>8,021</text:p>
          </table:table-cell>
          <table:table-cell office:value-type="float" office:value="8135" calcext:value-type="float">
            <text:p>8,135</text:p>
          </table:table-cell>
          <table:table-cell table:number-columns-repeated="3"/>
          <table:table-cell office:value-type="float" office:value="11227" calcext:value-type="float">
            <text:p>11,227</text:p>
          </table:table-cell>
          <table:table-cell/>
          <table:table-cell office:value-type="float" office:value="11938" calcext:value-type="float">
            <text:p>11,938</text:p>
          </table:table-cell>
          <table:table-cell table:number-columns-repeated="2"/>
        </table:table-row>
        <table:table-row table:style-name="ro3" table:visibility="collapse">
          <table:table-cell table:formula="of:=['file:///C:/Users/XiaoBaiXueHua/Documents/Fandom/spreadsheets/fandom-migrations/master%20data%20harvest.ods'#$'Dates Ref'.R75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R76]" office:value-type="date" office:date-value="2019-09-21" calcext:value-type="date">
            <text:p>Sep 21, 19</text:p>
          </table:table-cell>
          <table:table-cell office:value-type="float" office:value="41989" calcext:value-type="float">
            <text:p>41,989</text:p>
          </table:table-cell>
          <table:table-cell office:value-type="float" office:value="145105" calcext:value-type="float">
            <text:p>145,105</text:p>
          </table:table-cell>
          <table:table-cell office:value-type="float" office:value="35963" calcext:value-type="float">
            <text:p>35,963</text:p>
          </table:table-cell>
          <table:table-cell/>
          <table:table-cell office:value-type="float" office:value="8556" calcext:value-type="float">
            <text:p>8,556</text:p>
          </table:table-cell>
          <table:table-cell office:value-type="float" office:value="8958" calcext:value-type="float">
            <text:p>8,958</text:p>
          </table:table-cell>
          <table:table-cell table:number-columns-repeated="3"/>
          <table:table-cell office:value-type="float" office:value="11049" calcext:value-type="float">
            <text:p>11,049</text:p>
          </table:table-cell>
          <table:table-cell/>
          <table:table-cell office:value-type="float" office:value="11979" calcext:value-type="float">
            <text:p>11,979</text:p>
          </table:table-cell>
          <table:table-cell table:number-columns-repeated="2"/>
        </table:table-row>
        <table:table-row table:style-name="ro3" table:visibility="collapse">
          <table:table-cell table:formula="of:=['file:///C:/Users/XiaoBaiXueHua/Documents/Fandom/spreadsheets/fandom-migrations/master%20data%20harvest.ods'#$'Dates Ref'.R77]" office:value-type="date" office:date-value="2019-12-29" calcext:value-type="date">
            <text:p>Dec 29, 1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R78]" office:value-type="date" office:date-value="2020-03-26" calcext:value-type="date">
            <text:p>Mar 26, 20</text:p>
          </table:table-cell>
          <table:table-cell office:value-type="float" office:value="42253" calcext:value-type="float">
            <text:p>42,253</text:p>
          </table:table-cell>
          <table:table-cell office:value-type="float" office:value="145294" calcext:value-type="float">
            <text:p>145,294</text:p>
          </table:table-cell>
          <table:table-cell office:value-type="float" office:value="35901" calcext:value-type="float">
            <text:p>35,901</text:p>
          </table:table-cell>
          <table:table-cell/>
          <table:table-cell office:value-type="float" office:value="9116" calcext:value-type="float">
            <text:p>9,116</text:p>
          </table:table-cell>
          <table:table-cell office:value-type="float" office:value="9622" calcext:value-type="float">
            <text:p>9,622</text:p>
          </table:table-cell>
          <table:table-cell table:number-columns-repeated="3"/>
          <table:table-cell office:value-type="float" office:value="11530" calcext:value-type="float">
            <text:p>11,530</text:p>
          </table:table-cell>
          <table:table-cell/>
          <table:table-cell office:value-type="float" office:value="12083" calcext:value-type="float">
            <text:p>12,083</text:p>
          </table:table-cell>
          <table:table-cell table:number-columns-repeated="2"/>
        </table:table-row>
        <table:table-row table:style-name="ro3">
          <table:table-cell table:formula="of:=['file:///C:/Users/XiaoBaiXueHua/Documents/Fandom/spreadsheets/fandom-migrations/master%20data%20harvest.ods'#$'Dates Ref'.R79]" office:value-type="date" office:date-value="2020-07-03" calcext:value-type="date">
            <text:p>Jul 3, 20</text:p>
          </table:table-cell>
          <table:table-cell office:value-type="float" office:value="42393" calcext:value-type="float">
            <text:p>42,393</text:p>
          </table:table-cell>
          <table:table-cell office:value-type="float" office:value="145403" calcext:value-type="float">
            <text:p>145,403</text:p>
          </table:table-cell>
          <table:table-cell office:value-type="float" office:value="35821" calcext:value-type="float">
            <text:p>35,821</text:p>
          </table:table-cell>
          <table:table-cell/>
          <table:table-cell office:value-type="float" office:value="9655" calcext:value-type="float">
            <text:p>9,655</text:p>
          </table:table-cell>
          <table:table-cell office:value-type="float" office:value="9954" calcext:value-type="float">
            <text:p>9,954</text:p>
          </table:table-cell>
          <table:table-cell table:number-columns-repeated="3"/>
          <table:table-cell office:value-type="float" office:value="11580" calcext:value-type="float">
            <text:p>11,580</text:p>
          </table:table-cell>
          <table:table-cell/>
          <table:table-cell office:value-type="float" office:value="12138" calcext:value-type="float">
            <text:p>12,138</text:p>
          </table:table-cell>
          <table:table-cell table:number-columns-repeated="2"/>
        </table:table-row>
        <table:table-row table:style-name="ro3">
          <table:table-cell table:formula="of:=['file:///C:/Users/XiaoBaiXueHua/Documents/Fandom/spreadsheets/fandom-migrations/master%20data%20harvest.ods'#$'Dates Ref'.R80]" office:value-type="date" office:date-value="2020-09-25" calcext:value-type="date">
            <text:p>Sep 25, 20</text:p>
          </table:table-cell>
          <table:table-cell office:value-type="float" office:value="42462" calcext:value-type="float">
            <text:p>42,462</text:p>
          </table:table-cell>
          <table:table-cell office:value-type="float" office:value="145442" calcext:value-type="float">
            <text:p>145,442</text:p>
          </table:table-cell>
          <table:table-cell office:value-type="float" office:value="35773" calcext:value-type="float">
            <text:p>35,773</text:p>
          </table:table-cell>
          <table:table-cell/>
          <table:table-cell office:value-type="float" office:value="10153" calcext:value-type="float">
            <text:p>10,153</text:p>
          </table:table-cell>
          <table:table-cell office:value-type="float" office:value="10124" calcext:value-type="float">
            <text:p>10,124</text:p>
          </table:table-cell>
          <table:table-cell office:value-type="float" office:value="5085" calcext:value-type="float">
            <office:annotation draw:style-name="gr1" svg:width="1.1413in" svg:height="0.7083in" svg:x="7.3472in" svg:y="4.7205in" draw:caption-point-x="-0.2402in" draw:caption-point-y="0.5945in">
              <dc:creator>Unknown Author</dc:creator>
              <dc:date>2024-10-02T00:19:00</dc:date>
              <text:p>Pg 2 on 8/11/2020</text:p>
            </office:annotation>
            <text:p>5,085</text:p>
          </table:table-cell>
          <table:table-cell office:value-type="float" office:value="5844" calcext:value-type="float">
            <office:annotation draw:style-name="gr1" svg:width="1.1413in" svg:height="0.7083in" svg:x="8.2362in" svg:y="4.7205in" draw:caption-point-x="-0.2402in" draw:caption-point-y="0.5945in">
              <dc:creator>Unknown Author</dc:creator>
              <dc:date>2024-10-02T00:18:00</dc:date>
              <text:p>Pg 2 on 8/11/2020</text:p>
            </office:annotation>
            <text:p>5,844</text:p>
          </table:table-cell>
          <table:table-cell/>
          <table:table-cell office:value-type="float" office:value="11609" calcext:value-type="float">
            <text:p>11,609</text:p>
          </table:table-cell>
          <table:table-cell/>
          <table:table-cell office:value-type="float" office:value="12151" calcext:value-type="float">
            <text:p>12,151</text:p>
          </table:table-cell>
          <table:table-cell office:value-type="float" office:value="3562" calcext:value-type="float">
            <text:p>3,562</text:p>
          </table:table-cell>
          <table:table-cell office:value-type="float" office:value="1672" calcext:value-type="float">
            <office:annotation draw:style-name="gr1" svg:width="1.1413in" svg:height="0.7083in" svg:x="13.5697in" svg:y="4.7205in" draw:caption-point-x="-0.2402in" draw:caption-point-y="0.5945in">
              <dc:creator>Unknown Author</dc:creator>
              <dc:date>2024-10-02T00:21:00</dc:date>
              <text:p>Pg 4 on 8/11/2020</text:p>
            </office:annotation>
            <text:p>1672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R81]" office:value-type="date" office:date-value="2021-01-17" calcext:value-type="date">
            <text:p>Jan 17, 21</text:p>
          </table:table-cell>
          <table:table-cell office:value-type="float" office:value="42320" calcext:value-type="float">
            <text:p>42,320</text:p>
          </table:table-cell>
          <table:table-cell office:value-type="float" office:value="145144" calcext:value-type="float">
            <text:p>145,144</text:p>
          </table:table-cell>
          <table:table-cell office:value-type="float" office:value="35683" calcext:value-type="float">
            <text:p>35,683</text:p>
          </table:table-cell>
          <table:table-cell/>
          <table:table-cell office:value-type="float" office:value="10563" calcext:value-type="float">
            <text:p>10,563</text:p>
          </table:table-cell>
          <table:table-cell office:value-type="float" office:value="10273" calcext:value-type="float">
            <text:p>10,273</text:p>
          </table:table-cell>
          <table:table-cell/>
          <table:table-cell office:value-type="float" office:value="6155" calcext:value-type="float">
            <text:p>6,155</text:p>
          </table:table-cell>
          <table:table-cell/>
          <table:table-cell office:value-type="float" office:value="11612" calcext:value-type="float">
            <text:p>11,612</text:p>
          </table:table-cell>
          <table:table-cell/>
          <table:table-cell office:value-type="float" office:value="12136" calcext:value-type="float">
            <text:p>12,136</text:p>
          </table:table-cell>
          <table:table-cell table:number-columns-repeated="2"/>
        </table:table-row>
        <table:table-row table:style-name="ro3">
          <table:table-cell table:formula="of:=['file:///C:/Users/XiaoBaiXueHua/Documents/Fandom/spreadsheets/fandom-migrations/master%20data%20harvest.ods'#$'Dates Ref'.R82]" office:value-type="date" office:date-value="2021-04-14" calcext:value-type="date">
            <text:p>Apr 14, 21</text:p>
          </table:table-cell>
          <table:table-cell office:value-type="float" office:value="42311" calcext:value-type="float">
            <text:p>42,311</text:p>
          </table:table-cell>
          <table:table-cell office:value-type="float" office:value="145108" calcext:value-type="float">
            <text:p>145,108</text:p>
          </table:table-cell>
          <table:table-cell office:value-type="float" office:value="35679" calcext:value-type="float">
            <text:p>35,679</text:p>
          </table:table-cell>
          <table:table-cell/>
          <table:table-cell office:value-type="float" office:value="10796" calcext:value-type="float">
            <text:p>10,796</text:p>
          </table:table-cell>
          <table:table-cell office:value-type="float" office:value="10426" calcext:value-type="float">
            <text:p>10,426</text:p>
          </table:table-cell>
          <table:table-cell office:value-type="float" office:value="5480" calcext:value-type="float">
            <text:p>5,480</text:p>
          </table:table-cell>
          <table:table-cell office:value-type="float" office:value="6291" calcext:value-type="float">
            <text:p>6,291</text:p>
          </table:table-cell>
          <table:table-cell/>
          <table:table-cell office:value-type="float" office:value="11606" calcext:value-type="float">
            <text:p>11,606</text:p>
          </table:table-cell>
          <table:table-cell/>
          <table:table-cell office:value-type="float" office:value="12109" calcext:value-type="float">
            <text:p>12,109</text:p>
          </table:table-cell>
          <table:table-cell office:value-type="float" office:value="3536" calcext:value-type="float">
            <text:p>3,536</text:p>
          </table:table-cell>
          <table:table-cell office:value-type="float" office:value="1854" calcext:value-type="float">
            <text:p>1854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R83]" office:value-type="date" office:date-value="2021-06-22" calcext:value-type="date">
            <text:p>Jun 22, 21</text:p>
          </table:table-cell>
          <table:table-cell office:value-type="float" office:value="42380" calcext:value-type="float">
            <text:p>42,380</text:p>
          </table:table-cell>
          <table:table-cell office:value-type="float" office:value="145260" calcext:value-type="float">
            <text:p>145,260</text:p>
          </table:table-cell>
          <table:table-cell office:value-type="float" office:value="35666" calcext:value-type="float">
            <text:p>35,666</text:p>
          </table:table-cell>
          <table:table-cell/>
          <table:table-cell office:value-type="float" office:value="10989" calcext:value-type="float">
            <text:p>10,989</text:p>
          </table:table-cell>
          <table:table-cell office:value-type="float" office:value="10526" calcext:value-type="float">
            <text:p>10,526</text:p>
          </table:table-cell>
          <table:table-cell office:value-type="float" office:value="5648" calcext:value-type="float">
            <text:p>5,648</text:p>
          </table:table-cell>
          <table:table-cell office:value-type="float" office:value="6399" calcext:value-type="float">
            <text:p>6,399</text:p>
          </table:table-cell>
          <table:table-cell/>
          <table:table-cell office:value-type="float" office:value="11637" calcext:value-type="float">
            <text:p>11,637</text:p>
          </table:table-cell>
          <table:table-cell/>
          <table:table-cell office:value-type="float" office:value="12115" calcext:value-type="float">
            <text:p>12,115</text:p>
          </table:table-cell>
          <table:table-cell office:value-type="float" office:value="3553" calcext:value-type="float">
            <text:p>3,553</text:p>
          </table:table-cell>
          <table:table-cell/>
        </table:table-row>
        <table:table-row table:style-name="ro3">
          <table:table-cell table:formula="of:=['file:///C:/Users/XiaoBaiXueHua/Documents/Fandom/spreadsheets/fandom-migrations/master%20data%20harvest.ods'#$'Dates Ref'.R84]" office:value-type="date" office:date-value="2021-09-19" calcext:value-type="date">
            <text:p>Sep 19, 21</text:p>
          </table:table-cell>
          <table:table-cell office:value-type="float" office:value="42407" calcext:value-type="float">
            <text:p>42,407</text:p>
          </table:table-cell>
          <table:table-cell office:value-type="float" office:value="145277" calcext:value-type="float">
            <text:p>145,277</text:p>
          </table:table-cell>
          <table:table-cell office:value-type="float" office:value="35670" calcext:value-type="float">
            <text:p>35,670</text:p>
          </table:table-cell>
          <table:table-cell/>
          <table:table-cell office:value-type="float" office:value="11156" calcext:value-type="float">
            <text:p>11,156</text:p>
          </table:table-cell>
          <table:table-cell office:value-type="float" office:value="10605" calcext:value-type="float">
            <text:p>10,605</text:p>
          </table:table-cell>
          <table:table-cell/>
          <table:table-cell office:value-type="float" office:value="6577" calcext:value-type="float">
            <text:p>6,577</text:p>
          </table:table-cell>
          <table:table-cell/>
          <table:table-cell office:value-type="float" office:value="11790" calcext:value-type="float">
            <text:p>11,790</text:p>
          </table:table-cell>
          <table:table-cell/>
          <table:table-cell office:value-type="float" office:value="12122" calcext:value-type="float">
            <text:p>12,122</text:p>
          </table:table-cell>
          <table:table-cell/>
          <table:table-cell office:value-type="float" office:value="1946" calcext:value-type="float">
            <text:p>1946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R85]" office:value-type="date" office:date-value="2022-01-01" calcext:value-type="date">
            <text:p>Jan 1, 22</text:p>
          </table:table-cell>
          <table:table-cell office:value-type="float" office:value="42434" calcext:value-type="float">
            <text:p>42,434</text:p>
          </table:table-cell>
          <table:table-cell office:value-type="float" office:value="145320" calcext:value-type="float">
            <text:p>145,320</text:p>
          </table:table-cell>
          <table:table-cell office:value-type="float" office:value="35682" calcext:value-type="float">
            <text:p>35,682</text:p>
          </table:table-cell>
          <table:table-cell/>
          <table:table-cell office:value-type="float" office:value="11294" calcext:value-type="float">
            <text:p>11,294</text:p>
          </table:table-cell>
          <table:table-cell office:value-type="float" office:value="10738" calcext:value-type="float">
            <text:p>10,738</text:p>
          </table:table-cell>
          <table:table-cell office:value-type="float" office:value="5753" calcext:value-type="float">
            <text:p>5,753</text:p>
          </table:table-cell>
          <table:table-cell office:value-type="float" office:value="6689" calcext:value-type="float">
            <text:p>6,689</text:p>
          </table:table-cell>
          <table:table-cell/>
          <table:table-cell office:value-type="float" office:value="11823" calcext:value-type="float">
            <text:p>11,823</text:p>
          </table:table-cell>
          <table:table-cell/>
          <table:table-cell office:value-type="float" office:value="12117" calcext:value-type="float">
            <text:p>12,117</text:p>
          </table:table-cell>
          <table:table-cell office:value-type="float" office:value="3558" calcext:value-type="float">
            <text:p>3,558</text:p>
          </table:table-cell>
          <table:table-cell office:value-type="float" office:value="1989" calcext:value-type="float">
            <text:p>1989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R86]" office:value-type="date" office:date-value="2022-04-05" calcext:value-type="date">
            <text:p>Apr 5, 22</text:p>
          </table:table-cell>
          <table:table-cell office:value-type="float" office:value="42440" calcext:value-type="float">
            <text:p>42,440</text:p>
          </table:table-cell>
          <table:table-cell office:value-type="float" office:value="145310" calcext:value-type="float">
            <text:p>145,310</text:p>
          </table:table-cell>
          <table:table-cell office:value-type="float" office:value="35680" calcext:value-type="float">
            <text:p>35,680</text:p>
          </table:table-cell>
          <table:table-cell/>
          <table:table-cell office:value-type="float" office:value="11435" calcext:value-type="float">
            <text:p>11,435</text:p>
          </table:table-cell>
          <table:table-cell office:value-type="float" office:value="10843" calcext:value-type="float">
            <text:p>10,843</text:p>
          </table:table-cell>
          <table:table-cell office:value-type="float" office:value="5793" calcext:value-type="float">
            <text:p>5,793</text:p>
          </table:table-cell>
          <table:table-cell office:value-type="float" office:value="6964" calcext:value-type="float">
            <text:p>6,964</text:p>
          </table:table-cell>
          <table:table-cell/>
          <table:table-cell office:value-type="float" office:value="11871" calcext:value-type="float">
            <text:p>11,871</text:p>
          </table:table-cell>
          <table:table-cell/>
          <table:table-cell office:value-type="float" office:value="12104" calcext:value-type="float">
            <text:p>12,104</text:p>
          </table:table-cell>
          <table:table-cell office:value-type="float" office:value="3561" calcext:value-type="float">
            <text:p>3,561</text:p>
          </table:table-cell>
          <table:table-cell office:value-type="float" office:value="2002" calcext:value-type="float">
            <text:p>2002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R87]" office:value-type="date" office:date-value="2022-07-03" calcext:value-type="date">
            <text:p>Jul 3, 22</text:p>
          </table:table-cell>
          <table:table-cell office:value-type="float" office:value="42182" calcext:value-type="float">
            <text:p>42,182</text:p>
          </table:table-cell>
          <table:table-cell office:value-type="float" office:value="144312" calcext:value-type="float">
            <text:p>144,312</text:p>
          </table:table-cell>
          <table:table-cell office:value-type="float" office:value="35531" calcext:value-type="float">
            <text:p>35,531</text:p>
          </table:table-cell>
          <table:table-cell/>
          <table:table-cell office:value-type="float" office:value="11375" calcext:value-type="float">
            <text:p>11,375</text:p>
          </table:table-cell>
          <table:table-cell office:value-type="float" office:value="10749" calcext:value-type="float">
            <text:p>10,749</text:p>
          </table:table-cell>
          <table:table-cell office:value-type="float" office:value="5814" calcext:value-type="float">
            <text:p>5,814</text:p>
          </table:table-cell>
          <table:table-cell office:value-type="float" office:value="7104" calcext:value-type="float">
            <text:p>7,104</text:p>
          </table:table-cell>
          <table:table-cell/>
          <table:table-cell office:value-type="float" office:value="11857" calcext:value-type="float">
            <text:p>11,857</text:p>
          </table:table-cell>
          <table:table-cell/>
          <table:table-cell office:value-type="float" office:value="12034" calcext:value-type="float">
            <text:p>12,034</text:p>
          </table:table-cell>
          <table:table-cell office:value-type="float" office:value="3575" calcext:value-type="float">
            <text:p>3,575</text:p>
          </table:table-cell>
          <table:table-cell/>
        </table:table-row>
        <table:table-row table:style-name="ro3" table:visibility="collapse">
          <table:table-cell table:formula="of:=['file:///C:/Users/XiaoBaiXueHua/Documents/Fandom/spreadsheets/fandom-migrations/master%20data%20harvest.ods'#$'Dates Ref'.R88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R89]" office:value-type="date" office:date-value="2022-09-28" calcext:value-type="date">
            <text:p>Sep 28, 22</text:p>
          </table:table-cell>
          <table:table-cell office:value-type="float" office:value="42145" calcext:value-type="float">
            <text:p>42,145</text:p>
          </table:table-cell>
          <table:table-cell office:value-type="float" office:value="144292" calcext:value-type="float">
            <text:p>144,292</text:p>
          </table:table-cell>
          <table:table-cell office:value-type="float" office:value="35538" calcext:value-type="float">
            <text:p>35,538</text:p>
          </table:table-cell>
          <table:table-cell/>
          <table:table-cell office:value-type="float" office:value="11412" calcext:value-type="float">
            <text:p>11,412</text:p>
          </table:table-cell>
          <table:table-cell office:value-type="float" office:value="10781" calcext:value-type="float">
            <text:p>10,781</text:p>
          </table:table-cell>
          <table:table-cell/>
          <table:table-cell office:value-type="float" office:value="7295" calcext:value-type="float">
            <text:p>7,295</text:p>
          </table:table-cell>
          <table:table-cell/>
          <table:table-cell office:value-type="float" office:value="11930" calcext:value-type="float">
            <text:p>11,930</text:p>
          </table:table-cell>
          <table:table-cell/>
          <table:table-cell office:value-type="float" office:value="12021" calcext:value-type="float">
            <text:p>12,021</text:p>
          </table:table-cell>
          <table:table-cell table:number-columns-repeated="2"/>
        </table:table-row>
        <table:table-row table:style-name="ro3">
          <table:table-cell table:formula="of:=['file:///C:/Users/XiaoBaiXueHua/Documents/Fandom/spreadsheets/fandom-migrations/master%20data%20harvest.ods'#$'Dates Ref'.R90]" office:value-type="date" office:date-value="2022-10-24" calcext:value-type="date">
            <text:p>Oct 24, 22</text:p>
          </table:table-cell>
          <table:table-cell office:value-type="float" office:value="42130" calcext:value-type="float">
            <text:p>42,130</text:p>
          </table:table-cell>
          <table:table-cell office:value-type="float" office:value="144269" calcext:value-type="float">
            <text:p>144,269</text:p>
          </table:table-cell>
          <table:table-cell office:value-type="float" office:value="35536" calcext:value-type="float">
            <text:p>35,536</text:p>
          </table:table-cell>
          <table:table-cell/>
          <table:table-cell office:value-type="float" office:value="11443" calcext:value-type="float">
            <text:p>11,443</text:p>
          </table:table-cell>
          <table:table-cell office:value-type="float" office:value="10783" calcext:value-type="float">
            <text:p>10,783</text:p>
          </table:table-cell>
          <table:table-cell/>
          <table:table-cell office:value-type="float" office:value="7356" calcext:value-type="float">
            <text:p>7,356</text:p>
          </table:table-cell>
          <table:table-cell/>
          <table:table-cell office:value-type="float" office:value="11954" calcext:value-type="float">
            <text:p>11,954</text:p>
          </table:table-cell>
          <table:table-cell/>
          <table:table-cell office:value-type="float" office:value="12018" calcext:value-type="float">
            <text:p>12,018</text:p>
          </table:table-cell>
          <table:table-cell table:number-columns-repeated="2"/>
        </table:table-row>
        <table:table-row table:style-name="ro3" table:visibility="collapse">
          <table:table-cell table:formula="of:=['file:///C:/Users/XiaoBaiXueHua/Documents/Fandom/spreadsheets/fandom-migrations/master%20data%20harvest.ods'#$'Dates Ref'.R91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R92]" office:value-type="date" office:date-value="2023-03-06" calcext:value-type="date">
            <text:p>Mar 6, 23</text:p>
          </table:table-cell>
          <table:table-cell office:value-type="float" office:value="42097" calcext:value-type="float">
            <text:p>42,097</text:p>
          </table:table-cell>
          <table:table-cell office:value-type="float" office:value="143980" calcext:value-type="float">
            <text:p>143,980</text:p>
          </table:table-cell>
          <table:table-cell office:value-type="float" office:value="35534" calcext:value-type="float">
            <text:p>35,534</text:p>
          </table:table-cell>
          <table:table-cell/>
          <table:table-cell office:value-type="float" office:value="11456" calcext:value-type="float">
            <text:p>11,456</text:p>
          </table:table-cell>
          <table:table-cell office:value-type="float" office:value="10904" calcext:value-type="float">
            <text:p>10,904</text:p>
          </table:table-cell>
          <table:table-cell/>
          <table:table-cell office:value-type="float" office:value="7573" calcext:value-type="float">
            <text:p>7,573</text:p>
          </table:table-cell>
          <table:table-cell/>
          <table:table-cell office:value-type="float" office:value="12115" calcext:value-type="float">
            <text:p>12,115</text:p>
          </table:table-cell>
          <table:table-cell/>
          <table:table-cell office:value-type="float" office:value="11996" calcext:value-type="float">
            <text:p>11,996</text:p>
          </table:table-cell>
          <table:table-cell table:number-columns-repeated="2"/>
        </table:table-row>
        <table:table-row table:style-name="ro3" table:visibility="collapse">
          <table:table-cell table:formula="of:=['file:///C:/Users/XiaoBaiXueHua/Documents/Fandom/spreadsheets/fandom-migrations/master%20data%20harvest.ods'#$'Dates Ref'.R93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94]" office:value-type="date" office:date-value="2023-06-30" calcext:value-type="date">
            <text:p>Jun 30, 23</text:p>
          </table:table-cell>
          <table:table-cell office:value-type="float" office:value="42033" calcext:value-type="float">
            <text:p>42,033</text:p>
          </table:table-cell>
          <table:table-cell office:value-type="float" office:value="143877" calcext:value-type="float">
            <text:p>143,877</text:p>
          </table:table-cell>
          <table:table-cell office:value-type="float" office:value="35501" calcext:value-type="float">
            <text:p>35,501</text:p>
          </table:table-cell>
          <table:table-cell/>
          <table:table-cell office:value-type="float" office:value="11530" calcext:value-type="float">
            <text:p>11,530</text:p>
          </table:table-cell>
          <table:table-cell office:value-type="float" office:value="11004" calcext:value-type="float">
            <text:p>11,004</text:p>
          </table:table-cell>
          <table:table-cell office:value-type="float" office:value="5863" calcext:value-type="float">
            <text:p>5,863</text:p>
          </table:table-cell>
          <table:table-cell office:value-type="float" office:value="7722" calcext:value-type="float">
            <text:p>7,722</text:p>
          </table:table-cell>
          <table:table-cell office:value-type="float" office:value="1590" calcext:value-type="float">
            <text:p>1,590</text:p>
          </table:table-cell>
          <table:table-cell office:value-type="float" office:value="12203" calcext:value-type="float">
            <text:p>12,203</text:p>
          </table:table-cell>
          <table:table-cell office:value-type="float" office:value="382" calcext:value-type="float">
            <text:p>382</text:p>
          </table:table-cell>
          <table:table-cell office:value-type="float" office:value="11941" calcext:value-type="float">
            <text:p>11,941</text:p>
          </table:table-cell>
          <table:table-cell office:value-type="float" office:value="3626" calcext:value-type="float">
            <text:p>3,626</text:p>
          </table:table-cell>
          <table:table-cell office:value-type="float" office:value="2002" calcext:value-type="float">
            <text:p>2002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A95]" office:value-type="date" office:date-value="2023-10-01" calcext:value-type="date">
            <text:p>Oct 1, 23</text:p>
          </table:table-cell>
          <table:table-cell office:value-type="float" office:value="42011" calcext:value-type="float">
            <text:p>42,011</text:p>
          </table:table-cell>
          <table:table-cell office:value-type="float" office:value="143826" calcext:value-type="float">
            <text:p>143,826</text:p>
          </table:table-cell>
          <table:table-cell office:value-type="float" office:value="35489" calcext:value-type="float">
            <text:p>35,489</text:p>
          </table:table-cell>
          <table:table-cell/>
          <table:table-cell office:value-type="float" office:value="11557" calcext:value-type="float">
            <text:p>11,557</text:p>
          </table:table-cell>
          <table:table-cell office:value-type="float" office:value="11068" calcext:value-type="float">
            <text:p>11,068</text:p>
          </table:table-cell>
          <table:table-cell office:value-type="float" office:value="5886" calcext:value-type="float">
            <text:p>5,886</text:p>
          </table:table-cell>
          <table:table-cell office:value-type="float" office:value="7922" calcext:value-type="float">
            <text:p>7,922</text:p>
          </table:table-cell>
          <table:table-cell office:value-type="float" office:value="1660" calcext:value-type="float">
            <text:p>1,660</text:p>
          </table:table-cell>
          <table:table-cell office:value-type="float" office:value="12335" calcext:value-type="float">
            <text:p>12,335</text:p>
          </table:table-cell>
          <table:table-cell office:value-type="float" office:value="400" calcext:value-type="float">
            <text:p>400</text:p>
          </table:table-cell>
          <table:table-cell office:value-type="float" office:value="11922" calcext:value-type="float">
            <text:p>11,922</text:p>
          </table:table-cell>
          <table:table-cell office:value-type="float" office:value="3657" calcext:value-type="float">
            <text:p>3,657</text:p>
          </table:table-cell>
          <table:table-cell office:value-type="float" office:value="2006" calcext:value-type="float">
            <text:p>2006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A96]" office:value-type="date" office:date-value="2024-01-01" calcext:value-type="date">
            <text:p>Jan 1, 24</text:p>
          </table:table-cell>
          <table:table-cell office:value-type="float" office:value="41972" calcext:value-type="float">
            <text:p>41,972</text:p>
          </table:table-cell>
          <table:table-cell office:value-type="float" office:value="143770" calcext:value-type="float">
            <text:p>143,770</text:p>
          </table:table-cell>
          <table:table-cell office:value-type="float" office:value="35450" calcext:value-type="float">
            <text:p>35,450</text:p>
          </table:table-cell>
          <table:table-cell/>
          <table:table-cell office:value-type="float" office:value="11600" calcext:value-type="float">
            <text:p>11,600</text:p>
          </table:table-cell>
          <table:table-cell office:value-type="float" office:value="11155" calcext:value-type="float">
            <text:p>11,155</text:p>
          </table:table-cell>
          <table:table-cell office:value-type="float" office:value="5898" calcext:value-type="float">
            <text:p>5,898</text:p>
          </table:table-cell>
          <table:table-cell office:value-type="float" office:value="8067" calcext:value-type="float">
            <text:p>8,067</text:p>
          </table:table-cell>
          <table:table-cell office:value-type="float" office:value="1736" calcext:value-type="float">
            <text:p>1,736</text:p>
          </table:table-cell>
          <table:table-cell office:value-type="float" office:value="12445" calcext:value-type="float">
            <text:p>12,445</text:p>
          </table:table-cell>
          <table:table-cell office:value-type="float" office:value="414" calcext:value-type="float">
            <text:p>414</text:p>
          </table:table-cell>
          <table:table-cell office:value-type="float" office:value="11916" calcext:value-type="float">
            <text:p>11,916</text:p>
          </table:table-cell>
          <table:table-cell office:value-type="float" office:value="3673" calcext:value-type="float">
            <text:p>3,673</text:p>
          </table:table-cell>
          <table:table-cell office:value-type="float" office:value="2021" calcext:value-type="float">
            <text:p>2021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A97]" office:value-type="date" office:date-value="2024-04-01" calcext:value-type="date">
            <text:p>Apr 1, 24</text:p>
          </table:table-cell>
          <table:table-cell office:value-type="float" office:value="41953" calcext:value-type="float">
            <text:p>41,953</text:p>
          </table:table-cell>
          <table:table-cell office:value-type="float" office:value="143727" calcext:value-type="float">
            <text:p>143,727</text:p>
          </table:table-cell>
          <table:table-cell office:value-type="float" office:value="35443" calcext:value-type="float">
            <text:p>35,443</text:p>
          </table:table-cell>
          <table:table-cell/>
          <table:table-cell office:value-type="float" office:value="11650" calcext:value-type="float">
            <text:p>11,650</text:p>
          </table:table-cell>
          <table:table-cell office:value-type="float" office:value="11246" calcext:value-type="float">
            <text:p>11,246</text:p>
          </table:table-cell>
          <table:table-cell office:value-type="float" office:value="5899" calcext:value-type="float">
            <text:p>5,899</text:p>
          </table:table-cell>
          <table:table-cell office:value-type="float" office:value="8268" calcext:value-type="float">
            <text:p>8,268</text:p>
          </table:table-cell>
          <table:table-cell office:value-type="float" office:value="1785" calcext:value-type="float">
            <text:p>1,785</text:p>
          </table:table-cell>
          <table:table-cell office:value-type="float" office:value="12615" calcext:value-type="float">
            <text:p>12,615</text:p>
          </table:table-cell>
          <table:table-cell/>
          <table:table-cell office:value-type="float" office:value="11907" calcext:value-type="float">
            <text:p>11,907</text:p>
          </table:table-cell>
          <table:table-cell office:value-type="float" office:value="3681" calcext:value-type="float">
            <text:p>3,681</text:p>
          </table:table-cell>
          <table:table-cell office:value-type="float" office:value="2013" calcext:value-type="float">
            <text:p>2013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A98]" office:value-type="date" office:date-value="2024-06-30" calcext:value-type="date">
            <text:p>Jun 30, 24</text:p>
          </table:table-cell>
          <table:table-cell office:value-type="float" office:value="41937" calcext:value-type="float">
            <text:p>41,937</text:p>
          </table:table-cell>
          <table:table-cell office:value-type="float" office:value="143684" calcext:value-type="float">
            <text:p>143,684</text:p>
          </table:table-cell>
          <table:table-cell office:value-type="float" office:value="35421" calcext:value-type="float">
            <text:p>35,421</text:p>
          </table:table-cell>
          <table:table-cell/>
          <table:table-cell office:value-type="float" office:value="11705" calcext:value-type="float">
            <text:p>11,705</text:p>
          </table:table-cell>
          <table:table-cell office:value-type="float" office:value="11288" calcext:value-type="float">
            <text:p>11,288</text:p>
          </table:table-cell>
          <table:table-cell office:value-type="float" office:value="5896" calcext:value-type="float">
            <text:p>5,896</text:p>
          </table:table-cell>
          <table:table-cell office:value-type="float" office:value="8413" calcext:value-type="float">
            <text:p>8,413</text:p>
          </table:table-cell>
          <table:table-cell office:value-type="float" office:value="1837" calcext:value-type="float">
            <text:p>1,837</text:p>
          </table:table-cell>
          <table:table-cell office:value-type="float" office:value="12844" calcext:value-type="float">
            <text:p>12,844</text:p>
          </table:table-cell>
          <table:table-cell/>
          <table:table-cell office:value-type="float" office:value="11899" calcext:value-type="float">
            <text:p>11,899</text:p>
          </table:table-cell>
          <table:table-cell office:value-type="float" office:value="3680" calcext:value-type="float">
            <text:p>3,680</text:p>
          </table:table-cell>
          <table:table-cell office:value-type="float" office:value="2001" calcext:value-type="float">
            <text:p>2001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A99]" office:value-type="date" office:date-value="2024-10-01" calcext:value-type="date">
            <text:p>Oct 1, 24</text:p>
          </table:table-cell>
          <table:table-cell office:value-type="float" office:value="41914" calcext:value-type="float">
            <text:p>41,914</text:p>
          </table:table-cell>
          <table:table-cell office:value-type="float" office:value="143597" calcext:value-type="float">
            <text:p>143,597</text:p>
          </table:table-cell>
          <table:table-cell office:value-type="float" office:value="35406" calcext:value-type="float">
            <text:p>35,406</text:p>
          </table:table-cell>
          <table:table-cell office:value-type="float" office:value="23718" calcext:value-type="float">
            <text:p>23,718</text:p>
          </table:table-cell>
          <table:table-cell office:value-type="float" office:value="11744" calcext:value-type="float">
            <text:p>11,744</text:p>
          </table:table-cell>
          <table:table-cell office:value-type="float" office:value="11339" calcext:value-type="float">
            <text:p>11,339</text:p>
          </table:table-cell>
          <table:table-cell office:value-type="float" office:value="5888" calcext:value-type="float">
            <text:p>5,888</text:p>
          </table:table-cell>
          <table:table-cell office:value-type="float" office:value="8594" calcext:value-type="float">
            <text:p>8,594</text:p>
          </table:table-cell>
          <table:table-cell office:value-type="float" office:value="1951" calcext:value-type="float">
            <text:p>1,951</text:p>
          </table:table-cell>
          <table:table-cell office:value-type="float" office:value="13064" calcext:value-type="float">
            <text:p>13,064</text:p>
          </table:table-cell>
          <table:table-cell office:value-type="float" office:value="474" calcext:value-type="float">
            <text:p>474</text:p>
          </table:table-cell>
          <table:table-cell office:value-type="float" office:value="11884" calcext:value-type="float">
            <text:p>11,884</text:p>
          </table:table-cell>
          <table:table-cell office:value-type="float" office:value="3677" calcext:value-type="float">
            <text:p>3,677</text:p>
          </table:table-cell>
          <table:table-cell office:value-type="float" office:value="2002" calcext:value-type="float">
            <text:p>2002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A100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01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02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03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04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05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06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07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08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09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10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11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12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13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14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15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16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17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18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19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20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21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22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23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24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25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26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27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28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29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30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31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32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33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00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01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02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03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04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05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06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07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08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>
          <table:table-cell table:formula="of:=['file:///C:/Users/XiaoBaiXueHua/Documents/Fandom/spreadsheets/fandom-migrations/master%20data%20harvest.ods'#$'Dates Ref'.A109]" office:value-type="date" office:date-value="1899-12-30" calcext:value-type="date">
            <text:p>Dec 30, 99</text:p>
          </table:table-cell>
          <table:table-cell table:number-columns-repeated="14"/>
        </table:table-row>
        <table:table-row table:style-name="ro3" table:number-rows-repeated="1048432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BTS" table:style-name="ta1">
        <office:forms form:automatic-focus="false" form:apply-design-mode="false"/>
        <table:table-column table:style-name="co1" table:default-cell-style-name="ce15"/>
        <table:table-column table:style-name="co1" table:visibility="collapse" table:number-columns-repeated="2" table:default-cell-style-name="Default"/>
        <table:table-column table:style-name="co1" table:visibility="collapse" table:default-cell-style-name="ce46"/>
        <table:table-column table:style-name="co1" table:default-cell-style-name="ce90"/>
        <table:table-column table:style-name="co1" table:number-columns-repeated="2" table:default-cell-style-name="Default"/>
        <table:table-column table:style-name="co1" table:default-cell-style-name="ce46"/>
        <table:table-column table:style-name="co1" table:visibility="collapse" table:number-columns-repeated="3" table:default-cell-style-name="Default"/>
        <table:table-column table:style-name="co1" table:visibility="collapse" table:default-cell-style-name="ce46"/>
        <table:table-column table:style-name="co1" table:visibility="collapse" table:number-columns-repeated="3" table:default-cell-style-name="ce100"/>
        <table:table-column table:style-name="co1" table:visibility="collapse" table:default-cell-style-name="ce46"/>
        <table:table-column table:style-name="co1" table:default-cell-style-name="ce15"/>
        <table:table-column table:style-name="co1" table:default-cell-style-name="Default"/>
        <table:table-column table:style-name="co1" table:default-cell-style-name="ce38"/>
        <table:table-column table:style-name="co1" table:default-cell-style-name="ce46"/>
        <table:table-column table:style-name="co1" table:number-columns-repeated="2" table:default-cell-style-name="ce38"/>
        <table:table-column table:style-name="co1" table:visibility="collapse" table:default-cell-style-name="Default"/>
        <table:table-column table:style-name="co1" table:default-cell-style-name="ce108"/>
        <table:table-column table:style-name="co1" table:visibility="collapse" table:number-columns-repeated="2" table:default-cell-style-name="ce108"/>
        <table:table-column table:style-name="co1" table:default-cell-style-name="ce108"/>
        <table:table-column table:style-name="co1" table:visibility="collapse" table:default-cell-style-name="ce108"/>
        <table:table-column table:style-name="co1" table:default-cell-style-name="ce108"/>
        <table:table-column table:style-name="co1" table:visibility="collapse" table:number-columns-repeated="2" table:default-cell-style-name="ce108"/>
        <table:table-column table:style-name="co1" table:default-cell-style-name="ce108"/>
        <table:table-column table:style-name="co1" table:number-columns-repeated="16352" table:default-cell-style-name="Default"/>
        <table:table-row table:style-name="ro5">
          <table:table-cell table:style-name="ce36" office:value-type="string" calcext:value-type="string">
            <text:p>Standard Date</text:p>
          </table:table-cell>
          <table:table-cell table:style-name="ce39" office:value-type="string" calcext:value-type="string">
            <text:p>FFN Works</text:p>
          </table:table-cell>
          <table:table-cell table:style-name="ce39" office:value-type="string" calcext:value-type="string">
            <text:p>Increase</text:p>
          </table:table-cell>
          <table:table-cell table:style-name="ce87" office:value-type="string" calcext:value-type="string">
            <text:p>Inc / Month</text:p>
          </table:table-cell>
          <table:table-cell table:style-name="ce89" office:value-type="string" calcext:value-type="string">
            <text:p>WBM AO3</text:p>
          </table:table-cell>
          <table:table-cell table:style-name="ce39" office:value-type="string" calcext:value-type="string">
            <text:p>AO3 Works</text:p>
          </table:table-cell>
          <table:table-cell table:style-name="ce39" office:value-type="string" calcext:value-type="string">
            <text:p>Increase</text:p>
          </table:table-cell>
          <table:table-cell table:style-name="ce87" office:value-type="string" calcext:value-type="string">
            <text:p>Inc / Month</text:p>
          </table:table-cell>
          <table:table-cell table:style-name="ce39" office:value-type="string" calcext:value-type="string">
            <text:p>WBM WP</text:p>
          </table:table-cell>
          <table:table-cell table:style-name="ce39" office:value-type="string" calcext:value-type="string">
            <text:p>WP Works</text:p>
          </table:table-cell>
          <table:table-cell table:style-name="ce39" office:value-type="string" calcext:value-type="string">
            <text:p>Increase</text:p>
          </table:table-cell>
          <table:table-cell table:style-name="ce87" office:value-type="string" calcext:value-type="string">
            <text:p>Inc / Month</text:p>
          </table:table-cell>
          <table:table-cell table:style-name="ce99" office:value-type="string" calcext:value-type="string">
            <text:p>WBM SQW</text:p>
          </table:table-cell>
          <table:table-cell table:style-name="ce99" office:value-type="string" calcext:value-type="string">
            <text:p>SQW Works</text:p>
          </table:table-cell>
          <table:table-cell table:style-name="ce99" office:value-type="string" calcext:value-type="string">
            <text:p>Increase</text:p>
          </table:table-cell>
          <table:table-cell table:style-name="ce87" office:value-type="string" calcext:value-type="string">
            <text:p>Inc / Month</text:p>
          </table:table-cell>
          <table:table-cell table:style-name="ce36" office:value-type="string" calcext:value-type="string">
            <text:p>WBM AF</text:p>
          </table:table-cell>
          <table:table-cell table:style-name="ce39" office:value-type="string" calcext:value-type="string">
            <text:p>AF Works</text:p>
          </table:table-cell>
          <table:table-cell table:style-name="ce37" office:value-type="string" calcext:value-type="string">
            <text:p>Increase</text:p>
          </table:table-cell>
          <table:table-cell table:style-name="ce87" office:value-type="string" calcext:value-type="string">
            <text:p>Inc / Month</text:p>
          </table:table-cell>
          <table:table-cell table:style-name="ce37" office:value-type="string" calcext:value-type="string">
            <text:p>Total</text:p>
          </table:table-cell>
          <table:table-cell table:style-name="ce37" office:value-type="string" calcext:value-type="string">
            <text:p>Total Inc</text:p>
          </table:table-cell>
          <table:table-cell table:style-name="ce39" office:value-type="string" calcext:value-type="string">
            <text:p>% FFN</text:p>
          </table:table-cell>
          <table:table-cell table:style-name="ce107" office:value-type="string" calcext:value-type="string">
            <text:p>% AO3</text:p>
          </table:table-cell>
          <table:table-cell table:style-name="ce107" office:value-type="string" calcext:value-type="string">
            <text:p>% WP</text:p>
          </table:table-cell>
          <table:table-cell table:style-name="ce107" office:value-type="string" calcext:value-type="string">
            <text:p>% SQW</text:p>
          </table:table-cell>
          <table:table-cell table:style-name="ce107" office:value-type="string" calcext:value-type="string">
            <text:p>% AF</text:p>
          </table:table-cell>
          <table:table-cell table:style-name="ce107" office:value-type="string" calcext:value-type="string">
            <text:p>% Inc FFN</text:p>
          </table:table-cell>
          <table:table-cell table:style-name="ce107" office:value-type="string" calcext:value-type="string">
            <text:p>% Inc AO3</text:p>
          </table:table-cell>
          <table:table-cell table:style-name="ce107" office:value-type="string" calcext:value-type="string">
            <text:p>% Inc WP</text:p>
          </table:table-cell>
          <table:table-cell table:style-name="ce107" office:value-type="string" calcext:value-type="string">
            <text:p>% Inc SQW</text:p>
          </table:table-cell>
          <table:table-cell table:style-name="ce107" office:value-type="string" calcext:value-type="string">
            <text:p>% Inc AF</text:p>
          </table:table-cell>
          <table:table-cell table:style-name="ce39" table:number-columns-repeated="16352"/>
        </table:table-row>
        <table:table-row table:style-name="ro3" table:visibility="collapse">
          <table:table-cell table:formula="of:=[$'Dates Ref'.A2]" office:value-type="date" office:date-value="1999-04-29" calcext:value-type="date">
            <text:p>Apr 29, 99</text:p>
          </table:table-cell>
          <table:table-cell table:number-columns-repeated="3"/>
          <table:table-cell table:formula="of:=[$'Dates Ref'.T2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2]" office:value-type="date" office:date-value="1999-04-29" calcext:value-type="date">
            <text:p>Apr 29, 99</text:p>
          </table:table-cell>
          <table:table-cell table:number-columns-repeated="7"/>
          <table:table-cell table:formula="of:=[$'Dates Ref'.R2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3]" office:value-type="date" office:date-value="2000-05-10" calcext:value-type="date">
            <text:p>May 10, 00</text:p>
          </table:table-cell>
          <table:table-cell table:number-columns-repeated="3"/>
          <table:table-cell table:formula="of:=[$'Dates Ref'.T3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3]" office:value-type="date" office:date-value="2000-05-10" calcext:value-type="date">
            <text:p>May 10, 00</text:p>
          </table:table-cell>
          <table:table-cell table:number-columns-repeated="7"/>
          <table:table-cell table:formula="of:=[$'Dates Ref'.R3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4]" office:value-type="date" office:date-value="2000-10-13" calcext:value-type="date">
            <text:p>Oct 13, 00</text:p>
          </table:table-cell>
          <table:table-cell table:number-columns-repeated="3"/>
          <table:table-cell table:formula="of:=[$'Dates Ref'.T4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4]" office:value-type="date" office:date-value="2000-10-13" calcext:value-type="date">
            <text:p>Oct 13, 00</text:p>
          </table:table-cell>
          <table:table-cell table:number-columns-repeated="7"/>
          <table:table-cell table:formula="of:=[$'Dates Ref'.R4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5]" office:value-type="date" office:date-value="2001-04-13" calcext:value-type="date">
            <text:p>Apr 13, 01</text:p>
          </table:table-cell>
          <table:table-cell table:number-columns-repeated="3"/>
          <table:table-cell table:formula="of:=[$'Dates Ref'.T5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5]" office:value-type="date" office:date-value="2001-04-13" calcext:value-type="date">
            <text:p>Apr 13, 01</text:p>
          </table:table-cell>
          <table:table-cell table:number-columns-repeated="7"/>
          <table:table-cell table:formula="of:=[$'Dates Ref'.R5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6]" office:value-type="date" office:date-value="2001-07-01" calcext:value-type="date">
            <text:p>Jul 1, 01</text:p>
          </table:table-cell>
          <table:table-cell table:number-columns-repeated="3"/>
          <table:table-cell table:formula="of:=[$'Dates Ref'.T6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6]" office:value-type="date" office:date-value="2001-07-01" calcext:value-type="date">
            <text:p>Jul 1, 01</text:p>
          </table:table-cell>
          <table:table-cell table:number-columns-repeated="7"/>
          <table:table-cell table:formula="of:=[$'Dates Ref'.R6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7]" office:value-type="date" office:date-value="2001-09-10" calcext:value-type="date">
            <text:p>Sep 10, 01</text:p>
          </table:table-cell>
          <table:table-cell table:number-columns-repeated="3"/>
          <table:table-cell table:formula="of:=[$'Dates Ref'.T7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7]" office:value-type="date" office:date-value="2001-09-10" calcext:value-type="date">
            <text:p>Sep 10, 01</text:p>
          </table:table-cell>
          <table:table-cell table:number-columns-repeated="7"/>
          <table:table-cell table:formula="of:=[$'Dates Ref'.R7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8]" office:value-type="date" office:date-value="2001-12-05" calcext:value-type="date">
            <text:p>Dec 5, 01</text:p>
          </table:table-cell>
          <table:table-cell table:number-columns-repeated="3"/>
          <table:table-cell table:formula="of:=[$'Dates Ref'.T8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8]" office:value-type="date" office:date-value="2001-12-05" calcext:value-type="date">
            <text:p>Dec 5, 01</text:p>
          </table:table-cell>
          <table:table-cell table:number-columns-repeated="7"/>
          <table:table-cell table:formula="of:=[$'Dates Ref'.R8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9]" office:value-type="date" office:date-value="2002-01-23" calcext:value-type="date">
            <text:p>Jan 23, 02</text:p>
          </table:table-cell>
          <table:table-cell table:number-columns-repeated="3"/>
          <table:table-cell table:formula="of:=[$'Dates Ref'.T9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9]" office:value-type="date" office:date-value="2002-01-23" calcext:value-type="date">
            <text:p>Jan 23, 02</text:p>
          </table:table-cell>
          <table:table-cell table:number-columns-repeated="7"/>
          <table:table-cell table:formula="of:=[$'Dates Ref'.R9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10]" office:value-type="date" office:date-value="2002-04-05" calcext:value-type="date">
            <text:p>Apr 5, 02</text:p>
          </table:table-cell>
          <table:table-cell table:number-columns-repeated="3"/>
          <table:table-cell table:formula="of:=[$'Dates Ref'.T10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10]" office:value-type="date" office:date-value="2002-04-05" calcext:value-type="date">
            <text:p>Apr 5, 02</text:p>
          </table:table-cell>
          <table:table-cell table:number-columns-repeated="7"/>
          <table:table-cell table:formula="of:=[$'Dates Ref'.R10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11]" office:value-type="date" office:date-value="2002-06-02" calcext:value-type="date">
            <text:p>Jun 2, 02</text:p>
          </table:table-cell>
          <table:table-cell table:number-columns-repeated="3"/>
          <table:table-cell table:formula="of:=[$'Dates Ref'.T11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11]" office:value-type="date" office:date-value="2002-06-02" calcext:value-type="date">
            <text:p>Jun 2, 02</text:p>
          </table:table-cell>
          <table:table-cell table:number-columns-repeated="7"/>
          <table:table-cell table:formula="of:=[$'Dates Ref'.R11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12]" office:value-type="date" office:date-value="2002-08-10" calcext:value-type="date">
            <text:p>Aug 10, 02</text:p>
          </table:table-cell>
          <table:table-cell table:number-columns-repeated="3"/>
          <table:table-cell table:formula="of:=[$'Dates Ref'.T12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12]" office:value-type="date" office:date-value="2002-08-10" calcext:value-type="date">
            <text:p>Aug 10, 02</text:p>
          </table:table-cell>
          <table:table-cell table:number-columns-repeated="7"/>
          <table:table-cell table:formula="of:=[$'Dates Ref'.R12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13]" office:value-type="date" office:date-value="2002-10-10" calcext:value-type="date">
            <text:p>Oct 10, 02</text:p>
          </table:table-cell>
          <table:table-cell table:number-columns-repeated="3"/>
          <table:table-cell table:formula="of:=[$'Dates Ref'.T13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13]" office:value-type="date" office:date-value="2002-10-10" calcext:value-type="date">
            <text:p>Oct 10, 02</text:p>
          </table:table-cell>
          <table:table-cell table:number-columns-repeated="7"/>
          <table:table-cell table:formula="of:=[$'Dates Ref'.R13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14]" office:value-type="date" office:date-value="2002-12-07" calcext:value-type="date">
            <text:p>Dec 7, 02</text:p>
          </table:table-cell>
          <table:table-cell table:number-columns-repeated="3"/>
          <table:table-cell table:formula="of:=[$'Dates Ref'.T14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14]" office:value-type="date" office:date-value="2002-12-07" calcext:value-type="date">
            <text:p>Dec 7, 02</text:p>
          </table:table-cell>
          <table:table-cell table:number-columns-repeated="7"/>
          <table:table-cell table:formula="of:=[$'Dates Ref'.R14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15]" office:value-type="date" office:date-value="2003-02-02" calcext:value-type="date">
            <text:p>Feb 2, 03</text:p>
          </table:table-cell>
          <table:table-cell table:number-columns-repeated="3"/>
          <table:table-cell table:formula="of:=[$'Dates Ref'.T15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15]" office:value-type="date" office:date-value="2003-02-02" calcext:value-type="date">
            <text:p>Feb 2, 03</text:p>
          </table:table-cell>
          <table:table-cell table:number-columns-repeated="7"/>
          <table:table-cell table:formula="of:=[$'Dates Ref'.R15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16]" office:value-type="date" office:date-value="2003-04-01" calcext:value-type="date">
            <text:p>Apr 1, 03</text:p>
          </table:table-cell>
          <table:table-cell table:number-columns-repeated="3"/>
          <table:table-cell table:formula="of:=[$'Dates Ref'.T16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16]" office:value-type="date" office:date-value="2003-04-01" calcext:value-type="date">
            <text:p>Apr 1, 03</text:p>
          </table:table-cell>
          <table:table-cell table:number-columns-repeated="7"/>
          <table:table-cell table:formula="of:=[$'Dates Ref'.R16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17]" office:value-type="date" office:date-value="2003-06-03" calcext:value-type="date">
            <text:p>Jun 3, 03</text:p>
          </table:table-cell>
          <table:table-cell table:number-columns-repeated="3"/>
          <table:table-cell table:formula="of:=[$'Dates Ref'.T17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17]" office:value-type="date" office:date-value="2003-06-03" calcext:value-type="date">
            <text:p>Jun 3, 03</text:p>
          </table:table-cell>
          <table:table-cell table:number-columns-repeated="7"/>
          <table:table-cell table:formula="of:=[$'Dates Ref'.R17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18]" office:value-type="date" office:date-value="2004-04-04" calcext:value-type="date">
            <text:p>Apr 4, 04</text:p>
          </table:table-cell>
          <table:table-cell table:number-columns-repeated="3"/>
          <table:table-cell table:formula="of:=[$'Dates Ref'.T18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18]" office:value-type="date" office:date-value="2004-04-04" calcext:value-type="date">
            <text:p>Apr 4, 04</text:p>
          </table:table-cell>
          <table:table-cell table:number-columns-repeated="7"/>
          <table:table-cell table:formula="of:=[$'Dates Ref'.R18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19]" office:value-type="date" office:date-value="2004-06-10" calcext:value-type="date">
            <text:p>Jun 10, 04</text:p>
          </table:table-cell>
          <table:table-cell table:number-columns-repeated="3"/>
          <table:table-cell table:formula="of:=[$'Dates Ref'.T19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19]" office:value-type="date" office:date-value="2004-06-10" calcext:value-type="date">
            <text:p>Jun 10, 04</text:p>
          </table:table-cell>
          <table:table-cell table:number-columns-repeated="7"/>
          <table:table-cell table:formula="of:=[$'Dates Ref'.R19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20]" office:value-type="date" office:date-value="2004-09-06" calcext:value-type="date">
            <text:p>Sep 6, 04</text:p>
          </table:table-cell>
          <table:table-cell table:number-columns-repeated="3"/>
          <table:table-cell table:formula="of:=[$'Dates Ref'.T20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20]" office:value-type="date" office:date-value="2004-09-06" calcext:value-type="date">
            <text:p>Sep 6, 04</text:p>
          </table:table-cell>
          <table:table-cell table:number-columns-repeated="7"/>
          <table:table-cell table:formula="of:=[$'Dates Ref'.R20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21]" office:value-type="date" office:date-value="2004-10-12" calcext:value-type="date">
            <text:p>Oct 12, 04</text:p>
          </table:table-cell>
          <table:table-cell table:number-columns-repeated="3"/>
          <table:table-cell table:formula="of:=[$'Dates Ref'.T21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21]" office:value-type="date" office:date-value="2004-10-12" calcext:value-type="date">
            <text:p>Oct 12, 04</text:p>
          </table:table-cell>
          <table:table-cell table:number-columns-repeated="7"/>
          <table:table-cell table:formula="of:=[$'Dates Ref'.R21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22]" office:value-type="date" office:date-value="2004-12-10" calcext:value-type="date">
            <text:p>Dec 10, 04</text:p>
          </table:table-cell>
          <table:table-cell table:number-columns-repeated="3"/>
          <table:table-cell table:formula="of:=[$'Dates Ref'.T22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22]" office:value-type="date" office:date-value="2004-12-10" calcext:value-type="date">
            <text:p>Dec 10, 04</text:p>
          </table:table-cell>
          <table:table-cell table:number-columns-repeated="7"/>
          <table:table-cell table:formula="of:=[$'Dates Ref'.R22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23]" office:value-type="date" office:date-value="2005-01-01" calcext:value-type="date">
            <text:p>Jan 1, 05</text:p>
          </table:table-cell>
          <table:table-cell table:number-columns-repeated="3"/>
          <table:table-cell table:formula="of:=[$'Dates Ref'.T23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23]" office:value-type="date" office:date-value="2005-01-01" calcext:value-type="date">
            <text:p>Jan 1, 05</text:p>
          </table:table-cell>
          <table:table-cell table:number-columns-repeated="7"/>
          <table:table-cell table:formula="of:=[$'Dates Ref'.R23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24]" office:value-type="date" office:date-value="2005-04-01" calcext:value-type="date">
            <text:p>Apr 1, 05</text:p>
          </table:table-cell>
          <table:table-cell table:number-columns-repeated="3"/>
          <table:table-cell table:formula="of:=[$'Dates Ref'.T24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24]" office:value-type="date" office:date-value="2005-04-01" calcext:value-type="date">
            <text:p>Apr 1, 05</text:p>
          </table:table-cell>
          <table:table-cell table:number-columns-repeated="7"/>
          <table:table-cell table:formula="of:=[$'Dates Ref'.R24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25]" office:value-type="date" office:date-value="2006-10-15" calcext:value-type="date">
            <text:p>Oct 15, 06</text:p>
          </table:table-cell>
          <table:table-cell table:number-columns-repeated="3"/>
          <table:table-cell table:formula="of:=[$'Dates Ref'.T25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25]" office:value-type="date" office:date-value="2006-10-15" calcext:value-type="date">
            <text:p>Oct 15, 06</text:p>
          </table:table-cell>
          <table:table-cell table:number-columns-repeated="7"/>
          <table:table-cell table:formula="of:=[$'Dates Ref'.R25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26]" office:value-type="date" office:date-value="2007-06-30" calcext:value-type="date">
            <text:p>Jun 30, 07</text:p>
          </table:table-cell>
          <table:table-cell table:number-columns-repeated="3"/>
          <table:table-cell table:formula="of:=[$'Dates Ref'.T26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26]" office:value-type="date" office:date-value="2007-06-30" calcext:value-type="date">
            <text:p>Jun 30, 07</text:p>
          </table:table-cell>
          <table:table-cell table:number-columns-repeated="7"/>
          <table:table-cell table:formula="of:=[$'Dates Ref'.R26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27]" office:value-type="date" office:date-value="2007-10-11" calcext:value-type="date">
            <text:p>Oct 11, 07</text:p>
          </table:table-cell>
          <table:table-cell table:number-columns-repeated="3"/>
          <table:table-cell table:formula="of:=[$'Dates Ref'.T27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27]" office:value-type="date" office:date-value="2007-10-11" calcext:value-type="date">
            <text:p>Oct 11, 07</text:p>
          </table:table-cell>
          <table:table-cell table:number-columns-repeated="7"/>
          <table:table-cell table:formula="of:=[$'Dates Ref'.R27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28]" office:value-type="date" office:date-value="2009-02-24" calcext:value-type="date">
            <text:p>Feb 24, 09</text:p>
          </table:table-cell>
          <table:table-cell table:number-columns-repeated="3"/>
          <table:table-cell table:formula="of:=[$'Dates Ref'.T28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28]" office:value-type="date" office:date-value="2009-02-24" calcext:value-type="date">
            <text:p>Feb 24, 09</text:p>
          </table:table-cell>
          <table:table-cell table:number-columns-repeated="7"/>
          <table:table-cell table:formula="of:=[$'Dates Ref'.R28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29]" office:value-type="date" office:date-value="2009-10-15" calcext:value-type="date">
            <text:p>Oct 15, 09</text:p>
          </table:table-cell>
          <table:table-cell table:number-columns-repeated="3"/>
          <table:table-cell table:formula="of:=[$'Dates Ref'.T29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29]" office:value-type="date" office:date-value="2009-10-15" calcext:value-type="date">
            <text:p>Oct 15, 09</text:p>
          </table:table-cell>
          <table:table-cell table:number-columns-repeated="7"/>
          <table:table-cell table:formula="of:=[$'Dates Ref'.R29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>
          <table:table-cell table:formula="of:=[$'Dates Ref'.A30]" office:value-type="date" office:date-value="2009-12-12" calcext:value-type="date">
            <text:p>Dec 12, 09</text:p>
          </table:table-cell>
          <table:table-cell table:number-columns-repeated="3"/>
          <table:table-cell table:formula="of:=[$'Dates Ref'.T30]" office:value-type="date" office:date-value="2009-12-23" calcext:value-type="date">
            <text:p>Dec 23, 09</text:p>
          </table:table-cell>
          <table:table-cell table:style-name="ce38" table:formula="of:=[$'kpop ao3'.C30]" office:value-type="float" office:value="0" calcext:value-type="float">
            <text:p>0</text:p>
          </table:table-cell>
          <table:table-cell table:number-columns-repeated="2"/>
          <table:table-cell table:style-name="ce15" table:formula="of:=[$'Dates Ref'.A30]" office:value-type="date" office:date-value="2009-12-12" calcext:value-type="date">
            <text:p>Dec 12, 09</text:p>
          </table:table-cell>
          <table:table-cell table:number-columns-repeated="3"/>
          <table:table-cell table:style-name="ce90" table:formula="of:=[$'Dates Ref'.A30]" office:value-type="date" office:date-value="2009-12-12" calcext:value-type="date">
            <text:p>Dec 12, 09</text:p>
          </table:table-cell>
          <table:table-cell table:number-columns-repeated="3"/>
          <table:table-cell table:style-name="ce91" table:formula="of:=[$'Dates Ref'.$A30]" office:value-type="date" office:date-value="2009-12-12" calcext:value-type="date">
            <text:p>Dec 12, 09</text:p>
          </table:table-cell>
          <table:table-cell table:style-name="ce93"/>
          <table:table-cell table:style-name="ce92"/>
          <table:table-cell table:style-name="ce105"/>
          <table:table-cell table:formula="of:=SUM([.B30]; [.F30]; [.J30]; [.N30]; [.R30])" office:value-type="float" office:value="0" calcext:value-type="float">
            <text:p>0</text:p>
          </table:table-cell>
          <table:table-cell table:number-columns-repeated="2"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3">
          <table:table-cell table:formula="of:=[$'Dates Ref'.A31]" office:value-type="date" office:date-value="2010-03-28" calcext:value-type="date">
            <text:p>Mar 28, 10</text:p>
          </table:table-cell>
          <table:table-cell table:number-columns-repeated="3"/>
          <table:table-cell table:formula="of:=[$'Dates Ref'.T31]" office:value-type="date" office:date-value="2010-04-07" calcext:value-type="date">
            <text:p>Apr 7, 10</text:p>
          </table:table-cell>
          <table:table-cell table:style-name="ce38" table:formula="of:=[$'kpop ao3'.C31]" office:value-type="float" office:value="0" calcext:value-type="float">
            <text:p>0</text:p>
          </table:table-cell>
          <table:table-cell table:formula="of:=[.F31]-[.F30]" office:value-type="float" office:value="0" calcext:value-type="float">
            <text:p>0</text:p>
          </table:table-cell>
          <table:table-cell table:style-name="ce96" table:formula="of:=[.G:.G]/([.E31]-[.E30])*30.4375" office:value-type="float" office:value="0" calcext:value-type="float">
            <text:p>0</text:p>
          </table:table-cell>
          <table:table-cell table:style-name="ce15" table:formula="of:=[$'Dates Ref'.A31]" office:value-type="date" office:date-value="2010-03-28" calcext:value-type="date">
            <text:p>Mar 28, 10</text:p>
          </table:table-cell>
          <table:table-cell table:number-columns-repeated="3"/>
          <table:table-cell table:style-name="ce90" table:formula="of:=[$'Dates Ref'.A31]" office:value-type="date" office:date-value="2010-03-28" calcext:value-type="date">
            <text:p>Mar 28, 10</text:p>
          </table:table-cell>
          <table:table-cell table:number-columns-repeated="3"/>
          <table:table-cell table:style-name="ce91" table:formula="of:=[$'Dates Ref'.$A31]" office:value-type="date" office:date-value="2010-03-28" calcext:value-type="date">
            <text:p>Mar 28, 10</text:p>
          </table:table-cell>
          <table:table-cell table:style-name="ce93"/>
          <table:table-cell table:style-name="ce92"/>
          <table:table-cell table:style-name="ce105"/>
          <table:table-cell table:formula="of:=SUM([.B31]; [.F31]; [.J31]; [.N31]; [.R31])" office:value-type="float" office:value="0" calcext:value-type="float">
            <text:p>0</text:p>
          </table:table-cell>
          <table:table-cell table:formula="of:=[.U31]-[.U30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32]" office:value-type="date" office:date-value="2010-06-11" calcext:value-type="date">
            <text:p>Jun 11, 10</text:p>
          </table:table-cell>
          <table:table-cell table:number-columns-repeated="3"/>
          <table:table-cell table:formula="of:=[$'Dates Ref'.T32]" office:value-type="date" office:date-value="2010-06-13" calcext:value-type="date">
            <text:p>Jun 13, 10</text:p>
          </table:table-cell>
          <table:table-cell table:style-name="ce38" table:formula="of:=[$'kpop ao3'.C32]" office:value-type="float" office:value="0" calcext:value-type="float">
            <text:p>0</text:p>
          </table:table-cell>
          <table:table-cell table:formula="of:=[.F32]-[.F31]" office:value-type="float" office:value="0" calcext:value-type="float">
            <text:p>0</text:p>
          </table:table-cell>
          <table:table-cell table:style-name="ce96" table:formula="of:=[.G:.G]/([.E32]-[.E31])*30.4375" office:value-type="float" office:value="0" calcext:value-type="float">
            <text:p>0</text:p>
          </table:table-cell>
          <table:table-cell table:style-name="ce15" table:formula="of:=[$'Dates Ref'.A32]" office:value-type="date" office:date-value="2010-06-11" calcext:value-type="date">
            <text:p>Jun 11, 10</text:p>
          </table:table-cell>
          <table:table-cell table:number-columns-repeated="3"/>
          <table:table-cell table:style-name="ce90" table:formula="of:=[$'Dates Ref'.A32]" office:value-type="date" office:date-value="2010-06-11" calcext:value-type="date">
            <text:p>Jun 11, 10</text:p>
          </table:table-cell>
          <table:table-cell table:number-columns-repeated="3"/>
          <table:table-cell table:formula="of:=[$'Dates Ref'.R32]" office:value-type="date" office:date-value="2010-07-16" calcext:value-type="date">
            <text:p>Jul 16, 10</text:p>
          </table:table-cell>
          <table:table-cell table:style-name="ce38" table:formula="of:=[$asianfanfics.B32]" office:value-type="float" office:value="0" calcext:value-type="float">
            <text:p>0</text:p>
          </table:table-cell>
          <table:table-cell table:formula="of:=[.R32]-[.R31]" office:value-type="float" office:value="0" calcext:value-type="float">
            <text:p>0</text:p>
          </table:table-cell>
          <table:table-cell table:style-name="ce96" table:formula="of:=[.S:.S]/([.Q32]-[.Q31])*30.4375" office:value-type="float" office:value="0" calcext:value-type="float">
            <text:p>0</text:p>
          </table:table-cell>
          <table:table-cell table:formula="of:=SUM([.B32]; [.F32]; [.J32]; [.N32]; [.R32])" office:value-type="float" office:value="0" calcext:value-type="float">
            <text:p>0</text:p>
          </table:table-cell>
          <table:table-cell table:formula="of:=[.U32]-[.U31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33]" office:value-type="date" office:date-value="2010-09-22" calcext:value-type="date">
            <text:p>Sep 22, 10</text:p>
          </table:table-cell>
          <table:table-cell table:number-columns-repeated="3"/>
          <table:table-cell table:formula="of:=[$'Dates Ref'.T33]" office:value-type="date" office:date-value="2010-09-22" calcext:value-type="date">
            <text:p>Sep 22, 10</text:p>
          </table:table-cell>
          <table:table-cell table:style-name="ce38" table:formula="of:=[$'kpop ao3'.C33]" office:value-type="float" office:value="0" calcext:value-type="float">
            <text:p>0</text:p>
          </table:table-cell>
          <table:table-cell table:formula="of:=[.F33]-[.F32]" office:value-type="float" office:value="0" calcext:value-type="float">
            <text:p>0</text:p>
          </table:table-cell>
          <table:table-cell table:style-name="ce96" table:formula="of:=[.G:.G]/([.E33]-[.E32])*30.4375" office:value-type="float" office:value="0" calcext:value-type="float">
            <text:p>0</text:p>
          </table:table-cell>
          <table:table-cell table:style-name="ce15" table:formula="of:=[$'Dates Ref'.A33]" office:value-type="date" office:date-value="2010-09-22" calcext:value-type="date">
            <text:p>Sep 22, 10</text:p>
          </table:table-cell>
          <table:table-cell table:number-columns-repeated="3"/>
          <table:table-cell table:style-name="ce90" table:formula="of:=[$'Dates Ref'.A33]" office:value-type="date" office:date-value="2010-09-22" calcext:value-type="date">
            <text:p>Sep 22, 10</text:p>
          </table:table-cell>
          <table:table-cell table:number-columns-repeated="3"/>
          <table:table-cell table:formula="of:=[$'Dates Ref'.R33]" office:value-type="date" office:date-value="2010-08-20" calcext:value-type="date">
            <text:p>Aug 20, 10</text:p>
          </table:table-cell>
          <table:table-cell table:style-name="ce38" table:formula="of:=[$asianfanfics.B33]" office:value-type="float" office:value="0" calcext:value-type="float">
            <text:p>0</text:p>
          </table:table-cell>
          <table:table-cell table:formula="of:=[.R33]-[.R32]" office:value-type="float" office:value="0" calcext:value-type="float">
            <text:p>0</text:p>
          </table:table-cell>
          <table:table-cell table:style-name="ce96" table:formula="of:=[.S:.S]/([.Q33]-[.Q32])*30.4375" office:value-type="float" office:value="0" calcext:value-type="float">
            <text:p>0</text:p>
          </table:table-cell>
          <table:table-cell table:formula="of:=SUM([.B33]; [.F33]; [.J33]; [.N33]; [.R33])" office:value-type="float" office:value="0" calcext:value-type="float">
            <text:p>0</text:p>
          </table:table-cell>
          <table:table-cell table:formula="of:=[.U33]-[.U32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3">
          <table:table-cell table:formula="of:=[$'Dates Ref'.A34]" office:value-type="date" office:date-value="2010-10-25" calcext:value-type="date">
            <text:p>Oct 25, 10</text:p>
          </table:table-cell>
          <table:table-cell table:number-columns-repeated="3"/>
          <table:table-cell table:formula="of:=[$'Dates Ref'.T34]" office:value-type="date" office:date-value="2010-10-25" calcext:value-type="date">
            <text:p>Oct 25, 10</text:p>
          </table:table-cell>
          <table:table-cell table:style-name="ce38" table:formula="of:=[$'kpop ao3'.C34]" office:value-type="float" office:value="0" calcext:value-type="float">
            <text:p>0</text:p>
          </table:table-cell>
          <table:table-cell table:formula="of:=[.F34]-[.F33]" office:value-type="float" office:value="0" calcext:value-type="float">
            <text:p>0</text:p>
          </table:table-cell>
          <table:table-cell table:style-name="ce96" table:formula="of:=[.G:.G]/([.E34]-[.E33])*30.4375" office:value-type="float" office:value="0" calcext:value-type="float">
            <text:p>0</text:p>
          </table:table-cell>
          <table:table-cell table:style-name="ce15" table:formula="of:=[$'Dates Ref'.A34]" office:value-type="date" office:date-value="2010-10-25" calcext:value-type="date">
            <text:p>Oct 25, 10</text:p>
          </table:table-cell>
          <table:table-cell table:number-columns-repeated="3"/>
          <table:table-cell table:style-name="ce90" table:formula="of:=[$'Dates Ref'.A34]" office:value-type="date" office:date-value="2010-10-25" calcext:value-type="date">
            <text:p>Oct 25, 10</text:p>
          </table:table-cell>
          <table:table-cell table:number-columns-repeated="3"/>
          <table:table-cell table:style-name="ce91" table:formula="of:=[$'Dates Ref'.$A34]" office:value-type="date" office:date-value="2010-10-25" calcext:value-type="date">
            <text:p>Oct 25, 10</text:p>
          </table:table-cell>
          <table:table-cell table:style-name="ce92" table:formula="of:=[.R33]+([.Q34]-[.Q33])*AVERAGE([.T36];[.T33])/30.4375" office:value-type="float" office:value="0" calcext:value-type="float">
            <text:p>0</text:p>
          </table:table-cell>
          <table:table-cell table:style-name="ce92" table:formula="of:=[.R34]-[.R33]" office:value-type="float" office:value="0" calcext:value-type="float">
            <text:p>0</text:p>
          </table:table-cell>
          <table:table-cell table:style-name="ce97" table:formula="of:=[.S:.S]/([.Q34]-[.Q33])*30.4375" office:value-type="float" office:value="0" calcext:value-type="float">
            <text:p>0</text:p>
          </table:table-cell>
          <table:table-cell table:formula="of:=SUM([.B34]; [.F34]; [.J34]; [.N34]; [.R34])" office:value-type="float" office:value="0" calcext:value-type="float">
            <text:p>0</text:p>
          </table:table-cell>
          <table:table-cell table:formula="of:=[.U34]-[.U33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3">
          <table:table-cell table:formula="of:=[$'Dates Ref'.A35]" office:value-type="date" office:date-value="2010-12-10" calcext:value-type="date">
            <text:p>Dec 10, 10</text:p>
          </table:table-cell>
          <table:table-cell table:number-columns-repeated="3"/>
          <table:table-cell table:formula="of:=[$'Dates Ref'.T35]" office:value-type="date" office:date-value="2010-12-28" calcext:value-type="date">
            <text:p>Dec 28, 10</text:p>
          </table:table-cell>
          <table:table-cell table:style-name="ce38" table:formula="of:=[$'kpop ao3'.C35]" office:value-type="float" office:value="0" calcext:value-type="float">
            <text:p>0</text:p>
          </table:table-cell>
          <table:table-cell table:formula="of:=[.F35]-[.F34]" office:value-type="float" office:value="0" calcext:value-type="float">
            <text:p>0</text:p>
          </table:table-cell>
          <table:table-cell table:style-name="ce96" table:formula="of:=[.G:.G]/([.E35]-[.E34])*30.4375" office:value-type="float" office:value="0" calcext:value-type="float">
            <text:p>0</text:p>
          </table:table-cell>
          <table:table-cell table:style-name="ce15" table:formula="of:=[$'Dates Ref'.A35]" office:value-type="date" office:date-value="2010-12-10" calcext:value-type="date">
            <text:p>Dec 10, 10</text:p>
          </table:table-cell>
          <table:table-cell table:number-columns-repeated="3"/>
          <table:table-cell table:style-name="ce90" table:formula="of:=[$'Dates Ref'.A35]" office:value-type="date" office:date-value="2010-12-10" calcext:value-type="date">
            <text:p>Dec 10, 10</text:p>
          </table:table-cell>
          <table:table-cell table:number-columns-repeated="3"/>
          <table:table-cell table:style-name="ce91" table:formula="of:=[$'Dates Ref'.$A35]" office:value-type="date" office:date-value="2010-12-10" calcext:value-type="date">
            <text:p>Dec 10, 10</text:p>
          </table:table-cell>
          <table:table-cell table:style-name="ce92" table:formula="of:=[.R34]+([.Q35]-[.Q34])*AVERAGE([.T36];[.T33])/30.4375" office:value-type="float" office:value="0" calcext:value-type="float">
            <text:p>0</text:p>
          </table:table-cell>
          <table:table-cell table:style-name="ce92" table:formula="of:=[.R35]-[.R34]" office:value-type="float" office:value="0" calcext:value-type="float">
            <text:p>0</text:p>
          </table:table-cell>
          <table:table-cell table:style-name="ce97" table:formula="of:=[.S:.S]/([.Q35]-[.Q34])*30.4375" office:value-type="float" office:value="0" calcext:value-type="float">
            <text:p>0</text:p>
          </table:table-cell>
          <table:table-cell table:formula="of:=SUM([.B35]; [.F35]; [.J35]; [.N35]; [.R35])" office:value-type="float" office:value="0" calcext:value-type="float">
            <text:p>0</text:p>
          </table:table-cell>
          <table:table-cell table:formula="of:=[.U35]-[.U34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3">
          <table:table-cell table:formula="of:=[$'Dates Ref'.A36]" office:value-type="date" office:date-value="2011-06-30" calcext:value-type="date">
            <text:p>Jun 30, 11</text:p>
          </table:table-cell>
          <table:table-cell table:number-columns-repeated="3"/>
          <table:table-cell table:style-name="ce91" table:formula="of:=[$'Dates Ref'.$A36]" office:value-type="date" office:date-value="2011-06-30" calcext:value-type="date">
            <text:p>Jun 30, 11</text:p>
          </table:table-cell>
          <table:table-cell table:style-name="ce92" table:formula="of:=[.F35]+([.E36]-[.E35])*AVERAGE([.H38];[.H35])/30.4375" office:value-type="float" office:value="0" calcext:value-type="float">
            <text:p>0</text:p>
          </table:table-cell>
          <table:table-cell table:style-name="ce93" table:formula="of:=[.F36]-[.F35]" office:value-type="float" office:value="0" calcext:value-type="float">
            <text:p>0</text:p>
          </table:table-cell>
          <table:table-cell table:style-name="ce97" table:formula="of:=[.G:.G]/([.E36]-[.E35])*30.4375" office:value-type="float" office:value="0" calcext:value-type="float">
            <text:p>0</text:p>
          </table:table-cell>
          <table:table-cell table:style-name="ce15" table:formula="of:=[$'Dates Ref'.A36]" office:value-type="date" office:date-value="2011-06-30" calcext:value-type="date">
            <text:p>Jun 30, 11</text:p>
          </table:table-cell>
          <table:table-cell table:number-columns-repeated="3"/>
          <table:table-cell table:style-name="ce90" table:formula="of:=[$'Dates Ref'.A36]" office:value-type="date" office:date-value="2011-06-30" calcext:value-type="date">
            <text:p>Jun 30, 11</text:p>
          </table:table-cell>
          <table:table-cell table:number-columns-repeated="3"/>
          <table:table-cell table:formula="of:=[$'Dates Ref'.R36]" office:value-type="date" office:date-value="2011-04-27" calcext:value-type="date">
            <text:p>Apr 27, 11</text:p>
          </table:table-cell>
          <table:table-cell table:style-name="ce38" table:formula="of:=[$asianfanfics.B36]" office:value-type="float" office:value="0" calcext:value-type="float">
            <text:p>0</text:p>
          </table:table-cell>
          <table:table-cell table:style-name="ce104" table:formula="of:=[.R36]-[.R33]" office:value-type="float" office:value="0" calcext:value-type="float">
            <text:p>0</text:p>
          </table:table-cell>
          <table:table-cell table:style-name="ce98" table:formula="of:=[.S:.S]/([.Q36]-[.Q33])*30.4375" office:value-type="float" office:value="0" calcext:value-type="float">
            <text:p>0</text:p>
          </table:table-cell>
          <table:table-cell table:formula="of:=SUM([.B36]; [.F36]; [.J36]; [.N36]; [.R36])" office:value-type="float" office:value="0" calcext:value-type="float">
            <text:p>0</text:p>
          </table:table-cell>
          <table:table-cell table:formula="of:=[.U36]-[.U35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3">
          <table:table-cell table:formula="of:=[$'Dates Ref'.A37]" office:value-type="date" office:date-value="2011-08-13" calcext:value-type="date">
            <text:p>Aug 13, 11</text:p>
          </table:table-cell>
          <table:table-cell table:number-columns-repeated="3"/>
          <table:table-cell table:style-name="ce91" table:formula="of:=[$'Dates Ref'.$A37]" office:value-type="date" office:date-value="2011-08-13" calcext:value-type="date">
            <text:p>Aug 13, 11</text:p>
          </table:table-cell>
          <table:table-cell table:style-name="ce92" table:formula="of:=[.F36]+([.E37]-[.E36])*AVERAGE([.H38];[.H35])/30.4375" office:value-type="float" office:value="0" calcext:value-type="float">
            <text:p>0</text:p>
          </table:table-cell>
          <table:table-cell table:style-name="ce93" table:formula="of:=[.F37]-[.F36]" office:value-type="float" office:value="0" calcext:value-type="float">
            <text:p>0</text:p>
          </table:table-cell>
          <table:table-cell table:style-name="ce97" table:formula="of:=[.G:.G]/([.E37]-[.E36])*30.4375" office:value-type="float" office:value="0" calcext:value-type="float">
            <text:p>0</text:p>
          </table:table-cell>
          <table:table-cell table:style-name="ce15" table:formula="of:=[$'Dates Ref'.A37]" office:value-type="date" office:date-value="2011-08-13" calcext:value-type="date">
            <text:p>Aug 13, 11</text:p>
          </table:table-cell>
          <table:table-cell table:number-columns-repeated="3"/>
          <table:table-cell table:style-name="ce90" table:formula="of:=[$'Dates Ref'.A37]" office:value-type="date" office:date-value="2011-08-13" calcext:value-type="date">
            <text:p>Aug 13, 11</text:p>
          </table:table-cell>
          <table:table-cell table:number-columns-repeated="3"/>
          <table:table-cell table:style-name="ce91" table:formula="of:=[$'Dates Ref'.$A37]" office:value-type="date" office:date-value="2011-08-13" calcext:value-type="date">
            <text:p>Aug 13, 11</text:p>
          </table:table-cell>
          <table:table-cell table:style-name="ce92" table:formula="of:=[.R36]+([.Q37]-[.Q36])*[.T38]/30.4375" office:value-type="float" office:value="0" calcext:value-type="float">
            <text:p>0</text:p>
          </table:table-cell>
          <table:table-cell table:style-name="ce92" table:formula="of:=[.R37]-[.R36]" office:value-type="float" office:value="0" calcext:value-type="float">
            <text:p>0</text:p>
          </table:table-cell>
          <table:table-cell table:style-name="ce97" table:formula="of:=[.S:.S]/([.Q37]-[.Q36])*30.4375" office:value-type="float" office:value="0" calcext:value-type="float">
            <text:p>0</text:p>
          </table:table-cell>
          <table:table-cell table:formula="of:=SUM([.B37]; [.F37]; [.J37]; [.N37]; [.R37])" office:value-type="float" office:value="0" calcext:value-type="float">
            <text:p>0</text:p>
          </table:table-cell>
          <table:table-cell table:formula="of:=[.U37]-[.U36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38]" office:value-type="date" office:date-value="2011-09-23" calcext:value-type="date">
            <text:p>Sep 23, 11</text:p>
          </table:table-cell>
          <table:table-cell table:number-columns-repeated="3"/>
          <table:table-cell table:formula="of:=[$'Dates Ref'.T38]" office:value-type="date" office:date-value="2011-09-24" calcext:value-type="date">
            <text:p>Sep 24, 11</text:p>
          </table:table-cell>
          <table:table-cell table:style-name="ce38" table:formula="of:=[$'kpop ao3'.C38]" office:value-type="float" office:value="0" calcext:value-type="float">
            <text:p>0</text:p>
          </table:table-cell>
          <table:table-cell table:style-name="ce94" table:formula="of:=[.F38]-[.F35]" office:value-type="float" office:value="0" calcext:value-type="float">
            <text:p>0</text:p>
          </table:table-cell>
          <table:table-cell table:style-name="ce98" table:formula="of:=[.G:.G]/([.E38]-[.E35])*30.4375" office:value-type="float" office:value="0" calcext:value-type="float">
            <text:p>0</text:p>
          </table:table-cell>
          <table:table-cell table:style-name="ce15" table:formula="of:=[$'Dates Ref'.A38]" office:value-type="date" office:date-value="2011-09-23" calcext:value-type="date">
            <text:p>Sep 23, 11</text:p>
          </table:table-cell>
          <table:table-cell table:number-columns-repeated="3"/>
          <table:table-cell table:style-name="ce90" table:formula="of:=[$'Dates Ref'.A38]" office:value-type="date" office:date-value="2011-09-23" calcext:value-type="date">
            <text:p>Sep 23, 11</text:p>
          </table:table-cell>
          <table:table-cell table:number-columns-repeated="3"/>
          <table:table-cell table:formula="of:=[$'Dates Ref'.R38]" office:value-type="date" office:date-value="2011-09-21" calcext:value-type="date">
            <text:p>Sep 21, 11</text:p>
          </table:table-cell>
          <table:table-cell table:style-name="ce38" table:formula="of:=[$asianfanfics.B38]" office:value-type="float" office:value="0" calcext:value-type="float">
            <text:p>0</text:p>
          </table:table-cell>
          <table:table-cell table:style-name="ce94" table:formula="of:=[.R38]-[.R36]" office:value-type="float" office:value="0" calcext:value-type="float">
            <text:p>0</text:p>
          </table:table-cell>
          <table:table-cell table:style-name="ce98" table:formula="of:=[.S:.S]/([.Q38]-[.Q36])*30.4375" office:value-type="float" office:value="0" calcext:value-type="float">
            <text:p>0</text:p>
          </table:table-cell>
          <table:table-cell table:formula="of:=SUM([.B38]; [.F38]; [.J38]; [.N38]; [.R38])" office:value-type="float" office:value="0" calcext:value-type="float">
            <text:p>0</text:p>
          </table:table-cell>
          <table:table-cell table:formula="of:=[.U38]-[.U37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39]" office:value-type="date" office:date-value="2011-10-25" calcext:value-type="date">
            <text:p>Oct 25, 11</text:p>
          </table:table-cell>
          <table:table-cell table:number-columns-repeated="3"/>
          <table:table-cell table:style-name="ce91" table:formula="of:=[$'Dates Ref'.$A39]" office:value-type="date" office:date-value="2011-10-25" calcext:value-type="date">
            <text:p>Oct 25, 11</text:p>
          </table:table-cell>
          <table:table-cell table:style-name="ce92" table:formula="of:=[.F38]+([.E39]-[.E38])*AVERAGE([.H40]; [.H38])/30.4375" office:value-type="float" office:value="0" calcext:value-type="float">
            <text:p>0</text:p>
          </table:table-cell>
          <table:table-cell table:style-name="ce93" table:formula="of:=[.F39]-[.F38]" office:value-type="float" office:value="0" calcext:value-type="float">
            <text:p>0</text:p>
          </table:table-cell>
          <table:table-cell table:style-name="ce97" table:formula="of:=[.G:.G]/([.E39]-[.E38])*30.4375" office:value-type="float" office:value="0" calcext:value-type="float">
            <text:p>0</text:p>
          </table:table-cell>
          <table:table-cell table:style-name="ce15" table:formula="of:=[$'Dates Ref'.A39]" office:value-type="date" office:date-value="2011-10-25" calcext:value-type="date">
            <text:p>Oct 25, 11</text:p>
          </table:table-cell>
          <table:table-cell table:number-columns-repeated="3"/>
          <table:table-cell table:style-name="ce90" table:formula="of:=[$'Dates Ref'.A39]" office:value-type="date" office:date-value="2011-10-25" calcext:value-type="date">
            <text:p>Oct 25, 11</text:p>
          </table:table-cell>
          <table:table-cell table:number-columns-repeated="3"/>
          <table:table-cell table:style-name="ce91" table:formula="of:=[$'Dates Ref'.$A39]" office:value-type="date" office:date-value="2011-10-25" calcext:value-type="date">
            <text:p>Oct 25, 11</text:p>
          </table:table-cell>
          <table:table-cell table:style-name="ce92" table:formula="of:=[.R38]+([.Q39]-[.Q38])*[.T40]/30.4375" office:value-type="float" office:value="0" calcext:value-type="float">
            <text:p>0</text:p>
          </table:table-cell>
          <table:table-cell table:style-name="ce92" table:formula="of:=[.R39]-[.R38]" office:value-type="float" office:value="0" calcext:value-type="float">
            <text:p>0</text:p>
          </table:table-cell>
          <table:table-cell table:style-name="ce97" table:formula="of:=[.S:.S]/([.Q39]-[.Q38])*30.4375" office:value-type="float" office:value="0" calcext:value-type="float">
            <text:p>0</text:p>
          </table:table-cell>
          <table:table-cell table:formula="of:=SUM([.B39]; [.F39]; [.J39]; [.N39]; [.R39])" office:value-type="float" office:value="0" calcext:value-type="float">
            <text:p>0</text:p>
          </table:table-cell>
          <table:table-cell table:formula="of:=[.U39]-[.U38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40]" office:value-type="date" office:date-value="2012-01-12" calcext:value-type="date">
            <text:p>Jan 12, 12</text:p>
          </table:table-cell>
          <table:table-cell table:number-columns-repeated="3"/>
          <table:table-cell table:formula="of:=[$'Dates Ref'.T40]" office:value-type="date" office:date-value="2012-01-14" calcext:value-type="date">
            <text:p>Jan 14, 12</text:p>
          </table:table-cell>
          <table:table-cell table:style-name="ce38" table:formula="of:=[$'kpop ao3'.C40]" office:value-type="float" office:value="0" calcext:value-type="float">
            <text:p>0</text:p>
          </table:table-cell>
          <table:table-cell table:style-name="ce94" table:formula="of:=[.F40]-[.F38]" office:value-type="float" office:value="0" calcext:value-type="float">
            <text:p>0</text:p>
          </table:table-cell>
          <table:table-cell table:style-name="ce98" table:formula="of:=[.G:.G]/([.E40]-[.E38])*30.4375" office:value-type="float" office:value="0" calcext:value-type="float">
            <text:p>0</text:p>
          </table:table-cell>
          <table:table-cell table:style-name="ce15" table:formula="of:=[$'Dates Ref'.A40]" office:value-type="date" office:date-value="2012-01-12" calcext:value-type="date">
            <text:p>Jan 12, 12</text:p>
          </table:table-cell>
          <table:table-cell table:number-columns-repeated="3"/>
          <table:table-cell table:style-name="ce90" table:formula="of:=[$'Dates Ref'.A40]" office:value-type="date" office:date-value="2012-01-12" calcext:value-type="date">
            <text:p>Jan 12, 12</text:p>
          </table:table-cell>
          <table:table-cell table:number-columns-repeated="3"/>
          <table:table-cell table:formula="of:=[$'Dates Ref'.R40]" office:value-type="date" office:date-value="2012-01-12" calcext:value-type="date">
            <text:p>Jan 12, 12</text:p>
          </table:table-cell>
          <table:table-cell table:style-name="ce38" table:formula="of:=[$asianfanfics.B40]" office:value-type="float" office:value="0" calcext:value-type="float">
            <text:p>0</text:p>
          </table:table-cell>
          <table:table-cell table:style-name="ce94" table:formula="of:=[.R40]-[.R38]" office:value-type="float" office:value="0" calcext:value-type="float">
            <text:p>0</text:p>
          </table:table-cell>
          <table:table-cell table:style-name="ce98" table:formula="of:=[.S:.S]/([.Q40]-[.Q38])*30.4375" office:value-type="float" office:value="0" calcext:value-type="float">
            <text:p>0</text:p>
          </table:table-cell>
          <table:table-cell table:formula="of:=SUM([.B40]; [.F40]; [.J40]; [.N40]; [.R40])" office:value-type="float" office:value="0" calcext:value-type="float">
            <text:p>0</text:p>
          </table:table-cell>
          <table:table-cell table:formula="of:=[.U40]-[.U39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41]" office:value-type="date" office:date-value="2012-05-01" calcext:value-type="date">
            <text:p>May 1, 12</text:p>
          </table:table-cell>
          <table:table-cell table:number-columns-repeated="3"/>
          <table:table-cell table:style-name="ce91" table:formula="of:=[$'Dates Ref'.$A41]" office:value-type="date" office:date-value="2012-05-01" calcext:value-type="date">
            <text:p>May 1, 12</text:p>
          </table:table-cell>
          <table:table-cell table:style-name="ce92" table:formula="of:=[.F40]+([.E41]-[.E40])*AVERAGE([.H42]; [.H40])/30.4375" office:value-type="float" office:value="0" calcext:value-type="float">
            <text:p>0</text:p>
          </table:table-cell>
          <table:table-cell table:style-name="ce93" table:formula="of:=[.F41]-[.F40]" office:value-type="float" office:value="0" calcext:value-type="float">
            <text:p>0</text:p>
          </table:table-cell>
          <table:table-cell table:style-name="ce97" table:formula="of:=[.G:.G]/([.E41]-[.E40])*30.4375" office:value-type="float" office:value="0" calcext:value-type="float">
            <text:p>0</text:p>
          </table:table-cell>
          <table:table-cell table:style-name="ce15" table:formula="of:=[$'Dates Ref'.A41]" office:value-type="date" office:date-value="2012-05-01" calcext:value-type="date">
            <text:p>May 1, 12</text:p>
          </table:table-cell>
          <table:table-cell table:number-columns-repeated="3"/>
          <table:table-cell table:style-name="ce90" table:formula="of:=[$'Dates Ref'.A41]" office:value-type="date" office:date-value="2012-05-01" calcext:value-type="date">
            <text:p>May 1, 12</text:p>
          </table:table-cell>
          <table:table-cell table:number-columns-repeated="3"/>
          <table:table-cell table:formula="of:=[$'Dates Ref'.R41]" office:value-type="date" office:date-value="2012-05-11" calcext:value-type="date">
            <text:p>May 11, 12</text:p>
          </table:table-cell>
          <table:table-cell table:style-name="ce38" table:formula="of:=[$asianfanfics.B41]" office:value-type="float" office:value="0" calcext:value-type="float">
            <text:p>0</text:p>
          </table:table-cell>
          <table:table-cell table:formula="of:=[.R41]-[.R40]" office:value-type="float" office:value="0" calcext:value-type="float">
            <text:p>0</text:p>
          </table:table-cell>
          <table:table-cell table:style-name="ce96" table:formula="of:=[.S:.S]/([.Q41]-[.Q40])*30.4375" office:value-type="float" office:value="0" calcext:value-type="float">
            <text:p>0</text:p>
          </table:table-cell>
          <table:table-cell table:formula="of:=SUM([.B41]; [.F41]; [.J41]; [.N41]; [.R41])" office:value-type="float" office:value="0" calcext:value-type="float">
            <text:p>0</text:p>
          </table:table-cell>
          <table:table-cell table:formula="of:=[.U41]-[.U40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42]" office:value-type="date" office:date-value="2012-05-20" calcext:value-type="date">
            <text:p>May 20, 12</text:p>
          </table:table-cell>
          <table:table-cell table:number-columns-repeated="3"/>
          <table:table-cell table:formula="of:=[$'Dates Ref'.T42]" office:value-type="date" office:date-value="2012-05-19" calcext:value-type="date">
            <text:p>May 19, 12</text:p>
          </table:table-cell>
          <table:table-cell table:style-name="ce38" table:formula="of:=[$'kpop ao3'.C42]" office:value-type="float" office:value="0" calcext:value-type="float">
            <text:p>0</text:p>
          </table:table-cell>
          <table:table-cell table:style-name="ce94" table:formula="of:=[.F42]-[.F40]" office:value-type="float" office:value="0" calcext:value-type="float">
            <text:p>0</text:p>
          </table:table-cell>
          <table:table-cell table:style-name="ce98" table:formula="of:=[.G:.G]/([.E42]-[.E40])*30.4375" office:value-type="float" office:value="0" calcext:value-type="float">
            <text:p>0</text:p>
          </table:table-cell>
          <table:table-cell table:style-name="ce15" table:formula="of:=[$'Dates Ref'.A42]" office:value-type="date" office:date-value="2012-05-20" calcext:value-type="date">
            <text:p>May 20, 12</text:p>
          </table:table-cell>
          <table:table-cell table:number-columns-repeated="3"/>
          <table:table-cell table:style-name="ce90" table:formula="of:=[$'Dates Ref'.A42]" office:value-type="date" office:date-value="2012-05-20" calcext:value-type="date">
            <text:p>May 20, 12</text:p>
          </table:table-cell>
          <table:table-cell table:number-columns-repeated="3"/>
          <table:table-cell table:style-name="ce91" table:formula="of:=[$'Dates Ref'.$A42]" office:value-type="date" office:date-value="2012-05-20" calcext:value-type="date">
            <text:p>May 20, 12</text:p>
          </table:table-cell>
          <table:table-cell table:style-name="ce92" table:formula="of:=[.R41]+([.Q42]-[.Q41])*[.T43]/30.4375" office:value-type="float" office:value="0" calcext:value-type="float">
            <text:p>0</text:p>
          </table:table-cell>
          <table:table-cell table:style-name="ce92" table:formula="of:=[.R42]-[.R41]" office:value-type="float" office:value="0" calcext:value-type="float">
            <text:p>0</text:p>
          </table:table-cell>
          <table:table-cell table:style-name="ce97" table:formula="of:=[.S:.S]/([.Q42]-[.Q41])*30.4375" office:value-type="float" office:value="0" calcext:value-type="float">
            <text:p>0</text:p>
          </table:table-cell>
          <table:table-cell table:formula="of:=SUM([.B42]; [.F42]; [.J42]; [.N42]; [.R42])" office:value-type="float" office:value="0" calcext:value-type="float">
            <text:p>0</text:p>
          </table:table-cell>
          <table:table-cell table:formula="of:=[.U42]-[.U41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43]" office:value-type="date" office:date-value="2012-06-04" calcext:value-type="date">
            <text:p>Jun 4, 12</text:p>
          </table:table-cell>
          <table:table-cell table:number-columns-repeated="3"/>
          <table:table-cell table:formula="of:=[$'Dates Ref'.T43]" office:value-type="date" office:date-value="2012-06-14" calcext:value-type="date">
            <text:p>Jun 14, 12</text:p>
          </table:table-cell>
          <table:table-cell table:style-name="ce38" table:formula="of:=[$'kpop ao3'.C43]" office:value-type="float" office:value="0" calcext:value-type="float">
            <text:p>0</text:p>
          </table:table-cell>
          <table:table-cell table:formula="of:=[.F43]-[.F42]" office:value-type="float" office:value="0" calcext:value-type="float">
            <text:p>0</text:p>
          </table:table-cell>
          <table:table-cell table:style-name="ce96" table:formula="of:=[.G:.G]/([.E43]-[.E42])*30.4375" office:value-type="float" office:value="0" calcext:value-type="float">
            <text:p>0</text:p>
          </table:table-cell>
          <table:table-cell table:style-name="ce15" table:formula="of:=[$'Dates Ref'.A43]" office:value-type="date" office:date-value="2012-06-04" calcext:value-type="date">
            <text:p>Jun 4, 12</text:p>
          </table:table-cell>
          <table:table-cell table:number-columns-repeated="3"/>
          <table:table-cell table:style-name="ce90" table:formula="of:=[$'Dates Ref'.A43]" office:value-type="date" office:date-value="2012-06-04" calcext:value-type="date">
            <text:p>Jun 4, 12</text:p>
          </table:table-cell>
          <table:table-cell table:number-columns-repeated="3"/>
          <table:table-cell table:formula="of:=[$'Dates Ref'.R43]" office:value-type="date" office:date-value="2012-06-15" calcext:value-type="date">
            <text:p>Jun 15, 12</text:p>
          </table:table-cell>
          <table:table-cell table:style-name="ce38" table:formula="of:=[$asianfanfics.B43]" office:value-type="float" office:value="0" calcext:value-type="float">
            <text:p>0</text:p>
          </table:table-cell>
          <table:table-cell table:style-name="ce94" table:formula="of:=[.R43]-[.R41]" office:value-type="float" office:value="0" calcext:value-type="float">
            <text:p>0</text:p>
          </table:table-cell>
          <table:table-cell table:style-name="ce98" table:formula="of:=[.S:.S]/([.Q43]-[.Q41])*30.4375" office:value-type="float" office:value="0" calcext:value-type="float">
            <text:p>0</text:p>
          </table:table-cell>
          <table:table-cell table:formula="of:=SUM([.B43]; [.F43]; [.J43]; [.N43]; [.R43])" office:value-type="float" office:value="0" calcext:value-type="float">
            <text:p>0</text:p>
          </table:table-cell>
          <table:table-cell table:formula="of:=[.U43]-[.U42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44]" office:value-type="date" office:date-value="2012-07-16" calcext:value-type="date">
            <text:p>Jul 16, 12</text:p>
          </table:table-cell>
          <table:table-cell table:number-columns-repeated="3"/>
          <table:table-cell table:formula="of:=[$'Dates Ref'.T44]" office:value-type="date" office:date-value="2012-07-30" calcext:value-type="date">
            <text:p>Jul 30, 12</text:p>
          </table:table-cell>
          <table:table-cell table:style-name="ce38" table:formula="of:=[$'kpop ao3'.C44]" office:value-type="float" office:value="0" calcext:value-type="float">
            <text:p>0</text:p>
          </table:table-cell>
          <table:table-cell table:formula="of:=[.F44]-[.F43]" office:value-type="float" office:value="0" calcext:value-type="float">
            <text:p>0</text:p>
          </table:table-cell>
          <table:table-cell table:style-name="ce96" table:formula="of:=[.G:.G]/([.E44]-[.E43])*30.4375" office:value-type="float" office:value="0" calcext:value-type="float">
            <text:p>0</text:p>
          </table:table-cell>
          <table:table-cell table:style-name="ce15" table:formula="of:=[$'Dates Ref'.A44]" office:value-type="date" office:date-value="2012-07-16" calcext:value-type="date">
            <text:p>Jul 16, 12</text:p>
          </table:table-cell>
          <table:table-cell table:number-columns-repeated="3"/>
          <table:table-cell table:style-name="ce90" table:formula="of:=[$'Dates Ref'.A44]" office:value-type="date" office:date-value="2012-07-16" calcext:value-type="date">
            <text:p>Jul 16, 12</text:p>
          </table:table-cell>
          <table:table-cell table:number-columns-repeated="3"/>
          <table:table-cell table:style-name="ce91" table:formula="of:=[$'Dates Ref'.$A44]" office:value-type="date" office:date-value="2012-07-16" calcext:value-type="date">
            <text:p>Jul 16, 12</text:p>
          </table:table-cell>
          <table:table-cell table:style-name="ce92" table:formula="of:=[.R43]+([.Q44]-[.Q43])*[.T45]/30.4375" office:value-type="float" office:value="0" calcext:value-type="float">
            <text:p>0</text:p>
          </table:table-cell>
          <table:table-cell table:style-name="ce92" table:formula="of:=[.R44]-[.R43]" office:value-type="float" office:value="0" calcext:value-type="float">
            <text:p>0</text:p>
          </table:table-cell>
          <table:table-cell table:style-name="ce97" table:formula="of:=[.S:.S]/([.Q44]-[.Q43])*30.4375" office:value-type="float" office:value="0" calcext:value-type="float">
            <text:p>0</text:p>
          </table:table-cell>
          <table:table-cell table:formula="of:=SUM([.B44]; [.F44]; [.J44]; [.N44]; [.R44])" office:value-type="float" office:value="0" calcext:value-type="float">
            <text:p>0</text:p>
          </table:table-cell>
          <table:table-cell table:formula="of:=[.U44]-[.U43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45]" office:value-type="date" office:date-value="2012-10-23" calcext:value-type="date">
            <text:p>Oct 23, 12</text:p>
          </table:table-cell>
          <table:table-cell table:number-columns-repeated="3"/>
          <table:table-cell table:formula="of:=[$'Dates Ref'.T45]" office:value-type="date" office:date-value="2012-10-24" calcext:value-type="date">
            <text:p>Oct 24, 12</text:p>
          </table:table-cell>
          <table:table-cell table:style-name="ce38" table:formula="of:=[$'kpop ao3'.C45]" office:value-type="float" office:value="0" calcext:value-type="float">
            <text:p>0</text:p>
          </table:table-cell>
          <table:table-cell table:formula="of:=[.F45]-[.F44]" office:value-type="float" office:value="0" calcext:value-type="float">
            <text:p>0</text:p>
          </table:table-cell>
          <table:table-cell table:style-name="ce96" table:formula="of:=[.G:.G]/([.E45]-[.E44])*30.4375" office:value-type="float" office:value="0" calcext:value-type="float">
            <text:p>0</text:p>
          </table:table-cell>
          <table:table-cell table:style-name="ce15" table:formula="of:=[$'Dates Ref'.A45]" office:value-type="date" office:date-value="2012-10-23" calcext:value-type="date">
            <text:p>Oct 23, 12</text:p>
          </table:table-cell>
          <table:table-cell table:number-columns-repeated="3"/>
          <table:table-cell table:style-name="ce90" table:formula="of:=[$'Dates Ref'.A45]" office:value-type="date" office:date-value="2012-10-23" calcext:value-type="date">
            <text:p>Oct 23, 12</text:p>
          </table:table-cell>
          <table:table-cell table:number-columns-repeated="3"/>
          <table:table-cell table:formula="of:=[$'Dates Ref'.R45]" office:value-type="date" office:date-value="2012-10-15" calcext:value-type="date">
            <text:p>Oct 15, 12</text:p>
          </table:table-cell>
          <table:table-cell table:style-name="ce38" table:formula="of:=[$asianfanfics.B45]" office:value-type="float" office:value="0" calcext:value-type="float">
            <text:p>0</text:p>
          </table:table-cell>
          <table:table-cell table:style-name="ce94" table:formula="of:=[.R45]-[.R43]" office:value-type="float" office:value="0" calcext:value-type="float">
            <text:p>0</text:p>
          </table:table-cell>
          <table:table-cell table:style-name="ce98" table:formula="of:=[.S:.S]/([.Q45]-[.Q43])*30.4375" office:value-type="float" office:value="0" calcext:value-type="float">
            <text:p>0</text:p>
          </table:table-cell>
          <table:table-cell table:formula="of:=SUM([.B45]; [.F45]; [.J45]; [.N45]; [.R45])" office:value-type="float" office:value="0" calcext:value-type="float">
            <text:p>0</text:p>
          </table:table-cell>
          <table:table-cell table:formula="of:=[.U45]-[.U44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46]" office:value-type="date" office:date-value="2013-01-07" calcext:value-type="date">
            <text:p>Jan 7, 13</text:p>
          </table:table-cell>
          <table:table-cell table:number-columns-repeated="3"/>
          <table:table-cell table:formula="of:=[$'Dates Ref'.T46]" office:value-type="date" office:date-value="2013-01-04" calcext:value-type="date">
            <text:p>Jan 4, 13</text:p>
          </table:table-cell>
          <table:table-cell table:style-name="ce38" table:formula="of:=[$'kpop ao3'.C46]" office:value-type="float" office:value="0" calcext:value-type="float">
            <text:p>0</text:p>
          </table:table-cell>
          <table:table-cell table:formula="of:=[.F46]-[.F45]" office:value-type="float" office:value="0" calcext:value-type="float">
            <text:p>0</text:p>
          </table:table-cell>
          <table:table-cell table:style-name="ce96" table:formula="of:=[.G:.G]/([.E46]-[.E45])*30.4375" office:value-type="float" office:value="0" calcext:value-type="float">
            <text:p>0</text:p>
          </table:table-cell>
          <table:table-cell table:style-name="ce15" table:formula="of:=[$'Dates Ref'.A46]" office:value-type="date" office:date-value="2013-01-07" calcext:value-type="date">
            <text:p>Jan 7, 13</text:p>
          </table:table-cell>
          <table:table-cell table:number-columns-repeated="3"/>
          <table:table-cell table:style-name="ce90" table:formula="of:=[$'Dates Ref'.A46]" office:value-type="date" office:date-value="2013-01-07" calcext:value-type="date">
            <text:p>Jan 7, 13</text:p>
          </table:table-cell>
          <table:table-cell table:number-columns-repeated="3"/>
          <table:table-cell table:formula="of:=[$'Dates Ref'.R46]" office:value-type="date" office:date-value="2013-01-11" calcext:value-type="date">
            <text:p>Jan 11, 13</text:p>
          </table:table-cell>
          <table:table-cell table:style-name="ce38" table:formula="of:=[$asianfanfics.B46]" office:value-type="float" office:value="0" calcext:value-type="float">
            <text:p>0</text:p>
          </table:table-cell>
          <table:table-cell table:formula="of:=[.R46]-[.R45]" office:value-type="float" office:value="0" calcext:value-type="float">
            <text:p>0</text:p>
          </table:table-cell>
          <table:table-cell table:style-name="ce96" table:formula="of:=[.S:.S]/([.Q46]-[.Q45])*30.4375" office:value-type="float" office:value="0" calcext:value-type="float">
            <text:p>0</text:p>
          </table:table-cell>
          <table:table-cell table:formula="of:=SUM([.B46]; [.F46]; [.J46]; [.N46]; [.R46])" office:value-type="float" office:value="0" calcext:value-type="float">
            <text:p>0</text:p>
          </table:table-cell>
          <table:table-cell table:formula="of:=[.U46]-[.U45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47]" office:value-type="date" office:date-value="2013-04-04" calcext:value-type="date">
            <text:p>Apr 4, 13</text:p>
          </table:table-cell>
          <table:table-cell table:number-columns-repeated="3"/>
          <table:table-cell table:style-name="ce91" table:formula="of:=[$'Dates Ref'.$A47]" office:value-type="date" office:date-value="2013-04-04" calcext:value-type="date">
            <text:p>Apr 4, 13</text:p>
          </table:table-cell>
          <table:table-cell table:style-name="ce92" table:formula="of:=[.F46]+([.E47]-[.E46])*AVERAGE([.H48]; [.H46])/30.4375" office:value-type="float" office:value="0" calcext:value-type="float">
            <text:p>0</text:p>
          </table:table-cell>
          <table:table-cell table:style-name="ce95" table:formula="of:=[.F47]-[.F46]" office:value-type="float" office:value="0" calcext:value-type="float">
            <text:p>0</text:p>
          </table:table-cell>
          <table:table-cell table:style-name="ce97" table:formula="of:=[.G:.G]/([.E47]-[.E46])*30.4375" office:value-type="float" office:value="0" calcext:value-type="float">
            <text:p>0</text:p>
          </table:table-cell>
          <table:table-cell table:style-name="ce15" table:formula="of:=[$'Dates Ref'.A47]" office:value-type="date" office:date-value="2013-04-04" calcext:value-type="date">
            <text:p>Apr 4, 13</text:p>
          </table:table-cell>
          <table:table-cell table:number-columns-repeated="3"/>
          <table:table-cell table:style-name="ce90" table:formula="of:=[$'Dates Ref'.A47]" office:value-type="date" office:date-value="2013-04-04" calcext:value-type="date">
            <text:p>Apr 4, 13</text:p>
          </table:table-cell>
          <table:table-cell table:number-columns-repeated="3"/>
          <table:table-cell table:style-name="ce91" table:formula="of:=[$'Dates Ref'.$A47]" office:value-type="date" office:date-value="2013-04-04" calcext:value-type="date">
            <text:p>Apr 4, 13</text:p>
          </table:table-cell>
          <table:table-cell table:style-name="ce92" table:formula="of:=[.R46]+([.Q47]-[.Q46])*[.T48]/30.4375" office:value-type="float" office:value="0" calcext:value-type="float">
            <text:p>0</text:p>
          </table:table-cell>
          <table:table-cell table:style-name="ce92" table:formula="of:=[.R47]-[.R46]" office:value-type="float" office:value="0" calcext:value-type="float">
            <text:p>0</text:p>
          </table:table-cell>
          <table:table-cell table:style-name="ce97" table:formula="of:=[.S:.S]/([.Q47]-[.Q46])*30.4375" office:value-type="float" office:value="0" calcext:value-type="float">
            <text:p>0</text:p>
          </table:table-cell>
          <table:table-cell table:formula="of:=SUM([.B47]; [.F47]; [.J47]; [.N47]; [.R47])" office:value-type="float" office:value="0" calcext:value-type="float">
            <text:p>0</text:p>
          </table:table-cell>
          <table:table-cell table:formula="of:=[.U47]-[.U46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48]" office:value-type="date" office:date-value="2013-06-25" calcext:value-type="date">
            <text:p>Jun 25, 13</text:p>
          </table:table-cell>
          <table:table-cell table:number-columns-repeated="3"/>
          <table:table-cell table:formula="of:=[$'Dates Ref'.T48]" office:value-type="date" office:date-value="2013-06-23" calcext:value-type="date">
            <text:p>Jun 23, 13</text:p>
          </table:table-cell>
          <table:table-cell table:style-name="ce38" table:formula="of:=[$'kpop ao3'.C48]" office:value-type="float" office:value="0" calcext:value-type="float">
            <text:p>0</text:p>
          </table:table-cell>
          <table:table-cell table:style-name="ce94" table:formula="of:=[.F48]-[.F46]" office:value-type="float" office:value="0" calcext:value-type="float">
            <text:p>0</text:p>
          </table:table-cell>
          <table:table-cell table:style-name="ce98" table:formula="of:=[.G:.G]/([.E48]-[.E46])*30.4375" office:value-type="float" office:value="0" calcext:value-type="float">
            <text:p>0</text:p>
          </table:table-cell>
          <table:table-cell table:style-name="ce15" table:formula="of:=[$'Dates Ref'.A48]" office:value-type="date" office:date-value="2013-06-25" calcext:value-type="date">
            <text:p>Jun 25, 13</text:p>
          </table:table-cell>
          <table:table-cell table:number-columns-repeated="3"/>
          <table:table-cell table:style-name="ce90" table:formula="of:=[$'Dates Ref'.A48]" office:value-type="date" office:date-value="2013-06-25" calcext:value-type="date">
            <text:p>Jun 25, 13</text:p>
          </table:table-cell>
          <table:table-cell table:number-columns-repeated="3"/>
          <table:table-cell table:formula="of:=[$'Dates Ref'.R48]" office:value-type="date" office:date-value="2013-06-20" calcext:value-type="date">
            <text:p>Jun 20, 13</text:p>
          </table:table-cell>
          <table:table-cell table:style-name="ce38" table:formula="of:=[$asianfanfics.B48]" office:value-type="float" office:value="0" calcext:value-type="float">
            <text:p>0</text:p>
          </table:table-cell>
          <table:table-cell table:style-name="ce94" table:formula="of:=[.R48]-[.R46]" office:value-type="float" office:value="0" calcext:value-type="float">
            <text:p>0</text:p>
          </table:table-cell>
          <table:table-cell table:style-name="ce98" table:formula="of:=[.S:.S]/([.Q48]-[.Q46])*30.4375" office:value-type="float" office:value="0" calcext:value-type="float">
            <text:p>0</text:p>
          </table:table-cell>
          <table:table-cell table:formula="of:=SUM([.B48]; [.F48]; [.J48]; [.N48]; [.R48])" office:value-type="float" office:value="0" calcext:value-type="float">
            <text:p>0</text:p>
          </table:table-cell>
          <table:table-cell table:formula="of:=[.U48]-[.U47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49]" office:value-type="date" office:date-value="2013-10-10" calcext:value-type="date">
            <text:p>Oct 10, 13</text:p>
          </table:table-cell>
          <table:table-cell table:number-columns-repeated="3"/>
          <table:table-cell table:formula="of:=[$'Dates Ref'.T49]" office:value-type="date" office:date-value="2013-10-09" calcext:value-type="date">
            <text:p>Oct 9, 13</text:p>
          </table:table-cell>
          <table:table-cell table:style-name="ce38" table:formula="of:=[$'kpop ao3'.C49]" office:value-type="float" office:value="8" calcext:value-type="float">
            <text:p>8</text:p>
          </table:table-cell>
          <table:table-cell table:formula="of:=[.F49]-[.F48]" office:value-type="float" office:value="8" calcext:value-type="float">
            <text:p>8</text:p>
          </table:table-cell>
          <table:table-cell table:style-name="ce96" table:formula="of:=[.G:.G]/([.E49]-[.E48])*30.4375" office:value-type="float" office:value="2.25462962962963" calcext:value-type="float">
            <text:p>2</text:p>
          </table:table-cell>
          <table:table-cell table:style-name="ce15" table:formula="of:=[$'Dates Ref'.A49]" office:value-type="date" office:date-value="2013-10-10" calcext:value-type="date">
            <text:p>Oct 10, 13</text:p>
          </table:table-cell>
          <table:table-cell table:number-columns-repeated="3"/>
          <table:table-cell table:style-name="ce90" table:formula="of:=[$'Dates Ref'.A49]" office:value-type="date" office:date-value="2013-10-10" calcext:value-type="date">
            <text:p>Oct 10, 13</text:p>
          </table:table-cell>
          <table:table-cell table:number-columns-repeated="3"/>
          <table:table-cell table:formula="of:=[$'Dates Ref'.R49]" office:value-type="date" office:date-value="2013-10-22" calcext:value-type="date">
            <text:p>Oct 22, 13</text:p>
          </table:table-cell>
          <table:table-cell table:style-name="ce38" table:formula="of:=[$asianfanfics.B49]" office:value-type="float" office:value="1045" calcext:value-type="float">
            <text:p>1,045</text:p>
          </table:table-cell>
          <table:table-cell table:formula="of:=[.R49]-[.R48]" office:value-type="float" office:value="1045" calcext:value-type="float">
            <text:p>1,045</text:p>
          </table:table-cell>
          <table:table-cell table:style-name="ce96" table:formula="of:=[.S:.S]/([.Q49]-[.Q48])*30.4375" office:value-type="float" office:value="256.509576612903" calcext:value-type="float">
            <text:p>257</text:p>
          </table:table-cell>
          <table:table-cell table:formula="of:=SUM([.B49]; [.F49]; [.J49]; [.N49]; [.R49])" office:value-type="float" office:value="1053" calcext:value-type="float">
            <text:p>1,053</text:p>
          </table:table-cell>
          <table:table-cell table:formula="of:=[.U49]-[.U48]" office:value-type="float" office:value="1053" calcext:value-type="float">
            <text:p>1,053</text:p>
          </table:table-cell>
          <table:table-cell/>
          <table:table-cell table:formula="of:=[.F:.F]/[.U:.U]" office:value-type="percentage" office:value="0.00759734093067426" calcext:value-type="percentage">
            <text:p>0.76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92402659069326" calcext:value-type="percentage">
            <text:p>99.24%</text:p>
          </table:table-cell>
          <table:table-cell/>
          <table:table-cell table:formula="of:=[.H:.H]/[.V:.V]" office:value-type="percentage" office:value="0.00214114874608702" calcext:value-type="percentage">
            <text:p>0.21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243598838188892" calcext:value-type="percentage">
            <text:p>24.36%</text:p>
          </table:table-cell>
          <table:table-cell table:number-columns-repeated="16352"/>
        </table:table-row>
        <table:table-row table:style-name="ro6">
          <table:table-cell table:formula="of:=[$'Dates Ref'.A50]" office:value-type="date" office:date-value="2013-12-01" calcext:value-type="date">
            <text:p>Dec 1, 13</text:p>
          </table:table-cell>
          <table:table-cell table:number-columns-repeated="3"/>
          <table:table-cell table:formula="of:=[$'Dates Ref'.T50]" office:value-type="date" office:date-value="2013-11-23" calcext:value-type="date">
            <text:p>Nov 23, 13</text:p>
          </table:table-cell>
          <table:table-cell table:style-name="ce38" table:formula="of:=[$'kpop ao3'.C50]" office:value-type="float" office:value="13" calcext:value-type="float">
            <text:p>13</text:p>
          </table:table-cell>
          <table:table-cell table:formula="of:=[.F50]-[.F49]" office:value-type="float" office:value="5" calcext:value-type="float">
            <text:p>5</text:p>
          </table:table-cell>
          <table:table-cell table:style-name="ce96" table:formula="of:=[.G:.G]/([.E50]-[.E49])*30.4375" office:value-type="float" office:value="3.38194444444444" calcext:value-type="float">
            <text:p>3</text:p>
          </table:table-cell>
          <table:table-cell table:style-name="ce15" table:formula="of:=[$'Dates Ref'.A50]" office:value-type="date" office:date-value="2013-12-01" calcext:value-type="date">
            <text:p>Dec 1, 13</text:p>
          </table:table-cell>
          <table:table-cell table:number-columns-repeated="3"/>
          <table:table-cell table:style-name="ce90" table:formula="of:=[$'Dates Ref'.A50]" office:value-type="date" office:date-value="2013-12-01" calcext:value-type="date">
            <text:p>Dec 1, 13</text:p>
          </table:table-cell>
          <table:table-cell table:number-columns-repeated="3"/>
          <table:table-cell table:style-name="ce91" table:formula="of:=[$'Dates Ref'.$A50]" office:value-type="date" office:date-value="2013-12-01" calcext:value-type="date">
            <text:p>Dec 1, 13</text:p>
          </table:table-cell>
          <table:table-cell table:style-name="ce92" table:formula="of:=[.R49]+AVERAGE([.T53];[.T49])*([.Q50]-[.Q49])/30.4375" office:value-type="float" office:value="1543.07594615189" calcext:value-type="float">
            <text:p>1,543</text:p>
          </table:table-cell>
          <table:table-cell table:style-name="ce92" table:formula="of:=[.R50]-[.R49]" office:value-type="float" office:value="498.075946151892" calcext:value-type="float">
            <text:p>498</text:p>
          </table:table-cell>
          <table:table-cell table:style-name="ce97" table:formula="of:=[.S:.S]/([.Q50]-[.Q49])*30.4375" office:value-type="float" office:value="379.004665274956" calcext:value-type="float">
            <text:p>379</text:p>
          </table:table-cell>
          <table:table-cell table:formula="of:=SUM([.B50]; [.F50]; [.J50]; [.N50]; [.R50])" office:value-type="float" office:value="1556.07594615189" calcext:value-type="float">
            <text:p>1,556</text:p>
          </table:table-cell>
          <table:table-cell table:formula="of:=[.U50]-[.U49]" office:value-type="float" office:value="503.075946151892" calcext:value-type="float">
            <text:p>503</text:p>
          </table:table-cell>
          <table:table-cell/>
          <table:table-cell table:formula="of:=[.F:.F]/[.U:.U]" office:value-type="percentage" office:value="0.00835434802019042" calcext:value-type="percentage">
            <text:p>0.84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9164565197981" calcext:value-type="percentage">
            <text:p>99.16%</text:p>
          </table:table-cell>
          <table:table-cell/>
          <table:table-cell table:formula="of:=[.H:.H]/[.V:.V]" office:value-type="percentage" office:value="0.00672253259237193" calcext:value-type="percentage">
            <text:p>0.67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753374650833582" calcext:value-type="percentage">
            <text:p>75.34%</text:p>
          </table:table-cell>
          <table:table-cell table:number-columns-repeated="16352"/>
        </table:table-row>
        <table:table-row table:style-name="ro6">
          <table:table-cell table:formula="of:=[$'Dates Ref'.A51]" office:value-type="date" office:date-value="2014-01-22" calcext:value-type="date">
            <text:p>Jan 22, 14</text:p>
          </table:table-cell>
          <table:table-cell table:number-columns-repeated="3"/>
          <table:table-cell table:formula="of:=[$'Dates Ref'.T51]" office:value-type="date" office:date-value="2014-01-22" calcext:value-type="date">
            <text:p>Jan 22, 14</text:p>
          </table:table-cell>
          <table:table-cell table:style-name="ce38" table:formula="of:=[$'kpop ao3'.C51]" office:value-type="float" office:value="26" calcext:value-type="float">
            <text:p>26</text:p>
          </table:table-cell>
          <table:table-cell table:formula="of:=[.F51]-[.F50]" office:value-type="float" office:value="13" calcext:value-type="float">
            <text:p>13</text:p>
          </table:table-cell>
          <table:table-cell table:style-name="ce96" table:formula="of:=[.G:.G]/([.E51]-[.E50])*30.4375" office:value-type="float" office:value="6.59479166666667" calcext:value-type="float">
            <text:p>7</text:p>
          </table:table-cell>
          <table:table-cell table:style-name="ce15" table:formula="of:=[$'Dates Ref'.A51]" office:value-type="date" office:date-value="2014-01-22" calcext:value-type="date">
            <text:p>Jan 22, 14</text:p>
          </table:table-cell>
          <table:table-cell table:number-columns-repeated="3"/>
          <table:table-cell table:style-name="ce90" table:formula="of:=[$'Dates Ref'.A51]" office:value-type="date" office:date-value="2014-01-22" calcext:value-type="date">
            <text:p>Jan 22, 14</text:p>
          </table:table-cell>
          <table:table-cell table:number-columns-repeated="3"/>
          <table:table-cell table:style-name="ce102" table:formula="of:=[$'Dates Ref'.R51]" office:value-type="date" office:date-value="2014-01-25" calcext:value-type="date">
            <text:p>Jan 25, 14</text:p>
          </table:table-cell>
          <table:table-cell table:style-name="ce103" table:formula="of:=[.R50]+AVERAGE([.T53];[.T49])*([.Q51]-[.Q50])/30.4375" office:value-type="float" office:value="2227.93037211074" calcext:value-type="float">
            <text:p>2,228</text:p>
          </table:table-cell>
          <table:table-cell table:style-name="ce103" table:formula="of:=[.R51]-[.R50]" office:value-type="float" office:value="684.854425958852" calcext:value-type="float">
            <text:p>685</text:p>
          </table:table-cell>
          <table:table-cell table:style-name="ce106" table:formula="of:=[.S:.S]/([.Q51]-[.Q50])*30.4375" office:value-type="float" office:value="379.004665274956" calcext:value-type="float">
            <text:p>379</text:p>
          </table:table-cell>
          <table:table-cell table:formula="of:=SUM([.B51]; [.F51]; [.J51]; [.N51]; [.R51])" office:value-type="float" office:value="2253.93037211074" calcext:value-type="float">
            <text:p>2,254</text:p>
          </table:table-cell>
          <table:table-cell table:formula="of:=[.U51]-[.U50]" office:value-type="float" office:value="697.854425958852" calcext:value-type="float">
            <text:p>698</text:p>
          </table:table-cell>
          <table:table-cell/>
          <table:table-cell table:formula="of:=[.F:.F]/[.U:.U]" office:value-type="percentage" office:value="0.011535405140156" calcext:value-type="percentage">
            <text:p>1.15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88464594859844" calcext:value-type="percentage">
            <text:p>98.85%</text:p>
          </table:table-cell>
          <table:table-cell/>
          <table:table-cell table:formula="of:=[.H:.H]/[.V:.V]" office:value-type="percentage" office:value="0.00945009649771214" calcext:value-type="percentage">
            <text:p>0.95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543099894729769" calcext:value-type="percentage">
            <text:p>54.31%</text:p>
          </table:table-cell>
          <table:table-cell table:number-columns-repeated="16352"/>
        </table:table-row>
        <table:table-row table:style-name="ro6">
          <table:table-cell table:formula="of:=[$'Dates Ref'.A52]" office:value-type="date" office:date-value="2014-04-04" calcext:value-type="date">
            <text:p>Apr 4, 14</text:p>
          </table:table-cell>
          <table:table-cell table:number-columns-repeated="3"/>
          <table:table-cell table:formula="of:=[$'Dates Ref'.T52]" office:value-type="date" office:date-value="2014-04-04" calcext:value-type="date">
            <text:p>Apr 4, 14</text:p>
          </table:table-cell>
          <table:table-cell table:style-name="ce38" table:formula="of:=[$'kpop ao3'.C52]" office:value-type="float" office:value="72" calcext:value-type="float">
            <text:p>72</text:p>
          </table:table-cell>
          <table:table-cell table:formula="of:=[.F52]-[.F51]" office:value-type="float" office:value="46" calcext:value-type="float">
            <text:p>46</text:p>
          </table:table-cell>
          <table:table-cell table:style-name="ce96" table:formula="of:=[.G:.G]/([.E52]-[.E51])*30.4375" office:value-type="float" office:value="19.4461805555556" calcext:value-type="float">
            <text:p>19</text:p>
          </table:table-cell>
          <table:table-cell table:style-name="ce15" table:formula="of:=[$'Dates Ref'.A52]" office:value-type="date" office:date-value="2014-04-04" calcext:value-type="date">
            <text:p>Apr 4, 14</text:p>
          </table:table-cell>
          <table:table-cell table:number-columns-repeated="3"/>
          <table:table-cell table:style-name="ce90" table:formula="of:=[$'Dates Ref'.A52]" office:value-type="date" office:date-value="2014-04-04" calcext:value-type="date">
            <text:p>Apr 4, 14</text:p>
          </table:table-cell>
          <table:table-cell table:number-columns-repeated="3"/>
          <table:table-cell table:style-name="ce91" table:formula="of:=[$'Dates Ref'.$A52]" office:value-type="date" office:date-value="2014-04-04" calcext:value-type="date">
            <text:p>Apr 4, 14</text:p>
          </table:table-cell>
          <table:table-cell table:style-name="ce92" table:formula="of:=[.R51]+AVERAGE([.T53];[.T49])*([.Q52]-[.Q51])/30.4375" office:value-type="float" office:value="3087.11137922276" calcext:value-type="float">
            <text:p>3,087</text:p>
          </table:table-cell>
          <table:table-cell table:style-name="ce92" table:formula="of:=[.R52]-[.R51]" office:value-type="float" office:value="859.181007112014" calcext:value-type="float">
            <text:p>859</text:p>
          </table:table-cell>
          <table:table-cell table:style-name="ce97" table:formula="of:=[.S:.S]/([.Q52]-[.Q51])*30.4375" office:value-type="float" office:value="379.004665274955" calcext:value-type="float">
            <text:p>379</text:p>
          </table:table-cell>
          <table:table-cell table:formula="of:=SUM([.B52]; [.F52]; [.J52]; [.N52]; [.R52])" office:value-type="float" office:value="3159.11137922276" calcext:value-type="float">
            <text:p>3,159</text:p>
          </table:table-cell>
          <table:table-cell table:formula="of:=[.U52]-[.U51]" office:value-type="float" office:value="905.181007112014" calcext:value-type="float">
            <text:p>905</text:p>
          </table:table-cell>
          <table:table-cell/>
          <table:table-cell table:formula="of:=[.F:.F]/[.U:.U]" office:value-type="percentage" office:value="0.0227912192249816" calcext:value-type="percentage">
            <text:p>2.28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77208780775018" calcext:value-type="percentage">
            <text:p>97.72%</text:p>
          </table:table-cell>
          <table:table-cell/>
          <table:table-cell table:formula="of:=[.H:.H]/[.V:.V]" office:value-type="percentage" office:value="0.0214831955186496" calcext:value-type="percentage">
            <text:p>2.15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418705940908076" calcext:value-type="percentage">
            <text:p>41.87%</text:p>
          </table:table-cell>
          <table:table-cell table:number-columns-repeated="16352"/>
        </table:table-row>
        <table:table-row table:style-name="ro2">
          <table:table-cell table:formula="of:=[$'Dates Ref'.A53]" office:value-type="date" office:date-value="2014-07-04" calcext:value-type="date">
            <text:p>Jul 4, 14</text:p>
          </table:table-cell>
          <table:table-cell table:number-columns-repeated="3"/>
          <table:table-cell table:formula="of:=[$'Dates Ref'.T53]" office:value-type="date" office:date-value="2014-07-05" calcext:value-type="date">
            <text:p>Jul 5, 14</text:p>
          </table:table-cell>
          <table:table-cell table:style-name="ce38" table:formula="of:=[$'kpop ao3'.C53]" office:value-type="float" office:value="143" calcext:value-type="float">
            <text:p>143</text:p>
          </table:table-cell>
          <table:table-cell table:formula="of:=[.F53]-[.F52]" office:value-type="float" office:value="71" calcext:value-type="float">
            <text:p>71</text:p>
          </table:table-cell>
          <table:table-cell table:style-name="ce96" table:formula="of:=[.G:.G]/([.E53]-[.E52])*30.4375" office:value-type="float" office:value="23.4898097826087" calcext:value-type="float">
            <text:p>23</text:p>
          </table:table-cell>
          <table:table-cell table:style-name="ce15" table:formula="of:=[$'Dates Ref'.A53]" office:value-type="date" office:date-value="2014-07-04" calcext:value-type="date">
            <text:p>Jul 4, 14</text:p>
          </table:table-cell>
          <table:table-cell table:number-columns-repeated="3"/>
          <table:table-cell table:style-name="ce90" table:formula="of:=[$'Dates Ref'.A53]" office:value-type="date" office:date-value="2014-07-04" calcext:value-type="date">
            <text:p>Jul 4, 14</text:p>
          </table:table-cell>
          <table:table-cell table:number-columns-repeated="3"/>
          <table:table-cell table:formula="of:=[$'Dates Ref'.R53]" office:value-type="date" office:date-value="2014-07-03" calcext:value-type="date">
            <text:p>Jul 3, 14</text:p>
          </table:table-cell>
          <table:table-cell table:style-name="ce38" table:formula="of:=[$asianfanfics.B53]" office:value-type="float" office:value="5230" calcext:value-type="float">
            <text:p>5,230</text:p>
          </table:table-cell>
          <table:table-cell table:style-name="ce104" table:formula="of:=[.R53]-[.R49]" office:value-type="float" office:value="4185" calcext:value-type="float">
            <text:p>4,185</text:p>
          </table:table-cell>
          <table:table-cell table:style-name="ce98" table:formula="of:=[.S:.S]/([.Q53]-[.Q49])*30.4375" office:value-type="float" office:value="501.499753937008" calcext:value-type="float">
            <text:p>501</text:p>
          </table:table-cell>
          <table:table-cell table:formula="of:=SUM([.B53]; [.F53]; [.J53]; [.N53]; [.R53])" office:value-type="float" office:value="5373" calcext:value-type="float">
            <text:p>5,373</text:p>
          </table:table-cell>
          <table:table-cell table:formula="of:=[.U53]-[.U52]" office:value-type="float" office:value="2213.88862077724" calcext:value-type="float">
            <text:p>2,214</text:p>
          </table:table-cell>
          <table:table-cell/>
          <table:table-cell table:formula="of:=[.F:.F]/[.U:.U]" office:value-type="percentage" office:value="0.0266145542527452" calcext:value-type="percentage">
            <text:p>2.66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73385445747255" calcext:value-type="percentage">
            <text:p>97.34%</text:p>
          </table:table-cell>
          <table:table-cell/>
          <table:table-cell table:formula="of:=[.H:.H]/[.V:.V]" office:value-type="percentage" office:value="0.0106102039470992" calcext:value-type="percentage">
            <text:p>1.06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226524383038269" calcext:value-type="percentage">
            <text:p>22.65%</text:p>
          </table:table-cell>
          <table:table-cell table:number-columns-repeated="16352"/>
        </table:table-row>
        <table:table-row table:style-name="ro2">
          <table:table-cell table:formula="of:=[$'Dates Ref'.A54]" office:value-type="date" office:date-value="2014-10-04" calcext:value-type="date">
            <text:p>Oct 4, 14</text:p>
          </table:table-cell>
          <table:table-cell table:number-columns-repeated="3"/>
          <table:table-cell table:formula="of:=[$'Dates Ref'.T54]" office:value-type="date" office:date-value="2014-10-04" calcext:value-type="date">
            <text:p>Oct 4, 14</text:p>
          </table:table-cell>
          <table:table-cell table:style-name="ce38" table:formula="of:=[$'kpop ao3'.C54]" office:value-type="float" office:value="259" calcext:value-type="float">
            <text:p>259</text:p>
          </table:table-cell>
          <table:table-cell table:formula="of:=[.F54]-[.F53]" office:value-type="float" office:value="116" calcext:value-type="float">
            <text:p>116</text:p>
          </table:table-cell>
          <table:table-cell table:style-name="ce96" table:formula="of:=[.G:.G]/([.E54]-[.E53])*30.4375" office:value-type="float" office:value="38.7994505494506" calcext:value-type="float">
            <text:p>39</text:p>
          </table:table-cell>
          <table:table-cell table:style-name="ce15" table:formula="of:=[$'Dates Ref'.A54]" office:value-type="date" office:date-value="2014-10-04" calcext:value-type="date">
            <text:p>Oct 4, 14</text:p>
          </table:table-cell>
          <table:table-cell table:number-columns-repeated="3"/>
          <table:table-cell table:style-name="ce90" table:formula="of:=[$'Dates Ref'.A54]" office:value-type="date" office:date-value="2014-10-04" calcext:value-type="date">
            <text:p>Oct 4, 14</text:p>
          </table:table-cell>
          <table:table-cell table:number-columns-repeated="3"/>
          <table:table-cell table:formula="of:=[$'Dates Ref'.R54]" office:value-type="date" office:date-value="2014-10-05" calcext:value-type="date">
            <text:p>Oct 5, 14</text:p>
          </table:table-cell>
          <table:table-cell table:style-name="ce38" table:formula="of:=[$asianfanfics.B54]" office:value-type="float" office:value="6945" calcext:value-type="float">
            <text:p>6,945</text:p>
          </table:table-cell>
          <table:table-cell table:formula="of:=[.R54]-[.R53]" office:value-type="float" office:value="1715" calcext:value-type="float">
            <text:p>1,715</text:p>
          </table:table-cell>
          <table:table-cell table:style-name="ce96" table:formula="of:=[.S:.S]/([.Q54]-[.Q53])*30.4375" office:value-type="float" office:value="555.322473404255" calcext:value-type="float">
            <text:p>555</text:p>
          </table:table-cell>
          <table:table-cell table:formula="of:=SUM([.B54]; [.F54]; [.J54]; [.N54]; [.R54])" office:value-type="float" office:value="7204" calcext:value-type="float">
            <text:p>7,204</text:p>
          </table:table-cell>
          <table:table-cell table:formula="of:=[.U54]-[.U53]" office:value-type="float" office:value="1831" calcext:value-type="float">
            <text:p>1,831</text:p>
          </table:table-cell>
          <table:table-cell/>
          <table:table-cell table:formula="of:=[.F:.F]/[.U:.U]" office:value-type="percentage" office:value="0.0359522487506941" calcext:value-type="percentage">
            <text:p>3.60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64047751249306" calcext:value-type="percentage">
            <text:p>96.40%</text:p>
          </table:table-cell>
          <table:table-cell/>
          <table:table-cell table:formula="of:=[.H:.H]/[.V:.V]" office:value-type="percentage" office:value="0.0211903061438834" calcext:value-type="percentage">
            <text:p>2.12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303289171711772" calcext:value-type="percentage">
            <text:p>30.33%</text:p>
          </table:table-cell>
          <table:table-cell table:number-columns-repeated="16352"/>
        </table:table-row>
        <table:table-row table:style-name="ro2">
          <table:table-cell table:formula="of:=[$'Dates Ref'.A55]" office:value-type="date" office:date-value="2015-01-16" calcext:value-type="date">
            <text:p>Jan 16, 15</text:p>
          </table:table-cell>
          <table:table-cell table:number-columns-repeated="3"/>
          <table:table-cell table:formula="of:=[$'Dates Ref'.T55]" office:value-type="date" office:date-value="2015-01-21" calcext:value-type="date">
            <text:p>Jan 21, 15</text:p>
          </table:table-cell>
          <table:table-cell table:style-name="ce38" table:formula="of:=[$'kpop ao3'.C55]" office:value-type="float" office:value="570" calcext:value-type="float">
            <text:p>570</text:p>
          </table:table-cell>
          <table:table-cell table:formula="of:=[.F55]-[.F54]" office:value-type="float" office:value="311" calcext:value-type="float">
            <text:p>311</text:p>
          </table:table-cell>
          <table:table-cell table:style-name="ce96" table:formula="of:=[.G:.G]/([.E55]-[.E54])*30.4375" office:value-type="float" office:value="86.8446100917431" calcext:value-type="float">
            <text:p>87</text:p>
          </table:table-cell>
          <table:table-cell table:style-name="ce15" table:formula="of:=[$'Dates Ref'.A55]" office:value-type="date" office:date-value="2015-01-16" calcext:value-type="date">
            <text:p>Jan 16, 15</text:p>
          </table:table-cell>
          <table:table-cell table:number-columns-repeated="3"/>
          <table:table-cell table:style-name="ce90" table:formula="of:=[$'Dates Ref'.A55]" office:value-type="date" office:date-value="2015-01-16" calcext:value-type="date">
            <text:p>Jan 16, 15</text:p>
          </table:table-cell>
          <table:table-cell table:number-columns-repeated="3"/>
          <table:table-cell table:formula="of:=[$'Dates Ref'.R55]" office:value-type="date" office:date-value="2015-01-11" calcext:value-type="date">
            <text:p>Jan 11, 15</text:p>
          </table:table-cell>
          <table:table-cell table:style-name="ce38" table:formula="of:=[$asianfanfics.B55]" office:value-type="float" office:value="9221" calcext:value-type="float">
            <text:p>9,221</text:p>
          </table:table-cell>
          <table:table-cell table:formula="of:=[.R55]-[.R54]" office:value-type="float" office:value="2276" calcext:value-type="float">
            <text:p>2,276</text:p>
          </table:table-cell>
          <table:table-cell table:style-name="ce96" table:formula="of:=[.S:.S]/([.Q55]-[.Q54])*30.4375" office:value-type="float" office:value="706.895408163265" calcext:value-type="float">
            <text:p>707</text:p>
          </table:table-cell>
          <table:table-cell table:formula="of:=SUM([.B55]; [.F55]; [.J55]; [.N55]; [.R55])" office:value-type="float" office:value="9791" calcext:value-type="float">
            <text:p>9,791</text:p>
          </table:table-cell>
          <table:table-cell table:formula="of:=[.U55]-[.U54]" office:value-type="float" office:value="2587" calcext:value-type="float">
            <text:p>2,587</text:p>
          </table:table-cell>
          <table:table-cell/>
          <table:table-cell table:formula="of:=[.F:.F]/[.U:.U]" office:value-type="percentage" office:value="0.0582167296496783" calcext:value-type="percentage">
            <text:p>5.82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41783270350322" calcext:value-type="percentage">
            <text:p>94.18%</text:p>
          </table:table-cell>
          <table:table-cell/>
          <table:table-cell table:formula="of:=[.H:.H]/[.V:.V]" office:value-type="percentage" office:value="0.0335696212183004" calcext:value-type="percentage">
            <text:p>3.36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273249094767401" calcext:value-type="percentage">
            <text:p>27.32%</text:p>
          </table:table-cell>
          <table:table-cell table:number-columns-repeated="16352"/>
        </table:table-row>
        <table:table-row table:style-name="ro2">
          <table:table-cell table:formula="of:=[$'Dates Ref'.A56]" office:value-type="date" office:date-value="2015-05-20" calcext:value-type="date">
            <text:p>May 20, 15</text:p>
          </table:table-cell>
          <table:table-cell table:number-columns-repeated="3"/>
          <table:table-cell table:formula="of:=[$'Dates Ref'.T56]" office:value-type="date" office:date-value="2015-05-12" calcext:value-type="date">
            <text:p>May 12, 15</text:p>
          </table:table-cell>
          <table:table-cell table:style-name="ce38" table:formula="of:=[$'kpop ao3'.C56]" office:value-type="float" office:value="1159" calcext:value-type="float">
            <text:p>1,159</text:p>
          </table:table-cell>
          <table:table-cell table:formula="of:=[.F56]-[.F55]" office:value-type="float" office:value="589" calcext:value-type="float">
            <text:p>589</text:p>
          </table:table-cell>
          <table:table-cell table:style-name="ce96" table:formula="of:=[.G:.G]/([.E56]-[.E55])*30.4375" office:value-type="float" office:value="161.510698198198" calcext:value-type="float">
            <text:p>162</text:p>
          </table:table-cell>
          <table:table-cell table:style-name="ce15" table:formula="of:=[$'Dates Ref'.A56]" office:value-type="date" office:date-value="2015-05-20" calcext:value-type="date">
            <text:p>May 20, 15</text:p>
          </table:table-cell>
          <table:table-cell table:number-columns-repeated="3"/>
          <table:table-cell table:style-name="ce90" table:formula="of:=[$'Dates Ref'.A56]" office:value-type="date" office:date-value="2015-05-20" calcext:value-type="date">
            <text:p>May 20, 15</text:p>
          </table:table-cell>
          <table:table-cell table:number-columns-repeated="3"/>
          <table:table-cell table:style-name="ce91" table:formula="of:=[$'Dates Ref'.$A56]" office:value-type="date" office:date-value="2015-05-20" calcext:value-type="date">
            <text:p>May 20, 15</text:p>
          </table:table-cell>
          <table:table-cell table:style-name="ce92" table:formula="of:=[.R55]+([.Q56]-[.Q55])*AVERAGE([.T57]; [.T55])/30.4375" office:value-type="float" office:value="12412.5550108311" calcext:value-type="float">
            <text:p>12,413</text:p>
          </table:table-cell>
          <table:table-cell table:style-name="ce92" table:formula="of:=[.R56]-[.R55]" office:value-type="float" office:value="3191.55501083115" calcext:value-type="float">
            <text:p>3,192</text:p>
          </table:table-cell>
          <table:table-cell table:style-name="ce97" table:formula="of:=[.S:.S]/([.Q56]-[.Q55])*30.4375" office:value-type="float" office:value="753.046167768783" calcext:value-type="float">
            <text:p>753</text:p>
          </table:table-cell>
          <table:table-cell table:formula="of:=SUM([.B56]; [.F56]; [.J56]; [.N56]; [.R56])" office:value-type="float" office:value="13571.5550108311" calcext:value-type="float">
            <text:p>13,572</text:p>
          </table:table-cell>
          <table:table-cell table:formula="of:=[.U56]-[.U55]" office:value-type="float" office:value="3780.55501083115" calcext:value-type="float">
            <text:p>3,781</text:p>
          </table:table-cell>
          <table:table-cell/>
          <table:table-cell table:formula="of:=[.F:.F]/[.U:.U]" office:value-type="percentage" office:value="0.0853992043708351" calcext:value-type="percentage">
            <text:p>8.54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14600795629165" calcext:value-type="percentage">
            <text:p>91.46%</text:p>
          </table:table-cell>
          <table:table-cell/>
          <table:table-cell table:formula="of:=[.H:.H]/[.V:.V]" office:value-type="percentage" office:value="0.0427214252234067" calcext:value-type="percentage">
            <text:p>4.27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199189316280635" calcext:value-type="percentage">
            <text:p>19.92%</text:p>
          </table:table-cell>
          <table:table-cell table:number-columns-repeated="16352"/>
        </table:table-row>
        <table:table-row table:style-name="ro2">
          <table:table-cell table:formula="of:=[$'Dates Ref'.A57]" office:value-type="date" office:date-value="2015-06-23" calcext:value-type="date">
            <text:p>Jun 23, 15</text:p>
          </table:table-cell>
          <table:table-cell table:number-columns-repeated="3"/>
          <table:table-cell table:formula="of:=[$'Dates Ref'.T57]" office:value-type="date" office:date-value="2015-06-23" calcext:value-type="date">
            <text:p>Jun 23, 15</text:p>
          </table:table-cell>
          <table:table-cell table:style-name="ce38" table:formula="of:=[$'kpop ao3'.C57]" office:value-type="float" office:value="1641" calcext:value-type="float">
            <text:p>1,641</text:p>
          </table:table-cell>
          <table:table-cell table:formula="of:=[.F57]-[.F56]" office:value-type="float" office:value="482" calcext:value-type="float">
            <text:p>482</text:p>
          </table:table-cell>
          <table:table-cell table:style-name="ce96" table:formula="of:=[.G:.G]/([.E57]-[.E56])*30.4375" office:value-type="float" office:value="349.306547619048" calcext:value-type="float">
            <text:p>349</text:p>
          </table:table-cell>
          <table:table-cell table:style-name="ce15" table:formula="of:=[$'Dates Ref'.A57]" office:value-type="date" office:date-value="2015-06-23" calcext:value-type="date">
            <text:p>Jun 23, 15</text:p>
          </table:table-cell>
          <table:table-cell table:number-columns-repeated="3"/>
          <table:table-cell table:style-name="ce90" table:formula="of:=[$'Dates Ref'.A57]" office:value-type="date" office:date-value="2015-06-23" calcext:value-type="date">
            <text:p>Jun 23, 15</text:p>
          </table:table-cell>
          <table:table-cell table:number-columns-repeated="3"/>
          <table:table-cell table:formula="of:=[$'Dates Ref'.R57]" office:value-type="date" office:date-value="2015-07-09" calcext:value-type="date">
            <text:p>Jul 9, 15</text:p>
          </table:table-cell>
          <table:table-cell table:style-name="ce38" table:formula="of:=[$asianfanfics.B57]" office:value-type="float" office:value="13921" calcext:value-type="float">
            <text:p>13,921</text:p>
          </table:table-cell>
          <table:table-cell table:style-name="ce104" table:formula="of:=[.R57]-[.R55]" office:value-type="float" office:value="4700" calcext:value-type="float">
            <text:p>4,700</text:p>
          </table:table-cell>
          <table:table-cell table:style-name="ce98" table:formula="of:=[.S:.S]/([.Q57]-[.Q55])*30.4375" office:value-type="float" office:value="799.196927374302" calcext:value-type="float">
            <text:p>799</text:p>
          </table:table-cell>
          <table:table-cell table:formula="of:=SUM([.B57]; [.F57]; [.J57]; [.N57]; [.R57])" office:value-type="float" office:value="15562" calcext:value-type="float">
            <text:p>15,562</text:p>
          </table:table-cell>
          <table:table-cell table:formula="of:=[.U57]-[.U56]" office:value-type="float" office:value="1990.44498916885" calcext:value-type="float">
            <text:p>1,990</text:p>
          </table:table-cell>
          <table:table-cell/>
          <table:table-cell table:formula="of:=[.F:.F]/[.U:.U]" office:value-type="percentage" office:value="0.105449171057705" calcext:value-type="percentage">
            <text:p>10.54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894550828942295" calcext:value-type="percentage">
            <text:p>89.46%</text:p>
          </table:table-cell>
          <table:table-cell/>
          <table:table-cell table:formula="of:=[.H:.H]/[.V:.V]" office:value-type="percentage" office:value="0.175491686291168" calcext:value-type="percentage">
            <text:p>17.55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401516711952949" calcext:value-type="percentage">
            <text:p>40.15%</text:p>
          </table:table-cell>
          <table:table-cell table:number-columns-repeated="16352"/>
        </table:table-row>
        <table:table-row table:style-name="ro2">
          <table:table-cell table:formula="of:=[$'Dates Ref'.A58]" office:value-type="date" office:date-value="2015-08-13" calcext:value-type="date">
            <text:p>Aug 13, 15</text:p>
          </table:table-cell>
          <table:table-cell table:number-columns-repeated="3"/>
          <table:table-cell table:formula="of:=[$'Dates Ref'.T58]" office:value-type="date" office:date-value="2015-08-13" calcext:value-type="date">
            <text:p>Aug 13, 15</text:p>
          </table:table-cell>
          <table:table-cell table:style-name="ce38" table:formula="of:=[$'kpop ao3'.C58]" office:value-type="float" office:value="2418" calcext:value-type="float">
            <text:p>2,418</text:p>
          </table:table-cell>
          <table:table-cell table:formula="of:=[.F58]-[.F57]" office:value-type="float" office:value="777" calcext:value-type="float">
            <text:p>777</text:p>
          </table:table-cell>
          <table:table-cell table:style-name="ce96" table:formula="of:=[.G:.G]/([.E58]-[.E57])*30.4375" office:value-type="float" office:value="463.724264705882" calcext:value-type="float">
            <text:p>464</text:p>
          </table:table-cell>
          <table:table-cell table:style-name="ce15" table:formula="of:=[$'Dates Ref'.A58]" office:value-type="date" office:date-value="2015-08-13" calcext:value-type="date">
            <text:p>Aug 13, 15</text:p>
          </table:table-cell>
          <table:table-cell table:number-columns-repeated="3"/>
          <table:table-cell table:style-name="ce90" table:formula="of:=[$'Dates Ref'.A58]" office:value-type="date" office:date-value="2015-08-13" calcext:value-type="date">
            <text:p>Aug 13, 15</text:p>
          </table:table-cell>
          <table:table-cell table:number-columns-repeated="3"/>
          <table:table-cell table:style-name="ce91" table:formula="of:=[$'Dates Ref'.$A58]" office:value-type="date" office:date-value="2015-08-13" calcext:value-type="date">
            <text:p>Aug 13, 15</text:p>
          </table:table-cell>
          <table:table-cell table:style-name="ce92" table:formula="of:=[.R57]+([.Q58]-[.Q57])*AVERAGE([.T59]; [.T57])/30.4375" office:value-type="float" office:value="14940.3005774904" calcext:value-type="float">
            <text:p>14,940</text:p>
          </table:table-cell>
          <table:table-cell table:style-name="ce92" table:formula="of:=[.R58]-[.R57]" office:value-type="float" office:value="1019.30057749043" calcext:value-type="float">
            <text:p>1,019</text:p>
          </table:table-cell>
          <table:table-cell table:style-name="ce97" table:formula="of:=[.S:.S]/([.Q58]-[.Q57])*30.4375" office:value-type="float" office:value="886.427466496139" calcext:value-type="float">
            <text:p>886</text:p>
          </table:table-cell>
          <table:table-cell table:formula="of:=SUM([.B58]; [.F58]; [.J58]; [.N58]; [.R58])" office:value-type="float" office:value="17358.3005774904" calcext:value-type="float">
            <text:p>17,358</text:p>
          </table:table-cell>
          <table:table-cell table:formula="of:=[.U58]-[.U57]" office:value-type="float" office:value="1796.30057749043" calcext:value-type="float">
            <text:p>1,796</text:p>
          </table:table-cell>
          <table:table-cell/>
          <table:table-cell table:formula="of:=[.F:.F]/[.U:.U]" office:value-type="percentage" office:value="0.139299350717291" calcext:value-type="percentage">
            <text:p>13.93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860700649282709" calcext:value-type="percentage">
            <text:p>86.07%</text:p>
          </table:table-cell>
          <table:table-cell/>
          <table:table-cell table:formula="of:=[.H:.H]/[.V:.V]" office:value-type="percentage" office:value="0.258155160955157" calcext:value-type="percentage">
            <text:p>25.82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493473908322486" calcext:value-type="percentage">
            <text:p>49.35%</text:p>
          </table:table-cell>
          <table:table-cell table:number-columns-repeated="16352"/>
        </table:table-row>
        <table:table-row table:style-name="ro2">
          <table:table-cell table:formula="of:=[$'Dates Ref'.A59]" office:value-type="date" office:date-value="2015-10-07" calcext:value-type="date">
            <text:p>Oct 7, 15</text:p>
          </table:table-cell>
          <table:table-cell table:number-columns-repeated="3"/>
          <table:table-cell table:formula="of:=[$'Dates Ref'.T59]" office:value-type="date" office:date-value="2015-10-02" calcext:value-type="date">
            <text:p>Oct 2, 15</text:p>
          </table:table-cell>
          <table:table-cell table:style-name="ce38" table:formula="of:=[$'kpop ao3'.C59]" office:value-type="float" office:value="3283" calcext:value-type="float">
            <text:p>3,283</text:p>
          </table:table-cell>
          <table:table-cell table:formula="of:=[.F59]-[.F58]" office:value-type="float" office:value="865" calcext:value-type="float">
            <text:p>865</text:p>
          </table:table-cell>
          <table:table-cell table:style-name="ce96" table:formula="of:=[.G:.G]/([.E59]-[.E58])*30.4375" office:value-type="float" office:value="526.56875" calcext:value-type="float">
            <text:p>527</text:p>
          </table:table-cell>
          <table:table-cell table:style-name="ce15" table:formula="of:=[$'Dates Ref'.A59]" office:value-type="date" office:date-value="2015-10-07" calcext:value-type="date">
            <text:p>Oct 7, 15</text:p>
          </table:table-cell>
          <table:table-cell table:number-columns-repeated="3"/>
          <table:table-cell table:style-name="ce90" table:formula="of:=[$'Dates Ref'.A59]" office:value-type="date" office:date-value="2015-10-07" calcext:value-type="date">
            <text:p>Oct 7, 15</text:p>
          </table:table-cell>
          <table:table-cell table:number-columns-repeated="3"/>
          <table:table-cell table:formula="of:=[$'Dates Ref'.R59]" office:value-type="date" office:date-value="2015-10-06" calcext:value-type="date">
            <text:p>Oct 6, 15</text:p>
          </table:table-cell>
          <table:table-cell table:style-name="ce38" table:formula="of:=[$asianfanfics.B59]" office:value-type="float" office:value="16768" calcext:value-type="float">
            <text:p>16,768</text:p>
          </table:table-cell>
          <table:table-cell table:style-name="ce104" table:formula="of:=[.R59]-[.R57]" office:value-type="float" office:value="2847" calcext:value-type="float">
            <text:p>2,847</text:p>
          </table:table-cell>
          <table:table-cell table:style-name="ce98" table:formula="of:=[.S:.S]/([.Q59]-[.Q57])*30.4375" office:value-type="float" office:value="973.658005617978" calcext:value-type="float">
            <text:p>974</text:p>
          </table:table-cell>
          <table:table-cell table:formula="of:=SUM([.B59]; [.F59]; [.J59]; [.N59]; [.R59])" office:value-type="float" office:value="20051" calcext:value-type="float">
            <text:p>20,051</text:p>
          </table:table-cell>
          <table:table-cell table:formula="of:=[.U59]-[.U58]" office:value-type="float" office:value="2692.69942250957" calcext:value-type="float">
            <text:p>2,693</text:p>
          </table:table-cell>
          <table:table-cell/>
          <table:table-cell table:formula="of:=[.F:.F]/[.U:.U]" office:value-type="percentage" office:value="0.163732482170465" calcext:value-type="percentage">
            <text:p>16.37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836267517829535" calcext:value-type="percentage">
            <text:p>83.63%</text:p>
          </table:table-cell>
          <table:table-cell/>
          <table:table-cell table:formula="of:=[.H:.H]/[.V:.V]" office:value-type="percentage" office:value="0.195554225472831" calcext:value-type="percentage">
            <text:p>19.56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36159179055735" calcext:value-type="percentage">
            <text:p>36.16%</text:p>
          </table:table-cell>
          <table:table-cell table:number-columns-repeated="16352"/>
        </table:table-row>
        <table:table-row table:style-name="ro2">
          <table:table-cell table:formula="of:=[$'Dates Ref'.A60]" office:value-type="date" office:date-value="2016-01-06" calcext:value-type="date">
            <text:p>Jan 6, 16</text:p>
          </table:table-cell>
          <table:table-cell table:number-columns-repeated="3"/>
          <table:table-cell table:formula="of:=[$'Dates Ref'.T60]" office:value-type="date" office:date-value="2016-01-07" calcext:value-type="date">
            <text:p>Jan 7, 16</text:p>
          </table:table-cell>
          <table:table-cell table:style-name="ce38" table:formula="of:=[$'kpop ao3'.C60]" office:value-type="float" office:value="5494" calcext:value-type="float">
            <text:p>5,494</text:p>
          </table:table-cell>
          <table:table-cell table:formula="of:=[.F60]-[.F59]" office:value-type="float" office:value="2211" calcext:value-type="float">
            <text:p>2211</text:p>
          </table:table-cell>
          <table:table-cell table:style-name="ce96" table:formula="of:=[.G:.G]/([.E60]-[.E59])*30.4375" office:value-type="float" office:value="693.786726804124" calcext:value-type="float">
            <text:p>694</text:p>
          </table:table-cell>
          <table:table-cell table:style-name="ce15" table:formula="of:=[$'Dates Ref'.A60]" office:value-type="date" office:date-value="2016-01-06" calcext:value-type="date">
            <text:p>Jan 6, 16</text:p>
          </table:table-cell>
          <table:table-cell table:number-columns-repeated="3"/>
          <table:table-cell table:style-name="ce90" table:formula="of:=[$'Dates Ref'.A60]" office:value-type="date" office:date-value="2016-01-06" calcext:value-type="date">
            <text:p>Jan 6, 16</text:p>
          </table:table-cell>
          <table:table-cell table:number-columns-repeated="3"/>
          <table:table-cell table:style-name="ce91" table:formula="of:=[$'Dates Ref'.$A60]" office:value-type="date" office:date-value="2016-01-06" calcext:value-type="date">
            <text:p>Jan 6, 16</text:p>
          </table:table-cell>
          <table:table-cell table:style-name="ce92" table:formula="of:=[.R59]+([.Q60]-[.Q59])*AVERAGE([.T61]; [.T59])/30.4375" office:value-type="float" office:value="19779.7331460674" calcext:value-type="float">
            <text:p>19,780</text:p>
          </table:table-cell>
          <table:table-cell table:style-name="ce92" table:formula="of:=[.R60]-[.R59]" office:value-type="float" office:value="3011.73314606742" calcext:value-type="float">
            <text:p>3,012</text:p>
          </table:table-cell>
          <table:table-cell table:style-name="ce97" table:formula="of:=[.S:.S]/([.Q60]-[.Q59])*30.4375" office:value-type="float" office:value="996.408996015511" calcext:value-type="float">
            <text:p>996</text:p>
          </table:table-cell>
          <table:table-cell table:formula="of:=SUM([.B60]; [.F60]; [.J60]; [.N60]; [.R60])" office:value-type="float" office:value="25273.7331460674" calcext:value-type="float">
            <text:p>25,274</text:p>
          </table:table-cell>
          <table:table-cell table:formula="of:=[.U60]-[.U59]" office:value-type="float" office:value="5222.73314606742" calcext:value-type="float">
            <text:p>5,223</text:p>
          </table:table-cell>
          <table:table-cell/>
          <table:table-cell table:formula="of:=[.F:.F]/[.U:.U]" office:value-type="percentage" office:value="0.217379837329447" calcext:value-type="percentage">
            <text:p>21.74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782620162670553" calcext:value-type="percentage">
            <text:p>78.26%</text:p>
          </table:table-cell>
          <table:table-cell/>
          <table:table-cell table:formula="of:=[.H:.H]/[.V:.V]" office:value-type="percentage" office:value="0.132839780896431" calcext:value-type="percentage">
            <text:p>13.28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190783057098328" calcext:value-type="percentage">
            <text:p>19.08%</text:p>
          </table:table-cell>
          <table:table-cell table:number-columns-repeated="16352"/>
        </table:table-row>
        <table:table-row table:style-name="ro2">
          <table:table-cell table:formula="of:=[$'Dates Ref'.A61]" office:value-type="date" office:date-value="2016-04-06" calcext:value-type="date">
            <text:p>Apr 6, 16</text:p>
          </table:table-cell>
          <table:table-cell table:number-columns-repeated="3"/>
          <table:table-cell table:formula="of:=[$'Dates Ref'.T61]" office:value-type="date" office:date-value="2016-04-06" calcext:value-type="date">
            <text:p>Apr 6, 16</text:p>
          </table:table-cell>
          <table:table-cell table:style-name="ce38" table:formula="of:=[$'kpop ao3'.C61]" office:value-type="float" office:value="8646" calcext:value-type="float">
            <text:p>8,646</text:p>
          </table:table-cell>
          <table:table-cell table:formula="of:=[.F61]-[.F60]" office:value-type="float" office:value="3152" calcext:value-type="float">
            <text:p>3152</text:p>
          </table:table-cell>
          <table:table-cell table:style-name="ce96" table:formula="of:=[.G:.G]/([.E61]-[.E60])*30.4375" office:value-type="float" office:value="1065.98888888889" calcext:value-type="float">
            <text:p>1,066</text:p>
          </table:table-cell>
          <table:table-cell table:style-name="ce15" table:formula="of:=[$'Dates Ref'.A61]" office:value-type="date" office:date-value="2016-04-06" calcext:value-type="date">
            <text:p>Apr 6, 16</text:p>
          </table:table-cell>
          <table:table-cell table:number-columns-repeated="3"/>
          <table:table-cell table:style-name="ce90" table:formula="of:=[$'Dates Ref'.A61]" office:value-type="date" office:date-value="2016-04-06" calcext:value-type="date">
            <text:p>Apr 6, 16</text:p>
          </table:table-cell>
          <table:table-cell table:number-columns-repeated="3"/>
          <table:table-cell table:formula="of:=[$'Dates Ref'.R61]" office:value-type="date" office:date-value="2016-04-07" calcext:value-type="date">
            <text:p>Apr 7, 16</text:p>
          </table:table-cell>
          <table:table-cell table:style-name="ce38" table:formula="of:=[$asianfanfics.B61]" office:value-type="float" office:value="22929" calcext:value-type="float">
            <text:p>22,929</text:p>
          </table:table-cell>
          <table:table-cell table:style-name="ce104" table:formula="of:=[.R61]-[.R59]" office:value-type="float" office:value="6161" calcext:value-type="float">
            <text:p>6,161</text:p>
          </table:table-cell>
          <table:table-cell table:style-name="ce98" table:formula="of:=[.S:.S]/([.Q61]-[.Q59])*30.4375" office:value-type="float" office:value="1019.15998641304" calcext:value-type="float">
            <text:p>1,019</text:p>
          </table:table-cell>
          <table:table-cell table:formula="of:=SUM([.B61]; [.F61]; [.J61]; [.N61]; [.R61])" office:value-type="float" office:value="31575" calcext:value-type="float">
            <text:p>31,575</text:p>
          </table:table-cell>
          <table:table-cell table:formula="of:=[.U61]-[.U60]" office:value-type="float" office:value="6301.26685393258" calcext:value-type="float">
            <text:p>6,301</text:p>
          </table:table-cell>
          <table:table-cell/>
          <table:table-cell table:formula="of:=[.F:.F]/[.U:.U]" office:value-type="percentage" office:value="0.273824228028504" calcext:value-type="percentage">
            <text:p>27.38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726175771971496" calcext:value-type="percentage">
            <text:p>72.62%</text:p>
          </table:table-cell>
          <table:table-cell/>
          <table:table-cell table:formula="of:=[.H:.H]/[.V:.V]" office:value-type="percentage" office:value="0.169170567379417" calcext:value-type="percentage">
            <text:p>16.92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161738902674308" calcext:value-type="percentage">
            <text:p>16.17%</text:p>
          </table:table-cell>
          <table:table-cell table:number-columns-repeated="16352"/>
        </table:table-row>
        <table:table-row table:style-name="ro2">
          <table:table-cell table:formula="of:=[$'Dates Ref'.A62]" office:value-type="date" office:date-value="2016-07-06" calcext:value-type="date">
            <text:p>Jul 6, 16</text:p>
          </table:table-cell>
          <table:table-cell table:number-columns-repeated="3"/>
          <table:table-cell table:formula="of:=[$'Dates Ref'.T62]" office:value-type="date" office:date-value="2016-07-05" calcext:value-type="date">
            <text:p>Jul 5, 16</text:p>
          </table:table-cell>
          <table:table-cell table:style-name="ce38" table:formula="of:=[$'kpop ao3'.C62]" office:value-type="float" office:value="12777" calcext:value-type="float">
            <text:p>12,777</text:p>
          </table:table-cell>
          <table:table-cell table:formula="of:=[.F62]-[.F61]" office:value-type="float" office:value="4131" calcext:value-type="float">
            <text:p>4131</text:p>
          </table:table-cell>
          <table:table-cell table:style-name="ce96" table:formula="of:=[.G:.G]/([.E62]-[.E61])*30.4375" office:value-type="float" office:value="1397.08125" calcext:value-type="float">
            <text:p>1,397</text:p>
          </table:table-cell>
          <table:table-cell table:style-name="ce15" table:formula="of:=[$'Dates Ref'.A62]" office:value-type="date" office:date-value="2016-07-06" calcext:value-type="date">
            <text:p>Jul 6, 16</text:p>
          </table:table-cell>
          <table:table-cell table:number-columns-repeated="3"/>
          <table:table-cell table:style-name="ce90" table:formula="of:=[$'Dates Ref'.A62]" office:value-type="date" office:date-value="2016-07-06" calcext:value-type="date">
            <text:p>Jul 6, 16</text:p>
          </table:table-cell>
          <table:table-cell table:number-columns-repeated="3"/>
          <table:table-cell table:formula="of:=[$'Dates Ref'.R62]" office:value-type="date" office:date-value="2016-07-08" calcext:value-type="date">
            <text:p>Jul 8, 16</text:p>
          </table:table-cell>
          <table:table-cell table:style-name="ce38" table:formula="of:=[$asianfanfics.B62]" office:value-type="float" office:value="25588" calcext:value-type="float">
            <text:p>25,588</text:p>
          </table:table-cell>
          <table:table-cell table:formula="of:=[.R62]-[.R61]" office:value-type="float" office:value="2659" calcext:value-type="float">
            <text:p>2,659</text:p>
          </table:table-cell>
          <table:table-cell table:style-name="ce96" table:formula="of:=[.S:.S]/([.Q62]-[.Q61])*30.4375" office:value-type="float" office:value="879.709918478261" calcext:value-type="float">
            <text:p>880</text:p>
          </table:table-cell>
          <table:table-cell table:formula="of:=SUM([.B62]; [.F62]; [.J62]; [.N62]; [.R62])" office:value-type="float" office:value="38365" calcext:value-type="float">
            <text:p>38,365</text:p>
          </table:table-cell>
          <table:table-cell table:formula="of:=[.U62]-[.U61]" office:value-type="float" office:value="6790" calcext:value-type="float">
            <text:p>6,790</text:p>
          </table:table-cell>
          <table:table-cell/>
          <table:table-cell table:formula="of:=[.F:.F]/[.U:.U]" office:value-type="percentage" office:value="0.333037925192233" calcext:value-type="percentage">
            <text:p>33.30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666962074807768" calcext:value-type="percentage">
            <text:p>66.70%</text:p>
          </table:table-cell>
          <table:table-cell/>
          <table:table-cell table:formula="of:=[.H:.H]/[.V:.V]" office:value-type="percentage" office:value="0.205755706921944" calcext:value-type="percentage">
            <text:p>20.58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129559634532881" calcext:value-type="percentage">
            <text:p>12.96%</text:p>
          </table:table-cell>
          <table:table-cell table:number-columns-repeated="16352"/>
        </table:table-row>
        <table:table-row table:style-name="ro2">
          <table:table-cell table:formula="of:=[$'Dates Ref'.A63]" office:value-type="date" office:date-value="2016-09-27" calcext:value-type="date">
            <text:p>Sep 27, 16</text:p>
          </table:table-cell>
          <table:table-cell table:number-columns-repeated="3"/>
          <table:table-cell table:formula="of:=[$'Dates Ref'.T63]" office:value-type="date" office:date-value="2016-09-24" calcext:value-type="date">
            <text:p>Sep 24, 16</text:p>
          </table:table-cell>
          <table:table-cell table:style-name="ce38" table:formula="of:=[$'kpop ao3'.C63]" office:value-type="float" office:value="16281" calcext:value-type="float">
            <text:p>16,281</text:p>
          </table:table-cell>
          <table:table-cell table:formula="of:=[.F63]-[.F62]" office:value-type="float" office:value="3504" calcext:value-type="float">
            <text:p>3504</text:p>
          </table:table-cell>
          <table:table-cell table:style-name="ce96" table:formula="of:=[.G:.G]/([.E63]-[.E62])*30.4375" office:value-type="float" office:value="1316.7037037037" calcext:value-type="float">
            <text:p>1,317</text:p>
          </table:table-cell>
          <table:table-cell table:style-name="ce15" table:formula="of:=[$'Dates Ref'.A63]" office:value-type="date" office:date-value="2016-09-27" calcext:value-type="date">
            <text:p>Sep 27, 16</text:p>
          </table:table-cell>
          <table:table-cell table:number-columns-repeated="3"/>
          <table:table-cell table:style-name="ce90" table:formula="of:=[$'Dates Ref'.A63]" office:value-type="date" office:date-value="2016-09-27" calcext:value-type="date">
            <text:p>Sep 27, 16</text:p>
          </table:table-cell>
          <table:table-cell table:number-columns-repeated="3"/>
          <table:table-cell table:formula="of:=[$'Dates Ref'.R63]" office:value-type="date" office:date-value="2016-09-21" calcext:value-type="date">
            <text:p>Sep 21, 16</text:p>
          </table:table-cell>
          <table:table-cell table:style-name="ce38" table:formula="of:=[$asianfanfics.B63]" office:value-type="float" office:value="27246" calcext:value-type="float">
            <text:p>27,246</text:p>
          </table:table-cell>
          <table:table-cell table:formula="of:=[.R63]-[.R62]" office:value-type="float" office:value="1658" calcext:value-type="float">
            <text:p>1,658</text:p>
          </table:table-cell>
          <table:table-cell table:style-name="ce96" table:formula="of:=[.S:.S]/([.Q63]-[.Q62])*30.4375" office:value-type="float" office:value="672.871666666667" calcext:value-type="float">
            <text:p>673</text:p>
          </table:table-cell>
          <table:table-cell table:formula="of:=SUM([.B63]; [.F63]; [.J63]; [.N63]; [.R63])" office:value-type="float" office:value="43527" calcext:value-type="float">
            <text:p>43,527</text:p>
          </table:table-cell>
          <table:table-cell table:formula="of:=[.U63]-[.U62]" office:value-type="float" office:value="5162" calcext:value-type="float">
            <text:p>5,162</text:p>
          </table:table-cell>
          <table:table-cell/>
          <table:table-cell table:formula="of:=[.F:.F]/[.U:.U]" office:value-type="percentage" office:value="0.374043697015645" calcext:value-type="percentage">
            <text:p>37.40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625956302984355" calcext:value-type="percentage">
            <text:p>62.60%</text:p>
          </table:table-cell>
          <table:table-cell/>
          <table:table-cell table:formula="of:=[.H:.H]/[.V:.V]" office:value-type="percentage" office:value="0.255076269605522" calcext:value-type="percentage">
            <text:p>25.51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13035096215937" calcext:value-type="percentage">
            <text:p>13.04%</text:p>
          </table:table-cell>
          <table:table-cell table:number-columns-repeated="16352"/>
        </table:table-row>
        <table:table-row table:style-name="ro6">
          <table:table-cell table:formula="of:=[$'Dates Ref'.A64]" office:value-type="date" office:date-value="2017-01-07" calcext:value-type="date">
            <text:p>Jan 7, 17</text:p>
          </table:table-cell>
          <table:table-cell table:number-columns-repeated="3"/>
          <table:table-cell table:formula="of:=[$'Dates Ref'.T64]" office:value-type="date" office:date-value="2017-01-09" calcext:value-type="date">
            <text:p>Jan 9, 17</text:p>
          </table:table-cell>
          <table:table-cell table:style-name="ce38" table:formula="of:=[$'kpop ao3'.C64]" office:value-type="float" office:value="22155" calcext:value-type="float">
            <text:p>22,155</text:p>
          </table:table-cell>
          <table:table-cell table:formula="of:=[.F64]-[.F63]" office:value-type="float" office:value="5874" calcext:value-type="float">
            <text:p>5874</text:p>
          </table:table-cell>
          <table:table-cell table:style-name="ce96" table:formula="of:=[.G:.G]/([.E64]-[.E63])*30.4375" office:value-type="float" office:value="1670.93341121495" calcext:value-type="float">
            <text:p>1,671</text:p>
          </table:table-cell>
          <table:table-cell table:style-name="ce15" table:formula="of:=[$'Dates Ref'.A64]" office:value-type="date" office:date-value="2017-01-07" calcext:value-type="date">
            <text:p>Jan 7, 17</text:p>
          </table:table-cell>
          <table:table-cell table:number-columns-repeated="3"/>
          <table:table-cell table:style-name="ce90" table:formula="of:=[$'Dates Ref'.A64]" office:value-type="date" office:date-value="2017-01-07" calcext:value-type="date">
            <text:p>Jan 7, 17</text:p>
          </table:table-cell>
          <table:table-cell table:number-columns-repeated="3"/>
          <table:table-cell table:style-name="ce91" table:formula="of:=[$'Dates Ref'.$A64]" office:value-type="date" office:date-value="2017-01-07" calcext:value-type="date">
            <text:p>Jan 7, 17</text:p>
          </table:table-cell>
          <table:table-cell table:style-name="ce92" table:formula="of:=[.R63]+([.Q64]-[.Q63])*AVERAGE([.T66];[.T63])/30.4375" office:value-type="float" office:value="29790.5483211679" calcext:value-type="float">
            <text:p>29,791</text:p>
          </table:table-cell>
          <table:table-cell table:style-name="ce92" table:formula="of:=[.R64]-[.R63]" office:value-type="float" office:value="2544.54832116788" calcext:value-type="float">
            <text:p>2,545</text:p>
          </table:table-cell>
          <table:table-cell table:style-name="ce97" table:formula="of:=[.S:.S]/([.Q64]-[.Q63])*30.4375" office:value-type="float" office:value="717.12675486618" calcext:value-type="float">
            <text:p>717</text:p>
          </table:table-cell>
          <table:table-cell table:formula="of:=SUM([.B64]; [.F64]; [.J64]; [.N64]; [.R64])" office:value-type="float" office:value="51945.5483211679" calcext:value-type="float">
            <text:p>51,946</text:p>
          </table:table-cell>
          <table:table-cell table:formula="of:=[.U64]-[.U63]" office:value-type="float" office:value="8418.54832116788" calcext:value-type="float">
            <text:p>8,419</text:p>
          </table:table-cell>
          <table:table-cell/>
          <table:table-cell table:formula="of:=[.F:.F]/[.U:.U]" office:value-type="percentage" office:value="0.426504305297165" calcext:value-type="percentage">
            <text:p>42.65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573495694702836" calcext:value-type="percentage">
            <text:p>57.35%</text:p>
          </table:table-cell>
          <table:table-cell/>
          <table:table-cell table:formula="of:=[.H:.H]/[.V:.V]" office:value-type="percentage" office:value="0.198482368630409" calcext:value-type="percentage">
            <text:p>19.85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0851841347828357" calcext:value-type="percentage">
            <text:p>8.52%</text:p>
          </table:table-cell>
          <table:table-cell table:number-columns-repeated="16352"/>
        </table:table-row>
        <table:table-row table:style-name="ro6">
          <table:table-cell table:formula="of:=[$'Dates Ref'.A65]" office:value-type="date" office:date-value="2017-04-03" calcext:value-type="date">
            <text:p>Apr 3, 17</text:p>
          </table:table-cell>
          <table:table-cell table:number-columns-repeated="3"/>
          <table:table-cell table:formula="of:=[$'Dates Ref'.T65]" office:value-type="date" office:date-value="2017-04-03" calcext:value-type="date">
            <text:p>Apr 3, 17</text:p>
          </table:table-cell>
          <table:table-cell table:style-name="ce38" table:formula="of:=[$'kpop ao3'.C65]" office:value-type="float" office:value="27544" calcext:value-type="float">
            <text:p>27,544</text:p>
          </table:table-cell>
          <table:table-cell table:formula="of:=[.F65]-[.F64]" office:value-type="float" office:value="5389" calcext:value-type="float">
            <text:p>5389</text:p>
          </table:table-cell>
          <table:table-cell table:style-name="ce96" table:formula="of:=[.G:.G]/([.E65]-[.E64])*30.4375" office:value-type="float" office:value="1952.71056547619" calcext:value-type="float">
            <text:p>1,953</text:p>
          </table:table-cell>
          <table:table-cell table:style-name="ce15" table:formula="of:=[$'Dates Ref'.A65]" office:value-type="date" office:date-value="2017-04-03" calcext:value-type="date">
            <text:p>Apr 3, 17</text:p>
          </table:table-cell>
          <table:table-cell table:number-columns-repeated="3"/>
          <table:table-cell table:style-name="ce90" table:formula="of:=[$'Dates Ref'.A65]" office:value-type="date" office:date-value="2017-04-03" calcext:value-type="date">
            <text:p>Apr 3, 17</text:p>
          </table:table-cell>
          <table:table-cell table:number-columns-repeated="3"/>
          <table:table-cell table:style-name="ce91" table:formula="of:=[$'Dates Ref'.$A65]" office:value-type="date" office:date-value="2017-04-03" calcext:value-type="date">
            <text:p>Apr 3, 17</text:p>
          </table:table-cell>
          <table:table-cell table:style-name="ce92" table:formula="of:=[.R64]+([.Q65]-[.Q64])*AVERAGE([.T66];[.T63])/30.4375" office:value-type="float" office:value="31816.7627250608" calcext:value-type="float">
            <text:p>31,817</text:p>
          </table:table-cell>
          <table:table-cell table:style-name="ce92" table:formula="of:=[.R65]-[.R64]" office:value-type="float" office:value="2026.21440389294" calcext:value-type="float">
            <text:p>2,026</text:p>
          </table:table-cell>
          <table:table-cell table:style-name="ce97" table:formula="of:=[.S:.S]/([.Q65]-[.Q64])*30.4375" office:value-type="float" office:value="717.12675486618" calcext:value-type="float">
            <text:p>717</text:p>
          </table:table-cell>
          <table:table-cell table:formula="of:=SUM([.B65]; [.F65]; [.J65]; [.N65]; [.R65])" office:value-type="float" office:value="59360.7627250608" calcext:value-type="float">
            <text:p>59,361</text:p>
          </table:table-cell>
          <table:table-cell table:formula="of:=[.U65]-[.U64]" office:value-type="float" office:value="7415.21440389295" calcext:value-type="float">
            <text:p>7,415</text:p>
          </table:table-cell>
          <table:table-cell/>
          <table:table-cell table:formula="of:=[.F:.F]/[.U:.U]" office:value-type="percentage" office:value="0.464010210373721" calcext:value-type="percentage">
            <text:p>46.40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535989789626279" calcext:value-type="percentage">
            <text:p>53.60%</text:p>
          </table:table-cell>
          <table:table-cell/>
          <table:table-cell table:formula="of:=[.H:.H]/[.V:.V]" office:value-type="percentage" office:value="0.263338382292901" calcext:value-type="percentage">
            <text:p>26.33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0967101847371658" calcext:value-type="percentage">
            <text:p>9.67%</text:p>
          </table:table-cell>
          <table:table-cell table:number-columns-repeated="16352"/>
        </table:table-row>
        <table:table-row table:style-name="ro2">
          <table:table-cell table:formula="of:=[$'Dates Ref'.A66]" office:value-type="date" office:date-value="2017-07-04" calcext:value-type="date">
            <text:p>Jul 4, 17</text:p>
          </table:table-cell>
          <table:table-cell table:number-columns-repeated="3"/>
          <table:table-cell table:formula="of:=[$'Dates Ref'.T66]" office:value-type="date" office:date-value="2017-07-07" calcext:value-type="date">
            <text:p>Jul 7, 17</text:p>
          </table:table-cell>
          <table:table-cell table:style-name="ce38" table:formula="of:=[$'kpop ao3'.C66]" office:value-type="float" office:value="34093" calcext:value-type="float">
            <text:p>34,093</text:p>
          </table:table-cell>
          <table:table-cell table:formula="of:=[.F66]-[.F65]" office:value-type="float" office:value="6549" calcext:value-type="float">
            <text:p>6549</text:p>
          </table:table-cell>
          <table:table-cell table:style-name="ce96" table:formula="of:=[.G:.G]/([.E66]-[.E65])*30.4375" office:value-type="float" office:value="2098.26513157895" calcext:value-type="float">
            <text:p>2,098</text:p>
          </table:table-cell>
          <table:table-cell table:style-name="ce15" table:formula="of:=[$'Dates Ref'.A66]" office:value-type="date" office:date-value="2017-07-04" calcext:value-type="date">
            <text:p>Jul 4, 17</text:p>
          </table:table-cell>
          <table:table-cell table:number-columns-repeated="3"/>
          <table:table-cell table:style-name="ce90" table:formula="of:=[$'Dates Ref'.A66]" office:value-type="date" office:date-value="2017-07-04" calcext:value-type="date">
            <text:p>Jul 4, 17</text:p>
          </table:table-cell>
          <table:table-cell table:number-columns-repeated="3"/>
          <table:table-cell table:formula="of:=[$'Dates Ref'.R66]" office:value-type="date" office:date-value="2017-06-22" calcext:value-type="date">
            <text:p>Jun 22, 17</text:p>
          </table:table-cell>
          <table:table-cell table:style-name="ce38" table:formula="of:=[$asianfanfics.B66]" office:value-type="float" office:value="34100" calcext:value-type="float">
            <text:p>34,100</text:p>
          </table:table-cell>
          <table:table-cell table:style-name="ce104" table:formula="of:=[.R66]-[.R63]" office:value-type="float" office:value="6854" calcext:value-type="float">
            <text:p>6,854</text:p>
          </table:table-cell>
          <table:table-cell table:style-name="ce98" table:formula="of:=[.S:.S]/([.Q66]-[.Q63])*30.4375" office:value-type="float" office:value="761.381843065694" calcext:value-type="float">
            <text:p>761</text:p>
          </table:table-cell>
          <table:table-cell table:formula="of:=SUM([.B66]; [.F66]; [.J66]; [.N66]; [.R66])" office:value-type="float" office:value="68193" calcext:value-type="float">
            <text:p>68,193</text:p>
          </table:table-cell>
          <table:table-cell table:formula="of:=[.U66]-[.U65]" office:value-type="float" office:value="8832.23727493917" calcext:value-type="float">
            <text:p>8,832</text:p>
          </table:table-cell>
          <table:table-cell/>
          <table:table-cell table:formula="of:=[.F:.F]/[.U:.U]" office:value-type="percentage" office:value="0.499948675083953" calcext:value-type="percentage">
            <text:p>49.99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500051324916047" calcext:value-type="percentage">
            <text:p>50.01%</text:p>
          </table:table-cell>
          <table:table-cell/>
          <table:table-cell table:formula="of:=[.H:.H]/[.V:.V]" office:value-type="percentage" office:value="0.237568926905148" calcext:value-type="percentage">
            <text:p>23.76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0862048673925528" calcext:value-type="percentage">
            <text:p>8.62%</text:p>
          </table:table-cell>
          <table:table-cell table:number-columns-repeated="16352"/>
        </table:table-row>
        <table:table-row table:style-name="ro2">
          <table:table-cell table:formula="of:=[$'Dates Ref'.A67]" office:value-type="date" office:date-value="2017-10-10" calcext:value-type="date">
            <text:p>Oct 10, 17</text:p>
          </table:table-cell>
          <table:table-cell table:number-columns-repeated="3"/>
          <table:table-cell table:formula="of:=[$'Dates Ref'.T67]" office:value-type="date" office:date-value="2017-10-10" calcext:value-type="date">
            <text:p>Oct 10, 17</text:p>
          </table:table-cell>
          <table:table-cell table:style-name="ce38" table:formula="of:=[$'kpop ao3'.C67]" office:value-type="float" office:value="40674" calcext:value-type="float">
            <text:p>40,674</text:p>
          </table:table-cell>
          <table:table-cell table:formula="of:=[.F67]-[.F66]" office:value-type="float" office:value="6581" calcext:value-type="float">
            <text:p>6581</text:p>
          </table:table-cell>
          <table:table-cell table:style-name="ce96" table:formula="of:=[.G:.G]/([.E67]-[.E66])*30.4375" office:value-type="float" office:value="2108.51776315789" calcext:value-type="float">
            <text:p>2,109</text:p>
          </table:table-cell>
          <table:table-cell table:style-name="ce15" table:formula="of:=[$'Dates Ref'.A67]" office:value-type="date" office:date-value="2017-10-10" calcext:value-type="date">
            <text:p>Oct 10, 17</text:p>
          </table:table-cell>
          <table:table-cell table:number-columns-repeated="3"/>
          <table:table-cell table:style-name="ce90" table:formula="of:=[$'Dates Ref'.A67]" office:value-type="date" office:date-value="2017-10-10" calcext:value-type="date">
            <text:p>Oct 10, 17</text:p>
          </table:table-cell>
          <table:table-cell table:number-columns-repeated="3"/>
          <table:table-cell table:formula="of:=[$'Dates Ref'.R67]" office:value-type="date" office:date-value="2017-10-10" calcext:value-type="date">
            <text:p>Oct 10, 17</text:p>
          </table:table-cell>
          <table:table-cell table:style-name="ce38" table:formula="of:=[$asianfanfics.B67]" office:value-type="float" office:value="36044" calcext:value-type="float">
            <text:p>36,044</text:p>
          </table:table-cell>
          <table:table-cell table:formula="of:=[.R67]-[.R66]" office:value-type="float" office:value="1944" calcext:value-type="float">
            <text:p>1,944</text:p>
          </table:table-cell>
          <table:table-cell table:style-name="ce96" table:formula="of:=[.S:.S]/([.Q67]-[.Q66])*30.4375" office:value-type="float" office:value="537.913636363636" calcext:value-type="float">
            <text:p>538</text:p>
          </table:table-cell>
          <table:table-cell table:formula="of:=SUM([.B67]; [.F67]; [.J67]; [.N67]; [.R67])" office:value-type="float" office:value="76718" calcext:value-type="float">
            <text:p>76,718</text:p>
          </table:table-cell>
          <table:table-cell table:formula="of:=[.U67]-[.U66]" office:value-type="float" office:value="8525" calcext:value-type="float">
            <text:p>8,525</text:p>
          </table:table-cell>
          <table:table-cell/>
          <table:table-cell table:formula="of:=[.F:.F]/[.U:.U]" office:value-type="percentage" office:value="0.530175447743685" calcext:value-type="percentage">
            <text:p>53.02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469824552256315" calcext:value-type="percentage">
            <text:p>46.98%</text:p>
          </table:table-cell>
          <table:table-cell/>
          <table:table-cell table:formula="of:=[.H:.H]/[.V:.V]" office:value-type="percentage" office:value="0.247333461954005" calcext:value-type="percentage">
            <text:p>24.73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0630983737669955" calcext:value-type="percentage">
            <text:p>6.31%</text:p>
          </table:table-cell>
          <table:table-cell table:number-columns-repeated="16352"/>
        </table:table-row>
        <table:table-row table:style-name="ro2">
          <table:table-cell table:formula="of:=[$'Dates Ref'.A68]" office:value-type="date" office:date-value="2018-01-05" calcext:value-type="date">
            <text:p>Jan 5, 18</text:p>
          </table:table-cell>
          <table:table-cell table:number-columns-repeated="3"/>
          <table:table-cell table:formula="of:=[$'Dates Ref'.T68]" office:value-type="date" office:date-value="2018-01-02" calcext:value-type="date">
            <text:p>Jan 2, 18</text:p>
          </table:table-cell>
          <table:table-cell table:style-name="ce38" table:formula="of:=[$'kpop ao3'.C68]" office:value-type="float" office:value="46758" calcext:value-type="float">
            <text:p>46,758</text:p>
          </table:table-cell>
          <table:table-cell table:formula="of:=[.F68]-[.F67]" office:value-type="float" office:value="6084" calcext:value-type="float">
            <text:p>6084</text:p>
          </table:table-cell>
          <table:table-cell table:style-name="ce96" table:formula="of:=[.G:.G]/([.E68]-[.E67])*30.4375" office:value-type="float" office:value="2204.54464285714" calcext:value-type="float">
            <text:p>2,205</text:p>
          </table:table-cell>
          <table:table-cell table:style-name="ce15" table:formula="of:=[$'Dates Ref'.A68]" office:value-type="date" office:date-value="2018-01-05" calcext:value-type="date">
            <text:p>Jan 5, 18</text:p>
          </table:table-cell>
          <table:table-cell table:number-columns-repeated="3"/>
          <table:table-cell table:style-name="ce90" table:formula="of:=[$'Dates Ref'.A68]" office:value-type="date" office:date-value="2018-01-05" calcext:value-type="date">
            <text:p>Jan 5, 18</text:p>
          </table:table-cell>
          <table:table-cell table:number-columns-repeated="3"/>
          <table:table-cell table:formula="of:=[$'Dates Ref'.R68]" office:value-type="date" office:date-value="2017-12-29" calcext:value-type="date">
            <text:p>Dec 29, 17</text:p>
          </table:table-cell>
          <table:table-cell table:style-name="ce38" table:formula="of:=[$asianfanfics.B68]" office:value-type="float" office:value="37325" calcext:value-type="float">
            <text:p>37,325</text:p>
          </table:table-cell>
          <table:table-cell table:formula="of:=[.R68]-[.R67]" office:value-type="float" office:value="1281" calcext:value-type="float">
            <text:p>1,281</text:p>
          </table:table-cell>
          <table:table-cell table:style-name="ce96" table:formula="of:=[.S:.S]/([.Q68]-[.Q67])*30.4375" office:value-type="float" office:value="487.38046875" calcext:value-type="float">
            <text:p>487</text:p>
          </table:table-cell>
          <table:table-cell table:formula="of:=SUM([.B68]; [.F68]; [.J68]; [.N68]; [.R68])" office:value-type="float" office:value="84083" calcext:value-type="float">
            <text:p>84,083</text:p>
          </table:table-cell>
          <table:table-cell table:formula="of:=[.U68]-[.U67]" office:value-type="float" office:value="7365" calcext:value-type="float">
            <text:p>7,365</text:p>
          </table:table-cell>
          <table:table-cell/>
          <table:table-cell table:formula="of:=[.F:.F]/[.U:.U]" office:value-type="percentage" office:value="0.556093383918271" calcext:value-type="percentage">
            <text:p>55.61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443906616081729" calcext:value-type="percentage">
            <text:p>44.39%</text:p>
          </table:table-cell>
          <table:table-cell/>
          <table:table-cell table:formula="of:=[.H:.H]/[.V:.V]" office:value-type="percentage" office:value="0.299327174861798" calcext:value-type="percentage">
            <text:p>29.93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066175216395112" calcext:value-type="percentage">
            <text:p>6.62%</text:p>
          </table:table-cell>
          <table:table-cell table:number-columns-repeated="16352"/>
        </table:table-row>
        <table:table-row table:style-name="ro2">
          <table:table-cell table:formula="of:=[$'Dates Ref'.A69]" office:value-type="date" office:date-value="2018-04-04" calcext:value-type="date">
            <text:p>Apr 4, 18</text:p>
          </table:table-cell>
          <table:table-cell table:number-columns-repeated="3"/>
          <table:table-cell table:formula="of:=[$'Dates Ref'.T69]" office:value-type="date" office:date-value="2018-04-02" calcext:value-type="date">
            <text:p>Apr 2, 18</text:p>
          </table:table-cell>
          <table:table-cell table:style-name="ce38" table:formula="of:=[$'kpop ao3'.C69]" office:value-type="float" office:value="54259" calcext:value-type="float">
            <text:p>54,259</text:p>
          </table:table-cell>
          <table:table-cell table:formula="of:=[.F69]-[.F68]" office:value-type="float" office:value="7501" calcext:value-type="float">
            <text:p>7501</text:p>
          </table:table-cell>
          <table:table-cell table:style-name="ce96" table:formula="of:=[.G:.G]/([.E69]-[.E68])*30.4375" office:value-type="float" office:value="2536.79652777778" calcext:value-type="float">
            <text:p>2,537</text:p>
          </table:table-cell>
          <table:table-cell table:style-name="ce15" table:formula="of:=[$'Dates Ref'.A69]" office:value-type="date" office:date-value="2018-04-04" calcext:value-type="date">
            <text:p>Apr 4, 18</text:p>
          </table:table-cell>
          <table:table-cell table:number-columns-repeated="3"/>
          <table:table-cell table:style-name="ce90" table:formula="of:=[$'Dates Ref'.A69]" office:value-type="date" office:date-value="2018-04-04" calcext:value-type="date">
            <text:p>Apr 4, 18</text:p>
          </table:table-cell>
          <table:table-cell table:number-columns-repeated="3"/>
          <table:table-cell table:style-name="ce91" table:formula="of:=[$'Dates Ref'.$A69]" office:value-type="date" office:date-value="2018-04-04" calcext:value-type="date">
            <text:p>Apr 4, 18</text:p>
          </table:table-cell>
          <table:table-cell table:style-name="ce92" table:formula="of:=[.R68]+([.Q69]-[.Q68])*AVERAGE([.T71];[.T68])/30.4375" office:value-type="float" office:value="38673.8704626335" calcext:value-type="float">
            <text:p>38,674</text:p>
          </table:table-cell>
          <table:table-cell table:style-name="ce92" table:formula="of:=[.R69]-[.R68]" office:value-type="float" office:value="1348.87046263345" calcext:value-type="float">
            <text:p>1,349</text:p>
          </table:table-cell>
          <table:table-cell table:style-name="ce97" table:formula="of:=[.S:.S]/([.Q69]-[.Q68])*30.4375" office:value-type="float" office:value="427.669215691726" calcext:value-type="float">
            <text:p>428</text:p>
          </table:table-cell>
          <table:table-cell table:formula="of:=SUM([.B69]; [.F69]; [.J69]; [.N69]; [.R69])" office:value-type="float" office:value="92932.8704626335" calcext:value-type="float">
            <text:p>92,933</text:p>
          </table:table-cell>
          <table:table-cell table:formula="of:=[.U69]-[.U68]" office:value-type="float" office:value="8849.87046263345" calcext:value-type="float">
            <text:p>8,850</text:p>
          </table:table-cell>
          <table:table-cell/>
          <table:table-cell table:formula="of:=[.F:.F]/[.U:.U]" office:value-type="percentage" office:value="0.583851544990387" calcext:value-type="percentage">
            <text:p>58.39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416148455009613" calcext:value-type="percentage">
            <text:p>41.61%</text:p>
          </table:table-cell>
          <table:table-cell/>
          <table:table-cell table:formula="of:=[.H:.H]/[.V:.V]" office:value-type="percentage" office:value="0.286647871117303" calcext:value-type="percentage">
            <text:p>28.66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0483249124941954" calcext:value-type="percentage">
            <text:p>4.83%</text:p>
          </table:table-cell>
          <table:table-cell table:number-columns-repeated="16352"/>
        </table:table-row>
        <table:table-row table:style-name="ro2">
          <table:table-cell table:formula="of:=[$'Dates Ref'.A70]" office:value-type="date" office:date-value="2018-07-17" calcext:value-type="date">
            <text:p>Jul 17, 18</text:p>
          </table:table-cell>
          <table:table-cell table:number-columns-repeated="3"/>
          <table:table-cell table:formula="of:=[$'Dates Ref'.T70]" office:value-type="date" office:date-value="2018-07-17" calcext:value-type="date">
            <text:p>Jul 17, 18</text:p>
          </table:table-cell>
          <table:table-cell table:style-name="ce38" table:formula="of:=[$'kpop ao3'.C70]" office:value-type="float" office:value="63925" calcext:value-type="float">
            <text:p>63,925</text:p>
          </table:table-cell>
          <table:table-cell table:formula="of:=[.F70]-[.F69]" office:value-type="float" office:value="9666" calcext:value-type="float">
            <text:p>9666</text:p>
          </table:table-cell>
          <table:table-cell table:style-name="ce96" table:formula="of:=[.G:.G]/([.E70]-[.E69])*30.4375" office:value-type="float" office:value="2775.5554245283" calcext:value-type="float">
            <text:p>2,776</text:p>
          </table:table-cell>
          <table:table-cell table:style-name="ce15" table:formula="of:=[$'Dates Ref'.A70]" office:value-type="date" office:date-value="2018-07-17" calcext:value-type="date">
            <text:p>Jul 17, 18</text:p>
          </table:table-cell>
          <table:table-cell table:number-columns-repeated="3"/>
          <table:table-cell table:style-name="ce90" table:formula="of:=[$'Dates Ref'.A70]" office:value-type="date" office:date-value="2018-07-17" calcext:value-type="date">
            <text:p>Jul 17, 18</text:p>
          </table:table-cell>
          <table:table-cell table:number-columns-repeated="3"/>
          <table:table-cell table:style-name="ce91" table:formula="of:=[$'Dates Ref'.$A70]" office:value-type="date" office:date-value="2018-07-17" calcext:value-type="date">
            <text:p>Jul 17, 18</text:p>
          </table:table-cell>
          <table:table-cell table:style-name="ce92" table:formula="of:=[.R69]+([.Q70]-[.Q69])*AVERAGE([.T71];[.T68])/30.4375" office:value-type="float" office:value="40135.146797153" calcext:value-type="float">
            <text:p>40,135</text:p>
          </table:table-cell>
          <table:table-cell table:style-name="ce92" table:formula="of:=[.R70]-[.R69]" office:value-type="float" office:value="1461.27633451957" calcext:value-type="float">
            <text:p>1,461</text:p>
          </table:table-cell>
          <table:table-cell table:style-name="ce97" table:formula="of:=[.S:.S]/([.Q70]-[.Q69])*30.4375" office:value-type="float" office:value="427.669215691725" calcext:value-type="float">
            <text:p>428</text:p>
          </table:table-cell>
          <table:table-cell table:formula="of:=SUM([.B70]; [.F70]; [.J70]; [.N70]; [.R70])" office:value-type="float" office:value="104060.146797153" calcext:value-type="float">
            <text:p>104,060</text:p>
          </table:table-cell>
          <table:table-cell table:formula="of:=[.U70]-[.U69]" office:value-type="float" office:value="11127.2763345196" calcext:value-type="float">
            <text:p>11,127</text:p>
          </table:table-cell>
          <table:table-cell/>
          <table:table-cell table:formula="of:=[.F:.F]/[.U:.U]" office:value-type="percentage" office:value="0.614308185866877" calcext:value-type="percentage">
            <text:p>61.43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385691814133123" calcext:value-type="percentage">
            <text:p>38.57%</text:p>
          </table:table-cell>
          <table:table-cell/>
          <table:table-cell table:formula="of:=[.H:.H]/[.V:.V]" office:value-type="percentage" office:value="0.249437089642309" calcext:value-type="percentage">
            <text:p>24.94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0384343124799543" calcext:value-type="percentage">
            <text:p>3.84%</text:p>
          </table:table-cell>
          <table:table-cell table:number-columns-repeated="16352"/>
        </table:table-row>
        <table:table-row table:style-name="ro2">
          <table:table-cell table:formula="of:=[$'Dates Ref'.A71]" office:value-type="date" office:date-value="2018-09-30" calcext:value-type="date">
            <text:p>Sep 30, 18</text:p>
          </table:table-cell>
          <table:table-cell table:number-columns-repeated="3"/>
          <table:table-cell table:style-name="ce91" table:formula="of:=[$'Dates Ref'.$A71]" office:value-type="date" office:date-value="2018-09-30" calcext:value-type="date">
            <text:p>Sep 30, 18</text:p>
          </table:table-cell>
          <table:table-cell table:style-name="ce92" table:formula="of:=[.F70]+([.E71]-[.E70])*AVERAGE([.H$72]; [.H$70])/30.4375" office:value-type="float" office:value="70535.6469002695" calcext:value-type="float">
            <text:p>70,536</text:p>
          </table:table-cell>
          <table:table-cell table:style-name="ce95" table:formula="of:=[.F71]-[.F70]" office:value-type="float" office:value="6610.64690026954" calcext:value-type="float">
            <text:p>6611</text:p>
          </table:table-cell>
          <table:table-cell table:style-name="ce97" table:formula="of:=[.G:.G]/([.E71]-[.E70])*30.4375" office:value-type="float" office:value="2682.82086702605" calcext:value-type="float">
            <text:p>2,683</text:p>
          </table:table-cell>
          <table:table-cell table:style-name="ce15" table:formula="of:=[$'Dates Ref'.A71]" office:value-type="date" office:date-value="2018-09-30" calcext:value-type="date">
            <text:p>Sep 30, 18</text:p>
          </table:table-cell>
          <table:table-cell table:number-columns-repeated="3"/>
          <table:table-cell table:style-name="ce90" table:formula="of:=[$'Dates Ref'.A71]" office:value-type="date" office:date-value="2018-09-30" calcext:value-type="date">
            <text:p>Sep 30, 18</text:p>
          </table:table-cell>
          <table:table-cell table:number-columns-repeated="3"/>
          <table:table-cell table:formula="of:=[$'Dates Ref'.R71]" office:value-type="date" office:date-value="2018-10-06" calcext:value-type="date">
            <text:p>Oct 6, 18</text:p>
          </table:table-cell>
          <table:table-cell table:style-name="ce38" table:formula="of:=[$asianfanfics.B71]" office:value-type="float" office:value="40722" calcext:value-type="float">
            <text:p>40,722</text:p>
          </table:table-cell>
          <table:table-cell table:style-name="ce104" table:formula="of:=[.R71]-[.R68]" office:value-type="float" office:value="3397" calcext:value-type="float">
            <text:p>3,397</text:p>
          </table:table-cell>
          <table:table-cell table:style-name="ce98" table:formula="of:=[.S:.S]/([.Q71]-[.Q68])*30.4375" office:value-type="float" office:value="367.957962633452" calcext:value-type="float">
            <text:p>368</text:p>
          </table:table-cell>
          <table:table-cell table:formula="of:=SUM([.B71]; [.F71]; [.J71]; [.N71]; [.R71])" office:value-type="float" office:value="111257.64690027" calcext:value-type="float">
            <text:p>111,258</text:p>
          </table:table-cell>
          <table:table-cell table:formula="of:=[.U71]-[.U70]" office:value-type="float" office:value="7197.50010311652" calcext:value-type="float">
            <text:p>7,198</text:p>
          </table:table-cell>
          <table:table-cell/>
          <table:table-cell table:formula="of:=[.F:.F]/[.U:.U]" office:value-type="percentage" office:value="0.633984709055523" calcext:value-type="percentage">
            <text:p>63.40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366015290944477" calcext:value-type="percentage">
            <text:p>36.60%</text:p>
          </table:table-cell>
          <table:table-cell/>
          <table:table-cell table:formula="of:=[.H:.H]/[.V:.V]" office:value-type="percentage" office:value="0.372743428772498" calcext:value-type="percentage">
            <text:p>37.27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0511230229054288" calcext:value-type="percentage">
            <text:p>5.11%</text:p>
          </table:table-cell>
          <table:table-cell table:number-columns-repeated="16352"/>
        </table:table-row>
        <table:table-row table:style-name="ro6">
          <table:table-cell table:formula="of:=[$'Dates Ref'.A72]" office:value-type="date" office:date-value="2018-11-01" calcext:value-type="date">
            <text:p>Nov 1, 18</text:p>
          </table:table-cell>
          <table:table-cell table:number-columns-repeated="3"/>
          <table:table-cell table:formula="of:=[$'Dates Ref'.T72]" office:value-type="date" office:date-value="2018-10-30" calcext:value-type="date">
            <text:p>Oct 30, 18</text:p>
          </table:table-cell>
          <table:table-cell table:style-name="ce38" table:formula="of:=[$'kpop ao3'.C72]" office:value-type="float" office:value="72860" calcext:value-type="float">
            <text:p>72,860</text:p>
          </table:table-cell>
          <table:table-cell table:style-name="ce94" table:formula="of:=[.F72]-[.F70]" office:value-type="float" office:value="8935" calcext:value-type="float">
            <text:p>8935</text:p>
          </table:table-cell>
          <table:table-cell table:style-name="ce98" table:formula="of:=[.G:.G]/([.E72]-[.E70])*30.4375" office:value-type="float" office:value="2590.08630952381" calcext:value-type="float">
            <text:p>2,590</text:p>
          </table:table-cell>
          <table:table-cell table:style-name="ce15" table:formula="of:=[$'Dates Ref'.A72]" office:value-type="date" office:date-value="2018-11-01" calcext:value-type="date">
            <text:p>Nov 1, 18</text:p>
          </table:table-cell>
          <table:table-cell table:number-columns-repeated="3"/>
          <table:table-cell table:style-name="ce90" table:formula="of:=[$'Dates Ref'.A72]" office:value-type="date" office:date-value="2018-11-01" calcext:value-type="date">
            <text:p>Nov 1, 18</text:p>
          </table:table-cell>
          <table:table-cell table:number-columns-repeated="3"/>
          <table:table-cell table:style-name="ce91" table:formula="of:=[$'Dates Ref'.$A72]" office:value-type="date" office:date-value="2018-11-01" calcext:value-type="date">
            <text:p>Nov 1, 18</text:p>
          </table:table-cell>
          <table:table-cell table:style-name="ce92" table:formula="of:=[.R71]+([.Q72]-[.Q71])*AVERAGE([.T74];[.T71])/30.4375" office:value-type="float" office:value="40923.7280122013" calcext:value-type="float">
            <text:p>40,924</text:p>
          </table:table-cell>
          <table:table-cell table:style-name="ce92" table:formula="of:=[.R72]-[.R71]" office:value-type="float" office:value="201.728012201325" calcext:value-type="float">
            <text:p>202</text:p>
          </table:table-cell>
          <table:table-cell table:style-name="ce97" table:formula="of:=[.S:.S]/([.Q72]-[.Q71])*30.4375" office:value-type="float" office:value="236.157552745302" calcext:value-type="float">
            <text:p>236</text:p>
          </table:table-cell>
          <table:table-cell table:formula="of:=SUM([.B72]; [.F72]; [.J72]; [.N72]; [.R72])" office:value-type="float" office:value="113783.728012201" calcext:value-type="float">
            <text:p>113,784</text:p>
          </table:table-cell>
          <table:table-cell table:formula="of:=[.U72]-[.U71]" office:value-type="float" office:value="2526.08111193178" calcext:value-type="float">
            <text:p>2,526</text:p>
          </table:table-cell>
          <table:table-cell/>
          <table:table-cell table:formula="of:=[.F:.F]/[.U:.U]" office:value-type="percentage" office:value="0.640337606025591" calcext:value-type="percentage">
            <text:p>64.03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359662393974409" calcext:value-type="percentage">
            <text:p>35.97%</text:p>
          </table:table-cell>
          <table:table-cell/>
          <table:table-cell table:formula="of:=[.H:.H]/[.V:.V]" office:value-type="percentage" office:value="1.02533774441751" calcext:value-type="percentage">
            <text:p>102.53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0934877156674925" calcext:value-type="percentage">
            <text:p>9.35%</text:p>
          </table:table-cell>
          <table:table-cell table:number-columns-repeated="16352"/>
        </table:table-row>
        <table:table-row table:style-name="ro6">
          <table:table-cell table:formula="of:=[$'Dates Ref'.A73]" office:value-type="date" office:date-value="2019-01-04" calcext:value-type="date">
            <text:p>Jan 4, 19</text:p>
          </table:table-cell>
          <table:table-cell table:number-columns-repeated="3"/>
          <table:table-cell table:formula="of:=[$'Dates Ref'.T73]" office:value-type="date" office:date-value="2019-01-05" calcext:value-type="date">
            <text:p>Jan 5, 19</text:p>
          </table:table-cell>
          <table:table-cell table:style-name="ce38" table:formula="of:=[$'kpop ao3'.C73]" office:value-type="float" office:value="80055" calcext:value-type="float">
            <text:p>80,055</text:p>
          </table:table-cell>
          <table:table-cell table:formula="of:=[.F73]-[.F72]" office:value-type="float" office:value="7195" calcext:value-type="float">
            <text:p>7195</text:p>
          </table:table-cell>
          <table:table-cell table:style-name="ce96" table:formula="of:=[.G:.G]/([.E73]-[.E72])*30.4375" office:value-type="float" office:value="3268.62406716418" calcext:value-type="float">
            <text:p>3,269</text:p>
          </table:table-cell>
          <table:table-cell table:style-name="ce15" table:formula="of:=[$'Dates Ref'.A73]" office:value-type="date" office:date-value="2019-01-04" calcext:value-type="date">
            <text:p>Jan 4, 19</text:p>
          </table:table-cell>
          <table:table-cell table:number-columns-repeated="3"/>
          <table:table-cell table:style-name="ce90" table:formula="of:=[$'Dates Ref'.A73]" office:value-type="date" office:date-value="2019-01-04" calcext:value-type="date">
            <text:p>Jan 4, 19</text:p>
          </table:table-cell>
          <table:table-cell table:number-columns-repeated="3"/>
          <table:table-cell table:style-name="ce91" table:formula="of:=[$'Dates Ref'.$A73]" office:value-type="date" office:date-value="2019-01-04" calcext:value-type="date">
            <text:p>Jan 4, 19</text:p>
          </table:table-cell>
          <table:table-cell table:style-name="ce92" table:formula="of:=[.R72]+([.Q73]-[.Q72])*AVERAGE([.T74];[.T71])/30.4375" office:value-type="float" office:value="41420.2892730046" calcext:value-type="float">
            <text:p>41,420</text:p>
          </table:table-cell>
          <table:table-cell table:style-name="ce92" table:formula="of:=[.R73]-[.R72]" office:value-type="float" office:value="496.561260803253" calcext:value-type="float">
            <text:p>497</text:p>
          </table:table-cell>
          <table:table-cell table:style-name="ce97" table:formula="of:=[.S:.S]/([.Q73]-[.Q72])*30.4375" office:value-type="float" office:value="236.157552745297" calcext:value-type="float">
            <text:p>236</text:p>
          </table:table-cell>
          <table:table-cell table:formula="of:=SUM([.B73]; [.F73]; [.J73]; [.N73]; [.R73])" office:value-type="float" office:value="121475.289273005" calcext:value-type="float">
            <text:p>121,475</text:p>
          </table:table-cell>
          <table:table-cell table:formula="of:=[.U73]-[.U72]" office:value-type="float" office:value="7691.56126080325" calcext:value-type="float">
            <text:p>7,692</text:p>
          </table:table-cell>
          <table:table-cell/>
          <table:table-cell table:formula="of:=[.F:.F]/[.U:.U]" office:value-type="percentage" office:value="0.659022921279765" calcext:value-type="percentage">
            <text:p>65.90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340977078720235" calcext:value-type="percentage">
            <text:p>34.10%</text:p>
          </table:table-cell>
          <table:table-cell/>
          <table:table-cell table:formula="of:=[.H:.H]/[.V:.V]" office:value-type="percentage" office:value="0.424962365420051" calcext:value-type="percentage">
            <text:p>42.50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0307034612008843" calcext:value-type="percentage">
            <text:p>3.07%</text:p>
          </table:table-cell>
          <table:table-cell table:number-columns-repeated="16352"/>
        </table:table-row>
        <table:table-row table:style-name="ro2">
          <table:table-cell table:formula="of:=[$'Dates Ref'.A74]" office:value-type="date" office:date-value="2019-04-01" calcext:value-type="date">
            <text:p>Apr 1, 19</text:p>
          </table:table-cell>
          <table:table-cell table:number-columns-repeated="3"/>
          <table:table-cell table:formula="of:=[$'Dates Ref'.T74]" office:value-type="date" office:date-value="2019-04-01" calcext:value-type="date">
            <text:p>Apr 1, 19</text:p>
          </table:table-cell>
          <table:table-cell table:style-name="ce38" table:formula="of:=[$'kpop ao3'.C74]" office:value-type="float" office:value="86999" calcext:value-type="float">
            <text:p>86,999</text:p>
          </table:table-cell>
          <table:table-cell table:formula="of:=[.F74]-[.F73]" office:value-type="float" office:value="6944" calcext:value-type="float">
            <text:p>6944</text:p>
          </table:table-cell>
          <table:table-cell table:style-name="ce96" table:formula="of:=[.G:.G]/([.E74]-[.E73])*30.4375" office:value-type="float" office:value="2457.6511627907" calcext:value-type="float">
            <text:p>2,458</text:p>
          </table:table-cell>
          <table:table-cell table:style-name="ce15" table:formula="of:=[$'Dates Ref'.A74]" office:value-type="date" office:date-value="2019-04-01" calcext:value-type="date">
            <text:p>Apr 1, 19</text:p>
          </table:table-cell>
          <table:table-cell table:number-columns-repeated="3"/>
          <table:table-cell table:style-name="ce90" table:formula="of:=[$'Dates Ref'.A74]" office:value-type="date" office:date-value="2019-04-01" calcext:value-type="date">
            <text:p>Apr 1, 19</text:p>
          </table:table-cell>
          <table:table-cell table:number-columns-repeated="3"/>
          <table:table-cell table:formula="of:=[$'Dates Ref'.R74]" office:value-type="date" office:date-value="2019-03-30" calcext:value-type="date">
            <text:p>Mar 30, 19</text:p>
          </table:table-cell>
          <table:table-cell table:style-name="ce38" table:formula="of:=[$asianfanfics.B74]" office:value-type="float" office:value="41322" calcext:value-type="float">
            <text:p>41,322</text:p>
          </table:table-cell>
          <table:table-cell table:style-name="ce104" table:formula="of:=[.R74]-[.R71]" office:value-type="float" office:value="600" calcext:value-type="float">
            <text:p>600</text:p>
          </table:table-cell>
          <table:table-cell table:style-name="ce98" table:formula="of:=[.S:.S]/([.Q74]-[.Q71])*30.4375" office:value-type="float" office:value="104.357142857143" calcext:value-type="float">
            <text:p>104</text:p>
          </table:table-cell>
          <table:table-cell table:formula="of:=SUM([.B74]; [.F74]; [.J74]; [.N74]; [.R74])" office:value-type="float" office:value="128321" calcext:value-type="float">
            <text:p>128,321</text:p>
          </table:table-cell>
          <table:table-cell table:formula="of:=[.U74]-[.U73]" office:value-type="float" office:value="6845.71072699543" calcext:value-type="float">
            <text:p>6,846</text:p>
          </table:table-cell>
          <table:table-cell/>
          <table:table-cell table:formula="of:=[.F:.F]/[.U:.U]" office:value-type="percentage" office:value="0.677979442180158" calcext:value-type="percentage">
            <text:p>67.80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322020557819842" calcext:value-type="percentage">
            <text:p>32.20%</text:p>
          </table:table-cell>
          <table:table-cell/>
          <table:table-cell table:formula="of:=[.H:.H]/[.V:.V]" office:value-type="percentage" office:value="0.359005990875305" calcext:value-type="percentage">
            <text:p>35.90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0152441648528355" calcext:value-type="percentage">
            <text:p>1.52%</text:p>
          </table:table-cell>
          <table:table-cell table:number-columns-repeated="16352"/>
        </table:table-row>
        <table:table-row table:style-name="ro2">
          <table:table-cell table:formula="of:=[$'Dates Ref'.A75]" office:value-type="date" office:date-value="2019-07-01" calcext:value-type="date">
            <text:p>Jul 1, 19</text:p>
          </table:table-cell>
          <table:table-cell table:number-columns-repeated="3"/>
          <table:table-cell table:formula="of:=[$'Dates Ref'.T75]" office:value-type="date" office:date-value="2019-07-01" calcext:value-type="date">
            <text:p>Jul 1, 19</text:p>
          </table:table-cell>
          <table:table-cell table:style-name="ce38" table:formula="of:=[$'kpop ao3'.C75]" office:value-type="float" office:value="94649" calcext:value-type="float">
            <text:p>94,649</text:p>
          </table:table-cell>
          <table:table-cell table:formula="of:=[.F75]-[.F74]" office:value-type="float" office:value="7650" calcext:value-type="float">
            <text:p>7650</text:p>
          </table:table-cell>
          <table:table-cell table:style-name="ce96" table:formula="of:=[.G:.G]/([.E75]-[.E74])*30.4375" office:value-type="float" office:value="2558.75686813187" calcext:value-type="float">
            <text:p>2,559</text:p>
          </table:table-cell>
          <table:table-cell table:style-name="ce15" table:formula="of:=[$'Dates Ref'.A75]" office:value-type="date" office:date-value="2019-07-01" calcext:value-type="date">
            <text:p>Jul 1, 19</text:p>
          </table:table-cell>
          <table:table-cell table:number-columns-repeated="3"/>
          <table:table-cell table:style-name="ce90" table:formula="of:=[$'Dates Ref'.A75]" office:value-type="date" office:date-value="2019-07-01" calcext:value-type="date">
            <text:p>Jul 1, 19</text:p>
          </table:table-cell>
          <table:table-cell table:number-columns-repeated="3"/>
          <table:table-cell table:style-name="ce91" table:formula="of:=[$'Dates Ref'.$A75]" office:value-type="date" office:date-value="2019-07-01" calcext:value-type="date">
            <text:p>Jul 1, 19</text:p>
          </table:table-cell>
          <table:table-cell table:style-name="ce92" table:formula="of:=[.R74]+([.Q75]-[.Q74])*AVERAGE([.T76]; [.T74])/30.4375" office:value-type="float" office:value="41658.66" calcext:value-type="float">
            <text:p>41,659</text:p>
          </table:table-cell>
          <table:table-cell table:style-name="ce92" table:formula="of:=[.R75]-[.R74]" office:value-type="float" office:value="336.660000000004" calcext:value-type="float">
            <text:p>337</text:p>
          </table:table-cell>
          <table:table-cell table:style-name="ce97" table:formula="of:=[.S:.S]/([.Q75]-[.Q74])*30.4375" office:value-type="float" office:value="110.183750000001" calcext:value-type="float">
            <text:p>110</text:p>
          </table:table-cell>
          <table:table-cell table:formula="of:=SUM([.B75]; [.F75]; [.J75]; [.N75]; [.R75])" office:value-type="float" office:value="136307.66" calcext:value-type="float">
            <text:p>136,308</text:p>
          </table:table-cell>
          <table:table-cell table:formula="of:=[.U75]-[.U74]" office:value-type="float" office:value="7986.66" calcext:value-type="float">
            <text:p>7,987</text:p>
          </table:table-cell>
          <table:table-cell/>
          <table:table-cell table:formula="of:=[.F:.F]/[.U:.U]" office:value-type="percentage" office:value="0.694377704085009" calcext:value-type="percentage">
            <text:p>69.44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305622295914991" calcext:value-type="percentage">
            <text:p>30.56%</text:p>
          </table:table-cell>
          <table:table-cell/>
          <table:table-cell table:formula="of:=[.H:.H]/[.V:.V]" office:value-type="percentage" office:value="0.320378840232571" calcext:value-type="percentage">
            <text:p>32.04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0137959735358712" calcext:value-type="percentage">
            <text:p>1.38%</text:p>
          </table:table-cell>
          <table:table-cell table:number-columns-repeated="16352"/>
        </table:table-row>
        <table:table-row table:style-name="ro2">
          <table:table-cell table:formula="of:=[$'Dates Ref'.A76]" office:value-type="date" office:date-value="2019-10-03" calcext:value-type="date">
            <text:p>Oct 3, 19</text:p>
          </table:table-cell>
          <table:table-cell table:number-columns-repeated="3"/>
          <table:table-cell table:formula="of:=[$'Dates Ref'.T76]" office:value-type="date" office:date-value="2019-10-03" calcext:value-type="date">
            <text:p>Oct 3, 19</text:p>
          </table:table-cell>
          <table:table-cell table:style-name="ce38" table:formula="of:=[$'kpop ao3'.C76]" office:value-type="float" office:value="102208" calcext:value-type="float">
            <text:p>102,208</text:p>
          </table:table-cell>
          <table:table-cell table:formula="of:=[.F76]-[.F75]" office:value-type="float" office:value="7559" calcext:value-type="float">
            <text:p>7559</text:p>
          </table:table-cell>
          <table:table-cell table:style-name="ce96" table:formula="of:=[.G:.G]/([.E76]-[.E75])*30.4375" office:value-type="float" office:value="2447.62832446809" calcext:value-type="float">
            <text:p>2,448</text:p>
          </table:table-cell>
          <table:table-cell table:style-name="ce15" table:formula="of:=[$'Dates Ref'.A76]" office:value-type="date" office:date-value="2019-10-03" calcext:value-type="date">
            <text:p>Oct 3, 19</text:p>
          </table:table-cell>
          <table:table-cell table:number-columns-repeated="3"/>
          <table:table-cell table:style-name="ce90" table:formula="of:=[$'Dates Ref'.A76]" office:value-type="date" office:date-value="2019-10-03" calcext:value-type="date">
            <text:p>Oct 3, 19</text:p>
          </table:table-cell>
          <table:table-cell table:number-columns-repeated="3"/>
          <table:table-cell table:formula="of:=[$'Dates Ref'.R76]" office:value-type="date" office:date-value="2019-09-21" calcext:value-type="date">
            <text:p>Sep 21, 19</text:p>
          </table:table-cell>
          <table:table-cell table:style-name="ce38" table:formula="of:=[$asianfanfics.B76]" office:value-type="float" office:value="41989" calcext:value-type="float">
            <text:p>41,989</text:p>
          </table:table-cell>
          <table:table-cell table:style-name="ce104" table:formula="of:=[.R76]-[.R74]" office:value-type="float" office:value="667" calcext:value-type="float">
            <text:p>667</text:p>
          </table:table-cell>
          <table:table-cell table:style-name="ce98" table:formula="of:=[.S:.S]/([.Q76]-[.Q74])*30.4375" office:value-type="float" office:value="116.010357142857" calcext:value-type="float">
            <text:p>116</text:p>
          </table:table-cell>
          <table:table-cell table:formula="of:=SUM([.B76]; [.F76]; [.J76]; [.N76]; [.R76])" office:value-type="float" office:value="144197" calcext:value-type="float">
            <text:p>144,197</text:p>
          </table:table-cell>
          <table:table-cell table:formula="of:=[.U76]-[.U75]" office:value-type="float" office:value="7889.34" calcext:value-type="float">
            <text:p>7,889</text:p>
          </table:table-cell>
          <table:table-cell/>
          <table:table-cell table:formula="of:=[.F:.F]/[.U:.U]" office:value-type="percentage" office:value="0.708808088933889" calcext:value-type="percentage">
            <text:p>70.88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291191911066111" calcext:value-type="percentage">
            <text:p>29.12%</text:p>
          </table:table-cell>
          <table:table-cell/>
          <table:table-cell table:formula="of:=[.H:.H]/[.V:.V]" office:value-type="percentage" office:value="0.310245004584425" calcext:value-type="percentage">
            <text:p>31.02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0147046973692168" calcext:value-type="percentage">
            <text:p>1.47%</text:p>
          </table:table-cell>
          <table:table-cell table:number-columns-repeated="16352"/>
        </table:table-row>
        <table:table-row table:style-name="ro2">
          <table:table-cell table:formula="of:=[$'Dates Ref'.A77]" office:value-type="date" office:date-value="2020-01-01" calcext:value-type="date">
            <text:p>Jan 1, 20</text:p>
          </table:table-cell>
          <table:table-cell table:number-columns-repeated="3"/>
          <table:table-cell table:formula="of:=[$'Dates Ref'.T77]" office:value-type="date" office:date-value="2020-01-01" calcext:value-type="date">
            <text:p>Jan 1, 20</text:p>
          </table:table-cell>
          <table:table-cell table:style-name="ce38" table:formula="of:=[$'kpop ao3'.C77]" office:value-type="float" office:value="108460" calcext:value-type="float">
            <text:p>108,460</text:p>
          </table:table-cell>
          <table:table-cell table:formula="of:=[.F77]-[.F76]" office:value-type="float" office:value="6252" calcext:value-type="float">
            <text:p>6252</text:p>
          </table:table-cell>
          <table:table-cell table:style-name="ce96" table:formula="of:=[.G:.G]/([.E77]-[.E76])*30.4375" office:value-type="float" office:value="2114.39166666667" calcext:value-type="float">
            <text:p>2,114</text:p>
          </table:table-cell>
          <table:table-cell table:style-name="ce15" table:formula="of:=[$'Dates Ref'.A77]" office:value-type="date" office:date-value="2020-01-01" calcext:value-type="date">
            <text:p>Jan 1, 20</text:p>
          </table:table-cell>
          <table:table-cell table:number-columns-repeated="3"/>
          <table:table-cell table:style-name="ce90" table:formula="of:=[$'Dates Ref'.A77]" office:value-type="date" office:date-value="2020-01-01" calcext:value-type="date">
            <text:p>Jan 1, 20</text:p>
          </table:table-cell>
          <table:table-cell table:number-columns-repeated="3"/>
          <table:table-cell table:style-name="ce102" table:formula="of:=[$'Dates Ref'.R77]" office:value-type="date" office:date-value="2019-12-29" calcext:value-type="date">
            <text:p>Dec 29, 19</text:p>
          </table:table-cell>
          <table:table-cell table:style-name="ce103" table:formula="of:=[.R76]+([.Q77]-[.Q76])*AVERAGE([.T78]; [.T76])/30.4375" office:value-type="float" office:value="42247.5480672269" calcext:value-type="float">
            <text:p>42,248</text:p>
          </table:table-cell>
          <table:table-cell table:style-name="ce103" table:formula="of:=[.R77]-[.R76]" office:value-type="float" office:value="258.54806722689" calcext:value-type="float">
            <text:p>259</text:p>
          </table:table-cell>
          <table:table-cell table:style-name="ce106" table:formula="of:=[.S:.S]/([.Q77]-[.Q76])*30.4375" office:value-type="float" office:value="79.4904726890753" calcext:value-type="float">
            <text:p>79</text:p>
          </table:table-cell>
          <table:table-cell table:formula="of:=SUM([.B77]; [.F77]; [.J77]; [.N77]; [.R77])" office:value-type="float" office:value="150707.548067227" calcext:value-type="float">
            <text:p>150,708</text:p>
          </table:table-cell>
          <table:table-cell table:formula="of:=[.U77]-[.U76]" office:value-type="float" office:value="6510.54806722689" calcext:value-type="float">
            <text:p>6,511</text:p>
          </table:table-cell>
          <table:table-cell/>
          <table:table-cell table:formula="of:=[.F:.F]/[.U:.U]" office:value-type="percentage" office:value="0.71967198319502" calcext:value-type="percentage">
            <text:p>71.97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28032801680498" calcext:value-type="percentage">
            <text:p>28.03%</text:p>
          </table:table-cell>
          <table:table-cell/>
          <table:table-cell table:formula="of:=[.H:.H]/[.V:.V]" office:value-type="percentage" office:value="0.324764005247146" calcext:value-type="percentage">
            <text:p>32.48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0122094901793627" calcext:value-type="percentage">
            <text:p>1.22%</text:p>
          </table:table-cell>
          <table:table-cell table:number-columns-repeated="16352"/>
        </table:table-row>
        <table:table-row table:style-name="ro2">
          <table:table-cell table:formula="of:=[$'Dates Ref'.A78]" office:value-type="date" office:date-value="2020-04-01" calcext:value-type="date">
            <text:p>Apr 1, 20</text:p>
          </table:table-cell>
          <table:table-cell table:number-columns-repeated="3"/>
          <table:table-cell table:formula="of:=[$'Dates Ref'.T78]" office:value-type="date" office:date-value="2020-04-01" calcext:value-type="date">
            <text:p>Apr 1, 20</text:p>
          </table:table-cell>
          <table:table-cell table:style-name="ce38" table:formula="of:=[$'kpop ao3'.C78]" office:value-type="float" office:value="115346" calcext:value-type="float">
            <text:p>115,346</text:p>
          </table:table-cell>
          <table:table-cell table:formula="of:=[.F78]-[.F77]" office:value-type="float" office:value="6886" calcext:value-type="float">
            <text:p>6886</text:p>
          </table:table-cell>
          <table:table-cell table:style-name="ce96" table:formula="of:=[.G:.G]/([.E78]-[.E77])*30.4375" office:value-type="float" office:value="2303.21565934066" calcext:value-type="float">
            <text:p>2,303</text:p>
          </table:table-cell>
          <table:table-cell table:style-name="ce15" table:formula="of:=[$'Dates Ref'.A78]" office:value-type="date" office:date-value="2020-04-01" calcext:value-type="date">
            <text:p>Apr 1, 20</text:p>
          </table:table-cell>
          <table:table-cell table:number-columns-repeated="3"/>
          <table:table-cell table:style-name="ce90" table:formula="of:=[$'Dates Ref'.A78]" office:value-type="date" office:date-value="2020-04-01" calcext:value-type="date">
            <text:p>Apr 1, 20</text:p>
          </table:table-cell>
          <table:table-cell table:number-columns-repeated="3"/>
          <table:table-cell table:formula="of:=[$'Dates Ref'.R78]" office:value-type="date" office:date-value="2020-03-26" calcext:value-type="date">
            <text:p>Mar 26, 20</text:p>
          </table:table-cell>
          <table:table-cell table:style-name="ce38" table:formula="of:=[$asianfanfics.B78]" office:value-type="float" office:value="42253" calcext:value-type="float">
            <text:p>42,253</text:p>
          </table:table-cell>
          <table:table-cell table:style-name="ce104" table:formula="of:=[.R78]-[.R76]" office:value-type="float" office:value="264" calcext:value-type="float">
            <text:p>264</text:p>
          </table:table-cell>
          <table:table-cell table:style-name="ce98" table:formula="of:=[.S:.S]/([.Q78]-[.Q76])*30.4375" office:value-type="float" office:value="42.9705882352941" calcext:value-type="float">
            <text:p>43</text:p>
          </table:table-cell>
          <table:table-cell table:formula="of:=SUM([.B78]; [.F78]; [.J78]; [.N78]; [.R78])" office:value-type="float" office:value="157599" calcext:value-type="float">
            <text:p>157,599</text:p>
          </table:table-cell>
          <table:table-cell table:formula="of:=[.U78]-[.U77]" office:value-type="float" office:value="6891.45193277311" calcext:value-type="float">
            <text:p>6,891</text:p>
          </table:table-cell>
          <table:table-cell/>
          <table:table-cell table:formula="of:=[.F:.F]/[.U:.U]" office:value-type="percentage" office:value="0.731895506951186" calcext:value-type="percentage">
            <text:p>73.19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268104493048814" calcext:value-type="percentage">
            <text:p>26.81%</text:p>
          </table:table-cell>
          <table:table-cell/>
          <table:table-cell table:formula="of:=[.H:.H]/[.V:.V]" office:value-type="percentage" office:value="0.334213411311403" calcext:value-type="percentage">
            <text:p>33.42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00623534614395878" calcext:value-type="percentage">
            <text:p>0.62%</text:p>
          </table:table-cell>
          <table:table-cell table:number-columns-repeated="16352"/>
        </table:table-row>
        <table:table-row table:style-name="ro2">
          <table:table-cell table:formula="of:=[$'Dates Ref'.A79]" office:value-type="date" office:date-value="2020-07-01" calcext:value-type="date">
            <text:p>Jul 1, 20</text:p>
          </table:table-cell>
          <table:table-cell table:number-columns-repeated="3"/>
          <table:table-cell table:formula="of:=[$'Dates Ref'.T79]" office:value-type="date" office:date-value="2020-07-01" calcext:value-type="date">
            <text:p>Jul 1, 20</text:p>
          </table:table-cell>
          <table:table-cell table:style-name="ce38" table:formula="of:=[$'kpop ao3'.C79]" office:value-type="float" office:value="123626" calcext:value-type="float">
            <text:p>123,626</text:p>
          </table:table-cell>
          <table:table-cell table:formula="of:=[.F79]-[.F78]" office:value-type="float" office:value="8280" calcext:value-type="float">
            <text:p>8280</text:p>
          </table:table-cell>
          <table:table-cell table:style-name="ce96" table:formula="of:=[.G:.G]/([.E79]-[.E78])*30.4375" office:value-type="float" office:value="2769.47802197802" calcext:value-type="float">
            <text:p>2,769</text:p>
          </table:table-cell>
          <table:table-cell table:style-name="ce15" table:formula="of:=[$'Dates Ref'.A79]" office:value-type="date" office:date-value="2020-07-01" calcext:value-type="date">
            <text:p>Jul 1, 20</text:p>
          </table:table-cell>
          <table:table-cell table:number-columns-repeated="3"/>
          <table:table-cell table:style-name="ce90" table:formula="of:=[$'Dates Ref'.A79]" office:value-type="date" office:date-value="2020-07-01" calcext:value-type="date">
            <text:p>Jul 1, 20</text:p>
          </table:table-cell>
          <table:table-cell table:number-columns-repeated="3"/>
          <table:table-cell table:formula="of:=[$'Dates Ref'.R79]" office:value-type="date" office:date-value="2020-07-03" calcext:value-type="date">
            <text:p>Jul 3, 20</text:p>
          </table:table-cell>
          <table:table-cell table:style-name="ce38" table:formula="of:=[$asianfanfics.B79]" office:value-type="float" office:value="42393" calcext:value-type="float">
            <text:p>42,393</text:p>
          </table:table-cell>
          <table:table-cell table:formula="of:=[.R79]-[.R78]" office:value-type="float" office:value="140" calcext:value-type="float">
            <text:p>140</text:p>
          </table:table-cell>
          <table:table-cell table:style-name="ce96" table:formula="of:=[.S:.S]/([.Q79]-[.Q78])*30.4375" office:value-type="float" office:value="43.0429292929293" calcext:value-type="float">
            <text:p>43</text:p>
          </table:table-cell>
          <table:table-cell table:formula="of:=SUM([.B79]; [.F79]; [.J79]; [.N79]; [.R79])" office:value-type="float" office:value="166019" calcext:value-type="float">
            <text:p>166,019</text:p>
          </table:table-cell>
          <table:table-cell table:formula="of:=[.U79]-[.U78]" office:value-type="float" office:value="8420" calcext:value-type="float">
            <text:p>8,420</text:p>
          </table:table-cell>
          <table:table-cell/>
          <table:table-cell table:formula="of:=[.F:.F]/[.U:.U]" office:value-type="percentage" office:value="0.744649708768274" calcext:value-type="percentage">
            <text:p>74.46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255350291231727" calcext:value-type="percentage">
            <text:p>25.54%</text:p>
          </table:table-cell>
          <table:table-cell/>
          <table:table-cell table:formula="of:=[.H:.H]/[.V:.V]" office:value-type="percentage" office:value="0.328916629688601" calcext:value-type="percentage">
            <text:p>32.89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00511198685189184" calcext:value-type="percentage">
            <text:p>0.51%</text:p>
          </table:table-cell>
          <table:table-cell table:number-columns-repeated="16352"/>
        </table:table-row>
        <table:table-row table:style-name="ro2">
          <table:table-cell table:formula="of:=[$'Dates Ref'.A80]" office:value-type="date" office:date-value="2020-10-01" calcext:value-type="date">
            <text:p>Oct 1, 20</text:p>
          </table:table-cell>
          <table:table-cell table:number-columns-repeated="3"/>
          <table:table-cell table:formula="of:=[$'Dates Ref'.T80]" office:value-type="date" office:date-value="2020-10-01" calcext:value-type="date">
            <text:p>Oct 1, 20</text:p>
          </table:table-cell>
          <table:table-cell table:style-name="ce38" table:formula="of:=[$'kpop ao3'.C80]" office:value-type="float" office:value="132670" calcext:value-type="float">
            <text:p>132,670</text:p>
          </table:table-cell>
          <table:table-cell table:formula="of:=[.F80]-[.F79]" office:value-type="float" office:value="9044" calcext:value-type="float">
            <text:p>9044</text:p>
          </table:table-cell>
          <table:table-cell table:style-name="ce96" table:formula="of:=[.G:.G]/([.E80]-[.E79])*30.4375" office:value-type="float" office:value="2992.13858695652" calcext:value-type="float">
            <text:p>2,992</text:p>
          </table:table-cell>
          <table:table-cell table:style-name="ce15" table:formula="of:=[$'Dates Ref'.A80]" office:value-type="date" office:date-value="2020-10-01" calcext:value-type="date">
            <text:p>Oct 1, 20</text:p>
          </table:table-cell>
          <table:table-cell table:number-columns-repeated="3"/>
          <table:table-cell table:style-name="ce90" table:formula="of:=[$'Dates Ref'.A80]" office:value-type="date" office:date-value="2020-10-01" calcext:value-type="date">
            <text:p>Oct 1, 20</text:p>
          </table:table-cell>
          <table:table-cell table:number-columns-repeated="3"/>
          <table:table-cell table:formula="of:=[$'Dates Ref'.R80]" office:value-type="date" office:date-value="2020-09-25" calcext:value-type="date">
            <text:p>Sep 25, 20</text:p>
          </table:table-cell>
          <table:table-cell table:style-name="ce38" table:formula="of:=[$asianfanfics.B80]" office:value-type="float" office:value="42462" calcext:value-type="float">
            <text:p>42,462</text:p>
          </table:table-cell>
          <table:table-cell table:formula="of:=[.R80]-[.R79]" office:value-type="float" office:value="69" calcext:value-type="float">
            <text:p>69</text:p>
          </table:table-cell>
          <table:table-cell table:style-name="ce96" table:formula="of:=[.S:.S]/([.Q80]-[.Q79])*30.4375" office:value-type="float" office:value="25.0022321428571" calcext:value-type="float">
            <text:p>25</text:p>
          </table:table-cell>
          <table:table-cell table:formula="of:=SUM([.B80]; [.F80]; [.J80]; [.N80]; [.R80])" office:value-type="float" office:value="175132" calcext:value-type="float">
            <text:p>175,132</text:p>
          </table:table-cell>
          <table:table-cell table:formula="of:=[.U80]-[.U79]" office:value-type="float" office:value="9113" calcext:value-type="float">
            <text:p>9,113</text:p>
          </table:table-cell>
          <table:table-cell/>
          <table:table-cell table:formula="of:=[.F:.F]/[.U:.U]" office:value-type="percentage" office:value="0.757542881940479" calcext:value-type="percentage">
            <text:p>75.75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242457118059521" calcext:value-type="percentage">
            <text:p>24.25%</text:p>
          </table:table-cell>
          <table:table-cell/>
          <table:table-cell table:formula="of:=[.H:.H]/[.V:.V]" office:value-type="percentage" office:value="0.328337384720347" calcext:value-type="percentage">
            <text:p>32.83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00274357863962001" calcext:value-type="percentage">
            <text:p>0.27%</text:p>
          </table:table-cell>
          <table:table-cell table:number-columns-repeated="16352"/>
        </table:table-row>
        <table:table-row table:style-name="ro2">
          <table:table-cell table:formula="of:=[$'Dates Ref'.A81]" office:value-type="date" office:date-value="2021-01-01" calcext:value-type="date">
            <text:p>Jan 1, 21</text:p>
          </table:table-cell>
          <table:table-cell table:number-columns-repeated="3"/>
          <table:table-cell table:formula="of:=[$'Dates Ref'.T81]" office:value-type="date" office:date-value="2021-01-01" calcext:value-type="date">
            <text:p>Jan 1, 21</text:p>
          </table:table-cell>
          <table:table-cell table:style-name="ce38" table:formula="of:=[$'kpop ao3'.C81]" office:value-type="float" office:value="141401" calcext:value-type="float">
            <text:p>141,401</text:p>
          </table:table-cell>
          <table:table-cell table:formula="of:=[.F81]-[.F80]" office:value-type="float" office:value="8731" calcext:value-type="float">
            <text:p>8731</text:p>
          </table:table-cell>
          <table:table-cell table:style-name="ce96" table:formula="of:=[.G:.G]/([.E81]-[.E80])*30.4375" office:value-type="float" office:value="2888.58491847826" calcext:value-type="float">
            <text:p>2,889</text:p>
          </table:table-cell>
          <table:table-cell table:style-name="ce15" table:formula="of:=[$'Dates Ref'.A81]" office:value-type="date" office:date-value="2021-01-01" calcext:value-type="date">
            <text:p>Jan 1, 21</text:p>
          </table:table-cell>
          <table:table-cell table:number-columns-repeated="3"/>
          <table:table-cell table:style-name="ce90" table:formula="of:=[$'Dates Ref'.A81]" office:value-type="date" office:date-value="2021-01-01" calcext:value-type="date">
            <text:p>Jan 1, 21</text:p>
          </table:table-cell>
          <table:table-cell table:number-columns-repeated="3"/>
          <table:table-cell table:formula="of:=[$'Dates Ref'.R81]" office:value-type="date" office:date-value="2021-01-17" calcext:value-type="date">
            <text:p>Jan 17, 21</text:p>
          </table:table-cell>
          <table:table-cell table:style-name="ce38" table:formula="of:=[$asianfanfics.B81]" office:value-type="float" office:value="42320" calcext:value-type="float">
            <text:p>42,320</text:p>
          </table:table-cell>
          <table:table-cell table:formula="of:=[.R81]-[.R80]" office:value-type="float" office:value="-142" calcext:value-type="float">
            <text:p>-142</text:p>
          </table:table-cell>
          <table:table-cell table:style-name="ce96" table:formula="of:=[.S:.S]/([.Q81]-[.Q80])*30.4375" office:value-type="float" office:value="-37.9133771929825" calcext:value-type="float">
            <text:p>-38</text:p>
          </table:table-cell>
          <table:table-cell table:formula="of:=SUM([.B81]; [.F81]; [.J81]; [.N81]; [.R81])" office:value-type="float" office:value="183721" calcext:value-type="float">
            <text:p>183,721</text:p>
          </table:table-cell>
          <table:table-cell table:formula="of:=[.U81]-[.U80]" office:value-type="float" office:value="8589" calcext:value-type="float">
            <text:p>8,589</text:p>
          </table:table-cell>
          <table:table-cell/>
          <table:table-cell table:formula="of:=[.F:.F]/[.U:.U]" office:value-type="percentage" office:value="0.769650720385802" calcext:value-type="percentage">
            <text:p>76.97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230349279614198" calcext:value-type="percentage">
            <text:p>23.03%</text:p>
          </table:table-cell>
          <table:table-cell/>
          <table:table-cell table:formula="of:=[.H:.H]/[.V:.V]" office:value-type="percentage" office:value="0.336312133947871" calcext:value-type="percentage">
            <text:p>33.63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-0.00441417827372016" calcext:value-type="percentage">
            <text:p>-0.44%</text:p>
          </table:table-cell>
          <table:table-cell table:number-columns-repeated="16352"/>
        </table:table-row>
        <table:table-row table:style-name="ro2">
          <table:table-cell table:formula="of:=[$'Dates Ref'.A82]" office:value-type="date" office:date-value="2021-04-01" calcext:value-type="date">
            <text:p>Apr 1, 21</text:p>
          </table:table-cell>
          <table:table-cell table:number-columns-repeated="3"/>
          <table:table-cell table:formula="of:=[$'Dates Ref'.T82]" office:value-type="date" office:date-value="2021-04-01" calcext:value-type="date">
            <text:p>Apr 1, 21</text:p>
          </table:table-cell>
          <table:table-cell table:style-name="ce38" table:formula="of:=[$'kpop ao3'.C82]" office:value-type="float" office:value="148985" calcext:value-type="float">
            <text:p>148,985</text:p>
          </table:table-cell>
          <table:table-cell table:formula="of:=[.F82]-[.F81]" office:value-type="float" office:value="7584" calcext:value-type="float">
            <text:p>7584</text:p>
          </table:table-cell>
          <table:table-cell table:style-name="ce96" table:formula="of:=[.G:.G]/([.E82]-[.E81])*30.4375" office:value-type="float" office:value="2564.86666666667" calcext:value-type="float">
            <text:p>2,565</text:p>
          </table:table-cell>
          <table:table-cell table:style-name="ce15" table:formula="of:=[$'Dates Ref'.A82]" office:value-type="date" office:date-value="2021-04-01" calcext:value-type="date">
            <text:p>Apr 1, 21</text:p>
          </table:table-cell>
          <table:table-cell table:number-columns-repeated="3"/>
          <table:table-cell table:style-name="ce90" table:formula="of:=[$'Dates Ref'.A82]" office:value-type="date" office:date-value="2021-04-01" calcext:value-type="date">
            <text:p>Apr 1, 21</text:p>
          </table:table-cell>
          <table:table-cell table:number-columns-repeated="3"/>
          <table:table-cell table:formula="of:=[$'Dates Ref'.R82]" office:value-type="date" office:date-value="2021-04-14" calcext:value-type="date">
            <text:p>Apr 14, 21</text:p>
          </table:table-cell>
          <table:table-cell table:style-name="ce38" table:formula="of:=[$asianfanfics.B82]" office:value-type="float" office:value="42311" calcext:value-type="float">
            <text:p>42,311</text:p>
          </table:table-cell>
          <table:table-cell table:formula="of:=[.R82]-[.R81]" office:value-type="float" office:value="-9" calcext:value-type="float">
            <text:p>-9</text:p>
          </table:table-cell>
          <table:table-cell table:style-name="ce96" table:formula="of:=[.S:.S]/([.Q82]-[.Q81])*30.4375" office:value-type="float" office:value="-3.14870689655172" calcext:value-type="float">
            <text:p>-3</text:p>
          </table:table-cell>
          <table:table-cell table:formula="of:=SUM([.B82]; [.F82]; [.J82]; [.N82]; [.R82])" office:value-type="float" office:value="191296" calcext:value-type="float">
            <text:p>191,296</text:p>
          </table:table-cell>
          <table:table-cell table:formula="of:=[.U82]-[.U81]" office:value-type="float" office:value="7575" calcext:value-type="float">
            <text:p>7,575</text:p>
          </table:table-cell>
          <table:table-cell/>
          <table:table-cell table:formula="of:=[.F:.F]/[.U:.U]" office:value-type="percentage" office:value="0.778819212111074" calcext:value-type="percentage">
            <text:p>77.88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221180787888926" calcext:value-type="percentage">
            <text:p>22.12%</text:p>
          </table:table-cell>
          <table:table-cell/>
          <table:table-cell table:formula="of:=[.H:.H]/[.V:.V]" office:value-type="percentage" office:value="0.338596259625963" calcext:value-type="percentage">
            <text:p>33.86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-0.000415670877432571" calcext:value-type="percentage">
            <text:p>-0.04%</text:p>
          </table:table-cell>
          <table:table-cell table:number-columns-repeated="16352"/>
        </table:table-row>
        <table:table-row table:style-name="ro2">
          <table:table-cell table:formula="of:=[$'Dates Ref'.A83]" office:value-type="date" office:date-value="2021-07-01" calcext:value-type="date">
            <text:p>Jul 1, 21</text:p>
          </table:table-cell>
          <table:table-cell table:number-columns-repeated="3"/>
          <table:table-cell table:formula="of:=[$'Dates Ref'.T83]" office:value-type="date" office:date-value="2021-07-01" calcext:value-type="date">
            <text:p>Jul 1, 21</text:p>
          </table:table-cell>
          <table:table-cell table:style-name="ce38" table:formula="of:=[$'kpop ao3'.C83]" office:value-type="float" office:value="156689" calcext:value-type="float">
            <text:p>156,689</text:p>
          </table:table-cell>
          <table:table-cell table:formula="of:=[.F83]-[.F82]" office:value-type="float" office:value="7704" calcext:value-type="float">
            <text:p>7704</text:p>
          </table:table-cell>
          <table:table-cell table:style-name="ce96" table:formula="of:=[.G:.G]/([.E83]-[.E82])*30.4375" office:value-type="float" office:value="2576.81868131868" calcext:value-type="float">
            <text:p>2,577</text:p>
          </table:table-cell>
          <table:table-cell table:style-name="ce15" table:formula="of:=[$'Dates Ref'.A83]" office:value-type="date" office:date-value="2021-07-01" calcext:value-type="date">
            <text:p>Jul 1, 21</text:p>
          </table:table-cell>
          <table:table-cell table:number-columns-repeated="3"/>
          <table:table-cell table:style-name="ce90" table:formula="of:=[$'Dates Ref'.A83]" office:value-type="date" office:date-value="2021-07-01" calcext:value-type="date">
            <text:p>Jul 1, 21</text:p>
          </table:table-cell>
          <table:table-cell table:number-columns-repeated="3"/>
          <table:table-cell table:formula="of:=[$'Dates Ref'.R83]" office:value-type="date" office:date-value="2021-06-22" calcext:value-type="date">
            <text:p>Jun 22, 21</text:p>
          </table:table-cell>
          <table:table-cell table:style-name="ce38" table:formula="of:=[$asianfanfics.B83]" office:value-type="float" office:value="42380" calcext:value-type="float">
            <text:p>42,380</text:p>
          </table:table-cell>
          <table:table-cell table:formula="of:=[.R83]-[.R82]" office:value-type="float" office:value="69" calcext:value-type="float">
            <text:p>69</text:p>
          </table:table-cell>
          <table:table-cell table:style-name="ce96" table:formula="of:=[.S:.S]/([.Q83]-[.Q82])*30.4375" office:value-type="float" office:value="30.4375" calcext:value-type="float">
            <text:p>30</text:p>
          </table:table-cell>
          <table:table-cell table:formula="of:=SUM([.B83]; [.F83]; [.J83]; [.N83]; [.R83])" office:value-type="float" office:value="199069" calcext:value-type="float">
            <text:p>199,069</text:p>
          </table:table-cell>
          <table:table-cell table:formula="of:=[.U83]-[.U82]" office:value-type="float" office:value="7773" calcext:value-type="float">
            <text:p>7,773</text:p>
          </table:table-cell>
          <table:table-cell/>
          <table:table-cell table:formula="of:=[.F:.F]/[.U:.U]" office:value-type="percentage" office:value="0.787108992359433" calcext:value-type="percentage">
            <text:p>78.71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212891007640567" calcext:value-type="percentage">
            <text:p>21.29%</text:p>
          </table:table-cell>
          <table:table-cell/>
          <table:table-cell table:formula="of:=[.H:.H]/[.V:.V]" office:value-type="percentage" office:value="0.331508900208244" calcext:value-type="percentage">
            <text:p>33.15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00391579827608388" calcext:value-type="percentage">
            <text:p>0.39%</text:p>
          </table:table-cell>
          <table:table-cell table:number-columns-repeated="16352"/>
        </table:table-row>
        <table:table-row table:style-name="ro2">
          <table:table-cell table:formula="of:=[$'Dates Ref'.A84]" office:value-type="date" office:date-value="2021-10-01" calcext:value-type="date">
            <text:p>Oct 1, 21</text:p>
          </table:table-cell>
          <table:table-cell table:number-columns-repeated="3"/>
          <table:table-cell table:formula="of:=[$'Dates Ref'.T84]" office:value-type="date" office:date-value="2021-10-01" calcext:value-type="date">
            <text:p>Oct 1, 21</text:p>
          </table:table-cell>
          <table:table-cell table:style-name="ce38" table:formula="of:=[$'kpop ao3'.C84]" office:value-type="float" office:value="163693" calcext:value-type="float">
            <text:p>163,693</text:p>
          </table:table-cell>
          <table:table-cell table:formula="of:=[.F84]-[.F83]" office:value-type="float" office:value="7004" calcext:value-type="float">
            <text:p>7004</text:p>
          </table:table-cell>
          <table:table-cell table:style-name="ce96" table:formula="of:=[.G:.G]/([.E84]-[.E83])*30.4375" office:value-type="float" office:value="2317.22010869565" calcext:value-type="float">
            <text:p>2,317</text:p>
          </table:table-cell>
          <table:table-cell table:style-name="ce15" table:formula="of:=[$'Dates Ref'.A84]" office:value-type="date" office:date-value="2021-10-01" calcext:value-type="date">
            <text:p>Oct 1, 21</text:p>
          </table:table-cell>
          <table:table-cell table:number-columns-repeated="3"/>
          <table:table-cell table:style-name="ce90" table:formula="of:=[$'Dates Ref'.A84]" office:value-type="date" office:date-value="2021-10-01" calcext:value-type="date">
            <text:p>Oct 1, 21</text:p>
          </table:table-cell>
          <table:table-cell table:number-columns-repeated="3"/>
          <table:table-cell table:formula="of:=[$'Dates Ref'.R84]" office:value-type="date" office:date-value="2021-09-19" calcext:value-type="date">
            <text:p>Sep 19, 21</text:p>
          </table:table-cell>
          <table:table-cell table:style-name="ce38" table:formula="of:=[$asianfanfics.B84]" office:value-type="float" office:value="42407" calcext:value-type="float">
            <text:p>42,407</text:p>
          </table:table-cell>
          <table:table-cell table:formula="of:=[.R84]-[.R83]" office:value-type="float" office:value="27" calcext:value-type="float">
            <text:p>27</text:p>
          </table:table-cell>
          <table:table-cell table:style-name="ce96" table:formula="of:=[.S:.S]/([.Q84]-[.Q83])*30.4375" office:value-type="float" office:value="9.23384831460674" calcext:value-type="float">
            <text:p>9</text:p>
          </table:table-cell>
          <table:table-cell table:formula="of:=SUM([.B84]; [.F84]; [.J84]; [.N84]; [.R84])" office:value-type="float" office:value="206100" calcext:value-type="float">
            <text:p>206,100</text:p>
          </table:table-cell>
          <table:table-cell table:formula="of:=[.U84]-[.U83]" office:value-type="float" office:value="7031" calcext:value-type="float">
            <text:p>7,031</text:p>
          </table:table-cell>
          <table:table-cell/>
          <table:table-cell table:formula="of:=[.F:.F]/[.U:.U]" office:value-type="percentage" office:value="0.794240659873848" calcext:value-type="percentage">
            <text:p>79.42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205759340126152" calcext:value-type="percentage">
            <text:p>20.58%</text:p>
          </table:table-cell>
          <table:table-cell/>
          <table:table-cell table:formula="of:=[.H:.H]/[.V:.V]" office:value-type="percentage" office:value="0.329571911349119" calcext:value-type="percentage">
            <text:p>32.96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00131330512225953" calcext:value-type="percentage">
            <text:p>0.13%</text:p>
          </table:table-cell>
          <table:table-cell table:number-columns-repeated="16352"/>
        </table:table-row>
        <table:table-row table:style-name="ro2">
          <table:table-cell table:formula="of:=[$'Dates Ref'.A85]" office:value-type="date" office:date-value="2022-01-01" calcext:value-type="date">
            <text:p>Jan 1, 22</text:p>
          </table:table-cell>
          <table:table-cell table:number-columns-repeated="3"/>
          <table:table-cell table:formula="of:=[$'Dates Ref'.T85]" office:value-type="date" office:date-value="2022-01-01" calcext:value-type="date">
            <text:p>Jan 1, 22</text:p>
          </table:table-cell>
          <table:table-cell table:style-name="ce38" table:formula="of:=[$'kpop ao3'.C85]" office:value-type="float" office:value="171125" calcext:value-type="float">
            <text:p>171,125</text:p>
          </table:table-cell>
          <table:table-cell table:formula="of:=[.F85]-[.F84]" office:value-type="float" office:value="7432" calcext:value-type="float">
            <text:p>7432</text:p>
          </table:table-cell>
          <table:table-cell table:style-name="ce96" table:formula="of:=[.G:.G]/([.E85]-[.E84])*30.4375" office:value-type="float" office:value="2458.82065217391" calcext:value-type="float">
            <text:p>2,459</text:p>
          </table:table-cell>
          <table:table-cell table:style-name="ce15" table:formula="of:=[$'Dates Ref'.A85]" office:value-type="date" office:date-value="2022-01-01" calcext:value-type="date">
            <text:p>Jan 1, 22</text:p>
          </table:table-cell>
          <table:table-cell table:number-columns-repeated="3"/>
          <table:table-cell table:style-name="ce90" table:formula="of:=[$'Dates Ref'.A85]" office:value-type="date" office:date-value="2022-01-01" calcext:value-type="date">
            <text:p>Jan 1, 22</text:p>
          </table:table-cell>
          <table:table-cell table:number-columns-repeated="3"/>
          <table:table-cell table:formula="of:=[$'Dates Ref'.R85]" office:value-type="date" office:date-value="2022-01-01" calcext:value-type="date">
            <text:p>Jan 1, 22</text:p>
          </table:table-cell>
          <table:table-cell table:style-name="ce38" table:formula="of:=[$asianfanfics.B85]" office:value-type="float" office:value="42434" calcext:value-type="float">
            <text:p>42,434</text:p>
          </table:table-cell>
          <table:table-cell table:formula="of:=[.R85]-[.R84]" office:value-type="float" office:value="27" calcext:value-type="float">
            <text:p>27</text:p>
          </table:table-cell>
          <table:table-cell table:style-name="ce96" table:formula="of:=[.S:.S]/([.Q85]-[.Q84])*30.4375" office:value-type="float" office:value="7.90204326923077" calcext:value-type="float">
            <text:p>8</text:p>
          </table:table-cell>
          <table:table-cell table:formula="of:=SUM([.B85]; [.F85]; [.J85]; [.N85]; [.R85])" office:value-type="float" office:value="213559" calcext:value-type="float">
            <text:p>213,559</text:p>
          </table:table-cell>
          <table:table-cell table:formula="of:=[.U85]-[.U84]" office:value-type="float" office:value="7459" calcext:value-type="float">
            <text:p>7,459</text:p>
          </table:table-cell>
          <table:table-cell/>
          <table:table-cell table:formula="of:=[.F:.F]/[.U:.U]" office:value-type="percentage" office:value="0.801300811485351" calcext:value-type="percentage">
            <text:p>80.13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198699188514649" calcext:value-type="percentage">
            <text:p>19.87%</text:p>
          </table:table-cell>
          <table:table-cell/>
          <table:table-cell table:formula="of:=[.H:.H]/[.V:.V]" office:value-type="percentage" office:value="0.329644811928397" calcext:value-type="percentage">
            <text:p>32.96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00105939714026421" calcext:value-type="percentage">
            <text:p>0.11%</text:p>
          </table:table-cell>
          <table:table-cell table:number-columns-repeated="16352"/>
        </table:table-row>
        <table:table-row table:style-name="ro2">
          <table:table-cell table:formula="of:=[$'Dates Ref'.A86]" office:value-type="date" office:date-value="2022-04-01" calcext:value-type="date">
            <text:p>Apr 1, 22</text:p>
          </table:table-cell>
          <table:table-cell table:number-columns-repeated="3"/>
          <table:table-cell table:formula="of:=[$'Dates Ref'.T86]" office:value-type="date" office:date-value="2022-04-01" calcext:value-type="date">
            <text:p>Apr 1, 22</text:p>
          </table:table-cell>
          <table:table-cell table:style-name="ce38" table:formula="of:=[$'kpop ao3'.C86]" office:value-type="float" office:value="177339" calcext:value-type="float">
            <text:p>177,339</text:p>
          </table:table-cell>
          <table:table-cell table:formula="of:=[.F86]-[.F85]" office:value-type="float" office:value="6214" calcext:value-type="float">
            <text:p>6214</text:p>
          </table:table-cell>
          <table:table-cell table:style-name="ce96" table:formula="of:=[.G:.G]/([.E86]-[.E85])*30.4375" office:value-type="float" office:value="2101.54027777778" calcext:value-type="float">
            <text:p>2,102</text:p>
          </table:table-cell>
          <table:table-cell table:style-name="ce15" table:formula="of:=[$'Dates Ref'.A86]" office:value-type="date" office:date-value="2022-04-01" calcext:value-type="date">
            <text:p>Apr 1, 22</text:p>
          </table:table-cell>
          <table:table-cell table:number-columns-repeated="3"/>
          <table:table-cell table:style-name="ce90" table:formula="of:=[$'Dates Ref'.A86]" office:value-type="date" office:date-value="2022-04-01" calcext:value-type="date">
            <text:p>Apr 1, 22</text:p>
          </table:table-cell>
          <table:table-cell table:number-columns-repeated="3"/>
          <table:table-cell table:formula="of:=[$'Dates Ref'.R86]" office:value-type="date" office:date-value="2022-04-05" calcext:value-type="date">
            <text:p>Apr 5, 22</text:p>
          </table:table-cell>
          <table:table-cell table:style-name="ce38" table:formula="of:=[$asianfanfics.B86]" office:value-type="float" office:value="42440" calcext:value-type="float">
            <text:p>42,440</text:p>
          </table:table-cell>
          <table:table-cell table:formula="of:=[.R86]-[.R85]" office:value-type="float" office:value="6" calcext:value-type="float">
            <text:p>6</text:p>
          </table:table-cell>
          <table:table-cell table:style-name="ce96" table:formula="of:=[.S:.S]/([.Q86]-[.Q85])*30.4375" office:value-type="float" office:value="1.94281914893617" calcext:value-type="float">
            <text:p>2</text:p>
          </table:table-cell>
          <table:table-cell table:formula="of:=SUM([.B86]; [.F86]; [.J86]; [.N86]; [.R86])" office:value-type="float" office:value="219779" calcext:value-type="float">
            <text:p>219,779</text:p>
          </table:table-cell>
          <table:table-cell table:formula="of:=[.U86]-[.U85]" office:value-type="float" office:value="6220" calcext:value-type="float">
            <text:p>6,220</text:p>
          </table:table-cell>
          <table:table-cell/>
          <table:table-cell table:formula="of:=[.F:.F]/[.U:.U]" office:value-type="percentage" office:value="0.806896928277952" calcext:value-type="percentage">
            <text:p>80.69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193103071722048" calcext:value-type="percentage">
            <text:p>19.31%</text:p>
          </table:table-cell>
          <table:table-cell/>
          <table:table-cell table:formula="of:=[.H:.H]/[.V:.V]" office:value-type="percentage" office:value="0.337868211861379" calcext:value-type="percentage">
            <text:p>33.79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00031235034548813" calcext:value-type="percentage">
            <text:p>0.03%</text:p>
          </table:table-cell>
          <table:table-cell table:number-columns-repeated="16352"/>
        </table:table-row>
        <table:table-row table:style-name="ro2">
          <table:table-cell table:formula="of:=[$'Dates Ref'.A87]" office:value-type="date" office:date-value="2022-07-01" calcext:value-type="date">
            <text:p>Jul 1, 22</text:p>
          </table:table-cell>
          <table:table-cell table:number-columns-repeated="3"/>
          <table:table-cell table:formula="of:=[$'Dates Ref'.T87]" office:value-type="date" office:date-value="2022-07-01" calcext:value-type="date">
            <text:p>Jul 1, 22</text:p>
          </table:table-cell>
          <table:table-cell table:style-name="ce38" table:formula="of:=[$'kpop ao3'.C87]" office:value-type="float" office:value="183163" calcext:value-type="float">
            <text:p>183,163</text:p>
          </table:table-cell>
          <table:table-cell table:formula="of:=[.F87]-[.F86]" office:value-type="float" office:value="5824" calcext:value-type="float">
            <text:p>5824</text:p>
          </table:table-cell>
          <table:table-cell table:style-name="ce96" table:formula="of:=[.G:.G]/([.E87]-[.E86])*30.4375" office:value-type="float" office:value="1948" calcext:value-type="float">
            <text:p>1,948</text:p>
          </table:table-cell>
          <table:table-cell table:style-name="ce15" table:formula="of:=[$'Dates Ref'.A87]" office:value-type="date" office:date-value="2022-07-01" calcext:value-type="date">
            <text:p>Jul 1, 22</text:p>
          </table:table-cell>
          <table:table-cell table:number-columns-repeated="3"/>
          <table:table-cell table:style-name="ce90" table:formula="of:=[$'Dates Ref'.A87]" office:value-type="date" office:date-value="2022-07-01" calcext:value-type="date">
            <text:p>Jul 1, 22</text:p>
          </table:table-cell>
          <table:table-cell table:number-columns-repeated="3"/>
          <table:table-cell table:formula="of:=[$'Dates Ref'.R87]" office:value-type="date" office:date-value="2022-07-03" calcext:value-type="date">
            <text:p>Jul 3, 22</text:p>
          </table:table-cell>
          <table:table-cell table:style-name="ce38" table:formula="of:=[$asianfanfics.B87]" office:value-type="float" office:value="42182" calcext:value-type="float">
            <text:p>42,182</text:p>
          </table:table-cell>
          <table:table-cell table:formula="of:=[.R87]-[.R86]" office:value-type="float" office:value="-258" calcext:value-type="float">
            <text:p>-258</text:p>
          </table:table-cell>
          <table:table-cell table:style-name="ce96" table:formula="of:=[.S:.S]/([.Q87]-[.Q86])*30.4375" office:value-type="float" office:value="-88.2345505617978" calcext:value-type="float">
            <text:p>-88</text:p>
          </table:table-cell>
          <table:table-cell table:formula="of:=SUM([.B87]; [.F87]; [.J87]; [.N87]; [.R87])" office:value-type="float" office:value="225345" calcext:value-type="float">
            <text:p>225,345</text:p>
          </table:table-cell>
          <table:table-cell table:formula="of:=[.U87]-[.U86]" office:value-type="float" office:value="5566" calcext:value-type="float">
            <text:p>5,566</text:p>
          </table:table-cell>
          <table:table-cell/>
          <table:table-cell table:formula="of:=[.F:.F]/[.U:.U]" office:value-type="percentage" office:value="0.812811466861923" calcext:value-type="percentage">
            <text:p>81.28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187188533138077" calcext:value-type="percentage">
            <text:p>18.72%</text:p>
          </table:table-cell>
          <table:table-cell/>
          <table:table-cell table:formula="of:=[.H:.H]/[.V:.V]" office:value-type="percentage" office:value="0.3499820337765" calcext:value-type="percentage">
            <text:p>35.00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-0.0158524165579946" calcext:value-type="percentage">
            <text:p>-1.59%</text:p>
          </table:table-cell>
          <table:table-cell table:number-columns-repeated="16352"/>
        </table:table-row>
        <table:table-row table:style-name="ro2">
          <table:table-cell table:formula="of:=[$'Dates Ref'.A88]" office:value-type="date" office:date-value="2022-08-02" calcext:value-type="date">
            <text:p>Aug 2, 22</text:p>
          </table:table-cell>
          <table:table-cell table:number-columns-repeated="3"/>
          <table:table-cell table:formula="of:=[$'Dates Ref'.T88]" office:value-type="date" office:date-value="2022-08-02" calcext:value-type="date">
            <text:p>Aug 2, 22</text:p>
          </table:table-cell>
          <table:table-cell table:style-name="ce38" table:formula="of:=[$'kpop ao3'.C88]" office:value-type="float" office:value="185026" calcext:value-type="float">
            <text:p>185,026</text:p>
          </table:table-cell>
          <table:table-cell table:formula="of:=[.F88]-[.F87]" office:value-type="float" office:value="1863" calcext:value-type="float">
            <text:p>1863</text:p>
          </table:table-cell>
          <table:table-cell table:style-name="ce96" table:formula="of:=[.G:.G]/([.E88]-[.E87])*30.4375" office:value-type="float" office:value="1772.033203125" calcext:value-type="float">
            <text:p>1,772</text:p>
          </table:table-cell>
          <table:table-cell table:style-name="ce15" table:formula="of:=[$'Dates Ref'.A88]" office:value-type="date" office:date-value="2022-08-02" calcext:value-type="date">
            <text:p>Aug 2, 22</text:p>
          </table:table-cell>
          <table:table-cell table:number-columns-repeated="3"/>
          <table:table-cell table:style-name="ce90" table:formula="of:=[$'Dates Ref'.A88]" office:value-type="date" office:date-value="2022-08-02" calcext:value-type="date">
            <text:p>Aug 2, 22</text:p>
          </table:table-cell>
          <table:table-cell table:number-columns-repeated="3"/>
          <table:table-cell table:style-name="ce91" table:formula="of:=[$'Dates Ref'.$A88]" office:value-type="date" office:date-value="2022-08-02" calcext:value-type="date">
            <text:p>Aug 2, 22</text:p>
          </table:table-cell>
          <table:table-cell table:style-name="ce92" table:formula="of:=[.R87]+([.Q88]-[.Q87])*AVERAGE([.T89]; [.T87])/30.4375" office:value-type="float" office:value="42132.1375435878" calcext:value-type="float">
            <text:p>42,132</text:p>
          </table:table-cell>
          <table:table-cell table:style-name="ce92" table:formula="of:=[.R88]-[.R87]" office:value-type="float" office:value="-49.8624564122438" calcext:value-type="float">
            <text:p>-50</text:p>
          </table:table-cell>
          <table:table-cell table:style-name="ce97" table:formula="of:=[.S:.S]/([.Q88]-[.Q87])*30.4375" office:value-type="float" office:value="-50.5896172349223" calcext:value-type="float">
            <text:p>-51</text:p>
          </table:table-cell>
          <table:table-cell table:formula="of:=SUM([.B88]; [.F88]; [.J88]; [.N88]; [.R88])" office:value-type="float" office:value="227158.137543588" calcext:value-type="float">
            <text:p>227,158</text:p>
          </table:table-cell>
          <table:table-cell table:formula="of:=[.U88]-[.U87]" office:value-type="float" office:value="1813.13754358777" calcext:value-type="float">
            <text:p>1,813</text:p>
          </table:table-cell>
          <table:table-cell/>
          <table:table-cell table:formula="of:=[.F:.F]/[.U:.U]" office:value-type="percentage" office:value="0.814525079316151" calcext:value-type="percentage">
            <text:p>81.45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185474920683849" calcext:value-type="percentage">
            <text:p>18.55%</text:p>
          </table:table-cell>
          <table:table-cell/>
          <table:table-cell table:formula="of:=[.H:.H]/[.V:.V]" office:value-type="percentage" office:value="0.977329717423734" calcext:value-type="percentage">
            <text:p>97.73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-0.0279016985853249" calcext:value-type="percentage">
            <text:p>-2.79%</text:p>
          </table:table-cell>
          <table:table-cell table:number-columns-repeated="16352"/>
        </table:table-row>
        <table:table-row table:style-name="ro2">
          <table:table-cell table:formula="of:=[$'Dates Ref'.A89]" office:value-type="date" office:date-value="2022-09-20" calcext:value-type="date">
            <text:p>Sep 20, 22</text:p>
          </table:table-cell>
          <table:table-cell table:number-columns-repeated="3"/>
          <table:table-cell table:formula="of:=[$'Dates Ref'.T89]" office:value-type="date" office:date-value="2022-09-20" calcext:value-type="date">
            <text:p>Sep 20, 22</text:p>
          </table:table-cell>
          <table:table-cell table:style-name="ce38" table:formula="of:=[$'kpop ao3'.C89]" office:value-type="float" office:value="187742" calcext:value-type="float">
            <text:p>187,742</text:p>
          </table:table-cell>
          <table:table-cell table:formula="of:=[.F89]-[.F88]" office:value-type="float" office:value="2716" calcext:value-type="float">
            <text:p>2716</text:p>
          </table:table-cell>
          <table:table-cell table:style-name="ce96" table:formula="of:=[.G:.G]/([.E89]-[.E88])*30.4375" office:value-type="float" office:value="1687.10714285714" calcext:value-type="float">
            <text:p>1,687</text:p>
          </table:table-cell>
          <table:table-cell table:style-name="ce15" table:formula="of:=[$'Dates Ref'.A89]" office:value-type="date" office:date-value="2022-09-20" calcext:value-type="date">
            <text:p>Sep 20, 22</text:p>
          </table:table-cell>
          <table:table-cell table:number-columns-repeated="3"/>
          <table:table-cell table:style-name="ce90" table:formula="of:=[$'Dates Ref'.A89]" office:value-type="date" office:date-value="2022-09-20" calcext:value-type="date">
            <text:p>Sep 20, 22</text:p>
          </table:table-cell>
          <table:table-cell table:number-columns-repeated="3"/>
          <table:table-cell table:formula="of:=[$'Dates Ref'.R89]" office:value-type="date" office:date-value="2022-09-28" calcext:value-type="date">
            <text:p>Sep 28, 22</text:p>
          </table:table-cell>
          <table:table-cell table:style-name="ce38" table:formula="of:=[$asianfanfics.B89]" office:value-type="float" office:value="42145" calcext:value-type="float">
            <text:p>42,145</text:p>
          </table:table-cell>
          <table:table-cell table:style-name="ce104" table:formula="of:=[.R89]-[.R87]" office:value-type="float" office:value="-37" calcext:value-type="float">
            <text:p>-37</text:p>
          </table:table-cell>
          <table:table-cell table:style-name="ce98" table:formula="of:=[.S:.S]/([.Q89]-[.Q87])*30.4375" office:value-type="float" office:value="-12.944683908046" calcext:value-type="float">
            <text:p>-13</text:p>
          </table:table-cell>
          <table:table-cell table:formula="of:=SUM([.B89]; [.F89]; [.J89]; [.N89]; [.R89])" office:value-type="float" office:value="229887" calcext:value-type="float">
            <text:p>229,887</text:p>
          </table:table-cell>
          <table:table-cell table:formula="of:=[.U89]-[.U88]" office:value-type="float" office:value="2728.86245641223" calcext:value-type="float">
            <text:p>2,729</text:p>
          </table:table-cell>
          <table:table-cell/>
          <table:table-cell table:formula="of:=[.F:.F]/[.U:.U]" office:value-type="percentage" office:value="0.816670799131747" calcext:value-type="percentage">
            <text:p>81.67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183329200868253" calcext:value-type="percentage">
            <text:p>18.33%</text:p>
          </table:table-cell>
          <table:table-cell/>
          <table:table-cell table:formula="of:=[.H:.H]/[.V:.V]" office:value-type="percentage" office:value="0.618245576611167" calcext:value-type="percentage">
            <text:p>61.82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-0.00474361904083103" calcext:value-type="percentage">
            <text:p>-0.47%</text:p>
          </table:table-cell>
          <table:table-cell table:number-columns-repeated="16352"/>
        </table:table-row>
        <table:table-row table:style-name="ro2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3"/>
          <table:table-cell table:formula="of:=[$'Dates Ref'.T90]" office:value-type="date" office:date-value="2022-10-23" calcext:value-type="date">
            <text:p>Oct 23, 22</text:p>
          </table:table-cell>
          <table:table-cell table:style-name="ce38" table:formula="of:=[$'kpop ao3'.C90]" office:value-type="float" office:value="189618" calcext:value-type="float">
            <text:p>189,618</text:p>
          </table:table-cell>
          <table:table-cell table:formula="of:=[.F90]-[.F89]" office:value-type="float" office:value="1876" calcext:value-type="float">
            <text:p>1876</text:p>
          </table:table-cell>
          <table:table-cell table:style-name="ce96" table:formula="of:=[.G:.G]/([.E90]-[.E89])*30.4375" office:value-type="float" office:value="1730.32575757576" calcext:value-type="float">
            <text:p>1,730</text:p>
          </table:table-cell>
          <table:table-cell table:style-name="ce15" table:formula="of:=[$'Dates Ref'.A90]" office:value-type="date" office:date-value="2022-10-23" calcext:value-type="date">
            <text:p>Oct 23, 22</text:p>
          </table:table-cell>
          <table:table-cell table:style-name="ce38" table:formula="of:=[$'kpop wp'.C90]" office:value-type="float" office:value="0" calcext:value-type="float">
            <text:p>0</text:p>
          </table:table-cell>
          <table:table-cell table:formula="of:=[.J90]-[.J89]" office:value-type="float" office:value="0" calcext:value-type="float">
            <text:p>0</text:p>
          </table:table-cell>
          <table:table-cell table:style-name="ce96" table:formula="of:=[.K:.K]/([.I90]-[.I89])*30.4375" office:value-type="float" office:value="0" calcext:value-type="float">
            <text:p>0</text:p>
          </table:table-cell>
          <table:table-cell table:style-name="ce90" table:formula="of:=[$'Dates Ref'.A90]" office:value-type="date" office:date-value="2022-10-23" calcext:value-type="date">
            <text:p>Oct 23, 22</text:p>
          </table:table-cell>
          <table:table-cell table:style-name="ce101" table:number-columns-repeated="2"/>
          <table:table-cell table:style-name="ce96"/>
          <table:table-cell table:formula="of:=[$'Dates Ref'.R90]" office:value-type="date" office:date-value="2022-10-24" calcext:value-type="date">
            <text:p>Oct 24, 22</text:p>
          </table:table-cell>
          <table:table-cell table:style-name="ce38" table:formula="of:=[$asianfanfics.B90]" office:value-type="float" office:value="42130" calcext:value-type="float">
            <text:p>42,130</text:p>
          </table:table-cell>
          <table:table-cell table:formula="of:=[.R90]-[.R89]" office:value-type="float" office:value="-15" calcext:value-type="float">
            <text:p>-15</text:p>
          </table:table-cell>
          <table:table-cell table:style-name="ce96" table:formula="of:=[.S:.S]/([.Q90]-[.Q89])*30.4375" office:value-type="float" office:value="-17.5600961538462" calcext:value-type="float">
            <text:p>-18</text:p>
          </table:table-cell>
          <table:table-cell table:formula="of:=SUM([.B90]; [.F90]; [.J90]; [.N90]; [.R90])" office:value-type="float" office:value="231748" calcext:value-type="float">
            <text:p>231,748</text:p>
          </table:table-cell>
          <table:table-cell table:formula="of:=[.U90]-[.U89]" office:value-type="float" office:value="1861" calcext:value-type="float">
            <text:p>1,861</text:p>
          </table:table-cell>
          <table:table-cell/>
          <table:table-cell table:formula="of:=[.F:.F]/[.U:.U]" office:value-type="percentage" office:value="0.818207708372888" calcext:value-type="percentage">
            <text:p>81.82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181792291627112" calcext:value-type="percentage">
            <text:p>18.18%</text:p>
          </table:table-cell>
          <table:table-cell/>
          <table:table-cell table:formula="of:=[.H:.H]/[.V:.V]" office:value-type="percentage" office:value="0.929782782147103" calcext:value-type="percentage">
            <text:p>92.98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-0.00943583887901459" calcext:value-type="percentage">
            <text:p>-0.94%</text:p>
          </table:table-cell>
          <table:table-cell table:number-columns-repeated="16352"/>
        </table:table-row>
        <table:table-row table:style-name="ro2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3"/>
          <table:table-cell table:formula="of:=[$'Dates Ref'.T91]" office:value-type="date" office:date-value="2023-01-01" calcext:value-type="date">
            <text:p>Jan 1, 23</text:p>
          </table:table-cell>
          <table:table-cell table:style-name="ce38" table:formula="of:=[$'kpop ao3'.C91]" office:value-type="float" office:value="190285" calcext:value-type="float">
            <text:p>190,285</text:p>
          </table:table-cell>
          <table:table-cell table:formula="of:=[.F91]-[.F90]" office:value-type="float" office:value="667" calcext:value-type="float">
            <text:p>667</text:p>
          </table:table-cell>
          <table:table-cell table:style-name="ce96" table:formula="of:=[.G:.G]/([.E91]-[.E90])*30.4375" office:value-type="float" office:value="290.025892857143" calcext:value-type="float">
            <text:p>290</text:p>
          </table:table-cell>
          <table:table-cell table:style-name="ce15" table:formula="of:=[$'Dates Ref'.A91]" office:value-type="date" office:date-value="2023-01-01" calcext:value-type="date">
            <text:p>Jan 1, 23</text:p>
          </table:table-cell>
          <table:table-cell table:style-name="ce38" table:formula="of:=[$'kpop wp'.C91]" office:value-type="float" office:value="0" calcext:value-type="float">
            <text:p>0</text:p>
          </table:table-cell>
          <table:table-cell table:formula="of:=[.J91]-[.J90]" office:value-type="float" office:value="0" calcext:value-type="float">
            <text:p>0</text:p>
          </table:table-cell>
          <table:table-cell table:style-name="ce96" table:formula="of:=[.K:.K]/([.I91]-[.I90])*30.4375" office:value-type="float" office:value="0" calcext:value-type="float">
            <text:p>0</text:p>
          </table:table-cell>
          <table:table-cell table:style-name="ce90" table:formula="of:=[$'Dates Ref'.A91]" office:value-type="date" office:date-value="2023-01-01" calcext:value-type="date">
            <text:p>Jan 1, 23</text:p>
          </table:table-cell>
          <table:table-cell table:style-name="ce101" table:number-columns-repeated="2"/>
          <table:table-cell table:style-name="ce96"/>
          <table:table-cell table:style-name="ce91" table:formula="of:=[$'Dates Ref'.$A91]" office:value-type="date" office:date-value="2023-01-01" calcext:value-type="date">
            <text:p>Jan 1, 23</text:p>
          </table:table-cell>
          <table:table-cell table:style-name="ce92" table:formula="of:=[.R90]+([.Q91]-[.Q90])*AVERAGE([.T92]; [.T90])/30.4375" office:value-type="float" office:value="42101.5360034702" calcext:value-type="float">
            <text:p>42,102</text:p>
          </table:table-cell>
          <table:table-cell table:style-name="ce92" table:formula="of:=[.R91]-[.R90]" office:value-type="float" office:value="-28.4639965297829" calcext:value-type="float">
            <text:p>-28</text:p>
          </table:table-cell>
          <table:table-cell table:style-name="ce97" table:formula="of:=[.S:.S]/([.Q91]-[.Q90])*30.4375" office:value-type="float" office:value="-12.5561289039894" calcext:value-type="float">
            <text:p>-13</text:p>
          </table:table-cell>
          <table:table-cell table:formula="of:=SUM([.B91]; [.F91]; [.J91]; [.N91]; [.R91])" office:value-type="float" office:value="232386.53600347" calcext:value-type="float">
            <text:p>232,387</text:p>
          </table:table-cell>
          <table:table-cell table:formula="of:=[.U91]-[.U90]" office:value-type="float" office:value="638.536003470217" calcext:value-type="float">
            <text:p>639</text:p>
          </table:table-cell>
          <table:table-cell/>
          <table:table-cell table:formula="of:=[.F:.F]/[.U:.U]" office:value-type="percentage" office:value="0.818829710500777" calcext:value-type="percentage">
            <text:p>81.88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181170289499223" calcext:value-type="percentage">
            <text:p>18.12%</text:p>
          </table:table-cell>
          <table:table-cell/>
          <table:table-cell table:formula="of:=[.H:.H]/[.V:.V]" office:value-type="percentage" office:value="0.454204447800836" calcext:value-type="percentage">
            <text:p>45.42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-0.0196639325515731" calcext:value-type="percentage">
            <text:p>-1.97%</text:p>
          </table:table-cell>
          <table:table-cell table:number-columns-repeated="16352"/>
        </table:table-row>
        <table:table-row table:style-name="ro2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3"/>
          <table:table-cell table:formula="of:=[$'Dates Ref'.T92]" office:value-type="date" office:date-value="2023-03-03" calcext:value-type="date">
            <text:p>Mar 3, 23</text:p>
          </table:table-cell>
          <table:table-cell table:style-name="ce38" table:formula="of:=[$'kpop ao3'.C92]" office:value-type="float" office:value="194097" calcext:value-type="float">
            <text:p>194,097</text:p>
          </table:table-cell>
          <table:table-cell table:formula="of:=[.F92]-[.F91]" office:value-type="float" office:value="3812" calcext:value-type="float">
            <text:p>3812</text:p>
          </table:table-cell>
          <table:table-cell table:style-name="ce96" table:formula="of:=[.G:.G]/([.E92]-[.E91])*30.4375" office:value-type="float" office:value="1902.09426229508" calcext:value-type="float">
            <text:p>1,902</text:p>
          </table:table-cell>
          <table:table-cell table:style-name="ce15" table:formula="of:=[$'Dates Ref'.A92]" office:value-type="date" office:date-value="2023-03-03" calcext:value-type="date">
            <text:p>Mar 3, 23</text:p>
          </table:table-cell>
          <table:table-cell table:style-name="ce38" table:formula="of:=[$'kpop wp'.C92]" office:value-type="float" office:value="0" calcext:value-type="float">
            <text:p>0</text:p>
          </table:table-cell>
          <table:table-cell table:formula="of:=[.J92]-[.J91]" office:value-type="float" office:value="0" calcext:value-type="float">
            <text:p>0</text:p>
          </table:table-cell>
          <table:table-cell table:style-name="ce96" table:formula="of:=[.K:.K]/([.I92]-[.I91])*30.4375" office:value-type="float" office:value="0" calcext:value-type="float">
            <text:p>0</text:p>
          </table:table-cell>
          <table:table-cell table:style-name="ce90" table:formula="of:=[$'Dates Ref'.A92]" office:value-type="date" office:date-value="2023-03-03" calcext:value-type="date">
            <text:p>Mar 3, 23</text:p>
          </table:table-cell>
          <table:table-cell table:style-name="ce101" table:number-columns-repeated="2"/>
          <table:table-cell table:style-name="ce96"/>
          <table:table-cell table:formula="of:=[$'Dates Ref'.R92]" office:value-type="date" office:date-value="2023-03-06" calcext:value-type="date">
            <text:p>Mar 6, 23</text:p>
          </table:table-cell>
          <table:table-cell table:style-name="ce38" table:formula="of:=[$asianfanfics.B92]" office:value-type="float" office:value="42097" calcext:value-type="float">
            <text:p>42,097</text:p>
          </table:table-cell>
          <table:table-cell table:style-name="ce104" table:formula="of:=[.R92]-[.R90]" office:value-type="float" office:value="-33" calcext:value-type="float">
            <text:p>-33</text:p>
          </table:table-cell>
          <table:table-cell table:style-name="ce98" table:formula="of:=[.S:.S]/([.Q92]-[.Q90])*30.4375" office:value-type="float" office:value="-7.55216165413534" calcext:value-type="float">
            <text:p>-8</text:p>
          </table:table-cell>
          <table:table-cell table:formula="of:=SUM([.B92]; [.F92]; [.J92]; [.N92]; [.R92])" office:value-type="float" office:value="236194" calcext:value-type="float">
            <text:p>236,194</text:p>
          </table:table-cell>
          <table:table-cell table:formula="of:=[.U92]-[.U91]" office:value-type="float" office:value="3807.46399652978" calcext:value-type="float">
            <text:p>3,807</text:p>
          </table:table-cell>
          <table:table-cell/>
          <table:table-cell table:formula="of:=[.F:.F]/[.U:.U]" office:value-type="percentage" office:value="0.821769392956637" calcext:value-type="percentage">
            <text:p>82.18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178230607043363" calcext:value-type="percentage">
            <text:p>17.82%</text:p>
          </table:table-cell>
          <table:table-cell/>
          <table:table-cell table:formula="of:=[.H:.H]/[.V:.V]" office:value-type="percentage" office:value="0.499569861731772" calcext:value-type="percentage">
            <text:p>49.96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-0.00198351492253599" calcext:value-type="percentage">
            <text:p>-0.20%</text:p>
          </table:table-cell>
          <table:table-cell table:number-columns-repeated="16352"/>
        </table:table-row>
        <table:table-row table:style-name="ro2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3"/>
          <table:table-cell table:formula="of:=[$'Dates Ref'.T93]" office:value-type="date" office:date-value="2023-04-03" calcext:value-type="date">
            <text:p>Apr 3, 23</text:p>
          </table:table-cell>
          <table:table-cell table:style-name="ce38" table:formula="of:=[$'kpop ao3'.C93]" office:value-type="float" office:value="195809" calcext:value-type="float">
            <text:p>195,809</text:p>
          </table:table-cell>
          <table:table-cell table:formula="of:=[.F93]-[.F92]" office:value-type="float" office:value="1712" calcext:value-type="float">
            <text:p>1712</text:p>
          </table:table-cell>
          <table:table-cell table:style-name="ce96" table:formula="of:=[.G:.G]/([.E93]-[.E92])*30.4375" office:value-type="float" office:value="1680.93548387097" calcext:value-type="float">
            <text:p>1,681</text:p>
          </table:table-cell>
          <table:table-cell table:style-name="ce15" table:formula="of:=[$'Dates Ref'.A93]" office:value-type="date" office:date-value="2023-04-03" calcext:value-type="date">
            <text:p>Apr 3, 23</text:p>
          </table:table-cell>
          <table:table-cell table:style-name="ce38" table:formula="of:=[$'kpop wp'.C93]" office:value-type="float" office:value="0" calcext:value-type="float">
            <text:p>0</text:p>
          </table:table-cell>
          <table:table-cell table:formula="of:=[.J93]-[.J92]" office:value-type="float" office:value="0" calcext:value-type="float">
            <text:p>0</text:p>
          </table:table-cell>
          <table:table-cell table:style-name="ce96" table:formula="of:=[.K:.K]/([.I93]-[.I92])*30.4375" office:value-type="float" office:value="0" calcext:value-type="float">
            <text:p>0</text:p>
          </table:table-cell>
          <table:table-cell table:style-name="ce90" table:formula="of:=[$'Dates Ref'.A93]" office:value-type="date" office:date-value="2023-04-03" calcext:value-type="date">
            <text:p>Apr 3, 23</text:p>
          </table:table-cell>
          <table:table-cell table:style-name="ce101" table:number-columns-repeated="2"/>
          <table:table-cell table:style-name="ce96"/>
          <table:table-cell table:style-name="ce91" table:formula="of:=[$'Dates Ref'.$A93]" office:value-type="date" office:date-value="2023-04-03" calcext:value-type="date">
            <text:p>Apr 3, 23</text:p>
          </table:table-cell>
          <table:table-cell table:style-name="ce92" table:formula="of:=[.R92]+([.Q93]-[.Q92])*AVERAGE([.T94]; [.T92])/30.4375" office:value-type="float" office:value="42085.8021778584" calcext:value-type="float">
            <text:p>42,086</text:p>
          </table:table-cell>
          <table:table-cell table:style-name="ce92" table:formula="of:=[.R93]-[.R92]" office:value-type="float" office:value="-11.1978221415629" calcext:value-type="float">
            <text:p>-11</text:p>
          </table:table-cell>
          <table:table-cell table:style-name="ce97" table:formula="of:=[.S:.S]/([.Q93]-[.Q92])*30.4375" office:value-type="float" office:value="-12.1726325512079" calcext:value-type="float">
            <text:p>-12</text:p>
          </table:table-cell>
          <table:table-cell table:formula="of:=SUM([.B93]; [.F93]; [.J93]; [.N93]; [.R93])" office:value-type="float" office:value="237894.802177858" calcext:value-type="float">
            <text:p>237,895</text:p>
          </table:table-cell>
          <table:table-cell table:formula="of:=[.U93]-[.U92]" office:value-type="float" office:value="1700.80217785842" calcext:value-type="float">
            <text:p>1,701</text:p>
          </table:table-cell>
          <table:table-cell/>
          <table:table-cell table:formula="of:=[.F:.F]/[.U:.U]" office:value-type="percentage" office:value="0.823090703148724" calcext:value-type="percentage">
            <text:p>82.31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176909296851276" calcext:value-type="percentage">
            <text:p>17.69%</text:p>
          </table:table-cell>
          <table:table-cell/>
          <table:table-cell table:formula="of:=[.H:.H]/[.V:.V]" office:value-type="percentage" office:value="0.988319221220383" calcext:value-type="percentage">
            <text:p>98.83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-0.00715699492255777" calcext:value-type="percentage">
            <text:p>-0.72%</text:p>
          </table:table-cell>
          <table:table-cell table:number-columns-repeated="16352"/>
        </table:table-row>
        <table:table-row table:style-name="ro2">
          <table:table-cell table:formula="of:=[$'Dates Ref'.A94]" office:value-type="date" office:date-value="2023-06-30" calcext:value-type="date">
            <text:p>Jun 30, 23</text:p>
          </table:table-cell>
          <table:table-cell table:number-columns-repeated="3"/>
          <table:table-cell table:formula="of:=[$'Dates Ref'.T94]" office:value-type="date" office:date-value="2023-06-30" calcext:value-type="date">
            <text:p>Jun 30, 23</text:p>
          </table:table-cell>
          <table:table-cell table:style-name="ce38" table:formula="of:=[$'kpop ao3'.C94]" office:value-type="float" office:value="211372" calcext:value-type="float">
            <text:p>211,372</text:p>
          </table:table-cell>
          <table:table-cell table:formula="of:=[.F94]-[.F93]" office:value-type="float" office:value="15563" calcext:value-type="float">
            <text:p>15563</text:p>
          </table:table-cell>
          <table:table-cell table:style-name="ce96" table:formula="of:=[.G:.G]/([.E94]-[.E93])*30.4375" office:value-type="float" office:value="5382.94105113636" calcext:value-type="float">
            <text:p>5,383</text:p>
          </table:table-cell>
          <table:table-cell table:style-name="ce15" table:formula="of:=[$'Dates Ref'.A94]" office:value-type="date" office:date-value="2023-06-30" calcext:value-type="date">
            <text:p>Jun 30, 23</text:p>
          </table:table-cell>
          <table:table-cell table:style-name="ce38" table:formula="of:=[$'kpop wp'.C94]" office:value-type="float" office:value="440000" calcext:value-type="float">
            <text:p>440,000</text:p>
          </table:table-cell>
          <table:table-cell table:formula="of:=[.J94]-[.J93]" office:value-type="float" office:value="440000" calcext:value-type="float">
            <text:p>440000</text:p>
          </table:table-cell>
          <table:table-cell table:style-name="ce96" table:formula="of:=[.K:.K]/([.I94]-[.I93])*30.4375" office:value-type="float" office:value="152187.5" calcext:value-type="float">
            <text:p>152,188</text:p>
          </table:table-cell>
          <table:table-cell table:style-name="ce90" table:formula="of:=[$'Dates Ref'.A94]" office:value-type="date" office:date-value="2023-06-30" calcext:value-type="date">
            <text:p>Jun 30, 23</text:p>
          </table:table-cell>
          <table:table-cell table:style-name="ce101" table:number-columns-repeated="2"/>
          <table:table-cell table:style-name="ce96"/>
          <table:table-cell table:formula="of:=[$'Dates Ref'.R94]" office:value-type="date" office:date-value="2023-06-30" calcext:value-type="date">
            <text:p>Jun 30, 23</text:p>
          </table:table-cell>
          <table:table-cell table:style-name="ce38" table:formula="of:=[$asianfanfics.B94]" office:value-type="float" office:value="42033" calcext:value-type="float">
            <text:p>42,033</text:p>
          </table:table-cell>
          <table:table-cell table:style-name="ce104" table:formula="of:=[.R94]-[.R92]" office:value-type="float" office:value="-64" calcext:value-type="float">
            <text:p>-64</text:p>
          </table:table-cell>
          <table:table-cell table:style-name="ce98" table:formula="of:=[.S:.S]/([.Q94]-[.Q92])*30.4375" office:value-type="float" office:value="-16.7931034482759" calcext:value-type="float">
            <text:p>-17</text:p>
          </table:table-cell>
          <table:table-cell table:formula="of:=SUM([.B94]; [.F94]; [.J94]; [.N94]; [.R94])" office:value-type="float" office:value="693405" calcext:value-type="float">
            <text:p>693,405</text:p>
          </table:table-cell>
          <table:table-cell table:formula="of:=[.U94]-[.U93]" office:value-type="float" office:value="455510.197822142" calcext:value-type="float">
            <text:p>455,510</text:p>
          </table:table-cell>
          <table:table-cell/>
          <table:table-cell table:formula="of:=[.F:.F]/[.U:.U]" office:value-type="percentage" office:value="0.304831952466452" calcext:value-type="percentage">
            <text:p>30.48%</text:p>
          </table:table-cell>
          <table:table-cell table:formula="of:=[.J:.J]/[.U:.U]" office:value-type="percentage" office:value="0.634549794131857" calcext:value-type="percentage">
            <text:p>63.45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0606182534016917" calcext:value-type="percentage">
            <text:p>6.06%</text:p>
          </table:table-cell>
          <table:table-cell/>
          <table:table-cell table:formula="of:=[.H:.H]/[.V:.V]" office:value-type="percentage" office:value="0.0118173886707103" calcext:value-type="percentage">
            <text:p>1.18%</text:p>
          </table:table-cell>
          <table:table-cell table:formula="of:=[.L:.L]/[.V:.V]" office:value-type="percentage" office:value="0.334103387207641" calcext:value-type="percentage">
            <text:p>33.41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-0.0000368665806573948" calcext:value-type="percentage">
            <text:p>0.00%</text:p>
          </table:table-cell>
          <table:table-cell table:number-columns-repeated="16352"/>
        </table:table-row>
        <table:table-row table:style-name="ro2">
          <table:table-cell table:formula="of:=[$'Dates Ref'.A95]" office:value-type="date" office:date-value="2023-10-01" calcext:value-type="date">
            <text:p>Oct 1, 23</text:p>
          </table:table-cell>
          <table:table-cell table:number-columns-repeated="3"/>
          <table:table-cell table:formula="of:=[$'Dates Ref'.T95]" office:value-type="date" office:date-value="2023-10-01" calcext:value-type="date">
            <text:p>Oct 1, 23</text:p>
          </table:table-cell>
          <table:table-cell table:style-name="ce38" table:formula="of:=[$'kpop ao3'.C95]" office:value-type="float" office:value="215523" calcext:value-type="float">
            <text:p>215,523</text:p>
          </table:table-cell>
          <table:table-cell table:formula="of:=[.F95]-[.F94]" office:value-type="float" office:value="4151" calcext:value-type="float">
            <text:p>4151</text:p>
          </table:table-cell>
          <table:table-cell table:style-name="ce96" table:formula="of:=[.G:.G]/([.E95]-[.E94])*30.4375" office:value-type="float" office:value="1358.55981182796" calcext:value-type="float">
            <text:p>1,359</text:p>
          </table:table-cell>
          <table:table-cell table:style-name="ce15" table:formula="of:=[$'Dates Ref'.A95]" office:value-type="date" office:date-value="2023-10-01" calcext:value-type="date">
            <text:p>Oct 1, 23</text:p>
          </table:table-cell>
          <table:table-cell table:style-name="ce38" table:formula="of:=[$'kpop wp'.C95]" office:value-type="float" office:value="441000" calcext:value-type="float">
            <text:p>441,000</text:p>
          </table:table-cell>
          <table:table-cell table:formula="of:=[.J95]-[.J94]" office:value-type="float" office:value="1000" calcext:value-type="float">
            <text:p>1000</text:p>
          </table:table-cell>
          <table:table-cell table:style-name="ce96" table:formula="of:=[.K:.K]/([.I95]-[.I94])*30.4375" office:value-type="float" office:value="327.284946236559" calcext:value-type="float">
            <text:p>327</text:p>
          </table:table-cell>
          <table:table-cell table:style-name="ce90" table:formula="of:=[$'Dates Ref'.A95]" office:value-type="date" office:date-value="2023-10-01" calcext:value-type="date">
            <text:p>Oct 1, 23</text:p>
          </table:table-cell>
          <table:table-cell table:style-name="ce101" table:number-columns-repeated="2"/>
          <table:table-cell table:style-name="ce96"/>
          <table:table-cell table:formula="of:=[$'Dates Ref'.R95]" office:value-type="date" office:date-value="2023-10-01" calcext:value-type="date">
            <text:p>Oct 1, 23</text:p>
          </table:table-cell>
          <table:table-cell table:style-name="ce38" table:formula="of:=[$asianfanfics.B95]" office:value-type="float" office:value="42011" calcext:value-type="float">
            <text:p>42,011</text:p>
          </table:table-cell>
          <table:table-cell table:formula="of:=[.R95]-[.R94]" office:value-type="float" office:value="-22" calcext:value-type="float">
            <text:p>-22</text:p>
          </table:table-cell>
          <table:table-cell table:style-name="ce96" table:formula="of:=[.S:.S]/([.Q95]-[.Q94])*30.4375" office:value-type="float" office:value="-7.2002688172043" calcext:value-type="float">
            <text:p>-7</text:p>
          </table:table-cell>
          <table:table-cell table:formula="of:=SUM([.B95]; [.F95]; [.J95]; [.N95]; [.R95])" office:value-type="float" office:value="698534" calcext:value-type="float">
            <text:p>698,534</text:p>
          </table:table-cell>
          <table:table-cell table:formula="of:=[.U95]-[.U94]" office:value-type="float" office:value="5129" calcext:value-type="float">
            <text:p>5,129</text:p>
          </table:table-cell>
          <table:table-cell/>
          <table:table-cell table:formula="of:=[.F:.F]/[.U:.U]" office:value-type="percentage" office:value="0.308536162878256" calcext:value-type="percentage">
            <text:p>30.85%</text:p>
          </table:table-cell>
          <table:table-cell table:formula="of:=[.J:.J]/[.U:.U]" office:value-type="percentage" office:value="0.631322168999648" calcext:value-type="percentage">
            <text:p>63.13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0601416681220957" calcext:value-type="percentage">
            <text:p>6.01%</text:p>
          </table:table-cell>
          <table:table-cell/>
          <table:table-cell table:formula="of:=[.H:.H]/[.V:.V]" office:value-type="percentage" office:value="0.264878107199836" calcext:value-type="percentage">
            <text:p>26.49%</text:p>
          </table:table-cell>
          <table:table-cell table:formula="of:=[.L:.L]/[.V:.V]" office:value-type="percentage" office:value="0.0638106738616805" calcext:value-type="percentage">
            <text:p>6.38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-0.00140383482495697" calcext:value-type="percentage">
            <text:p>-0.14%</text:p>
          </table:table-cell>
          <table:table-cell table:number-columns-repeated="16352"/>
        </table:table-row>
        <table:table-row table:style-name="ro2">
          <table:table-cell table:formula="of:=[$'Dates Ref'.A96]" office:value-type="date" office:date-value="2024-01-01" calcext:value-type="date">
            <text:p>Jan 1, 24</text:p>
          </table:table-cell>
          <table:table-cell table:number-columns-repeated="3"/>
          <table:table-cell table:formula="of:=[$'Dates Ref'.T96]" office:value-type="date" office:date-value="2024-01-01" calcext:value-type="date">
            <text:p>Jan 1, 24</text:p>
          </table:table-cell>
          <table:table-cell table:style-name="ce38" table:formula="of:=[$'kpop ao3'.C96]" office:value-type="float" office:value="219584" calcext:value-type="float">
            <text:p>219,584</text:p>
          </table:table-cell>
          <table:table-cell table:formula="of:=[.F96]-[.F95]" office:value-type="float" office:value="4061" calcext:value-type="float">
            <text:p>4061</text:p>
          </table:table-cell>
          <table:table-cell table:style-name="ce96" table:formula="of:=[.G:.G]/([.E96]-[.E95])*30.4375" office:value-type="float" office:value="1343.55095108696" calcext:value-type="float">
            <text:p>1,344</text:p>
          </table:table-cell>
          <table:table-cell table:style-name="ce15" table:formula="of:=[$'Dates Ref'.A96]" office:value-type="date" office:date-value="2024-01-01" calcext:value-type="date">
            <text:p>Jan 1, 24</text:p>
          </table:table-cell>
          <table:table-cell table:style-name="ce38" table:formula="of:=[$'kpop wp'.C96]" office:value-type="float" office:value="441000" calcext:value-type="float">
            <text:p>441,000</text:p>
          </table:table-cell>
          <table:table-cell table:formula="of:=[.J96]-[.J95]" office:value-type="float" office:value="0" calcext:value-type="float">
            <text:p>0</text:p>
          </table:table-cell>
          <table:table-cell table:style-name="ce96" table:formula="of:=[.K:.K]/([.I96]-[.I95])*30.4375" office:value-type="float" office:value="0" calcext:value-type="float">
            <text:p>0</text:p>
          </table:table-cell>
          <table:table-cell table:style-name="ce90" table:formula="of:=[$'Dates Ref'.A96]" office:value-type="date" office:date-value="2024-01-01" calcext:value-type="date">
            <text:p>Jan 1, 24</text:p>
          </table:table-cell>
          <table:table-cell table:style-name="ce101" table:formula="of:=[$'kpop sqw'.C96]" office:value-type="float" office:value="47" calcext:value-type="float">
            <text:p>47</text:p>
          </table:table-cell>
          <table:table-cell table:style-name="Default" table:formula="of:=[.N96]-[.N95]" office:value-type="float" office:value="47" calcext:value-type="float">
            <text:p>47</text:p>
          </table:table-cell>
          <table:table-cell table:style-name="ce96" table:formula="of:=[.O:.O]/([.M96]-[.M95])*30.4375" office:value-type="float" office:value="15.5495923913044" calcext:value-type="float">
            <text:p>16</text:p>
          </table:table-cell>
          <table:table-cell table:formula="of:=[$'Dates Ref'.R96]" office:value-type="date" office:date-value="2024-01-01" calcext:value-type="date">
            <text:p>Jan 1, 24</text:p>
          </table:table-cell>
          <table:table-cell table:style-name="ce38" table:formula="of:=[$asianfanfics.B96]" office:value-type="float" office:value="41972" calcext:value-type="float">
            <text:p>41,972</text:p>
          </table:table-cell>
          <table:table-cell table:formula="of:=[.R96]-[.R95]" office:value-type="float" office:value="-39" calcext:value-type="float">
            <text:p>-39</text:p>
          </table:table-cell>
          <table:table-cell table:style-name="ce96" table:formula="of:=[.S:.S]/([.Q96]-[.Q95])*30.4375" office:value-type="float" office:value="-12.9028532608696" calcext:value-type="float">
            <text:p>-13</text:p>
          </table:table-cell>
          <table:table-cell table:formula="of:=SUM([.B96]; [.F96]; [.J96]; [.N96]; [.R96])" office:value-type="float" office:value="702603" calcext:value-type="float">
            <text:p>702,603</text:p>
          </table:table-cell>
          <table:table-cell table:formula="of:=[.U96]-[.U95]" office:value-type="float" office:value="4069" calcext:value-type="float">
            <text:p>4,069</text:p>
          </table:table-cell>
          <table:table-cell/>
          <table:table-cell table:formula="of:=[.F:.F]/[.U:.U]" office:value-type="percentage" office:value="0.31252926617165" calcext:value-type="percentage">
            <text:p>31.25%</text:p>
          </table:table-cell>
          <table:table-cell table:formula="of:=[.J:.J]/[.U:.U]" office:value-type="percentage" office:value="0.627665979222975" calcext:value-type="percentage">
            <text:p>62.77%</text:p>
          </table:table-cell>
          <table:table-cell table:formula="of:=[.N:.N]/[.U:.U]" office:value-type="percentage" office:value="0.000066894106629206" calcext:value-type="percentage">
            <text:p>0.01%</text:p>
          </table:table-cell>
          <table:table-cell table:formula="of:=[.R:.R]/[.U:.U]" office:value-type="percentage" office:value="0.0597378604987454" calcext:value-type="percentage">
            <text:p>5.97%</text:p>
          </table:table-cell>
          <table:table-cell/>
          <table:table-cell table:formula="of:=[.H:.H]/[.V:.V]" office:value-type="percentage" office:value="0.330191927030464" calcext:value-type="percentage">
            <text:p>33.02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.00382147760906964" calcext:value-type="percentage">
            <text:p>0.38%</text:p>
          </table:table-cell>
          <table:table-cell table:formula="of:=[.T:.T]/[.V:.V]" office:value-type="percentage" office:value="-0.00317101333518544" calcext:value-type="percentage">
            <text:p>-0.32%</text:p>
          </table:table-cell>
          <table:table-cell table:number-columns-repeated="16352"/>
        </table:table-row>
        <table:table-row table:style-name="ro2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3"/>
          <table:table-cell table:formula="of:=[$'Dates Ref'.T97]" office:value-type="date" office:date-value="2024-04-01" calcext:value-type="date">
            <text:p>Apr 1, 24</text:p>
          </table:table-cell>
          <table:table-cell table:style-name="ce38" table:formula="of:=[$'kpop ao3'.C97]" office:value-type="float" office:value="222912" calcext:value-type="float">
            <text:p>222,912</text:p>
          </table:table-cell>
          <table:table-cell table:formula="of:=[.F97]-[.F96]" office:value-type="float" office:value="3328" calcext:value-type="float">
            <text:p>3328</text:p>
          </table:table-cell>
          <table:table-cell table:style-name="ce96" table:formula="of:=[.G:.G]/([.E97]-[.E96])*30.4375" office:value-type="float" office:value="1113.14285714286" calcext:value-type="float">
            <text:p>1,113</text:p>
          </table:table-cell>
          <table:table-cell table:style-name="ce15" table:formula="of:=[$'Dates Ref'.A97]" office:value-type="date" office:date-value="2024-04-01" calcext:value-type="date">
            <text:p>Apr 1, 24</text:p>
          </table:table-cell>
          <table:table-cell table:style-name="ce38" table:formula="of:=[$'kpop wp'.C97]" office:value-type="float" office:value="0" calcext:value-type="float">
            <text:p>0</text:p>
          </table:table-cell>
          <table:table-cell table:formula="of:=[.J97]-[.J96]" office:value-type="float" office:value="-441000" calcext:value-type="float">
            <text:p>-441000</text:p>
          </table:table-cell>
          <table:table-cell table:style-name="ce96" table:formula="of:=[.K:.K]/([.I97]-[.I96])*30.4375" office:value-type="float" office:value="-147504.807692308" calcext:value-type="float">
            <text:p>-147,505</text:p>
          </table:table-cell>
          <table:table-cell table:style-name="ce90" table:formula="of:=[$'Dates Ref'.A97]" office:value-type="date" office:date-value="2024-04-01" calcext:value-type="date">
            <text:p>Apr 1, 24</text:p>
          </table:table-cell>
          <table:table-cell table:style-name="ce101" table:formula="of:=[$'kpop sqw'.C97]" office:value-type="float" office:value="0" calcext:value-type="float">
            <text:p>0</text:p>
          </table:table-cell>
          <table:table-cell table:style-name="Default" table:formula="of:=[.N97]-[.N96]" office:value-type="float" office:value="-47" calcext:value-type="float">
            <text:p>-47</text:p>
          </table:table-cell>
          <table:table-cell table:style-name="ce96" table:formula="of:=[.O:.O]/([.M97]-[.M96])*30.4375" office:value-type="float" office:value="-15.720467032967" calcext:value-type="float">
            <text:p>-16</text:p>
          </table:table-cell>
          <table:table-cell table:formula="of:=[$'Dates Ref'.R97]" office:value-type="date" office:date-value="2024-04-01" calcext:value-type="date">
            <text:p>Apr 1, 24</text:p>
          </table:table-cell>
          <table:table-cell table:style-name="ce38" table:formula="of:=[$asianfanfics.B97]" office:value-type="float" office:value="41953" calcext:value-type="float">
            <text:p>41,953</text:p>
          </table:table-cell>
          <table:table-cell table:formula="of:=[.R97]-[.R96]" office:value-type="float" office:value="-19" calcext:value-type="float">
            <text:p>-19</text:p>
          </table:table-cell>
          <table:table-cell table:style-name="ce96" table:formula="of:=[.S:.S]/([.Q97]-[.Q96])*30.4375" office:value-type="float" office:value="-6.35508241758242" calcext:value-type="float">
            <text:p>-6</text:p>
          </table:table-cell>
          <table:table-cell table:formula="of:=SUM([.B97]; [.F97]; [.J97]; [.N97]; [.R97])" office:value-type="float" office:value="264865" calcext:value-type="float">
            <text:p>264,865</text:p>
          </table:table-cell>
          <table:table-cell table:formula="of:=[.U97]-[.U96]" office:value-type="float" office:value="-437738" calcext:value-type="float">
            <text:p>-437,738</text:p>
          </table:table-cell>
          <table:table-cell/>
          <table:table-cell table:formula="of:=[.F:.F]/[.U:.U]" office:value-type="percentage" office:value="0.841606101221377" calcext:value-type="percentage">
            <text:p>84.16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158393898778623" calcext:value-type="percentage">
            <text:p>15.84%</text:p>
          </table:table-cell>
          <table:table-cell/>
          <table:table-cell table:formula="of:=[.H:.H]/[.V:.V]" office:value-type="percentage" office:value="-0.00254294316952802" calcext:value-type="percentage">
            <text:p>-0.25%</text:p>
          </table:table-cell>
          <table:table-cell table:formula="of:=[.L:.L]/[.V:.V]" office:value-type="percentage" office:value="0.33697053418325" calcext:value-type="percentage">
            <text:p>33.70%</text:p>
          </table:table-cell>
          <table:table-cell table:formula="of:=[.P:.P]/[.V:.V]" office:value-type="percentage" office:value="0.0000359129594254258" calcext:value-type="percentage">
            <text:p>0.00%</text:p>
          </table:table-cell>
          <table:table-cell table:formula="of:=[.T:.T]/[.V:.V]" office:value-type="percentage" office:value="0.0000145180048741083" calcext:value-type="percentage">
            <text:p>0.00%</text:p>
          </table:table-cell>
          <table:table-cell table:number-columns-repeated="16352"/>
        </table:table-row>
        <table:table-row table:style-name="ro2">
          <table:table-cell table:formula="of:=[$'Dates Ref'.A98]" office:value-type="date" office:date-value="2024-06-30" calcext:value-type="date">
            <text:p>Jun 30, 24</text:p>
          </table:table-cell>
          <table:table-cell table:number-columns-repeated="3"/>
          <table:table-cell table:formula="of:=[$'Dates Ref'.T98]" office:value-type="date" office:date-value="2024-06-30" calcext:value-type="date">
            <text:p>Jun 30, 24</text:p>
          </table:table-cell>
          <table:table-cell table:style-name="ce38" table:formula="of:=[$'kpop ao3'.C98]" office:value-type="float" office:value="225703" calcext:value-type="float">
            <text:p>225,703</text:p>
          </table:table-cell>
          <table:table-cell table:formula="of:=[.F98]-[.F97]" office:value-type="float" office:value="2791" calcext:value-type="float">
            <text:p>2791</text:p>
          </table:table-cell>
          <table:table-cell table:style-name="ce96" table:formula="of:=[.G:.G]/([.E98]-[.E97])*30.4375" office:value-type="float" office:value="943.900694444445" calcext:value-type="float">
            <text:p>944</text:p>
          </table:table-cell>
          <table:table-cell table:style-name="ce15" table:formula="of:=[$'Dates Ref'.A98]" office:value-type="date" office:date-value="2024-06-30" calcext:value-type="date">
            <text:p>Jun 30, 24</text:p>
          </table:table-cell>
          <table:table-cell table:style-name="ce38" table:formula="of:=[$'kpop wp'.C98]" office:value-type="float" office:value="328912" calcext:value-type="float">
            <text:p>328,912</text:p>
          </table:table-cell>
          <table:table-cell table:formula="of:=[.J98]-[.J97]" office:value-type="float" office:value="328912" calcext:value-type="float">
            <text:p>328912</text:p>
          </table:table-cell>
          <table:table-cell table:style-name="ce96" table:formula="of:=[.K:.K]/([.I98]-[.I97])*30.4375" office:value-type="float" office:value="111236.211111111" calcext:value-type="float">
            <text:p>111,236</text:p>
          </table:table-cell>
          <table:table-cell table:style-name="ce90" table:formula="of:=[$'Dates Ref'.A98]" office:value-type="date" office:date-value="2024-06-30" calcext:value-type="date">
            <text:p>Jun 30, 24</text:p>
          </table:table-cell>
          <table:table-cell table:style-name="ce101" table:formula="of:=[$'kpop sqw'.C98]" office:value-type="float" office:value="0" calcext:value-type="float">
            <text:p>0</text:p>
          </table:table-cell>
          <table:table-cell table:style-name="Default" table:formula="of:=[.N98]-[.N97]" office:value-type="float" office:value="0" calcext:value-type="float">
            <text:p>0</text:p>
          </table:table-cell>
          <table:table-cell table:style-name="ce96" table:formula="of:=[.O:.O]/([.M98]-[.M97])*30.4375" office:value-type="float" office:value="0" calcext:value-type="float">
            <text:p>0</text:p>
          </table:table-cell>
          <table:table-cell table:formula="of:=[$'Dates Ref'.R98]" office:value-type="date" office:date-value="1899-12-30" calcext:value-type="date">
            <text:p>Dec 30, 99</text:p>
          </table:table-cell>
          <table:table-cell table:style-name="ce38" table:formula="of:=[$asianfanfics.B98]" office:value-type="float" office:value="41937" calcext:value-type="float">
            <text:p>41,937</text:p>
          </table:table-cell>
          <table:table-cell table:formula="of:=[.R98]-[.R97]" office:value-type="float" office:value="-16" calcext:value-type="float">
            <text:p>-16</text:p>
          </table:table-cell>
          <table:table-cell table:style-name="ce96" table:formula="of:=[.S:.S]/([.Q98]-[.Q97])*30.4375" office:value-type="float" office:value="0.0107308904215235" calcext:value-type="float">
            <text:p>0</text:p>
          </table:table-cell>
          <table:table-cell table:formula="of:=SUM([.B98]; [.F98]; [.J98]; [.N98]; [.R98])" office:value-type="float" office:value="596552" calcext:value-type="float">
            <text:p>596,552</text:p>
          </table:table-cell>
          <table:table-cell table:formula="of:=[.U98]-[.U97]" office:value-type="float" office:value="331687" calcext:value-type="float">
            <text:p>331,687</text:p>
          </table:table-cell>
          <table:table-cell/>
          <table:table-cell table:formula="of:=[.F:.F]/[.U:.U]" office:value-type="percentage" office:value="0.378345894406523" calcext:value-type="percentage">
            <text:p>37.83%</text:p>
          </table:table-cell>
          <table:table-cell table:formula="of:=[.J:.J]/[.U:.U]" office:value-type="percentage" office:value="0.551355120760638" calcext:value-type="percentage">
            <text:p>55.14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0702989848328394" calcext:value-type="percentage">
            <text:p>7.03%</text:p>
          </table:table-cell>
          <table:table-cell/>
          <table:table-cell table:formula="of:=[.H:.H]/[.V:.V]" office:value-type="percentage" office:value="0.002845757278532" calcext:value-type="percentage">
            <text:p>0.28%</text:p>
          </table:table-cell>
          <table:table-cell table:formula="of:=[.L:.L]/[.V:.V]" office:value-type="percentage" office:value="0.335365001073636" calcext:value-type="percentage">
            <text:p>33.54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0000000323524600648306" calcext:value-type="percentage">
            <text:p>0.00%</text:p>
          </table:table-cell>
          <table:table-cell table:number-columns-repeated="16352"/>
        </table:table-row>
        <table:table-row table:style-name="ro2">
          <table:table-cell table:formula="of:=[$'Dates Ref'.A99]" office:value-type="date" office:date-value="2024-10-01" calcext:value-type="date">
            <text:p>Oct 1, 24</text:p>
          </table:table-cell>
          <table:table-cell table:number-columns-repeated="3"/>
          <table:table-cell table:formula="of:=[$'Dates Ref'.T99]" office:value-type="date" office:date-value="2024-10-01" calcext:value-type="date">
            <text:p>Oct 1, 24</text:p>
          </table:table-cell>
          <table:table-cell table:style-name="ce38" table:formula="of:=[$'kpop ao3'.C99]" office:value-type="float" office:value="229048" calcext:value-type="float">
            <text:p>229,048</text:p>
          </table:table-cell>
          <table:table-cell table:formula="of:=[.F99]-[.F98]" office:value-type="float" office:value="3345" calcext:value-type="float">
            <text:p>3345</text:p>
          </table:table-cell>
          <table:table-cell table:style-name="ce96" table:formula="of:=[.G:.G]/([.E99]-[.E98])*30.4375" office:value-type="float" office:value="1094.76814516129" calcext:value-type="float">
            <text:p>1,095</text:p>
          </table:table-cell>
          <table:table-cell table:style-name="ce15" table:formula="of:=[$'Dates Ref'.A99]" office:value-type="date" office:date-value="2024-10-01" calcext:value-type="date">
            <text:p>Oct 1, 24</text:p>
          </table:table-cell>
          <table:table-cell table:style-name="ce38" table:formula="of:=[$'kpop wp'.C99]" office:value-type="float" office:value="441338" calcext:value-type="float">
            <text:p>441,338</text:p>
          </table:table-cell>
          <table:table-cell table:formula="of:=[.J99]-[.J98]" office:value-type="float" office:value="112426" calcext:value-type="float">
            <text:p>112426</text:p>
          </table:table-cell>
          <table:table-cell table:style-name="ce96" table:formula="of:=[.K:.K]/([.I99]-[.I98])*30.4375" office:value-type="float" office:value="36795.3373655914" calcext:value-type="float">
            <text:p>36,795</text:p>
          </table:table-cell>
          <table:table-cell table:style-name="ce90" table:formula="of:=[$'Dates Ref'.A99]" office:value-type="date" office:date-value="2024-10-01" calcext:value-type="date">
            <text:p>Oct 1, 24</text:p>
          </table:table-cell>
          <table:table-cell table:style-name="ce101" table:formula="of:=[$'kpop sqw'.C99]" office:value-type="float" office:value="65" calcext:value-type="float">
            <text:p>65</text:p>
          </table:table-cell>
          <table:table-cell table:style-name="Default" table:formula="of:=[.N99]-[.N98]" office:value-type="float" office:value="65" calcext:value-type="float">
            <text:p>65</text:p>
          </table:table-cell>
          <table:table-cell table:style-name="ce96" table:formula="of:=[.O:.O]/([.M99]-[.M98])*30.4375" office:value-type="float" office:value="21.2735215053763" calcext:value-type="float">
            <text:p>21</text:p>
          </table:table-cell>
          <table:table-cell table:formula="of:=[$'Dates Ref'.R99]" office:value-type="date" office:date-value="1899-12-30" calcext:value-type="date">
            <text:p>Dec 30, 99</text:p>
          </table:table-cell>
          <table:table-cell table:style-name="ce38" table:formula="of:=[$asianfanfics.B99]" office:value-type="float" office:value="41914" calcext:value-type="float">
            <text:p>41,914</text:p>
          </table:table-cell>
          <table:table-cell table:formula="of:=[.R99]-[.R98]" office:value-type="float" office:value="-23" calcext:value-type="float">
            <text:p>-23</text:p>
          </table:table-cell>
          <table:table-cell table:style-name="ce96" table:formula="of:=[.S:.S]/([.Q99]-[.Q98])*30.4375" office:value-type="string" office:string-value="" calcext:value-type="error">
            <text:p>#DIV/0!</text:p>
          </table:table-cell>
          <table:table-cell table:formula="of:=SUM([.B99]; [.F99]; [.J99]; [.N99]; [.R99])" office:value-type="float" office:value="712365" calcext:value-type="float">
            <text:p>712,365</text:p>
          </table:table-cell>
          <table:table-cell table:formula="of:=[.U99]-[.U98]" office:value-type="float" office:value="115813" calcext:value-type="float">
            <text:p>115,813</text:p>
          </table:table-cell>
          <table:table-cell/>
          <table:table-cell table:formula="of:=[.F:.F]/[.U:.U]" office:value-type="percentage" office:value="0.321531799007531" calcext:value-type="percentage">
            <text:p>32.15%</text:p>
          </table:table-cell>
          <table:table-cell table:formula="of:=[.J:.J]/[.U:.U]" office:value-type="percentage" office:value="0.619539140749475" calcext:value-type="percentage">
            <text:p>61.95%</text:p>
          </table:table-cell>
          <table:table-cell table:formula="of:=[.N:.N]/[.U:.U]" office:value-type="percentage" office:value="0.0000912453587697318" calcext:value-type="percentage">
            <text:p>0.01%</text:p>
          </table:table-cell>
          <table:table-cell table:formula="of:=[.R:.R]/[.U:.U]" office:value-type="percentage" office:value="0.0588378148842237" calcext:value-type="percentage">
            <text:p>5.88%</text:p>
          </table:table-cell>
          <table:table-cell/>
          <table:table-cell table:formula="of:=[.H:.H]/[.V:.V]" office:value-type="percentage" office:value="0.00945289514269806" calcext:value-type="percentage">
            <text:p>0.95%</text:p>
          </table:table-cell>
          <table:table-cell table:formula="of:=[.L:.L]/[.V:.V]" office:value-type="percentage" office:value="0.317713360033773" calcext:value-type="percentage">
            <text:p>31.77%</text:p>
          </table:table-cell>
          <table:table-cell table:formula="of:=[.P:.P]/[.V:.V]" office:value-type="percentage" office:value="0.000183688545373804" calcext:value-type="percentage">
            <text:p>0.02%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00]" office:value-type="date" office:date-value="1899-12-30" calcext:value-type="date">
            <text:p>Dec 30, 99</text:p>
          </table:table-cell>
          <table:table-cell table:style-name="ce38" table:formula="of:=[$'kpop ao3'.C100]" office:value-type="float" office:value="0" calcext:value-type="float">
            <text:p>0</text:p>
          </table:table-cell>
          <table:table-cell table:formula="of:=[.F100]-[.F99]" office:value-type="float" office:value="-229048" calcext:value-type="float">
            <text:p>-229048</text:p>
          </table:table-cell>
          <table:table-cell table:style-name="ce96" table:formula="of:=[.G:.G]/([.E100]-[.E99])*30.4375" office:value-type="float" office:value="153.001108282491" calcext:value-type="float">
            <text:p>153</text:p>
          </table:table-cell>
          <table:table-cell table:style-name="ce15" table:formula="of:=[$'Dates Ref'.A100]" office:value-type="date" office:date-value="1899-12-30" calcext:value-type="date">
            <text:p>Dec 30, 99</text:p>
          </table:table-cell>
          <table:table-cell table:style-name="ce38" table:formula="of:=[$'kpop wp'.C100]" office:value-type="float" office:value="0" calcext:value-type="float">
            <text:p>0</text:p>
          </table:table-cell>
          <table:table-cell table:formula="of:=[.J100]-[.J99]" office:value-type="float" office:value="-441338" calcext:value-type="float">
            <text:p>-441338</text:p>
          </table:table-cell>
          <table:table-cell table:style-name="ce96" table:formula="of:=[.K:.K]/([.I100]-[.I99])*30.4375" office:value-type="float" office:value="294.808088816223" calcext:value-type="float">
            <text:p>295</text:p>
          </table:table-cell>
          <table:table-cell table:style-name="ce90" table:formula="of:=[$'Dates Ref'.A100]" office:value-type="date" office:date-value="1899-12-30" calcext:value-type="date">
            <text:p>Dec 30, 99</text:p>
          </table:table-cell>
          <table:table-cell table:style-name="ce101" table:formula="of:=[$'kpop sqw'.C100]" office:value-type="float" office:value="0" calcext:value-type="float">
            <text:p>0</text:p>
          </table:table-cell>
          <table:table-cell table:style-name="Default" table:formula="of:=[.N100]-[.N99]" office:value-type="float" office:value="-65" calcext:value-type="float">
            <text:p>-65</text:p>
          </table:table-cell>
          <table:table-cell table:style-name="ce96" table:formula="of:=[.O:.O]/([.M100]-[.M99])*30.4375" office:value-type="float" office:value="0.0434191612166967" calcext:value-type="float">
            <text:p>0</text:p>
          </table:table-cell>
          <table:table-cell table:formula="of:=[$'Dates Ref'.R100]" office:value-type="date" office:date-value="1899-12-30" calcext:value-type="date">
            <text:p>Dec 30, 99</text:p>
          </table:table-cell>
          <table:table-cell table:style-name="ce38" table:formula="of:=[$asianfanfics.B100]" office:value-type="float" office:value="0" calcext:value-type="float">
            <text:p>0</text:p>
          </table:table-cell>
          <table:table-cell table:formula="of:=[.R100]-[.R99]" office:value-type="float" office:value="-41914" calcext:value-type="float">
            <text:p>-41,914</text:p>
          </table:table-cell>
          <table:table-cell table:style-name="ce96" table:formula="of:=[.S:.S]/([.Q100]-[.Q99])*30.4375" office:value-type="string" office:string-value="" calcext:value-type="error">
            <text:p>#DIV/0!</text:p>
          </table:table-cell>
          <table:table-cell table:formula="of:=SUM([.B100]; [.F100]; [.J100]; [.N100]; [.R100])" office:value-type="float" office:value="0" calcext:value-type="float">
            <text:p>0</text:p>
          </table:table-cell>
          <table:table-cell table:formula="of:=[.U100]-[.U99]" office:value-type="float" office:value="-712365" calcext:value-type="float">
            <text:p>-712,365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percentage" office:value="-0.000214779092575423" calcext:value-type="percentage">
            <text:p>-0.02%</text:p>
          </table:table-cell>
          <table:table-cell table:formula="of:=[.L:.L]/[.V:.V]" office:value-type="percentage" office:value="-0.000413844151265464" calcext:value-type="percentage">
            <text:p>-0.04%</text:p>
          </table:table-cell>
          <table:table-cell table:formula="of:=[.P:.P]/[.V:.V]" office:value-type="percentage" office:value="-0.0000000609507221953587" calcext:value-type="percentage">
            <text:p>0.00%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01]" office:value-type="date" office:date-value="1899-12-30" calcext:value-type="date">
            <text:p>Dec 30, 99</text:p>
          </table:table-cell>
          <table:table-cell table:style-name="ce38" table:formula="of:=[$'kpop ao3'.C101]" office:value-type="float" office:value="0" calcext:value-type="float">
            <text:p>0</text:p>
          </table:table-cell>
          <table:table-cell table:formula="of:=[.F101]-[.F100]" office:value-type="float" office:value="0" calcext:value-type="float">
            <text:p>0</text:p>
          </table:table-cell>
          <table:table-cell table:style-name="ce96" table:formula="of:=[.G:.G]/([.E101]-[.E100])*30.4375" office:value-type="string" office:string-value="" calcext:value-type="error">
            <text:p>#DIV/0!</text:p>
          </table:table-cell>
          <table:table-cell table:style-name="ce15" table:formula="of:=[$'Dates Ref'.A101]" office:value-type="date" office:date-value="1899-12-30" calcext:value-type="date">
            <text:p>Dec 30, 99</text:p>
          </table:table-cell>
          <table:table-cell table:style-name="ce38" table:formula="of:=[$'kpop wp'.C101]" office:value-type="float" office:value="0" calcext:value-type="float">
            <text:p>0</text:p>
          </table:table-cell>
          <table:table-cell table:formula="of:=[.J101]-[.J100]" office:value-type="float" office:value="0" calcext:value-type="float">
            <text:p>0</text:p>
          </table:table-cell>
          <table:table-cell table:style-name="ce96" table:formula="of:=[.K:.K]/([.I101]-[.I100])*30.4375" office:value-type="string" office:string-value="" calcext:value-type="error">
            <text:p>#DIV/0!</text:p>
          </table:table-cell>
          <table:table-cell table:style-name="ce90" table:formula="of:=[$'Dates Ref'.A101]" office:value-type="date" office:date-value="1899-12-30" calcext:value-type="date">
            <text:p>Dec 30, 99</text:p>
          </table:table-cell>
          <table:table-cell table:style-name="ce101" table:formula="of:=[$'kpop sqw'.C101]" office:value-type="float" office:value="0" calcext:value-type="float">
            <text:p>0</text:p>
          </table:table-cell>
          <table:table-cell table:style-name="Default" table:formula="of:=[.N101]-[.N100]" office:value-type="float" office:value="0" calcext:value-type="float">
            <text:p>0</text:p>
          </table:table-cell>
          <table:table-cell table:style-name="ce96" table:formula="of:=[.O:.O]/([.M101]-[.M100])*30.4375" office:value-type="string" office:string-value="" calcext:value-type="error">
            <text:p>#DIV/0!</text:p>
          </table:table-cell>
          <table:table-cell table:formula="of:=[$'Dates Ref'.R101]" office:value-type="date" office:date-value="1899-12-30" calcext:value-type="date">
            <text:p>Dec 30, 99</text:p>
          </table:table-cell>
          <table:table-cell table:style-name="ce38" table:formula="of:=[$asianfanfics.B101]" office:value-type="float" office:value="0" calcext:value-type="float">
            <text:p>0</text:p>
          </table:table-cell>
          <table:table-cell table:formula="of:=[.R101]-[.R100]" office:value-type="float" office:value="0" calcext:value-type="float">
            <text:p>0</text:p>
          </table:table-cell>
          <table:table-cell table:style-name="ce96" table:formula="of:=[.S:.S]/([.Q101]-[.Q100])*30.4375" office:value-type="string" office:string-value="" calcext:value-type="error">
            <text:p>#DIV/0!</text:p>
          </table:table-cell>
          <table:table-cell table:formula="of:=SUM([.B101]; [.F101]; [.J101]; [.N101]; [.R101])" office:value-type="float" office:value="0" calcext:value-type="float">
            <text:p>0</text:p>
          </table:table-cell>
          <table:table-cell table:formula="of:=[.U101]-[.U100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02]" office:value-type="date" office:date-value="1899-12-30" calcext:value-type="date">
            <text:p>Dec 30, 99</text:p>
          </table:table-cell>
          <table:table-cell table:style-name="ce38" table:formula="of:=[$'kpop ao3'.C102]" office:value-type="float" office:value="0" calcext:value-type="float">
            <text:p>0</text:p>
          </table:table-cell>
          <table:table-cell table:formula="of:=[.F102]-[.F101]" office:value-type="float" office:value="0" calcext:value-type="float">
            <text:p>0</text:p>
          </table:table-cell>
          <table:table-cell table:style-name="ce96" table:formula="of:=[.G:.G]/([.E102]-[.E101])*30.4375" office:value-type="string" office:string-value="" calcext:value-type="error">
            <text:p>#DIV/0!</text:p>
          </table:table-cell>
          <table:table-cell table:style-name="ce15" table:formula="of:=[$'Dates Ref'.A102]" office:value-type="date" office:date-value="1899-12-30" calcext:value-type="date">
            <text:p>Dec 30, 99</text:p>
          </table:table-cell>
          <table:table-cell table:style-name="ce38" table:formula="of:=[$'kpop wp'.C102]" office:value-type="float" office:value="0" calcext:value-type="float">
            <text:p>0</text:p>
          </table:table-cell>
          <table:table-cell table:formula="of:=[.J102]-[.J101]" office:value-type="float" office:value="0" calcext:value-type="float">
            <text:p>0</text:p>
          </table:table-cell>
          <table:table-cell table:style-name="ce96" table:formula="of:=[.K:.K]/([.I102]-[.I101])*30.4375" office:value-type="string" office:string-value="" calcext:value-type="error">
            <text:p>#DIV/0!</text:p>
          </table:table-cell>
          <table:table-cell table:style-name="ce90" table:formula="of:=[$'Dates Ref'.A102]" office:value-type="date" office:date-value="1899-12-30" calcext:value-type="date">
            <text:p>Dec 30, 99</text:p>
          </table:table-cell>
          <table:table-cell table:style-name="ce101" table:formula="of:=[$'kpop sqw'.C102]" office:value-type="float" office:value="0" calcext:value-type="float">
            <text:p>0</text:p>
          </table:table-cell>
          <table:table-cell table:style-name="Default" table:formula="of:=[.N102]-[.N101]" office:value-type="float" office:value="0" calcext:value-type="float">
            <text:p>0</text:p>
          </table:table-cell>
          <table:table-cell table:style-name="ce96" table:formula="of:=[.O:.O]/([.M102]-[.M101])*30.4375" office:value-type="string" office:string-value="" calcext:value-type="error">
            <text:p>#DIV/0!</text:p>
          </table:table-cell>
          <table:table-cell table:formula="of:=[$'Dates Ref'.R102]" office:value-type="date" office:date-value="1899-12-30" calcext:value-type="date">
            <text:p>Dec 30, 99</text:p>
          </table:table-cell>
          <table:table-cell table:style-name="ce38" table:formula="of:=[$asianfanfics.B102]" office:value-type="float" office:value="0" calcext:value-type="float">
            <text:p>0</text:p>
          </table:table-cell>
          <table:table-cell table:formula="of:=[.R102]-[.R101]" office:value-type="float" office:value="0" calcext:value-type="float">
            <text:p>0</text:p>
          </table:table-cell>
          <table:table-cell table:style-name="ce96" table:formula="of:=[.S:.S]/([.Q102]-[.Q101])*30.4375" office:value-type="string" office:string-value="" calcext:value-type="error">
            <text:p>#DIV/0!</text:p>
          </table:table-cell>
          <table:table-cell table:formula="of:=SUM([.B102]; [.F102]; [.J102]; [.N102]; [.R102])" office:value-type="float" office:value="0" calcext:value-type="float">
            <text:p>0</text:p>
          </table:table-cell>
          <table:table-cell table:formula="of:=[.U102]-[.U101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03]" office:value-type="date" office:date-value="1899-12-30" calcext:value-type="date">
            <text:p>Dec 30, 99</text:p>
          </table:table-cell>
          <table:table-cell table:style-name="ce38" table:formula="of:=[$'kpop ao3'.C103]" office:value-type="float" office:value="0" calcext:value-type="float">
            <text:p>0</text:p>
          </table:table-cell>
          <table:table-cell table:formula="of:=[.F103]-[.F102]" office:value-type="float" office:value="0" calcext:value-type="float">
            <text:p>0</text:p>
          </table:table-cell>
          <table:table-cell table:style-name="ce96" table:formula="of:=[.G:.G]/([.E103]-[.E102])*30.4375" office:value-type="string" office:string-value="" calcext:value-type="error">
            <text:p>#DIV/0!</text:p>
          </table:table-cell>
          <table:table-cell table:style-name="ce15" table:formula="of:=[$'Dates Ref'.A103]" office:value-type="date" office:date-value="1899-12-30" calcext:value-type="date">
            <text:p>Dec 30, 99</text:p>
          </table:table-cell>
          <table:table-cell table:style-name="ce38" table:formula="of:=[$'kpop wp'.C103]" office:value-type="float" office:value="0" calcext:value-type="float">
            <text:p>0</text:p>
          </table:table-cell>
          <table:table-cell table:formula="of:=[.J103]-[.J102]" office:value-type="float" office:value="0" calcext:value-type="float">
            <text:p>0</text:p>
          </table:table-cell>
          <table:table-cell table:style-name="ce96" table:formula="of:=[.K:.K]/([.I103]-[.I102])*30.4375" office:value-type="string" office:string-value="" calcext:value-type="error">
            <text:p>#DIV/0!</text:p>
          </table:table-cell>
          <table:table-cell table:style-name="ce90" table:formula="of:=[$'Dates Ref'.A103]" office:value-type="date" office:date-value="1899-12-30" calcext:value-type="date">
            <text:p>Dec 30, 99</text:p>
          </table:table-cell>
          <table:table-cell table:style-name="ce101" table:formula="of:=[$'kpop sqw'.C103]" office:value-type="float" office:value="0" calcext:value-type="float">
            <text:p>0</text:p>
          </table:table-cell>
          <table:table-cell table:style-name="Default" table:formula="of:=[.N103]-[.N102]" office:value-type="float" office:value="0" calcext:value-type="float">
            <text:p>0</text:p>
          </table:table-cell>
          <table:table-cell table:style-name="ce96" table:formula="of:=[.O:.O]/([.M103]-[.M102])*30.4375" office:value-type="string" office:string-value="" calcext:value-type="error">
            <text:p>#DIV/0!</text:p>
          </table:table-cell>
          <table:table-cell table:formula="of:=[$'Dates Ref'.R103]" office:value-type="date" office:date-value="1899-12-30" calcext:value-type="date">
            <text:p>Dec 30, 99</text:p>
          </table:table-cell>
          <table:table-cell table:style-name="ce38" table:formula="of:=[$asianfanfics.B103]" office:value-type="float" office:value="0" calcext:value-type="float">
            <text:p>0</text:p>
          </table:table-cell>
          <table:table-cell table:formula="of:=[.R103]-[.R102]" office:value-type="float" office:value="0" calcext:value-type="float">
            <text:p>0</text:p>
          </table:table-cell>
          <table:table-cell table:style-name="ce96" table:formula="of:=[.S:.S]/([.Q103]-[.Q102])*30.4375" office:value-type="string" office:string-value="" calcext:value-type="error">
            <text:p>#DIV/0!</text:p>
          </table:table-cell>
          <table:table-cell table:formula="of:=SUM([.B103]; [.F103]; [.J103]; [.N103]; [.R103])" office:value-type="float" office:value="0" calcext:value-type="float">
            <text:p>0</text:p>
          </table:table-cell>
          <table:table-cell table:formula="of:=[.U103]-[.U102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04]" office:value-type="date" office:date-value="1899-12-30" calcext:value-type="date">
            <text:p>Dec 30, 99</text:p>
          </table:table-cell>
          <table:table-cell table:style-name="ce38" table:formula="of:=[$'kpop ao3'.C104]" office:value-type="float" office:value="0" calcext:value-type="float">
            <text:p>0</text:p>
          </table:table-cell>
          <table:table-cell table:formula="of:=[.F104]-[.F103]" office:value-type="float" office:value="0" calcext:value-type="float">
            <text:p>0</text:p>
          </table:table-cell>
          <table:table-cell table:style-name="ce96" table:formula="of:=[.G:.G]/([.E104]-[.E103])*30.4375" office:value-type="string" office:string-value="" calcext:value-type="error">
            <text:p>#DIV/0!</text:p>
          </table:table-cell>
          <table:table-cell table:style-name="ce15" table:formula="of:=[$'Dates Ref'.A104]" office:value-type="date" office:date-value="1899-12-30" calcext:value-type="date">
            <text:p>Dec 30, 99</text:p>
          </table:table-cell>
          <table:table-cell table:style-name="ce38" table:formula="of:=[$'kpop wp'.C104]" office:value-type="float" office:value="0" calcext:value-type="float">
            <text:p>0</text:p>
          </table:table-cell>
          <table:table-cell table:formula="of:=[.J104]-[.J103]" office:value-type="float" office:value="0" calcext:value-type="float">
            <text:p>0</text:p>
          </table:table-cell>
          <table:table-cell table:style-name="ce96" table:formula="of:=[.K:.K]/([.I104]-[.I103])*30.4375" office:value-type="string" office:string-value="" calcext:value-type="error">
            <text:p>#DIV/0!</text:p>
          </table:table-cell>
          <table:table-cell table:style-name="ce90" table:formula="of:=[$'Dates Ref'.A104]" office:value-type="date" office:date-value="1899-12-30" calcext:value-type="date">
            <text:p>Dec 30, 99</text:p>
          </table:table-cell>
          <table:table-cell table:style-name="ce101" table:formula="of:=[$'kpop sqw'.C104]" office:value-type="float" office:value="0" calcext:value-type="float">
            <text:p>0</text:p>
          </table:table-cell>
          <table:table-cell table:style-name="Default" table:formula="of:=[.N104]-[.N103]" office:value-type="float" office:value="0" calcext:value-type="float">
            <text:p>0</text:p>
          </table:table-cell>
          <table:table-cell table:style-name="ce96" table:formula="of:=[.O:.O]/([.M104]-[.M103])*30.4375" office:value-type="string" office:string-value="" calcext:value-type="error">
            <text:p>#DIV/0!</text:p>
          </table:table-cell>
          <table:table-cell table:formula="of:=[$'Dates Ref'.R104]" office:value-type="date" office:date-value="1899-12-30" calcext:value-type="date">
            <text:p>Dec 30, 99</text:p>
          </table:table-cell>
          <table:table-cell table:style-name="ce38" table:formula="of:=[$asianfanfics.B104]" office:value-type="float" office:value="0" calcext:value-type="float">
            <text:p>0</text:p>
          </table:table-cell>
          <table:table-cell table:formula="of:=[.R104]-[.R103]" office:value-type="float" office:value="0" calcext:value-type="float">
            <text:p>0</text:p>
          </table:table-cell>
          <table:table-cell table:style-name="ce96" table:formula="of:=[.S:.S]/([.Q104]-[.Q103])*30.4375" office:value-type="string" office:string-value="" calcext:value-type="error">
            <text:p>#DIV/0!</text:p>
          </table:table-cell>
          <table:table-cell table:formula="of:=SUM([.B104]; [.F104]; [.J104]; [.N104]; [.R104])" office:value-type="float" office:value="0" calcext:value-type="float">
            <text:p>0</text:p>
          </table:table-cell>
          <table:table-cell table:formula="of:=[.U104]-[.U103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05]" office:value-type="date" office:date-value="1899-12-30" calcext:value-type="date">
            <text:p>Dec 30, 99</text:p>
          </table:table-cell>
          <table:table-cell table:style-name="ce38" table:formula="of:=[$'kpop ao3'.C105]" office:value-type="float" office:value="0" calcext:value-type="float">
            <text:p>0</text:p>
          </table:table-cell>
          <table:table-cell table:formula="of:=[.F105]-[.F104]" office:value-type="float" office:value="0" calcext:value-type="float">
            <text:p>0</text:p>
          </table:table-cell>
          <table:table-cell table:style-name="ce96" table:formula="of:=[.G:.G]/([.E105]-[.E104])*30.4375" office:value-type="string" office:string-value="" calcext:value-type="error">
            <text:p>#DIV/0!</text:p>
          </table:table-cell>
          <table:table-cell table:style-name="ce15" table:formula="of:=[$'Dates Ref'.A105]" office:value-type="date" office:date-value="1899-12-30" calcext:value-type="date">
            <text:p>Dec 30, 99</text:p>
          </table:table-cell>
          <table:table-cell table:style-name="ce38" table:formula="of:=[$'kpop wp'.C105]" office:value-type="float" office:value="0" calcext:value-type="float">
            <text:p>0</text:p>
          </table:table-cell>
          <table:table-cell table:formula="of:=[.J105]-[.J104]" office:value-type="float" office:value="0" calcext:value-type="float">
            <text:p>0</text:p>
          </table:table-cell>
          <table:table-cell table:style-name="ce96" table:formula="of:=[.K:.K]/([.I105]-[.I104])*30.4375" office:value-type="string" office:string-value="" calcext:value-type="error">
            <text:p>#DIV/0!</text:p>
          </table:table-cell>
          <table:table-cell table:style-name="ce90" table:formula="of:=[$'Dates Ref'.A105]" office:value-type="date" office:date-value="1899-12-30" calcext:value-type="date">
            <text:p>Dec 30, 99</text:p>
          </table:table-cell>
          <table:table-cell table:style-name="ce101" table:formula="of:=[$'kpop sqw'.C105]" office:value-type="float" office:value="0" calcext:value-type="float">
            <text:p>0</text:p>
          </table:table-cell>
          <table:table-cell table:style-name="Default" table:formula="of:=[.N105]-[.N104]" office:value-type="float" office:value="0" calcext:value-type="float">
            <text:p>0</text:p>
          </table:table-cell>
          <table:table-cell table:style-name="ce96" table:formula="of:=[.O:.O]/([.M105]-[.M104])*30.4375" office:value-type="string" office:string-value="" calcext:value-type="error">
            <text:p>#DIV/0!</text:p>
          </table:table-cell>
          <table:table-cell table:formula="of:=[$'Dates Ref'.R105]" office:value-type="date" office:date-value="1899-12-30" calcext:value-type="date">
            <text:p>Dec 30, 99</text:p>
          </table:table-cell>
          <table:table-cell table:style-name="ce38" table:formula="of:=[$asianfanfics.B105]" office:value-type="float" office:value="0" calcext:value-type="float">
            <text:p>0</text:p>
          </table:table-cell>
          <table:table-cell table:formula="of:=[.R105]-[.R104]" office:value-type="float" office:value="0" calcext:value-type="float">
            <text:p>0</text:p>
          </table:table-cell>
          <table:table-cell table:style-name="ce96" table:formula="of:=[.S:.S]/([.Q105]-[.Q104])*30.4375" office:value-type="string" office:string-value="" calcext:value-type="error">
            <text:p>#DIV/0!</text:p>
          </table:table-cell>
          <table:table-cell table:formula="of:=SUM([.B105]; [.F105]; [.J105]; [.N105]; [.R105])" office:value-type="float" office:value="0" calcext:value-type="float">
            <text:p>0</text:p>
          </table:table-cell>
          <table:table-cell table:formula="of:=[.U105]-[.U104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06]" office:value-type="date" office:date-value="1899-12-30" calcext:value-type="date">
            <text:p>Dec 30, 99</text:p>
          </table:table-cell>
          <table:table-cell table:style-name="ce38" table:formula="of:=[$'kpop ao3'.C106]" office:value-type="float" office:value="0" calcext:value-type="float">
            <text:p>0</text:p>
          </table:table-cell>
          <table:table-cell table:formula="of:=[.F106]-[.F105]" office:value-type="float" office:value="0" calcext:value-type="float">
            <text:p>0</text:p>
          </table:table-cell>
          <table:table-cell table:style-name="ce96" table:formula="of:=[.G:.G]/([.E106]-[.E105])*30.4375" office:value-type="string" office:string-value="" calcext:value-type="error">
            <text:p>#DIV/0!</text:p>
          </table:table-cell>
          <table:table-cell table:style-name="ce15" table:formula="of:=[$'Dates Ref'.A106]" office:value-type="date" office:date-value="1899-12-30" calcext:value-type="date">
            <text:p>Dec 30, 99</text:p>
          </table:table-cell>
          <table:table-cell table:style-name="ce38" table:formula="of:=[$'kpop wp'.C106]" office:value-type="float" office:value="0" calcext:value-type="float">
            <text:p>0</text:p>
          </table:table-cell>
          <table:table-cell table:formula="of:=[.J106]-[.J105]" office:value-type="float" office:value="0" calcext:value-type="float">
            <text:p>0</text:p>
          </table:table-cell>
          <table:table-cell table:style-name="ce96" table:formula="of:=[.K:.K]/([.I106]-[.I105])*30.4375" office:value-type="string" office:string-value="" calcext:value-type="error">
            <text:p>#DIV/0!</text:p>
          </table:table-cell>
          <table:table-cell table:style-name="ce90" table:formula="of:=[$'Dates Ref'.A106]" office:value-type="date" office:date-value="1899-12-30" calcext:value-type="date">
            <text:p>Dec 30, 99</text:p>
          </table:table-cell>
          <table:table-cell table:style-name="ce101" table:formula="of:=[$'kpop sqw'.C106]" office:value-type="float" office:value="0" calcext:value-type="float">
            <text:p>0</text:p>
          </table:table-cell>
          <table:table-cell table:style-name="Default" table:formula="of:=[.N106]-[.N105]" office:value-type="float" office:value="0" calcext:value-type="float">
            <text:p>0</text:p>
          </table:table-cell>
          <table:table-cell table:style-name="ce96" table:formula="of:=[.O:.O]/([.M106]-[.M105])*30.4375" office:value-type="string" office:string-value="" calcext:value-type="error">
            <text:p>#DIV/0!</text:p>
          </table:table-cell>
          <table:table-cell table:formula="of:=[$'Dates Ref'.R106]" office:value-type="date" office:date-value="1899-12-30" calcext:value-type="date">
            <text:p>Dec 30, 99</text:p>
          </table:table-cell>
          <table:table-cell table:style-name="ce38" table:formula="of:=[$asianfanfics.B106]" office:value-type="float" office:value="0" calcext:value-type="float">
            <text:p>0</text:p>
          </table:table-cell>
          <table:table-cell table:formula="of:=[.R106]-[.R105]" office:value-type="float" office:value="0" calcext:value-type="float">
            <text:p>0</text:p>
          </table:table-cell>
          <table:table-cell table:style-name="ce96" table:formula="of:=[.S:.S]/([.Q106]-[.Q105])*30.4375" office:value-type="string" office:string-value="" calcext:value-type="error">
            <text:p>#DIV/0!</text:p>
          </table:table-cell>
          <table:table-cell table:formula="of:=SUM([.B106]; [.F106]; [.J106]; [.N106]; [.R106])" office:value-type="float" office:value="0" calcext:value-type="float">
            <text:p>0</text:p>
          </table:table-cell>
          <table:table-cell table:formula="of:=[.U106]-[.U105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07]" office:value-type="date" office:date-value="1899-12-30" calcext:value-type="date">
            <text:p>Dec 30, 99</text:p>
          </table:table-cell>
          <table:table-cell table:style-name="ce38" table:formula="of:=[$'kpop ao3'.C107]" office:value-type="float" office:value="0" calcext:value-type="float">
            <text:p>0</text:p>
          </table:table-cell>
          <table:table-cell table:formula="of:=[.F107]-[.F106]" office:value-type="float" office:value="0" calcext:value-type="float">
            <text:p>0</text:p>
          </table:table-cell>
          <table:table-cell table:style-name="ce96" table:formula="of:=[.G:.G]/([.E107]-[.E106])*30.4375" office:value-type="string" office:string-value="" calcext:value-type="error">
            <text:p>#DIV/0!</text:p>
          </table:table-cell>
          <table:table-cell table:style-name="ce15" table:formula="of:=[$'Dates Ref'.A107]" office:value-type="date" office:date-value="1899-12-30" calcext:value-type="date">
            <text:p>Dec 30, 99</text:p>
          </table:table-cell>
          <table:table-cell table:style-name="ce38" table:formula="of:=[$'kpop wp'.C107]" office:value-type="float" office:value="0" calcext:value-type="float">
            <text:p>0</text:p>
          </table:table-cell>
          <table:table-cell table:formula="of:=[.J107]-[.J106]" office:value-type="float" office:value="0" calcext:value-type="float">
            <text:p>0</text:p>
          </table:table-cell>
          <table:table-cell table:style-name="ce96" table:formula="of:=[.K:.K]/([.I107]-[.I106])*30.4375" office:value-type="string" office:string-value="" calcext:value-type="error">
            <text:p>#DIV/0!</text:p>
          </table:table-cell>
          <table:table-cell table:style-name="ce90" table:formula="of:=[$'Dates Ref'.A107]" office:value-type="date" office:date-value="1899-12-30" calcext:value-type="date">
            <text:p>Dec 30, 99</text:p>
          </table:table-cell>
          <table:table-cell table:style-name="ce101" table:formula="of:=[$'kpop sqw'.C107]" office:value-type="float" office:value="0" calcext:value-type="float">
            <text:p>0</text:p>
          </table:table-cell>
          <table:table-cell table:style-name="Default" table:formula="of:=[.N107]-[.N106]" office:value-type="float" office:value="0" calcext:value-type="float">
            <text:p>0</text:p>
          </table:table-cell>
          <table:table-cell table:style-name="ce96" table:formula="of:=[.O:.O]/([.M107]-[.M106])*30.4375" office:value-type="string" office:string-value="" calcext:value-type="error">
            <text:p>#DIV/0!</text:p>
          </table:table-cell>
          <table:table-cell table:formula="of:=[$'Dates Ref'.R107]" office:value-type="date" office:date-value="1899-12-30" calcext:value-type="date">
            <text:p>Dec 30, 99</text:p>
          </table:table-cell>
          <table:table-cell table:style-name="ce38" table:formula="of:=[$asianfanfics.B107]" office:value-type="float" office:value="0" calcext:value-type="float">
            <text:p>0</text:p>
          </table:table-cell>
          <table:table-cell table:formula="of:=[.R107]-[.R106]" office:value-type="float" office:value="0" calcext:value-type="float">
            <text:p>0</text:p>
          </table:table-cell>
          <table:table-cell table:style-name="ce96" table:formula="of:=[.S:.S]/([.Q107]-[.Q106])*30.4375" office:value-type="string" office:string-value="" calcext:value-type="error">
            <text:p>#DIV/0!</text:p>
          </table:table-cell>
          <table:table-cell table:formula="of:=SUM([.B107]; [.F107]; [.J107]; [.N107]; [.R107])" office:value-type="float" office:value="0" calcext:value-type="float">
            <text:p>0</text:p>
          </table:table-cell>
          <table:table-cell table:formula="of:=[.U107]-[.U106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08]" office:value-type="date" office:date-value="1899-12-30" calcext:value-type="date">
            <text:p>Dec 30, 99</text:p>
          </table:table-cell>
          <table:table-cell table:style-name="ce38" table:formula="of:=[$'kpop ao3'.C108]" office:value-type="float" office:value="0" calcext:value-type="float">
            <text:p>0</text:p>
          </table:table-cell>
          <table:table-cell table:formula="of:=[.F108]-[.F107]" office:value-type="float" office:value="0" calcext:value-type="float">
            <text:p>0</text:p>
          </table:table-cell>
          <table:table-cell table:style-name="ce96" table:formula="of:=[.G:.G]/([.E108]-[.E107])*30.4375" office:value-type="string" office:string-value="" calcext:value-type="error">
            <text:p>#DIV/0!</text:p>
          </table:table-cell>
          <table:table-cell table:style-name="ce15" table:formula="of:=[$'Dates Ref'.A108]" office:value-type="date" office:date-value="1899-12-30" calcext:value-type="date">
            <text:p>Dec 30, 99</text:p>
          </table:table-cell>
          <table:table-cell table:style-name="ce38" table:formula="of:=[$'kpop wp'.C108]" office:value-type="float" office:value="0" calcext:value-type="float">
            <text:p>0</text:p>
          </table:table-cell>
          <table:table-cell table:formula="of:=[.J108]-[.J107]" office:value-type="float" office:value="0" calcext:value-type="float">
            <text:p>0</text:p>
          </table:table-cell>
          <table:table-cell table:style-name="ce96" table:formula="of:=[.K:.K]/([.I108]-[.I107])*30.4375" office:value-type="string" office:string-value="" calcext:value-type="error">
            <text:p>#DIV/0!</text:p>
          </table:table-cell>
          <table:table-cell table:style-name="ce90" table:formula="of:=[$'Dates Ref'.A108]" office:value-type="date" office:date-value="1899-12-30" calcext:value-type="date">
            <text:p>Dec 30, 99</text:p>
          </table:table-cell>
          <table:table-cell table:style-name="ce101" table:formula="of:=[$'kpop sqw'.C108]" office:value-type="float" office:value="0" calcext:value-type="float">
            <text:p>0</text:p>
          </table:table-cell>
          <table:table-cell table:style-name="Default" table:formula="of:=[.N108]-[.N107]" office:value-type="float" office:value="0" calcext:value-type="float">
            <text:p>0</text:p>
          </table:table-cell>
          <table:table-cell table:style-name="ce96" table:formula="of:=[.O:.O]/([.M108]-[.M107])*30.4375" office:value-type="string" office:string-value="" calcext:value-type="error">
            <text:p>#DIV/0!</text:p>
          </table:table-cell>
          <table:table-cell table:formula="of:=[$'Dates Ref'.R108]" office:value-type="date" office:date-value="1899-12-30" calcext:value-type="date">
            <text:p>Dec 30, 99</text:p>
          </table:table-cell>
          <table:table-cell table:style-name="ce38" table:formula="of:=[$asianfanfics.B108]" office:value-type="float" office:value="0" calcext:value-type="float">
            <text:p>0</text:p>
          </table:table-cell>
          <table:table-cell table:formula="of:=[.R108]-[.R107]" office:value-type="float" office:value="0" calcext:value-type="float">
            <text:p>0</text:p>
          </table:table-cell>
          <table:table-cell table:style-name="ce96" table:formula="of:=[.S:.S]/([.Q108]-[.Q107])*30.4375" office:value-type="string" office:string-value="" calcext:value-type="error">
            <text:p>#DIV/0!</text:p>
          </table:table-cell>
          <table:table-cell table:formula="of:=SUM([.B108]; [.F108]; [.J108]; [.N108]; [.R108])" office:value-type="float" office:value="0" calcext:value-type="float">
            <text:p>0</text:p>
          </table:table-cell>
          <table:table-cell table:formula="of:=[.U108]-[.U107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09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09]" office:value-type="date" office:date-value="1899-12-30" calcext:value-type="date">
            <text:p>Dec 30, 99</text:p>
          </table:table-cell>
          <table:table-cell table:style-name="ce38" table:formula="of:=[$'kpop ao3'.C109]" office:value-type="float" office:value="0" calcext:value-type="float">
            <text:p>0</text:p>
          </table:table-cell>
          <table:table-cell table:formula="of:=[.F109]-[.F108]" office:value-type="float" office:value="0" calcext:value-type="float">
            <text:p>0</text:p>
          </table:table-cell>
          <table:table-cell table:style-name="ce96" table:formula="of:=[.G:.G]/([.E109]-[.E108])*30.4375" office:value-type="string" office:string-value="" calcext:value-type="error">
            <text:p>#DIV/0!</text:p>
          </table:table-cell>
          <table:table-cell table:style-name="ce15" table:formula="of:=[$'Dates Ref'.A109]" office:value-type="date" office:date-value="1899-12-30" calcext:value-type="date">
            <text:p>Dec 30, 99</text:p>
          </table:table-cell>
          <table:table-cell table:style-name="ce38" table:formula="of:=[$'kpop wp'.C109]" office:value-type="float" office:value="0" calcext:value-type="float">
            <text:p>0</text:p>
          </table:table-cell>
          <table:table-cell table:formula="of:=[.J109]-[.J108]" office:value-type="float" office:value="0" calcext:value-type="float">
            <text:p>0</text:p>
          </table:table-cell>
          <table:table-cell table:style-name="ce96" table:formula="of:=[.K:.K]/([.I109]-[.I108])*30.4375" office:value-type="string" office:string-value="" calcext:value-type="error">
            <text:p>#DIV/0!</text:p>
          </table:table-cell>
          <table:table-cell table:style-name="ce90" table:formula="of:=[$'Dates Ref'.A109]" office:value-type="date" office:date-value="1899-12-30" calcext:value-type="date">
            <text:p>Dec 30, 99</text:p>
          </table:table-cell>
          <table:table-cell table:style-name="ce101" table:formula="of:=[$'kpop sqw'.C109]" office:value-type="float" office:value="0" calcext:value-type="float">
            <text:p>0</text:p>
          </table:table-cell>
          <table:table-cell table:style-name="Default" table:formula="of:=[.N109]-[.N108]" office:value-type="float" office:value="0" calcext:value-type="float">
            <text:p>0</text:p>
          </table:table-cell>
          <table:table-cell table:style-name="ce96" table:formula="of:=[.O:.O]/([.M109]-[.M108])*30.4375" office:value-type="string" office:string-value="" calcext:value-type="error">
            <text:p>#DIV/0!</text:p>
          </table:table-cell>
          <table:table-cell table:formula="of:=[$'Dates Ref'.R109]" office:value-type="date" office:date-value="1899-12-30" calcext:value-type="date">
            <text:p>Dec 30, 99</text:p>
          </table:table-cell>
          <table:table-cell table:style-name="ce38" table:formula="of:=[$asianfanfics.B109]" office:value-type="float" office:value="0" calcext:value-type="float">
            <text:p>0</text:p>
          </table:table-cell>
          <table:table-cell table:formula="of:=[.R109]-[.R108]" office:value-type="float" office:value="0" calcext:value-type="float">
            <text:p>0</text:p>
          </table:table-cell>
          <table:table-cell table:style-name="ce96" table:formula="of:=[.S:.S]/([.Q109]-[.Q108])*30.4375" office:value-type="string" office:string-value="" calcext:value-type="error">
            <text:p>#DIV/0!</text:p>
          </table:table-cell>
          <table:table-cell table:formula="of:=SUM([.B109]; [.F109]; [.J109]; [.N109]; [.R109])" office:value-type="float" office:value="0" calcext:value-type="float">
            <text:p>0</text:p>
          </table:table-cell>
          <table:table-cell table:formula="of:=[.U109]-[.U108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10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10]" office:value-type="date" office:date-value="1899-12-30" calcext:value-type="date">
            <text:p>Dec 30, 99</text:p>
          </table:table-cell>
          <table:table-cell table:style-name="ce38" table:formula="of:=[$'kpop ao3'.C110]" office:value-type="float" office:value="0" calcext:value-type="float">
            <text:p>0</text:p>
          </table:table-cell>
          <table:table-cell table:formula="of:=[.F110]-[.F109]" office:value-type="float" office:value="0" calcext:value-type="float">
            <text:p>0</text:p>
          </table:table-cell>
          <table:table-cell table:style-name="ce96" table:formula="of:=[.G:.G]/([.E110]-[.E109])*30.4375" office:value-type="string" office:string-value="" calcext:value-type="error">
            <text:p>#DIV/0!</text:p>
          </table:table-cell>
          <table:table-cell table:style-name="ce15" table:formula="of:=[$'Dates Ref'.A110]" office:value-type="date" office:date-value="1899-12-30" calcext:value-type="date">
            <text:p>Dec 30, 99</text:p>
          </table:table-cell>
          <table:table-cell table:style-name="ce38" table:formula="of:=[$'kpop wp'.C110]" office:value-type="float" office:value="0" calcext:value-type="float">
            <text:p>0</text:p>
          </table:table-cell>
          <table:table-cell table:formula="of:=[.J110]-[.J109]" office:value-type="float" office:value="0" calcext:value-type="float">
            <text:p>0</text:p>
          </table:table-cell>
          <table:table-cell table:style-name="ce96" table:formula="of:=[.K:.K]/([.I110]-[.I109])*30.4375" office:value-type="string" office:string-value="" calcext:value-type="error">
            <text:p>#DIV/0!</text:p>
          </table:table-cell>
          <table:table-cell table:style-name="ce90" table:formula="of:=[$'Dates Ref'.A110]" office:value-type="date" office:date-value="1899-12-30" calcext:value-type="date">
            <text:p>Dec 30, 99</text:p>
          </table:table-cell>
          <table:table-cell table:style-name="ce101" table:formula="of:=[$'kpop sqw'.C110]" office:value-type="float" office:value="0" calcext:value-type="float">
            <text:p>0</text:p>
          </table:table-cell>
          <table:table-cell table:style-name="Default" table:formula="of:=[.N110]-[.N109]" office:value-type="float" office:value="0" calcext:value-type="float">
            <text:p>0</text:p>
          </table:table-cell>
          <table:table-cell table:style-name="ce96" table:formula="of:=[.O:.O]/([.M110]-[.M109])*30.4375" office:value-type="string" office:string-value="" calcext:value-type="error">
            <text:p>#DIV/0!</text:p>
          </table:table-cell>
          <table:table-cell table:formula="of:=[$'Dates Ref'.R110]" office:value-type="date" office:date-value="1899-12-30" calcext:value-type="date">
            <text:p>Dec 30, 99</text:p>
          </table:table-cell>
          <table:table-cell table:style-name="ce38" table:formula="of:=[$asianfanfics.B110]" office:value-type="float" office:value="0" calcext:value-type="float">
            <text:p>0</text:p>
          </table:table-cell>
          <table:table-cell table:formula="of:=[.R110]-[.R109]" office:value-type="float" office:value="0" calcext:value-type="float">
            <text:p>0</text:p>
          </table:table-cell>
          <table:table-cell table:style-name="ce96" table:formula="of:=[.S:.S]/([.Q110]-[.Q109])*30.4375" office:value-type="string" office:string-value="" calcext:value-type="error">
            <text:p>#DIV/0!</text:p>
          </table:table-cell>
          <table:table-cell table:formula="of:=SUM([.B110]; [.F110]; [.J110]; [.N110]; [.R110])" office:value-type="float" office:value="0" calcext:value-type="float">
            <text:p>0</text:p>
          </table:table-cell>
          <table:table-cell table:formula="of:=[.U110]-[.U109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11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11]" office:value-type="date" office:date-value="1899-12-30" calcext:value-type="date">
            <text:p>Dec 30, 99</text:p>
          </table:table-cell>
          <table:table-cell table:style-name="ce38" table:formula="of:=[$'kpop ao3'.C111]" office:value-type="float" office:value="0" calcext:value-type="float">
            <text:p>0</text:p>
          </table:table-cell>
          <table:table-cell table:formula="of:=[.F111]-[.F110]" office:value-type="float" office:value="0" calcext:value-type="float">
            <text:p>0</text:p>
          </table:table-cell>
          <table:table-cell table:style-name="ce96" table:formula="of:=[.G:.G]/([.E111]-[.E110])*30.4375" office:value-type="string" office:string-value="" calcext:value-type="error">
            <text:p>#DIV/0!</text:p>
          </table:table-cell>
          <table:table-cell table:style-name="ce15" table:formula="of:=[$'Dates Ref'.A111]" office:value-type="date" office:date-value="1899-12-30" calcext:value-type="date">
            <text:p>Dec 30, 99</text:p>
          </table:table-cell>
          <table:table-cell table:style-name="ce38" table:formula="of:=[$'kpop wp'.C111]" office:value-type="float" office:value="0" calcext:value-type="float">
            <text:p>0</text:p>
          </table:table-cell>
          <table:table-cell table:formula="of:=[.J111]-[.J110]" office:value-type="float" office:value="0" calcext:value-type="float">
            <text:p>0</text:p>
          </table:table-cell>
          <table:table-cell table:style-name="ce96" table:formula="of:=[.K:.K]/([.I111]-[.I110])*30.4375" office:value-type="string" office:string-value="" calcext:value-type="error">
            <text:p>#DIV/0!</text:p>
          </table:table-cell>
          <table:table-cell table:style-name="ce90" table:formula="of:=[$'Dates Ref'.A111]" office:value-type="date" office:date-value="1899-12-30" calcext:value-type="date">
            <text:p>Dec 30, 99</text:p>
          </table:table-cell>
          <table:table-cell table:style-name="ce101" table:formula="of:=[$'kpop sqw'.C111]" office:value-type="float" office:value="0" calcext:value-type="float">
            <text:p>0</text:p>
          </table:table-cell>
          <table:table-cell table:style-name="Default" table:formula="of:=[.N111]-[.N110]" office:value-type="float" office:value="0" calcext:value-type="float">
            <text:p>0</text:p>
          </table:table-cell>
          <table:table-cell table:style-name="ce96" table:formula="of:=[.O:.O]/([.M111]-[.M110])*30.4375" office:value-type="string" office:string-value="" calcext:value-type="error">
            <text:p>#DIV/0!</text:p>
          </table:table-cell>
          <table:table-cell table:formula="of:=[$'Dates Ref'.R111]" office:value-type="date" office:date-value="1899-12-30" calcext:value-type="date">
            <text:p>Dec 30, 99</text:p>
          </table:table-cell>
          <table:table-cell table:style-name="ce38" table:formula="of:=[$asianfanfics.B111]" office:value-type="float" office:value="0" calcext:value-type="float">
            <text:p>0</text:p>
          </table:table-cell>
          <table:table-cell table:formula="of:=[.R111]-[.R110]" office:value-type="float" office:value="0" calcext:value-type="float">
            <text:p>0</text:p>
          </table:table-cell>
          <table:table-cell table:style-name="ce96" table:formula="of:=[.S:.S]/([.Q111]-[.Q110])*30.4375" office:value-type="string" office:string-value="" calcext:value-type="error">
            <text:p>#DIV/0!</text:p>
          </table:table-cell>
          <table:table-cell table:formula="of:=SUM([.B111]; [.F111]; [.J111]; [.N111]; [.R111])" office:value-type="float" office:value="0" calcext:value-type="float">
            <text:p>0</text:p>
          </table:table-cell>
          <table:table-cell table:formula="of:=[.U111]-[.U110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12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12]" office:value-type="date" office:date-value="1899-12-30" calcext:value-type="date">
            <text:p>Dec 30, 99</text:p>
          </table:table-cell>
          <table:table-cell table:style-name="ce38" table:formula="of:=[$'kpop ao3'.C112]" office:value-type="float" office:value="0" calcext:value-type="float">
            <text:p>0</text:p>
          </table:table-cell>
          <table:table-cell table:formula="of:=[.F112]-[.F111]" office:value-type="float" office:value="0" calcext:value-type="float">
            <text:p>0</text:p>
          </table:table-cell>
          <table:table-cell table:style-name="ce96" table:formula="of:=[.G:.G]/([.E112]-[.E111])*30.4375" office:value-type="string" office:string-value="" calcext:value-type="error">
            <text:p>#DIV/0!</text:p>
          </table:table-cell>
          <table:table-cell table:style-name="ce15" table:formula="of:=[$'Dates Ref'.A112]" office:value-type="date" office:date-value="1899-12-30" calcext:value-type="date">
            <text:p>Dec 30, 99</text:p>
          </table:table-cell>
          <table:table-cell table:style-name="ce38" table:formula="of:=[$'kpop wp'.C112]" office:value-type="float" office:value="0" calcext:value-type="float">
            <text:p>0</text:p>
          </table:table-cell>
          <table:table-cell table:formula="of:=[.J112]-[.J111]" office:value-type="float" office:value="0" calcext:value-type="float">
            <text:p>0</text:p>
          </table:table-cell>
          <table:table-cell table:style-name="ce96" table:formula="of:=[.K:.K]/([.I112]-[.I111])*30.4375" office:value-type="string" office:string-value="" calcext:value-type="error">
            <text:p>#DIV/0!</text:p>
          </table:table-cell>
          <table:table-cell table:style-name="ce90" table:formula="of:=[$'Dates Ref'.A112]" office:value-type="date" office:date-value="1899-12-30" calcext:value-type="date">
            <text:p>Dec 30, 99</text:p>
          </table:table-cell>
          <table:table-cell table:style-name="ce101" table:formula="of:=[$'kpop sqw'.C112]" office:value-type="float" office:value="0" calcext:value-type="float">
            <text:p>0</text:p>
          </table:table-cell>
          <table:table-cell table:style-name="Default" table:formula="of:=[.N112]-[.N111]" office:value-type="float" office:value="0" calcext:value-type="float">
            <text:p>0</text:p>
          </table:table-cell>
          <table:table-cell table:style-name="ce96" table:formula="of:=[.O:.O]/([.M112]-[.M111])*30.4375" office:value-type="string" office:string-value="" calcext:value-type="error">
            <text:p>#DIV/0!</text:p>
          </table:table-cell>
          <table:table-cell table:formula="of:=[$'Dates Ref'.R112]" office:value-type="date" office:date-value="1899-12-30" calcext:value-type="date">
            <text:p>Dec 30, 99</text:p>
          </table:table-cell>
          <table:table-cell table:style-name="ce38" table:formula="of:=[$asianfanfics.B112]" office:value-type="float" office:value="0" calcext:value-type="float">
            <text:p>0</text:p>
          </table:table-cell>
          <table:table-cell table:formula="of:=[.R112]-[.R111]" office:value-type="float" office:value="0" calcext:value-type="float">
            <text:p>0</text:p>
          </table:table-cell>
          <table:table-cell table:style-name="ce96" table:formula="of:=[.S:.S]/([.Q112]-[.Q111])*30.4375" office:value-type="string" office:string-value="" calcext:value-type="error">
            <text:p>#DIV/0!</text:p>
          </table:table-cell>
          <table:table-cell table:formula="of:=SUM([.B112]; [.F112]; [.J112]; [.N112]; [.R112])" office:value-type="float" office:value="0" calcext:value-type="float">
            <text:p>0</text:p>
          </table:table-cell>
          <table:table-cell table:formula="of:=[.U112]-[.U111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13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13]" office:value-type="date" office:date-value="1899-12-30" calcext:value-type="date">
            <text:p>Dec 30, 99</text:p>
          </table:table-cell>
          <table:table-cell table:style-name="ce38" table:formula="of:=[$'kpop ao3'.C113]" office:value-type="float" office:value="0" calcext:value-type="float">
            <text:p>0</text:p>
          </table:table-cell>
          <table:table-cell table:formula="of:=[.F113]-[.F112]" office:value-type="float" office:value="0" calcext:value-type="float">
            <text:p>0</text:p>
          </table:table-cell>
          <table:table-cell table:style-name="ce96" table:formula="of:=[.G:.G]/([.E113]-[.E112])*30.4375" office:value-type="string" office:string-value="" calcext:value-type="error">
            <text:p>#DIV/0!</text:p>
          </table:table-cell>
          <table:table-cell table:style-name="ce15" table:formula="of:=[$'Dates Ref'.A113]" office:value-type="date" office:date-value="1899-12-30" calcext:value-type="date">
            <text:p>Dec 30, 99</text:p>
          </table:table-cell>
          <table:table-cell table:style-name="ce38" table:formula="of:=[$'kpop wp'.C113]" office:value-type="float" office:value="0" calcext:value-type="float">
            <text:p>0</text:p>
          </table:table-cell>
          <table:table-cell table:formula="of:=[.J113]-[.J112]" office:value-type="float" office:value="0" calcext:value-type="float">
            <text:p>0</text:p>
          </table:table-cell>
          <table:table-cell table:style-name="ce96" table:formula="of:=[.K:.K]/([.I113]-[.I112])*30.4375" office:value-type="string" office:string-value="" calcext:value-type="error">
            <text:p>#DIV/0!</text:p>
          </table:table-cell>
          <table:table-cell table:style-name="ce90" table:formula="of:=[$'Dates Ref'.A113]" office:value-type="date" office:date-value="1899-12-30" calcext:value-type="date">
            <text:p>Dec 30, 99</text:p>
          </table:table-cell>
          <table:table-cell table:style-name="ce101" table:formula="of:=[$'kpop sqw'.C113]" office:value-type="float" office:value="0" calcext:value-type="float">
            <text:p>0</text:p>
          </table:table-cell>
          <table:table-cell table:style-name="Default" table:formula="of:=[.N113]-[.N112]" office:value-type="float" office:value="0" calcext:value-type="float">
            <text:p>0</text:p>
          </table:table-cell>
          <table:table-cell table:style-name="ce96" table:formula="of:=[.O:.O]/([.M113]-[.M112])*30.4375" office:value-type="string" office:string-value="" calcext:value-type="error">
            <text:p>#DIV/0!</text:p>
          </table:table-cell>
          <table:table-cell table:formula="of:=[$'Dates Ref'.R113]" office:value-type="date" office:date-value="1899-12-30" calcext:value-type="date">
            <text:p>Dec 30, 99</text:p>
          </table:table-cell>
          <table:table-cell table:style-name="ce38" table:formula="of:=[$asianfanfics.B113]" office:value-type="float" office:value="0" calcext:value-type="float">
            <text:p>0</text:p>
          </table:table-cell>
          <table:table-cell table:formula="of:=[.R113]-[.R112]" office:value-type="float" office:value="0" calcext:value-type="float">
            <text:p>0</text:p>
          </table:table-cell>
          <table:table-cell table:style-name="ce96" table:formula="of:=[.S:.S]/([.Q113]-[.Q112])*30.4375" office:value-type="string" office:string-value="" calcext:value-type="error">
            <text:p>#DIV/0!</text:p>
          </table:table-cell>
          <table:table-cell table:formula="of:=SUM([.B113]; [.F113]; [.J113]; [.N113]; [.R113])" office:value-type="float" office:value="0" calcext:value-type="float">
            <text:p>0</text:p>
          </table:table-cell>
          <table:table-cell table:formula="of:=[.U113]-[.U112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14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14]" office:value-type="date" office:date-value="1899-12-30" calcext:value-type="date">
            <text:p>Dec 30, 99</text:p>
          </table:table-cell>
          <table:table-cell table:style-name="ce38" table:formula="of:=[$'kpop ao3'.C114]" office:value-type="float" office:value="0" calcext:value-type="float">
            <text:p>0</text:p>
          </table:table-cell>
          <table:table-cell table:formula="of:=[.F114]-[.F113]" office:value-type="float" office:value="0" calcext:value-type="float">
            <text:p>0</text:p>
          </table:table-cell>
          <table:table-cell table:style-name="ce96" table:formula="of:=[.G:.G]/([.E114]-[.E113])*30.4375" office:value-type="string" office:string-value="" calcext:value-type="error">
            <text:p>#DIV/0!</text:p>
          </table:table-cell>
          <table:table-cell table:style-name="ce15" table:formula="of:=[$'Dates Ref'.A114]" office:value-type="date" office:date-value="1899-12-30" calcext:value-type="date">
            <text:p>Dec 30, 99</text:p>
          </table:table-cell>
          <table:table-cell table:style-name="ce38" table:formula="of:=[$'kpop wp'.C114]" office:value-type="float" office:value="0" calcext:value-type="float">
            <text:p>0</text:p>
          </table:table-cell>
          <table:table-cell table:formula="of:=[.J114]-[.J113]" office:value-type="float" office:value="0" calcext:value-type="float">
            <text:p>0</text:p>
          </table:table-cell>
          <table:table-cell table:style-name="ce96" table:formula="of:=[.K:.K]/([.I114]-[.I113])*30.4375" office:value-type="string" office:string-value="" calcext:value-type="error">
            <text:p>#DIV/0!</text:p>
          </table:table-cell>
          <table:table-cell table:style-name="ce90" table:formula="of:=[$'Dates Ref'.A114]" office:value-type="date" office:date-value="1899-12-30" calcext:value-type="date">
            <text:p>Dec 30, 99</text:p>
          </table:table-cell>
          <table:table-cell table:style-name="ce101" table:formula="of:=[$'kpop sqw'.C114]" office:value-type="float" office:value="0" calcext:value-type="float">
            <text:p>0</text:p>
          </table:table-cell>
          <table:table-cell table:style-name="Default" table:formula="of:=[.N114]-[.N113]" office:value-type="float" office:value="0" calcext:value-type="float">
            <text:p>0</text:p>
          </table:table-cell>
          <table:table-cell table:style-name="ce96" table:formula="of:=[.O:.O]/([.M114]-[.M113])*30.4375" office:value-type="string" office:string-value="" calcext:value-type="error">
            <text:p>#DIV/0!</text:p>
          </table:table-cell>
          <table:table-cell table:formula="of:=[$'Dates Ref'.R114]" office:value-type="date" office:date-value="1899-12-30" calcext:value-type="date">
            <text:p>Dec 30, 99</text:p>
          </table:table-cell>
          <table:table-cell table:style-name="ce38" table:formula="of:=[$asianfanfics.B114]" office:value-type="float" office:value="0" calcext:value-type="float">
            <text:p>0</text:p>
          </table:table-cell>
          <table:table-cell table:formula="of:=[.R114]-[.R113]" office:value-type="float" office:value="0" calcext:value-type="float">
            <text:p>0</text:p>
          </table:table-cell>
          <table:table-cell table:style-name="ce96" table:formula="of:=[.S:.S]/([.Q114]-[.Q113])*30.4375" office:value-type="string" office:string-value="" calcext:value-type="error">
            <text:p>#DIV/0!</text:p>
          </table:table-cell>
          <table:table-cell table:formula="of:=SUM([.B114]; [.F114]; [.J114]; [.N114]; [.R114])" office:value-type="float" office:value="0" calcext:value-type="float">
            <text:p>0</text:p>
          </table:table-cell>
          <table:table-cell table:formula="of:=[.U114]-[.U113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15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15]" office:value-type="date" office:date-value="1899-12-30" calcext:value-type="date">
            <text:p>Dec 30, 99</text:p>
          </table:table-cell>
          <table:table-cell table:style-name="ce38" table:formula="of:=[$'kpop ao3'.C115]" office:value-type="float" office:value="0" calcext:value-type="float">
            <text:p>0</text:p>
          </table:table-cell>
          <table:table-cell table:formula="of:=[.F115]-[.F114]" office:value-type="float" office:value="0" calcext:value-type="float">
            <text:p>0</text:p>
          </table:table-cell>
          <table:table-cell table:style-name="ce96" table:formula="of:=[.G:.G]/([.E115]-[.E114])*30.4375" office:value-type="string" office:string-value="" calcext:value-type="error">
            <text:p>#DIV/0!</text:p>
          </table:table-cell>
          <table:table-cell table:style-name="ce15" table:formula="of:=[$'Dates Ref'.A115]" office:value-type="date" office:date-value="1899-12-30" calcext:value-type="date">
            <text:p>Dec 30, 99</text:p>
          </table:table-cell>
          <table:table-cell table:style-name="ce38" table:formula="of:=[$'kpop wp'.C115]" office:value-type="float" office:value="0" calcext:value-type="float">
            <text:p>0</text:p>
          </table:table-cell>
          <table:table-cell table:formula="of:=[.J115]-[.J114]" office:value-type="float" office:value="0" calcext:value-type="float">
            <text:p>0</text:p>
          </table:table-cell>
          <table:table-cell table:style-name="ce96" table:formula="of:=[.K:.K]/([.I115]-[.I114])*30.4375" office:value-type="string" office:string-value="" calcext:value-type="error">
            <text:p>#DIV/0!</text:p>
          </table:table-cell>
          <table:table-cell table:style-name="ce90" table:formula="of:=[$'Dates Ref'.A115]" office:value-type="date" office:date-value="1899-12-30" calcext:value-type="date">
            <text:p>Dec 30, 99</text:p>
          </table:table-cell>
          <table:table-cell table:style-name="ce101" table:formula="of:=[$'kpop sqw'.C115]" office:value-type="float" office:value="0" calcext:value-type="float">
            <text:p>0</text:p>
          </table:table-cell>
          <table:table-cell table:style-name="Default" table:formula="of:=[.N115]-[.N114]" office:value-type="float" office:value="0" calcext:value-type="float">
            <text:p>0</text:p>
          </table:table-cell>
          <table:table-cell table:style-name="ce96" table:formula="of:=[.O:.O]/([.M115]-[.M114])*30.4375" office:value-type="string" office:string-value="" calcext:value-type="error">
            <text:p>#DIV/0!</text:p>
          </table:table-cell>
          <table:table-cell table:formula="of:=[$'Dates Ref'.R115]" office:value-type="date" office:date-value="1899-12-30" calcext:value-type="date">
            <text:p>Dec 30, 99</text:p>
          </table:table-cell>
          <table:table-cell table:style-name="ce38" table:formula="of:=[$asianfanfics.B115]" office:value-type="float" office:value="0" calcext:value-type="float">
            <text:p>0</text:p>
          </table:table-cell>
          <table:table-cell table:formula="of:=[.R115]-[.R114]" office:value-type="float" office:value="0" calcext:value-type="float">
            <text:p>0</text:p>
          </table:table-cell>
          <table:table-cell table:style-name="ce96" table:formula="of:=[.S:.S]/([.Q115]-[.Q114])*30.4375" office:value-type="string" office:string-value="" calcext:value-type="error">
            <text:p>#DIV/0!</text:p>
          </table:table-cell>
          <table:table-cell table:formula="of:=SUM([.B115]; [.F115]; [.J115]; [.N115]; [.R115])" office:value-type="float" office:value="0" calcext:value-type="float">
            <text:p>0</text:p>
          </table:table-cell>
          <table:table-cell table:formula="of:=[.U115]-[.U114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16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16]" office:value-type="date" office:date-value="1899-12-30" calcext:value-type="date">
            <text:p>Dec 30, 99</text:p>
          </table:table-cell>
          <table:table-cell table:style-name="ce38" table:formula="of:=[$'kpop ao3'.C116]" office:value-type="float" office:value="0" calcext:value-type="float">
            <text:p>0</text:p>
          </table:table-cell>
          <table:table-cell table:formula="of:=[.F116]-[.F115]" office:value-type="float" office:value="0" calcext:value-type="float">
            <text:p>0</text:p>
          </table:table-cell>
          <table:table-cell table:style-name="ce96" table:formula="of:=[.G:.G]/([.E116]-[.E115])*30.4375" office:value-type="string" office:string-value="" calcext:value-type="error">
            <text:p>#DIV/0!</text:p>
          </table:table-cell>
          <table:table-cell table:style-name="ce15" table:formula="of:=[$'Dates Ref'.A116]" office:value-type="date" office:date-value="1899-12-30" calcext:value-type="date">
            <text:p>Dec 30, 99</text:p>
          </table:table-cell>
          <table:table-cell table:style-name="ce38" table:formula="of:=[$'kpop wp'.C116]" office:value-type="float" office:value="0" calcext:value-type="float">
            <text:p>0</text:p>
          </table:table-cell>
          <table:table-cell table:formula="of:=[.J116]-[.J115]" office:value-type="float" office:value="0" calcext:value-type="float">
            <text:p>0</text:p>
          </table:table-cell>
          <table:table-cell table:style-name="ce96" table:formula="of:=[.K:.K]/([.I116]-[.I115])*30.4375" office:value-type="string" office:string-value="" calcext:value-type="error">
            <text:p>#DIV/0!</text:p>
          </table:table-cell>
          <table:table-cell table:style-name="ce90" table:formula="of:=[$'Dates Ref'.A116]" office:value-type="date" office:date-value="1899-12-30" calcext:value-type="date">
            <text:p>Dec 30, 99</text:p>
          </table:table-cell>
          <table:table-cell table:style-name="ce101" table:formula="of:=[$'kpop sqw'.C116]" office:value-type="float" office:value="0" calcext:value-type="float">
            <text:p>0</text:p>
          </table:table-cell>
          <table:table-cell table:style-name="Default" table:formula="of:=[.N116]-[.N115]" office:value-type="float" office:value="0" calcext:value-type="float">
            <text:p>0</text:p>
          </table:table-cell>
          <table:table-cell table:style-name="ce96" table:formula="of:=[.O:.O]/([.M116]-[.M115])*30.4375" office:value-type="string" office:string-value="" calcext:value-type="error">
            <text:p>#DIV/0!</text:p>
          </table:table-cell>
          <table:table-cell table:formula="of:=[$'Dates Ref'.R116]" office:value-type="date" office:date-value="1899-12-30" calcext:value-type="date">
            <text:p>Dec 30, 99</text:p>
          </table:table-cell>
          <table:table-cell table:style-name="ce38" table:formula="of:=[$asianfanfics.B116]" office:value-type="float" office:value="0" calcext:value-type="float">
            <text:p>0</text:p>
          </table:table-cell>
          <table:table-cell table:formula="of:=[.R116]-[.R115]" office:value-type="float" office:value="0" calcext:value-type="float">
            <text:p>0</text:p>
          </table:table-cell>
          <table:table-cell table:style-name="ce96" table:formula="of:=[.S:.S]/([.Q116]-[.Q115])*30.4375" office:value-type="string" office:string-value="" calcext:value-type="error">
            <text:p>#DIV/0!</text:p>
          </table:table-cell>
          <table:table-cell table:formula="of:=SUM([.B116]; [.F116]; [.J116]; [.N116]; [.R116])" office:value-type="float" office:value="0" calcext:value-type="float">
            <text:p>0</text:p>
          </table:table-cell>
          <table:table-cell table:formula="of:=[.U116]-[.U115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17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17]" office:value-type="date" office:date-value="1899-12-30" calcext:value-type="date">
            <text:p>Dec 30, 99</text:p>
          </table:table-cell>
          <table:table-cell table:style-name="ce38" table:formula="of:=[$'kpop ao3'.C117]" office:value-type="float" office:value="0" calcext:value-type="float">
            <text:p>0</text:p>
          </table:table-cell>
          <table:table-cell table:formula="of:=[.F117]-[.F116]" office:value-type="float" office:value="0" calcext:value-type="float">
            <text:p>0</text:p>
          </table:table-cell>
          <table:table-cell table:style-name="ce96" table:formula="of:=[.G:.G]/([.E117]-[.E116])*30.4375" office:value-type="string" office:string-value="" calcext:value-type="error">
            <text:p>#DIV/0!</text:p>
          </table:table-cell>
          <table:table-cell table:style-name="ce15" table:formula="of:=[$'Dates Ref'.A117]" office:value-type="date" office:date-value="1899-12-30" calcext:value-type="date">
            <text:p>Dec 30, 99</text:p>
          </table:table-cell>
          <table:table-cell table:style-name="ce38" table:formula="of:=[$'kpop wp'.C117]" office:value-type="float" office:value="0" calcext:value-type="float">
            <text:p>0</text:p>
          </table:table-cell>
          <table:table-cell table:formula="of:=[.J117]-[.J116]" office:value-type="float" office:value="0" calcext:value-type="float">
            <text:p>0</text:p>
          </table:table-cell>
          <table:table-cell table:style-name="ce96" table:formula="of:=[.K:.K]/([.I117]-[.I116])*30.4375" office:value-type="string" office:string-value="" calcext:value-type="error">
            <text:p>#DIV/0!</text:p>
          </table:table-cell>
          <table:table-cell table:style-name="ce90" table:formula="of:=[$'Dates Ref'.A117]" office:value-type="date" office:date-value="1899-12-30" calcext:value-type="date">
            <text:p>Dec 30, 99</text:p>
          </table:table-cell>
          <table:table-cell table:style-name="ce101" table:formula="of:=[$'kpop sqw'.C117]" office:value-type="float" office:value="0" calcext:value-type="float">
            <text:p>0</text:p>
          </table:table-cell>
          <table:table-cell table:style-name="Default" table:formula="of:=[.N117]-[.N116]" office:value-type="float" office:value="0" calcext:value-type="float">
            <text:p>0</text:p>
          </table:table-cell>
          <table:table-cell table:style-name="ce96" table:formula="of:=[.O:.O]/([.M117]-[.M116])*30.4375" office:value-type="string" office:string-value="" calcext:value-type="error">
            <text:p>#DIV/0!</text:p>
          </table:table-cell>
          <table:table-cell table:formula="of:=[$'Dates Ref'.R117]" office:value-type="date" office:date-value="1899-12-30" calcext:value-type="date">
            <text:p>Dec 30, 99</text:p>
          </table:table-cell>
          <table:table-cell table:style-name="ce38" table:formula="of:=[$asianfanfics.B117]" office:value-type="float" office:value="0" calcext:value-type="float">
            <text:p>0</text:p>
          </table:table-cell>
          <table:table-cell table:formula="of:=[.R117]-[.R116]" office:value-type="float" office:value="0" calcext:value-type="float">
            <text:p>0</text:p>
          </table:table-cell>
          <table:table-cell table:style-name="ce96" table:formula="of:=[.S:.S]/([.Q117]-[.Q116])*30.4375" office:value-type="string" office:string-value="" calcext:value-type="error">
            <text:p>#DIV/0!</text:p>
          </table:table-cell>
          <table:table-cell table:formula="of:=SUM([.B117]; [.F117]; [.J117]; [.N117]; [.R117])" office:value-type="float" office:value="0" calcext:value-type="float">
            <text:p>0</text:p>
          </table:table-cell>
          <table:table-cell table:formula="of:=[.U117]-[.U116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18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18]" office:value-type="date" office:date-value="1899-12-30" calcext:value-type="date">
            <text:p>Dec 30, 99</text:p>
          </table:table-cell>
          <table:table-cell table:style-name="ce38" table:formula="of:=[$'kpop ao3'.C118]" office:value-type="float" office:value="0" calcext:value-type="float">
            <text:p>0</text:p>
          </table:table-cell>
          <table:table-cell table:formula="of:=[.F118]-[.F117]" office:value-type="float" office:value="0" calcext:value-type="float">
            <text:p>0</text:p>
          </table:table-cell>
          <table:table-cell table:style-name="ce96" table:formula="of:=[.G:.G]/([.E118]-[.E117])*30.4375" office:value-type="string" office:string-value="" calcext:value-type="error">
            <text:p>#DIV/0!</text:p>
          </table:table-cell>
          <table:table-cell table:style-name="ce15" table:formula="of:=[$'Dates Ref'.A118]" office:value-type="date" office:date-value="1899-12-30" calcext:value-type="date">
            <text:p>Dec 30, 99</text:p>
          </table:table-cell>
          <table:table-cell table:style-name="ce38" table:formula="of:=[$'kpop wp'.C118]" office:value-type="float" office:value="0" calcext:value-type="float">
            <text:p>0</text:p>
          </table:table-cell>
          <table:table-cell table:formula="of:=[.J118]-[.J117]" office:value-type="float" office:value="0" calcext:value-type="float">
            <text:p>0</text:p>
          </table:table-cell>
          <table:table-cell table:style-name="ce96" table:formula="of:=[.K:.K]/([.I118]-[.I117])*30.4375" office:value-type="string" office:string-value="" calcext:value-type="error">
            <text:p>#DIV/0!</text:p>
          </table:table-cell>
          <table:table-cell table:style-name="ce90" table:formula="of:=[$'Dates Ref'.A118]" office:value-type="date" office:date-value="1899-12-30" calcext:value-type="date">
            <text:p>Dec 30, 99</text:p>
          </table:table-cell>
          <table:table-cell table:style-name="ce101" table:formula="of:=[$'kpop sqw'.C118]" office:value-type="float" office:value="0" calcext:value-type="float">
            <text:p>0</text:p>
          </table:table-cell>
          <table:table-cell table:style-name="Default" table:formula="of:=[.N118]-[.N117]" office:value-type="float" office:value="0" calcext:value-type="float">
            <text:p>0</text:p>
          </table:table-cell>
          <table:table-cell table:style-name="ce96" table:formula="of:=[.O:.O]/([.M118]-[.M117])*30.4375" office:value-type="string" office:string-value="" calcext:value-type="error">
            <text:p>#DIV/0!</text:p>
          </table:table-cell>
          <table:table-cell table:formula="of:=[$'Dates Ref'.R118]" office:value-type="date" office:date-value="1899-12-30" calcext:value-type="date">
            <text:p>Dec 30, 99</text:p>
          </table:table-cell>
          <table:table-cell table:style-name="ce38" table:formula="of:=[$asianfanfics.B118]" office:value-type="float" office:value="0" calcext:value-type="float">
            <text:p>0</text:p>
          </table:table-cell>
          <table:table-cell table:formula="of:=[.R118]-[.R117]" office:value-type="float" office:value="0" calcext:value-type="float">
            <text:p>0</text:p>
          </table:table-cell>
          <table:table-cell table:style-name="ce96" table:formula="of:=[.S:.S]/([.Q118]-[.Q117])*30.4375" office:value-type="string" office:string-value="" calcext:value-type="error">
            <text:p>#DIV/0!</text:p>
          </table:table-cell>
          <table:table-cell table:formula="of:=SUM([.B118]; [.F118]; [.J118]; [.N118]; [.R118])" office:value-type="float" office:value="0" calcext:value-type="float">
            <text:p>0</text:p>
          </table:table-cell>
          <table:table-cell table:formula="of:=[.U118]-[.U117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19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19]" office:value-type="date" office:date-value="1899-12-30" calcext:value-type="date">
            <text:p>Dec 30, 99</text:p>
          </table:table-cell>
          <table:table-cell table:style-name="ce38" table:formula="of:=[$'kpop ao3'.C119]" office:value-type="float" office:value="0" calcext:value-type="float">
            <text:p>0</text:p>
          </table:table-cell>
          <table:table-cell table:formula="of:=[.F119]-[.F118]" office:value-type="float" office:value="0" calcext:value-type="float">
            <text:p>0</text:p>
          </table:table-cell>
          <table:table-cell table:style-name="ce96" table:formula="of:=[.G:.G]/([.E119]-[.E118])*30.4375" office:value-type="string" office:string-value="" calcext:value-type="error">
            <text:p>#DIV/0!</text:p>
          </table:table-cell>
          <table:table-cell table:style-name="ce15" table:formula="of:=[$'Dates Ref'.A119]" office:value-type="date" office:date-value="1899-12-30" calcext:value-type="date">
            <text:p>Dec 30, 99</text:p>
          </table:table-cell>
          <table:table-cell table:style-name="ce38" table:formula="of:=[$'kpop wp'.C119]" office:value-type="float" office:value="0" calcext:value-type="float">
            <text:p>0</text:p>
          </table:table-cell>
          <table:table-cell table:formula="of:=[.J119]-[.J118]" office:value-type="float" office:value="0" calcext:value-type="float">
            <text:p>0</text:p>
          </table:table-cell>
          <table:table-cell table:style-name="ce96" table:formula="of:=[.K:.K]/([.I119]-[.I118])*30.4375" office:value-type="string" office:string-value="" calcext:value-type="error">
            <text:p>#DIV/0!</text:p>
          </table:table-cell>
          <table:table-cell table:style-name="ce90" table:formula="of:=[$'Dates Ref'.A119]" office:value-type="date" office:date-value="1899-12-30" calcext:value-type="date">
            <text:p>Dec 30, 99</text:p>
          </table:table-cell>
          <table:table-cell table:style-name="ce101" table:formula="of:=[$'kpop sqw'.C119]" office:value-type="float" office:value="0" calcext:value-type="float">
            <text:p>0</text:p>
          </table:table-cell>
          <table:table-cell table:style-name="Default" table:formula="of:=[.N119]-[.N118]" office:value-type="float" office:value="0" calcext:value-type="float">
            <text:p>0</text:p>
          </table:table-cell>
          <table:table-cell table:style-name="ce96" table:formula="of:=[.O:.O]/([.M119]-[.M118])*30.4375" office:value-type="string" office:string-value="" calcext:value-type="error">
            <text:p>#DIV/0!</text:p>
          </table:table-cell>
          <table:table-cell table:formula="of:=[$'Dates Ref'.R119]" office:value-type="date" office:date-value="1899-12-30" calcext:value-type="date">
            <text:p>Dec 30, 99</text:p>
          </table:table-cell>
          <table:table-cell table:style-name="ce38" table:formula="of:=[$asianfanfics.B119]" office:value-type="float" office:value="0" calcext:value-type="float">
            <text:p>0</text:p>
          </table:table-cell>
          <table:table-cell table:formula="of:=[.R119]-[.R118]" office:value-type="float" office:value="0" calcext:value-type="float">
            <text:p>0</text:p>
          </table:table-cell>
          <table:table-cell table:style-name="ce96" table:formula="of:=[.S:.S]/([.Q119]-[.Q118])*30.4375" office:value-type="string" office:string-value="" calcext:value-type="error">
            <text:p>#DIV/0!</text:p>
          </table:table-cell>
          <table:table-cell table:formula="of:=SUM([.B119]; [.F119]; [.J119]; [.N119]; [.R119])" office:value-type="float" office:value="0" calcext:value-type="float">
            <text:p>0</text:p>
          </table:table-cell>
          <table:table-cell table:formula="of:=[.U119]-[.U118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20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20]" office:value-type="date" office:date-value="1899-12-30" calcext:value-type="date">
            <text:p>Dec 30, 99</text:p>
          </table:table-cell>
          <table:table-cell table:style-name="ce38" table:formula="of:=[$'kpop ao3'.C120]" office:value-type="float" office:value="0" calcext:value-type="float">
            <text:p>0</text:p>
          </table:table-cell>
          <table:table-cell table:formula="of:=[.F120]-[.F119]" office:value-type="float" office:value="0" calcext:value-type="float">
            <text:p>0</text:p>
          </table:table-cell>
          <table:table-cell table:style-name="ce96" table:formula="of:=[.G:.G]/([.E120]-[.E119])*30.4375" office:value-type="string" office:string-value="" calcext:value-type="error">
            <text:p>#DIV/0!</text:p>
          </table:table-cell>
          <table:table-cell table:style-name="ce15" table:formula="of:=[$'Dates Ref'.A120]" office:value-type="date" office:date-value="1899-12-30" calcext:value-type="date">
            <text:p>Dec 30, 99</text:p>
          </table:table-cell>
          <table:table-cell table:style-name="ce38" table:formula="of:=[$'kpop wp'.C120]" office:value-type="float" office:value="0" calcext:value-type="float">
            <text:p>0</text:p>
          </table:table-cell>
          <table:table-cell table:formula="of:=[.J120]-[.J119]" office:value-type="float" office:value="0" calcext:value-type="float">
            <text:p>0</text:p>
          </table:table-cell>
          <table:table-cell table:style-name="ce96" table:formula="of:=[.K:.K]/([.I120]-[.I119])*30.4375" office:value-type="string" office:string-value="" calcext:value-type="error">
            <text:p>#DIV/0!</text:p>
          </table:table-cell>
          <table:table-cell table:style-name="ce90" table:formula="of:=[$'Dates Ref'.A120]" office:value-type="date" office:date-value="1899-12-30" calcext:value-type="date">
            <text:p>Dec 30, 99</text:p>
          </table:table-cell>
          <table:table-cell table:style-name="ce101" table:formula="of:=[$'kpop sqw'.C120]" office:value-type="float" office:value="0" calcext:value-type="float">
            <text:p>0</text:p>
          </table:table-cell>
          <table:table-cell table:style-name="Default" table:formula="of:=[.N120]-[.N119]" office:value-type="float" office:value="0" calcext:value-type="float">
            <text:p>0</text:p>
          </table:table-cell>
          <table:table-cell table:style-name="ce96" table:formula="of:=[.O:.O]/([.M120]-[.M119])*30.4375" office:value-type="string" office:string-value="" calcext:value-type="error">
            <text:p>#DIV/0!</text:p>
          </table:table-cell>
          <table:table-cell table:formula="of:=[$'Dates Ref'.R120]" office:value-type="date" office:date-value="1899-12-30" calcext:value-type="date">
            <text:p>Dec 30, 99</text:p>
          </table:table-cell>
          <table:table-cell table:style-name="ce38" table:formula="of:=[$asianfanfics.B120]" office:value-type="float" office:value="0" calcext:value-type="float">
            <text:p>0</text:p>
          </table:table-cell>
          <table:table-cell table:formula="of:=[.R120]-[.R119]" office:value-type="float" office:value="0" calcext:value-type="float">
            <text:p>0</text:p>
          </table:table-cell>
          <table:table-cell table:style-name="ce96" table:formula="of:=[.S:.S]/([.Q120]-[.Q119])*30.4375" office:value-type="string" office:string-value="" calcext:value-type="error">
            <text:p>#DIV/0!</text:p>
          </table:table-cell>
          <table:table-cell table:formula="of:=SUM([.B120]; [.F120]; [.J120]; [.N120]; [.R120])" office:value-type="float" office:value="0" calcext:value-type="float">
            <text:p>0</text:p>
          </table:table-cell>
          <table:table-cell table:formula="of:=[.U120]-[.U119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21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21]" office:value-type="date" office:date-value="1899-12-30" calcext:value-type="date">
            <text:p>Dec 30, 99</text:p>
          </table:table-cell>
          <table:table-cell table:style-name="ce38" table:formula="of:=[$'kpop ao3'.C121]" office:value-type="float" office:value="0" calcext:value-type="float">
            <text:p>0</text:p>
          </table:table-cell>
          <table:table-cell table:formula="of:=[.F121]-[.F120]" office:value-type="float" office:value="0" calcext:value-type="float">
            <text:p>0</text:p>
          </table:table-cell>
          <table:table-cell table:style-name="ce96" table:formula="of:=[.G:.G]/([.E121]-[.E120])*30.4375" office:value-type="string" office:string-value="" calcext:value-type="error">
            <text:p>#DIV/0!</text:p>
          </table:table-cell>
          <table:table-cell table:style-name="ce15" table:formula="of:=[$'Dates Ref'.A121]" office:value-type="date" office:date-value="1899-12-30" calcext:value-type="date">
            <text:p>Dec 30, 99</text:p>
          </table:table-cell>
          <table:table-cell table:style-name="ce38" table:formula="of:=[$'kpop wp'.C121]" office:value-type="float" office:value="0" calcext:value-type="float">
            <text:p>0</text:p>
          </table:table-cell>
          <table:table-cell table:formula="of:=[.J121]-[.J120]" office:value-type="float" office:value="0" calcext:value-type="float">
            <text:p>0</text:p>
          </table:table-cell>
          <table:table-cell table:style-name="ce96" table:formula="of:=[.K:.K]/([.I121]-[.I120])*30.4375" office:value-type="string" office:string-value="" calcext:value-type="error">
            <text:p>#DIV/0!</text:p>
          </table:table-cell>
          <table:table-cell table:style-name="ce90" table:formula="of:=[$'Dates Ref'.A121]" office:value-type="date" office:date-value="1899-12-30" calcext:value-type="date">
            <text:p>Dec 30, 99</text:p>
          </table:table-cell>
          <table:table-cell table:style-name="ce101" table:formula="of:=[$'kpop sqw'.C121]" office:value-type="float" office:value="0" calcext:value-type="float">
            <text:p>0</text:p>
          </table:table-cell>
          <table:table-cell table:style-name="Default" table:formula="of:=[.N121]-[.N120]" office:value-type="float" office:value="0" calcext:value-type="float">
            <text:p>0</text:p>
          </table:table-cell>
          <table:table-cell table:style-name="ce96" table:formula="of:=[.O:.O]/([.M121]-[.M120])*30.4375" office:value-type="string" office:string-value="" calcext:value-type="error">
            <text:p>#DIV/0!</text:p>
          </table:table-cell>
          <table:table-cell table:formula="of:=[$'Dates Ref'.R121]" office:value-type="date" office:date-value="1899-12-30" calcext:value-type="date">
            <text:p>Dec 30, 99</text:p>
          </table:table-cell>
          <table:table-cell table:style-name="ce38" table:formula="of:=[$asianfanfics.B121]" office:value-type="float" office:value="0" calcext:value-type="float">
            <text:p>0</text:p>
          </table:table-cell>
          <table:table-cell table:formula="of:=[.R121]-[.R120]" office:value-type="float" office:value="0" calcext:value-type="float">
            <text:p>0</text:p>
          </table:table-cell>
          <table:table-cell table:style-name="ce96" table:formula="of:=[.S:.S]/([.Q121]-[.Q120])*30.4375" office:value-type="string" office:string-value="" calcext:value-type="error">
            <text:p>#DIV/0!</text:p>
          </table:table-cell>
          <table:table-cell table:formula="of:=SUM([.B121]; [.F121]; [.J121]; [.N121]; [.R121])" office:value-type="float" office:value="0" calcext:value-type="float">
            <text:p>0</text:p>
          </table:table-cell>
          <table:table-cell table:formula="of:=[.U121]-[.U120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22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22]" office:value-type="date" office:date-value="1899-12-30" calcext:value-type="date">
            <text:p>Dec 30, 99</text:p>
          </table:table-cell>
          <table:table-cell table:style-name="ce38" table:formula="of:=[$'kpop ao3'.C122]" office:value-type="float" office:value="0" calcext:value-type="float">
            <text:p>0</text:p>
          </table:table-cell>
          <table:table-cell table:formula="of:=[.F122]-[.F121]" office:value-type="float" office:value="0" calcext:value-type="float">
            <text:p>0</text:p>
          </table:table-cell>
          <table:table-cell table:style-name="ce96" table:formula="of:=[.G:.G]/([.E122]-[.E121])*30.4375" office:value-type="string" office:string-value="" calcext:value-type="error">
            <text:p>#DIV/0!</text:p>
          </table:table-cell>
          <table:table-cell table:style-name="ce15" table:formula="of:=[$'Dates Ref'.A122]" office:value-type="date" office:date-value="1899-12-30" calcext:value-type="date">
            <text:p>Dec 30, 99</text:p>
          </table:table-cell>
          <table:table-cell table:style-name="ce38" table:formula="of:=[$'kpop wp'.C122]" office:value-type="float" office:value="0" calcext:value-type="float">
            <text:p>0</text:p>
          </table:table-cell>
          <table:table-cell table:formula="of:=[.J122]-[.J121]" office:value-type="float" office:value="0" calcext:value-type="float">
            <text:p>0</text:p>
          </table:table-cell>
          <table:table-cell table:style-name="ce96" table:formula="of:=[.K:.K]/([.I122]-[.I121])*30.4375" office:value-type="string" office:string-value="" calcext:value-type="error">
            <text:p>#DIV/0!</text:p>
          </table:table-cell>
          <table:table-cell table:style-name="ce90" table:formula="of:=[$'Dates Ref'.A122]" office:value-type="date" office:date-value="1899-12-30" calcext:value-type="date">
            <text:p>Dec 30, 99</text:p>
          </table:table-cell>
          <table:table-cell table:style-name="ce101" table:formula="of:=[$'kpop sqw'.C122]" office:value-type="float" office:value="0" calcext:value-type="float">
            <text:p>0</text:p>
          </table:table-cell>
          <table:table-cell table:style-name="Default" table:formula="of:=[.N122]-[.N121]" office:value-type="float" office:value="0" calcext:value-type="float">
            <text:p>0</text:p>
          </table:table-cell>
          <table:table-cell table:style-name="ce96" table:formula="of:=[.O:.O]/([.M122]-[.M121])*30.4375" office:value-type="string" office:string-value="" calcext:value-type="error">
            <text:p>#DIV/0!</text:p>
          </table:table-cell>
          <table:table-cell table:formula="of:=[$'Dates Ref'.R122]" office:value-type="date" office:date-value="1899-12-30" calcext:value-type="date">
            <text:p>Dec 30, 99</text:p>
          </table:table-cell>
          <table:table-cell table:style-name="ce38" table:formula="of:=[$asianfanfics.B122]" office:value-type="float" office:value="0" calcext:value-type="float">
            <text:p>0</text:p>
          </table:table-cell>
          <table:table-cell table:formula="of:=[.R122]-[.R121]" office:value-type="float" office:value="0" calcext:value-type="float">
            <text:p>0</text:p>
          </table:table-cell>
          <table:table-cell table:style-name="ce96" table:formula="of:=[.S:.S]/([.Q122]-[.Q121])*30.4375" office:value-type="string" office:string-value="" calcext:value-type="error">
            <text:p>#DIV/0!</text:p>
          </table:table-cell>
          <table:table-cell table:formula="of:=SUM([.B122]; [.F122]; [.J122]; [.N122]; [.R122])" office:value-type="float" office:value="0" calcext:value-type="float">
            <text:p>0</text:p>
          </table:table-cell>
          <table:table-cell table:formula="of:=[.U122]-[.U121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23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23]" office:value-type="date" office:date-value="1899-12-30" calcext:value-type="date">
            <text:p>Dec 30, 99</text:p>
          </table:table-cell>
          <table:table-cell table:style-name="ce38" table:formula="of:=[$'kpop ao3'.C123]" office:value-type="float" office:value="0" calcext:value-type="float">
            <text:p>0</text:p>
          </table:table-cell>
          <table:table-cell table:formula="of:=[.F123]-[.F122]" office:value-type="float" office:value="0" calcext:value-type="float">
            <text:p>0</text:p>
          </table:table-cell>
          <table:table-cell table:style-name="ce96" table:formula="of:=[.G:.G]/([.E123]-[.E122])*30.4375" office:value-type="string" office:string-value="" calcext:value-type="error">
            <text:p>#DIV/0!</text:p>
          </table:table-cell>
          <table:table-cell table:style-name="ce15" table:formula="of:=[$'Dates Ref'.A123]" office:value-type="date" office:date-value="1899-12-30" calcext:value-type="date">
            <text:p>Dec 30, 99</text:p>
          </table:table-cell>
          <table:table-cell table:style-name="ce38" table:formula="of:=[$'kpop wp'.C123]" office:value-type="float" office:value="0" calcext:value-type="float">
            <text:p>0</text:p>
          </table:table-cell>
          <table:table-cell table:formula="of:=[.J123]-[.J122]" office:value-type="float" office:value="0" calcext:value-type="float">
            <text:p>0</text:p>
          </table:table-cell>
          <table:table-cell table:style-name="ce96" table:formula="of:=[.K:.K]/([.I123]-[.I122])*30.4375" office:value-type="string" office:string-value="" calcext:value-type="error">
            <text:p>#DIV/0!</text:p>
          </table:table-cell>
          <table:table-cell table:style-name="ce90" table:formula="of:=[$'Dates Ref'.A123]" office:value-type="date" office:date-value="1899-12-30" calcext:value-type="date">
            <text:p>Dec 30, 99</text:p>
          </table:table-cell>
          <table:table-cell table:style-name="ce101" table:formula="of:=[$'kpop sqw'.C123]" office:value-type="float" office:value="0" calcext:value-type="float">
            <text:p>0</text:p>
          </table:table-cell>
          <table:table-cell table:style-name="Default" table:formula="of:=[.N123]-[.N122]" office:value-type="float" office:value="0" calcext:value-type="float">
            <text:p>0</text:p>
          </table:table-cell>
          <table:table-cell table:style-name="ce96" table:formula="of:=[.O:.O]/([.M123]-[.M122])*30.4375" office:value-type="string" office:string-value="" calcext:value-type="error">
            <text:p>#DIV/0!</text:p>
          </table:table-cell>
          <table:table-cell table:formula="of:=[$'Dates Ref'.R123]" office:value-type="date" office:date-value="1899-12-30" calcext:value-type="date">
            <text:p>Dec 30, 99</text:p>
          </table:table-cell>
          <table:table-cell table:style-name="ce38" table:formula="of:=[$asianfanfics.B123]" office:value-type="float" office:value="0" calcext:value-type="float">
            <text:p>0</text:p>
          </table:table-cell>
          <table:table-cell table:formula="of:=[.R123]-[.R122]" office:value-type="float" office:value="0" calcext:value-type="float">
            <text:p>0</text:p>
          </table:table-cell>
          <table:table-cell table:style-name="ce96" table:formula="of:=[.S:.S]/([.Q123]-[.Q122])*30.4375" office:value-type="string" office:string-value="" calcext:value-type="error">
            <text:p>#DIV/0!</text:p>
          </table:table-cell>
          <table:table-cell table:formula="of:=SUM([.B123]; [.F123]; [.J123]; [.N123]; [.R123])" office:value-type="float" office:value="0" calcext:value-type="float">
            <text:p>0</text:p>
          </table:table-cell>
          <table:table-cell table:formula="of:=[.U123]-[.U122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24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24]" office:value-type="date" office:date-value="1899-12-30" calcext:value-type="date">
            <text:p>Dec 30, 99</text:p>
          </table:table-cell>
          <table:table-cell table:style-name="ce38" table:formula="of:=[$'kpop ao3'.C124]" office:value-type="float" office:value="0" calcext:value-type="float">
            <text:p>0</text:p>
          </table:table-cell>
          <table:table-cell table:formula="of:=[.F124]-[.F123]" office:value-type="float" office:value="0" calcext:value-type="float">
            <text:p>0</text:p>
          </table:table-cell>
          <table:table-cell table:style-name="ce96" table:formula="of:=[.G:.G]/([.E124]-[.E123])*30.4375" office:value-type="string" office:string-value="" calcext:value-type="error">
            <text:p>#DIV/0!</text:p>
          </table:table-cell>
          <table:table-cell table:style-name="ce15" table:formula="of:=[$'Dates Ref'.A124]" office:value-type="date" office:date-value="1899-12-30" calcext:value-type="date">
            <text:p>Dec 30, 99</text:p>
          </table:table-cell>
          <table:table-cell table:style-name="ce38" table:formula="of:=[$'kpop wp'.C124]" office:value-type="float" office:value="0" calcext:value-type="float">
            <text:p>0</text:p>
          </table:table-cell>
          <table:table-cell table:formula="of:=[.J124]-[.J123]" office:value-type="float" office:value="0" calcext:value-type="float">
            <text:p>0</text:p>
          </table:table-cell>
          <table:table-cell table:style-name="ce96" table:formula="of:=[.K:.K]/([.I124]-[.I123])*30.4375" office:value-type="string" office:string-value="" calcext:value-type="error">
            <text:p>#DIV/0!</text:p>
          </table:table-cell>
          <table:table-cell table:style-name="ce90" table:formula="of:=[$'Dates Ref'.A124]" office:value-type="date" office:date-value="1899-12-30" calcext:value-type="date">
            <text:p>Dec 30, 99</text:p>
          </table:table-cell>
          <table:table-cell table:style-name="ce101" table:formula="of:=[$'kpop sqw'.C124]" office:value-type="float" office:value="0" calcext:value-type="float">
            <text:p>0</text:p>
          </table:table-cell>
          <table:table-cell table:style-name="Default" table:formula="of:=[.N124]-[.N123]" office:value-type="float" office:value="0" calcext:value-type="float">
            <text:p>0</text:p>
          </table:table-cell>
          <table:table-cell table:style-name="ce96" table:formula="of:=[.O:.O]/([.M124]-[.M123])*30.4375" office:value-type="string" office:string-value="" calcext:value-type="error">
            <text:p>#DIV/0!</text:p>
          </table:table-cell>
          <table:table-cell table:formula="of:=[$'Dates Ref'.R124]" office:value-type="date" office:date-value="1899-12-30" calcext:value-type="date">
            <text:p>Dec 30, 99</text:p>
          </table:table-cell>
          <table:table-cell table:style-name="ce38" table:formula="of:=[$asianfanfics.B124]" office:value-type="float" office:value="0" calcext:value-type="float">
            <text:p>0</text:p>
          </table:table-cell>
          <table:table-cell table:formula="of:=[.R124]-[.R123]" office:value-type="float" office:value="0" calcext:value-type="float">
            <text:p>0</text:p>
          </table:table-cell>
          <table:table-cell table:style-name="ce96" table:formula="of:=[.S:.S]/([.Q124]-[.Q123])*30.4375" office:value-type="string" office:string-value="" calcext:value-type="error">
            <text:p>#DIV/0!</text:p>
          </table:table-cell>
          <table:table-cell table:formula="of:=SUM([.B124]; [.F124]; [.J124]; [.N124]; [.R124])" office:value-type="float" office:value="0" calcext:value-type="float">
            <text:p>0</text:p>
          </table:table-cell>
          <table:table-cell table:formula="of:=[.U124]-[.U123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25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25]" office:value-type="date" office:date-value="1899-12-30" calcext:value-type="date">
            <text:p>Dec 30, 99</text:p>
          </table:table-cell>
          <table:table-cell table:style-name="ce38" table:formula="of:=[$'kpop ao3'.C125]" office:value-type="float" office:value="0" calcext:value-type="float">
            <text:p>0</text:p>
          </table:table-cell>
          <table:table-cell table:formula="of:=[.F125]-[.F124]" office:value-type="float" office:value="0" calcext:value-type="float">
            <text:p>0</text:p>
          </table:table-cell>
          <table:table-cell table:style-name="ce96" table:formula="of:=[.G:.G]/([.E125]-[.E124])*30.4375" office:value-type="string" office:string-value="" calcext:value-type="error">
            <text:p>#DIV/0!</text:p>
          </table:table-cell>
          <table:table-cell table:style-name="ce15" table:formula="of:=[$'Dates Ref'.A125]" office:value-type="date" office:date-value="1899-12-30" calcext:value-type="date">
            <text:p>Dec 30, 99</text:p>
          </table:table-cell>
          <table:table-cell table:style-name="ce38" table:formula="of:=[$'kpop wp'.C125]" office:value-type="float" office:value="0" calcext:value-type="float">
            <text:p>0</text:p>
          </table:table-cell>
          <table:table-cell table:formula="of:=[.J125]-[.J124]" office:value-type="float" office:value="0" calcext:value-type="float">
            <text:p>0</text:p>
          </table:table-cell>
          <table:table-cell table:style-name="ce96" table:formula="of:=[.K:.K]/([.I125]-[.I124])*30.4375" office:value-type="string" office:string-value="" calcext:value-type="error">
            <text:p>#DIV/0!</text:p>
          </table:table-cell>
          <table:table-cell table:style-name="ce90" table:formula="of:=[$'Dates Ref'.A125]" office:value-type="date" office:date-value="1899-12-30" calcext:value-type="date">
            <text:p>Dec 30, 99</text:p>
          </table:table-cell>
          <table:table-cell table:style-name="ce101" table:formula="of:=[$'kpop sqw'.C125]" office:value-type="float" office:value="0" calcext:value-type="float">
            <text:p>0</text:p>
          </table:table-cell>
          <table:table-cell table:style-name="Default" table:formula="of:=[.N125]-[.N124]" office:value-type="float" office:value="0" calcext:value-type="float">
            <text:p>0</text:p>
          </table:table-cell>
          <table:table-cell table:style-name="ce96" table:formula="of:=[.O:.O]/([.M125]-[.M124])*30.4375" office:value-type="string" office:string-value="" calcext:value-type="error">
            <text:p>#DIV/0!</text:p>
          </table:table-cell>
          <table:table-cell table:formula="of:=[$'Dates Ref'.R125]" office:value-type="date" office:date-value="1899-12-30" calcext:value-type="date">
            <text:p>Dec 30, 99</text:p>
          </table:table-cell>
          <table:table-cell table:style-name="ce38" table:formula="of:=[$asianfanfics.B125]" office:value-type="float" office:value="0" calcext:value-type="float">
            <text:p>0</text:p>
          </table:table-cell>
          <table:table-cell table:formula="of:=[.R125]-[.R124]" office:value-type="float" office:value="0" calcext:value-type="float">
            <text:p>0</text:p>
          </table:table-cell>
          <table:table-cell table:style-name="ce96" table:formula="of:=[.S:.S]/([.Q125]-[.Q124])*30.4375" office:value-type="string" office:string-value="" calcext:value-type="error">
            <text:p>#DIV/0!</text:p>
          </table:table-cell>
          <table:table-cell table:formula="of:=SUM([.B125]; [.F125]; [.J125]; [.N125]; [.R125])" office:value-type="float" office:value="0" calcext:value-type="float">
            <text:p>0</text:p>
          </table:table-cell>
          <table:table-cell table:formula="of:=[.U125]-[.U124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26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26]" office:value-type="date" office:date-value="1899-12-30" calcext:value-type="date">
            <text:p>Dec 30, 99</text:p>
          </table:table-cell>
          <table:table-cell table:style-name="ce38" table:formula="of:=[$'kpop ao3'.C126]" office:value-type="float" office:value="0" calcext:value-type="float">
            <text:p>0</text:p>
          </table:table-cell>
          <table:table-cell table:formula="of:=[.F126]-[.F125]" office:value-type="float" office:value="0" calcext:value-type="float">
            <text:p>0</text:p>
          </table:table-cell>
          <table:table-cell table:style-name="ce96" table:formula="of:=[.G:.G]/([.E126]-[.E125])*30.4375" office:value-type="string" office:string-value="" calcext:value-type="error">
            <text:p>#DIV/0!</text:p>
          </table:table-cell>
          <table:table-cell table:style-name="ce15" table:formula="of:=[$'Dates Ref'.A126]" office:value-type="date" office:date-value="1899-12-30" calcext:value-type="date">
            <text:p>Dec 30, 99</text:p>
          </table:table-cell>
          <table:table-cell table:style-name="ce38" table:formula="of:=[$'kpop wp'.C126]" office:value-type="float" office:value="0" calcext:value-type="float">
            <text:p>0</text:p>
          </table:table-cell>
          <table:table-cell table:formula="of:=[.J126]-[.J125]" office:value-type="float" office:value="0" calcext:value-type="float">
            <text:p>0</text:p>
          </table:table-cell>
          <table:table-cell table:style-name="ce96" table:formula="of:=[.K:.K]/([.I126]-[.I125])*30.4375" office:value-type="string" office:string-value="" calcext:value-type="error">
            <text:p>#DIV/0!</text:p>
          </table:table-cell>
          <table:table-cell table:style-name="ce90" table:formula="of:=[$'Dates Ref'.A126]" office:value-type="date" office:date-value="1899-12-30" calcext:value-type="date">
            <text:p>Dec 30, 99</text:p>
          </table:table-cell>
          <table:table-cell table:style-name="ce101" table:formula="of:=[$'kpop sqw'.C126]" office:value-type="float" office:value="0" calcext:value-type="float">
            <text:p>0</text:p>
          </table:table-cell>
          <table:table-cell table:style-name="Default" table:formula="of:=[.N126]-[.N125]" office:value-type="float" office:value="0" calcext:value-type="float">
            <text:p>0</text:p>
          </table:table-cell>
          <table:table-cell table:style-name="ce96" table:formula="of:=[.O:.O]/([.M126]-[.M125])*30.4375" office:value-type="string" office:string-value="" calcext:value-type="error">
            <text:p>#DIV/0!</text:p>
          </table:table-cell>
          <table:table-cell table:formula="of:=[$'Dates Ref'.R126]" office:value-type="date" office:date-value="1899-12-30" calcext:value-type="date">
            <text:p>Dec 30, 99</text:p>
          </table:table-cell>
          <table:table-cell table:style-name="ce38" table:formula="of:=[$asianfanfics.B126]" office:value-type="float" office:value="0" calcext:value-type="float">
            <text:p>0</text:p>
          </table:table-cell>
          <table:table-cell table:formula="of:=[.R126]-[.R125]" office:value-type="float" office:value="0" calcext:value-type="float">
            <text:p>0</text:p>
          </table:table-cell>
          <table:table-cell table:style-name="ce96" table:formula="of:=[.S:.S]/([.Q126]-[.Q125])*30.4375" office:value-type="string" office:string-value="" calcext:value-type="error">
            <text:p>#DIV/0!</text:p>
          </table:table-cell>
          <table:table-cell table:formula="of:=SUM([.B126]; [.F126]; [.J126]; [.N126]; [.R126])" office:value-type="float" office:value="0" calcext:value-type="float">
            <text:p>0</text:p>
          </table:table-cell>
          <table:table-cell table:formula="of:=[.U126]-[.U125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27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27]" office:value-type="date" office:date-value="1899-12-30" calcext:value-type="date">
            <text:p>Dec 30, 99</text:p>
          </table:table-cell>
          <table:table-cell table:style-name="ce38" table:formula="of:=[$'kpop ao3'.C127]" office:value-type="float" office:value="0" calcext:value-type="float">
            <text:p>0</text:p>
          </table:table-cell>
          <table:table-cell table:formula="of:=[.F127]-[.F126]" office:value-type="float" office:value="0" calcext:value-type="float">
            <text:p>0</text:p>
          </table:table-cell>
          <table:table-cell table:style-name="ce96" table:formula="of:=[.G:.G]/([.E127]-[.E126])*30.4375" office:value-type="string" office:string-value="" calcext:value-type="error">
            <text:p>#DIV/0!</text:p>
          </table:table-cell>
          <table:table-cell table:style-name="ce15" table:formula="of:=[$'Dates Ref'.A127]" office:value-type="date" office:date-value="1899-12-30" calcext:value-type="date">
            <text:p>Dec 30, 99</text:p>
          </table:table-cell>
          <table:table-cell table:style-name="ce38" table:formula="of:=[$'kpop wp'.C127]" office:value-type="float" office:value="0" calcext:value-type="float">
            <text:p>0</text:p>
          </table:table-cell>
          <table:table-cell table:formula="of:=[.J127]-[.J126]" office:value-type="float" office:value="0" calcext:value-type="float">
            <text:p>0</text:p>
          </table:table-cell>
          <table:table-cell table:style-name="ce96" table:formula="of:=[.K:.K]/([.I127]-[.I126])*30.4375" office:value-type="string" office:string-value="" calcext:value-type="error">
            <text:p>#DIV/0!</text:p>
          </table:table-cell>
          <table:table-cell table:style-name="ce90" table:formula="of:=[$'Dates Ref'.A127]" office:value-type="date" office:date-value="1899-12-30" calcext:value-type="date">
            <text:p>Dec 30, 99</text:p>
          </table:table-cell>
          <table:table-cell table:style-name="ce101" table:formula="of:=[$'kpop sqw'.C127]" office:value-type="float" office:value="0" calcext:value-type="float">
            <text:p>0</text:p>
          </table:table-cell>
          <table:table-cell table:style-name="Default" table:formula="of:=[.N127]-[.N126]" office:value-type="float" office:value="0" calcext:value-type="float">
            <text:p>0</text:p>
          </table:table-cell>
          <table:table-cell table:style-name="ce96" table:formula="of:=[.O:.O]/([.M127]-[.M126])*30.4375" office:value-type="string" office:string-value="" calcext:value-type="error">
            <text:p>#DIV/0!</text:p>
          </table:table-cell>
          <table:table-cell table:formula="of:=[$'Dates Ref'.R127]" office:value-type="date" office:date-value="1899-12-30" calcext:value-type="date">
            <text:p>Dec 30, 99</text:p>
          </table:table-cell>
          <table:table-cell table:style-name="ce38" table:formula="of:=[$asianfanfics.B127]" office:value-type="float" office:value="0" calcext:value-type="float">
            <text:p>0</text:p>
          </table:table-cell>
          <table:table-cell table:formula="of:=[.R127]-[.R126]" office:value-type="float" office:value="0" calcext:value-type="float">
            <text:p>0</text:p>
          </table:table-cell>
          <table:table-cell table:style-name="ce96" table:formula="of:=[.S:.S]/([.Q127]-[.Q126])*30.4375" office:value-type="string" office:string-value="" calcext:value-type="error">
            <text:p>#DIV/0!</text:p>
          </table:table-cell>
          <table:table-cell table:formula="of:=SUM([.B127]; [.F127]; [.J127]; [.N127]; [.R127])" office:value-type="float" office:value="0" calcext:value-type="float">
            <text:p>0</text:p>
          </table:table-cell>
          <table:table-cell table:formula="of:=[.U127]-[.U126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28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28]" office:value-type="date" office:date-value="1899-12-30" calcext:value-type="date">
            <text:p>Dec 30, 99</text:p>
          </table:table-cell>
          <table:table-cell table:style-name="ce38" table:formula="of:=[$'kpop ao3'.C128]" office:value-type="float" office:value="0" calcext:value-type="float">
            <text:p>0</text:p>
          </table:table-cell>
          <table:table-cell table:formula="of:=[.F128]-[.F127]" office:value-type="float" office:value="0" calcext:value-type="float">
            <text:p>0</text:p>
          </table:table-cell>
          <table:table-cell table:style-name="ce96" table:formula="of:=[.G:.G]/([.E128]-[.E127])*30.4375" office:value-type="string" office:string-value="" calcext:value-type="error">
            <text:p>#DIV/0!</text:p>
          </table:table-cell>
          <table:table-cell table:style-name="ce15" table:formula="of:=[$'Dates Ref'.A128]" office:value-type="date" office:date-value="1899-12-30" calcext:value-type="date">
            <text:p>Dec 30, 99</text:p>
          </table:table-cell>
          <table:table-cell table:style-name="ce38" table:formula="of:=[$'kpop wp'.C128]" office:value-type="float" office:value="0" calcext:value-type="float">
            <text:p>0</text:p>
          </table:table-cell>
          <table:table-cell table:formula="of:=[.J128]-[.J127]" office:value-type="float" office:value="0" calcext:value-type="float">
            <text:p>0</text:p>
          </table:table-cell>
          <table:table-cell table:style-name="ce96" table:formula="of:=[.K:.K]/([.I128]-[.I127])*30.4375" office:value-type="string" office:string-value="" calcext:value-type="error">
            <text:p>#DIV/0!</text:p>
          </table:table-cell>
          <table:table-cell table:style-name="ce90" table:formula="of:=[$'Dates Ref'.A128]" office:value-type="date" office:date-value="1899-12-30" calcext:value-type="date">
            <text:p>Dec 30, 99</text:p>
          </table:table-cell>
          <table:table-cell table:style-name="ce101" table:formula="of:=[$'kpop sqw'.C128]" office:value-type="float" office:value="0" calcext:value-type="float">
            <text:p>0</text:p>
          </table:table-cell>
          <table:table-cell table:style-name="Default" table:formula="of:=[.N128]-[.N127]" office:value-type="float" office:value="0" calcext:value-type="float">
            <text:p>0</text:p>
          </table:table-cell>
          <table:table-cell table:style-name="ce96" table:formula="of:=[.O:.O]/([.M128]-[.M127])*30.4375" office:value-type="string" office:string-value="" calcext:value-type="error">
            <text:p>#DIV/0!</text:p>
          </table:table-cell>
          <table:table-cell table:formula="of:=[$'Dates Ref'.R128]" office:value-type="date" office:date-value="1899-12-30" calcext:value-type="date">
            <text:p>Dec 30, 99</text:p>
          </table:table-cell>
          <table:table-cell table:style-name="ce38" table:formula="of:=[$asianfanfics.B128]" office:value-type="float" office:value="0" calcext:value-type="float">
            <text:p>0</text:p>
          </table:table-cell>
          <table:table-cell table:formula="of:=[.R128]-[.R127]" office:value-type="float" office:value="0" calcext:value-type="float">
            <text:p>0</text:p>
          </table:table-cell>
          <table:table-cell table:style-name="ce96" table:formula="of:=[.S:.S]/([.Q128]-[.Q127])*30.4375" office:value-type="string" office:string-value="" calcext:value-type="error">
            <text:p>#DIV/0!</text:p>
          </table:table-cell>
          <table:table-cell table:formula="of:=SUM([.B128]; [.F128]; [.J128]; [.N128]; [.R128])" office:value-type="float" office:value="0" calcext:value-type="float">
            <text:p>0</text:p>
          </table:table-cell>
          <table:table-cell table:formula="of:=[.U128]-[.U127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29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29]" office:value-type="date" office:date-value="1899-12-30" calcext:value-type="date">
            <text:p>Dec 30, 99</text:p>
          </table:table-cell>
          <table:table-cell table:style-name="ce38" table:formula="of:=[$'kpop ao3'.C129]" office:value-type="float" office:value="0" calcext:value-type="float">
            <text:p>0</text:p>
          </table:table-cell>
          <table:table-cell table:formula="of:=[.F129]-[.F128]" office:value-type="float" office:value="0" calcext:value-type="float">
            <text:p>0</text:p>
          </table:table-cell>
          <table:table-cell table:style-name="ce96" table:formula="of:=[.G:.G]/([.E129]-[.E128])*30.4375" office:value-type="string" office:string-value="" calcext:value-type="error">
            <text:p>#DIV/0!</text:p>
          </table:table-cell>
          <table:table-cell table:style-name="ce15" table:formula="of:=[$'Dates Ref'.A129]" office:value-type="date" office:date-value="1899-12-30" calcext:value-type="date">
            <text:p>Dec 30, 99</text:p>
          </table:table-cell>
          <table:table-cell table:style-name="ce38" table:formula="of:=[$'kpop wp'.C129]" office:value-type="float" office:value="0" calcext:value-type="float">
            <text:p>0</text:p>
          </table:table-cell>
          <table:table-cell table:formula="of:=[.J129]-[.J128]" office:value-type="float" office:value="0" calcext:value-type="float">
            <text:p>0</text:p>
          </table:table-cell>
          <table:table-cell table:style-name="ce96" table:formula="of:=[.K:.K]/([.I129]-[.I128])*30.4375" office:value-type="string" office:string-value="" calcext:value-type="error">
            <text:p>#DIV/0!</text:p>
          </table:table-cell>
          <table:table-cell table:style-name="ce90" table:formula="of:=[$'Dates Ref'.A129]" office:value-type="date" office:date-value="1899-12-30" calcext:value-type="date">
            <text:p>Dec 30, 99</text:p>
          </table:table-cell>
          <table:table-cell table:style-name="ce101" table:formula="of:=[$'kpop sqw'.C129]" office:value-type="float" office:value="0" calcext:value-type="float">
            <text:p>0</text:p>
          </table:table-cell>
          <table:table-cell table:style-name="Default" table:formula="of:=[.N129]-[.N128]" office:value-type="float" office:value="0" calcext:value-type="float">
            <text:p>0</text:p>
          </table:table-cell>
          <table:table-cell table:style-name="ce96" table:formula="of:=[.O:.O]/([.M129]-[.M128])*30.4375" office:value-type="string" office:string-value="" calcext:value-type="error">
            <text:p>#DIV/0!</text:p>
          </table:table-cell>
          <table:table-cell table:formula="of:=[$'Dates Ref'.R129]" office:value-type="date" office:date-value="1899-12-30" calcext:value-type="date">
            <text:p>Dec 30, 99</text:p>
          </table:table-cell>
          <table:table-cell table:style-name="ce38" table:formula="of:=[$asianfanfics.B129]" office:value-type="float" office:value="0" calcext:value-type="float">
            <text:p>0</text:p>
          </table:table-cell>
          <table:table-cell table:formula="of:=[.R129]-[.R128]" office:value-type="float" office:value="0" calcext:value-type="float">
            <text:p>0</text:p>
          </table:table-cell>
          <table:table-cell table:style-name="ce96" table:formula="of:=[.S:.S]/([.Q129]-[.Q128])*30.4375" office:value-type="string" office:string-value="" calcext:value-type="error">
            <text:p>#DIV/0!</text:p>
          </table:table-cell>
          <table:table-cell table:formula="of:=SUM([.B129]; [.F129]; [.J129]; [.N129]; [.R129])" office:value-type="float" office:value="0" calcext:value-type="float">
            <text:p>0</text:p>
          </table:table-cell>
          <table:table-cell table:formula="of:=[.U129]-[.U128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30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30]" office:value-type="date" office:date-value="1899-12-30" calcext:value-type="date">
            <text:p>Dec 30, 99</text:p>
          </table:table-cell>
          <table:table-cell table:style-name="ce38" table:formula="of:=[$'kpop ao3'.C130]" office:value-type="float" office:value="0" calcext:value-type="float">
            <text:p>0</text:p>
          </table:table-cell>
          <table:table-cell table:formula="of:=[.F130]-[.F129]" office:value-type="float" office:value="0" calcext:value-type="float">
            <text:p>0</text:p>
          </table:table-cell>
          <table:table-cell table:style-name="ce96" table:formula="of:=[.G:.G]/([.E130]-[.E129])*30.4375" office:value-type="string" office:string-value="" calcext:value-type="error">
            <text:p>#DIV/0!</text:p>
          </table:table-cell>
          <table:table-cell table:style-name="ce15" table:formula="of:=[$'Dates Ref'.A130]" office:value-type="date" office:date-value="1899-12-30" calcext:value-type="date">
            <text:p>Dec 30, 99</text:p>
          </table:table-cell>
          <table:table-cell table:style-name="ce38" table:formula="of:=[$'kpop wp'.C130]" office:value-type="float" office:value="0" calcext:value-type="float">
            <text:p>0</text:p>
          </table:table-cell>
          <table:table-cell table:formula="of:=[.J130]-[.J129]" office:value-type="float" office:value="0" calcext:value-type="float">
            <text:p>0</text:p>
          </table:table-cell>
          <table:table-cell table:style-name="ce96" table:formula="of:=[.K:.K]/([.I130]-[.I129])*30.4375" office:value-type="string" office:string-value="" calcext:value-type="error">
            <text:p>#DIV/0!</text:p>
          </table:table-cell>
          <table:table-cell table:style-name="ce90" table:formula="of:=[$'Dates Ref'.A130]" office:value-type="date" office:date-value="1899-12-30" calcext:value-type="date">
            <text:p>Dec 30, 99</text:p>
          </table:table-cell>
          <table:table-cell table:style-name="ce101" table:formula="of:=[$'kpop sqw'.C130]" office:value-type="float" office:value="0" calcext:value-type="float">
            <text:p>0</text:p>
          </table:table-cell>
          <table:table-cell table:style-name="Default" table:formula="of:=[.N130]-[.N129]" office:value-type="float" office:value="0" calcext:value-type="float">
            <text:p>0</text:p>
          </table:table-cell>
          <table:table-cell table:style-name="ce96" table:formula="of:=[.O:.O]/([.M130]-[.M129])*30.4375" office:value-type="string" office:string-value="" calcext:value-type="error">
            <text:p>#DIV/0!</text:p>
          </table:table-cell>
          <table:table-cell table:formula="of:=[$'Dates Ref'.R130]" office:value-type="date" office:date-value="1899-12-30" calcext:value-type="date">
            <text:p>Dec 30, 99</text:p>
          </table:table-cell>
          <table:table-cell table:style-name="ce38" table:formula="of:=[$asianfanfics.B130]" office:value-type="float" office:value="0" calcext:value-type="float">
            <text:p>0</text:p>
          </table:table-cell>
          <table:table-cell table:formula="of:=[.R130]-[.R129]" office:value-type="float" office:value="0" calcext:value-type="float">
            <text:p>0</text:p>
          </table:table-cell>
          <table:table-cell table:style-name="ce96" table:formula="of:=[.S:.S]/([.Q130]-[.Q129])*30.4375" office:value-type="string" office:string-value="" calcext:value-type="error">
            <text:p>#DIV/0!</text:p>
          </table:table-cell>
          <table:table-cell table:formula="of:=SUM([.B130]; [.F130]; [.J130]; [.N130]; [.R130])" office:value-type="float" office:value="0" calcext:value-type="float">
            <text:p>0</text:p>
          </table:table-cell>
          <table:table-cell table:formula="of:=[.U130]-[.U129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31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31]" office:value-type="date" office:date-value="1899-12-30" calcext:value-type="date">
            <text:p>Dec 30, 99</text:p>
          </table:table-cell>
          <table:table-cell table:style-name="ce38" table:formula="of:=[$'kpop ao3'.C131]" office:value-type="float" office:value="0" calcext:value-type="float">
            <text:p>0</text:p>
          </table:table-cell>
          <table:table-cell table:formula="of:=[.F131]-[.F130]" office:value-type="float" office:value="0" calcext:value-type="float">
            <text:p>0</text:p>
          </table:table-cell>
          <table:table-cell table:style-name="ce96" table:formula="of:=[.G:.G]/([.E131]-[.E130])*30.4375" office:value-type="string" office:string-value="" calcext:value-type="error">
            <text:p>#DIV/0!</text:p>
          </table:table-cell>
          <table:table-cell table:style-name="ce15" table:formula="of:=[$'Dates Ref'.A131]" office:value-type="date" office:date-value="1899-12-30" calcext:value-type="date">
            <text:p>Dec 30, 99</text:p>
          </table:table-cell>
          <table:table-cell table:style-name="ce38" table:formula="of:=[$'kpop wp'.C131]" office:value-type="float" office:value="0" calcext:value-type="float">
            <text:p>0</text:p>
          </table:table-cell>
          <table:table-cell table:formula="of:=[.J131]-[.J130]" office:value-type="float" office:value="0" calcext:value-type="float">
            <text:p>0</text:p>
          </table:table-cell>
          <table:table-cell table:style-name="ce96" table:formula="of:=[.K:.K]/([.I131]-[.I130])*30.4375" office:value-type="string" office:string-value="" calcext:value-type="error">
            <text:p>#DIV/0!</text:p>
          </table:table-cell>
          <table:table-cell table:style-name="ce90" table:formula="of:=[$'Dates Ref'.A131]" office:value-type="date" office:date-value="1899-12-30" calcext:value-type="date">
            <text:p>Dec 30, 99</text:p>
          </table:table-cell>
          <table:table-cell table:style-name="ce101" table:formula="of:=[$'kpop sqw'.C131]" office:value-type="float" office:value="0" calcext:value-type="float">
            <text:p>0</text:p>
          </table:table-cell>
          <table:table-cell table:style-name="Default" table:formula="of:=[.N131]-[.N130]" office:value-type="float" office:value="0" calcext:value-type="float">
            <text:p>0</text:p>
          </table:table-cell>
          <table:table-cell table:style-name="ce96" table:formula="of:=[.O:.O]/([.M131]-[.M130])*30.4375" office:value-type="string" office:string-value="" calcext:value-type="error">
            <text:p>#DIV/0!</text:p>
          </table:table-cell>
          <table:table-cell table:formula="of:=[$'Dates Ref'.R131]" office:value-type="date" office:date-value="1899-12-30" calcext:value-type="date">
            <text:p>Dec 30, 99</text:p>
          </table:table-cell>
          <table:table-cell table:style-name="ce38" table:formula="of:=[$asianfanfics.B131]" office:value-type="float" office:value="0" calcext:value-type="float">
            <text:p>0</text:p>
          </table:table-cell>
          <table:table-cell table:formula="of:=[.R131]-[.R130]" office:value-type="float" office:value="0" calcext:value-type="float">
            <text:p>0</text:p>
          </table:table-cell>
          <table:table-cell table:style-name="ce96" table:formula="of:=[.S:.S]/([.Q131]-[.Q130])*30.4375" office:value-type="string" office:string-value="" calcext:value-type="error">
            <text:p>#DIV/0!</text:p>
          </table:table-cell>
          <table:table-cell table:formula="of:=SUM([.B131]; [.F131]; [.J131]; [.N131]; [.R131])" office:value-type="float" office:value="0" calcext:value-type="float">
            <text:p>0</text:p>
          </table:table-cell>
          <table:table-cell table:formula="of:=[.U131]-[.U130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32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32]" office:value-type="date" office:date-value="1899-12-30" calcext:value-type="date">
            <text:p>Dec 30, 99</text:p>
          </table:table-cell>
          <table:table-cell table:style-name="ce38" table:formula="of:=[$'kpop ao3'.C132]" office:value-type="float" office:value="0" calcext:value-type="float">
            <text:p>0</text:p>
          </table:table-cell>
          <table:table-cell table:formula="of:=[.F132]-[.F131]" office:value-type="float" office:value="0" calcext:value-type="float">
            <text:p>0</text:p>
          </table:table-cell>
          <table:table-cell table:style-name="ce96" table:formula="of:=[.G:.G]/([.E132]-[.E131])*30.4375" office:value-type="string" office:string-value="" calcext:value-type="error">
            <text:p>#DIV/0!</text:p>
          </table:table-cell>
          <table:table-cell table:style-name="ce15" table:formula="of:=[$'Dates Ref'.A132]" office:value-type="date" office:date-value="1899-12-30" calcext:value-type="date">
            <text:p>Dec 30, 99</text:p>
          </table:table-cell>
          <table:table-cell table:style-name="ce38" table:formula="of:=[$'kpop wp'.C132]" office:value-type="float" office:value="0" calcext:value-type="float">
            <text:p>0</text:p>
          </table:table-cell>
          <table:table-cell table:formula="of:=[.J132]-[.J131]" office:value-type="float" office:value="0" calcext:value-type="float">
            <text:p>0</text:p>
          </table:table-cell>
          <table:table-cell table:style-name="ce96" table:formula="of:=[.K:.K]/([.I132]-[.I131])*30.4375" office:value-type="string" office:string-value="" calcext:value-type="error">
            <text:p>#DIV/0!</text:p>
          </table:table-cell>
          <table:table-cell table:style-name="ce90" table:formula="of:=[$'Dates Ref'.A132]" office:value-type="date" office:date-value="1899-12-30" calcext:value-type="date">
            <text:p>Dec 30, 99</text:p>
          </table:table-cell>
          <table:table-cell table:style-name="ce101" table:formula="of:=[$'kpop sqw'.C132]" office:value-type="float" office:value="0" calcext:value-type="float">
            <text:p>0</text:p>
          </table:table-cell>
          <table:table-cell table:style-name="Default" table:formula="of:=[.N132]-[.N131]" office:value-type="float" office:value="0" calcext:value-type="float">
            <text:p>0</text:p>
          </table:table-cell>
          <table:table-cell table:style-name="ce96" table:formula="of:=[.O:.O]/([.M132]-[.M131])*30.4375" office:value-type="string" office:string-value="" calcext:value-type="error">
            <text:p>#DIV/0!</text:p>
          </table:table-cell>
          <table:table-cell table:formula="of:=[$'Dates Ref'.R132]" office:value-type="date" office:date-value="1899-12-30" calcext:value-type="date">
            <text:p>Dec 30, 99</text:p>
          </table:table-cell>
          <table:table-cell table:style-name="ce38" table:formula="of:=[$asianfanfics.B132]" office:value-type="float" office:value="0" calcext:value-type="float">
            <text:p>0</text:p>
          </table:table-cell>
          <table:table-cell table:formula="of:=[.R132]-[.R131]" office:value-type="float" office:value="0" calcext:value-type="float">
            <text:p>0</text:p>
          </table:table-cell>
          <table:table-cell table:style-name="ce96" table:formula="of:=[.S:.S]/([.Q132]-[.Q131])*30.4375" office:value-type="string" office:string-value="" calcext:value-type="error">
            <text:p>#DIV/0!</text:p>
          </table:table-cell>
          <table:table-cell table:formula="of:=SUM([.B132]; [.F132]; [.J132]; [.N132]; [.R132])" office:value-type="float" office:value="0" calcext:value-type="float">
            <text:p>0</text:p>
          </table:table-cell>
          <table:table-cell table:formula="of:=[.U132]-[.U131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33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33]" office:value-type="date" office:date-value="1899-12-30" calcext:value-type="date">
            <text:p>Dec 30, 99</text:p>
          </table:table-cell>
          <table:table-cell table:style-name="ce38" table:formula="of:=[$'kpop ao3'.C133]" office:value-type="float" office:value="0" calcext:value-type="float">
            <text:p>0</text:p>
          </table:table-cell>
          <table:table-cell table:formula="of:=[.F133]-[.F132]" office:value-type="float" office:value="0" calcext:value-type="float">
            <text:p>0</text:p>
          </table:table-cell>
          <table:table-cell table:style-name="ce96" table:formula="of:=[.G:.G]/([.E133]-[.E132])*30.4375" office:value-type="string" office:string-value="" calcext:value-type="error">
            <text:p>#DIV/0!</text:p>
          </table:table-cell>
          <table:table-cell table:style-name="ce15" table:formula="of:=[$'Dates Ref'.A133]" office:value-type="date" office:date-value="1899-12-30" calcext:value-type="date">
            <text:p>Dec 30, 99</text:p>
          </table:table-cell>
          <table:table-cell table:style-name="ce38" table:formula="of:=[$'kpop wp'.C133]" office:value-type="float" office:value="0" calcext:value-type="float">
            <text:p>0</text:p>
          </table:table-cell>
          <table:table-cell table:formula="of:=[.J133]-[.J132]" office:value-type="float" office:value="0" calcext:value-type="float">
            <text:p>0</text:p>
          </table:table-cell>
          <table:table-cell table:style-name="ce96" table:formula="of:=[.K:.K]/([.I133]-[.I132])*30.4375" office:value-type="string" office:string-value="" calcext:value-type="error">
            <text:p>#DIV/0!</text:p>
          </table:table-cell>
          <table:table-cell table:style-name="ce90" table:formula="of:=[$'Dates Ref'.A133]" office:value-type="date" office:date-value="1899-12-30" calcext:value-type="date">
            <text:p>Dec 30, 99</text:p>
          </table:table-cell>
          <table:table-cell table:style-name="ce101" table:formula="of:=[$'kpop sqw'.C133]" office:value-type="float" office:value="0" calcext:value-type="float">
            <text:p>0</text:p>
          </table:table-cell>
          <table:table-cell table:style-name="Default" table:formula="of:=[.N133]-[.N132]" office:value-type="float" office:value="0" calcext:value-type="float">
            <text:p>0</text:p>
          </table:table-cell>
          <table:table-cell table:style-name="ce96" table:formula="of:=[.O:.O]/([.M133]-[.M132])*30.4375" office:value-type="string" office:string-value="" calcext:value-type="error">
            <text:p>#DIV/0!</text:p>
          </table:table-cell>
          <table:table-cell table:formula="of:=[$'Dates Ref'.R133]" office:value-type="date" office:date-value="1899-12-30" calcext:value-type="date">
            <text:p>Dec 30, 99</text:p>
          </table:table-cell>
          <table:table-cell table:style-name="ce38" table:formula="of:=[$asianfanfics.B133]" office:value-type="float" office:value="0" calcext:value-type="float">
            <text:p>0</text:p>
          </table:table-cell>
          <table:table-cell table:formula="of:=[.R133]-[.R132]" office:value-type="float" office:value="0" calcext:value-type="float">
            <text:p>0</text:p>
          </table:table-cell>
          <table:table-cell table:style-name="ce96" table:formula="of:=[.S:.S]/([.Q133]-[.Q132])*30.4375" office:value-type="string" office:string-value="" calcext:value-type="error">
            <text:p>#DIV/0!</text:p>
          </table:table-cell>
          <table:table-cell table:formula="of:=SUM([.B133]; [.F133]; [.J133]; [.N133]; [.R133])" office:value-type="float" office:value="0" calcext:value-type="float">
            <text:p>0</text:p>
          </table:table-cell>
          <table:table-cell table:formula="of:=[.U133]-[.U132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34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34]" office:value-type="date" office:date-value="1899-12-30" calcext:value-type="date">
            <text:p>Dec 30, 99</text:p>
          </table:table-cell>
          <table:table-cell table:style-name="ce38" table:formula="of:=[$'kpop ao3'.C134]" office:value-type="float" office:value="0" calcext:value-type="float">
            <text:p>0</text:p>
          </table:table-cell>
          <table:table-cell table:formula="of:=[.F134]-[.F133]" office:value-type="float" office:value="0" calcext:value-type="float">
            <text:p>0</text:p>
          </table:table-cell>
          <table:table-cell table:style-name="ce96" table:formula="of:=[.G:.G]/([.E134]-[.E133])*30.4375" office:value-type="string" office:string-value="" calcext:value-type="error">
            <text:p>#DIV/0!</text:p>
          </table:table-cell>
          <table:table-cell table:style-name="ce15" table:formula="of:=[$'Dates Ref'.A134]" office:value-type="date" office:date-value="1899-12-30" calcext:value-type="date">
            <text:p>Dec 30, 99</text:p>
          </table:table-cell>
          <table:table-cell table:style-name="ce38" table:formula="of:=[$'kpop wp'.C134]" office:value-type="float" office:value="0" calcext:value-type="float">
            <text:p>0</text:p>
          </table:table-cell>
          <table:table-cell table:formula="of:=[.J134]-[.J133]" office:value-type="float" office:value="0" calcext:value-type="float">
            <text:p>0</text:p>
          </table:table-cell>
          <table:table-cell table:style-name="ce96" table:formula="of:=[.K:.K]/([.I134]-[.I133])*30.4375" office:value-type="string" office:string-value="" calcext:value-type="error">
            <text:p>#DIV/0!</text:p>
          </table:table-cell>
          <table:table-cell table:style-name="ce90" table:formula="of:=[$'Dates Ref'.A134]" office:value-type="date" office:date-value="1899-12-30" calcext:value-type="date">
            <text:p>Dec 30, 99</text:p>
          </table:table-cell>
          <table:table-cell table:style-name="ce101" table:formula="of:=[$'kpop sqw'.C134]" office:value-type="float" office:value="0" calcext:value-type="float">
            <text:p>0</text:p>
          </table:table-cell>
          <table:table-cell table:style-name="Default" table:formula="of:=[.N134]-[.N133]" office:value-type="float" office:value="0" calcext:value-type="float">
            <text:p>0</text:p>
          </table:table-cell>
          <table:table-cell table:style-name="ce96" table:formula="of:=[.O:.O]/([.M134]-[.M133])*30.4375" office:value-type="string" office:string-value="" calcext:value-type="error">
            <text:p>#DIV/0!</text:p>
          </table:table-cell>
          <table:table-cell table:formula="of:=[$'Dates Ref'.R134]" office:value-type="date" office:date-value="1899-12-30" calcext:value-type="date">
            <text:p>Dec 30, 99</text:p>
          </table:table-cell>
          <table:table-cell table:style-name="ce38" table:formula="of:=[$asianfanfics.B134]" office:value-type="float" office:value="0" calcext:value-type="float">
            <text:p>0</text:p>
          </table:table-cell>
          <table:table-cell table:formula="of:=[.R134]-[.R133]" office:value-type="float" office:value="0" calcext:value-type="float">
            <text:p>0</text:p>
          </table:table-cell>
          <table:table-cell table:style-name="ce96" table:formula="of:=[.S:.S]/([.Q134]-[.Q133])*30.4375" office:value-type="string" office:string-value="" calcext:value-type="error">
            <text:p>#DIV/0!</text:p>
          </table:table-cell>
          <table:table-cell table:formula="of:=SUM([.B134]; [.F134]; [.J134]; [.N134]; [.R134])" office:value-type="float" office:value="0" calcext:value-type="float">
            <text:p>0</text:p>
          </table:table-cell>
          <table:table-cell table:formula="of:=[.U134]-[.U133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35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35]" office:value-type="date" office:date-value="1899-12-30" calcext:value-type="date">
            <text:p>Dec 30, 99</text:p>
          </table:table-cell>
          <table:table-cell table:style-name="ce38" table:formula="of:=[$'kpop ao3'.C135]" office:value-type="float" office:value="0" calcext:value-type="float">
            <text:p>0</text:p>
          </table:table-cell>
          <table:table-cell table:formula="of:=[.F135]-[.F134]" office:value-type="float" office:value="0" calcext:value-type="float">
            <text:p>0</text:p>
          </table:table-cell>
          <table:table-cell table:style-name="ce96" table:formula="of:=[.G:.G]/([.E135]-[.E134])*30.4375" office:value-type="string" office:string-value="" calcext:value-type="error">
            <text:p>#DIV/0!</text:p>
          </table:table-cell>
          <table:table-cell table:style-name="ce15" table:formula="of:=[$'Dates Ref'.A135]" office:value-type="date" office:date-value="1899-12-30" calcext:value-type="date">
            <text:p>Dec 30, 99</text:p>
          </table:table-cell>
          <table:table-cell table:style-name="ce38" table:formula="of:=[$'kpop wp'.C135]" office:value-type="float" office:value="0" calcext:value-type="float">
            <text:p>0</text:p>
          </table:table-cell>
          <table:table-cell table:formula="of:=[.J135]-[.J134]" office:value-type="float" office:value="0" calcext:value-type="float">
            <text:p>0</text:p>
          </table:table-cell>
          <table:table-cell table:style-name="ce96" table:formula="of:=[.K:.K]/([.I135]-[.I134])*30.4375" office:value-type="string" office:string-value="" calcext:value-type="error">
            <text:p>#DIV/0!</text:p>
          </table:table-cell>
          <table:table-cell table:style-name="ce90" table:formula="of:=[$'Dates Ref'.A135]" office:value-type="date" office:date-value="1899-12-30" calcext:value-type="date">
            <text:p>Dec 30, 99</text:p>
          </table:table-cell>
          <table:table-cell table:style-name="ce101" table:formula="of:=[$'kpop sqw'.C135]" office:value-type="float" office:value="0" calcext:value-type="float">
            <text:p>0</text:p>
          </table:table-cell>
          <table:table-cell table:style-name="Default" table:formula="of:=[.N135]-[.N134]" office:value-type="float" office:value="0" calcext:value-type="float">
            <text:p>0</text:p>
          </table:table-cell>
          <table:table-cell table:style-name="ce96" table:formula="of:=[.O:.O]/([.M135]-[.M134])*30.4375" office:value-type="string" office:string-value="" calcext:value-type="error">
            <text:p>#DIV/0!</text:p>
          </table:table-cell>
          <table:table-cell table:formula="of:=[$'Dates Ref'.R135]" office:value-type="date" office:date-value="1899-12-30" calcext:value-type="date">
            <text:p>Dec 30, 99</text:p>
          </table:table-cell>
          <table:table-cell table:style-name="ce38" table:formula="of:=[$asianfanfics.B135]" office:value-type="float" office:value="0" calcext:value-type="float">
            <text:p>0</text:p>
          </table:table-cell>
          <table:table-cell table:formula="of:=[.R135]-[.R134]" office:value-type="float" office:value="0" calcext:value-type="float">
            <text:p>0</text:p>
          </table:table-cell>
          <table:table-cell table:style-name="ce96" table:formula="of:=[.S:.S]/([.Q135]-[.Q134])*30.4375" office:value-type="string" office:string-value="" calcext:value-type="error">
            <text:p>#DIV/0!</text:p>
          </table:table-cell>
          <table:table-cell table:formula="of:=SUM([.B135]; [.F135]; [.J135]; [.N135]; [.R135])" office:value-type="float" office:value="0" calcext:value-type="float">
            <text:p>0</text:p>
          </table:table-cell>
          <table:table-cell table:formula="of:=[.U135]-[.U134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36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36]" office:value-type="date" office:date-value="1899-12-30" calcext:value-type="date">
            <text:p>Dec 30, 99</text:p>
          </table:table-cell>
          <table:table-cell table:style-name="ce38" table:formula="of:=[$'kpop ao3'.C136]" office:value-type="float" office:value="0" calcext:value-type="float">
            <text:p>0</text:p>
          </table:table-cell>
          <table:table-cell table:formula="of:=[.F136]-[.F135]" office:value-type="float" office:value="0" calcext:value-type="float">
            <text:p>0</text:p>
          </table:table-cell>
          <table:table-cell table:style-name="ce96" table:formula="of:=[.G:.G]/([.E136]-[.E135])*30.4375" office:value-type="string" office:string-value="" calcext:value-type="error">
            <text:p>#DIV/0!</text:p>
          </table:table-cell>
          <table:table-cell table:style-name="ce15" table:formula="of:=[$'Dates Ref'.A136]" office:value-type="date" office:date-value="1899-12-30" calcext:value-type="date">
            <text:p>Dec 30, 99</text:p>
          </table:table-cell>
          <table:table-cell table:style-name="ce38" table:formula="of:=[$'kpop wp'.C136]" office:value-type="float" office:value="0" calcext:value-type="float">
            <text:p>0</text:p>
          </table:table-cell>
          <table:table-cell table:formula="of:=[.J136]-[.J135]" office:value-type="float" office:value="0" calcext:value-type="float">
            <text:p>0</text:p>
          </table:table-cell>
          <table:table-cell table:style-name="ce96" table:formula="of:=[.K:.K]/([.I136]-[.I135])*30.4375" office:value-type="string" office:string-value="" calcext:value-type="error">
            <text:p>#DIV/0!</text:p>
          </table:table-cell>
          <table:table-cell table:style-name="ce90" table:formula="of:=[$'Dates Ref'.A136]" office:value-type="date" office:date-value="1899-12-30" calcext:value-type="date">
            <text:p>Dec 30, 99</text:p>
          </table:table-cell>
          <table:table-cell table:style-name="ce101" table:formula="of:=[$'kpop sqw'.C136]" office:value-type="float" office:value="0" calcext:value-type="float">
            <text:p>0</text:p>
          </table:table-cell>
          <table:table-cell table:style-name="Default" table:formula="of:=[.N136]-[.N135]" office:value-type="float" office:value="0" calcext:value-type="float">
            <text:p>0</text:p>
          </table:table-cell>
          <table:table-cell table:style-name="ce96" table:formula="of:=[.O:.O]/([.M136]-[.M135])*30.4375" office:value-type="string" office:string-value="" calcext:value-type="error">
            <text:p>#DIV/0!</text:p>
          </table:table-cell>
          <table:table-cell table:formula="of:=[$'Dates Ref'.R136]" office:value-type="date" office:date-value="1899-12-30" calcext:value-type="date">
            <text:p>Dec 30, 99</text:p>
          </table:table-cell>
          <table:table-cell table:style-name="ce38" table:formula="of:=[$asianfanfics.B136]" office:value-type="float" office:value="0" calcext:value-type="float">
            <text:p>0</text:p>
          </table:table-cell>
          <table:table-cell table:formula="of:=[.R136]-[.R135]" office:value-type="float" office:value="0" calcext:value-type="float">
            <text:p>0</text:p>
          </table:table-cell>
          <table:table-cell table:style-name="ce96" table:formula="of:=[.S:.S]/([.Q136]-[.Q135])*30.4375" office:value-type="string" office:string-value="" calcext:value-type="error">
            <text:p>#DIV/0!</text:p>
          </table:table-cell>
          <table:table-cell table:formula="of:=SUM([.B136]; [.F136]; [.J136]; [.N136]; [.R136])" office:value-type="float" office:value="0" calcext:value-type="float">
            <text:p>0</text:p>
          </table:table-cell>
          <table:table-cell table:formula="of:=[.U136]-[.U135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37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37]" office:value-type="date" office:date-value="1899-12-30" calcext:value-type="date">
            <text:p>Dec 30, 99</text:p>
          </table:table-cell>
          <table:table-cell table:style-name="ce38" table:formula="of:=[$'kpop ao3'.C137]" office:value-type="float" office:value="0" calcext:value-type="float">
            <text:p>0</text:p>
          </table:table-cell>
          <table:table-cell table:formula="of:=[.F137]-[.F136]" office:value-type="float" office:value="0" calcext:value-type="float">
            <text:p>0</text:p>
          </table:table-cell>
          <table:table-cell table:style-name="ce96" table:formula="of:=[.G:.G]/([.E137]-[.E136])*30.4375" office:value-type="string" office:string-value="" calcext:value-type="error">
            <text:p>#DIV/0!</text:p>
          </table:table-cell>
          <table:table-cell table:style-name="ce15" table:formula="of:=[$'Dates Ref'.A137]" office:value-type="date" office:date-value="1899-12-30" calcext:value-type="date">
            <text:p>Dec 30, 99</text:p>
          </table:table-cell>
          <table:table-cell table:style-name="ce38" table:formula="of:=[$'kpop wp'.C137]" office:value-type="float" office:value="0" calcext:value-type="float">
            <text:p>0</text:p>
          </table:table-cell>
          <table:table-cell table:formula="of:=[.J137]-[.J136]" office:value-type="float" office:value="0" calcext:value-type="float">
            <text:p>0</text:p>
          </table:table-cell>
          <table:table-cell table:style-name="ce96" table:formula="of:=[.K:.K]/([.I137]-[.I136])*30.4375" office:value-type="string" office:string-value="" calcext:value-type="error">
            <text:p>#DIV/0!</text:p>
          </table:table-cell>
          <table:table-cell table:style-name="ce90" table:formula="of:=[$'Dates Ref'.A137]" office:value-type="date" office:date-value="1899-12-30" calcext:value-type="date">
            <text:p>Dec 30, 99</text:p>
          </table:table-cell>
          <table:table-cell table:style-name="ce101" table:formula="of:=[$'kpop sqw'.C137]" office:value-type="float" office:value="0" calcext:value-type="float">
            <text:p>0</text:p>
          </table:table-cell>
          <table:table-cell table:style-name="Default" table:formula="of:=[.N137]-[.N136]" office:value-type="float" office:value="0" calcext:value-type="float">
            <text:p>0</text:p>
          </table:table-cell>
          <table:table-cell table:style-name="ce96" table:formula="of:=[.O:.O]/([.M137]-[.M136])*30.4375" office:value-type="string" office:string-value="" calcext:value-type="error">
            <text:p>#DIV/0!</text:p>
          </table:table-cell>
          <table:table-cell table:formula="of:=[$'Dates Ref'.R137]" office:value-type="date" office:date-value="1899-12-30" calcext:value-type="date">
            <text:p>Dec 30, 99</text:p>
          </table:table-cell>
          <table:table-cell table:style-name="ce38" table:formula="of:=[$asianfanfics.B137]" office:value-type="float" office:value="0" calcext:value-type="float">
            <text:p>0</text:p>
          </table:table-cell>
          <table:table-cell table:formula="of:=[.R137]-[.R136]" office:value-type="float" office:value="0" calcext:value-type="float">
            <text:p>0</text:p>
          </table:table-cell>
          <table:table-cell table:style-name="ce96" table:formula="of:=[.S:.S]/([.Q137]-[.Q136])*30.4375" office:value-type="string" office:string-value="" calcext:value-type="error">
            <text:p>#DIV/0!</text:p>
          </table:table-cell>
          <table:table-cell table:formula="of:=SUM([.B137]; [.F137]; [.J137]; [.N137]; [.R137])" office:value-type="float" office:value="0" calcext:value-type="float">
            <text:p>0</text:p>
          </table:table-cell>
          <table:table-cell table:formula="of:=[.U137]-[.U136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38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38]" office:value-type="date" office:date-value="1899-12-30" calcext:value-type="date">
            <text:p>Dec 30, 99</text:p>
          </table:table-cell>
          <table:table-cell table:style-name="ce38" table:formula="of:=[$'kpop ao3'.C138]" office:value-type="float" office:value="0" calcext:value-type="float">
            <text:p>0</text:p>
          </table:table-cell>
          <table:table-cell table:formula="of:=[.F138]-[.F137]" office:value-type="float" office:value="0" calcext:value-type="float">
            <text:p>0</text:p>
          </table:table-cell>
          <table:table-cell table:style-name="ce96" table:formula="of:=[.G:.G]/([.E138]-[.E137])*30.4375" office:value-type="string" office:string-value="" calcext:value-type="error">
            <text:p>#DIV/0!</text:p>
          </table:table-cell>
          <table:table-cell table:style-name="ce15" table:formula="of:=[$'Dates Ref'.A138]" office:value-type="date" office:date-value="1899-12-30" calcext:value-type="date">
            <text:p>Dec 30, 99</text:p>
          </table:table-cell>
          <table:table-cell table:style-name="ce38" table:formula="of:=[$'kpop wp'.C138]" office:value-type="float" office:value="0" calcext:value-type="float">
            <text:p>0</text:p>
          </table:table-cell>
          <table:table-cell table:formula="of:=[.J138]-[.J137]" office:value-type="float" office:value="0" calcext:value-type="float">
            <text:p>0</text:p>
          </table:table-cell>
          <table:table-cell table:style-name="ce96" table:formula="of:=[.K:.K]/([.I138]-[.I137])*30.4375" office:value-type="string" office:string-value="" calcext:value-type="error">
            <text:p>#DIV/0!</text:p>
          </table:table-cell>
          <table:table-cell table:style-name="ce90" table:formula="of:=[$'Dates Ref'.A138]" office:value-type="date" office:date-value="1899-12-30" calcext:value-type="date">
            <text:p>Dec 30, 99</text:p>
          </table:table-cell>
          <table:table-cell table:style-name="ce101" table:formula="of:=[$'kpop sqw'.C138]" office:value-type="float" office:value="0" calcext:value-type="float">
            <text:p>0</text:p>
          </table:table-cell>
          <table:table-cell table:style-name="Default" table:formula="of:=[.N138]-[.N137]" office:value-type="float" office:value="0" calcext:value-type="float">
            <text:p>0</text:p>
          </table:table-cell>
          <table:table-cell table:style-name="ce96" table:formula="of:=[.O:.O]/([.M138]-[.M137])*30.4375" office:value-type="string" office:string-value="" calcext:value-type="error">
            <text:p>#DIV/0!</text:p>
          </table:table-cell>
          <table:table-cell table:formula="of:=[$'Dates Ref'.R138]" office:value-type="date" office:date-value="1899-12-30" calcext:value-type="date">
            <text:p>Dec 30, 99</text:p>
          </table:table-cell>
          <table:table-cell table:style-name="ce38" table:formula="of:=[$asianfanfics.B138]" office:value-type="float" office:value="0" calcext:value-type="float">
            <text:p>0</text:p>
          </table:table-cell>
          <table:table-cell table:formula="of:=[.R138]-[.R137]" office:value-type="float" office:value="0" calcext:value-type="float">
            <text:p>0</text:p>
          </table:table-cell>
          <table:table-cell table:style-name="ce96" table:formula="of:=[.S:.S]/([.Q138]-[.Q137])*30.4375" office:value-type="string" office:string-value="" calcext:value-type="error">
            <text:p>#DIV/0!</text:p>
          </table:table-cell>
          <table:table-cell table:formula="of:=SUM([.B138]; [.F138]; [.J138]; [.N138]; [.R138])" office:value-type="float" office:value="0" calcext:value-type="float">
            <text:p>0</text:p>
          </table:table-cell>
          <table:table-cell table:formula="of:=[.U138]-[.U137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39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39]" office:value-type="date" office:date-value="1899-12-30" calcext:value-type="date">
            <text:p>Dec 30, 99</text:p>
          </table:table-cell>
          <table:table-cell table:style-name="ce38" table:formula="of:=[$'kpop ao3'.C139]" office:value-type="float" office:value="0" calcext:value-type="float">
            <text:p>0</text:p>
          </table:table-cell>
          <table:table-cell table:formula="of:=[.F139]-[.F138]" office:value-type="float" office:value="0" calcext:value-type="float">
            <text:p>0</text:p>
          </table:table-cell>
          <table:table-cell table:style-name="ce96" table:formula="of:=[.G:.G]/([.E139]-[.E138])*30.4375" office:value-type="string" office:string-value="" calcext:value-type="error">
            <text:p>#DIV/0!</text:p>
          </table:table-cell>
          <table:table-cell table:style-name="ce15" table:formula="of:=[$'Dates Ref'.A139]" office:value-type="date" office:date-value="1899-12-30" calcext:value-type="date">
            <text:p>Dec 30, 99</text:p>
          </table:table-cell>
          <table:table-cell table:style-name="ce38" table:formula="of:=[$'kpop wp'.C139]" office:value-type="float" office:value="0" calcext:value-type="float">
            <text:p>0</text:p>
          </table:table-cell>
          <table:table-cell table:formula="of:=[.J139]-[.J138]" office:value-type="float" office:value="0" calcext:value-type="float">
            <text:p>0</text:p>
          </table:table-cell>
          <table:table-cell table:style-name="ce96" table:formula="of:=[.K:.K]/([.I139]-[.I138])*30.4375" office:value-type="string" office:string-value="" calcext:value-type="error">
            <text:p>#DIV/0!</text:p>
          </table:table-cell>
          <table:table-cell table:style-name="ce90" table:formula="of:=[$'Dates Ref'.A139]" office:value-type="date" office:date-value="1899-12-30" calcext:value-type="date">
            <text:p>Dec 30, 99</text:p>
          </table:table-cell>
          <table:table-cell table:style-name="ce101" table:formula="of:=[$'kpop sqw'.C139]" office:value-type="float" office:value="0" calcext:value-type="float">
            <text:p>0</text:p>
          </table:table-cell>
          <table:table-cell table:style-name="Default" table:formula="of:=[.N139]-[.N138]" office:value-type="float" office:value="0" calcext:value-type="float">
            <text:p>0</text:p>
          </table:table-cell>
          <table:table-cell table:style-name="ce96" table:formula="of:=[.O:.O]/([.M139]-[.M138])*30.4375" office:value-type="string" office:string-value="" calcext:value-type="error">
            <text:p>#DIV/0!</text:p>
          </table:table-cell>
          <table:table-cell table:formula="of:=[$'Dates Ref'.R139]" office:value-type="date" office:date-value="1899-12-30" calcext:value-type="date">
            <text:p>Dec 30, 99</text:p>
          </table:table-cell>
          <table:table-cell table:style-name="ce38" table:formula="of:=[$asianfanfics.B139]" office:value-type="float" office:value="0" calcext:value-type="float">
            <text:p>0</text:p>
          </table:table-cell>
          <table:table-cell table:formula="of:=[.R139]-[.R138]" office:value-type="float" office:value="0" calcext:value-type="float">
            <text:p>0</text:p>
          </table:table-cell>
          <table:table-cell table:style-name="ce96" table:formula="of:=[.S:.S]/([.Q139]-[.Q138])*30.4375" office:value-type="string" office:string-value="" calcext:value-type="error">
            <text:p>#DIV/0!</text:p>
          </table:table-cell>
          <table:table-cell table:formula="of:=SUM([.B139]; [.F139]; [.J139]; [.N139]; [.R139])" office:value-type="float" office:value="0" calcext:value-type="float">
            <text:p>0</text:p>
          </table:table-cell>
          <table:table-cell table:formula="of:=[.U139]-[.U138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40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40]" office:value-type="date" office:date-value="1899-12-30" calcext:value-type="date">
            <text:p>Dec 30, 99</text:p>
          </table:table-cell>
          <table:table-cell table:style-name="ce38" table:formula="of:=[$'kpop ao3'.C140]" office:value-type="float" office:value="0" calcext:value-type="float">
            <text:p>0</text:p>
          </table:table-cell>
          <table:table-cell table:formula="of:=[.F140]-[.F139]" office:value-type="float" office:value="0" calcext:value-type="float">
            <text:p>0</text:p>
          </table:table-cell>
          <table:table-cell table:style-name="ce96" table:formula="of:=[.G:.G]/([.E140]-[.E139])*30.4375" office:value-type="string" office:string-value="" calcext:value-type="error">
            <text:p>#DIV/0!</text:p>
          </table:table-cell>
          <table:table-cell table:style-name="ce15" table:formula="of:=[$'Dates Ref'.A140]" office:value-type="date" office:date-value="1899-12-30" calcext:value-type="date">
            <text:p>Dec 30, 99</text:p>
          </table:table-cell>
          <table:table-cell table:style-name="ce38" table:formula="of:=[$'kpop wp'.C140]" office:value-type="float" office:value="0" calcext:value-type="float">
            <text:p>0</text:p>
          </table:table-cell>
          <table:table-cell table:formula="of:=[.J140]-[.J139]" office:value-type="float" office:value="0" calcext:value-type="float">
            <text:p>0</text:p>
          </table:table-cell>
          <table:table-cell table:style-name="ce96" table:formula="of:=[.K:.K]/([.I140]-[.I139])*30.4375" office:value-type="string" office:string-value="" calcext:value-type="error">
            <text:p>#DIV/0!</text:p>
          </table:table-cell>
          <table:table-cell table:style-name="ce90" table:formula="of:=[$'Dates Ref'.A140]" office:value-type="date" office:date-value="1899-12-30" calcext:value-type="date">
            <text:p>Dec 30, 99</text:p>
          </table:table-cell>
          <table:table-cell table:style-name="ce101" table:formula="of:=[$'kpop sqw'.C140]" office:value-type="float" office:value="0" calcext:value-type="float">
            <text:p>0</text:p>
          </table:table-cell>
          <table:table-cell table:style-name="Default" table:formula="of:=[.N140]-[.N139]" office:value-type="float" office:value="0" calcext:value-type="float">
            <text:p>0</text:p>
          </table:table-cell>
          <table:table-cell table:style-name="ce96" table:formula="of:=[.O:.O]/([.M140]-[.M139])*30.4375" office:value-type="string" office:string-value="" calcext:value-type="error">
            <text:p>#DIV/0!</text:p>
          </table:table-cell>
          <table:table-cell table:formula="of:=[$'Dates Ref'.R140]" office:value-type="date" office:date-value="1899-12-30" calcext:value-type="date">
            <text:p>Dec 30, 99</text:p>
          </table:table-cell>
          <table:table-cell table:style-name="ce38" table:formula="of:=[$asianfanfics.B140]" office:value-type="float" office:value="0" calcext:value-type="float">
            <text:p>0</text:p>
          </table:table-cell>
          <table:table-cell table:formula="of:=[.R140]-[.R139]" office:value-type="float" office:value="0" calcext:value-type="float">
            <text:p>0</text:p>
          </table:table-cell>
          <table:table-cell table:style-name="ce96" table:formula="of:=[.S:.S]/([.Q140]-[.Q139])*30.4375" office:value-type="string" office:string-value="" calcext:value-type="error">
            <text:p>#DIV/0!</text:p>
          </table:table-cell>
          <table:table-cell table:formula="of:=SUM([.B140]; [.F140]; [.J140]; [.N140]; [.R140])" office:value-type="float" office:value="0" calcext:value-type="float">
            <text:p>0</text:p>
          </table:table-cell>
          <table:table-cell table:formula="of:=[.U140]-[.U139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41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41]" office:value-type="date" office:date-value="1899-12-30" calcext:value-type="date">
            <text:p>Dec 30, 99</text:p>
          </table:table-cell>
          <table:table-cell table:style-name="ce38" table:formula="of:=[$'kpop ao3'.C141]" office:value-type="float" office:value="0" calcext:value-type="float">
            <text:p>0</text:p>
          </table:table-cell>
          <table:table-cell table:formula="of:=[.F141]-[.F140]" office:value-type="float" office:value="0" calcext:value-type="float">
            <text:p>0</text:p>
          </table:table-cell>
          <table:table-cell table:style-name="ce96" table:formula="of:=[.G:.G]/([.E141]-[.E140])*30.4375" office:value-type="string" office:string-value="" calcext:value-type="error">
            <text:p>#DIV/0!</text:p>
          </table:table-cell>
          <table:table-cell table:style-name="ce15" table:formula="of:=[$'Dates Ref'.A141]" office:value-type="date" office:date-value="1899-12-30" calcext:value-type="date">
            <text:p>Dec 30, 99</text:p>
          </table:table-cell>
          <table:table-cell table:style-name="ce38" table:formula="of:=[$'kpop wp'.C141]" office:value-type="float" office:value="0" calcext:value-type="float">
            <text:p>0</text:p>
          </table:table-cell>
          <table:table-cell table:formula="of:=[.J141]-[.J140]" office:value-type="float" office:value="0" calcext:value-type="float">
            <text:p>0</text:p>
          </table:table-cell>
          <table:table-cell table:style-name="ce96" table:formula="of:=[.K:.K]/([.I141]-[.I140])*30.4375" office:value-type="string" office:string-value="" calcext:value-type="error">
            <text:p>#DIV/0!</text:p>
          </table:table-cell>
          <table:table-cell table:style-name="ce90" table:formula="of:=[$'Dates Ref'.A141]" office:value-type="date" office:date-value="1899-12-30" calcext:value-type="date">
            <text:p>Dec 30, 99</text:p>
          </table:table-cell>
          <table:table-cell table:style-name="ce101" table:formula="of:=[$'kpop sqw'.C141]" office:value-type="float" office:value="0" calcext:value-type="float">
            <text:p>0</text:p>
          </table:table-cell>
          <table:table-cell table:style-name="Default" table:formula="of:=[.N141]-[.N140]" office:value-type="float" office:value="0" calcext:value-type="float">
            <text:p>0</text:p>
          </table:table-cell>
          <table:table-cell table:style-name="ce96" table:formula="of:=[.O:.O]/([.M141]-[.M140])*30.4375" office:value-type="string" office:string-value="" calcext:value-type="error">
            <text:p>#DIV/0!</text:p>
          </table:table-cell>
          <table:table-cell table:formula="of:=[$'Dates Ref'.R141]" office:value-type="date" office:date-value="1899-12-30" calcext:value-type="date">
            <text:p>Dec 30, 99</text:p>
          </table:table-cell>
          <table:table-cell table:style-name="ce38" table:formula="of:=[$asianfanfics.B141]" office:value-type="float" office:value="0" calcext:value-type="float">
            <text:p>0</text:p>
          </table:table-cell>
          <table:table-cell table:formula="of:=[.R141]-[.R140]" office:value-type="float" office:value="0" calcext:value-type="float">
            <text:p>0</text:p>
          </table:table-cell>
          <table:table-cell table:style-name="ce96" table:formula="of:=[.S:.S]/([.Q141]-[.Q140])*30.4375" office:value-type="string" office:string-value="" calcext:value-type="error">
            <text:p>#DIV/0!</text:p>
          </table:table-cell>
          <table:table-cell table:formula="of:=SUM([.B141]; [.F141]; [.J141]; [.N141]; [.R141])" office:value-type="float" office:value="0" calcext:value-type="float">
            <text:p>0</text:p>
          </table:table-cell>
          <table:table-cell table:formula="of:=[.U141]-[.U140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42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42]" office:value-type="date" office:date-value="1899-12-30" calcext:value-type="date">
            <text:p>Dec 30, 99</text:p>
          </table:table-cell>
          <table:table-cell table:style-name="ce38" table:formula="of:=[$'kpop ao3'.C142]" office:value-type="float" office:value="0" calcext:value-type="float">
            <text:p>0</text:p>
          </table:table-cell>
          <table:table-cell table:formula="of:=[.F142]-[.F141]" office:value-type="float" office:value="0" calcext:value-type="float">
            <text:p>0</text:p>
          </table:table-cell>
          <table:table-cell table:style-name="ce96" table:formula="of:=[.G:.G]/([.E142]-[.E141])*30.4375" office:value-type="string" office:string-value="" calcext:value-type="error">
            <text:p>#DIV/0!</text:p>
          </table:table-cell>
          <table:table-cell table:style-name="ce15" table:formula="of:=[$'Dates Ref'.A142]" office:value-type="date" office:date-value="1899-12-30" calcext:value-type="date">
            <text:p>Dec 30, 99</text:p>
          </table:table-cell>
          <table:table-cell table:style-name="ce38" table:formula="of:=[$'kpop wp'.C142]" office:value-type="float" office:value="0" calcext:value-type="float">
            <text:p>0</text:p>
          </table:table-cell>
          <table:table-cell table:formula="of:=[.J142]-[.J141]" office:value-type="float" office:value="0" calcext:value-type="float">
            <text:p>0</text:p>
          </table:table-cell>
          <table:table-cell table:style-name="ce96" table:formula="of:=[.K:.K]/([.I142]-[.I141])*30.4375" office:value-type="string" office:string-value="" calcext:value-type="error">
            <text:p>#DIV/0!</text:p>
          </table:table-cell>
          <table:table-cell table:style-name="ce90" table:formula="of:=[$'Dates Ref'.A142]" office:value-type="date" office:date-value="1899-12-30" calcext:value-type="date">
            <text:p>Dec 30, 99</text:p>
          </table:table-cell>
          <table:table-cell table:style-name="ce101" table:formula="of:=[$'kpop sqw'.C142]" office:value-type="float" office:value="0" calcext:value-type="float">
            <text:p>0</text:p>
          </table:table-cell>
          <table:table-cell table:style-name="Default" table:formula="of:=[.N142]-[.N141]" office:value-type="float" office:value="0" calcext:value-type="float">
            <text:p>0</text:p>
          </table:table-cell>
          <table:table-cell table:style-name="ce96" table:formula="of:=[.O:.O]/([.M142]-[.M141])*30.4375" office:value-type="string" office:string-value="" calcext:value-type="error">
            <text:p>#DIV/0!</text:p>
          </table:table-cell>
          <table:table-cell table:formula="of:=[$'Dates Ref'.R142]" office:value-type="date" office:date-value="1899-12-30" calcext:value-type="date">
            <text:p>Dec 30, 99</text:p>
          </table:table-cell>
          <table:table-cell table:style-name="ce38" table:formula="of:=[$asianfanfics.B142]" office:value-type="float" office:value="0" calcext:value-type="float">
            <text:p>0</text:p>
          </table:table-cell>
          <table:table-cell table:formula="of:=[.R142]-[.R141]" office:value-type="float" office:value="0" calcext:value-type="float">
            <text:p>0</text:p>
          </table:table-cell>
          <table:table-cell table:style-name="ce96" table:formula="of:=[.S:.S]/([.Q142]-[.Q141])*30.4375" office:value-type="string" office:string-value="" calcext:value-type="error">
            <text:p>#DIV/0!</text:p>
          </table:table-cell>
          <table:table-cell table:formula="of:=SUM([.B142]; [.F142]; [.J142]; [.N142]; [.R142])" office:value-type="float" office:value="0" calcext:value-type="float">
            <text:p>0</text:p>
          </table:table-cell>
          <table:table-cell table:formula="of:=[.U142]-[.U141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43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43]" office:value-type="date" office:date-value="1899-12-30" calcext:value-type="date">
            <text:p>Dec 30, 99</text:p>
          </table:table-cell>
          <table:table-cell table:style-name="ce38" table:formula="of:=[$'kpop ao3'.C143]" office:value-type="float" office:value="0" calcext:value-type="float">
            <text:p>0</text:p>
          </table:table-cell>
          <table:table-cell table:formula="of:=[.F143]-[.F142]" office:value-type="float" office:value="0" calcext:value-type="float">
            <text:p>0</text:p>
          </table:table-cell>
          <table:table-cell table:style-name="ce96" table:formula="of:=[.G:.G]/([.E143]-[.E142])*30.4375" office:value-type="string" office:string-value="" calcext:value-type="error">
            <text:p>#DIV/0!</text:p>
          </table:table-cell>
          <table:table-cell table:style-name="ce15" table:formula="of:=[$'Dates Ref'.A143]" office:value-type="date" office:date-value="1899-12-30" calcext:value-type="date">
            <text:p>Dec 30, 99</text:p>
          </table:table-cell>
          <table:table-cell table:style-name="ce38" table:formula="of:=[$'kpop wp'.C143]" office:value-type="float" office:value="0" calcext:value-type="float">
            <text:p>0</text:p>
          </table:table-cell>
          <table:table-cell table:formula="of:=[.J143]-[.J142]" office:value-type="float" office:value="0" calcext:value-type="float">
            <text:p>0</text:p>
          </table:table-cell>
          <table:table-cell table:style-name="ce96" table:formula="of:=[.K:.K]/([.I143]-[.I142])*30.4375" office:value-type="string" office:string-value="" calcext:value-type="error">
            <text:p>#DIV/0!</text:p>
          </table:table-cell>
          <table:table-cell table:style-name="ce90" table:formula="of:=[$'Dates Ref'.A143]" office:value-type="date" office:date-value="1899-12-30" calcext:value-type="date">
            <text:p>Dec 30, 99</text:p>
          </table:table-cell>
          <table:table-cell table:style-name="ce101" table:formula="of:=[$'kpop sqw'.C143]" office:value-type="float" office:value="0" calcext:value-type="float">
            <text:p>0</text:p>
          </table:table-cell>
          <table:table-cell table:style-name="Default" table:formula="of:=[.N143]-[.N142]" office:value-type="float" office:value="0" calcext:value-type="float">
            <text:p>0</text:p>
          </table:table-cell>
          <table:table-cell table:style-name="ce96" table:formula="of:=[.O:.O]/([.M143]-[.M142])*30.4375" office:value-type="string" office:string-value="" calcext:value-type="error">
            <text:p>#DIV/0!</text:p>
          </table:table-cell>
          <table:table-cell table:formula="of:=[$'Dates Ref'.R143]" office:value-type="date" office:date-value="1899-12-30" calcext:value-type="date">
            <text:p>Dec 30, 99</text:p>
          </table:table-cell>
          <table:table-cell table:style-name="ce38" table:formula="of:=[$asianfanfics.B143]" office:value-type="float" office:value="0" calcext:value-type="float">
            <text:p>0</text:p>
          </table:table-cell>
          <table:table-cell table:formula="of:=[.R143]-[.R142]" office:value-type="float" office:value="0" calcext:value-type="float">
            <text:p>0</text:p>
          </table:table-cell>
          <table:table-cell table:style-name="ce96" table:formula="of:=[.S:.S]/([.Q143]-[.Q142])*30.4375" office:value-type="string" office:string-value="" calcext:value-type="error">
            <text:p>#DIV/0!</text:p>
          </table:table-cell>
          <table:table-cell table:formula="of:=SUM([.B143]; [.F143]; [.J143]; [.N143]; [.R143])" office:value-type="float" office:value="0" calcext:value-type="float">
            <text:p>0</text:p>
          </table:table-cell>
          <table:table-cell table:formula="of:=[.U143]-[.U142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44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44]" office:value-type="date" office:date-value="1899-12-30" calcext:value-type="date">
            <text:p>Dec 30, 99</text:p>
          </table:table-cell>
          <table:table-cell table:style-name="ce38" table:formula="of:=[$'kpop ao3'.C144]" office:value-type="float" office:value="0" calcext:value-type="float">
            <text:p>0</text:p>
          </table:table-cell>
          <table:table-cell table:formula="of:=[.F144]-[.F143]" office:value-type="float" office:value="0" calcext:value-type="float">
            <text:p>0</text:p>
          </table:table-cell>
          <table:table-cell table:style-name="ce96" table:formula="of:=[.G:.G]/([.E144]-[.E143])*30.4375" office:value-type="string" office:string-value="" calcext:value-type="error">
            <text:p>#DIV/0!</text:p>
          </table:table-cell>
          <table:table-cell table:style-name="ce15" table:formula="of:=[$'Dates Ref'.A144]" office:value-type="date" office:date-value="1899-12-30" calcext:value-type="date">
            <text:p>Dec 30, 99</text:p>
          </table:table-cell>
          <table:table-cell table:style-name="ce38" table:formula="of:=[$'kpop wp'.C144]" office:value-type="float" office:value="0" calcext:value-type="float">
            <text:p>0</text:p>
          </table:table-cell>
          <table:table-cell table:formula="of:=[.J144]-[.J143]" office:value-type="float" office:value="0" calcext:value-type="float">
            <text:p>0</text:p>
          </table:table-cell>
          <table:table-cell table:style-name="ce96" table:formula="of:=[.K:.K]/([.I144]-[.I143])*30.4375" office:value-type="string" office:string-value="" calcext:value-type="error">
            <text:p>#DIV/0!</text:p>
          </table:table-cell>
          <table:table-cell table:style-name="ce90" table:formula="of:=[$'Dates Ref'.A144]" office:value-type="date" office:date-value="1899-12-30" calcext:value-type="date">
            <text:p>Dec 30, 99</text:p>
          </table:table-cell>
          <table:table-cell table:style-name="ce101" table:formula="of:=[$'kpop sqw'.C144]" office:value-type="float" office:value="0" calcext:value-type="float">
            <text:p>0</text:p>
          </table:table-cell>
          <table:table-cell table:style-name="Default" table:formula="of:=[.N144]-[.N143]" office:value-type="float" office:value="0" calcext:value-type="float">
            <text:p>0</text:p>
          </table:table-cell>
          <table:table-cell table:style-name="ce96" table:formula="of:=[.O:.O]/([.M144]-[.M143])*30.4375" office:value-type="string" office:string-value="" calcext:value-type="error">
            <text:p>#DIV/0!</text:p>
          </table:table-cell>
          <table:table-cell table:formula="of:=[$'Dates Ref'.R144]" office:value-type="date" office:date-value="1899-12-30" calcext:value-type="date">
            <text:p>Dec 30, 99</text:p>
          </table:table-cell>
          <table:table-cell table:style-name="ce38" table:formula="of:=[$asianfanfics.B144]" office:value-type="float" office:value="0" calcext:value-type="float">
            <text:p>0</text:p>
          </table:table-cell>
          <table:table-cell table:formula="of:=[.R144]-[.R143]" office:value-type="float" office:value="0" calcext:value-type="float">
            <text:p>0</text:p>
          </table:table-cell>
          <table:table-cell table:style-name="ce96" table:formula="of:=[.S:.S]/([.Q144]-[.Q143])*30.4375" office:value-type="string" office:string-value="" calcext:value-type="error">
            <text:p>#DIV/0!</text:p>
          </table:table-cell>
          <table:table-cell table:formula="of:=SUM([.B144]; [.F144]; [.J144]; [.N144]; [.R144])" office:value-type="float" office:value="0" calcext:value-type="float">
            <text:p>0</text:p>
          </table:table-cell>
          <table:table-cell table:formula="of:=[.U144]-[.U143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45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45]" office:value-type="date" office:date-value="1899-12-30" calcext:value-type="date">
            <text:p>Dec 30, 99</text:p>
          </table:table-cell>
          <table:table-cell table:style-name="ce38" table:formula="of:=[$'kpop ao3'.C145]" office:value-type="float" office:value="0" calcext:value-type="float">
            <text:p>0</text:p>
          </table:table-cell>
          <table:table-cell table:formula="of:=[.F145]-[.F144]" office:value-type="float" office:value="0" calcext:value-type="float">
            <text:p>0</text:p>
          </table:table-cell>
          <table:table-cell table:style-name="ce96" table:formula="of:=[.G:.G]/([.E145]-[.E144])*30.4375" office:value-type="string" office:string-value="" calcext:value-type="error">
            <text:p>#DIV/0!</text:p>
          </table:table-cell>
          <table:table-cell table:style-name="ce15" table:formula="of:=[$'Dates Ref'.A145]" office:value-type="date" office:date-value="1899-12-30" calcext:value-type="date">
            <text:p>Dec 30, 99</text:p>
          </table:table-cell>
          <table:table-cell table:style-name="ce38" table:formula="of:=[$'kpop wp'.C145]" office:value-type="float" office:value="0" calcext:value-type="float">
            <text:p>0</text:p>
          </table:table-cell>
          <table:table-cell table:formula="of:=[.J145]-[.J144]" office:value-type="float" office:value="0" calcext:value-type="float">
            <text:p>0</text:p>
          </table:table-cell>
          <table:table-cell table:style-name="ce96" table:formula="of:=[.K:.K]/([.I145]-[.I144])*30.4375" office:value-type="string" office:string-value="" calcext:value-type="error">
            <text:p>#DIV/0!</text:p>
          </table:table-cell>
          <table:table-cell table:style-name="ce90" table:formula="of:=[$'Dates Ref'.A145]" office:value-type="date" office:date-value="1899-12-30" calcext:value-type="date">
            <text:p>Dec 30, 99</text:p>
          </table:table-cell>
          <table:table-cell table:style-name="ce101" table:formula="of:=[$'kpop sqw'.C145]" office:value-type="float" office:value="0" calcext:value-type="float">
            <text:p>0</text:p>
          </table:table-cell>
          <table:table-cell table:style-name="Default" table:formula="of:=[.N145]-[.N144]" office:value-type="float" office:value="0" calcext:value-type="float">
            <text:p>0</text:p>
          </table:table-cell>
          <table:table-cell table:style-name="ce96" table:formula="of:=[.O:.O]/([.M145]-[.M144])*30.4375" office:value-type="string" office:string-value="" calcext:value-type="error">
            <text:p>#DIV/0!</text:p>
          </table:table-cell>
          <table:table-cell table:formula="of:=[$'Dates Ref'.R145]" office:value-type="date" office:date-value="1899-12-30" calcext:value-type="date">
            <text:p>Dec 30, 99</text:p>
          </table:table-cell>
          <table:table-cell table:style-name="ce38" table:formula="of:=[$asianfanfics.B145]" office:value-type="float" office:value="0" calcext:value-type="float">
            <text:p>0</text:p>
          </table:table-cell>
          <table:table-cell table:formula="of:=[.R145]-[.R144]" office:value-type="float" office:value="0" calcext:value-type="float">
            <text:p>0</text:p>
          </table:table-cell>
          <table:table-cell table:style-name="ce96" table:formula="of:=[.S:.S]/([.Q145]-[.Q144])*30.4375" office:value-type="string" office:string-value="" calcext:value-type="error">
            <text:p>#DIV/0!</text:p>
          </table:table-cell>
          <table:table-cell table:formula="of:=SUM([.B145]; [.F145]; [.J145]; [.N145]; [.R145])" office:value-type="float" office:value="0" calcext:value-type="float">
            <text:p>0</text:p>
          </table:table-cell>
          <table:table-cell table:formula="of:=[.U145]-[.U144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46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46]" office:value-type="date" office:date-value="1899-12-30" calcext:value-type="date">
            <text:p>Dec 30, 99</text:p>
          </table:table-cell>
          <table:table-cell table:style-name="ce38" table:formula="of:=[$'kpop ao3'.C146]" office:value-type="float" office:value="0" calcext:value-type="float">
            <text:p>0</text:p>
          </table:table-cell>
          <table:table-cell table:formula="of:=[.F146]-[.F145]" office:value-type="float" office:value="0" calcext:value-type="float">
            <text:p>0</text:p>
          </table:table-cell>
          <table:table-cell table:style-name="ce96" table:formula="of:=[.G:.G]/([.E146]-[.E145])*30.4375" office:value-type="string" office:string-value="" calcext:value-type="error">
            <text:p>#DIV/0!</text:p>
          </table:table-cell>
          <table:table-cell table:style-name="ce15" table:formula="of:=[$'Dates Ref'.A146]" office:value-type="date" office:date-value="1899-12-30" calcext:value-type="date">
            <text:p>Dec 30, 99</text:p>
          </table:table-cell>
          <table:table-cell table:style-name="ce38" table:formula="of:=[$'kpop wp'.C146]" office:value-type="float" office:value="0" calcext:value-type="float">
            <text:p>0</text:p>
          </table:table-cell>
          <table:table-cell table:formula="of:=[.J146]-[.J145]" office:value-type="float" office:value="0" calcext:value-type="float">
            <text:p>0</text:p>
          </table:table-cell>
          <table:table-cell table:style-name="ce96" table:formula="of:=[.K:.K]/([.I146]-[.I145])*30.4375" office:value-type="string" office:string-value="" calcext:value-type="error">
            <text:p>#DIV/0!</text:p>
          </table:table-cell>
          <table:table-cell table:style-name="ce90" table:formula="of:=[$'Dates Ref'.A146]" office:value-type="date" office:date-value="1899-12-30" calcext:value-type="date">
            <text:p>Dec 30, 99</text:p>
          </table:table-cell>
          <table:table-cell table:style-name="ce101" table:formula="of:=[$'kpop sqw'.C146]" office:value-type="float" office:value="0" calcext:value-type="float">
            <text:p>0</text:p>
          </table:table-cell>
          <table:table-cell table:style-name="Default" table:formula="of:=[.N146]-[.N145]" office:value-type="float" office:value="0" calcext:value-type="float">
            <text:p>0</text:p>
          </table:table-cell>
          <table:table-cell table:style-name="ce96" table:formula="of:=[.O:.O]/([.M146]-[.M145])*30.4375" office:value-type="string" office:string-value="" calcext:value-type="error">
            <text:p>#DIV/0!</text:p>
          </table:table-cell>
          <table:table-cell table:formula="of:=[$'Dates Ref'.R146]" office:value-type="date" office:date-value="1899-12-30" calcext:value-type="date">
            <text:p>Dec 30, 99</text:p>
          </table:table-cell>
          <table:table-cell table:style-name="ce38" table:formula="of:=[$asianfanfics.B146]" office:value-type="float" office:value="0" calcext:value-type="float">
            <text:p>0</text:p>
          </table:table-cell>
          <table:table-cell table:formula="of:=[.R146]-[.R145]" office:value-type="float" office:value="0" calcext:value-type="float">
            <text:p>0</text:p>
          </table:table-cell>
          <table:table-cell table:style-name="ce96" table:formula="of:=[.S:.S]/([.Q146]-[.Q145])*30.4375" office:value-type="string" office:string-value="" calcext:value-type="error">
            <text:p>#DIV/0!</text:p>
          </table:table-cell>
          <table:table-cell table:formula="of:=SUM([.B146]; [.F146]; [.J146]; [.N146]; [.R146])" office:value-type="float" office:value="0" calcext:value-type="float">
            <text:p>0</text:p>
          </table:table-cell>
          <table:table-cell table:formula="of:=[.U146]-[.U145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47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47]" office:value-type="date" office:date-value="1899-12-30" calcext:value-type="date">
            <text:p>Dec 30, 99</text:p>
          </table:table-cell>
          <table:table-cell table:style-name="ce38" table:formula="of:=[$'kpop ao3'.C147]" office:value-type="float" office:value="0" calcext:value-type="float">
            <text:p>0</text:p>
          </table:table-cell>
          <table:table-cell table:formula="of:=[.F147]-[.F146]" office:value-type="float" office:value="0" calcext:value-type="float">
            <text:p>0</text:p>
          </table:table-cell>
          <table:table-cell table:style-name="ce96" table:formula="of:=[.G:.G]/([.E147]-[.E146])*30.4375" office:value-type="string" office:string-value="" calcext:value-type="error">
            <text:p>#DIV/0!</text:p>
          </table:table-cell>
          <table:table-cell table:style-name="ce15" table:formula="of:=[$'Dates Ref'.A147]" office:value-type="date" office:date-value="1899-12-30" calcext:value-type="date">
            <text:p>Dec 30, 99</text:p>
          </table:table-cell>
          <table:table-cell table:style-name="ce38" table:formula="of:=[$'kpop wp'.C147]" office:value-type="float" office:value="0" calcext:value-type="float">
            <text:p>0</text:p>
          </table:table-cell>
          <table:table-cell table:formula="of:=[.J147]-[.J146]" office:value-type="float" office:value="0" calcext:value-type="float">
            <text:p>0</text:p>
          </table:table-cell>
          <table:table-cell table:style-name="ce96" table:formula="of:=[.K:.K]/([.I147]-[.I146])*30.4375" office:value-type="string" office:string-value="" calcext:value-type="error">
            <text:p>#DIV/0!</text:p>
          </table:table-cell>
          <table:table-cell table:style-name="ce90" table:formula="of:=[$'Dates Ref'.A147]" office:value-type="date" office:date-value="1899-12-30" calcext:value-type="date">
            <text:p>Dec 30, 99</text:p>
          </table:table-cell>
          <table:table-cell table:style-name="ce101" table:formula="of:=[$'kpop sqw'.C147]" office:value-type="float" office:value="0" calcext:value-type="float">
            <text:p>0</text:p>
          </table:table-cell>
          <table:table-cell table:style-name="Default" table:formula="of:=[.N147]-[.N146]" office:value-type="float" office:value="0" calcext:value-type="float">
            <text:p>0</text:p>
          </table:table-cell>
          <table:table-cell table:style-name="ce96" table:formula="of:=[.O:.O]/([.M147]-[.M146])*30.4375" office:value-type="string" office:string-value="" calcext:value-type="error">
            <text:p>#DIV/0!</text:p>
          </table:table-cell>
          <table:table-cell table:formula="of:=[$'Dates Ref'.R147]" office:value-type="date" office:date-value="1899-12-30" calcext:value-type="date">
            <text:p>Dec 30, 99</text:p>
          </table:table-cell>
          <table:table-cell table:style-name="ce38" table:formula="of:=[$asianfanfics.B147]" office:value-type="float" office:value="0" calcext:value-type="float">
            <text:p>0</text:p>
          </table:table-cell>
          <table:table-cell table:formula="of:=[.R147]-[.R146]" office:value-type="float" office:value="0" calcext:value-type="float">
            <text:p>0</text:p>
          </table:table-cell>
          <table:table-cell table:style-name="ce96" table:formula="of:=[.S:.S]/([.Q147]-[.Q146])*30.4375" office:value-type="string" office:string-value="" calcext:value-type="error">
            <text:p>#DIV/0!</text:p>
          </table:table-cell>
          <table:table-cell table:formula="of:=SUM([.B147]; [.F147]; [.J147]; [.N147]; [.R147])" office:value-type="float" office:value="0" calcext:value-type="float">
            <text:p>0</text:p>
          </table:table-cell>
          <table:table-cell table:formula="of:=[.U147]-[.U146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48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48]" office:value-type="date" office:date-value="1899-12-30" calcext:value-type="date">
            <text:p>Dec 30, 99</text:p>
          </table:table-cell>
          <table:table-cell table:style-name="ce38" table:formula="of:=[$'kpop ao3'.C148]" office:value-type="float" office:value="0" calcext:value-type="float">
            <text:p>0</text:p>
          </table:table-cell>
          <table:table-cell table:formula="of:=[.F148]-[.F147]" office:value-type="float" office:value="0" calcext:value-type="float">
            <text:p>0</text:p>
          </table:table-cell>
          <table:table-cell table:style-name="ce96" table:formula="of:=[.G:.G]/([.E148]-[.E147])*30.4375" office:value-type="string" office:string-value="" calcext:value-type="error">
            <text:p>#DIV/0!</text:p>
          </table:table-cell>
          <table:table-cell table:style-name="ce15" table:formula="of:=[$'Dates Ref'.A148]" office:value-type="date" office:date-value="1899-12-30" calcext:value-type="date">
            <text:p>Dec 30, 99</text:p>
          </table:table-cell>
          <table:table-cell table:style-name="ce38" table:formula="of:=[$'kpop wp'.C148]" office:value-type="float" office:value="0" calcext:value-type="float">
            <text:p>0</text:p>
          </table:table-cell>
          <table:table-cell table:formula="of:=[.J148]-[.J147]" office:value-type="float" office:value="0" calcext:value-type="float">
            <text:p>0</text:p>
          </table:table-cell>
          <table:table-cell table:style-name="ce96" table:formula="of:=[.K:.K]/([.I148]-[.I147])*30.4375" office:value-type="string" office:string-value="" calcext:value-type="error">
            <text:p>#DIV/0!</text:p>
          </table:table-cell>
          <table:table-cell table:style-name="ce90" table:formula="of:=[$'Dates Ref'.A148]" office:value-type="date" office:date-value="1899-12-30" calcext:value-type="date">
            <text:p>Dec 30, 99</text:p>
          </table:table-cell>
          <table:table-cell table:style-name="ce101" table:formula="of:=[$'kpop sqw'.C148]" office:value-type="float" office:value="0" calcext:value-type="float">
            <text:p>0</text:p>
          </table:table-cell>
          <table:table-cell table:style-name="Default" table:formula="of:=[.N148]-[.N147]" office:value-type="float" office:value="0" calcext:value-type="float">
            <text:p>0</text:p>
          </table:table-cell>
          <table:table-cell table:style-name="ce96" table:formula="of:=[.O:.O]/([.M148]-[.M147])*30.4375" office:value-type="string" office:string-value="" calcext:value-type="error">
            <text:p>#DIV/0!</text:p>
          </table:table-cell>
          <table:table-cell table:formula="of:=[$'Dates Ref'.R148]" office:value-type="date" office:date-value="1899-12-30" calcext:value-type="date">
            <text:p>Dec 30, 99</text:p>
          </table:table-cell>
          <table:table-cell table:style-name="ce38" table:formula="of:=[$asianfanfics.B148]" office:value-type="float" office:value="0" calcext:value-type="float">
            <text:p>0</text:p>
          </table:table-cell>
          <table:table-cell table:formula="of:=[.R148]-[.R147]" office:value-type="float" office:value="0" calcext:value-type="float">
            <text:p>0</text:p>
          </table:table-cell>
          <table:table-cell table:style-name="ce96" table:formula="of:=[.S:.S]/([.Q148]-[.Q147])*30.4375" office:value-type="string" office:string-value="" calcext:value-type="error">
            <text:p>#DIV/0!</text:p>
          </table:table-cell>
          <table:table-cell table:formula="of:=SUM([.B148]; [.F148]; [.J148]; [.N148]; [.R148])" office:value-type="float" office:value="0" calcext:value-type="float">
            <text:p>0</text:p>
          </table:table-cell>
          <table:table-cell table:formula="of:=[.U148]-[.U147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49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49]" office:value-type="date" office:date-value="1899-12-30" calcext:value-type="date">
            <text:p>Dec 30, 99</text:p>
          </table:table-cell>
          <table:table-cell table:style-name="ce38" table:formula="of:=[$'kpop ao3'.C149]" office:value-type="float" office:value="0" calcext:value-type="float">
            <text:p>0</text:p>
          </table:table-cell>
          <table:table-cell table:formula="of:=[.F149]-[.F148]" office:value-type="float" office:value="0" calcext:value-type="float">
            <text:p>0</text:p>
          </table:table-cell>
          <table:table-cell table:style-name="ce96" table:formula="of:=[.G:.G]/([.E149]-[.E148])*30.4375" office:value-type="string" office:string-value="" calcext:value-type="error">
            <text:p>#DIV/0!</text:p>
          </table:table-cell>
          <table:table-cell table:style-name="ce15" table:formula="of:=[$'Dates Ref'.A149]" office:value-type="date" office:date-value="1899-12-30" calcext:value-type="date">
            <text:p>Dec 30, 99</text:p>
          </table:table-cell>
          <table:table-cell table:style-name="ce38" table:formula="of:=[$'kpop wp'.C149]" office:value-type="float" office:value="0" calcext:value-type="float">
            <text:p>0</text:p>
          </table:table-cell>
          <table:table-cell table:formula="of:=[.J149]-[.J148]" office:value-type="float" office:value="0" calcext:value-type="float">
            <text:p>0</text:p>
          </table:table-cell>
          <table:table-cell table:style-name="ce96" table:formula="of:=[.K:.K]/([.I149]-[.I148])*30.4375" office:value-type="string" office:string-value="" calcext:value-type="error">
            <text:p>#DIV/0!</text:p>
          </table:table-cell>
          <table:table-cell table:style-name="ce90" table:formula="of:=[$'Dates Ref'.A149]" office:value-type="date" office:date-value="1899-12-30" calcext:value-type="date">
            <text:p>Dec 30, 99</text:p>
          </table:table-cell>
          <table:table-cell table:style-name="ce101" table:formula="of:=[$'kpop sqw'.C149]" office:value-type="float" office:value="0" calcext:value-type="float">
            <text:p>0</text:p>
          </table:table-cell>
          <table:table-cell table:style-name="Default" table:formula="of:=[.N149]-[.N148]" office:value-type="float" office:value="0" calcext:value-type="float">
            <text:p>0</text:p>
          </table:table-cell>
          <table:table-cell table:style-name="ce96" table:formula="of:=[.O:.O]/([.M149]-[.M148])*30.4375" office:value-type="string" office:string-value="" calcext:value-type="error">
            <text:p>#DIV/0!</text:p>
          </table:table-cell>
          <table:table-cell table:formula="of:=[$'Dates Ref'.R149]" office:value-type="date" office:date-value="1899-12-30" calcext:value-type="date">
            <text:p>Dec 30, 99</text:p>
          </table:table-cell>
          <table:table-cell table:style-name="ce38" table:formula="of:=[$asianfanfics.B149]" office:value-type="float" office:value="0" calcext:value-type="float">
            <text:p>0</text:p>
          </table:table-cell>
          <table:table-cell table:formula="of:=[.R149]-[.R148]" office:value-type="float" office:value="0" calcext:value-type="float">
            <text:p>0</text:p>
          </table:table-cell>
          <table:table-cell table:style-name="ce96" table:formula="of:=[.S:.S]/([.Q149]-[.Q148])*30.4375" office:value-type="string" office:string-value="" calcext:value-type="error">
            <text:p>#DIV/0!</text:p>
          </table:table-cell>
          <table:table-cell table:formula="of:=SUM([.B149]; [.F149]; [.J149]; [.N149]; [.R149])" office:value-type="float" office:value="0" calcext:value-type="float">
            <text:p>0</text:p>
          </table:table-cell>
          <table:table-cell table:formula="of:=[.U149]-[.U148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50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50]" office:value-type="date" office:date-value="1899-12-30" calcext:value-type="date">
            <text:p>Dec 30, 99</text:p>
          </table:table-cell>
          <table:table-cell table:style-name="ce38" table:formula="of:=[$'kpop ao3'.C150]" office:value-type="float" office:value="0" calcext:value-type="float">
            <text:p>0</text:p>
          </table:table-cell>
          <table:table-cell table:formula="of:=[.F150]-[.F149]" office:value-type="float" office:value="0" calcext:value-type="float">
            <text:p>0</text:p>
          </table:table-cell>
          <table:table-cell table:style-name="ce96" table:formula="of:=[.G:.G]/([.E150]-[.E149])*30.4375" office:value-type="string" office:string-value="" calcext:value-type="error">
            <text:p>#DIV/0!</text:p>
          </table:table-cell>
          <table:table-cell table:style-name="ce15" table:formula="of:=[$'Dates Ref'.A150]" office:value-type="date" office:date-value="1899-12-30" calcext:value-type="date">
            <text:p>Dec 30, 99</text:p>
          </table:table-cell>
          <table:table-cell table:style-name="ce38" table:formula="of:=[$'kpop wp'.C150]" office:value-type="float" office:value="0" calcext:value-type="float">
            <text:p>0</text:p>
          </table:table-cell>
          <table:table-cell table:formula="of:=[.J150]-[.J149]" office:value-type="float" office:value="0" calcext:value-type="float">
            <text:p>0</text:p>
          </table:table-cell>
          <table:table-cell table:style-name="ce96" table:formula="of:=[.K:.K]/([.I150]-[.I149])*30.4375" office:value-type="string" office:string-value="" calcext:value-type="error">
            <text:p>#DIV/0!</text:p>
          </table:table-cell>
          <table:table-cell table:style-name="ce90" table:formula="of:=[$'Dates Ref'.A150]" office:value-type="date" office:date-value="1899-12-30" calcext:value-type="date">
            <text:p>Dec 30, 99</text:p>
          </table:table-cell>
          <table:table-cell table:style-name="ce101" table:formula="of:=[$'kpop sqw'.C150]" office:value-type="float" office:value="0" calcext:value-type="float">
            <text:p>0</text:p>
          </table:table-cell>
          <table:table-cell table:style-name="Default" table:formula="of:=[.N150]-[.N149]" office:value-type="float" office:value="0" calcext:value-type="float">
            <text:p>0</text:p>
          </table:table-cell>
          <table:table-cell table:style-name="ce96" table:formula="of:=[.O:.O]/([.M150]-[.M149])*30.4375" office:value-type="string" office:string-value="" calcext:value-type="error">
            <text:p>#DIV/0!</text:p>
          </table:table-cell>
          <table:table-cell table:formula="of:=[$'Dates Ref'.R150]" office:value-type="date" office:date-value="1899-12-30" calcext:value-type="date">
            <text:p>Dec 30, 99</text:p>
          </table:table-cell>
          <table:table-cell table:style-name="ce38" table:formula="of:=[$asianfanfics.B150]" office:value-type="float" office:value="0" calcext:value-type="float">
            <text:p>0</text:p>
          </table:table-cell>
          <table:table-cell table:formula="of:=[.R150]-[.R149]" office:value-type="float" office:value="0" calcext:value-type="float">
            <text:p>0</text:p>
          </table:table-cell>
          <table:table-cell table:style-name="ce96" table:formula="of:=[.S:.S]/([.Q150]-[.Q149])*30.4375" office:value-type="string" office:string-value="" calcext:value-type="error">
            <text:p>#DIV/0!</text:p>
          </table:table-cell>
          <table:table-cell table:formula="of:=SUM([.B150]; [.F150]; [.J150]; [.N150]; [.R150])" office:value-type="float" office:value="0" calcext:value-type="float">
            <text:p>0</text:p>
          </table:table-cell>
          <table:table-cell table:formula="of:=[.U150]-[.U149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3" table:number-rows-repeated="1048425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BTS.X1:BTS.AF1048576">
            <calcext:condition calcext:apply-style-name="Invis" calcext:value="is-error" calcext:base-cell-address="BTS.X1"/>
          </calcext:conditional-format>
          <calcext:conditional-format calcext:target-range-address="BTS.X1:BTS.AF1048576">
            <calcext:condition calcext:apply-style-name="Warning" calcext:value="&lt;0" calcext:base-cell-address="BTS.X1"/>
            <calcext:condition calcext:apply-style-name="SigFigs1" calcext:value="between(0,0.1)" calcext:base-cell-address="BTS.X1"/>
            <calcext:condition calcext:apply-style-name="SigFigs2" calcext:value="between(0.1,0.2)" calcext:base-cell-address="BTS.X1"/>
            <calcext:condition calcext:apply-style-name="SigFigs3" calcext:value="between(0.2,0.3)" calcext:base-cell-address="BTS.X1"/>
            <calcext:condition calcext:apply-style-name="SigFigs4" calcext:value="between(0.3,0.4)" calcext:base-cell-address="BTS.X1"/>
            <calcext:condition calcext:apply-style-name="SigFigs5" calcext:value="between(0.4,0.5)" calcext:base-cell-address="BTS.X1"/>
            <calcext:condition calcext:apply-style-name="SigFigs6" calcext:value="between(0.5,0.6)" calcext:base-cell-address="BTS.X1"/>
            <calcext:condition calcext:apply-style-name="SigFigs7" calcext:value="between(0.6,0.7)" calcext:base-cell-address="BTS.X1"/>
            <calcext:condition calcext:apply-style-name="SigFigs8" calcext:value="between(0.7,0.8)" calcext:base-cell-address="BTS.X1"/>
            <calcext:condition calcext:apply-style-name="SigFigs9" calcext:value="between(0.8,0.9)" calcext:base-cell-address="BTS.X1"/>
            <calcext:condition calcext:apply-style-name="SigFigs10" calcext:value="between(0.9,1)" calcext:base-cell-address="BTS.X1"/>
            <calcext:condition calcext:apply-style-name="Untitled1" calcext:value="&gt;1" calcext:base-cell-address="BTS.X1"/>
          </calcext:conditional-format>
        </calcext:conditional-formats>
      </table:table>
      <table:table table:name="EXO" table:style-name="ta1">
        <office:forms form:automatic-focus="false" form:apply-design-mode="false"/>
        <table:table-column table:style-name="co1" table:default-cell-style-name="ce15"/>
        <table:table-column table:style-name="co1" table:visibility="collapse" table:number-columns-repeated="2" table:default-cell-style-name="Default"/>
        <table:table-column table:style-name="co1" table:visibility="collapse" table:default-cell-style-name="ce46"/>
        <table:table-column table:style-name="co1" table:default-cell-style-name="ce90"/>
        <table:table-column table:style-name="co1" table:number-columns-repeated="2" table:default-cell-style-name="Default"/>
        <table:table-column table:style-name="co1" table:default-cell-style-name="ce46"/>
        <table:table-column table:style-name="co1" table:number-columns-repeated="3" table:default-cell-style-name="Default"/>
        <table:table-column table:style-name="co1" table:default-cell-style-name="ce46"/>
        <table:table-column table:style-name="co1" table:number-columns-repeated="3" table:default-cell-style-name="ce100"/>
        <table:table-column table:style-name="co1" table:default-cell-style-name="ce46"/>
        <table:table-column table:style-name="co1" table:default-cell-style-name="ce15"/>
        <table:table-column table:style-name="co1" table:default-cell-style-name="Default"/>
        <table:table-column table:style-name="co1" table:default-cell-style-name="ce38"/>
        <table:table-column table:style-name="co1" table:default-cell-style-name="ce46"/>
        <table:table-column table:style-name="co1" table:number-columns-repeated="2" table:default-cell-style-name="ce38"/>
        <table:table-column table:style-name="co1" table:visibility="collapse" table:default-cell-style-name="Default"/>
        <table:table-column table:style-name="co1" table:number-columns-repeated="4" table:default-cell-style-name="ce110"/>
        <table:table-column table:style-name="co1" table:visibility="collapse" table:default-cell-style-name="ce110"/>
        <table:table-column table:style-name="co1" table:number-columns-repeated="4" table:default-cell-style-name="ce110"/>
        <table:table-column table:style-name="co1" table:number-columns-repeated="16352" table:default-cell-style-name="Default"/>
        <table:table-row table:style-name="ro5">
          <table:table-cell table:style-name="ce36" office:value-type="string" calcext:value-type="string">
            <text:p>Standard Date</text:p>
          </table:table-cell>
          <table:table-cell table:style-name="ce39" office:value-type="string" calcext:value-type="string">
            <text:p>FFN Works</text:p>
          </table:table-cell>
          <table:table-cell table:style-name="ce39" office:value-type="string" calcext:value-type="string">
            <text:p>Increase</text:p>
          </table:table-cell>
          <table:table-cell table:style-name="ce87" office:value-type="string" calcext:value-type="string">
            <text:p>Inc / Month</text:p>
          </table:table-cell>
          <table:table-cell table:style-name="ce89" office:value-type="string" calcext:value-type="string">
            <text:p>WBM AO3</text:p>
          </table:table-cell>
          <table:table-cell table:style-name="ce39" office:value-type="string" calcext:value-type="string">
            <text:p>AO3 Works</text:p>
          </table:table-cell>
          <table:table-cell table:style-name="ce39" office:value-type="string" calcext:value-type="string">
            <text:p>Increase</text:p>
          </table:table-cell>
          <table:table-cell table:style-name="ce87" office:value-type="string" calcext:value-type="string">
            <text:p>Inc / Month</text:p>
          </table:table-cell>
          <table:table-cell table:style-name="ce39" office:value-type="string" calcext:value-type="string">
            <text:p>WBM WP</text:p>
          </table:table-cell>
          <table:table-cell table:style-name="ce39" office:value-type="string" calcext:value-type="string">
            <text:p>WP Works</text:p>
          </table:table-cell>
          <table:table-cell table:style-name="ce39" office:value-type="string" calcext:value-type="string">
            <text:p>Increase</text:p>
          </table:table-cell>
          <table:table-cell table:style-name="ce87" office:value-type="string" calcext:value-type="string">
            <text:p>Inc / Month</text:p>
          </table:table-cell>
          <table:table-cell table:style-name="ce99" office:value-type="string" calcext:value-type="string">
            <text:p>WBM SQW</text:p>
          </table:table-cell>
          <table:table-cell table:style-name="ce99" office:value-type="string" calcext:value-type="string">
            <text:p>SQW Works</text:p>
          </table:table-cell>
          <table:table-cell table:style-name="ce99" office:value-type="string" calcext:value-type="string">
            <text:p>Increase</text:p>
          </table:table-cell>
          <table:table-cell table:style-name="ce87" office:value-type="string" calcext:value-type="string">
            <text:p>Inc / Month</text:p>
          </table:table-cell>
          <table:table-cell table:style-name="ce36" office:value-type="string" calcext:value-type="string">
            <text:p>WBM AF</text:p>
          </table:table-cell>
          <table:table-cell table:style-name="ce39" office:value-type="string" calcext:value-type="string">
            <text:p>AF Works</text:p>
          </table:table-cell>
          <table:table-cell table:style-name="ce37" office:value-type="string" calcext:value-type="string">
            <text:p>Increase</text:p>
          </table:table-cell>
          <table:table-cell table:style-name="ce87" office:value-type="string" calcext:value-type="string">
            <text:p>Inc / Month</text:p>
          </table:table-cell>
          <table:table-cell table:style-name="ce37" office:value-type="string" calcext:value-type="string">
            <text:p>Total</text:p>
          </table:table-cell>
          <table:table-cell table:style-name="ce37" office:value-type="string" calcext:value-type="string">
            <text:p>Total Inc</text:p>
          </table:table-cell>
          <table:table-cell table:style-name="ce39" office:value-type="string" calcext:value-type="string">
            <text:p>% FFN</text:p>
          </table:table-cell>
          <table:table-cell table:style-name="ce109" office:value-type="string" calcext:value-type="string">
            <text:p>% AO3</text:p>
          </table:table-cell>
          <table:table-cell table:style-name="ce109" office:value-type="string" calcext:value-type="string">
            <text:p>% WP</text:p>
          </table:table-cell>
          <table:table-cell table:style-name="ce109" office:value-type="string" calcext:value-type="string">
            <text:p>% SQW</text:p>
          </table:table-cell>
          <table:table-cell table:style-name="ce109" office:value-type="string" calcext:value-type="string">
            <text:p>% AF</text:p>
          </table:table-cell>
          <table:table-cell table:style-name="ce109" office:value-type="string" calcext:value-type="string">
            <text:p>% Inc FFN</text:p>
          </table:table-cell>
          <table:table-cell table:style-name="ce109" office:value-type="string" calcext:value-type="string">
            <text:p>% Inc AO3</text:p>
          </table:table-cell>
          <table:table-cell table:style-name="ce109" office:value-type="string" calcext:value-type="string">
            <text:p>% Inc WP</text:p>
          </table:table-cell>
          <table:table-cell table:style-name="ce109" office:value-type="string" calcext:value-type="string">
            <text:p>% Inc SQW</text:p>
          </table:table-cell>
          <table:table-cell table:style-name="ce109" office:value-type="string" calcext:value-type="string">
            <text:p>% Inc AF</text:p>
          </table:table-cell>
          <table:table-cell table:style-name="ce39" table:number-columns-repeated="16352"/>
        </table:table-row>
        <table:table-row table:style-name="ro3" table:visibility="collapse">
          <table:table-cell table:formula="of:=[$'Dates Ref'.A2]" office:value-type="date" office:date-value="1999-04-29" calcext:value-type="date">
            <text:p>Apr 29, 99</text:p>
          </table:table-cell>
          <table:table-cell table:number-columns-repeated="3"/>
          <table:table-cell table:formula="of:=[$'Dates Ref'.T2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2]" office:value-type="date" office:date-value="1999-04-29" calcext:value-type="date">
            <text:p>Apr 29, 99</text:p>
          </table:table-cell>
          <table:table-cell table:number-columns-repeated="7"/>
          <table:table-cell table:formula="of:=[$'Dates Ref'.R2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3]" office:value-type="date" office:date-value="2000-05-10" calcext:value-type="date">
            <text:p>May 10, 00</text:p>
          </table:table-cell>
          <table:table-cell table:number-columns-repeated="3"/>
          <table:table-cell table:formula="of:=[$'Dates Ref'.T3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3]" office:value-type="date" office:date-value="2000-05-10" calcext:value-type="date">
            <text:p>May 10, 00</text:p>
          </table:table-cell>
          <table:table-cell table:number-columns-repeated="7"/>
          <table:table-cell table:formula="of:=[$'Dates Ref'.R3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4]" office:value-type="date" office:date-value="2000-10-13" calcext:value-type="date">
            <text:p>Oct 13, 00</text:p>
          </table:table-cell>
          <table:table-cell table:number-columns-repeated="3"/>
          <table:table-cell table:formula="of:=[$'Dates Ref'.T4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4]" office:value-type="date" office:date-value="2000-10-13" calcext:value-type="date">
            <text:p>Oct 13, 00</text:p>
          </table:table-cell>
          <table:table-cell table:number-columns-repeated="7"/>
          <table:table-cell table:formula="of:=[$'Dates Ref'.R4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5]" office:value-type="date" office:date-value="2001-04-13" calcext:value-type="date">
            <text:p>Apr 13, 01</text:p>
          </table:table-cell>
          <table:table-cell table:number-columns-repeated="3"/>
          <table:table-cell table:formula="of:=[$'Dates Ref'.T5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5]" office:value-type="date" office:date-value="2001-04-13" calcext:value-type="date">
            <text:p>Apr 13, 01</text:p>
          </table:table-cell>
          <table:table-cell table:number-columns-repeated="7"/>
          <table:table-cell table:formula="of:=[$'Dates Ref'.R5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6]" office:value-type="date" office:date-value="2001-07-01" calcext:value-type="date">
            <text:p>Jul 1, 01</text:p>
          </table:table-cell>
          <table:table-cell table:number-columns-repeated="3"/>
          <table:table-cell table:formula="of:=[$'Dates Ref'.T6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6]" office:value-type="date" office:date-value="2001-07-01" calcext:value-type="date">
            <text:p>Jul 1, 01</text:p>
          </table:table-cell>
          <table:table-cell table:number-columns-repeated="7"/>
          <table:table-cell table:formula="of:=[$'Dates Ref'.R6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7]" office:value-type="date" office:date-value="2001-09-10" calcext:value-type="date">
            <text:p>Sep 10, 01</text:p>
          </table:table-cell>
          <table:table-cell table:number-columns-repeated="3"/>
          <table:table-cell table:formula="of:=[$'Dates Ref'.T7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7]" office:value-type="date" office:date-value="2001-09-10" calcext:value-type="date">
            <text:p>Sep 10, 01</text:p>
          </table:table-cell>
          <table:table-cell table:number-columns-repeated="7"/>
          <table:table-cell table:formula="of:=[$'Dates Ref'.R7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8]" office:value-type="date" office:date-value="2001-12-05" calcext:value-type="date">
            <text:p>Dec 5, 01</text:p>
          </table:table-cell>
          <table:table-cell table:number-columns-repeated="3"/>
          <table:table-cell table:formula="of:=[$'Dates Ref'.T8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8]" office:value-type="date" office:date-value="2001-12-05" calcext:value-type="date">
            <text:p>Dec 5, 01</text:p>
          </table:table-cell>
          <table:table-cell table:number-columns-repeated="7"/>
          <table:table-cell table:formula="of:=[$'Dates Ref'.R8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9]" office:value-type="date" office:date-value="2002-01-23" calcext:value-type="date">
            <text:p>Jan 23, 02</text:p>
          </table:table-cell>
          <table:table-cell table:number-columns-repeated="3"/>
          <table:table-cell table:formula="of:=[$'Dates Ref'.T9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9]" office:value-type="date" office:date-value="2002-01-23" calcext:value-type="date">
            <text:p>Jan 23, 02</text:p>
          </table:table-cell>
          <table:table-cell table:number-columns-repeated="7"/>
          <table:table-cell table:formula="of:=[$'Dates Ref'.R9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10]" office:value-type="date" office:date-value="2002-04-05" calcext:value-type="date">
            <text:p>Apr 5, 02</text:p>
          </table:table-cell>
          <table:table-cell table:number-columns-repeated="3"/>
          <table:table-cell table:formula="of:=[$'Dates Ref'.T10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10]" office:value-type="date" office:date-value="2002-04-05" calcext:value-type="date">
            <text:p>Apr 5, 02</text:p>
          </table:table-cell>
          <table:table-cell table:number-columns-repeated="7"/>
          <table:table-cell table:formula="of:=[$'Dates Ref'.R10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11]" office:value-type="date" office:date-value="2002-06-02" calcext:value-type="date">
            <text:p>Jun 2, 02</text:p>
          </table:table-cell>
          <table:table-cell table:number-columns-repeated="3"/>
          <table:table-cell table:formula="of:=[$'Dates Ref'.T11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11]" office:value-type="date" office:date-value="2002-06-02" calcext:value-type="date">
            <text:p>Jun 2, 02</text:p>
          </table:table-cell>
          <table:table-cell table:number-columns-repeated="7"/>
          <table:table-cell table:formula="of:=[$'Dates Ref'.R11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12]" office:value-type="date" office:date-value="2002-08-10" calcext:value-type="date">
            <text:p>Aug 10, 02</text:p>
          </table:table-cell>
          <table:table-cell table:number-columns-repeated="3"/>
          <table:table-cell table:formula="of:=[$'Dates Ref'.T12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12]" office:value-type="date" office:date-value="2002-08-10" calcext:value-type="date">
            <text:p>Aug 10, 02</text:p>
          </table:table-cell>
          <table:table-cell table:number-columns-repeated="7"/>
          <table:table-cell table:formula="of:=[$'Dates Ref'.R12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13]" office:value-type="date" office:date-value="2002-10-10" calcext:value-type="date">
            <text:p>Oct 10, 02</text:p>
          </table:table-cell>
          <table:table-cell table:number-columns-repeated="3"/>
          <table:table-cell table:formula="of:=[$'Dates Ref'.T13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13]" office:value-type="date" office:date-value="2002-10-10" calcext:value-type="date">
            <text:p>Oct 10, 02</text:p>
          </table:table-cell>
          <table:table-cell table:number-columns-repeated="7"/>
          <table:table-cell table:formula="of:=[$'Dates Ref'.R13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14]" office:value-type="date" office:date-value="2002-12-07" calcext:value-type="date">
            <text:p>Dec 7, 02</text:p>
          </table:table-cell>
          <table:table-cell table:number-columns-repeated="3"/>
          <table:table-cell table:formula="of:=[$'Dates Ref'.T14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14]" office:value-type="date" office:date-value="2002-12-07" calcext:value-type="date">
            <text:p>Dec 7, 02</text:p>
          </table:table-cell>
          <table:table-cell table:number-columns-repeated="7"/>
          <table:table-cell table:formula="of:=[$'Dates Ref'.R14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15]" office:value-type="date" office:date-value="2003-02-02" calcext:value-type="date">
            <text:p>Feb 2, 03</text:p>
          </table:table-cell>
          <table:table-cell table:number-columns-repeated="3"/>
          <table:table-cell table:formula="of:=[$'Dates Ref'.T15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15]" office:value-type="date" office:date-value="2003-02-02" calcext:value-type="date">
            <text:p>Feb 2, 03</text:p>
          </table:table-cell>
          <table:table-cell table:number-columns-repeated="7"/>
          <table:table-cell table:formula="of:=[$'Dates Ref'.R15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16]" office:value-type="date" office:date-value="2003-04-01" calcext:value-type="date">
            <text:p>Apr 1, 03</text:p>
          </table:table-cell>
          <table:table-cell table:number-columns-repeated="3"/>
          <table:table-cell table:formula="of:=[$'Dates Ref'.T16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16]" office:value-type="date" office:date-value="2003-04-01" calcext:value-type="date">
            <text:p>Apr 1, 03</text:p>
          </table:table-cell>
          <table:table-cell table:number-columns-repeated="7"/>
          <table:table-cell table:formula="of:=[$'Dates Ref'.R16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17]" office:value-type="date" office:date-value="2003-06-03" calcext:value-type="date">
            <text:p>Jun 3, 03</text:p>
          </table:table-cell>
          <table:table-cell table:number-columns-repeated="3"/>
          <table:table-cell table:formula="of:=[$'Dates Ref'.T17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17]" office:value-type="date" office:date-value="2003-06-03" calcext:value-type="date">
            <text:p>Jun 3, 03</text:p>
          </table:table-cell>
          <table:table-cell table:number-columns-repeated="7"/>
          <table:table-cell table:formula="of:=[$'Dates Ref'.R17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18]" office:value-type="date" office:date-value="2004-04-04" calcext:value-type="date">
            <text:p>Apr 4, 04</text:p>
          </table:table-cell>
          <table:table-cell table:number-columns-repeated="3"/>
          <table:table-cell table:formula="of:=[$'Dates Ref'.T18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18]" office:value-type="date" office:date-value="2004-04-04" calcext:value-type="date">
            <text:p>Apr 4, 04</text:p>
          </table:table-cell>
          <table:table-cell table:number-columns-repeated="7"/>
          <table:table-cell table:formula="of:=[$'Dates Ref'.R18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19]" office:value-type="date" office:date-value="2004-06-10" calcext:value-type="date">
            <text:p>Jun 10, 04</text:p>
          </table:table-cell>
          <table:table-cell table:number-columns-repeated="3"/>
          <table:table-cell table:formula="of:=[$'Dates Ref'.T19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19]" office:value-type="date" office:date-value="2004-06-10" calcext:value-type="date">
            <text:p>Jun 10, 04</text:p>
          </table:table-cell>
          <table:table-cell table:number-columns-repeated="7"/>
          <table:table-cell table:formula="of:=[$'Dates Ref'.R19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20]" office:value-type="date" office:date-value="2004-09-06" calcext:value-type="date">
            <text:p>Sep 6, 04</text:p>
          </table:table-cell>
          <table:table-cell table:number-columns-repeated="3"/>
          <table:table-cell table:formula="of:=[$'Dates Ref'.T20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20]" office:value-type="date" office:date-value="2004-09-06" calcext:value-type="date">
            <text:p>Sep 6, 04</text:p>
          </table:table-cell>
          <table:table-cell table:number-columns-repeated="7"/>
          <table:table-cell table:formula="of:=[$'Dates Ref'.R20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21]" office:value-type="date" office:date-value="2004-10-12" calcext:value-type="date">
            <text:p>Oct 12, 04</text:p>
          </table:table-cell>
          <table:table-cell table:number-columns-repeated="3"/>
          <table:table-cell table:formula="of:=[$'Dates Ref'.T21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21]" office:value-type="date" office:date-value="2004-10-12" calcext:value-type="date">
            <text:p>Oct 12, 04</text:p>
          </table:table-cell>
          <table:table-cell table:number-columns-repeated="7"/>
          <table:table-cell table:formula="of:=[$'Dates Ref'.R21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22]" office:value-type="date" office:date-value="2004-12-10" calcext:value-type="date">
            <text:p>Dec 10, 04</text:p>
          </table:table-cell>
          <table:table-cell table:number-columns-repeated="3"/>
          <table:table-cell table:formula="of:=[$'Dates Ref'.T22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22]" office:value-type="date" office:date-value="2004-12-10" calcext:value-type="date">
            <text:p>Dec 10, 04</text:p>
          </table:table-cell>
          <table:table-cell table:number-columns-repeated="7"/>
          <table:table-cell table:formula="of:=[$'Dates Ref'.R22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23]" office:value-type="date" office:date-value="2005-01-01" calcext:value-type="date">
            <text:p>Jan 1, 05</text:p>
          </table:table-cell>
          <table:table-cell table:number-columns-repeated="3"/>
          <table:table-cell table:formula="of:=[$'Dates Ref'.T23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23]" office:value-type="date" office:date-value="2005-01-01" calcext:value-type="date">
            <text:p>Jan 1, 05</text:p>
          </table:table-cell>
          <table:table-cell table:number-columns-repeated="7"/>
          <table:table-cell table:formula="of:=[$'Dates Ref'.R23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24]" office:value-type="date" office:date-value="2005-04-01" calcext:value-type="date">
            <text:p>Apr 1, 05</text:p>
          </table:table-cell>
          <table:table-cell table:number-columns-repeated="3"/>
          <table:table-cell table:formula="of:=[$'Dates Ref'.T24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24]" office:value-type="date" office:date-value="2005-04-01" calcext:value-type="date">
            <text:p>Apr 1, 05</text:p>
          </table:table-cell>
          <table:table-cell table:number-columns-repeated="7"/>
          <table:table-cell table:formula="of:=[$'Dates Ref'.R24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25]" office:value-type="date" office:date-value="2006-10-15" calcext:value-type="date">
            <text:p>Oct 15, 06</text:p>
          </table:table-cell>
          <table:table-cell table:number-columns-repeated="3"/>
          <table:table-cell table:formula="of:=[$'Dates Ref'.T25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25]" office:value-type="date" office:date-value="2006-10-15" calcext:value-type="date">
            <text:p>Oct 15, 06</text:p>
          </table:table-cell>
          <table:table-cell table:number-columns-repeated="7"/>
          <table:table-cell table:formula="of:=[$'Dates Ref'.R25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26]" office:value-type="date" office:date-value="2007-06-30" calcext:value-type="date">
            <text:p>Jun 30, 07</text:p>
          </table:table-cell>
          <table:table-cell table:number-columns-repeated="3"/>
          <table:table-cell table:formula="of:=[$'Dates Ref'.T26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26]" office:value-type="date" office:date-value="2007-06-30" calcext:value-type="date">
            <text:p>Jun 30, 07</text:p>
          </table:table-cell>
          <table:table-cell table:number-columns-repeated="7"/>
          <table:table-cell table:formula="of:=[$'Dates Ref'.R26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27]" office:value-type="date" office:date-value="2007-10-11" calcext:value-type="date">
            <text:p>Oct 11, 07</text:p>
          </table:table-cell>
          <table:table-cell table:number-columns-repeated="3"/>
          <table:table-cell table:formula="of:=[$'Dates Ref'.T27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27]" office:value-type="date" office:date-value="2007-10-11" calcext:value-type="date">
            <text:p>Oct 11, 07</text:p>
          </table:table-cell>
          <table:table-cell table:number-columns-repeated="7"/>
          <table:table-cell table:formula="of:=[$'Dates Ref'.R27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28]" office:value-type="date" office:date-value="2009-02-24" calcext:value-type="date">
            <text:p>Feb 24, 09</text:p>
          </table:table-cell>
          <table:table-cell table:number-columns-repeated="3"/>
          <table:table-cell table:formula="of:=[$'Dates Ref'.T28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28]" office:value-type="date" office:date-value="2009-02-24" calcext:value-type="date">
            <text:p>Feb 24, 09</text:p>
          </table:table-cell>
          <table:table-cell table:number-columns-repeated="7"/>
          <table:table-cell table:formula="of:=[$'Dates Ref'.R28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29]" office:value-type="date" office:date-value="2009-10-15" calcext:value-type="date">
            <text:p>Oct 15, 09</text:p>
          </table:table-cell>
          <table:table-cell table:number-columns-repeated="3"/>
          <table:table-cell table:formula="of:=[$'Dates Ref'.T29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29]" office:value-type="date" office:date-value="2009-10-15" calcext:value-type="date">
            <text:p>Oct 15, 09</text:p>
          </table:table-cell>
          <table:table-cell table:number-columns-repeated="7"/>
          <table:table-cell table:formula="of:=[$'Dates Ref'.R29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>
          <table:table-cell table:formula="of:=[$'Dates Ref'.A30]" office:value-type="date" office:date-value="2009-12-12" calcext:value-type="date">
            <text:p>Dec 12, 09</text:p>
          </table:table-cell>
          <table:table-cell table:number-columns-repeated="3"/>
          <table:table-cell table:formula="of:=[$'Dates Ref'.T30]" office:value-type="date" office:date-value="2009-12-23" calcext:value-type="date">
            <text:p>Dec 23, 09</text:p>
          </table:table-cell>
          <table:table-cell table:style-name="ce38" table:formula="of:=[$'kpop ao3'.D30]" office:value-type="float" office:value="0" calcext:value-type="float">
            <text:p>0</text:p>
          </table:table-cell>
          <table:table-cell table:number-columns-repeated="2"/>
          <table:table-cell table:style-name="ce15" table:formula="of:=[$'Dates Ref'.A30]" office:value-type="date" office:date-value="2009-12-12" calcext:value-type="date">
            <text:p>Dec 12, 09</text:p>
          </table:table-cell>
          <table:table-cell table:number-columns-repeated="3"/>
          <table:table-cell table:style-name="ce90" table:formula="of:=[$'Dates Ref'.A30]" office:value-type="date" office:date-value="2009-12-12" calcext:value-type="date">
            <text:p>Dec 12, 09</text:p>
          </table:table-cell>
          <table:table-cell table:number-columns-repeated="3"/>
          <table:table-cell table:style-name="ce91" table:formula="of:=[$'Dates Ref'.$A30]" office:value-type="date" office:date-value="2009-12-12" calcext:value-type="date">
            <text:p>Dec 12, 09</text:p>
          </table:table-cell>
          <table:table-cell table:style-name="ce93"/>
          <table:table-cell table:style-name="ce92"/>
          <table:table-cell table:style-name="ce105"/>
          <table:table-cell table:formula="of:=SUM([.B30]; [.F30]; [.J30]; [.N30]; [.R30])" office:value-type="float" office:value="0" calcext:value-type="float">
            <text:p>0</text:p>
          </table:table-cell>
          <table:table-cell table:number-columns-repeated="2"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3">
          <table:table-cell table:formula="of:=[$'Dates Ref'.A31]" office:value-type="date" office:date-value="2010-03-28" calcext:value-type="date">
            <text:p>Mar 28, 10</text:p>
          </table:table-cell>
          <table:table-cell table:number-columns-repeated="3"/>
          <table:table-cell table:formula="of:=[$'Dates Ref'.T31]" office:value-type="date" office:date-value="2010-04-07" calcext:value-type="date">
            <text:p>Apr 7, 10</text:p>
          </table:table-cell>
          <table:table-cell table:style-name="ce38" table:formula="of:=[$'kpop ao3'.D31]" office:value-type="float" office:value="0" calcext:value-type="float">
            <text:p>0</text:p>
          </table:table-cell>
          <table:table-cell table:formula="of:=[.F31]-[.F30]" office:value-type="float" office:value="0" calcext:value-type="float">
            <text:p>0</text:p>
          </table:table-cell>
          <table:table-cell table:style-name="ce96" table:formula="of:=[.G:.G]/([.E31]-[.E30])*30.4375" office:value-type="float" office:value="0" calcext:value-type="float">
            <text:p>0</text:p>
          </table:table-cell>
          <table:table-cell table:style-name="ce15" table:formula="of:=[$'Dates Ref'.A31]" office:value-type="date" office:date-value="2010-03-28" calcext:value-type="date">
            <text:p>Mar 28, 10</text:p>
          </table:table-cell>
          <table:table-cell table:number-columns-repeated="3"/>
          <table:table-cell table:style-name="ce90" table:formula="of:=[$'Dates Ref'.A31]" office:value-type="date" office:date-value="2010-03-28" calcext:value-type="date">
            <text:p>Mar 28, 10</text:p>
          </table:table-cell>
          <table:table-cell table:number-columns-repeated="3"/>
          <table:table-cell table:style-name="ce91" table:formula="of:=[$'Dates Ref'.$A31]" office:value-type="date" office:date-value="2010-03-28" calcext:value-type="date">
            <text:p>Mar 28, 10</text:p>
          </table:table-cell>
          <table:table-cell table:style-name="ce93"/>
          <table:table-cell table:style-name="ce92"/>
          <table:table-cell table:style-name="ce105"/>
          <table:table-cell table:formula="of:=SUM([.B31]; [.F31]; [.J31]; [.N31]; [.R31])" office:value-type="float" office:value="0" calcext:value-type="float">
            <text:p>0</text:p>
          </table:table-cell>
          <table:table-cell table:formula="of:=[.U31]-[.U30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32]" office:value-type="date" office:date-value="2010-06-11" calcext:value-type="date">
            <text:p>Jun 11, 10</text:p>
          </table:table-cell>
          <table:table-cell table:number-columns-repeated="3"/>
          <table:table-cell table:formula="of:=[$'Dates Ref'.T32]" office:value-type="date" office:date-value="2010-06-13" calcext:value-type="date">
            <text:p>Jun 13, 10</text:p>
          </table:table-cell>
          <table:table-cell table:style-name="ce38" table:formula="of:=[$'kpop ao3'.D32]" office:value-type="float" office:value="0" calcext:value-type="float">
            <text:p>0</text:p>
          </table:table-cell>
          <table:table-cell table:formula="of:=[.F32]-[.F31]" office:value-type="float" office:value="0" calcext:value-type="float">
            <text:p>0</text:p>
          </table:table-cell>
          <table:table-cell table:style-name="ce96" table:formula="of:=[.G:.G]/([.E32]-[.E31])*30.4375" office:value-type="float" office:value="0" calcext:value-type="float">
            <text:p>0</text:p>
          </table:table-cell>
          <table:table-cell table:style-name="ce15" table:formula="of:=[$'Dates Ref'.A32]" office:value-type="date" office:date-value="2010-06-11" calcext:value-type="date">
            <text:p>Jun 11, 10</text:p>
          </table:table-cell>
          <table:table-cell table:number-columns-repeated="3"/>
          <table:table-cell table:style-name="ce90" table:formula="of:=[$'Dates Ref'.A32]" office:value-type="date" office:date-value="2010-06-11" calcext:value-type="date">
            <text:p>Jun 11, 10</text:p>
          </table:table-cell>
          <table:table-cell table:number-columns-repeated="3"/>
          <table:table-cell table:formula="of:=[$'Dates Ref'.R32]" office:value-type="date" office:date-value="2010-07-16" calcext:value-type="date">
            <text:p>Jul 16, 10</text:p>
          </table:table-cell>
          <table:table-cell table:style-name="ce38" table:formula="of:=[$asianfanfics.C32]" office:value-type="float" office:value="0" calcext:value-type="float">
            <text:p>0</text:p>
          </table:table-cell>
          <table:table-cell table:formula="of:=[.R32]-[.R31]" office:value-type="float" office:value="0" calcext:value-type="float">
            <text:p>0</text:p>
          </table:table-cell>
          <table:table-cell table:style-name="ce96" table:formula="of:=[.S:.S]/([.Q32]-[.Q31])*30.4375" office:value-type="float" office:value="0" calcext:value-type="float">
            <text:p>0</text:p>
          </table:table-cell>
          <table:table-cell table:formula="of:=SUM([.B32]; [.F32]; [.J32]; [.N32]; [.R32])" office:value-type="float" office:value="0" calcext:value-type="float">
            <text:p>0</text:p>
          </table:table-cell>
          <table:table-cell table:formula="of:=[.U32]-[.U31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33]" office:value-type="date" office:date-value="2010-09-22" calcext:value-type="date">
            <text:p>Sep 22, 10</text:p>
          </table:table-cell>
          <table:table-cell table:number-columns-repeated="3"/>
          <table:table-cell table:formula="of:=[$'Dates Ref'.T33]" office:value-type="date" office:date-value="2010-09-22" calcext:value-type="date">
            <text:p>Sep 22, 10</text:p>
          </table:table-cell>
          <table:table-cell table:style-name="ce38" table:formula="of:=[$'kpop ao3'.D33]" office:value-type="float" office:value="0" calcext:value-type="float">
            <text:p>0</text:p>
          </table:table-cell>
          <table:table-cell table:formula="of:=[.F33]-[.F32]" office:value-type="float" office:value="0" calcext:value-type="float">
            <text:p>0</text:p>
          </table:table-cell>
          <table:table-cell table:style-name="ce96" table:formula="of:=[.G:.G]/([.E33]-[.E32])*30.4375" office:value-type="float" office:value="0" calcext:value-type="float">
            <text:p>0</text:p>
          </table:table-cell>
          <table:table-cell table:style-name="ce15" table:formula="of:=[$'Dates Ref'.A33]" office:value-type="date" office:date-value="2010-09-22" calcext:value-type="date">
            <text:p>Sep 22, 10</text:p>
          </table:table-cell>
          <table:table-cell table:number-columns-repeated="3"/>
          <table:table-cell table:style-name="ce90" table:formula="of:=[$'Dates Ref'.A33]" office:value-type="date" office:date-value="2010-09-22" calcext:value-type="date">
            <text:p>Sep 22, 10</text:p>
          </table:table-cell>
          <table:table-cell table:number-columns-repeated="3"/>
          <table:table-cell table:formula="of:=[$'Dates Ref'.R33]" office:value-type="date" office:date-value="2010-08-20" calcext:value-type="date">
            <text:p>Aug 20, 10</text:p>
          </table:table-cell>
          <table:table-cell table:style-name="ce38" table:formula="of:=[$asianfanfics.C33]" office:value-type="float" office:value="0" calcext:value-type="float">
            <text:p>0</text:p>
          </table:table-cell>
          <table:table-cell table:formula="of:=[.R33]-[.R32]" office:value-type="float" office:value="0" calcext:value-type="float">
            <text:p>0</text:p>
          </table:table-cell>
          <table:table-cell table:style-name="ce96" table:formula="of:=[.S:.S]/([.Q33]-[.Q32])*30.4375" office:value-type="float" office:value="0" calcext:value-type="float">
            <text:p>0</text:p>
          </table:table-cell>
          <table:table-cell table:formula="of:=SUM([.B33]; [.F33]; [.J33]; [.N33]; [.R33])" office:value-type="float" office:value="0" calcext:value-type="float">
            <text:p>0</text:p>
          </table:table-cell>
          <table:table-cell table:formula="of:=[.U33]-[.U32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3">
          <table:table-cell table:formula="of:=[$'Dates Ref'.A34]" office:value-type="date" office:date-value="2010-10-25" calcext:value-type="date">
            <text:p>Oct 25, 10</text:p>
          </table:table-cell>
          <table:table-cell table:number-columns-repeated="3"/>
          <table:table-cell table:formula="of:=[$'Dates Ref'.T34]" office:value-type="date" office:date-value="2010-10-25" calcext:value-type="date">
            <text:p>Oct 25, 10</text:p>
          </table:table-cell>
          <table:table-cell table:style-name="ce38" table:formula="of:=[$'kpop ao3'.D34]" office:value-type="float" office:value="0" calcext:value-type="float">
            <text:p>0</text:p>
          </table:table-cell>
          <table:table-cell table:formula="of:=[.F34]-[.F33]" office:value-type="float" office:value="0" calcext:value-type="float">
            <text:p>0</text:p>
          </table:table-cell>
          <table:table-cell table:style-name="ce96" table:formula="of:=[.G:.G]/([.E34]-[.E33])*30.4375" office:value-type="float" office:value="0" calcext:value-type="float">
            <text:p>0</text:p>
          </table:table-cell>
          <table:table-cell table:style-name="ce15" table:formula="of:=[$'Dates Ref'.A34]" office:value-type="date" office:date-value="2010-10-25" calcext:value-type="date">
            <text:p>Oct 25, 10</text:p>
          </table:table-cell>
          <table:table-cell table:number-columns-repeated="3"/>
          <table:table-cell table:style-name="ce90" table:formula="of:=[$'Dates Ref'.A34]" office:value-type="date" office:date-value="2010-10-25" calcext:value-type="date">
            <text:p>Oct 25, 10</text:p>
          </table:table-cell>
          <table:table-cell table:number-columns-repeated="3"/>
          <table:table-cell table:style-name="ce91" table:formula="of:=[$'Dates Ref'.$A34]" office:value-type="date" office:date-value="2010-10-25" calcext:value-type="date">
            <text:p>Oct 25, 10</text:p>
          </table:table-cell>
          <table:table-cell table:style-name="ce92" table:formula="of:=[.R33]+([.Q34]-[.Q33])*AVERAGE([.T36];[.T33])/30.4375" office:value-type="float" office:value="0" calcext:value-type="float">
            <text:p>0</text:p>
          </table:table-cell>
          <table:table-cell table:style-name="ce92" table:formula="of:=[.R34]-[.R33]" office:value-type="float" office:value="0" calcext:value-type="float">
            <text:p>0</text:p>
          </table:table-cell>
          <table:table-cell table:style-name="ce97" table:formula="of:=[.S:.S]/([.Q34]-[.Q33])*30.4375" office:value-type="float" office:value="0" calcext:value-type="float">
            <text:p>0</text:p>
          </table:table-cell>
          <table:table-cell table:formula="of:=SUM([.B34]; [.F34]; [.J34]; [.N34]; [.R34])" office:value-type="float" office:value="0" calcext:value-type="float">
            <text:p>0</text:p>
          </table:table-cell>
          <table:table-cell table:formula="of:=[.U34]-[.U33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3">
          <table:table-cell table:formula="of:=[$'Dates Ref'.A35]" office:value-type="date" office:date-value="2010-12-10" calcext:value-type="date">
            <text:p>Dec 10, 10</text:p>
          </table:table-cell>
          <table:table-cell table:number-columns-repeated="3"/>
          <table:table-cell table:formula="of:=[$'Dates Ref'.T35]" office:value-type="date" office:date-value="2010-12-28" calcext:value-type="date">
            <text:p>Dec 28, 10</text:p>
          </table:table-cell>
          <table:table-cell table:style-name="ce38" table:formula="of:=[$'kpop ao3'.D35]" office:value-type="float" office:value="0" calcext:value-type="float">
            <text:p>0</text:p>
          </table:table-cell>
          <table:table-cell table:formula="of:=[.F35]-[.F34]" office:value-type="float" office:value="0" calcext:value-type="float">
            <text:p>0</text:p>
          </table:table-cell>
          <table:table-cell table:style-name="ce96" table:formula="of:=[.G:.G]/([.E35]-[.E34])*30.4375" office:value-type="float" office:value="0" calcext:value-type="float">
            <text:p>0</text:p>
          </table:table-cell>
          <table:table-cell table:style-name="ce15" table:formula="of:=[$'Dates Ref'.A35]" office:value-type="date" office:date-value="2010-12-10" calcext:value-type="date">
            <text:p>Dec 10, 10</text:p>
          </table:table-cell>
          <table:table-cell table:number-columns-repeated="3"/>
          <table:table-cell table:style-name="ce90" table:formula="of:=[$'Dates Ref'.A35]" office:value-type="date" office:date-value="2010-12-10" calcext:value-type="date">
            <text:p>Dec 10, 10</text:p>
          </table:table-cell>
          <table:table-cell table:number-columns-repeated="3"/>
          <table:table-cell table:style-name="ce91" table:formula="of:=[$'Dates Ref'.$A35]" office:value-type="date" office:date-value="2010-12-10" calcext:value-type="date">
            <text:p>Dec 10, 10</text:p>
          </table:table-cell>
          <table:table-cell table:style-name="ce92" table:formula="of:=[.R34]+([.Q35]-[.Q34])*AVERAGE([.T36];[.T33])/30.4375" office:value-type="float" office:value="0" calcext:value-type="float">
            <text:p>0</text:p>
          </table:table-cell>
          <table:table-cell table:style-name="ce92" table:formula="of:=[.R35]-[.R34]" office:value-type="float" office:value="0" calcext:value-type="float">
            <text:p>0</text:p>
          </table:table-cell>
          <table:table-cell table:style-name="ce97" table:formula="of:=[.S:.S]/([.Q35]-[.Q34])*30.4375" office:value-type="float" office:value="0" calcext:value-type="float">
            <text:p>0</text:p>
          </table:table-cell>
          <table:table-cell table:formula="of:=SUM([.B35]; [.F35]; [.J35]; [.N35]; [.R35])" office:value-type="float" office:value="0" calcext:value-type="float">
            <text:p>0</text:p>
          </table:table-cell>
          <table:table-cell table:formula="of:=[.U35]-[.U34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3">
          <table:table-cell table:formula="of:=[$'Dates Ref'.A36]" office:value-type="date" office:date-value="2011-06-30" calcext:value-type="date">
            <text:p>Jun 30, 11</text:p>
          </table:table-cell>
          <table:table-cell table:number-columns-repeated="3"/>
          <table:table-cell table:style-name="ce91" table:formula="of:=[$'Dates Ref'.$A36]" office:value-type="date" office:date-value="2011-06-30" calcext:value-type="date">
            <text:p>Jun 30, 11</text:p>
          </table:table-cell>
          <table:table-cell table:style-name="ce92" table:formula="of:=[.F35]+([.E36]-[.E35])*AVERAGE([.H38];[.H35])/30.4375" office:value-type="float" office:value="0" calcext:value-type="float">
            <text:p>0</text:p>
          </table:table-cell>
          <table:table-cell table:style-name="ce93" table:formula="of:=[.F36]-[.F35]" office:value-type="float" office:value="0" calcext:value-type="float">
            <text:p>0</text:p>
          </table:table-cell>
          <table:table-cell table:style-name="ce97" table:formula="of:=[.G:.G]/([.E36]-[.E35])*30.4375" office:value-type="float" office:value="0" calcext:value-type="float">
            <text:p>0</text:p>
          </table:table-cell>
          <table:table-cell table:style-name="ce15" table:formula="of:=[$'Dates Ref'.A36]" office:value-type="date" office:date-value="2011-06-30" calcext:value-type="date">
            <text:p>Jun 30, 11</text:p>
          </table:table-cell>
          <table:table-cell table:number-columns-repeated="3"/>
          <table:table-cell table:style-name="ce90" table:formula="of:=[$'Dates Ref'.A36]" office:value-type="date" office:date-value="2011-06-30" calcext:value-type="date">
            <text:p>Jun 30, 11</text:p>
          </table:table-cell>
          <table:table-cell table:number-columns-repeated="3"/>
          <table:table-cell table:formula="of:=[$'Dates Ref'.R36]" office:value-type="date" office:date-value="2011-04-27" calcext:value-type="date">
            <text:p>Apr 27, 11</text:p>
          </table:table-cell>
          <table:table-cell table:style-name="ce38" table:formula="of:=[$asianfanfics.C36]" office:value-type="float" office:value="0" calcext:value-type="float">
            <text:p>0</text:p>
          </table:table-cell>
          <table:table-cell table:style-name="ce104" table:formula="of:=[.R36]-[.R33]" office:value-type="float" office:value="0" calcext:value-type="float">
            <text:p>0</text:p>
          </table:table-cell>
          <table:table-cell table:style-name="ce98" table:formula="of:=[.S:.S]/([.Q36]-[.Q33])*30.4375" office:value-type="float" office:value="0" calcext:value-type="float">
            <text:p>0</text:p>
          </table:table-cell>
          <table:table-cell table:formula="of:=SUM([.B36]; [.F36]; [.J36]; [.N36]; [.R36])" office:value-type="float" office:value="0" calcext:value-type="float">
            <text:p>0</text:p>
          </table:table-cell>
          <table:table-cell table:formula="of:=[.U36]-[.U35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3">
          <table:table-cell table:formula="of:=[$'Dates Ref'.A37]" office:value-type="date" office:date-value="2011-08-13" calcext:value-type="date">
            <text:p>Aug 13, 11</text:p>
          </table:table-cell>
          <table:table-cell table:number-columns-repeated="3"/>
          <table:table-cell table:style-name="ce91" table:formula="of:=[$'Dates Ref'.$A37]" office:value-type="date" office:date-value="2011-08-13" calcext:value-type="date">
            <text:p>Aug 13, 11</text:p>
          </table:table-cell>
          <table:table-cell table:style-name="ce92" table:formula="of:=[.F36]+([.E37]-[.E36])*AVERAGE([.H38];[.H35])/30.4375" office:value-type="float" office:value="0" calcext:value-type="float">
            <text:p>0</text:p>
          </table:table-cell>
          <table:table-cell table:style-name="ce93" table:formula="of:=[.F37]-[.F36]" office:value-type="float" office:value="0" calcext:value-type="float">
            <text:p>0</text:p>
          </table:table-cell>
          <table:table-cell table:style-name="ce97" table:formula="of:=[.G:.G]/([.E37]-[.E36])*30.4375" office:value-type="float" office:value="0" calcext:value-type="float">
            <text:p>0</text:p>
          </table:table-cell>
          <table:table-cell table:style-name="ce15" table:formula="of:=[$'Dates Ref'.A37]" office:value-type="date" office:date-value="2011-08-13" calcext:value-type="date">
            <text:p>Aug 13, 11</text:p>
          </table:table-cell>
          <table:table-cell table:number-columns-repeated="3"/>
          <table:table-cell table:style-name="ce90" table:formula="of:=[$'Dates Ref'.A37]" office:value-type="date" office:date-value="2011-08-13" calcext:value-type="date">
            <text:p>Aug 13, 11</text:p>
          </table:table-cell>
          <table:table-cell table:number-columns-repeated="3"/>
          <table:table-cell table:style-name="ce91" table:formula="of:=[$'Dates Ref'.$A37]" office:value-type="date" office:date-value="2011-08-13" calcext:value-type="date">
            <text:p>Aug 13, 11</text:p>
          </table:table-cell>
          <table:table-cell table:style-name="ce92" table:formula="of:=[.R36]+([.Q37]-[.Q36])*[.T38]/30.4375" office:value-type="float" office:value="0" calcext:value-type="float">
            <text:p>0</text:p>
          </table:table-cell>
          <table:table-cell table:style-name="ce92" table:formula="of:=[.R37]-[.R36]" office:value-type="float" office:value="0" calcext:value-type="float">
            <text:p>0</text:p>
          </table:table-cell>
          <table:table-cell table:style-name="ce97" table:formula="of:=[.S:.S]/([.Q37]-[.Q36])*30.4375" office:value-type="float" office:value="0" calcext:value-type="float">
            <text:p>0</text:p>
          </table:table-cell>
          <table:table-cell table:formula="of:=SUM([.B37]; [.F37]; [.J37]; [.N37]; [.R37])" office:value-type="float" office:value="0" calcext:value-type="float">
            <text:p>0</text:p>
          </table:table-cell>
          <table:table-cell table:formula="of:=[.U37]-[.U36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38]" office:value-type="date" office:date-value="2011-09-23" calcext:value-type="date">
            <text:p>Sep 23, 11</text:p>
          </table:table-cell>
          <table:table-cell table:number-columns-repeated="3"/>
          <table:table-cell table:formula="of:=[$'Dates Ref'.T38]" office:value-type="date" office:date-value="2011-09-24" calcext:value-type="date">
            <text:p>Sep 24, 11</text:p>
          </table:table-cell>
          <table:table-cell table:style-name="ce38" table:formula="of:=[$'kpop ao3'.D38]" office:value-type="float" office:value="0" calcext:value-type="float">
            <text:p>0</text:p>
          </table:table-cell>
          <table:table-cell table:style-name="ce94" table:formula="of:=[.F38]-[.F35]" office:value-type="float" office:value="0" calcext:value-type="float">
            <text:p>0</text:p>
          </table:table-cell>
          <table:table-cell table:style-name="ce98" table:formula="of:=[.G:.G]/([.E38]-[.E35])*30.4375" office:value-type="float" office:value="0" calcext:value-type="float">
            <text:p>0</text:p>
          </table:table-cell>
          <table:table-cell table:style-name="ce15" table:formula="of:=[$'Dates Ref'.A38]" office:value-type="date" office:date-value="2011-09-23" calcext:value-type="date">
            <text:p>Sep 23, 11</text:p>
          </table:table-cell>
          <table:table-cell table:number-columns-repeated="3"/>
          <table:table-cell table:style-name="ce90" table:formula="of:=[$'Dates Ref'.A38]" office:value-type="date" office:date-value="2011-09-23" calcext:value-type="date">
            <text:p>Sep 23, 11</text:p>
          </table:table-cell>
          <table:table-cell table:number-columns-repeated="3"/>
          <table:table-cell table:formula="of:=[$'Dates Ref'.R38]" office:value-type="date" office:date-value="2011-09-21" calcext:value-type="date">
            <text:p>Sep 21, 11</text:p>
          </table:table-cell>
          <table:table-cell table:style-name="ce38" table:formula="of:=[$asianfanfics.C38]" office:value-type="float" office:value="0" calcext:value-type="float">
            <text:p>0</text:p>
          </table:table-cell>
          <table:table-cell table:style-name="ce94" table:formula="of:=[.R38]-[.R36]" office:value-type="float" office:value="0" calcext:value-type="float">
            <text:p>0</text:p>
          </table:table-cell>
          <table:table-cell table:style-name="ce98" table:formula="of:=[.S:.S]/([.Q38]-[.Q36])*30.4375" office:value-type="float" office:value="0" calcext:value-type="float">
            <text:p>0</text:p>
          </table:table-cell>
          <table:table-cell table:formula="of:=SUM([.B38]; [.F38]; [.J38]; [.N38]; [.R38])" office:value-type="float" office:value="0" calcext:value-type="float">
            <text:p>0</text:p>
          </table:table-cell>
          <table:table-cell table:formula="of:=[.U38]-[.U37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39]" office:value-type="date" office:date-value="2011-10-25" calcext:value-type="date">
            <text:p>Oct 25, 11</text:p>
          </table:table-cell>
          <table:table-cell table:number-columns-repeated="3"/>
          <table:table-cell table:style-name="ce91" table:formula="of:=[$'Dates Ref'.$A39]" office:value-type="date" office:date-value="2011-10-25" calcext:value-type="date">
            <text:p>Oct 25, 11</text:p>
          </table:table-cell>
          <table:table-cell table:style-name="ce92" table:formula="of:=[.F38]+([.E39]-[.E38])*AVERAGE([.H40]; [.H38])/30.4375" office:value-type="float" office:value="0" calcext:value-type="float">
            <text:p>0</text:p>
          </table:table-cell>
          <table:table-cell table:style-name="ce93" table:formula="of:=[.F39]-[.F38]" office:value-type="float" office:value="0" calcext:value-type="float">
            <text:p>0</text:p>
          </table:table-cell>
          <table:table-cell table:style-name="ce97" table:formula="of:=[.G:.G]/([.E39]-[.E38])*30.4375" office:value-type="float" office:value="0" calcext:value-type="float">
            <text:p>0</text:p>
          </table:table-cell>
          <table:table-cell table:style-name="ce15" table:formula="of:=[$'Dates Ref'.A39]" office:value-type="date" office:date-value="2011-10-25" calcext:value-type="date">
            <text:p>Oct 25, 11</text:p>
          </table:table-cell>
          <table:table-cell table:number-columns-repeated="3"/>
          <table:table-cell table:style-name="ce90" table:formula="of:=[$'Dates Ref'.A39]" office:value-type="date" office:date-value="2011-10-25" calcext:value-type="date">
            <text:p>Oct 25, 11</text:p>
          </table:table-cell>
          <table:table-cell table:number-columns-repeated="3"/>
          <table:table-cell table:style-name="ce91" table:formula="of:=[$'Dates Ref'.$A39]" office:value-type="date" office:date-value="2011-10-25" calcext:value-type="date">
            <text:p>Oct 25, 11</text:p>
          </table:table-cell>
          <table:table-cell table:style-name="ce92" table:formula="of:=[.R38]+([.Q39]-[.Q38])*[.T40]/30.4375" office:value-type="float" office:value="0" calcext:value-type="float">
            <text:p>0</text:p>
          </table:table-cell>
          <table:table-cell table:style-name="ce92" table:formula="of:=[.R39]-[.R38]" office:value-type="float" office:value="0" calcext:value-type="float">
            <text:p>0</text:p>
          </table:table-cell>
          <table:table-cell table:style-name="ce97" table:formula="of:=[.S:.S]/([.Q39]-[.Q38])*30.4375" office:value-type="float" office:value="0" calcext:value-type="float">
            <text:p>0</text:p>
          </table:table-cell>
          <table:table-cell table:formula="of:=SUM([.B39]; [.F39]; [.J39]; [.N39]; [.R39])" office:value-type="float" office:value="0" calcext:value-type="float">
            <text:p>0</text:p>
          </table:table-cell>
          <table:table-cell table:formula="of:=[.U39]-[.U38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40]" office:value-type="date" office:date-value="2012-01-12" calcext:value-type="date">
            <text:p>Jan 12, 12</text:p>
          </table:table-cell>
          <table:table-cell table:number-columns-repeated="3"/>
          <table:table-cell table:formula="of:=[$'Dates Ref'.T40]" office:value-type="date" office:date-value="2012-01-14" calcext:value-type="date">
            <text:p>Jan 14, 12</text:p>
          </table:table-cell>
          <table:table-cell table:style-name="ce38" table:formula="of:=[$'kpop ao3'.D40]" office:value-type="float" office:value="0" calcext:value-type="float">
            <text:p>0</text:p>
          </table:table-cell>
          <table:table-cell table:style-name="ce94" table:formula="of:=[.F40]-[.F38]" office:value-type="float" office:value="0" calcext:value-type="float">
            <text:p>0</text:p>
          </table:table-cell>
          <table:table-cell table:style-name="ce98" table:formula="of:=[.G:.G]/([.E40]-[.E38])*30.4375" office:value-type="float" office:value="0" calcext:value-type="float">
            <text:p>0</text:p>
          </table:table-cell>
          <table:table-cell table:style-name="ce15" table:formula="of:=[$'Dates Ref'.A40]" office:value-type="date" office:date-value="2012-01-12" calcext:value-type="date">
            <text:p>Jan 12, 12</text:p>
          </table:table-cell>
          <table:table-cell table:number-columns-repeated="3"/>
          <table:table-cell table:style-name="ce90" table:formula="of:=[$'Dates Ref'.A40]" office:value-type="date" office:date-value="2012-01-12" calcext:value-type="date">
            <text:p>Jan 12, 12</text:p>
          </table:table-cell>
          <table:table-cell table:number-columns-repeated="3"/>
          <table:table-cell table:formula="of:=[$'Dates Ref'.R40]" office:value-type="date" office:date-value="2012-01-12" calcext:value-type="date">
            <text:p>Jan 12, 12</text:p>
          </table:table-cell>
          <table:table-cell table:style-name="ce38" table:formula="of:=[$asianfanfics.C40]" office:value-type="float" office:value="0" calcext:value-type="float">
            <text:p>0</text:p>
          </table:table-cell>
          <table:table-cell table:style-name="ce94" table:formula="of:=[.R40]-[.R38]" office:value-type="float" office:value="0" calcext:value-type="float">
            <text:p>0</text:p>
          </table:table-cell>
          <table:table-cell table:style-name="ce98" table:formula="of:=[.S:.S]/([.Q40]-[.Q38])*30.4375" office:value-type="float" office:value="0" calcext:value-type="float">
            <text:p>0</text:p>
          </table:table-cell>
          <table:table-cell table:formula="of:=SUM([.B40]; [.F40]; [.J40]; [.N40]; [.R40])" office:value-type="float" office:value="0" calcext:value-type="float">
            <text:p>0</text:p>
          </table:table-cell>
          <table:table-cell table:formula="of:=[.U40]-[.U39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41]" office:value-type="date" office:date-value="2012-05-01" calcext:value-type="date">
            <text:p>May 1, 12</text:p>
          </table:table-cell>
          <table:table-cell table:number-columns-repeated="3"/>
          <table:table-cell table:style-name="ce91" table:formula="of:=[$'Dates Ref'.$A41]" office:value-type="date" office:date-value="2012-05-01" calcext:value-type="date">
            <text:p>May 1, 12</text:p>
          </table:table-cell>
          <table:table-cell table:style-name="ce92" table:formula="of:=[.F40]+([.E41]-[.E40])*AVERAGE([.H42]; [.H40])/30.4375" office:value-type="float" office:value="0" calcext:value-type="float">
            <text:p>0</text:p>
          </table:table-cell>
          <table:table-cell table:style-name="ce93" table:formula="of:=[.F41]-[.F40]" office:value-type="float" office:value="0" calcext:value-type="float">
            <text:p>0</text:p>
          </table:table-cell>
          <table:table-cell table:style-name="ce97" table:formula="of:=[.G:.G]/([.E41]-[.E40])*30.4375" office:value-type="float" office:value="0" calcext:value-type="float">
            <text:p>0</text:p>
          </table:table-cell>
          <table:table-cell table:style-name="ce15" table:formula="of:=[$'Dates Ref'.A41]" office:value-type="date" office:date-value="2012-05-01" calcext:value-type="date">
            <text:p>May 1, 12</text:p>
          </table:table-cell>
          <table:table-cell table:number-columns-repeated="3"/>
          <table:table-cell table:style-name="ce90" table:formula="of:=[$'Dates Ref'.A41]" office:value-type="date" office:date-value="2012-05-01" calcext:value-type="date">
            <text:p>May 1, 12</text:p>
          </table:table-cell>
          <table:table-cell table:number-columns-repeated="3"/>
          <table:table-cell table:formula="of:=[$'Dates Ref'.R41]" office:value-type="date" office:date-value="2012-05-11" calcext:value-type="date">
            <text:p>May 11, 12</text:p>
          </table:table-cell>
          <table:table-cell table:style-name="ce38" table:formula="of:=[$asianfanfics.C41]" office:value-type="float" office:value="3315" calcext:value-type="float">
            <text:p>3,315</text:p>
          </table:table-cell>
          <table:table-cell table:formula="of:=[.R41]-[.R40]" office:value-type="float" office:value="3315" calcext:value-type="float">
            <text:p>3,315</text:p>
          </table:table-cell>
          <table:table-cell table:style-name="ce96" table:formula="of:=[.S:.S]/([.Q41]-[.Q40])*30.4375" office:value-type="float" office:value="840.8359375" calcext:value-type="float">
            <text:p>841</text:p>
          </table:table-cell>
          <table:table-cell table:formula="of:=SUM([.B41]; [.F41]; [.J41]; [.N41]; [.R41])" office:value-type="float" office:value="3315" calcext:value-type="float">
            <text:p>3,315</text:p>
          </table:table-cell>
          <table:table-cell table:formula="of:=[.U41]-[.U40]" office:value-type="float" office:value="3315" calcext:value-type="float">
            <text:p>3,315</text:p>
          </table:table-cell>
          <table:table-cell/>
          <table:table-cell table:formula="of:=[.F:.F]/[.U:.U]" office:value-type="percentage" office:value="0" calcext:value-type="percentage">
            <text:p>0.00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1" calcext:value-type="percentage">
            <text:p>100.00%</text:p>
          </table:table-cell>
          <table:table-cell/>
          <table:table-cell table:formula="of:=[.H:.H]/[.V:.V]" office:value-type="percentage" office:value="0" calcext:value-type="percentage">
            <text:p>0.00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253645833333333" calcext:value-type="percentage">
            <text:p>25.36%</text:p>
          </table:table-cell>
          <table:table-cell table:number-columns-repeated="16352"/>
        </table:table-row>
        <table:table-row table:style-name="ro6">
          <table:table-cell table:formula="of:=[$'Dates Ref'.A42]" office:value-type="date" office:date-value="2012-05-20" calcext:value-type="date">
            <text:p>May 20, 12</text:p>
          </table:table-cell>
          <table:table-cell table:number-columns-repeated="3"/>
          <table:table-cell table:formula="of:=[$'Dates Ref'.T42]" office:value-type="date" office:date-value="2012-05-19" calcext:value-type="date">
            <text:p>May 19, 12</text:p>
          </table:table-cell>
          <table:table-cell table:style-name="ce38" table:formula="of:=[$'kpop ao3'.D42]" office:value-type="float" office:value="0" calcext:value-type="float">
            <text:p>0</text:p>
          </table:table-cell>
          <table:table-cell table:style-name="ce94" table:formula="of:=[.F42]-[.F40]" office:value-type="float" office:value="0" calcext:value-type="float">
            <text:p>0</text:p>
          </table:table-cell>
          <table:table-cell table:style-name="ce98" table:formula="of:=[.G:.G]/([.E42]-[.E40])*30.4375" office:value-type="float" office:value="0" calcext:value-type="float">
            <text:p>0</text:p>
          </table:table-cell>
          <table:table-cell table:style-name="ce15" table:formula="of:=[$'Dates Ref'.A42]" office:value-type="date" office:date-value="2012-05-20" calcext:value-type="date">
            <text:p>May 20, 12</text:p>
          </table:table-cell>
          <table:table-cell table:number-columns-repeated="3"/>
          <table:table-cell table:style-name="ce90" table:formula="of:=[$'Dates Ref'.A42]" office:value-type="date" office:date-value="2012-05-20" calcext:value-type="date">
            <text:p>May 20, 12</text:p>
          </table:table-cell>
          <table:table-cell table:number-columns-repeated="3"/>
          <table:table-cell table:style-name="ce91" table:formula="of:=[$'Dates Ref'.$A42]" office:value-type="date" office:date-value="2012-05-20" calcext:value-type="date">
            <text:p>May 20, 12</text:p>
          </table:table-cell>
          <table:table-cell table:style-name="ce92" table:formula="of:=[.R41]+([.Q42]-[.Q41])*AVERAGE([.T43]; [.T41])/30.4375" office:value-type="float" office:value="3928.52678571429" calcext:value-type="float">
            <text:p>3,929</text:p>
          </table:table-cell>
          <table:table-cell table:style-name="ce92" table:formula="of:=[.R42]-[.R41]" office:value-type="float" office:value="613.526785714286" calcext:value-type="float">
            <text:p>614</text:p>
          </table:table-cell>
          <table:table-cell table:style-name="ce97" table:formula="of:=[.S:.S]/([.Q42]-[.Q41])*30.4375" office:value-type="float" office:value="2074.91350446429" calcext:value-type="float">
            <text:p>2,075</text:p>
          </table:table-cell>
          <table:table-cell table:formula="of:=SUM([.B42]; [.F42]; [.J42]; [.N42]; [.R42])" office:value-type="float" office:value="3928.52678571429" calcext:value-type="float">
            <text:p>3,929</text:p>
          </table:table-cell>
          <table:table-cell table:formula="of:=[.U42]-[.U41]" office:value-type="float" office:value="613.526785714286" calcext:value-type="float">
            <text:p>614</text:p>
          </table:table-cell>
          <table:table-cell/>
          <table:table-cell table:formula="of:=[.F:.F]/[.U:.U]" office:value-type="percentage" office:value="0" calcext:value-type="percentage">
            <text:p>0.00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1" calcext:value-type="percentage">
            <text:p>100.00%</text:p>
          </table:table-cell>
          <table:table-cell/>
          <table:table-cell table:formula="of:=[.H:.H]/[.V:.V]" office:value-type="percentage" office:value="0" calcext:value-type="percentage">
            <text:p>0.00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3.38194444444444" calcext:value-type="percentage">
            <text:p>338.19%</text:p>
          </table:table-cell>
          <table:table-cell table:number-columns-repeated="16352"/>
        </table:table-row>
        <table:table-row table:style-name="ro2">
          <table:table-cell table:formula="of:=[$'Dates Ref'.A43]" office:value-type="date" office:date-value="2012-06-04" calcext:value-type="date">
            <text:p>Jun 4, 12</text:p>
          </table:table-cell>
          <table:table-cell table:number-columns-repeated="3"/>
          <table:table-cell table:formula="of:=[$'Dates Ref'.T43]" office:value-type="date" office:date-value="2012-06-14" calcext:value-type="date">
            <text:p>Jun 14, 12</text:p>
          </table:table-cell>
          <table:table-cell table:style-name="ce38" table:formula="of:=[$'kpop ao3'.D43]" office:value-type="float" office:value="0" calcext:value-type="float">
            <text:p>0</text:p>
          </table:table-cell>
          <table:table-cell table:formula="of:=[.F43]-[.F42]" office:value-type="float" office:value="0" calcext:value-type="float">
            <text:p>0</text:p>
          </table:table-cell>
          <table:table-cell table:style-name="ce96" table:formula="of:=[.G:.G]/([.E43]-[.E42])*30.4375" office:value-type="float" office:value="0" calcext:value-type="float">
            <text:p>0</text:p>
          </table:table-cell>
          <table:table-cell table:style-name="ce15" table:formula="of:=[$'Dates Ref'.A43]" office:value-type="date" office:date-value="2012-06-04" calcext:value-type="date">
            <text:p>Jun 4, 12</text:p>
          </table:table-cell>
          <table:table-cell table:number-columns-repeated="3"/>
          <table:table-cell table:style-name="ce90" table:formula="of:=[$'Dates Ref'.A43]" office:value-type="date" office:date-value="2012-06-04" calcext:value-type="date">
            <text:p>Jun 4, 12</text:p>
          </table:table-cell>
          <table:table-cell table:number-columns-repeated="3"/>
          <table:table-cell table:formula="of:=[$'Dates Ref'.R43]" office:value-type="date" office:date-value="2012-06-15" calcext:value-type="date">
            <text:p>Jun 15, 12</text:p>
          </table:table-cell>
          <table:table-cell table:style-name="ce38" table:formula="of:=[$asianfanfics.C43]" office:value-type="float" office:value="7120" calcext:value-type="float">
            <text:p>7,120</text:p>
          </table:table-cell>
          <table:table-cell table:style-name="ce94" table:formula="of:=[.R43]-[.R41]" office:value-type="float" office:value="3805" calcext:value-type="float">
            <text:p>3805</text:p>
          </table:table-cell>
          <table:table-cell table:style-name="ce98" table:formula="of:=[.S:.S]/([.Q43]-[.Q41])*30.4375" office:value-type="float" office:value="3308.99107142857" calcext:value-type="float">
            <text:p>3,309</text:p>
          </table:table-cell>
          <table:table-cell table:formula="of:=SUM([.B43]; [.F43]; [.J43]; [.N43]; [.R43])" office:value-type="float" office:value="7120" calcext:value-type="float">
            <text:p>7,120</text:p>
          </table:table-cell>
          <table:table-cell table:formula="of:=[.U43]-[.U42]" office:value-type="float" office:value="3191.47321428571" calcext:value-type="float">
            <text:p>3,191</text:p>
          </table:table-cell>
          <table:table-cell/>
          <table:table-cell table:formula="of:=[.F:.F]/[.U:.U]" office:value-type="percentage" office:value="0" calcext:value-type="percentage">
            <text:p>0.00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1" calcext:value-type="percentage">
            <text:p>100.00%</text:p>
          </table:table-cell>
          <table:table-cell/>
          <table:table-cell table:formula="of:=[.H:.H]/[.V:.V]" office:value-type="percentage" office:value="0" calcext:value-type="percentage">
            <text:p>0.00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1.03682244820882" calcext:value-type="percentage">
            <text:p>103.68%</text:p>
          </table:table-cell>
          <table:table-cell table:number-columns-repeated="16352"/>
        </table:table-row>
        <table:table-row table:style-name="ro6">
          <table:table-cell table:formula="of:=[$'Dates Ref'.A44]" office:value-type="date" office:date-value="2012-07-16" calcext:value-type="date">
            <text:p>Jul 16, 12</text:p>
          </table:table-cell>
          <table:table-cell table:number-columns-repeated="3"/>
          <table:table-cell table:formula="of:=[$'Dates Ref'.T44]" office:value-type="date" office:date-value="2012-07-30" calcext:value-type="date">
            <text:p>Jul 30, 12</text:p>
          </table:table-cell>
          <table:table-cell table:style-name="ce38" table:formula="of:=[$'kpop ao3'.D44]" office:value-type="float" office:value="0" calcext:value-type="float">
            <text:p>0</text:p>
          </table:table-cell>
          <table:table-cell table:formula="of:=[.F44]-[.F43]" office:value-type="float" office:value="0" calcext:value-type="float">
            <text:p>0</text:p>
          </table:table-cell>
          <table:table-cell table:style-name="ce96" table:formula="of:=[.G:.G]/([.E44]-[.E43])*30.4375" office:value-type="float" office:value="0" calcext:value-type="float">
            <text:p>0</text:p>
          </table:table-cell>
          <table:table-cell table:style-name="ce15" table:formula="of:=[$'Dates Ref'.A44]" office:value-type="date" office:date-value="2012-07-16" calcext:value-type="date">
            <text:p>Jul 16, 12</text:p>
          </table:table-cell>
          <table:table-cell table:number-columns-repeated="3"/>
          <table:table-cell table:style-name="ce90" table:formula="of:=[$'Dates Ref'.A44]" office:value-type="date" office:date-value="2012-07-16" calcext:value-type="date">
            <text:p>Jul 16, 12</text:p>
          </table:table-cell>
          <table:table-cell table:number-columns-repeated="3"/>
          <table:table-cell table:style-name="ce91" table:formula="of:=[$'Dates Ref'.$A44]" office:value-type="date" office:date-value="2012-07-16" calcext:value-type="date">
            <text:p>Jul 16, 12</text:p>
          </table:table-cell>
          <table:table-cell table:style-name="ce92" table:formula="of:=[.R43]+([.Q44]-[.Q43])*AVERAGE([.T45]; [.T43])/30.4375" office:value-type="float" office:value="10268.0427400468" calcext:value-type="float">
            <text:p>10,268</text:p>
          </table:table-cell>
          <table:table-cell table:style-name="ce92" table:formula="of:=[.R44]-[.R43]" office:value-type="float" office:value="3148.04274004684" calcext:value-type="float">
            <text:p>3,148</text:p>
          </table:table-cell>
          <table:table-cell table:style-name="ce97" table:formula="of:=[.S:.S]/([.Q44]-[.Q43])*30.4375" office:value-type="float" office:value="3090.92099677986" calcext:value-type="float">
            <text:p>3,091</text:p>
          </table:table-cell>
          <table:table-cell table:formula="of:=SUM([.B44]; [.F44]; [.J44]; [.N44]; [.R44])" office:value-type="float" office:value="10268.0427400468" calcext:value-type="float">
            <text:p>10,268</text:p>
          </table:table-cell>
          <table:table-cell table:formula="of:=[.U44]-[.U43]" office:value-type="float" office:value="3148.04274004684" calcext:value-type="float">
            <text:p>3,148</text:p>
          </table:table-cell>
          <table:table-cell/>
          <table:table-cell table:formula="of:=[.F:.F]/[.U:.U]" office:value-type="percentage" office:value="0" calcext:value-type="percentage">
            <text:p>0.00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1" calcext:value-type="percentage">
            <text:p>100.00%</text:p>
          </table:table-cell>
          <table:table-cell/>
          <table:table-cell table:formula="of:=[.H:.H]/[.V:.V]" office:value-type="percentage" office:value="0" calcext:value-type="percentage">
            <text:p>0.00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981854838709678" calcext:value-type="percentage">
            <text:p>98.19%</text:p>
          </table:table-cell>
          <table:table-cell table:number-columns-repeated="16352"/>
        </table:table-row>
        <table:table-row table:style-name="ro2">
          <table:table-cell table:formula="of:=[$'Dates Ref'.A45]" office:value-type="date" office:date-value="2012-10-23" calcext:value-type="date">
            <text:p>Oct 23, 12</text:p>
          </table:table-cell>
          <table:table-cell table:number-columns-repeated="3"/>
          <table:table-cell table:formula="of:=[$'Dates Ref'.T45]" office:value-type="date" office:date-value="2012-10-24" calcext:value-type="date">
            <text:p>Oct 24, 12</text:p>
          </table:table-cell>
          <table:table-cell table:style-name="ce38" table:formula="of:=[$'kpop ao3'.D45]" office:value-type="float" office:value="32" calcext:value-type="float">
            <text:p>32</text:p>
          </table:table-cell>
          <table:table-cell table:formula="of:=[.F45]-[.F44]" office:value-type="float" office:value="32" calcext:value-type="float">
            <text:p>32</text:p>
          </table:table-cell>
          <table:table-cell table:style-name="ce96" table:formula="of:=[.G:.G]/([.E45]-[.E44])*30.4375" office:value-type="float" office:value="11.3255813953488" calcext:value-type="float">
            <text:p>11</text:p>
          </table:table-cell>
          <table:table-cell table:style-name="ce15" table:formula="of:=[$'Dates Ref'.A45]" office:value-type="date" office:date-value="2012-10-23" calcext:value-type="date">
            <text:p>Oct 23, 12</text:p>
          </table:table-cell>
          <table:table-cell table:number-columns-repeated="3"/>
          <table:table-cell table:style-name="ce90" table:formula="of:=[$'Dates Ref'.A45]" office:value-type="date" office:date-value="2012-10-23" calcext:value-type="date">
            <text:p>Oct 23, 12</text:p>
          </table:table-cell>
          <table:table-cell table:number-columns-repeated="3"/>
          <table:table-cell table:formula="of:=[$'Dates Ref'.R45]" office:value-type="date" office:date-value="2012-10-15" calcext:value-type="date">
            <text:p>Oct 15, 12</text:p>
          </table:table-cell>
          <table:table-cell table:style-name="ce38" table:formula="of:=[$asianfanfics.C45]" office:value-type="float" office:value="18635" calcext:value-type="float">
            <text:p>18,635</text:p>
          </table:table-cell>
          <table:table-cell table:style-name="ce94" table:formula="of:=[.R45]-[.R43]" office:value-type="float" office:value="11515" calcext:value-type="float">
            <text:p>11515</text:p>
          </table:table-cell>
          <table:table-cell table:style-name="ce98" table:formula="of:=[.S:.S]/([.Q45]-[.Q43])*30.4375" office:value-type="float" office:value="2872.85092213115" calcext:value-type="float">
            <text:p>2,873</text:p>
          </table:table-cell>
          <table:table-cell table:formula="of:=SUM([.B45]; [.F45]; [.J45]; [.N45]; [.R45])" office:value-type="float" office:value="18667" calcext:value-type="float">
            <text:p>18,667</text:p>
          </table:table-cell>
          <table:table-cell table:formula="of:=[.U45]-[.U44]" office:value-type="float" office:value="8398.95725995316" calcext:value-type="float">
            <text:p>8,399</text:p>
          </table:table-cell>
          <table:table-cell/>
          <table:table-cell table:formula="of:=[.F:.F]/[.U:.U]" office:value-type="percentage" office:value="0.00171425510258745" calcext:value-type="percentage">
            <text:p>0.17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98285744897413" calcext:value-type="percentage">
            <text:p>99.83%</text:p>
          </table:table-cell>
          <table:table-cell/>
          <table:table-cell table:formula="of:=[.H:.H]/[.V:.V]" office:value-type="percentage" office:value="0.00134845089036826" calcext:value-type="percentage">
            <text:p>0.13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34204852259805" calcext:value-type="percentage">
            <text:p>34.20%</text:p>
          </table:table-cell>
          <table:table-cell table:number-columns-repeated="16352"/>
        </table:table-row>
        <table:table-row table:style-name="ro2">
          <table:table-cell table:formula="of:=[$'Dates Ref'.A46]" office:value-type="date" office:date-value="2013-01-07" calcext:value-type="date">
            <text:p>Jan 7, 13</text:p>
          </table:table-cell>
          <table:table-cell table:number-columns-repeated="3"/>
          <table:table-cell table:formula="of:=[$'Dates Ref'.T46]" office:value-type="date" office:date-value="2013-01-04" calcext:value-type="date">
            <text:p>Jan 4, 13</text:p>
          </table:table-cell>
          <table:table-cell table:style-name="ce38" table:formula="of:=[$'kpop ao3'.D46]" office:value-type="float" office:value="82" calcext:value-type="float">
            <text:p>82</text:p>
          </table:table-cell>
          <table:table-cell table:formula="of:=[.F46]-[.F45]" office:value-type="float" office:value="50" calcext:value-type="float">
            <text:p>50</text:p>
          </table:table-cell>
          <table:table-cell table:style-name="ce96" table:formula="of:=[.G:.G]/([.E46]-[.E45])*30.4375" office:value-type="float" office:value="21.1371527777778" calcext:value-type="float">
            <text:p>21</text:p>
          </table:table-cell>
          <table:table-cell table:style-name="ce15" table:formula="of:=[$'Dates Ref'.A46]" office:value-type="date" office:date-value="2013-01-07" calcext:value-type="date">
            <text:p>Jan 7, 13</text:p>
          </table:table-cell>
          <table:table-cell table:number-columns-repeated="3"/>
          <table:table-cell table:style-name="ce90" table:formula="of:=[$'Dates Ref'.A46]" office:value-type="date" office:date-value="2013-01-07" calcext:value-type="date">
            <text:p>Jan 7, 13</text:p>
          </table:table-cell>
          <table:table-cell table:number-columns-repeated="3"/>
          <table:table-cell table:formula="of:=[$'Dates Ref'.R46]" office:value-type="date" office:date-value="2013-01-11" calcext:value-type="date">
            <text:p>Jan 11, 13</text:p>
          </table:table-cell>
          <table:table-cell table:style-name="ce38" table:formula="of:=[$asianfanfics.C46]" office:value-type="float" office:value="29033" calcext:value-type="float">
            <text:p>29,033</text:p>
          </table:table-cell>
          <table:table-cell table:formula="of:=[.R46]-[.R45]" office:value-type="float" office:value="10398" calcext:value-type="float">
            <text:p>10,398</text:p>
          </table:table-cell>
          <table:table-cell table:style-name="ce96" table:formula="of:=[.S:.S]/([.Q46]-[.Q45])*30.4375" office:value-type="float" office:value="3596.46732954545" calcext:value-type="float">
            <text:p>3,596</text:p>
          </table:table-cell>
          <table:table-cell table:formula="of:=SUM([.B46]; [.F46]; [.J46]; [.N46]; [.R46])" office:value-type="float" office:value="29115" calcext:value-type="float">
            <text:p>29,115</text:p>
          </table:table-cell>
          <table:table-cell table:formula="of:=[.U46]-[.U45]" office:value-type="float" office:value="10448" calcext:value-type="float">
            <text:p>10,448</text:p>
          </table:table-cell>
          <table:table-cell/>
          <table:table-cell table:formula="of:=[.F:.F]/[.U:.U]" office:value-type="percentage" office:value="0.00281641765413017" calcext:value-type="percentage">
            <text:p>0.28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9718358234587" calcext:value-type="percentage">
            <text:p>99.72%</text:p>
          </table:table-cell>
          <table:table-cell/>
          <table:table-cell table:formula="of:=[.H:.H]/[.V:.V]" office:value-type="percentage" office:value="0.00202308123830185" calcext:value-type="percentage">
            <text:p>0.20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344225433532298" calcext:value-type="percentage">
            <text:p>34.42%</text:p>
          </table:table-cell>
          <table:table-cell table:number-columns-repeated="16352"/>
        </table:table-row>
        <table:table-row table:style-name="ro6">
          <table:table-cell table:formula="of:=[$'Dates Ref'.A47]" office:value-type="date" office:date-value="2013-04-04" calcext:value-type="date">
            <text:p>Apr 4, 13</text:p>
          </table:table-cell>
          <table:table-cell table:number-columns-repeated="3"/>
          <table:table-cell table:style-name="ce91" table:formula="of:=[$'Dates Ref'.$A47]" office:value-type="date" office:date-value="2013-04-04" calcext:value-type="date">
            <text:p>Apr 4, 13</text:p>
          </table:table-cell>
          <table:table-cell table:style-name="ce92" table:formula="of:=[.F46]+([.E47]-[.E46])*AVERAGE([.H48]; [.H46])/30.4375" office:value-type="float" office:value="153.220588235294" calcext:value-type="float">
            <text:p>153</text:p>
          </table:table-cell>
          <table:table-cell table:style-name="ce95" table:formula="of:=[.F47]-[.F46]" office:value-type="float" office:value="71.2205882352941" calcext:value-type="float">
            <text:p>71</text:p>
          </table:table-cell>
          <table:table-cell table:style-name="ce97" table:formula="of:=[.G:.G]/([.E47]-[.E46])*30.4375" office:value-type="float" office:value="24.0864072712418" calcext:value-type="float">
            <text:p>24</text:p>
          </table:table-cell>
          <table:table-cell table:style-name="ce15" table:formula="of:=[$'Dates Ref'.A47]" office:value-type="date" office:date-value="2013-04-04" calcext:value-type="date">
            <text:p>Apr 4, 13</text:p>
          </table:table-cell>
          <table:table-cell table:number-columns-repeated="3"/>
          <table:table-cell table:style-name="ce90" table:formula="of:=[$'Dates Ref'.A47]" office:value-type="date" office:date-value="2013-04-04" calcext:value-type="date">
            <text:p>Apr 4, 13</text:p>
          </table:table-cell>
          <table:table-cell table:number-columns-repeated="3"/>
          <table:table-cell table:style-name="ce91" table:formula="of:=[$'Dates Ref'.$A47]" office:value-type="date" office:date-value="2013-04-04" calcext:value-type="date">
            <text:p>Apr 4, 13</text:p>
          </table:table-cell>
          <table:table-cell table:style-name="ce92" table:formula="of:=[.R46]+([.Q47]-[.Q46])*AVERAGE([.T48]; [.T46])/30.4375" office:value-type="float" office:value="40221.5178977273" calcext:value-type="float">
            <text:p>40,222</text:p>
          </table:table-cell>
          <table:table-cell table:style-name="ce92" table:formula="of:=[.R47]-[.R46]" office:value-type="float" office:value="11188.5178977273" calcext:value-type="float">
            <text:p>11,189</text:p>
          </table:table-cell>
          <table:table-cell table:style-name="ce97" table:formula="of:=[.S:.S]/([.Q47]-[.Q46])*30.4375" office:value-type="float" office:value="4103.01823508523" calcext:value-type="float">
            <text:p>4,103</text:p>
          </table:table-cell>
          <table:table-cell table:formula="of:=SUM([.B47]; [.F47]; [.J47]; [.N47]; [.R47])" office:value-type="float" office:value="40374.7384859626" calcext:value-type="float">
            <text:p>40,375</text:p>
          </table:table-cell>
          <table:table-cell table:formula="of:=[.U47]-[.U46]" office:value-type="float" office:value="11259.7384859626" calcext:value-type="float">
            <text:p>11,260</text:p>
          </table:table-cell>
          <table:table-cell/>
          <table:table-cell table:formula="of:=[.F:.F]/[.U:.U]" office:value-type="percentage" office:value="0.00379496175036689" calcext:value-type="percentage">
            <text:p>0.38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96205038249633" calcext:value-type="percentage">
            <text:p>99.62%</text:p>
          </table:table-cell>
          <table:table-cell/>
          <table:table-cell table:formula="of:=[.H:.H]/[.V:.V]" office:value-type="percentage" office:value="0.00213916222843632" calcext:value-type="percentage">
            <text:p>0.21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364397293969165" calcext:value-type="percentage">
            <text:p>36.44%</text:p>
          </table:table-cell>
          <table:table-cell table:number-columns-repeated="16352"/>
        </table:table-row>
        <table:table-row table:style-name="ro2">
          <table:table-cell table:formula="of:=[$'Dates Ref'.A48]" office:value-type="date" office:date-value="2013-06-25" calcext:value-type="date">
            <text:p>Jun 25, 13</text:p>
          </table:table-cell>
          <table:table-cell table:number-columns-repeated="3"/>
          <table:table-cell table:formula="of:=[$'Dates Ref'.T48]" office:value-type="date" office:date-value="2013-06-23" calcext:value-type="date">
            <text:p>Jun 23, 13</text:p>
          </table:table-cell>
          <table:table-cell table:style-name="ce38" table:formula="of:=[$'kpop ao3'.D48]" office:value-type="float" office:value="233" calcext:value-type="float">
            <text:p>233</text:p>
          </table:table-cell>
          <table:table-cell table:style-name="ce94" table:formula="of:=[.F48]-[.F46]" office:value-type="float" office:value="151" calcext:value-type="float">
            <text:p>151</text:p>
          </table:table-cell>
          <table:table-cell table:style-name="ce98" table:formula="of:=[.G:.G]/([.E48]-[.E46])*30.4375" office:value-type="float" office:value="27.0356617647059" calcext:value-type="float">
            <text:p>27</text:p>
          </table:table-cell>
          <table:table-cell table:style-name="ce15" table:formula="of:=[$'Dates Ref'.A48]" office:value-type="date" office:date-value="2013-06-25" calcext:value-type="date">
            <text:p>Jun 25, 13</text:p>
          </table:table-cell>
          <table:table-cell table:number-columns-repeated="3"/>
          <table:table-cell table:style-name="ce90" table:formula="of:=[$'Dates Ref'.A48]" office:value-type="date" office:date-value="2013-06-25" calcext:value-type="date">
            <text:p>Jun 25, 13</text:p>
          </table:table-cell>
          <table:table-cell table:number-columns-repeated="3"/>
          <table:table-cell table:formula="of:=[$'Dates Ref'.R48]" office:value-type="date" office:date-value="2013-06-20" calcext:value-type="date">
            <text:p>Jun 20, 13</text:p>
          </table:table-cell>
          <table:table-cell table:style-name="ce38" table:formula="of:=[$asianfanfics.C48]" office:value-type="float" office:value="53264" calcext:value-type="float">
            <text:p>53,264</text:p>
          </table:table-cell>
          <table:table-cell table:style-name="ce94" table:formula="of:=[.R48]-[.R46]" office:value-type="float" office:value="24231" calcext:value-type="float">
            <text:p>24231</text:p>
          </table:table-cell>
          <table:table-cell table:style-name="ce98" table:formula="of:=[.S:.S]/([.Q48]-[.Q46])*30.4375" office:value-type="float" office:value="4609.569140625" calcext:value-type="float">
            <text:p>4,610</text:p>
          </table:table-cell>
          <table:table-cell table:formula="of:=SUM([.B48]; [.F48]; [.J48]; [.N48]; [.R48])" office:value-type="float" office:value="53497" calcext:value-type="float">
            <text:p>53,497</text:p>
          </table:table-cell>
          <table:table-cell table:formula="of:=[.U48]-[.U47]" office:value-type="float" office:value="13122.2615140374" calcext:value-type="float">
            <text:p>13,122</text:p>
          </table:table-cell>
          <table:table-cell/>
          <table:table-cell table:formula="of:=[.F:.F]/[.U:.U]" office:value-type="percentage" office:value="0.00435538441407929" calcext:value-type="percentage">
            <text:p>0.44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95644615585921" calcext:value-type="percentage">
            <text:p>99.56%</text:p>
          </table:table-cell>
          <table:table-cell/>
          <table:table-cell table:formula="of:=[.H:.H]/[.V:.V]" office:value-type="percentage" office:value="0.0020602898163388" calcext:value-type="percentage">
            <text:p>0.21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351278560916802" calcext:value-type="percentage">
            <text:p>35.13%</text:p>
          </table:table-cell>
          <table:table-cell table:number-columns-repeated="16352"/>
        </table:table-row>
        <table:table-row table:style-name="ro2">
          <table:table-cell table:formula="of:=[$'Dates Ref'.A49]" office:value-type="date" office:date-value="2013-10-10" calcext:value-type="date">
            <text:p>Oct 10, 13</text:p>
          </table:table-cell>
          <table:table-cell table:number-columns-repeated="3"/>
          <table:table-cell table:formula="of:=[$'Dates Ref'.T49]" office:value-type="date" office:date-value="2013-10-09" calcext:value-type="date">
            <text:p>Oct 9, 13</text:p>
          </table:table-cell>
          <table:table-cell table:style-name="ce38" table:formula="of:=[$'kpop ao3'.D49]" office:value-type="float" office:value="418" calcext:value-type="float">
            <text:p>418</text:p>
          </table:table-cell>
          <table:table-cell table:formula="of:=[.F49]-[.F48]" office:value-type="float" office:value="185" calcext:value-type="float">
            <text:p>185</text:p>
          </table:table-cell>
          <table:table-cell table:style-name="ce96" table:formula="of:=[.G:.G]/([.E49]-[.E48])*30.4375" office:value-type="float" office:value="52.1383101851852" calcext:value-type="float">
            <text:p>52</text:p>
          </table:table-cell>
          <table:table-cell table:style-name="ce15" table:formula="of:=[$'Dates Ref'.A49]" office:value-type="date" office:date-value="2013-10-10" calcext:value-type="date">
            <text:p>Oct 10, 13</text:p>
          </table:table-cell>
          <table:table-cell table:number-columns-repeated="3"/>
          <table:table-cell table:style-name="ce90" table:formula="of:=[$'Dates Ref'.A49]" office:value-type="date" office:date-value="2013-10-10" calcext:value-type="date">
            <text:p>Oct 10, 13</text:p>
          </table:table-cell>
          <table:table-cell table:number-columns-repeated="3"/>
          <table:table-cell table:formula="of:=[$'Dates Ref'.R49]" office:value-type="date" office:date-value="2013-10-22" calcext:value-type="date">
            <text:p>Oct 22, 13</text:p>
          </table:table-cell>
          <table:table-cell table:style-name="ce38" table:formula="of:=[$asianfanfics.C49]" office:value-type="float" office:value="81863" calcext:value-type="float">
            <text:p>81,863</text:p>
          </table:table-cell>
          <table:table-cell table:formula="of:=[.R49]-[.R48]" office:value-type="float" office:value="28599" calcext:value-type="float">
            <text:p>28,599</text:p>
          </table:table-cell>
          <table:table-cell table:style-name="ce96" table:formula="of:=[.S:.S]/([.Q49]-[.Q48])*30.4375" office:value-type="float" office:value="7020.01663306452" calcext:value-type="float">
            <text:p>7,020</text:p>
          </table:table-cell>
          <table:table-cell table:formula="of:=SUM([.B49]; [.F49]; [.J49]; [.N49]; [.R49])" office:value-type="float" office:value="82281" calcext:value-type="float">
            <text:p>82,281</text:p>
          </table:table-cell>
          <table:table-cell table:formula="of:=[.U49]-[.U48]" office:value-type="float" office:value="28784" calcext:value-type="float">
            <text:p>28,784</text:p>
          </table:table-cell>
          <table:table-cell/>
          <table:table-cell table:formula="of:=[.F:.F]/[.U:.U]" office:value-type="percentage" office:value="0.00508015216149536" calcext:value-type="percentage">
            <text:p>0.51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94919847838505" calcext:value-type="percentage">
            <text:p>99.49%</text:p>
          </table:table-cell>
          <table:table-cell/>
          <table:table-cell table:formula="of:=[.H:.H]/[.V:.V]" office:value-type="percentage" office:value="0.00181136430604451" calcext:value-type="percentage">
            <text:p>0.18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243886069797961" calcext:value-type="percentage">
            <text:p>24.39%</text:p>
          </table:table-cell>
          <table:table-cell table:number-columns-repeated="16352"/>
        </table:table-row>
        <table:table-row table:style-name="ro6">
          <table:table-cell table:formula="of:=[$'Dates Ref'.A50]" office:value-type="date" office:date-value="2013-12-01" calcext:value-type="date">
            <text:p>Dec 1, 13</text:p>
          </table:table-cell>
          <table:table-cell table:number-columns-repeated="3"/>
          <table:table-cell table:formula="of:=[$'Dates Ref'.T50]" office:value-type="date" office:date-value="2013-11-23" calcext:value-type="date">
            <text:p>Nov 23, 13</text:p>
          </table:table-cell>
          <table:table-cell table:style-name="ce38" table:formula="of:=[$'kpop ao3'.D50]" office:value-type="float" office:value="353" calcext:value-type="float">
            <text:p>353</text:p>
          </table:table-cell>
          <table:table-cell table:formula="of:=[.F50]-[.F49]" office:value-type="float" office:value="-65" calcext:value-type="float">
            <text:p>-65</text:p>
          </table:table-cell>
          <table:table-cell table:style-name="ce96" table:formula="of:=[.G:.G]/([.E50]-[.E49])*30.4375" office:value-type="float" office:value="-43.9652777777778" calcext:value-type="float">
            <text:p>-44</text:p>
          </table:table-cell>
          <table:table-cell table:style-name="ce15" table:formula="of:=[$'Dates Ref'.A50]" office:value-type="date" office:date-value="2013-12-01" calcext:value-type="date">
            <text:p>Dec 1, 13</text:p>
          </table:table-cell>
          <table:table-cell table:number-columns-repeated="3"/>
          <table:table-cell table:style-name="ce90" table:formula="of:=[$'Dates Ref'.A50]" office:value-type="date" office:date-value="2013-12-01" calcext:value-type="date">
            <text:p>Dec 1, 13</text:p>
          </table:table-cell>
          <table:table-cell table:number-columns-repeated="3"/>
          <table:table-cell table:style-name="ce91" table:formula="of:=[$'Dates Ref'.$A50]" office:value-type="date" office:date-value="2013-12-01" calcext:value-type="date">
            <text:p>Dec 1, 13</text:p>
          </table:table-cell>
          <table:table-cell table:style-name="ce92" table:formula="of:=[.R49]+([.Q50]-[.Q49])*AVERAGE([.T51]; [.T49])/30.4375" office:value-type="float" office:value="91518.2682512733" calcext:value-type="float">
            <text:p>91,518</text:p>
          </table:table-cell>
          <table:table-cell table:style-name="ce92" table:formula="of:=[.R50]-[.R49]" office:value-type="float" office:value="9655.26825127335" calcext:value-type="float">
            <text:p>9,655</text:p>
          </table:table-cell>
          <table:table-cell table:style-name="ce97" table:formula="of:=[.S:.S]/([.Q50]-[.Q49])*30.4375" office:value-type="float" office:value="7347.05568495331" calcext:value-type="float">
            <text:p>7,347</text:p>
          </table:table-cell>
          <table:table-cell table:formula="of:=SUM([.B50]; [.F50]; [.J50]; [.N50]; [.R50])" office:value-type="float" office:value="91871.2682512733" calcext:value-type="float">
            <text:p>91,871</text:p>
          </table:table-cell>
          <table:table-cell table:formula="of:=[.U50]-[.U49]" office:value-type="float" office:value="9590.26825127335" calcext:value-type="float">
            <text:p>9,590</text:p>
          </table:table-cell>
          <table:table-cell/>
          <table:table-cell table:formula="of:=[.F:.F]/[.U:.U]" office:value-type="percentage" office:value="0.00384233293737193" calcext:value-type="percentage">
            <text:p>0.38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96157667062628" calcext:value-type="percentage">
            <text:p>99.62%</text:p>
          </table:table-cell>
          <table:table-cell/>
          <table:table-cell table:formula="of:=[.H:.H]/[.V:.V]" office:value-type="percentage" office:value="-0.00458436371390762" calcext:value-type="percentage">
            <text:p>-0.46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766094909178146" calcext:value-type="percentage">
            <text:p>76.61%</text:p>
          </table:table-cell>
          <table:table-cell table:number-columns-repeated="16352"/>
        </table:table-row>
        <table:table-row table:style-name="ro6">
          <table:table-cell table:formula="of:=[$'Dates Ref'.A51]" office:value-type="date" office:date-value="2014-01-22" calcext:value-type="date">
            <text:p>Jan 22, 14</text:p>
          </table:table-cell>
          <table:table-cell table:number-columns-repeated="3"/>
          <table:table-cell table:formula="of:=[$'Dates Ref'.T51]" office:value-type="date" office:date-value="2014-01-22" calcext:value-type="date">
            <text:p>Jan 22, 14</text:p>
          </table:table-cell>
          <table:table-cell table:style-name="ce38" table:formula="of:=[$'kpop ao3'.D51]" office:value-type="float" office:value="670" calcext:value-type="float">
            <text:p>670</text:p>
          </table:table-cell>
          <table:table-cell table:formula="of:=[.F51]-[.F50]" office:value-type="float" office:value="317" calcext:value-type="float">
            <text:p>317</text:p>
          </table:table-cell>
          <table:table-cell table:style-name="ce96" table:formula="of:=[.G:.G]/([.E51]-[.E50])*30.4375" office:value-type="float" office:value="160.811458333333" calcext:value-type="float">
            <text:p>161</text:p>
          </table:table-cell>
          <table:table-cell table:style-name="ce15" table:formula="of:=[$'Dates Ref'.A51]" office:value-type="date" office:date-value="2014-01-22" calcext:value-type="date">
            <text:p>Jan 22, 14</text:p>
          </table:table-cell>
          <table:table-cell table:number-columns-repeated="3"/>
          <table:table-cell table:style-name="ce90" table:formula="of:=[$'Dates Ref'.A51]" office:value-type="date" office:date-value="2014-01-22" calcext:value-type="date">
            <text:p>Jan 22, 14</text:p>
          </table:table-cell>
          <table:table-cell table:number-columns-repeated="3"/>
          <table:table-cell table:style-name="ce102" table:formula="of:=[$'Dates Ref'.R51]" office:value-type="date" office:date-value="2014-01-25" calcext:value-type="date">
            <text:p>Jan 25, 14</text:p>
          </table:table-cell>
          <table:table-cell table:style-name="ce103" table:formula="of:=[$asianfanfics.C51]" office:value-type="float" office:value="105815" calcext:value-type="float">
            <text:p>105,815</text:p>
          </table:table-cell>
          <table:table-cell table:style-name="ce94" table:formula="of:=[.R51]-[.R49]" office:value-type="float" office:value="23952" calcext:value-type="float">
            <text:p>23952</text:p>
          </table:table-cell>
          <table:table-cell table:style-name="ce98" table:formula="of:=[.S:.S]/([.Q51]-[.Q49])*30.4375" office:value-type="float" office:value="7674.09473684211" calcext:value-type="float">
            <text:p>7,674</text:p>
          </table:table-cell>
          <table:table-cell table:formula="of:=SUM([.B51]; [.F51]; [.J51]; [.N51]; [.R51])" office:value-type="float" office:value="106485" calcext:value-type="float">
            <text:p>106,485</text:p>
          </table:table-cell>
          <table:table-cell table:formula="of:=[.U51]-[.U50]" office:value-type="float" office:value="14613.7317487267" calcext:value-type="float">
            <text:p>14,614</text:p>
          </table:table-cell>
          <table:table-cell/>
          <table:table-cell table:formula="of:=[.F:.F]/[.U:.U]" office:value-type="percentage" office:value="0.00629196600460159" calcext:value-type="percentage">
            <text:p>0.63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93708033995398" calcext:value-type="percentage">
            <text:p>99.37%</text:p>
          </table:table-cell>
          <table:table-cell/>
          <table:table-cell table:formula="of:=[.H:.H]/[.V:.V]" office:value-type="percentage" office:value="0.0110041337215147" calcext:value-type="percentage">
            <text:p>1.10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525129027191209" calcext:value-type="percentage">
            <text:p>52.51%</text:p>
          </table:table-cell>
          <table:table-cell table:number-columns-repeated="16352"/>
        </table:table-row>
        <table:table-row table:style-name="ro6">
          <table:table-cell table:formula="of:=[$'Dates Ref'.A52]" office:value-type="date" office:date-value="2014-04-04" calcext:value-type="date">
            <text:p>Apr 4, 14</text:p>
          </table:table-cell>
          <table:table-cell table:number-columns-repeated="3"/>
          <table:table-cell table:formula="of:=[$'Dates Ref'.T52]" office:value-type="date" office:date-value="2014-04-04" calcext:value-type="date">
            <text:p>Apr 4, 14</text:p>
          </table:table-cell>
          <table:table-cell table:style-name="ce38" table:formula="of:=[$'kpop ao3'.D52]" office:value-type="float" office:value="836" calcext:value-type="float">
            <text:p>836</text:p>
          </table:table-cell>
          <table:table-cell table:formula="of:=[.F52]-[.F51]" office:value-type="float" office:value="166" calcext:value-type="float">
            <text:p>166</text:p>
          </table:table-cell>
          <table:table-cell table:style-name="ce96" table:formula="of:=[.G:.G]/([.E52]-[.E51])*30.4375" office:value-type="float" office:value="70.1753472222222" calcext:value-type="float">
            <text:p>70</text:p>
          </table:table-cell>
          <table:table-cell table:style-name="ce15" table:formula="of:=[$'Dates Ref'.A52]" office:value-type="date" office:date-value="2014-04-04" calcext:value-type="date">
            <text:p>Apr 4, 14</text:p>
          </table:table-cell>
          <table:table-cell table:number-columns-repeated="3"/>
          <table:table-cell table:style-name="ce90" table:formula="of:=[$'Dates Ref'.A52]" office:value-type="date" office:date-value="2014-04-04" calcext:value-type="date">
            <text:p>Apr 4, 14</text:p>
          </table:table-cell>
          <table:table-cell table:number-columns-repeated="3"/>
          <table:table-cell table:style-name="ce91" table:formula="of:=[$'Dates Ref'.$A52]" office:value-type="date" office:date-value="2014-04-04" calcext:value-type="date">
            <text:p>Apr 4, 14</text:p>
          </table:table-cell>
          <table:table-cell table:style-name="ce92" table:formula="of:=[.R51]+([.Q52]-[.Q51])*AVERAGE([.T53]; [.T51])/30.4375" office:value-type="float" office:value="112873.848460775" calcext:value-type="float">
            <text:p>112,874</text:p>
          </table:table-cell>
          <table:table-cell table:style-name="ce92" table:formula="of:=[.R52]-[.R51]" office:value-type="float" office:value="7058.84846077458" calcext:value-type="float">
            <text:p>7,059</text:p>
          </table:table-cell>
          <table:table-cell table:style-name="ce97" table:formula="of:=[.S:.S]/([.Q52]-[.Q51])*30.4375" office:value-type="float" office:value="3113.82173949024" calcext:value-type="float">
            <text:p>3,114</text:p>
          </table:table-cell>
          <table:table-cell table:formula="of:=SUM([.B52]; [.F52]; [.J52]; [.N52]; [.R52])" office:value-type="float" office:value="113709.848460775" calcext:value-type="float">
            <text:p>113,710</text:p>
          </table:table-cell>
          <table:table-cell table:formula="of:=[.U52]-[.U51]" office:value-type="float" office:value="7224.84846077458" calcext:value-type="float">
            <text:p>7,225</text:p>
          </table:table-cell>
          <table:table-cell/>
          <table:table-cell table:formula="of:=[.F:.F]/[.U:.U]" office:value-type="percentage" office:value="0.00735204567868532" calcext:value-type="percentage">
            <text:p>0.74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92647954321315" calcext:value-type="percentage">
            <text:p>99.26%</text:p>
          </table:table-cell>
          <table:table-cell/>
          <table:table-cell table:formula="of:=[.H:.H]/[.V:.V]" office:value-type="percentage" office:value="0.00971305455100143" calcext:value-type="percentage">
            <text:p>0.97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430987827135187" calcext:value-type="percentage">
            <text:p>43.10%</text:p>
          </table:table-cell>
          <table:table-cell table:number-columns-repeated="16352"/>
        </table:table-row>
        <table:table-row table:style-name="ro6">
          <table:table-cell table:formula="of:=[$'Dates Ref'.A53]" office:value-type="date" office:date-value="2014-07-04" calcext:value-type="date">
            <text:p>Jul 4, 14</text:p>
          </table:table-cell>
          <table:table-cell table:number-columns-repeated="3"/>
          <table:table-cell table:formula="of:=[$'Dates Ref'.T53]" office:value-type="date" office:date-value="2014-07-05" calcext:value-type="date">
            <text:p>Jul 5, 14</text:p>
          </table:table-cell>
          <table:table-cell table:style-name="ce38" table:formula="of:=[$'kpop ao3'.D53]" office:value-type="float" office:value="1174" calcext:value-type="float">
            <text:p>1,174</text:p>
          </table:table-cell>
          <table:table-cell table:formula="of:=[.F53]-[.F52]" office:value-type="float" office:value="338" calcext:value-type="float">
            <text:p>338</text:p>
          </table:table-cell>
          <table:table-cell table:style-name="ce96" table:formula="of:=[.G:.G]/([.E53]-[.E52])*30.4375" office:value-type="float" office:value="111.82472826087" calcext:value-type="float">
            <text:p>112</text:p>
          </table:table-cell>
          <table:table-cell table:style-name="ce15" table:formula="of:=[$'Dates Ref'.A53]" office:value-type="date" office:date-value="2014-07-04" calcext:value-type="date">
            <text:p>Jul 4, 14</text:p>
          </table:table-cell>
          <table:table-cell table:number-columns-repeated="3"/>
          <table:table-cell table:style-name="ce90" table:formula="of:=[$'Dates Ref'.A53]" office:value-type="date" office:date-value="2014-07-04" calcext:value-type="date">
            <text:p>Jul 4, 14</text:p>
          </table:table-cell>
          <table:table-cell table:number-columns-repeated="3"/>
          <table:table-cell table:formula="of:=[$'Dates Ref'.R53]" office:value-type="date" office:date-value="2014-07-03" calcext:value-type="date">
            <text:p>Jul 3, 14</text:p>
          </table:table-cell>
          <table:table-cell table:style-name="ce38" table:formula="of:=[$asianfanfics.C53]" office:value-type="float" office:value="98259" calcext:value-type="float">
            <text:p>98,259</text:p>
          </table:table-cell>
          <table:table-cell table:style-name="ce94" table:formula="of:=[.R53]-[.R51]" office:value-type="float" office:value="-7556" calcext:value-type="float">
            <text:p>-7556</text:p>
          </table:table-cell>
          <table:table-cell table:style-name="ce98" table:formula="of:=[.S:.S]/([.Q53]-[.Q51])*30.4375" office:value-type="float" office:value="-1446.45125786164" calcext:value-type="float">
            <text:p>-1,446</text:p>
          </table:table-cell>
          <table:table-cell table:formula="of:=SUM([.B53]; [.F53]; [.J53]; [.N53]; [.R53])" office:value-type="float" office:value="99433" calcext:value-type="float">
            <text:p>99,433</text:p>
          </table:table-cell>
          <table:table-cell table:formula="of:=[.U53]-[.U52]" office:value-type="float" office:value="-14276.8484607746" calcext:value-type="float">
            <text:p>-14,277</text:p>
          </table:table-cell>
          <table:table-cell/>
          <table:table-cell table:formula="of:=[.F:.F]/[.U:.U]" office:value-type="percentage" office:value="0.0118069453803063" calcext:value-type="percentage">
            <text:p>1.18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88193054619694" calcext:value-type="percentage">
            <text:p>98.82%</text:p>
          </table:table-cell>
          <table:table-cell/>
          <table:table-cell table:formula="of:=[.H:.H]/[.V:.V]" office:value-type="percentage" office:value="-0.00783259194549177" calcext:value-type="percentage">
            <text:p>-0.78%</text:p>
          </table:table-cell>
          <table:table-cell table:formula="of:=[.L:.L]/[.V:.V]" office:value-type="percentage" office:value="-0" calcext:value-type="percentage">
            <text:p>0.00%</text:p>
          </table:table-cell>
          <table:table-cell table:formula="of:=[.P:.P]/[.V:.V]" office:value-type="percentage" office:value="-0" calcext:value-type="percentage">
            <text:p>0.00%</text:p>
          </table:table-cell>
          <table:table-cell table:formula="of:=[.T:.T]/[.V:.V]" office:value-type="percentage" office:value="0.1013144645918" calcext:value-type="percentage">
            <text:p>10.13%</text:p>
          </table:table-cell>
          <table:table-cell table:number-columns-repeated="16352"/>
        </table:table-row>
        <table:table-row table:style-name="ro2">
          <table:table-cell table:formula="of:=[$'Dates Ref'.A54]" office:value-type="date" office:date-value="2014-10-04" calcext:value-type="date">
            <text:p>Oct 4, 14</text:p>
          </table:table-cell>
          <table:table-cell table:number-columns-repeated="3"/>
          <table:table-cell table:formula="of:=[$'Dates Ref'.T54]" office:value-type="date" office:date-value="2014-10-04" calcext:value-type="date">
            <text:p>Oct 4, 14</text:p>
          </table:table-cell>
          <table:table-cell table:style-name="ce38" table:formula="of:=[$'kpop ao3'.D54]" office:value-type="float" office:value="1547" calcext:value-type="float">
            <text:p>1,547</text:p>
          </table:table-cell>
          <table:table-cell table:formula="of:=[.F54]-[.F53]" office:value-type="float" office:value="373" calcext:value-type="float">
            <text:p>373</text:p>
          </table:table-cell>
          <table:table-cell table:style-name="ce96" table:formula="of:=[.G:.G]/([.E54]-[.E53])*30.4375" office:value-type="float" office:value="124.760302197802" calcext:value-type="float">
            <text:p>125</text:p>
          </table:table-cell>
          <table:table-cell table:style-name="ce15" table:formula="of:=[$'Dates Ref'.A54]" office:value-type="date" office:date-value="2014-10-04" calcext:value-type="date">
            <text:p>Oct 4, 14</text:p>
          </table:table-cell>
          <table:table-cell table:number-columns-repeated="3"/>
          <table:table-cell table:style-name="ce90" table:formula="of:=[$'Dates Ref'.A54]" office:value-type="date" office:date-value="2014-10-04" calcext:value-type="date">
            <text:p>Oct 4, 14</text:p>
          </table:table-cell>
          <table:table-cell table:number-columns-repeated="3"/>
          <table:table-cell table:formula="of:=[$'Dates Ref'.R54]" office:value-type="date" office:date-value="2014-10-05" calcext:value-type="date">
            <text:p>Oct 5, 14</text:p>
          </table:table-cell>
          <table:table-cell table:style-name="ce38" table:formula="of:=[$asianfanfics.C54]" office:value-type="float" office:value="106252" calcext:value-type="float">
            <text:p>106,252</text:p>
          </table:table-cell>
          <table:table-cell table:formula="of:=[.R54]-[.R53]" office:value-type="float" office:value="7993" calcext:value-type="float">
            <text:p>7,993</text:p>
          </table:table-cell>
          <table:table-cell table:style-name="ce96" table:formula="of:=[.S:.S]/([.Q54]-[.Q53])*30.4375" office:value-type="float" office:value="2588.15890957447" calcext:value-type="float">
            <text:p>2,588</text:p>
          </table:table-cell>
          <table:table-cell table:formula="of:=SUM([.B54]; [.F54]; [.J54]; [.N54]; [.R54])" office:value-type="float" office:value="107799" calcext:value-type="float">
            <text:p>107,799</text:p>
          </table:table-cell>
          <table:table-cell table:formula="of:=[.U54]-[.U53]" office:value-type="float" office:value="8366" calcext:value-type="float">
            <text:p>8,366</text:p>
          </table:table-cell>
          <table:table-cell/>
          <table:table-cell table:formula="of:=[.F:.F]/[.U:.U]" office:value-type="percentage" office:value="0.014350782474791" calcext:value-type="percentage">
            <text:p>1.44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85649217525209" calcext:value-type="percentage">
            <text:p>98.56%</text:p>
          </table:table-cell>
          <table:table-cell/>
          <table:table-cell table:formula="of:=[.H:.H]/[.V:.V]" office:value-type="percentage" office:value="0.0149127781732969" calcext:value-type="percentage">
            <text:p>1.49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309366353045" calcext:value-type="percentage">
            <text:p>30.94%</text:p>
          </table:table-cell>
          <table:table-cell table:number-columns-repeated="16352"/>
        </table:table-row>
        <table:table-row table:style-name="ro2">
          <table:table-cell table:formula="of:=[$'Dates Ref'.A55]" office:value-type="date" office:date-value="2015-01-16" calcext:value-type="date">
            <text:p>Jan 16, 15</text:p>
          </table:table-cell>
          <table:table-cell table:number-columns-repeated="3"/>
          <table:table-cell table:formula="of:=[$'Dates Ref'.T55]" office:value-type="date" office:date-value="2015-01-21" calcext:value-type="date">
            <text:p>Jan 21, 15</text:p>
          </table:table-cell>
          <table:table-cell table:style-name="ce38" table:formula="of:=[$'kpop ao3'.D55]" office:value-type="float" office:value="2033" calcext:value-type="float">
            <text:p>2,033</text:p>
          </table:table-cell>
          <table:table-cell table:formula="of:=[.F55]-[.F54]" office:value-type="float" office:value="486" calcext:value-type="float">
            <text:p>486</text:p>
          </table:table-cell>
          <table:table-cell table:style-name="ce96" table:formula="of:=[.G:.G]/([.E55]-[.E54])*30.4375" office:value-type="float" office:value="135.712155963303" calcext:value-type="float">
            <text:p>136</text:p>
          </table:table-cell>
          <table:table-cell table:style-name="ce15" table:formula="of:=[$'Dates Ref'.A55]" office:value-type="date" office:date-value="2015-01-16" calcext:value-type="date">
            <text:p>Jan 16, 15</text:p>
          </table:table-cell>
          <table:table-cell table:number-columns-repeated="3"/>
          <table:table-cell table:style-name="ce90" table:formula="of:=[$'Dates Ref'.A55]" office:value-type="date" office:date-value="2015-01-16" calcext:value-type="date">
            <text:p>Jan 16, 15</text:p>
          </table:table-cell>
          <table:table-cell table:number-columns-repeated="3"/>
          <table:table-cell table:formula="of:=[$'Dates Ref'.R55]" office:value-type="date" office:date-value="2015-01-11" calcext:value-type="date">
            <text:p>Jan 11, 15</text:p>
          </table:table-cell>
          <table:table-cell table:style-name="ce38" table:formula="of:=[$asianfanfics.C55]" office:value-type="float" office:value="111350" calcext:value-type="float">
            <text:p>111,350</text:p>
          </table:table-cell>
          <table:table-cell table:formula="of:=[.R55]-[.R54]" office:value-type="float" office:value="5098" calcext:value-type="float">
            <text:p>5,098</text:p>
          </table:table-cell>
          <table:table-cell table:style-name="ce96" table:formula="of:=[.S:.S]/([.Q55]-[.Q54])*30.4375" office:value-type="float" office:value="1583.37117346939" calcext:value-type="float">
            <text:p>1,583</text:p>
          </table:table-cell>
          <table:table-cell table:formula="of:=SUM([.B55]; [.F55]; [.J55]; [.N55]; [.R55])" office:value-type="float" office:value="113383" calcext:value-type="float">
            <text:p>113,383</text:p>
          </table:table-cell>
          <table:table-cell table:formula="of:=[.U55]-[.U54]" office:value-type="float" office:value="5584" calcext:value-type="float">
            <text:p>5,584</text:p>
          </table:table-cell>
          <table:table-cell/>
          <table:table-cell table:formula="of:=[.F:.F]/[.U:.U]" office:value-type="percentage" office:value="0.0179303775698297" calcext:value-type="percentage">
            <text:p>1.79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8206962243017" calcext:value-type="percentage">
            <text:p>98.21%</text:p>
          </table:table-cell>
          <table:table-cell/>
          <table:table-cell table:formula="of:=[.H:.H]/[.V:.V]" office:value-type="percentage" office:value="0.0243037528587577" calcext:value-type="percentage">
            <text:p>2.43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283555009575464" calcext:value-type="percentage">
            <text:p>28.36%</text:p>
          </table:table-cell>
          <table:table-cell table:number-columns-repeated="16352"/>
        </table:table-row>
        <table:table-row table:style-name="ro2">
          <table:table-cell table:formula="of:=[$'Dates Ref'.A56]" office:value-type="date" office:date-value="2015-05-20" calcext:value-type="date">
            <text:p>May 20, 15</text:p>
          </table:table-cell>
          <table:table-cell table:number-columns-repeated="3"/>
          <table:table-cell table:formula="of:=[$'Dates Ref'.T56]" office:value-type="date" office:date-value="2015-05-12" calcext:value-type="date">
            <text:p>May 12, 15</text:p>
          </table:table-cell>
          <table:table-cell table:style-name="ce38" table:formula="of:=[$'kpop ao3'.D56]" office:value-type="float" office:value="2812" calcext:value-type="float">
            <text:p>2,812</text:p>
          </table:table-cell>
          <table:table-cell table:formula="of:=[.F56]-[.F55]" office:value-type="float" office:value="779" calcext:value-type="float">
            <text:p>779</text:p>
          </table:table-cell>
          <table:table-cell table:style-name="ce96" table:formula="of:=[.G:.G]/([.E56]-[.E55])*30.4375" office:value-type="float" office:value="213.610923423423" calcext:value-type="float">
            <text:p>214</text:p>
          </table:table-cell>
          <table:table-cell table:style-name="ce15" table:formula="of:=[$'Dates Ref'.A56]" office:value-type="date" office:date-value="2015-05-20" calcext:value-type="date">
            <text:p>May 20, 15</text:p>
          </table:table-cell>
          <table:table-cell table:number-columns-repeated="3"/>
          <table:table-cell table:style-name="ce90" table:formula="of:=[$'Dates Ref'.A56]" office:value-type="date" office:date-value="2015-05-20" calcext:value-type="date">
            <text:p>May 20, 15</text:p>
          </table:table-cell>
          <table:table-cell table:number-columns-repeated="3"/>
          <table:table-cell table:style-name="ce91" table:formula="of:=[$'Dates Ref'.$A56]" office:value-type="date" office:date-value="2015-05-20" calcext:value-type="date">
            <text:p>May 20, 15</text:p>
          </table:table-cell>
          <table:table-cell table:style-name="ce92" table:formula="of:=[.R55]+([.Q56]-[.Q55])*AVERAGE([.T57]; [.T55])/30.4375" office:value-type="float" office:value="118254.257667313" calcext:value-type="float">
            <text:p>118,254</text:p>
          </table:table-cell>
          <table:table-cell table:style-name="ce92" table:formula="of:=[.R56]-[.R55]" office:value-type="float" office:value="6904.25766731273" calcext:value-type="float">
            <text:p>6,904</text:p>
          </table:table-cell>
          <table:table-cell table:style-name="ce97" table:formula="of:=[.S:.S]/([.Q56]-[.Q55])*30.4375" office:value-type="float" office:value="1629.05692053358" calcext:value-type="float">
            <text:p>1,629</text:p>
          </table:table-cell>
          <table:table-cell table:formula="of:=SUM([.B56]; [.F56]; [.J56]; [.N56]; [.R56])" office:value-type="float" office:value="121066.257667313" calcext:value-type="float">
            <text:p>121,066</text:p>
          </table:table-cell>
          <table:table-cell table:formula="of:=[.U56]-[.U55]" office:value-type="float" office:value="7683.25766731273" calcext:value-type="float">
            <text:p>7,683</text:p>
          </table:table-cell>
          <table:table-cell/>
          <table:table-cell table:formula="of:=[.F:.F]/[.U:.U]" office:value-type="percentage" office:value="0.0232269507142718" calcext:value-type="percentage">
            <text:p>2.32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76773049285728" calcext:value-type="percentage">
            <text:p>97.68%</text:p>
          </table:table-cell>
          <table:table-cell/>
          <table:table-cell table:formula="of:=[.H:.H]/[.V:.V]" office:value-type="percentage" office:value="0.0278021293405529" calcext:value-type="percentage">
            <text:p>2.78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212026849947276" calcext:value-type="percentage">
            <text:p>21.20%</text:p>
          </table:table-cell>
          <table:table-cell table:number-columns-repeated="16352"/>
        </table:table-row>
        <table:table-row table:style-name="ro2">
          <table:table-cell table:formula="of:=[$'Dates Ref'.A57]" office:value-type="date" office:date-value="2015-06-23" calcext:value-type="date">
            <text:p>Jun 23, 15</text:p>
          </table:table-cell>
          <table:table-cell table:number-columns-repeated="3"/>
          <table:table-cell table:formula="of:=[$'Dates Ref'.T57]" office:value-type="date" office:date-value="2015-06-23" calcext:value-type="date">
            <text:p>Jun 23, 15</text:p>
          </table:table-cell>
          <table:table-cell table:style-name="ce38" table:formula="of:=[$'kpop ao3'.D57]" office:value-type="float" office:value="3096" calcext:value-type="float">
            <text:p>3,096</text:p>
          </table:table-cell>
          <table:table-cell table:formula="of:=[.F57]-[.F56]" office:value-type="float" office:value="284" calcext:value-type="float">
            <text:p>284</text:p>
          </table:table-cell>
          <table:table-cell table:style-name="ce96" table:formula="of:=[.G:.G]/([.E57]-[.E56])*30.4375" office:value-type="float" office:value="205.815476190476" calcext:value-type="float">
            <text:p>206</text:p>
          </table:table-cell>
          <table:table-cell table:style-name="ce15" table:formula="of:=[$'Dates Ref'.A57]" office:value-type="date" office:date-value="2015-06-23" calcext:value-type="date">
            <text:p>Jun 23, 15</text:p>
          </table:table-cell>
          <table:table-cell table:number-columns-repeated="3"/>
          <table:table-cell table:style-name="ce90" table:formula="of:=[$'Dates Ref'.A57]" office:value-type="date" office:date-value="2015-06-23" calcext:value-type="date">
            <text:p>Jun 23, 15</text:p>
          </table:table-cell>
          <table:table-cell table:number-columns-repeated="3"/>
          <table:table-cell table:formula="of:=[$'Dates Ref'.R57]" office:value-type="date" office:date-value="2015-07-09" calcext:value-type="date">
            <text:p>Jul 9, 15</text:p>
          </table:table-cell>
          <table:table-cell table:style-name="ce38" table:formula="of:=[$asianfanfics.C57]" office:value-type="float" office:value="121199" calcext:value-type="float">
            <text:p>121,199</text:p>
          </table:table-cell>
          <table:table-cell table:style-name="ce104" table:formula="of:=[.R57]-[.R55]" office:value-type="float" office:value="9849" calcext:value-type="float">
            <text:p>9,849</text:p>
          </table:table-cell>
          <table:table-cell table:style-name="ce98" table:formula="of:=[.S:.S]/([.Q57]-[.Q55])*30.4375" office:value-type="float" office:value="1674.74266759777" calcext:value-type="float">
            <text:p>1,675</text:p>
          </table:table-cell>
          <table:table-cell table:formula="of:=SUM([.B57]; [.F57]; [.J57]; [.N57]; [.R57])" office:value-type="float" office:value="124295" calcext:value-type="float">
            <text:p>124,295</text:p>
          </table:table-cell>
          <table:table-cell table:formula="of:=[.U57]-[.U56]" office:value-type="float" office:value="3228.74233268727" calcext:value-type="float">
            <text:p>3,229</text:p>
          </table:table-cell>
          <table:table-cell/>
          <table:table-cell table:formula="of:=[.F:.F]/[.U:.U]" office:value-type="percentage" office:value="0.0249084838489078" calcext:value-type="percentage">
            <text:p>2.49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75091516151092" calcext:value-type="percentage">
            <text:p>97.51%</text:p>
          </table:table-cell>
          <table:table-cell/>
          <table:table-cell table:formula="of:=[.H:.H]/[.V:.V]" office:value-type="percentage" office:value="0.0637447820183213" calcext:value-type="percentage">
            <text:p>6.37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518698147771948" calcext:value-type="percentage">
            <text:p>51.87%</text:p>
          </table:table-cell>
          <table:table-cell table:number-columns-repeated="16352"/>
        </table:table-row>
        <table:table-row table:style-name="ro2">
          <table:table-cell table:formula="of:=[$'Dates Ref'.A58]" office:value-type="date" office:date-value="2015-08-13" calcext:value-type="date">
            <text:p>Aug 13, 15</text:p>
          </table:table-cell>
          <table:table-cell table:number-columns-repeated="3"/>
          <table:table-cell table:formula="of:=[$'Dates Ref'.T58]" office:value-type="date" office:date-value="2015-08-13" calcext:value-type="date">
            <text:p>Aug 13, 15</text:p>
          </table:table-cell>
          <table:table-cell table:style-name="ce38" table:formula="of:=[$'kpop ao3'.D58]" office:value-type="float" office:value="3573" calcext:value-type="float">
            <text:p>3,573</text:p>
          </table:table-cell>
          <table:table-cell table:formula="of:=[.F58]-[.F57]" office:value-type="float" office:value="477" calcext:value-type="float">
            <text:p>477</text:p>
          </table:table-cell>
          <table:table-cell table:style-name="ce96" table:formula="of:=[.G:.G]/([.E58]-[.E57])*30.4375" office:value-type="float" office:value="284.680147058824" calcext:value-type="float">
            <text:p>285</text:p>
          </table:table-cell>
          <table:table-cell table:style-name="ce15" table:formula="of:=[$'Dates Ref'.A58]" office:value-type="date" office:date-value="2015-08-13" calcext:value-type="date">
            <text:p>Aug 13, 15</text:p>
          </table:table-cell>
          <table:table-cell table:number-columns-repeated="3"/>
          <table:table-cell table:style-name="ce90" table:formula="of:=[$'Dates Ref'.A58]" office:value-type="date" office:date-value="2015-08-13" calcext:value-type="date">
            <text:p>Aug 13, 15</text:p>
          </table:table-cell>
          <table:table-cell table:number-columns-repeated="3"/>
          <table:table-cell table:style-name="ce91" table:formula="of:=[$'Dates Ref'.$A58]" office:value-type="date" office:date-value="2015-08-13" calcext:value-type="date">
            <text:p>Aug 13, 15</text:p>
          </table:table-cell>
          <table:table-cell table:style-name="ce92" table:formula="of:=[.R57]+([.Q58]-[.Q57])*AVERAGE([.T59]; [.T57])/30.4375" office:value-type="float" office:value="122816.862971565" calcext:value-type="float">
            <text:p>122,817</text:p>
          </table:table-cell>
          <table:table-cell table:style-name="ce92" table:formula="of:=[.R58]-[.R57]" office:value-type="float" office:value="1617.86297156487" calcext:value-type="float">
            <text:p>1,618</text:p>
          </table:table-cell>
          <table:table-cell table:style-name="ce97" table:formula="of:=[.S:.S]/([.Q58]-[.Q57])*30.4375" office:value-type="float" office:value="1406.96297705731" calcext:value-type="float">
            <text:p>1,407</text:p>
          </table:table-cell>
          <table:table-cell table:formula="of:=SUM([.B58]; [.F58]; [.J58]; [.N58]; [.R58])" office:value-type="float" office:value="126389.862971565" calcext:value-type="float">
            <text:p>126,390</text:p>
          </table:table-cell>
          <table:table-cell table:formula="of:=[.U58]-[.U57]" office:value-type="float" office:value="2094.86297156487" calcext:value-type="float">
            <text:p>2,095</text:p>
          </table:table-cell>
          <table:table-cell/>
          <table:table-cell table:formula="of:=[.F:.F]/[.U:.U]" office:value-type="percentage" office:value="0.0282696722347413" calcext:value-type="percentage">
            <text:p>2.83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71730327765259" calcext:value-type="percentage">
            <text:p>97.17%</text:p>
          </table:table-cell>
          <table:table-cell/>
          <table:table-cell table:formula="of:=[.H:.H]/[.V:.V]" office:value-type="percentage" office:value="0.135894400217579" calcext:value-type="percentage">
            <text:p>13.59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671625302540099" calcext:value-type="percentage">
            <text:p>67.16%</text:p>
          </table:table-cell>
          <table:table-cell table:number-columns-repeated="16352"/>
        </table:table-row>
        <table:table-row table:style-name="ro2">
          <table:table-cell table:formula="of:=[$'Dates Ref'.A59]" office:value-type="date" office:date-value="2015-10-07" calcext:value-type="date">
            <text:p>Oct 7, 15</text:p>
          </table:table-cell>
          <table:table-cell table:number-columns-repeated="3"/>
          <table:table-cell table:formula="of:=[$'Dates Ref'.T59]" office:value-type="date" office:date-value="2015-10-02" calcext:value-type="date">
            <text:p>Oct 2, 15</text:p>
          </table:table-cell>
          <table:table-cell table:style-name="ce38" table:formula="of:=[$'kpop ao3'.D59]" office:value-type="float" office:value="4189" calcext:value-type="float">
            <text:p>4,189</text:p>
          </table:table-cell>
          <table:table-cell table:formula="of:=[.F59]-[.F58]" office:value-type="float" office:value="616" calcext:value-type="float">
            <text:p>616</text:p>
          </table:table-cell>
          <table:table-cell table:style-name="ce96" table:formula="of:=[.G:.G]/([.E59]-[.E58])*30.4375" office:value-type="float" office:value="374.99" calcext:value-type="float">
            <text:p>375</text:p>
          </table:table-cell>
          <table:table-cell table:style-name="ce15" table:formula="of:=[$'Dates Ref'.A59]" office:value-type="date" office:date-value="2015-10-07" calcext:value-type="date">
            <text:p>Oct 7, 15</text:p>
          </table:table-cell>
          <table:table-cell table:number-columns-repeated="3"/>
          <table:table-cell table:style-name="ce90" table:formula="of:=[$'Dates Ref'.A59]" office:value-type="date" office:date-value="2015-10-07" calcext:value-type="date">
            <text:p>Oct 7, 15</text:p>
          </table:table-cell>
          <table:table-cell table:number-columns-repeated="3"/>
          <table:table-cell table:formula="of:=[$'Dates Ref'.R59]" office:value-type="date" office:date-value="2015-10-06" calcext:value-type="date">
            <text:p>Oct 6, 15</text:p>
          </table:table-cell>
          <table:table-cell table:style-name="ce38" table:formula="of:=[$asianfanfics.C59]" office:value-type="float" office:value="124530" calcext:value-type="float">
            <text:p>124,530</text:p>
          </table:table-cell>
          <table:table-cell table:style-name="ce104" table:formula="of:=[.R59]-[.R57]" office:value-type="float" office:value="3331" calcext:value-type="float">
            <text:p>3,331</text:p>
          </table:table-cell>
          <table:table-cell table:style-name="ce98" table:formula="of:=[.S:.S]/([.Q59]-[.Q57])*30.4375" office:value-type="float" office:value="1139.18328651685" calcext:value-type="float">
            <text:p>1,139</text:p>
          </table:table-cell>
          <table:table-cell table:formula="of:=SUM([.B59]; [.F59]; [.J59]; [.N59]; [.R59])" office:value-type="float" office:value="128719" calcext:value-type="float">
            <text:p>128,719</text:p>
          </table:table-cell>
          <table:table-cell table:formula="of:=[.U59]-[.U58]" office:value-type="float" office:value="2329.13702843513" calcext:value-type="float">
            <text:p>2,329</text:p>
          </table:table-cell>
          <table:table-cell/>
          <table:table-cell table:formula="of:=[.F:.F]/[.U:.U]" office:value-type="percentage" office:value="0.0325437581087485" calcext:value-type="percentage">
            <text:p>3.25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67456241891252" calcext:value-type="percentage">
            <text:p>96.75%</text:p>
          </table:table-cell>
          <table:table-cell/>
          <table:table-cell table:formula="of:=[.H:.H]/[.V:.V]" office:value-type="percentage" office:value="0.160999544218291" calcext:value-type="percentage">
            <text:p>16.10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489101015787909" calcext:value-type="percentage">
            <text:p>48.91%</text:p>
          </table:table-cell>
          <table:table-cell table:number-columns-repeated="16352"/>
        </table:table-row>
        <table:table-row table:style-name="ro2">
          <table:table-cell table:formula="of:=[$'Dates Ref'.A60]" office:value-type="date" office:date-value="2016-01-06" calcext:value-type="date">
            <text:p>Jan 6, 16</text:p>
          </table:table-cell>
          <table:table-cell table:number-columns-repeated="3"/>
          <table:table-cell table:formula="of:=[$'Dates Ref'.T60]" office:value-type="date" office:date-value="2016-01-07" calcext:value-type="date">
            <text:p>Jan 7, 16</text:p>
          </table:table-cell>
          <table:table-cell table:style-name="ce38" table:formula="of:=[$'kpop ao3'.D60]" office:value-type="float" office:value="5155" calcext:value-type="float">
            <text:p>5,155</text:p>
          </table:table-cell>
          <table:table-cell table:formula="of:=[.F60]-[.F59]" office:value-type="float" office:value="966" calcext:value-type="float">
            <text:p>966</text:p>
          </table:table-cell>
          <table:table-cell table:style-name="ce96" table:formula="of:=[.G:.G]/([.E60]-[.E59])*30.4375" office:value-type="float" office:value="303.119845360825" calcext:value-type="float">
            <text:p>303</text:p>
          </table:table-cell>
          <table:table-cell table:style-name="ce15" table:formula="of:=[$'Dates Ref'.A60]" office:value-type="date" office:date-value="2016-01-06" calcext:value-type="date">
            <text:p>Jan 6, 16</text:p>
          </table:table-cell>
          <table:table-cell table:number-columns-repeated="3"/>
          <table:table-cell table:style-name="ce90" table:formula="of:=[$'Dates Ref'.A60]" office:value-type="date" office:date-value="2016-01-06" calcext:value-type="date">
            <text:p>Jan 6, 16</text:p>
          </table:table-cell>
          <table:table-cell table:number-columns-repeated="3"/>
          <table:table-cell table:style-name="ce91" table:formula="of:=[$'Dates Ref'.$A60]" office:value-type="date" office:date-value="2016-01-06" calcext:value-type="date">
            <text:p>Jan 6, 16</text:p>
          </table:table-cell>
          <table:table-cell table:style-name="ce92" table:formula="of:=[.R59]+([.Q60]-[.Q59])*AVERAGE([.T61]; [.T59])/30.4375" office:value-type="float" office:value="127630.640449438" calcext:value-type="float">
            <text:p>127,631</text:p>
          </table:table-cell>
          <table:table-cell table:style-name="ce92" table:formula="of:=[.R60]-[.R59]" office:value-type="float" office:value="3100.6404494382" calcext:value-type="float">
            <text:p>3,101</text:p>
          </table:table-cell>
          <table:table-cell table:style-name="ce97" table:formula="of:=[.S:.S]/([.Q60]-[.Q59])*30.4375" office:value-type="float" office:value="1025.82330086712" calcext:value-type="float">
            <text:p>1,026</text:p>
          </table:table-cell>
          <table:table-cell table:formula="of:=SUM([.B60]; [.F60]; [.J60]; [.N60]; [.R60])" office:value-type="float" office:value="132785.640449438" calcext:value-type="float">
            <text:p>132,786</text:p>
          </table:table-cell>
          <table:table-cell table:formula="of:=[.U60]-[.U59]" office:value-type="float" office:value="4066.64044943819" calcext:value-type="float">
            <text:p>4,067</text:p>
          </table:table-cell>
          <table:table-cell/>
          <table:table-cell table:formula="of:=[.F:.F]/[.U:.U]" office:value-type="percentage" office:value="0.0388219688706695" calcext:value-type="percentage">
            <text:p>3.88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61178031129331" calcext:value-type="percentage">
            <text:p>96.12%</text:p>
          </table:table-cell>
          <table:table-cell/>
          <table:table-cell table:formula="of:=[.H:.H]/[.V:.V]" office:value-type="percentage" office:value="0.0745381474289672" calcext:value-type="percentage">
            <text:p>7.45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252253257602068" calcext:value-type="percentage">
            <text:p>25.23%</text:p>
          </table:table-cell>
          <table:table-cell table:number-columns-repeated="16352"/>
        </table:table-row>
        <table:table-row table:style-name="ro2">
          <table:table-cell table:formula="of:=[$'Dates Ref'.A61]" office:value-type="date" office:date-value="2016-04-06" calcext:value-type="date">
            <text:p>Apr 6, 16</text:p>
          </table:table-cell>
          <table:table-cell table:number-columns-repeated="3"/>
          <table:table-cell table:formula="of:=[$'Dates Ref'.T61]" office:value-type="date" office:date-value="2016-04-06" calcext:value-type="date">
            <text:p>Apr 6, 16</text:p>
          </table:table-cell>
          <table:table-cell table:style-name="ce38" table:formula="of:=[$'kpop ao3'.D61]" office:value-type="float" office:value="6343" calcext:value-type="float">
            <text:p>6,343</text:p>
          </table:table-cell>
          <table:table-cell table:formula="of:=[.F61]-[.F60]" office:value-type="float" office:value="1188" calcext:value-type="float">
            <text:p>1188</text:p>
          </table:table-cell>
          <table:table-cell table:style-name="ce96" table:formula="of:=[.G:.G]/([.E61]-[.E60])*30.4375" office:value-type="float" office:value="401.775" calcext:value-type="float">
            <text:p>402</text:p>
          </table:table-cell>
          <table:table-cell table:style-name="ce15" table:formula="of:=[$'Dates Ref'.A61]" office:value-type="date" office:date-value="2016-04-06" calcext:value-type="date">
            <text:p>Apr 6, 16</text:p>
          </table:table-cell>
          <table:table-cell table:number-columns-repeated="3"/>
          <table:table-cell table:style-name="ce90" table:formula="of:=[$'Dates Ref'.A61]" office:value-type="date" office:date-value="2016-04-06" calcext:value-type="date">
            <text:p>Apr 6, 16</text:p>
          </table:table-cell>
          <table:table-cell table:number-columns-repeated="3"/>
          <table:table-cell table:formula="of:=[$'Dates Ref'.R61]" office:value-type="date" office:date-value="2016-04-07" calcext:value-type="date">
            <text:p>Apr 7, 16</text:p>
          </table:table-cell>
          <table:table-cell table:style-name="ce38" table:formula="of:=[$asianfanfics.C61]" office:value-type="float" office:value="130046" calcext:value-type="float">
            <text:p>130,046</text:p>
          </table:table-cell>
          <table:table-cell table:style-name="ce104" table:formula="of:=[.R61]-[.R59]" office:value-type="float" office:value="5516" calcext:value-type="float">
            <text:p>5,516</text:p>
          </table:table-cell>
          <table:table-cell table:style-name="ce98" table:formula="of:=[.S:.S]/([.Q61]-[.Q59])*30.4375" office:value-type="float" office:value="912.463315217391" calcext:value-type="float">
            <text:p>912</text:p>
          </table:table-cell>
          <table:table-cell table:formula="of:=SUM([.B61]; [.F61]; [.J61]; [.N61]; [.R61])" office:value-type="float" office:value="136389" calcext:value-type="float">
            <text:p>136,389</text:p>
          </table:table-cell>
          <table:table-cell table:formula="of:=[.U61]-[.U60]" office:value-type="float" office:value="3603.35955056181" calcext:value-type="float">
            <text:p>3,603</text:p>
          </table:table-cell>
          <table:table-cell/>
          <table:table-cell table:formula="of:=[.F:.F]/[.U:.U]" office:value-type="percentage" office:value="0.0465066830902785" calcext:value-type="percentage">
            <text:p>4.65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53493316909722" calcext:value-type="percentage">
            <text:p>95.35%</text:p>
          </table:table-cell>
          <table:table-cell/>
          <table:table-cell table:formula="of:=[.H:.H]/[.V:.V]" office:value-type="percentage" office:value="0.111500113813887" calcext:value-type="percentage">
            <text:p>11.15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253225719613555" calcext:value-type="percentage">
            <text:p>25.32%</text:p>
          </table:table-cell>
          <table:table-cell table:number-columns-repeated="16352"/>
        </table:table-row>
        <table:table-row table:style-name="ro2">
          <table:table-cell table:formula="of:=[$'Dates Ref'.A62]" office:value-type="date" office:date-value="2016-07-06" calcext:value-type="date">
            <text:p>Jul 6, 16</text:p>
          </table:table-cell>
          <table:table-cell table:number-columns-repeated="3"/>
          <table:table-cell table:formula="of:=[$'Dates Ref'.T62]" office:value-type="date" office:date-value="2016-07-05" calcext:value-type="date">
            <text:p>Jul 5, 16</text:p>
          </table:table-cell>
          <table:table-cell table:style-name="ce38" table:formula="of:=[$'kpop ao3'.D62]" office:value-type="float" office:value="7750" calcext:value-type="float">
            <text:p>7,750</text:p>
          </table:table-cell>
          <table:table-cell table:formula="of:=[.F62]-[.F61]" office:value-type="float" office:value="1407" calcext:value-type="float">
            <text:p>1407</text:p>
          </table:table-cell>
          <table:table-cell table:style-name="ce96" table:formula="of:=[.G:.G]/([.E62]-[.E61])*30.4375" office:value-type="float" office:value="475.839583333333" calcext:value-type="float">
            <text:p>476</text:p>
          </table:table-cell>
          <table:table-cell table:style-name="ce15" table:formula="of:=[$'Dates Ref'.A62]" office:value-type="date" office:date-value="2016-07-06" calcext:value-type="date">
            <text:p>Jul 6, 16</text:p>
          </table:table-cell>
          <table:table-cell table:number-columns-repeated="3"/>
          <table:table-cell table:style-name="ce90" table:formula="of:=[$'Dates Ref'.A62]" office:value-type="date" office:date-value="2016-07-06" calcext:value-type="date">
            <text:p>Jul 6, 16</text:p>
          </table:table-cell>
          <table:table-cell table:number-columns-repeated="3"/>
          <table:table-cell table:formula="of:=[$'Dates Ref'.R62]" office:value-type="date" office:date-value="2016-07-08" calcext:value-type="date">
            <text:p>Jul 8, 16</text:p>
          </table:table-cell>
          <table:table-cell table:style-name="ce38" table:formula="of:=[$asianfanfics.C62]" office:value-type="float" office:value="132190" calcext:value-type="float">
            <text:p>132,190</text:p>
          </table:table-cell>
          <table:table-cell table:formula="of:=[.R62]-[.R61]" office:value-type="float" office:value="2144" calcext:value-type="float">
            <text:p>2,144</text:p>
          </table:table-cell>
          <table:table-cell table:style-name="ce96" table:formula="of:=[.S:.S]/([.Q62]-[.Q61])*30.4375" office:value-type="float" office:value="709.326086956522" calcext:value-type="float">
            <text:p>709</text:p>
          </table:table-cell>
          <table:table-cell table:formula="of:=SUM([.B62]; [.F62]; [.J62]; [.N62]; [.R62])" office:value-type="float" office:value="139940" calcext:value-type="float">
            <text:p>139,940</text:p>
          </table:table-cell>
          <table:table-cell table:formula="of:=[.U62]-[.U61]" office:value-type="float" office:value="3551" calcext:value-type="float">
            <text:p>3,551</text:p>
          </table:table-cell>
          <table:table-cell/>
          <table:table-cell table:formula="of:=[.F:.F]/[.U:.U]" office:value-type="percentage" office:value="0.0553808775189367" calcext:value-type="percentage">
            <text:p>5.54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44619122481063" calcext:value-type="percentage">
            <text:p>94.46%</text:p>
          </table:table-cell>
          <table:table-cell/>
          <table:table-cell table:formula="of:=[.H:.H]/[.V:.V]" office:value-type="percentage" office:value="0.134001572327044" calcext:value-type="percentage">
            <text:p>13.40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199753896636587" calcext:value-type="percentage">
            <text:p>19.98%</text:p>
          </table:table-cell>
          <table:table-cell table:number-columns-repeated="16352"/>
        </table:table-row>
        <table:table-row table:style-name="ro2">
          <table:table-cell table:formula="of:=[$'Dates Ref'.A63]" office:value-type="date" office:date-value="2016-09-27" calcext:value-type="date">
            <text:p>Sep 27, 16</text:p>
          </table:table-cell>
          <table:table-cell table:number-columns-repeated="3"/>
          <table:table-cell table:formula="of:=[$'Dates Ref'.T63]" office:value-type="date" office:date-value="2016-09-24" calcext:value-type="date">
            <text:p>Sep 24, 16</text:p>
          </table:table-cell>
          <table:table-cell table:style-name="ce38" table:formula="of:=[$'kpop ao3'.D63]" office:value-type="float" office:value="8890" calcext:value-type="float">
            <text:p>8,890</text:p>
          </table:table-cell>
          <table:table-cell table:formula="of:=[.F63]-[.F62]" office:value-type="float" office:value="1140" calcext:value-type="float">
            <text:p>1140</text:p>
          </table:table-cell>
          <table:table-cell table:style-name="ce96" table:formula="of:=[.G:.G]/([.E63]-[.E62])*30.4375" office:value-type="float" office:value="428.37962962963" calcext:value-type="float">
            <text:p>428</text:p>
          </table:table-cell>
          <table:table-cell table:style-name="ce15" table:formula="of:=[$'Dates Ref'.A63]" office:value-type="date" office:date-value="2016-09-27" calcext:value-type="date">
            <text:p>Sep 27, 16</text:p>
          </table:table-cell>
          <table:table-cell table:number-columns-repeated="3"/>
          <table:table-cell table:style-name="ce90" table:formula="of:=[$'Dates Ref'.A63]" office:value-type="date" office:date-value="2016-09-27" calcext:value-type="date">
            <text:p>Sep 27, 16</text:p>
          </table:table-cell>
          <table:table-cell table:number-columns-repeated="3"/>
          <table:table-cell table:formula="of:=[$'Dates Ref'.R63]" office:value-type="date" office:date-value="2016-09-21" calcext:value-type="date">
            <text:p>Sep 21, 16</text:p>
          </table:table-cell>
          <table:table-cell table:style-name="ce38" table:formula="of:=[$asianfanfics.C63]" office:value-type="float" office:value="133983" calcext:value-type="float">
            <text:p>133,983</text:p>
          </table:table-cell>
          <table:table-cell table:formula="of:=[.R63]-[.R62]" office:value-type="float" office:value="1793" calcext:value-type="float">
            <text:p>1,793</text:p>
          </table:table-cell>
          <table:table-cell table:style-name="ce96" table:formula="of:=[.S:.S]/([.Q63]-[.Q62])*30.4375" office:value-type="float" office:value="727.659166666667" calcext:value-type="float">
            <text:p>728</text:p>
          </table:table-cell>
          <table:table-cell table:formula="of:=SUM([.B63]; [.F63]; [.J63]; [.N63]; [.R63])" office:value-type="float" office:value="142873" calcext:value-type="float">
            <text:p>142,873</text:p>
          </table:table-cell>
          <table:table-cell table:formula="of:=[.U63]-[.U62]" office:value-type="float" office:value="2933" calcext:value-type="float">
            <text:p>2,933</text:p>
          </table:table-cell>
          <table:table-cell/>
          <table:table-cell table:formula="of:=[.F:.F]/[.U:.U]" office:value-type="percentage" office:value="0.0622230932366507" calcext:value-type="percentage">
            <text:p>6.22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37776906763349" calcext:value-type="percentage">
            <text:p>93.78%</text:p>
          </table:table-cell>
          <table:table-cell/>
          <table:table-cell table:formula="of:=[.H:.H]/[.V:.V]" office:value-type="percentage" office:value="0.146055107272291" calcext:value-type="percentage">
            <text:p>14.61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248093817479259" calcext:value-type="percentage">
            <text:p>24.81%</text:p>
          </table:table-cell>
          <table:table-cell table:number-columns-repeated="16352"/>
        </table:table-row>
        <table:table-row table:style-name="ro6">
          <table:table-cell table:formula="of:=[$'Dates Ref'.A64]" office:value-type="date" office:date-value="2017-01-07" calcext:value-type="date">
            <text:p>Jan 7, 17</text:p>
          </table:table-cell>
          <table:table-cell table:number-columns-repeated="3"/>
          <table:table-cell table:formula="of:=[$'Dates Ref'.T64]" office:value-type="date" office:date-value="2017-01-09" calcext:value-type="date">
            <text:p>Jan 9, 17</text:p>
          </table:table-cell>
          <table:table-cell table:style-name="ce38" table:formula="of:=[$'kpop ao3'.D64]" office:value-type="float" office:value="10688" calcext:value-type="float">
            <text:p>10,688</text:p>
          </table:table-cell>
          <table:table-cell table:formula="of:=[.F64]-[.F63]" office:value-type="float" office:value="1798" calcext:value-type="float">
            <text:p>1798</text:p>
          </table:table-cell>
          <table:table-cell table:style-name="ce96" table:formula="of:=[.G:.G]/([.E64]-[.E63])*30.4375" office:value-type="float" office:value="511.463785046729" calcext:value-type="float">
            <text:p>511</text:p>
          </table:table-cell>
          <table:table-cell table:style-name="ce15" table:formula="of:=[$'Dates Ref'.A64]" office:value-type="date" office:date-value="2017-01-07" calcext:value-type="date">
            <text:p>Jan 7, 17</text:p>
          </table:table-cell>
          <table:table-cell table:number-columns-repeated="3"/>
          <table:table-cell table:style-name="ce90" table:formula="of:=[$'Dates Ref'.A64]" office:value-type="date" office:date-value="2017-01-07" calcext:value-type="date">
            <text:p>Jan 7, 17</text:p>
          </table:table-cell>
          <table:table-cell table:number-columns-repeated="3"/>
          <table:table-cell table:style-name="ce91" table:formula="of:=[$'Dates Ref'.$A64]" office:value-type="date" office:date-value="2017-01-07" calcext:value-type="date">
            <text:p>Jan 7, 17</text:p>
          </table:table-cell>
          <table:table-cell table:style-name="ce92" table:formula="of:=[.R63]+([.Q64]-[.Q63])*AVERAGE([.T66];[.T63])/30.4375" office:value-type="float" office:value="136155.500145985" calcext:value-type="float">
            <text:p>136,156</text:p>
          </table:table-cell>
          <table:table-cell table:style-name="ce92" table:formula="of:=[.R64]-[.R63]" office:value-type="float" office:value="2172.5001459854" calcext:value-type="float">
            <text:p>2,173</text:p>
          </table:table-cell>
          <table:table-cell table:style-name="ce97" table:formula="of:=[.S:.S]/([.Q64]-[.Q63])*30.4375" office:value-type="float" office:value="612.272899939171" calcext:value-type="float">
            <text:p>612</text:p>
          </table:table-cell>
          <table:table-cell table:formula="of:=SUM([.B64]; [.F64]; [.J64]; [.N64]; [.R64])" office:value-type="float" office:value="146843.500145985" calcext:value-type="float">
            <text:p>146,844</text:p>
          </table:table-cell>
          <table:table-cell table:formula="of:=[.U64]-[.U63]" office:value-type="float" office:value="3970.5001459854" calcext:value-type="float">
            <text:p>3,971</text:p>
          </table:table-cell>
          <table:table-cell/>
          <table:table-cell table:formula="of:=[.F:.F]/[.U:.U]" office:value-type="percentage" office:value="0.072784971683285" calcext:value-type="percentage">
            <text:p>7.28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27215028316715" calcext:value-type="percentage">
            <text:p>92.72%</text:p>
          </table:table-cell>
          <table:table-cell/>
          <table:table-cell table:formula="of:=[.H:.H]/[.V:.V]" office:value-type="percentage" office:value="0.128815959259912" calcext:value-type="percentage">
            <text:p>12.88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15420548480731" calcext:value-type="percentage">
            <text:p>15.42%</text:p>
          </table:table-cell>
          <table:table-cell table:number-columns-repeated="16352"/>
        </table:table-row>
        <table:table-row table:style-name="ro6">
          <table:table-cell table:formula="of:=[$'Dates Ref'.A65]" office:value-type="date" office:date-value="2017-04-03" calcext:value-type="date">
            <text:p>Apr 3, 17</text:p>
          </table:table-cell>
          <table:table-cell table:number-columns-repeated="3"/>
          <table:table-cell table:formula="of:=[$'Dates Ref'.T65]" office:value-type="date" office:date-value="2017-04-03" calcext:value-type="date">
            <text:p>Apr 3, 17</text:p>
          </table:table-cell>
          <table:table-cell table:style-name="ce38" table:formula="of:=[$'kpop ao3'.D65]" office:value-type="float" office:value="11872" calcext:value-type="float">
            <text:p>11,872</text:p>
          </table:table-cell>
          <table:table-cell table:formula="of:=[.F65]-[.F64]" office:value-type="float" office:value="1184" calcext:value-type="float">
            <text:p>1184</text:p>
          </table:table-cell>
          <table:table-cell table:style-name="ce96" table:formula="of:=[.G:.G]/([.E65]-[.E64])*30.4375" office:value-type="float" office:value="429.02380952381" calcext:value-type="float">
            <text:p>429</text:p>
          </table:table-cell>
          <table:table-cell table:style-name="ce15" table:formula="of:=[$'Dates Ref'.A65]" office:value-type="date" office:date-value="2017-04-03" calcext:value-type="date">
            <text:p>Apr 3, 17</text:p>
          </table:table-cell>
          <table:table-cell table:number-columns-repeated="3"/>
          <table:table-cell table:style-name="ce90" table:formula="of:=[$'Dates Ref'.A65]" office:value-type="date" office:date-value="2017-04-03" calcext:value-type="date">
            <text:p>Apr 3, 17</text:p>
          </table:table-cell>
          <table:table-cell table:number-columns-repeated="3"/>
          <table:table-cell table:style-name="ce91" table:formula="of:=[$'Dates Ref'.$A65]" office:value-type="date" office:date-value="2017-04-03" calcext:value-type="date">
            <text:p>Apr 3, 17</text:p>
          </table:table-cell>
          <table:table-cell table:style-name="ce92" table:formula="of:=[.R64]+([.Q65]-[.Q64])*AVERAGE([.T66];[.T63])/30.4375" office:value-type="float" office:value="137885.453965937" calcext:value-type="float">
            <text:p>137,885</text:p>
          </table:table-cell>
          <table:table-cell table:style-name="ce92" table:formula="of:=[.R65]-[.R64]" office:value-type="float" office:value="1729.95381995133" calcext:value-type="float">
            <text:p>1,730</text:p>
          </table:table-cell>
          <table:table-cell table:style-name="ce97" table:formula="of:=[.S:.S]/([.Q65]-[.Q64])*30.4375" office:value-type="float" office:value="612.272899939171" calcext:value-type="float">
            <text:p>612</text:p>
          </table:table-cell>
          <table:table-cell table:formula="of:=SUM([.B65]; [.F65]; [.J65]; [.N65]; [.R65])" office:value-type="float" office:value="149757.453965937" calcext:value-type="float">
            <text:p>149,757</text:p>
          </table:table-cell>
          <table:table-cell table:formula="of:=[.U65]-[.U64]" office:value-type="float" office:value="2913.95381995133" calcext:value-type="float">
            <text:p>2,914</text:p>
          </table:table-cell>
          <table:table-cell/>
          <table:table-cell table:formula="of:=[.F:.F]/[.U:.U]" office:value-type="percentage" office:value="0.0792748520063673" calcext:value-type="percentage">
            <text:p>7.93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20725147993633" calcext:value-type="percentage">
            <text:p>92.07%</text:p>
          </table:table-cell>
          <table:table-cell/>
          <table:table-cell table:formula="of:=[.H:.H]/[.V:.V]" office:value-type="percentage" office:value="0.147230819715247" calcext:value-type="percentage">
            <text:p>14.72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210117571440922" calcext:value-type="percentage">
            <text:p>21.01%</text:p>
          </table:table-cell>
          <table:table-cell table:number-columns-repeated="16352"/>
        </table:table-row>
        <table:table-row table:style-name="ro2">
          <table:table-cell table:formula="of:=[$'Dates Ref'.A66]" office:value-type="date" office:date-value="2017-07-04" calcext:value-type="date">
            <text:p>Jul 4, 17</text:p>
          </table:table-cell>
          <table:table-cell table:number-columns-repeated="3"/>
          <table:table-cell table:formula="of:=[$'Dates Ref'.T66]" office:value-type="date" office:date-value="2017-07-07" calcext:value-type="date">
            <text:p>Jul 7, 17</text:p>
          </table:table-cell>
          <table:table-cell table:style-name="ce38" table:formula="of:=[$'kpop ao3'.D66]" office:value-type="float" office:value="13833" calcext:value-type="float">
            <text:p>13,833</text:p>
          </table:table-cell>
          <table:table-cell table:formula="of:=[.F66]-[.F65]" office:value-type="float" office:value="1961" calcext:value-type="float">
            <text:p>1961</text:p>
          </table:table-cell>
          <table:table-cell table:style-name="ce96" table:formula="of:=[.G:.G]/([.E66]-[.E65])*30.4375" office:value-type="float" office:value="628.294078947369" calcext:value-type="float">
            <text:p>628</text:p>
          </table:table-cell>
          <table:table-cell table:style-name="ce15" table:formula="of:=[$'Dates Ref'.A66]" office:value-type="date" office:date-value="2017-07-04" calcext:value-type="date">
            <text:p>Jul 4, 17</text:p>
          </table:table-cell>
          <table:table-cell table:number-columns-repeated="3"/>
          <table:table-cell table:style-name="ce90" table:formula="of:=[$'Dates Ref'.A66]" office:value-type="date" office:date-value="2017-07-04" calcext:value-type="date">
            <text:p>Jul 4, 17</text:p>
          </table:table-cell>
          <table:table-cell table:number-columns-repeated="3"/>
          <table:table-cell table:formula="of:=[$'Dates Ref'.R66]" office:value-type="date" office:date-value="2017-06-22" calcext:value-type="date">
            <text:p>Jun 22, 17</text:p>
          </table:table-cell>
          <table:table-cell table:style-name="ce38" table:formula="of:=[$asianfanfics.C66]" office:value-type="float" office:value="138456" calcext:value-type="float">
            <text:p>138,456</text:p>
          </table:table-cell>
          <table:table-cell table:style-name="ce104" table:formula="of:=[.R66]-[.R63]" office:value-type="float" office:value="4473" calcext:value-type="float">
            <text:p>4,473</text:p>
          </table:table-cell>
          <table:table-cell table:style-name="ce98" table:formula="of:=[.S:.S]/([.Q66]-[.Q63])*30.4375" office:value-type="float" office:value="496.886633211679" calcext:value-type="float">
            <text:p>497</text:p>
          </table:table-cell>
          <table:table-cell table:formula="of:=SUM([.B66]; [.F66]; [.J66]; [.N66]; [.R66])" office:value-type="float" office:value="152289" calcext:value-type="float">
            <text:p>152,289</text:p>
          </table:table-cell>
          <table:table-cell table:formula="of:=[.U66]-[.U65]" office:value-type="float" office:value="2531.54603406327" calcext:value-type="float">
            <text:p>2,532</text:p>
          </table:table-cell>
          <table:table-cell/>
          <table:table-cell table:formula="of:=[.F:.F]/[.U:.U]" office:value-type="percentage" office:value="0.0908338750664854" calcext:value-type="percentage">
            <text:p>9.08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09166124933515" calcext:value-type="percentage">
            <text:p>90.92%</text:p>
          </table:table-cell>
          <table:table-cell/>
          <table:table-cell table:formula="of:=[.H:.H]/[.V:.V]" office:value-type="percentage" office:value="0.248185918997065" calcext:value-type="percentage">
            <text:p>24.82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196277937088961" calcext:value-type="percentage">
            <text:p>19.63%</text:p>
          </table:table-cell>
          <table:table-cell table:number-columns-repeated="16352"/>
        </table:table-row>
        <table:table-row table:style-name="ro2">
          <table:table-cell table:formula="of:=[$'Dates Ref'.A67]" office:value-type="date" office:date-value="2017-10-10" calcext:value-type="date">
            <text:p>Oct 10, 17</text:p>
          </table:table-cell>
          <table:table-cell table:number-columns-repeated="3"/>
          <table:table-cell table:formula="of:=[$'Dates Ref'.T67]" office:value-type="date" office:date-value="2017-10-10" calcext:value-type="date">
            <text:p>Oct 10, 17</text:p>
          </table:table-cell>
          <table:table-cell table:style-name="ce38" table:formula="of:=[$'kpop ao3'.D67]" office:value-type="float" office:value="16072" calcext:value-type="float">
            <text:p>16,072</text:p>
          </table:table-cell>
          <table:table-cell table:formula="of:=[.F67]-[.F66]" office:value-type="float" office:value="2239" calcext:value-type="float">
            <text:p>2239</text:p>
          </table:table-cell>
          <table:table-cell table:style-name="ce96" table:formula="of:=[.G:.G]/([.E67]-[.E66])*30.4375" office:value-type="float" office:value="717.363815789474" calcext:value-type="float">
            <text:p>717</text:p>
          </table:table-cell>
          <table:table-cell table:style-name="ce15" table:formula="of:=[$'Dates Ref'.A67]" office:value-type="date" office:date-value="2017-10-10" calcext:value-type="date">
            <text:p>Oct 10, 17</text:p>
          </table:table-cell>
          <table:table-cell table:number-columns-repeated="3"/>
          <table:table-cell table:style-name="ce90" table:formula="of:=[$'Dates Ref'.A67]" office:value-type="date" office:date-value="2017-10-10" calcext:value-type="date">
            <text:p>Oct 10, 17</text:p>
          </table:table-cell>
          <table:table-cell table:number-columns-repeated="3"/>
          <table:table-cell table:formula="of:=[$'Dates Ref'.R67]" office:value-type="date" office:date-value="2017-10-10" calcext:value-type="date">
            <text:p>Oct 10, 17</text:p>
          </table:table-cell>
          <table:table-cell table:style-name="ce38" table:formula="of:=[$asianfanfics.C67]" office:value-type="float" office:value="140408" calcext:value-type="float">
            <text:p>140,408</text:p>
          </table:table-cell>
          <table:table-cell table:formula="of:=[.R67]-[.R66]" office:value-type="float" office:value="1952" calcext:value-type="float">
            <text:p>1,952</text:p>
          </table:table-cell>
          <table:table-cell table:style-name="ce96" table:formula="of:=[.S:.S]/([.Q67]-[.Q66])*30.4375" office:value-type="float" office:value="540.127272727273" calcext:value-type="float">
            <text:p>540</text:p>
          </table:table-cell>
          <table:table-cell table:formula="of:=SUM([.B67]; [.F67]; [.J67]; [.N67]; [.R67])" office:value-type="float" office:value="156480" calcext:value-type="float">
            <text:p>156,480</text:p>
          </table:table-cell>
          <table:table-cell table:formula="of:=[.U67]-[.U66]" office:value-type="float" office:value="4191" calcext:value-type="float">
            <text:p>4,191</text:p>
          </table:table-cell>
          <table:table-cell/>
          <table:table-cell table:formula="of:=[.F:.F]/[.U:.U]" office:value-type="percentage" office:value="0.102709611451943" calcext:value-type="percentage">
            <text:p>10.27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897290388548057" calcext:value-type="percentage">
            <text:p>89.73%</text:p>
          </table:table-cell>
          <table:table-cell/>
          <table:table-cell table:formula="of:=[.H:.H]/[.V:.V]" office:value-type="percentage" office:value="0.171167696442251" calcext:value-type="percentage">
            <text:p>17.12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128877898527147" calcext:value-type="percentage">
            <text:p>12.89%</text:p>
          </table:table-cell>
          <table:table-cell table:number-columns-repeated="16352"/>
        </table:table-row>
        <table:table-row table:style-name="ro2">
          <table:table-cell table:formula="of:=[$'Dates Ref'.A68]" office:value-type="date" office:date-value="2018-01-05" calcext:value-type="date">
            <text:p>Jan 5, 18</text:p>
          </table:table-cell>
          <table:table-cell table:number-columns-repeated="3"/>
          <table:table-cell table:formula="of:=[$'Dates Ref'.T68]" office:value-type="date" office:date-value="2018-01-02" calcext:value-type="date">
            <text:p>Jan 2, 18</text:p>
          </table:table-cell>
          <table:table-cell table:style-name="ce38" table:formula="of:=[$'kpop ao3'.D68]" office:value-type="float" office:value="17520" calcext:value-type="float">
            <text:p>17,520</text:p>
          </table:table-cell>
          <table:table-cell table:formula="of:=[.F68]-[.F67]" office:value-type="float" office:value="1448" calcext:value-type="float">
            <text:p>1448</text:p>
          </table:table-cell>
          <table:table-cell table:style-name="ce96" table:formula="of:=[.G:.G]/([.E68]-[.E67])*30.4375" office:value-type="float" office:value="524.684523809524" calcext:value-type="float">
            <text:p>525</text:p>
          </table:table-cell>
          <table:table-cell table:style-name="ce15" table:formula="of:=[$'Dates Ref'.A68]" office:value-type="date" office:date-value="2018-01-05" calcext:value-type="date">
            <text:p>Jan 5, 18</text:p>
          </table:table-cell>
          <table:table-cell table:number-columns-repeated="3"/>
          <table:table-cell table:style-name="ce90" table:formula="of:=[$'Dates Ref'.A68]" office:value-type="date" office:date-value="2018-01-05" calcext:value-type="date">
            <text:p>Jan 5, 18</text:p>
          </table:table-cell>
          <table:table-cell table:number-columns-repeated="3"/>
          <table:table-cell table:formula="of:=[$'Dates Ref'.R68]" office:value-type="date" office:date-value="2017-12-29" calcext:value-type="date">
            <text:p>Dec 29, 17</text:p>
          </table:table-cell>
          <table:table-cell table:style-name="ce38" table:formula="of:=[$asianfanfics.C68]" office:value-type="float" office:value="141598" calcext:value-type="float">
            <text:p>141,598</text:p>
          </table:table-cell>
          <table:table-cell table:formula="of:=[.R68]-[.R67]" office:value-type="float" office:value="1190" calcext:value-type="float">
            <text:p>1,190</text:p>
          </table:table-cell>
          <table:table-cell table:style-name="ce96" table:formula="of:=[.S:.S]/([.Q68]-[.Q67])*30.4375" office:value-type="float" office:value="452.7578125" calcext:value-type="float">
            <text:p>453</text:p>
          </table:table-cell>
          <table:table-cell table:formula="of:=SUM([.B68]; [.F68]; [.J68]; [.N68]; [.R68])" office:value-type="float" office:value="159118" calcext:value-type="float">
            <text:p>159,118</text:p>
          </table:table-cell>
          <table:table-cell table:formula="of:=[.U68]-[.U67]" office:value-type="float" office:value="2638" calcext:value-type="float">
            <text:p>2,638</text:p>
          </table:table-cell>
          <table:table-cell/>
          <table:table-cell table:formula="of:=[.F:.F]/[.U:.U]" office:value-type="percentage" office:value="0.110106964642592" calcext:value-type="percentage">
            <text:p>11.01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889893035357408" calcext:value-type="percentage">
            <text:p>88.99%</text:p>
          </table:table-cell>
          <table:table-cell/>
          <table:table-cell table:formula="of:=[.H:.H]/[.V:.V]" office:value-type="percentage" office:value="0.198894815697318" calcext:value-type="percentage">
            <text:p>19.89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171629193517817" calcext:value-type="percentage">
            <text:p>17.16%</text:p>
          </table:table-cell>
          <table:table-cell table:number-columns-repeated="16352"/>
        </table:table-row>
        <table:table-row table:style-name="ro6">
          <table:table-cell table:formula="of:=[$'Dates Ref'.A69]" office:value-type="date" office:date-value="2018-04-04" calcext:value-type="date">
            <text:p>Apr 4, 18</text:p>
          </table:table-cell>
          <table:table-cell table:number-columns-repeated="3"/>
          <table:table-cell table:formula="of:=[$'Dates Ref'.T69]" office:value-type="date" office:date-value="2018-04-02" calcext:value-type="date">
            <text:p>Apr 2, 18</text:p>
          </table:table-cell>
          <table:table-cell table:style-name="ce38" table:formula="of:=[$'kpop ao3'.D69]" office:value-type="float" office:value="19660" calcext:value-type="float">
            <text:p>19,660</text:p>
          </table:table-cell>
          <table:table-cell table:formula="of:=[.F69]-[.F68]" office:value-type="float" office:value="2140" calcext:value-type="float">
            <text:p>2140</text:p>
          </table:table-cell>
          <table:table-cell table:style-name="ce96" table:formula="of:=[.G:.G]/([.E69]-[.E68])*30.4375" office:value-type="float" office:value="723.736111111111" calcext:value-type="float">
            <text:p>724</text:p>
          </table:table-cell>
          <table:table-cell table:style-name="ce15" table:formula="of:=[$'Dates Ref'.A69]" office:value-type="date" office:date-value="2018-04-04" calcext:value-type="date">
            <text:p>Apr 4, 18</text:p>
          </table:table-cell>
          <table:table-cell table:number-columns-repeated="3"/>
          <table:table-cell table:style-name="ce90" table:formula="of:=[$'Dates Ref'.A69]" office:value-type="date" office:date-value="2018-04-04" calcext:value-type="date">
            <text:p>Apr 4, 18</text:p>
          </table:table-cell>
          <table:table-cell table:number-columns-repeated="3"/>
          <table:table-cell table:style-name="ce91" table:formula="of:=[$'Dates Ref'.$A69]" office:value-type="date" office:date-value="2018-04-04" calcext:value-type="date">
            <text:p>Apr 4, 18</text:p>
          </table:table-cell>
          <table:table-cell table:style-name="ce92" table:formula="of:=[.R68]+([.Q69]-[.Q68])*AVERAGE([.T71];[.T68])/30.4375" office:value-type="float" office:value="142837.43772242" calcext:value-type="float">
            <text:p>142,837</text:p>
          </table:table-cell>
          <table:table-cell table:style-name="ce92" table:formula="of:=[.R69]-[.R68]" office:value-type="float" office:value="1239.43772241994" calcext:value-type="float">
            <text:p>1,239</text:p>
          </table:table-cell>
          <table:table-cell table:style-name="ce97" table:formula="of:=[.S:.S]/([.Q69]-[.Q68])*30.4375" office:value-type="float" office:value="392.972767459968" calcext:value-type="float">
            <text:p>393</text:p>
          </table:table-cell>
          <table:table-cell table:formula="of:=SUM([.B69]; [.F69]; [.J69]; [.N69]; [.R69])" office:value-type="float" office:value="162497.43772242" calcext:value-type="float">
            <text:p>162,497</text:p>
          </table:table-cell>
          <table:table-cell table:formula="of:=[.U69]-[.U68]" office:value-type="float" office:value="3379.43772241994" calcext:value-type="float">
            <text:p>3,379</text:p>
          </table:table-cell>
          <table:table-cell/>
          <table:table-cell table:formula="of:=[.F:.F]/[.U:.U]" office:value-type="percentage" office:value="0.120986523083419" calcext:value-type="percentage">
            <text:p>12.10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879013476916581" calcext:value-type="percentage">
            <text:p>87.90%</text:p>
          </table:table-cell>
          <table:table-cell/>
          <table:table-cell table:formula="of:=[.H:.H]/[.V:.V]" office:value-type="percentage" office:value="0.214158736025725" calcext:value-type="percentage">
            <text:p>21.42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116283476642549" calcext:value-type="percentage">
            <text:p>11.63%</text:p>
          </table:table-cell>
          <table:table-cell table:number-columns-repeated="16352"/>
        </table:table-row>
        <table:table-row table:style-name="ro6">
          <table:table-cell table:formula="of:=[$'Dates Ref'.A70]" office:value-type="date" office:date-value="2018-07-17" calcext:value-type="date">
            <text:p>Jul 17, 18</text:p>
          </table:table-cell>
          <table:table-cell table:number-columns-repeated="3"/>
          <table:table-cell table:formula="of:=[$'Dates Ref'.T70]" office:value-type="date" office:date-value="2018-07-17" calcext:value-type="date">
            <text:p>Jul 17, 18</text:p>
          </table:table-cell>
          <table:table-cell table:style-name="ce38" table:formula="of:=[$'kpop ao3'.D70]" office:value-type="float" office:value="21756" calcext:value-type="float">
            <text:p>21,756</text:p>
          </table:table-cell>
          <table:table-cell table:formula="of:=[.F70]-[.F69]" office:value-type="float" office:value="2096" calcext:value-type="float">
            <text:p>2096</text:p>
          </table:table-cell>
          <table:table-cell table:style-name="ce96" table:formula="of:=[.G:.G]/([.E70]-[.E69])*30.4375" office:value-type="float" office:value="601.858490566038" calcext:value-type="float">
            <text:p>602</text:p>
          </table:table-cell>
          <table:table-cell table:style-name="ce15" table:formula="of:=[$'Dates Ref'.A70]" office:value-type="date" office:date-value="2018-07-17" calcext:value-type="date">
            <text:p>Jul 17, 18</text:p>
          </table:table-cell>
          <table:table-cell table:number-columns-repeated="3"/>
          <table:table-cell table:style-name="ce90" table:formula="of:=[$'Dates Ref'.A70]" office:value-type="date" office:date-value="2018-07-17" calcext:value-type="date">
            <text:p>Jul 17, 18</text:p>
          </table:table-cell>
          <table:table-cell table:number-columns-repeated="3"/>
          <table:table-cell table:style-name="ce91" table:formula="of:=[$'Dates Ref'.$A70]" office:value-type="date" office:date-value="2018-07-17" calcext:value-type="date">
            <text:p>Jul 17, 18</text:p>
          </table:table-cell>
          <table:table-cell table:style-name="ce92" table:formula="of:=[.R69]+([.Q70]-[.Q69])*AVERAGE([.T71];[.T68])/30.4375" office:value-type="float" office:value="144180.161921708" calcext:value-type="float">
            <text:p>144,180</text:p>
          </table:table-cell>
          <table:table-cell table:style-name="ce92" table:formula="of:=[.R70]-[.R69]" office:value-type="float" office:value="1342.72419928826" calcext:value-type="float">
            <text:p>1,343</text:p>
          </table:table-cell>
          <table:table-cell table:style-name="ce97" table:formula="of:=[.S:.S]/([.Q70]-[.Q69])*30.4375" office:value-type="float" office:value="392.972767459966" calcext:value-type="float">
            <text:p>393</text:p>
          </table:table-cell>
          <table:table-cell table:formula="of:=SUM([.B70]; [.F70]; [.J70]; [.N70]; [.R70])" office:value-type="float" office:value="165936.161921708" calcext:value-type="float">
            <text:p>165,936</text:p>
          </table:table-cell>
          <table:table-cell table:formula="of:=[.U70]-[.U69]" office:value-type="float" office:value="3438.72419928826" calcext:value-type="float">
            <text:p>3,439</text:p>
          </table:table-cell>
          <table:table-cell/>
          <table:table-cell table:formula="of:=[.F:.F]/[.U:.U]" office:value-type="percentage" office:value="0.131110661763196" calcext:value-type="percentage">
            <text:p>13.11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868889338236804" calcext:value-type="percentage">
            <text:p>86.89%</text:p>
          </table:table-cell>
          <table:table-cell/>
          <table:table-cell table:formula="of:=[.H:.H]/[.V:.V]" office:value-type="percentage" office:value="0.175023775006617" calcext:value-type="percentage">
            <text:p>17.50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114278652397102" calcext:value-type="percentage">
            <text:p>11.43%</text:p>
          </table:table-cell>
          <table:table-cell table:number-columns-repeated="16352"/>
        </table:table-row>
        <table:table-row table:style-name="ro2">
          <table:table-cell table:formula="of:=[$'Dates Ref'.A71]" office:value-type="date" office:date-value="2018-09-30" calcext:value-type="date">
            <text:p>Sep 30, 18</text:p>
          </table:table-cell>
          <table:table-cell table:number-columns-repeated="3"/>
          <table:table-cell table:style-name="ce91" table:formula="of:=[$'Dates Ref'.$A71]" office:value-type="date" office:date-value="2018-09-30" calcext:value-type="date">
            <text:p>Sep 30, 18</text:p>
          </table:table-cell>
          <table:table-cell table:style-name="ce92" table:formula="of:=[.F70]+([.E71]-[.E70])*AVERAGE([.H$72]; [.H$70])/30.4375" office:value-type="float" office:value="23125.0094339623" calcext:value-type="float">
            <text:p>23,125</text:p>
          </table:table-cell>
          <table:table-cell table:style-name="ce95" table:formula="of:=[.F71]-[.F70]" office:value-type="float" office:value="1369.00943396226" calcext:value-type="float">
            <text:p>1369</text:p>
          </table:table-cell>
          <table:table-cell table:style-name="ce97" table:formula="of:=[.G:.G]/([.E71]-[.E70])*30.4375" office:value-type="float" office:value="555.589661949685" calcext:value-type="float">
            <text:p>556</text:p>
          </table:table-cell>
          <table:table-cell table:style-name="ce15" table:formula="of:=[$'Dates Ref'.A71]" office:value-type="date" office:date-value="2018-09-30" calcext:value-type="date">
            <text:p>Sep 30, 18</text:p>
          </table:table-cell>
          <table:table-cell table:number-columns-repeated="3"/>
          <table:table-cell table:style-name="ce90" table:formula="of:=[$'Dates Ref'.A71]" office:value-type="date" office:date-value="2018-09-30" calcext:value-type="date">
            <text:p>Sep 30, 18</text:p>
          </table:table-cell>
          <table:table-cell table:number-columns-repeated="3"/>
          <table:table-cell table:formula="of:=[$'Dates Ref'.R71]" office:value-type="date" office:date-value="2018-10-06" calcext:value-type="date">
            <text:p>Oct 6, 18</text:p>
          </table:table-cell>
          <table:table-cell table:style-name="ce38" table:formula="of:=[$asianfanfics.C71]" office:value-type="float" office:value="144674" calcext:value-type="float">
            <text:p>144,674</text:p>
          </table:table-cell>
          <table:table-cell table:style-name="ce104" table:formula="of:=[.R71]-[.R68]" office:value-type="float" office:value="3076" calcext:value-type="float">
            <text:p>3,076</text:p>
          </table:table-cell>
          <table:table-cell table:style-name="ce98" table:formula="of:=[.S:.S]/([.Q71]-[.Q68])*30.4375" office:value-type="float" office:value="333.187722419929" calcext:value-type="float">
            <text:p>333</text:p>
          </table:table-cell>
          <table:table-cell table:formula="of:=SUM([.B71]; [.F71]; [.J71]; [.N71]; [.R71])" office:value-type="float" office:value="167799.009433962" calcext:value-type="float">
            <text:p>167,799</text:p>
          </table:table-cell>
          <table:table-cell table:formula="of:=[.U71]-[.U70]" office:value-type="float" office:value="1862.84751225406" calcext:value-type="float">
            <text:p>1,863</text:p>
          </table:table-cell>
          <table:table-cell/>
          <table:table-cell table:formula="of:=[.F:.F]/[.U:.U]" office:value-type="percentage" office:value="0.137813742238229" calcext:value-type="percentage">
            <text:p>13.78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862186257761771" calcext:value-type="percentage">
            <text:p>86.22%</text:p>
          </table:table-cell>
          <table:table-cell/>
          <table:table-cell table:formula="of:=[.H:.H]/[.V:.V]" office:value-type="percentage" office:value="0.298247526056182" calcext:value-type="percentage">
            <text:p>29.82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178859364616898" calcext:value-type="percentage">
            <text:p>17.89%</text:p>
          </table:table-cell>
          <table:table-cell table:number-columns-repeated="16352"/>
        </table:table-row>
        <table:table-row table:style-name="ro6">
          <table:table-cell table:formula="of:=[$'Dates Ref'.A72]" office:value-type="date" office:date-value="2018-11-01" calcext:value-type="date">
            <text:p>Nov 1, 18</text:p>
          </table:table-cell>
          <table:table-cell table:number-columns-repeated="3"/>
          <table:table-cell table:formula="of:=[$'Dates Ref'.T72]" office:value-type="date" office:date-value="2018-10-30" calcext:value-type="date">
            <text:p>Oct 30, 18</text:p>
          </table:table-cell>
          <table:table-cell table:style-name="ce38" table:formula="of:=[$'kpop ao3'.D72]" office:value-type="float" office:value="23513" calcext:value-type="float">
            <text:p>23,513</text:p>
          </table:table-cell>
          <table:table-cell table:style-name="ce94" table:formula="of:=[.F72]-[.F70]" office:value-type="float" office:value="1757" calcext:value-type="float">
            <text:p>1757</text:p>
          </table:table-cell>
          <table:table-cell table:style-name="ce98" table:formula="of:=[.G:.G]/([.E72]-[.E70])*30.4375" office:value-type="float" office:value="509.320833333333" calcext:value-type="float">
            <text:p>509</text:p>
          </table:table-cell>
          <table:table-cell table:style-name="ce15" table:formula="of:=[$'Dates Ref'.A72]" office:value-type="date" office:date-value="2018-11-01" calcext:value-type="date">
            <text:p>Nov 1, 18</text:p>
          </table:table-cell>
          <table:table-cell table:number-columns-repeated="3"/>
          <table:table-cell table:style-name="ce90" table:formula="of:=[$'Dates Ref'.A72]" office:value-type="date" office:date-value="2018-11-01" calcext:value-type="date">
            <text:p>Nov 1, 18</text:p>
          </table:table-cell>
          <table:table-cell table:number-columns-repeated="3"/>
          <table:table-cell table:style-name="ce91" table:formula="of:=[$'Dates Ref'.$A72]" office:value-type="date" office:date-value="2018-11-01" calcext:value-type="date">
            <text:p>Nov 1, 18</text:p>
          </table:table-cell>
          <table:table-cell table:style-name="ce92" table:formula="of:=[.R71]+([.Q72]-[.Q71])*AVERAGE([.T74];[.T71])/30.4375" office:value-type="float" office:value="144819.351764108" calcext:value-type="float">
            <text:p>144,819</text:p>
          </table:table-cell>
          <table:table-cell table:style-name="ce92" table:formula="of:=[.R72]-[.R71]" office:value-type="float" office:value="145.351764107792" calcext:value-type="float">
            <text:p>145</text:p>
          </table:table-cell>
          <table:table-cell table:style-name="ce97" table:formula="of:=[.S:.S]/([.Q72]-[.Q71])*30.4375" office:value-type="float" office:value="170.159396924267" calcext:value-type="float">
            <text:p>170</text:p>
          </table:table-cell>
          <table:table-cell table:formula="of:=SUM([.B72]; [.F72]; [.J72]; [.N72]; [.R72])" office:value-type="float" office:value="168332.351764108" calcext:value-type="float">
            <text:p>168,332</text:p>
          </table:table-cell>
          <table:table-cell table:formula="of:=[.U72]-[.U71]" office:value-type="float" office:value="533.342330145533" calcext:value-type="float">
            <text:p>533</text:p>
          </table:table-cell>
          <table:table-cell/>
          <table:table-cell table:formula="of:=[.F:.F]/[.U:.U]" office:value-type="percentage" office:value="0.139682002619139" calcext:value-type="percentage">
            <text:p>13.97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860317997380861" calcext:value-type="percentage">
            <text:p>86.03%</text:p>
          </table:table-cell>
          <table:table-cell/>
          <table:table-cell table:formula="of:=[.H:.H]/[.V:.V]" office:value-type="percentage" office:value="0.95496045325027" calcext:value-type="percentage">
            <text:p>95.50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319043487281115" calcext:value-type="percentage">
            <text:p>31.90%</text:p>
          </table:table-cell>
          <table:table-cell table:number-columns-repeated="16352"/>
        </table:table-row>
        <table:table-row table:style-name="ro6">
          <table:table-cell table:formula="of:=[$'Dates Ref'.A73]" office:value-type="date" office:date-value="2019-01-04" calcext:value-type="date">
            <text:p>Jan 4, 19</text:p>
          </table:table-cell>
          <table:table-cell table:number-columns-repeated="3"/>
          <table:table-cell table:formula="of:=[$'Dates Ref'.T73]" office:value-type="date" office:date-value="2019-01-05" calcext:value-type="date">
            <text:p>Jan 5, 19</text:p>
          </table:table-cell>
          <table:table-cell table:style-name="ce38" table:formula="of:=[$'kpop ao3'.D73]" office:value-type="float" office:value="2511" calcext:value-type="float">
            <text:p>2,511</text:p>
          </table:table-cell>
          <table:table-cell table:formula="of:=[.F73]-[.F72]" office:value-type="float" office:value="-21002" calcext:value-type="float">
            <text:p>-21002</text:p>
          </table:table-cell>
          <table:table-cell table:style-name="ce96" table:formula="of:=[.G:.G]/([.E73]-[.E72])*30.4375" office:value-type="float" office:value="-9541.02052238806" calcext:value-type="float">
            <text:p>-9,541</text:p>
          </table:table-cell>
          <table:table-cell table:style-name="ce15" table:formula="of:=[$'Dates Ref'.A73]" office:value-type="date" office:date-value="2019-01-04" calcext:value-type="date">
            <text:p>Jan 4, 19</text:p>
          </table:table-cell>
          <table:table-cell table:number-columns-repeated="3"/>
          <table:table-cell table:style-name="ce90" table:formula="of:=[$'Dates Ref'.A73]" office:value-type="date" office:date-value="2019-01-04" calcext:value-type="date">
            <text:p>Jan 4, 19</text:p>
          </table:table-cell>
          <table:table-cell table:number-columns-repeated="3"/>
          <table:table-cell table:style-name="ce91" table:formula="of:=[$'Dates Ref'.$A73]" office:value-type="date" office:date-value="2019-01-04" calcext:value-type="date">
            <text:p>Jan 4, 19</text:p>
          </table:table-cell>
          <table:table-cell table:style-name="ce92" table:formula="of:=[.R72]+([.Q73]-[.Q72])*AVERAGE([.T74];[.T71])/30.4375" office:value-type="float" office:value="145177.140721912" calcext:value-type="float">
            <text:p>145,177</text:p>
          </table:table-cell>
          <table:table-cell table:style-name="ce92" table:formula="of:=[.R73]-[.R72]" office:value-type="float" office:value="357.788957803772" calcext:value-type="float">
            <text:p>358</text:p>
          </table:table-cell>
          <table:table-cell table:style-name="ce97" table:formula="of:=[.S:.S]/([.Q73]-[.Q72])*30.4375" office:value-type="float" office:value="170.159396924255" calcext:value-type="float">
            <text:p>170</text:p>
          </table:table-cell>
          <table:table-cell table:formula="of:=SUM([.B73]; [.F73]; [.J73]; [.N73]; [.R73])" office:value-type="float" office:value="147688.140721912" calcext:value-type="float">
            <text:p>147,688</text:p>
          </table:table-cell>
          <table:table-cell table:formula="of:=[.U73]-[.U72]" office:value-type="float" office:value="-20644.2110421962" calcext:value-type="float">
            <text:p>-20,644</text:p>
          </table:table-cell>
          <table:table-cell/>
          <table:table-cell table:formula="of:=[.F:.F]/[.U:.U]" office:value-type="percentage" office:value="0.0170020421932731" calcext:value-type="percentage">
            <text:p>1.70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82997957806727" calcext:value-type="percentage">
            <text:p>98.30%</text:p>
          </table:table-cell>
          <table:table-cell/>
          <table:table-cell table:formula="of:=[.H:.H]/[.V:.V]" office:value-type="percentage" office:value="0.462164453893949" calcext:value-type="percentage">
            <text:p>46.22%</text:p>
          </table:table-cell>
          <table:table-cell table:formula="of:=[.L:.L]/[.V:.V]" office:value-type="percentage" office:value="-0" calcext:value-type="percentage">
            <text:p>0.00%</text:p>
          </table:table-cell>
          <table:table-cell table:formula="of:=[.P:.P]/[.V:.V]" office:value-type="percentage" office:value="-0" calcext:value-type="percentage">
            <text:p>0.00%</text:p>
          </table:table-cell>
          <table:table-cell table:formula="of:=[.T:.T]/[.V:.V]" office:value-type="percentage" office:value="-0.00824247517022828" calcext:value-type="percentage">
            <text:p>-0.82%</text:p>
          </table:table-cell>
          <table:table-cell table:number-columns-repeated="16352"/>
        </table:table-row>
        <table:table-row table:style-name="ro2">
          <table:table-cell table:formula="of:=[$'Dates Ref'.A74]" office:value-type="date" office:date-value="2019-04-01" calcext:value-type="date">
            <text:p>Apr 1, 19</text:p>
          </table:table-cell>
          <table:table-cell table:number-columns-repeated="3"/>
          <table:table-cell table:formula="of:=[$'Dates Ref'.T74]" office:value-type="date" office:date-value="2019-04-01" calcext:value-type="date">
            <text:p>Apr 1, 19</text:p>
          </table:table-cell>
          <table:table-cell table:style-name="ce38" table:formula="of:=[$'kpop ao3'.D74]" office:value-type="float" office:value="26823" calcext:value-type="float">
            <text:p>26,823</text:p>
          </table:table-cell>
          <table:table-cell table:formula="of:=[.F74]-[.F73]" office:value-type="float" office:value="24312" calcext:value-type="float">
            <text:p>24312</text:p>
          </table:table-cell>
          <table:table-cell table:style-name="ce96" table:formula="of:=[.G:.G]/([.E74]-[.E73])*30.4375" office:value-type="float" office:value="8604.61046511628" calcext:value-type="float">
            <text:p>8,605</text:p>
          </table:table-cell>
          <table:table-cell table:style-name="ce15" table:formula="of:=[$'Dates Ref'.A74]" office:value-type="date" office:date-value="2019-04-01" calcext:value-type="date">
            <text:p>Apr 1, 19</text:p>
          </table:table-cell>
          <table:table-cell table:number-columns-repeated="3"/>
          <table:table-cell table:style-name="ce90" table:formula="of:=[$'Dates Ref'.A74]" office:value-type="date" office:date-value="2019-04-01" calcext:value-type="date">
            <text:p>Apr 1, 19</text:p>
          </table:table-cell>
          <table:table-cell table:number-columns-repeated="3"/>
          <table:table-cell table:formula="of:=[$'Dates Ref'.R74]" office:value-type="date" office:date-value="2019-03-30" calcext:value-type="date">
            <text:p>Mar 30, 19</text:p>
          </table:table-cell>
          <table:table-cell table:style-name="ce38" table:formula="of:=[$asianfanfics.C74]" office:value-type="float" office:value="144715" calcext:value-type="float">
            <text:p>144,715</text:p>
          </table:table-cell>
          <table:table-cell table:style-name="ce104" table:formula="of:=[.R74]-[.R71]" office:value-type="float" office:value="41" calcext:value-type="float">
            <text:p>41</text:p>
          </table:table-cell>
          <table:table-cell table:style-name="ce98" table:formula="of:=[.S:.S]/([.Q74]-[.Q71])*30.4375" office:value-type="float" office:value="7.13107142857143" calcext:value-type="float">
            <text:p>7</text:p>
          </table:table-cell>
          <table:table-cell table:formula="of:=SUM([.B74]; [.F74]; [.J74]; [.N74]; [.R74])" office:value-type="float" office:value="171538" calcext:value-type="float">
            <text:p>171,538</text:p>
          </table:table-cell>
          <table:table-cell table:formula="of:=[.U74]-[.U73]" office:value-type="float" office:value="23849.8592780884" calcext:value-type="float">
            <text:p>23,850</text:p>
          </table:table-cell>
          <table:table-cell/>
          <table:table-cell table:formula="of:=[.F:.F]/[.U:.U]" office:value-type="percentage" office:value="0.156367685294221" calcext:value-type="percentage">
            <text:p>15.64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84363231470578" calcext:value-type="percentage">
            <text:p>84.36%</text:p>
          </table:table-cell>
          <table:table-cell/>
          <table:table-cell table:formula="of:=[.H:.H]/[.V:.V]" office:value-type="percentage" office:value="0.360782441723737" calcext:value-type="percentage">
            <text:p>36.08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000298998469778099" calcext:value-type="percentage">
            <text:p>0.03%</text:p>
          </table:table-cell>
          <table:table-cell table:number-columns-repeated="16352"/>
        </table:table-row>
        <table:table-row table:style-name="ro2">
          <table:table-cell table:formula="of:=[$'Dates Ref'.A75]" office:value-type="date" office:date-value="2019-07-01" calcext:value-type="date">
            <text:p>Jul 1, 19</text:p>
          </table:table-cell>
          <table:table-cell table:number-columns-repeated="3"/>
          <table:table-cell table:formula="of:=[$'Dates Ref'.T75]" office:value-type="date" office:date-value="2019-07-01" calcext:value-type="date">
            <text:p>Jul 1, 19</text:p>
          </table:table-cell>
          <table:table-cell table:style-name="ce38" table:formula="of:=[$'kpop ao3'.D75]" office:value-type="float" office:value="28309" calcext:value-type="float">
            <text:p>28,309</text:p>
          </table:table-cell>
          <table:table-cell table:formula="of:=[.F75]-[.F74]" office:value-type="float" office:value="1486" calcext:value-type="float">
            <text:p>1486</text:p>
          </table:table-cell>
          <table:table-cell table:style-name="ce96" table:formula="of:=[.G:.G]/([.E75]-[.E74])*30.4375" office:value-type="float" office:value="497.034340659341" calcext:value-type="float">
            <text:p>497</text:p>
          </table:table-cell>
          <table:table-cell table:style-name="ce15" table:formula="of:=[$'Dates Ref'.A75]" office:value-type="date" office:date-value="2019-07-01" calcext:value-type="date">
            <text:p>Jul 1, 19</text:p>
          </table:table-cell>
          <table:table-cell table:number-columns-repeated="3"/>
          <table:table-cell table:style-name="ce90" table:formula="of:=[$'Dates Ref'.A75]" office:value-type="date" office:date-value="2019-07-01" calcext:value-type="date">
            <text:p>Jul 1, 19</text:p>
          </table:table-cell>
          <table:table-cell table:number-columns-repeated="3"/>
          <table:table-cell table:style-name="ce91" table:formula="of:=[$'Dates Ref'.$A75]" office:value-type="date" office:date-value="2019-07-01" calcext:value-type="date">
            <text:p>Jul 1, 19</text:p>
          </table:table-cell>
          <table:table-cell table:style-name="ce92" table:formula="of:=[.R74]+([.Q75]-[.Q74])*AVERAGE([.T76]; [.T74])/30.4375" office:value-type="float" office:value="144829.522857143" calcext:value-type="float">
            <text:p>144,830</text:p>
          </table:table-cell>
          <table:table-cell table:style-name="ce92" table:formula="of:=[.R75]-[.R74]" office:value-type="float" office:value="114.522857142845" calcext:value-type="float">
            <text:p>115</text:p>
          </table:table-cell>
          <table:table-cell table:style-name="ce97" table:formula="of:=[.S:.S]/([.Q75]-[.Q74])*30.4375" office:value-type="float" office:value="37.4816071428532" calcext:value-type="float">
            <text:p>37</text:p>
          </table:table-cell>
          <table:table-cell table:formula="of:=SUM([.B75]; [.F75]; [.J75]; [.N75]; [.R75])" office:value-type="float" office:value="173138.522857143" calcext:value-type="float">
            <text:p>173,139</text:p>
          </table:table-cell>
          <table:table-cell table:formula="of:=[.U75]-[.U74]" office:value-type="float" office:value="1600.52285714285" calcext:value-type="float">
            <text:p>1,601</text:p>
          </table:table-cell>
          <table:table-cell/>
          <table:table-cell table:formula="of:=[.F:.F]/[.U:.U]" office:value-type="percentage" office:value="0.163504918101663" calcext:value-type="percentage">
            <text:p>16.35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836495081898337" calcext:value-type="percentage">
            <text:p>83.65%</text:p>
          </table:table-cell>
          <table:table-cell/>
          <table:table-cell table:formula="of:=[.H:.H]/[.V:.V]" office:value-type="percentage" office:value="0.310544981248575" calcext:value-type="percentage">
            <text:p>31.05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0234183516815018" calcext:value-type="percentage">
            <text:p>2.34%</text:p>
          </table:table-cell>
          <table:table-cell table:number-columns-repeated="16352"/>
        </table:table-row>
        <table:table-row table:style-name="ro2">
          <table:table-cell table:formula="of:=[$'Dates Ref'.A76]" office:value-type="date" office:date-value="2019-10-03" calcext:value-type="date">
            <text:p>Oct 3, 19</text:p>
          </table:table-cell>
          <table:table-cell table:number-columns-repeated="3"/>
          <table:table-cell table:formula="of:=[$'Dates Ref'.T76]" office:value-type="date" office:date-value="2019-10-03" calcext:value-type="date">
            <text:p>Oct 3, 19</text:p>
          </table:table-cell>
          <table:table-cell table:style-name="ce38" table:formula="of:=[$'kpop ao3'.D76]" office:value-type="float" office:value="29942" calcext:value-type="float">
            <text:p>29,942</text:p>
          </table:table-cell>
          <table:table-cell table:formula="of:=[.F76]-[.F75]" office:value-type="float" office:value="1633" calcext:value-type="float">
            <text:p>1633</text:p>
          </table:table-cell>
          <table:table-cell table:style-name="ce96" table:formula="of:=[.G:.G]/([.E76]-[.E75])*30.4375" office:value-type="float" office:value="528.770611702128" calcext:value-type="float">
            <text:p>529</text:p>
          </table:table-cell>
          <table:table-cell table:style-name="ce15" table:formula="of:=[$'Dates Ref'.A76]" office:value-type="date" office:date-value="2019-10-03" calcext:value-type="date">
            <text:p>Oct 3, 19</text:p>
          </table:table-cell>
          <table:table-cell table:number-columns-repeated="3"/>
          <table:table-cell table:style-name="ce90" table:formula="of:=[$'Dates Ref'.A76]" office:value-type="date" office:date-value="2019-10-03" calcext:value-type="date">
            <text:p>Oct 3, 19</text:p>
          </table:table-cell>
          <table:table-cell table:number-columns-repeated="3"/>
          <table:table-cell table:formula="of:=[$'Dates Ref'.R76]" office:value-type="date" office:date-value="2019-09-21" calcext:value-type="date">
            <text:p>Sep 21, 19</text:p>
          </table:table-cell>
          <table:table-cell table:style-name="ce38" table:formula="of:=[$asianfanfics.C76]" office:value-type="float" office:value="145105" calcext:value-type="float">
            <text:p>145,105</text:p>
          </table:table-cell>
          <table:table-cell table:style-name="ce104" table:formula="of:=[.R76]-[.R74]" office:value-type="float" office:value="390" calcext:value-type="float">
            <text:p>390</text:p>
          </table:table-cell>
          <table:table-cell table:style-name="ce98" table:formula="of:=[.S:.S]/([.Q76]-[.Q74])*30.4375" office:value-type="float" office:value="67.8321428571429" calcext:value-type="float">
            <text:p>68</text:p>
          </table:table-cell>
          <table:table-cell table:formula="of:=SUM([.B76]; [.F76]; [.J76]; [.N76]; [.R76])" office:value-type="float" office:value="175047" calcext:value-type="float">
            <text:p>175,047</text:p>
          </table:table-cell>
          <table:table-cell table:formula="of:=[.U76]-[.U75]" office:value-type="float" office:value="1908.47714285715" calcext:value-type="float">
            <text:p>1,908</text:p>
          </table:table-cell>
          <table:table-cell/>
          <table:table-cell table:formula="of:=[.F:.F]/[.U:.U]" office:value-type="percentage" office:value="0.171051203391089" calcext:value-type="percentage">
            <text:p>17.11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828948796608911" calcext:value-type="percentage">
            <text:p>82.89%</text:p>
          </table:table-cell>
          <table:table-cell/>
          <table:table-cell table:formula="of:=[.H:.H]/[.V:.V]" office:value-type="percentage" office:value="0.277064157504403" calcext:value-type="percentage">
            <text:p>27.71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0355425492576727" calcext:value-type="percentage">
            <text:p>3.55%</text:p>
          </table:table-cell>
          <table:table-cell table:number-columns-repeated="16352"/>
        </table:table-row>
        <table:table-row table:style-name="ro2">
          <table:table-cell table:formula="of:=[$'Dates Ref'.A77]" office:value-type="date" office:date-value="2020-01-01" calcext:value-type="date">
            <text:p>Jan 1, 20</text:p>
          </table:table-cell>
          <table:table-cell table:number-columns-repeated="3"/>
          <table:table-cell table:formula="of:=[$'Dates Ref'.T77]" office:value-type="date" office:date-value="2020-01-01" calcext:value-type="date">
            <text:p>Jan 1, 20</text:p>
          </table:table-cell>
          <table:table-cell table:style-name="ce38" table:formula="of:=[$'kpop ao3'.D77]" office:value-type="float" office:value="31717" calcext:value-type="float">
            <text:p>31,717</text:p>
          </table:table-cell>
          <table:table-cell table:formula="of:=[.F77]-[.F76]" office:value-type="float" office:value="1775" calcext:value-type="float">
            <text:p>1775</text:p>
          </table:table-cell>
          <table:table-cell table:style-name="ce96" table:formula="of:=[.G:.G]/([.E77]-[.E76])*30.4375" office:value-type="float" office:value="600.295138888889" calcext:value-type="float">
            <text:p>600</text:p>
          </table:table-cell>
          <table:table-cell table:style-name="ce15" table:formula="of:=[$'Dates Ref'.A77]" office:value-type="date" office:date-value="2020-01-01" calcext:value-type="date">
            <text:p>Jan 1, 20</text:p>
          </table:table-cell>
          <table:table-cell table:number-columns-repeated="3"/>
          <table:table-cell table:style-name="ce90" table:formula="of:=[$'Dates Ref'.A77]" office:value-type="date" office:date-value="2020-01-01" calcext:value-type="date">
            <text:p>Jan 1, 20</text:p>
          </table:table-cell>
          <table:table-cell table:number-columns-repeated="3"/>
          <table:table-cell table:style-name="ce102" table:formula="of:=[$'Dates Ref'.R77]" office:value-type="date" office:date-value="2019-12-29" calcext:value-type="date">
            <text:p>Dec 29, 19</text:p>
          </table:table-cell>
          <table:table-cell table:style-name="ce103" table:formula="of:=[.R76]+([.Q77]-[.Q76])*AVERAGE([.T78]; [.T76])/30.4375" office:value-type="float" office:value="145265.343697479" calcext:value-type="float">
            <text:p>145,265</text:p>
          </table:table-cell>
          <table:table-cell table:style-name="ce103" table:formula="of:=[.R77]-[.R76]" office:value-type="float" office:value="160.343697478995" calcext:value-type="float">
            <text:p>160</text:p>
          </table:table-cell>
          <table:table-cell table:style-name="ce106" table:formula="of:=[.S:.S]/([.Q77]-[.Q76])*30.4375" office:value-type="float" office:value="49.2975888082515" calcext:value-type="float">
            <text:p>49</text:p>
          </table:table-cell>
          <table:table-cell table:formula="of:=SUM([.B77]; [.F77]; [.J77]; [.N77]; [.R77])" office:value-type="float" office:value="176982.343697479" calcext:value-type="float">
            <text:p>176,982</text:p>
          </table:table-cell>
          <table:table-cell table:formula="of:=[.U77]-[.U76]" office:value-type="float" office:value="1935.34369747899" calcext:value-type="float">
            <text:p>1,935</text:p>
          </table:table-cell>
          <table:table-cell/>
          <table:table-cell table:formula="of:=[.F:.F]/[.U:.U]" office:value-type="percentage" office:value="0.179209967149123" calcext:value-type="percentage">
            <text:p>17.92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820790032850877" calcext:value-type="percentage">
            <text:p>82.08%</text:p>
          </table:table-cell>
          <table:table-cell/>
          <table:table-cell table:formula="of:=[.H:.H]/[.V:.V]" office:value-type="percentage" office:value="0.310174952216933" calcext:value-type="percentage">
            <text:p>31.02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0254722656613744" calcext:value-type="percentage">
            <text:p>2.55%</text:p>
          </table:table-cell>
          <table:table-cell table:number-columns-repeated="16352"/>
        </table:table-row>
        <table:table-row table:style-name="ro2">
          <table:table-cell table:formula="of:=[$'Dates Ref'.A78]" office:value-type="date" office:date-value="2020-04-01" calcext:value-type="date">
            <text:p>Apr 1, 20</text:p>
          </table:table-cell>
          <table:table-cell table:number-columns-repeated="3"/>
          <table:table-cell table:formula="of:=[$'Dates Ref'.T78]" office:value-type="date" office:date-value="2020-04-01" calcext:value-type="date">
            <text:p>Apr 1, 20</text:p>
          </table:table-cell>
          <table:table-cell table:style-name="ce38" table:formula="of:=[$'kpop ao3'.D78]" office:value-type="float" office:value="33233" calcext:value-type="float">
            <text:p>33,233</text:p>
          </table:table-cell>
          <table:table-cell table:formula="of:=[.F78]-[.F77]" office:value-type="float" office:value="1516" calcext:value-type="float">
            <text:p>1516</text:p>
          </table:table-cell>
          <table:table-cell table:style-name="ce96" table:formula="of:=[.G:.G]/([.E78]-[.E77])*30.4375" office:value-type="float" office:value="507.068681318681" calcext:value-type="float">
            <text:p>507</text:p>
          </table:table-cell>
          <table:table-cell table:style-name="ce15" table:formula="of:=[$'Dates Ref'.A78]" office:value-type="date" office:date-value="2020-04-01" calcext:value-type="date">
            <text:p>Apr 1, 20</text:p>
          </table:table-cell>
          <table:table-cell table:number-columns-repeated="3"/>
          <table:table-cell table:style-name="ce90" table:formula="of:=[$'Dates Ref'.A78]" office:value-type="date" office:date-value="2020-04-01" calcext:value-type="date">
            <text:p>Apr 1, 20</text:p>
          </table:table-cell>
          <table:table-cell table:number-columns-repeated="3"/>
          <table:table-cell table:formula="of:=[$'Dates Ref'.R78]" office:value-type="date" office:date-value="2020-03-26" calcext:value-type="date">
            <text:p>Mar 26, 20</text:p>
          </table:table-cell>
          <table:table-cell table:style-name="ce38" table:formula="of:=[$asianfanfics.C78]" office:value-type="float" office:value="145294" calcext:value-type="float">
            <text:p>145,294</text:p>
          </table:table-cell>
          <table:table-cell table:style-name="ce104" table:formula="of:=[.R78]-[.R76]" office:value-type="float" office:value="189" calcext:value-type="float">
            <text:p>189</text:p>
          </table:table-cell>
          <table:table-cell table:style-name="ce98" table:formula="of:=[.S:.S]/([.Q78]-[.Q76])*30.4375" office:value-type="float" office:value="30.7630347593583" calcext:value-type="float">
            <text:p>31</text:p>
          </table:table-cell>
          <table:table-cell table:formula="of:=SUM([.B78]; [.F78]; [.J78]; [.N78]; [.R78])" office:value-type="float" office:value="178527" calcext:value-type="float">
            <text:p>178,527</text:p>
          </table:table-cell>
          <table:table-cell table:formula="of:=[.U78]-[.U77]" office:value-type="float" office:value="1544.65630252101" calcext:value-type="float">
            <text:p>1,545</text:p>
          </table:table-cell>
          <table:table-cell/>
          <table:table-cell table:formula="of:=[.F:.F]/[.U:.U]" office:value-type="percentage" office:value="0.186151114397262" calcext:value-type="percentage">
            <text:p>18.62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813848885602738" calcext:value-type="percentage">
            <text:p>81.38%</text:p>
          </table:table-cell>
          <table:table-cell/>
          <table:table-cell table:formula="of:=[.H:.H]/[.V:.V]" office:value-type="percentage" office:value="0.328272820621069" calcext:value-type="percentage">
            <text:p>32.83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0199157797816579" calcext:value-type="percentage">
            <text:p>1.99%</text:p>
          </table:table-cell>
          <table:table-cell table:number-columns-repeated="16352"/>
        </table:table-row>
        <table:table-row table:style-name="ro2">
          <table:table-cell table:formula="of:=[$'Dates Ref'.A79]" office:value-type="date" office:date-value="2020-07-01" calcext:value-type="date">
            <text:p>Jul 1, 20</text:p>
          </table:table-cell>
          <table:table-cell table:number-columns-repeated="3"/>
          <table:table-cell table:formula="of:=[$'Dates Ref'.T79]" office:value-type="date" office:date-value="2020-07-01" calcext:value-type="date">
            <text:p>Jul 1, 20</text:p>
          </table:table-cell>
          <table:table-cell table:style-name="ce38" table:formula="of:=[$'kpop ao3'.D79]" office:value-type="float" office:value="35068" calcext:value-type="float">
            <text:p>35,068</text:p>
          </table:table-cell>
          <table:table-cell table:formula="of:=[.F79]-[.F78]" office:value-type="float" office:value="1835" calcext:value-type="float">
            <text:p>1835</text:p>
          </table:table-cell>
          <table:table-cell table:style-name="ce96" table:formula="of:=[.G:.G]/([.E79]-[.E78])*30.4375" office:value-type="float" office:value="613.76717032967" calcext:value-type="float">
            <text:p>614</text:p>
          </table:table-cell>
          <table:table-cell table:style-name="ce15" table:formula="of:=[$'Dates Ref'.A79]" office:value-type="date" office:date-value="2020-07-01" calcext:value-type="date">
            <text:p>Jul 1, 20</text:p>
          </table:table-cell>
          <table:table-cell table:number-columns-repeated="3"/>
          <table:table-cell table:style-name="ce90" table:formula="of:=[$'Dates Ref'.A79]" office:value-type="date" office:date-value="2020-07-01" calcext:value-type="date">
            <text:p>Jul 1, 20</text:p>
          </table:table-cell>
          <table:table-cell table:number-columns-repeated="3"/>
          <table:table-cell table:formula="of:=[$'Dates Ref'.R79]" office:value-type="date" office:date-value="2020-07-03" calcext:value-type="date">
            <text:p>Jul 3, 20</text:p>
          </table:table-cell>
          <table:table-cell table:style-name="ce38" table:formula="of:=[$asianfanfics.C79]" office:value-type="float" office:value="145403" calcext:value-type="float">
            <text:p>145,403</text:p>
          </table:table-cell>
          <table:table-cell table:formula="of:=[.R79]-[.R78]" office:value-type="float" office:value="109" calcext:value-type="float">
            <text:p>109</text:p>
          </table:table-cell>
          <table:table-cell table:style-name="ce96" table:formula="of:=[.S:.S]/([.Q79]-[.Q78])*30.4375" office:value-type="float" office:value="33.511994949495" calcext:value-type="float">
            <text:p>34</text:p>
          </table:table-cell>
          <table:table-cell table:formula="of:=SUM([.B79]; [.F79]; [.J79]; [.N79]; [.R79])" office:value-type="float" office:value="180471" calcext:value-type="float">
            <text:p>180,471</text:p>
          </table:table-cell>
          <table:table-cell table:formula="of:=[.U79]-[.U78]" office:value-type="float" office:value="1944" calcext:value-type="float">
            <text:p>1,944</text:p>
          </table:table-cell>
          <table:table-cell/>
          <table:table-cell table:formula="of:=[.F:.F]/[.U:.U]" office:value-type="percentage" office:value="0.194313767862981" calcext:value-type="percentage">
            <text:p>19.43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805686232137019" calcext:value-type="percentage">
            <text:p>80.57%</text:p>
          </table:table-cell>
          <table:table-cell/>
          <table:table-cell table:formula="of:=[.H:.H]/[.V:.V]" office:value-type="percentage" office:value="0.315723853050242" calcext:value-type="percentage">
            <text:p>31.57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0172386805295756" calcext:value-type="percentage">
            <text:p>1.72%</text:p>
          </table:table-cell>
          <table:table-cell table:number-columns-repeated="16352"/>
        </table:table-row>
        <table:table-row table:style-name="ro2">
          <table:table-cell table:formula="of:=[$'Dates Ref'.A80]" office:value-type="date" office:date-value="2020-10-01" calcext:value-type="date">
            <text:p>Oct 1, 20</text:p>
          </table:table-cell>
          <table:table-cell table:number-columns-repeated="3"/>
          <table:table-cell table:formula="of:=[$'Dates Ref'.T80]" office:value-type="date" office:date-value="2020-10-01" calcext:value-type="date">
            <text:p>Oct 1, 20</text:p>
          </table:table-cell>
          <table:table-cell table:style-name="ce38" table:formula="of:=[$'kpop ao3'.D80]" office:value-type="float" office:value="37277" calcext:value-type="float">
            <text:p>37,277</text:p>
          </table:table-cell>
          <table:table-cell table:formula="of:=[.F80]-[.F79]" office:value-type="float" office:value="2209" calcext:value-type="float">
            <text:p>2209</text:p>
          </table:table-cell>
          <table:table-cell table:style-name="ce96" table:formula="of:=[.G:.G]/([.E80]-[.E79])*30.4375" office:value-type="float" office:value="730.830842391304" calcext:value-type="float">
            <text:p>731</text:p>
          </table:table-cell>
          <table:table-cell table:style-name="ce15" table:formula="of:=[$'Dates Ref'.A80]" office:value-type="date" office:date-value="2020-10-01" calcext:value-type="date">
            <text:p>Oct 1, 20</text:p>
          </table:table-cell>
          <table:table-cell table:number-columns-repeated="3"/>
          <table:table-cell table:style-name="ce90" table:formula="of:=[$'Dates Ref'.A80]" office:value-type="date" office:date-value="2020-10-01" calcext:value-type="date">
            <text:p>Oct 1, 20</text:p>
          </table:table-cell>
          <table:table-cell table:number-columns-repeated="3"/>
          <table:table-cell table:formula="of:=[$'Dates Ref'.R80]" office:value-type="date" office:date-value="2020-09-25" calcext:value-type="date">
            <text:p>Sep 25, 20</text:p>
          </table:table-cell>
          <table:table-cell table:style-name="ce38" table:formula="of:=[$asianfanfics.C80]" office:value-type="float" office:value="145442" calcext:value-type="float">
            <text:p>145,442</text:p>
          </table:table-cell>
          <table:table-cell table:formula="of:=[.R80]-[.R79]" office:value-type="float" office:value="39" calcext:value-type="float">
            <text:p>39</text:p>
          </table:table-cell>
          <table:table-cell table:style-name="ce96" table:formula="of:=[.S:.S]/([.Q80]-[.Q79])*30.4375" office:value-type="float" office:value="14.1316964285714" calcext:value-type="float">
            <text:p>14</text:p>
          </table:table-cell>
          <table:table-cell table:formula="of:=SUM([.B80]; [.F80]; [.J80]; [.N80]; [.R80])" office:value-type="float" office:value="182719" calcext:value-type="float">
            <text:p>182,719</text:p>
          </table:table-cell>
          <table:table-cell table:formula="of:=[.U80]-[.U79]" office:value-type="float" office:value="2248" calcext:value-type="float">
            <text:p>2,248</text:p>
          </table:table-cell>
          <table:table-cell/>
          <table:table-cell table:formula="of:=[.F:.F]/[.U:.U]" office:value-type="percentage" office:value="0.204012718983795" calcext:value-type="percentage">
            <text:p>20.40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795987281016205" calcext:value-type="percentage">
            <text:p>79.60%</text:p>
          </table:table-cell>
          <table:table-cell/>
          <table:table-cell table:formula="of:=[.H:.H]/[.V:.V]" office:value-type="percentage" office:value="0.325102687896488" calcext:value-type="percentage">
            <text:p>32.51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00628634182765633" calcext:value-type="percentage">
            <text:p>0.63%</text:p>
          </table:table-cell>
          <table:table-cell table:number-columns-repeated="16352"/>
        </table:table-row>
        <table:table-row table:style-name="ro2">
          <table:table-cell table:formula="of:=[$'Dates Ref'.A81]" office:value-type="date" office:date-value="2021-01-01" calcext:value-type="date">
            <text:p>Jan 1, 21</text:p>
          </table:table-cell>
          <table:table-cell table:number-columns-repeated="3"/>
          <table:table-cell table:formula="of:=[$'Dates Ref'.T81]" office:value-type="date" office:date-value="2021-01-01" calcext:value-type="date">
            <text:p>Jan 1, 21</text:p>
          </table:table-cell>
          <table:table-cell table:style-name="ce38" table:formula="of:=[$'kpop ao3'.D81]" office:value-type="float" office:value="39266" calcext:value-type="float">
            <text:p>39,266</text:p>
          </table:table-cell>
          <table:table-cell table:formula="of:=[.F81]-[.F80]" office:value-type="float" office:value="1989" calcext:value-type="float">
            <text:p>1989</text:p>
          </table:table-cell>
          <table:table-cell table:style-name="ce96" table:formula="of:=[.G:.G]/([.E81]-[.E80])*30.4375" office:value-type="float" office:value="658.045516304348" calcext:value-type="float">
            <text:p>658</text:p>
          </table:table-cell>
          <table:table-cell table:style-name="ce15" table:formula="of:=[$'Dates Ref'.A81]" office:value-type="date" office:date-value="2021-01-01" calcext:value-type="date">
            <text:p>Jan 1, 21</text:p>
          </table:table-cell>
          <table:table-cell table:number-columns-repeated="3"/>
          <table:table-cell table:style-name="ce90" table:formula="of:=[$'Dates Ref'.A81]" office:value-type="date" office:date-value="2021-01-01" calcext:value-type="date">
            <text:p>Jan 1, 21</text:p>
          </table:table-cell>
          <table:table-cell table:number-columns-repeated="3"/>
          <table:table-cell table:formula="of:=[$'Dates Ref'.R81]" office:value-type="date" office:date-value="2021-01-17" calcext:value-type="date">
            <text:p>Jan 17, 21</text:p>
          </table:table-cell>
          <table:table-cell table:style-name="ce38" table:formula="of:=[$asianfanfics.C81]" office:value-type="float" office:value="145144" calcext:value-type="float">
            <text:p>145,144</text:p>
          </table:table-cell>
          <table:table-cell table:formula="of:=[.R81]-[.R80]" office:value-type="float" office:value="-298" calcext:value-type="float">
            <text:p>-298</text:p>
          </table:table-cell>
          <table:table-cell table:style-name="ce96" table:formula="of:=[.S:.S]/([.Q81]-[.Q80])*30.4375" office:value-type="float" office:value="-79.5646929824562" calcext:value-type="float">
            <text:p>-80</text:p>
          </table:table-cell>
          <table:table-cell table:formula="of:=SUM([.B81]; [.F81]; [.J81]; [.N81]; [.R81])" office:value-type="float" office:value="184410" calcext:value-type="float">
            <text:p>184,410</text:p>
          </table:table-cell>
          <table:table-cell table:formula="of:=[.U81]-[.U80]" office:value-type="float" office:value="1691" calcext:value-type="float">
            <text:p>1,691</text:p>
          </table:table-cell>
          <table:table-cell/>
          <table:table-cell table:formula="of:=[.F:.F]/[.U:.U]" office:value-type="percentage" office:value="0.212927715416734" calcext:value-type="percentage">
            <text:p>21.29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787072284583266" calcext:value-type="percentage">
            <text:p>78.71%</text:p>
          </table:table-cell>
          <table:table-cell/>
          <table:table-cell table:formula="of:=[.H:.H]/[.V:.V]" office:value-type="percentage" office:value="0.38914578137454" calcext:value-type="percentage">
            <text:p>38.91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-0.0470518586531379" calcext:value-type="percentage">
            <text:p>-4.71%</text:p>
          </table:table-cell>
          <table:table-cell table:number-columns-repeated="16352"/>
        </table:table-row>
        <table:table-row table:style-name="ro2">
          <table:table-cell table:formula="of:=[$'Dates Ref'.A82]" office:value-type="date" office:date-value="2021-04-01" calcext:value-type="date">
            <text:p>Apr 1, 21</text:p>
          </table:table-cell>
          <table:table-cell table:number-columns-repeated="3"/>
          <table:table-cell table:formula="of:=[$'Dates Ref'.T82]" office:value-type="date" office:date-value="2021-04-01" calcext:value-type="date">
            <text:p>Apr 1, 21</text:p>
          </table:table-cell>
          <table:table-cell table:style-name="ce38" table:formula="of:=[$'kpop ao3'.D82]" office:value-type="float" office:value="40873" calcext:value-type="float">
            <text:p>40,873</text:p>
          </table:table-cell>
          <table:table-cell table:formula="of:=[.F82]-[.F81]" office:value-type="float" office:value="1607" calcext:value-type="float">
            <text:p>1607</text:p>
          </table:table-cell>
          <table:table-cell table:style-name="ce96" table:formula="of:=[.G:.G]/([.E82]-[.E81])*30.4375" office:value-type="float" office:value="543.478472222222" calcext:value-type="float">
            <text:p>543</text:p>
          </table:table-cell>
          <table:table-cell table:style-name="ce15" table:formula="of:=[$'Dates Ref'.A82]" office:value-type="date" office:date-value="2021-04-01" calcext:value-type="date">
            <text:p>Apr 1, 21</text:p>
          </table:table-cell>
          <table:table-cell table:number-columns-repeated="3"/>
          <table:table-cell table:style-name="ce90" table:formula="of:=[$'Dates Ref'.A82]" office:value-type="date" office:date-value="2021-04-01" calcext:value-type="date">
            <text:p>Apr 1, 21</text:p>
          </table:table-cell>
          <table:table-cell table:number-columns-repeated="3"/>
          <table:table-cell table:formula="of:=[$'Dates Ref'.R82]" office:value-type="date" office:date-value="2021-04-14" calcext:value-type="date">
            <text:p>Apr 14, 21</text:p>
          </table:table-cell>
          <table:table-cell table:style-name="ce38" table:formula="of:=[$asianfanfics.C82]" office:value-type="float" office:value="145108" calcext:value-type="float">
            <text:p>145,108</text:p>
          </table:table-cell>
          <table:table-cell table:formula="of:=[.R82]-[.R81]" office:value-type="float" office:value="-36" calcext:value-type="float">
            <text:p>-36</text:p>
          </table:table-cell>
          <table:table-cell table:style-name="ce96" table:formula="of:=[.S:.S]/([.Q82]-[.Q81])*30.4375" office:value-type="float" office:value="-12.5948275862069" calcext:value-type="float">
            <text:p>-13</text:p>
          </table:table-cell>
          <table:table-cell table:formula="of:=SUM([.B82]; [.F82]; [.J82]; [.N82]; [.R82])" office:value-type="float" office:value="185981" calcext:value-type="float">
            <text:p>185,981</text:p>
          </table:table-cell>
          <table:table-cell table:formula="of:=[.U82]-[.U81]" office:value-type="float" office:value="1571" calcext:value-type="float">
            <text:p>1,571</text:p>
          </table:table-cell>
          <table:table-cell/>
          <table:table-cell table:formula="of:=[.F:.F]/[.U:.U]" office:value-type="percentage" office:value="0.219769761427243" calcext:value-type="percentage">
            <text:p>21.98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780230238572757" calcext:value-type="percentage">
            <text:p>78.02%</text:p>
          </table:table-cell>
          <table:table-cell/>
          <table:table-cell table:formula="of:=[.H:.H]/[.V:.V]" office:value-type="percentage" office:value="0.345944285310135" calcext:value-type="percentage">
            <text:p>34.59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-0.00801707675761101" calcext:value-type="percentage">
            <text:p>-0.80%</text:p>
          </table:table-cell>
          <table:table-cell table:number-columns-repeated="16352"/>
        </table:table-row>
        <table:table-row table:style-name="ro2">
          <table:table-cell table:formula="of:=[$'Dates Ref'.A83]" office:value-type="date" office:date-value="2021-07-01" calcext:value-type="date">
            <text:p>Jul 1, 21</text:p>
          </table:table-cell>
          <table:table-cell table:number-columns-repeated="3"/>
          <table:table-cell table:formula="of:=[$'Dates Ref'.T83]" office:value-type="date" office:date-value="2021-07-01" calcext:value-type="date">
            <text:p>Jul 1, 21</text:p>
          </table:table-cell>
          <table:table-cell table:style-name="ce38" table:formula="of:=[$'kpop ao3'.D83]" office:value-type="float" office:value="42211" calcext:value-type="float">
            <text:p>42,211</text:p>
          </table:table-cell>
          <table:table-cell table:formula="of:=[.F83]-[.F82]" office:value-type="float" office:value="1338" calcext:value-type="float">
            <text:p>1338</text:p>
          </table:table-cell>
          <table:table-cell table:style-name="ce96" table:formula="of:=[.G:.G]/([.E83]-[.E82])*30.4375" office:value-type="float" office:value="447.531593406593" calcext:value-type="float">
            <text:p>448</text:p>
          </table:table-cell>
          <table:table-cell table:style-name="ce15" table:formula="of:=[$'Dates Ref'.A83]" office:value-type="date" office:date-value="2021-07-01" calcext:value-type="date">
            <text:p>Jul 1, 21</text:p>
          </table:table-cell>
          <table:table-cell table:number-columns-repeated="3"/>
          <table:table-cell table:style-name="ce90" table:formula="of:=[$'Dates Ref'.A83]" office:value-type="date" office:date-value="2021-07-01" calcext:value-type="date">
            <text:p>Jul 1, 21</text:p>
          </table:table-cell>
          <table:table-cell table:number-columns-repeated="3"/>
          <table:table-cell table:formula="of:=[$'Dates Ref'.R83]" office:value-type="date" office:date-value="2021-06-22" calcext:value-type="date">
            <text:p>Jun 22, 21</text:p>
          </table:table-cell>
          <table:table-cell table:style-name="ce38" table:formula="of:=[$asianfanfics.C83]" office:value-type="float" office:value="145260" calcext:value-type="float">
            <text:p>145,260</text:p>
          </table:table-cell>
          <table:table-cell table:formula="of:=[.R83]-[.R82]" office:value-type="float" office:value="152" calcext:value-type="float">
            <text:p>152</text:p>
          </table:table-cell>
          <table:table-cell table:style-name="ce96" table:formula="of:=[.S:.S]/([.Q83]-[.Q82])*30.4375" office:value-type="float" office:value="67.0507246376812" calcext:value-type="float">
            <text:p>67</text:p>
          </table:table-cell>
          <table:table-cell table:formula="of:=SUM([.B83]; [.F83]; [.J83]; [.N83]; [.R83])" office:value-type="float" office:value="187471" calcext:value-type="float">
            <text:p>187,471</text:p>
          </table:table-cell>
          <table:table-cell table:formula="of:=[.U83]-[.U82]" office:value-type="float" office:value="1490" calcext:value-type="float">
            <text:p>1,490</text:p>
          </table:table-cell>
          <table:table-cell/>
          <table:table-cell table:formula="of:=[.F:.F]/[.U:.U]" office:value-type="percentage" office:value="0.225160158104454" calcext:value-type="percentage">
            <text:p>22.52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774839841895547" calcext:value-type="percentage">
            <text:p>77.48%</text:p>
          </table:table-cell>
          <table:table-cell/>
          <table:table-cell table:formula="of:=[.H:.H]/[.V:.V]" office:value-type="percentage" office:value="0.300356774098385" calcext:value-type="percentage">
            <text:p>30.04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0450004863340142" calcext:value-type="percentage">
            <text:p>4.50%</text:p>
          </table:table-cell>
          <table:table-cell table:number-columns-repeated="16352"/>
        </table:table-row>
        <table:table-row table:style-name="ro2">
          <table:table-cell table:formula="of:=[$'Dates Ref'.A84]" office:value-type="date" office:date-value="2021-10-01" calcext:value-type="date">
            <text:p>Oct 1, 21</text:p>
          </table:table-cell>
          <table:table-cell table:number-columns-repeated="3"/>
          <table:table-cell table:formula="of:=[$'Dates Ref'.T84]" office:value-type="date" office:date-value="2021-10-01" calcext:value-type="date">
            <text:p>Oct 1, 21</text:p>
          </table:table-cell>
          <table:table-cell table:style-name="ce38" table:formula="of:=[$'kpop ao3'.D84]" office:value-type="float" office:value="42922" calcext:value-type="float">
            <text:p>42,922</text:p>
          </table:table-cell>
          <table:table-cell table:formula="of:=[.F84]-[.F83]" office:value-type="float" office:value="711" calcext:value-type="float">
            <text:p>711</text:p>
          </table:table-cell>
          <table:table-cell table:style-name="ce96" table:formula="of:=[.G:.G]/([.E84]-[.E83])*30.4375" office:value-type="float" office:value="235.228940217391" calcext:value-type="float">
            <text:p>235</text:p>
          </table:table-cell>
          <table:table-cell table:style-name="ce15" table:formula="of:=[$'Dates Ref'.A84]" office:value-type="date" office:date-value="2021-10-01" calcext:value-type="date">
            <text:p>Oct 1, 21</text:p>
          </table:table-cell>
          <table:table-cell table:number-columns-repeated="3"/>
          <table:table-cell table:style-name="ce90" table:formula="of:=[$'Dates Ref'.A84]" office:value-type="date" office:date-value="2021-10-01" calcext:value-type="date">
            <text:p>Oct 1, 21</text:p>
          </table:table-cell>
          <table:table-cell table:number-columns-repeated="3"/>
          <table:table-cell table:formula="of:=[$'Dates Ref'.R84]" office:value-type="date" office:date-value="2021-09-19" calcext:value-type="date">
            <text:p>Sep 19, 21</text:p>
          </table:table-cell>
          <table:table-cell table:style-name="ce38" table:formula="of:=[$asianfanfics.C84]" office:value-type="float" office:value="145277" calcext:value-type="float">
            <text:p>145,277</text:p>
          </table:table-cell>
          <table:table-cell table:formula="of:=[.R84]-[.R83]" office:value-type="float" office:value="17" calcext:value-type="float">
            <text:p>17</text:p>
          </table:table-cell>
          <table:table-cell table:style-name="ce96" table:formula="of:=[.S:.S]/([.Q84]-[.Q83])*30.4375" office:value-type="float" office:value="5.81390449438202" calcext:value-type="float">
            <text:p>6</text:p>
          </table:table-cell>
          <table:table-cell table:formula="of:=SUM([.B84]; [.F84]; [.J84]; [.N84]; [.R84])" office:value-type="float" office:value="188199" calcext:value-type="float">
            <text:p>188,199</text:p>
          </table:table-cell>
          <table:table-cell table:formula="of:=[.U84]-[.U83]" office:value-type="float" office:value="728" calcext:value-type="float">
            <text:p>728</text:p>
          </table:table-cell>
          <table:table-cell/>
          <table:table-cell table:formula="of:=[.F:.F]/[.U:.U]" office:value-type="percentage" office:value="0.228067099187562" calcext:value-type="percentage">
            <text:p>22.81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771932900812438" calcext:value-type="percentage">
            <text:p>77.19%</text:p>
          </table:table-cell>
          <table:table-cell/>
          <table:table-cell table:formula="of:=[.H:.H]/[.V:.V]" office:value-type="percentage" office:value="0.32311667612279" calcext:value-type="percentage">
            <text:p>32.31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00798613254722805" calcext:value-type="percentage">
            <text:p>0.80%</text:p>
          </table:table-cell>
          <table:table-cell table:number-columns-repeated="16352"/>
        </table:table-row>
        <table:table-row table:style-name="ro2">
          <table:table-cell table:formula="of:=[$'Dates Ref'.A85]" office:value-type="date" office:date-value="2022-01-01" calcext:value-type="date">
            <text:p>Jan 1, 22</text:p>
          </table:table-cell>
          <table:table-cell table:number-columns-repeated="3"/>
          <table:table-cell table:formula="of:=[$'Dates Ref'.T85]" office:value-type="date" office:date-value="2022-01-01" calcext:value-type="date">
            <text:p>Jan 1, 22</text:p>
          </table:table-cell>
          <table:table-cell table:style-name="ce38" table:formula="of:=[$'kpop ao3'.D85]" office:value-type="float" office:value="44375" calcext:value-type="float">
            <text:p>44,375</text:p>
          </table:table-cell>
          <table:table-cell table:formula="of:=[.F85]-[.F84]" office:value-type="float" office:value="1453" calcext:value-type="float">
            <text:p>1453</text:p>
          </table:table-cell>
          <table:table-cell table:style-name="ce96" table:formula="of:=[.G:.G]/([.E85]-[.E84])*30.4375" office:value-type="float" office:value="480.713994565217" calcext:value-type="float">
            <text:p>481</text:p>
          </table:table-cell>
          <table:table-cell table:style-name="ce15" table:formula="of:=[$'Dates Ref'.A85]" office:value-type="date" office:date-value="2022-01-01" calcext:value-type="date">
            <text:p>Jan 1, 22</text:p>
          </table:table-cell>
          <table:table-cell table:number-columns-repeated="3"/>
          <table:table-cell table:style-name="ce90" table:formula="of:=[$'Dates Ref'.A85]" office:value-type="date" office:date-value="2022-01-01" calcext:value-type="date">
            <text:p>Jan 1, 22</text:p>
          </table:table-cell>
          <table:table-cell table:number-columns-repeated="3"/>
          <table:table-cell table:formula="of:=[$'Dates Ref'.R85]" office:value-type="date" office:date-value="2022-01-01" calcext:value-type="date">
            <text:p>Jan 1, 22</text:p>
          </table:table-cell>
          <table:table-cell table:style-name="ce38" table:formula="of:=[$asianfanfics.C85]" office:value-type="float" office:value="145320" calcext:value-type="float">
            <text:p>145,320</text:p>
          </table:table-cell>
          <table:table-cell table:formula="of:=[.R85]-[.R84]" office:value-type="float" office:value="43" calcext:value-type="float">
            <text:p>43</text:p>
          </table:table-cell>
          <table:table-cell table:style-name="ce96" table:formula="of:=[.S:.S]/([.Q85]-[.Q84])*30.4375" office:value-type="float" office:value="12.5847355769231" calcext:value-type="float">
            <text:p>13</text:p>
          </table:table-cell>
          <table:table-cell table:formula="of:=SUM([.B85]; [.F85]; [.J85]; [.N85]; [.R85])" office:value-type="float" office:value="189695" calcext:value-type="float">
            <text:p>189,695</text:p>
          </table:table-cell>
          <table:table-cell table:formula="of:=[.U85]-[.U84]" office:value-type="float" office:value="1496" calcext:value-type="float">
            <text:p>1,496</text:p>
          </table:table-cell>
          <table:table-cell/>
          <table:table-cell table:formula="of:=[.F:.F]/[.U:.U]" office:value-type="percentage" office:value="0.233928147816231" calcext:value-type="percentage">
            <text:p>23.39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766071852183769" calcext:value-type="percentage">
            <text:p>76.61%</text:p>
          </table:table-cell>
          <table:table-cell/>
          <table:table-cell table:formula="of:=[.H:.H]/[.V:.V]" office:value-type="percentage" office:value="0.321332884067659" calcext:value-type="percentage">
            <text:p>32.13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00841225640168655" calcext:value-type="percentage">
            <text:p>0.84%</text:p>
          </table:table-cell>
          <table:table-cell table:number-columns-repeated="16352"/>
        </table:table-row>
        <table:table-row table:style-name="ro2">
          <table:table-cell table:formula="of:=[$'Dates Ref'.A86]" office:value-type="date" office:date-value="2022-04-01" calcext:value-type="date">
            <text:p>Apr 1, 22</text:p>
          </table:table-cell>
          <table:table-cell table:number-columns-repeated="3"/>
          <table:table-cell table:formula="of:=[$'Dates Ref'.T86]" office:value-type="date" office:date-value="2022-04-01" calcext:value-type="date">
            <text:p>Apr 1, 22</text:p>
          </table:table-cell>
          <table:table-cell table:style-name="ce38" table:formula="of:=[$'kpop ao3'.D86]" office:value-type="float" office:value="45284" calcext:value-type="float">
            <text:p>45,284</text:p>
          </table:table-cell>
          <table:table-cell table:formula="of:=[.F86]-[.F85]" office:value-type="float" office:value="909" calcext:value-type="float">
            <text:p>909</text:p>
          </table:table-cell>
          <table:table-cell table:style-name="ce96" table:formula="of:=[.G:.G]/([.E86]-[.E85])*30.4375" office:value-type="float" office:value="307.41875" calcext:value-type="float">
            <text:p>307</text:p>
          </table:table-cell>
          <table:table-cell table:style-name="ce15" table:formula="of:=[$'Dates Ref'.A86]" office:value-type="date" office:date-value="2022-04-01" calcext:value-type="date">
            <text:p>Apr 1, 22</text:p>
          </table:table-cell>
          <table:table-cell table:number-columns-repeated="3"/>
          <table:table-cell table:style-name="ce90" table:formula="of:=[$'Dates Ref'.A86]" office:value-type="date" office:date-value="2022-04-01" calcext:value-type="date">
            <text:p>Apr 1, 22</text:p>
          </table:table-cell>
          <table:table-cell table:number-columns-repeated="3"/>
          <table:table-cell table:formula="of:=[$'Dates Ref'.R86]" office:value-type="date" office:date-value="2022-04-05" calcext:value-type="date">
            <text:p>Apr 5, 22</text:p>
          </table:table-cell>
          <table:table-cell table:style-name="ce38" table:formula="of:=[$asianfanfics.C86]" office:value-type="float" office:value="145310" calcext:value-type="float">
            <text:p>145,310</text:p>
          </table:table-cell>
          <table:table-cell table:formula="of:=[.R86]-[.R85]" office:value-type="float" office:value="-10" calcext:value-type="float">
            <text:p>-10</text:p>
          </table:table-cell>
          <table:table-cell table:style-name="ce96" table:formula="of:=[.S:.S]/([.Q86]-[.Q85])*30.4375" office:value-type="float" office:value="-3.23803191489362" calcext:value-type="float">
            <text:p>-3</text:p>
          </table:table-cell>
          <table:table-cell table:formula="of:=SUM([.B86]; [.F86]; [.J86]; [.N86]; [.R86])" office:value-type="float" office:value="190594" calcext:value-type="float">
            <text:p>190,594</text:p>
          </table:table-cell>
          <table:table-cell table:formula="of:=[.U86]-[.U85]" office:value-type="float" office:value="899" calcext:value-type="float">
            <text:p>899</text:p>
          </table:table-cell>
          <table:table-cell/>
          <table:table-cell table:formula="of:=[.F:.F]/[.U:.U]" office:value-type="percentage" office:value="0.237594048081262" calcext:value-type="percentage">
            <text:p>23.76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762405951918738" calcext:value-type="percentage">
            <text:p>76.24%</text:p>
          </table:table-cell>
          <table:table-cell/>
          <table:table-cell table:formula="of:=[.H:.H]/[.V:.V]" office:value-type="percentage" office:value="0.341956340378198" calcext:value-type="percentage">
            <text:p>34.20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-0.00360181525572149" calcext:value-type="percentage">
            <text:p>-0.36%</text:p>
          </table:table-cell>
          <table:table-cell table:number-columns-repeated="16352"/>
        </table:table-row>
        <table:table-row table:style-name="ro2">
          <table:table-cell table:formula="of:=[$'Dates Ref'.A87]" office:value-type="date" office:date-value="2022-07-01" calcext:value-type="date">
            <text:p>Jul 1, 22</text:p>
          </table:table-cell>
          <table:table-cell table:number-columns-repeated="3"/>
          <table:table-cell table:formula="of:=[$'Dates Ref'.T87]" office:value-type="date" office:date-value="2022-07-01" calcext:value-type="date">
            <text:p>Jul 1, 22</text:p>
          </table:table-cell>
          <table:table-cell table:style-name="ce38" table:formula="of:=[$'kpop ao3'.D87]" office:value-type="float" office:value="45997" calcext:value-type="float">
            <text:p>45,997</text:p>
          </table:table-cell>
          <table:table-cell table:formula="of:=[.F87]-[.F86]" office:value-type="float" office:value="713" calcext:value-type="float">
            <text:p>713</text:p>
          </table:table-cell>
          <table:table-cell table:style-name="ce96" table:formula="of:=[.G:.G]/([.E87]-[.E86])*30.4375" office:value-type="float" office:value="238.48282967033" calcext:value-type="float">
            <text:p>238</text:p>
          </table:table-cell>
          <table:table-cell table:style-name="ce15" table:formula="of:=[$'Dates Ref'.A87]" office:value-type="date" office:date-value="2022-07-01" calcext:value-type="date">
            <text:p>Jul 1, 22</text:p>
          </table:table-cell>
          <table:table-cell table:number-columns-repeated="3"/>
          <table:table-cell table:style-name="ce90" table:formula="of:=[$'Dates Ref'.A87]" office:value-type="date" office:date-value="2022-07-01" calcext:value-type="date">
            <text:p>Jul 1, 22</text:p>
          </table:table-cell>
          <table:table-cell table:number-columns-repeated="3"/>
          <table:table-cell table:formula="of:=[$'Dates Ref'.R87]" office:value-type="date" office:date-value="2022-07-03" calcext:value-type="date">
            <text:p>Jul 3, 22</text:p>
          </table:table-cell>
          <table:table-cell table:style-name="ce38" table:formula="of:=[$asianfanfics.C87]" office:value-type="float" office:value="144312" calcext:value-type="float">
            <text:p>144,312</text:p>
          </table:table-cell>
          <table:table-cell table:formula="of:=[.R87]-[.R86]" office:value-type="float" office:value="-998" calcext:value-type="float">
            <text:p>-998</text:p>
          </table:table-cell>
          <table:table-cell table:style-name="ce96" table:formula="of:=[.S:.S]/([.Q87]-[.Q86])*30.4375" office:value-type="float" office:value="-341.310393258427" calcext:value-type="float">
            <text:p>-341</text:p>
          </table:table-cell>
          <table:table-cell table:formula="of:=SUM([.B87]; [.F87]; [.J87]; [.N87]; [.R87])" office:value-type="float" office:value="190309" calcext:value-type="float">
            <text:p>190,309</text:p>
          </table:table-cell>
          <table:table-cell table:formula="of:=[.U87]-[.U86]" office:value-type="float" office:value="-285" calcext:value-type="float">
            <text:p>-285</text:p>
          </table:table-cell>
          <table:table-cell/>
          <table:table-cell table:formula="of:=[.F:.F]/[.U:.U]" office:value-type="percentage" office:value="0.241696399014235" calcext:value-type="percentage">
            <text:p>24.17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758303600985765" calcext:value-type="percentage">
            <text:p>75.83%</text:p>
          </table:table-cell>
          <table:table-cell/>
          <table:table-cell table:formula="of:=[.H:.H]/[.V:.V]" office:value-type="percentage" office:value="-0.836781858492385" calcext:value-type="percentage">
            <text:p>-83.68%</text:p>
          </table:table-cell>
          <table:table-cell table:formula="of:=[.L:.L]/[.V:.V]" office:value-type="percentage" office:value="-0" calcext:value-type="percentage">
            <text:p>0.00%</text:p>
          </table:table-cell>
          <table:table-cell table:formula="of:=[.P:.P]/[.V:.V]" office:value-type="percentage" office:value="-0" calcext:value-type="percentage">
            <text:p>0.00%</text:p>
          </table:table-cell>
          <table:table-cell table:formula="of:=[.T:.T]/[.V:.V]" office:value-type="percentage" office:value="1.19758032722255" calcext:value-type="percentage">
            <text:p>119.76%</text:p>
          </table:table-cell>
          <table:table-cell table:number-columns-repeated="16352"/>
        </table:table-row>
        <table:table-row table:style-name="ro2">
          <table:table-cell table:formula="of:=[$'Dates Ref'.A88]" office:value-type="date" office:date-value="2022-08-02" calcext:value-type="date">
            <text:p>Aug 2, 22</text:p>
          </table:table-cell>
          <table:table-cell table:number-columns-repeated="3"/>
          <table:table-cell table:formula="of:=[$'Dates Ref'.T88]" office:value-type="date" office:date-value="2022-08-02" calcext:value-type="date">
            <text:p>Aug 2, 22</text:p>
          </table:table-cell>
          <table:table-cell table:style-name="ce38" table:formula="of:=[$'kpop ao3'.D88]" office:value-type="float" office:value="46162" calcext:value-type="float">
            <text:p>46,162</text:p>
          </table:table-cell>
          <table:table-cell table:formula="of:=[.F88]-[.F87]" office:value-type="float" office:value="165" calcext:value-type="float">
            <text:p>165</text:p>
          </table:table-cell>
          <table:table-cell table:style-name="ce96" table:formula="of:=[.G:.G]/([.E88]-[.E87])*30.4375" office:value-type="float" office:value="156.943359375" calcext:value-type="float">
            <text:p>157</text:p>
          </table:table-cell>
          <table:table-cell table:style-name="ce15" table:formula="of:=[$'Dates Ref'.A88]" office:value-type="date" office:date-value="2022-08-02" calcext:value-type="date">
            <text:p>Aug 2, 22</text:p>
          </table:table-cell>
          <table:table-cell table:number-columns-repeated="3"/>
          <table:table-cell table:style-name="ce90" table:formula="of:=[$'Dates Ref'.A88]" office:value-type="date" office:date-value="2022-08-02" calcext:value-type="date">
            <text:p>Aug 2, 22</text:p>
          </table:table-cell>
          <table:table-cell table:number-columns-repeated="3"/>
          <table:table-cell table:style-name="ce91" table:formula="of:=[$'Dates Ref'.$A88]" office:value-type="date" office:date-value="2022-08-02" calcext:value-type="date">
            <text:p>Aug 2, 22</text:p>
          </table:table-cell>
          <table:table-cell table:style-name="ce92" table:formula="of:=[.R87]+([.Q88]-[.Q87])*AVERAGE([.T89]; [.T87])/30.4375" office:value-type="float" office:value="144140.349476947" calcext:value-type="float">
            <text:p>144,140</text:p>
          </table:table-cell>
          <table:table-cell table:style-name="ce92" table:formula="of:=[.R88]-[.R87]" office:value-type="float" office:value="-171.650523053075" calcext:value-type="float">
            <text:p>-172</text:p>
          </table:table-cell>
          <table:table-cell table:style-name="ce97" table:formula="of:=[.S:.S]/([.Q88]-[.Q87])*30.4375" office:value-type="float" office:value="-174.153759847599" calcext:value-type="float">
            <text:p>-174</text:p>
          </table:table-cell>
          <table:table-cell table:formula="of:=SUM([.B88]; [.F88]; [.J88]; [.N88]; [.R88])" office:value-type="float" office:value="190302.349476947" calcext:value-type="float">
            <text:p>190,302</text:p>
          </table:table-cell>
          <table:table-cell table:formula="of:=[.U88]-[.U87]" office:value-type="float" office:value="-6.65052305307472" calcext:value-type="float">
            <text:p>-7</text:p>
          </table:table-cell>
          <table:table-cell/>
          <table:table-cell table:formula="of:=[.F:.F]/[.U:.U]" office:value-type="percentage" office:value="0.242571886930865" calcext:value-type="percentage">
            <text:p>24.26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757428113069135" calcext:value-type="percentage">
            <text:p>75.74%</text:p>
          </table:table-cell>
          <table:table-cell/>
          <table:table-cell table:formula="of:=[.H:.H]/[.V:.V]" office:value-type="percentage" office:value="-23.5986490269274" calcext:value-type="percentage">
            <text:p>-2359.86%</text:p>
          </table:table-cell>
          <table:table-cell table:formula="of:=[.L:.L]/[.V:.V]" office:value-type="percentage" office:value="-0" calcext:value-type="percentage">
            <text:p>0.00%</text:p>
          </table:table-cell>
          <table:table-cell table:formula="of:=[.P:.P]/[.V:.V]" office:value-type="percentage" office:value="-0" calcext:value-type="percentage">
            <text:p>0.00%</text:p>
          </table:table-cell>
          <table:table-cell table:formula="of:=[.T:.T]/[.V:.V]" office:value-type="percentage" office:value="26.1864756287226" calcext:value-type="percentage">
            <text:p>2618.65%</text:p>
          </table:table-cell>
          <table:table-cell table:number-columns-repeated="16352"/>
        </table:table-row>
        <table:table-row table:style-name="ro2">
          <table:table-cell table:formula="of:=[$'Dates Ref'.A89]" office:value-type="date" office:date-value="2022-09-20" calcext:value-type="date">
            <text:p>Sep 20, 22</text:p>
          </table:table-cell>
          <table:table-cell table:number-columns-repeated="3"/>
          <table:table-cell table:formula="of:=[$'Dates Ref'.T89]" office:value-type="date" office:date-value="2022-09-20" calcext:value-type="date">
            <text:p>Sep 20, 22</text:p>
          </table:table-cell>
          <table:table-cell table:style-name="ce38" table:formula="of:=[$'kpop ao3'.D89]" office:value-type="float" office:value="46489" calcext:value-type="float">
            <text:p>46,489</text:p>
          </table:table-cell>
          <table:table-cell table:formula="of:=[.F89]-[.F88]" office:value-type="float" office:value="327" calcext:value-type="float">
            <text:p>327</text:p>
          </table:table-cell>
          <table:table-cell table:style-name="ce96" table:formula="of:=[.G:.G]/([.E89]-[.E88])*30.4375" office:value-type="float" office:value="203.123724489796" calcext:value-type="float">
            <text:p>203</text:p>
          </table:table-cell>
          <table:table-cell table:style-name="ce15" table:formula="of:=[$'Dates Ref'.A89]" office:value-type="date" office:date-value="2022-09-20" calcext:value-type="date">
            <text:p>Sep 20, 22</text:p>
          </table:table-cell>
          <table:table-cell table:number-columns-repeated="3"/>
          <table:table-cell table:style-name="ce90" table:formula="of:=[$'Dates Ref'.A89]" office:value-type="date" office:date-value="2022-09-20" calcext:value-type="date">
            <text:p>Sep 20, 22</text:p>
          </table:table-cell>
          <table:table-cell table:number-columns-repeated="3"/>
          <table:table-cell table:formula="of:=[$'Dates Ref'.R89]" office:value-type="date" office:date-value="2022-09-28" calcext:value-type="date">
            <text:p>Sep 28, 22</text:p>
          </table:table-cell>
          <table:table-cell table:style-name="ce38" table:formula="of:=[$asianfanfics.C89]" office:value-type="float" office:value="144292" calcext:value-type="float">
            <text:p>144,292</text:p>
          </table:table-cell>
          <table:table-cell table:style-name="ce104" table:formula="of:=[.R89]-[.R87]" office:value-type="float" office:value="-20" calcext:value-type="float">
            <text:p>-20</text:p>
          </table:table-cell>
          <table:table-cell table:style-name="ce98" table:formula="of:=[.S:.S]/([.Q89]-[.Q87])*30.4375" office:value-type="float" office:value="-6.99712643678161" calcext:value-type="float">
            <text:p>-7</text:p>
          </table:table-cell>
          <table:table-cell table:formula="of:=SUM([.B89]; [.F89]; [.J89]; [.N89]; [.R89])" office:value-type="float" office:value="190781" calcext:value-type="float">
            <text:p>190,781</text:p>
          </table:table-cell>
          <table:table-cell table:formula="of:=[.U89]-[.U88]" office:value-type="float" office:value="478.650523053075" calcext:value-type="float">
            <text:p>479</text:p>
          </table:table-cell>
          <table:table-cell/>
          <table:table-cell table:formula="of:=[.F:.F]/[.U:.U]" office:value-type="percentage" office:value="0.243677305392046" calcext:value-type="percentage">
            <text:p>24.37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756322694607954" calcext:value-type="percentage">
            <text:p>75.63%</text:p>
          </table:table-cell>
          <table:table-cell/>
          <table:table-cell table:formula="of:=[.H:.H]/[.V:.V]" office:value-type="percentage" office:value="0.424367497175539" calcext:value-type="percentage">
            <text:p>42.44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-0.0146184451907634" calcext:value-type="percentage">
            <text:p>-1.46%</text:p>
          </table:table-cell>
          <table:table-cell table:number-columns-repeated="16352"/>
        </table:table-row>
        <table:table-row table:style-name="ro2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3"/>
          <table:table-cell table:formula="of:=[$'Dates Ref'.T90]" office:value-type="date" office:date-value="2022-10-23" calcext:value-type="date">
            <text:p>Oct 23, 22</text:p>
          </table:table-cell>
          <table:table-cell table:style-name="ce38" table:formula="of:=[$'kpop ao3'.D90]" office:value-type="float" office:value="46703" calcext:value-type="float">
            <text:p>46,703</text:p>
          </table:table-cell>
          <table:table-cell table:formula="of:=[.F90]-[.F89]" office:value-type="float" office:value="214" calcext:value-type="float">
            <text:p>214</text:p>
          </table:table-cell>
          <table:table-cell table:style-name="ce96" table:formula="of:=[.G:.G]/([.E90]-[.E89])*30.4375" office:value-type="float" office:value="197.382575757576" calcext:value-type="float">
            <text:p>197</text:p>
          </table:table-cell>
          <table:table-cell table:style-name="ce15" table:formula="of:=[$'Dates Ref'.A90]" office:value-type="date" office:date-value="2022-10-23" calcext:value-type="date">
            <text:p>Oct 23, 22</text:p>
          </table:table-cell>
          <table:table-cell table:style-name="ce38" table:formula="of:=[$'kpop wp'.D90]" office:value-type="float" office:value="0" calcext:value-type="float">
            <text:p>0</text:p>
          </table:table-cell>
          <table:table-cell table:formula="of:=[.J90]-[.J89]" office:value-type="float" office:value="0" calcext:value-type="float">
            <text:p>0</text:p>
          </table:table-cell>
          <table:table-cell table:style-name="ce96" table:formula="of:=[.K:.K]/([.I90]-[.I89])*30.4375" office:value-type="float" office:value="0" calcext:value-type="float">
            <text:p>0</text:p>
          </table:table-cell>
          <table:table-cell table:style-name="ce90" table:formula="of:=[$'Dates Ref'.A90]" office:value-type="date" office:date-value="2022-10-23" calcext:value-type="date">
            <text:p>Oct 23, 22</text:p>
          </table:table-cell>
          <table:table-cell table:style-name="ce101" table:number-columns-repeated="2"/>
          <table:table-cell table:style-name="ce96"/>
          <table:table-cell table:formula="of:=[$'Dates Ref'.R90]" office:value-type="date" office:date-value="2022-10-24" calcext:value-type="date">
            <text:p>Oct 24, 22</text:p>
          </table:table-cell>
          <table:table-cell table:style-name="ce38" table:formula="of:=[$asianfanfics.C90]" office:value-type="float" office:value="144269" calcext:value-type="float">
            <text:p>144,269</text:p>
          </table:table-cell>
          <table:table-cell table:formula="of:=[.R90]-[.R89]" office:value-type="float" office:value="-23" calcext:value-type="float">
            <text:p>-23</text:p>
          </table:table-cell>
          <table:table-cell table:style-name="ce96" table:formula="of:=[.S:.S]/([.Q90]-[.Q89])*30.4375" office:value-type="float" office:value="-26.9254807692308" calcext:value-type="float">
            <text:p>-27</text:p>
          </table:table-cell>
          <table:table-cell table:formula="of:=SUM([.B90]; [.F90]; [.J90]; [.N90]; [.R90])" office:value-type="float" office:value="190972" calcext:value-type="float">
            <text:p>190,972</text:p>
          </table:table-cell>
          <table:table-cell table:formula="of:=[.U90]-[.U89]" office:value-type="float" office:value="191" calcext:value-type="float">
            <text:p>191</text:p>
          </table:table-cell>
          <table:table-cell/>
          <table:table-cell table:formula="of:=[.F:.F]/[.U:.U]" office:value-type="percentage" office:value="0.244554175481222" calcext:value-type="percentage">
            <text:p>24.46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755445824518778" calcext:value-type="percentage">
            <text:p>75.54%</text:p>
          </table:table-cell>
          <table:table-cell/>
          <table:table-cell table:formula="of:=[.H:.H]/[.V:.V]" office:value-type="percentage" office:value="1.03341662700301" calcext:value-type="percentage">
            <text:p>103.34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-0.140971103503826" calcext:value-type="percentage">
            <text:p>-14.10%</text:p>
          </table:table-cell>
          <table:table-cell table:number-columns-repeated="16352"/>
        </table:table-row>
        <table:table-row table:style-name="ro2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3"/>
          <table:table-cell table:formula="of:=[$'Dates Ref'.T91]" office:value-type="date" office:date-value="2023-01-01" calcext:value-type="date">
            <text:p>Jan 1, 23</text:p>
          </table:table-cell>
          <table:table-cell table:style-name="ce38" table:formula="of:=[$'kpop ao3'.D91]" office:value-type="float" office:value="46072" calcext:value-type="float">
            <text:p>46,072</text:p>
          </table:table-cell>
          <table:table-cell table:formula="of:=[.F91]-[.F90]" office:value-type="float" office:value="-631" calcext:value-type="float">
            <text:p>-631</text:p>
          </table:table-cell>
          <table:table-cell table:style-name="ce96" table:formula="of:=[.G:.G]/([.E91]-[.E90])*30.4375" office:value-type="float" office:value="-274.372321428571" calcext:value-type="float">
            <text:p>-274</text:p>
          </table:table-cell>
          <table:table-cell table:style-name="ce15" table:formula="of:=[$'Dates Ref'.A91]" office:value-type="date" office:date-value="2023-01-01" calcext:value-type="date">
            <text:p>Jan 1, 23</text:p>
          </table:table-cell>
          <table:table-cell table:style-name="ce38" table:formula="of:=[$'kpop wp'.D91]" office:value-type="float" office:value="0" calcext:value-type="float">
            <text:p>0</text:p>
          </table:table-cell>
          <table:table-cell table:formula="of:=[.J91]-[.J90]" office:value-type="float" office:value="0" calcext:value-type="float">
            <text:p>0</text:p>
          </table:table-cell>
          <table:table-cell table:style-name="ce96" table:formula="of:=[.K:.K]/([.I91]-[.I90])*30.4375" office:value-type="float" office:value="0" calcext:value-type="float">
            <text:p>0</text:p>
          </table:table-cell>
          <table:table-cell table:style-name="ce90" table:formula="of:=[$'Dates Ref'.A91]" office:value-type="date" office:date-value="2023-01-01" calcext:value-type="date">
            <text:p>Jan 1, 23</text:p>
          </table:table-cell>
          <table:table-cell table:style-name="ce101" table:number-columns-repeated="2"/>
          <table:table-cell table:style-name="ce96"/>
          <table:table-cell table:style-name="ce91" table:formula="of:=[$'Dates Ref'.$A91]" office:value-type="date" office:date-value="2023-01-01" calcext:value-type="date">
            <text:p>Jan 1, 23</text:p>
          </table:table-cell>
          <table:table-cell table:style-name="ce92" table:formula="of:=[.R90]+([.Q91]-[.Q90])*AVERAGE([.T92]; [.T90])/30.4375" office:value-type="float" office:value="144163.514603817" calcext:value-type="float">
            <text:p>144,164</text:p>
          </table:table-cell>
          <table:table-cell table:style-name="ce92" table:formula="of:=[.R91]-[.R90]" office:value-type="float" office:value="-105.485396182776" calcext:value-type="float">
            <text:p>-105</text:p>
          </table:table-cell>
          <table:table-cell table:style-name="ce97" table:formula="of:=[.S:.S]/([.Q91]-[.Q90])*30.4375" office:value-type="float" office:value="-46.5320542943947" calcext:value-type="float">
            <text:p>-47</text:p>
          </table:table-cell>
          <table:table-cell table:formula="of:=SUM([.B91]; [.F91]; [.J91]; [.N91]; [.R91])" office:value-type="float" office:value="190235.514603817" calcext:value-type="float">
            <text:p>190,236</text:p>
          </table:table-cell>
          <table:table-cell table:formula="of:=[.U91]-[.U90]" office:value-type="float" office:value="-736.485396182776" calcext:value-type="float">
            <text:p>-736</text:p>
          </table:table-cell>
          <table:table-cell/>
          <table:table-cell table:formula="of:=[.F:.F]/[.U:.U]" office:value-type="percentage" office:value="0.242184011202898" calcext:value-type="percentage">
            <text:p>24.22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757815988797102" calcext:value-type="percentage">
            <text:p>75.78%</text:p>
          </table:table-cell>
          <table:table-cell/>
          <table:table-cell table:formula="of:=[.H:.H]/[.V:.V]" office:value-type="percentage" office:value="0.372542786117214" calcext:value-type="percentage">
            <text:p>37.25%</text:p>
          </table:table-cell>
          <table:table-cell table:formula="of:=[.L:.L]/[.V:.V]" office:value-type="percentage" office:value="-0" calcext:value-type="percentage">
            <text:p>0.00%</text:p>
          </table:table-cell>
          <table:table-cell table:formula="of:=[.P:.P]/[.V:.V]" office:value-type="percentage" office:value="-0" calcext:value-type="percentage">
            <text:p>0.00%</text:p>
          </table:table-cell>
          <table:table-cell table:formula="of:=[.T:.T]/[.V:.V]" office:value-type="percentage" office:value="0.0631812314752901" calcext:value-type="percentage">
            <text:p>6.32%</text:p>
          </table:table-cell>
          <table:table-cell table:number-columns-repeated="16352"/>
        </table:table-row>
        <table:table-row table:style-name="ro2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3"/>
          <table:table-cell table:formula="of:=[$'Dates Ref'.T92]" office:value-type="date" office:date-value="2023-03-03" calcext:value-type="date">
            <text:p>Mar 3, 23</text:p>
          </table:table-cell>
          <table:table-cell table:style-name="ce38" table:formula="of:=[$'kpop ao3'.D92]" office:value-type="float" office:value="46989" calcext:value-type="float">
            <text:p>46,989</text:p>
          </table:table-cell>
          <table:table-cell table:formula="of:=[.F92]-[.F91]" office:value-type="float" office:value="917" calcext:value-type="float">
            <text:p>917</text:p>
          </table:table-cell>
          <table:table-cell table:style-name="ce96" table:formula="of:=[.G:.G]/([.E92]-[.E91])*30.4375" office:value-type="float" office:value="457.560450819672" calcext:value-type="float">
            <text:p>458</text:p>
          </table:table-cell>
          <table:table-cell table:style-name="ce15" table:formula="of:=[$'Dates Ref'.A92]" office:value-type="date" office:date-value="2023-03-03" calcext:value-type="date">
            <text:p>Mar 3, 23</text:p>
          </table:table-cell>
          <table:table-cell table:style-name="ce38" table:formula="of:=[$'kpop wp'.D92]" office:value-type="float" office:value="0" calcext:value-type="float">
            <text:p>0</text:p>
          </table:table-cell>
          <table:table-cell table:formula="of:=[.J92]-[.J91]" office:value-type="float" office:value="0" calcext:value-type="float">
            <text:p>0</text:p>
          </table:table-cell>
          <table:table-cell table:style-name="ce96" table:formula="of:=[.K:.K]/([.I92]-[.I91])*30.4375" office:value-type="float" office:value="0" calcext:value-type="float">
            <text:p>0</text:p>
          </table:table-cell>
          <table:table-cell table:style-name="ce90" table:formula="of:=[$'Dates Ref'.A92]" office:value-type="date" office:date-value="2023-03-03" calcext:value-type="date">
            <text:p>Mar 3, 23</text:p>
          </table:table-cell>
          <table:table-cell table:style-name="ce101" table:number-columns-repeated="2"/>
          <table:table-cell table:style-name="ce96"/>
          <table:table-cell table:formula="of:=[$'Dates Ref'.R92]" office:value-type="date" office:date-value="2023-03-06" calcext:value-type="date">
            <text:p>Mar 6, 23</text:p>
          </table:table-cell>
          <table:table-cell table:style-name="ce38" table:formula="of:=[$asianfanfics.C92]" office:value-type="float" office:value="143980" calcext:value-type="float">
            <text:p>143,980</text:p>
          </table:table-cell>
          <table:table-cell table:style-name="ce104" table:formula="of:=[.R92]-[.R90]" office:value-type="float" office:value="-289" calcext:value-type="float">
            <text:p>-289</text:p>
          </table:table-cell>
          <table:table-cell table:style-name="ce98" table:formula="of:=[.S:.S]/([.Q92]-[.Q90])*30.4375" office:value-type="float" office:value="-66.1386278195489" calcext:value-type="float">
            <text:p>-66</text:p>
          </table:table-cell>
          <table:table-cell table:formula="of:=SUM([.B92]; [.F92]; [.J92]; [.N92]; [.R92])" office:value-type="float" office:value="190969" calcext:value-type="float">
            <text:p>190,969</text:p>
          </table:table-cell>
          <table:table-cell table:formula="of:=[.U92]-[.U91]" office:value-type="float" office:value="733.485396182776" calcext:value-type="float">
            <text:p>733</text:p>
          </table:table-cell>
          <table:table-cell/>
          <table:table-cell table:formula="of:=[.F:.F]/[.U:.U]" office:value-type="percentage" office:value="0.246055642538841" calcext:value-type="percentage">
            <text:p>24.61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753944357461159" calcext:value-type="percentage">
            <text:p>75.39%</text:p>
          </table:table-cell>
          <table:table-cell/>
          <table:table-cell table:formula="of:=[.H:.H]/[.V:.V]" office:value-type="percentage" office:value="0.623816715644129" calcext:value-type="percentage">
            <text:p>62.38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-0.0901703403554444" calcext:value-type="percentage">
            <text:p>-9.02%</text:p>
          </table:table-cell>
          <table:table-cell table:number-columns-repeated="16352"/>
        </table:table-row>
        <table:table-row table:style-name="ro2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3"/>
          <table:table-cell table:formula="of:=[$'Dates Ref'.T93]" office:value-type="date" office:date-value="2023-04-03" calcext:value-type="date">
            <text:p>Apr 3, 23</text:p>
          </table:table-cell>
          <table:table-cell table:style-name="ce38" table:formula="of:=[$'kpop ao3'.D93]" office:value-type="float" office:value="47261" calcext:value-type="float">
            <text:p>47,261</text:p>
          </table:table-cell>
          <table:table-cell table:formula="of:=[.F93]-[.F92]" office:value-type="float" office:value="272" calcext:value-type="float">
            <text:p>272</text:p>
          </table:table-cell>
          <table:table-cell table:style-name="ce96" table:formula="of:=[.G:.G]/([.E93]-[.E92])*30.4375" office:value-type="float" office:value="267.064516129032" calcext:value-type="float">
            <text:p>267</text:p>
          </table:table-cell>
          <table:table-cell table:style-name="ce15" table:formula="of:=[$'Dates Ref'.A93]" office:value-type="date" office:date-value="2023-04-03" calcext:value-type="date">
            <text:p>Apr 3, 23</text:p>
          </table:table-cell>
          <table:table-cell table:style-name="ce38" table:formula="of:=[$'kpop wp'.D93]" office:value-type="float" office:value="0" calcext:value-type="float">
            <text:p>0</text:p>
          </table:table-cell>
          <table:table-cell table:formula="of:=[.J93]-[.J92]" office:value-type="float" office:value="0" calcext:value-type="float">
            <text:p>0</text:p>
          </table:table-cell>
          <table:table-cell table:style-name="ce96" table:formula="of:=[.K:.K]/([.I93]-[.I92])*30.4375" office:value-type="float" office:value="0" calcext:value-type="float">
            <text:p>0</text:p>
          </table:table-cell>
          <table:table-cell table:style-name="ce90" table:formula="of:=[$'Dates Ref'.A93]" office:value-type="date" office:date-value="2023-04-03" calcext:value-type="date">
            <text:p>Apr 3, 23</text:p>
          </table:table-cell>
          <table:table-cell table:style-name="ce101" table:number-columns-repeated="2"/>
          <table:table-cell table:style-name="ce96"/>
          <table:table-cell table:style-name="ce91" table:formula="of:=[$'Dates Ref'.$A93]" office:value-type="date" office:date-value="2023-04-03" calcext:value-type="date">
            <text:p>Apr 3, 23</text:p>
          </table:table-cell>
          <table:table-cell table:style-name="ce92" table:formula="of:=[.R92]+([.Q93]-[.Q92])*AVERAGE([.T94]; [.T92])/30.4375" office:value-type="float" office:value="143937.147912886" calcext:value-type="float">
            <text:p>143,937</text:p>
          </table:table-cell>
          <table:table-cell table:style-name="ce92" table:formula="of:=[.R93]-[.R92]" office:value-type="float" office:value="-42.8520871143264" calcext:value-type="float">
            <text:p>-43</text:p>
          </table:table-cell>
          <table:table-cell table:style-name="ce97" table:formula="of:=[.S:.S]/([.Q93]-[.Q92])*30.4375" office:value-type="float" office:value="-46.5825143407968" calcext:value-type="float">
            <text:p>-47</text:p>
          </table:table-cell>
          <table:table-cell table:formula="of:=SUM([.B93]; [.F93]; [.J93]; [.N93]; [.R93])" office:value-type="float" office:value="191198.147912886" calcext:value-type="float">
            <text:p>191,198</text:p>
          </table:table-cell>
          <table:table-cell table:formula="of:=[.U93]-[.U92]" office:value-type="float" office:value="229.147912885674" calcext:value-type="float">
            <text:p>229</text:p>
          </table:table-cell>
          <table:table-cell/>
          <table:table-cell table:formula="of:=[.F:.F]/[.U:.U]" office:value-type="percentage" office:value="0.247183356721286" calcext:value-type="percentage">
            <text:p>24.72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752816643278714" calcext:value-type="percentage">
            <text:p>75.28%</text:p>
          </table:table-cell>
          <table:table-cell/>
          <table:table-cell table:formula="of:=[.H:.H]/[.V:.V]" office:value-type="percentage" office:value="1.16546780970367" calcext:value-type="percentage">
            <text:p>116.55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-0.203285789314772" calcext:value-type="percentage">
            <text:p>-20.33%</text:p>
          </table:table-cell>
          <table:table-cell table:number-columns-repeated="16352"/>
        </table:table-row>
        <table:table-row table:style-name="ro2">
          <table:table-cell table:formula="of:=[$'Dates Ref'.A94]" office:value-type="date" office:date-value="2023-06-30" calcext:value-type="date">
            <text:p>Jun 30, 23</text:p>
          </table:table-cell>
          <table:table-cell table:number-columns-repeated="3"/>
          <table:table-cell table:formula="of:=[$'Dates Ref'.T94]" office:value-type="date" office:date-value="2023-06-30" calcext:value-type="date">
            <text:p>Jun 30, 23</text:p>
          </table:table-cell>
          <table:table-cell table:style-name="ce38" table:formula="of:=[$'kpop ao3'.D94]" office:value-type="float" office:value="50369" calcext:value-type="float">
            <text:p>50,369</text:p>
          </table:table-cell>
          <table:table-cell table:formula="of:=[.F94]-[.F93]" office:value-type="float" office:value="3108" calcext:value-type="float">
            <text:p>3108</text:p>
          </table:table-cell>
          <table:table-cell table:style-name="ce96" table:formula="of:=[.G:.G]/([.E94]-[.E93])*30.4375" office:value-type="float" office:value="1074.99715909091" calcext:value-type="float">
            <text:p>1,075</text:p>
          </table:table-cell>
          <table:table-cell table:style-name="ce15" table:formula="of:=[$'Dates Ref'.A94]" office:value-type="date" office:date-value="2023-06-30" calcext:value-type="date">
            <text:p>Jun 30, 23</text:p>
          </table:table-cell>
          <table:table-cell table:style-name="ce38" table:formula="of:=[$'kpop wp'.D94]" office:value-type="float" office:value="74400" calcext:value-type="float">
            <text:p>74,400</text:p>
          </table:table-cell>
          <table:table-cell table:formula="of:=[.J94]-[.J93]" office:value-type="float" office:value="74400" calcext:value-type="float">
            <text:p>74400</text:p>
          </table:table-cell>
          <table:table-cell table:style-name="ce96" table:formula="of:=[.K:.K]/([.I94]-[.I93])*30.4375" office:value-type="float" office:value="25733.5227272727" calcext:value-type="float">
            <text:p>25,734</text:p>
          </table:table-cell>
          <table:table-cell table:style-name="ce90" table:formula="of:=[$'Dates Ref'.A94]" office:value-type="date" office:date-value="2023-06-30" calcext:value-type="date">
            <text:p>Jun 30, 23</text:p>
          </table:table-cell>
          <table:table-cell table:style-name="ce101" table:number-columns-repeated="2"/>
          <table:table-cell table:style-name="ce96"/>
          <table:table-cell table:formula="of:=[$'Dates Ref'.R94]" office:value-type="date" office:date-value="2023-06-30" calcext:value-type="date">
            <text:p>Jun 30, 23</text:p>
          </table:table-cell>
          <table:table-cell table:style-name="ce38" table:formula="of:=[$asianfanfics.C94]" office:value-type="float" office:value="143877" calcext:value-type="float">
            <text:p>143,877</text:p>
          </table:table-cell>
          <table:table-cell table:style-name="ce104" table:formula="of:=[.R94]-[.R92]" office:value-type="float" office:value="-103" calcext:value-type="float">
            <text:p>-103</text:p>
          </table:table-cell>
          <table:table-cell table:style-name="ce98" table:formula="of:=[.S:.S]/([.Q94]-[.Q92])*30.4375" office:value-type="float" office:value="-27.026400862069" calcext:value-type="float">
            <text:p>-27</text:p>
          </table:table-cell>
          <table:table-cell table:formula="of:=SUM([.B94]; [.F94]; [.J94]; [.N94]; [.R94])" office:value-type="float" office:value="268646" calcext:value-type="float">
            <text:p>268,646</text:p>
          </table:table-cell>
          <table:table-cell table:formula="of:=[.U94]-[.U93]" office:value-type="float" office:value="77447.8520871143" calcext:value-type="float">
            <text:p>77,448</text:p>
          </table:table-cell>
          <table:table-cell/>
          <table:table-cell table:formula="of:=[.F:.F]/[.U:.U]" office:value-type="percentage" office:value="0.187492089962255" calcext:value-type="percentage">
            <text:p>18.75%</text:p>
          </table:table-cell>
          <table:table-cell table:formula="of:=[.J:.J]/[.U:.U]" office:value-type="percentage" office:value="0.276944380336949" calcext:value-type="percentage">
            <text:p>27.69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535563529700796" calcext:value-type="percentage">
            <text:p>53.56%</text:p>
          </table:table-cell>
          <table:table-cell/>
          <table:table-cell table:formula="of:=[.H:.H]/[.V:.V]" office:value-type="percentage" office:value="0.0138802707902311" calcext:value-type="percentage">
            <text:p>1.39%</text:p>
          </table:table-cell>
          <table:table-cell table:formula="of:=[.L:.L]/[.V:.V]" office:value-type="percentage" office:value="0.33226903049974" calcext:value-type="percentage">
            <text:p>33.23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-0.000348962561694666" calcext:value-type="percentage">
            <text:p>-0.03%</text:p>
          </table:table-cell>
          <table:table-cell table:number-columns-repeated="16352"/>
        </table:table-row>
        <table:table-row table:style-name="ro2">
          <table:table-cell table:formula="of:=[$'Dates Ref'.A95]" office:value-type="date" office:date-value="2023-10-01" calcext:value-type="date">
            <text:p>Oct 1, 23</text:p>
          </table:table-cell>
          <table:table-cell table:number-columns-repeated="3"/>
          <table:table-cell table:formula="of:=[$'Dates Ref'.T95]" office:value-type="date" office:date-value="2023-10-01" calcext:value-type="date">
            <text:p>Oct 1, 23</text:p>
          </table:table-cell>
          <table:table-cell table:style-name="ce38" table:formula="of:=[$'kpop ao3'.D95]" office:value-type="float" office:value="51029" calcext:value-type="float">
            <text:p>51,029</text:p>
          </table:table-cell>
          <table:table-cell table:formula="of:=[.F95]-[.F94]" office:value-type="float" office:value="660" calcext:value-type="float">
            <text:p>660</text:p>
          </table:table-cell>
          <table:table-cell table:style-name="ce96" table:formula="of:=[.G:.G]/([.E95]-[.E94])*30.4375" office:value-type="float" office:value="216.008064516129" calcext:value-type="float">
            <text:p>216</text:p>
          </table:table-cell>
          <table:table-cell table:style-name="ce15" table:formula="of:=[$'Dates Ref'.A95]" office:value-type="date" office:date-value="2023-10-01" calcext:value-type="date">
            <text:p>Oct 1, 23</text:p>
          </table:table-cell>
          <table:table-cell table:style-name="ce38" table:formula="of:=[$'kpop wp'.D95]" office:value-type="float" office:value="74100" calcext:value-type="float">
            <text:p>74,100</text:p>
          </table:table-cell>
          <table:table-cell table:formula="of:=[.J95]-[.J94]" office:value-type="float" office:value="-300" calcext:value-type="float">
            <text:p>-300</text:p>
          </table:table-cell>
          <table:table-cell table:style-name="ce96" table:formula="of:=[.K:.K]/([.I95]-[.I94])*30.4375" office:value-type="float" office:value="-98.1854838709677" calcext:value-type="float">
            <text:p>-98</text:p>
          </table:table-cell>
          <table:table-cell table:style-name="ce90" table:formula="of:=[$'Dates Ref'.A95]" office:value-type="date" office:date-value="2023-10-01" calcext:value-type="date">
            <text:p>Oct 1, 23</text:p>
          </table:table-cell>
          <table:table-cell table:style-name="ce101" table:number-columns-repeated="2"/>
          <table:table-cell table:style-name="ce96"/>
          <table:table-cell table:formula="of:=[$'Dates Ref'.R95]" office:value-type="date" office:date-value="2023-10-01" calcext:value-type="date">
            <text:p>Oct 1, 23</text:p>
          </table:table-cell>
          <table:table-cell table:style-name="ce38" table:formula="of:=[$asianfanfics.C95]" office:value-type="float" office:value="143826" calcext:value-type="float">
            <text:p>143,826</text:p>
          </table:table-cell>
          <table:table-cell table:formula="of:=[.R95]-[.R94]" office:value-type="float" office:value="-51" calcext:value-type="float">
            <text:p>-51</text:p>
          </table:table-cell>
          <table:table-cell table:style-name="ce96" table:formula="of:=[.S:.S]/([.Q95]-[.Q94])*30.4375" office:value-type="float" office:value="-16.6915322580645" calcext:value-type="float">
            <text:p>-17</text:p>
          </table:table-cell>
          <table:table-cell table:formula="of:=SUM([.B95]; [.F95]; [.J95]; [.N95]; [.R95])" office:value-type="float" office:value="268955" calcext:value-type="float">
            <text:p>268,955</text:p>
          </table:table-cell>
          <table:table-cell table:formula="of:=[.U95]-[.U94]" office:value-type="float" office:value="309" calcext:value-type="float">
            <text:p>309</text:p>
          </table:table-cell>
          <table:table-cell/>
          <table:table-cell table:formula="of:=[.F:.F]/[.U:.U]" office:value-type="percentage" office:value="0.189730624082096" calcext:value-type="percentage">
            <text:p>18.97%</text:p>
          </table:table-cell>
          <table:table-cell table:formula="of:=[.J:.J]/[.U:.U]" office:value-type="percentage" office:value="0.275510773177669" calcext:value-type="percentage">
            <text:p>27.55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534758602740235" calcext:value-type="percentage">
            <text:p>53.48%</text:p>
          </table:table-cell>
          <table:table-cell/>
          <table:table-cell table:formula="of:=[.H:.H]/[.V:.V]" office:value-type="percentage" office:value="0.699055224971291" calcext:value-type="percentage">
            <text:p>69.91%</text:p>
          </table:table-cell>
          <table:table-cell table:formula="of:=[.L:.L]/[.V:.V]" office:value-type="percentage" office:value="-0.317752374986951" calcext:value-type="percentage">
            <text:p>-31.78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-0.0540179037477816" calcext:value-type="percentage">
            <text:p>-5.40%</text:p>
          </table:table-cell>
          <table:table-cell table:number-columns-repeated="16352"/>
        </table:table-row>
        <table:table-row table:style-name="ro2">
          <table:table-cell table:formula="of:=[$'Dates Ref'.A96]" office:value-type="date" office:date-value="2024-01-01" calcext:value-type="date">
            <text:p>Jan 1, 24</text:p>
          </table:table-cell>
          <table:table-cell table:number-columns-repeated="3"/>
          <table:table-cell table:formula="of:=[$'Dates Ref'.T96]" office:value-type="date" office:date-value="2024-01-01" calcext:value-type="date">
            <text:p>Jan 1, 24</text:p>
          </table:table-cell>
          <table:table-cell table:style-name="ce38" table:formula="of:=[$'kpop ao3'.D96]" office:value-type="float" office:value="51632" calcext:value-type="float">
            <text:p>51,632</text:p>
          </table:table-cell>
          <table:table-cell table:formula="of:=[.F96]-[.F95]" office:value-type="float" office:value="603" calcext:value-type="float">
            <text:p>603</text:p>
          </table:table-cell>
          <table:table-cell table:style-name="ce96" table:formula="of:=[.G:.G]/([.E96]-[.E95])*30.4375" office:value-type="float" office:value="199.497961956522" calcext:value-type="float">
            <text:p>199</text:p>
          </table:table-cell>
          <table:table-cell table:style-name="ce15" table:formula="of:=[$'Dates Ref'.A96]" office:value-type="date" office:date-value="2024-01-01" calcext:value-type="date">
            <text:p>Jan 1, 24</text:p>
          </table:table-cell>
          <table:table-cell table:style-name="ce38" table:formula="of:=[$'kpop wp'.D96]" office:value-type="float" office:value="73800" calcext:value-type="float">
            <text:p>73,800</text:p>
          </table:table-cell>
          <table:table-cell table:formula="of:=[.J96]-[.J95]" office:value-type="float" office:value="-300" calcext:value-type="float">
            <text:p>-300</text:p>
          </table:table-cell>
          <table:table-cell table:style-name="ce96" table:formula="of:=[.K:.K]/([.I96]-[.I95])*30.4375" office:value-type="float" office:value="-99.2527173913043" calcext:value-type="float">
            <text:p>-99</text:p>
          </table:table-cell>
          <table:table-cell table:style-name="ce90" table:formula="of:=[$'Dates Ref'.A96]" office:value-type="date" office:date-value="2024-01-01" calcext:value-type="date">
            <text:p>Jan 1, 24</text:p>
          </table:table-cell>
          <table:table-cell table:style-name="ce101" table:formula="of:=[$'kpop sqw'.D96]" office:value-type="float" office:value="3" calcext:value-type="float">
            <text:p>3</text:p>
          </table:table-cell>
          <table:table-cell table:style-name="Default" table:formula="of:=[.N96]-[.N95]" office:value-type="float" office:value="3" calcext:value-type="float">
            <text:p>3</text:p>
          </table:table-cell>
          <table:table-cell table:style-name="ce96" table:formula="of:=[.O:.O]/([.M96]-[.M95])*30.4375" office:value-type="float" office:value="0.992527173913044" calcext:value-type="float">
            <text:p>1</text:p>
          </table:table-cell>
          <table:table-cell table:formula="of:=[$'Dates Ref'.R96]" office:value-type="date" office:date-value="2024-01-01" calcext:value-type="date">
            <text:p>Jan 1, 24</text:p>
          </table:table-cell>
          <table:table-cell table:style-name="ce38" table:formula="of:=[$asianfanfics.C96]" office:value-type="float" office:value="143770" calcext:value-type="float">
            <text:p>143,770</text:p>
          </table:table-cell>
          <table:table-cell table:formula="of:=[.R96]-[.R95]" office:value-type="float" office:value="-56" calcext:value-type="float">
            <text:p>-56</text:p>
          </table:table-cell>
          <table:table-cell table:style-name="ce96" table:formula="of:=[.S:.S]/([.Q96]-[.Q95])*30.4375" office:value-type="float" office:value="-18.5271739130435" calcext:value-type="float">
            <text:p>-19</text:p>
          </table:table-cell>
          <table:table-cell table:formula="of:=SUM([.B96]; [.F96]; [.J96]; [.N96]; [.R96])" office:value-type="float" office:value="269205" calcext:value-type="float">
            <text:p>269,205</text:p>
          </table:table-cell>
          <table:table-cell table:formula="of:=[.U96]-[.U95]" office:value-type="float" office:value="250" calcext:value-type="float">
            <text:p>250</text:p>
          </table:table-cell>
          <table:table-cell/>
          <table:table-cell table:formula="of:=[.F:.F]/[.U:.U]" office:value-type="percentage" office:value="0.191794357459928" calcext:value-type="percentage">
            <text:p>19.18%</text:p>
          </table:table-cell>
          <table:table-cell table:formula="of:=[.J:.J]/[.U:.U]" office:value-type="percentage" office:value="0.27414052487881" calcext:value-type="percentage">
            <text:p>27.41%</text:p>
          </table:table-cell>
          <table:table-cell table:formula="of:=[.N:.N]/[.U:.U]" office:value-type="percentage" office:value="0.0000111439237755614" calcext:value-type="percentage">
            <text:p>0.00%</text:p>
          </table:table-cell>
          <table:table-cell table:formula="of:=[.R:.R]/[.U:.U]" office:value-type="percentage" office:value="0.534053973737486" calcext:value-type="percentage">
            <text:p>53.41%</text:p>
          </table:table-cell>
          <table:table-cell/>
          <table:table-cell table:formula="of:=[.H:.H]/[.V:.V]" office:value-type="percentage" office:value="0.797991847826087" calcext:value-type="percentage">
            <text:p>79.80%</text:p>
          </table:table-cell>
          <table:table-cell table:formula="of:=[.L:.L]/[.V:.V]" office:value-type="percentage" office:value="-0.397010869565217" calcext:value-type="percentage">
            <text:p>-39.70%</text:p>
          </table:table-cell>
          <table:table-cell table:formula="of:=[.P:.P]/[.V:.V]" office:value-type="percentage" office:value="0.00397010869565217" calcext:value-type="percentage">
            <text:p>0.40%</text:p>
          </table:table-cell>
          <table:table-cell table:formula="of:=[.T:.T]/[.V:.V]" office:value-type="percentage" office:value="-0.0741086956521739" calcext:value-type="percentage">
            <text:p>-7.41%</text:p>
          </table:table-cell>
          <table:table-cell table:number-columns-repeated="16352"/>
        </table:table-row>
        <table:table-row table:style-name="ro2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3"/>
          <table:table-cell table:formula="of:=[$'Dates Ref'.T97]" office:value-type="date" office:date-value="2024-04-01" calcext:value-type="date">
            <text:p>Apr 1, 24</text:p>
          </table:table-cell>
          <table:table-cell table:style-name="ce38" table:formula="of:=[$'kpop ao3'.D97]" office:value-type="float" office:value="52217" calcext:value-type="float">
            <text:p>52,217</text:p>
          </table:table-cell>
          <table:table-cell table:formula="of:=[.F97]-[.F96]" office:value-type="float" office:value="585" calcext:value-type="float">
            <text:p>585</text:p>
          </table:table-cell>
          <table:table-cell table:style-name="ce96" table:formula="of:=[.G:.G]/([.E97]-[.E96])*30.4375" office:value-type="float" office:value="195.669642857143" calcext:value-type="float">
            <text:p>196</text:p>
          </table:table-cell>
          <table:table-cell table:style-name="ce15" table:formula="of:=[$'Dates Ref'.A97]" office:value-type="date" office:date-value="2024-04-01" calcext:value-type="date">
            <text:p>Apr 1, 24</text:p>
          </table:table-cell>
          <table:table-cell table:style-name="ce38" table:formula="of:=[$'kpop wp'.D97]" office:value-type="float" office:value="0" calcext:value-type="float">
            <text:p>0</text:p>
          </table:table-cell>
          <table:table-cell table:formula="of:=[.J97]-[.J96]" office:value-type="float" office:value="-73800" calcext:value-type="float">
            <text:p>-73800</text:p>
          </table:table-cell>
          <table:table-cell table:style-name="ce96" table:formula="of:=[.K:.K]/([.I97]-[.I96])*30.4375" office:value-type="float" office:value="-24684.478021978" calcext:value-type="float">
            <text:p>-24,684</text:p>
          </table:table-cell>
          <table:table-cell table:style-name="ce90" table:formula="of:=[$'Dates Ref'.A97]" office:value-type="date" office:date-value="2024-04-01" calcext:value-type="date">
            <text:p>Apr 1, 24</text:p>
          </table:table-cell>
          <table:table-cell table:style-name="ce101" table:formula="of:=[$'kpop sqw'.D97]" office:value-type="float" office:value="0" calcext:value-type="float">
            <text:p>0</text:p>
          </table:table-cell>
          <table:table-cell table:style-name="Default" table:formula="of:=[.N97]-[.N96]" office:value-type="float" office:value="-3" calcext:value-type="float">
            <text:p>-3</text:p>
          </table:table-cell>
          <table:table-cell table:style-name="ce96" table:formula="of:=[.O:.O]/([.M97]-[.M96])*30.4375" office:value-type="float" office:value="-1.00343406593407" calcext:value-type="float">
            <text:p>-1</text:p>
          </table:table-cell>
          <table:table-cell table:formula="of:=[$'Dates Ref'.R97]" office:value-type="date" office:date-value="2024-04-01" calcext:value-type="date">
            <text:p>Apr 1, 24</text:p>
          </table:table-cell>
          <table:table-cell table:style-name="ce38" table:formula="of:=[$asianfanfics.C97]" office:value-type="float" office:value="143727" calcext:value-type="float">
            <text:p>143,727</text:p>
          </table:table-cell>
          <table:table-cell table:formula="of:=[.R97]-[.R96]" office:value-type="float" office:value="-43" calcext:value-type="float">
            <text:p>-43</text:p>
          </table:table-cell>
          <table:table-cell table:style-name="ce96" table:formula="of:=[.S:.S]/([.Q97]-[.Q96])*30.4375" office:value-type="float" office:value="-14.3825549450549" calcext:value-type="float">
            <text:p>-14</text:p>
          </table:table-cell>
          <table:table-cell table:formula="of:=SUM([.B97]; [.F97]; [.J97]; [.N97]; [.R97])" office:value-type="float" office:value="195944" calcext:value-type="float">
            <text:p>195,944</text:p>
          </table:table-cell>
          <table:table-cell table:formula="of:=[.U97]-[.U96]" office:value-type="float" office:value="-73261" calcext:value-type="float">
            <text:p>-73,261</text:p>
          </table:table-cell>
          <table:table-cell/>
          <table:table-cell table:formula="of:=[.F:.F]/[.U:.U]" office:value-type="percentage" office:value="0.266489405136161" calcext:value-type="percentage">
            <text:p>26.65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733510594863839" calcext:value-type="percentage">
            <text:p>73.35%</text:p>
          </table:table-cell>
          <table:table-cell/>
          <table:table-cell table:formula="of:=[.H:.H]/[.V:.V]" office:value-type="percentage" office:value="-0.00267085683866099" calcext:value-type="percentage">
            <text:p>-0.27%</text:p>
          </table:table-cell>
          <table:table-cell table:formula="of:=[.L:.L]/[.V:.V]" office:value-type="percentage" office:value="0.336938862723387" calcext:value-type="percentage">
            <text:p>33.69%</text:p>
          </table:table-cell>
          <table:table-cell table:formula="of:=[.P:.P]/[.V:.V]" office:value-type="percentage" office:value="0.000013696701736723" calcext:value-type="percentage">
            <text:p>0.00%</text:p>
          </table:table-cell>
          <table:table-cell table:formula="of:=[.T:.T]/[.V:.V]" office:value-type="percentage" office:value="0.000196319391559697" calcext:value-type="percentage">
            <text:p>0.02%</text:p>
          </table:table-cell>
          <table:table-cell table:number-columns-repeated="16352"/>
        </table:table-row>
        <table:table-row table:style-name="ro2">
          <table:table-cell table:formula="of:=[$'Dates Ref'.A98]" office:value-type="date" office:date-value="2024-06-30" calcext:value-type="date">
            <text:p>Jun 30, 24</text:p>
          </table:table-cell>
          <table:table-cell table:number-columns-repeated="3"/>
          <table:table-cell table:formula="of:=[$'Dates Ref'.T98]" office:value-type="date" office:date-value="2024-06-30" calcext:value-type="date">
            <text:p>Jun 30, 24</text:p>
          </table:table-cell>
          <table:table-cell table:style-name="ce38" table:formula="of:=[$'kpop ao3'.D98]" office:value-type="float" office:value="52550" calcext:value-type="float">
            <text:p>52,550</text:p>
          </table:table-cell>
          <table:table-cell table:formula="of:=[.F98]-[.F97]" office:value-type="float" office:value="333" calcext:value-type="float">
            <text:p>333</text:p>
          </table:table-cell>
          <table:table-cell table:style-name="ce96" table:formula="of:=[.G:.G]/([.E98]-[.E97])*30.4375" office:value-type="float" office:value="112.61875" calcext:value-type="float">
            <text:p>113</text:p>
          </table:table-cell>
          <table:table-cell table:style-name="ce15" table:formula="of:=[$'Dates Ref'.A98]" office:value-type="date" office:date-value="2024-06-30" calcext:value-type="date">
            <text:p>Jun 30, 24</text:p>
          </table:table-cell>
          <table:table-cell table:style-name="ce38" table:formula="of:=[$'kpop wp'.D98]" office:value-type="float" office:value="59306" calcext:value-type="float">
            <text:p>59,306</text:p>
          </table:table-cell>
          <table:table-cell table:formula="of:=[.J98]-[.J97]" office:value-type="float" office:value="59306" calcext:value-type="float">
            <text:p>59306</text:p>
          </table:table-cell>
          <table:table-cell table:style-name="ce96" table:formula="of:=[.K:.K]/([.I98]-[.I97])*30.4375" office:value-type="float" office:value="20056.9597222222" calcext:value-type="float">
            <text:p>20,057</text:p>
          </table:table-cell>
          <table:table-cell table:style-name="ce90" table:formula="of:=[$'Dates Ref'.A98]" office:value-type="date" office:date-value="2024-06-30" calcext:value-type="date">
            <text:p>Jun 30, 24</text:p>
          </table:table-cell>
          <table:table-cell table:style-name="ce101" table:formula="of:=[$'kpop sqw'.D98]" office:value-type="float" office:value="0" calcext:value-type="float">
            <text:p>0</text:p>
          </table:table-cell>
          <table:table-cell table:style-name="Default" table:formula="of:=[.N98]-[.N97]" office:value-type="float" office:value="0" calcext:value-type="float">
            <text:p>0</text:p>
          </table:table-cell>
          <table:table-cell table:style-name="ce96" table:formula="of:=[.O:.O]/([.M98]-[.M97])*30.4375" office:value-type="float" office:value="0" calcext:value-type="float">
            <text:p>0</text:p>
          </table:table-cell>
          <table:table-cell table:formula="of:=[$'Dates Ref'.R98]" office:value-type="date" office:date-value="1899-12-30" calcext:value-type="date">
            <text:p>Dec 30, 99</text:p>
          </table:table-cell>
          <table:table-cell table:style-name="ce38" table:formula="of:=[$asianfanfics.C98]" office:value-type="float" office:value="143684" calcext:value-type="float">
            <text:p>143,684</text:p>
          </table:table-cell>
          <table:table-cell table:formula="of:=[.R98]-[.R97]" office:value-type="float" office:value="-43" calcext:value-type="float">
            <text:p>-43</text:p>
          </table:table-cell>
          <table:table-cell table:style-name="ce96" table:formula="of:=[.S:.S]/([.Q98]-[.Q97])*30.4375" office:value-type="float" office:value="0.0288392680078443" calcext:value-type="float">
            <text:p>0</text:p>
          </table:table-cell>
          <table:table-cell table:formula="of:=SUM([.B98]; [.F98]; [.J98]; [.N98]; [.R98])" office:value-type="float" office:value="255540" calcext:value-type="float">
            <text:p>255,540</text:p>
          </table:table-cell>
          <table:table-cell table:formula="of:=[.U98]-[.U97]" office:value-type="float" office:value="59596" calcext:value-type="float">
            <text:p>59,596</text:p>
          </table:table-cell>
          <table:table-cell/>
          <table:table-cell table:formula="of:=[.F:.F]/[.U:.U]" office:value-type="percentage" office:value="0.205642952179698" calcext:value-type="percentage">
            <text:p>20.56%</text:p>
          </table:table-cell>
          <table:table-cell table:formula="of:=[.J:.J]/[.U:.U]" office:value-type="percentage" office:value="0.232081083196368" calcext:value-type="percentage">
            <text:p>23.21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562275964623934" calcext:value-type="percentage">
            <text:p>56.23%</text:p>
          </table:table-cell>
          <table:table-cell/>
          <table:table-cell table:formula="of:=[.H:.H]/[.V:.V]" office:value-type="percentage" office:value="0.00188970316799785" calcext:value-type="percentage">
            <text:p>0.19%</text:p>
          </table:table-cell>
          <table:table-cell table:formula="of:=[.L:.L]/[.V:.V]" office:value-type="percentage" office:value="0.336548757000843" calcext:value-type="percentage">
            <text:p>33.65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000000483912813072091" calcext:value-type="percentage">
            <text:p>0.00%</text:p>
          </table:table-cell>
          <table:table-cell table:number-columns-repeated="16352"/>
        </table:table-row>
        <table:table-row table:style-name="ro2">
          <table:table-cell table:formula="of:=[$'Dates Ref'.A99]" office:value-type="date" office:date-value="2024-10-01" calcext:value-type="date">
            <text:p>Oct 1, 24</text:p>
          </table:table-cell>
          <table:table-cell table:number-columns-repeated="3"/>
          <table:table-cell table:formula="of:=[$'Dates Ref'.T99]" office:value-type="date" office:date-value="2024-10-01" calcext:value-type="date">
            <text:p>Oct 1, 24</text:p>
          </table:table-cell>
          <table:table-cell table:style-name="ce38" table:formula="of:=[$'kpop ao3'.D99]" office:value-type="float" office:value="52912" calcext:value-type="float">
            <text:p>52,912</text:p>
          </table:table-cell>
          <table:table-cell table:formula="of:=[.F99]-[.F98]" office:value-type="float" office:value="362" calcext:value-type="float">
            <text:p>362</text:p>
          </table:table-cell>
          <table:table-cell table:style-name="ce96" table:formula="of:=[.G:.G]/([.E99]-[.E98])*30.4375" office:value-type="float" office:value="118.477150537634" calcext:value-type="float">
            <text:p>118</text:p>
          </table:table-cell>
          <table:table-cell table:style-name="ce15" table:formula="of:=[$'Dates Ref'.A99]" office:value-type="date" office:date-value="2024-10-01" calcext:value-type="date">
            <text:p>Oct 1, 24</text:p>
          </table:table-cell>
          <table:table-cell table:style-name="ce38" table:formula="of:=[$'kpop wp'.D99]" office:value-type="float" office:value="72886" calcext:value-type="float">
            <text:p>72,886</text:p>
          </table:table-cell>
          <table:table-cell table:formula="of:=[.J99]-[.J98]" office:value-type="float" office:value="13580" calcext:value-type="float">
            <text:p>13580</text:p>
          </table:table-cell>
          <table:table-cell table:style-name="ce96" table:formula="of:=[.K:.K]/([.I99]-[.I98])*30.4375" office:value-type="float" office:value="4444.52956989247" calcext:value-type="float">
            <text:p>4,445</text:p>
          </table:table-cell>
          <table:table-cell table:style-name="ce90" table:formula="of:=[$'Dates Ref'.A99]" office:value-type="date" office:date-value="2024-10-01" calcext:value-type="date">
            <text:p>Oct 1, 24</text:p>
          </table:table-cell>
          <table:table-cell table:style-name="ce101" table:formula="of:=[$'kpop sqw'.D99]" office:value-type="float" office:value="6" calcext:value-type="float">
            <text:p>6</text:p>
          </table:table-cell>
          <table:table-cell table:style-name="Default" table:formula="of:=[.N99]-[.N98]" office:value-type="float" office:value="6" calcext:value-type="float">
            <text:p>6</text:p>
          </table:table-cell>
          <table:table-cell table:style-name="ce96" table:formula="of:=[.O:.O]/([.M99]-[.M98])*30.4375" office:value-type="float" office:value="1.96370967741935" calcext:value-type="float">
            <text:p>2</text:p>
          </table:table-cell>
          <table:table-cell table:formula="of:=[$'Dates Ref'.R99]" office:value-type="date" office:date-value="1899-12-30" calcext:value-type="date">
            <text:p>Dec 30, 99</text:p>
          </table:table-cell>
          <table:table-cell table:style-name="ce38" table:formula="of:=[$asianfanfics.C99]" office:value-type="float" office:value="143597" calcext:value-type="float">
            <text:p>143,597</text:p>
          </table:table-cell>
          <table:table-cell table:formula="of:=[.R99]-[.R98]" office:value-type="float" office:value="-87" calcext:value-type="float">
            <text:p>-87</text:p>
          </table:table-cell>
          <table:table-cell table:style-name="ce96" table:formula="of:=[.S:.S]/([.Q99]-[.Q98])*30.4375" office:value-type="string" office:string-value="" calcext:value-type="error">
            <text:p>#DIV/0!</text:p>
          </table:table-cell>
          <table:table-cell table:formula="of:=SUM([.B99]; [.F99]; [.J99]; [.N99]; [.R99])" office:value-type="float" office:value="269401" calcext:value-type="float">
            <text:p>269,401</text:p>
          </table:table-cell>
          <table:table-cell table:formula="of:=[.U99]-[.U98]" office:value-type="float" office:value="13861" calcext:value-type="float">
            <text:p>13,861</text:p>
          </table:table-cell>
          <table:table-cell/>
          <table:table-cell table:formula="of:=[.F:.F]/[.U:.U]" office:value-type="percentage" office:value="0.196406100942461" calcext:value-type="percentage">
            <text:p>19.64%</text:p>
          </table:table-cell>
          <table:table-cell table:formula="of:=[.J:.J]/[.U:.U]" office:value-type="percentage" office:value="0.270548364705402" calcext:value-type="percentage">
            <text:p>27.05%</text:p>
          </table:table-cell>
          <table:table-cell table:formula="of:=[.N:.N]/[.U:.U]" office:value-type="percentage" office:value="0.0000222716322508083" calcext:value-type="percentage">
            <text:p>0.00%</text:p>
          </table:table-cell>
          <table:table-cell table:formula="of:=[.R:.R]/[.U:.U]" office:value-type="percentage" office:value="0.533023262719886" calcext:value-type="percentage">
            <text:p>53.30%</text:p>
          </table:table-cell>
          <table:table-cell/>
          <table:table-cell table:formula="of:=[.H:.H]/[.V:.V]" office:value-type="percentage" office:value="0.00854751825536645" calcext:value-type="percentage">
            <text:p>0.85%</text:p>
          </table:table-cell>
          <table:table-cell table:formula="of:=[.L:.L]/[.V:.V]" office:value-type="percentage" office:value="0.320649994220653" calcext:value-type="percentage">
            <text:p>32.06%</text:p>
          </table:table-cell>
          <table:table-cell table:formula="of:=[.P:.P]/[.V:.V]" office:value-type="percentage" office:value="0.000141671573293367" calcext:value-type="percentage">
            <text:p>0.01%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00]" office:value-type="date" office:date-value="1899-12-30" calcext:value-type="date">
            <text:p>Dec 30, 99</text:p>
          </table:table-cell>
          <table:table-cell table:style-name="ce38" table:formula="of:=[$'kpop ao3'.D100]" office:value-type="float" office:value="0" calcext:value-type="float">
            <text:p>0</text:p>
          </table:table-cell>
          <table:table-cell table:formula="of:=[.F100]-[.F99]" office:value-type="float" office:value="-52912" calcext:value-type="float">
            <text:p>-52912</text:p>
          </table:table-cell>
          <table:table-cell table:style-name="ce96" table:formula="of:=[.G:.G]/([.E100]-[.E99])*30.4375" office:value-type="float" office:value="35.3445332045824" calcext:value-type="float">
            <text:p>35</text:p>
          </table:table-cell>
          <table:table-cell table:style-name="ce15" table:formula="of:=[$'Dates Ref'.A100]" office:value-type="date" office:date-value="1899-12-30" calcext:value-type="date">
            <text:p>Dec 30, 99</text:p>
          </table:table-cell>
          <table:table-cell table:style-name="ce38" table:formula="of:=[$'kpop wp'.D100]" office:value-type="float" office:value="0" calcext:value-type="float">
            <text:p>0</text:p>
          </table:table-cell>
          <table:table-cell table:formula="of:=[.J100]-[.J99]" office:value-type="float" office:value="-72886" calcext:value-type="float">
            <text:p>-72886</text:p>
          </table:table-cell>
          <table:table-cell table:style-name="ce96" table:formula="of:=[.K:.K]/([.I100]-[.I99])*30.4375" office:value-type="float" office:value="48.6869074529254" calcext:value-type="float">
            <text:p>49</text:p>
          </table:table-cell>
          <table:table-cell table:style-name="ce90" table:formula="of:=[$'Dates Ref'.A100]" office:value-type="date" office:date-value="1899-12-30" calcext:value-type="date">
            <text:p>Dec 30, 99</text:p>
          </table:table-cell>
          <table:table-cell table:style-name="ce101" table:formula="of:=[$'kpop sqw'.D100]" office:value-type="float" office:value="0" calcext:value-type="float">
            <text:p>0</text:p>
          </table:table-cell>
          <table:table-cell table:style-name="Default" table:formula="of:=[.N100]-[.N99]" office:value-type="float" office:value="-6" calcext:value-type="float">
            <text:p>-6</text:p>
          </table:table-cell>
          <table:table-cell table:style-name="ce96" table:formula="of:=[.O:.O]/([.M100]-[.M99])*30.4375" office:value-type="float" office:value="0.00400792257384892" calcext:value-type="float">
            <text:p>0</text:p>
          </table:table-cell>
          <table:table-cell table:formula="of:=[$'Dates Ref'.R100]" office:value-type="date" office:date-value="1899-12-30" calcext:value-type="date">
            <text:p>Dec 30, 99</text:p>
          </table:table-cell>
          <table:table-cell table:style-name="ce38" table:formula="of:=[$asianfanfics.C100]" office:value-type="float" office:value="0" calcext:value-type="float">
            <text:p>0</text:p>
          </table:table-cell>
          <table:table-cell table:formula="of:=[.R100]-[.R99]" office:value-type="float" office:value="-143597" calcext:value-type="float">
            <text:p>-143,597</text:p>
          </table:table-cell>
          <table:table-cell table:style-name="ce96" table:formula="of:=[.S:.S]/([.Q100]-[.Q99])*30.4375" office:value-type="string" office:string-value="" calcext:value-type="error">
            <text:p>#DIV/0!</text:p>
          </table:table-cell>
          <table:table-cell table:formula="of:=SUM([.B100]; [.F100]; [.J100]; [.N100]; [.R100])" office:value-type="float" office:value="0" calcext:value-type="float">
            <text:p>0</text:p>
          </table:table-cell>
          <table:table-cell table:formula="of:=[.U100]-[.U99]" office:value-type="float" office:value="-269401" calcext:value-type="float">
            <text:p>-269,401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percentage" office:value="-0.000131196740934823" calcext:value-type="percentage">
            <text:p>-0.01%</text:p>
          </table:table-cell>
          <table:table-cell table:formula="of:=[.L:.L]/[.V:.V]" office:value-type="percentage" office:value="-0.000180722816370115" calcext:value-type="percentage">
            <text:p>-0.02%</text:p>
          </table:table-cell>
          <table:table-cell table:formula="of:=[.P:.P]/[.V:.V]" office:value-type="percentage" office:value="-0.0000000148771629424127" calcext:value-type="percentage">
            <text:p>0.00%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01]" office:value-type="date" office:date-value="1899-12-30" calcext:value-type="date">
            <text:p>Dec 30, 99</text:p>
          </table:table-cell>
          <table:table-cell table:style-name="ce38" table:formula="of:=[$'kpop ao3'.D101]" office:value-type="float" office:value="0" calcext:value-type="float">
            <text:p>0</text:p>
          </table:table-cell>
          <table:table-cell table:formula="of:=[.F101]-[.F100]" office:value-type="float" office:value="0" calcext:value-type="float">
            <text:p>0</text:p>
          </table:table-cell>
          <table:table-cell table:style-name="ce96" table:formula="of:=[.G:.G]/([.E101]-[.E100])*30.4375" office:value-type="string" office:string-value="" calcext:value-type="error">
            <text:p>#DIV/0!</text:p>
          </table:table-cell>
          <table:table-cell table:style-name="ce15" table:formula="of:=[$'Dates Ref'.A101]" office:value-type="date" office:date-value="1899-12-30" calcext:value-type="date">
            <text:p>Dec 30, 99</text:p>
          </table:table-cell>
          <table:table-cell table:style-name="ce38" table:formula="of:=[$'kpop wp'.D101]" office:value-type="float" office:value="0" calcext:value-type="float">
            <text:p>0</text:p>
          </table:table-cell>
          <table:table-cell table:formula="of:=[.J101]-[.J100]" office:value-type="float" office:value="0" calcext:value-type="float">
            <text:p>0</text:p>
          </table:table-cell>
          <table:table-cell table:style-name="ce96" table:formula="of:=[.K:.K]/([.I101]-[.I100])*30.4375" office:value-type="string" office:string-value="" calcext:value-type="error">
            <text:p>#DIV/0!</text:p>
          </table:table-cell>
          <table:table-cell table:style-name="ce90" table:formula="of:=[$'Dates Ref'.A101]" office:value-type="date" office:date-value="1899-12-30" calcext:value-type="date">
            <text:p>Dec 30, 99</text:p>
          </table:table-cell>
          <table:table-cell table:style-name="ce101" table:formula="of:=[$'kpop sqw'.D101]" office:value-type="float" office:value="0" calcext:value-type="float">
            <text:p>0</text:p>
          </table:table-cell>
          <table:table-cell table:style-name="Default" table:formula="of:=[.N101]-[.N100]" office:value-type="float" office:value="0" calcext:value-type="float">
            <text:p>0</text:p>
          </table:table-cell>
          <table:table-cell table:style-name="ce96" table:formula="of:=[.O:.O]/([.M101]-[.M100])*30.4375" office:value-type="string" office:string-value="" calcext:value-type="error">
            <text:p>#DIV/0!</text:p>
          </table:table-cell>
          <table:table-cell table:formula="of:=[$'Dates Ref'.R101]" office:value-type="date" office:date-value="1899-12-30" calcext:value-type="date">
            <text:p>Dec 30, 99</text:p>
          </table:table-cell>
          <table:table-cell table:style-name="ce38" table:formula="of:=[$asianfanfics.C101]" office:value-type="float" office:value="0" calcext:value-type="float">
            <text:p>0</text:p>
          </table:table-cell>
          <table:table-cell table:formula="of:=[.R101]-[.R100]" office:value-type="float" office:value="0" calcext:value-type="float">
            <text:p>0</text:p>
          </table:table-cell>
          <table:table-cell table:style-name="ce96" table:formula="of:=[.S:.S]/([.Q101]-[.Q100])*30.4375" office:value-type="string" office:string-value="" calcext:value-type="error">
            <text:p>#DIV/0!</text:p>
          </table:table-cell>
          <table:table-cell table:formula="of:=SUM([.B101]; [.F101]; [.J101]; [.N101]; [.R101])" office:value-type="float" office:value="0" calcext:value-type="float">
            <text:p>0</text:p>
          </table:table-cell>
          <table:table-cell table:formula="of:=[.U101]-[.U100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02]" office:value-type="date" office:date-value="1899-12-30" calcext:value-type="date">
            <text:p>Dec 30, 99</text:p>
          </table:table-cell>
          <table:table-cell table:style-name="ce38" table:formula="of:=[$'kpop ao3'.D102]" office:value-type="float" office:value="0" calcext:value-type="float">
            <text:p>0</text:p>
          </table:table-cell>
          <table:table-cell table:formula="of:=[.F102]-[.F101]" office:value-type="float" office:value="0" calcext:value-type="float">
            <text:p>0</text:p>
          </table:table-cell>
          <table:table-cell table:style-name="ce96" table:formula="of:=[.G:.G]/([.E102]-[.E101])*30.4375" office:value-type="string" office:string-value="" calcext:value-type="error">
            <text:p>#DIV/0!</text:p>
          </table:table-cell>
          <table:table-cell table:style-name="ce15" table:formula="of:=[$'Dates Ref'.A102]" office:value-type="date" office:date-value="1899-12-30" calcext:value-type="date">
            <text:p>Dec 30, 99</text:p>
          </table:table-cell>
          <table:table-cell table:style-name="ce38" table:formula="of:=[$'kpop wp'.D102]" office:value-type="float" office:value="0" calcext:value-type="float">
            <text:p>0</text:p>
          </table:table-cell>
          <table:table-cell table:formula="of:=[.J102]-[.J101]" office:value-type="float" office:value="0" calcext:value-type="float">
            <text:p>0</text:p>
          </table:table-cell>
          <table:table-cell table:style-name="ce96" table:formula="of:=[.K:.K]/([.I102]-[.I101])*30.4375" office:value-type="string" office:string-value="" calcext:value-type="error">
            <text:p>#DIV/0!</text:p>
          </table:table-cell>
          <table:table-cell table:style-name="ce90" table:formula="of:=[$'Dates Ref'.A102]" office:value-type="date" office:date-value="1899-12-30" calcext:value-type="date">
            <text:p>Dec 30, 99</text:p>
          </table:table-cell>
          <table:table-cell table:style-name="ce101" table:formula="of:=[$'kpop sqw'.D102]" office:value-type="float" office:value="0" calcext:value-type="float">
            <text:p>0</text:p>
          </table:table-cell>
          <table:table-cell table:style-name="Default" table:formula="of:=[.N102]-[.N101]" office:value-type="float" office:value="0" calcext:value-type="float">
            <text:p>0</text:p>
          </table:table-cell>
          <table:table-cell table:style-name="ce96" table:formula="of:=[.O:.O]/([.M102]-[.M101])*30.4375" office:value-type="string" office:string-value="" calcext:value-type="error">
            <text:p>#DIV/0!</text:p>
          </table:table-cell>
          <table:table-cell table:formula="of:=[$'Dates Ref'.R102]" office:value-type="date" office:date-value="1899-12-30" calcext:value-type="date">
            <text:p>Dec 30, 99</text:p>
          </table:table-cell>
          <table:table-cell table:style-name="ce38" table:formula="of:=[$asianfanfics.C102]" office:value-type="float" office:value="0" calcext:value-type="float">
            <text:p>0</text:p>
          </table:table-cell>
          <table:table-cell table:formula="of:=[.R102]-[.R101]" office:value-type="float" office:value="0" calcext:value-type="float">
            <text:p>0</text:p>
          </table:table-cell>
          <table:table-cell table:style-name="ce96" table:formula="of:=[.S:.S]/([.Q102]-[.Q101])*30.4375" office:value-type="string" office:string-value="" calcext:value-type="error">
            <text:p>#DIV/0!</text:p>
          </table:table-cell>
          <table:table-cell table:formula="of:=SUM([.B102]; [.F102]; [.J102]; [.N102]; [.R102])" office:value-type="float" office:value="0" calcext:value-type="float">
            <text:p>0</text:p>
          </table:table-cell>
          <table:table-cell table:formula="of:=[.U102]-[.U101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03]" office:value-type="date" office:date-value="1899-12-30" calcext:value-type="date">
            <text:p>Dec 30, 99</text:p>
          </table:table-cell>
          <table:table-cell table:style-name="ce38" table:formula="of:=[$'kpop ao3'.D103]" office:value-type="float" office:value="0" calcext:value-type="float">
            <text:p>0</text:p>
          </table:table-cell>
          <table:table-cell table:formula="of:=[.F103]-[.F102]" office:value-type="float" office:value="0" calcext:value-type="float">
            <text:p>0</text:p>
          </table:table-cell>
          <table:table-cell table:style-name="ce96" table:formula="of:=[.G:.G]/([.E103]-[.E102])*30.4375" office:value-type="string" office:string-value="" calcext:value-type="error">
            <text:p>#DIV/0!</text:p>
          </table:table-cell>
          <table:table-cell table:style-name="ce15" table:formula="of:=[$'Dates Ref'.A103]" office:value-type="date" office:date-value="1899-12-30" calcext:value-type="date">
            <text:p>Dec 30, 99</text:p>
          </table:table-cell>
          <table:table-cell table:style-name="ce38" table:formula="of:=[$'kpop wp'.D103]" office:value-type="float" office:value="0" calcext:value-type="float">
            <text:p>0</text:p>
          </table:table-cell>
          <table:table-cell table:formula="of:=[.J103]-[.J102]" office:value-type="float" office:value="0" calcext:value-type="float">
            <text:p>0</text:p>
          </table:table-cell>
          <table:table-cell table:style-name="ce96" table:formula="of:=[.K:.K]/([.I103]-[.I102])*30.4375" office:value-type="string" office:string-value="" calcext:value-type="error">
            <text:p>#DIV/0!</text:p>
          </table:table-cell>
          <table:table-cell table:style-name="ce90" table:formula="of:=[$'Dates Ref'.A103]" office:value-type="date" office:date-value="1899-12-30" calcext:value-type="date">
            <text:p>Dec 30, 99</text:p>
          </table:table-cell>
          <table:table-cell table:style-name="ce101" table:formula="of:=[$'kpop sqw'.D103]" office:value-type="float" office:value="0" calcext:value-type="float">
            <text:p>0</text:p>
          </table:table-cell>
          <table:table-cell table:style-name="Default" table:formula="of:=[.N103]-[.N102]" office:value-type="float" office:value="0" calcext:value-type="float">
            <text:p>0</text:p>
          </table:table-cell>
          <table:table-cell table:style-name="ce96" table:formula="of:=[.O:.O]/([.M103]-[.M102])*30.4375" office:value-type="string" office:string-value="" calcext:value-type="error">
            <text:p>#DIV/0!</text:p>
          </table:table-cell>
          <table:table-cell table:formula="of:=[$'Dates Ref'.R103]" office:value-type="date" office:date-value="1899-12-30" calcext:value-type="date">
            <text:p>Dec 30, 99</text:p>
          </table:table-cell>
          <table:table-cell table:style-name="ce38" table:formula="of:=[$asianfanfics.C103]" office:value-type="float" office:value="0" calcext:value-type="float">
            <text:p>0</text:p>
          </table:table-cell>
          <table:table-cell table:formula="of:=[.R103]-[.R102]" office:value-type="float" office:value="0" calcext:value-type="float">
            <text:p>0</text:p>
          </table:table-cell>
          <table:table-cell table:style-name="ce96" table:formula="of:=[.S:.S]/([.Q103]-[.Q102])*30.4375" office:value-type="string" office:string-value="" calcext:value-type="error">
            <text:p>#DIV/0!</text:p>
          </table:table-cell>
          <table:table-cell table:formula="of:=SUM([.B103]; [.F103]; [.J103]; [.N103]; [.R103])" office:value-type="float" office:value="0" calcext:value-type="float">
            <text:p>0</text:p>
          </table:table-cell>
          <table:table-cell table:formula="of:=[.U103]-[.U102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04]" office:value-type="date" office:date-value="1899-12-30" calcext:value-type="date">
            <text:p>Dec 30, 99</text:p>
          </table:table-cell>
          <table:table-cell table:style-name="ce38" table:formula="of:=[$'kpop ao3'.D104]" office:value-type="float" office:value="0" calcext:value-type="float">
            <text:p>0</text:p>
          </table:table-cell>
          <table:table-cell table:formula="of:=[.F104]-[.F103]" office:value-type="float" office:value="0" calcext:value-type="float">
            <text:p>0</text:p>
          </table:table-cell>
          <table:table-cell table:style-name="ce96" table:formula="of:=[.G:.G]/([.E104]-[.E103])*30.4375" office:value-type="string" office:string-value="" calcext:value-type="error">
            <text:p>#DIV/0!</text:p>
          </table:table-cell>
          <table:table-cell table:style-name="ce15" table:formula="of:=[$'Dates Ref'.A104]" office:value-type="date" office:date-value="1899-12-30" calcext:value-type="date">
            <text:p>Dec 30, 99</text:p>
          </table:table-cell>
          <table:table-cell table:style-name="ce38" table:formula="of:=[$'kpop wp'.D104]" office:value-type="float" office:value="0" calcext:value-type="float">
            <text:p>0</text:p>
          </table:table-cell>
          <table:table-cell table:formula="of:=[.J104]-[.J103]" office:value-type="float" office:value="0" calcext:value-type="float">
            <text:p>0</text:p>
          </table:table-cell>
          <table:table-cell table:style-name="ce96" table:formula="of:=[.K:.K]/([.I104]-[.I103])*30.4375" office:value-type="string" office:string-value="" calcext:value-type="error">
            <text:p>#DIV/0!</text:p>
          </table:table-cell>
          <table:table-cell table:style-name="ce90" table:formula="of:=[$'Dates Ref'.A104]" office:value-type="date" office:date-value="1899-12-30" calcext:value-type="date">
            <text:p>Dec 30, 99</text:p>
          </table:table-cell>
          <table:table-cell table:style-name="ce101" table:formula="of:=[$'kpop sqw'.D104]" office:value-type="float" office:value="0" calcext:value-type="float">
            <text:p>0</text:p>
          </table:table-cell>
          <table:table-cell table:style-name="Default" table:formula="of:=[.N104]-[.N103]" office:value-type="float" office:value="0" calcext:value-type="float">
            <text:p>0</text:p>
          </table:table-cell>
          <table:table-cell table:style-name="ce96" table:formula="of:=[.O:.O]/([.M104]-[.M103])*30.4375" office:value-type="string" office:string-value="" calcext:value-type="error">
            <text:p>#DIV/0!</text:p>
          </table:table-cell>
          <table:table-cell table:formula="of:=[$'Dates Ref'.R104]" office:value-type="date" office:date-value="1899-12-30" calcext:value-type="date">
            <text:p>Dec 30, 99</text:p>
          </table:table-cell>
          <table:table-cell table:style-name="ce38" table:formula="of:=[$asianfanfics.C104]" office:value-type="float" office:value="0" calcext:value-type="float">
            <text:p>0</text:p>
          </table:table-cell>
          <table:table-cell table:formula="of:=[.R104]-[.R103]" office:value-type="float" office:value="0" calcext:value-type="float">
            <text:p>0</text:p>
          </table:table-cell>
          <table:table-cell table:style-name="ce96" table:formula="of:=[.S:.S]/([.Q104]-[.Q103])*30.4375" office:value-type="string" office:string-value="" calcext:value-type="error">
            <text:p>#DIV/0!</text:p>
          </table:table-cell>
          <table:table-cell table:formula="of:=SUM([.B104]; [.F104]; [.J104]; [.N104]; [.R104])" office:value-type="float" office:value="0" calcext:value-type="float">
            <text:p>0</text:p>
          </table:table-cell>
          <table:table-cell table:formula="of:=[.U104]-[.U103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05]" office:value-type="date" office:date-value="1899-12-30" calcext:value-type="date">
            <text:p>Dec 30, 99</text:p>
          </table:table-cell>
          <table:table-cell table:style-name="ce38" table:formula="of:=[$'kpop ao3'.D105]" office:value-type="float" office:value="0" calcext:value-type="float">
            <text:p>0</text:p>
          </table:table-cell>
          <table:table-cell table:formula="of:=[.F105]-[.F104]" office:value-type="float" office:value="0" calcext:value-type="float">
            <text:p>0</text:p>
          </table:table-cell>
          <table:table-cell table:style-name="ce96" table:formula="of:=[.G:.G]/([.E105]-[.E104])*30.4375" office:value-type="string" office:string-value="" calcext:value-type="error">
            <text:p>#DIV/0!</text:p>
          </table:table-cell>
          <table:table-cell table:style-name="ce15" table:formula="of:=[$'Dates Ref'.A105]" office:value-type="date" office:date-value="1899-12-30" calcext:value-type="date">
            <text:p>Dec 30, 99</text:p>
          </table:table-cell>
          <table:table-cell table:style-name="ce38" table:formula="of:=[$'kpop wp'.D105]" office:value-type="float" office:value="0" calcext:value-type="float">
            <text:p>0</text:p>
          </table:table-cell>
          <table:table-cell table:formula="of:=[.J105]-[.J104]" office:value-type="float" office:value="0" calcext:value-type="float">
            <text:p>0</text:p>
          </table:table-cell>
          <table:table-cell table:style-name="ce96" table:formula="of:=[.K:.K]/([.I105]-[.I104])*30.4375" office:value-type="string" office:string-value="" calcext:value-type="error">
            <text:p>#DIV/0!</text:p>
          </table:table-cell>
          <table:table-cell table:style-name="ce90" table:formula="of:=[$'Dates Ref'.A105]" office:value-type="date" office:date-value="1899-12-30" calcext:value-type="date">
            <text:p>Dec 30, 99</text:p>
          </table:table-cell>
          <table:table-cell table:style-name="ce101" table:formula="of:=[$'kpop sqw'.D105]" office:value-type="float" office:value="0" calcext:value-type="float">
            <text:p>0</text:p>
          </table:table-cell>
          <table:table-cell table:style-name="Default" table:formula="of:=[.N105]-[.N104]" office:value-type="float" office:value="0" calcext:value-type="float">
            <text:p>0</text:p>
          </table:table-cell>
          <table:table-cell table:style-name="ce96" table:formula="of:=[.O:.O]/([.M105]-[.M104])*30.4375" office:value-type="string" office:string-value="" calcext:value-type="error">
            <text:p>#DIV/0!</text:p>
          </table:table-cell>
          <table:table-cell table:formula="of:=[$'Dates Ref'.R105]" office:value-type="date" office:date-value="1899-12-30" calcext:value-type="date">
            <text:p>Dec 30, 99</text:p>
          </table:table-cell>
          <table:table-cell table:style-name="ce38" table:formula="of:=[$asianfanfics.C105]" office:value-type="float" office:value="0" calcext:value-type="float">
            <text:p>0</text:p>
          </table:table-cell>
          <table:table-cell table:formula="of:=[.R105]-[.R104]" office:value-type="float" office:value="0" calcext:value-type="float">
            <text:p>0</text:p>
          </table:table-cell>
          <table:table-cell table:style-name="ce96" table:formula="of:=[.S:.S]/([.Q105]-[.Q104])*30.4375" office:value-type="string" office:string-value="" calcext:value-type="error">
            <text:p>#DIV/0!</text:p>
          </table:table-cell>
          <table:table-cell table:formula="of:=SUM([.B105]; [.F105]; [.J105]; [.N105]; [.R105])" office:value-type="float" office:value="0" calcext:value-type="float">
            <text:p>0</text:p>
          </table:table-cell>
          <table:table-cell table:formula="of:=[.U105]-[.U104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06]" office:value-type="date" office:date-value="1899-12-30" calcext:value-type="date">
            <text:p>Dec 30, 99</text:p>
          </table:table-cell>
          <table:table-cell table:style-name="ce38" table:formula="of:=[$'kpop ao3'.D106]" office:value-type="float" office:value="0" calcext:value-type="float">
            <text:p>0</text:p>
          </table:table-cell>
          <table:table-cell table:formula="of:=[.F106]-[.F105]" office:value-type="float" office:value="0" calcext:value-type="float">
            <text:p>0</text:p>
          </table:table-cell>
          <table:table-cell table:style-name="ce96" table:formula="of:=[.G:.G]/([.E106]-[.E105])*30.4375" office:value-type="string" office:string-value="" calcext:value-type="error">
            <text:p>#DIV/0!</text:p>
          </table:table-cell>
          <table:table-cell table:style-name="ce15" table:formula="of:=[$'Dates Ref'.A106]" office:value-type="date" office:date-value="1899-12-30" calcext:value-type="date">
            <text:p>Dec 30, 99</text:p>
          </table:table-cell>
          <table:table-cell table:style-name="ce38" table:formula="of:=[$'kpop wp'.D106]" office:value-type="float" office:value="0" calcext:value-type="float">
            <text:p>0</text:p>
          </table:table-cell>
          <table:table-cell table:formula="of:=[.J106]-[.J105]" office:value-type="float" office:value="0" calcext:value-type="float">
            <text:p>0</text:p>
          </table:table-cell>
          <table:table-cell table:style-name="ce96" table:formula="of:=[.K:.K]/([.I106]-[.I105])*30.4375" office:value-type="string" office:string-value="" calcext:value-type="error">
            <text:p>#DIV/0!</text:p>
          </table:table-cell>
          <table:table-cell table:style-name="ce90" table:formula="of:=[$'Dates Ref'.A106]" office:value-type="date" office:date-value="1899-12-30" calcext:value-type="date">
            <text:p>Dec 30, 99</text:p>
          </table:table-cell>
          <table:table-cell table:style-name="ce101" table:formula="of:=[$'kpop sqw'.D106]" office:value-type="float" office:value="0" calcext:value-type="float">
            <text:p>0</text:p>
          </table:table-cell>
          <table:table-cell table:style-name="Default" table:formula="of:=[.N106]-[.N105]" office:value-type="float" office:value="0" calcext:value-type="float">
            <text:p>0</text:p>
          </table:table-cell>
          <table:table-cell table:style-name="ce96" table:formula="of:=[.O:.O]/([.M106]-[.M105])*30.4375" office:value-type="string" office:string-value="" calcext:value-type="error">
            <text:p>#DIV/0!</text:p>
          </table:table-cell>
          <table:table-cell table:formula="of:=[$'Dates Ref'.R106]" office:value-type="date" office:date-value="1899-12-30" calcext:value-type="date">
            <text:p>Dec 30, 99</text:p>
          </table:table-cell>
          <table:table-cell table:style-name="ce38" table:formula="of:=[$asianfanfics.C106]" office:value-type="float" office:value="0" calcext:value-type="float">
            <text:p>0</text:p>
          </table:table-cell>
          <table:table-cell table:formula="of:=[.R106]-[.R105]" office:value-type="float" office:value="0" calcext:value-type="float">
            <text:p>0</text:p>
          </table:table-cell>
          <table:table-cell table:style-name="ce96" table:formula="of:=[.S:.S]/([.Q106]-[.Q105])*30.4375" office:value-type="string" office:string-value="" calcext:value-type="error">
            <text:p>#DIV/0!</text:p>
          </table:table-cell>
          <table:table-cell table:formula="of:=SUM([.B106]; [.F106]; [.J106]; [.N106]; [.R106])" office:value-type="float" office:value="0" calcext:value-type="float">
            <text:p>0</text:p>
          </table:table-cell>
          <table:table-cell table:formula="of:=[.U106]-[.U105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07]" office:value-type="date" office:date-value="1899-12-30" calcext:value-type="date">
            <text:p>Dec 30, 99</text:p>
          </table:table-cell>
          <table:table-cell table:style-name="ce38" table:formula="of:=[$'kpop ao3'.D107]" office:value-type="float" office:value="0" calcext:value-type="float">
            <text:p>0</text:p>
          </table:table-cell>
          <table:table-cell table:formula="of:=[.F107]-[.F106]" office:value-type="float" office:value="0" calcext:value-type="float">
            <text:p>0</text:p>
          </table:table-cell>
          <table:table-cell table:style-name="ce96" table:formula="of:=[.G:.G]/([.E107]-[.E106])*30.4375" office:value-type="string" office:string-value="" calcext:value-type="error">
            <text:p>#DIV/0!</text:p>
          </table:table-cell>
          <table:table-cell table:style-name="ce15" table:formula="of:=[$'Dates Ref'.A107]" office:value-type="date" office:date-value="1899-12-30" calcext:value-type="date">
            <text:p>Dec 30, 99</text:p>
          </table:table-cell>
          <table:table-cell table:style-name="ce38" table:formula="of:=[$'kpop wp'.D107]" office:value-type="float" office:value="0" calcext:value-type="float">
            <text:p>0</text:p>
          </table:table-cell>
          <table:table-cell table:formula="of:=[.J107]-[.J106]" office:value-type="float" office:value="0" calcext:value-type="float">
            <text:p>0</text:p>
          </table:table-cell>
          <table:table-cell table:style-name="ce96" table:formula="of:=[.K:.K]/([.I107]-[.I106])*30.4375" office:value-type="string" office:string-value="" calcext:value-type="error">
            <text:p>#DIV/0!</text:p>
          </table:table-cell>
          <table:table-cell table:style-name="ce90" table:formula="of:=[$'Dates Ref'.A107]" office:value-type="date" office:date-value="1899-12-30" calcext:value-type="date">
            <text:p>Dec 30, 99</text:p>
          </table:table-cell>
          <table:table-cell table:style-name="ce101" table:formula="of:=[$'kpop sqw'.D107]" office:value-type="float" office:value="0" calcext:value-type="float">
            <text:p>0</text:p>
          </table:table-cell>
          <table:table-cell table:style-name="Default" table:formula="of:=[.N107]-[.N106]" office:value-type="float" office:value="0" calcext:value-type="float">
            <text:p>0</text:p>
          </table:table-cell>
          <table:table-cell table:style-name="ce96" table:formula="of:=[.O:.O]/([.M107]-[.M106])*30.4375" office:value-type="string" office:string-value="" calcext:value-type="error">
            <text:p>#DIV/0!</text:p>
          </table:table-cell>
          <table:table-cell table:formula="of:=[$'Dates Ref'.R107]" office:value-type="date" office:date-value="1899-12-30" calcext:value-type="date">
            <text:p>Dec 30, 99</text:p>
          </table:table-cell>
          <table:table-cell table:style-name="ce38" table:formula="of:=[$asianfanfics.C107]" office:value-type="float" office:value="0" calcext:value-type="float">
            <text:p>0</text:p>
          </table:table-cell>
          <table:table-cell table:formula="of:=[.R107]-[.R106]" office:value-type="float" office:value="0" calcext:value-type="float">
            <text:p>0</text:p>
          </table:table-cell>
          <table:table-cell table:style-name="ce96" table:formula="of:=[.S:.S]/([.Q107]-[.Q106])*30.4375" office:value-type="string" office:string-value="" calcext:value-type="error">
            <text:p>#DIV/0!</text:p>
          </table:table-cell>
          <table:table-cell table:formula="of:=SUM([.B107]; [.F107]; [.J107]; [.N107]; [.R107])" office:value-type="float" office:value="0" calcext:value-type="float">
            <text:p>0</text:p>
          </table:table-cell>
          <table:table-cell table:formula="of:=[.U107]-[.U106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08]" office:value-type="date" office:date-value="1899-12-30" calcext:value-type="date">
            <text:p>Dec 30, 99</text:p>
          </table:table-cell>
          <table:table-cell table:style-name="ce38" table:formula="of:=[$'kpop ao3'.D108]" office:value-type="float" office:value="0" calcext:value-type="float">
            <text:p>0</text:p>
          </table:table-cell>
          <table:table-cell table:formula="of:=[.F108]-[.F107]" office:value-type="float" office:value="0" calcext:value-type="float">
            <text:p>0</text:p>
          </table:table-cell>
          <table:table-cell table:style-name="ce96" table:formula="of:=[.G:.G]/([.E108]-[.E107])*30.4375" office:value-type="string" office:string-value="" calcext:value-type="error">
            <text:p>#DIV/0!</text:p>
          </table:table-cell>
          <table:table-cell table:style-name="ce15" table:formula="of:=[$'Dates Ref'.A108]" office:value-type="date" office:date-value="1899-12-30" calcext:value-type="date">
            <text:p>Dec 30, 99</text:p>
          </table:table-cell>
          <table:table-cell table:style-name="ce38" table:formula="of:=[$'kpop wp'.D108]" office:value-type="float" office:value="0" calcext:value-type="float">
            <text:p>0</text:p>
          </table:table-cell>
          <table:table-cell table:formula="of:=[.J108]-[.J107]" office:value-type="float" office:value="0" calcext:value-type="float">
            <text:p>0</text:p>
          </table:table-cell>
          <table:table-cell table:style-name="ce96" table:formula="of:=[.K:.K]/([.I108]-[.I107])*30.4375" office:value-type="string" office:string-value="" calcext:value-type="error">
            <text:p>#DIV/0!</text:p>
          </table:table-cell>
          <table:table-cell table:style-name="ce90" table:formula="of:=[$'Dates Ref'.A108]" office:value-type="date" office:date-value="1899-12-30" calcext:value-type="date">
            <text:p>Dec 30, 99</text:p>
          </table:table-cell>
          <table:table-cell table:style-name="ce101" table:formula="of:=[$'kpop sqw'.D108]" office:value-type="float" office:value="0" calcext:value-type="float">
            <text:p>0</text:p>
          </table:table-cell>
          <table:table-cell table:style-name="Default" table:formula="of:=[.N108]-[.N107]" office:value-type="float" office:value="0" calcext:value-type="float">
            <text:p>0</text:p>
          </table:table-cell>
          <table:table-cell table:style-name="ce96" table:formula="of:=[.O:.O]/([.M108]-[.M107])*30.4375" office:value-type="string" office:string-value="" calcext:value-type="error">
            <text:p>#DIV/0!</text:p>
          </table:table-cell>
          <table:table-cell table:formula="of:=[$'Dates Ref'.R108]" office:value-type="date" office:date-value="1899-12-30" calcext:value-type="date">
            <text:p>Dec 30, 99</text:p>
          </table:table-cell>
          <table:table-cell table:style-name="ce38" table:formula="of:=[$asianfanfics.C108]" office:value-type="float" office:value="0" calcext:value-type="float">
            <text:p>0</text:p>
          </table:table-cell>
          <table:table-cell table:formula="of:=[.R108]-[.R107]" office:value-type="float" office:value="0" calcext:value-type="float">
            <text:p>0</text:p>
          </table:table-cell>
          <table:table-cell table:style-name="ce96" table:formula="of:=[.S:.S]/([.Q108]-[.Q107])*30.4375" office:value-type="string" office:string-value="" calcext:value-type="error">
            <text:p>#DIV/0!</text:p>
          </table:table-cell>
          <table:table-cell table:formula="of:=SUM([.B108]; [.F108]; [.J108]; [.N108]; [.R108])" office:value-type="float" office:value="0" calcext:value-type="float">
            <text:p>0</text:p>
          </table:table-cell>
          <table:table-cell table:formula="of:=[.U108]-[.U107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09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09]" office:value-type="date" office:date-value="1899-12-30" calcext:value-type="date">
            <text:p>Dec 30, 99</text:p>
          </table:table-cell>
          <table:table-cell table:style-name="ce38" table:formula="of:=[$'kpop ao3'.D109]" office:value-type="float" office:value="0" calcext:value-type="float">
            <text:p>0</text:p>
          </table:table-cell>
          <table:table-cell table:formula="of:=[.F109]-[.F108]" office:value-type="float" office:value="0" calcext:value-type="float">
            <text:p>0</text:p>
          </table:table-cell>
          <table:table-cell table:style-name="ce96" table:formula="of:=[.G:.G]/([.E109]-[.E108])*30.4375" office:value-type="string" office:string-value="" calcext:value-type="error">
            <text:p>#DIV/0!</text:p>
          </table:table-cell>
          <table:table-cell table:style-name="ce15" table:formula="of:=[$'Dates Ref'.A109]" office:value-type="date" office:date-value="1899-12-30" calcext:value-type="date">
            <text:p>Dec 30, 99</text:p>
          </table:table-cell>
          <table:table-cell table:style-name="ce38" table:formula="of:=[$'kpop wp'.D109]" office:value-type="float" office:value="0" calcext:value-type="float">
            <text:p>0</text:p>
          </table:table-cell>
          <table:table-cell table:formula="of:=[.J109]-[.J108]" office:value-type="float" office:value="0" calcext:value-type="float">
            <text:p>0</text:p>
          </table:table-cell>
          <table:table-cell table:style-name="ce96" table:formula="of:=[.K:.K]/([.I109]-[.I108])*30.4375" office:value-type="string" office:string-value="" calcext:value-type="error">
            <text:p>#DIV/0!</text:p>
          </table:table-cell>
          <table:table-cell table:style-name="ce90" table:formula="of:=[$'Dates Ref'.A109]" office:value-type="date" office:date-value="1899-12-30" calcext:value-type="date">
            <text:p>Dec 30, 99</text:p>
          </table:table-cell>
          <table:table-cell table:style-name="ce101" table:formula="of:=[$'kpop sqw'.D109]" office:value-type="float" office:value="0" calcext:value-type="float">
            <text:p>0</text:p>
          </table:table-cell>
          <table:table-cell table:style-name="Default" table:formula="of:=[.N109]-[.N108]" office:value-type="float" office:value="0" calcext:value-type="float">
            <text:p>0</text:p>
          </table:table-cell>
          <table:table-cell table:style-name="ce96" table:formula="of:=[.O:.O]/([.M109]-[.M108])*30.4375" office:value-type="string" office:string-value="" calcext:value-type="error">
            <text:p>#DIV/0!</text:p>
          </table:table-cell>
          <table:table-cell table:formula="of:=[$'Dates Ref'.R109]" office:value-type="date" office:date-value="1899-12-30" calcext:value-type="date">
            <text:p>Dec 30, 99</text:p>
          </table:table-cell>
          <table:table-cell table:style-name="ce38" table:formula="of:=[$asianfanfics.C109]" office:value-type="float" office:value="0" calcext:value-type="float">
            <text:p>0</text:p>
          </table:table-cell>
          <table:table-cell table:formula="of:=[.R109]-[.R108]" office:value-type="float" office:value="0" calcext:value-type="float">
            <text:p>0</text:p>
          </table:table-cell>
          <table:table-cell table:style-name="ce96" table:formula="of:=[.S:.S]/([.Q109]-[.Q108])*30.4375" office:value-type="string" office:string-value="" calcext:value-type="error">
            <text:p>#DIV/0!</text:p>
          </table:table-cell>
          <table:table-cell table:formula="of:=SUM([.B109]; [.F109]; [.J109]; [.N109]; [.R109])" office:value-type="float" office:value="0" calcext:value-type="float">
            <text:p>0</text:p>
          </table:table-cell>
          <table:table-cell table:formula="of:=[.U109]-[.U108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10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10]" office:value-type="date" office:date-value="1899-12-30" calcext:value-type="date">
            <text:p>Dec 30, 99</text:p>
          </table:table-cell>
          <table:table-cell table:style-name="ce38" table:formula="of:=[$'kpop ao3'.D110]" office:value-type="float" office:value="0" calcext:value-type="float">
            <text:p>0</text:p>
          </table:table-cell>
          <table:table-cell table:formula="of:=[.F110]-[.F109]" office:value-type="float" office:value="0" calcext:value-type="float">
            <text:p>0</text:p>
          </table:table-cell>
          <table:table-cell table:style-name="ce96" table:formula="of:=[.G:.G]/([.E110]-[.E109])*30.4375" office:value-type="string" office:string-value="" calcext:value-type="error">
            <text:p>#DIV/0!</text:p>
          </table:table-cell>
          <table:table-cell table:style-name="ce15" table:formula="of:=[$'Dates Ref'.A110]" office:value-type="date" office:date-value="1899-12-30" calcext:value-type="date">
            <text:p>Dec 30, 99</text:p>
          </table:table-cell>
          <table:table-cell table:style-name="ce38" table:formula="of:=[$'kpop wp'.D110]" office:value-type="float" office:value="0" calcext:value-type="float">
            <text:p>0</text:p>
          </table:table-cell>
          <table:table-cell table:formula="of:=[.J110]-[.J109]" office:value-type="float" office:value="0" calcext:value-type="float">
            <text:p>0</text:p>
          </table:table-cell>
          <table:table-cell table:style-name="ce96" table:formula="of:=[.K:.K]/([.I110]-[.I109])*30.4375" office:value-type="string" office:string-value="" calcext:value-type="error">
            <text:p>#DIV/0!</text:p>
          </table:table-cell>
          <table:table-cell table:style-name="ce90" table:formula="of:=[$'Dates Ref'.A110]" office:value-type="date" office:date-value="1899-12-30" calcext:value-type="date">
            <text:p>Dec 30, 99</text:p>
          </table:table-cell>
          <table:table-cell table:style-name="ce101" table:formula="of:=[$'kpop sqw'.D110]" office:value-type="float" office:value="0" calcext:value-type="float">
            <text:p>0</text:p>
          </table:table-cell>
          <table:table-cell table:style-name="Default" table:formula="of:=[.N110]-[.N109]" office:value-type="float" office:value="0" calcext:value-type="float">
            <text:p>0</text:p>
          </table:table-cell>
          <table:table-cell table:style-name="ce96" table:formula="of:=[.O:.O]/([.M110]-[.M109])*30.4375" office:value-type="string" office:string-value="" calcext:value-type="error">
            <text:p>#DIV/0!</text:p>
          </table:table-cell>
          <table:table-cell table:formula="of:=[$'Dates Ref'.R110]" office:value-type="date" office:date-value="1899-12-30" calcext:value-type="date">
            <text:p>Dec 30, 99</text:p>
          </table:table-cell>
          <table:table-cell table:style-name="ce38" table:formula="of:=[$asianfanfics.C110]" office:value-type="float" office:value="0" calcext:value-type="float">
            <text:p>0</text:p>
          </table:table-cell>
          <table:table-cell table:formula="of:=[.R110]-[.R109]" office:value-type="float" office:value="0" calcext:value-type="float">
            <text:p>0</text:p>
          </table:table-cell>
          <table:table-cell table:style-name="ce96" table:formula="of:=[.S:.S]/([.Q110]-[.Q109])*30.4375" office:value-type="string" office:string-value="" calcext:value-type="error">
            <text:p>#DIV/0!</text:p>
          </table:table-cell>
          <table:table-cell table:formula="of:=SUM([.B110]; [.F110]; [.J110]; [.N110]; [.R110])" office:value-type="float" office:value="0" calcext:value-type="float">
            <text:p>0</text:p>
          </table:table-cell>
          <table:table-cell table:formula="of:=[.U110]-[.U109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11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11]" office:value-type="date" office:date-value="1899-12-30" calcext:value-type="date">
            <text:p>Dec 30, 99</text:p>
          </table:table-cell>
          <table:table-cell table:style-name="ce38" table:formula="of:=[$'kpop ao3'.D111]" office:value-type="float" office:value="0" calcext:value-type="float">
            <text:p>0</text:p>
          </table:table-cell>
          <table:table-cell table:formula="of:=[.F111]-[.F110]" office:value-type="float" office:value="0" calcext:value-type="float">
            <text:p>0</text:p>
          </table:table-cell>
          <table:table-cell table:style-name="ce96" table:formula="of:=[.G:.G]/([.E111]-[.E110])*30.4375" office:value-type="string" office:string-value="" calcext:value-type="error">
            <text:p>#DIV/0!</text:p>
          </table:table-cell>
          <table:table-cell table:style-name="ce15" table:formula="of:=[$'Dates Ref'.A111]" office:value-type="date" office:date-value="1899-12-30" calcext:value-type="date">
            <text:p>Dec 30, 99</text:p>
          </table:table-cell>
          <table:table-cell table:style-name="ce38" table:formula="of:=[$'kpop wp'.D111]" office:value-type="float" office:value="0" calcext:value-type="float">
            <text:p>0</text:p>
          </table:table-cell>
          <table:table-cell table:formula="of:=[.J111]-[.J110]" office:value-type="float" office:value="0" calcext:value-type="float">
            <text:p>0</text:p>
          </table:table-cell>
          <table:table-cell table:style-name="ce96" table:formula="of:=[.K:.K]/([.I111]-[.I110])*30.4375" office:value-type="string" office:string-value="" calcext:value-type="error">
            <text:p>#DIV/0!</text:p>
          </table:table-cell>
          <table:table-cell table:style-name="ce90" table:formula="of:=[$'Dates Ref'.A111]" office:value-type="date" office:date-value="1899-12-30" calcext:value-type="date">
            <text:p>Dec 30, 99</text:p>
          </table:table-cell>
          <table:table-cell table:style-name="ce101" table:formula="of:=[$'kpop sqw'.D111]" office:value-type="float" office:value="0" calcext:value-type="float">
            <text:p>0</text:p>
          </table:table-cell>
          <table:table-cell table:style-name="Default" table:formula="of:=[.N111]-[.N110]" office:value-type="float" office:value="0" calcext:value-type="float">
            <text:p>0</text:p>
          </table:table-cell>
          <table:table-cell table:style-name="ce96" table:formula="of:=[.O:.O]/([.M111]-[.M110])*30.4375" office:value-type="string" office:string-value="" calcext:value-type="error">
            <text:p>#DIV/0!</text:p>
          </table:table-cell>
          <table:table-cell table:formula="of:=[$'Dates Ref'.R111]" office:value-type="date" office:date-value="1899-12-30" calcext:value-type="date">
            <text:p>Dec 30, 99</text:p>
          </table:table-cell>
          <table:table-cell table:style-name="ce38" table:formula="of:=[$asianfanfics.C111]" office:value-type="float" office:value="0" calcext:value-type="float">
            <text:p>0</text:p>
          </table:table-cell>
          <table:table-cell table:formula="of:=[.R111]-[.R110]" office:value-type="float" office:value="0" calcext:value-type="float">
            <text:p>0</text:p>
          </table:table-cell>
          <table:table-cell table:style-name="ce96" table:formula="of:=[.S:.S]/([.Q111]-[.Q110])*30.4375" office:value-type="string" office:string-value="" calcext:value-type="error">
            <text:p>#DIV/0!</text:p>
          </table:table-cell>
          <table:table-cell table:formula="of:=SUM([.B111]; [.F111]; [.J111]; [.N111]; [.R111])" office:value-type="float" office:value="0" calcext:value-type="float">
            <text:p>0</text:p>
          </table:table-cell>
          <table:table-cell table:formula="of:=[.U111]-[.U110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12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12]" office:value-type="date" office:date-value="1899-12-30" calcext:value-type="date">
            <text:p>Dec 30, 99</text:p>
          </table:table-cell>
          <table:table-cell table:style-name="ce38" table:formula="of:=[$'kpop ao3'.D112]" office:value-type="float" office:value="0" calcext:value-type="float">
            <text:p>0</text:p>
          </table:table-cell>
          <table:table-cell table:formula="of:=[.F112]-[.F111]" office:value-type="float" office:value="0" calcext:value-type="float">
            <text:p>0</text:p>
          </table:table-cell>
          <table:table-cell table:style-name="ce96" table:formula="of:=[.G:.G]/([.E112]-[.E111])*30.4375" office:value-type="string" office:string-value="" calcext:value-type="error">
            <text:p>#DIV/0!</text:p>
          </table:table-cell>
          <table:table-cell table:style-name="ce15" table:formula="of:=[$'Dates Ref'.A112]" office:value-type="date" office:date-value="1899-12-30" calcext:value-type="date">
            <text:p>Dec 30, 99</text:p>
          </table:table-cell>
          <table:table-cell table:style-name="ce38" table:formula="of:=[$'kpop wp'.D112]" office:value-type="float" office:value="0" calcext:value-type="float">
            <text:p>0</text:p>
          </table:table-cell>
          <table:table-cell table:formula="of:=[.J112]-[.J111]" office:value-type="float" office:value="0" calcext:value-type="float">
            <text:p>0</text:p>
          </table:table-cell>
          <table:table-cell table:style-name="ce96" table:formula="of:=[.K:.K]/([.I112]-[.I111])*30.4375" office:value-type="string" office:string-value="" calcext:value-type="error">
            <text:p>#DIV/0!</text:p>
          </table:table-cell>
          <table:table-cell table:style-name="ce90" table:formula="of:=[$'Dates Ref'.A112]" office:value-type="date" office:date-value="1899-12-30" calcext:value-type="date">
            <text:p>Dec 30, 99</text:p>
          </table:table-cell>
          <table:table-cell table:style-name="ce101" table:formula="of:=[$'kpop sqw'.D112]" office:value-type="float" office:value="0" calcext:value-type="float">
            <text:p>0</text:p>
          </table:table-cell>
          <table:table-cell table:style-name="Default" table:formula="of:=[.N112]-[.N111]" office:value-type="float" office:value="0" calcext:value-type="float">
            <text:p>0</text:p>
          </table:table-cell>
          <table:table-cell table:style-name="ce96" table:formula="of:=[.O:.O]/([.M112]-[.M111])*30.4375" office:value-type="string" office:string-value="" calcext:value-type="error">
            <text:p>#DIV/0!</text:p>
          </table:table-cell>
          <table:table-cell table:formula="of:=[$'Dates Ref'.R112]" office:value-type="date" office:date-value="1899-12-30" calcext:value-type="date">
            <text:p>Dec 30, 99</text:p>
          </table:table-cell>
          <table:table-cell table:style-name="ce38" table:formula="of:=[$asianfanfics.C112]" office:value-type="float" office:value="0" calcext:value-type="float">
            <text:p>0</text:p>
          </table:table-cell>
          <table:table-cell table:formula="of:=[.R112]-[.R111]" office:value-type="float" office:value="0" calcext:value-type="float">
            <text:p>0</text:p>
          </table:table-cell>
          <table:table-cell table:style-name="ce96" table:formula="of:=[.S:.S]/([.Q112]-[.Q111])*30.4375" office:value-type="string" office:string-value="" calcext:value-type="error">
            <text:p>#DIV/0!</text:p>
          </table:table-cell>
          <table:table-cell table:formula="of:=SUM([.B112]; [.F112]; [.J112]; [.N112]; [.R112])" office:value-type="float" office:value="0" calcext:value-type="float">
            <text:p>0</text:p>
          </table:table-cell>
          <table:table-cell table:formula="of:=[.U112]-[.U111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13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13]" office:value-type="date" office:date-value="1899-12-30" calcext:value-type="date">
            <text:p>Dec 30, 99</text:p>
          </table:table-cell>
          <table:table-cell table:style-name="ce38" table:formula="of:=[$'kpop ao3'.D113]" office:value-type="float" office:value="0" calcext:value-type="float">
            <text:p>0</text:p>
          </table:table-cell>
          <table:table-cell table:formula="of:=[.F113]-[.F112]" office:value-type="float" office:value="0" calcext:value-type="float">
            <text:p>0</text:p>
          </table:table-cell>
          <table:table-cell table:style-name="ce96" table:formula="of:=[.G:.G]/([.E113]-[.E112])*30.4375" office:value-type="string" office:string-value="" calcext:value-type="error">
            <text:p>#DIV/0!</text:p>
          </table:table-cell>
          <table:table-cell table:style-name="ce15" table:formula="of:=[$'Dates Ref'.A113]" office:value-type="date" office:date-value="1899-12-30" calcext:value-type="date">
            <text:p>Dec 30, 99</text:p>
          </table:table-cell>
          <table:table-cell table:style-name="ce38" table:formula="of:=[$'kpop wp'.D113]" office:value-type="float" office:value="0" calcext:value-type="float">
            <text:p>0</text:p>
          </table:table-cell>
          <table:table-cell table:formula="of:=[.J113]-[.J112]" office:value-type="float" office:value="0" calcext:value-type="float">
            <text:p>0</text:p>
          </table:table-cell>
          <table:table-cell table:style-name="ce96" table:formula="of:=[.K:.K]/([.I113]-[.I112])*30.4375" office:value-type="string" office:string-value="" calcext:value-type="error">
            <text:p>#DIV/0!</text:p>
          </table:table-cell>
          <table:table-cell table:style-name="ce90" table:formula="of:=[$'Dates Ref'.A113]" office:value-type="date" office:date-value="1899-12-30" calcext:value-type="date">
            <text:p>Dec 30, 99</text:p>
          </table:table-cell>
          <table:table-cell table:style-name="ce101" table:formula="of:=[$'kpop sqw'.D113]" office:value-type="float" office:value="0" calcext:value-type="float">
            <text:p>0</text:p>
          </table:table-cell>
          <table:table-cell table:style-name="Default" table:formula="of:=[.N113]-[.N112]" office:value-type="float" office:value="0" calcext:value-type="float">
            <text:p>0</text:p>
          </table:table-cell>
          <table:table-cell table:style-name="ce96" table:formula="of:=[.O:.O]/([.M113]-[.M112])*30.4375" office:value-type="string" office:string-value="" calcext:value-type="error">
            <text:p>#DIV/0!</text:p>
          </table:table-cell>
          <table:table-cell table:formula="of:=[$'Dates Ref'.R113]" office:value-type="date" office:date-value="1899-12-30" calcext:value-type="date">
            <text:p>Dec 30, 99</text:p>
          </table:table-cell>
          <table:table-cell table:style-name="ce38" table:formula="of:=[$asianfanfics.C113]" office:value-type="float" office:value="0" calcext:value-type="float">
            <text:p>0</text:p>
          </table:table-cell>
          <table:table-cell table:formula="of:=[.R113]-[.R112]" office:value-type="float" office:value="0" calcext:value-type="float">
            <text:p>0</text:p>
          </table:table-cell>
          <table:table-cell table:style-name="ce96" table:formula="of:=[.S:.S]/([.Q113]-[.Q112])*30.4375" office:value-type="string" office:string-value="" calcext:value-type="error">
            <text:p>#DIV/0!</text:p>
          </table:table-cell>
          <table:table-cell table:formula="of:=SUM([.B113]; [.F113]; [.J113]; [.N113]; [.R113])" office:value-type="float" office:value="0" calcext:value-type="float">
            <text:p>0</text:p>
          </table:table-cell>
          <table:table-cell table:formula="of:=[.U113]-[.U112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14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14]" office:value-type="date" office:date-value="1899-12-30" calcext:value-type="date">
            <text:p>Dec 30, 99</text:p>
          </table:table-cell>
          <table:table-cell table:style-name="ce38" table:formula="of:=[$'kpop ao3'.D114]" office:value-type="float" office:value="0" calcext:value-type="float">
            <text:p>0</text:p>
          </table:table-cell>
          <table:table-cell table:formula="of:=[.F114]-[.F113]" office:value-type="float" office:value="0" calcext:value-type="float">
            <text:p>0</text:p>
          </table:table-cell>
          <table:table-cell table:style-name="ce96" table:formula="of:=[.G:.G]/([.E114]-[.E113])*30.4375" office:value-type="string" office:string-value="" calcext:value-type="error">
            <text:p>#DIV/0!</text:p>
          </table:table-cell>
          <table:table-cell table:style-name="ce15" table:formula="of:=[$'Dates Ref'.A114]" office:value-type="date" office:date-value="1899-12-30" calcext:value-type="date">
            <text:p>Dec 30, 99</text:p>
          </table:table-cell>
          <table:table-cell table:style-name="ce38" table:formula="of:=[$'kpop wp'.D114]" office:value-type="float" office:value="0" calcext:value-type="float">
            <text:p>0</text:p>
          </table:table-cell>
          <table:table-cell table:formula="of:=[.J114]-[.J113]" office:value-type="float" office:value="0" calcext:value-type="float">
            <text:p>0</text:p>
          </table:table-cell>
          <table:table-cell table:style-name="ce96" table:formula="of:=[.K:.K]/([.I114]-[.I113])*30.4375" office:value-type="string" office:string-value="" calcext:value-type="error">
            <text:p>#DIV/0!</text:p>
          </table:table-cell>
          <table:table-cell table:style-name="ce90" table:formula="of:=[$'Dates Ref'.A114]" office:value-type="date" office:date-value="1899-12-30" calcext:value-type="date">
            <text:p>Dec 30, 99</text:p>
          </table:table-cell>
          <table:table-cell table:style-name="ce101" table:formula="of:=[$'kpop sqw'.D114]" office:value-type="float" office:value="0" calcext:value-type="float">
            <text:p>0</text:p>
          </table:table-cell>
          <table:table-cell table:style-name="Default" table:formula="of:=[.N114]-[.N113]" office:value-type="float" office:value="0" calcext:value-type="float">
            <text:p>0</text:p>
          </table:table-cell>
          <table:table-cell table:style-name="ce96" table:formula="of:=[.O:.O]/([.M114]-[.M113])*30.4375" office:value-type="string" office:string-value="" calcext:value-type="error">
            <text:p>#DIV/0!</text:p>
          </table:table-cell>
          <table:table-cell table:formula="of:=[$'Dates Ref'.R114]" office:value-type="date" office:date-value="1899-12-30" calcext:value-type="date">
            <text:p>Dec 30, 99</text:p>
          </table:table-cell>
          <table:table-cell table:style-name="ce38" table:formula="of:=[$asianfanfics.C114]" office:value-type="float" office:value="0" calcext:value-type="float">
            <text:p>0</text:p>
          </table:table-cell>
          <table:table-cell table:formula="of:=[.R114]-[.R113]" office:value-type="float" office:value="0" calcext:value-type="float">
            <text:p>0</text:p>
          </table:table-cell>
          <table:table-cell table:style-name="ce96" table:formula="of:=[.S:.S]/([.Q114]-[.Q113])*30.4375" office:value-type="string" office:string-value="" calcext:value-type="error">
            <text:p>#DIV/0!</text:p>
          </table:table-cell>
          <table:table-cell table:formula="of:=SUM([.B114]; [.F114]; [.J114]; [.N114]; [.R114])" office:value-type="float" office:value="0" calcext:value-type="float">
            <text:p>0</text:p>
          </table:table-cell>
          <table:table-cell table:formula="of:=[.U114]-[.U113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15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15]" office:value-type="date" office:date-value="1899-12-30" calcext:value-type="date">
            <text:p>Dec 30, 99</text:p>
          </table:table-cell>
          <table:table-cell table:style-name="ce38" table:formula="of:=[$'kpop ao3'.D115]" office:value-type="float" office:value="0" calcext:value-type="float">
            <text:p>0</text:p>
          </table:table-cell>
          <table:table-cell table:formula="of:=[.F115]-[.F114]" office:value-type="float" office:value="0" calcext:value-type="float">
            <text:p>0</text:p>
          </table:table-cell>
          <table:table-cell table:style-name="ce96" table:formula="of:=[.G:.G]/([.E115]-[.E114])*30.4375" office:value-type="string" office:string-value="" calcext:value-type="error">
            <text:p>#DIV/0!</text:p>
          </table:table-cell>
          <table:table-cell table:style-name="ce15" table:formula="of:=[$'Dates Ref'.A115]" office:value-type="date" office:date-value="1899-12-30" calcext:value-type="date">
            <text:p>Dec 30, 99</text:p>
          </table:table-cell>
          <table:table-cell table:style-name="ce38" table:formula="of:=[$'kpop wp'.D115]" office:value-type="float" office:value="0" calcext:value-type="float">
            <text:p>0</text:p>
          </table:table-cell>
          <table:table-cell table:formula="of:=[.J115]-[.J114]" office:value-type="float" office:value="0" calcext:value-type="float">
            <text:p>0</text:p>
          </table:table-cell>
          <table:table-cell table:style-name="ce96" table:formula="of:=[.K:.K]/([.I115]-[.I114])*30.4375" office:value-type="string" office:string-value="" calcext:value-type="error">
            <text:p>#DIV/0!</text:p>
          </table:table-cell>
          <table:table-cell table:style-name="ce90" table:formula="of:=[$'Dates Ref'.A115]" office:value-type="date" office:date-value="1899-12-30" calcext:value-type="date">
            <text:p>Dec 30, 99</text:p>
          </table:table-cell>
          <table:table-cell table:style-name="ce101" table:formula="of:=[$'kpop sqw'.D115]" office:value-type="float" office:value="0" calcext:value-type="float">
            <text:p>0</text:p>
          </table:table-cell>
          <table:table-cell table:style-name="Default" table:formula="of:=[.N115]-[.N114]" office:value-type="float" office:value="0" calcext:value-type="float">
            <text:p>0</text:p>
          </table:table-cell>
          <table:table-cell table:style-name="ce96" table:formula="of:=[.O:.O]/([.M115]-[.M114])*30.4375" office:value-type="string" office:string-value="" calcext:value-type="error">
            <text:p>#DIV/0!</text:p>
          </table:table-cell>
          <table:table-cell table:formula="of:=[$'Dates Ref'.R115]" office:value-type="date" office:date-value="1899-12-30" calcext:value-type="date">
            <text:p>Dec 30, 99</text:p>
          </table:table-cell>
          <table:table-cell table:style-name="ce38" table:formula="of:=[$asianfanfics.C115]" office:value-type="float" office:value="0" calcext:value-type="float">
            <text:p>0</text:p>
          </table:table-cell>
          <table:table-cell table:formula="of:=[.R115]-[.R114]" office:value-type="float" office:value="0" calcext:value-type="float">
            <text:p>0</text:p>
          </table:table-cell>
          <table:table-cell table:style-name="ce96" table:formula="of:=[.S:.S]/([.Q115]-[.Q114])*30.4375" office:value-type="string" office:string-value="" calcext:value-type="error">
            <text:p>#DIV/0!</text:p>
          </table:table-cell>
          <table:table-cell table:formula="of:=SUM([.B115]; [.F115]; [.J115]; [.N115]; [.R115])" office:value-type="float" office:value="0" calcext:value-type="float">
            <text:p>0</text:p>
          </table:table-cell>
          <table:table-cell table:formula="of:=[.U115]-[.U114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16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16]" office:value-type="date" office:date-value="1899-12-30" calcext:value-type="date">
            <text:p>Dec 30, 99</text:p>
          </table:table-cell>
          <table:table-cell table:style-name="ce38" table:formula="of:=[$'kpop ao3'.D116]" office:value-type="float" office:value="0" calcext:value-type="float">
            <text:p>0</text:p>
          </table:table-cell>
          <table:table-cell table:formula="of:=[.F116]-[.F115]" office:value-type="float" office:value="0" calcext:value-type="float">
            <text:p>0</text:p>
          </table:table-cell>
          <table:table-cell table:style-name="ce96" table:formula="of:=[.G:.G]/([.E116]-[.E115])*30.4375" office:value-type="string" office:string-value="" calcext:value-type="error">
            <text:p>#DIV/0!</text:p>
          </table:table-cell>
          <table:table-cell table:style-name="ce15" table:formula="of:=[$'Dates Ref'.A116]" office:value-type="date" office:date-value="1899-12-30" calcext:value-type="date">
            <text:p>Dec 30, 99</text:p>
          </table:table-cell>
          <table:table-cell table:style-name="ce38" table:formula="of:=[$'kpop wp'.D116]" office:value-type="float" office:value="0" calcext:value-type="float">
            <text:p>0</text:p>
          </table:table-cell>
          <table:table-cell table:formula="of:=[.J116]-[.J115]" office:value-type="float" office:value="0" calcext:value-type="float">
            <text:p>0</text:p>
          </table:table-cell>
          <table:table-cell table:style-name="ce96" table:formula="of:=[.K:.K]/([.I116]-[.I115])*30.4375" office:value-type="string" office:string-value="" calcext:value-type="error">
            <text:p>#DIV/0!</text:p>
          </table:table-cell>
          <table:table-cell table:style-name="ce90" table:formula="of:=[$'Dates Ref'.A116]" office:value-type="date" office:date-value="1899-12-30" calcext:value-type="date">
            <text:p>Dec 30, 99</text:p>
          </table:table-cell>
          <table:table-cell table:style-name="ce101" table:formula="of:=[$'kpop sqw'.D116]" office:value-type="float" office:value="0" calcext:value-type="float">
            <text:p>0</text:p>
          </table:table-cell>
          <table:table-cell table:style-name="Default" table:formula="of:=[.N116]-[.N115]" office:value-type="float" office:value="0" calcext:value-type="float">
            <text:p>0</text:p>
          </table:table-cell>
          <table:table-cell table:style-name="ce96" table:formula="of:=[.O:.O]/([.M116]-[.M115])*30.4375" office:value-type="string" office:string-value="" calcext:value-type="error">
            <text:p>#DIV/0!</text:p>
          </table:table-cell>
          <table:table-cell table:formula="of:=[$'Dates Ref'.R116]" office:value-type="date" office:date-value="1899-12-30" calcext:value-type="date">
            <text:p>Dec 30, 99</text:p>
          </table:table-cell>
          <table:table-cell table:style-name="ce38" table:formula="of:=[$asianfanfics.C116]" office:value-type="float" office:value="0" calcext:value-type="float">
            <text:p>0</text:p>
          </table:table-cell>
          <table:table-cell table:formula="of:=[.R116]-[.R115]" office:value-type="float" office:value="0" calcext:value-type="float">
            <text:p>0</text:p>
          </table:table-cell>
          <table:table-cell table:style-name="ce96" table:formula="of:=[.S:.S]/([.Q116]-[.Q115])*30.4375" office:value-type="string" office:string-value="" calcext:value-type="error">
            <text:p>#DIV/0!</text:p>
          </table:table-cell>
          <table:table-cell table:formula="of:=SUM([.B116]; [.F116]; [.J116]; [.N116]; [.R116])" office:value-type="float" office:value="0" calcext:value-type="float">
            <text:p>0</text:p>
          </table:table-cell>
          <table:table-cell table:formula="of:=[.U116]-[.U115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17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17]" office:value-type="date" office:date-value="1899-12-30" calcext:value-type="date">
            <text:p>Dec 30, 99</text:p>
          </table:table-cell>
          <table:table-cell table:style-name="ce38" table:formula="of:=[$'kpop ao3'.D117]" office:value-type="float" office:value="0" calcext:value-type="float">
            <text:p>0</text:p>
          </table:table-cell>
          <table:table-cell table:formula="of:=[.F117]-[.F116]" office:value-type="float" office:value="0" calcext:value-type="float">
            <text:p>0</text:p>
          </table:table-cell>
          <table:table-cell table:style-name="ce96" table:formula="of:=[.G:.G]/([.E117]-[.E116])*30.4375" office:value-type="string" office:string-value="" calcext:value-type="error">
            <text:p>#DIV/0!</text:p>
          </table:table-cell>
          <table:table-cell table:style-name="ce15" table:formula="of:=[$'Dates Ref'.A117]" office:value-type="date" office:date-value="1899-12-30" calcext:value-type="date">
            <text:p>Dec 30, 99</text:p>
          </table:table-cell>
          <table:table-cell table:style-name="ce38" table:formula="of:=[$'kpop wp'.D117]" office:value-type="float" office:value="0" calcext:value-type="float">
            <text:p>0</text:p>
          </table:table-cell>
          <table:table-cell table:formula="of:=[.J117]-[.J116]" office:value-type="float" office:value="0" calcext:value-type="float">
            <text:p>0</text:p>
          </table:table-cell>
          <table:table-cell table:style-name="ce96" table:formula="of:=[.K:.K]/([.I117]-[.I116])*30.4375" office:value-type="string" office:string-value="" calcext:value-type="error">
            <text:p>#DIV/0!</text:p>
          </table:table-cell>
          <table:table-cell table:style-name="ce90" table:formula="of:=[$'Dates Ref'.A117]" office:value-type="date" office:date-value="1899-12-30" calcext:value-type="date">
            <text:p>Dec 30, 99</text:p>
          </table:table-cell>
          <table:table-cell table:style-name="ce101" table:formula="of:=[$'kpop sqw'.D117]" office:value-type="float" office:value="0" calcext:value-type="float">
            <text:p>0</text:p>
          </table:table-cell>
          <table:table-cell table:style-name="Default" table:formula="of:=[.N117]-[.N116]" office:value-type="float" office:value="0" calcext:value-type="float">
            <text:p>0</text:p>
          </table:table-cell>
          <table:table-cell table:style-name="ce96" table:formula="of:=[.O:.O]/([.M117]-[.M116])*30.4375" office:value-type="string" office:string-value="" calcext:value-type="error">
            <text:p>#DIV/0!</text:p>
          </table:table-cell>
          <table:table-cell table:formula="of:=[$'Dates Ref'.R117]" office:value-type="date" office:date-value="1899-12-30" calcext:value-type="date">
            <text:p>Dec 30, 99</text:p>
          </table:table-cell>
          <table:table-cell table:style-name="ce38" table:formula="of:=[$asianfanfics.C117]" office:value-type="float" office:value="0" calcext:value-type="float">
            <text:p>0</text:p>
          </table:table-cell>
          <table:table-cell table:formula="of:=[.R117]-[.R116]" office:value-type="float" office:value="0" calcext:value-type="float">
            <text:p>0</text:p>
          </table:table-cell>
          <table:table-cell table:style-name="ce96" table:formula="of:=[.S:.S]/([.Q117]-[.Q116])*30.4375" office:value-type="string" office:string-value="" calcext:value-type="error">
            <text:p>#DIV/0!</text:p>
          </table:table-cell>
          <table:table-cell table:formula="of:=SUM([.B117]; [.F117]; [.J117]; [.N117]; [.R117])" office:value-type="float" office:value="0" calcext:value-type="float">
            <text:p>0</text:p>
          </table:table-cell>
          <table:table-cell table:formula="of:=[.U117]-[.U116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18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18]" office:value-type="date" office:date-value="1899-12-30" calcext:value-type="date">
            <text:p>Dec 30, 99</text:p>
          </table:table-cell>
          <table:table-cell table:style-name="ce38" table:formula="of:=[$'kpop ao3'.D118]" office:value-type="float" office:value="0" calcext:value-type="float">
            <text:p>0</text:p>
          </table:table-cell>
          <table:table-cell table:formula="of:=[.F118]-[.F117]" office:value-type="float" office:value="0" calcext:value-type="float">
            <text:p>0</text:p>
          </table:table-cell>
          <table:table-cell table:style-name="ce96" table:formula="of:=[.G:.G]/([.E118]-[.E117])*30.4375" office:value-type="string" office:string-value="" calcext:value-type="error">
            <text:p>#DIV/0!</text:p>
          </table:table-cell>
          <table:table-cell table:style-name="ce15" table:formula="of:=[$'Dates Ref'.A118]" office:value-type="date" office:date-value="1899-12-30" calcext:value-type="date">
            <text:p>Dec 30, 99</text:p>
          </table:table-cell>
          <table:table-cell table:style-name="ce38" table:formula="of:=[$'kpop wp'.D118]" office:value-type="float" office:value="0" calcext:value-type="float">
            <text:p>0</text:p>
          </table:table-cell>
          <table:table-cell table:formula="of:=[.J118]-[.J117]" office:value-type="float" office:value="0" calcext:value-type="float">
            <text:p>0</text:p>
          </table:table-cell>
          <table:table-cell table:style-name="ce96" table:formula="of:=[.K:.K]/([.I118]-[.I117])*30.4375" office:value-type="string" office:string-value="" calcext:value-type="error">
            <text:p>#DIV/0!</text:p>
          </table:table-cell>
          <table:table-cell table:style-name="ce90" table:formula="of:=[$'Dates Ref'.A118]" office:value-type="date" office:date-value="1899-12-30" calcext:value-type="date">
            <text:p>Dec 30, 99</text:p>
          </table:table-cell>
          <table:table-cell table:style-name="ce101" table:formula="of:=[$'kpop sqw'.D118]" office:value-type="float" office:value="0" calcext:value-type="float">
            <text:p>0</text:p>
          </table:table-cell>
          <table:table-cell table:style-name="Default" table:formula="of:=[.N118]-[.N117]" office:value-type="float" office:value="0" calcext:value-type="float">
            <text:p>0</text:p>
          </table:table-cell>
          <table:table-cell table:style-name="ce96" table:formula="of:=[.O:.O]/([.M118]-[.M117])*30.4375" office:value-type="string" office:string-value="" calcext:value-type="error">
            <text:p>#DIV/0!</text:p>
          </table:table-cell>
          <table:table-cell table:formula="of:=[$'Dates Ref'.R118]" office:value-type="date" office:date-value="1899-12-30" calcext:value-type="date">
            <text:p>Dec 30, 99</text:p>
          </table:table-cell>
          <table:table-cell table:style-name="ce38" table:formula="of:=[$asianfanfics.C118]" office:value-type="float" office:value="0" calcext:value-type="float">
            <text:p>0</text:p>
          </table:table-cell>
          <table:table-cell table:formula="of:=[.R118]-[.R117]" office:value-type="float" office:value="0" calcext:value-type="float">
            <text:p>0</text:p>
          </table:table-cell>
          <table:table-cell table:style-name="ce96" table:formula="of:=[.S:.S]/([.Q118]-[.Q117])*30.4375" office:value-type="string" office:string-value="" calcext:value-type="error">
            <text:p>#DIV/0!</text:p>
          </table:table-cell>
          <table:table-cell table:formula="of:=SUM([.B118]; [.F118]; [.J118]; [.N118]; [.R118])" office:value-type="float" office:value="0" calcext:value-type="float">
            <text:p>0</text:p>
          </table:table-cell>
          <table:table-cell table:formula="of:=[.U118]-[.U117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19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19]" office:value-type="date" office:date-value="1899-12-30" calcext:value-type="date">
            <text:p>Dec 30, 99</text:p>
          </table:table-cell>
          <table:table-cell table:style-name="ce38" table:formula="of:=[$'kpop ao3'.D119]" office:value-type="float" office:value="0" calcext:value-type="float">
            <text:p>0</text:p>
          </table:table-cell>
          <table:table-cell table:formula="of:=[.F119]-[.F118]" office:value-type="float" office:value="0" calcext:value-type="float">
            <text:p>0</text:p>
          </table:table-cell>
          <table:table-cell table:style-name="ce96" table:formula="of:=[.G:.G]/([.E119]-[.E118])*30.4375" office:value-type="string" office:string-value="" calcext:value-type="error">
            <text:p>#DIV/0!</text:p>
          </table:table-cell>
          <table:table-cell table:style-name="ce15" table:formula="of:=[$'Dates Ref'.A119]" office:value-type="date" office:date-value="1899-12-30" calcext:value-type="date">
            <text:p>Dec 30, 99</text:p>
          </table:table-cell>
          <table:table-cell table:style-name="ce38" table:formula="of:=[$'kpop wp'.D119]" office:value-type="float" office:value="0" calcext:value-type="float">
            <text:p>0</text:p>
          </table:table-cell>
          <table:table-cell table:formula="of:=[.J119]-[.J118]" office:value-type="float" office:value="0" calcext:value-type="float">
            <text:p>0</text:p>
          </table:table-cell>
          <table:table-cell table:style-name="ce96" table:formula="of:=[.K:.K]/([.I119]-[.I118])*30.4375" office:value-type="string" office:string-value="" calcext:value-type="error">
            <text:p>#DIV/0!</text:p>
          </table:table-cell>
          <table:table-cell table:style-name="ce90" table:formula="of:=[$'Dates Ref'.A119]" office:value-type="date" office:date-value="1899-12-30" calcext:value-type="date">
            <text:p>Dec 30, 99</text:p>
          </table:table-cell>
          <table:table-cell table:style-name="ce101" table:formula="of:=[$'kpop sqw'.D119]" office:value-type="float" office:value="0" calcext:value-type="float">
            <text:p>0</text:p>
          </table:table-cell>
          <table:table-cell table:style-name="Default" table:formula="of:=[.N119]-[.N118]" office:value-type="float" office:value="0" calcext:value-type="float">
            <text:p>0</text:p>
          </table:table-cell>
          <table:table-cell table:style-name="ce96" table:formula="of:=[.O:.O]/([.M119]-[.M118])*30.4375" office:value-type="string" office:string-value="" calcext:value-type="error">
            <text:p>#DIV/0!</text:p>
          </table:table-cell>
          <table:table-cell table:formula="of:=[$'Dates Ref'.R119]" office:value-type="date" office:date-value="1899-12-30" calcext:value-type="date">
            <text:p>Dec 30, 99</text:p>
          </table:table-cell>
          <table:table-cell table:style-name="ce38" table:formula="of:=[$asianfanfics.C119]" office:value-type="float" office:value="0" calcext:value-type="float">
            <text:p>0</text:p>
          </table:table-cell>
          <table:table-cell table:formula="of:=[.R119]-[.R118]" office:value-type="float" office:value="0" calcext:value-type="float">
            <text:p>0</text:p>
          </table:table-cell>
          <table:table-cell table:style-name="ce96" table:formula="of:=[.S:.S]/([.Q119]-[.Q118])*30.4375" office:value-type="string" office:string-value="" calcext:value-type="error">
            <text:p>#DIV/0!</text:p>
          </table:table-cell>
          <table:table-cell table:formula="of:=SUM([.B119]; [.F119]; [.J119]; [.N119]; [.R119])" office:value-type="float" office:value="0" calcext:value-type="float">
            <text:p>0</text:p>
          </table:table-cell>
          <table:table-cell table:formula="of:=[.U119]-[.U118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20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20]" office:value-type="date" office:date-value="1899-12-30" calcext:value-type="date">
            <text:p>Dec 30, 99</text:p>
          </table:table-cell>
          <table:table-cell table:style-name="ce38" table:formula="of:=[$'kpop ao3'.D120]" office:value-type="float" office:value="0" calcext:value-type="float">
            <text:p>0</text:p>
          </table:table-cell>
          <table:table-cell table:formula="of:=[.F120]-[.F119]" office:value-type="float" office:value="0" calcext:value-type="float">
            <text:p>0</text:p>
          </table:table-cell>
          <table:table-cell table:style-name="ce96" table:formula="of:=[.G:.G]/([.E120]-[.E119])*30.4375" office:value-type="string" office:string-value="" calcext:value-type="error">
            <text:p>#DIV/0!</text:p>
          </table:table-cell>
          <table:table-cell table:style-name="ce15" table:formula="of:=[$'Dates Ref'.A120]" office:value-type="date" office:date-value="1899-12-30" calcext:value-type="date">
            <text:p>Dec 30, 99</text:p>
          </table:table-cell>
          <table:table-cell table:style-name="ce38" table:formula="of:=[$'kpop wp'.D120]" office:value-type="float" office:value="0" calcext:value-type="float">
            <text:p>0</text:p>
          </table:table-cell>
          <table:table-cell table:formula="of:=[.J120]-[.J119]" office:value-type="float" office:value="0" calcext:value-type="float">
            <text:p>0</text:p>
          </table:table-cell>
          <table:table-cell table:style-name="ce96" table:formula="of:=[.K:.K]/([.I120]-[.I119])*30.4375" office:value-type="string" office:string-value="" calcext:value-type="error">
            <text:p>#DIV/0!</text:p>
          </table:table-cell>
          <table:table-cell table:style-name="ce90" table:formula="of:=[$'Dates Ref'.A120]" office:value-type="date" office:date-value="1899-12-30" calcext:value-type="date">
            <text:p>Dec 30, 99</text:p>
          </table:table-cell>
          <table:table-cell table:style-name="ce101" table:formula="of:=[$'kpop sqw'.D120]" office:value-type="float" office:value="0" calcext:value-type="float">
            <text:p>0</text:p>
          </table:table-cell>
          <table:table-cell table:style-name="Default" table:formula="of:=[.N120]-[.N119]" office:value-type="float" office:value="0" calcext:value-type="float">
            <text:p>0</text:p>
          </table:table-cell>
          <table:table-cell table:style-name="ce96" table:formula="of:=[.O:.O]/([.M120]-[.M119])*30.4375" office:value-type="string" office:string-value="" calcext:value-type="error">
            <text:p>#DIV/0!</text:p>
          </table:table-cell>
          <table:table-cell table:formula="of:=[$'Dates Ref'.R120]" office:value-type="date" office:date-value="1899-12-30" calcext:value-type="date">
            <text:p>Dec 30, 99</text:p>
          </table:table-cell>
          <table:table-cell table:style-name="ce38" table:formula="of:=[$asianfanfics.C120]" office:value-type="float" office:value="0" calcext:value-type="float">
            <text:p>0</text:p>
          </table:table-cell>
          <table:table-cell table:formula="of:=[.R120]-[.R119]" office:value-type="float" office:value="0" calcext:value-type="float">
            <text:p>0</text:p>
          </table:table-cell>
          <table:table-cell table:style-name="ce96" table:formula="of:=[.S:.S]/([.Q120]-[.Q119])*30.4375" office:value-type="string" office:string-value="" calcext:value-type="error">
            <text:p>#DIV/0!</text:p>
          </table:table-cell>
          <table:table-cell table:formula="of:=SUM([.B120]; [.F120]; [.J120]; [.N120]; [.R120])" office:value-type="float" office:value="0" calcext:value-type="float">
            <text:p>0</text:p>
          </table:table-cell>
          <table:table-cell table:formula="of:=[.U120]-[.U119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21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21]" office:value-type="date" office:date-value="1899-12-30" calcext:value-type="date">
            <text:p>Dec 30, 99</text:p>
          </table:table-cell>
          <table:table-cell table:style-name="ce38" table:formula="of:=[$'kpop ao3'.D121]" office:value-type="float" office:value="0" calcext:value-type="float">
            <text:p>0</text:p>
          </table:table-cell>
          <table:table-cell table:formula="of:=[.F121]-[.F120]" office:value-type="float" office:value="0" calcext:value-type="float">
            <text:p>0</text:p>
          </table:table-cell>
          <table:table-cell table:style-name="ce96" table:formula="of:=[.G:.G]/([.E121]-[.E120])*30.4375" office:value-type="string" office:string-value="" calcext:value-type="error">
            <text:p>#DIV/0!</text:p>
          </table:table-cell>
          <table:table-cell table:style-name="ce15" table:formula="of:=[$'Dates Ref'.A121]" office:value-type="date" office:date-value="1899-12-30" calcext:value-type="date">
            <text:p>Dec 30, 99</text:p>
          </table:table-cell>
          <table:table-cell table:style-name="ce38" table:formula="of:=[$'kpop wp'.D121]" office:value-type="float" office:value="0" calcext:value-type="float">
            <text:p>0</text:p>
          </table:table-cell>
          <table:table-cell table:formula="of:=[.J121]-[.J120]" office:value-type="float" office:value="0" calcext:value-type="float">
            <text:p>0</text:p>
          </table:table-cell>
          <table:table-cell table:style-name="ce96" table:formula="of:=[.K:.K]/([.I121]-[.I120])*30.4375" office:value-type="string" office:string-value="" calcext:value-type="error">
            <text:p>#DIV/0!</text:p>
          </table:table-cell>
          <table:table-cell table:style-name="ce90" table:formula="of:=[$'Dates Ref'.A121]" office:value-type="date" office:date-value="1899-12-30" calcext:value-type="date">
            <text:p>Dec 30, 99</text:p>
          </table:table-cell>
          <table:table-cell table:style-name="ce101" table:formula="of:=[$'kpop sqw'.D121]" office:value-type="float" office:value="0" calcext:value-type="float">
            <text:p>0</text:p>
          </table:table-cell>
          <table:table-cell table:style-name="Default" table:formula="of:=[.N121]-[.N120]" office:value-type="float" office:value="0" calcext:value-type="float">
            <text:p>0</text:p>
          </table:table-cell>
          <table:table-cell table:style-name="ce96" table:formula="of:=[.O:.O]/([.M121]-[.M120])*30.4375" office:value-type="string" office:string-value="" calcext:value-type="error">
            <text:p>#DIV/0!</text:p>
          </table:table-cell>
          <table:table-cell table:formula="of:=[$'Dates Ref'.R121]" office:value-type="date" office:date-value="1899-12-30" calcext:value-type="date">
            <text:p>Dec 30, 99</text:p>
          </table:table-cell>
          <table:table-cell table:style-name="ce38" table:formula="of:=[$asianfanfics.C121]" office:value-type="float" office:value="0" calcext:value-type="float">
            <text:p>0</text:p>
          </table:table-cell>
          <table:table-cell table:formula="of:=[.R121]-[.R120]" office:value-type="float" office:value="0" calcext:value-type="float">
            <text:p>0</text:p>
          </table:table-cell>
          <table:table-cell table:style-name="ce96" table:formula="of:=[.S:.S]/([.Q121]-[.Q120])*30.4375" office:value-type="string" office:string-value="" calcext:value-type="error">
            <text:p>#DIV/0!</text:p>
          </table:table-cell>
          <table:table-cell table:formula="of:=SUM([.B121]; [.F121]; [.J121]; [.N121]; [.R121])" office:value-type="float" office:value="0" calcext:value-type="float">
            <text:p>0</text:p>
          </table:table-cell>
          <table:table-cell table:formula="of:=[.U121]-[.U120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22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22]" office:value-type="date" office:date-value="1899-12-30" calcext:value-type="date">
            <text:p>Dec 30, 99</text:p>
          </table:table-cell>
          <table:table-cell table:style-name="ce38" table:formula="of:=[$'kpop ao3'.D122]" office:value-type="float" office:value="0" calcext:value-type="float">
            <text:p>0</text:p>
          </table:table-cell>
          <table:table-cell table:formula="of:=[.F122]-[.F121]" office:value-type="float" office:value="0" calcext:value-type="float">
            <text:p>0</text:p>
          </table:table-cell>
          <table:table-cell table:style-name="ce96" table:formula="of:=[.G:.G]/([.E122]-[.E121])*30.4375" office:value-type="string" office:string-value="" calcext:value-type="error">
            <text:p>#DIV/0!</text:p>
          </table:table-cell>
          <table:table-cell table:style-name="ce15" table:formula="of:=[$'Dates Ref'.A122]" office:value-type="date" office:date-value="1899-12-30" calcext:value-type="date">
            <text:p>Dec 30, 99</text:p>
          </table:table-cell>
          <table:table-cell table:style-name="ce38" table:formula="of:=[$'kpop wp'.D122]" office:value-type="float" office:value="0" calcext:value-type="float">
            <text:p>0</text:p>
          </table:table-cell>
          <table:table-cell table:formula="of:=[.J122]-[.J121]" office:value-type="float" office:value="0" calcext:value-type="float">
            <text:p>0</text:p>
          </table:table-cell>
          <table:table-cell table:style-name="ce96" table:formula="of:=[.K:.K]/([.I122]-[.I121])*30.4375" office:value-type="string" office:string-value="" calcext:value-type="error">
            <text:p>#DIV/0!</text:p>
          </table:table-cell>
          <table:table-cell table:style-name="ce90" table:formula="of:=[$'Dates Ref'.A122]" office:value-type="date" office:date-value="1899-12-30" calcext:value-type="date">
            <text:p>Dec 30, 99</text:p>
          </table:table-cell>
          <table:table-cell table:style-name="ce101" table:formula="of:=[$'kpop sqw'.D122]" office:value-type="float" office:value="0" calcext:value-type="float">
            <text:p>0</text:p>
          </table:table-cell>
          <table:table-cell table:style-name="Default" table:formula="of:=[.N122]-[.N121]" office:value-type="float" office:value="0" calcext:value-type="float">
            <text:p>0</text:p>
          </table:table-cell>
          <table:table-cell table:style-name="ce96" table:formula="of:=[.O:.O]/([.M122]-[.M121])*30.4375" office:value-type="string" office:string-value="" calcext:value-type="error">
            <text:p>#DIV/0!</text:p>
          </table:table-cell>
          <table:table-cell table:formula="of:=[$'Dates Ref'.R122]" office:value-type="date" office:date-value="1899-12-30" calcext:value-type="date">
            <text:p>Dec 30, 99</text:p>
          </table:table-cell>
          <table:table-cell table:style-name="ce38" table:formula="of:=[$asianfanfics.C122]" office:value-type="float" office:value="0" calcext:value-type="float">
            <text:p>0</text:p>
          </table:table-cell>
          <table:table-cell table:formula="of:=[.R122]-[.R121]" office:value-type="float" office:value="0" calcext:value-type="float">
            <text:p>0</text:p>
          </table:table-cell>
          <table:table-cell table:style-name="ce96" table:formula="of:=[.S:.S]/([.Q122]-[.Q121])*30.4375" office:value-type="string" office:string-value="" calcext:value-type="error">
            <text:p>#DIV/0!</text:p>
          </table:table-cell>
          <table:table-cell table:formula="of:=SUM([.B122]; [.F122]; [.J122]; [.N122]; [.R122])" office:value-type="float" office:value="0" calcext:value-type="float">
            <text:p>0</text:p>
          </table:table-cell>
          <table:table-cell table:formula="of:=[.U122]-[.U121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23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23]" office:value-type="date" office:date-value="1899-12-30" calcext:value-type="date">
            <text:p>Dec 30, 99</text:p>
          </table:table-cell>
          <table:table-cell table:style-name="ce38" table:formula="of:=[$'kpop ao3'.D123]" office:value-type="float" office:value="0" calcext:value-type="float">
            <text:p>0</text:p>
          </table:table-cell>
          <table:table-cell table:formula="of:=[.F123]-[.F122]" office:value-type="float" office:value="0" calcext:value-type="float">
            <text:p>0</text:p>
          </table:table-cell>
          <table:table-cell table:style-name="ce96" table:formula="of:=[.G:.G]/([.E123]-[.E122])*30.4375" office:value-type="string" office:string-value="" calcext:value-type="error">
            <text:p>#DIV/0!</text:p>
          </table:table-cell>
          <table:table-cell table:style-name="ce15" table:formula="of:=[$'Dates Ref'.A123]" office:value-type="date" office:date-value="1899-12-30" calcext:value-type="date">
            <text:p>Dec 30, 99</text:p>
          </table:table-cell>
          <table:table-cell table:style-name="ce38" table:formula="of:=[$'kpop wp'.D123]" office:value-type="float" office:value="0" calcext:value-type="float">
            <text:p>0</text:p>
          </table:table-cell>
          <table:table-cell table:formula="of:=[.J123]-[.J122]" office:value-type="float" office:value="0" calcext:value-type="float">
            <text:p>0</text:p>
          </table:table-cell>
          <table:table-cell table:style-name="ce96" table:formula="of:=[.K:.K]/([.I123]-[.I122])*30.4375" office:value-type="string" office:string-value="" calcext:value-type="error">
            <text:p>#DIV/0!</text:p>
          </table:table-cell>
          <table:table-cell table:style-name="ce90" table:formula="of:=[$'Dates Ref'.A123]" office:value-type="date" office:date-value="1899-12-30" calcext:value-type="date">
            <text:p>Dec 30, 99</text:p>
          </table:table-cell>
          <table:table-cell table:style-name="ce101" table:formula="of:=[$'kpop sqw'.D123]" office:value-type="float" office:value="0" calcext:value-type="float">
            <text:p>0</text:p>
          </table:table-cell>
          <table:table-cell table:style-name="Default" table:formula="of:=[.N123]-[.N122]" office:value-type="float" office:value="0" calcext:value-type="float">
            <text:p>0</text:p>
          </table:table-cell>
          <table:table-cell table:style-name="ce96" table:formula="of:=[.O:.O]/([.M123]-[.M122])*30.4375" office:value-type="string" office:string-value="" calcext:value-type="error">
            <text:p>#DIV/0!</text:p>
          </table:table-cell>
          <table:table-cell table:formula="of:=[$'Dates Ref'.R123]" office:value-type="date" office:date-value="1899-12-30" calcext:value-type="date">
            <text:p>Dec 30, 99</text:p>
          </table:table-cell>
          <table:table-cell table:style-name="ce38" table:formula="of:=[$asianfanfics.C123]" office:value-type="float" office:value="0" calcext:value-type="float">
            <text:p>0</text:p>
          </table:table-cell>
          <table:table-cell table:formula="of:=[.R123]-[.R122]" office:value-type="float" office:value="0" calcext:value-type="float">
            <text:p>0</text:p>
          </table:table-cell>
          <table:table-cell table:style-name="ce96" table:formula="of:=[.S:.S]/([.Q123]-[.Q122])*30.4375" office:value-type="string" office:string-value="" calcext:value-type="error">
            <text:p>#DIV/0!</text:p>
          </table:table-cell>
          <table:table-cell table:formula="of:=SUM([.B123]; [.F123]; [.J123]; [.N123]; [.R123])" office:value-type="float" office:value="0" calcext:value-type="float">
            <text:p>0</text:p>
          </table:table-cell>
          <table:table-cell table:formula="of:=[.U123]-[.U122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24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24]" office:value-type="date" office:date-value="1899-12-30" calcext:value-type="date">
            <text:p>Dec 30, 99</text:p>
          </table:table-cell>
          <table:table-cell table:style-name="ce38" table:formula="of:=[$'kpop ao3'.D124]" office:value-type="float" office:value="0" calcext:value-type="float">
            <text:p>0</text:p>
          </table:table-cell>
          <table:table-cell table:formula="of:=[.F124]-[.F123]" office:value-type="float" office:value="0" calcext:value-type="float">
            <text:p>0</text:p>
          </table:table-cell>
          <table:table-cell table:style-name="ce96" table:formula="of:=[.G:.G]/([.E124]-[.E123])*30.4375" office:value-type="string" office:string-value="" calcext:value-type="error">
            <text:p>#DIV/0!</text:p>
          </table:table-cell>
          <table:table-cell table:style-name="ce15" table:formula="of:=[$'Dates Ref'.A124]" office:value-type="date" office:date-value="1899-12-30" calcext:value-type="date">
            <text:p>Dec 30, 99</text:p>
          </table:table-cell>
          <table:table-cell table:style-name="ce38" table:formula="of:=[$'kpop wp'.D124]" office:value-type="float" office:value="0" calcext:value-type="float">
            <text:p>0</text:p>
          </table:table-cell>
          <table:table-cell table:formula="of:=[.J124]-[.J123]" office:value-type="float" office:value="0" calcext:value-type="float">
            <text:p>0</text:p>
          </table:table-cell>
          <table:table-cell table:style-name="ce96" table:formula="of:=[.K:.K]/([.I124]-[.I123])*30.4375" office:value-type="string" office:string-value="" calcext:value-type="error">
            <text:p>#DIV/0!</text:p>
          </table:table-cell>
          <table:table-cell table:style-name="ce90" table:formula="of:=[$'Dates Ref'.A124]" office:value-type="date" office:date-value="1899-12-30" calcext:value-type="date">
            <text:p>Dec 30, 99</text:p>
          </table:table-cell>
          <table:table-cell table:style-name="ce101" table:formula="of:=[$'kpop sqw'.D124]" office:value-type="float" office:value="0" calcext:value-type="float">
            <text:p>0</text:p>
          </table:table-cell>
          <table:table-cell table:style-name="Default" table:formula="of:=[.N124]-[.N123]" office:value-type="float" office:value="0" calcext:value-type="float">
            <text:p>0</text:p>
          </table:table-cell>
          <table:table-cell table:style-name="ce96" table:formula="of:=[.O:.O]/([.M124]-[.M123])*30.4375" office:value-type="string" office:string-value="" calcext:value-type="error">
            <text:p>#DIV/0!</text:p>
          </table:table-cell>
          <table:table-cell table:formula="of:=[$'Dates Ref'.R124]" office:value-type="date" office:date-value="1899-12-30" calcext:value-type="date">
            <text:p>Dec 30, 99</text:p>
          </table:table-cell>
          <table:table-cell table:style-name="ce38" table:formula="of:=[$asianfanfics.C124]" office:value-type="float" office:value="0" calcext:value-type="float">
            <text:p>0</text:p>
          </table:table-cell>
          <table:table-cell table:formula="of:=[.R124]-[.R123]" office:value-type="float" office:value="0" calcext:value-type="float">
            <text:p>0</text:p>
          </table:table-cell>
          <table:table-cell table:style-name="ce96" table:formula="of:=[.S:.S]/([.Q124]-[.Q123])*30.4375" office:value-type="string" office:string-value="" calcext:value-type="error">
            <text:p>#DIV/0!</text:p>
          </table:table-cell>
          <table:table-cell table:formula="of:=SUM([.B124]; [.F124]; [.J124]; [.N124]; [.R124])" office:value-type="float" office:value="0" calcext:value-type="float">
            <text:p>0</text:p>
          </table:table-cell>
          <table:table-cell table:formula="of:=[.U124]-[.U123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25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25]" office:value-type="date" office:date-value="1899-12-30" calcext:value-type="date">
            <text:p>Dec 30, 99</text:p>
          </table:table-cell>
          <table:table-cell table:style-name="ce38" table:formula="of:=[$'kpop ao3'.D125]" office:value-type="float" office:value="0" calcext:value-type="float">
            <text:p>0</text:p>
          </table:table-cell>
          <table:table-cell table:formula="of:=[.F125]-[.F124]" office:value-type="float" office:value="0" calcext:value-type="float">
            <text:p>0</text:p>
          </table:table-cell>
          <table:table-cell table:style-name="ce96" table:formula="of:=[.G:.G]/([.E125]-[.E124])*30.4375" office:value-type="string" office:string-value="" calcext:value-type="error">
            <text:p>#DIV/0!</text:p>
          </table:table-cell>
          <table:table-cell table:style-name="ce15" table:formula="of:=[$'Dates Ref'.A125]" office:value-type="date" office:date-value="1899-12-30" calcext:value-type="date">
            <text:p>Dec 30, 99</text:p>
          </table:table-cell>
          <table:table-cell table:style-name="ce38" table:formula="of:=[$'kpop wp'.D125]" office:value-type="float" office:value="0" calcext:value-type="float">
            <text:p>0</text:p>
          </table:table-cell>
          <table:table-cell table:formula="of:=[.J125]-[.J124]" office:value-type="float" office:value="0" calcext:value-type="float">
            <text:p>0</text:p>
          </table:table-cell>
          <table:table-cell table:style-name="ce96" table:formula="of:=[.K:.K]/([.I125]-[.I124])*30.4375" office:value-type="string" office:string-value="" calcext:value-type="error">
            <text:p>#DIV/0!</text:p>
          </table:table-cell>
          <table:table-cell table:style-name="ce90" table:formula="of:=[$'Dates Ref'.A125]" office:value-type="date" office:date-value="1899-12-30" calcext:value-type="date">
            <text:p>Dec 30, 99</text:p>
          </table:table-cell>
          <table:table-cell table:style-name="ce101" table:formula="of:=[$'kpop sqw'.D125]" office:value-type="float" office:value="0" calcext:value-type="float">
            <text:p>0</text:p>
          </table:table-cell>
          <table:table-cell table:style-name="Default" table:formula="of:=[.N125]-[.N124]" office:value-type="float" office:value="0" calcext:value-type="float">
            <text:p>0</text:p>
          </table:table-cell>
          <table:table-cell table:style-name="ce96" table:formula="of:=[.O:.O]/([.M125]-[.M124])*30.4375" office:value-type="string" office:string-value="" calcext:value-type="error">
            <text:p>#DIV/0!</text:p>
          </table:table-cell>
          <table:table-cell table:formula="of:=[$'Dates Ref'.R125]" office:value-type="date" office:date-value="1899-12-30" calcext:value-type="date">
            <text:p>Dec 30, 99</text:p>
          </table:table-cell>
          <table:table-cell table:style-name="ce38" table:formula="of:=[$asianfanfics.C125]" office:value-type="float" office:value="0" calcext:value-type="float">
            <text:p>0</text:p>
          </table:table-cell>
          <table:table-cell table:formula="of:=[.R125]-[.R124]" office:value-type="float" office:value="0" calcext:value-type="float">
            <text:p>0</text:p>
          </table:table-cell>
          <table:table-cell table:style-name="ce96" table:formula="of:=[.S:.S]/([.Q125]-[.Q124])*30.4375" office:value-type="string" office:string-value="" calcext:value-type="error">
            <text:p>#DIV/0!</text:p>
          </table:table-cell>
          <table:table-cell table:formula="of:=SUM([.B125]; [.F125]; [.J125]; [.N125]; [.R125])" office:value-type="float" office:value="0" calcext:value-type="float">
            <text:p>0</text:p>
          </table:table-cell>
          <table:table-cell table:formula="of:=[.U125]-[.U124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26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26]" office:value-type="date" office:date-value="1899-12-30" calcext:value-type="date">
            <text:p>Dec 30, 99</text:p>
          </table:table-cell>
          <table:table-cell table:style-name="ce38" table:formula="of:=[$'kpop ao3'.D126]" office:value-type="float" office:value="0" calcext:value-type="float">
            <text:p>0</text:p>
          </table:table-cell>
          <table:table-cell table:formula="of:=[.F126]-[.F125]" office:value-type="float" office:value="0" calcext:value-type="float">
            <text:p>0</text:p>
          </table:table-cell>
          <table:table-cell table:style-name="ce96" table:formula="of:=[.G:.G]/([.E126]-[.E125])*30.4375" office:value-type="string" office:string-value="" calcext:value-type="error">
            <text:p>#DIV/0!</text:p>
          </table:table-cell>
          <table:table-cell table:style-name="ce15" table:formula="of:=[$'Dates Ref'.A126]" office:value-type="date" office:date-value="1899-12-30" calcext:value-type="date">
            <text:p>Dec 30, 99</text:p>
          </table:table-cell>
          <table:table-cell table:style-name="ce38" table:formula="of:=[$'kpop wp'.D126]" office:value-type="float" office:value="0" calcext:value-type="float">
            <text:p>0</text:p>
          </table:table-cell>
          <table:table-cell table:formula="of:=[.J126]-[.J125]" office:value-type="float" office:value="0" calcext:value-type="float">
            <text:p>0</text:p>
          </table:table-cell>
          <table:table-cell table:style-name="ce96" table:formula="of:=[.K:.K]/([.I126]-[.I125])*30.4375" office:value-type="string" office:string-value="" calcext:value-type="error">
            <text:p>#DIV/0!</text:p>
          </table:table-cell>
          <table:table-cell table:style-name="ce90" table:formula="of:=[$'Dates Ref'.A126]" office:value-type="date" office:date-value="1899-12-30" calcext:value-type="date">
            <text:p>Dec 30, 99</text:p>
          </table:table-cell>
          <table:table-cell table:style-name="ce101" table:formula="of:=[$'kpop sqw'.D126]" office:value-type="float" office:value="0" calcext:value-type="float">
            <text:p>0</text:p>
          </table:table-cell>
          <table:table-cell table:style-name="Default" table:formula="of:=[.N126]-[.N125]" office:value-type="float" office:value="0" calcext:value-type="float">
            <text:p>0</text:p>
          </table:table-cell>
          <table:table-cell table:style-name="ce96" table:formula="of:=[.O:.O]/([.M126]-[.M125])*30.4375" office:value-type="string" office:string-value="" calcext:value-type="error">
            <text:p>#DIV/0!</text:p>
          </table:table-cell>
          <table:table-cell table:formula="of:=[$'Dates Ref'.R126]" office:value-type="date" office:date-value="1899-12-30" calcext:value-type="date">
            <text:p>Dec 30, 99</text:p>
          </table:table-cell>
          <table:table-cell table:style-name="ce38" table:formula="of:=[$asianfanfics.C126]" office:value-type="float" office:value="0" calcext:value-type="float">
            <text:p>0</text:p>
          </table:table-cell>
          <table:table-cell table:formula="of:=[.R126]-[.R125]" office:value-type="float" office:value="0" calcext:value-type="float">
            <text:p>0</text:p>
          </table:table-cell>
          <table:table-cell table:style-name="ce96" table:formula="of:=[.S:.S]/([.Q126]-[.Q125])*30.4375" office:value-type="string" office:string-value="" calcext:value-type="error">
            <text:p>#DIV/0!</text:p>
          </table:table-cell>
          <table:table-cell table:formula="of:=SUM([.B126]; [.F126]; [.J126]; [.N126]; [.R126])" office:value-type="float" office:value="0" calcext:value-type="float">
            <text:p>0</text:p>
          </table:table-cell>
          <table:table-cell table:formula="of:=[.U126]-[.U125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27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27]" office:value-type="date" office:date-value="1899-12-30" calcext:value-type="date">
            <text:p>Dec 30, 99</text:p>
          </table:table-cell>
          <table:table-cell table:style-name="ce38" table:formula="of:=[$'kpop ao3'.D127]" office:value-type="float" office:value="0" calcext:value-type="float">
            <text:p>0</text:p>
          </table:table-cell>
          <table:table-cell table:formula="of:=[.F127]-[.F126]" office:value-type="float" office:value="0" calcext:value-type="float">
            <text:p>0</text:p>
          </table:table-cell>
          <table:table-cell table:style-name="ce96" table:formula="of:=[.G:.G]/([.E127]-[.E126])*30.4375" office:value-type="string" office:string-value="" calcext:value-type="error">
            <text:p>#DIV/0!</text:p>
          </table:table-cell>
          <table:table-cell table:style-name="ce15" table:formula="of:=[$'Dates Ref'.A127]" office:value-type="date" office:date-value="1899-12-30" calcext:value-type="date">
            <text:p>Dec 30, 99</text:p>
          </table:table-cell>
          <table:table-cell table:style-name="ce38" table:formula="of:=[$'kpop wp'.D127]" office:value-type="float" office:value="0" calcext:value-type="float">
            <text:p>0</text:p>
          </table:table-cell>
          <table:table-cell table:formula="of:=[.J127]-[.J126]" office:value-type="float" office:value="0" calcext:value-type="float">
            <text:p>0</text:p>
          </table:table-cell>
          <table:table-cell table:style-name="ce96" table:formula="of:=[.K:.K]/([.I127]-[.I126])*30.4375" office:value-type="string" office:string-value="" calcext:value-type="error">
            <text:p>#DIV/0!</text:p>
          </table:table-cell>
          <table:table-cell table:style-name="ce90" table:formula="of:=[$'Dates Ref'.A127]" office:value-type="date" office:date-value="1899-12-30" calcext:value-type="date">
            <text:p>Dec 30, 99</text:p>
          </table:table-cell>
          <table:table-cell table:style-name="ce101" table:formula="of:=[$'kpop sqw'.D127]" office:value-type="float" office:value="0" calcext:value-type="float">
            <text:p>0</text:p>
          </table:table-cell>
          <table:table-cell table:style-name="Default" table:formula="of:=[.N127]-[.N126]" office:value-type="float" office:value="0" calcext:value-type="float">
            <text:p>0</text:p>
          </table:table-cell>
          <table:table-cell table:style-name="ce96" table:formula="of:=[.O:.O]/([.M127]-[.M126])*30.4375" office:value-type="string" office:string-value="" calcext:value-type="error">
            <text:p>#DIV/0!</text:p>
          </table:table-cell>
          <table:table-cell table:formula="of:=[$'Dates Ref'.R127]" office:value-type="date" office:date-value="1899-12-30" calcext:value-type="date">
            <text:p>Dec 30, 99</text:p>
          </table:table-cell>
          <table:table-cell table:style-name="ce38" table:formula="of:=[$asianfanfics.C127]" office:value-type="float" office:value="0" calcext:value-type="float">
            <text:p>0</text:p>
          </table:table-cell>
          <table:table-cell table:formula="of:=[.R127]-[.R126]" office:value-type="float" office:value="0" calcext:value-type="float">
            <text:p>0</text:p>
          </table:table-cell>
          <table:table-cell table:style-name="ce96" table:formula="of:=[.S:.S]/([.Q127]-[.Q126])*30.4375" office:value-type="string" office:string-value="" calcext:value-type="error">
            <text:p>#DIV/0!</text:p>
          </table:table-cell>
          <table:table-cell table:formula="of:=SUM([.B127]; [.F127]; [.J127]; [.N127]; [.R127])" office:value-type="float" office:value="0" calcext:value-type="float">
            <text:p>0</text:p>
          </table:table-cell>
          <table:table-cell table:formula="of:=[.U127]-[.U126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28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28]" office:value-type="date" office:date-value="1899-12-30" calcext:value-type="date">
            <text:p>Dec 30, 99</text:p>
          </table:table-cell>
          <table:table-cell table:style-name="ce38" table:formula="of:=[$'kpop ao3'.D128]" office:value-type="float" office:value="0" calcext:value-type="float">
            <text:p>0</text:p>
          </table:table-cell>
          <table:table-cell table:formula="of:=[.F128]-[.F127]" office:value-type="float" office:value="0" calcext:value-type="float">
            <text:p>0</text:p>
          </table:table-cell>
          <table:table-cell table:style-name="ce96" table:formula="of:=[.G:.G]/([.E128]-[.E127])*30.4375" office:value-type="string" office:string-value="" calcext:value-type="error">
            <text:p>#DIV/0!</text:p>
          </table:table-cell>
          <table:table-cell table:style-name="ce15" table:formula="of:=[$'Dates Ref'.A128]" office:value-type="date" office:date-value="1899-12-30" calcext:value-type="date">
            <text:p>Dec 30, 99</text:p>
          </table:table-cell>
          <table:table-cell table:style-name="ce38" table:formula="of:=[$'kpop wp'.D128]" office:value-type="float" office:value="0" calcext:value-type="float">
            <text:p>0</text:p>
          </table:table-cell>
          <table:table-cell table:formula="of:=[.J128]-[.J127]" office:value-type="float" office:value="0" calcext:value-type="float">
            <text:p>0</text:p>
          </table:table-cell>
          <table:table-cell table:style-name="ce96" table:formula="of:=[.K:.K]/([.I128]-[.I127])*30.4375" office:value-type="string" office:string-value="" calcext:value-type="error">
            <text:p>#DIV/0!</text:p>
          </table:table-cell>
          <table:table-cell table:style-name="ce90" table:formula="of:=[$'Dates Ref'.A128]" office:value-type="date" office:date-value="1899-12-30" calcext:value-type="date">
            <text:p>Dec 30, 99</text:p>
          </table:table-cell>
          <table:table-cell table:style-name="ce101" table:formula="of:=[$'kpop sqw'.D128]" office:value-type="float" office:value="0" calcext:value-type="float">
            <text:p>0</text:p>
          </table:table-cell>
          <table:table-cell table:style-name="Default" table:formula="of:=[.N128]-[.N127]" office:value-type="float" office:value="0" calcext:value-type="float">
            <text:p>0</text:p>
          </table:table-cell>
          <table:table-cell table:style-name="ce96" table:formula="of:=[.O:.O]/([.M128]-[.M127])*30.4375" office:value-type="string" office:string-value="" calcext:value-type="error">
            <text:p>#DIV/0!</text:p>
          </table:table-cell>
          <table:table-cell table:formula="of:=[$'Dates Ref'.R128]" office:value-type="date" office:date-value="1899-12-30" calcext:value-type="date">
            <text:p>Dec 30, 99</text:p>
          </table:table-cell>
          <table:table-cell table:style-name="ce38" table:formula="of:=[$asianfanfics.C128]" office:value-type="float" office:value="0" calcext:value-type="float">
            <text:p>0</text:p>
          </table:table-cell>
          <table:table-cell table:formula="of:=[.R128]-[.R127]" office:value-type="float" office:value="0" calcext:value-type="float">
            <text:p>0</text:p>
          </table:table-cell>
          <table:table-cell table:style-name="ce96" table:formula="of:=[.S:.S]/([.Q128]-[.Q127])*30.4375" office:value-type="string" office:string-value="" calcext:value-type="error">
            <text:p>#DIV/0!</text:p>
          </table:table-cell>
          <table:table-cell table:formula="of:=SUM([.B128]; [.F128]; [.J128]; [.N128]; [.R128])" office:value-type="float" office:value="0" calcext:value-type="float">
            <text:p>0</text:p>
          </table:table-cell>
          <table:table-cell table:formula="of:=[.U128]-[.U127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29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29]" office:value-type="date" office:date-value="1899-12-30" calcext:value-type="date">
            <text:p>Dec 30, 99</text:p>
          </table:table-cell>
          <table:table-cell table:style-name="ce38" table:formula="of:=[$'kpop ao3'.D129]" office:value-type="float" office:value="0" calcext:value-type="float">
            <text:p>0</text:p>
          </table:table-cell>
          <table:table-cell table:formula="of:=[.F129]-[.F128]" office:value-type="float" office:value="0" calcext:value-type="float">
            <text:p>0</text:p>
          </table:table-cell>
          <table:table-cell table:style-name="ce96" table:formula="of:=[.G:.G]/([.E129]-[.E128])*30.4375" office:value-type="string" office:string-value="" calcext:value-type="error">
            <text:p>#DIV/0!</text:p>
          </table:table-cell>
          <table:table-cell table:style-name="ce15" table:formula="of:=[$'Dates Ref'.A129]" office:value-type="date" office:date-value="1899-12-30" calcext:value-type="date">
            <text:p>Dec 30, 99</text:p>
          </table:table-cell>
          <table:table-cell table:style-name="ce38" table:formula="of:=[$'kpop wp'.D129]" office:value-type="float" office:value="0" calcext:value-type="float">
            <text:p>0</text:p>
          </table:table-cell>
          <table:table-cell table:formula="of:=[.J129]-[.J128]" office:value-type="float" office:value="0" calcext:value-type="float">
            <text:p>0</text:p>
          </table:table-cell>
          <table:table-cell table:style-name="ce96" table:formula="of:=[.K:.K]/([.I129]-[.I128])*30.4375" office:value-type="string" office:string-value="" calcext:value-type="error">
            <text:p>#DIV/0!</text:p>
          </table:table-cell>
          <table:table-cell table:style-name="ce90" table:formula="of:=[$'Dates Ref'.A129]" office:value-type="date" office:date-value="1899-12-30" calcext:value-type="date">
            <text:p>Dec 30, 99</text:p>
          </table:table-cell>
          <table:table-cell table:style-name="ce101" table:formula="of:=[$'kpop sqw'.D129]" office:value-type="float" office:value="0" calcext:value-type="float">
            <text:p>0</text:p>
          </table:table-cell>
          <table:table-cell table:style-name="Default" table:formula="of:=[.N129]-[.N128]" office:value-type="float" office:value="0" calcext:value-type="float">
            <text:p>0</text:p>
          </table:table-cell>
          <table:table-cell table:style-name="ce96" table:formula="of:=[.O:.O]/([.M129]-[.M128])*30.4375" office:value-type="string" office:string-value="" calcext:value-type="error">
            <text:p>#DIV/0!</text:p>
          </table:table-cell>
          <table:table-cell table:formula="of:=[$'Dates Ref'.R129]" office:value-type="date" office:date-value="1899-12-30" calcext:value-type="date">
            <text:p>Dec 30, 99</text:p>
          </table:table-cell>
          <table:table-cell table:style-name="ce38" table:formula="of:=[$asianfanfics.C129]" office:value-type="float" office:value="0" calcext:value-type="float">
            <text:p>0</text:p>
          </table:table-cell>
          <table:table-cell table:formula="of:=[.R129]-[.R128]" office:value-type="float" office:value="0" calcext:value-type="float">
            <text:p>0</text:p>
          </table:table-cell>
          <table:table-cell table:style-name="ce96" table:formula="of:=[.S:.S]/([.Q129]-[.Q128])*30.4375" office:value-type="string" office:string-value="" calcext:value-type="error">
            <text:p>#DIV/0!</text:p>
          </table:table-cell>
          <table:table-cell table:formula="of:=SUM([.B129]; [.F129]; [.J129]; [.N129]; [.R129])" office:value-type="float" office:value="0" calcext:value-type="float">
            <text:p>0</text:p>
          </table:table-cell>
          <table:table-cell table:formula="of:=[.U129]-[.U128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30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30]" office:value-type="date" office:date-value="1899-12-30" calcext:value-type="date">
            <text:p>Dec 30, 99</text:p>
          </table:table-cell>
          <table:table-cell table:style-name="ce38" table:formula="of:=[$'kpop ao3'.D130]" office:value-type="float" office:value="0" calcext:value-type="float">
            <text:p>0</text:p>
          </table:table-cell>
          <table:table-cell table:formula="of:=[.F130]-[.F129]" office:value-type="float" office:value="0" calcext:value-type="float">
            <text:p>0</text:p>
          </table:table-cell>
          <table:table-cell table:style-name="ce96" table:formula="of:=[.G:.G]/([.E130]-[.E129])*30.4375" office:value-type="string" office:string-value="" calcext:value-type="error">
            <text:p>#DIV/0!</text:p>
          </table:table-cell>
          <table:table-cell table:style-name="ce15" table:formula="of:=[$'Dates Ref'.A130]" office:value-type="date" office:date-value="1899-12-30" calcext:value-type="date">
            <text:p>Dec 30, 99</text:p>
          </table:table-cell>
          <table:table-cell table:style-name="ce38" table:formula="of:=[$'kpop wp'.D130]" office:value-type="float" office:value="0" calcext:value-type="float">
            <text:p>0</text:p>
          </table:table-cell>
          <table:table-cell table:formula="of:=[.J130]-[.J129]" office:value-type="float" office:value="0" calcext:value-type="float">
            <text:p>0</text:p>
          </table:table-cell>
          <table:table-cell table:style-name="ce96" table:formula="of:=[.K:.K]/([.I130]-[.I129])*30.4375" office:value-type="string" office:string-value="" calcext:value-type="error">
            <text:p>#DIV/0!</text:p>
          </table:table-cell>
          <table:table-cell table:style-name="ce90" table:formula="of:=[$'Dates Ref'.A130]" office:value-type="date" office:date-value="1899-12-30" calcext:value-type="date">
            <text:p>Dec 30, 99</text:p>
          </table:table-cell>
          <table:table-cell table:style-name="ce101" table:formula="of:=[$'kpop sqw'.D130]" office:value-type="float" office:value="0" calcext:value-type="float">
            <text:p>0</text:p>
          </table:table-cell>
          <table:table-cell table:style-name="Default" table:formula="of:=[.N130]-[.N129]" office:value-type="float" office:value="0" calcext:value-type="float">
            <text:p>0</text:p>
          </table:table-cell>
          <table:table-cell table:style-name="ce96" table:formula="of:=[.O:.O]/([.M130]-[.M129])*30.4375" office:value-type="string" office:string-value="" calcext:value-type="error">
            <text:p>#DIV/0!</text:p>
          </table:table-cell>
          <table:table-cell table:formula="of:=[$'Dates Ref'.R130]" office:value-type="date" office:date-value="1899-12-30" calcext:value-type="date">
            <text:p>Dec 30, 99</text:p>
          </table:table-cell>
          <table:table-cell table:style-name="ce38" table:formula="of:=[$asianfanfics.C130]" office:value-type="float" office:value="0" calcext:value-type="float">
            <text:p>0</text:p>
          </table:table-cell>
          <table:table-cell table:formula="of:=[.R130]-[.R129]" office:value-type="float" office:value="0" calcext:value-type="float">
            <text:p>0</text:p>
          </table:table-cell>
          <table:table-cell table:style-name="ce96" table:formula="of:=[.S:.S]/([.Q130]-[.Q129])*30.4375" office:value-type="string" office:string-value="" calcext:value-type="error">
            <text:p>#DIV/0!</text:p>
          </table:table-cell>
          <table:table-cell table:formula="of:=SUM([.B130]; [.F130]; [.J130]; [.N130]; [.R130])" office:value-type="float" office:value="0" calcext:value-type="float">
            <text:p>0</text:p>
          </table:table-cell>
          <table:table-cell table:formula="of:=[.U130]-[.U129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31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31]" office:value-type="date" office:date-value="1899-12-30" calcext:value-type="date">
            <text:p>Dec 30, 99</text:p>
          </table:table-cell>
          <table:table-cell table:style-name="ce38" table:formula="of:=[$'kpop ao3'.D131]" office:value-type="float" office:value="0" calcext:value-type="float">
            <text:p>0</text:p>
          </table:table-cell>
          <table:table-cell table:formula="of:=[.F131]-[.F130]" office:value-type="float" office:value="0" calcext:value-type="float">
            <text:p>0</text:p>
          </table:table-cell>
          <table:table-cell table:style-name="ce96" table:formula="of:=[.G:.G]/([.E131]-[.E130])*30.4375" office:value-type="string" office:string-value="" calcext:value-type="error">
            <text:p>#DIV/0!</text:p>
          </table:table-cell>
          <table:table-cell table:style-name="ce15" table:formula="of:=[$'Dates Ref'.A131]" office:value-type="date" office:date-value="1899-12-30" calcext:value-type="date">
            <text:p>Dec 30, 99</text:p>
          </table:table-cell>
          <table:table-cell table:style-name="ce38" table:formula="of:=[$'kpop wp'.D131]" office:value-type="float" office:value="0" calcext:value-type="float">
            <text:p>0</text:p>
          </table:table-cell>
          <table:table-cell table:formula="of:=[.J131]-[.J130]" office:value-type="float" office:value="0" calcext:value-type="float">
            <text:p>0</text:p>
          </table:table-cell>
          <table:table-cell table:style-name="ce96" table:formula="of:=[.K:.K]/([.I131]-[.I130])*30.4375" office:value-type="string" office:string-value="" calcext:value-type="error">
            <text:p>#DIV/0!</text:p>
          </table:table-cell>
          <table:table-cell table:style-name="ce90" table:formula="of:=[$'Dates Ref'.A131]" office:value-type="date" office:date-value="1899-12-30" calcext:value-type="date">
            <text:p>Dec 30, 99</text:p>
          </table:table-cell>
          <table:table-cell table:style-name="ce101" table:formula="of:=[$'kpop sqw'.D131]" office:value-type="float" office:value="0" calcext:value-type="float">
            <text:p>0</text:p>
          </table:table-cell>
          <table:table-cell table:style-name="Default" table:formula="of:=[.N131]-[.N130]" office:value-type="float" office:value="0" calcext:value-type="float">
            <text:p>0</text:p>
          </table:table-cell>
          <table:table-cell table:style-name="ce96" table:formula="of:=[.O:.O]/([.M131]-[.M130])*30.4375" office:value-type="string" office:string-value="" calcext:value-type="error">
            <text:p>#DIV/0!</text:p>
          </table:table-cell>
          <table:table-cell table:formula="of:=[$'Dates Ref'.R131]" office:value-type="date" office:date-value="1899-12-30" calcext:value-type="date">
            <text:p>Dec 30, 99</text:p>
          </table:table-cell>
          <table:table-cell table:style-name="ce38" table:formula="of:=[$asianfanfics.C131]" office:value-type="float" office:value="0" calcext:value-type="float">
            <text:p>0</text:p>
          </table:table-cell>
          <table:table-cell table:formula="of:=[.R131]-[.R130]" office:value-type="float" office:value="0" calcext:value-type="float">
            <text:p>0</text:p>
          </table:table-cell>
          <table:table-cell table:style-name="ce96" table:formula="of:=[.S:.S]/([.Q131]-[.Q130])*30.4375" office:value-type="string" office:string-value="" calcext:value-type="error">
            <text:p>#DIV/0!</text:p>
          </table:table-cell>
          <table:table-cell table:formula="of:=SUM([.B131]; [.F131]; [.J131]; [.N131]; [.R131])" office:value-type="float" office:value="0" calcext:value-type="float">
            <text:p>0</text:p>
          </table:table-cell>
          <table:table-cell table:formula="of:=[.U131]-[.U130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32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32]" office:value-type="date" office:date-value="1899-12-30" calcext:value-type="date">
            <text:p>Dec 30, 99</text:p>
          </table:table-cell>
          <table:table-cell table:style-name="ce38" table:formula="of:=[$'kpop ao3'.D132]" office:value-type="float" office:value="0" calcext:value-type="float">
            <text:p>0</text:p>
          </table:table-cell>
          <table:table-cell table:formula="of:=[.F132]-[.F131]" office:value-type="float" office:value="0" calcext:value-type="float">
            <text:p>0</text:p>
          </table:table-cell>
          <table:table-cell table:style-name="ce96" table:formula="of:=[.G:.G]/([.E132]-[.E131])*30.4375" office:value-type="string" office:string-value="" calcext:value-type="error">
            <text:p>#DIV/0!</text:p>
          </table:table-cell>
          <table:table-cell table:style-name="ce15" table:formula="of:=[$'Dates Ref'.A132]" office:value-type="date" office:date-value="1899-12-30" calcext:value-type="date">
            <text:p>Dec 30, 99</text:p>
          </table:table-cell>
          <table:table-cell table:style-name="ce38" table:formula="of:=[$'kpop wp'.D132]" office:value-type="float" office:value="0" calcext:value-type="float">
            <text:p>0</text:p>
          </table:table-cell>
          <table:table-cell table:formula="of:=[.J132]-[.J131]" office:value-type="float" office:value="0" calcext:value-type="float">
            <text:p>0</text:p>
          </table:table-cell>
          <table:table-cell table:style-name="ce96" table:formula="of:=[.K:.K]/([.I132]-[.I131])*30.4375" office:value-type="string" office:string-value="" calcext:value-type="error">
            <text:p>#DIV/0!</text:p>
          </table:table-cell>
          <table:table-cell table:style-name="ce90" table:formula="of:=[$'Dates Ref'.A132]" office:value-type="date" office:date-value="1899-12-30" calcext:value-type="date">
            <text:p>Dec 30, 99</text:p>
          </table:table-cell>
          <table:table-cell table:style-name="ce101" table:formula="of:=[$'kpop sqw'.D132]" office:value-type="float" office:value="0" calcext:value-type="float">
            <text:p>0</text:p>
          </table:table-cell>
          <table:table-cell table:style-name="Default" table:formula="of:=[.N132]-[.N131]" office:value-type="float" office:value="0" calcext:value-type="float">
            <text:p>0</text:p>
          </table:table-cell>
          <table:table-cell table:style-name="ce96" table:formula="of:=[.O:.O]/([.M132]-[.M131])*30.4375" office:value-type="string" office:string-value="" calcext:value-type="error">
            <text:p>#DIV/0!</text:p>
          </table:table-cell>
          <table:table-cell table:formula="of:=[$'Dates Ref'.R132]" office:value-type="date" office:date-value="1899-12-30" calcext:value-type="date">
            <text:p>Dec 30, 99</text:p>
          </table:table-cell>
          <table:table-cell table:style-name="ce38" table:formula="of:=[$asianfanfics.C132]" office:value-type="float" office:value="0" calcext:value-type="float">
            <text:p>0</text:p>
          </table:table-cell>
          <table:table-cell table:formula="of:=[.R132]-[.R131]" office:value-type="float" office:value="0" calcext:value-type="float">
            <text:p>0</text:p>
          </table:table-cell>
          <table:table-cell table:style-name="ce96" table:formula="of:=[.S:.S]/([.Q132]-[.Q131])*30.4375" office:value-type="string" office:string-value="" calcext:value-type="error">
            <text:p>#DIV/0!</text:p>
          </table:table-cell>
          <table:table-cell table:formula="of:=SUM([.B132]; [.F132]; [.J132]; [.N132]; [.R132])" office:value-type="float" office:value="0" calcext:value-type="float">
            <text:p>0</text:p>
          </table:table-cell>
          <table:table-cell table:formula="of:=[.U132]-[.U131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33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33]" office:value-type="date" office:date-value="1899-12-30" calcext:value-type="date">
            <text:p>Dec 30, 99</text:p>
          </table:table-cell>
          <table:table-cell table:style-name="ce38" table:formula="of:=[$'kpop ao3'.D133]" office:value-type="float" office:value="0" calcext:value-type="float">
            <text:p>0</text:p>
          </table:table-cell>
          <table:table-cell table:formula="of:=[.F133]-[.F132]" office:value-type="float" office:value="0" calcext:value-type="float">
            <text:p>0</text:p>
          </table:table-cell>
          <table:table-cell table:style-name="ce96" table:formula="of:=[.G:.G]/([.E133]-[.E132])*30.4375" office:value-type="string" office:string-value="" calcext:value-type="error">
            <text:p>#DIV/0!</text:p>
          </table:table-cell>
          <table:table-cell table:style-name="ce15" table:formula="of:=[$'Dates Ref'.A133]" office:value-type="date" office:date-value="1899-12-30" calcext:value-type="date">
            <text:p>Dec 30, 99</text:p>
          </table:table-cell>
          <table:table-cell table:style-name="ce38" table:formula="of:=[$'kpop wp'.D133]" office:value-type="float" office:value="0" calcext:value-type="float">
            <text:p>0</text:p>
          </table:table-cell>
          <table:table-cell table:formula="of:=[.J133]-[.J132]" office:value-type="float" office:value="0" calcext:value-type="float">
            <text:p>0</text:p>
          </table:table-cell>
          <table:table-cell table:style-name="ce96" table:formula="of:=[.K:.K]/([.I133]-[.I132])*30.4375" office:value-type="string" office:string-value="" calcext:value-type="error">
            <text:p>#DIV/0!</text:p>
          </table:table-cell>
          <table:table-cell table:style-name="ce90" table:formula="of:=[$'Dates Ref'.A133]" office:value-type="date" office:date-value="1899-12-30" calcext:value-type="date">
            <text:p>Dec 30, 99</text:p>
          </table:table-cell>
          <table:table-cell table:style-name="ce101" table:formula="of:=[$'kpop sqw'.D133]" office:value-type="float" office:value="0" calcext:value-type="float">
            <text:p>0</text:p>
          </table:table-cell>
          <table:table-cell table:style-name="Default" table:formula="of:=[.N133]-[.N132]" office:value-type="float" office:value="0" calcext:value-type="float">
            <text:p>0</text:p>
          </table:table-cell>
          <table:table-cell table:style-name="ce96" table:formula="of:=[.O:.O]/([.M133]-[.M132])*30.4375" office:value-type="string" office:string-value="" calcext:value-type="error">
            <text:p>#DIV/0!</text:p>
          </table:table-cell>
          <table:table-cell table:formula="of:=[$'Dates Ref'.R133]" office:value-type="date" office:date-value="1899-12-30" calcext:value-type="date">
            <text:p>Dec 30, 99</text:p>
          </table:table-cell>
          <table:table-cell table:style-name="ce38" table:formula="of:=[$asianfanfics.C133]" office:value-type="float" office:value="0" calcext:value-type="float">
            <text:p>0</text:p>
          </table:table-cell>
          <table:table-cell table:formula="of:=[.R133]-[.R132]" office:value-type="float" office:value="0" calcext:value-type="float">
            <text:p>0</text:p>
          </table:table-cell>
          <table:table-cell table:style-name="ce96" table:formula="of:=[.S:.S]/([.Q133]-[.Q132])*30.4375" office:value-type="string" office:string-value="" calcext:value-type="error">
            <text:p>#DIV/0!</text:p>
          </table:table-cell>
          <table:table-cell table:formula="of:=SUM([.B133]; [.F133]; [.J133]; [.N133]; [.R133])" office:value-type="float" office:value="0" calcext:value-type="float">
            <text:p>0</text:p>
          </table:table-cell>
          <table:table-cell table:formula="of:=[.U133]-[.U132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34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34]" office:value-type="date" office:date-value="1899-12-30" calcext:value-type="date">
            <text:p>Dec 30, 99</text:p>
          </table:table-cell>
          <table:table-cell table:style-name="ce38" table:formula="of:=[$'kpop ao3'.D134]" office:value-type="float" office:value="0" calcext:value-type="float">
            <text:p>0</text:p>
          </table:table-cell>
          <table:table-cell table:formula="of:=[.F134]-[.F133]" office:value-type="float" office:value="0" calcext:value-type="float">
            <text:p>0</text:p>
          </table:table-cell>
          <table:table-cell table:style-name="ce96" table:formula="of:=[.G:.G]/([.E134]-[.E133])*30.4375" office:value-type="string" office:string-value="" calcext:value-type="error">
            <text:p>#DIV/0!</text:p>
          </table:table-cell>
          <table:table-cell table:style-name="ce15" table:formula="of:=[$'Dates Ref'.A134]" office:value-type="date" office:date-value="1899-12-30" calcext:value-type="date">
            <text:p>Dec 30, 99</text:p>
          </table:table-cell>
          <table:table-cell table:style-name="ce38" table:formula="of:=[$'kpop wp'.D134]" office:value-type="float" office:value="0" calcext:value-type="float">
            <text:p>0</text:p>
          </table:table-cell>
          <table:table-cell table:formula="of:=[.J134]-[.J133]" office:value-type="float" office:value="0" calcext:value-type="float">
            <text:p>0</text:p>
          </table:table-cell>
          <table:table-cell table:style-name="ce96" table:formula="of:=[.K:.K]/([.I134]-[.I133])*30.4375" office:value-type="string" office:string-value="" calcext:value-type="error">
            <text:p>#DIV/0!</text:p>
          </table:table-cell>
          <table:table-cell table:style-name="ce90" table:formula="of:=[$'Dates Ref'.A134]" office:value-type="date" office:date-value="1899-12-30" calcext:value-type="date">
            <text:p>Dec 30, 99</text:p>
          </table:table-cell>
          <table:table-cell table:style-name="ce101" table:formula="of:=[$'kpop sqw'.D134]" office:value-type="float" office:value="0" calcext:value-type="float">
            <text:p>0</text:p>
          </table:table-cell>
          <table:table-cell table:style-name="Default" table:formula="of:=[.N134]-[.N133]" office:value-type="float" office:value="0" calcext:value-type="float">
            <text:p>0</text:p>
          </table:table-cell>
          <table:table-cell table:style-name="ce96" table:formula="of:=[.O:.O]/([.M134]-[.M133])*30.4375" office:value-type="string" office:string-value="" calcext:value-type="error">
            <text:p>#DIV/0!</text:p>
          </table:table-cell>
          <table:table-cell table:formula="of:=[$'Dates Ref'.R134]" office:value-type="date" office:date-value="1899-12-30" calcext:value-type="date">
            <text:p>Dec 30, 99</text:p>
          </table:table-cell>
          <table:table-cell table:style-name="ce38" table:formula="of:=[$asianfanfics.C134]" office:value-type="float" office:value="0" calcext:value-type="float">
            <text:p>0</text:p>
          </table:table-cell>
          <table:table-cell table:formula="of:=[.R134]-[.R133]" office:value-type="float" office:value="0" calcext:value-type="float">
            <text:p>0</text:p>
          </table:table-cell>
          <table:table-cell table:style-name="ce96" table:formula="of:=[.S:.S]/([.Q134]-[.Q133])*30.4375" office:value-type="string" office:string-value="" calcext:value-type="error">
            <text:p>#DIV/0!</text:p>
          </table:table-cell>
          <table:table-cell table:formula="of:=SUM([.B134]; [.F134]; [.J134]; [.N134]; [.R134])" office:value-type="float" office:value="0" calcext:value-type="float">
            <text:p>0</text:p>
          </table:table-cell>
          <table:table-cell table:formula="of:=[.U134]-[.U133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35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35]" office:value-type="date" office:date-value="1899-12-30" calcext:value-type="date">
            <text:p>Dec 30, 99</text:p>
          </table:table-cell>
          <table:table-cell table:style-name="ce38" table:formula="of:=[$'kpop ao3'.D135]" office:value-type="float" office:value="0" calcext:value-type="float">
            <text:p>0</text:p>
          </table:table-cell>
          <table:table-cell table:formula="of:=[.F135]-[.F134]" office:value-type="float" office:value="0" calcext:value-type="float">
            <text:p>0</text:p>
          </table:table-cell>
          <table:table-cell table:style-name="ce96" table:formula="of:=[.G:.G]/([.E135]-[.E134])*30.4375" office:value-type="string" office:string-value="" calcext:value-type="error">
            <text:p>#DIV/0!</text:p>
          </table:table-cell>
          <table:table-cell table:style-name="ce15" table:formula="of:=[$'Dates Ref'.A135]" office:value-type="date" office:date-value="1899-12-30" calcext:value-type="date">
            <text:p>Dec 30, 99</text:p>
          </table:table-cell>
          <table:table-cell table:style-name="ce38" table:formula="of:=[$'kpop wp'.D135]" office:value-type="float" office:value="0" calcext:value-type="float">
            <text:p>0</text:p>
          </table:table-cell>
          <table:table-cell table:formula="of:=[.J135]-[.J134]" office:value-type="float" office:value="0" calcext:value-type="float">
            <text:p>0</text:p>
          </table:table-cell>
          <table:table-cell table:style-name="ce96" table:formula="of:=[.K:.K]/([.I135]-[.I134])*30.4375" office:value-type="string" office:string-value="" calcext:value-type="error">
            <text:p>#DIV/0!</text:p>
          </table:table-cell>
          <table:table-cell table:style-name="ce90" table:formula="of:=[$'Dates Ref'.A135]" office:value-type="date" office:date-value="1899-12-30" calcext:value-type="date">
            <text:p>Dec 30, 99</text:p>
          </table:table-cell>
          <table:table-cell table:style-name="ce101" table:formula="of:=[$'kpop sqw'.D135]" office:value-type="float" office:value="0" calcext:value-type="float">
            <text:p>0</text:p>
          </table:table-cell>
          <table:table-cell table:style-name="Default" table:formula="of:=[.N135]-[.N134]" office:value-type="float" office:value="0" calcext:value-type="float">
            <text:p>0</text:p>
          </table:table-cell>
          <table:table-cell table:style-name="ce96" table:formula="of:=[.O:.O]/([.M135]-[.M134])*30.4375" office:value-type="string" office:string-value="" calcext:value-type="error">
            <text:p>#DIV/0!</text:p>
          </table:table-cell>
          <table:table-cell table:formula="of:=[$'Dates Ref'.R135]" office:value-type="date" office:date-value="1899-12-30" calcext:value-type="date">
            <text:p>Dec 30, 99</text:p>
          </table:table-cell>
          <table:table-cell table:style-name="ce38" table:formula="of:=[$asianfanfics.C135]" office:value-type="float" office:value="0" calcext:value-type="float">
            <text:p>0</text:p>
          </table:table-cell>
          <table:table-cell table:formula="of:=[.R135]-[.R134]" office:value-type="float" office:value="0" calcext:value-type="float">
            <text:p>0</text:p>
          </table:table-cell>
          <table:table-cell table:style-name="ce96" table:formula="of:=[.S:.S]/([.Q135]-[.Q134])*30.4375" office:value-type="string" office:string-value="" calcext:value-type="error">
            <text:p>#DIV/0!</text:p>
          </table:table-cell>
          <table:table-cell table:formula="of:=SUM([.B135]; [.F135]; [.J135]; [.N135]; [.R135])" office:value-type="float" office:value="0" calcext:value-type="float">
            <text:p>0</text:p>
          </table:table-cell>
          <table:table-cell table:formula="of:=[.U135]-[.U134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36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36]" office:value-type="date" office:date-value="1899-12-30" calcext:value-type="date">
            <text:p>Dec 30, 99</text:p>
          </table:table-cell>
          <table:table-cell table:style-name="ce38" table:formula="of:=[$'kpop ao3'.D136]" office:value-type="float" office:value="0" calcext:value-type="float">
            <text:p>0</text:p>
          </table:table-cell>
          <table:table-cell table:formula="of:=[.F136]-[.F135]" office:value-type="float" office:value="0" calcext:value-type="float">
            <text:p>0</text:p>
          </table:table-cell>
          <table:table-cell table:style-name="ce96" table:formula="of:=[.G:.G]/([.E136]-[.E135])*30.4375" office:value-type="string" office:string-value="" calcext:value-type="error">
            <text:p>#DIV/0!</text:p>
          </table:table-cell>
          <table:table-cell table:style-name="ce15" table:formula="of:=[$'Dates Ref'.A136]" office:value-type="date" office:date-value="1899-12-30" calcext:value-type="date">
            <text:p>Dec 30, 99</text:p>
          </table:table-cell>
          <table:table-cell table:style-name="ce38" table:formula="of:=[$'kpop wp'.D136]" office:value-type="float" office:value="0" calcext:value-type="float">
            <text:p>0</text:p>
          </table:table-cell>
          <table:table-cell table:formula="of:=[.J136]-[.J135]" office:value-type="float" office:value="0" calcext:value-type="float">
            <text:p>0</text:p>
          </table:table-cell>
          <table:table-cell table:style-name="ce96" table:formula="of:=[.K:.K]/([.I136]-[.I135])*30.4375" office:value-type="string" office:string-value="" calcext:value-type="error">
            <text:p>#DIV/0!</text:p>
          </table:table-cell>
          <table:table-cell table:style-name="ce90" table:formula="of:=[$'Dates Ref'.A136]" office:value-type="date" office:date-value="1899-12-30" calcext:value-type="date">
            <text:p>Dec 30, 99</text:p>
          </table:table-cell>
          <table:table-cell table:style-name="ce101" table:formula="of:=[$'kpop sqw'.D136]" office:value-type="float" office:value="0" calcext:value-type="float">
            <text:p>0</text:p>
          </table:table-cell>
          <table:table-cell table:style-name="Default" table:formula="of:=[.N136]-[.N135]" office:value-type="float" office:value="0" calcext:value-type="float">
            <text:p>0</text:p>
          </table:table-cell>
          <table:table-cell table:style-name="ce96" table:formula="of:=[.O:.O]/([.M136]-[.M135])*30.4375" office:value-type="string" office:string-value="" calcext:value-type="error">
            <text:p>#DIV/0!</text:p>
          </table:table-cell>
          <table:table-cell table:formula="of:=[$'Dates Ref'.R136]" office:value-type="date" office:date-value="1899-12-30" calcext:value-type="date">
            <text:p>Dec 30, 99</text:p>
          </table:table-cell>
          <table:table-cell table:style-name="ce38" table:formula="of:=[$asianfanfics.C136]" office:value-type="float" office:value="0" calcext:value-type="float">
            <text:p>0</text:p>
          </table:table-cell>
          <table:table-cell table:formula="of:=[.R136]-[.R135]" office:value-type="float" office:value="0" calcext:value-type="float">
            <text:p>0</text:p>
          </table:table-cell>
          <table:table-cell table:style-name="ce96" table:formula="of:=[.S:.S]/([.Q136]-[.Q135])*30.4375" office:value-type="string" office:string-value="" calcext:value-type="error">
            <text:p>#DIV/0!</text:p>
          </table:table-cell>
          <table:table-cell table:formula="of:=SUM([.B136]; [.F136]; [.J136]; [.N136]; [.R136])" office:value-type="float" office:value="0" calcext:value-type="float">
            <text:p>0</text:p>
          </table:table-cell>
          <table:table-cell table:formula="of:=[.U136]-[.U135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37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37]" office:value-type="date" office:date-value="1899-12-30" calcext:value-type="date">
            <text:p>Dec 30, 99</text:p>
          </table:table-cell>
          <table:table-cell table:style-name="ce38" table:formula="of:=[$'kpop ao3'.D137]" office:value-type="float" office:value="0" calcext:value-type="float">
            <text:p>0</text:p>
          </table:table-cell>
          <table:table-cell table:formula="of:=[.F137]-[.F136]" office:value-type="float" office:value="0" calcext:value-type="float">
            <text:p>0</text:p>
          </table:table-cell>
          <table:table-cell table:style-name="ce96" table:formula="of:=[.G:.G]/([.E137]-[.E136])*30.4375" office:value-type="string" office:string-value="" calcext:value-type="error">
            <text:p>#DIV/0!</text:p>
          </table:table-cell>
          <table:table-cell table:style-name="ce15" table:formula="of:=[$'Dates Ref'.A137]" office:value-type="date" office:date-value="1899-12-30" calcext:value-type="date">
            <text:p>Dec 30, 99</text:p>
          </table:table-cell>
          <table:table-cell table:style-name="ce38" table:formula="of:=[$'kpop wp'.D137]" office:value-type="float" office:value="0" calcext:value-type="float">
            <text:p>0</text:p>
          </table:table-cell>
          <table:table-cell table:formula="of:=[.J137]-[.J136]" office:value-type="float" office:value="0" calcext:value-type="float">
            <text:p>0</text:p>
          </table:table-cell>
          <table:table-cell table:style-name="ce96" table:formula="of:=[.K:.K]/([.I137]-[.I136])*30.4375" office:value-type="string" office:string-value="" calcext:value-type="error">
            <text:p>#DIV/0!</text:p>
          </table:table-cell>
          <table:table-cell table:style-name="ce90" table:formula="of:=[$'Dates Ref'.A137]" office:value-type="date" office:date-value="1899-12-30" calcext:value-type="date">
            <text:p>Dec 30, 99</text:p>
          </table:table-cell>
          <table:table-cell table:style-name="ce101" table:formula="of:=[$'kpop sqw'.D137]" office:value-type="float" office:value="0" calcext:value-type="float">
            <text:p>0</text:p>
          </table:table-cell>
          <table:table-cell table:style-name="Default" table:formula="of:=[.N137]-[.N136]" office:value-type="float" office:value="0" calcext:value-type="float">
            <text:p>0</text:p>
          </table:table-cell>
          <table:table-cell table:style-name="ce96" table:formula="of:=[.O:.O]/([.M137]-[.M136])*30.4375" office:value-type="string" office:string-value="" calcext:value-type="error">
            <text:p>#DIV/0!</text:p>
          </table:table-cell>
          <table:table-cell table:formula="of:=[$'Dates Ref'.R137]" office:value-type="date" office:date-value="1899-12-30" calcext:value-type="date">
            <text:p>Dec 30, 99</text:p>
          </table:table-cell>
          <table:table-cell table:style-name="ce38" table:formula="of:=[$asianfanfics.C137]" office:value-type="float" office:value="0" calcext:value-type="float">
            <text:p>0</text:p>
          </table:table-cell>
          <table:table-cell table:formula="of:=[.R137]-[.R136]" office:value-type="float" office:value="0" calcext:value-type="float">
            <text:p>0</text:p>
          </table:table-cell>
          <table:table-cell table:style-name="ce96" table:formula="of:=[.S:.S]/([.Q137]-[.Q136])*30.4375" office:value-type="string" office:string-value="" calcext:value-type="error">
            <text:p>#DIV/0!</text:p>
          </table:table-cell>
          <table:table-cell table:formula="of:=SUM([.B137]; [.F137]; [.J137]; [.N137]; [.R137])" office:value-type="float" office:value="0" calcext:value-type="float">
            <text:p>0</text:p>
          </table:table-cell>
          <table:table-cell table:formula="of:=[.U137]-[.U136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38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38]" office:value-type="date" office:date-value="1899-12-30" calcext:value-type="date">
            <text:p>Dec 30, 99</text:p>
          </table:table-cell>
          <table:table-cell table:style-name="ce38" table:formula="of:=[$'kpop ao3'.D138]" office:value-type="float" office:value="0" calcext:value-type="float">
            <text:p>0</text:p>
          </table:table-cell>
          <table:table-cell table:formula="of:=[.F138]-[.F137]" office:value-type="float" office:value="0" calcext:value-type="float">
            <text:p>0</text:p>
          </table:table-cell>
          <table:table-cell table:style-name="ce96" table:formula="of:=[.G:.G]/([.E138]-[.E137])*30.4375" office:value-type="string" office:string-value="" calcext:value-type="error">
            <text:p>#DIV/0!</text:p>
          </table:table-cell>
          <table:table-cell table:style-name="ce15" table:formula="of:=[$'Dates Ref'.A138]" office:value-type="date" office:date-value="1899-12-30" calcext:value-type="date">
            <text:p>Dec 30, 99</text:p>
          </table:table-cell>
          <table:table-cell table:style-name="ce38" table:formula="of:=[$'kpop wp'.D138]" office:value-type="float" office:value="0" calcext:value-type="float">
            <text:p>0</text:p>
          </table:table-cell>
          <table:table-cell table:formula="of:=[.J138]-[.J137]" office:value-type="float" office:value="0" calcext:value-type="float">
            <text:p>0</text:p>
          </table:table-cell>
          <table:table-cell table:style-name="ce96" table:formula="of:=[.K:.K]/([.I138]-[.I137])*30.4375" office:value-type="string" office:string-value="" calcext:value-type="error">
            <text:p>#DIV/0!</text:p>
          </table:table-cell>
          <table:table-cell table:style-name="ce90" table:formula="of:=[$'Dates Ref'.A138]" office:value-type="date" office:date-value="1899-12-30" calcext:value-type="date">
            <text:p>Dec 30, 99</text:p>
          </table:table-cell>
          <table:table-cell table:style-name="ce101" table:formula="of:=[$'kpop sqw'.D138]" office:value-type="float" office:value="0" calcext:value-type="float">
            <text:p>0</text:p>
          </table:table-cell>
          <table:table-cell table:style-name="Default" table:formula="of:=[.N138]-[.N137]" office:value-type="float" office:value="0" calcext:value-type="float">
            <text:p>0</text:p>
          </table:table-cell>
          <table:table-cell table:style-name="ce96" table:formula="of:=[.O:.O]/([.M138]-[.M137])*30.4375" office:value-type="string" office:string-value="" calcext:value-type="error">
            <text:p>#DIV/0!</text:p>
          </table:table-cell>
          <table:table-cell table:formula="of:=[$'Dates Ref'.R138]" office:value-type="date" office:date-value="1899-12-30" calcext:value-type="date">
            <text:p>Dec 30, 99</text:p>
          </table:table-cell>
          <table:table-cell table:style-name="ce38" table:formula="of:=[$asianfanfics.C138]" office:value-type="float" office:value="0" calcext:value-type="float">
            <text:p>0</text:p>
          </table:table-cell>
          <table:table-cell table:formula="of:=[.R138]-[.R137]" office:value-type="float" office:value="0" calcext:value-type="float">
            <text:p>0</text:p>
          </table:table-cell>
          <table:table-cell table:style-name="ce96" table:formula="of:=[.S:.S]/([.Q138]-[.Q137])*30.4375" office:value-type="string" office:string-value="" calcext:value-type="error">
            <text:p>#DIV/0!</text:p>
          </table:table-cell>
          <table:table-cell table:formula="of:=SUM([.B138]; [.F138]; [.J138]; [.N138]; [.R138])" office:value-type="float" office:value="0" calcext:value-type="float">
            <text:p>0</text:p>
          </table:table-cell>
          <table:table-cell table:formula="of:=[.U138]-[.U137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39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39]" office:value-type="date" office:date-value="1899-12-30" calcext:value-type="date">
            <text:p>Dec 30, 99</text:p>
          </table:table-cell>
          <table:table-cell table:style-name="ce38" table:formula="of:=[$'kpop ao3'.D139]" office:value-type="float" office:value="0" calcext:value-type="float">
            <text:p>0</text:p>
          </table:table-cell>
          <table:table-cell table:formula="of:=[.F139]-[.F138]" office:value-type="float" office:value="0" calcext:value-type="float">
            <text:p>0</text:p>
          </table:table-cell>
          <table:table-cell table:style-name="ce96" table:formula="of:=[.G:.G]/([.E139]-[.E138])*30.4375" office:value-type="string" office:string-value="" calcext:value-type="error">
            <text:p>#DIV/0!</text:p>
          </table:table-cell>
          <table:table-cell table:style-name="ce15" table:formula="of:=[$'Dates Ref'.A139]" office:value-type="date" office:date-value="1899-12-30" calcext:value-type="date">
            <text:p>Dec 30, 99</text:p>
          </table:table-cell>
          <table:table-cell table:style-name="ce38" table:formula="of:=[$'kpop wp'.D139]" office:value-type="float" office:value="0" calcext:value-type="float">
            <text:p>0</text:p>
          </table:table-cell>
          <table:table-cell table:formula="of:=[.J139]-[.J138]" office:value-type="float" office:value="0" calcext:value-type="float">
            <text:p>0</text:p>
          </table:table-cell>
          <table:table-cell table:style-name="ce96" table:formula="of:=[.K:.K]/([.I139]-[.I138])*30.4375" office:value-type="string" office:string-value="" calcext:value-type="error">
            <text:p>#DIV/0!</text:p>
          </table:table-cell>
          <table:table-cell table:style-name="ce90" table:formula="of:=[$'Dates Ref'.A139]" office:value-type="date" office:date-value="1899-12-30" calcext:value-type="date">
            <text:p>Dec 30, 99</text:p>
          </table:table-cell>
          <table:table-cell table:style-name="ce101" table:formula="of:=[$'kpop sqw'.D139]" office:value-type="float" office:value="0" calcext:value-type="float">
            <text:p>0</text:p>
          </table:table-cell>
          <table:table-cell table:style-name="Default" table:formula="of:=[.N139]-[.N138]" office:value-type="float" office:value="0" calcext:value-type="float">
            <text:p>0</text:p>
          </table:table-cell>
          <table:table-cell table:style-name="ce96" table:formula="of:=[.O:.O]/([.M139]-[.M138])*30.4375" office:value-type="string" office:string-value="" calcext:value-type="error">
            <text:p>#DIV/0!</text:p>
          </table:table-cell>
          <table:table-cell table:formula="of:=[$'Dates Ref'.R139]" office:value-type="date" office:date-value="1899-12-30" calcext:value-type="date">
            <text:p>Dec 30, 99</text:p>
          </table:table-cell>
          <table:table-cell table:style-name="ce38" table:formula="of:=[$asianfanfics.C139]" office:value-type="float" office:value="0" calcext:value-type="float">
            <text:p>0</text:p>
          </table:table-cell>
          <table:table-cell table:formula="of:=[.R139]-[.R138]" office:value-type="float" office:value="0" calcext:value-type="float">
            <text:p>0</text:p>
          </table:table-cell>
          <table:table-cell table:style-name="ce96" table:formula="of:=[.S:.S]/([.Q139]-[.Q138])*30.4375" office:value-type="string" office:string-value="" calcext:value-type="error">
            <text:p>#DIV/0!</text:p>
          </table:table-cell>
          <table:table-cell table:formula="of:=SUM([.B139]; [.F139]; [.J139]; [.N139]; [.R139])" office:value-type="float" office:value="0" calcext:value-type="float">
            <text:p>0</text:p>
          </table:table-cell>
          <table:table-cell table:formula="of:=[.U139]-[.U138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40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40]" office:value-type="date" office:date-value="1899-12-30" calcext:value-type="date">
            <text:p>Dec 30, 99</text:p>
          </table:table-cell>
          <table:table-cell table:style-name="ce38" table:formula="of:=[$'kpop ao3'.D140]" office:value-type="float" office:value="0" calcext:value-type="float">
            <text:p>0</text:p>
          </table:table-cell>
          <table:table-cell table:formula="of:=[.F140]-[.F139]" office:value-type="float" office:value="0" calcext:value-type="float">
            <text:p>0</text:p>
          </table:table-cell>
          <table:table-cell table:style-name="ce96" table:formula="of:=[.G:.G]/([.E140]-[.E139])*30.4375" office:value-type="string" office:string-value="" calcext:value-type="error">
            <text:p>#DIV/0!</text:p>
          </table:table-cell>
          <table:table-cell table:style-name="ce15" table:formula="of:=[$'Dates Ref'.A140]" office:value-type="date" office:date-value="1899-12-30" calcext:value-type="date">
            <text:p>Dec 30, 99</text:p>
          </table:table-cell>
          <table:table-cell table:style-name="ce38" table:formula="of:=[$'kpop wp'.D140]" office:value-type="float" office:value="0" calcext:value-type="float">
            <text:p>0</text:p>
          </table:table-cell>
          <table:table-cell table:formula="of:=[.J140]-[.J139]" office:value-type="float" office:value="0" calcext:value-type="float">
            <text:p>0</text:p>
          </table:table-cell>
          <table:table-cell table:style-name="ce96" table:formula="of:=[.K:.K]/([.I140]-[.I139])*30.4375" office:value-type="string" office:string-value="" calcext:value-type="error">
            <text:p>#DIV/0!</text:p>
          </table:table-cell>
          <table:table-cell table:style-name="ce90" table:formula="of:=[$'Dates Ref'.A140]" office:value-type="date" office:date-value="1899-12-30" calcext:value-type="date">
            <text:p>Dec 30, 99</text:p>
          </table:table-cell>
          <table:table-cell table:style-name="ce101" table:formula="of:=[$'kpop sqw'.D140]" office:value-type="float" office:value="0" calcext:value-type="float">
            <text:p>0</text:p>
          </table:table-cell>
          <table:table-cell table:style-name="Default" table:formula="of:=[.N140]-[.N139]" office:value-type="float" office:value="0" calcext:value-type="float">
            <text:p>0</text:p>
          </table:table-cell>
          <table:table-cell table:style-name="ce96" table:formula="of:=[.O:.O]/([.M140]-[.M139])*30.4375" office:value-type="string" office:string-value="" calcext:value-type="error">
            <text:p>#DIV/0!</text:p>
          </table:table-cell>
          <table:table-cell table:formula="of:=[$'Dates Ref'.R140]" office:value-type="date" office:date-value="1899-12-30" calcext:value-type="date">
            <text:p>Dec 30, 99</text:p>
          </table:table-cell>
          <table:table-cell table:style-name="ce38" table:formula="of:=[$asianfanfics.C140]" office:value-type="float" office:value="0" calcext:value-type="float">
            <text:p>0</text:p>
          </table:table-cell>
          <table:table-cell table:formula="of:=[.R140]-[.R139]" office:value-type="float" office:value="0" calcext:value-type="float">
            <text:p>0</text:p>
          </table:table-cell>
          <table:table-cell table:style-name="ce96" table:formula="of:=[.S:.S]/([.Q140]-[.Q139])*30.4375" office:value-type="string" office:string-value="" calcext:value-type="error">
            <text:p>#DIV/0!</text:p>
          </table:table-cell>
          <table:table-cell table:formula="of:=SUM([.B140]; [.F140]; [.J140]; [.N140]; [.R140])" office:value-type="float" office:value="0" calcext:value-type="float">
            <text:p>0</text:p>
          </table:table-cell>
          <table:table-cell table:formula="of:=[.U140]-[.U139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41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41]" office:value-type="date" office:date-value="1899-12-30" calcext:value-type="date">
            <text:p>Dec 30, 99</text:p>
          </table:table-cell>
          <table:table-cell table:style-name="ce38" table:formula="of:=[$'kpop ao3'.D141]" office:value-type="float" office:value="0" calcext:value-type="float">
            <text:p>0</text:p>
          </table:table-cell>
          <table:table-cell table:formula="of:=[.F141]-[.F140]" office:value-type="float" office:value="0" calcext:value-type="float">
            <text:p>0</text:p>
          </table:table-cell>
          <table:table-cell table:style-name="ce96" table:formula="of:=[.G:.G]/([.E141]-[.E140])*30.4375" office:value-type="string" office:string-value="" calcext:value-type="error">
            <text:p>#DIV/0!</text:p>
          </table:table-cell>
          <table:table-cell table:style-name="ce15" table:formula="of:=[$'Dates Ref'.A141]" office:value-type="date" office:date-value="1899-12-30" calcext:value-type="date">
            <text:p>Dec 30, 99</text:p>
          </table:table-cell>
          <table:table-cell table:style-name="ce38" table:formula="of:=[$'kpop wp'.D141]" office:value-type="float" office:value="0" calcext:value-type="float">
            <text:p>0</text:p>
          </table:table-cell>
          <table:table-cell table:formula="of:=[.J141]-[.J140]" office:value-type="float" office:value="0" calcext:value-type="float">
            <text:p>0</text:p>
          </table:table-cell>
          <table:table-cell table:style-name="ce96" table:formula="of:=[.K:.K]/([.I141]-[.I140])*30.4375" office:value-type="string" office:string-value="" calcext:value-type="error">
            <text:p>#DIV/0!</text:p>
          </table:table-cell>
          <table:table-cell table:style-name="ce90" table:formula="of:=[$'Dates Ref'.A141]" office:value-type="date" office:date-value="1899-12-30" calcext:value-type="date">
            <text:p>Dec 30, 99</text:p>
          </table:table-cell>
          <table:table-cell table:style-name="ce101" table:formula="of:=[$'kpop sqw'.D141]" office:value-type="float" office:value="0" calcext:value-type="float">
            <text:p>0</text:p>
          </table:table-cell>
          <table:table-cell table:style-name="Default" table:formula="of:=[.N141]-[.N140]" office:value-type="float" office:value="0" calcext:value-type="float">
            <text:p>0</text:p>
          </table:table-cell>
          <table:table-cell table:style-name="ce96" table:formula="of:=[.O:.O]/([.M141]-[.M140])*30.4375" office:value-type="string" office:string-value="" calcext:value-type="error">
            <text:p>#DIV/0!</text:p>
          </table:table-cell>
          <table:table-cell table:formula="of:=[$'Dates Ref'.R141]" office:value-type="date" office:date-value="1899-12-30" calcext:value-type="date">
            <text:p>Dec 30, 99</text:p>
          </table:table-cell>
          <table:table-cell table:style-name="ce38" table:formula="of:=[$asianfanfics.C141]" office:value-type="float" office:value="0" calcext:value-type="float">
            <text:p>0</text:p>
          </table:table-cell>
          <table:table-cell table:formula="of:=[.R141]-[.R140]" office:value-type="float" office:value="0" calcext:value-type="float">
            <text:p>0</text:p>
          </table:table-cell>
          <table:table-cell table:style-name="ce96" table:formula="of:=[.S:.S]/([.Q141]-[.Q140])*30.4375" office:value-type="string" office:string-value="" calcext:value-type="error">
            <text:p>#DIV/0!</text:p>
          </table:table-cell>
          <table:table-cell table:formula="of:=SUM([.B141]; [.F141]; [.J141]; [.N141]; [.R141])" office:value-type="float" office:value="0" calcext:value-type="float">
            <text:p>0</text:p>
          </table:table-cell>
          <table:table-cell table:formula="of:=[.U141]-[.U140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42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42]" office:value-type="date" office:date-value="1899-12-30" calcext:value-type="date">
            <text:p>Dec 30, 99</text:p>
          </table:table-cell>
          <table:table-cell table:style-name="ce38" table:formula="of:=[$'kpop ao3'.D142]" office:value-type="float" office:value="0" calcext:value-type="float">
            <text:p>0</text:p>
          </table:table-cell>
          <table:table-cell table:formula="of:=[.F142]-[.F141]" office:value-type="float" office:value="0" calcext:value-type="float">
            <text:p>0</text:p>
          </table:table-cell>
          <table:table-cell table:style-name="ce96" table:formula="of:=[.G:.G]/([.E142]-[.E141])*30.4375" office:value-type="string" office:string-value="" calcext:value-type="error">
            <text:p>#DIV/0!</text:p>
          </table:table-cell>
          <table:table-cell table:style-name="ce15" table:formula="of:=[$'Dates Ref'.A142]" office:value-type="date" office:date-value="1899-12-30" calcext:value-type="date">
            <text:p>Dec 30, 99</text:p>
          </table:table-cell>
          <table:table-cell table:style-name="ce38" table:formula="of:=[$'kpop wp'.D142]" office:value-type="float" office:value="0" calcext:value-type="float">
            <text:p>0</text:p>
          </table:table-cell>
          <table:table-cell table:formula="of:=[.J142]-[.J141]" office:value-type="float" office:value="0" calcext:value-type="float">
            <text:p>0</text:p>
          </table:table-cell>
          <table:table-cell table:style-name="ce96" table:formula="of:=[.K:.K]/([.I142]-[.I141])*30.4375" office:value-type="string" office:string-value="" calcext:value-type="error">
            <text:p>#DIV/0!</text:p>
          </table:table-cell>
          <table:table-cell table:style-name="ce90" table:formula="of:=[$'Dates Ref'.A142]" office:value-type="date" office:date-value="1899-12-30" calcext:value-type="date">
            <text:p>Dec 30, 99</text:p>
          </table:table-cell>
          <table:table-cell table:style-name="ce101" table:formula="of:=[$'kpop sqw'.D142]" office:value-type="float" office:value="0" calcext:value-type="float">
            <text:p>0</text:p>
          </table:table-cell>
          <table:table-cell table:style-name="Default" table:formula="of:=[.N142]-[.N141]" office:value-type="float" office:value="0" calcext:value-type="float">
            <text:p>0</text:p>
          </table:table-cell>
          <table:table-cell table:style-name="ce96" table:formula="of:=[.O:.O]/([.M142]-[.M141])*30.4375" office:value-type="string" office:string-value="" calcext:value-type="error">
            <text:p>#DIV/0!</text:p>
          </table:table-cell>
          <table:table-cell table:formula="of:=[$'Dates Ref'.R142]" office:value-type="date" office:date-value="1899-12-30" calcext:value-type="date">
            <text:p>Dec 30, 99</text:p>
          </table:table-cell>
          <table:table-cell table:style-name="ce38" table:formula="of:=[$asianfanfics.C142]" office:value-type="float" office:value="0" calcext:value-type="float">
            <text:p>0</text:p>
          </table:table-cell>
          <table:table-cell table:formula="of:=[.R142]-[.R141]" office:value-type="float" office:value="0" calcext:value-type="float">
            <text:p>0</text:p>
          </table:table-cell>
          <table:table-cell table:style-name="ce96" table:formula="of:=[.S:.S]/([.Q142]-[.Q141])*30.4375" office:value-type="string" office:string-value="" calcext:value-type="error">
            <text:p>#DIV/0!</text:p>
          </table:table-cell>
          <table:table-cell table:formula="of:=SUM([.B142]; [.F142]; [.J142]; [.N142]; [.R142])" office:value-type="float" office:value="0" calcext:value-type="float">
            <text:p>0</text:p>
          </table:table-cell>
          <table:table-cell table:formula="of:=[.U142]-[.U141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43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43]" office:value-type="date" office:date-value="1899-12-30" calcext:value-type="date">
            <text:p>Dec 30, 99</text:p>
          </table:table-cell>
          <table:table-cell table:style-name="ce38" table:formula="of:=[$'kpop ao3'.D143]" office:value-type="float" office:value="0" calcext:value-type="float">
            <text:p>0</text:p>
          </table:table-cell>
          <table:table-cell table:formula="of:=[.F143]-[.F142]" office:value-type="float" office:value="0" calcext:value-type="float">
            <text:p>0</text:p>
          </table:table-cell>
          <table:table-cell table:style-name="ce96" table:formula="of:=[.G:.G]/([.E143]-[.E142])*30.4375" office:value-type="string" office:string-value="" calcext:value-type="error">
            <text:p>#DIV/0!</text:p>
          </table:table-cell>
          <table:table-cell table:style-name="ce15" table:formula="of:=[$'Dates Ref'.A143]" office:value-type="date" office:date-value="1899-12-30" calcext:value-type="date">
            <text:p>Dec 30, 99</text:p>
          </table:table-cell>
          <table:table-cell table:style-name="ce38" table:formula="of:=[$'kpop wp'.D143]" office:value-type="float" office:value="0" calcext:value-type="float">
            <text:p>0</text:p>
          </table:table-cell>
          <table:table-cell table:formula="of:=[.J143]-[.J142]" office:value-type="float" office:value="0" calcext:value-type="float">
            <text:p>0</text:p>
          </table:table-cell>
          <table:table-cell table:style-name="ce96" table:formula="of:=[.K:.K]/([.I143]-[.I142])*30.4375" office:value-type="string" office:string-value="" calcext:value-type="error">
            <text:p>#DIV/0!</text:p>
          </table:table-cell>
          <table:table-cell table:style-name="ce90" table:formula="of:=[$'Dates Ref'.A143]" office:value-type="date" office:date-value="1899-12-30" calcext:value-type="date">
            <text:p>Dec 30, 99</text:p>
          </table:table-cell>
          <table:table-cell table:style-name="ce101" table:formula="of:=[$'kpop sqw'.D143]" office:value-type="float" office:value="0" calcext:value-type="float">
            <text:p>0</text:p>
          </table:table-cell>
          <table:table-cell table:style-name="Default" table:formula="of:=[.N143]-[.N142]" office:value-type="float" office:value="0" calcext:value-type="float">
            <text:p>0</text:p>
          </table:table-cell>
          <table:table-cell table:style-name="ce96" table:formula="of:=[.O:.O]/([.M143]-[.M142])*30.4375" office:value-type="string" office:string-value="" calcext:value-type="error">
            <text:p>#DIV/0!</text:p>
          </table:table-cell>
          <table:table-cell table:formula="of:=[$'Dates Ref'.R143]" office:value-type="date" office:date-value="1899-12-30" calcext:value-type="date">
            <text:p>Dec 30, 99</text:p>
          </table:table-cell>
          <table:table-cell table:style-name="ce38" table:formula="of:=[$asianfanfics.C143]" office:value-type="float" office:value="0" calcext:value-type="float">
            <text:p>0</text:p>
          </table:table-cell>
          <table:table-cell table:formula="of:=[.R143]-[.R142]" office:value-type="float" office:value="0" calcext:value-type="float">
            <text:p>0</text:p>
          </table:table-cell>
          <table:table-cell table:style-name="ce96" table:formula="of:=[.S:.S]/([.Q143]-[.Q142])*30.4375" office:value-type="string" office:string-value="" calcext:value-type="error">
            <text:p>#DIV/0!</text:p>
          </table:table-cell>
          <table:table-cell table:formula="of:=SUM([.B143]; [.F143]; [.J143]; [.N143]; [.R143])" office:value-type="float" office:value="0" calcext:value-type="float">
            <text:p>0</text:p>
          </table:table-cell>
          <table:table-cell table:formula="of:=[.U143]-[.U142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44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44]" office:value-type="date" office:date-value="1899-12-30" calcext:value-type="date">
            <text:p>Dec 30, 99</text:p>
          </table:table-cell>
          <table:table-cell table:style-name="ce38" table:formula="of:=[$'kpop ao3'.D144]" office:value-type="float" office:value="0" calcext:value-type="float">
            <text:p>0</text:p>
          </table:table-cell>
          <table:table-cell table:formula="of:=[.F144]-[.F143]" office:value-type="float" office:value="0" calcext:value-type="float">
            <text:p>0</text:p>
          </table:table-cell>
          <table:table-cell table:style-name="ce96" table:formula="of:=[.G:.G]/([.E144]-[.E143])*30.4375" office:value-type="string" office:string-value="" calcext:value-type="error">
            <text:p>#DIV/0!</text:p>
          </table:table-cell>
          <table:table-cell table:style-name="ce15" table:formula="of:=[$'Dates Ref'.A144]" office:value-type="date" office:date-value="1899-12-30" calcext:value-type="date">
            <text:p>Dec 30, 99</text:p>
          </table:table-cell>
          <table:table-cell table:style-name="ce38" table:formula="of:=[$'kpop wp'.D144]" office:value-type="float" office:value="0" calcext:value-type="float">
            <text:p>0</text:p>
          </table:table-cell>
          <table:table-cell table:formula="of:=[.J144]-[.J143]" office:value-type="float" office:value="0" calcext:value-type="float">
            <text:p>0</text:p>
          </table:table-cell>
          <table:table-cell table:style-name="ce96" table:formula="of:=[.K:.K]/([.I144]-[.I143])*30.4375" office:value-type="string" office:string-value="" calcext:value-type="error">
            <text:p>#DIV/0!</text:p>
          </table:table-cell>
          <table:table-cell table:style-name="ce90" table:formula="of:=[$'Dates Ref'.A144]" office:value-type="date" office:date-value="1899-12-30" calcext:value-type="date">
            <text:p>Dec 30, 99</text:p>
          </table:table-cell>
          <table:table-cell table:style-name="ce101" table:formula="of:=[$'kpop sqw'.D144]" office:value-type="float" office:value="0" calcext:value-type="float">
            <text:p>0</text:p>
          </table:table-cell>
          <table:table-cell table:style-name="Default" table:formula="of:=[.N144]-[.N143]" office:value-type="float" office:value="0" calcext:value-type="float">
            <text:p>0</text:p>
          </table:table-cell>
          <table:table-cell table:style-name="ce96" table:formula="of:=[.O:.O]/([.M144]-[.M143])*30.4375" office:value-type="string" office:string-value="" calcext:value-type="error">
            <text:p>#DIV/0!</text:p>
          </table:table-cell>
          <table:table-cell table:formula="of:=[$'Dates Ref'.R144]" office:value-type="date" office:date-value="1899-12-30" calcext:value-type="date">
            <text:p>Dec 30, 99</text:p>
          </table:table-cell>
          <table:table-cell table:style-name="ce38" table:formula="of:=[$asianfanfics.C144]" office:value-type="float" office:value="0" calcext:value-type="float">
            <text:p>0</text:p>
          </table:table-cell>
          <table:table-cell table:formula="of:=[.R144]-[.R143]" office:value-type="float" office:value="0" calcext:value-type="float">
            <text:p>0</text:p>
          </table:table-cell>
          <table:table-cell table:style-name="ce96" table:formula="of:=[.S:.S]/([.Q144]-[.Q143])*30.4375" office:value-type="string" office:string-value="" calcext:value-type="error">
            <text:p>#DIV/0!</text:p>
          </table:table-cell>
          <table:table-cell table:formula="of:=SUM([.B144]; [.F144]; [.J144]; [.N144]; [.R144])" office:value-type="float" office:value="0" calcext:value-type="float">
            <text:p>0</text:p>
          </table:table-cell>
          <table:table-cell table:formula="of:=[.U144]-[.U143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45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45]" office:value-type="date" office:date-value="1899-12-30" calcext:value-type="date">
            <text:p>Dec 30, 99</text:p>
          </table:table-cell>
          <table:table-cell table:style-name="ce38" table:formula="of:=[$'kpop ao3'.D145]" office:value-type="float" office:value="0" calcext:value-type="float">
            <text:p>0</text:p>
          </table:table-cell>
          <table:table-cell table:formula="of:=[.F145]-[.F144]" office:value-type="float" office:value="0" calcext:value-type="float">
            <text:p>0</text:p>
          </table:table-cell>
          <table:table-cell table:style-name="ce96" table:formula="of:=[.G:.G]/([.E145]-[.E144])*30.4375" office:value-type="string" office:string-value="" calcext:value-type="error">
            <text:p>#DIV/0!</text:p>
          </table:table-cell>
          <table:table-cell table:style-name="ce15" table:formula="of:=[$'Dates Ref'.A145]" office:value-type="date" office:date-value="1899-12-30" calcext:value-type="date">
            <text:p>Dec 30, 99</text:p>
          </table:table-cell>
          <table:table-cell table:style-name="ce38" table:formula="of:=[$'kpop wp'.D145]" office:value-type="float" office:value="0" calcext:value-type="float">
            <text:p>0</text:p>
          </table:table-cell>
          <table:table-cell table:formula="of:=[.J145]-[.J144]" office:value-type="float" office:value="0" calcext:value-type="float">
            <text:p>0</text:p>
          </table:table-cell>
          <table:table-cell table:style-name="ce96" table:formula="of:=[.K:.K]/([.I145]-[.I144])*30.4375" office:value-type="string" office:string-value="" calcext:value-type="error">
            <text:p>#DIV/0!</text:p>
          </table:table-cell>
          <table:table-cell table:style-name="ce90" table:formula="of:=[$'Dates Ref'.A145]" office:value-type="date" office:date-value="1899-12-30" calcext:value-type="date">
            <text:p>Dec 30, 99</text:p>
          </table:table-cell>
          <table:table-cell table:style-name="ce101" table:formula="of:=[$'kpop sqw'.D145]" office:value-type="float" office:value="0" calcext:value-type="float">
            <text:p>0</text:p>
          </table:table-cell>
          <table:table-cell table:style-name="Default" table:formula="of:=[.N145]-[.N144]" office:value-type="float" office:value="0" calcext:value-type="float">
            <text:p>0</text:p>
          </table:table-cell>
          <table:table-cell table:style-name="ce96" table:formula="of:=[.O:.O]/([.M145]-[.M144])*30.4375" office:value-type="string" office:string-value="" calcext:value-type="error">
            <text:p>#DIV/0!</text:p>
          </table:table-cell>
          <table:table-cell table:formula="of:=[$'Dates Ref'.R145]" office:value-type="date" office:date-value="1899-12-30" calcext:value-type="date">
            <text:p>Dec 30, 99</text:p>
          </table:table-cell>
          <table:table-cell table:style-name="ce38" table:formula="of:=[$asianfanfics.C145]" office:value-type="float" office:value="0" calcext:value-type="float">
            <text:p>0</text:p>
          </table:table-cell>
          <table:table-cell table:formula="of:=[.R145]-[.R144]" office:value-type="float" office:value="0" calcext:value-type="float">
            <text:p>0</text:p>
          </table:table-cell>
          <table:table-cell table:style-name="ce96" table:formula="of:=[.S:.S]/([.Q145]-[.Q144])*30.4375" office:value-type="string" office:string-value="" calcext:value-type="error">
            <text:p>#DIV/0!</text:p>
          </table:table-cell>
          <table:table-cell table:formula="of:=SUM([.B145]; [.F145]; [.J145]; [.N145]; [.R145])" office:value-type="float" office:value="0" calcext:value-type="float">
            <text:p>0</text:p>
          </table:table-cell>
          <table:table-cell table:formula="of:=[.U145]-[.U144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46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46]" office:value-type="date" office:date-value="1899-12-30" calcext:value-type="date">
            <text:p>Dec 30, 99</text:p>
          </table:table-cell>
          <table:table-cell table:style-name="ce38" table:formula="of:=[$'kpop ao3'.D146]" office:value-type="float" office:value="0" calcext:value-type="float">
            <text:p>0</text:p>
          </table:table-cell>
          <table:table-cell table:formula="of:=[.F146]-[.F145]" office:value-type="float" office:value="0" calcext:value-type="float">
            <text:p>0</text:p>
          </table:table-cell>
          <table:table-cell table:style-name="ce96" table:formula="of:=[.G:.G]/([.E146]-[.E145])*30.4375" office:value-type="string" office:string-value="" calcext:value-type="error">
            <text:p>#DIV/0!</text:p>
          </table:table-cell>
          <table:table-cell table:style-name="ce15" table:formula="of:=[$'Dates Ref'.A146]" office:value-type="date" office:date-value="1899-12-30" calcext:value-type="date">
            <text:p>Dec 30, 99</text:p>
          </table:table-cell>
          <table:table-cell table:style-name="ce38" table:formula="of:=[$'kpop wp'.D146]" office:value-type="float" office:value="0" calcext:value-type="float">
            <text:p>0</text:p>
          </table:table-cell>
          <table:table-cell table:formula="of:=[.J146]-[.J145]" office:value-type="float" office:value="0" calcext:value-type="float">
            <text:p>0</text:p>
          </table:table-cell>
          <table:table-cell table:style-name="ce96" table:formula="of:=[.K:.K]/([.I146]-[.I145])*30.4375" office:value-type="string" office:string-value="" calcext:value-type="error">
            <text:p>#DIV/0!</text:p>
          </table:table-cell>
          <table:table-cell table:style-name="ce90" table:formula="of:=[$'Dates Ref'.A146]" office:value-type="date" office:date-value="1899-12-30" calcext:value-type="date">
            <text:p>Dec 30, 99</text:p>
          </table:table-cell>
          <table:table-cell table:style-name="ce101" table:formula="of:=[$'kpop sqw'.D146]" office:value-type="float" office:value="0" calcext:value-type="float">
            <text:p>0</text:p>
          </table:table-cell>
          <table:table-cell table:style-name="Default" table:formula="of:=[.N146]-[.N145]" office:value-type="float" office:value="0" calcext:value-type="float">
            <text:p>0</text:p>
          </table:table-cell>
          <table:table-cell table:style-name="ce96" table:formula="of:=[.O:.O]/([.M146]-[.M145])*30.4375" office:value-type="string" office:string-value="" calcext:value-type="error">
            <text:p>#DIV/0!</text:p>
          </table:table-cell>
          <table:table-cell table:formula="of:=[$'Dates Ref'.R146]" office:value-type="date" office:date-value="1899-12-30" calcext:value-type="date">
            <text:p>Dec 30, 99</text:p>
          </table:table-cell>
          <table:table-cell table:style-name="ce38" table:formula="of:=[$asianfanfics.C146]" office:value-type="float" office:value="0" calcext:value-type="float">
            <text:p>0</text:p>
          </table:table-cell>
          <table:table-cell table:formula="of:=[.R146]-[.R145]" office:value-type="float" office:value="0" calcext:value-type="float">
            <text:p>0</text:p>
          </table:table-cell>
          <table:table-cell table:style-name="ce96" table:formula="of:=[.S:.S]/([.Q146]-[.Q145])*30.4375" office:value-type="string" office:string-value="" calcext:value-type="error">
            <text:p>#DIV/0!</text:p>
          </table:table-cell>
          <table:table-cell table:formula="of:=SUM([.B146]; [.F146]; [.J146]; [.N146]; [.R146])" office:value-type="float" office:value="0" calcext:value-type="float">
            <text:p>0</text:p>
          </table:table-cell>
          <table:table-cell table:formula="of:=[.U146]-[.U145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47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47]" office:value-type="date" office:date-value="1899-12-30" calcext:value-type="date">
            <text:p>Dec 30, 99</text:p>
          </table:table-cell>
          <table:table-cell table:style-name="ce38" table:formula="of:=[$'kpop ao3'.D147]" office:value-type="float" office:value="0" calcext:value-type="float">
            <text:p>0</text:p>
          </table:table-cell>
          <table:table-cell table:formula="of:=[.F147]-[.F146]" office:value-type="float" office:value="0" calcext:value-type="float">
            <text:p>0</text:p>
          </table:table-cell>
          <table:table-cell table:style-name="ce96" table:formula="of:=[.G:.G]/([.E147]-[.E146])*30.4375" office:value-type="string" office:string-value="" calcext:value-type="error">
            <text:p>#DIV/0!</text:p>
          </table:table-cell>
          <table:table-cell table:style-name="ce15" table:formula="of:=[$'Dates Ref'.A147]" office:value-type="date" office:date-value="1899-12-30" calcext:value-type="date">
            <text:p>Dec 30, 99</text:p>
          </table:table-cell>
          <table:table-cell table:style-name="ce38" table:formula="of:=[$'kpop wp'.D147]" office:value-type="float" office:value="0" calcext:value-type="float">
            <text:p>0</text:p>
          </table:table-cell>
          <table:table-cell table:formula="of:=[.J147]-[.J146]" office:value-type="float" office:value="0" calcext:value-type="float">
            <text:p>0</text:p>
          </table:table-cell>
          <table:table-cell table:style-name="ce96" table:formula="of:=[.K:.K]/([.I147]-[.I146])*30.4375" office:value-type="string" office:string-value="" calcext:value-type="error">
            <text:p>#DIV/0!</text:p>
          </table:table-cell>
          <table:table-cell table:style-name="ce90" table:formula="of:=[$'Dates Ref'.A147]" office:value-type="date" office:date-value="1899-12-30" calcext:value-type="date">
            <text:p>Dec 30, 99</text:p>
          </table:table-cell>
          <table:table-cell table:style-name="ce101" table:formula="of:=[$'kpop sqw'.D147]" office:value-type="float" office:value="0" calcext:value-type="float">
            <text:p>0</text:p>
          </table:table-cell>
          <table:table-cell table:style-name="Default" table:formula="of:=[.N147]-[.N146]" office:value-type="float" office:value="0" calcext:value-type="float">
            <text:p>0</text:p>
          </table:table-cell>
          <table:table-cell table:style-name="ce96" table:formula="of:=[.O:.O]/([.M147]-[.M146])*30.4375" office:value-type="string" office:string-value="" calcext:value-type="error">
            <text:p>#DIV/0!</text:p>
          </table:table-cell>
          <table:table-cell table:formula="of:=[$'Dates Ref'.R147]" office:value-type="date" office:date-value="1899-12-30" calcext:value-type="date">
            <text:p>Dec 30, 99</text:p>
          </table:table-cell>
          <table:table-cell table:style-name="ce38" table:formula="of:=[$asianfanfics.C147]" office:value-type="float" office:value="0" calcext:value-type="float">
            <text:p>0</text:p>
          </table:table-cell>
          <table:table-cell table:formula="of:=[.R147]-[.R146]" office:value-type="float" office:value="0" calcext:value-type="float">
            <text:p>0</text:p>
          </table:table-cell>
          <table:table-cell table:style-name="ce96" table:formula="of:=[.S:.S]/([.Q147]-[.Q146])*30.4375" office:value-type="string" office:string-value="" calcext:value-type="error">
            <text:p>#DIV/0!</text:p>
          </table:table-cell>
          <table:table-cell table:formula="of:=SUM([.B147]; [.F147]; [.J147]; [.N147]; [.R147])" office:value-type="float" office:value="0" calcext:value-type="float">
            <text:p>0</text:p>
          </table:table-cell>
          <table:table-cell table:formula="of:=[.U147]-[.U146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48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48]" office:value-type="date" office:date-value="1899-12-30" calcext:value-type="date">
            <text:p>Dec 30, 99</text:p>
          </table:table-cell>
          <table:table-cell table:style-name="ce38" table:formula="of:=[$'kpop ao3'.D148]" office:value-type="float" office:value="0" calcext:value-type="float">
            <text:p>0</text:p>
          </table:table-cell>
          <table:table-cell table:formula="of:=[.F148]-[.F147]" office:value-type="float" office:value="0" calcext:value-type="float">
            <text:p>0</text:p>
          </table:table-cell>
          <table:table-cell table:style-name="ce96" table:formula="of:=[.G:.G]/([.E148]-[.E147])*30.4375" office:value-type="string" office:string-value="" calcext:value-type="error">
            <text:p>#DIV/0!</text:p>
          </table:table-cell>
          <table:table-cell table:style-name="ce15" table:formula="of:=[$'Dates Ref'.A148]" office:value-type="date" office:date-value="1899-12-30" calcext:value-type="date">
            <text:p>Dec 30, 99</text:p>
          </table:table-cell>
          <table:table-cell table:style-name="ce38" table:formula="of:=[$'kpop wp'.D148]" office:value-type="float" office:value="0" calcext:value-type="float">
            <text:p>0</text:p>
          </table:table-cell>
          <table:table-cell table:formula="of:=[.J148]-[.J147]" office:value-type="float" office:value="0" calcext:value-type="float">
            <text:p>0</text:p>
          </table:table-cell>
          <table:table-cell table:style-name="ce96" table:formula="of:=[.K:.K]/([.I148]-[.I147])*30.4375" office:value-type="string" office:string-value="" calcext:value-type="error">
            <text:p>#DIV/0!</text:p>
          </table:table-cell>
          <table:table-cell table:style-name="ce90" table:formula="of:=[$'Dates Ref'.A148]" office:value-type="date" office:date-value="1899-12-30" calcext:value-type="date">
            <text:p>Dec 30, 99</text:p>
          </table:table-cell>
          <table:table-cell table:style-name="ce101" table:formula="of:=[$'kpop sqw'.D148]" office:value-type="float" office:value="0" calcext:value-type="float">
            <text:p>0</text:p>
          </table:table-cell>
          <table:table-cell table:style-name="Default" table:formula="of:=[.N148]-[.N147]" office:value-type="float" office:value="0" calcext:value-type="float">
            <text:p>0</text:p>
          </table:table-cell>
          <table:table-cell table:style-name="ce96" table:formula="of:=[.O:.O]/([.M148]-[.M147])*30.4375" office:value-type="string" office:string-value="" calcext:value-type="error">
            <text:p>#DIV/0!</text:p>
          </table:table-cell>
          <table:table-cell table:formula="of:=[$'Dates Ref'.R148]" office:value-type="date" office:date-value="1899-12-30" calcext:value-type="date">
            <text:p>Dec 30, 99</text:p>
          </table:table-cell>
          <table:table-cell table:style-name="ce38" table:formula="of:=[$asianfanfics.C148]" office:value-type="float" office:value="0" calcext:value-type="float">
            <text:p>0</text:p>
          </table:table-cell>
          <table:table-cell table:formula="of:=[.R148]-[.R147]" office:value-type="float" office:value="0" calcext:value-type="float">
            <text:p>0</text:p>
          </table:table-cell>
          <table:table-cell table:style-name="ce96" table:formula="of:=[.S:.S]/([.Q148]-[.Q147])*30.4375" office:value-type="string" office:string-value="" calcext:value-type="error">
            <text:p>#DIV/0!</text:p>
          </table:table-cell>
          <table:table-cell table:formula="of:=SUM([.B148]; [.F148]; [.J148]; [.N148]; [.R148])" office:value-type="float" office:value="0" calcext:value-type="float">
            <text:p>0</text:p>
          </table:table-cell>
          <table:table-cell table:formula="of:=[.U148]-[.U147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49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49]" office:value-type="date" office:date-value="1899-12-30" calcext:value-type="date">
            <text:p>Dec 30, 99</text:p>
          </table:table-cell>
          <table:table-cell table:style-name="ce38" table:formula="of:=[$'kpop ao3'.D149]" office:value-type="float" office:value="0" calcext:value-type="float">
            <text:p>0</text:p>
          </table:table-cell>
          <table:table-cell table:formula="of:=[.F149]-[.F148]" office:value-type="float" office:value="0" calcext:value-type="float">
            <text:p>0</text:p>
          </table:table-cell>
          <table:table-cell table:style-name="ce96" table:formula="of:=[.G:.G]/([.E149]-[.E148])*30.4375" office:value-type="string" office:string-value="" calcext:value-type="error">
            <text:p>#DIV/0!</text:p>
          </table:table-cell>
          <table:table-cell table:style-name="ce15" table:formula="of:=[$'Dates Ref'.A149]" office:value-type="date" office:date-value="1899-12-30" calcext:value-type="date">
            <text:p>Dec 30, 99</text:p>
          </table:table-cell>
          <table:table-cell table:style-name="ce38" table:formula="of:=[$'kpop wp'.D149]" office:value-type="float" office:value="0" calcext:value-type="float">
            <text:p>0</text:p>
          </table:table-cell>
          <table:table-cell table:formula="of:=[.J149]-[.J148]" office:value-type="float" office:value="0" calcext:value-type="float">
            <text:p>0</text:p>
          </table:table-cell>
          <table:table-cell table:style-name="ce96" table:formula="of:=[.K:.K]/([.I149]-[.I148])*30.4375" office:value-type="string" office:string-value="" calcext:value-type="error">
            <text:p>#DIV/0!</text:p>
          </table:table-cell>
          <table:table-cell table:style-name="ce90" table:formula="of:=[$'Dates Ref'.A149]" office:value-type="date" office:date-value="1899-12-30" calcext:value-type="date">
            <text:p>Dec 30, 99</text:p>
          </table:table-cell>
          <table:table-cell table:style-name="ce101" table:formula="of:=[$'kpop sqw'.D149]" office:value-type="float" office:value="0" calcext:value-type="float">
            <text:p>0</text:p>
          </table:table-cell>
          <table:table-cell table:style-name="Default" table:formula="of:=[.N149]-[.N148]" office:value-type="float" office:value="0" calcext:value-type="float">
            <text:p>0</text:p>
          </table:table-cell>
          <table:table-cell table:style-name="ce96" table:formula="of:=[.O:.O]/([.M149]-[.M148])*30.4375" office:value-type="string" office:string-value="" calcext:value-type="error">
            <text:p>#DIV/0!</text:p>
          </table:table-cell>
          <table:table-cell table:formula="of:=[$'Dates Ref'.R149]" office:value-type="date" office:date-value="1899-12-30" calcext:value-type="date">
            <text:p>Dec 30, 99</text:p>
          </table:table-cell>
          <table:table-cell table:style-name="ce38" table:formula="of:=[$asianfanfics.C149]" office:value-type="float" office:value="0" calcext:value-type="float">
            <text:p>0</text:p>
          </table:table-cell>
          <table:table-cell table:formula="of:=[.R149]-[.R148]" office:value-type="float" office:value="0" calcext:value-type="float">
            <text:p>0</text:p>
          </table:table-cell>
          <table:table-cell table:style-name="ce96" table:formula="of:=[.S:.S]/([.Q149]-[.Q148])*30.4375" office:value-type="string" office:string-value="" calcext:value-type="error">
            <text:p>#DIV/0!</text:p>
          </table:table-cell>
          <table:table-cell table:formula="of:=SUM([.B149]; [.F149]; [.J149]; [.N149]; [.R149])" office:value-type="float" office:value="0" calcext:value-type="float">
            <text:p>0</text:p>
          </table:table-cell>
          <table:table-cell table:formula="of:=[.U149]-[.U148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50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50]" office:value-type="date" office:date-value="1899-12-30" calcext:value-type="date">
            <text:p>Dec 30, 99</text:p>
          </table:table-cell>
          <table:table-cell table:style-name="ce38" table:formula="of:=[$'kpop ao3'.D150]" office:value-type="float" office:value="0" calcext:value-type="float">
            <text:p>0</text:p>
          </table:table-cell>
          <table:table-cell table:formula="of:=[.F150]-[.F149]" office:value-type="float" office:value="0" calcext:value-type="float">
            <text:p>0</text:p>
          </table:table-cell>
          <table:table-cell table:style-name="ce96" table:formula="of:=[.G:.G]/([.E150]-[.E149])*30.4375" office:value-type="string" office:string-value="" calcext:value-type="error">
            <text:p>#DIV/0!</text:p>
          </table:table-cell>
          <table:table-cell table:style-name="ce15" table:formula="of:=[$'Dates Ref'.A150]" office:value-type="date" office:date-value="1899-12-30" calcext:value-type="date">
            <text:p>Dec 30, 99</text:p>
          </table:table-cell>
          <table:table-cell table:style-name="ce38" table:formula="of:=[$'kpop wp'.D150]" office:value-type="float" office:value="0" calcext:value-type="float">
            <text:p>0</text:p>
          </table:table-cell>
          <table:table-cell table:formula="of:=[.J150]-[.J149]" office:value-type="float" office:value="0" calcext:value-type="float">
            <text:p>0</text:p>
          </table:table-cell>
          <table:table-cell table:style-name="ce96" table:formula="of:=[.K:.K]/([.I150]-[.I149])*30.4375" office:value-type="string" office:string-value="" calcext:value-type="error">
            <text:p>#DIV/0!</text:p>
          </table:table-cell>
          <table:table-cell table:style-name="ce90" table:formula="of:=[$'Dates Ref'.A150]" office:value-type="date" office:date-value="1899-12-30" calcext:value-type="date">
            <text:p>Dec 30, 99</text:p>
          </table:table-cell>
          <table:table-cell table:style-name="ce101" table:formula="of:=[$'kpop sqw'.D150]" office:value-type="float" office:value="0" calcext:value-type="float">
            <text:p>0</text:p>
          </table:table-cell>
          <table:table-cell table:style-name="Default" table:formula="of:=[.N150]-[.N149]" office:value-type="float" office:value="0" calcext:value-type="float">
            <text:p>0</text:p>
          </table:table-cell>
          <table:table-cell table:style-name="ce96" table:formula="of:=[.O:.O]/([.M150]-[.M149])*30.4375" office:value-type="string" office:string-value="" calcext:value-type="error">
            <text:p>#DIV/0!</text:p>
          </table:table-cell>
          <table:table-cell table:formula="of:=[$'Dates Ref'.R150]" office:value-type="date" office:date-value="1899-12-30" calcext:value-type="date">
            <text:p>Dec 30, 99</text:p>
          </table:table-cell>
          <table:table-cell table:style-name="ce38" table:formula="of:=[$asianfanfics.C150]" office:value-type="float" office:value="0" calcext:value-type="float">
            <text:p>0</text:p>
          </table:table-cell>
          <table:table-cell table:formula="of:=[.R150]-[.R149]" office:value-type="float" office:value="0" calcext:value-type="float">
            <text:p>0</text:p>
          </table:table-cell>
          <table:table-cell table:style-name="ce96" table:formula="of:=[.S:.S]/([.Q150]-[.Q149])*30.4375" office:value-type="string" office:string-value="" calcext:value-type="error">
            <text:p>#DIV/0!</text:p>
          </table:table-cell>
          <table:table-cell table:formula="of:=SUM([.B150]; [.F150]; [.J150]; [.N150]; [.R150])" office:value-type="float" office:value="0" calcext:value-type="float">
            <text:p>0</text:p>
          </table:table-cell>
          <table:table-cell table:formula="of:=[.U150]-[.U149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3" table:number-rows-repeated="1048425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EXO.X1:EXO.AF1048576">
            <calcext:condition calcext:apply-style-name="Invis" calcext:value="is-error" calcext:base-cell-address="EXO.X1"/>
          </calcext:conditional-format>
          <calcext:conditional-format calcext:target-range-address="EXO.X1:EXO.AF1048576">
            <calcext:condition calcext:apply-style-name="Warning" calcext:value="&lt;0" calcext:base-cell-address="EXO.X1"/>
            <calcext:condition calcext:apply-style-name="SigFigs1" calcext:value="between(0,0.1)" calcext:base-cell-address="EXO.X1"/>
            <calcext:condition calcext:apply-style-name="SigFigs2" calcext:value="between(0.1,0.2)" calcext:base-cell-address="EXO.X1"/>
            <calcext:condition calcext:apply-style-name="SigFigs3" calcext:value="between(0.2,0.3)" calcext:base-cell-address="EXO.X1"/>
            <calcext:condition calcext:apply-style-name="SigFigs4" calcext:value="between(0.3,0.4)" calcext:base-cell-address="EXO.X1"/>
            <calcext:condition calcext:apply-style-name="SigFigs5" calcext:value="between(0.4,0.5)" calcext:base-cell-address="EXO.X1"/>
            <calcext:condition calcext:apply-style-name="SigFigs6" calcext:value="between(0.5,0.6)" calcext:base-cell-address="EXO.X1"/>
            <calcext:condition calcext:apply-style-name="SigFigs7" calcext:value="between(0.6,0.7)" calcext:base-cell-address="EXO.X1"/>
            <calcext:condition calcext:apply-style-name="SigFigs8" calcext:value="between(0.7,0.8)" calcext:base-cell-address="EXO.X1"/>
            <calcext:condition calcext:apply-style-name="SigFigs9" calcext:value="between(0.8,0.9)" calcext:base-cell-address="EXO.X1"/>
            <calcext:condition calcext:apply-style-name="SigFigs10" calcext:value="between(0.9,1)" calcext:base-cell-address="EXO.X1"/>
            <calcext:condition calcext:apply-style-name="Untitled1" calcext:value="&gt;1" calcext:base-cell-address="EXO.X1"/>
          </calcext:conditional-format>
        </calcext:conditional-formats>
      </table:table>
      <table:table table:name="Shinee" table:style-name="ta1">
        <office:forms form:automatic-focus="false" form:apply-design-mode="false"/>
        <table:table-column table:style-name="co1" table:default-cell-style-name="ce15"/>
        <table:table-column table:style-name="co1" table:visibility="collapse" table:number-columns-repeated="2" table:default-cell-style-name="Default"/>
        <table:table-column table:style-name="co1" table:visibility="collapse" table:default-cell-style-name="ce46"/>
        <table:table-column table:style-name="co1" table:default-cell-style-name="ce90"/>
        <table:table-column table:style-name="co1" table:default-cell-style-name="Default"/>
        <table:table-column table:style-name="co1" table:default-cell-style-name="ce38"/>
        <table:table-column table:style-name="co1" table:default-cell-style-name="ce46"/>
        <table:table-column table:style-name="co1" table:number-columns-repeated="3" table:default-cell-style-name="Default"/>
        <table:table-column table:style-name="co1" table:default-cell-style-name="ce46"/>
        <table:table-column table:style-name="co1" table:number-columns-repeated="3" table:default-cell-style-name="ce100"/>
        <table:table-column table:style-name="co1" table:default-cell-style-name="ce46"/>
        <table:table-column table:style-name="co1" table:default-cell-style-name="ce15"/>
        <table:table-column table:style-name="co1" table:default-cell-style-name="Default"/>
        <table:table-column table:style-name="co1" table:default-cell-style-name="ce38"/>
        <table:table-column table:style-name="co1" table:default-cell-style-name="ce46"/>
        <table:table-column table:style-name="co1" table:number-columns-repeated="2" table:default-cell-style-name="ce38"/>
        <table:table-column table:style-name="co1" table:visibility="collapse" table:default-cell-style-name="Default"/>
        <table:table-column table:style-name="co1" table:number-columns-repeated="4" table:default-cell-style-name="ce112"/>
        <table:table-column table:style-name="co1" table:visibility="collapse" table:default-cell-style-name="ce112"/>
        <table:table-column table:style-name="co1" table:number-columns-repeated="4" table:default-cell-style-name="ce112"/>
        <table:table-column table:style-name="co1" table:number-columns-repeated="16352" table:default-cell-style-name="Default"/>
        <table:table-row table:style-name="ro5">
          <table:table-cell table:style-name="ce36" office:value-type="string" calcext:value-type="string">
            <text:p>Standard Date</text:p>
          </table:table-cell>
          <table:table-cell table:style-name="ce39" office:value-type="string" calcext:value-type="string">
            <text:p>FFN Works</text:p>
          </table:table-cell>
          <table:table-cell table:style-name="ce39" office:value-type="string" calcext:value-type="string">
            <text:p>Increase</text:p>
          </table:table-cell>
          <table:table-cell table:style-name="ce87" office:value-type="string" calcext:value-type="string">
            <text:p>Inc / Month</text:p>
          </table:table-cell>
          <table:table-cell table:style-name="ce89" office:value-type="string" calcext:value-type="string">
            <text:p>WBM AO3</text:p>
          </table:table-cell>
          <table:table-cell table:style-name="ce39" office:value-type="string" calcext:value-type="string">
            <text:p>AO3 Works</text:p>
          </table:table-cell>
          <table:table-cell table:style-name="ce37" office:value-type="string" calcext:value-type="string">
            <text:p>Increase</text:p>
          </table:table-cell>
          <table:table-cell table:style-name="ce87" office:value-type="string" calcext:value-type="string">
            <text:p>Inc / Month</text:p>
          </table:table-cell>
          <table:table-cell table:style-name="ce39" office:value-type="string" calcext:value-type="string">
            <text:p>WBM WP</text:p>
          </table:table-cell>
          <table:table-cell table:style-name="ce39" office:value-type="string" calcext:value-type="string">
            <text:p>WP Works</text:p>
          </table:table-cell>
          <table:table-cell table:style-name="ce39" office:value-type="string" calcext:value-type="string">
            <text:p>Increase</text:p>
          </table:table-cell>
          <table:table-cell table:style-name="ce87" office:value-type="string" calcext:value-type="string">
            <text:p>Inc / Month</text:p>
          </table:table-cell>
          <table:table-cell table:style-name="ce99" office:value-type="string" calcext:value-type="string">
            <text:p>WBM SQW</text:p>
          </table:table-cell>
          <table:table-cell table:style-name="ce99" office:value-type="string" calcext:value-type="string">
            <text:p>SQW Works</text:p>
          </table:table-cell>
          <table:table-cell table:style-name="ce99" office:value-type="string" calcext:value-type="string">
            <text:p>Increase</text:p>
          </table:table-cell>
          <table:table-cell table:style-name="ce87" office:value-type="string" calcext:value-type="string">
            <text:p>Inc / Month</text:p>
          </table:table-cell>
          <table:table-cell table:style-name="ce36" office:value-type="string" calcext:value-type="string">
            <text:p>WBM AF</text:p>
          </table:table-cell>
          <table:table-cell table:style-name="ce39" office:value-type="string" calcext:value-type="string">
            <text:p>AF Works</text:p>
          </table:table-cell>
          <table:table-cell table:style-name="ce37" office:value-type="string" calcext:value-type="string">
            <text:p>Increase</text:p>
          </table:table-cell>
          <table:table-cell table:style-name="ce87" office:value-type="string" calcext:value-type="string">
            <text:p>Inc / Month</text:p>
          </table:table-cell>
          <table:table-cell table:style-name="ce37" office:value-type="string" calcext:value-type="string">
            <text:p>Total</text:p>
          </table:table-cell>
          <table:table-cell table:style-name="ce37" office:value-type="string" calcext:value-type="string">
            <text:p>Total Inc</text:p>
          </table:table-cell>
          <table:table-cell table:style-name="ce39" office:value-type="string" calcext:value-type="string">
            <text:p>% FFN</text:p>
          </table:table-cell>
          <table:table-cell table:style-name="ce111" office:value-type="string" calcext:value-type="string">
            <text:p>% AO3</text:p>
          </table:table-cell>
          <table:table-cell table:style-name="ce111" office:value-type="string" calcext:value-type="string">
            <text:p>% WP</text:p>
          </table:table-cell>
          <table:table-cell table:style-name="ce111" office:value-type="string" calcext:value-type="string">
            <text:p>% SQW</text:p>
          </table:table-cell>
          <table:table-cell table:style-name="ce111" office:value-type="string" calcext:value-type="string">
            <text:p>% AF</text:p>
          </table:table-cell>
          <table:table-cell table:style-name="ce111" office:value-type="string" calcext:value-type="string">
            <text:p>% Inc FFN</text:p>
          </table:table-cell>
          <table:table-cell table:style-name="ce111" office:value-type="string" calcext:value-type="string">
            <text:p>% Inc AO3</text:p>
          </table:table-cell>
          <table:table-cell table:style-name="ce111" office:value-type="string" calcext:value-type="string">
            <text:p>% Inc WP</text:p>
          </table:table-cell>
          <table:table-cell table:style-name="ce111" office:value-type="string" calcext:value-type="string">
            <text:p>% Inc SQW</text:p>
          </table:table-cell>
          <table:table-cell table:style-name="ce111" office:value-type="string" calcext:value-type="string">
            <text:p>% Inc AF</text:p>
          </table:table-cell>
          <table:table-cell table:style-name="ce39" table:number-columns-repeated="16352"/>
        </table:table-row>
        <table:table-row table:style-name="ro3" table:visibility="collapse">
          <table:table-cell table:formula="of:=[$'Dates Ref'.A2]" office:value-type="date" office:date-value="1999-04-29" calcext:value-type="date">
            <text:p>Apr 29, 99</text:p>
          </table:table-cell>
          <table:table-cell table:number-columns-repeated="3"/>
          <table:table-cell table:formula="of:=[$'Dates Ref'.T2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2]" office:value-type="date" office:date-value="1999-04-29" calcext:value-type="date">
            <text:p>Apr 29, 99</text:p>
          </table:table-cell>
          <table:table-cell table:number-columns-repeated="7"/>
          <table:table-cell table:formula="of:=[$'Dates Ref'.R2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3]" office:value-type="date" office:date-value="2000-05-10" calcext:value-type="date">
            <text:p>May 10, 00</text:p>
          </table:table-cell>
          <table:table-cell table:number-columns-repeated="3"/>
          <table:table-cell table:formula="of:=[$'Dates Ref'.T3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3]" office:value-type="date" office:date-value="2000-05-10" calcext:value-type="date">
            <text:p>May 10, 00</text:p>
          </table:table-cell>
          <table:table-cell table:number-columns-repeated="7"/>
          <table:table-cell table:formula="of:=[$'Dates Ref'.R3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4]" office:value-type="date" office:date-value="2000-10-13" calcext:value-type="date">
            <text:p>Oct 13, 00</text:p>
          </table:table-cell>
          <table:table-cell table:number-columns-repeated="3"/>
          <table:table-cell table:formula="of:=[$'Dates Ref'.T4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4]" office:value-type="date" office:date-value="2000-10-13" calcext:value-type="date">
            <text:p>Oct 13, 00</text:p>
          </table:table-cell>
          <table:table-cell table:number-columns-repeated="7"/>
          <table:table-cell table:formula="of:=[$'Dates Ref'.R4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5]" office:value-type="date" office:date-value="2001-04-13" calcext:value-type="date">
            <text:p>Apr 13, 01</text:p>
          </table:table-cell>
          <table:table-cell table:number-columns-repeated="3"/>
          <table:table-cell table:formula="of:=[$'Dates Ref'.T5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5]" office:value-type="date" office:date-value="2001-04-13" calcext:value-type="date">
            <text:p>Apr 13, 01</text:p>
          </table:table-cell>
          <table:table-cell table:number-columns-repeated="7"/>
          <table:table-cell table:formula="of:=[$'Dates Ref'.R5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6]" office:value-type="date" office:date-value="2001-07-01" calcext:value-type="date">
            <text:p>Jul 1, 01</text:p>
          </table:table-cell>
          <table:table-cell table:number-columns-repeated="3"/>
          <table:table-cell table:formula="of:=[$'Dates Ref'.T6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6]" office:value-type="date" office:date-value="2001-07-01" calcext:value-type="date">
            <text:p>Jul 1, 01</text:p>
          </table:table-cell>
          <table:table-cell table:number-columns-repeated="7"/>
          <table:table-cell table:formula="of:=[$'Dates Ref'.R6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7]" office:value-type="date" office:date-value="2001-09-10" calcext:value-type="date">
            <text:p>Sep 10, 01</text:p>
          </table:table-cell>
          <table:table-cell table:number-columns-repeated="3"/>
          <table:table-cell table:formula="of:=[$'Dates Ref'.T7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7]" office:value-type="date" office:date-value="2001-09-10" calcext:value-type="date">
            <text:p>Sep 10, 01</text:p>
          </table:table-cell>
          <table:table-cell table:number-columns-repeated="7"/>
          <table:table-cell table:formula="of:=[$'Dates Ref'.R7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8]" office:value-type="date" office:date-value="2001-12-05" calcext:value-type="date">
            <text:p>Dec 5, 01</text:p>
          </table:table-cell>
          <table:table-cell table:number-columns-repeated="3"/>
          <table:table-cell table:formula="of:=[$'Dates Ref'.T8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8]" office:value-type="date" office:date-value="2001-12-05" calcext:value-type="date">
            <text:p>Dec 5, 01</text:p>
          </table:table-cell>
          <table:table-cell table:number-columns-repeated="7"/>
          <table:table-cell table:formula="of:=[$'Dates Ref'.R8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9]" office:value-type="date" office:date-value="2002-01-23" calcext:value-type="date">
            <text:p>Jan 23, 02</text:p>
          </table:table-cell>
          <table:table-cell table:number-columns-repeated="3"/>
          <table:table-cell table:formula="of:=[$'Dates Ref'.T9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9]" office:value-type="date" office:date-value="2002-01-23" calcext:value-type="date">
            <text:p>Jan 23, 02</text:p>
          </table:table-cell>
          <table:table-cell table:number-columns-repeated="7"/>
          <table:table-cell table:formula="of:=[$'Dates Ref'.R9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10]" office:value-type="date" office:date-value="2002-04-05" calcext:value-type="date">
            <text:p>Apr 5, 02</text:p>
          </table:table-cell>
          <table:table-cell table:number-columns-repeated="3"/>
          <table:table-cell table:formula="of:=[$'Dates Ref'.T10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10]" office:value-type="date" office:date-value="2002-04-05" calcext:value-type="date">
            <text:p>Apr 5, 02</text:p>
          </table:table-cell>
          <table:table-cell table:number-columns-repeated="7"/>
          <table:table-cell table:formula="of:=[$'Dates Ref'.R10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11]" office:value-type="date" office:date-value="2002-06-02" calcext:value-type="date">
            <text:p>Jun 2, 02</text:p>
          </table:table-cell>
          <table:table-cell table:number-columns-repeated="3"/>
          <table:table-cell table:formula="of:=[$'Dates Ref'.T11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11]" office:value-type="date" office:date-value="2002-06-02" calcext:value-type="date">
            <text:p>Jun 2, 02</text:p>
          </table:table-cell>
          <table:table-cell table:number-columns-repeated="7"/>
          <table:table-cell table:formula="of:=[$'Dates Ref'.R11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12]" office:value-type="date" office:date-value="2002-08-10" calcext:value-type="date">
            <text:p>Aug 10, 02</text:p>
          </table:table-cell>
          <table:table-cell table:number-columns-repeated="3"/>
          <table:table-cell table:formula="of:=[$'Dates Ref'.T12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12]" office:value-type="date" office:date-value="2002-08-10" calcext:value-type="date">
            <text:p>Aug 10, 02</text:p>
          </table:table-cell>
          <table:table-cell table:number-columns-repeated="7"/>
          <table:table-cell table:formula="of:=[$'Dates Ref'.R12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13]" office:value-type="date" office:date-value="2002-10-10" calcext:value-type="date">
            <text:p>Oct 10, 02</text:p>
          </table:table-cell>
          <table:table-cell table:number-columns-repeated="3"/>
          <table:table-cell table:formula="of:=[$'Dates Ref'.T13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13]" office:value-type="date" office:date-value="2002-10-10" calcext:value-type="date">
            <text:p>Oct 10, 02</text:p>
          </table:table-cell>
          <table:table-cell table:number-columns-repeated="7"/>
          <table:table-cell table:formula="of:=[$'Dates Ref'.R13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14]" office:value-type="date" office:date-value="2002-12-07" calcext:value-type="date">
            <text:p>Dec 7, 02</text:p>
          </table:table-cell>
          <table:table-cell table:number-columns-repeated="3"/>
          <table:table-cell table:formula="of:=[$'Dates Ref'.T14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14]" office:value-type="date" office:date-value="2002-12-07" calcext:value-type="date">
            <text:p>Dec 7, 02</text:p>
          </table:table-cell>
          <table:table-cell table:number-columns-repeated="7"/>
          <table:table-cell table:formula="of:=[$'Dates Ref'.R14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15]" office:value-type="date" office:date-value="2003-02-02" calcext:value-type="date">
            <text:p>Feb 2, 03</text:p>
          </table:table-cell>
          <table:table-cell table:number-columns-repeated="3"/>
          <table:table-cell table:formula="of:=[$'Dates Ref'.T15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15]" office:value-type="date" office:date-value="2003-02-02" calcext:value-type="date">
            <text:p>Feb 2, 03</text:p>
          </table:table-cell>
          <table:table-cell table:number-columns-repeated="7"/>
          <table:table-cell table:formula="of:=[$'Dates Ref'.R15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16]" office:value-type="date" office:date-value="2003-04-01" calcext:value-type="date">
            <text:p>Apr 1, 03</text:p>
          </table:table-cell>
          <table:table-cell table:number-columns-repeated="3"/>
          <table:table-cell table:formula="of:=[$'Dates Ref'.T16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16]" office:value-type="date" office:date-value="2003-04-01" calcext:value-type="date">
            <text:p>Apr 1, 03</text:p>
          </table:table-cell>
          <table:table-cell table:number-columns-repeated="7"/>
          <table:table-cell table:formula="of:=[$'Dates Ref'.R16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17]" office:value-type="date" office:date-value="2003-06-03" calcext:value-type="date">
            <text:p>Jun 3, 03</text:p>
          </table:table-cell>
          <table:table-cell table:number-columns-repeated="3"/>
          <table:table-cell table:formula="of:=[$'Dates Ref'.T17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17]" office:value-type="date" office:date-value="2003-06-03" calcext:value-type="date">
            <text:p>Jun 3, 03</text:p>
          </table:table-cell>
          <table:table-cell table:number-columns-repeated="7"/>
          <table:table-cell table:formula="of:=[$'Dates Ref'.R17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18]" office:value-type="date" office:date-value="2004-04-04" calcext:value-type="date">
            <text:p>Apr 4, 04</text:p>
          </table:table-cell>
          <table:table-cell table:number-columns-repeated="3"/>
          <table:table-cell table:formula="of:=[$'Dates Ref'.T18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18]" office:value-type="date" office:date-value="2004-04-04" calcext:value-type="date">
            <text:p>Apr 4, 04</text:p>
          </table:table-cell>
          <table:table-cell table:number-columns-repeated="7"/>
          <table:table-cell table:formula="of:=[$'Dates Ref'.R18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19]" office:value-type="date" office:date-value="2004-06-10" calcext:value-type="date">
            <text:p>Jun 10, 04</text:p>
          </table:table-cell>
          <table:table-cell table:number-columns-repeated="3"/>
          <table:table-cell table:formula="of:=[$'Dates Ref'.T19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19]" office:value-type="date" office:date-value="2004-06-10" calcext:value-type="date">
            <text:p>Jun 10, 04</text:p>
          </table:table-cell>
          <table:table-cell table:number-columns-repeated="7"/>
          <table:table-cell table:formula="of:=[$'Dates Ref'.R19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20]" office:value-type="date" office:date-value="2004-09-06" calcext:value-type="date">
            <text:p>Sep 6, 04</text:p>
          </table:table-cell>
          <table:table-cell table:number-columns-repeated="3"/>
          <table:table-cell table:formula="of:=[$'Dates Ref'.T20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20]" office:value-type="date" office:date-value="2004-09-06" calcext:value-type="date">
            <text:p>Sep 6, 04</text:p>
          </table:table-cell>
          <table:table-cell table:number-columns-repeated="7"/>
          <table:table-cell table:formula="of:=[$'Dates Ref'.R20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21]" office:value-type="date" office:date-value="2004-10-12" calcext:value-type="date">
            <text:p>Oct 12, 04</text:p>
          </table:table-cell>
          <table:table-cell table:number-columns-repeated="3"/>
          <table:table-cell table:formula="of:=[$'Dates Ref'.T21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21]" office:value-type="date" office:date-value="2004-10-12" calcext:value-type="date">
            <text:p>Oct 12, 04</text:p>
          </table:table-cell>
          <table:table-cell table:number-columns-repeated="7"/>
          <table:table-cell table:formula="of:=[$'Dates Ref'.R21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22]" office:value-type="date" office:date-value="2004-12-10" calcext:value-type="date">
            <text:p>Dec 10, 04</text:p>
          </table:table-cell>
          <table:table-cell table:number-columns-repeated="3"/>
          <table:table-cell table:formula="of:=[$'Dates Ref'.T22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22]" office:value-type="date" office:date-value="2004-12-10" calcext:value-type="date">
            <text:p>Dec 10, 04</text:p>
          </table:table-cell>
          <table:table-cell table:number-columns-repeated="7"/>
          <table:table-cell table:formula="of:=[$'Dates Ref'.R22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23]" office:value-type="date" office:date-value="2005-01-01" calcext:value-type="date">
            <text:p>Jan 1, 05</text:p>
          </table:table-cell>
          <table:table-cell table:number-columns-repeated="3"/>
          <table:table-cell table:formula="of:=[$'Dates Ref'.T23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23]" office:value-type="date" office:date-value="2005-01-01" calcext:value-type="date">
            <text:p>Jan 1, 05</text:p>
          </table:table-cell>
          <table:table-cell table:number-columns-repeated="7"/>
          <table:table-cell table:formula="of:=[$'Dates Ref'.R23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24]" office:value-type="date" office:date-value="2005-04-01" calcext:value-type="date">
            <text:p>Apr 1, 05</text:p>
          </table:table-cell>
          <table:table-cell table:number-columns-repeated="3"/>
          <table:table-cell table:formula="of:=[$'Dates Ref'.T24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24]" office:value-type="date" office:date-value="2005-04-01" calcext:value-type="date">
            <text:p>Apr 1, 05</text:p>
          </table:table-cell>
          <table:table-cell table:number-columns-repeated="7"/>
          <table:table-cell table:formula="of:=[$'Dates Ref'.R24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25]" office:value-type="date" office:date-value="2006-10-15" calcext:value-type="date">
            <text:p>Oct 15, 06</text:p>
          </table:table-cell>
          <table:table-cell table:number-columns-repeated="3"/>
          <table:table-cell table:formula="of:=[$'Dates Ref'.T25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25]" office:value-type="date" office:date-value="2006-10-15" calcext:value-type="date">
            <text:p>Oct 15, 06</text:p>
          </table:table-cell>
          <table:table-cell table:number-columns-repeated="7"/>
          <table:table-cell table:formula="of:=[$'Dates Ref'.R25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26]" office:value-type="date" office:date-value="2007-06-30" calcext:value-type="date">
            <text:p>Jun 30, 07</text:p>
          </table:table-cell>
          <table:table-cell table:number-columns-repeated="3"/>
          <table:table-cell table:formula="of:=[$'Dates Ref'.T26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26]" office:value-type="date" office:date-value="2007-06-30" calcext:value-type="date">
            <text:p>Jun 30, 07</text:p>
          </table:table-cell>
          <table:table-cell table:number-columns-repeated="7"/>
          <table:table-cell table:formula="of:=[$'Dates Ref'.R26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27]" office:value-type="date" office:date-value="2007-10-11" calcext:value-type="date">
            <text:p>Oct 11, 07</text:p>
          </table:table-cell>
          <table:table-cell table:number-columns-repeated="3"/>
          <table:table-cell table:formula="of:=[$'Dates Ref'.T27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27]" office:value-type="date" office:date-value="2007-10-11" calcext:value-type="date">
            <text:p>Oct 11, 07</text:p>
          </table:table-cell>
          <table:table-cell table:number-columns-repeated="7"/>
          <table:table-cell table:formula="of:=[$'Dates Ref'.R27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28]" office:value-type="date" office:date-value="2009-02-24" calcext:value-type="date">
            <text:p>Feb 24, 09</text:p>
          </table:table-cell>
          <table:table-cell table:number-columns-repeated="3"/>
          <table:table-cell table:formula="of:=[$'Dates Ref'.T28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28]" office:value-type="date" office:date-value="2009-02-24" calcext:value-type="date">
            <text:p>Feb 24, 09</text:p>
          </table:table-cell>
          <table:table-cell table:number-columns-repeated="7"/>
          <table:table-cell table:formula="of:=[$'Dates Ref'.R28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 table:visibility="collapse">
          <table:table-cell table:formula="of:=[$'Dates Ref'.A29]" office:value-type="date" office:date-value="2009-10-15" calcext:value-type="date">
            <text:p>Oct 15, 09</text:p>
          </table:table-cell>
          <table:table-cell table:number-columns-repeated="3"/>
          <table:table-cell table:formula="of:=[$'Dates Ref'.T29]" office:value-type="date" office:date-value="1899-12-30" calcext:value-type="date">
            <text:p>Dec 30, 99</text:p>
          </table:table-cell>
          <table:table-cell table:number-columns-repeated="3"/>
          <table:table-cell table:style-name="ce15" table:formula="of:=[$'Dates Ref'.A29]" office:value-type="date" office:date-value="2009-10-15" calcext:value-type="date">
            <text:p>Oct 15, 09</text:p>
          </table:table-cell>
          <table:table-cell table:number-columns-repeated="7"/>
          <table:table-cell table:formula="of:=[$'Dates Ref'.R29]" office:value-type="date" office:date-value="1899-12-30" calcext:value-type="date">
            <text:p>Dec 30, 99</text:p>
          </table:table-cell>
          <table:table-cell table:number-columns-repeated="16367"/>
        </table:table-row>
        <table:table-row table:style-name="ro3">
          <table:table-cell table:formula="of:=[$'Dates Ref'.A30]" office:value-type="date" office:date-value="2009-12-12" calcext:value-type="date">
            <text:p>Dec 12, 09</text:p>
          </table:table-cell>
          <table:table-cell table:number-columns-repeated="3"/>
          <table:table-cell table:formula="of:=[$'Dates Ref'.T30]" office:value-type="date" office:date-value="2009-12-23" calcext:value-type="date">
            <text:p>Dec 23, 09</text:p>
          </table:table-cell>
          <table:table-cell table:style-name="ce38" table:formula="of:=[$'kpop ao3'.E30]" office:value-type="float" office:value="1" calcext:value-type="float">
            <text:p>1</text:p>
          </table:table-cell>
          <table:table-cell table:number-columns-repeated="2"/>
          <table:table-cell table:style-name="ce15" table:formula="of:=[$'Dates Ref'.A30]" office:value-type="date" office:date-value="2009-12-12" calcext:value-type="date">
            <text:p>Dec 12, 09</text:p>
          </table:table-cell>
          <table:table-cell table:number-columns-repeated="3"/>
          <table:table-cell table:style-name="ce90" table:formula="of:=[$'Dates Ref'.A30]" office:value-type="date" office:date-value="2009-12-12" calcext:value-type="date">
            <text:p>Dec 12, 09</text:p>
          </table:table-cell>
          <table:table-cell table:number-columns-repeated="3"/>
          <table:table-cell table:style-name="ce91" table:formula="of:=[$'Dates Ref'.$A30]" office:value-type="date" office:date-value="2009-12-12" calcext:value-type="date">
            <text:p>Dec 12, 09</text:p>
          </table:table-cell>
          <table:table-cell table:style-name="ce93"/>
          <table:table-cell table:style-name="ce92"/>
          <table:table-cell table:style-name="ce105"/>
          <table:table-cell table:formula="of:=SUM([.B30]; [.F30]; [.J30]; [.N30]; [.R30])" office:value-type="float" office:value="1" calcext:value-type="float">
            <text:p>1</text:p>
          </table:table-cell>
          <table:table-cell table:number-columns-repeated="2"/>
          <table:table-cell table:formula="of:=[.F:.F]/[.U:.U]" office:value-type="percentage" office:value="1" calcext:value-type="percentage">
            <text:p>100.00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" calcext:value-type="percentage">
            <text:p>0.00%</text:p>
          </table:table-cell>
          <table:table-cell table:number-columns-repeated="16357"/>
        </table:table-row>
        <table:table-row table:style-name="ro3">
          <table:table-cell table:formula="of:=[$'Dates Ref'.A31]" office:value-type="date" office:date-value="2010-03-28" calcext:value-type="date">
            <text:p>Mar 28, 10</text:p>
          </table:table-cell>
          <table:table-cell table:number-columns-repeated="3"/>
          <table:table-cell table:formula="of:=[$'Dates Ref'.T31]" office:value-type="date" office:date-value="2010-04-07" calcext:value-type="date">
            <text:p>Apr 7, 10</text:p>
          </table:table-cell>
          <table:table-cell table:style-name="ce38" table:formula="of:=[$'kpop ao3'.E31]" office:value-type="float" office:value="1" calcext:value-type="float">
            <text:p>1</text:p>
          </table:table-cell>
          <table:table-cell table:formula="of:=[.F31]-[.F30]" office:value-type="float" office:value="0" calcext:value-type="float">
            <text:p>0</text:p>
          </table:table-cell>
          <table:table-cell table:style-name="ce96" table:formula="of:=[.G:.G]/([.E31]-[.E30])*30.4375" office:value-type="float" office:value="0" calcext:value-type="float">
            <text:p>0</text:p>
          </table:table-cell>
          <table:table-cell table:style-name="ce15" table:formula="of:=[$'Dates Ref'.A31]" office:value-type="date" office:date-value="2010-03-28" calcext:value-type="date">
            <text:p>Mar 28, 10</text:p>
          </table:table-cell>
          <table:table-cell table:number-columns-repeated="3"/>
          <table:table-cell table:style-name="ce90" table:formula="of:=[$'Dates Ref'.A31]" office:value-type="date" office:date-value="2010-03-28" calcext:value-type="date">
            <text:p>Mar 28, 10</text:p>
          </table:table-cell>
          <table:table-cell table:number-columns-repeated="3"/>
          <table:table-cell table:style-name="ce91" table:formula="of:=[$'Dates Ref'.$A31]" office:value-type="date" office:date-value="2010-03-28" calcext:value-type="date">
            <text:p>Mar 28, 10</text:p>
          </table:table-cell>
          <table:table-cell table:style-name="ce93"/>
          <table:table-cell table:style-name="ce92"/>
          <table:table-cell table:style-name="ce105"/>
          <table:table-cell table:formula="of:=SUM([.B31]; [.F31]; [.J31]; [.N31]; [.R31])" office:value-type="float" office:value="1" calcext:value-type="float">
            <text:p>1</text:p>
          </table:table-cell>
          <table:table-cell table:formula="of:=[.U31]-[.U30]" office:value-type="float" office:value="0" calcext:value-type="float">
            <text:p>0</text:p>
          </table:table-cell>
          <table:table-cell/>
          <table:table-cell table:formula="of:=[.F:.F]/[.U:.U]" office:value-type="percentage" office:value="1" calcext:value-type="percentage">
            <text:p>100.00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" calcext:value-type="percentage">
            <text:p>0.00%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32]" office:value-type="date" office:date-value="2010-06-11" calcext:value-type="date">
            <text:p>Jun 11, 10</text:p>
          </table:table-cell>
          <table:table-cell table:number-columns-repeated="3"/>
          <table:table-cell table:formula="of:=[$'Dates Ref'.T32]" office:value-type="date" office:date-value="2010-06-13" calcext:value-type="date">
            <text:p>Jun 13, 10</text:p>
          </table:table-cell>
          <table:table-cell table:style-name="ce38" table:formula="of:=[$'kpop ao3'.E32]" office:value-type="float" office:value="1" calcext:value-type="float">
            <text:p>1</text:p>
          </table:table-cell>
          <table:table-cell table:formula="of:=[.F32]-[.F31]" office:value-type="float" office:value="0" calcext:value-type="float">
            <text:p>0</text:p>
          </table:table-cell>
          <table:table-cell table:style-name="ce96" table:formula="of:=[.G:.G]/([.E32]-[.E31])*30.4375" office:value-type="float" office:value="0" calcext:value-type="float">
            <text:p>0</text:p>
          </table:table-cell>
          <table:table-cell table:style-name="ce15" table:formula="of:=[$'Dates Ref'.A32]" office:value-type="date" office:date-value="2010-06-11" calcext:value-type="date">
            <text:p>Jun 11, 10</text:p>
          </table:table-cell>
          <table:table-cell table:number-columns-repeated="3"/>
          <table:table-cell table:style-name="ce90" table:formula="of:=[$'Dates Ref'.A32]" office:value-type="date" office:date-value="2010-06-11" calcext:value-type="date">
            <text:p>Jun 11, 10</text:p>
          </table:table-cell>
          <table:table-cell table:number-columns-repeated="3"/>
          <table:table-cell table:formula="of:=[$'Dates Ref'.R32]" office:value-type="date" office:date-value="2010-07-16" calcext:value-type="date">
            <text:p>Jul 16, 10</text:p>
          </table:table-cell>
          <table:table-cell table:style-name="ce38" table:formula="of:=[$asianfanfics.D32]" office:value-type="float" office:value="443" calcext:value-type="float">
            <text:p>443</text:p>
          </table:table-cell>
          <table:table-cell table:formula="of:=[.R32]-[.R31]" office:value-type="float" office:value="443" calcext:value-type="float">
            <text:p>443</text:p>
          </table:table-cell>
          <table:table-cell table:style-name="ce96" table:formula="of:=[.S:.S]/([.Q32]-[.Q31])*30.4375" office:value-type="float" office:value="122.580113636364" calcext:value-type="float">
            <text:p>123</text:p>
          </table:table-cell>
          <table:table-cell table:formula="of:=SUM([.B32]; [.F32]; [.J32]; [.N32]; [.R32])" office:value-type="float" office:value="444" calcext:value-type="float">
            <text:p>444</text:p>
          </table:table-cell>
          <table:table-cell table:formula="of:=[.U32]-[.U31]" office:value-type="float" office:value="443" calcext:value-type="float">
            <text:p>443</text:p>
          </table:table-cell>
          <table:table-cell/>
          <table:table-cell table:formula="of:=[.F:.F]/[.U:.U]" office:value-type="percentage" office:value="0.00225225225225225" calcext:value-type="percentage">
            <text:p>0.23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97747747747748" calcext:value-type="percentage">
            <text:p>99.77%</text:p>
          </table:table-cell>
          <table:table-cell/>
          <table:table-cell table:formula="of:=[.H:.H]/[.V:.V]" office:value-type="percentage" office:value="0" calcext:value-type="percentage">
            <text:p>0.00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276704545454545" calcext:value-type="percentage">
            <text:p>27.67%</text:p>
          </table:table-cell>
          <table:table-cell table:number-columns-repeated="16352"/>
        </table:table-row>
        <table:table-row table:style-name="ro2">
          <table:table-cell table:formula="of:=[$'Dates Ref'.A33]" office:value-type="date" office:date-value="2010-09-22" calcext:value-type="date">
            <text:p>Sep 22, 10</text:p>
          </table:table-cell>
          <table:table-cell table:number-columns-repeated="3"/>
          <table:table-cell table:formula="of:=[$'Dates Ref'.T33]" office:value-type="date" office:date-value="2010-09-22" calcext:value-type="date">
            <text:p>Sep 22, 10</text:p>
          </table:table-cell>
          <table:table-cell table:style-name="ce38" table:formula="of:=[$'kpop ao3'.E33]" office:value-type="float" office:value="4" calcext:value-type="float">
            <text:p>4</text:p>
          </table:table-cell>
          <table:table-cell table:formula="of:=[.F33]-[.F32]" office:value-type="float" office:value="3" calcext:value-type="float">
            <text:p>3</text:p>
          </table:table-cell>
          <table:table-cell table:style-name="ce96" table:formula="of:=[.G:.G]/([.E33]-[.E32])*30.4375" office:value-type="float" office:value="0.904084158415842" calcext:value-type="float">
            <text:p>1</text:p>
          </table:table-cell>
          <table:table-cell table:style-name="ce15" table:formula="of:=[$'Dates Ref'.A33]" office:value-type="date" office:date-value="2010-09-22" calcext:value-type="date">
            <text:p>Sep 22, 10</text:p>
          </table:table-cell>
          <table:table-cell table:number-columns-repeated="3"/>
          <table:table-cell table:style-name="ce90" table:formula="of:=[$'Dates Ref'.A33]" office:value-type="date" office:date-value="2010-09-22" calcext:value-type="date">
            <text:p>Sep 22, 10</text:p>
          </table:table-cell>
          <table:table-cell table:number-columns-repeated="3"/>
          <table:table-cell table:formula="of:=[$'Dates Ref'.R33]" office:value-type="date" office:date-value="2010-08-20" calcext:value-type="date">
            <text:p>Aug 20, 10</text:p>
          </table:table-cell>
          <table:table-cell table:style-name="ce38" table:formula="of:=[$asianfanfics.D33]" office:value-type="float" office:value="761" calcext:value-type="float">
            <text:p>761</text:p>
          </table:table-cell>
          <table:table-cell table:formula="of:=[.R33]-[.R32]" office:value-type="float" office:value="318" calcext:value-type="float">
            <text:p>318</text:p>
          </table:table-cell>
          <table:table-cell table:style-name="ce96" table:formula="of:=[.S:.S]/([.Q33]-[.Q32])*30.4375" office:value-type="float" office:value="276.546428571429" calcext:value-type="float">
            <text:p>277</text:p>
          </table:table-cell>
          <table:table-cell table:formula="of:=SUM([.B33]; [.F33]; [.J33]; [.N33]; [.R33])" office:value-type="float" office:value="765" calcext:value-type="float">
            <text:p>765</text:p>
          </table:table-cell>
          <table:table-cell table:formula="of:=[.U33]-[.U32]" office:value-type="float" office:value="321" calcext:value-type="float">
            <text:p>321</text:p>
          </table:table-cell>
          <table:table-cell/>
          <table:table-cell table:formula="of:=[.F:.F]/[.U:.U]" office:value-type="percentage" office:value="0.00522875816993464" calcext:value-type="percentage">
            <text:p>0.52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94771241830065" calcext:value-type="percentage">
            <text:p>99.48%</text:p>
          </table:table-cell>
          <table:table-cell/>
          <table:table-cell table:formula="of:=[.H:.H]/[.V:.V]" office:value-type="percentage" office:value="0.00281646155269733" calcext:value-type="percentage">
            <text:p>0.28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861515353805074" calcext:value-type="percentage">
            <text:p>86.15%</text:p>
          </table:table-cell>
          <table:table-cell table:number-columns-repeated="16352"/>
        </table:table-row>
        <table:table-row table:style-name="ro6">
          <table:table-cell table:formula="of:=[$'Dates Ref'.A34]" office:value-type="date" office:date-value="2010-10-25" calcext:value-type="date">
            <text:p>Oct 25, 10</text:p>
          </table:table-cell>
          <table:table-cell table:number-columns-repeated="3"/>
          <table:table-cell table:formula="of:=[$'Dates Ref'.T34]" office:value-type="date" office:date-value="2010-10-25" calcext:value-type="date">
            <text:p>Oct 25, 10</text:p>
          </table:table-cell>
          <table:table-cell table:style-name="ce38" table:formula="of:=[$'kpop ao3'.E34]" office:value-type="float" office:value="5" calcext:value-type="float">
            <text:p>5</text:p>
          </table:table-cell>
          <table:table-cell table:formula="of:=[.F34]-[.F33]" office:value-type="float" office:value="1" calcext:value-type="float">
            <text:p>1</text:p>
          </table:table-cell>
          <table:table-cell table:style-name="ce96" table:formula="of:=[.G:.G]/([.E34]-[.E33])*30.4375" office:value-type="float" office:value="0.922348484848485" calcext:value-type="float">
            <text:p>1</text:p>
          </table:table-cell>
          <table:table-cell table:style-name="ce15" table:formula="of:=[$'Dates Ref'.A34]" office:value-type="date" office:date-value="2010-10-25" calcext:value-type="date">
            <text:p>Oct 25, 10</text:p>
          </table:table-cell>
          <table:table-cell table:number-columns-repeated="3"/>
          <table:table-cell table:style-name="ce90" table:formula="of:=[$'Dates Ref'.A34]" office:value-type="date" office:date-value="2010-10-25" calcext:value-type="date">
            <text:p>Oct 25, 10</text:p>
          </table:table-cell>
          <table:table-cell table:number-columns-repeated="3"/>
          <table:table-cell table:style-name="ce91" table:formula="of:=[$'Dates Ref'.$A34]" office:value-type="date" office:date-value="2010-10-25" calcext:value-type="date">
            <text:p>Oct 25, 10</text:p>
          </table:table-cell>
          <table:table-cell table:style-name="ce92" table:formula="of:=[.R33]+([.Q34]-[.Q33])*AVERAGE([.T36];[.T33])/30.4375" office:value-type="float" office:value="1919.09257142857" calcext:value-type="float">
            <text:p>1,919</text:p>
          </table:table-cell>
          <table:table-cell table:style-name="ce92" table:formula="of:=[.R34]-[.R33]" office:value-type="float" office:value="1158.09257142857" calcext:value-type="float">
            <text:p>1,158</text:p>
          </table:table-cell>
          <table:table-cell table:style-name="ce97" table:formula="of:=[.S:.S]/([.Q34]-[.Q33])*30.4375" office:value-type="float" office:value="534.082464285714" calcext:value-type="float">
            <text:p>534</text:p>
          </table:table-cell>
          <table:table-cell table:formula="of:=SUM([.B34]; [.F34]; [.J34]; [.N34]; [.R34])" office:value-type="float" office:value="1924.09257142857" calcext:value-type="float">
            <text:p>1,924</text:p>
          </table:table-cell>
          <table:table-cell table:formula="of:=[.U34]-[.U33]" office:value-type="float" office:value="1159.09257142857" calcext:value-type="float">
            <text:p>1,159</text:p>
          </table:table-cell>
          <table:table-cell/>
          <table:table-cell table:formula="of:=[.F:.F]/[.U:.U]" office:value-type="percentage" office:value="0.00259862756826075" calcext:value-type="percentage">
            <text:p>0.26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97401372431739" calcext:value-type="percentage">
            <text:p>99.74%</text:p>
          </table:table-cell>
          <table:table-cell/>
          <table:table-cell table:formula="of:=[.H:.H]/[.V:.V]" office:value-type="percentage" office:value="0.000795750492742524" calcext:value-type="percentage">
            <text:p>0.08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460776367177871" calcext:value-type="percentage">
            <text:p>46.08%</text:p>
          </table:table-cell>
          <table:table-cell table:number-columns-repeated="16352"/>
        </table:table-row>
        <table:table-row table:style-name="ro6">
          <table:table-cell table:formula="of:=[$'Dates Ref'.A35]" office:value-type="date" office:date-value="2010-12-10" calcext:value-type="date">
            <text:p>Dec 10, 10</text:p>
          </table:table-cell>
          <table:table-cell table:number-columns-repeated="3"/>
          <table:table-cell table:formula="of:=[$'Dates Ref'.T35]" office:value-type="date" office:date-value="2010-12-28" calcext:value-type="date">
            <text:p>Dec 28, 10</text:p>
          </table:table-cell>
          <table:table-cell table:style-name="ce38" table:formula="of:=[$'kpop ao3'.E35]" office:value-type="float" office:value="9" calcext:value-type="float">
            <text:p>9</text:p>
          </table:table-cell>
          <table:table-cell table:formula="of:=[.F35]-[.F34]" office:value-type="float" office:value="4" calcext:value-type="float">
            <text:p>4</text:p>
          </table:table-cell>
          <table:table-cell table:style-name="ce96" table:formula="of:=[.G:.G]/([.E35]-[.E34])*30.4375" office:value-type="float" office:value="1.90234375" calcext:value-type="float">
            <text:p>2</text:p>
          </table:table-cell>
          <table:table-cell table:style-name="ce15" table:formula="of:=[$'Dates Ref'.A35]" office:value-type="date" office:date-value="2010-12-10" calcext:value-type="date">
            <text:p>Dec 10, 10</text:p>
          </table:table-cell>
          <table:table-cell table:number-columns-repeated="3"/>
          <table:table-cell table:style-name="ce90" table:formula="of:=[$'Dates Ref'.A35]" office:value-type="date" office:date-value="2010-12-10" calcext:value-type="date">
            <text:p>Dec 10, 10</text:p>
          </table:table-cell>
          <table:table-cell table:number-columns-repeated="3"/>
          <table:table-cell table:style-name="ce91" table:formula="of:=[$'Dates Ref'.$A35]" office:value-type="date" office:date-value="2010-12-10" calcext:value-type="date">
            <text:p>Dec 10, 10</text:p>
          </table:table-cell>
          <table:table-cell table:style-name="ce92" table:formula="of:=[.R34]+([.Q35]-[.Q34])*AVERAGE([.T36];[.T33])/30.4375" office:value-type="float" office:value="2726.248" calcext:value-type="float">
            <text:p>2,726</text:p>
          </table:table-cell>
          <table:table-cell table:style-name="ce92" table:formula="of:=[.R35]-[.R34]" office:value-type="float" office:value="807.155428571428" calcext:value-type="float">
            <text:p>807</text:p>
          </table:table-cell>
          <table:table-cell table:style-name="ce97" table:formula="of:=[.S:.S]/([.Q35]-[.Q34])*30.4375" office:value-type="float" office:value="534.082464285714" calcext:value-type="float">
            <text:p>534</text:p>
          </table:table-cell>
          <table:table-cell table:formula="of:=SUM([.B35]; [.F35]; [.J35]; [.N35]; [.R35])" office:value-type="float" office:value="2735.248" calcext:value-type="float">
            <text:p>2,735</text:p>
          </table:table-cell>
          <table:table-cell table:formula="of:=[.U35]-[.U34]" office:value-type="float" office:value="811.155428571428" calcext:value-type="float">
            <text:p>811</text:p>
          </table:table-cell>
          <table:table-cell/>
          <table:table-cell table:formula="of:=[.F:.F]/[.U:.U]" office:value-type="percentage" office:value="0.00329037805712681" calcext:value-type="percentage">
            <text:p>0.33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96709621942873" calcext:value-type="percentage">
            <text:p>99.67%</text:p>
          </table:table-cell>
          <table:table-cell/>
          <table:table-cell table:formula="of:=[.H:.H]/[.V:.V]" office:value-type="percentage" office:value="0.00234522716977969" calcext:value-type="percentage">
            <text:p>0.23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658421857850741" calcext:value-type="percentage">
            <text:p>65.84%</text:p>
          </table:table-cell>
          <table:table-cell table:number-columns-repeated="16352"/>
        </table:table-row>
        <table:table-row table:style-name="ro3">
          <table:table-cell table:formula="of:=[$'Dates Ref'.A36]" office:value-type="date" office:date-value="2011-06-30" calcext:value-type="date">
            <text:p>Jun 30, 11</text:p>
          </table:table-cell>
          <table:table-cell table:number-columns-repeated="3"/>
          <table:table-cell table:style-name="ce91" table:formula="of:=[$'Dates Ref'.$A36]" office:value-type="date" office:date-value="2011-06-30" calcext:value-type="date">
            <text:p>Jun 30, 11</text:p>
          </table:table-cell>
          <table:table-cell table:style-name="ce92" table:formula="of:=[.F35]+([.E36]-[.E35])*AVERAGE([.H38];[.H35])/30.4375" office:value-type="float" office:value="32.1277777777778" calcext:value-type="float">
            <text:p>32</text:p>
          </table:table-cell>
          <table:table-cell table:style-name="ce92" table:formula="of:=[.F36]-[.F35]" office:value-type="float" office:value="23.1277777777778" calcext:value-type="float">
            <text:p>23</text:p>
          </table:table-cell>
          <table:table-cell table:style-name="ce97" table:formula="of:=[.G:.G]/([.E36]-[.E35])*30.4375" office:value-type="float" office:value="3.82582465277778" calcext:value-type="float">
            <text:p>4</text:p>
          </table:table-cell>
          <table:table-cell table:style-name="ce15" table:formula="of:=[$'Dates Ref'.A36]" office:value-type="date" office:date-value="2011-06-30" calcext:value-type="date">
            <text:p>Jun 30, 11</text:p>
          </table:table-cell>
          <table:table-cell table:number-columns-repeated="3"/>
          <table:table-cell table:style-name="ce90" table:formula="of:=[$'Dates Ref'.A36]" office:value-type="date" office:date-value="2011-06-30" calcext:value-type="date">
            <text:p>Jun 30, 11</text:p>
          </table:table-cell>
          <table:table-cell table:number-columns-repeated="3"/>
          <table:table-cell table:formula="of:=[$'Dates Ref'.R36]" office:value-type="date" office:date-value="2011-04-27" calcext:value-type="date">
            <text:p>Apr 27, 11</text:p>
          </table:table-cell>
          <table:table-cell table:style-name="ce38" table:formula="of:=[$asianfanfics.D36]" office:value-type="float" office:value="7263" calcext:value-type="float">
            <text:p>7,263</text:p>
          </table:table-cell>
          <table:table-cell table:style-name="ce104" table:formula="of:=[.R36]-[.R33]" office:value-type="float" office:value="6502" calcext:value-type="float">
            <text:p>6,502</text:p>
          </table:table-cell>
          <table:table-cell table:style-name="ce98" table:formula="of:=[.S:.S]/([.Q36]-[.Q33])*30.4375" office:value-type="float" office:value="791.6185" calcext:value-type="float">
            <text:p>792</text:p>
          </table:table-cell>
          <table:table-cell table:formula="of:=SUM([.B36]; [.F36]; [.J36]; [.N36]; [.R36])" office:value-type="float" office:value="7295.12777777778" calcext:value-type="float">
            <text:p>7,295</text:p>
          </table:table-cell>
          <table:table-cell table:formula="of:=[.U36]-[.U35]" office:value-type="float" office:value="4559.87977777778" calcext:value-type="float">
            <text:p>4,560</text:p>
          </table:table-cell>
          <table:table-cell/>
          <table:table-cell table:formula="of:=[.F:.F]/[.U:.U]" office:value-type="percentage" office:value="0.00440400480381503" calcext:value-type="percentage">
            <text:p>0.44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95595995196185" calcext:value-type="percentage">
            <text:p>99.56%</text:p>
          </table:table-cell>
          <table:table-cell/>
          <table:table-cell table:formula="of:=[.H:.H]/[.V:.V]" office:value-type="percentage" office:value="0.000839018754709859" calcext:value-type="percentage">
            <text:p>0.08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173605125261831" calcext:value-type="percentage">
            <text:p>17.36%</text:p>
          </table:table-cell>
          <table:table-cell table:number-columns-repeated="16352"/>
        </table:table-row>
        <table:table-row table:style-name="ro3">
          <table:table-cell table:formula="of:=[$'Dates Ref'.A37]" office:value-type="date" office:date-value="2011-08-13" calcext:value-type="date">
            <text:p>Aug 13, 11</text:p>
          </table:table-cell>
          <table:table-cell table:number-columns-repeated="3"/>
          <table:table-cell table:style-name="ce91" table:formula="of:=[$'Dates Ref'.$A37]" office:value-type="date" office:date-value="2011-08-13" calcext:value-type="date">
            <text:p>Aug 13, 11</text:p>
          </table:table-cell>
          <table:table-cell table:style-name="ce92" table:formula="of:=[.F36]+([.E37]-[.E36])*AVERAGE([.H38];[.H35])/30.4375" office:value-type="float" office:value="37.6583333333333" calcext:value-type="float">
            <text:p>38</text:p>
          </table:table-cell>
          <table:table-cell table:style-name="ce92" table:formula="of:=[.F37]-[.F36]" office:value-type="float" office:value="5.53055555555555" calcext:value-type="float">
            <text:p>6</text:p>
          </table:table-cell>
          <table:table-cell table:style-name="ce97" table:formula="of:=[.G:.G]/([.E37]-[.E36])*30.4375" office:value-type="float" office:value="3.82582465277778" calcext:value-type="float">
            <text:p>4</text:p>
          </table:table-cell>
          <table:table-cell table:style-name="ce15" table:formula="of:=[$'Dates Ref'.A37]" office:value-type="date" office:date-value="2011-08-13" calcext:value-type="date">
            <text:p>Aug 13, 11</text:p>
          </table:table-cell>
          <table:table-cell table:number-columns-repeated="3"/>
          <table:table-cell table:style-name="ce90" table:formula="of:=[$'Dates Ref'.A37]" office:value-type="date" office:date-value="2011-08-13" calcext:value-type="date">
            <text:p>Aug 13, 11</text:p>
          </table:table-cell>
          <table:table-cell table:number-columns-repeated="3"/>
          <table:table-cell table:style-name="ce91" table:formula="of:=[$'Dates Ref'.$A37]" office:value-type="date" office:date-value="2011-08-13" calcext:value-type="date">
            <text:p>Aug 13, 11</text:p>
          </table:table-cell>
          <table:table-cell table:style-name="ce92" table:formula="of:=[.R36]+([.Q37]-[.Q36])*[.T38]/30.4375" office:value-type="float" office:value="12269.9387755102" calcext:value-type="float">
            <text:p>12,270</text:p>
          </table:table-cell>
          <table:table-cell table:style-name="ce92" table:formula="of:=[.R37]-[.R36]" office:value-type="float" office:value="5006.9387755102" calcext:value-type="float">
            <text:p>5,007</text:p>
          </table:table-cell>
          <table:table-cell table:style-name="ce97" table:formula="of:=[.S:.S]/([.Q37]-[.Q36])*30.4375" office:value-type="float" office:value="1411.09906462585" calcext:value-type="float">
            <text:p>1,411</text:p>
          </table:table-cell>
          <table:table-cell table:formula="of:=SUM([.B37]; [.F37]; [.J37]; [.N37]; [.R37])" office:value-type="float" office:value="12307.5971088435" calcext:value-type="float">
            <text:p>12,308</text:p>
          </table:table-cell>
          <table:table-cell table:formula="of:=[.U37]-[.U36]" office:value-type="float" office:value="5012.46933106576" calcext:value-type="float">
            <text:p>5,012</text:p>
          </table:table-cell>
          <table:table-cell/>
          <table:table-cell table:formula="of:=[.F:.F]/[.U:.U]" office:value-type="percentage" office:value="0.00305976325031587" calcext:value-type="percentage">
            <text:p>0.31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96940236749684" calcext:value-type="percentage">
            <text:p>99.69%</text:p>
          </table:table-cell>
          <table:table-cell/>
          <table:table-cell table:formula="of:=[.H:.H]/[.V:.V]" office:value-type="percentage" office:value="0.000763261458592171" calcext:value-type="percentage">
            <text:p>0.08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281517745331685" calcext:value-type="percentage">
            <text:p>28.15%</text:p>
          </table:table-cell>
          <table:table-cell table:number-columns-repeated="16352"/>
        </table:table-row>
        <table:table-row table:style-name="ro2">
          <table:table-cell table:formula="of:=[$'Dates Ref'.A38]" office:value-type="date" office:date-value="2011-09-23" calcext:value-type="date">
            <text:p>Sep 23, 11</text:p>
          </table:table-cell>
          <table:table-cell table:number-columns-repeated="3"/>
          <table:table-cell table:formula="of:=[$'Dates Ref'.T38]" office:value-type="date" office:date-value="2011-09-24" calcext:value-type="date">
            <text:p>Sep 24, 11</text:p>
          </table:table-cell>
          <table:table-cell table:style-name="ce38" table:formula="of:=[$'kpop ao3'.E38]" office:value-type="float" office:value="60" calcext:value-type="float">
            <text:p>60</text:p>
          </table:table-cell>
          <table:table-cell table:style-name="ce104" table:formula="of:=[.F38]-[.F35]" office:value-type="float" office:value="51" calcext:value-type="float">
            <text:p>51</text:p>
          </table:table-cell>
          <table:table-cell table:style-name="ce98" table:formula="of:=[.G:.G]/([.E38]-[.E35])*30.4375" office:value-type="float" office:value="5.74930555555556" calcext:value-type="float">
            <text:p>6</text:p>
          </table:table-cell>
          <table:table-cell table:style-name="ce15" table:formula="of:=[$'Dates Ref'.A38]" office:value-type="date" office:date-value="2011-09-23" calcext:value-type="date">
            <text:p>Sep 23, 11</text:p>
          </table:table-cell>
          <table:table-cell table:number-columns-repeated="3"/>
          <table:table-cell table:style-name="ce90" table:formula="of:=[$'Dates Ref'.A38]" office:value-type="date" office:date-value="2011-09-23" calcext:value-type="date">
            <text:p>Sep 23, 11</text:p>
          </table:table-cell>
          <table:table-cell table:number-columns-repeated="3"/>
          <table:table-cell table:formula="of:=[$'Dates Ref'.R38]" office:value-type="date" office:date-value="2011-09-21" calcext:value-type="date">
            <text:p>Sep 21, 11</text:p>
          </table:table-cell>
          <table:table-cell table:style-name="ce38" table:formula="of:=[$asianfanfics.D38]" office:value-type="float" office:value="14078" calcext:value-type="float">
            <text:p>14,078</text:p>
          </table:table-cell>
          <table:table-cell table:style-name="ce94" table:formula="of:=[.R38]-[.R36]" office:value-type="float" office:value="6815" calcext:value-type="float">
            <text:p>6815</text:p>
          </table:table-cell>
          <table:table-cell table:style-name="ce98" table:formula="of:=[.S:.S]/([.Q38]-[.Q36])*30.4375" office:value-type="float" office:value="1411.09906462585" calcext:value-type="float">
            <text:p>1,411</text:p>
          </table:table-cell>
          <table:table-cell table:formula="of:=SUM([.B38]; [.F38]; [.J38]; [.N38]; [.R38])" office:value-type="float" office:value="14138" calcext:value-type="float">
            <text:p>14,138</text:p>
          </table:table-cell>
          <table:table-cell table:formula="of:=[.U38]-[.U37]" office:value-type="float" office:value="1830.40289115646" calcext:value-type="float">
            <text:p>1,830</text:p>
          </table:table-cell>
          <table:table-cell/>
          <table:table-cell table:formula="of:=[.F:.F]/[.U:.U]" office:value-type="percentage" office:value="0.00424388173716226" calcext:value-type="percentage">
            <text:p>0.42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95756118262838" calcext:value-type="percentage">
            <text:p>99.58%</text:p>
          </table:table-cell>
          <table:table-cell/>
          <table:table-cell table:formula="of:=[.H:.H]/[.V:.V]" office:value-type="percentage" office:value="0.00314100550394296" calcext:value-type="percentage">
            <text:p>0.31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770922659401126" calcext:value-type="percentage">
            <text:p>77.09%</text:p>
          </table:table-cell>
          <table:table-cell table:number-columns-repeated="16352"/>
        </table:table-row>
        <table:table-row table:style-name="ro2">
          <table:table-cell table:formula="of:=[$'Dates Ref'.A39]" office:value-type="date" office:date-value="2011-10-25" calcext:value-type="date">
            <text:p>Oct 25, 11</text:p>
          </table:table-cell>
          <table:table-cell table:number-columns-repeated="3"/>
          <table:table-cell table:style-name="ce91" table:formula="of:=[$'Dates Ref'.$A39]" office:value-type="date" office:date-value="2011-10-25" calcext:value-type="date">
            <text:p>Oct 25, 11</text:p>
          </table:table-cell>
          <table:table-cell table:style-name="ce92" table:formula="of:=[.F38]+([.E39]-[.E38])*AVERAGE([.H40]; [.H38])/30.4375" office:value-type="float" office:value="66.1108134920635" calcext:value-type="float">
            <text:p>66</text:p>
          </table:table-cell>
          <table:table-cell table:style-name="ce92" table:formula="of:=[.F39]-[.F38]" office:value-type="float" office:value="6.11081349206349" calcext:value-type="float">
            <text:p>6</text:p>
          </table:table-cell>
          <table:table-cell table:style-name="ce97" table:formula="of:=[.G:.G]/([.E39]-[.E38])*30.4375" office:value-type="float" office:value="5.99993179563491" calcext:value-type="float">
            <text:p>6</text:p>
          </table:table-cell>
          <table:table-cell table:style-name="ce15" table:formula="of:=[$'Dates Ref'.A39]" office:value-type="date" office:date-value="2011-10-25" calcext:value-type="date">
            <text:p>Oct 25, 11</text:p>
          </table:table-cell>
          <table:table-cell table:number-columns-repeated="3"/>
          <table:table-cell table:style-name="ce90" table:formula="of:=[$'Dates Ref'.A39]" office:value-type="date" office:date-value="2011-10-25" calcext:value-type="date">
            <text:p>Oct 25, 11</text:p>
          </table:table-cell>
          <table:table-cell table:number-columns-repeated="3"/>
          <table:table-cell table:style-name="ce91" table:formula="of:=[$'Dates Ref'.$A39]" office:value-type="date" office:date-value="2011-10-25" calcext:value-type="date">
            <text:p>Oct 25, 11</text:p>
          </table:table-cell>
          <table:table-cell table:style-name="ce92" table:formula="of:=[.R38]+([.Q39]-[.Q38])*[.T40]/30.4375" office:value-type="float" office:value="14533.5398230089" calcext:value-type="float">
            <text:p>14,534</text:p>
          </table:table-cell>
          <table:table-cell table:style-name="ce92" table:formula="of:=[.R39]-[.R38]" office:value-type="float" office:value="455.53982300885" calcext:value-type="float">
            <text:p>456</text:p>
          </table:table-cell>
          <table:table-cell table:style-name="ce97" table:formula="of:=[.S:.S]/([.Q39]-[.Q38])*30.4375" office:value-type="float" office:value="407.808628318585" calcext:value-type="float">
            <text:p>408</text:p>
          </table:table-cell>
          <table:table-cell table:formula="of:=SUM([.B39]; [.F39]; [.J39]; [.N39]; [.R39])" office:value-type="float" office:value="14599.6506365009" calcext:value-type="float">
            <text:p>14,600</text:p>
          </table:table-cell>
          <table:table-cell table:formula="of:=[.U39]-[.U38]" office:value-type="float" office:value="461.650636500914" calcext:value-type="float">
            <text:p>462</text:p>
          </table:table-cell>
          <table:table-cell/>
          <table:table-cell table:formula="of:=[.F:.F]/[.U:.U]" office:value-type="percentage" office:value="0.00452824626685096" calcext:value-type="percentage">
            <text:p>0.45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95471753733149" calcext:value-type="percentage">
            <text:p>99.55%</text:p>
          </table:table-cell>
          <table:table-cell/>
          <table:table-cell table:formula="of:=[.H:.H]/[.V:.V]" office:value-type="percentage" office:value="0.012996693432747" calcext:value-type="percentage">
            <text:p>1.30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883370661870143" calcext:value-type="percentage">
            <text:p>88.34%</text:p>
          </table:table-cell>
          <table:table-cell table:number-columns-repeated="16352"/>
        </table:table-row>
        <table:table-row table:style-name="ro2">
          <table:table-cell table:formula="of:=[$'Dates Ref'.A40]" office:value-type="date" office:date-value="2012-01-12" calcext:value-type="date">
            <text:p>Jan 12, 12</text:p>
          </table:table-cell>
          <table:table-cell table:number-columns-repeated="3"/>
          <table:table-cell table:formula="of:=[$'Dates Ref'.T40]" office:value-type="date" office:date-value="2012-01-14" calcext:value-type="date">
            <text:p>Jan 14, 12</text:p>
          </table:table-cell>
          <table:table-cell table:style-name="ce38" table:formula="of:=[$'kpop ao3'.E40]" office:value-type="float" office:value="83" calcext:value-type="float">
            <text:p>83</text:p>
          </table:table-cell>
          <table:table-cell table:style-name="ce104" table:formula="of:=[.F40]-[.F38]" office:value-type="float" office:value="23" calcext:value-type="float">
            <text:p>23</text:p>
          </table:table-cell>
          <table:table-cell table:style-name="ce98" table:formula="of:=[.G:.G]/([.E40]-[.E38])*30.4375" office:value-type="float" office:value="6.25055803571429" calcext:value-type="float">
            <text:p>6</text:p>
          </table:table-cell>
          <table:table-cell table:style-name="ce15" table:formula="of:=[$'Dates Ref'.A40]" office:value-type="date" office:date-value="2012-01-12" calcext:value-type="date">
            <text:p>Jan 12, 12</text:p>
          </table:table-cell>
          <table:table-cell table:number-columns-repeated="3"/>
          <table:table-cell table:style-name="ce90" table:formula="of:=[$'Dates Ref'.A40]" office:value-type="date" office:date-value="2012-01-12" calcext:value-type="date">
            <text:p>Jan 12, 12</text:p>
          </table:table-cell>
          <table:table-cell table:number-columns-repeated="3"/>
          <table:table-cell table:formula="of:=[$'Dates Ref'.R40]" office:value-type="date" office:date-value="2012-01-12" calcext:value-type="date">
            <text:p>Jan 12, 12</text:p>
          </table:table-cell>
          <table:table-cell table:style-name="ce38" table:formula="of:=[$asianfanfics.D40]" office:value-type="float" office:value="15592" calcext:value-type="float">
            <text:p>15,592</text:p>
          </table:table-cell>
          <table:table-cell table:style-name="ce94" table:formula="of:=[.R40]-[.R38]" office:value-type="float" office:value="1514" calcext:value-type="float">
            <text:p>1514</text:p>
          </table:table-cell>
          <table:table-cell table:style-name="ce98" table:formula="of:=[.S:.S]/([.Q40]-[.Q38])*30.4375" office:value-type="float" office:value="407.808628318584" calcext:value-type="float">
            <text:p>408</text:p>
          </table:table-cell>
          <table:table-cell table:formula="of:=SUM([.B40]; [.F40]; [.J40]; [.N40]; [.R40])" office:value-type="float" office:value="15675" calcext:value-type="float">
            <text:p>15,675</text:p>
          </table:table-cell>
          <table:table-cell table:formula="of:=[.U40]-[.U39]" office:value-type="float" office:value="1075.34936349909" calcext:value-type="float">
            <text:p>1,075</text:p>
          </table:table-cell>
          <table:table-cell/>
          <table:table-cell table:formula="of:=[.F:.F]/[.U:.U]" office:value-type="percentage" office:value="0.00529505582137161" calcext:value-type="percentage">
            <text:p>0.53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94704944178628" calcext:value-type="percentage">
            <text:p>99.47%</text:p>
          </table:table-cell>
          <table:table-cell/>
          <table:table-cell table:formula="of:=[.H:.H]/[.V:.V]" office:value-type="percentage" office:value="0.00581258356388993" calcext:value-type="percentage">
            <text:p>0.58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379233616683989" calcext:value-type="percentage">
            <text:p>37.92%</text:p>
          </table:table-cell>
          <table:table-cell table:number-columns-repeated="16352"/>
        </table:table-row>
        <table:table-row table:style-name="ro2">
          <table:table-cell table:formula="of:=[$'Dates Ref'.A41]" office:value-type="date" office:date-value="2012-05-01" calcext:value-type="date">
            <text:p>May 1, 12</text:p>
          </table:table-cell>
          <table:table-cell table:number-columns-repeated="3"/>
          <table:table-cell table:style-name="ce91" table:formula="of:=[$'Dates Ref'.$A41]" office:value-type="date" office:date-value="2012-05-01" calcext:value-type="date">
            <text:p>May 1, 12</text:p>
          </table:table-cell>
          <table:table-cell table:style-name="ce92" table:formula="of:=[.F40]+([.E41]-[.E40])*AVERAGE([.H42]; [.H40])/30.4375" office:value-type="float" office:value="102.660714285714" calcext:value-type="float">
            <text:p>103</text:p>
          </table:table-cell>
          <table:table-cell table:style-name="ce92" table:formula="of:=[.F41]-[.F40]" office:value-type="float" office:value="19.6607142857143" calcext:value-type="float">
            <text:p>20</text:p>
          </table:table-cell>
          <table:table-cell table:style-name="ce97" table:formula="of:=[.G:.G]/([.E41]-[.E40])*30.4375" office:value-type="float" office:value="5.54095362103174" calcext:value-type="float">
            <text:p>6</text:p>
          </table:table-cell>
          <table:table-cell table:style-name="ce15" table:formula="of:=[$'Dates Ref'.A41]" office:value-type="date" office:date-value="2012-05-01" calcext:value-type="date">
            <text:p>May 1, 12</text:p>
          </table:table-cell>
          <table:table-cell table:number-columns-repeated="3"/>
          <table:table-cell table:style-name="ce90" table:formula="of:=[$'Dates Ref'.A41]" office:value-type="date" office:date-value="2012-05-01" calcext:value-type="date">
            <text:p>May 1, 12</text:p>
          </table:table-cell>
          <table:table-cell table:number-columns-repeated="3"/>
          <table:table-cell table:formula="of:=[$'Dates Ref'.R41]" office:value-type="date" office:date-value="2012-05-11" calcext:value-type="date">
            <text:p>May 11, 12</text:p>
          </table:table-cell>
          <table:table-cell table:style-name="ce38" table:formula="of:=[$asianfanfics.D41]" office:value-type="float" office:value="19094" calcext:value-type="float">
            <text:p>19,094</text:p>
          </table:table-cell>
          <table:table-cell table:formula="of:=[.R41]-[.R40]" office:value-type="float" office:value="3502" calcext:value-type="float">
            <text:p>3,502</text:p>
          </table:table-cell>
          <table:table-cell table:style-name="ce96" table:formula="of:=[.S:.S]/([.Q41]-[.Q40])*30.4375" office:value-type="float" office:value="888.267708333333" calcext:value-type="float">
            <text:p>888</text:p>
          </table:table-cell>
          <table:table-cell table:formula="of:=SUM([.B41]; [.F41]; [.J41]; [.N41]; [.R41])" office:value-type="float" office:value="19196.6607142857" calcext:value-type="float">
            <text:p>19,197</text:p>
          </table:table-cell>
          <table:table-cell table:formula="of:=[.U41]-[.U40]" office:value-type="float" office:value="3521.66071428571" calcext:value-type="float">
            <text:p>3,522</text:p>
          </table:table-cell>
          <table:table-cell/>
          <table:table-cell table:formula="of:=[.F:.F]/[.U:.U]" office:value-type="percentage" office:value="0.00534784230516282" calcext:value-type="percentage">
            <text:p>0.53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94652157694837" calcext:value-type="percentage">
            <text:p>99.47%</text:p>
          </table:table-cell>
          <table:table-cell/>
          <table:table-cell table:formula="of:=[.H:.H]/[.V:.V]" office:value-type="percentage" office:value="0.00157339223467914" calcext:value-type="percentage">
            <text:p>0.16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252229780322122" calcext:value-type="percentage">
            <text:p>25.22%</text:p>
          </table:table-cell>
          <table:table-cell table:number-columns-repeated="16352"/>
        </table:table-row>
        <table:table-row table:style-name="ro2">
          <table:table-cell table:formula="of:=[$'Dates Ref'.A42]" office:value-type="date" office:date-value="2012-05-20" calcext:value-type="date">
            <text:p>May 20, 12</text:p>
          </table:table-cell>
          <table:table-cell table:number-columns-repeated="3"/>
          <table:table-cell table:formula="of:=[$'Dates Ref'.T42]" office:value-type="date" office:date-value="2012-05-19" calcext:value-type="date">
            <text:p>May 19, 12</text:p>
          </table:table-cell>
          <table:table-cell table:style-name="ce38" table:formula="of:=[$'kpop ao3'.E42]" office:value-type="float" office:value="103" calcext:value-type="float">
            <text:p>103</text:p>
          </table:table-cell>
          <table:table-cell table:style-name="ce104" table:formula="of:=[.F42]-[.F40]" office:value-type="float" office:value="20" calcext:value-type="float">
            <text:p>20</text:p>
          </table:table-cell>
          <table:table-cell table:style-name="ce98" table:formula="of:=[.G:.G]/([.E42]-[.E40])*30.4375" office:value-type="float" office:value="4.83134920634921" calcext:value-type="float">
            <text:p>5</text:p>
          </table:table-cell>
          <table:table-cell table:style-name="ce15" table:formula="of:=[$'Dates Ref'.A42]" office:value-type="date" office:date-value="2012-05-20" calcext:value-type="date">
            <text:p>May 20, 12</text:p>
          </table:table-cell>
          <table:table-cell table:number-columns-repeated="3"/>
          <table:table-cell table:style-name="ce90" table:formula="of:=[$'Dates Ref'.A42]" office:value-type="date" office:date-value="2012-05-20" calcext:value-type="date">
            <text:p>May 20, 12</text:p>
          </table:table-cell>
          <table:table-cell table:number-columns-repeated="3"/>
          <table:table-cell table:style-name="ce91" table:formula="of:=[$'Dates Ref'.$A42]" office:value-type="date" office:date-value="2012-05-20" calcext:value-type="date">
            <text:p>May 20, 12</text:p>
          </table:table-cell>
          <table:table-cell table:style-name="ce92" table:formula="of:=[.R41]+([.Q42]-[.Q41])*[.T43]/30.4375" office:value-type="float" office:value="19592.6" calcext:value-type="float">
            <text:p>19,593</text:p>
          </table:table-cell>
          <table:table-cell table:style-name="ce92" table:formula="of:=[.R42]-[.R41]" office:value-type="float" office:value="498.599999999999" calcext:value-type="float">
            <text:p>499</text:p>
          </table:table-cell>
          <table:table-cell table:style-name="ce97" table:formula="of:=[.S:.S]/([.Q42]-[.Q41])*30.4375" office:value-type="float" office:value="1686.2375" calcext:value-type="float">
            <text:p>1,686</text:p>
          </table:table-cell>
          <table:table-cell table:formula="of:=SUM([.B42]; [.F42]; [.J42]; [.N42]; [.R42])" office:value-type="float" office:value="19695.6" calcext:value-type="float">
            <text:p>19,696</text:p>
          </table:table-cell>
          <table:table-cell table:formula="of:=[.U42]-[.U41]" office:value-type="float" office:value="498.939285714285" calcext:value-type="float">
            <text:p>499</text:p>
          </table:table-cell>
          <table:table-cell/>
          <table:table-cell table:formula="of:=[.F:.F]/[.U:.U]" office:value-type="percentage" office:value="0.00522959442718171" calcext:value-type="percentage">
            <text:p>0.52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94770405572818" calcext:value-type="percentage">
            <text:p>99.48%</text:p>
          </table:table-cell>
          <table:table-cell/>
          <table:table-cell table:formula="of:=[.H:.H]/[.V:.V]" office:value-type="percentage" office:value="0.00968324071621784" calcext:value-type="percentage">
            <text:p>0.97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3.37964467477434" calcext:value-type="percentage">
            <text:p>337.96%</text:p>
          </table:table-cell>
          <table:table-cell table:number-columns-repeated="16352"/>
        </table:table-row>
        <table:table-row table:style-name="ro2">
          <table:table-cell table:formula="of:=[$'Dates Ref'.A43]" office:value-type="date" office:date-value="2012-06-04" calcext:value-type="date">
            <text:p>Jun 4, 12</text:p>
          </table:table-cell>
          <table:table-cell table:number-columns-repeated="3"/>
          <table:table-cell table:formula="of:=[$'Dates Ref'.T43]" office:value-type="date" office:date-value="2012-06-14" calcext:value-type="date">
            <text:p>Jun 14, 12</text:p>
          </table:table-cell>
          <table:table-cell table:style-name="ce38" table:formula="of:=[$'kpop ao3'.E43]" office:value-type="float" office:value="110" calcext:value-type="float">
            <text:p>110</text:p>
          </table:table-cell>
          <table:table-cell table:formula="of:=[.F43]-[.F42]" office:value-type="float" office:value="7" calcext:value-type="float">
            <text:p>7</text:p>
          </table:table-cell>
          <table:table-cell table:style-name="ce96" table:formula="of:=[.G:.G]/([.E43]-[.E42])*30.4375" office:value-type="float" office:value="8.19471153846154" calcext:value-type="float">
            <text:p>8</text:p>
          </table:table-cell>
          <table:table-cell table:style-name="ce15" table:formula="of:=[$'Dates Ref'.A43]" office:value-type="date" office:date-value="2012-06-04" calcext:value-type="date">
            <text:p>Jun 4, 12</text:p>
          </table:table-cell>
          <table:table-cell table:number-columns-repeated="3"/>
          <table:table-cell table:style-name="ce90" table:formula="of:=[$'Dates Ref'.A43]" office:value-type="date" office:date-value="2012-06-04" calcext:value-type="date">
            <text:p>Jun 4, 12</text:p>
          </table:table-cell>
          <table:table-cell table:number-columns-repeated="3"/>
          <table:table-cell table:formula="of:=[$'Dates Ref'.R43]" office:value-type="date" office:date-value="2012-06-15" calcext:value-type="date">
            <text:p>Jun 15, 12</text:p>
          </table:table-cell>
          <table:table-cell table:style-name="ce38" table:formula="of:=[$asianfanfics.D43]" office:value-type="float" office:value="21033" calcext:value-type="float">
            <text:p>21,033</text:p>
          </table:table-cell>
          <table:table-cell table:style-name="ce94" table:formula="of:=[.R43]-[.R41]" office:value-type="float" office:value="1939" calcext:value-type="float">
            <text:p>1939</text:p>
          </table:table-cell>
          <table:table-cell table:style-name="ce98" table:formula="of:=[.S:.S]/([.Q43]-[.Q41])*30.4375" office:value-type="float" office:value="1686.2375" calcext:value-type="float">
            <text:p>1,686</text:p>
          </table:table-cell>
          <table:table-cell table:formula="of:=SUM([.B43]; [.F43]; [.J43]; [.N43]; [.R43])" office:value-type="float" office:value="21143" calcext:value-type="float">
            <text:p>21,143</text:p>
          </table:table-cell>
          <table:table-cell table:formula="of:=[.U43]-[.U42]" office:value-type="float" office:value="1447.4" calcext:value-type="float">
            <text:p>1,447</text:p>
          </table:table-cell>
          <table:table-cell/>
          <table:table-cell table:formula="of:=[.F:.F]/[.U:.U]" office:value-type="percentage" office:value="0.00520266754954358" calcext:value-type="percentage">
            <text:p>0.52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94797332450456" calcext:value-type="percentage">
            <text:p>99.48%</text:p>
          </table:table-cell>
          <table:table-cell/>
          <table:table-cell table:formula="of:=[.H:.H]/[.V:.V]" office:value-type="percentage" office:value="0.00566167717179876" calcext:value-type="percentage">
            <text:p>0.57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1.16501139975128" calcext:value-type="percentage">
            <text:p>116.50%</text:p>
          </table:table-cell>
          <table:table-cell table:number-columns-repeated="16352"/>
        </table:table-row>
        <table:table-row table:style-name="ro2">
          <table:table-cell table:formula="of:=[$'Dates Ref'.A44]" office:value-type="date" office:date-value="2012-07-16" calcext:value-type="date">
            <text:p>Jul 16, 12</text:p>
          </table:table-cell>
          <table:table-cell table:number-columns-repeated="3"/>
          <table:table-cell table:formula="of:=[$'Dates Ref'.T44]" office:value-type="date" office:date-value="2012-07-30" calcext:value-type="date">
            <text:p>Jul 30, 12</text:p>
          </table:table-cell>
          <table:table-cell table:style-name="ce38" table:formula="of:=[$'kpop ao3'.E44]" office:value-type="float" office:value="130" calcext:value-type="float">
            <text:p>130</text:p>
          </table:table-cell>
          <table:table-cell table:formula="of:=[.F44]-[.F43]" office:value-type="float" office:value="20" calcext:value-type="float">
            <text:p>20</text:p>
          </table:table-cell>
          <table:table-cell table:style-name="ce96" table:formula="of:=[.G:.G]/([.E44]-[.E43])*30.4375" office:value-type="float" office:value="13.2336956521739" calcext:value-type="float">
            <text:p>13</text:p>
          </table:table-cell>
          <table:table-cell table:style-name="ce15" table:formula="of:=[$'Dates Ref'.A44]" office:value-type="date" office:date-value="2012-07-16" calcext:value-type="date">
            <text:p>Jul 16, 12</text:p>
          </table:table-cell>
          <table:table-cell table:number-columns-repeated="3"/>
          <table:table-cell table:style-name="ce90" table:formula="of:=[$'Dates Ref'.A44]" office:value-type="date" office:date-value="2012-07-16" calcext:value-type="date">
            <text:p>Jul 16, 12</text:p>
          </table:table-cell>
          <table:table-cell table:number-columns-repeated="3"/>
          <table:table-cell table:style-name="ce91" table:formula="of:=[$'Dates Ref'.$A44]" office:value-type="date" office:date-value="2012-07-16" calcext:value-type="date">
            <text:p>Jul 16, 12</text:p>
          </table:table-cell>
          <table:table-cell table:style-name="ce92" table:formula="of:=[.R43]+([.Q44]-[.Q43])*[.T45]/30.4375" office:value-type="float" office:value="21799.868852459" calcext:value-type="float">
            <text:p>21,800</text:p>
          </table:table-cell>
          <table:table-cell table:style-name="ce92" table:formula="of:=[.R44]-[.R43]" office:value-type="float" office:value="766.868852459018" calcext:value-type="float">
            <text:p>767</text:p>
          </table:table-cell>
          <table:table-cell table:style-name="ce97" table:formula="of:=[.S:.S]/([.Q44]-[.Q43])*30.4375" office:value-type="float" office:value="752.953893442625" calcext:value-type="float">
            <text:p>753</text:p>
          </table:table-cell>
          <table:table-cell table:formula="of:=SUM([.B44]; [.F44]; [.J44]; [.N44]; [.R44])" office:value-type="float" office:value="21929.868852459" calcext:value-type="float">
            <text:p>21,930</text:p>
          </table:table-cell>
          <table:table-cell table:formula="of:=[.U44]-[.U43]" office:value-type="float" office:value="786.868852459018" calcext:value-type="float">
            <text:p>787</text:p>
          </table:table-cell>
          <table:table-cell/>
          <table:table-cell table:formula="of:=[.F:.F]/[.U:.U]" office:value-type="percentage" office:value="0.00592798802740779" calcext:value-type="percentage">
            <text:p>0.59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94072011972592" calcext:value-type="percentage">
            <text:p>99.41%</text:p>
          </table:table-cell>
          <table:table-cell/>
          <table:table-cell table:formula="of:=[.H:.H]/[.V:.V]" office:value-type="percentage" office:value="0.016818171936553" calcext:value-type="percentage">
            <text:p>1.68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956898841642534" calcext:value-type="percentage">
            <text:p>95.69%</text:p>
          </table:table-cell>
          <table:table-cell table:number-columns-repeated="16352"/>
        </table:table-row>
        <table:table-row table:style-name="ro2">
          <table:table-cell table:formula="of:=[$'Dates Ref'.A45]" office:value-type="date" office:date-value="2012-10-23" calcext:value-type="date">
            <text:p>Oct 23, 12</text:p>
          </table:table-cell>
          <table:table-cell table:number-columns-repeated="3"/>
          <table:table-cell table:formula="of:=[$'Dates Ref'.T45]" office:value-type="date" office:date-value="2012-10-24" calcext:value-type="date">
            <text:p>Oct 24, 12</text:p>
          </table:table-cell>
          <table:table-cell table:style-name="ce38" table:formula="of:=[$'kpop ao3'.E45]" office:value-type="float" office:value="138" calcext:value-type="float">
            <text:p>138</text:p>
          </table:table-cell>
          <table:table-cell table:formula="of:=[.F45]-[.F44]" office:value-type="float" office:value="8" calcext:value-type="float">
            <text:p>8</text:p>
          </table:table-cell>
          <table:table-cell table:style-name="ce96" table:formula="of:=[.G:.G]/([.E45]-[.E44])*30.4375" office:value-type="float" office:value="2.83139534883721" calcext:value-type="float">
            <text:p>3</text:p>
          </table:table-cell>
          <table:table-cell table:style-name="ce15" table:formula="of:=[$'Dates Ref'.A45]" office:value-type="date" office:date-value="2012-10-23" calcext:value-type="date">
            <text:p>Oct 23, 12</text:p>
          </table:table-cell>
          <table:table-cell table:number-columns-repeated="3"/>
          <table:table-cell table:style-name="ce90" table:formula="of:=[$'Dates Ref'.A45]" office:value-type="date" office:date-value="2012-10-23" calcext:value-type="date">
            <text:p>Oct 23, 12</text:p>
          </table:table-cell>
          <table:table-cell table:number-columns-repeated="3"/>
          <table:table-cell table:formula="of:=[$'Dates Ref'.R45]" office:value-type="date" office:date-value="2012-10-15" calcext:value-type="date">
            <text:p>Oct 15, 12</text:p>
          </table:table-cell>
          <table:table-cell table:style-name="ce38" table:formula="of:=[$asianfanfics.D45]" office:value-type="float" office:value="24051" calcext:value-type="float">
            <text:p>24,051</text:p>
          </table:table-cell>
          <table:table-cell table:style-name="ce94" table:formula="of:=[.R45]-[.R43]" office:value-type="float" office:value="3018" calcext:value-type="float">
            <text:p>3018</text:p>
          </table:table-cell>
          <table:table-cell table:style-name="ce98" table:formula="of:=[.S:.S]/([.Q45]-[.Q43])*30.4375" office:value-type="float" office:value="752.953893442623" calcext:value-type="float">
            <text:p>753</text:p>
          </table:table-cell>
          <table:table-cell table:formula="of:=SUM([.B45]; [.F45]; [.J45]; [.N45]; [.R45])" office:value-type="float" office:value="24189" calcext:value-type="float">
            <text:p>24,189</text:p>
          </table:table-cell>
          <table:table-cell table:formula="of:=[.U45]-[.U44]" office:value-type="float" office:value="2259.13114754098" calcext:value-type="float">
            <text:p>2,259</text:p>
          </table:table-cell>
          <table:table-cell/>
          <table:table-cell table:formula="of:=[.F:.F]/[.U:.U]" office:value-type="percentage" office:value="0.00570507255364009" calcext:value-type="percentage">
            <text:p>0.57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9429492744636" calcext:value-type="percentage">
            <text:p>99.43%</text:p>
          </table:table-cell>
          <table:table-cell/>
          <table:table-cell table:formula="of:=[.H:.H]/[.V:.V]" office:value-type="percentage" office:value="0.00125331163350969" calcext:value-type="percentage">
            <text:p>0.13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333293573621079" calcext:value-type="percentage">
            <text:p>33.33%</text:p>
          </table:table-cell>
          <table:table-cell table:number-columns-repeated="16352"/>
        </table:table-row>
        <table:table-row table:style-name="ro2">
          <table:table-cell table:formula="of:=[$'Dates Ref'.A46]" office:value-type="date" office:date-value="2013-01-07" calcext:value-type="date">
            <text:p>Jan 7, 13</text:p>
          </table:table-cell>
          <table:table-cell table:number-columns-repeated="3"/>
          <table:table-cell table:formula="of:=[$'Dates Ref'.T46]" office:value-type="date" office:date-value="2013-01-04" calcext:value-type="date">
            <text:p>Jan 4, 13</text:p>
          </table:table-cell>
          <table:table-cell table:style-name="ce38" table:formula="of:=[$'kpop ao3'.E46]" office:value-type="float" office:value="147" calcext:value-type="float">
            <text:p>147</text:p>
          </table:table-cell>
          <table:table-cell table:formula="of:=[.F46]-[.F45]" office:value-type="float" office:value="9" calcext:value-type="float">
            <text:p>9</text:p>
          </table:table-cell>
          <table:table-cell table:style-name="ce96" table:formula="of:=[.G:.G]/([.E46]-[.E45])*30.4375" office:value-type="float" office:value="3.8046875" calcext:value-type="float">
            <text:p>4</text:p>
          </table:table-cell>
          <table:table-cell table:style-name="ce15" table:formula="of:=[$'Dates Ref'.A46]" office:value-type="date" office:date-value="2013-01-07" calcext:value-type="date">
            <text:p>Jan 7, 13</text:p>
          </table:table-cell>
          <table:table-cell table:number-columns-repeated="3"/>
          <table:table-cell table:style-name="ce90" table:formula="of:=[$'Dates Ref'.A46]" office:value-type="date" office:date-value="2013-01-07" calcext:value-type="date">
            <text:p>Jan 7, 13</text:p>
          </table:table-cell>
          <table:table-cell table:number-columns-repeated="3"/>
          <table:table-cell table:formula="of:=[$'Dates Ref'.R46]" office:value-type="date" office:date-value="2013-01-11" calcext:value-type="date">
            <text:p>Jan 11, 13</text:p>
          </table:table-cell>
          <table:table-cell table:style-name="ce38" table:formula="of:=[$asianfanfics.D46]" office:value-type="float" office:value="26566" calcext:value-type="float">
            <text:p>26,566</text:p>
          </table:table-cell>
          <table:table-cell table:formula="of:=[.R46]-[.R45]" office:value-type="float" office:value="2515" calcext:value-type="float">
            <text:p>2,515</text:p>
          </table:table-cell>
          <table:table-cell table:style-name="ce96" table:formula="of:=[.S:.S]/([.Q46]-[.Q45])*30.4375" office:value-type="float" office:value="869.889914772727" calcext:value-type="float">
            <text:p>870</text:p>
          </table:table-cell>
          <table:table-cell table:formula="of:=SUM([.B46]; [.F46]; [.J46]; [.N46]; [.R46])" office:value-type="float" office:value="26713" calcext:value-type="float">
            <text:p>26,713</text:p>
          </table:table-cell>
          <table:table-cell table:formula="of:=[.U46]-[.U45]" office:value-type="float" office:value="2524" calcext:value-type="float">
            <text:p>2,524</text:p>
          </table:table-cell>
          <table:table-cell/>
          <table:table-cell table:formula="of:=[.F:.F]/[.U:.U]" office:value-type="percentage" office:value="0.00550293864410587" calcext:value-type="percentage">
            <text:p>0.55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94497061355894" calcext:value-type="percentage">
            <text:p>99.45%</text:p>
          </table:table-cell>
          <table:table-cell/>
          <table:table-cell table:formula="of:=[.H:.H]/[.V:.V]" office:value-type="percentage" office:value="0.00150740392234548" calcext:value-type="percentage">
            <text:p>0.15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344647351336263" calcext:value-type="percentage">
            <text:p>34.46%</text:p>
          </table:table-cell>
          <table:table-cell table:number-columns-repeated="16352"/>
        </table:table-row>
        <table:table-row table:style-name="ro2">
          <table:table-cell table:formula="of:=[$'Dates Ref'.A47]" office:value-type="date" office:date-value="2013-04-04" calcext:value-type="date">
            <text:p>Apr 4, 13</text:p>
          </table:table-cell>
          <table:table-cell table:number-columns-repeated="3"/>
          <table:table-cell table:style-name="ce91" table:formula="of:=[$'Dates Ref'.$A47]" office:value-type="date" office:date-value="2013-04-04" calcext:value-type="date">
            <text:p>Apr 4, 13</text:p>
          </table:table-cell>
          <table:table-cell table:style-name="ce92" table:formula="of:=[.F46]+([.E47]-[.E46])*AVERAGE([.H48]; [.H46])/30.4375" office:value-type="float" office:value="166.919117647059" calcext:value-type="float">
            <text:p>167</text:p>
          </table:table-cell>
          <table:table-cell table:style-name="ce92" table:formula="of:=[.F47]-[.F46]" office:value-type="float" office:value="19.9191176470588" calcext:value-type="float">
            <text:p>20</text:p>
          </table:table-cell>
          <table:table-cell table:style-name="ce97" table:formula="of:=[.G:.G]/([.E47]-[.E46])*30.4375" office:value-type="float" office:value="6.73653492647058" calcext:value-type="float">
            <text:p>7</text:p>
          </table:table-cell>
          <table:table-cell table:style-name="ce15" table:formula="of:=[$'Dates Ref'.A47]" office:value-type="date" office:date-value="2013-04-04" calcext:value-type="date">
            <text:p>Apr 4, 13</text:p>
          </table:table-cell>
          <table:table-cell table:number-columns-repeated="3"/>
          <table:table-cell table:style-name="ce90" table:formula="of:=[$'Dates Ref'.A47]" office:value-type="date" office:date-value="2013-04-04" calcext:value-type="date">
            <text:p>Apr 4, 13</text:p>
          </table:table-cell>
          <table:table-cell table:number-columns-repeated="3"/>
          <table:table-cell table:style-name="ce91" table:formula="of:=[$'Dates Ref'.$A47]" office:value-type="date" office:date-value="2013-04-04" calcext:value-type="date">
            <text:p>Apr 4, 13</text:p>
          </table:table-cell>
          <table:table-cell table:style-name="ce92" table:formula="of:=[.R46]+([.Q47]-[.Q46])*[.T48]/30.4375" office:value-type="float" office:value="29896.375" calcext:value-type="float">
            <text:p>29,896</text:p>
          </table:table-cell>
          <table:table-cell table:style-name="ce92" table:formula="of:=[.R47]-[.R46]" office:value-type="float" office:value="3330.375" calcext:value-type="float">
            <text:p>3,330</text:p>
          </table:table-cell>
          <table:table-cell table:style-name="ce97" table:formula="of:=[.S:.S]/([.Q47]-[.Q46])*30.4375" office:value-type="float" office:value="1221.3046875" calcext:value-type="float">
            <text:p>1,221</text:p>
          </table:table-cell>
          <table:table-cell table:formula="of:=SUM([.B47]; [.F47]; [.J47]; [.N47]; [.R47])" office:value-type="float" office:value="30063.2941176471" calcext:value-type="float">
            <text:p>30,063</text:p>
          </table:table-cell>
          <table:table-cell table:formula="of:=[.U47]-[.U46]" office:value-type="float" office:value="3350.29411764706" calcext:value-type="float">
            <text:p>3,350</text:p>
          </table:table-cell>
          <table:table-cell/>
          <table:table-cell table:formula="of:=[.F:.F]/[.U:.U]" office:value-type="percentage" office:value="0.00555225641587553" calcext:value-type="percentage">
            <text:p>0.56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94447743584125" calcext:value-type="percentage">
            <text:p>99.44%</text:p>
          </table:table-cell>
          <table:table-cell/>
          <table:table-cell table:formula="of:=[.H:.H]/[.V:.V]" office:value-type="percentage" office:value="0.00201072941357212" calcext:value-type="percentage">
            <text:p>0.20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364536558467211" calcext:value-type="percentage">
            <text:p>36.45%</text:p>
          </table:table-cell>
          <table:table-cell table:number-columns-repeated="16352"/>
        </table:table-row>
        <table:table-row table:style-name="ro2">
          <table:table-cell table:formula="of:=[$'Dates Ref'.A48]" office:value-type="date" office:date-value="2013-06-25" calcext:value-type="date">
            <text:p>Jun 25, 13</text:p>
          </table:table-cell>
          <table:table-cell table:number-columns-repeated="3"/>
          <table:table-cell table:formula="of:=[$'Dates Ref'.T48]" office:value-type="date" office:date-value="2013-06-23" calcext:value-type="date">
            <text:p>Jun 23, 13</text:p>
          </table:table-cell>
          <table:table-cell table:style-name="ce38" table:formula="of:=[$'kpop ao3'.E48]" office:value-type="float" office:value="201" calcext:value-type="float">
            <text:p>201</text:p>
          </table:table-cell>
          <table:table-cell table:style-name="ce104" table:formula="of:=[.F48]-[.F46]" office:value-type="float" office:value="54" calcext:value-type="float">
            <text:p>54</text:p>
          </table:table-cell>
          <table:table-cell table:style-name="ce98" table:formula="of:=[.G:.G]/([.E48]-[.E46])*30.4375" office:value-type="float" office:value="9.66838235294118" calcext:value-type="float">
            <text:p>10</text:p>
          </table:table-cell>
          <table:table-cell table:style-name="ce15" table:formula="of:=[$'Dates Ref'.A48]" office:value-type="date" office:date-value="2013-06-25" calcext:value-type="date">
            <text:p>Jun 25, 13</text:p>
          </table:table-cell>
          <table:table-cell table:number-columns-repeated="3"/>
          <table:table-cell table:style-name="ce90" table:formula="of:=[$'Dates Ref'.A48]" office:value-type="date" office:date-value="2013-06-25" calcext:value-type="date">
            <text:p>Jun 25, 13</text:p>
          </table:table-cell>
          <table:table-cell table:number-columns-repeated="3"/>
          <table:table-cell table:formula="of:=[$'Dates Ref'.R48]" office:value-type="date" office:date-value="2013-06-20" calcext:value-type="date">
            <text:p>Jun 20, 13</text:p>
          </table:table-cell>
          <table:table-cell table:style-name="ce38" table:formula="of:=[$asianfanfics.D48]" office:value-type="float" office:value="32986" calcext:value-type="float">
            <text:p>32,986</text:p>
          </table:table-cell>
          <table:table-cell table:style-name="ce94" table:formula="of:=[.R48]-[.R46]" office:value-type="float" office:value="6420" calcext:value-type="float">
            <text:p>6420</text:p>
          </table:table-cell>
          <table:table-cell table:style-name="ce98" table:formula="of:=[.S:.S]/([.Q48]-[.Q46])*30.4375" office:value-type="float" office:value="1221.3046875" calcext:value-type="float">
            <text:p>1,221</text:p>
          </table:table-cell>
          <table:table-cell table:formula="of:=SUM([.B48]; [.F48]; [.J48]; [.N48]; [.R48])" office:value-type="float" office:value="33187" calcext:value-type="float">
            <text:p>33,187</text:p>
          </table:table-cell>
          <table:table-cell table:formula="of:=[.U48]-[.U47]" office:value-type="float" office:value="3123.70588235294" calcext:value-type="float">
            <text:p>3,124</text:p>
          </table:table-cell>
          <table:table-cell/>
          <table:table-cell table:formula="of:=[.F:.F]/[.U:.U]" office:value-type="percentage" office:value="0.00605658842317775" calcext:value-type="percentage">
            <text:p>0.61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93943411576822" calcext:value-type="percentage">
            <text:p>99.39%</text:p>
          </table:table-cell>
          <table:table-cell/>
          <table:table-cell table:formula="of:=[.H:.H]/[.V:.V]" office:value-type="percentage" office:value="0.00309516411502175" calcext:value-type="percentage">
            <text:p>0.31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390979411473928" calcext:value-type="percentage">
            <text:p>39.10%</text:p>
          </table:table-cell>
          <table:table-cell table:number-columns-repeated="16352"/>
        </table:table-row>
        <table:table-row table:style-name="ro2">
          <table:table-cell table:formula="of:=[$'Dates Ref'.A49]" office:value-type="date" office:date-value="2013-10-10" calcext:value-type="date">
            <text:p>Oct 10, 13</text:p>
          </table:table-cell>
          <table:table-cell table:number-columns-repeated="3"/>
          <table:table-cell table:formula="of:=[$'Dates Ref'.T49]" office:value-type="date" office:date-value="2013-10-09" calcext:value-type="date">
            <text:p>Oct 9, 13</text:p>
          </table:table-cell>
          <table:table-cell table:style-name="ce38" table:formula="of:=[$'kpop ao3'.E49]" office:value-type="float" office:value="263" calcext:value-type="float">
            <text:p>263</text:p>
          </table:table-cell>
          <table:table-cell table:formula="of:=[.F49]-[.F48]" office:value-type="float" office:value="62" calcext:value-type="float">
            <text:p>62</text:p>
          </table:table-cell>
          <table:table-cell table:style-name="ce96" table:formula="of:=[.G:.G]/([.E49]-[.E48])*30.4375" office:value-type="float" office:value="17.4733796296296" calcext:value-type="float">
            <text:p>17</text:p>
          </table:table-cell>
          <table:table-cell table:style-name="ce15" table:formula="of:=[$'Dates Ref'.A49]" office:value-type="date" office:date-value="2013-10-10" calcext:value-type="date">
            <text:p>Oct 10, 13</text:p>
          </table:table-cell>
          <table:table-cell table:number-columns-repeated="3"/>
          <table:table-cell table:style-name="ce90" table:formula="of:=[$'Dates Ref'.A49]" office:value-type="date" office:date-value="2013-10-10" calcext:value-type="date">
            <text:p>Oct 10, 13</text:p>
          </table:table-cell>
          <table:table-cell table:number-columns-repeated="3"/>
          <table:table-cell table:formula="of:=[$'Dates Ref'.R49]" office:value-type="date" office:date-value="2013-10-22" calcext:value-type="date">
            <text:p>Oct 22, 13</text:p>
          </table:table-cell>
          <table:table-cell table:style-name="ce38" table:formula="of:=[$asianfanfics.D49]" office:value-type="float" office:value="36789" calcext:value-type="float">
            <text:p>36,789</text:p>
          </table:table-cell>
          <table:table-cell table:formula="of:=[.R49]-[.R48]" office:value-type="float" office:value="3803" calcext:value-type="float">
            <text:p>3,803</text:p>
          </table:table-cell>
          <table:table-cell table:style-name="ce96" table:formula="of:=[.S:.S]/([.Q49]-[.Q48])*30.4375" office:value-type="float" office:value="933.498487903226" calcext:value-type="float">
            <text:p>933</text:p>
          </table:table-cell>
          <table:table-cell table:formula="of:=SUM([.B49]; [.F49]; [.J49]; [.N49]; [.R49])" office:value-type="float" office:value="37052" calcext:value-type="float">
            <text:p>37,052</text:p>
          </table:table-cell>
          <table:table-cell table:formula="of:=[.U49]-[.U48]" office:value-type="float" office:value="3865" calcext:value-type="float">
            <text:p>3,865</text:p>
          </table:table-cell>
          <table:table-cell/>
          <table:table-cell table:formula="of:=[.F:.F]/[.U:.U]" office:value-type="percentage" office:value="0.00709813235452877" calcext:value-type="percentage">
            <text:p>0.71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92901867645471" calcext:value-type="percentage">
            <text:p>99.29%</text:p>
          </table:table-cell>
          <table:table-cell/>
          <table:table-cell table:formula="of:=[.H:.H]/[.V:.V]" office:value-type="percentage" office:value="0.00452092616549279" calcext:value-type="percentage">
            <text:p>0.45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241526128823603" calcext:value-type="percentage">
            <text:p>24.15%</text:p>
          </table:table-cell>
          <table:table-cell table:number-columns-repeated="16352"/>
        </table:table-row>
        <table:table-row table:style-name="ro3">
          <table:table-cell table:formula="of:=[$'Dates Ref'.A50]" office:value-type="date" office:date-value="2013-12-01" calcext:value-type="date">
            <text:p>Dec 1, 13</text:p>
          </table:table-cell>
          <table:table-cell table:number-columns-repeated="3"/>
          <table:table-cell table:formula="of:=[$'Dates Ref'.T50]" office:value-type="date" office:date-value="2013-11-23" calcext:value-type="date">
            <text:p>Nov 23, 13</text:p>
          </table:table-cell>
          <table:table-cell table:style-name="ce38" table:formula="of:=[$'kpop ao3'.E50]" office:value-type="float" office:value="304" calcext:value-type="float">
            <text:p>304</text:p>
          </table:table-cell>
          <table:table-cell table:formula="of:=[.F50]-[.F49]" office:value-type="float" office:value="41" calcext:value-type="float">
            <text:p>41</text:p>
          </table:table-cell>
          <table:table-cell table:style-name="ce96" table:formula="of:=[.G:.G]/([.E50]-[.E49])*30.4375" office:value-type="float" office:value="27.7319444444444" calcext:value-type="float">
            <text:p>28</text:p>
          </table:table-cell>
          <table:table-cell table:style-name="ce15" table:formula="of:=[$'Dates Ref'.A50]" office:value-type="date" office:date-value="2013-12-01" calcext:value-type="date">
            <text:p>Dec 1, 13</text:p>
          </table:table-cell>
          <table:table-cell table:number-columns-repeated="3"/>
          <table:table-cell table:style-name="ce90" table:formula="of:=[$'Dates Ref'.A50]" office:value-type="date" office:date-value="2013-12-01" calcext:value-type="date">
            <text:p>Dec 1, 13</text:p>
          </table:table-cell>
          <table:table-cell table:number-columns-repeated="3"/>
          <table:table-cell table:style-name="ce91" table:formula="of:=[$'Dates Ref'.$A50]" office:value-type="date" office:date-value="2013-12-01" calcext:value-type="date">
            <text:p>Dec 1, 13</text:p>
          </table:table-cell>
          <table:table-cell table:style-name="ce92" table:formula="of:=[.R49]+([.Q50]-[.Q49])*[.T51]/30.4375" office:value-type="float" office:value="37828.1578947368" calcext:value-type="float">
            <text:p>37,828</text:p>
          </table:table-cell>
          <table:table-cell table:style-name="ce92" table:formula="of:=[.R50]-[.R49]" office:value-type="float" office:value="1039.15789473684" calcext:value-type="float">
            <text:p>1,039</text:p>
          </table:table-cell>
          <table:table-cell table:style-name="ce97" table:formula="of:=[.S:.S]/([.Q50]-[.Q49])*30.4375" office:value-type="float" office:value="790.734210526314" calcext:value-type="float">
            <text:p>791</text:p>
          </table:table-cell>
          <table:table-cell table:formula="of:=SUM([.B50]; [.F50]; [.J50]; [.N50]; [.R50])" office:value-type="float" office:value="38132.1578947368" calcext:value-type="float">
            <text:p>38,132</text:p>
          </table:table-cell>
          <table:table-cell table:formula="of:=[.U50]-[.U49]" office:value-type="float" office:value="1080.15789473684" calcext:value-type="float">
            <text:p>1,080</text:p>
          </table:table-cell>
          <table:table-cell/>
          <table:table-cell table:formula="of:=[.F:.F]/[.U:.U]" office:value-type="percentage" office:value="0.00797227371289049" calcext:value-type="percentage">
            <text:p>0.80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9202772628711" calcext:value-type="percentage">
            <text:p>99.20%</text:p>
          </table:table-cell>
          <table:table-cell/>
          <table:table-cell table:formula="of:=[.H:.H]/[.V:.V]" office:value-type="percentage" office:value="0.0256739728326485" calcext:value-type="percentage">
            <text:p>2.57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732054280563271" calcext:value-type="percentage">
            <text:p>73.21%</text:p>
          </table:table-cell>
          <table:table-cell table:number-columns-repeated="16352"/>
        </table:table-row>
        <table:table-row table:style-name="ro6">
          <table:table-cell table:formula="of:=[$'Dates Ref'.A51]" office:value-type="date" office:date-value="2014-01-22" calcext:value-type="date">
            <text:p>Jan 22, 14</text:p>
          </table:table-cell>
          <table:table-cell table:number-columns-repeated="3"/>
          <table:table-cell table:formula="of:=[$'Dates Ref'.T51]" office:value-type="date" office:date-value="2014-01-22" calcext:value-type="date">
            <text:p>Jan 22, 14</text:p>
          </table:table-cell>
          <table:table-cell table:style-name="ce38" table:formula="of:=[$'kpop ao3'.E51]" office:value-type="float" office:value="322" calcext:value-type="float">
            <text:p>322</text:p>
          </table:table-cell>
          <table:table-cell table:formula="of:=[.F51]-[.F50]" office:value-type="float" office:value="18" calcext:value-type="float">
            <text:p>18</text:p>
          </table:table-cell>
          <table:table-cell table:style-name="ce96" table:formula="of:=[.G:.G]/([.E51]-[.E50])*30.4375" office:value-type="float" office:value="9.13125" calcext:value-type="float">
            <text:p>9</text:p>
          </table:table-cell>
          <table:table-cell table:style-name="ce15" table:formula="of:=[$'Dates Ref'.A51]" office:value-type="date" office:date-value="2014-01-22" calcext:value-type="date">
            <text:p>Jan 22, 14</text:p>
          </table:table-cell>
          <table:table-cell table:number-columns-repeated="3"/>
          <table:table-cell table:style-name="ce90" table:formula="of:=[$'Dates Ref'.A51]" office:value-type="date" office:date-value="2014-01-22" calcext:value-type="date">
            <text:p>Jan 22, 14</text:p>
          </table:table-cell>
          <table:table-cell table:number-columns-repeated="3"/>
          <table:table-cell table:style-name="ce102" table:formula="of:=[$'Dates Ref'.R51]" office:value-type="date" office:date-value="2014-01-25" calcext:value-type="date">
            <text:p>Jan 25, 14</text:p>
          </table:table-cell>
          <table:table-cell table:style-name="ce103" table:formula="of:=[$asianfanfics.D51]" office:value-type="float" office:value="39257" calcext:value-type="float">
            <text:p>39,257</text:p>
          </table:table-cell>
          <table:table-cell table:style-name="ce94" table:formula="of:=[.R51]-[.R49]" office:value-type="float" office:value="2468" calcext:value-type="float">
            <text:p>2468</text:p>
          </table:table-cell>
          <table:table-cell table:style-name="ce98" table:formula="of:=[.S:.S]/([.Q51]-[.Q49])*30.4375" office:value-type="float" office:value="790.734210526316" calcext:value-type="float">
            <text:p>791</text:p>
          </table:table-cell>
          <table:table-cell table:formula="of:=SUM([.B51]; [.F51]; [.J51]; [.N51]; [.R51])" office:value-type="float" office:value="39579" calcext:value-type="float">
            <text:p>39,579</text:p>
          </table:table-cell>
          <table:table-cell table:formula="of:=[.U51]-[.U50]" office:value-type="float" office:value="1446.84210526316" calcext:value-type="float">
            <text:p>1,447</text:p>
          </table:table-cell>
          <table:table-cell/>
          <table:table-cell table:formula="of:=[.F:.F]/[.U:.U]" office:value-type="percentage" office:value="0.00813562747921878" calcext:value-type="percentage">
            <text:p>0.81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91864372520781" calcext:value-type="percentage">
            <text:p>99.19%</text:p>
          </table:table-cell>
          <table:table-cell/>
          <table:table-cell table:formula="of:=[.H:.H]/[.V:.V]" office:value-type="percentage" office:value="0.0063111586031284" calcext:value-type="percentage">
            <text:p>0.63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546524190614768" calcext:value-type="percentage">
            <text:p>54.65%</text:p>
          </table:table-cell>
          <table:table-cell table:number-columns-repeated="16352"/>
        </table:table-row>
        <table:table-row table:style-name="ro6">
          <table:table-cell table:formula="of:=[$'Dates Ref'.A52]" office:value-type="date" office:date-value="2014-04-04" calcext:value-type="date">
            <text:p>Apr 4, 14</text:p>
          </table:table-cell>
          <table:table-cell table:number-columns-repeated="3"/>
          <table:table-cell table:formula="of:=[$'Dates Ref'.T52]" office:value-type="date" office:date-value="2014-04-04" calcext:value-type="date">
            <text:p>Apr 4, 14</text:p>
          </table:table-cell>
          <table:table-cell table:style-name="ce38" table:formula="of:=[$'kpop ao3'.E52]" office:value-type="float" office:value="349" calcext:value-type="float">
            <text:p>349</text:p>
          </table:table-cell>
          <table:table-cell table:formula="of:=[.F52]-[.F51]" office:value-type="float" office:value="27" calcext:value-type="float">
            <text:p>27</text:p>
          </table:table-cell>
          <table:table-cell table:style-name="ce96" table:formula="of:=[.G:.G]/([.E52]-[.E51])*30.4375" office:value-type="float" office:value="11.4140625" calcext:value-type="float">
            <text:p>11</text:p>
          </table:table-cell>
          <table:table-cell table:style-name="ce15" table:formula="of:=[$'Dates Ref'.A52]" office:value-type="date" office:date-value="2014-04-04" calcext:value-type="date">
            <text:p>Apr 4, 14</text:p>
          </table:table-cell>
          <table:table-cell table:number-columns-repeated="3"/>
          <table:table-cell table:style-name="ce90" table:formula="of:=[$'Dates Ref'.A52]" office:value-type="date" office:date-value="2014-04-04" calcext:value-type="date">
            <text:p>Apr 4, 14</text:p>
          </table:table-cell>
          <table:table-cell table:number-columns-repeated="3"/>
          <table:table-cell table:style-name="ce91" table:formula="of:=[$'Dates Ref'.$A52]" office:value-type="date" office:date-value="2014-04-04" calcext:value-type="date">
            <text:p>Apr 4, 14</text:p>
          </table:table-cell>
          <table:table-cell table:style-name="ce92" table:formula="of:=[.R51]+([.Q52]-[.Q51])*[.T53]/30.4375" office:value-type="float" office:value="36524.7735849057" calcext:value-type="float">
            <text:p>36,525</text:p>
          </table:table-cell>
          <table:table-cell table:style-name="ce92" table:formula="of:=[.R52]-[.R51]" office:value-type="float" office:value="-2732.22641509434" calcext:value-type="float">
            <text:p>-2,732</text:p>
          </table:table-cell>
          <table:table-cell table:style-name="ce97" table:formula="of:=[.S:.S]/([.Q52]-[.Q51])*30.4375" office:value-type="float" office:value="-1205.24842767296" calcext:value-type="float">
            <text:p>-1,205</text:p>
          </table:table-cell>
          <table:table-cell table:formula="of:=SUM([.B52]; [.F52]; [.J52]; [.N52]; [.R52])" office:value-type="float" office:value="36873.7735849057" calcext:value-type="float">
            <text:p>36,874</text:p>
          </table:table-cell>
          <table:table-cell table:formula="of:=[.U52]-[.U51]" office:value-type="float" office:value="-2705.22641509434" calcext:value-type="float">
            <text:p>-2,705</text:p>
          </table:table-cell>
          <table:table-cell/>
          <table:table-cell table:formula="of:=[.F:.F]/[.U:.U]" office:value-type="percentage" office:value="0.00946472156413261" calcext:value-type="percentage">
            <text:p>0.95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90535278435867" calcext:value-type="percentage">
            <text:p>99.05%</text:p>
          </table:table-cell>
          <table:table-cell/>
          <table:table-cell table:formula="of:=[.H:.H]/[.V:.V]" office:value-type="percentage" office:value="-0.00421926328839354" calcext:value-type="percentage">
            <text:p>-0.42%</text:p>
          </table:table-cell>
          <table:table-cell table:formula="of:=[.L:.L]/[.V:.V]" office:value-type="percentage" office:value="-0" calcext:value-type="percentage">
            <text:p>0.00%</text:p>
          </table:table-cell>
          <table:table-cell table:formula="of:=[.P:.P]/[.V:.V]" office:value-type="percentage" office:value="-0" calcext:value-type="percentage">
            <text:p>0.00%</text:p>
          </table:table-cell>
          <table:table-cell table:formula="of:=[.T:.T]/[.V:.V]" office:value-type="percentage" office:value="0.445525897924121" calcext:value-type="percentage">
            <text:p>44.55%</text:p>
          </table:table-cell>
          <table:table-cell table:number-columns-repeated="16352"/>
        </table:table-row>
        <table:table-row table:style-name="ro6">
          <table:table-cell table:formula="of:=[$'Dates Ref'.A53]" office:value-type="date" office:date-value="2014-07-04" calcext:value-type="date">
            <text:p>Jul 4, 14</text:p>
          </table:table-cell>
          <table:table-cell table:number-columns-repeated="3"/>
          <table:table-cell table:formula="of:=[$'Dates Ref'.T53]" office:value-type="date" office:date-value="2014-07-05" calcext:value-type="date">
            <text:p>Jul 5, 14</text:p>
          </table:table-cell>
          <table:table-cell table:style-name="ce38" table:formula="of:=[$'kpop ao3'.E53]" office:value-type="float" office:value="383" calcext:value-type="float">
            <text:p>383</text:p>
          </table:table-cell>
          <table:table-cell table:formula="of:=[.F53]-[.F52]" office:value-type="float" office:value="34" calcext:value-type="float">
            <text:p>34</text:p>
          </table:table-cell>
          <table:table-cell table:style-name="ce96" table:formula="of:=[.G:.G]/([.E53]-[.E52])*30.4375" office:value-type="float" office:value="11.2486413043478" calcext:value-type="float">
            <text:p>11</text:p>
          </table:table-cell>
          <table:table-cell table:style-name="ce15" table:formula="of:=[$'Dates Ref'.A53]" office:value-type="date" office:date-value="2014-07-04" calcext:value-type="date">
            <text:p>Jul 4, 14</text:p>
          </table:table-cell>
          <table:table-cell table:number-columns-repeated="3"/>
          <table:table-cell table:style-name="ce90" table:formula="of:=[$'Dates Ref'.A53]" office:value-type="date" office:date-value="2014-07-04" calcext:value-type="date">
            <text:p>Jul 4, 14</text:p>
          </table:table-cell>
          <table:table-cell table:number-columns-repeated="3"/>
          <table:table-cell table:formula="of:=[$'Dates Ref'.R53]" office:value-type="date" office:date-value="2014-07-03" calcext:value-type="date">
            <text:p>Jul 3, 14</text:p>
          </table:table-cell>
          <table:table-cell table:style-name="ce38" table:formula="of:=[$asianfanfics.D53]" office:value-type="float" office:value="32961" calcext:value-type="float">
            <text:p>32,961</text:p>
          </table:table-cell>
          <table:table-cell table:style-name="ce94" table:formula="of:=[.R53]-[.R51]" office:value-type="float" office:value="-6296" calcext:value-type="float">
            <text:p>-6296</text:p>
          </table:table-cell>
          <table:table-cell table:style-name="ce98" table:formula="of:=[.S:.S]/([.Q53]-[.Q51])*30.4375" office:value-type="float" office:value="-1205.24842767296" calcext:value-type="float">
            <text:p>-1,205</text:p>
          </table:table-cell>
          <table:table-cell table:formula="of:=SUM([.B53]; [.F53]; [.J53]; [.N53]; [.R53])" office:value-type="float" office:value="33344" calcext:value-type="float">
            <text:p>33,344</text:p>
          </table:table-cell>
          <table:table-cell table:formula="of:=[.U53]-[.U52]" office:value-type="float" office:value="-3529.77358490566" calcext:value-type="float">
            <text:p>-3,530</text:p>
          </table:table-cell>
          <table:table-cell/>
          <table:table-cell table:formula="of:=[.F:.F]/[.U:.U]" office:value-type="percentage" office:value="0.0114863243761996" calcext:value-type="percentage">
            <text:p>1.15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885136756238" calcext:value-type="percentage">
            <text:p>98.85%</text:p>
          </table:table-cell>
          <table:table-cell/>
          <table:table-cell table:formula="of:=[.H:.H]/[.V:.V]" office:value-type="percentage" office:value="-0.00318678834032026" calcext:value-type="percentage">
            <text:p>-0.32%</text:p>
          </table:table-cell>
          <table:table-cell table:formula="of:=[.L:.L]/[.V:.V]" office:value-type="percentage" office:value="-0" calcext:value-type="percentage">
            <text:p>0.00%</text:p>
          </table:table-cell>
          <table:table-cell table:formula="of:=[.P:.P]/[.V:.V]" office:value-type="percentage" office:value="-0" calcext:value-type="percentage">
            <text:p>0.00%</text:p>
          </table:table-cell>
          <table:table-cell table:formula="of:=[.T:.T]/[.V:.V]" office:value-type="percentage" office:value="0.341452050303438" calcext:value-type="percentage">
            <text:p>34.15%</text:p>
          </table:table-cell>
          <table:table-cell table:number-columns-repeated="16352"/>
        </table:table-row>
        <table:table-row table:style-name="ro2">
          <table:table-cell table:formula="of:=[$'Dates Ref'.A54]" office:value-type="date" office:date-value="2014-10-04" calcext:value-type="date">
            <text:p>Oct 4, 14</text:p>
          </table:table-cell>
          <table:table-cell table:number-columns-repeated="3"/>
          <table:table-cell table:formula="of:=[$'Dates Ref'.T54]" office:value-type="date" office:date-value="2014-10-04" calcext:value-type="date">
            <text:p>Oct 4, 14</text:p>
          </table:table-cell>
          <table:table-cell table:style-name="ce38" table:formula="of:=[$'kpop ao3'.E54]" office:value-type="float" office:value="468" calcext:value-type="float">
            <text:p>468</text:p>
          </table:table-cell>
          <table:table-cell table:formula="of:=[.F54]-[.F53]" office:value-type="float" office:value="85" calcext:value-type="float">
            <text:p>85</text:p>
          </table:table-cell>
          <table:table-cell table:style-name="ce96" table:formula="of:=[.G:.G]/([.E54]-[.E53])*30.4375" office:value-type="float" office:value="28.4306318681319" calcext:value-type="float">
            <text:p>28</text:p>
          </table:table-cell>
          <table:table-cell table:style-name="ce15" table:formula="of:=[$'Dates Ref'.A54]" office:value-type="date" office:date-value="2014-10-04" calcext:value-type="date">
            <text:p>Oct 4, 14</text:p>
          </table:table-cell>
          <table:table-cell table:number-columns-repeated="3"/>
          <table:table-cell table:style-name="ce90" table:formula="of:=[$'Dates Ref'.A54]" office:value-type="date" office:date-value="2014-10-04" calcext:value-type="date">
            <text:p>Oct 4, 14</text:p>
          </table:table-cell>
          <table:table-cell table:number-columns-repeated="3"/>
          <table:table-cell table:formula="of:=[$'Dates Ref'.R54]" office:value-type="date" office:date-value="2014-10-05" calcext:value-type="date">
            <text:p>Oct 5, 14</text:p>
          </table:table-cell>
          <table:table-cell table:style-name="ce38" table:formula="of:=[$asianfanfics.D54]" office:value-type="float" office:value="33436" calcext:value-type="float">
            <text:p>33,436</text:p>
          </table:table-cell>
          <table:table-cell table:formula="of:=[.R54]-[.R53]" office:value-type="float" office:value="475" calcext:value-type="float">
            <text:p>475</text:p>
          </table:table-cell>
          <table:table-cell table:style-name="ce96" table:formula="of:=[.S:.S]/([.Q54]-[.Q53])*30.4375" office:value-type="float" office:value="153.806515957447" calcext:value-type="float">
            <text:p>154</text:p>
          </table:table-cell>
          <table:table-cell table:formula="of:=SUM([.B54]; [.F54]; [.J54]; [.N54]; [.R54])" office:value-type="float" office:value="33904" calcext:value-type="float">
            <text:p>33,904</text:p>
          </table:table-cell>
          <table:table-cell table:formula="of:=[.U54]-[.U53]" office:value-type="float" office:value="560" calcext:value-type="float">
            <text:p>560</text:p>
          </table:table-cell>
          <table:table-cell/>
          <table:table-cell table:formula="of:=[.F:.F]/[.U:.U]" office:value-type="percentage" office:value="0.0138036809815951" calcext:value-type="percentage">
            <text:p>1.38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86196319018405" calcext:value-type="percentage">
            <text:p>98.62%</text:p>
          </table:table-cell>
          <table:table-cell/>
          <table:table-cell table:formula="of:=[.H:.H]/[.V:.V]" office:value-type="percentage" office:value="0.0507689854788069" calcext:value-type="percentage">
            <text:p>5.08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274654492781155" calcext:value-type="percentage">
            <text:p>27.47%</text:p>
          </table:table-cell>
          <table:table-cell table:number-columns-repeated="16352"/>
        </table:table-row>
        <table:table-row table:style-name="ro2">
          <table:table-cell table:formula="of:=[$'Dates Ref'.A55]" office:value-type="date" office:date-value="2015-01-16" calcext:value-type="date">
            <text:p>Jan 16, 15</text:p>
          </table:table-cell>
          <table:table-cell table:number-columns-repeated="3"/>
          <table:table-cell table:formula="of:=[$'Dates Ref'.T55]" office:value-type="date" office:date-value="2015-01-21" calcext:value-type="date">
            <text:p>Jan 21, 15</text:p>
          </table:table-cell>
          <table:table-cell table:style-name="ce38" table:formula="of:=[$'kpop ao3'.E55]" office:value-type="float" office:value="533" calcext:value-type="float">
            <text:p>533</text:p>
          </table:table-cell>
          <table:table-cell table:formula="of:=[.F55]-[.F54]" office:value-type="float" office:value="65" calcext:value-type="float">
            <text:p>65</text:p>
          </table:table-cell>
          <table:table-cell table:style-name="ce96" table:formula="of:=[.G:.G]/([.E55]-[.E54])*30.4375" office:value-type="float" office:value="18.1508027522936" calcext:value-type="float">
            <text:p>18</text:p>
          </table:table-cell>
          <table:table-cell table:style-name="ce15" table:formula="of:=[$'Dates Ref'.A55]" office:value-type="date" office:date-value="2015-01-16" calcext:value-type="date">
            <text:p>Jan 16, 15</text:p>
          </table:table-cell>
          <table:table-cell table:number-columns-repeated="3"/>
          <table:table-cell table:style-name="ce90" table:formula="of:=[$'Dates Ref'.A55]" office:value-type="date" office:date-value="2015-01-16" calcext:value-type="date">
            <text:p>Jan 16, 15</text:p>
          </table:table-cell>
          <table:table-cell table:number-columns-repeated="3"/>
          <table:table-cell table:formula="of:=[$'Dates Ref'.R55]" office:value-type="date" office:date-value="2015-01-11" calcext:value-type="date">
            <text:p>Jan 11, 15</text:p>
          </table:table-cell>
          <table:table-cell table:style-name="ce38" table:formula="of:=[$asianfanfics.D55]" office:value-type="float" office:value="33873" calcext:value-type="float">
            <text:p>33,873</text:p>
          </table:table-cell>
          <table:table-cell table:formula="of:=[.R55]-[.R54]" office:value-type="float" office:value="437" calcext:value-type="float">
            <text:p>437</text:p>
          </table:table-cell>
          <table:table-cell table:style-name="ce96" table:formula="of:=[.S:.S]/([.Q55]-[.Q54])*30.4375" office:value-type="float" office:value="135.726403061225" calcext:value-type="float">
            <text:p>136</text:p>
          </table:table-cell>
          <table:table-cell table:formula="of:=SUM([.B55]; [.F55]; [.J55]; [.N55]; [.R55])" office:value-type="float" office:value="34406" calcext:value-type="float">
            <text:p>34,406</text:p>
          </table:table-cell>
          <table:table-cell table:formula="of:=[.U55]-[.U54]" office:value-type="float" office:value="502" calcext:value-type="float">
            <text:p>502</text:p>
          </table:table-cell>
          <table:table-cell/>
          <table:table-cell table:formula="of:=[.F:.F]/[.U:.U]" office:value-type="percentage" office:value="0.0154914840434808" calcext:value-type="percentage">
            <text:p>1.55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84508515956519" calcext:value-type="percentage">
            <text:p>98.45%</text:p>
          </table:table-cell>
          <table:table-cell/>
          <table:table-cell table:formula="of:=[.H:.H]/[.V:.V]" office:value-type="percentage" office:value="0.0361569775942103" calcext:value-type="percentage">
            <text:p>3.62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270371320839093" calcext:value-type="percentage">
            <text:p>27.04%</text:p>
          </table:table-cell>
          <table:table-cell table:number-columns-repeated="16352"/>
        </table:table-row>
        <table:table-row table:style-name="ro2">
          <table:table-cell table:formula="of:=[$'Dates Ref'.A56]" office:value-type="date" office:date-value="2015-05-20" calcext:value-type="date">
            <text:p>May 20, 15</text:p>
          </table:table-cell>
          <table:table-cell table:number-columns-repeated="3"/>
          <table:table-cell table:formula="of:=[$'Dates Ref'.T56]" office:value-type="date" office:date-value="2015-05-12" calcext:value-type="date">
            <text:p>May 12, 15</text:p>
          </table:table-cell>
          <table:table-cell table:style-name="ce38" table:formula="of:=[$'kpop ao3'.E56]" office:value-type="float" office:value="680" calcext:value-type="float">
            <text:p>680</text:p>
          </table:table-cell>
          <table:table-cell table:formula="of:=[.F56]-[.F55]" office:value-type="float" office:value="147" calcext:value-type="float">
            <text:p>147</text:p>
          </table:table-cell>
          <table:table-cell table:style-name="ce96" table:formula="of:=[.G:.G]/([.E56]-[.E55])*30.4375" office:value-type="float" office:value="40.3091216216216" calcext:value-type="float">
            <text:p>40</text:p>
          </table:table-cell>
          <table:table-cell table:style-name="ce15" table:formula="of:=[$'Dates Ref'.A56]" office:value-type="date" office:date-value="2015-05-20" calcext:value-type="date">
            <text:p>May 20, 15</text:p>
          </table:table-cell>
          <table:table-cell table:number-columns-repeated="3"/>
          <table:table-cell table:style-name="ce90" table:formula="of:=[$'Dates Ref'.A56]" office:value-type="date" office:date-value="2015-05-20" calcext:value-type="date">
            <text:p>May 20, 15</text:p>
          </table:table-cell>
          <table:table-cell table:number-columns-repeated="3"/>
          <table:table-cell table:style-name="ce91" table:formula="of:=[$'Dates Ref'.$A56]" office:value-type="date" office:date-value="2015-05-20" calcext:value-type="date">
            <text:p>May 20, 15</text:p>
          </table:table-cell>
          <table:table-cell table:style-name="ce92" table:formula="of:=[.R55]+([.Q56]-[.Q55])*AVERAGE([.T57]; [.T55])/30.4375" office:value-type="float" office:value="34408.8882966595" calcext:value-type="float">
            <text:p>34,409</text:p>
          </table:table-cell>
          <table:table-cell table:style-name="ce92" table:formula="of:=[.R56]-[.R55]" office:value-type="float" office:value="535.888296659447" calcext:value-type="float">
            <text:p>536</text:p>
          </table:table-cell>
          <table:table-cell table:style-name="ce97" table:formula="of:=[.S:.S]/([.Q56]-[.Q55])*30.4375" office:value-type="float" office:value="126.442635888154" calcext:value-type="float">
            <text:p>126</text:p>
          </table:table-cell>
          <table:table-cell table:formula="of:=SUM([.B56]; [.F56]; [.J56]; [.N56]; [.R56])" office:value-type="float" office:value="35088.8882966595" calcext:value-type="float">
            <text:p>35,089</text:p>
          </table:table-cell>
          <table:table-cell table:formula="of:=[.U56]-[.U55]" office:value-type="float" office:value="682.888296659447" calcext:value-type="float">
            <text:p>683</text:p>
          </table:table-cell>
          <table:table-cell/>
          <table:table-cell table:formula="of:=[.F:.F]/[.U:.U]" office:value-type="percentage" office:value="0.0193793543486169" calcext:value-type="percentage">
            <text:p>1.94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80620645651383" calcext:value-type="percentage">
            <text:p>98.06%</text:p>
          </table:table-cell>
          <table:table-cell/>
          <table:table-cell table:formula="of:=[.H:.H]/[.V:.V]" office:value-type="percentage" office:value="0.0590274014341816" calcext:value-type="percentage">
            <text:p>5.90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185158592564386" calcext:value-type="percentage">
            <text:p>18.52%</text:p>
          </table:table-cell>
          <table:table-cell table:number-columns-repeated="16352"/>
        </table:table-row>
        <table:table-row table:style-name="ro2">
          <table:table-cell table:formula="of:=[$'Dates Ref'.A57]" office:value-type="date" office:date-value="2015-06-23" calcext:value-type="date">
            <text:p>Jun 23, 15</text:p>
          </table:table-cell>
          <table:table-cell table:number-columns-repeated="3"/>
          <table:table-cell table:formula="of:=[$'Dates Ref'.T57]" office:value-type="date" office:date-value="2015-06-23" calcext:value-type="date">
            <text:p>Jun 23, 15</text:p>
          </table:table-cell>
          <table:table-cell table:style-name="ce38" table:formula="of:=[$'kpop ao3'.E57]" office:value-type="float" office:value="737" calcext:value-type="float">
            <text:p>737</text:p>
          </table:table-cell>
          <table:table-cell table:formula="of:=[.F57]-[.F56]" office:value-type="float" office:value="57" calcext:value-type="float">
            <text:p>57</text:p>
          </table:table-cell>
          <table:table-cell table:style-name="ce96" table:formula="of:=[.G:.G]/([.E57]-[.E56])*30.4375" office:value-type="float" office:value="41.3080357142857" calcext:value-type="float">
            <text:p>41</text:p>
          </table:table-cell>
          <table:table-cell table:style-name="ce15" table:formula="of:=[$'Dates Ref'.A57]" office:value-type="date" office:date-value="2015-06-23" calcext:value-type="date">
            <text:p>Jun 23, 15</text:p>
          </table:table-cell>
          <table:table-cell table:number-columns-repeated="3"/>
          <table:table-cell table:style-name="ce90" table:formula="of:=[$'Dates Ref'.A57]" office:value-type="date" office:date-value="2015-06-23" calcext:value-type="date">
            <text:p>Jun 23, 15</text:p>
          </table:table-cell>
          <table:table-cell table:number-columns-repeated="3"/>
          <table:table-cell table:formula="of:=[$'Dates Ref'.R57]" office:value-type="date" office:date-value="2015-07-09" calcext:value-type="date">
            <text:p>Jul 9, 15</text:p>
          </table:table-cell>
          <table:table-cell table:style-name="ce38" table:formula="of:=[$asianfanfics.D57]" office:value-type="float" office:value="34562" calcext:value-type="float">
            <text:p>34,562</text:p>
          </table:table-cell>
          <table:table-cell table:style-name="ce104" table:formula="of:=[.R57]-[.R55]" office:value-type="float" office:value="689" calcext:value-type="float">
            <text:p>689</text:p>
          </table:table-cell>
          <table:table-cell table:style-name="ce98" table:formula="of:=[.S:.S]/([.Q57]-[.Q55])*30.4375" office:value-type="float" office:value="117.158868715084" calcext:value-type="float">
            <text:p>117</text:p>
          </table:table-cell>
          <table:table-cell table:formula="of:=SUM([.B57]; [.F57]; [.J57]; [.N57]; [.R57])" office:value-type="float" office:value="35299" calcext:value-type="float">
            <text:p>35,299</text:p>
          </table:table-cell>
          <table:table-cell table:formula="of:=[.U57]-[.U56]" office:value-type="float" office:value="210.111703340554" calcext:value-type="float">
            <text:p>210</text:p>
          </table:table-cell>
          <table:table-cell/>
          <table:table-cell table:formula="of:=[.F:.F]/[.U:.U]" office:value-type="percentage" office:value="0.0208787784356497" calcext:value-type="percentage">
            <text:p>2.09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7912122156435" calcext:value-type="percentage">
            <text:p>97.91%</text:p>
          </table:table-cell>
          <table:table-cell/>
          <table:table-cell table:formula="of:=[.H:.H]/[.V:.V]" office:value-type="percentage" office:value="0.196600356179745" calcext:value-type="percentage">
            <text:p>19.66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557602774392773" calcext:value-type="percentage">
            <text:p>55.76%</text:p>
          </table:table-cell>
          <table:table-cell table:number-columns-repeated="16352"/>
        </table:table-row>
        <table:table-row table:style-name="ro2">
          <table:table-cell table:formula="of:=[$'Dates Ref'.A58]" office:value-type="date" office:date-value="2015-08-13" calcext:value-type="date">
            <text:p>Aug 13, 15</text:p>
          </table:table-cell>
          <table:table-cell table:number-columns-repeated="3"/>
          <table:table-cell table:formula="of:=[$'Dates Ref'.T58]" office:value-type="date" office:date-value="2015-08-13" calcext:value-type="date">
            <text:p>Aug 13, 15</text:p>
          </table:table-cell>
          <table:table-cell table:style-name="ce38" table:formula="of:=[$'kpop ao3'.E58]" office:value-type="float" office:value="816" calcext:value-type="float">
            <text:p>816</text:p>
          </table:table-cell>
          <table:table-cell table:formula="of:=[.F58]-[.F57]" office:value-type="float" office:value="79" calcext:value-type="float">
            <text:p>79</text:p>
          </table:table-cell>
          <table:table-cell table:style-name="ce96" table:formula="of:=[.G:.G]/([.E58]-[.E57])*30.4375" office:value-type="float" office:value="47.1482843137255" calcext:value-type="float">
            <text:p>47</text:p>
          </table:table-cell>
          <table:table-cell table:style-name="ce15" table:formula="of:=[$'Dates Ref'.A58]" office:value-type="date" office:date-value="2015-08-13" calcext:value-type="date">
            <text:p>Aug 13, 15</text:p>
          </table:table-cell>
          <table:table-cell table:number-columns-repeated="3"/>
          <table:table-cell table:style-name="ce90" table:formula="of:=[$'Dates Ref'.A58]" office:value-type="date" office:date-value="2015-08-13" calcext:value-type="date">
            <text:p>Aug 13, 15</text:p>
          </table:table-cell>
          <table:table-cell table:number-columns-repeated="3"/>
          <table:table-cell table:style-name="ce91" table:formula="of:=[$'Dates Ref'.$A58]" office:value-type="date" office:date-value="2015-08-13" calcext:value-type="date">
            <text:p>Aug 13, 15</text:p>
          </table:table-cell>
          <table:table-cell table:style-name="ce92" table:formula="of:=[.R57]+([.Q58]-[.Q57])*AVERAGE([.T59]; [.T57])/30.4375" office:value-type="float" office:value="34681.2704475551" calcext:value-type="float">
            <text:p>34,681</text:p>
          </table:table-cell>
          <table:table-cell table:style-name="ce92" table:formula="of:=[.R58]-[.R57]" office:value-type="float" office:value="119.270447555078" calcext:value-type="float">
            <text:p>119</text:p>
          </table:table-cell>
          <table:table-cell table:style-name="ce97" table:formula="of:=[.S:.S]/([.Q58]-[.Q57])*30.4375" office:value-type="float" office:value="103.722692784505" calcext:value-type="float">
            <text:p>104</text:p>
          </table:table-cell>
          <table:table-cell table:formula="of:=SUM([.B58]; [.F58]; [.J58]; [.N58]; [.R58])" office:value-type="float" office:value="35497.2704475551" calcext:value-type="float">
            <text:p>35,497</text:p>
          </table:table-cell>
          <table:table-cell table:formula="of:=[.U58]-[.U57]" office:value-type="float" office:value="198.270447555078" calcext:value-type="float">
            <text:p>198</text:p>
          </table:table-cell>
          <table:table-cell/>
          <table:table-cell table:formula="of:=[.F:.F]/[.U:.U]" office:value-type="percentage" office:value="0.0229876829883466" calcext:value-type="percentage">
            <text:p>2.30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77012317011653" calcext:value-type="percentage">
            <text:p>97.70%</text:p>
          </table:table-cell>
          <table:table-cell/>
          <table:table-cell table:formula="of:=[.H:.H]/[.V:.V]" office:value-type="percentage" office:value="0.237797840752985" calcext:value-type="percentage">
            <text:p>23.78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523137432045651" calcext:value-type="percentage">
            <text:p>52.31%</text:p>
          </table:table-cell>
          <table:table-cell table:number-columns-repeated="16352"/>
        </table:table-row>
        <table:table-row table:style-name="ro2">
          <table:table-cell table:formula="of:=[$'Dates Ref'.A59]" office:value-type="date" office:date-value="2015-10-07" calcext:value-type="date">
            <text:p>Oct 7, 15</text:p>
          </table:table-cell>
          <table:table-cell table:number-columns-repeated="3"/>
          <table:table-cell table:formula="of:=[$'Dates Ref'.T59]" office:value-type="date" office:date-value="2015-10-02" calcext:value-type="date">
            <text:p>Oct 2, 15</text:p>
          </table:table-cell>
          <table:table-cell table:style-name="ce38" table:formula="of:=[$'kpop ao3'.E59]" office:value-type="float" office:value="869" calcext:value-type="float">
            <text:p>869</text:p>
          </table:table-cell>
          <table:table-cell table:formula="of:=[.F59]-[.F58]" office:value-type="float" office:value="53" calcext:value-type="float">
            <text:p>53</text:p>
          </table:table-cell>
          <table:table-cell table:style-name="ce96" table:formula="of:=[.G:.G]/([.E59]-[.E58])*30.4375" office:value-type="float" office:value="32.26375" calcext:value-type="float">
            <text:p>32</text:p>
          </table:table-cell>
          <table:table-cell table:style-name="ce15" table:formula="of:=[$'Dates Ref'.A59]" office:value-type="date" office:date-value="2015-10-07" calcext:value-type="date">
            <text:p>Oct 7, 15</text:p>
          </table:table-cell>
          <table:table-cell table:number-columns-repeated="3"/>
          <table:table-cell table:style-name="ce90" table:formula="of:=[$'Dates Ref'.A59]" office:value-type="date" office:date-value="2015-10-07" calcext:value-type="date">
            <text:p>Oct 7, 15</text:p>
          </table:table-cell>
          <table:table-cell table:number-columns-repeated="3"/>
          <table:table-cell table:formula="of:=[$'Dates Ref'.R59]" office:value-type="date" office:date-value="2015-10-06" calcext:value-type="date">
            <text:p>Oct 6, 15</text:p>
          </table:table-cell>
          <table:table-cell table:style-name="ce38" table:formula="of:=[$asianfanfics.D59]" office:value-type="float" office:value="34826" calcext:value-type="float">
            <text:p>34,826</text:p>
          </table:table-cell>
          <table:table-cell table:style-name="ce104" table:formula="of:=[.R59]-[.R57]" office:value-type="float" office:value="264" calcext:value-type="float">
            <text:p>264</text:p>
          </table:table-cell>
          <table:table-cell table:style-name="ce98" table:formula="of:=[.S:.S]/([.Q59]-[.Q57])*30.4375" office:value-type="float" office:value="90.2865168539326" calcext:value-type="float">
            <text:p>90</text:p>
          </table:table-cell>
          <table:table-cell table:formula="of:=SUM([.B59]; [.F59]; [.J59]; [.N59]; [.R59])" office:value-type="float" office:value="35695" calcext:value-type="float">
            <text:p>35,695</text:p>
          </table:table-cell>
          <table:table-cell table:formula="of:=[.U59]-[.U58]" office:value-type="float" office:value="197.729552444922" calcext:value-type="float">
            <text:p>198</text:p>
          </table:table-cell>
          <table:table-cell/>
          <table:table-cell table:formula="of:=[.F:.F]/[.U:.U]" office:value-type="percentage" office:value="0.0243451463790447" calcext:value-type="percentage">
            <text:p>2.43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75654853620955" calcext:value-type="percentage">
            <text:p>97.57%</text:p>
          </table:table-cell>
          <table:table-cell/>
          <table:table-cell table:formula="of:=[.H:.H]/[.V:.V]" office:value-type="percentage" office:value="0.163171107207089" calcext:value-type="percentage">
            <text:p>16.32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456616199943517" calcext:value-type="percentage">
            <text:p>45.66%</text:p>
          </table:table-cell>
          <table:table-cell table:number-columns-repeated="16352"/>
        </table:table-row>
        <table:table-row table:style-name="ro2">
          <table:table-cell table:formula="of:=[$'Dates Ref'.A60]" office:value-type="date" office:date-value="2016-01-06" calcext:value-type="date">
            <text:p>Jan 6, 16</text:p>
          </table:table-cell>
          <table:table-cell table:number-columns-repeated="3"/>
          <table:table-cell table:formula="of:=[$'Dates Ref'.T60]" office:value-type="date" office:date-value="2016-01-07" calcext:value-type="date">
            <text:p>Jan 7, 16</text:p>
          </table:table-cell>
          <table:table-cell table:style-name="ce38" table:formula="of:=[$'kpop ao3'.E60]" office:value-type="float" office:value="1034" calcext:value-type="float">
            <text:p>1,034</text:p>
          </table:table-cell>
          <table:table-cell table:formula="of:=[.F60]-[.F59]" office:value-type="float" office:value="165" calcext:value-type="float">
            <text:p>165</text:p>
          </table:table-cell>
          <table:table-cell table:style-name="ce96" table:formula="of:=[.G:.G]/([.E60]-[.E59])*30.4375" office:value-type="float" office:value="51.7751288659794" calcext:value-type="float">
            <text:p>52</text:p>
          </table:table-cell>
          <table:table-cell table:style-name="ce15" table:formula="of:=[$'Dates Ref'.A60]" office:value-type="date" office:date-value="2016-01-06" calcext:value-type="date">
            <text:p>Jan 6, 16</text:p>
          </table:table-cell>
          <table:table-cell table:number-columns-repeated="3"/>
          <table:table-cell table:style-name="ce90" table:formula="of:=[$'Dates Ref'.A60]" office:value-type="date" office:date-value="2016-01-06" calcext:value-type="date">
            <text:p>Jan 6, 16</text:p>
          </table:table-cell>
          <table:table-cell table:number-columns-repeated="3"/>
          <table:table-cell table:style-name="ce91" table:formula="of:=[$'Dates Ref'.$A60]" office:value-type="date" office:date-value="2016-01-06" calcext:value-type="date">
            <text:p>Jan 6, 16</text:p>
          </table:table-cell>
          <table:table-cell table:style-name="ce92" table:formula="of:=[.R59]+([.Q60]-[.Q59])*AVERAGE([.T61]; [.T59])/30.4375" office:value-type="float" office:value="35075.6994382022" calcext:value-type="float">
            <text:p>35,076</text:p>
          </table:table-cell>
          <table:table-cell table:style-name="ce92" table:formula="of:=[.R60]-[.R59]" office:value-type="float" office:value="249.699438202246" calcext:value-type="float">
            <text:p>250</text:p>
          </table:table-cell>
          <table:table-cell table:style-name="ce97" table:formula="of:=[.S:.S]/([.Q60]-[.Q59])*30.4375" office:value-type="float" office:value="82.6111592421832" calcext:value-type="float">
            <text:p>83</text:p>
          </table:table-cell>
          <table:table-cell table:formula="of:=SUM([.B60]; [.F60]; [.J60]; [.N60]; [.R60])" office:value-type="float" office:value="36109.6994382022" calcext:value-type="float">
            <text:p>36,110</text:p>
          </table:table-cell>
          <table:table-cell table:formula="of:=[.U60]-[.U59]" office:value-type="float" office:value="414.699438202246" calcext:value-type="float">
            <text:p>415</text:p>
          </table:table-cell>
          <table:table-cell/>
          <table:table-cell table:formula="of:=[.F:.F]/[.U:.U]" office:value-type="percentage" office:value="0.0286349655656807" calcext:value-type="percentage">
            <text:p>2.86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71365034434319" calcext:value-type="percentage">
            <text:p>97.14%</text:p>
          </table:table-cell>
          <table:table-cell/>
          <table:table-cell table:formula="of:=[.H:.H]/[.V:.V]" office:value-type="percentage" office:value="0.124849768522544" calcext:value-type="percentage">
            <text:p>12.48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199207309275144" calcext:value-type="percentage">
            <text:p>19.92%</text:p>
          </table:table-cell>
          <table:table-cell table:number-columns-repeated="16352"/>
        </table:table-row>
        <table:table-row table:style-name="ro2">
          <table:table-cell table:formula="of:=[$'Dates Ref'.A61]" office:value-type="date" office:date-value="2016-04-06" calcext:value-type="date">
            <text:p>Apr 6, 16</text:p>
          </table:table-cell>
          <table:table-cell table:number-columns-repeated="3"/>
          <table:table-cell table:formula="of:=[$'Dates Ref'.T61]" office:value-type="date" office:date-value="2016-04-06" calcext:value-type="date">
            <text:p>Apr 6, 16</text:p>
          </table:table-cell>
          <table:table-cell table:style-name="ce38" table:formula="of:=[$'kpop ao3'.E61]" office:value-type="float" office:value="1194" calcext:value-type="float">
            <text:p>1,194</text:p>
          </table:table-cell>
          <table:table-cell table:formula="of:=[.F61]-[.F60]" office:value-type="float" office:value="160" calcext:value-type="float">
            <text:p>160</text:p>
          </table:table-cell>
          <table:table-cell table:style-name="ce96" table:formula="of:=[.G:.G]/([.E61]-[.E60])*30.4375" office:value-type="float" office:value="54.1111111111111" calcext:value-type="float">
            <text:p>54</text:p>
          </table:table-cell>
          <table:table-cell table:style-name="ce15" table:formula="of:=[$'Dates Ref'.A61]" office:value-type="date" office:date-value="2016-04-06" calcext:value-type="date">
            <text:p>Apr 6, 16</text:p>
          </table:table-cell>
          <table:table-cell table:number-columns-repeated="3"/>
          <table:table-cell table:style-name="ce90" table:formula="of:=[$'Dates Ref'.A61]" office:value-type="date" office:date-value="2016-04-06" calcext:value-type="date">
            <text:p>Apr 6, 16</text:p>
          </table:table-cell>
          <table:table-cell table:number-columns-repeated="3"/>
          <table:table-cell table:formula="of:=[$'Dates Ref'.R61]" office:value-type="date" office:date-value="2016-04-07" calcext:value-type="date">
            <text:p>Apr 7, 16</text:p>
          </table:table-cell>
          <table:table-cell table:style-name="ce38" table:formula="of:=[$asianfanfics.D61]" office:value-type="float" office:value="35279" calcext:value-type="float">
            <text:p>35,279</text:p>
          </table:table-cell>
          <table:table-cell table:style-name="ce104" table:formula="of:=[.R61]-[.R59]" office:value-type="float" office:value="453" calcext:value-type="float">
            <text:p>453</text:p>
          </table:table-cell>
          <table:table-cell table:style-name="ce98" table:formula="of:=[.S:.S]/([.Q61]-[.Q59])*30.4375" office:value-type="float" office:value="74.9358016304348" calcext:value-type="float">
            <text:p>75</text:p>
          </table:table-cell>
          <table:table-cell table:formula="of:=SUM([.B61]; [.F61]; [.J61]; [.N61]; [.R61])" office:value-type="float" office:value="36473" calcext:value-type="float">
            <text:p>36,473</text:p>
          </table:table-cell>
          <table:table-cell table:formula="of:=[.U61]-[.U60]" office:value-type="float" office:value="363.300561797754" calcext:value-type="float">
            <text:p>363</text:p>
          </table:table-cell>
          <table:table-cell/>
          <table:table-cell table:formula="of:=[.F:.F]/[.U:.U]" office:value-type="percentage" office:value="0.0327365448413895" calcext:value-type="percentage">
            <text:p>3.27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67263455158611" calcext:value-type="percentage">
            <text:p>96.73%</text:p>
          </table:table-cell>
          <table:table-cell/>
          <table:table-cell table:formula="of:=[.H:.H]/[.V:.V]" office:value-type="percentage" office:value="0.148943097812313" calcext:value-type="percentage">
            <text:p>14.89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206263929952717" calcext:value-type="percentage">
            <text:p>20.63%</text:p>
          </table:table-cell>
          <table:table-cell table:number-columns-repeated="16352"/>
        </table:table-row>
        <table:table-row table:style-name="ro2">
          <table:table-cell table:formula="of:=[$'Dates Ref'.A62]" office:value-type="date" office:date-value="2016-07-06" calcext:value-type="date">
            <text:p>Jul 6, 16</text:p>
          </table:table-cell>
          <table:table-cell table:number-columns-repeated="3"/>
          <table:table-cell table:formula="of:=[$'Dates Ref'.T62]" office:value-type="date" office:date-value="2016-07-05" calcext:value-type="date">
            <text:p>Jul 5, 16</text:p>
          </table:table-cell>
          <table:table-cell table:style-name="ce38" table:formula="of:=[$'kpop ao3'.E62]" office:value-type="float" office:value="1369" calcext:value-type="float">
            <text:p>1,369</text:p>
          </table:table-cell>
          <table:table-cell table:formula="of:=[.F62]-[.F61]" office:value-type="float" office:value="175" calcext:value-type="float">
            <text:p>175</text:p>
          </table:table-cell>
          <table:table-cell table:style-name="ce96" table:formula="of:=[.G:.G]/([.E62]-[.E61])*30.4375" office:value-type="float" office:value="59.1840277777778" calcext:value-type="float">
            <text:p>59</text:p>
          </table:table-cell>
          <table:table-cell table:style-name="ce15" table:formula="of:=[$'Dates Ref'.A62]" office:value-type="date" office:date-value="2016-07-06" calcext:value-type="date">
            <text:p>Jul 6, 16</text:p>
          </table:table-cell>
          <table:table-cell table:number-columns-repeated="3"/>
          <table:table-cell table:style-name="ce90" table:formula="of:=[$'Dates Ref'.A62]" office:value-type="date" office:date-value="2016-07-06" calcext:value-type="date">
            <text:p>Jul 6, 16</text:p>
          </table:table-cell>
          <table:table-cell table:number-columns-repeated="3"/>
          <table:table-cell table:formula="of:=[$'Dates Ref'.R62]" office:value-type="date" office:date-value="2016-07-08" calcext:value-type="date">
            <text:p>Jul 8, 16</text:p>
          </table:table-cell>
          <table:table-cell table:style-name="ce38" table:formula="of:=[$asianfanfics.D62]" office:value-type="float" office:value="35452" calcext:value-type="float">
            <text:p>35,452</text:p>
          </table:table-cell>
          <table:table-cell table:formula="of:=[.R62]-[.R61]" office:value-type="float" office:value="173" calcext:value-type="float">
            <text:p>173</text:p>
          </table:table-cell>
          <table:table-cell table:style-name="ce96" table:formula="of:=[.S:.S]/([.Q62]-[.Q61])*30.4375" office:value-type="float" office:value="57.2357336956522" calcext:value-type="float">
            <text:p>57</text:p>
          </table:table-cell>
          <table:table-cell table:formula="of:=SUM([.B62]; [.F62]; [.J62]; [.N62]; [.R62])" office:value-type="float" office:value="36821" calcext:value-type="float">
            <text:p>36,821</text:p>
          </table:table-cell>
          <table:table-cell table:formula="of:=[.U62]-[.U61]" office:value-type="float" office:value="348" calcext:value-type="float">
            <text:p>348</text:p>
          </table:table-cell>
          <table:table-cell/>
          <table:table-cell table:formula="of:=[.F:.F]/[.U:.U]" office:value-type="percentage" office:value="0.0371798701827761" calcext:value-type="percentage">
            <text:p>3.72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62820129817224" calcext:value-type="percentage">
            <text:p>96.28%</text:p>
          </table:table-cell>
          <table:table-cell/>
          <table:table-cell table:formula="of:=[.H:.H]/[.V:.V]" office:value-type="percentage" office:value="0.170069045338442" calcext:value-type="percentage">
            <text:p>17.01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164470499125437" calcext:value-type="percentage">
            <text:p>16.45%</text:p>
          </table:table-cell>
          <table:table-cell table:number-columns-repeated="16352"/>
        </table:table-row>
        <table:table-row table:style-name="ro2">
          <table:table-cell table:formula="of:=[$'Dates Ref'.A63]" office:value-type="date" office:date-value="2016-09-27" calcext:value-type="date">
            <text:p>Sep 27, 16</text:p>
          </table:table-cell>
          <table:table-cell table:number-columns-repeated="3"/>
          <table:table-cell table:formula="of:=[$'Dates Ref'.T63]" office:value-type="date" office:date-value="2016-09-24" calcext:value-type="date">
            <text:p>Sep 24, 16</text:p>
          </table:table-cell>
          <table:table-cell table:style-name="ce38" table:formula="of:=[$'kpop ao3'.E63]" office:value-type="float" office:value="1573" calcext:value-type="float">
            <text:p>1,573</text:p>
          </table:table-cell>
          <table:table-cell table:formula="of:=[.F63]-[.F62]" office:value-type="float" office:value="204" calcext:value-type="float">
            <text:p>204</text:p>
          </table:table-cell>
          <table:table-cell table:style-name="ce96" table:formula="of:=[.G:.G]/([.E63]-[.E62])*30.4375" office:value-type="float" office:value="76.6574074074074" calcext:value-type="float">
            <text:p>77</text:p>
          </table:table-cell>
          <table:table-cell table:style-name="ce15" table:formula="of:=[$'Dates Ref'.A63]" office:value-type="date" office:date-value="2016-09-27" calcext:value-type="date">
            <text:p>Sep 27, 16</text:p>
          </table:table-cell>
          <table:table-cell table:number-columns-repeated="3"/>
          <table:table-cell table:style-name="ce90" table:formula="of:=[$'Dates Ref'.A63]" office:value-type="date" office:date-value="2016-09-27" calcext:value-type="date">
            <text:p>Sep 27, 16</text:p>
          </table:table-cell>
          <table:table-cell table:number-columns-repeated="3"/>
          <table:table-cell table:formula="of:=[$'Dates Ref'.R63]" office:value-type="date" office:date-value="2016-09-21" calcext:value-type="date">
            <text:p>Sep 21, 16</text:p>
          </table:table-cell>
          <table:table-cell table:style-name="ce38" table:formula="of:=[$asianfanfics.D63]" office:value-type="float" office:value="35512" calcext:value-type="float">
            <text:p>35,512</text:p>
          </table:table-cell>
          <table:table-cell table:formula="of:=[.R63]-[.R62]" office:value-type="float" office:value="60" calcext:value-type="float">
            <text:p>60</text:p>
          </table:table-cell>
          <table:table-cell table:style-name="ce96" table:formula="of:=[.S:.S]/([.Q63]-[.Q62])*30.4375" office:value-type="float" office:value="24.35" calcext:value-type="float">
            <text:p>24</text:p>
          </table:table-cell>
          <table:table-cell table:formula="of:=SUM([.B63]; [.F63]; [.J63]; [.N63]; [.R63])" office:value-type="float" office:value="37085" calcext:value-type="float">
            <text:p>37,085</text:p>
          </table:table-cell>
          <table:table-cell table:formula="of:=[.U63]-[.U62]" office:value-type="float" office:value="264" calcext:value-type="float">
            <text:p>264</text:p>
          </table:table-cell>
          <table:table-cell/>
          <table:table-cell table:formula="of:=[.F:.F]/[.U:.U]" office:value-type="percentage" office:value="0.0424160711878118" calcext:value-type="percentage">
            <text:p>4.24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57583928812188" calcext:value-type="percentage">
            <text:p>95.76%</text:p>
          </table:table-cell>
          <table:table-cell/>
          <table:table-cell table:formula="of:=[.H:.H]/[.V:.V]" office:value-type="percentage" office:value="0.290368967452301" calcext:value-type="percentage">
            <text:p>29.04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0922348484848485" calcext:value-type="percentage">
            <text:p>9.22%</text:p>
          </table:table-cell>
          <table:table-cell table:number-columns-repeated="16352"/>
        </table:table-row>
        <table:table-row table:style-name="ro6">
          <table:table-cell table:formula="of:=[$'Dates Ref'.A64]" office:value-type="date" office:date-value="2017-01-07" calcext:value-type="date">
            <text:p>Jan 7, 17</text:p>
          </table:table-cell>
          <table:table-cell table:number-columns-repeated="3"/>
          <table:table-cell table:formula="of:=[$'Dates Ref'.T64]" office:value-type="date" office:date-value="2017-01-09" calcext:value-type="date">
            <text:p>Jan 9, 17</text:p>
          </table:table-cell>
          <table:table-cell table:style-name="ce38" table:formula="of:=[$'kpop ao3'.E64]" office:value-type="float" office:value="1992" calcext:value-type="float">
            <text:p>1,992</text:p>
          </table:table-cell>
          <table:table-cell table:formula="of:=[.F64]-[.F63]" office:value-type="float" office:value="419" calcext:value-type="float">
            <text:p>419</text:p>
          </table:table-cell>
          <table:table-cell table:style-name="ce96" table:formula="of:=[.G:.G]/([.E64]-[.E63])*30.4375" office:value-type="float" office:value="119.189836448598" calcext:value-type="float">
            <text:p>119</text:p>
          </table:table-cell>
          <table:table-cell table:style-name="ce15" table:formula="of:=[$'Dates Ref'.A64]" office:value-type="date" office:date-value="2017-01-07" calcext:value-type="date">
            <text:p>Jan 7, 17</text:p>
          </table:table-cell>
          <table:table-cell table:number-columns-repeated="3"/>
          <table:table-cell table:style-name="ce90" table:formula="of:=[$'Dates Ref'.A64]" office:value-type="date" office:date-value="2017-01-07" calcext:value-type="date">
            <text:p>Jan 7, 17</text:p>
          </table:table-cell>
          <table:table-cell table:number-columns-repeated="3"/>
          <table:table-cell table:style-name="ce91" table:formula="of:=[$'Dates Ref'.$A64]" office:value-type="date" office:date-value="2017-01-07" calcext:value-type="date">
            <text:p>Jan 7, 17</text:p>
          </table:table-cell>
          <table:table-cell table:style-name="ce92" table:formula="of:=[.R63]+([.Q64]-[.Q63])*AVERAGE([.T66];[.T63])/30.4375" office:value-type="float" office:value="35628.7109489051" calcext:value-type="float">
            <text:p>35,629</text:p>
          </table:table-cell>
          <table:table-cell table:style-name="ce92" table:formula="of:=[.R64]-[.R63]" office:value-type="float" office:value="116.710948905107" calcext:value-type="float">
            <text:p>117</text:p>
          </table:table-cell>
          <table:table-cell table:style-name="ce97" table:formula="of:=[.S:.S]/([.Q64]-[.Q63])*30.4375" office:value-type="float" office:value="32.8924954379556" calcext:value-type="float">
            <text:p>33</text:p>
          </table:table-cell>
          <table:table-cell table:formula="of:=SUM([.B64]; [.F64]; [.J64]; [.N64]; [.R64])" office:value-type="float" office:value="37620.7109489051" calcext:value-type="float">
            <text:p>37,621</text:p>
          </table:table-cell>
          <table:table-cell table:formula="of:=[.U64]-[.U63]" office:value-type="float" office:value="535.710948905107" calcext:value-type="float">
            <text:p>536</text:p>
          </table:table-cell>
          <table:table-cell/>
          <table:table-cell table:formula="of:=[.F:.F]/[.U:.U]" office:value-type="percentage" office:value="0.0529495575643281" calcext:value-type="percentage">
            <text:p>5.29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47050442435672" calcext:value-type="percentage">
            <text:p>94.71%</text:p>
          </table:table-cell>
          <table:table-cell/>
          <table:table-cell table:formula="of:=[.H:.H]/[.V:.V]" office:value-type="percentage" office:value="0.222489080524114" calcext:value-type="percentage">
            <text:p>22.25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0613997072585163" calcext:value-type="percentage">
            <text:p>6.14%</text:p>
          </table:table-cell>
          <table:table-cell table:number-columns-repeated="16352"/>
        </table:table-row>
        <table:table-row table:style-name="ro6">
          <table:table-cell table:formula="of:=[$'Dates Ref'.A65]" office:value-type="date" office:date-value="2017-04-03" calcext:value-type="date">
            <text:p>Apr 3, 17</text:p>
          </table:table-cell>
          <table:table-cell table:number-columns-repeated="3"/>
          <table:table-cell table:formula="of:=[$'Dates Ref'.T65]" office:value-type="date" office:date-value="2017-04-03" calcext:value-type="date">
            <text:p>Apr 3, 17</text:p>
          </table:table-cell>
          <table:table-cell table:style-name="ce38" table:formula="of:=[$'kpop ao3'.E65]" office:value-type="float" office:value="2283" calcext:value-type="float">
            <text:p>2,283</text:p>
          </table:table-cell>
          <table:table-cell table:formula="of:=[.F65]-[.F64]" office:value-type="float" office:value="291" calcext:value-type="float">
            <text:p>291</text:p>
          </table:table-cell>
          <table:table-cell table:style-name="ce96" table:formula="of:=[.G:.G]/([.E65]-[.E64])*30.4375" office:value-type="float" office:value="105.444196428571" calcext:value-type="float">
            <text:p>105</text:p>
          </table:table-cell>
          <table:table-cell table:style-name="ce15" table:formula="of:=[$'Dates Ref'.A65]" office:value-type="date" office:date-value="2017-04-03" calcext:value-type="date">
            <text:p>Apr 3, 17</text:p>
          </table:table-cell>
          <table:table-cell table:number-columns-repeated="3"/>
          <table:table-cell table:style-name="ce90" table:formula="of:=[$'Dates Ref'.A65]" office:value-type="date" office:date-value="2017-04-03" calcext:value-type="date">
            <text:p>Apr 3, 17</text:p>
          </table:table-cell>
          <table:table-cell table:number-columns-repeated="3"/>
          <table:table-cell table:style-name="ce91" table:formula="of:=[$'Dates Ref'.$A65]" office:value-type="date" office:date-value="2017-04-03" calcext:value-type="date">
            <text:p>Apr 3, 17</text:p>
          </table:table-cell>
          <table:table-cell table:style-name="ce92" table:formula="of:=[.R64]+([.Q65]-[.Q64])*AVERAGE([.T66];[.T63])/30.4375" office:value-type="float" office:value="35721.6474452555" calcext:value-type="float">
            <text:p>35,722</text:p>
          </table:table-cell>
          <table:table-cell table:style-name="ce92" table:formula="of:=[.R65]-[.R64]" office:value-type="float" office:value="92.9364963503685" calcext:value-type="float">
            <text:p>93</text:p>
          </table:table-cell>
          <table:table-cell table:style-name="ce97" table:formula="of:=[.S:.S]/([.Q65]-[.Q64])*30.4375" office:value-type="float" office:value="32.8924954379575" calcext:value-type="float">
            <text:p>33</text:p>
          </table:table-cell>
          <table:table-cell table:formula="of:=SUM([.B65]; [.F65]; [.J65]; [.N65]; [.R65])" office:value-type="float" office:value="38004.6474452555" calcext:value-type="float">
            <text:p>38,005</text:p>
          </table:table-cell>
          <table:table-cell table:formula="of:=[.U65]-[.U64]" office:value-type="float" office:value="383.936496350369" calcext:value-type="float">
            <text:p>384</text:p>
          </table:table-cell>
          <table:table-cell/>
          <table:table-cell table:formula="of:=[.F:.F]/[.U:.U]" office:value-type="percentage" office:value="0.0600716005401337" calcext:value-type="percentage">
            <text:p>6.01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39928399459866" calcext:value-type="percentage">
            <text:p>93.99%</text:p>
          </table:table-cell>
          <table:table-cell/>
          <table:table-cell table:formula="of:=[.H:.H]/[.V:.V]" office:value-type="percentage" office:value="0.274639679819202" calcext:value-type="percentage">
            <text:p>27.46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0856717080835702" calcext:value-type="percentage">
            <text:p>8.57%</text:p>
          </table:table-cell>
          <table:table-cell table:number-columns-repeated="16352"/>
        </table:table-row>
        <table:table-row table:style-name="ro2">
          <table:table-cell table:formula="of:=[$'Dates Ref'.A66]" office:value-type="date" office:date-value="2017-07-04" calcext:value-type="date">
            <text:p>Jul 4, 17</text:p>
          </table:table-cell>
          <table:table-cell table:number-columns-repeated="3"/>
          <table:table-cell table:formula="of:=[$'Dates Ref'.T66]" office:value-type="date" office:date-value="2017-07-07" calcext:value-type="date">
            <text:p>Jul 7, 17</text:p>
          </table:table-cell>
          <table:table-cell table:style-name="ce38" table:formula="of:=[$'kpop ao3'.E66]" office:value-type="float" office:value="2699" calcext:value-type="float">
            <text:p>2,699</text:p>
          </table:table-cell>
          <table:table-cell table:formula="of:=[.F66]-[.F65]" office:value-type="float" office:value="416" calcext:value-type="float">
            <text:p>416</text:p>
          </table:table-cell>
          <table:table-cell table:style-name="ce96" table:formula="of:=[.G:.G]/([.E66]-[.E65])*30.4375" office:value-type="float" office:value="133.284210526316" calcext:value-type="float">
            <text:p>133</text:p>
          </table:table-cell>
          <table:table-cell table:style-name="ce15" table:formula="of:=[$'Dates Ref'.A66]" office:value-type="date" office:date-value="2017-07-04" calcext:value-type="date">
            <text:p>Jul 4, 17</text:p>
          </table:table-cell>
          <table:table-cell table:number-columns-repeated="3"/>
          <table:table-cell table:style-name="ce90" table:formula="of:=[$'Dates Ref'.A66]" office:value-type="date" office:date-value="2017-07-04" calcext:value-type="date">
            <text:p>Jul 4, 17</text:p>
          </table:table-cell>
          <table:table-cell table:number-columns-repeated="3"/>
          <table:table-cell table:formula="of:=[$'Dates Ref'.R66]" office:value-type="date" office:date-value="2017-06-22" calcext:value-type="date">
            <text:p>Jun 22, 17</text:p>
          </table:table-cell>
          <table:table-cell table:style-name="ce38" table:formula="of:=[$asianfanfics.D66]" office:value-type="float" office:value="35885" calcext:value-type="float">
            <text:p>35,885</text:p>
          </table:table-cell>
          <table:table-cell table:style-name="ce104" table:formula="of:=[.R66]-[.R63]" office:value-type="float" office:value="373" calcext:value-type="float">
            <text:p>373</text:p>
          </table:table-cell>
          <table:table-cell table:style-name="ce98" table:formula="of:=[.S:.S]/([.Q66]-[.Q63])*30.4375" office:value-type="float" office:value="41.4349908759124" calcext:value-type="float">
            <text:p>41</text:p>
          </table:table-cell>
          <table:table-cell table:formula="of:=SUM([.B66]; [.F66]; [.J66]; [.N66]; [.R66])" office:value-type="float" office:value="38584" calcext:value-type="float">
            <text:p>38,584</text:p>
          </table:table-cell>
          <table:table-cell table:formula="of:=[.U66]-[.U65]" office:value-type="float" office:value="579.352554744524" calcext:value-type="float">
            <text:p>579</text:p>
          </table:table-cell>
          <table:table-cell/>
          <table:table-cell table:formula="of:=[.F:.F]/[.U:.U]" office:value-type="percentage" office:value="0.0699512751399544" calcext:value-type="percentage">
            <text:p>7.00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30048724860046" calcext:value-type="percentage">
            <text:p>93.00%</text:p>
          </table:table-cell>
          <table:table-cell/>
          <table:table-cell table:formula="of:=[.H:.H]/[.V:.V]" office:value-type="percentage" office:value="0.23005717232936" calcext:value-type="percentage">
            <text:p>23.01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0715194755535063" calcext:value-type="percentage">
            <text:p>7.15%</text:p>
          </table:table-cell>
          <table:table-cell table:number-columns-repeated="16352"/>
        </table:table-row>
        <table:table-row table:style-name="ro2">
          <table:table-cell table:formula="of:=[$'Dates Ref'.A67]" office:value-type="date" office:date-value="2017-10-10" calcext:value-type="date">
            <text:p>Oct 10, 17</text:p>
          </table:table-cell>
          <table:table-cell table:number-columns-repeated="3"/>
          <table:table-cell table:formula="of:=[$'Dates Ref'.T67]" office:value-type="date" office:date-value="2017-10-10" calcext:value-type="date">
            <text:p>Oct 10, 17</text:p>
          </table:table-cell>
          <table:table-cell table:style-name="ce38" table:formula="of:=[$'kpop ao3'.E67]" office:value-type="float" office:value="2921" calcext:value-type="float">
            <text:p>2,921</text:p>
          </table:table-cell>
          <table:table-cell table:formula="of:=[.F67]-[.F66]" office:value-type="float" office:value="222" calcext:value-type="float">
            <text:p>222</text:p>
          </table:table-cell>
          <table:table-cell table:style-name="ce96" table:formula="of:=[.G:.G]/([.E67]-[.E66])*30.4375" office:value-type="float" office:value="71.1276315789474" calcext:value-type="float">
            <text:p>71</text:p>
          </table:table-cell>
          <table:table-cell table:style-name="ce15" table:formula="of:=[$'Dates Ref'.A67]" office:value-type="date" office:date-value="2017-10-10" calcext:value-type="date">
            <text:p>Oct 10, 17</text:p>
          </table:table-cell>
          <table:table-cell table:number-columns-repeated="3"/>
          <table:table-cell table:style-name="ce90" table:formula="of:=[$'Dates Ref'.A67]" office:value-type="date" office:date-value="2017-10-10" calcext:value-type="date">
            <text:p>Oct 10, 17</text:p>
          </table:table-cell>
          <table:table-cell table:number-columns-repeated="3"/>
          <table:table-cell table:formula="of:=[$'Dates Ref'.R67]" office:value-type="date" office:date-value="2017-10-10" calcext:value-type="date">
            <text:p>Oct 10, 17</text:p>
          </table:table-cell>
          <table:table-cell table:style-name="ce38" table:formula="of:=[$asianfanfics.D67]" office:value-type="float" office:value="35958" calcext:value-type="float">
            <text:p>35,958</text:p>
          </table:table-cell>
          <table:table-cell table:formula="of:=[.R67]-[.R66]" office:value-type="float" office:value="73" calcext:value-type="float">
            <text:p>73</text:p>
          </table:table-cell>
          <table:table-cell table:style-name="ce96" table:formula="of:=[.S:.S]/([.Q67]-[.Q66])*30.4375" office:value-type="float" office:value="20.1994318181818" calcext:value-type="float">
            <text:p>20</text:p>
          </table:table-cell>
          <table:table-cell table:formula="of:=SUM([.B67]; [.F67]; [.J67]; [.N67]; [.R67])" office:value-type="float" office:value="38879" calcext:value-type="float">
            <text:p>38,879</text:p>
          </table:table-cell>
          <table:table-cell table:formula="of:=[.U67]-[.U66]" office:value-type="float" office:value="295" calcext:value-type="float">
            <text:p>295</text:p>
          </table:table-cell>
          <table:table-cell/>
          <table:table-cell table:formula="of:=[.F:.F]/[.U:.U]" office:value-type="percentage" office:value="0.0751305331927262" calcext:value-type="percentage">
            <text:p>7.51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24869466807274" calcext:value-type="percentage">
            <text:p>92.49%</text:p>
          </table:table-cell>
          <table:table-cell/>
          <table:table-cell table:formula="of:=[.H:.H]/[.V:.V]" office:value-type="percentage" office:value="0.241110615521856" calcext:value-type="percentage">
            <text:p>24.11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0684726502311248" calcext:value-type="percentage">
            <text:p>6.85%</text:p>
          </table:table-cell>
          <table:table-cell table:number-columns-repeated="16352"/>
        </table:table-row>
        <table:table-row table:style-name="ro2">
          <table:table-cell table:formula="of:=[$'Dates Ref'.A68]" office:value-type="date" office:date-value="2018-01-05" calcext:value-type="date">
            <text:p>Jan 5, 18</text:p>
          </table:table-cell>
          <table:table-cell table:number-columns-repeated="3"/>
          <table:table-cell table:formula="of:=[$'Dates Ref'.T68]" office:value-type="date" office:date-value="2018-01-02" calcext:value-type="date">
            <text:p>Jan 2, 18</text:p>
          </table:table-cell>
          <table:table-cell table:style-name="ce38" table:formula="of:=[$'kpop ao3'.E68]" office:value-type="float" office:value="3142" calcext:value-type="float">
            <text:p>3,142</text:p>
          </table:table-cell>
          <table:table-cell table:formula="of:=[.F68]-[.F67]" office:value-type="float" office:value="221" calcext:value-type="float">
            <text:p>221</text:p>
          </table:table-cell>
          <table:table-cell table:style-name="ce96" table:formula="of:=[.G:.G]/([.E68]-[.E67])*30.4375" office:value-type="float" office:value="80.0796130952381" calcext:value-type="float">
            <text:p>80</text:p>
          </table:table-cell>
          <table:table-cell table:style-name="ce15" table:formula="of:=[$'Dates Ref'.A68]" office:value-type="date" office:date-value="2018-01-05" calcext:value-type="date">
            <text:p>Jan 5, 18</text:p>
          </table:table-cell>
          <table:table-cell table:number-columns-repeated="3"/>
          <table:table-cell table:style-name="ce90" table:formula="of:=[$'Dates Ref'.A68]" office:value-type="date" office:date-value="2018-01-05" calcext:value-type="date">
            <text:p>Jan 5, 18</text:p>
          </table:table-cell>
          <table:table-cell table:number-columns-repeated="3"/>
          <table:table-cell table:formula="of:=[$'Dates Ref'.R68]" office:value-type="date" office:date-value="2017-12-29" calcext:value-type="date">
            <text:p>Dec 29, 17</text:p>
          </table:table-cell>
          <table:table-cell table:style-name="ce38" table:formula="of:=[$asianfanfics.D68]" office:value-type="float" office:value="36009" calcext:value-type="float">
            <text:p>36,009</text:p>
          </table:table-cell>
          <table:table-cell table:formula="of:=[.R68]-[.R67]" office:value-type="float" office:value="51" calcext:value-type="float">
            <text:p>51</text:p>
          </table:table-cell>
          <table:table-cell table:style-name="ce96" table:formula="of:=[.S:.S]/([.Q68]-[.Q67])*30.4375" office:value-type="float" office:value="19.40390625" calcext:value-type="float">
            <text:p>19</text:p>
          </table:table-cell>
          <table:table-cell table:formula="of:=SUM([.B68]; [.F68]; [.J68]; [.N68]; [.R68])" office:value-type="float" office:value="39151" calcext:value-type="float">
            <text:p>39,151</text:p>
          </table:table-cell>
          <table:table-cell table:formula="of:=[.U68]-[.U67]" office:value-type="float" office:value="272" calcext:value-type="float">
            <text:p>272</text:p>
          </table:table-cell>
          <table:table-cell/>
          <table:table-cell table:formula="of:=[.F:.F]/[.U:.U]" office:value-type="percentage" office:value="0.0802533779469235" calcext:value-type="percentage">
            <text:p>8.03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19746622053077" calcext:value-type="percentage">
            <text:p>91.97%</text:p>
          </table:table-cell>
          <table:table-cell/>
          <table:table-cell table:formula="of:=[.H:.H]/[.V:.V]" office:value-type="percentage" office:value="0.294410342261905" calcext:value-type="percentage">
            <text:p>29.44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071337890625" calcext:value-type="percentage">
            <text:p>7.13%</text:p>
          </table:table-cell>
          <table:table-cell table:number-columns-repeated="16352"/>
        </table:table-row>
        <table:table-row table:style-name="ro6">
          <table:table-cell table:formula="of:=[$'Dates Ref'.A69]" office:value-type="date" office:date-value="2018-04-04" calcext:value-type="date">
            <text:p>Apr 4, 18</text:p>
          </table:table-cell>
          <table:table-cell table:number-columns-repeated="3"/>
          <table:table-cell table:formula="of:=[$'Dates Ref'.T69]" office:value-type="date" office:date-value="2018-04-02" calcext:value-type="date">
            <text:p>Apr 2, 18</text:p>
          </table:table-cell>
          <table:table-cell table:style-name="ce38" table:formula="of:=[$'kpop ao3'.E69]" office:value-type="float" office:value="3252" calcext:value-type="float">
            <text:p>3,252</text:p>
          </table:table-cell>
          <table:table-cell table:formula="of:=[.F69]-[.F68]" office:value-type="float" office:value="110" calcext:value-type="float">
            <text:p>110</text:p>
          </table:table-cell>
          <table:table-cell table:style-name="ce96" table:formula="of:=[.G:.G]/([.E69]-[.E68])*30.4375" office:value-type="float" office:value="37.2013888888889" calcext:value-type="float">
            <text:p>37</text:p>
          </table:table-cell>
          <table:table-cell table:style-name="ce15" table:formula="of:=[$'Dates Ref'.A69]" office:value-type="date" office:date-value="2018-04-04" calcext:value-type="date">
            <text:p>Apr 4, 18</text:p>
          </table:table-cell>
          <table:table-cell table:number-columns-repeated="3"/>
          <table:table-cell table:style-name="ce90" table:formula="of:=[$'Dates Ref'.A69]" office:value-type="date" office:date-value="2018-04-04" calcext:value-type="date">
            <text:p>Apr 4, 18</text:p>
          </table:table-cell>
          <table:table-cell table:number-columns-repeated="3"/>
          <table:table-cell table:style-name="ce91" table:formula="of:=[$'Dates Ref'.$A69]" office:value-type="date" office:date-value="2018-04-04" calcext:value-type="date">
            <text:p>Apr 4, 18</text:p>
          </table:table-cell>
          <table:table-cell table:style-name="ce92" table:formula="of:=[.R68]+([.Q69]-[.Q68])*AVERAGE([.T71];[.T68])/30.4375" office:value-type="float" office:value="36083.6711743772" calcext:value-type="float">
            <text:p>36,084</text:p>
          </table:table-cell>
          <table:table-cell table:style-name="ce92" table:formula="of:=[.R69]-[.R68]" office:value-type="float" office:value="74.6711743772248" calcext:value-type="float">
            <text:p>75</text:p>
          </table:table-cell>
          <table:table-cell table:style-name="ce97" table:formula="of:=[.S:.S]/([.Q69]-[.Q68])*30.4375" office:value-type="float" office:value="23.6750403136123" calcext:value-type="float">
            <text:p>24</text:p>
          </table:table-cell>
          <table:table-cell table:formula="of:=SUM([.B69]; [.F69]; [.J69]; [.N69]; [.R69])" office:value-type="float" office:value="39335.6711743772" calcext:value-type="float">
            <text:p>39,336</text:p>
          </table:table-cell>
          <table:table-cell table:formula="of:=[.U69]-[.U68]" office:value-type="float" office:value="184.671174377225" calcext:value-type="float">
            <text:p>185</text:p>
          </table:table-cell>
          <table:table-cell/>
          <table:table-cell table:formula="of:=[.F:.F]/[.U:.U]" office:value-type="percentage" office:value="0.0826730522935201" calcext:value-type="percentage">
            <text:p>8.27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1732694770648" calcext:value-type="percentage">
            <text:p>91.73%</text:p>
          </table:table-cell>
          <table:table-cell/>
          <table:table-cell table:formula="of:=[.H:.H]/[.V:.V]" office:value-type="percentage" office:value="0.201446647070637" calcext:value-type="percentage">
            <text:p>20.14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128201060037944" calcext:value-type="percentage">
            <text:p>12.82%</text:p>
          </table:table-cell>
          <table:table-cell table:number-columns-repeated="16352"/>
        </table:table-row>
        <table:table-row table:style-name="ro6">
          <table:table-cell table:formula="of:=[$'Dates Ref'.A70]" office:value-type="date" office:date-value="2018-07-17" calcext:value-type="date">
            <text:p>Jul 17, 18</text:p>
          </table:table-cell>
          <table:table-cell table:number-columns-repeated="3"/>
          <table:table-cell table:formula="of:=[$'Dates Ref'.T70]" office:value-type="date" office:date-value="2018-07-17" calcext:value-type="date">
            <text:p>Jul 17, 18</text:p>
          </table:table-cell>
          <table:table-cell table:style-name="ce38" table:formula="of:=[$'kpop ao3'.E70]" office:value-type="float" office:value="3493" calcext:value-type="float">
            <text:p>3,493</text:p>
          </table:table-cell>
          <table:table-cell table:formula="of:=[.F70]-[.F69]" office:value-type="float" office:value="241" calcext:value-type="float">
            <text:p>241</text:p>
          </table:table-cell>
          <table:table-cell table:style-name="ce96" table:formula="of:=[.G:.G]/([.E70]-[.E69])*30.4375" office:value-type="float" office:value="69.2022405660377" calcext:value-type="float">
            <text:p>69</text:p>
          </table:table-cell>
          <table:table-cell table:style-name="ce15" table:formula="of:=[$'Dates Ref'.A70]" office:value-type="date" office:date-value="2018-07-17" calcext:value-type="date">
            <text:p>Jul 17, 18</text:p>
          </table:table-cell>
          <table:table-cell table:number-columns-repeated="3"/>
          <table:table-cell table:style-name="ce90" table:formula="of:=[$'Dates Ref'.A70]" office:value-type="date" office:date-value="2018-07-17" calcext:value-type="date">
            <text:p>Jul 17, 18</text:p>
          </table:table-cell>
          <table:table-cell table:number-columns-repeated="3"/>
          <table:table-cell table:style-name="ce91" table:formula="of:=[$'Dates Ref'.$A70]" office:value-type="date" office:date-value="2018-07-17" calcext:value-type="date">
            <text:p>Jul 17, 18</text:p>
          </table:table-cell>
          <table:table-cell table:style-name="ce92" table:formula="of:=[.R69]+([.Q70]-[.Q69])*AVERAGE([.T71];[.T68])/30.4375" office:value-type="float" office:value="36164.5649466192" calcext:value-type="float">
            <text:p>36,165</text:p>
          </table:table-cell>
          <table:table-cell table:style-name="ce92" table:formula="of:=[.R70]-[.R69]" office:value-type="float" office:value="80.8937722419942" calcext:value-type="float">
            <text:p>81</text:p>
          </table:table-cell>
          <table:table-cell table:style-name="ce97" table:formula="of:=[.S:.S]/([.Q70]-[.Q69])*30.4375" office:value-type="float" office:value="23.6750403136125" calcext:value-type="float">
            <text:p>24</text:p>
          </table:table-cell>
          <table:table-cell table:formula="of:=SUM([.B70]; [.F70]; [.J70]; [.N70]; [.R70])" office:value-type="float" office:value="39657.5649466192" calcext:value-type="float">
            <text:p>39,658</text:p>
          </table:table-cell>
          <table:table-cell table:formula="of:=[.U70]-[.U69]" office:value-type="float" office:value="321.893772241994" calcext:value-type="float">
            <text:p>322</text:p>
          </table:table-cell>
          <table:table-cell/>
          <table:table-cell table:formula="of:=[.F:.F]/[.U:.U]" office:value-type="percentage" office:value="0.0880790337153007" calcext:value-type="percentage">
            <text:p>8.81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11920966284699" calcext:value-type="percentage">
            <text:p>91.19%</text:p>
          </table:table-cell>
          <table:table-cell/>
          <table:table-cell table:formula="of:=[.H:.H]/[.V:.V]" office:value-type="percentage" office:value="0.21498471400687" calcext:value-type="percentage">
            <text:p>21.50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07354923380069" calcext:value-type="percentage">
            <text:p>7.35%</text:p>
          </table:table-cell>
          <table:table-cell table:number-columns-repeated="16352"/>
        </table:table-row>
        <table:table-row table:style-name="ro2">
          <table:table-cell table:formula="of:=[$'Dates Ref'.A71]" office:value-type="date" office:date-value="2018-09-30" calcext:value-type="date">
            <text:p>Sep 30, 18</text:p>
          </table:table-cell>
          <table:table-cell table:number-columns-repeated="3"/>
          <table:table-cell table:style-name="ce91" table:formula="of:=[$'Dates Ref'.$A71]" office:value-type="date" office:date-value="2018-09-30" calcext:value-type="date">
            <text:p>Sep 30, 18</text:p>
          </table:table-cell>
          <table:table-cell table:style-name="ce92" table:formula="of:=[.F70]+([.E71]-[.E70])*AVERAGE([.H$72]; [.H$70])/30.4375" office:value-type="float" office:value="3647.90229110512" calcext:value-type="float">
            <text:p>3,648</text:p>
          </table:table-cell>
          <table:table-cell table:style-name="ce92" table:formula="of:=[.F71]-[.F70]" office:value-type="float" office:value="154.902291105122" calcext:value-type="float">
            <text:p>155</text:p>
          </table:table-cell>
          <table:table-cell table:style-name="ce97" table:formula="of:=[.G:.G]/([.E71]-[.E70])*30.4375" office:value-type="float" office:value="62.8645131401618" calcext:value-type="float">
            <text:p>63</text:p>
          </table:table-cell>
          <table:table-cell table:style-name="ce15" table:formula="of:=[$'Dates Ref'.A71]" office:value-type="date" office:date-value="2018-09-30" calcext:value-type="date">
            <text:p>Sep 30, 18</text:p>
          </table:table-cell>
          <table:table-cell table:number-columns-repeated="3"/>
          <table:table-cell table:style-name="ce90" table:formula="of:=[$'Dates Ref'.A71]" office:value-type="date" office:date-value="2018-09-30" calcext:value-type="date">
            <text:p>Sep 30, 18</text:p>
          </table:table-cell>
          <table:table-cell table:number-columns-repeated="3"/>
          <table:table-cell table:formula="of:=[$'Dates Ref'.R71]" office:value-type="date" office:date-value="2018-10-06" calcext:value-type="date">
            <text:p>Oct 6, 18</text:p>
          </table:table-cell>
          <table:table-cell table:style-name="ce38" table:formula="of:=[$asianfanfics.D71]" office:value-type="float" office:value="36267" calcext:value-type="float">
            <text:p>36,267</text:p>
          </table:table-cell>
          <table:table-cell table:style-name="ce104" table:formula="of:=[.R71]-[.R68]" office:value-type="float" office:value="258" calcext:value-type="float">
            <text:p>258</text:p>
          </table:table-cell>
          <table:table-cell table:style-name="ce98" table:formula="of:=[.S:.S]/([.Q71]-[.Q68])*30.4375" office:value-type="float" office:value="27.9461743772242" calcext:value-type="float">
            <text:p>28</text:p>
          </table:table-cell>
          <table:table-cell table:formula="of:=SUM([.B71]; [.F71]; [.J71]; [.N71]; [.R71])" office:value-type="float" office:value="39914.9022911051" calcext:value-type="float">
            <text:p>39,915</text:p>
          </table:table-cell>
          <table:table-cell table:formula="of:=[.U71]-[.U70]" office:value-type="float" office:value="257.337344485903" calcext:value-type="float">
            <text:p>257</text:p>
          </table:table-cell>
          <table:table-cell/>
          <table:table-cell table:formula="of:=[.F:.F]/[.U:.U]" office:value-type="percentage" office:value="0.0913919884984422" calcext:value-type="percentage">
            <text:p>9.14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08608011501558" calcext:value-type="percentage">
            <text:p>90.86%</text:p>
          </table:table-cell>
          <table:table-cell/>
          <table:table-cell table:formula="of:=[.H:.H]/[.V:.V]" office:value-type="percentage" office:value="0.244288341693079" calcext:value-type="percentage">
            <text:p>24.43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10859743047809" calcext:value-type="percentage">
            <text:p>10.86%</text:p>
          </table:table-cell>
          <table:table-cell table:number-columns-repeated="16352"/>
        </table:table-row>
        <table:table-row table:style-name="ro6">
          <table:table-cell table:formula="of:=[$'Dates Ref'.A72]" office:value-type="date" office:date-value="2018-11-01" calcext:value-type="date">
            <text:p>Nov 1, 18</text:p>
          </table:table-cell>
          <table:table-cell table:number-columns-repeated="3"/>
          <table:table-cell table:formula="of:=[$'Dates Ref'.T72]" office:value-type="date" office:date-value="2018-10-30" calcext:value-type="date">
            <text:p>Oct 30, 18</text:p>
          </table:table-cell>
          <table:table-cell table:style-name="ce38" table:formula="of:=[$'kpop ao3'.E72]" office:value-type="float" office:value="3688" calcext:value-type="float">
            <text:p>3,688</text:p>
          </table:table-cell>
          <table:table-cell table:style-name="ce104" table:formula="of:=[.F72]-[.F70]" office:value-type="float" office:value="195" calcext:value-type="float">
            <text:p>195</text:p>
          </table:table-cell>
          <table:table-cell table:style-name="ce98" table:formula="of:=[.G:.G]/([.E72]-[.E70])*30.4375" office:value-type="float" office:value="56.5267857142857" calcext:value-type="float">
            <text:p>57</text:p>
          </table:table-cell>
          <table:table-cell table:style-name="ce15" table:formula="of:=[$'Dates Ref'.A72]" office:value-type="date" office:date-value="2018-11-01" calcext:value-type="date">
            <text:p>Nov 1, 18</text:p>
          </table:table-cell>
          <table:table-cell table:number-columns-repeated="3"/>
          <table:table-cell table:style-name="ce90" table:formula="of:=[$'Dates Ref'.A72]" office:value-type="date" office:date-value="2018-11-01" calcext:value-type="date">
            <text:p>Nov 1, 18</text:p>
          </table:table-cell>
          <table:table-cell table:number-columns-repeated="3"/>
          <table:table-cell table:style-name="ce91" table:formula="of:=[$'Dates Ref'.$A72]" office:value-type="date" office:date-value="2018-11-01" calcext:value-type="date">
            <text:p>Nov 1, 18</text:p>
          </table:table-cell>
          <table:table-cell table:style-name="ce92" table:formula="of:=[.R71]+([.Q72]-[.Q71])*AVERAGE([.T74];[.T71])/30.4375" office:value-type="float" office:value="36256.1302287748" calcext:value-type="float">
            <text:p>36,256</text:p>
          </table:table-cell>
          <table:table-cell table:style-name="ce92" table:formula="of:=[.R72]-[.R71]" office:value-type="float" office:value="-10.8697712252178" calcext:value-type="float">
            <text:p>-11</text:p>
          </table:table-cell>
          <table:table-cell table:style-name="ce97" table:formula="of:=[.S:.S]/([.Q72]-[.Q71])*30.4375" office:value-type="float" office:value="-12.7249485256757" calcext:value-type="float">
            <text:p>-13</text:p>
          </table:table-cell>
          <table:table-cell table:formula="of:=SUM([.B72]; [.F72]; [.J72]; [.N72]; [.R72])" office:value-type="float" office:value="39944.1302287748" calcext:value-type="float">
            <text:p>39,944</text:p>
          </table:table-cell>
          <table:table-cell table:formula="of:=[.U72]-[.U71]" office:value-type="float" office:value="29.2279376696606" calcext:value-type="float">
            <text:p>29</text:p>
          </table:table-cell>
          <table:table-cell/>
          <table:table-cell table:formula="of:=[.F:.F]/[.U:.U]" office:value-type="percentage" office:value="0.0923289599467422" calcext:value-type="percentage">
            <text:p>9.23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07671040053258" calcext:value-type="percentage">
            <text:p>90.77%</text:p>
          </table:table-cell>
          <table:table-cell/>
          <table:table-cell table:formula="of:=[.H:.H]/[.V:.V]" office:value-type="percentage" office:value="1.93399843509869" calcext:value-type="percentage">
            <text:p>193.40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-0.435369360284511" calcext:value-type="percentage">
            <text:p>-43.54%</text:p>
          </table:table-cell>
          <table:table-cell table:number-columns-repeated="16352"/>
        </table:table-row>
        <table:table-row table:style-name="ro6">
          <table:table-cell table:formula="of:=[$'Dates Ref'.A73]" office:value-type="date" office:date-value="2019-01-04" calcext:value-type="date">
            <text:p>Jan 4, 19</text:p>
          </table:table-cell>
          <table:table-cell table:number-columns-repeated="3"/>
          <table:table-cell table:formula="of:=[$'Dates Ref'.T73]" office:value-type="date" office:date-value="2019-01-05" calcext:value-type="date">
            <text:p>Jan 5, 19</text:p>
          </table:table-cell>
          <table:table-cell table:style-name="ce38" table:formula="of:=[$'kpop ao3'.E73]" office:value-type="float" office:value="3885" calcext:value-type="float">
            <text:p>3,885</text:p>
          </table:table-cell>
          <table:table-cell table:formula="of:=[.F73]-[.F72]" office:value-type="float" office:value="197" calcext:value-type="float">
            <text:p>197</text:p>
          </table:table-cell>
          <table:table-cell table:style-name="ce96" table:formula="of:=[.G:.G]/([.E73]-[.E72])*30.4375" office:value-type="float" office:value="89.4953358208955" calcext:value-type="float">
            <text:p>89</text:p>
          </table:table-cell>
          <table:table-cell table:style-name="ce15" table:formula="of:=[$'Dates Ref'.A73]" office:value-type="date" office:date-value="2019-01-04" calcext:value-type="date">
            <text:p>Jan 4, 19</text:p>
          </table:table-cell>
          <table:table-cell table:number-columns-repeated="3"/>
          <table:table-cell table:style-name="ce90" table:formula="of:=[$'Dates Ref'.A73]" office:value-type="date" office:date-value="2019-01-04" calcext:value-type="date">
            <text:p>Jan 4, 19</text:p>
          </table:table-cell>
          <table:table-cell table:number-columns-repeated="3"/>
          <table:table-cell table:style-name="ce91" table:formula="of:=[$'Dates Ref'.$A73]" office:value-type="date" office:date-value="2019-01-04" calcext:value-type="date">
            <text:p>Jan 4, 19</text:p>
          </table:table-cell>
          <table:table-cell table:style-name="ce92" table:formula="of:=[.R72]+([.Q73]-[.Q72])*AVERAGE([.T74];[.T71])/30.4375" office:value-type="float" office:value="36229.3738688358" calcext:value-type="float">
            <text:p>36,229</text:p>
          </table:table-cell>
          <table:table-cell table:style-name="ce92" table:formula="of:=[.R73]-[.R72]" office:value-type="float" office:value="-26.7563599389905" calcext:value-type="float">
            <text:p>-27</text:p>
          </table:table-cell>
          <table:table-cell table:style-name="ce97" table:formula="of:=[.S:.S]/([.Q73]-[.Q72])*30.4375" office:value-type="float" office:value="-12.7249485256722" calcext:value-type="float">
            <text:p>-13</text:p>
          </table:table-cell>
          <table:table-cell table:formula="of:=SUM([.B73]; [.F73]; [.J73]; [.N73]; [.R73])" office:value-type="float" office:value="40114.3738688358" calcext:value-type="float">
            <text:p>40,114</text:p>
          </table:table-cell>
          <table:table-cell table:formula="of:=[.U73]-[.U72]" office:value-type="float" office:value="170.24364006101" calcext:value-type="float">
            <text:p>170</text:p>
          </table:table-cell>
          <table:table-cell/>
          <table:table-cell table:formula="of:=[.F:.F]/[.U:.U]" office:value-type="percentage" office:value="0.0968480777664137" calcext:value-type="percentage">
            <text:p>9.68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03151922233586" calcext:value-type="percentage">
            <text:p>90.32%</text:p>
          </table:table-cell>
          <table:table-cell/>
          <table:table-cell table:formula="of:=[.H:.H]/[.V:.V]" office:value-type="percentage" office:value="0.525689745524846" calcext:value-type="percentage">
            <text:p>52.57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-0.0747455148463229" calcext:value-type="percentage">
            <text:p>-7.47%</text:p>
          </table:table-cell>
          <table:table-cell table:number-columns-repeated="16352"/>
        </table:table-row>
        <table:table-row table:style-name="ro2">
          <table:table-cell table:formula="of:=[$'Dates Ref'.A74]" office:value-type="date" office:date-value="2019-04-01" calcext:value-type="date">
            <text:p>Apr 1, 19</text:p>
          </table:table-cell>
          <table:table-cell table:number-columns-repeated="3"/>
          <table:table-cell table:formula="of:=[$'Dates Ref'.T74]" office:value-type="date" office:date-value="2019-04-01" calcext:value-type="date">
            <text:p>Apr 1, 19</text:p>
          </table:table-cell>
          <table:table-cell table:style-name="ce38" table:formula="of:=[$'kpop ao3'.E74]" office:value-type="float" office:value="4032" calcext:value-type="float">
            <text:p>4,032</text:p>
          </table:table-cell>
          <table:table-cell table:formula="of:=[.F74]-[.F73]" office:value-type="float" office:value="147" calcext:value-type="float">
            <text:p>147</text:p>
          </table:table-cell>
          <table:table-cell table:style-name="ce96" table:formula="of:=[.G:.G]/([.E74]-[.E73])*30.4375" office:value-type="float" office:value="52.0268895348837" calcext:value-type="float">
            <text:p>52</text:p>
          </table:table-cell>
          <table:table-cell table:style-name="ce15" table:formula="of:=[$'Dates Ref'.A74]" office:value-type="date" office:date-value="2019-04-01" calcext:value-type="date">
            <text:p>Apr 1, 19</text:p>
          </table:table-cell>
          <table:table-cell table:number-columns-repeated="3"/>
          <table:table-cell table:style-name="ce90" table:formula="of:=[$'Dates Ref'.A74]" office:value-type="date" office:date-value="2019-04-01" calcext:value-type="date">
            <text:p>Apr 1, 19</text:p>
          </table:table-cell>
          <table:table-cell table:number-columns-repeated="3"/>
          <table:table-cell table:formula="of:=[$'Dates Ref'.R74]" office:value-type="date" office:date-value="2019-03-30" calcext:value-type="date">
            <text:p>Mar 30, 19</text:p>
          </table:table-cell>
          <table:table-cell table:style-name="ce38" table:formula="of:=[$asianfanfics.D74]" office:value-type="float" office:value="35960" calcext:value-type="float">
            <text:p>35,960</text:p>
          </table:table-cell>
          <table:table-cell table:style-name="ce104" table:formula="of:=[.R74]-[.R71]" office:value-type="float" office:value="-307" calcext:value-type="float">
            <text:p>-307</text:p>
          </table:table-cell>
          <table:table-cell table:style-name="ce98" table:formula="of:=[.S:.S]/([.Q74]-[.Q71])*30.4375" office:value-type="float" office:value="-53.3960714285714" calcext:value-type="float">
            <text:p>-53</text:p>
          </table:table-cell>
          <table:table-cell table:formula="of:=SUM([.B74]; [.F74]; [.J74]; [.N74]; [.R74])" office:value-type="float" office:value="39992" calcext:value-type="float">
            <text:p>39,992</text:p>
          </table:table-cell>
          <table:table-cell table:formula="of:=[.U74]-[.U73]" office:value-type="float" office:value="-122.373868835792" calcext:value-type="float">
            <text:p>-122</text:p>
          </table:table-cell>
          <table:table-cell/>
          <table:table-cell table:formula="of:=[.F:.F]/[.U:.U]" office:value-type="percentage" office:value="0.100820164032807" calcext:value-type="percentage">
            <text:p>10.08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899179835967193" calcext:value-type="percentage">
            <text:p>89.92%</text:p>
          </table:table-cell>
          <table:table-cell/>
          <table:table-cell table:formula="of:=[.H:.H]/[.V:.V]" office:value-type="percentage" office:value="-0.425147051652804" calcext:value-type="percentage">
            <text:p>-42.51%</text:p>
          </table:table-cell>
          <table:table-cell table:formula="of:=[.L:.L]/[.V:.V]" office:value-type="percentage" office:value="-0" calcext:value-type="percentage">
            <text:p>0.00%</text:p>
          </table:table-cell>
          <table:table-cell table:formula="of:=[.P:.P]/[.V:.V]" office:value-type="percentage" office:value="-0" calcext:value-type="percentage">
            <text:p>0.00%</text:p>
          </table:table-cell>
          <table:table-cell table:formula="of:=[.T:.T]/[.V:.V]" office:value-type="percentage" office:value="0.436335566870255" calcext:value-type="percentage">
            <text:p>43.63%</text:p>
          </table:table-cell>
          <table:table-cell table:number-columns-repeated="16352"/>
        </table:table-row>
        <table:table-row table:style-name="ro2">
          <table:table-cell table:formula="of:=[$'Dates Ref'.A75]" office:value-type="date" office:date-value="2019-07-01" calcext:value-type="date">
            <text:p>Jul 1, 19</text:p>
          </table:table-cell>
          <table:table-cell table:number-columns-repeated="3"/>
          <table:table-cell table:formula="of:=[$'Dates Ref'.T75]" office:value-type="date" office:date-value="2019-07-01" calcext:value-type="date">
            <text:p>Jul 1, 19</text:p>
          </table:table-cell>
          <table:table-cell table:style-name="ce38" table:formula="of:=[$'kpop ao3'.E75]" office:value-type="float" office:value="4134" calcext:value-type="float">
            <text:p>4,134</text:p>
          </table:table-cell>
          <table:table-cell table:formula="of:=[.F75]-[.F74]" office:value-type="float" office:value="102" calcext:value-type="float">
            <text:p>102</text:p>
          </table:table-cell>
          <table:table-cell table:style-name="ce96" table:formula="of:=[.G:.G]/([.E75]-[.E74])*30.4375" office:value-type="float" office:value="34.1167582417582" calcext:value-type="float">
            <text:p>34</text:p>
          </table:table-cell>
          <table:table-cell table:style-name="ce15" table:formula="of:=[$'Dates Ref'.A75]" office:value-type="date" office:date-value="2019-07-01" calcext:value-type="date">
            <text:p>Jul 1, 19</text:p>
          </table:table-cell>
          <table:table-cell table:number-columns-repeated="3"/>
          <table:table-cell table:style-name="ce90" table:formula="of:=[$'Dates Ref'.A75]" office:value-type="date" office:date-value="2019-07-01" calcext:value-type="date">
            <text:p>Jul 1, 19</text:p>
          </table:table-cell>
          <table:table-cell table:number-columns-repeated="3"/>
          <table:table-cell table:style-name="ce91" table:formula="of:=[$'Dates Ref'.$A75]" office:value-type="date" office:date-value="2019-07-01" calcext:value-type="date">
            <text:p>Jul 1, 19</text:p>
          </table:table-cell>
          <table:table-cell table:style-name="ce92" table:formula="of:=[.R74]+([.Q75]-[.Q74])*AVERAGE([.T76]; [.T74])/30.4375" office:value-type="float" office:value="35879.2228571429" calcext:value-type="float">
            <text:p>35,879</text:p>
          </table:table-cell>
          <table:table-cell table:style-name="ce92" table:formula="of:=[.R75]-[.R74]" office:value-type="float" office:value="-80.7771428571432" calcext:value-type="float">
            <text:p>-81</text:p>
          </table:table-cell>
          <table:table-cell table:style-name="ce97" table:formula="of:=[.S:.S]/([.Q75]-[.Q74])*30.4375" office:value-type="float" office:value="-26.437142857143" calcext:value-type="float">
            <text:p>-26</text:p>
          </table:table-cell>
          <table:table-cell table:formula="of:=SUM([.B75]; [.F75]; [.J75]; [.N75]; [.R75])" office:value-type="float" office:value="40013.2228571429" calcext:value-type="float">
            <text:p>40,013</text:p>
          </table:table-cell>
          <table:table-cell table:formula="of:=[.U75]-[.U74]" office:value-type="float" office:value="21.2228571428568" calcext:value-type="float">
            <text:p>21</text:p>
          </table:table-cell>
          <table:table-cell/>
          <table:table-cell table:formula="of:=[.F:.F]/[.U:.U]" office:value-type="percentage" office:value="0.103315846732951" calcext:value-type="percentage">
            <text:p>10.33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896684153267049" calcext:value-type="percentage">
            <text:p>89.67%</text:p>
          </table:table-cell>
          <table:table-cell/>
          <table:table-cell table:formula="of:=[.H:.H]/[.V:.V]" office:value-type="percentage" office:value="1.60754784391701" calcext:value-type="percentage">
            <text:p>160.75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-1.24569197630589" calcext:value-type="percentage">
            <text:p>-124.57%</text:p>
          </table:table-cell>
          <table:table-cell table:number-columns-repeated="16352"/>
        </table:table-row>
        <table:table-row table:style-name="ro2">
          <table:table-cell table:formula="of:=[$'Dates Ref'.A76]" office:value-type="date" office:date-value="2019-10-03" calcext:value-type="date">
            <text:p>Oct 3, 19</text:p>
          </table:table-cell>
          <table:table-cell table:number-columns-repeated="3"/>
          <table:table-cell table:formula="of:=[$'Dates Ref'.T76]" office:value-type="date" office:date-value="2019-10-03" calcext:value-type="date">
            <text:p>Oct 3, 19</text:p>
          </table:table-cell>
          <table:table-cell table:style-name="ce38" table:formula="of:=[$'kpop ao3'.E76]" office:value-type="float" office:value="4311" calcext:value-type="float">
            <text:p>4,311</text:p>
          </table:table-cell>
          <table:table-cell table:formula="of:=[.F76]-[.F75]" office:value-type="float" office:value="177" calcext:value-type="float">
            <text:p>177</text:p>
          </table:table-cell>
          <table:table-cell table:style-name="ce96" table:formula="of:=[.G:.G]/([.E76]-[.E75])*30.4375" office:value-type="float" office:value="57.313164893617" calcext:value-type="float">
            <text:p>57</text:p>
          </table:table-cell>
          <table:table-cell table:style-name="ce15" table:formula="of:=[$'Dates Ref'.A76]" office:value-type="date" office:date-value="2019-10-03" calcext:value-type="date">
            <text:p>Oct 3, 19</text:p>
          </table:table-cell>
          <table:table-cell table:number-columns-repeated="3"/>
          <table:table-cell table:style-name="ce90" table:formula="of:=[$'Dates Ref'.A76]" office:value-type="date" office:date-value="2019-10-03" calcext:value-type="date">
            <text:p>Oct 3, 19</text:p>
          </table:table-cell>
          <table:table-cell table:number-columns-repeated="3"/>
          <table:table-cell table:formula="of:=[$'Dates Ref'.R76]" office:value-type="date" office:date-value="2019-09-21" calcext:value-type="date">
            <text:p>Sep 21, 19</text:p>
          </table:table-cell>
          <table:table-cell table:style-name="ce38" table:formula="of:=[$asianfanfics.D76]" office:value-type="float" office:value="35963" calcext:value-type="float">
            <text:p>35,963</text:p>
          </table:table-cell>
          <table:table-cell table:style-name="ce104" table:formula="of:=[.R76]-[.R74]" office:value-type="float" office:value="3" calcext:value-type="float">
            <text:p>3</text:p>
          </table:table-cell>
          <table:table-cell table:style-name="ce98" table:formula="of:=[.S:.S]/([.Q76]-[.Q74])*30.4375" office:value-type="float" office:value="0.521785714285714" calcext:value-type="float">
            <text:p>1</text:p>
          </table:table-cell>
          <table:table-cell table:formula="of:=SUM([.B76]; [.F76]; [.J76]; [.N76]; [.R76])" office:value-type="float" office:value="40274" calcext:value-type="float">
            <text:p>40,274</text:p>
          </table:table-cell>
          <table:table-cell table:formula="of:=[.U76]-[.U75]" office:value-type="float" office:value="260.777142857143" calcext:value-type="float">
            <text:p>261</text:p>
          </table:table-cell>
          <table:table-cell/>
          <table:table-cell table:formula="of:=[.F:.F]/[.U:.U]" office:value-type="percentage" office:value="0.107041763917167" calcext:value-type="percentage">
            <text:p>10.70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892958236082833" calcext:value-type="percentage">
            <text:p>89.30%</text:p>
          </table:table-cell>
          <table:table-cell/>
          <table:table-cell table:formula="of:=[.H:.H]/[.V:.V]" office:value-type="percentage" office:value="0.219778329748071" calcext:value-type="percentage">
            <text:p>21.98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00200088745727057" calcext:value-type="percentage">
            <text:p>0.20%</text:p>
          </table:table-cell>
          <table:table-cell table:number-columns-repeated="16352"/>
        </table:table-row>
        <table:table-row table:style-name="ro2">
          <table:table-cell table:formula="of:=[$'Dates Ref'.A77]" office:value-type="date" office:date-value="2020-01-01" calcext:value-type="date">
            <text:p>Jan 1, 20</text:p>
          </table:table-cell>
          <table:table-cell table:number-columns-repeated="3"/>
          <table:table-cell table:formula="of:=[$'Dates Ref'.T77]" office:value-type="date" office:date-value="2020-01-01" calcext:value-type="date">
            <text:p>Jan 1, 20</text:p>
          </table:table-cell>
          <table:table-cell table:style-name="ce38" table:formula="of:=[$'kpop ao3'.E77]" office:value-type="float" office:value="4512" calcext:value-type="float">
            <text:p>4,512</text:p>
          </table:table-cell>
          <table:table-cell table:formula="of:=[.F77]-[.F76]" office:value-type="float" office:value="201" calcext:value-type="float">
            <text:p>201</text:p>
          </table:table-cell>
          <table:table-cell table:style-name="ce96" table:formula="of:=[.G:.G]/([.E77]-[.E76])*30.4375" office:value-type="float" office:value="67.9770833333333" calcext:value-type="float">
            <text:p>68</text:p>
          </table:table-cell>
          <table:table-cell table:style-name="ce15" table:formula="of:=[$'Dates Ref'.A77]" office:value-type="date" office:date-value="2020-01-01" calcext:value-type="date">
            <text:p>Jan 1, 20</text:p>
          </table:table-cell>
          <table:table-cell table:number-columns-repeated="3"/>
          <table:table-cell table:style-name="ce90" table:formula="of:=[$'Dates Ref'.A77]" office:value-type="date" office:date-value="2020-01-01" calcext:value-type="date">
            <text:p>Jan 1, 20</text:p>
          </table:table-cell>
          <table:table-cell table:number-columns-repeated="3"/>
          <table:table-cell table:style-name="ce102" table:formula="of:=[$'Dates Ref'.R77]" office:value-type="date" office:date-value="2019-12-29" calcext:value-type="date">
            <text:p>Dec 29, 19</text:p>
          </table:table-cell>
          <table:table-cell table:style-name="ce103" table:formula="of:=[.R76]+([.Q77]-[.Q76])*AVERAGE([.T78]; [.T76])/30.4375" office:value-type="float" office:value="35947.4368067227" calcext:value-type="float">
            <text:p>35,947</text:p>
          </table:table-cell>
          <table:table-cell table:style-name="ce103" table:formula="of:=[.R77]-[.R76]" office:value-type="float" office:value="-15.5631932773103" calcext:value-type="float">
            <text:p>-16</text:p>
          </table:table-cell>
          <table:table-cell table:style-name="ce106" table:formula="of:=[.S:.S]/([.Q77]-[.Q76])*30.4375" office:value-type="float" office:value="-4.78489591291044" calcext:value-type="float">
            <text:p>-5</text:p>
          </table:table-cell>
          <table:table-cell table:formula="of:=SUM([.B77]; [.F77]; [.J77]; [.N77]; [.R77])" office:value-type="float" office:value="40459.4368067227" calcext:value-type="float">
            <text:p>40,459</text:p>
          </table:table-cell>
          <table:table-cell table:formula="of:=[.U77]-[.U76]" office:value-type="float" office:value="185.43680672269" calcext:value-type="float">
            <text:p>185</text:p>
          </table:table-cell>
          <table:table-cell/>
          <table:table-cell table:formula="of:=[.F:.F]/[.U:.U]" office:value-type="percentage" office:value="0.111519100514278" calcext:value-type="percentage">
            <text:p>11.15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888480899485722" calcext:value-type="percentage">
            <text:p>88.85%</text:p>
          </table:table-cell>
          <table:table-cell/>
          <table:table-cell table:formula="of:=[.H:.H]/[.V:.V]" office:value-type="percentage" office:value="0.366578159615255" calcext:value-type="percentage">
            <text:p>36.66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-0.0258033774280097" calcext:value-type="percentage">
            <text:p>-2.58%</text:p>
          </table:table-cell>
          <table:table-cell table:number-columns-repeated="16352"/>
        </table:table-row>
        <table:table-row table:style-name="ro2">
          <table:table-cell table:formula="of:=[$'Dates Ref'.A78]" office:value-type="date" office:date-value="2020-04-01" calcext:value-type="date">
            <text:p>Apr 1, 20</text:p>
          </table:table-cell>
          <table:table-cell table:number-columns-repeated="3"/>
          <table:table-cell table:formula="of:=[$'Dates Ref'.T78]" office:value-type="date" office:date-value="2020-04-01" calcext:value-type="date">
            <text:p>Apr 1, 20</text:p>
          </table:table-cell>
          <table:table-cell table:style-name="ce38" table:formula="of:=[$'kpop ao3'.E78]" office:value-type="float" office:value="4702" calcext:value-type="float">
            <text:p>4,702</text:p>
          </table:table-cell>
          <table:table-cell table:formula="of:=[.F78]-[.F77]" office:value-type="float" office:value="190" calcext:value-type="float">
            <text:p>190</text:p>
          </table:table-cell>
          <table:table-cell table:style-name="ce96" table:formula="of:=[.G:.G]/([.E78]-[.E77])*30.4375" office:value-type="float" office:value="63.5508241758242" calcext:value-type="float">
            <text:p>64</text:p>
          </table:table-cell>
          <table:table-cell table:style-name="ce15" table:formula="of:=[$'Dates Ref'.A78]" office:value-type="date" office:date-value="2020-04-01" calcext:value-type="date">
            <text:p>Apr 1, 20</text:p>
          </table:table-cell>
          <table:table-cell table:number-columns-repeated="3"/>
          <table:table-cell table:style-name="ce90" table:formula="of:=[$'Dates Ref'.A78]" office:value-type="date" office:date-value="2020-04-01" calcext:value-type="date">
            <text:p>Apr 1, 20</text:p>
          </table:table-cell>
          <table:table-cell table:number-columns-repeated="3"/>
          <table:table-cell table:formula="of:=[$'Dates Ref'.R78]" office:value-type="date" office:date-value="2020-03-26" calcext:value-type="date">
            <text:p>Mar 26, 20</text:p>
          </table:table-cell>
          <table:table-cell table:style-name="ce38" table:formula="of:=[$asianfanfics.D78]" office:value-type="float" office:value="35901" calcext:value-type="float">
            <text:p>35,901</text:p>
          </table:table-cell>
          <table:table-cell table:style-name="ce104" table:formula="of:=[.R78]-[.R76]" office:value-type="float" office:value="-62" calcext:value-type="float">
            <text:p>-62</text:p>
          </table:table-cell>
          <table:table-cell table:style-name="ce98" table:formula="of:=[.S:.S]/([.Q78]-[.Q76])*30.4375" office:value-type="float" office:value="-10.091577540107" calcext:value-type="float">
            <text:p>-10</text:p>
          </table:table-cell>
          <table:table-cell table:formula="of:=SUM([.B78]; [.F78]; [.J78]; [.N78]; [.R78])" office:value-type="float" office:value="40603" calcext:value-type="float">
            <text:p>40,603</text:p>
          </table:table-cell>
          <table:table-cell table:formula="of:=[.U78]-[.U77]" office:value-type="float" office:value="143.56319327731" calcext:value-type="float">
            <text:p>144</text:p>
          </table:table-cell>
          <table:table-cell/>
          <table:table-cell table:formula="of:=[.F:.F]/[.U:.U]" office:value-type="percentage" office:value="0.11580425091742" calcext:value-type="percentage">
            <text:p>11.58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88419574908258" calcext:value-type="percentage">
            <text:p>88.42%</text:p>
          </table:table-cell>
          <table:table-cell/>
          <table:table-cell table:formula="of:=[.H:.H]/[.V:.V]" office:value-type="percentage" office:value="0.442667947996028" calcext:value-type="percentage">
            <text:p>44.27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-0.0702936268672556" calcext:value-type="percentage">
            <text:p>-7.03%</text:p>
          </table:table-cell>
          <table:table-cell table:number-columns-repeated="16352"/>
        </table:table-row>
        <table:table-row table:style-name="ro2">
          <table:table-cell table:formula="of:=[$'Dates Ref'.A79]" office:value-type="date" office:date-value="2020-07-01" calcext:value-type="date">
            <text:p>Jul 1, 20</text:p>
          </table:table-cell>
          <table:table-cell table:number-columns-repeated="3"/>
          <table:table-cell table:formula="of:=[$'Dates Ref'.T79]" office:value-type="date" office:date-value="2020-07-01" calcext:value-type="date">
            <text:p>Jul 1, 20</text:p>
          </table:table-cell>
          <table:table-cell table:style-name="ce38" table:formula="of:=[$'kpop ao3'.E79]" office:value-type="float" office:value="4779" calcext:value-type="float">
            <text:p>4,779</text:p>
          </table:table-cell>
          <table:table-cell table:formula="of:=[.F79]-[.F78]" office:value-type="float" office:value="77" calcext:value-type="float">
            <text:p>77</text:p>
          </table:table-cell>
          <table:table-cell table:style-name="ce96" table:formula="of:=[.G:.G]/([.E79]-[.E78])*30.4375" office:value-type="float" office:value="25.7548076923077" calcext:value-type="float">
            <text:p>26</text:p>
          </table:table-cell>
          <table:table-cell table:style-name="ce15" table:formula="of:=[$'Dates Ref'.A79]" office:value-type="date" office:date-value="2020-07-01" calcext:value-type="date">
            <text:p>Jul 1, 20</text:p>
          </table:table-cell>
          <table:table-cell table:number-columns-repeated="3"/>
          <table:table-cell table:style-name="ce90" table:formula="of:=[$'Dates Ref'.A79]" office:value-type="date" office:date-value="2020-07-01" calcext:value-type="date">
            <text:p>Jul 1, 20</text:p>
          </table:table-cell>
          <table:table-cell table:number-columns-repeated="3"/>
          <table:table-cell table:formula="of:=[$'Dates Ref'.R79]" office:value-type="date" office:date-value="2020-07-03" calcext:value-type="date">
            <text:p>Jul 3, 20</text:p>
          </table:table-cell>
          <table:table-cell table:style-name="ce38" table:formula="of:=[$asianfanfics.D79]" office:value-type="float" office:value="35821" calcext:value-type="float">
            <text:p>35,821</text:p>
          </table:table-cell>
          <table:table-cell table:formula="of:=[.R79]-[.R78]" office:value-type="float" office:value="-80" calcext:value-type="float">
            <text:p>-80</text:p>
          </table:table-cell>
          <table:table-cell table:style-name="ce96" table:formula="of:=[.S:.S]/([.Q79]-[.Q78])*30.4375" office:value-type="float" office:value="-24.5959595959596" calcext:value-type="float">
            <text:p>-25</text:p>
          </table:table-cell>
          <table:table-cell table:formula="of:=SUM([.B79]; [.F79]; [.J79]; [.N79]; [.R79])" office:value-type="float" office:value="40600" calcext:value-type="float">
            <text:p>40,600</text:p>
          </table:table-cell>
          <table:table-cell table:formula="of:=[.U79]-[.U78]" office:value-type="float" office:value="-3" calcext:value-type="float">
            <text:p>-3</text:p>
          </table:table-cell>
          <table:table-cell/>
          <table:table-cell table:formula="of:=[.F:.F]/[.U:.U]" office:value-type="percentage" office:value="0.117709359605911" calcext:value-type="percentage">
            <text:p>11.77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882290640394089" calcext:value-type="percentage">
            <text:p>88.23%</text:p>
          </table:table-cell>
          <table:table-cell/>
          <table:table-cell table:formula="of:=[.H:.H]/[.V:.V]" office:value-type="percentage" office:value="-8.5849358974359" calcext:value-type="percentage">
            <text:p>-858.49%</text:p>
          </table:table-cell>
          <table:table-cell table:formula="of:=[.L:.L]/[.V:.V]" office:value-type="percentage" office:value="-0" calcext:value-type="percentage">
            <text:p>0.00%</text:p>
          </table:table-cell>
          <table:table-cell table:formula="of:=[.P:.P]/[.V:.V]" office:value-type="percentage" office:value="-0" calcext:value-type="percentage">
            <text:p>0.00%</text:p>
          </table:table-cell>
          <table:table-cell table:formula="of:=[.T:.T]/[.V:.V]" office:value-type="percentage" office:value="8.1986531986532" calcext:value-type="percentage">
            <text:p>819.87%</text:p>
          </table:table-cell>
          <table:table-cell table:number-columns-repeated="16352"/>
        </table:table-row>
        <table:table-row table:style-name="ro2">
          <table:table-cell table:formula="of:=[$'Dates Ref'.A80]" office:value-type="date" office:date-value="2020-10-01" calcext:value-type="date">
            <text:p>Oct 1, 20</text:p>
          </table:table-cell>
          <table:table-cell table:number-columns-repeated="3"/>
          <table:table-cell table:formula="of:=[$'Dates Ref'.T80]" office:value-type="date" office:date-value="2020-10-01" calcext:value-type="date">
            <text:p>Oct 1, 20</text:p>
          </table:table-cell>
          <table:table-cell table:style-name="ce38" table:formula="of:=[$'kpop ao3'.E80]" office:value-type="float" office:value="5052" calcext:value-type="float">
            <text:p>5,052</text:p>
          </table:table-cell>
          <table:table-cell table:formula="of:=[.F80]-[.F79]" office:value-type="float" office:value="273" calcext:value-type="float">
            <text:p>273</text:p>
          </table:table-cell>
          <table:table-cell table:style-name="ce96" table:formula="of:=[.G:.G]/([.E80]-[.E79])*30.4375" office:value-type="float" office:value="90.319972826087" calcext:value-type="float">
            <text:p>90</text:p>
          </table:table-cell>
          <table:table-cell table:style-name="ce15" table:formula="of:=[$'Dates Ref'.A80]" office:value-type="date" office:date-value="2020-10-01" calcext:value-type="date">
            <text:p>Oct 1, 20</text:p>
          </table:table-cell>
          <table:table-cell table:number-columns-repeated="3"/>
          <table:table-cell table:style-name="ce90" table:formula="of:=[$'Dates Ref'.A80]" office:value-type="date" office:date-value="2020-10-01" calcext:value-type="date">
            <text:p>Oct 1, 20</text:p>
          </table:table-cell>
          <table:table-cell table:number-columns-repeated="3"/>
          <table:table-cell table:formula="of:=[$'Dates Ref'.R80]" office:value-type="date" office:date-value="2020-09-25" calcext:value-type="date">
            <text:p>Sep 25, 20</text:p>
          </table:table-cell>
          <table:table-cell table:style-name="ce38" table:formula="of:=[$asianfanfics.D80]" office:value-type="float" office:value="35773" calcext:value-type="float">
            <text:p>35,773</text:p>
          </table:table-cell>
          <table:table-cell table:formula="of:=[.R80]-[.R79]" office:value-type="float" office:value="-48" calcext:value-type="float">
            <text:p>-48</text:p>
          </table:table-cell>
          <table:table-cell table:style-name="ce96" table:formula="of:=[.S:.S]/([.Q80]-[.Q79])*30.4375" office:value-type="float" office:value="-17.3928571428571" calcext:value-type="float">
            <text:p>-17</text:p>
          </table:table-cell>
          <table:table-cell table:formula="of:=SUM([.B80]; [.F80]; [.J80]; [.N80]; [.R80])" office:value-type="float" office:value="40825" calcext:value-type="float">
            <text:p>40,825</text:p>
          </table:table-cell>
          <table:table-cell table:formula="of:=[.U80]-[.U79]" office:value-type="float" office:value="225" calcext:value-type="float">
            <text:p>225</text:p>
          </table:table-cell>
          <table:table-cell/>
          <table:table-cell table:formula="of:=[.F:.F]/[.U:.U]" office:value-type="percentage" office:value="0.123747703612982" calcext:value-type="percentage">
            <text:p>12.37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876252296387018" calcext:value-type="percentage">
            <text:p>87.63%</text:p>
          </table:table-cell>
          <table:table-cell/>
          <table:table-cell table:formula="of:=[.H:.H]/[.V:.V]" office:value-type="percentage" office:value="0.401422101449275" calcext:value-type="percentage">
            <text:p>40.14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-0.0773015873015873" calcext:value-type="percentage">
            <text:p>-7.73%</text:p>
          </table:table-cell>
          <table:table-cell table:number-columns-repeated="16352"/>
        </table:table-row>
        <table:table-row table:style-name="ro2">
          <table:table-cell table:formula="of:=[$'Dates Ref'.A81]" office:value-type="date" office:date-value="2021-01-01" calcext:value-type="date">
            <text:p>Jan 1, 21</text:p>
          </table:table-cell>
          <table:table-cell table:number-columns-repeated="3"/>
          <table:table-cell table:formula="of:=[$'Dates Ref'.T81]" office:value-type="date" office:date-value="2021-01-01" calcext:value-type="date">
            <text:p>Jan 1, 21</text:p>
          </table:table-cell>
          <table:table-cell table:style-name="ce38" table:formula="of:=[$'kpop ao3'.E81]" office:value-type="float" office:value="5265" calcext:value-type="float">
            <text:p>5,265</text:p>
          </table:table-cell>
          <table:table-cell table:formula="of:=[.F81]-[.F80]" office:value-type="float" office:value="213" calcext:value-type="float">
            <text:p>213</text:p>
          </table:table-cell>
          <table:table-cell table:style-name="ce96" table:formula="of:=[.G:.G]/([.E81]-[.E80])*30.4375" office:value-type="float" office:value="70.4694293478261" calcext:value-type="float">
            <text:p>70</text:p>
          </table:table-cell>
          <table:table-cell table:style-name="ce15" table:formula="of:=[$'Dates Ref'.A81]" office:value-type="date" office:date-value="2021-01-01" calcext:value-type="date">
            <text:p>Jan 1, 21</text:p>
          </table:table-cell>
          <table:table-cell table:number-columns-repeated="3"/>
          <table:table-cell table:style-name="ce90" table:formula="of:=[$'Dates Ref'.A81]" office:value-type="date" office:date-value="2021-01-01" calcext:value-type="date">
            <text:p>Jan 1, 21</text:p>
          </table:table-cell>
          <table:table-cell table:number-columns-repeated="3"/>
          <table:table-cell table:formula="of:=[$'Dates Ref'.R81]" office:value-type="date" office:date-value="2021-01-17" calcext:value-type="date">
            <text:p>Jan 17, 21</text:p>
          </table:table-cell>
          <table:table-cell table:style-name="ce38" table:formula="of:=[$asianfanfics.D81]" office:value-type="float" office:value="35683" calcext:value-type="float">
            <text:p>35,683</text:p>
          </table:table-cell>
          <table:table-cell table:formula="of:=[.R81]-[.R80]" office:value-type="float" office:value="-90" calcext:value-type="float">
            <text:p>-90</text:p>
          </table:table-cell>
          <table:table-cell table:style-name="ce96" table:formula="of:=[.S:.S]/([.Q81]-[.Q80])*30.4375" office:value-type="float" office:value="-24.0296052631579" calcext:value-type="float">
            <text:p>-24</text:p>
          </table:table-cell>
          <table:table-cell table:formula="of:=SUM([.B81]; [.F81]; [.J81]; [.N81]; [.R81])" office:value-type="float" office:value="40948" calcext:value-type="float">
            <text:p>40,948</text:p>
          </table:table-cell>
          <table:table-cell table:formula="of:=[.U81]-[.U80]" office:value-type="float" office:value="123" calcext:value-type="float">
            <text:p>123</text:p>
          </table:table-cell>
          <table:table-cell/>
          <table:table-cell table:formula="of:=[.F:.F]/[.U:.U]" office:value-type="percentage" office:value="0.128577708312982" calcext:value-type="percentage">
            <text:p>12.86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871422291687018" calcext:value-type="percentage">
            <text:p>87.14%</text:p>
          </table:table-cell>
          <table:table-cell/>
          <table:table-cell table:formula="of:=[.H:.H]/[.V:.V]" office:value-type="percentage" office:value="0.572922189819724" calcext:value-type="percentage">
            <text:p>57.29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-0.195362644415918" calcext:value-type="percentage">
            <text:p>-19.54%</text:p>
          </table:table-cell>
          <table:table-cell table:number-columns-repeated="16352"/>
        </table:table-row>
        <table:table-row table:style-name="ro2">
          <table:table-cell table:formula="of:=[$'Dates Ref'.A82]" office:value-type="date" office:date-value="2021-04-01" calcext:value-type="date">
            <text:p>Apr 1, 21</text:p>
          </table:table-cell>
          <table:table-cell table:number-columns-repeated="3"/>
          <table:table-cell table:formula="of:=[$'Dates Ref'.T82]" office:value-type="date" office:date-value="2021-04-01" calcext:value-type="date">
            <text:p>Apr 1, 21</text:p>
          </table:table-cell>
          <table:table-cell table:style-name="ce38" table:formula="of:=[$'kpop ao3'.E82]" office:value-type="float" office:value="5412" calcext:value-type="float">
            <text:p>5,412</text:p>
          </table:table-cell>
          <table:table-cell table:formula="of:=[.F82]-[.F81]" office:value-type="float" office:value="147" calcext:value-type="float">
            <text:p>147</text:p>
          </table:table-cell>
          <table:table-cell table:style-name="ce96" table:formula="of:=[.G:.G]/([.E82]-[.E81])*30.4375" office:value-type="float" office:value="49.7145833333333" calcext:value-type="float">
            <text:p>50</text:p>
          </table:table-cell>
          <table:table-cell table:style-name="ce15" table:formula="of:=[$'Dates Ref'.A82]" office:value-type="date" office:date-value="2021-04-01" calcext:value-type="date">
            <text:p>Apr 1, 21</text:p>
          </table:table-cell>
          <table:table-cell table:number-columns-repeated="3"/>
          <table:table-cell table:style-name="ce90" table:formula="of:=[$'Dates Ref'.A82]" office:value-type="date" office:date-value="2021-04-01" calcext:value-type="date">
            <text:p>Apr 1, 21</text:p>
          </table:table-cell>
          <table:table-cell table:number-columns-repeated="3"/>
          <table:table-cell table:formula="of:=[$'Dates Ref'.R82]" office:value-type="date" office:date-value="2021-04-14" calcext:value-type="date">
            <text:p>Apr 14, 21</text:p>
          </table:table-cell>
          <table:table-cell table:style-name="ce38" table:formula="of:=[$asianfanfics.D82]" office:value-type="float" office:value="35679" calcext:value-type="float">
            <text:p>35,679</text:p>
          </table:table-cell>
          <table:table-cell table:formula="of:=[.R82]-[.R81]" office:value-type="float" office:value="-4" calcext:value-type="float">
            <text:p>-4</text:p>
          </table:table-cell>
          <table:table-cell table:style-name="ce96" table:formula="of:=[.S:.S]/([.Q82]-[.Q81])*30.4375" office:value-type="float" office:value="-1.39942528735632" calcext:value-type="float">
            <text:p>-1</text:p>
          </table:table-cell>
          <table:table-cell table:formula="of:=SUM([.B82]; [.F82]; [.J82]; [.N82]; [.R82])" office:value-type="float" office:value="41091" calcext:value-type="float">
            <text:p>41,091</text:p>
          </table:table-cell>
          <table:table-cell table:formula="of:=[.U82]-[.U81]" office:value-type="float" office:value="143" calcext:value-type="float">
            <text:p>143</text:p>
          </table:table-cell>
          <table:table-cell/>
          <table:table-cell table:formula="of:=[.F:.F]/[.U:.U]" office:value-type="percentage" office:value="0.131707673213112" calcext:value-type="percentage">
            <text:p>13.17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868292326786888" calcext:value-type="percentage">
            <text:p>86.83%</text:p>
          </table:table-cell>
          <table:table-cell/>
          <table:table-cell table:formula="of:=[.H:.H]/[.V:.V]" office:value-type="percentage" office:value="0.347654428904429" calcext:value-type="percentage">
            <text:p>34.77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-0.00978619082067358" calcext:value-type="percentage">
            <text:p>-0.98%</text:p>
          </table:table-cell>
          <table:table-cell table:number-columns-repeated="16352"/>
        </table:table-row>
        <table:table-row table:style-name="ro2">
          <table:table-cell table:formula="of:=[$'Dates Ref'.A83]" office:value-type="date" office:date-value="2021-07-01" calcext:value-type="date">
            <text:p>Jul 1, 21</text:p>
          </table:table-cell>
          <table:table-cell table:number-columns-repeated="3"/>
          <table:table-cell table:formula="of:=[$'Dates Ref'.T83]" office:value-type="date" office:date-value="2021-07-01" calcext:value-type="date">
            <text:p>Jul 1, 21</text:p>
          </table:table-cell>
          <table:table-cell table:style-name="ce38" table:formula="of:=[$'kpop ao3'.E83]" office:value-type="float" office:value="5562" calcext:value-type="float">
            <text:p>5,562</text:p>
          </table:table-cell>
          <table:table-cell table:formula="of:=[.F83]-[.F82]" office:value-type="float" office:value="150" calcext:value-type="float">
            <text:p>150</text:p>
          </table:table-cell>
          <table:table-cell table:style-name="ce96" table:formula="of:=[.G:.G]/([.E83]-[.E82])*30.4375" office:value-type="float" office:value="50.1717032967033" calcext:value-type="float">
            <text:p>50</text:p>
          </table:table-cell>
          <table:table-cell table:style-name="ce15" table:formula="of:=[$'Dates Ref'.A83]" office:value-type="date" office:date-value="2021-07-01" calcext:value-type="date">
            <text:p>Jul 1, 21</text:p>
          </table:table-cell>
          <table:table-cell table:number-columns-repeated="3"/>
          <table:table-cell table:style-name="ce90" table:formula="of:=[$'Dates Ref'.A83]" office:value-type="date" office:date-value="2021-07-01" calcext:value-type="date">
            <text:p>Jul 1, 21</text:p>
          </table:table-cell>
          <table:table-cell table:number-columns-repeated="3"/>
          <table:table-cell table:formula="of:=[$'Dates Ref'.R83]" office:value-type="date" office:date-value="2021-06-22" calcext:value-type="date">
            <text:p>Jun 22, 21</text:p>
          </table:table-cell>
          <table:table-cell table:style-name="ce38" table:formula="of:=[$asianfanfics.D83]" office:value-type="float" office:value="35666" calcext:value-type="float">
            <text:p>35,666</text:p>
          </table:table-cell>
          <table:table-cell table:formula="of:=[.R83]-[.R82]" office:value-type="float" office:value="-13" calcext:value-type="float">
            <text:p>-13</text:p>
          </table:table-cell>
          <table:table-cell table:style-name="ce96" table:formula="of:=[.S:.S]/([.Q83]-[.Q82])*30.4375" office:value-type="float" office:value="-5.73460144927536" calcext:value-type="float">
            <text:p>-6</text:p>
          </table:table-cell>
          <table:table-cell table:formula="of:=SUM([.B83]; [.F83]; [.J83]; [.N83]; [.R83])" office:value-type="float" office:value="41228" calcext:value-type="float">
            <text:p>41,228</text:p>
          </table:table-cell>
          <table:table-cell table:formula="of:=[.U83]-[.U82]" office:value-type="float" office:value="137" calcext:value-type="float">
            <text:p>137</text:p>
          </table:table-cell>
          <table:table-cell/>
          <table:table-cell table:formula="of:=[.F:.F]/[.U:.U]" office:value-type="percentage" office:value="0.134908314737557" calcext:value-type="percentage">
            <text:p>13.49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865091685262443" calcext:value-type="percentage">
            <text:p>86.51%</text:p>
          </table:table-cell>
          <table:table-cell/>
          <table:table-cell table:formula="of:=[.H:.H]/[.V:.V]" office:value-type="percentage" office:value="0.366216812384696" calcext:value-type="percentage">
            <text:p>36.62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-0.0418584047392362" calcext:value-type="percentage">
            <text:p>-4.19%</text:p>
          </table:table-cell>
          <table:table-cell table:number-columns-repeated="16352"/>
        </table:table-row>
        <table:table-row table:style-name="ro2">
          <table:table-cell table:formula="of:=[$'Dates Ref'.A84]" office:value-type="date" office:date-value="2021-10-01" calcext:value-type="date">
            <text:p>Oct 1, 21</text:p>
          </table:table-cell>
          <table:table-cell table:number-columns-repeated="3"/>
          <table:table-cell table:formula="of:=[$'Dates Ref'.T84]" office:value-type="date" office:date-value="2021-10-01" calcext:value-type="date">
            <text:p>Oct 1, 21</text:p>
          </table:table-cell>
          <table:table-cell table:style-name="ce38" table:formula="of:=[$'kpop ao3'.E84]" office:value-type="float" office:value="5793" calcext:value-type="float">
            <text:p>5,793</text:p>
          </table:table-cell>
          <table:table-cell table:formula="of:=[.F84]-[.F83]" office:value-type="float" office:value="231" calcext:value-type="float">
            <text:p>231</text:p>
          </table:table-cell>
          <table:table-cell table:style-name="ce96" table:formula="of:=[.G:.G]/([.E84]-[.E83])*30.4375" office:value-type="float" office:value="76.4245923913043" calcext:value-type="float">
            <text:p>76</text:p>
          </table:table-cell>
          <table:table-cell table:style-name="ce15" table:formula="of:=[$'Dates Ref'.A84]" office:value-type="date" office:date-value="2021-10-01" calcext:value-type="date">
            <text:p>Oct 1, 21</text:p>
          </table:table-cell>
          <table:table-cell table:number-columns-repeated="3"/>
          <table:table-cell table:style-name="ce90" table:formula="of:=[$'Dates Ref'.A84]" office:value-type="date" office:date-value="2021-10-01" calcext:value-type="date">
            <text:p>Oct 1, 21</text:p>
          </table:table-cell>
          <table:table-cell table:number-columns-repeated="3"/>
          <table:table-cell table:formula="of:=[$'Dates Ref'.R84]" office:value-type="date" office:date-value="2021-09-19" calcext:value-type="date">
            <text:p>Sep 19, 21</text:p>
          </table:table-cell>
          <table:table-cell table:style-name="ce38" table:formula="of:=[$asianfanfics.D84]" office:value-type="float" office:value="35670" calcext:value-type="float">
            <text:p>35,670</text:p>
          </table:table-cell>
          <table:table-cell table:formula="of:=[.R84]-[.R83]" office:value-type="float" office:value="4" calcext:value-type="float">
            <text:p>4</text:p>
          </table:table-cell>
          <table:table-cell table:style-name="ce96" table:formula="of:=[.S:.S]/([.Q84]-[.Q83])*30.4375" office:value-type="float" office:value="1.36797752808989" calcext:value-type="float">
            <text:p>1</text:p>
          </table:table-cell>
          <table:table-cell table:formula="of:=SUM([.B84]; [.F84]; [.J84]; [.N84]; [.R84])" office:value-type="float" office:value="41463" calcext:value-type="float">
            <text:p>41,463</text:p>
          </table:table-cell>
          <table:table-cell table:formula="of:=[.U84]-[.U83]" office:value-type="float" office:value="235" calcext:value-type="float">
            <text:p>235</text:p>
          </table:table-cell>
          <table:table-cell/>
          <table:table-cell table:formula="of:=[.F:.F]/[.U:.U]" office:value-type="percentage" office:value="0.13971492656103" calcext:value-type="percentage">
            <text:p>13.97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86028507343897" calcext:value-type="percentage">
            <text:p>86.03%</text:p>
          </table:table-cell>
          <table:table-cell/>
          <table:table-cell table:formula="of:=[.H:.H]/[.V:.V]" office:value-type="percentage" office:value="0.325211031452359" calcext:value-type="percentage">
            <text:p>32.52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00582118097059527" calcext:value-type="percentage">
            <text:p>0.58%</text:p>
          </table:table-cell>
          <table:table-cell table:number-columns-repeated="16352"/>
        </table:table-row>
        <table:table-row table:style-name="ro2">
          <table:table-cell table:formula="of:=[$'Dates Ref'.A85]" office:value-type="date" office:date-value="2022-01-01" calcext:value-type="date">
            <text:p>Jan 1, 22</text:p>
          </table:table-cell>
          <table:table-cell table:number-columns-repeated="3"/>
          <table:table-cell table:formula="of:=[$'Dates Ref'.T85]" office:value-type="date" office:date-value="2022-01-01" calcext:value-type="date">
            <text:p>Jan 1, 22</text:p>
          </table:table-cell>
          <table:table-cell table:style-name="ce38" table:formula="of:=[$'kpop ao3'.E85]" office:value-type="float" office:value="3034" calcext:value-type="float">
            <text:p>3,034</text:p>
          </table:table-cell>
          <table:table-cell table:formula="of:=[.F85]-[.F84]" office:value-type="float" office:value="-2759" calcext:value-type="float">
            <text:p>-2,759</text:p>
          </table:table-cell>
          <table:table-cell table:style-name="ce96" table:formula="of:=[.G:.G]/([.E85]-[.E84])*30.4375" office:value-type="float" office:value="-912.794157608696" calcext:value-type="float">
            <text:p>-913</text:p>
          </table:table-cell>
          <table:table-cell table:style-name="ce15" table:formula="of:=[$'Dates Ref'.A85]" office:value-type="date" office:date-value="2022-01-01" calcext:value-type="date">
            <text:p>Jan 1, 22</text:p>
          </table:table-cell>
          <table:table-cell table:number-columns-repeated="3"/>
          <table:table-cell table:style-name="ce90" table:formula="of:=[$'Dates Ref'.A85]" office:value-type="date" office:date-value="2022-01-01" calcext:value-type="date">
            <text:p>Jan 1, 22</text:p>
          </table:table-cell>
          <table:table-cell table:number-columns-repeated="3"/>
          <table:table-cell table:formula="of:=[$'Dates Ref'.R85]" office:value-type="date" office:date-value="2022-01-01" calcext:value-type="date">
            <text:p>Jan 1, 22</text:p>
          </table:table-cell>
          <table:table-cell table:style-name="ce38" table:formula="of:=[$asianfanfics.D85]" office:value-type="float" office:value="35682" calcext:value-type="float">
            <text:p>35,682</text:p>
          </table:table-cell>
          <table:table-cell table:formula="of:=[.R85]-[.R84]" office:value-type="float" office:value="12" calcext:value-type="float">
            <text:p>12</text:p>
          </table:table-cell>
          <table:table-cell table:style-name="ce96" table:formula="of:=[.S:.S]/([.Q85]-[.Q84])*30.4375" office:value-type="float" office:value="3.51201923076923" calcext:value-type="float">
            <text:p>4</text:p>
          </table:table-cell>
          <table:table-cell table:formula="of:=SUM([.B85]; [.F85]; [.J85]; [.N85]; [.R85])" office:value-type="float" office:value="38716" calcext:value-type="float">
            <text:p>38,716</text:p>
          </table:table-cell>
          <table:table-cell table:formula="of:=[.U85]-[.U84]" office:value-type="float" office:value="-2747" calcext:value-type="float">
            <text:p>-2,747</text:p>
          </table:table-cell>
          <table:table-cell/>
          <table:table-cell table:formula="of:=[.F:.F]/[.U:.U]" office:value-type="percentage" office:value="0.0783655336295072" calcext:value-type="percentage">
            <text:p>7.84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921634466370493" calcext:value-type="percentage">
            <text:p>92.16%</text:p>
          </table:table-cell>
          <table:table-cell/>
          <table:table-cell table:formula="of:=[.H:.H]/[.V:.V]" office:value-type="percentage" office:value="0.332287643832798" calcext:value-type="percentage">
            <text:p>33.23%</text:p>
          </table:table-cell>
          <table:table-cell table:formula="of:=[.L:.L]/[.V:.V]" office:value-type="percentage" office:value="-0" calcext:value-type="percentage">
            <text:p>0.00%</text:p>
          </table:table-cell>
          <table:table-cell table:formula="of:=[.P:.P]/[.V:.V]" office:value-type="percentage" office:value="-0" calcext:value-type="percentage">
            <text:p>0.00%</text:p>
          </table:table-cell>
          <table:table-cell table:formula="of:=[.T:.T]/[.V:.V]" office:value-type="percentage" office:value="-0.00127849262132116" calcext:value-type="percentage">
            <text:p>-0.13%</text:p>
          </table:table-cell>
          <table:table-cell table:number-columns-repeated="16352"/>
        </table:table-row>
        <table:table-row table:style-name="ro2">
          <table:table-cell table:formula="of:=[$'Dates Ref'.A86]" office:value-type="date" office:date-value="2022-04-01" calcext:value-type="date">
            <text:p>Apr 1, 22</text:p>
          </table:table-cell>
          <table:table-cell table:number-columns-repeated="3"/>
          <table:table-cell table:formula="of:=[$'Dates Ref'.T86]" office:value-type="date" office:date-value="2022-04-01" calcext:value-type="date">
            <text:p>Apr 1, 22</text:p>
          </table:table-cell>
          <table:table-cell table:style-name="ce38" table:formula="of:=[$'kpop ao3'.E86]" office:value-type="float" office:value="6286" calcext:value-type="float">
            <text:p>6,286</text:p>
          </table:table-cell>
          <table:table-cell table:formula="of:=[.F86]-[.F85]" office:value-type="float" office:value="3252" calcext:value-type="float">
            <text:p>3,252</text:p>
          </table:table-cell>
          <table:table-cell table:style-name="ce96" table:formula="of:=[.G:.G]/([.E86]-[.E85])*30.4375" office:value-type="float" office:value="1099.80833333333" calcext:value-type="float">
            <text:p>1,100</text:p>
          </table:table-cell>
          <table:table-cell table:style-name="ce15" table:formula="of:=[$'Dates Ref'.A86]" office:value-type="date" office:date-value="2022-04-01" calcext:value-type="date">
            <text:p>Apr 1, 22</text:p>
          </table:table-cell>
          <table:table-cell table:number-columns-repeated="3"/>
          <table:table-cell table:style-name="ce90" table:formula="of:=[$'Dates Ref'.A86]" office:value-type="date" office:date-value="2022-04-01" calcext:value-type="date">
            <text:p>Apr 1, 22</text:p>
          </table:table-cell>
          <table:table-cell table:number-columns-repeated="3"/>
          <table:table-cell table:formula="of:=[$'Dates Ref'.R86]" office:value-type="date" office:date-value="2022-04-05" calcext:value-type="date">
            <text:p>Apr 5, 22</text:p>
          </table:table-cell>
          <table:table-cell table:style-name="ce38" table:formula="of:=[$asianfanfics.D86]" office:value-type="float" office:value="35680" calcext:value-type="float">
            <text:p>35,680</text:p>
          </table:table-cell>
          <table:table-cell table:formula="of:=[.R86]-[.R85]" office:value-type="float" office:value="-2" calcext:value-type="float">
            <text:p>-2</text:p>
          </table:table-cell>
          <table:table-cell table:style-name="ce96" table:formula="of:=[.S:.S]/([.Q86]-[.Q85])*30.4375" office:value-type="float" office:value="-0.647606382978723" calcext:value-type="float">
            <text:p>-1</text:p>
          </table:table-cell>
          <table:table-cell table:formula="of:=SUM([.B86]; [.F86]; [.J86]; [.N86]; [.R86])" office:value-type="float" office:value="41966" calcext:value-type="float">
            <text:p>41,966</text:p>
          </table:table-cell>
          <table:table-cell table:formula="of:=[.U86]-[.U85]" office:value-type="float" office:value="3250" calcext:value-type="float">
            <text:p>3,250</text:p>
          </table:table-cell>
          <table:table-cell/>
          <table:table-cell table:formula="of:=[.F:.F]/[.U:.U]" office:value-type="percentage" office:value="0.149787923557165" calcext:value-type="percentage">
            <text:p>14.98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850212076442835" calcext:value-type="percentage">
            <text:p>85.02%</text:p>
          </table:table-cell>
          <table:table-cell/>
          <table:table-cell table:formula="of:=[.H:.H]/[.V:.V]" office:value-type="percentage" office:value="0.338402564102564" calcext:value-type="percentage">
            <text:p>33.84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-0.000199263502454992" calcext:value-type="percentage">
            <text:p>-0.02%</text:p>
          </table:table-cell>
          <table:table-cell table:number-columns-repeated="16352"/>
        </table:table-row>
        <table:table-row table:style-name="ro2">
          <table:table-cell table:formula="of:=[$'Dates Ref'.A87]" office:value-type="date" office:date-value="2022-07-01" calcext:value-type="date">
            <text:p>Jul 1, 22</text:p>
          </table:table-cell>
          <table:table-cell table:number-columns-repeated="3"/>
          <table:table-cell table:formula="of:=[$'Dates Ref'.T87]" office:value-type="date" office:date-value="2022-07-01" calcext:value-type="date">
            <text:p>Jul 1, 22</text:p>
          </table:table-cell>
          <table:table-cell table:style-name="ce38" table:formula="of:=[$'kpop ao3'.E87]" office:value-type="float" office:value="6445" calcext:value-type="float">
            <text:p>6,445</text:p>
          </table:table-cell>
          <table:table-cell table:formula="of:=[.F87]-[.F86]" office:value-type="float" office:value="159" calcext:value-type="float">
            <text:p>159</text:p>
          </table:table-cell>
          <table:table-cell table:style-name="ce96" table:formula="of:=[.G:.G]/([.E87]-[.E86])*30.4375" office:value-type="float" office:value="53.1820054945055" calcext:value-type="float">
            <text:p>53</text:p>
          </table:table-cell>
          <table:table-cell table:style-name="ce15" table:formula="of:=[$'Dates Ref'.A87]" office:value-type="date" office:date-value="2022-07-01" calcext:value-type="date">
            <text:p>Jul 1, 22</text:p>
          </table:table-cell>
          <table:table-cell table:number-columns-repeated="3"/>
          <table:table-cell table:style-name="ce90" table:formula="of:=[$'Dates Ref'.A87]" office:value-type="date" office:date-value="2022-07-01" calcext:value-type="date">
            <text:p>Jul 1, 22</text:p>
          </table:table-cell>
          <table:table-cell table:number-columns-repeated="3"/>
          <table:table-cell table:formula="of:=[$'Dates Ref'.R87]" office:value-type="date" office:date-value="2022-07-03" calcext:value-type="date">
            <text:p>Jul 3, 22</text:p>
          </table:table-cell>
          <table:table-cell table:style-name="ce38" table:formula="of:=[$asianfanfics.D87]" office:value-type="float" office:value="35531" calcext:value-type="float">
            <text:p>35,531</text:p>
          </table:table-cell>
          <table:table-cell table:formula="of:=[.R87]-[.R86]" office:value-type="float" office:value="-149" calcext:value-type="float">
            <text:p>-149</text:p>
          </table:table-cell>
          <table:table-cell table:style-name="ce96" table:formula="of:=[.S:.S]/([.Q87]-[.Q86])*30.4375" office:value-type="float" office:value="-50.9571629213483" calcext:value-type="float">
            <text:p>-51</text:p>
          </table:table-cell>
          <table:table-cell table:formula="of:=SUM([.B87]; [.F87]; [.J87]; [.N87]; [.R87])" office:value-type="float" office:value="41976" calcext:value-type="float">
            <text:p>41,976</text:p>
          </table:table-cell>
          <table:table-cell table:formula="of:=[.U87]-[.U86]" office:value-type="float" office:value="10" calcext:value-type="float">
            <text:p>10</text:p>
          </table:table-cell>
          <table:table-cell/>
          <table:table-cell table:formula="of:=[.F:.F]/[.U:.U]" office:value-type="percentage" office:value="0.15354011816276" calcext:value-type="percentage">
            <text:p>15.35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84645988183724" calcext:value-type="percentage">
            <text:p>84.65%</text:p>
          </table:table-cell>
          <table:table-cell/>
          <table:table-cell table:formula="of:=[.H:.H]/[.V:.V]" office:value-type="percentage" office:value="5.31820054945055" calcext:value-type="percentage">
            <text:p>531.82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-5.09571629213483" calcext:value-type="percentage">
            <text:p>-509.57%</text:p>
          </table:table-cell>
          <table:table-cell table:number-columns-repeated="16352"/>
        </table:table-row>
        <table:table-row table:style-name="ro2">
          <table:table-cell table:formula="of:=[$'Dates Ref'.A88]" office:value-type="date" office:date-value="2022-08-02" calcext:value-type="date">
            <text:p>Aug 2, 22</text:p>
          </table:table-cell>
          <table:table-cell table:number-columns-repeated="3"/>
          <table:table-cell table:formula="of:=[$'Dates Ref'.T88]" office:value-type="date" office:date-value="2022-08-02" calcext:value-type="date">
            <text:p>Aug 2, 22</text:p>
          </table:table-cell>
          <table:table-cell table:style-name="ce38" table:formula="of:=[$'kpop ao3'.E88]" office:value-type="float" office:value="6452" calcext:value-type="float">
            <text:p>6,452</text:p>
          </table:table-cell>
          <table:table-cell table:formula="of:=[.F88]-[.F87]" office:value-type="float" office:value="7" calcext:value-type="float">
            <text:p>7</text:p>
          </table:table-cell>
          <table:table-cell table:style-name="ce96" table:formula="of:=[.G:.G]/([.E88]-[.E87])*30.4375" office:value-type="float" office:value="6.658203125" calcext:value-type="float">
            <text:p>7</text:p>
          </table:table-cell>
          <table:table-cell table:style-name="ce15" table:formula="of:=[$'Dates Ref'.A88]" office:value-type="date" office:date-value="2022-08-02" calcext:value-type="date">
            <text:p>Aug 2, 22</text:p>
          </table:table-cell>
          <table:table-cell table:number-columns-repeated="3"/>
          <table:table-cell table:style-name="ce90" table:formula="of:=[$'Dates Ref'.A88]" office:value-type="date" office:date-value="2022-08-02" calcext:value-type="date">
            <text:p>Aug 2, 22</text:p>
          </table:table-cell>
          <table:table-cell table:number-columns-repeated="3"/>
          <table:table-cell table:style-name="ce91" table:formula="of:=[$'Dates Ref'.$A88]" office:value-type="date" office:date-value="2022-08-02" calcext:value-type="date">
            <text:p>Aug 2, 22</text:p>
          </table:table-cell>
          <table:table-cell table:style-name="ce92" table:formula="of:=[.R87]+([.Q88]-[.Q87])*AVERAGE([.T89]; [.T87])/30.4375" office:value-type="float" office:value="35507.0945370012" calcext:value-type="float">
            <text:p>35,507</text:p>
          </table:table-cell>
          <table:table-cell table:style-name="ce92" table:formula="of:=[.R88]-[.R87]" office:value-type="float" office:value="-23.9054629988386" calcext:value-type="float">
            <text:p>-24</text:p>
          </table:table-cell>
          <table:table-cell table:style-name="ce97" table:formula="of:=[.S:.S]/([.Q88]-[.Q87])*30.4375" office:value-type="float" office:value="-24.2540843342384" calcext:value-type="float">
            <text:p>-24</text:p>
          </table:table-cell>
          <table:table-cell table:formula="of:=SUM([.B88]; [.F88]; [.J88]; [.N88]; [.R88])" office:value-type="float" office:value="41959.0945370012" calcext:value-type="float">
            <text:p>41,959</text:p>
          </table:table-cell>
          <table:table-cell table:formula="of:=[.U88]-[.U87]" office:value-type="float" office:value="-16.9054629988386" calcext:value-type="float">
            <text:p>-17</text:p>
          </table:table-cell>
          <table:table-cell/>
          <table:table-cell table:formula="of:=[.F:.F]/[.U:.U]" office:value-type="percentage" office:value="0.153768809150788" calcext:value-type="percentage">
            <text:p>15.38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846231190849212" calcext:value-type="percentage">
            <text:p>84.62%</text:p>
          </table:table-cell>
          <table:table-cell/>
          <table:table-cell table:formula="of:=[.H:.H]/[.V:.V]" office:value-type="percentage" office:value="-0.393849202796599" calcext:value-type="percentage">
            <text:p>-39.38%</text:p>
          </table:table-cell>
          <table:table-cell table:formula="of:=[.L:.L]/[.V:.V]" office:value-type="percentage" office:value="-0" calcext:value-type="percentage">
            <text:p>0.00%</text:p>
          </table:table-cell>
          <table:table-cell table:formula="of:=[.P:.P]/[.V:.V]" office:value-type="percentage" office:value="-0" calcext:value-type="percentage">
            <text:p>0.00%</text:p>
          </table:table-cell>
          <table:table-cell table:formula="of:=[.T:.T]/[.V:.V]" office:value-type="percentage" office:value="1.43468914964971" calcext:value-type="percentage">
            <text:p>143.47%</text:p>
          </table:table-cell>
          <table:table-cell table:number-columns-repeated="16352"/>
        </table:table-row>
        <table:table-row table:style-name="ro2">
          <table:table-cell table:formula="of:=[$'Dates Ref'.A89]" office:value-type="date" office:date-value="2022-09-20" calcext:value-type="date">
            <text:p>Sep 20, 22</text:p>
          </table:table-cell>
          <table:table-cell table:number-columns-repeated="3"/>
          <table:table-cell table:formula="of:=[$'Dates Ref'.T89]" office:value-type="date" office:date-value="2022-09-20" calcext:value-type="date">
            <text:p>Sep 20, 22</text:p>
          </table:table-cell>
          <table:table-cell table:style-name="ce38" table:formula="of:=[$'kpop ao3'.E89]" office:value-type="float" office:value="6576" calcext:value-type="float">
            <text:p>6,576</text:p>
          </table:table-cell>
          <table:table-cell table:formula="of:=[.F89]-[.F88]" office:value-type="float" office:value="124" calcext:value-type="float">
            <text:p>124</text:p>
          </table:table-cell>
          <table:table-cell table:style-name="ce96" table:formula="of:=[.G:.G]/([.E89]-[.E88])*30.4375" office:value-type="float" office:value="77.0255102040816" calcext:value-type="float">
            <text:p>77</text:p>
          </table:table-cell>
          <table:table-cell table:style-name="ce15" table:formula="of:=[$'Dates Ref'.A89]" office:value-type="date" office:date-value="2022-09-20" calcext:value-type="date">
            <text:p>Sep 20, 22</text:p>
          </table:table-cell>
          <table:table-cell table:number-columns-repeated="3"/>
          <table:table-cell table:style-name="ce90" table:formula="of:=[$'Dates Ref'.A89]" office:value-type="date" office:date-value="2022-09-20" calcext:value-type="date">
            <text:p>Sep 20, 22</text:p>
          </table:table-cell>
          <table:table-cell table:number-columns-repeated="3"/>
          <table:table-cell table:formula="of:=[$'Dates Ref'.R89]" office:value-type="date" office:date-value="2022-09-28" calcext:value-type="date">
            <text:p>Sep 28, 22</text:p>
          </table:table-cell>
          <table:table-cell table:style-name="ce38" table:formula="of:=[$asianfanfics.D89]" office:value-type="float" office:value="35538" calcext:value-type="float">
            <text:p>35,538</text:p>
          </table:table-cell>
          <table:table-cell table:style-name="ce104" table:formula="of:=[.R89]-[.R87]" office:value-type="float" office:value="7" calcext:value-type="float">
            <text:p>7</text:p>
          </table:table-cell>
          <table:table-cell table:style-name="ce98" table:formula="of:=[.S:.S]/([.Q89]-[.Q87])*30.4375" office:value-type="float" office:value="2.44899425287356" calcext:value-type="float">
            <text:p>2</text:p>
          </table:table-cell>
          <table:table-cell table:formula="of:=SUM([.B89]; [.F89]; [.J89]; [.N89]; [.R89])" office:value-type="float" office:value="42114" calcext:value-type="float">
            <text:p>42,114</text:p>
          </table:table-cell>
          <table:table-cell table:formula="of:=[.U89]-[.U88]" office:value-type="float" office:value="154.905462998839" calcext:value-type="float">
            <text:p>155</text:p>
          </table:table-cell>
          <table:table-cell/>
          <table:table-cell table:formula="of:=[.F:.F]/[.U:.U]" office:value-type="percentage" office:value="0.15614759937313" calcext:value-type="percentage">
            <text:p>15.61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84385240062687" calcext:value-type="percentage">
            <text:p>84.39%</text:p>
          </table:table-cell>
          <table:table-cell/>
          <table:table-cell table:formula="of:=[.H:.H]/[.V:.V]" office:value-type="percentage" office:value="0.497242051461149" calcext:value-type="percentage">
            <text:p>49.72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0158096054552442" calcext:value-type="percentage">
            <text:p>1.58%</text:p>
          </table:table-cell>
          <table:table-cell table:number-columns-repeated="16352"/>
        </table:table-row>
        <table:table-row table:style-name="ro2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3"/>
          <table:table-cell table:formula="of:=[$'Dates Ref'.T90]" office:value-type="date" office:date-value="2022-10-23" calcext:value-type="date">
            <text:p>Oct 23, 22</text:p>
          </table:table-cell>
          <table:table-cell table:style-name="ce38" table:formula="of:=[$'kpop ao3'.E90]" office:value-type="float" office:value="6645" calcext:value-type="float">
            <text:p>6,645</text:p>
          </table:table-cell>
          <table:table-cell table:formula="of:=[.F90]-[.F89]" office:value-type="float" office:value="69" calcext:value-type="float">
            <text:p>69</text:p>
          </table:table-cell>
          <table:table-cell table:style-name="ce96" table:formula="of:=[.G:.G]/([.E90]-[.E89])*30.4375" office:value-type="float" office:value="63.6420454545455" calcext:value-type="float">
            <text:p>64</text:p>
          </table:table-cell>
          <table:table-cell table:style-name="ce15" table:formula="of:=[$'Dates Ref'.A90]" office:value-type="date" office:date-value="2022-10-23" calcext:value-type="date">
            <text:p>Oct 23, 22</text:p>
          </table:table-cell>
          <table:table-cell table:style-name="ce38" table:formula="of:=[$'kpop wp'.E90]" office:value-type="float" office:value="0" calcext:value-type="float">
            <text:p>0</text:p>
          </table:table-cell>
          <table:table-cell table:formula="of:=[.J90]-[.J89]" office:value-type="float" office:value="0" calcext:value-type="float">
            <text:p>0</text:p>
          </table:table-cell>
          <table:table-cell table:style-name="ce96" table:formula="of:=[.K:.K]/([.I90]-[.I89])*30.4375" office:value-type="float" office:value="0" calcext:value-type="float">
            <text:p>0</text:p>
          </table:table-cell>
          <table:table-cell table:style-name="ce90" table:formula="of:=[$'Dates Ref'.A90]" office:value-type="date" office:date-value="2022-10-23" calcext:value-type="date">
            <text:p>Oct 23, 22</text:p>
          </table:table-cell>
          <table:table-cell table:style-name="ce101" table:number-columns-repeated="2"/>
          <table:table-cell table:style-name="ce96"/>
          <table:table-cell table:formula="of:=[$'Dates Ref'.R90]" office:value-type="date" office:date-value="2022-10-24" calcext:value-type="date">
            <text:p>Oct 24, 22</text:p>
          </table:table-cell>
          <table:table-cell table:style-name="ce38" table:formula="of:=[$asianfanfics.D90]" office:value-type="float" office:value="35536" calcext:value-type="float">
            <text:p>35,536</text:p>
          </table:table-cell>
          <table:table-cell table:formula="of:=[.R90]-[.R89]" office:value-type="float" office:value="-2" calcext:value-type="float">
            <text:p>-2</text:p>
          </table:table-cell>
          <table:table-cell table:style-name="ce96" table:formula="of:=[.S:.S]/([.Q90]-[.Q89])*30.4375" office:value-type="float" office:value="-2.34134615384615" calcext:value-type="float">
            <text:p>-2</text:p>
          </table:table-cell>
          <table:table-cell table:formula="of:=SUM([.B90]; [.F90]; [.J90]; [.N90]; [.R90])" office:value-type="float" office:value="42181" calcext:value-type="float">
            <text:p>42,181</text:p>
          </table:table-cell>
          <table:table-cell table:formula="of:=[.U90]-[.U89]" office:value-type="float" office:value="67" calcext:value-type="float">
            <text:p>67</text:p>
          </table:table-cell>
          <table:table-cell/>
          <table:table-cell table:formula="of:=[.F:.F]/[.U:.U]" office:value-type="percentage" office:value="0.157535383229416" calcext:value-type="percentage">
            <text:p>15.75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842464616770584" calcext:value-type="percentage">
            <text:p>84.25%</text:p>
          </table:table-cell>
          <table:table-cell/>
          <table:table-cell table:formula="of:=[.H:.H]/[.V:.V]" office:value-type="percentage" office:value="0.949881275440977" calcext:value-type="percentage">
            <text:p>94.99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-0.0349454649827784" calcext:value-type="percentage">
            <text:p>-3.49%</text:p>
          </table:table-cell>
          <table:table-cell table:number-columns-repeated="16352"/>
        </table:table-row>
        <table:table-row table:style-name="ro2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3"/>
          <table:table-cell table:formula="of:=[$'Dates Ref'.T91]" office:value-type="date" office:date-value="2023-01-01" calcext:value-type="date">
            <text:p>Jan 1, 23</text:p>
          </table:table-cell>
          <table:table-cell table:style-name="ce38" table:formula="of:=[$'kpop ao3'.E91]" office:value-type="float" office:value="6577" calcext:value-type="float">
            <text:p>6,577</text:p>
          </table:table-cell>
          <table:table-cell table:formula="of:=[.F91]-[.F90]" office:value-type="float" office:value="-68" calcext:value-type="float">
            <text:p>-68</text:p>
          </table:table-cell>
          <table:table-cell table:style-name="ce96" table:formula="of:=[.G:.G]/([.E91]-[.E90])*30.4375" office:value-type="float" office:value="-29.5678571428571" calcext:value-type="float">
            <text:p>-30</text:p>
          </table:table-cell>
          <table:table-cell table:style-name="ce15" table:formula="of:=[$'Dates Ref'.A91]" office:value-type="date" office:date-value="2023-01-01" calcext:value-type="date">
            <text:p>Jan 1, 23</text:p>
          </table:table-cell>
          <table:table-cell table:style-name="ce38" table:formula="of:=[$'kpop wp'.E91]" office:value-type="float" office:value="0" calcext:value-type="float">
            <text:p>0</text:p>
          </table:table-cell>
          <table:table-cell table:formula="of:=[.J91]-[.J90]" office:value-type="float" office:value="0" calcext:value-type="float">
            <text:p>0</text:p>
          </table:table-cell>
          <table:table-cell table:style-name="ce96" table:formula="of:=[.K:.K]/([.I91]-[.I90])*30.4375" office:value-type="float" office:value="0" calcext:value-type="float">
            <text:p>0</text:p>
          </table:table-cell>
          <table:table-cell table:style-name="ce90" table:formula="of:=[$'Dates Ref'.A91]" office:value-type="date" office:date-value="2023-01-01" calcext:value-type="date">
            <text:p>Jan 1, 23</text:p>
          </table:table-cell>
          <table:table-cell table:style-name="ce101" table:number-columns-repeated="2"/>
          <table:table-cell table:style-name="ce96"/>
          <table:table-cell table:style-name="ce91" table:formula="of:=[$'Dates Ref'.$A91]" office:value-type="date" office:date-value="2023-01-01" calcext:value-type="date">
            <text:p>Jan 1, 23</text:p>
          </table:table-cell>
          <table:table-cell table:style-name="ce92" table:formula="of:=[.R90]+([.Q91]-[.Q90])*AVERAGE([.T92]; [.T90])/30.4375" office:value-type="float" office:value="35532.8273568537" calcext:value-type="float">
            <text:p>35,533</text:p>
          </table:table-cell>
          <table:table-cell table:style-name="ce92" table:formula="of:=[.R91]-[.R90]" office:value-type="float" office:value="-3.17264314632484" calcext:value-type="float">
            <text:p>-3</text:p>
          </table:table-cell>
          <table:table-cell table:style-name="ce97" table:formula="of:=[.S:.S]/([.Q91]-[.Q90])*30.4375" office:value-type="float" office:value="-1.39952646038062" calcext:value-type="float">
            <text:p>-1</text:p>
          </table:table-cell>
          <table:table-cell table:formula="of:=SUM([.B91]; [.F91]; [.J91]; [.N91]; [.R91])" office:value-type="float" office:value="42109.8273568537" calcext:value-type="float">
            <text:p>42,110</text:p>
          </table:table-cell>
          <table:table-cell table:formula="of:=[.U91]-[.U90]" office:value-type="float" office:value="-71.1726431463248" calcext:value-type="float">
            <text:p>-71</text:p>
          </table:table-cell>
          <table:table-cell/>
          <table:table-cell table:formula="of:=[.F:.F]/[.U:.U]" office:value-type="percentage" office:value="0.156186819391686" calcext:value-type="percentage">
            <text:p>15.62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843813180608314" calcext:value-type="percentage">
            <text:p>84.38%</text:p>
          </table:table-cell>
          <table:table-cell/>
          <table:table-cell table:formula="of:=[.H:.H]/[.V:.V]" office:value-type="percentage" office:value="0.415438514515587" calcext:value-type="percentage">
            <text:p>41.54%</text:p>
          </table:table-cell>
          <table:table-cell table:formula="of:=[.L:.L]/[.V:.V]" office:value-type="percentage" office:value="-0" calcext:value-type="percentage">
            <text:p>0.00%</text:p>
          </table:table-cell>
          <table:table-cell table:formula="of:=[.P:.P]/[.V:.V]" office:value-type="percentage" office:value="-0" calcext:value-type="percentage">
            <text:p>0.00%</text:p>
          </table:table-cell>
          <table:table-cell table:formula="of:=[.T:.T]/[.V:.V]" office:value-type="percentage" office:value="0.0196638258537527" calcext:value-type="percentage">
            <text:p>1.97%</text:p>
          </table:table-cell>
          <table:table-cell table:number-columns-repeated="16352"/>
        </table:table-row>
        <table:table-row table:style-name="ro2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3"/>
          <table:table-cell table:formula="of:=[$'Dates Ref'.T92]" office:value-type="date" office:date-value="2023-03-03" calcext:value-type="date">
            <text:p>Mar 3, 23</text:p>
          </table:table-cell>
          <table:table-cell table:style-name="ce38" table:formula="of:=[$'kpop ao3'.E92]" office:value-type="float" office:value="6677" calcext:value-type="float">
            <text:p>6,677</text:p>
          </table:table-cell>
          <table:table-cell table:formula="of:=[.F92]-[.F91]" office:value-type="float" office:value="100" calcext:value-type="float">
            <text:p>100</text:p>
          </table:table-cell>
          <table:table-cell table:style-name="ce96" table:formula="of:=[.G:.G]/([.E92]-[.E91])*30.4375" office:value-type="float" office:value="49.8975409836066" calcext:value-type="float">
            <text:p>50</text:p>
          </table:table-cell>
          <table:table-cell table:style-name="ce15" table:formula="of:=[$'Dates Ref'.A92]" office:value-type="date" office:date-value="2023-03-03" calcext:value-type="date">
            <text:p>Mar 3, 23</text:p>
          </table:table-cell>
          <table:table-cell table:style-name="ce38" table:formula="of:=[$'kpop wp'.E92]" office:value-type="float" office:value="0" calcext:value-type="float">
            <text:p>0</text:p>
          </table:table-cell>
          <table:table-cell table:formula="of:=[.J92]-[.J91]" office:value-type="float" office:value="0" calcext:value-type="float">
            <text:p>0</text:p>
          </table:table-cell>
          <table:table-cell table:style-name="ce96" table:formula="of:=[.K:.K]/([.I92]-[.I91])*30.4375" office:value-type="float" office:value="0" calcext:value-type="float">
            <text:p>0</text:p>
          </table:table-cell>
          <table:table-cell table:style-name="ce90" table:formula="of:=[$'Dates Ref'.A92]" office:value-type="date" office:date-value="2023-03-03" calcext:value-type="date">
            <text:p>Mar 3, 23</text:p>
          </table:table-cell>
          <table:table-cell table:style-name="ce101" table:number-columns-repeated="2"/>
          <table:table-cell table:style-name="ce96"/>
          <table:table-cell table:formula="of:=[$'Dates Ref'.R92]" office:value-type="date" office:date-value="2023-03-06" calcext:value-type="date">
            <text:p>Mar 6, 23</text:p>
          </table:table-cell>
          <table:table-cell table:style-name="ce38" table:formula="of:=[$asianfanfics.D92]" office:value-type="float" office:value="35534" calcext:value-type="float">
            <text:p>35,534</text:p>
          </table:table-cell>
          <table:table-cell table:style-name="ce104" table:formula="of:=[.R92]-[.R90]" office:value-type="float" office:value="-2" calcext:value-type="float">
            <text:p>-2</text:p>
          </table:table-cell>
          <table:table-cell table:style-name="ce98" table:formula="of:=[.S:.S]/([.Q92]-[.Q90])*30.4375" office:value-type="float" office:value="-0.457706766917293" calcext:value-type="float">
            <text:p>0</text:p>
          </table:table-cell>
          <table:table-cell table:formula="of:=SUM([.B92]; [.F92]; [.J92]; [.N92]; [.R92])" office:value-type="float" office:value="42211" calcext:value-type="float">
            <text:p>42,211</text:p>
          </table:table-cell>
          <table:table-cell table:formula="of:=[.U92]-[.U91]" office:value-type="float" office:value="101.172643146325" calcext:value-type="float">
            <text:p>101</text:p>
          </table:table-cell>
          <table:table-cell/>
          <table:table-cell table:formula="of:=[.F:.F]/[.U:.U]" office:value-type="percentage" office:value="0.158181516666272" calcext:value-type="percentage">
            <text:p>15.82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841818483333728" calcext:value-type="percentage">
            <text:p>84.18%</text:p>
          </table:table-cell>
          <table:table-cell/>
          <table:table-cell table:formula="of:=[.H:.H]/[.V:.V]" office:value-type="percentage" office:value="0.493192027329367" calcext:value-type="percentage">
            <text:p>49.32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-0.0045240170927957" calcext:value-type="percentage">
            <text:p>-0.45%</text:p>
          </table:table-cell>
          <table:table-cell table:number-columns-repeated="16352"/>
        </table:table-row>
        <table:table-row table:style-name="ro2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3"/>
          <table:table-cell table:formula="of:=[$'Dates Ref'.T93]" office:value-type="date" office:date-value="2023-04-03" calcext:value-type="date">
            <text:p>Apr 3, 23</text:p>
          </table:table-cell>
          <table:table-cell table:style-name="ce38" table:formula="of:=[$'kpop ao3'.E93]" office:value-type="float" office:value="6730" calcext:value-type="float">
            <text:p>6,730</text:p>
          </table:table-cell>
          <table:table-cell table:formula="of:=[.F93]-[.F92]" office:value-type="float" office:value="53" calcext:value-type="float">
            <text:p>53</text:p>
          </table:table-cell>
          <table:table-cell table:style-name="ce96" table:formula="of:=[.G:.G]/([.E93]-[.E92])*30.4375" office:value-type="float" office:value="52.0383064516129" calcext:value-type="float">
            <text:p>52</text:p>
          </table:table-cell>
          <table:table-cell table:style-name="ce15" table:formula="of:=[$'Dates Ref'.A93]" office:value-type="date" office:date-value="2023-04-03" calcext:value-type="date">
            <text:p>Apr 3, 23</text:p>
          </table:table-cell>
          <table:table-cell table:style-name="ce38" table:formula="of:=[$'kpop wp'.E93]" office:value-type="float" office:value="0" calcext:value-type="float">
            <text:p>0</text:p>
          </table:table-cell>
          <table:table-cell table:formula="of:=[.J93]-[.J92]" office:value-type="float" office:value="0" calcext:value-type="float">
            <text:p>0</text:p>
          </table:table-cell>
          <table:table-cell table:style-name="ce96" table:formula="of:=[.K:.K]/([.I93]-[.I92])*30.4375" office:value-type="float" office:value="0" calcext:value-type="float">
            <text:p>0</text:p>
          </table:table-cell>
          <table:table-cell table:style-name="ce90" table:formula="of:=[$'Dates Ref'.A93]" office:value-type="date" office:date-value="2023-04-03" calcext:value-type="date">
            <text:p>Apr 3, 23</text:p>
          </table:table-cell>
          <table:table-cell table:style-name="ce101" table:number-columns-repeated="2"/>
          <table:table-cell table:style-name="ce96"/>
          <table:table-cell table:style-name="ce91" table:formula="of:=[$'Dates Ref'.$A93]" office:value-type="date" office:date-value="2023-04-03" calcext:value-type="date">
            <text:p>Apr 3, 23</text:p>
          </table:table-cell>
          <table:table-cell table:style-name="ce92" table:formula="of:=[.R92]+([.Q93]-[.Q92])*AVERAGE([.T94]; [.T92])/30.4375" office:value-type="float" office:value="35529.8067150635" calcext:value-type="float">
            <text:p>35,530</text:p>
          </table:table-cell>
          <table:table-cell table:style-name="ce92" table:formula="of:=[.R93]-[.R92]" office:value-type="float" office:value="-4.19328493648209" calcext:value-type="float">
            <text:p>-4</text:p>
          </table:table-cell>
          <table:table-cell table:style-name="ce97" table:formula="of:=[.S:.S]/([.Q93]-[.Q92])*30.4375" office:value-type="float" office:value="-4.55832536622048" calcext:value-type="float">
            <text:p>-5</text:p>
          </table:table-cell>
          <table:table-cell table:formula="of:=SUM([.B93]; [.F93]; [.J93]; [.N93]; [.R93])" office:value-type="float" office:value="42259.8067150635" calcext:value-type="float">
            <text:p>42,260</text:p>
          </table:table-cell>
          <table:table-cell table:formula="of:=[.U93]-[.U92]" office:value-type="float" office:value="48.8067150635179" calcext:value-type="float">
            <text:p>49</text:p>
          </table:table-cell>
          <table:table-cell/>
          <table:table-cell table:formula="of:=[.F:.F]/[.U:.U]" office:value-type="percentage" office:value="0.159252976365391" calcext:value-type="percentage">
            <text:p>15.93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840747023634609" calcext:value-type="percentage">
            <text:p>84.07%</text:p>
          </table:table-cell>
          <table:table-cell/>
          <table:table-cell table:formula="of:=[.H:.H]/[.V:.V]" office:value-type="percentage" office:value="1.06621202397845" calcext:value-type="percentage">
            <text:p>106.62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-0.0933954551189974" calcext:value-type="percentage">
            <text:p>-9.34%</text:p>
          </table:table-cell>
          <table:table-cell table:number-columns-repeated="16352"/>
        </table:table-row>
        <table:table-row table:style-name="ro2">
          <table:table-cell table:formula="of:=[$'Dates Ref'.A94]" office:value-type="date" office:date-value="2023-06-30" calcext:value-type="date">
            <text:p>Jun 30, 23</text:p>
          </table:table-cell>
          <table:table-cell table:number-columns-repeated="3"/>
          <table:table-cell table:formula="of:=[$'Dates Ref'.T94]" office:value-type="date" office:date-value="2023-06-30" calcext:value-type="date">
            <text:p>Jun 30, 23</text:p>
          </table:table-cell>
          <table:table-cell table:style-name="ce38" table:formula="of:=[$'kpop ao3'.E94]" office:value-type="float" office:value="7187" calcext:value-type="float">
            <text:p>7,187</text:p>
          </table:table-cell>
          <table:table-cell table:formula="of:=[.F94]-[.F93]" office:value-type="float" office:value="457" calcext:value-type="float">
            <text:p>457</text:p>
          </table:table-cell>
          <table:table-cell table:style-name="ce96" table:formula="of:=[.G:.G]/([.E94]-[.E93])*30.4375" office:value-type="float" office:value="158.067471590909" calcext:value-type="float">
            <text:p>158</text:p>
          </table:table-cell>
          <table:table-cell table:style-name="ce15" table:formula="of:=[$'Dates Ref'.A94]" office:value-type="date" office:date-value="2023-06-30" calcext:value-type="date">
            <text:p>Jun 30, 23</text:p>
          </table:table-cell>
          <table:table-cell table:style-name="ce38" table:formula="of:=[$'kpop wp'.E94]" office:value-type="float" office:value="0" calcext:value-type="float">
            <text:p>0</text:p>
          </table:table-cell>
          <table:table-cell table:formula="of:=[.J94]-[.J93]" office:value-type="float" office:value="0" calcext:value-type="float">
            <text:p>0</text:p>
          </table:table-cell>
          <table:table-cell table:style-name="ce96" table:formula="of:=[.K:.K]/([.I94]-[.I93])*30.4375" office:value-type="float" office:value="0" calcext:value-type="float">
            <text:p>0</text:p>
          </table:table-cell>
          <table:table-cell table:style-name="ce90" table:formula="of:=[$'Dates Ref'.A94]" office:value-type="date" office:date-value="2023-06-30" calcext:value-type="date">
            <text:p>Jun 30, 23</text:p>
          </table:table-cell>
          <table:table-cell table:style-name="ce101" table:number-columns-repeated="2"/>
          <table:table-cell table:style-name="ce96"/>
          <table:table-cell table:formula="of:=[$'Dates Ref'.R94]" office:value-type="date" office:date-value="2023-06-30" calcext:value-type="date">
            <text:p>Jun 30, 23</text:p>
          </table:table-cell>
          <table:table-cell table:style-name="ce38" table:formula="of:=[$asianfanfics.D94]" office:value-type="float" office:value="35501" calcext:value-type="float">
            <text:p>35,501</text:p>
          </table:table-cell>
          <table:table-cell table:style-name="ce104" table:formula="of:=[.R94]-[.R92]" office:value-type="float" office:value="-33" calcext:value-type="float">
            <text:p>-33</text:p>
          </table:table-cell>
          <table:table-cell table:style-name="ce98" table:formula="of:=[.S:.S]/([.Q94]-[.Q92])*30.4375" office:value-type="float" office:value="-8.65894396551724" calcext:value-type="float">
            <text:p>-9</text:p>
          </table:table-cell>
          <table:table-cell table:formula="of:=SUM([.B94]; [.F94]; [.J94]; [.N94]; [.R94])" office:value-type="float" office:value="42688" calcext:value-type="float">
            <text:p>42,688</text:p>
          </table:table-cell>
          <table:table-cell table:formula="of:=[.U94]-[.U93]" office:value-type="float" office:value="428.193284936482" calcext:value-type="float">
            <text:p>428</text:p>
          </table:table-cell>
          <table:table-cell/>
          <table:table-cell table:formula="of:=[.F:.F]/[.U:.U]" office:value-type="percentage" office:value="0.168361131934033" calcext:value-type="percentage">
            <text:p>16.84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831638868065967" calcext:value-type="percentage">
            <text:p>83.16%</text:p>
          </table:table-cell>
          <table:table-cell/>
          <table:table-cell table:formula="of:=[.H:.H]/[.V:.V]" office:value-type="percentage" office:value="0.369149814234842" calcext:value-type="percentage">
            <text:p>36.91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-0.0202220452074621" calcext:value-type="percentage">
            <text:p>-2.02%</text:p>
          </table:table-cell>
          <table:table-cell table:number-columns-repeated="16352"/>
        </table:table-row>
        <table:table-row table:style-name="ro2">
          <table:table-cell table:formula="of:=[$'Dates Ref'.A95]" office:value-type="date" office:date-value="2023-10-01" calcext:value-type="date">
            <text:p>Oct 1, 23</text:p>
          </table:table-cell>
          <table:table-cell table:number-columns-repeated="3"/>
          <table:table-cell table:formula="of:=[$'Dates Ref'.T95]" office:value-type="date" office:date-value="2023-10-01" calcext:value-type="date">
            <text:p>Oct 1, 23</text:p>
          </table:table-cell>
          <table:table-cell table:style-name="ce38" table:formula="of:=[$'kpop ao3'.E95]" office:value-type="float" office:value="7336" calcext:value-type="float">
            <text:p>7,336</text:p>
          </table:table-cell>
          <table:table-cell table:formula="of:=[.F95]-[.F94]" office:value-type="float" office:value="149" calcext:value-type="float">
            <text:p>149</text:p>
          </table:table-cell>
          <table:table-cell table:style-name="ce96" table:formula="of:=[.G:.G]/([.E95]-[.E94])*30.4375" office:value-type="float" office:value="48.7654569892473" calcext:value-type="float">
            <text:p>49</text:p>
          </table:table-cell>
          <table:table-cell table:style-name="ce15" table:formula="of:=[$'Dates Ref'.A95]" office:value-type="date" office:date-value="2023-10-01" calcext:value-type="date">
            <text:p>Oct 1, 23</text:p>
          </table:table-cell>
          <table:table-cell table:style-name="ce38" table:formula="of:=[$'kpop wp'.E95]" office:value-type="float" office:value="0" calcext:value-type="float">
            <text:p>0</text:p>
          </table:table-cell>
          <table:table-cell table:formula="of:=[.J95]-[.J94]" office:value-type="float" office:value="0" calcext:value-type="float">
            <text:p>0</text:p>
          </table:table-cell>
          <table:table-cell table:style-name="ce96" table:formula="of:=[.K:.K]/([.I95]-[.I94])*30.4375" office:value-type="float" office:value="0" calcext:value-type="float">
            <text:p>0</text:p>
          </table:table-cell>
          <table:table-cell table:style-name="ce90" table:formula="of:=[$'Dates Ref'.A95]" office:value-type="date" office:date-value="2023-10-01" calcext:value-type="date">
            <text:p>Oct 1, 23</text:p>
          </table:table-cell>
          <table:table-cell table:style-name="ce101" table:number-columns-repeated="2"/>
          <table:table-cell table:style-name="ce96"/>
          <table:table-cell table:formula="of:=[$'Dates Ref'.R95]" office:value-type="date" office:date-value="2023-10-01" calcext:value-type="date">
            <text:p>Oct 1, 23</text:p>
          </table:table-cell>
          <table:table-cell table:style-name="ce38" table:formula="of:=[$asianfanfics.D95]" office:value-type="float" office:value="35489" calcext:value-type="float">
            <text:p>35,489</text:p>
          </table:table-cell>
          <table:table-cell table:formula="of:=[.R95]-[.R94]" office:value-type="float" office:value="-12" calcext:value-type="float">
            <text:p>-12</text:p>
          </table:table-cell>
          <table:table-cell table:style-name="ce96" table:formula="of:=[.S:.S]/([.Q95]-[.Q94])*30.4375" office:value-type="float" office:value="-3.92741935483871" calcext:value-type="float">
            <text:p>-4</text:p>
          </table:table-cell>
          <table:table-cell table:formula="of:=SUM([.B95]; [.F95]; [.J95]; [.N95]; [.R95])" office:value-type="float" office:value="42825" calcext:value-type="float">
            <text:p>42,825</text:p>
          </table:table-cell>
          <table:table-cell table:formula="of:=[.U95]-[.U94]" office:value-type="float" office:value="137" calcext:value-type="float">
            <text:p>137</text:p>
          </table:table-cell>
          <table:table-cell/>
          <table:table-cell table:formula="of:=[.F:.F]/[.U:.U]" office:value-type="percentage" office:value="0.171301809690601" calcext:value-type="percentage">
            <text:p>17.13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828698190309399" calcext:value-type="percentage">
            <text:p>82.87%</text:p>
          </table:table-cell>
          <table:table-cell/>
          <table:table-cell table:formula="of:=[.H:.H]/[.V:.V]" office:value-type="percentage" office:value="0.355952240797426" calcext:value-type="percentage">
            <text:p>35.60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-0.0286672945608665" calcext:value-type="percentage">
            <text:p>-2.87%</text:p>
          </table:table-cell>
          <table:table-cell table:number-columns-repeated="16352"/>
        </table:table-row>
        <table:table-row table:style-name="ro2">
          <table:table-cell table:formula="of:=[$'Dates Ref'.A96]" office:value-type="date" office:date-value="2024-01-01" calcext:value-type="date">
            <text:p>Jan 1, 24</text:p>
          </table:table-cell>
          <table:table-cell table:number-columns-repeated="3"/>
          <table:table-cell table:formula="of:=[$'Dates Ref'.T96]" office:value-type="date" office:date-value="2024-01-01" calcext:value-type="date">
            <text:p>Jan 1, 24</text:p>
          </table:table-cell>
          <table:table-cell table:style-name="ce38" table:formula="of:=[$'kpop ao3'.E96]" office:value-type="float" office:value="7457" calcext:value-type="float">
            <text:p>7,457</text:p>
          </table:table-cell>
          <table:table-cell table:formula="of:=[.F96]-[.F95]" office:value-type="float" office:value="121" calcext:value-type="float">
            <text:p>121</text:p>
          </table:table-cell>
          <table:table-cell table:style-name="ce96" table:formula="of:=[.G:.G]/([.E96]-[.E95])*30.4375" office:value-type="float" office:value="40.0319293478261" calcext:value-type="float">
            <text:p>40</text:p>
          </table:table-cell>
          <table:table-cell table:style-name="ce15" table:formula="of:=[$'Dates Ref'.A96]" office:value-type="date" office:date-value="2024-01-01" calcext:value-type="date">
            <text:p>Jan 1, 24</text:p>
          </table:table-cell>
          <table:table-cell table:style-name="ce38" table:formula="of:=[$'kpop wp'.E96]" office:value-type="float" office:value="0" calcext:value-type="float">
            <text:p>0</text:p>
          </table:table-cell>
          <table:table-cell table:formula="of:=[.J96]-[.J95]" office:value-type="float" office:value="0" calcext:value-type="float">
            <text:p>0</text:p>
          </table:table-cell>
          <table:table-cell table:style-name="ce96" table:formula="of:=[.K:.K]/([.I96]-[.I95])*30.4375" office:value-type="float" office:value="0" calcext:value-type="float">
            <text:p>0</text:p>
          </table:table-cell>
          <table:table-cell table:style-name="ce90" table:formula="of:=[$'Dates Ref'.A96]" office:value-type="date" office:date-value="2024-01-01" calcext:value-type="date">
            <text:p>Jan 1, 24</text:p>
          </table:table-cell>
          <table:table-cell table:style-name="ce101" table:formula="of:=[$'kpop sqw'.E96]" office:value-type="float" office:value="10" calcext:value-type="float">
            <text:p>10</text:p>
          </table:table-cell>
          <table:table-cell table:style-name="Default" table:formula="of:=[.N96]-[.N95]" office:value-type="float" office:value="10" calcext:value-type="float">
            <text:p>10</text:p>
          </table:table-cell>
          <table:table-cell table:style-name="ce96" table:formula="of:=[.O:.O]/([.M96]-[.M95])*30.4375" office:value-type="float" office:value="3.30842391304348" calcext:value-type="float">
            <text:p>3</text:p>
          </table:table-cell>
          <table:table-cell table:formula="of:=[$'Dates Ref'.R96]" office:value-type="date" office:date-value="2024-01-01" calcext:value-type="date">
            <text:p>Jan 1, 24</text:p>
          </table:table-cell>
          <table:table-cell table:style-name="ce38" table:formula="of:=[$asianfanfics.D96]" office:value-type="float" office:value="35450" calcext:value-type="float">
            <text:p>35,450</text:p>
          </table:table-cell>
          <table:table-cell table:formula="of:=[.R96]-[.R95]" office:value-type="float" office:value="-39" calcext:value-type="float">
            <text:p>-39</text:p>
          </table:table-cell>
          <table:table-cell table:style-name="ce96" table:formula="of:=[.S:.S]/([.Q96]-[.Q95])*30.4375" office:value-type="float" office:value="-12.9028532608696" calcext:value-type="float">
            <text:p>-13</text:p>
          </table:table-cell>
          <table:table-cell table:formula="of:=SUM([.B96]; [.F96]; [.J96]; [.N96]; [.R96])" office:value-type="float" office:value="42917" calcext:value-type="float">
            <text:p>42,917</text:p>
          </table:table-cell>
          <table:table-cell table:formula="of:=[.U96]-[.U95]" office:value-type="float" office:value="92" calcext:value-type="float">
            <text:p>92</text:p>
          </table:table-cell>
          <table:table-cell/>
          <table:table-cell table:formula="of:=[.F:.F]/[.U:.U]" office:value-type="percentage" office:value="0.17375399026027" calcext:value-type="percentage">
            <text:p>17.38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.000233007898967775" calcext:value-type="percentage">
            <text:p>0.02%</text:p>
          </table:table-cell>
          <table:table-cell table:formula="of:=[.R:.R]/[.U:.U]" office:value-type="percentage" office:value="0.826013001840762" calcext:value-type="percentage">
            <text:p>82.60%</text:p>
          </table:table-cell>
          <table:table-cell/>
          <table:table-cell table:formula="of:=[.H:.H]/[.V:.V]" office:value-type="percentage" office:value="0.435129666824197" calcext:value-type="percentage">
            <text:p>43.51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.035961129489603" calcext:value-type="percentage">
            <text:p>3.60%</text:p>
          </table:table-cell>
          <table:table-cell table:formula="of:=[.T:.T]/[.V:.V]" office:value-type="percentage" office:value="-0.140248405009452" calcext:value-type="percentage">
            <text:p>-14.02%</text:p>
          </table:table-cell>
          <table:table-cell table:number-columns-repeated="16352"/>
        </table:table-row>
        <table:table-row table:style-name="ro2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3"/>
          <table:table-cell table:formula="of:=[$'Dates Ref'.T97]" office:value-type="date" office:date-value="2024-04-01" calcext:value-type="date">
            <text:p>Apr 1, 24</text:p>
          </table:table-cell>
          <table:table-cell table:style-name="ce38" table:formula="of:=[$'kpop ao3'.E97]" office:value-type="float" office:value="7587" calcext:value-type="float">
            <text:p>7,587</text:p>
          </table:table-cell>
          <table:table-cell table:formula="of:=[.F97]-[.F96]" office:value-type="float" office:value="130" calcext:value-type="float">
            <text:p>130</text:p>
          </table:table-cell>
          <table:table-cell table:style-name="ce96" table:formula="of:=[.G:.G]/([.E97]-[.E96])*30.4375" office:value-type="float" office:value="43.4821428571429" calcext:value-type="float">
            <text:p>43</text:p>
          </table:table-cell>
          <table:table-cell table:style-name="ce15" table:formula="of:=[$'Dates Ref'.A97]" office:value-type="date" office:date-value="2024-04-01" calcext:value-type="date">
            <text:p>Apr 1, 24</text:p>
          </table:table-cell>
          <table:table-cell table:style-name="ce38" table:formula="of:=[$'kpop wp'.E97]" office:value-type="float" office:value="0" calcext:value-type="float">
            <text:p>0</text:p>
          </table:table-cell>
          <table:table-cell table:formula="of:=[.J97]-[.J96]" office:value-type="float" office:value="0" calcext:value-type="float">
            <text:p>0</text:p>
          </table:table-cell>
          <table:table-cell table:style-name="ce96" table:formula="of:=[.K:.K]/([.I97]-[.I96])*30.4375" office:value-type="float" office:value="0" calcext:value-type="float">
            <text:p>0</text:p>
          </table:table-cell>
          <table:table-cell table:style-name="ce90" table:formula="of:=[$'Dates Ref'.A97]" office:value-type="date" office:date-value="2024-04-01" calcext:value-type="date">
            <text:p>Apr 1, 24</text:p>
          </table:table-cell>
          <table:table-cell table:style-name="ce101" table:formula="of:=[$'kpop sqw'.E97]" office:value-type="float" office:value="0" calcext:value-type="float">
            <text:p>0</text:p>
          </table:table-cell>
          <table:table-cell table:style-name="Default" table:formula="of:=[.N97]-[.N96]" office:value-type="float" office:value="-10" calcext:value-type="float">
            <text:p>-10</text:p>
          </table:table-cell>
          <table:table-cell table:style-name="ce96" table:formula="of:=[.O:.O]/([.M97]-[.M96])*30.4375" office:value-type="float" office:value="-3.34478021978022" calcext:value-type="float">
            <text:p>-3</text:p>
          </table:table-cell>
          <table:table-cell table:formula="of:=[$'Dates Ref'.R97]" office:value-type="date" office:date-value="2024-04-01" calcext:value-type="date">
            <text:p>Apr 1, 24</text:p>
          </table:table-cell>
          <table:table-cell table:style-name="ce38" table:formula="of:=[$asianfanfics.D97]" office:value-type="float" office:value="35443" calcext:value-type="float">
            <text:p>35,443</text:p>
          </table:table-cell>
          <table:table-cell table:formula="of:=[.R97]-[.R96]" office:value-type="float" office:value="-7" calcext:value-type="float">
            <text:p>-7</text:p>
          </table:table-cell>
          <table:table-cell table:style-name="ce96" table:formula="of:=[.S:.S]/([.Q97]-[.Q96])*30.4375" office:value-type="float" office:value="-2.34134615384615" calcext:value-type="float">
            <text:p>-2</text:p>
          </table:table-cell>
          <table:table-cell table:formula="of:=SUM([.B97]; [.F97]; [.J97]; [.N97]; [.R97])" office:value-type="float" office:value="43030" calcext:value-type="float">
            <text:p>43,030</text:p>
          </table:table-cell>
          <table:table-cell table:formula="of:=[.U97]-[.U96]" office:value-type="float" office:value="113" calcext:value-type="float">
            <text:p>113</text:p>
          </table:table-cell>
          <table:table-cell/>
          <table:table-cell table:formula="of:=[.F:.F]/[.U:.U]" office:value-type="percentage" office:value="0.176318847315826" calcext:value-type="percentage">
            <text:p>17.63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823681152684174" calcext:value-type="percentage">
            <text:p>82.37%</text:p>
          </table:table-cell>
          <table:table-cell/>
          <table:table-cell table:formula="of:=[.H:.H]/[.V:.V]" office:value-type="percentage" office:value="0.384797724399494" calcext:value-type="percentage">
            <text:p>38.48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-0.0295998249538073" calcext:value-type="percentage">
            <text:p>-2.96%</text:p>
          </table:table-cell>
          <table:table-cell table:formula="of:=[.T:.T]/[.V:.V]" office:value-type="percentage" office:value="-0.0207198774676651" calcext:value-type="percentage">
            <text:p>-2.07%</text:p>
          </table:table-cell>
          <table:table-cell table:number-columns-repeated="16352"/>
        </table:table-row>
        <table:table-row table:style-name="ro2">
          <table:table-cell table:formula="of:=[$'Dates Ref'.A98]" office:value-type="date" office:date-value="2024-06-30" calcext:value-type="date">
            <text:p>Jun 30, 24</text:p>
          </table:table-cell>
          <table:table-cell table:number-columns-repeated="3"/>
          <table:table-cell table:formula="of:=[$'Dates Ref'.T98]" office:value-type="date" office:date-value="2024-06-30" calcext:value-type="date">
            <text:p>Jun 30, 24</text:p>
          </table:table-cell>
          <table:table-cell table:style-name="ce38" table:formula="of:=[$'kpop ao3'.E98]" office:value-type="float" office:value="7717" calcext:value-type="float">
            <text:p>7,717</text:p>
          </table:table-cell>
          <table:table-cell table:formula="of:=[.F98]-[.F97]" office:value-type="float" office:value="130" calcext:value-type="float">
            <text:p>130</text:p>
          </table:table-cell>
          <table:table-cell table:style-name="ce96" table:formula="of:=[.G:.G]/([.E98]-[.E97])*30.4375" office:value-type="float" office:value="43.9652777777778" calcext:value-type="float">
            <text:p>44</text:p>
          </table:table-cell>
          <table:table-cell table:style-name="ce15" table:formula="of:=[$'Dates Ref'.A98]" office:value-type="date" office:date-value="2024-06-30" calcext:value-type="date">
            <text:p>Jun 30, 24</text:p>
          </table:table-cell>
          <table:table-cell table:style-name="ce38" table:formula="of:=[$'kpop wp'.E98]" office:value-type="float" office:value="0" calcext:value-type="float">
            <text:p>0</text:p>
          </table:table-cell>
          <table:table-cell table:formula="of:=[.J98]-[.J97]" office:value-type="float" office:value="0" calcext:value-type="float">
            <text:p>0</text:p>
          </table:table-cell>
          <table:table-cell table:style-name="ce96" table:formula="of:=[.K:.K]/([.I98]-[.I97])*30.4375" office:value-type="float" office:value="0" calcext:value-type="float">
            <text:p>0</text:p>
          </table:table-cell>
          <table:table-cell table:style-name="ce90" table:formula="of:=[$'Dates Ref'.A98]" office:value-type="date" office:date-value="2024-06-30" calcext:value-type="date">
            <text:p>Jun 30, 24</text:p>
          </table:table-cell>
          <table:table-cell table:style-name="ce101" table:formula="of:=[$'kpop sqw'.E98]" office:value-type="float" office:value="0" calcext:value-type="float">
            <text:p>0</text:p>
          </table:table-cell>
          <table:table-cell table:style-name="Default" table:formula="of:=[.N98]-[.N97]" office:value-type="float" office:value="0" calcext:value-type="float">
            <text:p>0</text:p>
          </table:table-cell>
          <table:table-cell table:style-name="ce96" table:formula="of:=[.O:.O]/([.M98]-[.M97])*30.4375" office:value-type="float" office:value="0" calcext:value-type="float">
            <text:p>0</text:p>
          </table:table-cell>
          <table:table-cell table:formula="of:=[$'Dates Ref'.R98]" office:value-type="date" office:date-value="1899-12-30" calcext:value-type="date">
            <text:p>Dec 30, 99</text:p>
          </table:table-cell>
          <table:table-cell table:style-name="ce38" table:formula="of:=[$asianfanfics.D98]" office:value-type="float" office:value="35421" calcext:value-type="float">
            <text:p>35,421</text:p>
          </table:table-cell>
          <table:table-cell table:formula="of:=[.R98]-[.R97]" office:value-type="float" office:value="-22" calcext:value-type="float">
            <text:p>-22</text:p>
          </table:table-cell>
          <table:table-cell table:style-name="ce96" table:formula="of:=[.S:.S]/([.Q98]-[.Q97])*30.4375" office:value-type="float" office:value="0.0147549743295948" calcext:value-type="float">
            <text:p>0</text:p>
          </table:table-cell>
          <table:table-cell table:formula="of:=SUM([.B98]; [.F98]; [.J98]; [.N98]; [.R98])" office:value-type="float" office:value="43138" calcext:value-type="float">
            <text:p>43,138</text:p>
          </table:table-cell>
          <table:table-cell table:formula="of:=[.U98]-[.U97]" office:value-type="float" office:value="108" calcext:value-type="float">
            <text:p>108</text:p>
          </table:table-cell>
          <table:table-cell/>
          <table:table-cell table:formula="of:=[.F:.F]/[.U:.U]" office:value-type="percentage" office:value="0.17889100097362" calcext:value-type="percentage">
            <text:p>17.89%</text:p>
          </table:table-cell>
          <table:table-cell table:formula="of:=[.J:.J]/[.U:.U]" office:value-type="percentage" office:value="0" calcext:value-type="percentage">
            <text:p>0.00%</text:p>
          </table:table-cell>
          <table:table-cell table:formula="of:=[.N:.N]/[.U:.U]" office:value-type="percentage" office:value="0" calcext:value-type="percentage">
            <text:p>0.00%</text:p>
          </table:table-cell>
          <table:table-cell table:formula="of:=[.R:.R]/[.U:.U]" office:value-type="percentage" office:value="0.821108999026381" calcext:value-type="percentage">
            <text:p>82.11%</text:p>
          </table:table-cell>
          <table:table-cell/>
          <table:table-cell table:formula="of:=[.H:.H]/[.V:.V]" office:value-type="percentage" office:value="0.407085905349794" calcext:value-type="percentage">
            <text:p>40.71%</text:p>
          </table:table-cell>
          <table:table-cell table:formula="of:=[.L:.L]/[.V:.V]" office:value-type="percentage" office:value="0" calcext:value-type="percentage">
            <text:p>0.00%</text:p>
          </table:table-cell>
          <table:table-cell table:formula="of:=[.P:.P]/[.V:.V]" office:value-type="percentage" office:value="0" calcext:value-type="percentage">
            <text:p>0.00%</text:p>
          </table:table-cell>
          <table:table-cell table:formula="of:=[.T:.T]/[.V:.V]" office:value-type="percentage" office:value="0.000136620132681433" calcext:value-type="percentage">
            <text:p>0.01%</text:p>
          </table:table-cell>
          <table:table-cell table:number-columns-repeated="16352"/>
        </table:table-row>
        <table:table-row table:style-name="ro2">
          <table:table-cell table:formula="of:=[$'Dates Ref'.A99]" office:value-type="date" office:date-value="2024-10-01" calcext:value-type="date">
            <text:p>Oct 1, 24</text:p>
          </table:table-cell>
          <table:table-cell table:number-columns-repeated="3"/>
          <table:table-cell table:formula="of:=[$'Dates Ref'.T99]" office:value-type="date" office:date-value="2024-10-01" calcext:value-type="date">
            <text:p>Oct 1, 24</text:p>
          </table:table-cell>
          <table:table-cell table:style-name="ce38" table:formula="of:=[$'kpop ao3'.E99]" office:value-type="float" office:value="7904" calcext:value-type="float">
            <text:p>7,904</text:p>
          </table:table-cell>
          <table:table-cell table:formula="of:=[.F99]-[.F98]" office:value-type="float" office:value="187" calcext:value-type="float">
            <text:p>187</text:p>
          </table:table-cell>
          <table:table-cell table:style-name="ce96" table:formula="of:=[.G:.G]/([.E99]-[.E98])*30.4375" office:value-type="float" office:value="61.2022849462366" calcext:value-type="float">
            <text:p>61</text:p>
          </table:table-cell>
          <table:table-cell table:style-name="ce15" table:formula="of:=[$'Dates Ref'.A99]" office:value-type="date" office:date-value="2024-10-01" calcext:value-type="date">
            <text:p>Oct 1, 24</text:p>
          </table:table-cell>
          <table:table-cell table:style-name="ce38" table:formula="of:=[$'kpop wp'.E99]" office:value-type="float" office:value="3848" calcext:value-type="float">
            <text:p>3,848</text:p>
          </table:table-cell>
          <table:table-cell table:formula="of:=[.J99]-[.J98]" office:value-type="float" office:value="3848" calcext:value-type="float">
            <text:p>3848</text:p>
          </table:table-cell>
          <table:table-cell table:style-name="ce96" table:formula="of:=[.K:.K]/([.I99]-[.I98])*30.4375" office:value-type="float" office:value="1259.39247311828" calcext:value-type="float">
            <text:p>1,259</text:p>
          </table:table-cell>
          <table:table-cell table:style-name="ce90" table:formula="of:=[$'Dates Ref'.A99]" office:value-type="date" office:date-value="2024-10-01" calcext:value-type="date">
            <text:p>Oct 1, 24</text:p>
          </table:table-cell>
          <table:table-cell table:style-name="ce101" table:formula="of:=[$'kpop sqw'.E99]" office:value-type="float" office:value="10" calcext:value-type="float">
            <text:p>10</text:p>
          </table:table-cell>
          <table:table-cell table:style-name="Default" table:formula="of:=[.N99]-[.N98]" office:value-type="float" office:value="10" calcext:value-type="float">
            <text:p>10</text:p>
          </table:table-cell>
          <table:table-cell table:style-name="ce96" table:formula="of:=[.O:.O]/([.M99]-[.M98])*30.4375" office:value-type="float" office:value="3.27284946236559" calcext:value-type="float">
            <text:p>3</text:p>
          </table:table-cell>
          <table:table-cell table:formula="of:=[$'Dates Ref'.R99]" office:value-type="date" office:date-value="1899-12-30" calcext:value-type="date">
            <text:p>Dec 30, 99</text:p>
          </table:table-cell>
          <table:table-cell table:style-name="ce38" table:formula="of:=[$asianfanfics.D99]" office:value-type="float" office:value="35406" calcext:value-type="float">
            <text:p>35,406</text:p>
          </table:table-cell>
          <table:table-cell table:formula="of:=[.R99]-[.R98]" office:value-type="float" office:value="-15" calcext:value-type="float">
            <text:p>-15</text:p>
          </table:table-cell>
          <table:table-cell table:style-name="ce96" table:formula="of:=[.S:.S]/([.Q99]-[.Q98])*30.4375" office:value-type="string" office:string-value="" calcext:value-type="error">
            <text:p>#DIV/0!</text:p>
          </table:table-cell>
          <table:table-cell table:formula="of:=SUM([.B99]; [.F99]; [.J99]; [.N99]; [.R99])" office:value-type="float" office:value="47168" calcext:value-type="float">
            <text:p>47,168</text:p>
          </table:table-cell>
          <table:table-cell table:formula="of:=[.U99]-[.U98]" office:value-type="float" office:value="4030" calcext:value-type="float">
            <text:p>4,030</text:p>
          </table:table-cell>
          <table:table-cell/>
          <table:table-cell table:formula="of:=[.F:.F]/[.U:.U]" office:value-type="percentage" office:value="0.167571234735414" calcext:value-type="percentage">
            <text:p>16.76%</text:p>
          </table:table-cell>
          <table:table-cell table:formula="of:=[.J:.J]/[.U:.U]" office:value-type="percentage" office:value="0.0815807327001357" calcext:value-type="percentage">
            <text:p>8.16%</text:p>
          </table:table-cell>
          <table:table-cell table:formula="of:=[.N:.N]/[.U:.U]" office:value-type="percentage" office:value="0.000212008141112619" calcext:value-type="percentage">
            <text:p>0.02%</text:p>
          </table:table-cell>
          <table:table-cell table:formula="of:=[.R:.R]/[.U:.U]" office:value-type="percentage" office:value="0.750636024423338" calcext:value-type="percentage">
            <text:p>75.06%</text:p>
          </table:table-cell>
          <table:table-cell/>
          <table:table-cell table:formula="of:=[.H:.H]/[.V:.V]" office:value-type="percentage" office:value="0.0151866712025401" calcext:value-type="percentage">
            <text:p>1.52%</text:p>
          </table:table-cell>
          <table:table-cell table:formula="of:=[.L:.L]/[.V:.V]" office:value-type="percentage" office:value="0.31250433576136" calcext:value-type="percentage">
            <text:p>31.25%</text:p>
          </table:table-cell>
          <table:table-cell table:formula="of:=[.P:.P]/[.V:.V]" office:value-type="percentage" office:value="0.000812121454681288" calcext:value-type="percentage">
            <text:p>0.08%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00]" office:value-type="date" office:date-value="1899-12-30" calcext:value-type="date">
            <text:p>Dec 30, 99</text:p>
          </table:table-cell>
          <table:table-cell table:style-name="ce38" table:formula="of:=[$'kpop ao3'.E100]" office:value-type="float" office:value="0" calcext:value-type="float">
            <text:p>0</text:p>
          </table:table-cell>
          <table:table-cell table:formula="of:=[.F100]-[.F99]" office:value-type="float" office:value="-7904" calcext:value-type="float">
            <text:p>-7,904</text:p>
          </table:table-cell>
          <table:table-cell table:style-name="ce96" table:formula="of:=[.G:.G]/([.E100]-[.E99])*30.4375" office:value-type="float" office:value="5.27977000395031" calcext:value-type="float">
            <text:p>5</text:p>
          </table:table-cell>
          <table:table-cell table:style-name="ce15" table:formula="of:=[$'Dates Ref'.A100]" office:value-type="date" office:date-value="1899-12-30" calcext:value-type="date">
            <text:p>Dec 30, 99</text:p>
          </table:table-cell>
          <table:table-cell table:style-name="ce38" table:formula="of:=[$'kpop wp'.E100]" office:value-type="float" office:value="0" calcext:value-type="float">
            <text:p>0</text:p>
          </table:table-cell>
          <table:table-cell table:formula="of:=[.J100]-[.J99]" office:value-type="float" office:value="-3848" calcext:value-type="float">
            <text:p>-3848</text:p>
          </table:table-cell>
          <table:table-cell table:style-name="ce96" table:formula="of:=[.K:.K]/([.I100]-[.I99])*30.4375" office:value-type="float" office:value="2.57041434402844" calcext:value-type="float">
            <text:p>3</text:p>
          </table:table-cell>
          <table:table-cell table:style-name="ce90" table:formula="of:=[$'Dates Ref'.A100]" office:value-type="date" office:date-value="1899-12-30" calcext:value-type="date">
            <text:p>Dec 30, 99</text:p>
          </table:table-cell>
          <table:table-cell table:style-name="ce101" table:formula="of:=[$'kpop sqw'.E100]" office:value-type="float" office:value="0" calcext:value-type="float">
            <text:p>0</text:p>
          </table:table-cell>
          <table:table-cell table:style-name="Default" table:formula="of:=[.N100]-[.N99]" office:value-type="float" office:value="-10" calcext:value-type="float">
            <text:p>-10</text:p>
          </table:table-cell>
          <table:table-cell table:style-name="ce96" table:formula="of:=[.O:.O]/([.M100]-[.M99])*30.4375" office:value-type="float" office:value="0.00667987095641487" calcext:value-type="float">
            <text:p>0</text:p>
          </table:table-cell>
          <table:table-cell table:formula="of:=[$'Dates Ref'.R100]" office:value-type="date" office:date-value="1899-12-30" calcext:value-type="date">
            <text:p>Dec 30, 99</text:p>
          </table:table-cell>
          <table:table-cell table:style-name="ce38" table:formula="of:=[$asianfanfics.D100]" office:value-type="float" office:value="0" calcext:value-type="float">
            <text:p>0</text:p>
          </table:table-cell>
          <table:table-cell table:formula="of:=[.R100]-[.R99]" office:value-type="float" office:value="-35406" calcext:value-type="float">
            <text:p>-35,406</text:p>
          </table:table-cell>
          <table:table-cell table:style-name="ce96" table:formula="of:=[.S:.S]/([.Q100]-[.Q99])*30.4375" office:value-type="string" office:string-value="" calcext:value-type="error">
            <text:p>#DIV/0!</text:p>
          </table:table-cell>
          <table:table-cell table:formula="of:=SUM([.B100]; [.F100]; [.J100]; [.N100]; [.R100])" office:value-type="float" office:value="0" calcext:value-type="float">
            <text:p>0</text:p>
          </table:table-cell>
          <table:table-cell table:formula="of:=[.U100]-[.U99]" office:value-type="float" office:value="-47168" calcext:value-type="float">
            <text:p>-47,168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percentage" office:value="-0.000111935422403967" calcext:value-type="percentage">
            <text:p>-0.01%</text:p>
          </table:table-cell>
          <table:table-cell table:formula="of:=[.L:.L]/[.V:.V]" office:value-type="percentage" office:value="-0.0000544948766966681" calcext:value-type="percentage">
            <text:p>-0.01%</text:p>
          </table:table-cell>
          <table:table-cell table:formula="of:=[.P:.P]/[.V:.V]" office:value-type="percentage" office:value="-0.000000141618702434169" calcext:value-type="percentage">
            <text:p>0.00%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01]" office:value-type="date" office:date-value="1899-12-30" calcext:value-type="date">
            <text:p>Dec 30, 99</text:p>
          </table:table-cell>
          <table:table-cell table:style-name="ce38" table:formula="of:=[$'kpop ao3'.E101]" office:value-type="float" office:value="0" calcext:value-type="float">
            <text:p>0</text:p>
          </table:table-cell>
          <table:table-cell table:formula="of:=[.F101]-[.F100]" office:value-type="float" office:value="0" calcext:value-type="float">
            <text:p>0</text:p>
          </table:table-cell>
          <table:table-cell table:style-name="ce96" table:formula="of:=[.G:.G]/([.E101]-[.E100])*30.4375" office:value-type="string" office:string-value="" calcext:value-type="error">
            <text:p>#DIV/0!</text:p>
          </table:table-cell>
          <table:table-cell table:style-name="ce15" table:formula="of:=[$'Dates Ref'.A101]" office:value-type="date" office:date-value="1899-12-30" calcext:value-type="date">
            <text:p>Dec 30, 99</text:p>
          </table:table-cell>
          <table:table-cell table:style-name="ce38" table:formula="of:=[$'kpop wp'.E101]" office:value-type="float" office:value="0" calcext:value-type="float">
            <text:p>0</text:p>
          </table:table-cell>
          <table:table-cell table:formula="of:=[.J101]-[.J100]" office:value-type="float" office:value="0" calcext:value-type="float">
            <text:p>0</text:p>
          </table:table-cell>
          <table:table-cell table:style-name="ce96" table:formula="of:=[.K:.K]/([.I101]-[.I100])*30.4375" office:value-type="string" office:string-value="" calcext:value-type="error">
            <text:p>#DIV/0!</text:p>
          </table:table-cell>
          <table:table-cell table:style-name="ce90" table:formula="of:=[$'Dates Ref'.A101]" office:value-type="date" office:date-value="1899-12-30" calcext:value-type="date">
            <text:p>Dec 30, 99</text:p>
          </table:table-cell>
          <table:table-cell table:style-name="ce101" table:formula="of:=[$'kpop sqw'.E101]" office:value-type="float" office:value="0" calcext:value-type="float">
            <text:p>0</text:p>
          </table:table-cell>
          <table:table-cell table:style-name="Default" table:formula="of:=[.N101]-[.N100]" office:value-type="float" office:value="0" calcext:value-type="float">
            <text:p>0</text:p>
          </table:table-cell>
          <table:table-cell table:style-name="ce96" table:formula="of:=[.O:.O]/([.M101]-[.M100])*30.4375" office:value-type="string" office:string-value="" calcext:value-type="error">
            <text:p>#DIV/0!</text:p>
          </table:table-cell>
          <table:table-cell table:formula="of:=[$'Dates Ref'.R101]" office:value-type="date" office:date-value="1899-12-30" calcext:value-type="date">
            <text:p>Dec 30, 99</text:p>
          </table:table-cell>
          <table:table-cell table:style-name="ce38" table:formula="of:=[$asianfanfics.D101]" office:value-type="float" office:value="0" calcext:value-type="float">
            <text:p>0</text:p>
          </table:table-cell>
          <table:table-cell table:formula="of:=[.R101]-[.R100]" office:value-type="float" office:value="0" calcext:value-type="float">
            <text:p>0</text:p>
          </table:table-cell>
          <table:table-cell table:style-name="ce96" table:formula="of:=[.S:.S]/([.Q101]-[.Q100])*30.4375" office:value-type="string" office:string-value="" calcext:value-type="error">
            <text:p>#DIV/0!</text:p>
          </table:table-cell>
          <table:table-cell table:formula="of:=SUM([.B101]; [.F101]; [.J101]; [.N101]; [.R101])" office:value-type="float" office:value="0" calcext:value-type="float">
            <text:p>0</text:p>
          </table:table-cell>
          <table:table-cell table:formula="of:=[.U101]-[.U100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02]" office:value-type="date" office:date-value="1899-12-30" calcext:value-type="date">
            <text:p>Dec 30, 99</text:p>
          </table:table-cell>
          <table:table-cell table:style-name="ce38" table:formula="of:=[$'kpop ao3'.E102]" office:value-type="float" office:value="0" calcext:value-type="float">
            <text:p>0</text:p>
          </table:table-cell>
          <table:table-cell table:formula="of:=[.F102]-[.F101]" office:value-type="float" office:value="0" calcext:value-type="float">
            <text:p>0</text:p>
          </table:table-cell>
          <table:table-cell table:style-name="ce96" table:formula="of:=[.G:.G]/([.E102]-[.E101])*30.4375" office:value-type="string" office:string-value="" calcext:value-type="error">
            <text:p>#DIV/0!</text:p>
          </table:table-cell>
          <table:table-cell table:style-name="ce15" table:formula="of:=[$'Dates Ref'.A102]" office:value-type="date" office:date-value="1899-12-30" calcext:value-type="date">
            <text:p>Dec 30, 99</text:p>
          </table:table-cell>
          <table:table-cell table:style-name="ce38" table:formula="of:=[$'kpop wp'.E102]" office:value-type="float" office:value="0" calcext:value-type="float">
            <text:p>0</text:p>
          </table:table-cell>
          <table:table-cell table:formula="of:=[.J102]-[.J101]" office:value-type="float" office:value="0" calcext:value-type="float">
            <text:p>0</text:p>
          </table:table-cell>
          <table:table-cell table:style-name="ce96" table:formula="of:=[.K:.K]/([.I102]-[.I101])*30.4375" office:value-type="string" office:string-value="" calcext:value-type="error">
            <text:p>#DIV/0!</text:p>
          </table:table-cell>
          <table:table-cell table:style-name="ce90" table:formula="of:=[$'Dates Ref'.A102]" office:value-type="date" office:date-value="1899-12-30" calcext:value-type="date">
            <text:p>Dec 30, 99</text:p>
          </table:table-cell>
          <table:table-cell table:style-name="ce101" table:formula="of:=[$'kpop sqw'.E102]" office:value-type="float" office:value="0" calcext:value-type="float">
            <text:p>0</text:p>
          </table:table-cell>
          <table:table-cell table:style-name="Default" table:formula="of:=[.N102]-[.N101]" office:value-type="float" office:value="0" calcext:value-type="float">
            <text:p>0</text:p>
          </table:table-cell>
          <table:table-cell table:style-name="ce96" table:formula="of:=[.O:.O]/([.M102]-[.M101])*30.4375" office:value-type="string" office:string-value="" calcext:value-type="error">
            <text:p>#DIV/0!</text:p>
          </table:table-cell>
          <table:table-cell table:formula="of:=[$'Dates Ref'.R102]" office:value-type="date" office:date-value="1899-12-30" calcext:value-type="date">
            <text:p>Dec 30, 99</text:p>
          </table:table-cell>
          <table:table-cell table:style-name="ce38" table:formula="of:=[$asianfanfics.D102]" office:value-type="float" office:value="0" calcext:value-type="float">
            <text:p>0</text:p>
          </table:table-cell>
          <table:table-cell table:formula="of:=[.R102]-[.R101]" office:value-type="float" office:value="0" calcext:value-type="float">
            <text:p>0</text:p>
          </table:table-cell>
          <table:table-cell table:style-name="ce96" table:formula="of:=[.S:.S]/([.Q102]-[.Q101])*30.4375" office:value-type="string" office:string-value="" calcext:value-type="error">
            <text:p>#DIV/0!</text:p>
          </table:table-cell>
          <table:table-cell table:formula="of:=SUM([.B102]; [.F102]; [.J102]; [.N102]; [.R102])" office:value-type="float" office:value="0" calcext:value-type="float">
            <text:p>0</text:p>
          </table:table-cell>
          <table:table-cell table:formula="of:=[.U102]-[.U101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03]" office:value-type="date" office:date-value="1899-12-30" calcext:value-type="date">
            <text:p>Dec 30, 99</text:p>
          </table:table-cell>
          <table:table-cell table:style-name="ce38" table:formula="of:=[$'kpop ao3'.E103]" office:value-type="float" office:value="0" calcext:value-type="float">
            <text:p>0</text:p>
          </table:table-cell>
          <table:table-cell table:formula="of:=[.F103]-[.F102]" office:value-type="float" office:value="0" calcext:value-type="float">
            <text:p>0</text:p>
          </table:table-cell>
          <table:table-cell table:style-name="ce96" table:formula="of:=[.G:.G]/([.E103]-[.E102])*30.4375" office:value-type="string" office:string-value="" calcext:value-type="error">
            <text:p>#DIV/0!</text:p>
          </table:table-cell>
          <table:table-cell table:style-name="ce15" table:formula="of:=[$'Dates Ref'.A103]" office:value-type="date" office:date-value="1899-12-30" calcext:value-type="date">
            <text:p>Dec 30, 99</text:p>
          </table:table-cell>
          <table:table-cell table:style-name="ce38" table:formula="of:=[$'kpop wp'.E103]" office:value-type="float" office:value="0" calcext:value-type="float">
            <text:p>0</text:p>
          </table:table-cell>
          <table:table-cell table:formula="of:=[.J103]-[.J102]" office:value-type="float" office:value="0" calcext:value-type="float">
            <text:p>0</text:p>
          </table:table-cell>
          <table:table-cell table:style-name="ce96" table:formula="of:=[.K:.K]/([.I103]-[.I102])*30.4375" office:value-type="string" office:string-value="" calcext:value-type="error">
            <text:p>#DIV/0!</text:p>
          </table:table-cell>
          <table:table-cell table:style-name="ce90" table:formula="of:=[$'Dates Ref'.A103]" office:value-type="date" office:date-value="1899-12-30" calcext:value-type="date">
            <text:p>Dec 30, 99</text:p>
          </table:table-cell>
          <table:table-cell table:style-name="ce101" table:formula="of:=[$'kpop sqw'.E103]" office:value-type="float" office:value="0" calcext:value-type="float">
            <text:p>0</text:p>
          </table:table-cell>
          <table:table-cell table:style-name="Default" table:formula="of:=[.N103]-[.N102]" office:value-type="float" office:value="0" calcext:value-type="float">
            <text:p>0</text:p>
          </table:table-cell>
          <table:table-cell table:style-name="ce96" table:formula="of:=[.O:.O]/([.M103]-[.M102])*30.4375" office:value-type="string" office:string-value="" calcext:value-type="error">
            <text:p>#DIV/0!</text:p>
          </table:table-cell>
          <table:table-cell table:formula="of:=[$'Dates Ref'.R103]" office:value-type="date" office:date-value="1899-12-30" calcext:value-type="date">
            <text:p>Dec 30, 99</text:p>
          </table:table-cell>
          <table:table-cell table:style-name="ce38" table:formula="of:=[$asianfanfics.D103]" office:value-type="float" office:value="0" calcext:value-type="float">
            <text:p>0</text:p>
          </table:table-cell>
          <table:table-cell table:formula="of:=[.R103]-[.R102]" office:value-type="float" office:value="0" calcext:value-type="float">
            <text:p>0</text:p>
          </table:table-cell>
          <table:table-cell table:style-name="ce96" table:formula="of:=[.S:.S]/([.Q103]-[.Q102])*30.4375" office:value-type="string" office:string-value="" calcext:value-type="error">
            <text:p>#DIV/0!</text:p>
          </table:table-cell>
          <table:table-cell table:formula="of:=SUM([.B103]; [.F103]; [.J103]; [.N103]; [.R103])" office:value-type="float" office:value="0" calcext:value-type="float">
            <text:p>0</text:p>
          </table:table-cell>
          <table:table-cell table:formula="of:=[.U103]-[.U102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04]" office:value-type="date" office:date-value="1899-12-30" calcext:value-type="date">
            <text:p>Dec 30, 99</text:p>
          </table:table-cell>
          <table:table-cell table:style-name="ce38" table:formula="of:=[$'kpop ao3'.E104]" office:value-type="float" office:value="0" calcext:value-type="float">
            <text:p>0</text:p>
          </table:table-cell>
          <table:table-cell table:formula="of:=[.F104]-[.F103]" office:value-type="float" office:value="0" calcext:value-type="float">
            <text:p>0</text:p>
          </table:table-cell>
          <table:table-cell table:style-name="ce96" table:formula="of:=[.G:.G]/([.E104]-[.E103])*30.4375" office:value-type="string" office:string-value="" calcext:value-type="error">
            <text:p>#DIV/0!</text:p>
          </table:table-cell>
          <table:table-cell table:style-name="ce15" table:formula="of:=[$'Dates Ref'.A104]" office:value-type="date" office:date-value="1899-12-30" calcext:value-type="date">
            <text:p>Dec 30, 99</text:p>
          </table:table-cell>
          <table:table-cell table:style-name="ce38" table:formula="of:=[$'kpop wp'.E104]" office:value-type="float" office:value="0" calcext:value-type="float">
            <text:p>0</text:p>
          </table:table-cell>
          <table:table-cell table:formula="of:=[.J104]-[.J103]" office:value-type="float" office:value="0" calcext:value-type="float">
            <text:p>0</text:p>
          </table:table-cell>
          <table:table-cell table:style-name="ce96" table:formula="of:=[.K:.K]/([.I104]-[.I103])*30.4375" office:value-type="string" office:string-value="" calcext:value-type="error">
            <text:p>#DIV/0!</text:p>
          </table:table-cell>
          <table:table-cell table:style-name="ce90" table:formula="of:=[$'Dates Ref'.A104]" office:value-type="date" office:date-value="1899-12-30" calcext:value-type="date">
            <text:p>Dec 30, 99</text:p>
          </table:table-cell>
          <table:table-cell table:style-name="ce101" table:formula="of:=[$'kpop sqw'.E104]" office:value-type="float" office:value="0" calcext:value-type="float">
            <text:p>0</text:p>
          </table:table-cell>
          <table:table-cell table:style-name="Default" table:formula="of:=[.N104]-[.N103]" office:value-type="float" office:value="0" calcext:value-type="float">
            <text:p>0</text:p>
          </table:table-cell>
          <table:table-cell table:style-name="ce96" table:formula="of:=[.O:.O]/([.M104]-[.M103])*30.4375" office:value-type="string" office:string-value="" calcext:value-type="error">
            <text:p>#DIV/0!</text:p>
          </table:table-cell>
          <table:table-cell table:formula="of:=[$'Dates Ref'.R104]" office:value-type="date" office:date-value="1899-12-30" calcext:value-type="date">
            <text:p>Dec 30, 99</text:p>
          </table:table-cell>
          <table:table-cell table:style-name="ce38" table:formula="of:=[$asianfanfics.D104]" office:value-type="float" office:value="0" calcext:value-type="float">
            <text:p>0</text:p>
          </table:table-cell>
          <table:table-cell table:formula="of:=[.R104]-[.R103]" office:value-type="float" office:value="0" calcext:value-type="float">
            <text:p>0</text:p>
          </table:table-cell>
          <table:table-cell table:style-name="ce96" table:formula="of:=[.S:.S]/([.Q104]-[.Q103])*30.4375" office:value-type="string" office:string-value="" calcext:value-type="error">
            <text:p>#DIV/0!</text:p>
          </table:table-cell>
          <table:table-cell table:formula="of:=SUM([.B104]; [.F104]; [.J104]; [.N104]; [.R104])" office:value-type="float" office:value="0" calcext:value-type="float">
            <text:p>0</text:p>
          </table:table-cell>
          <table:table-cell table:formula="of:=[.U104]-[.U103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05]" office:value-type="date" office:date-value="1899-12-30" calcext:value-type="date">
            <text:p>Dec 30, 99</text:p>
          </table:table-cell>
          <table:table-cell table:style-name="ce38" table:formula="of:=[$'kpop ao3'.E105]" office:value-type="float" office:value="0" calcext:value-type="float">
            <text:p>0</text:p>
          </table:table-cell>
          <table:table-cell table:formula="of:=[.F105]-[.F104]" office:value-type="float" office:value="0" calcext:value-type="float">
            <text:p>0</text:p>
          </table:table-cell>
          <table:table-cell table:style-name="ce96" table:formula="of:=[.G:.G]/([.E105]-[.E104])*30.4375" office:value-type="string" office:string-value="" calcext:value-type="error">
            <text:p>#DIV/0!</text:p>
          </table:table-cell>
          <table:table-cell table:style-name="ce15" table:formula="of:=[$'Dates Ref'.A105]" office:value-type="date" office:date-value="1899-12-30" calcext:value-type="date">
            <text:p>Dec 30, 99</text:p>
          </table:table-cell>
          <table:table-cell table:style-name="ce38" table:formula="of:=[$'kpop wp'.E105]" office:value-type="float" office:value="0" calcext:value-type="float">
            <text:p>0</text:p>
          </table:table-cell>
          <table:table-cell table:formula="of:=[.J105]-[.J104]" office:value-type="float" office:value="0" calcext:value-type="float">
            <text:p>0</text:p>
          </table:table-cell>
          <table:table-cell table:style-name="ce96" table:formula="of:=[.K:.K]/([.I105]-[.I104])*30.4375" office:value-type="string" office:string-value="" calcext:value-type="error">
            <text:p>#DIV/0!</text:p>
          </table:table-cell>
          <table:table-cell table:style-name="ce90" table:formula="of:=[$'Dates Ref'.A105]" office:value-type="date" office:date-value="1899-12-30" calcext:value-type="date">
            <text:p>Dec 30, 99</text:p>
          </table:table-cell>
          <table:table-cell table:style-name="ce101" table:formula="of:=[$'kpop sqw'.E105]" office:value-type="float" office:value="0" calcext:value-type="float">
            <text:p>0</text:p>
          </table:table-cell>
          <table:table-cell table:style-name="Default" table:formula="of:=[.N105]-[.N104]" office:value-type="float" office:value="0" calcext:value-type="float">
            <text:p>0</text:p>
          </table:table-cell>
          <table:table-cell table:style-name="ce96" table:formula="of:=[.O:.O]/([.M105]-[.M104])*30.4375" office:value-type="string" office:string-value="" calcext:value-type="error">
            <text:p>#DIV/0!</text:p>
          </table:table-cell>
          <table:table-cell table:formula="of:=[$'Dates Ref'.R105]" office:value-type="date" office:date-value="1899-12-30" calcext:value-type="date">
            <text:p>Dec 30, 99</text:p>
          </table:table-cell>
          <table:table-cell table:style-name="ce38" table:formula="of:=[$asianfanfics.D105]" office:value-type="float" office:value="0" calcext:value-type="float">
            <text:p>0</text:p>
          </table:table-cell>
          <table:table-cell table:formula="of:=[.R105]-[.R104]" office:value-type="float" office:value="0" calcext:value-type="float">
            <text:p>0</text:p>
          </table:table-cell>
          <table:table-cell table:style-name="ce96" table:formula="of:=[.S:.S]/([.Q105]-[.Q104])*30.4375" office:value-type="string" office:string-value="" calcext:value-type="error">
            <text:p>#DIV/0!</text:p>
          </table:table-cell>
          <table:table-cell table:formula="of:=SUM([.B105]; [.F105]; [.J105]; [.N105]; [.R105])" office:value-type="float" office:value="0" calcext:value-type="float">
            <text:p>0</text:p>
          </table:table-cell>
          <table:table-cell table:formula="of:=[.U105]-[.U104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06]" office:value-type="date" office:date-value="1899-12-30" calcext:value-type="date">
            <text:p>Dec 30, 99</text:p>
          </table:table-cell>
          <table:table-cell table:style-name="ce38" table:formula="of:=[$'kpop ao3'.E106]" office:value-type="float" office:value="0" calcext:value-type="float">
            <text:p>0</text:p>
          </table:table-cell>
          <table:table-cell table:formula="of:=[.F106]-[.F105]" office:value-type="float" office:value="0" calcext:value-type="float">
            <text:p>0</text:p>
          </table:table-cell>
          <table:table-cell table:style-name="ce96" table:formula="of:=[.G:.G]/([.E106]-[.E105])*30.4375" office:value-type="string" office:string-value="" calcext:value-type="error">
            <text:p>#DIV/0!</text:p>
          </table:table-cell>
          <table:table-cell table:style-name="ce15" table:formula="of:=[$'Dates Ref'.A106]" office:value-type="date" office:date-value="1899-12-30" calcext:value-type="date">
            <text:p>Dec 30, 99</text:p>
          </table:table-cell>
          <table:table-cell table:style-name="ce38" table:formula="of:=[$'kpop wp'.E106]" office:value-type="float" office:value="0" calcext:value-type="float">
            <text:p>0</text:p>
          </table:table-cell>
          <table:table-cell table:formula="of:=[.J106]-[.J105]" office:value-type="float" office:value="0" calcext:value-type="float">
            <text:p>0</text:p>
          </table:table-cell>
          <table:table-cell table:style-name="ce96" table:formula="of:=[.K:.K]/([.I106]-[.I105])*30.4375" office:value-type="string" office:string-value="" calcext:value-type="error">
            <text:p>#DIV/0!</text:p>
          </table:table-cell>
          <table:table-cell table:style-name="ce90" table:formula="of:=[$'Dates Ref'.A106]" office:value-type="date" office:date-value="1899-12-30" calcext:value-type="date">
            <text:p>Dec 30, 99</text:p>
          </table:table-cell>
          <table:table-cell table:style-name="ce101" table:formula="of:=[$'kpop sqw'.E106]" office:value-type="float" office:value="0" calcext:value-type="float">
            <text:p>0</text:p>
          </table:table-cell>
          <table:table-cell table:style-name="Default" table:formula="of:=[.N106]-[.N105]" office:value-type="float" office:value="0" calcext:value-type="float">
            <text:p>0</text:p>
          </table:table-cell>
          <table:table-cell table:style-name="ce96" table:formula="of:=[.O:.O]/([.M106]-[.M105])*30.4375" office:value-type="string" office:string-value="" calcext:value-type="error">
            <text:p>#DIV/0!</text:p>
          </table:table-cell>
          <table:table-cell table:formula="of:=[$'Dates Ref'.R106]" office:value-type="date" office:date-value="1899-12-30" calcext:value-type="date">
            <text:p>Dec 30, 99</text:p>
          </table:table-cell>
          <table:table-cell table:style-name="ce38" table:formula="of:=[$asianfanfics.D106]" office:value-type="float" office:value="0" calcext:value-type="float">
            <text:p>0</text:p>
          </table:table-cell>
          <table:table-cell table:formula="of:=[.R106]-[.R105]" office:value-type="float" office:value="0" calcext:value-type="float">
            <text:p>0</text:p>
          </table:table-cell>
          <table:table-cell table:style-name="ce96" table:formula="of:=[.S:.S]/([.Q106]-[.Q105])*30.4375" office:value-type="string" office:string-value="" calcext:value-type="error">
            <text:p>#DIV/0!</text:p>
          </table:table-cell>
          <table:table-cell table:formula="of:=SUM([.B106]; [.F106]; [.J106]; [.N106]; [.R106])" office:value-type="float" office:value="0" calcext:value-type="float">
            <text:p>0</text:p>
          </table:table-cell>
          <table:table-cell table:formula="of:=[.U106]-[.U105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07]" office:value-type="date" office:date-value="1899-12-30" calcext:value-type="date">
            <text:p>Dec 30, 99</text:p>
          </table:table-cell>
          <table:table-cell table:style-name="ce38" table:formula="of:=[$'kpop ao3'.E107]" office:value-type="float" office:value="0" calcext:value-type="float">
            <text:p>0</text:p>
          </table:table-cell>
          <table:table-cell table:formula="of:=[.F107]-[.F106]" office:value-type="float" office:value="0" calcext:value-type="float">
            <text:p>0</text:p>
          </table:table-cell>
          <table:table-cell table:style-name="ce96" table:formula="of:=[.G:.G]/([.E107]-[.E106])*30.4375" office:value-type="string" office:string-value="" calcext:value-type="error">
            <text:p>#DIV/0!</text:p>
          </table:table-cell>
          <table:table-cell table:style-name="ce15" table:formula="of:=[$'Dates Ref'.A107]" office:value-type="date" office:date-value="1899-12-30" calcext:value-type="date">
            <text:p>Dec 30, 99</text:p>
          </table:table-cell>
          <table:table-cell table:style-name="ce38" table:formula="of:=[$'kpop wp'.E107]" office:value-type="float" office:value="0" calcext:value-type="float">
            <text:p>0</text:p>
          </table:table-cell>
          <table:table-cell table:formula="of:=[.J107]-[.J106]" office:value-type="float" office:value="0" calcext:value-type="float">
            <text:p>0</text:p>
          </table:table-cell>
          <table:table-cell table:style-name="ce96" table:formula="of:=[.K:.K]/([.I107]-[.I106])*30.4375" office:value-type="string" office:string-value="" calcext:value-type="error">
            <text:p>#DIV/0!</text:p>
          </table:table-cell>
          <table:table-cell table:style-name="ce90" table:formula="of:=[$'Dates Ref'.A107]" office:value-type="date" office:date-value="1899-12-30" calcext:value-type="date">
            <text:p>Dec 30, 99</text:p>
          </table:table-cell>
          <table:table-cell table:style-name="ce101" table:formula="of:=[$'kpop sqw'.E107]" office:value-type="float" office:value="0" calcext:value-type="float">
            <text:p>0</text:p>
          </table:table-cell>
          <table:table-cell table:style-name="Default" table:formula="of:=[.N107]-[.N106]" office:value-type="float" office:value="0" calcext:value-type="float">
            <text:p>0</text:p>
          </table:table-cell>
          <table:table-cell table:style-name="ce96" table:formula="of:=[.O:.O]/([.M107]-[.M106])*30.4375" office:value-type="string" office:string-value="" calcext:value-type="error">
            <text:p>#DIV/0!</text:p>
          </table:table-cell>
          <table:table-cell table:formula="of:=[$'Dates Ref'.R107]" office:value-type="date" office:date-value="1899-12-30" calcext:value-type="date">
            <text:p>Dec 30, 99</text:p>
          </table:table-cell>
          <table:table-cell table:style-name="ce38" table:formula="of:=[$asianfanfics.D107]" office:value-type="float" office:value="0" calcext:value-type="float">
            <text:p>0</text:p>
          </table:table-cell>
          <table:table-cell table:formula="of:=[.R107]-[.R106]" office:value-type="float" office:value="0" calcext:value-type="float">
            <text:p>0</text:p>
          </table:table-cell>
          <table:table-cell table:style-name="ce96" table:formula="of:=[.S:.S]/([.Q107]-[.Q106])*30.4375" office:value-type="string" office:string-value="" calcext:value-type="error">
            <text:p>#DIV/0!</text:p>
          </table:table-cell>
          <table:table-cell table:formula="of:=SUM([.B107]; [.F107]; [.J107]; [.N107]; [.R107])" office:value-type="float" office:value="0" calcext:value-type="float">
            <text:p>0</text:p>
          </table:table-cell>
          <table:table-cell table:formula="of:=[.U107]-[.U106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08]" office:value-type="date" office:date-value="1899-12-30" calcext:value-type="date">
            <text:p>Dec 30, 99</text:p>
          </table:table-cell>
          <table:table-cell table:style-name="ce38" table:formula="of:=[$'kpop ao3'.E108]" office:value-type="float" office:value="0" calcext:value-type="float">
            <text:p>0</text:p>
          </table:table-cell>
          <table:table-cell table:formula="of:=[.F108]-[.F107]" office:value-type="float" office:value="0" calcext:value-type="float">
            <text:p>0</text:p>
          </table:table-cell>
          <table:table-cell table:style-name="ce96" table:formula="of:=[.G:.G]/([.E108]-[.E107])*30.4375" office:value-type="string" office:string-value="" calcext:value-type="error">
            <text:p>#DIV/0!</text:p>
          </table:table-cell>
          <table:table-cell table:style-name="ce15" table:formula="of:=[$'Dates Ref'.A108]" office:value-type="date" office:date-value="1899-12-30" calcext:value-type="date">
            <text:p>Dec 30, 99</text:p>
          </table:table-cell>
          <table:table-cell table:style-name="ce38" table:formula="of:=[$'kpop wp'.E108]" office:value-type="float" office:value="0" calcext:value-type="float">
            <text:p>0</text:p>
          </table:table-cell>
          <table:table-cell table:formula="of:=[.J108]-[.J107]" office:value-type="float" office:value="0" calcext:value-type="float">
            <text:p>0</text:p>
          </table:table-cell>
          <table:table-cell table:style-name="ce96" table:formula="of:=[.K:.K]/([.I108]-[.I107])*30.4375" office:value-type="string" office:string-value="" calcext:value-type="error">
            <text:p>#DIV/0!</text:p>
          </table:table-cell>
          <table:table-cell table:style-name="ce90" table:formula="of:=[$'Dates Ref'.A108]" office:value-type="date" office:date-value="1899-12-30" calcext:value-type="date">
            <text:p>Dec 30, 99</text:p>
          </table:table-cell>
          <table:table-cell table:style-name="ce101" table:formula="of:=[$'kpop sqw'.E108]" office:value-type="float" office:value="0" calcext:value-type="float">
            <text:p>0</text:p>
          </table:table-cell>
          <table:table-cell table:style-name="Default" table:formula="of:=[.N108]-[.N107]" office:value-type="float" office:value="0" calcext:value-type="float">
            <text:p>0</text:p>
          </table:table-cell>
          <table:table-cell table:style-name="ce96" table:formula="of:=[.O:.O]/([.M108]-[.M107])*30.4375" office:value-type="string" office:string-value="" calcext:value-type="error">
            <text:p>#DIV/0!</text:p>
          </table:table-cell>
          <table:table-cell table:formula="of:=[$'Dates Ref'.R108]" office:value-type="date" office:date-value="1899-12-30" calcext:value-type="date">
            <text:p>Dec 30, 99</text:p>
          </table:table-cell>
          <table:table-cell table:style-name="ce38" table:formula="of:=[$asianfanfics.D108]" office:value-type="float" office:value="0" calcext:value-type="float">
            <text:p>0</text:p>
          </table:table-cell>
          <table:table-cell table:formula="of:=[.R108]-[.R107]" office:value-type="float" office:value="0" calcext:value-type="float">
            <text:p>0</text:p>
          </table:table-cell>
          <table:table-cell table:style-name="ce96" table:formula="of:=[.S:.S]/([.Q108]-[.Q107])*30.4375" office:value-type="string" office:string-value="" calcext:value-type="error">
            <text:p>#DIV/0!</text:p>
          </table:table-cell>
          <table:table-cell table:formula="of:=SUM([.B108]; [.F108]; [.J108]; [.N108]; [.R108])" office:value-type="float" office:value="0" calcext:value-type="float">
            <text:p>0</text:p>
          </table:table-cell>
          <table:table-cell table:formula="of:=[.U108]-[.U107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09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09]" office:value-type="date" office:date-value="1899-12-30" calcext:value-type="date">
            <text:p>Dec 30, 99</text:p>
          </table:table-cell>
          <table:table-cell table:style-name="ce38" table:formula="of:=[$'kpop ao3'.E109]" office:value-type="float" office:value="0" calcext:value-type="float">
            <text:p>0</text:p>
          </table:table-cell>
          <table:table-cell table:formula="of:=[.F109]-[.F108]" office:value-type="float" office:value="0" calcext:value-type="float">
            <text:p>0</text:p>
          </table:table-cell>
          <table:table-cell table:style-name="ce96" table:formula="of:=[.G:.G]/([.E109]-[.E108])*30.4375" office:value-type="string" office:string-value="" calcext:value-type="error">
            <text:p>#DIV/0!</text:p>
          </table:table-cell>
          <table:table-cell table:style-name="ce15" table:formula="of:=[$'Dates Ref'.A109]" office:value-type="date" office:date-value="1899-12-30" calcext:value-type="date">
            <text:p>Dec 30, 99</text:p>
          </table:table-cell>
          <table:table-cell table:style-name="ce38" table:formula="of:=[$'kpop wp'.E109]" office:value-type="float" office:value="0" calcext:value-type="float">
            <text:p>0</text:p>
          </table:table-cell>
          <table:table-cell table:formula="of:=[.J109]-[.J108]" office:value-type="float" office:value="0" calcext:value-type="float">
            <text:p>0</text:p>
          </table:table-cell>
          <table:table-cell table:style-name="ce96" table:formula="of:=[.K:.K]/([.I109]-[.I108])*30.4375" office:value-type="string" office:string-value="" calcext:value-type="error">
            <text:p>#DIV/0!</text:p>
          </table:table-cell>
          <table:table-cell table:style-name="ce90" table:formula="of:=[$'Dates Ref'.A109]" office:value-type="date" office:date-value="1899-12-30" calcext:value-type="date">
            <text:p>Dec 30, 99</text:p>
          </table:table-cell>
          <table:table-cell table:style-name="ce101" table:formula="of:=[$'kpop sqw'.E109]" office:value-type="float" office:value="0" calcext:value-type="float">
            <text:p>0</text:p>
          </table:table-cell>
          <table:table-cell table:style-name="Default" table:formula="of:=[.N109]-[.N108]" office:value-type="float" office:value="0" calcext:value-type="float">
            <text:p>0</text:p>
          </table:table-cell>
          <table:table-cell table:style-name="ce96" table:formula="of:=[.O:.O]/([.M109]-[.M108])*30.4375" office:value-type="string" office:string-value="" calcext:value-type="error">
            <text:p>#DIV/0!</text:p>
          </table:table-cell>
          <table:table-cell table:formula="of:=[$'Dates Ref'.R109]" office:value-type="date" office:date-value="1899-12-30" calcext:value-type="date">
            <text:p>Dec 30, 99</text:p>
          </table:table-cell>
          <table:table-cell table:style-name="ce38" table:formula="of:=[$asianfanfics.D109]" office:value-type="float" office:value="0" calcext:value-type="float">
            <text:p>0</text:p>
          </table:table-cell>
          <table:table-cell table:formula="of:=[.R109]-[.R108]" office:value-type="float" office:value="0" calcext:value-type="float">
            <text:p>0</text:p>
          </table:table-cell>
          <table:table-cell table:style-name="ce96" table:formula="of:=[.S:.S]/([.Q109]-[.Q108])*30.4375" office:value-type="string" office:string-value="" calcext:value-type="error">
            <text:p>#DIV/0!</text:p>
          </table:table-cell>
          <table:table-cell table:formula="of:=SUM([.B109]; [.F109]; [.J109]; [.N109]; [.R109])" office:value-type="float" office:value="0" calcext:value-type="float">
            <text:p>0</text:p>
          </table:table-cell>
          <table:table-cell table:formula="of:=[.U109]-[.U108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10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10]" office:value-type="date" office:date-value="1899-12-30" calcext:value-type="date">
            <text:p>Dec 30, 99</text:p>
          </table:table-cell>
          <table:table-cell table:style-name="ce38" table:formula="of:=[$'kpop ao3'.E110]" office:value-type="float" office:value="0" calcext:value-type="float">
            <text:p>0</text:p>
          </table:table-cell>
          <table:table-cell table:formula="of:=[.F110]-[.F109]" office:value-type="float" office:value="0" calcext:value-type="float">
            <text:p>0</text:p>
          </table:table-cell>
          <table:table-cell table:style-name="ce96" table:formula="of:=[.G:.G]/([.E110]-[.E109])*30.4375" office:value-type="string" office:string-value="" calcext:value-type="error">
            <text:p>#DIV/0!</text:p>
          </table:table-cell>
          <table:table-cell table:style-name="ce15" table:formula="of:=[$'Dates Ref'.A110]" office:value-type="date" office:date-value="1899-12-30" calcext:value-type="date">
            <text:p>Dec 30, 99</text:p>
          </table:table-cell>
          <table:table-cell table:style-name="ce38" table:formula="of:=[$'kpop wp'.E110]" office:value-type="float" office:value="0" calcext:value-type="float">
            <text:p>0</text:p>
          </table:table-cell>
          <table:table-cell table:formula="of:=[.J110]-[.J109]" office:value-type="float" office:value="0" calcext:value-type="float">
            <text:p>0</text:p>
          </table:table-cell>
          <table:table-cell table:style-name="ce96" table:formula="of:=[.K:.K]/([.I110]-[.I109])*30.4375" office:value-type="string" office:string-value="" calcext:value-type="error">
            <text:p>#DIV/0!</text:p>
          </table:table-cell>
          <table:table-cell table:style-name="ce90" table:formula="of:=[$'Dates Ref'.A110]" office:value-type="date" office:date-value="1899-12-30" calcext:value-type="date">
            <text:p>Dec 30, 99</text:p>
          </table:table-cell>
          <table:table-cell table:style-name="ce101" table:formula="of:=[$'kpop sqw'.E110]" office:value-type="float" office:value="0" calcext:value-type="float">
            <text:p>0</text:p>
          </table:table-cell>
          <table:table-cell table:style-name="Default" table:formula="of:=[.N110]-[.N109]" office:value-type="float" office:value="0" calcext:value-type="float">
            <text:p>0</text:p>
          </table:table-cell>
          <table:table-cell table:style-name="ce96" table:formula="of:=[.O:.O]/([.M110]-[.M109])*30.4375" office:value-type="string" office:string-value="" calcext:value-type="error">
            <text:p>#DIV/0!</text:p>
          </table:table-cell>
          <table:table-cell table:formula="of:=[$'Dates Ref'.R110]" office:value-type="date" office:date-value="1899-12-30" calcext:value-type="date">
            <text:p>Dec 30, 99</text:p>
          </table:table-cell>
          <table:table-cell table:style-name="ce38" table:formula="of:=[$asianfanfics.D110]" office:value-type="float" office:value="0" calcext:value-type="float">
            <text:p>0</text:p>
          </table:table-cell>
          <table:table-cell table:formula="of:=[.R110]-[.R109]" office:value-type="float" office:value="0" calcext:value-type="float">
            <text:p>0</text:p>
          </table:table-cell>
          <table:table-cell table:style-name="ce96" table:formula="of:=[.S:.S]/([.Q110]-[.Q109])*30.4375" office:value-type="string" office:string-value="" calcext:value-type="error">
            <text:p>#DIV/0!</text:p>
          </table:table-cell>
          <table:table-cell table:formula="of:=SUM([.B110]; [.F110]; [.J110]; [.N110]; [.R110])" office:value-type="float" office:value="0" calcext:value-type="float">
            <text:p>0</text:p>
          </table:table-cell>
          <table:table-cell table:formula="of:=[.U110]-[.U109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11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11]" office:value-type="date" office:date-value="1899-12-30" calcext:value-type="date">
            <text:p>Dec 30, 99</text:p>
          </table:table-cell>
          <table:table-cell table:style-name="ce38" table:formula="of:=[$'kpop ao3'.E111]" office:value-type="float" office:value="0" calcext:value-type="float">
            <text:p>0</text:p>
          </table:table-cell>
          <table:table-cell table:formula="of:=[.F111]-[.F110]" office:value-type="float" office:value="0" calcext:value-type="float">
            <text:p>0</text:p>
          </table:table-cell>
          <table:table-cell table:style-name="ce96" table:formula="of:=[.G:.G]/([.E111]-[.E110])*30.4375" office:value-type="string" office:string-value="" calcext:value-type="error">
            <text:p>#DIV/0!</text:p>
          </table:table-cell>
          <table:table-cell table:style-name="ce15" table:formula="of:=[$'Dates Ref'.A111]" office:value-type="date" office:date-value="1899-12-30" calcext:value-type="date">
            <text:p>Dec 30, 99</text:p>
          </table:table-cell>
          <table:table-cell table:style-name="ce38" table:formula="of:=[$'kpop wp'.E111]" office:value-type="float" office:value="0" calcext:value-type="float">
            <text:p>0</text:p>
          </table:table-cell>
          <table:table-cell table:formula="of:=[.J111]-[.J110]" office:value-type="float" office:value="0" calcext:value-type="float">
            <text:p>0</text:p>
          </table:table-cell>
          <table:table-cell table:style-name="ce96" table:formula="of:=[.K:.K]/([.I111]-[.I110])*30.4375" office:value-type="string" office:string-value="" calcext:value-type="error">
            <text:p>#DIV/0!</text:p>
          </table:table-cell>
          <table:table-cell table:style-name="ce90" table:formula="of:=[$'Dates Ref'.A111]" office:value-type="date" office:date-value="1899-12-30" calcext:value-type="date">
            <text:p>Dec 30, 99</text:p>
          </table:table-cell>
          <table:table-cell table:style-name="ce101" table:formula="of:=[$'kpop sqw'.E111]" office:value-type="float" office:value="0" calcext:value-type="float">
            <text:p>0</text:p>
          </table:table-cell>
          <table:table-cell table:style-name="Default" table:formula="of:=[.N111]-[.N110]" office:value-type="float" office:value="0" calcext:value-type="float">
            <text:p>0</text:p>
          </table:table-cell>
          <table:table-cell table:style-name="ce96" table:formula="of:=[.O:.O]/([.M111]-[.M110])*30.4375" office:value-type="string" office:string-value="" calcext:value-type="error">
            <text:p>#DIV/0!</text:p>
          </table:table-cell>
          <table:table-cell table:formula="of:=[$'Dates Ref'.R111]" office:value-type="date" office:date-value="1899-12-30" calcext:value-type="date">
            <text:p>Dec 30, 99</text:p>
          </table:table-cell>
          <table:table-cell table:style-name="ce38" table:formula="of:=[$asianfanfics.D111]" office:value-type="float" office:value="0" calcext:value-type="float">
            <text:p>0</text:p>
          </table:table-cell>
          <table:table-cell table:formula="of:=[.R111]-[.R110]" office:value-type="float" office:value="0" calcext:value-type="float">
            <text:p>0</text:p>
          </table:table-cell>
          <table:table-cell table:style-name="ce96" table:formula="of:=[.S:.S]/([.Q111]-[.Q110])*30.4375" office:value-type="string" office:string-value="" calcext:value-type="error">
            <text:p>#DIV/0!</text:p>
          </table:table-cell>
          <table:table-cell table:formula="of:=SUM([.B111]; [.F111]; [.J111]; [.N111]; [.R111])" office:value-type="float" office:value="0" calcext:value-type="float">
            <text:p>0</text:p>
          </table:table-cell>
          <table:table-cell table:formula="of:=[.U111]-[.U110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12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12]" office:value-type="date" office:date-value="1899-12-30" calcext:value-type="date">
            <text:p>Dec 30, 99</text:p>
          </table:table-cell>
          <table:table-cell table:style-name="ce38" table:formula="of:=[$'kpop ao3'.E112]" office:value-type="float" office:value="0" calcext:value-type="float">
            <text:p>0</text:p>
          </table:table-cell>
          <table:table-cell table:formula="of:=[.F112]-[.F111]" office:value-type="float" office:value="0" calcext:value-type="float">
            <text:p>0</text:p>
          </table:table-cell>
          <table:table-cell table:style-name="ce96" table:formula="of:=[.G:.G]/([.E112]-[.E111])*30.4375" office:value-type="string" office:string-value="" calcext:value-type="error">
            <text:p>#DIV/0!</text:p>
          </table:table-cell>
          <table:table-cell table:style-name="ce15" table:formula="of:=[$'Dates Ref'.A112]" office:value-type="date" office:date-value="1899-12-30" calcext:value-type="date">
            <text:p>Dec 30, 99</text:p>
          </table:table-cell>
          <table:table-cell table:style-name="ce38" table:formula="of:=[$'kpop wp'.E112]" office:value-type="float" office:value="0" calcext:value-type="float">
            <text:p>0</text:p>
          </table:table-cell>
          <table:table-cell table:formula="of:=[.J112]-[.J111]" office:value-type="float" office:value="0" calcext:value-type="float">
            <text:p>0</text:p>
          </table:table-cell>
          <table:table-cell table:style-name="ce96" table:formula="of:=[.K:.K]/([.I112]-[.I111])*30.4375" office:value-type="string" office:string-value="" calcext:value-type="error">
            <text:p>#DIV/0!</text:p>
          </table:table-cell>
          <table:table-cell table:style-name="ce90" table:formula="of:=[$'Dates Ref'.A112]" office:value-type="date" office:date-value="1899-12-30" calcext:value-type="date">
            <text:p>Dec 30, 99</text:p>
          </table:table-cell>
          <table:table-cell table:style-name="ce101" table:formula="of:=[$'kpop sqw'.E112]" office:value-type="float" office:value="0" calcext:value-type="float">
            <text:p>0</text:p>
          </table:table-cell>
          <table:table-cell table:style-name="Default" table:formula="of:=[.N112]-[.N111]" office:value-type="float" office:value="0" calcext:value-type="float">
            <text:p>0</text:p>
          </table:table-cell>
          <table:table-cell table:style-name="ce96" table:formula="of:=[.O:.O]/([.M112]-[.M111])*30.4375" office:value-type="string" office:string-value="" calcext:value-type="error">
            <text:p>#DIV/0!</text:p>
          </table:table-cell>
          <table:table-cell table:formula="of:=[$'Dates Ref'.R112]" office:value-type="date" office:date-value="1899-12-30" calcext:value-type="date">
            <text:p>Dec 30, 99</text:p>
          </table:table-cell>
          <table:table-cell table:style-name="ce38" table:formula="of:=[$asianfanfics.D112]" office:value-type="float" office:value="0" calcext:value-type="float">
            <text:p>0</text:p>
          </table:table-cell>
          <table:table-cell table:formula="of:=[.R112]-[.R111]" office:value-type="float" office:value="0" calcext:value-type="float">
            <text:p>0</text:p>
          </table:table-cell>
          <table:table-cell table:style-name="ce96" table:formula="of:=[.S:.S]/([.Q112]-[.Q111])*30.4375" office:value-type="string" office:string-value="" calcext:value-type="error">
            <text:p>#DIV/0!</text:p>
          </table:table-cell>
          <table:table-cell table:formula="of:=SUM([.B112]; [.F112]; [.J112]; [.N112]; [.R112])" office:value-type="float" office:value="0" calcext:value-type="float">
            <text:p>0</text:p>
          </table:table-cell>
          <table:table-cell table:formula="of:=[.U112]-[.U111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13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13]" office:value-type="date" office:date-value="1899-12-30" calcext:value-type="date">
            <text:p>Dec 30, 99</text:p>
          </table:table-cell>
          <table:table-cell table:style-name="ce38" table:formula="of:=[$'kpop ao3'.E113]" office:value-type="float" office:value="0" calcext:value-type="float">
            <text:p>0</text:p>
          </table:table-cell>
          <table:table-cell table:formula="of:=[.F113]-[.F112]" office:value-type="float" office:value="0" calcext:value-type="float">
            <text:p>0</text:p>
          </table:table-cell>
          <table:table-cell table:style-name="ce96" table:formula="of:=[.G:.G]/([.E113]-[.E112])*30.4375" office:value-type="string" office:string-value="" calcext:value-type="error">
            <text:p>#DIV/0!</text:p>
          </table:table-cell>
          <table:table-cell table:style-name="ce15" table:formula="of:=[$'Dates Ref'.A113]" office:value-type="date" office:date-value="1899-12-30" calcext:value-type="date">
            <text:p>Dec 30, 99</text:p>
          </table:table-cell>
          <table:table-cell table:style-name="ce38" table:formula="of:=[$'kpop wp'.E113]" office:value-type="float" office:value="0" calcext:value-type="float">
            <text:p>0</text:p>
          </table:table-cell>
          <table:table-cell table:formula="of:=[.J113]-[.J112]" office:value-type="float" office:value="0" calcext:value-type="float">
            <text:p>0</text:p>
          </table:table-cell>
          <table:table-cell table:style-name="ce96" table:formula="of:=[.K:.K]/([.I113]-[.I112])*30.4375" office:value-type="string" office:string-value="" calcext:value-type="error">
            <text:p>#DIV/0!</text:p>
          </table:table-cell>
          <table:table-cell table:style-name="ce90" table:formula="of:=[$'Dates Ref'.A113]" office:value-type="date" office:date-value="1899-12-30" calcext:value-type="date">
            <text:p>Dec 30, 99</text:p>
          </table:table-cell>
          <table:table-cell table:style-name="ce101" table:formula="of:=[$'kpop sqw'.E113]" office:value-type="float" office:value="0" calcext:value-type="float">
            <text:p>0</text:p>
          </table:table-cell>
          <table:table-cell table:style-name="Default" table:formula="of:=[.N113]-[.N112]" office:value-type="float" office:value="0" calcext:value-type="float">
            <text:p>0</text:p>
          </table:table-cell>
          <table:table-cell table:style-name="ce96" table:formula="of:=[.O:.O]/([.M113]-[.M112])*30.4375" office:value-type="string" office:string-value="" calcext:value-type="error">
            <text:p>#DIV/0!</text:p>
          </table:table-cell>
          <table:table-cell table:formula="of:=[$'Dates Ref'.R113]" office:value-type="date" office:date-value="1899-12-30" calcext:value-type="date">
            <text:p>Dec 30, 99</text:p>
          </table:table-cell>
          <table:table-cell table:style-name="ce38" table:formula="of:=[$asianfanfics.D113]" office:value-type="float" office:value="0" calcext:value-type="float">
            <text:p>0</text:p>
          </table:table-cell>
          <table:table-cell table:formula="of:=[.R113]-[.R112]" office:value-type="float" office:value="0" calcext:value-type="float">
            <text:p>0</text:p>
          </table:table-cell>
          <table:table-cell table:style-name="ce96" table:formula="of:=[.S:.S]/([.Q113]-[.Q112])*30.4375" office:value-type="string" office:string-value="" calcext:value-type="error">
            <text:p>#DIV/0!</text:p>
          </table:table-cell>
          <table:table-cell table:formula="of:=SUM([.B113]; [.F113]; [.J113]; [.N113]; [.R113])" office:value-type="float" office:value="0" calcext:value-type="float">
            <text:p>0</text:p>
          </table:table-cell>
          <table:table-cell table:formula="of:=[.U113]-[.U112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14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14]" office:value-type="date" office:date-value="1899-12-30" calcext:value-type="date">
            <text:p>Dec 30, 99</text:p>
          </table:table-cell>
          <table:table-cell table:style-name="ce38" table:formula="of:=[$'kpop ao3'.E114]" office:value-type="float" office:value="0" calcext:value-type="float">
            <text:p>0</text:p>
          </table:table-cell>
          <table:table-cell table:formula="of:=[.F114]-[.F113]" office:value-type="float" office:value="0" calcext:value-type="float">
            <text:p>0</text:p>
          </table:table-cell>
          <table:table-cell table:style-name="ce96" table:formula="of:=[.G:.G]/([.E114]-[.E113])*30.4375" office:value-type="string" office:string-value="" calcext:value-type="error">
            <text:p>#DIV/0!</text:p>
          </table:table-cell>
          <table:table-cell table:style-name="ce15" table:formula="of:=[$'Dates Ref'.A114]" office:value-type="date" office:date-value="1899-12-30" calcext:value-type="date">
            <text:p>Dec 30, 99</text:p>
          </table:table-cell>
          <table:table-cell table:style-name="ce38" table:formula="of:=[$'kpop wp'.E114]" office:value-type="float" office:value="0" calcext:value-type="float">
            <text:p>0</text:p>
          </table:table-cell>
          <table:table-cell table:formula="of:=[.J114]-[.J113]" office:value-type="float" office:value="0" calcext:value-type="float">
            <text:p>0</text:p>
          </table:table-cell>
          <table:table-cell table:style-name="ce96" table:formula="of:=[.K:.K]/([.I114]-[.I113])*30.4375" office:value-type="string" office:string-value="" calcext:value-type="error">
            <text:p>#DIV/0!</text:p>
          </table:table-cell>
          <table:table-cell table:style-name="ce90" table:formula="of:=[$'Dates Ref'.A114]" office:value-type="date" office:date-value="1899-12-30" calcext:value-type="date">
            <text:p>Dec 30, 99</text:p>
          </table:table-cell>
          <table:table-cell table:style-name="ce101" table:formula="of:=[$'kpop sqw'.E114]" office:value-type="float" office:value="0" calcext:value-type="float">
            <text:p>0</text:p>
          </table:table-cell>
          <table:table-cell table:style-name="Default" table:formula="of:=[.N114]-[.N113]" office:value-type="float" office:value="0" calcext:value-type="float">
            <text:p>0</text:p>
          </table:table-cell>
          <table:table-cell table:style-name="ce96" table:formula="of:=[.O:.O]/([.M114]-[.M113])*30.4375" office:value-type="string" office:string-value="" calcext:value-type="error">
            <text:p>#DIV/0!</text:p>
          </table:table-cell>
          <table:table-cell table:formula="of:=[$'Dates Ref'.R114]" office:value-type="date" office:date-value="1899-12-30" calcext:value-type="date">
            <text:p>Dec 30, 99</text:p>
          </table:table-cell>
          <table:table-cell table:style-name="ce38" table:formula="of:=[$asianfanfics.D114]" office:value-type="float" office:value="0" calcext:value-type="float">
            <text:p>0</text:p>
          </table:table-cell>
          <table:table-cell table:formula="of:=[.R114]-[.R113]" office:value-type="float" office:value="0" calcext:value-type="float">
            <text:p>0</text:p>
          </table:table-cell>
          <table:table-cell table:style-name="ce96" table:formula="of:=[.S:.S]/([.Q114]-[.Q113])*30.4375" office:value-type="string" office:string-value="" calcext:value-type="error">
            <text:p>#DIV/0!</text:p>
          </table:table-cell>
          <table:table-cell table:formula="of:=SUM([.B114]; [.F114]; [.J114]; [.N114]; [.R114])" office:value-type="float" office:value="0" calcext:value-type="float">
            <text:p>0</text:p>
          </table:table-cell>
          <table:table-cell table:formula="of:=[.U114]-[.U113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15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15]" office:value-type="date" office:date-value="1899-12-30" calcext:value-type="date">
            <text:p>Dec 30, 99</text:p>
          </table:table-cell>
          <table:table-cell table:style-name="ce38" table:formula="of:=[$'kpop ao3'.E115]" office:value-type="float" office:value="0" calcext:value-type="float">
            <text:p>0</text:p>
          </table:table-cell>
          <table:table-cell table:formula="of:=[.F115]-[.F114]" office:value-type="float" office:value="0" calcext:value-type="float">
            <text:p>0</text:p>
          </table:table-cell>
          <table:table-cell table:style-name="ce96" table:formula="of:=[.G:.G]/([.E115]-[.E114])*30.4375" office:value-type="string" office:string-value="" calcext:value-type="error">
            <text:p>#DIV/0!</text:p>
          </table:table-cell>
          <table:table-cell table:style-name="ce15" table:formula="of:=[$'Dates Ref'.A115]" office:value-type="date" office:date-value="1899-12-30" calcext:value-type="date">
            <text:p>Dec 30, 99</text:p>
          </table:table-cell>
          <table:table-cell table:style-name="ce38" table:formula="of:=[$'kpop wp'.E115]" office:value-type="float" office:value="0" calcext:value-type="float">
            <text:p>0</text:p>
          </table:table-cell>
          <table:table-cell table:formula="of:=[.J115]-[.J114]" office:value-type="float" office:value="0" calcext:value-type="float">
            <text:p>0</text:p>
          </table:table-cell>
          <table:table-cell table:style-name="ce96" table:formula="of:=[.K:.K]/([.I115]-[.I114])*30.4375" office:value-type="string" office:string-value="" calcext:value-type="error">
            <text:p>#DIV/0!</text:p>
          </table:table-cell>
          <table:table-cell table:style-name="ce90" table:formula="of:=[$'Dates Ref'.A115]" office:value-type="date" office:date-value="1899-12-30" calcext:value-type="date">
            <text:p>Dec 30, 99</text:p>
          </table:table-cell>
          <table:table-cell table:style-name="ce101" table:formula="of:=[$'kpop sqw'.E115]" office:value-type="float" office:value="0" calcext:value-type="float">
            <text:p>0</text:p>
          </table:table-cell>
          <table:table-cell table:style-name="Default" table:formula="of:=[.N115]-[.N114]" office:value-type="float" office:value="0" calcext:value-type="float">
            <text:p>0</text:p>
          </table:table-cell>
          <table:table-cell table:style-name="ce96" table:formula="of:=[.O:.O]/([.M115]-[.M114])*30.4375" office:value-type="string" office:string-value="" calcext:value-type="error">
            <text:p>#DIV/0!</text:p>
          </table:table-cell>
          <table:table-cell table:formula="of:=[$'Dates Ref'.R115]" office:value-type="date" office:date-value="1899-12-30" calcext:value-type="date">
            <text:p>Dec 30, 99</text:p>
          </table:table-cell>
          <table:table-cell table:style-name="ce38" table:formula="of:=[$asianfanfics.D115]" office:value-type="float" office:value="0" calcext:value-type="float">
            <text:p>0</text:p>
          </table:table-cell>
          <table:table-cell table:formula="of:=[.R115]-[.R114]" office:value-type="float" office:value="0" calcext:value-type="float">
            <text:p>0</text:p>
          </table:table-cell>
          <table:table-cell table:style-name="ce96" table:formula="of:=[.S:.S]/([.Q115]-[.Q114])*30.4375" office:value-type="string" office:string-value="" calcext:value-type="error">
            <text:p>#DIV/0!</text:p>
          </table:table-cell>
          <table:table-cell table:formula="of:=SUM([.B115]; [.F115]; [.J115]; [.N115]; [.R115])" office:value-type="float" office:value="0" calcext:value-type="float">
            <text:p>0</text:p>
          </table:table-cell>
          <table:table-cell table:formula="of:=[.U115]-[.U114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16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16]" office:value-type="date" office:date-value="1899-12-30" calcext:value-type="date">
            <text:p>Dec 30, 99</text:p>
          </table:table-cell>
          <table:table-cell table:style-name="ce38" table:formula="of:=[$'kpop ao3'.E116]" office:value-type="float" office:value="0" calcext:value-type="float">
            <text:p>0</text:p>
          </table:table-cell>
          <table:table-cell table:formula="of:=[.F116]-[.F115]" office:value-type="float" office:value="0" calcext:value-type="float">
            <text:p>0</text:p>
          </table:table-cell>
          <table:table-cell table:style-name="ce96" table:formula="of:=[.G:.G]/([.E116]-[.E115])*30.4375" office:value-type="string" office:string-value="" calcext:value-type="error">
            <text:p>#DIV/0!</text:p>
          </table:table-cell>
          <table:table-cell table:style-name="ce15" table:formula="of:=[$'Dates Ref'.A116]" office:value-type="date" office:date-value="1899-12-30" calcext:value-type="date">
            <text:p>Dec 30, 99</text:p>
          </table:table-cell>
          <table:table-cell table:style-name="ce38" table:formula="of:=[$'kpop wp'.E116]" office:value-type="float" office:value="0" calcext:value-type="float">
            <text:p>0</text:p>
          </table:table-cell>
          <table:table-cell table:formula="of:=[.J116]-[.J115]" office:value-type="float" office:value="0" calcext:value-type="float">
            <text:p>0</text:p>
          </table:table-cell>
          <table:table-cell table:style-name="ce96" table:formula="of:=[.K:.K]/([.I116]-[.I115])*30.4375" office:value-type="string" office:string-value="" calcext:value-type="error">
            <text:p>#DIV/0!</text:p>
          </table:table-cell>
          <table:table-cell table:style-name="ce90" table:formula="of:=[$'Dates Ref'.A116]" office:value-type="date" office:date-value="1899-12-30" calcext:value-type="date">
            <text:p>Dec 30, 99</text:p>
          </table:table-cell>
          <table:table-cell table:style-name="ce101" table:formula="of:=[$'kpop sqw'.E116]" office:value-type="float" office:value="0" calcext:value-type="float">
            <text:p>0</text:p>
          </table:table-cell>
          <table:table-cell table:style-name="Default" table:formula="of:=[.N116]-[.N115]" office:value-type="float" office:value="0" calcext:value-type="float">
            <text:p>0</text:p>
          </table:table-cell>
          <table:table-cell table:style-name="ce96" table:formula="of:=[.O:.O]/([.M116]-[.M115])*30.4375" office:value-type="string" office:string-value="" calcext:value-type="error">
            <text:p>#DIV/0!</text:p>
          </table:table-cell>
          <table:table-cell table:formula="of:=[$'Dates Ref'.R116]" office:value-type="date" office:date-value="1899-12-30" calcext:value-type="date">
            <text:p>Dec 30, 99</text:p>
          </table:table-cell>
          <table:table-cell table:style-name="ce38" table:formula="of:=[$asianfanfics.D116]" office:value-type="float" office:value="0" calcext:value-type="float">
            <text:p>0</text:p>
          </table:table-cell>
          <table:table-cell table:formula="of:=[.R116]-[.R115]" office:value-type="float" office:value="0" calcext:value-type="float">
            <text:p>0</text:p>
          </table:table-cell>
          <table:table-cell table:style-name="ce96" table:formula="of:=[.S:.S]/([.Q116]-[.Q115])*30.4375" office:value-type="string" office:string-value="" calcext:value-type="error">
            <text:p>#DIV/0!</text:p>
          </table:table-cell>
          <table:table-cell table:formula="of:=SUM([.B116]; [.F116]; [.J116]; [.N116]; [.R116])" office:value-type="float" office:value="0" calcext:value-type="float">
            <text:p>0</text:p>
          </table:table-cell>
          <table:table-cell table:formula="of:=[.U116]-[.U115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17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17]" office:value-type="date" office:date-value="1899-12-30" calcext:value-type="date">
            <text:p>Dec 30, 99</text:p>
          </table:table-cell>
          <table:table-cell table:style-name="ce38" table:formula="of:=[$'kpop ao3'.E117]" office:value-type="float" office:value="0" calcext:value-type="float">
            <text:p>0</text:p>
          </table:table-cell>
          <table:table-cell table:formula="of:=[.F117]-[.F116]" office:value-type="float" office:value="0" calcext:value-type="float">
            <text:p>0</text:p>
          </table:table-cell>
          <table:table-cell table:style-name="ce96" table:formula="of:=[.G:.G]/([.E117]-[.E116])*30.4375" office:value-type="string" office:string-value="" calcext:value-type="error">
            <text:p>#DIV/0!</text:p>
          </table:table-cell>
          <table:table-cell table:style-name="ce15" table:formula="of:=[$'Dates Ref'.A117]" office:value-type="date" office:date-value="1899-12-30" calcext:value-type="date">
            <text:p>Dec 30, 99</text:p>
          </table:table-cell>
          <table:table-cell table:style-name="ce38" table:formula="of:=[$'kpop wp'.E117]" office:value-type="float" office:value="0" calcext:value-type="float">
            <text:p>0</text:p>
          </table:table-cell>
          <table:table-cell table:formula="of:=[.J117]-[.J116]" office:value-type="float" office:value="0" calcext:value-type="float">
            <text:p>0</text:p>
          </table:table-cell>
          <table:table-cell table:style-name="ce96" table:formula="of:=[.K:.K]/([.I117]-[.I116])*30.4375" office:value-type="string" office:string-value="" calcext:value-type="error">
            <text:p>#DIV/0!</text:p>
          </table:table-cell>
          <table:table-cell table:style-name="ce90" table:formula="of:=[$'Dates Ref'.A117]" office:value-type="date" office:date-value="1899-12-30" calcext:value-type="date">
            <text:p>Dec 30, 99</text:p>
          </table:table-cell>
          <table:table-cell table:style-name="ce101" table:formula="of:=[$'kpop sqw'.E117]" office:value-type="float" office:value="0" calcext:value-type="float">
            <text:p>0</text:p>
          </table:table-cell>
          <table:table-cell table:style-name="Default" table:formula="of:=[.N117]-[.N116]" office:value-type="float" office:value="0" calcext:value-type="float">
            <text:p>0</text:p>
          </table:table-cell>
          <table:table-cell table:style-name="ce96" table:formula="of:=[.O:.O]/([.M117]-[.M116])*30.4375" office:value-type="string" office:string-value="" calcext:value-type="error">
            <text:p>#DIV/0!</text:p>
          </table:table-cell>
          <table:table-cell table:formula="of:=[$'Dates Ref'.R117]" office:value-type="date" office:date-value="1899-12-30" calcext:value-type="date">
            <text:p>Dec 30, 99</text:p>
          </table:table-cell>
          <table:table-cell table:style-name="ce38" table:formula="of:=[$asianfanfics.D117]" office:value-type="float" office:value="0" calcext:value-type="float">
            <text:p>0</text:p>
          </table:table-cell>
          <table:table-cell table:formula="of:=[.R117]-[.R116]" office:value-type="float" office:value="0" calcext:value-type="float">
            <text:p>0</text:p>
          </table:table-cell>
          <table:table-cell table:style-name="ce96" table:formula="of:=[.S:.S]/([.Q117]-[.Q116])*30.4375" office:value-type="string" office:string-value="" calcext:value-type="error">
            <text:p>#DIV/0!</text:p>
          </table:table-cell>
          <table:table-cell table:formula="of:=SUM([.B117]; [.F117]; [.J117]; [.N117]; [.R117])" office:value-type="float" office:value="0" calcext:value-type="float">
            <text:p>0</text:p>
          </table:table-cell>
          <table:table-cell table:formula="of:=[.U117]-[.U116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18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18]" office:value-type="date" office:date-value="1899-12-30" calcext:value-type="date">
            <text:p>Dec 30, 99</text:p>
          </table:table-cell>
          <table:table-cell table:style-name="ce38" table:formula="of:=[$'kpop ao3'.E118]" office:value-type="float" office:value="0" calcext:value-type="float">
            <text:p>0</text:p>
          </table:table-cell>
          <table:table-cell table:formula="of:=[.F118]-[.F117]" office:value-type="float" office:value="0" calcext:value-type="float">
            <text:p>0</text:p>
          </table:table-cell>
          <table:table-cell table:style-name="ce96" table:formula="of:=[.G:.G]/([.E118]-[.E117])*30.4375" office:value-type="string" office:string-value="" calcext:value-type="error">
            <text:p>#DIV/0!</text:p>
          </table:table-cell>
          <table:table-cell table:style-name="ce15" table:formula="of:=[$'Dates Ref'.A118]" office:value-type="date" office:date-value="1899-12-30" calcext:value-type="date">
            <text:p>Dec 30, 99</text:p>
          </table:table-cell>
          <table:table-cell table:style-name="ce38" table:formula="of:=[$'kpop wp'.E118]" office:value-type="float" office:value="0" calcext:value-type="float">
            <text:p>0</text:p>
          </table:table-cell>
          <table:table-cell table:formula="of:=[.J118]-[.J117]" office:value-type="float" office:value="0" calcext:value-type="float">
            <text:p>0</text:p>
          </table:table-cell>
          <table:table-cell table:style-name="ce96" table:formula="of:=[.K:.K]/([.I118]-[.I117])*30.4375" office:value-type="string" office:string-value="" calcext:value-type="error">
            <text:p>#DIV/0!</text:p>
          </table:table-cell>
          <table:table-cell table:style-name="ce90" table:formula="of:=[$'Dates Ref'.A118]" office:value-type="date" office:date-value="1899-12-30" calcext:value-type="date">
            <text:p>Dec 30, 99</text:p>
          </table:table-cell>
          <table:table-cell table:style-name="ce101" table:formula="of:=[$'kpop sqw'.E118]" office:value-type="float" office:value="0" calcext:value-type="float">
            <text:p>0</text:p>
          </table:table-cell>
          <table:table-cell table:style-name="Default" table:formula="of:=[.N118]-[.N117]" office:value-type="float" office:value="0" calcext:value-type="float">
            <text:p>0</text:p>
          </table:table-cell>
          <table:table-cell table:style-name="ce96" table:formula="of:=[.O:.O]/([.M118]-[.M117])*30.4375" office:value-type="string" office:string-value="" calcext:value-type="error">
            <text:p>#DIV/0!</text:p>
          </table:table-cell>
          <table:table-cell table:formula="of:=[$'Dates Ref'.R118]" office:value-type="date" office:date-value="1899-12-30" calcext:value-type="date">
            <text:p>Dec 30, 99</text:p>
          </table:table-cell>
          <table:table-cell table:style-name="ce38" table:formula="of:=[$asianfanfics.D118]" office:value-type="float" office:value="0" calcext:value-type="float">
            <text:p>0</text:p>
          </table:table-cell>
          <table:table-cell table:formula="of:=[.R118]-[.R117]" office:value-type="float" office:value="0" calcext:value-type="float">
            <text:p>0</text:p>
          </table:table-cell>
          <table:table-cell table:style-name="ce96" table:formula="of:=[.S:.S]/([.Q118]-[.Q117])*30.4375" office:value-type="string" office:string-value="" calcext:value-type="error">
            <text:p>#DIV/0!</text:p>
          </table:table-cell>
          <table:table-cell table:formula="of:=SUM([.B118]; [.F118]; [.J118]; [.N118]; [.R118])" office:value-type="float" office:value="0" calcext:value-type="float">
            <text:p>0</text:p>
          </table:table-cell>
          <table:table-cell table:formula="of:=[.U118]-[.U117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19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19]" office:value-type="date" office:date-value="1899-12-30" calcext:value-type="date">
            <text:p>Dec 30, 99</text:p>
          </table:table-cell>
          <table:table-cell table:style-name="ce38" table:formula="of:=[$'kpop ao3'.E119]" office:value-type="float" office:value="0" calcext:value-type="float">
            <text:p>0</text:p>
          </table:table-cell>
          <table:table-cell table:formula="of:=[.F119]-[.F118]" office:value-type="float" office:value="0" calcext:value-type="float">
            <text:p>0</text:p>
          </table:table-cell>
          <table:table-cell table:style-name="ce96" table:formula="of:=[.G:.G]/([.E119]-[.E118])*30.4375" office:value-type="string" office:string-value="" calcext:value-type="error">
            <text:p>#DIV/0!</text:p>
          </table:table-cell>
          <table:table-cell table:style-name="ce15" table:formula="of:=[$'Dates Ref'.A119]" office:value-type="date" office:date-value="1899-12-30" calcext:value-type="date">
            <text:p>Dec 30, 99</text:p>
          </table:table-cell>
          <table:table-cell table:style-name="ce38" table:formula="of:=[$'kpop wp'.E119]" office:value-type="float" office:value="0" calcext:value-type="float">
            <text:p>0</text:p>
          </table:table-cell>
          <table:table-cell table:formula="of:=[.J119]-[.J118]" office:value-type="float" office:value="0" calcext:value-type="float">
            <text:p>0</text:p>
          </table:table-cell>
          <table:table-cell table:style-name="ce96" table:formula="of:=[.K:.K]/([.I119]-[.I118])*30.4375" office:value-type="string" office:string-value="" calcext:value-type="error">
            <text:p>#DIV/0!</text:p>
          </table:table-cell>
          <table:table-cell table:style-name="ce90" table:formula="of:=[$'Dates Ref'.A119]" office:value-type="date" office:date-value="1899-12-30" calcext:value-type="date">
            <text:p>Dec 30, 99</text:p>
          </table:table-cell>
          <table:table-cell table:style-name="ce101" table:formula="of:=[$'kpop sqw'.E119]" office:value-type="float" office:value="0" calcext:value-type="float">
            <text:p>0</text:p>
          </table:table-cell>
          <table:table-cell table:style-name="Default" table:formula="of:=[.N119]-[.N118]" office:value-type="float" office:value="0" calcext:value-type="float">
            <text:p>0</text:p>
          </table:table-cell>
          <table:table-cell table:style-name="ce96" table:formula="of:=[.O:.O]/([.M119]-[.M118])*30.4375" office:value-type="string" office:string-value="" calcext:value-type="error">
            <text:p>#DIV/0!</text:p>
          </table:table-cell>
          <table:table-cell table:formula="of:=[$'Dates Ref'.R119]" office:value-type="date" office:date-value="1899-12-30" calcext:value-type="date">
            <text:p>Dec 30, 99</text:p>
          </table:table-cell>
          <table:table-cell table:style-name="ce38" table:formula="of:=[$asianfanfics.D119]" office:value-type="float" office:value="0" calcext:value-type="float">
            <text:p>0</text:p>
          </table:table-cell>
          <table:table-cell table:formula="of:=[.R119]-[.R118]" office:value-type="float" office:value="0" calcext:value-type="float">
            <text:p>0</text:p>
          </table:table-cell>
          <table:table-cell table:style-name="ce96" table:formula="of:=[.S:.S]/([.Q119]-[.Q118])*30.4375" office:value-type="string" office:string-value="" calcext:value-type="error">
            <text:p>#DIV/0!</text:p>
          </table:table-cell>
          <table:table-cell table:formula="of:=SUM([.B119]; [.F119]; [.J119]; [.N119]; [.R119])" office:value-type="float" office:value="0" calcext:value-type="float">
            <text:p>0</text:p>
          </table:table-cell>
          <table:table-cell table:formula="of:=[.U119]-[.U118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20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20]" office:value-type="date" office:date-value="1899-12-30" calcext:value-type="date">
            <text:p>Dec 30, 99</text:p>
          </table:table-cell>
          <table:table-cell table:style-name="ce38" table:formula="of:=[$'kpop ao3'.E120]" office:value-type="float" office:value="0" calcext:value-type="float">
            <text:p>0</text:p>
          </table:table-cell>
          <table:table-cell table:formula="of:=[.F120]-[.F119]" office:value-type="float" office:value="0" calcext:value-type="float">
            <text:p>0</text:p>
          </table:table-cell>
          <table:table-cell table:style-name="ce96" table:formula="of:=[.G:.G]/([.E120]-[.E119])*30.4375" office:value-type="string" office:string-value="" calcext:value-type="error">
            <text:p>#DIV/0!</text:p>
          </table:table-cell>
          <table:table-cell table:style-name="ce15" table:formula="of:=[$'Dates Ref'.A120]" office:value-type="date" office:date-value="1899-12-30" calcext:value-type="date">
            <text:p>Dec 30, 99</text:p>
          </table:table-cell>
          <table:table-cell table:style-name="ce38" table:formula="of:=[$'kpop wp'.E120]" office:value-type="float" office:value="0" calcext:value-type="float">
            <text:p>0</text:p>
          </table:table-cell>
          <table:table-cell table:formula="of:=[.J120]-[.J119]" office:value-type="float" office:value="0" calcext:value-type="float">
            <text:p>0</text:p>
          </table:table-cell>
          <table:table-cell table:style-name="ce96" table:formula="of:=[.K:.K]/([.I120]-[.I119])*30.4375" office:value-type="string" office:string-value="" calcext:value-type="error">
            <text:p>#DIV/0!</text:p>
          </table:table-cell>
          <table:table-cell table:style-name="ce90" table:formula="of:=[$'Dates Ref'.A120]" office:value-type="date" office:date-value="1899-12-30" calcext:value-type="date">
            <text:p>Dec 30, 99</text:p>
          </table:table-cell>
          <table:table-cell table:style-name="ce101" table:formula="of:=[$'kpop sqw'.E120]" office:value-type="float" office:value="0" calcext:value-type="float">
            <text:p>0</text:p>
          </table:table-cell>
          <table:table-cell table:style-name="Default" table:formula="of:=[.N120]-[.N119]" office:value-type="float" office:value="0" calcext:value-type="float">
            <text:p>0</text:p>
          </table:table-cell>
          <table:table-cell table:style-name="ce96" table:formula="of:=[.O:.O]/([.M120]-[.M119])*30.4375" office:value-type="string" office:string-value="" calcext:value-type="error">
            <text:p>#DIV/0!</text:p>
          </table:table-cell>
          <table:table-cell table:formula="of:=[$'Dates Ref'.R120]" office:value-type="date" office:date-value="1899-12-30" calcext:value-type="date">
            <text:p>Dec 30, 99</text:p>
          </table:table-cell>
          <table:table-cell table:style-name="ce38" table:formula="of:=[$asianfanfics.D120]" office:value-type="float" office:value="0" calcext:value-type="float">
            <text:p>0</text:p>
          </table:table-cell>
          <table:table-cell table:formula="of:=[.R120]-[.R119]" office:value-type="float" office:value="0" calcext:value-type="float">
            <text:p>0</text:p>
          </table:table-cell>
          <table:table-cell table:style-name="ce96" table:formula="of:=[.S:.S]/([.Q120]-[.Q119])*30.4375" office:value-type="string" office:string-value="" calcext:value-type="error">
            <text:p>#DIV/0!</text:p>
          </table:table-cell>
          <table:table-cell table:formula="of:=SUM([.B120]; [.F120]; [.J120]; [.N120]; [.R120])" office:value-type="float" office:value="0" calcext:value-type="float">
            <text:p>0</text:p>
          </table:table-cell>
          <table:table-cell table:formula="of:=[.U120]-[.U119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21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21]" office:value-type="date" office:date-value="1899-12-30" calcext:value-type="date">
            <text:p>Dec 30, 99</text:p>
          </table:table-cell>
          <table:table-cell table:style-name="ce38" table:formula="of:=[$'kpop ao3'.E121]" office:value-type="float" office:value="0" calcext:value-type="float">
            <text:p>0</text:p>
          </table:table-cell>
          <table:table-cell table:formula="of:=[.F121]-[.F120]" office:value-type="float" office:value="0" calcext:value-type="float">
            <text:p>0</text:p>
          </table:table-cell>
          <table:table-cell table:style-name="ce96" table:formula="of:=[.G:.G]/([.E121]-[.E120])*30.4375" office:value-type="string" office:string-value="" calcext:value-type="error">
            <text:p>#DIV/0!</text:p>
          </table:table-cell>
          <table:table-cell table:style-name="ce15" table:formula="of:=[$'Dates Ref'.A121]" office:value-type="date" office:date-value="1899-12-30" calcext:value-type="date">
            <text:p>Dec 30, 99</text:p>
          </table:table-cell>
          <table:table-cell table:style-name="ce38" table:formula="of:=[$'kpop wp'.E121]" office:value-type="float" office:value="0" calcext:value-type="float">
            <text:p>0</text:p>
          </table:table-cell>
          <table:table-cell table:formula="of:=[.J121]-[.J120]" office:value-type="float" office:value="0" calcext:value-type="float">
            <text:p>0</text:p>
          </table:table-cell>
          <table:table-cell table:style-name="ce96" table:formula="of:=[.K:.K]/([.I121]-[.I120])*30.4375" office:value-type="string" office:string-value="" calcext:value-type="error">
            <text:p>#DIV/0!</text:p>
          </table:table-cell>
          <table:table-cell table:style-name="ce90" table:formula="of:=[$'Dates Ref'.A121]" office:value-type="date" office:date-value="1899-12-30" calcext:value-type="date">
            <text:p>Dec 30, 99</text:p>
          </table:table-cell>
          <table:table-cell table:style-name="ce101" table:formula="of:=[$'kpop sqw'.E121]" office:value-type="float" office:value="0" calcext:value-type="float">
            <text:p>0</text:p>
          </table:table-cell>
          <table:table-cell table:style-name="Default" table:formula="of:=[.N121]-[.N120]" office:value-type="float" office:value="0" calcext:value-type="float">
            <text:p>0</text:p>
          </table:table-cell>
          <table:table-cell table:style-name="ce96" table:formula="of:=[.O:.O]/([.M121]-[.M120])*30.4375" office:value-type="string" office:string-value="" calcext:value-type="error">
            <text:p>#DIV/0!</text:p>
          </table:table-cell>
          <table:table-cell table:formula="of:=[$'Dates Ref'.R121]" office:value-type="date" office:date-value="1899-12-30" calcext:value-type="date">
            <text:p>Dec 30, 99</text:p>
          </table:table-cell>
          <table:table-cell table:style-name="ce38" table:formula="of:=[$asianfanfics.D121]" office:value-type="float" office:value="0" calcext:value-type="float">
            <text:p>0</text:p>
          </table:table-cell>
          <table:table-cell table:formula="of:=[.R121]-[.R120]" office:value-type="float" office:value="0" calcext:value-type="float">
            <text:p>0</text:p>
          </table:table-cell>
          <table:table-cell table:style-name="ce96" table:formula="of:=[.S:.S]/([.Q121]-[.Q120])*30.4375" office:value-type="string" office:string-value="" calcext:value-type="error">
            <text:p>#DIV/0!</text:p>
          </table:table-cell>
          <table:table-cell table:formula="of:=SUM([.B121]; [.F121]; [.J121]; [.N121]; [.R121])" office:value-type="float" office:value="0" calcext:value-type="float">
            <text:p>0</text:p>
          </table:table-cell>
          <table:table-cell table:formula="of:=[.U121]-[.U120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22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22]" office:value-type="date" office:date-value="1899-12-30" calcext:value-type="date">
            <text:p>Dec 30, 99</text:p>
          </table:table-cell>
          <table:table-cell table:style-name="ce38" table:formula="of:=[$'kpop ao3'.E122]" office:value-type="float" office:value="0" calcext:value-type="float">
            <text:p>0</text:p>
          </table:table-cell>
          <table:table-cell table:formula="of:=[.F122]-[.F121]" office:value-type="float" office:value="0" calcext:value-type="float">
            <text:p>0</text:p>
          </table:table-cell>
          <table:table-cell table:style-name="ce96" table:formula="of:=[.G:.G]/([.E122]-[.E121])*30.4375" office:value-type="string" office:string-value="" calcext:value-type="error">
            <text:p>#DIV/0!</text:p>
          </table:table-cell>
          <table:table-cell table:style-name="ce15" table:formula="of:=[$'Dates Ref'.A122]" office:value-type="date" office:date-value="1899-12-30" calcext:value-type="date">
            <text:p>Dec 30, 99</text:p>
          </table:table-cell>
          <table:table-cell table:style-name="ce38" table:formula="of:=[$'kpop wp'.E122]" office:value-type="float" office:value="0" calcext:value-type="float">
            <text:p>0</text:p>
          </table:table-cell>
          <table:table-cell table:formula="of:=[.J122]-[.J121]" office:value-type="float" office:value="0" calcext:value-type="float">
            <text:p>0</text:p>
          </table:table-cell>
          <table:table-cell table:style-name="ce96" table:formula="of:=[.K:.K]/([.I122]-[.I121])*30.4375" office:value-type="string" office:string-value="" calcext:value-type="error">
            <text:p>#DIV/0!</text:p>
          </table:table-cell>
          <table:table-cell table:style-name="ce90" table:formula="of:=[$'Dates Ref'.A122]" office:value-type="date" office:date-value="1899-12-30" calcext:value-type="date">
            <text:p>Dec 30, 99</text:p>
          </table:table-cell>
          <table:table-cell table:style-name="ce101" table:formula="of:=[$'kpop sqw'.E122]" office:value-type="float" office:value="0" calcext:value-type="float">
            <text:p>0</text:p>
          </table:table-cell>
          <table:table-cell table:style-name="Default" table:formula="of:=[.N122]-[.N121]" office:value-type="float" office:value="0" calcext:value-type="float">
            <text:p>0</text:p>
          </table:table-cell>
          <table:table-cell table:style-name="ce96" table:formula="of:=[.O:.O]/([.M122]-[.M121])*30.4375" office:value-type="string" office:string-value="" calcext:value-type="error">
            <text:p>#DIV/0!</text:p>
          </table:table-cell>
          <table:table-cell table:formula="of:=[$'Dates Ref'.R122]" office:value-type="date" office:date-value="1899-12-30" calcext:value-type="date">
            <text:p>Dec 30, 99</text:p>
          </table:table-cell>
          <table:table-cell table:style-name="ce38" table:formula="of:=[$asianfanfics.D122]" office:value-type="float" office:value="0" calcext:value-type="float">
            <text:p>0</text:p>
          </table:table-cell>
          <table:table-cell table:formula="of:=[.R122]-[.R121]" office:value-type="float" office:value="0" calcext:value-type="float">
            <text:p>0</text:p>
          </table:table-cell>
          <table:table-cell table:style-name="ce96" table:formula="of:=[.S:.S]/([.Q122]-[.Q121])*30.4375" office:value-type="string" office:string-value="" calcext:value-type="error">
            <text:p>#DIV/0!</text:p>
          </table:table-cell>
          <table:table-cell table:formula="of:=SUM([.B122]; [.F122]; [.J122]; [.N122]; [.R122])" office:value-type="float" office:value="0" calcext:value-type="float">
            <text:p>0</text:p>
          </table:table-cell>
          <table:table-cell table:formula="of:=[.U122]-[.U121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23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23]" office:value-type="date" office:date-value="1899-12-30" calcext:value-type="date">
            <text:p>Dec 30, 99</text:p>
          </table:table-cell>
          <table:table-cell table:style-name="ce38" table:formula="of:=[$'kpop ao3'.E123]" office:value-type="float" office:value="0" calcext:value-type="float">
            <text:p>0</text:p>
          </table:table-cell>
          <table:table-cell table:formula="of:=[.F123]-[.F122]" office:value-type="float" office:value="0" calcext:value-type="float">
            <text:p>0</text:p>
          </table:table-cell>
          <table:table-cell table:style-name="ce96" table:formula="of:=[.G:.G]/([.E123]-[.E122])*30.4375" office:value-type="string" office:string-value="" calcext:value-type="error">
            <text:p>#DIV/0!</text:p>
          </table:table-cell>
          <table:table-cell table:style-name="ce15" table:formula="of:=[$'Dates Ref'.A123]" office:value-type="date" office:date-value="1899-12-30" calcext:value-type="date">
            <text:p>Dec 30, 99</text:p>
          </table:table-cell>
          <table:table-cell table:style-name="ce38" table:formula="of:=[$'kpop wp'.E123]" office:value-type="float" office:value="0" calcext:value-type="float">
            <text:p>0</text:p>
          </table:table-cell>
          <table:table-cell table:formula="of:=[.J123]-[.J122]" office:value-type="float" office:value="0" calcext:value-type="float">
            <text:p>0</text:p>
          </table:table-cell>
          <table:table-cell table:style-name="ce96" table:formula="of:=[.K:.K]/([.I123]-[.I122])*30.4375" office:value-type="string" office:string-value="" calcext:value-type="error">
            <text:p>#DIV/0!</text:p>
          </table:table-cell>
          <table:table-cell table:style-name="ce90" table:formula="of:=[$'Dates Ref'.A123]" office:value-type="date" office:date-value="1899-12-30" calcext:value-type="date">
            <text:p>Dec 30, 99</text:p>
          </table:table-cell>
          <table:table-cell table:style-name="ce101" table:formula="of:=[$'kpop sqw'.E123]" office:value-type="float" office:value="0" calcext:value-type="float">
            <text:p>0</text:p>
          </table:table-cell>
          <table:table-cell table:style-name="Default" table:formula="of:=[.N123]-[.N122]" office:value-type="float" office:value="0" calcext:value-type="float">
            <text:p>0</text:p>
          </table:table-cell>
          <table:table-cell table:style-name="ce96" table:formula="of:=[.O:.O]/([.M123]-[.M122])*30.4375" office:value-type="string" office:string-value="" calcext:value-type="error">
            <text:p>#DIV/0!</text:p>
          </table:table-cell>
          <table:table-cell table:formula="of:=[$'Dates Ref'.R123]" office:value-type="date" office:date-value="1899-12-30" calcext:value-type="date">
            <text:p>Dec 30, 99</text:p>
          </table:table-cell>
          <table:table-cell table:style-name="ce38" table:formula="of:=[$asianfanfics.D123]" office:value-type="float" office:value="0" calcext:value-type="float">
            <text:p>0</text:p>
          </table:table-cell>
          <table:table-cell table:formula="of:=[.R123]-[.R122]" office:value-type="float" office:value="0" calcext:value-type="float">
            <text:p>0</text:p>
          </table:table-cell>
          <table:table-cell table:style-name="ce96" table:formula="of:=[.S:.S]/([.Q123]-[.Q122])*30.4375" office:value-type="string" office:string-value="" calcext:value-type="error">
            <text:p>#DIV/0!</text:p>
          </table:table-cell>
          <table:table-cell table:formula="of:=SUM([.B123]; [.F123]; [.J123]; [.N123]; [.R123])" office:value-type="float" office:value="0" calcext:value-type="float">
            <text:p>0</text:p>
          </table:table-cell>
          <table:table-cell table:formula="of:=[.U123]-[.U122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24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24]" office:value-type="date" office:date-value="1899-12-30" calcext:value-type="date">
            <text:p>Dec 30, 99</text:p>
          </table:table-cell>
          <table:table-cell table:style-name="ce38" table:formula="of:=[$'kpop ao3'.E124]" office:value-type="float" office:value="0" calcext:value-type="float">
            <text:p>0</text:p>
          </table:table-cell>
          <table:table-cell table:formula="of:=[.F124]-[.F123]" office:value-type="float" office:value="0" calcext:value-type="float">
            <text:p>0</text:p>
          </table:table-cell>
          <table:table-cell table:style-name="ce96" table:formula="of:=[.G:.G]/([.E124]-[.E123])*30.4375" office:value-type="string" office:string-value="" calcext:value-type="error">
            <text:p>#DIV/0!</text:p>
          </table:table-cell>
          <table:table-cell table:style-name="ce15" table:formula="of:=[$'Dates Ref'.A124]" office:value-type="date" office:date-value="1899-12-30" calcext:value-type="date">
            <text:p>Dec 30, 99</text:p>
          </table:table-cell>
          <table:table-cell table:style-name="ce38" table:formula="of:=[$'kpop wp'.E124]" office:value-type="float" office:value="0" calcext:value-type="float">
            <text:p>0</text:p>
          </table:table-cell>
          <table:table-cell table:formula="of:=[.J124]-[.J123]" office:value-type="float" office:value="0" calcext:value-type="float">
            <text:p>0</text:p>
          </table:table-cell>
          <table:table-cell table:style-name="ce96" table:formula="of:=[.K:.K]/([.I124]-[.I123])*30.4375" office:value-type="string" office:string-value="" calcext:value-type="error">
            <text:p>#DIV/0!</text:p>
          </table:table-cell>
          <table:table-cell table:style-name="ce90" table:formula="of:=[$'Dates Ref'.A124]" office:value-type="date" office:date-value="1899-12-30" calcext:value-type="date">
            <text:p>Dec 30, 99</text:p>
          </table:table-cell>
          <table:table-cell table:style-name="ce101" table:formula="of:=[$'kpop sqw'.E124]" office:value-type="float" office:value="0" calcext:value-type="float">
            <text:p>0</text:p>
          </table:table-cell>
          <table:table-cell table:style-name="Default" table:formula="of:=[.N124]-[.N123]" office:value-type="float" office:value="0" calcext:value-type="float">
            <text:p>0</text:p>
          </table:table-cell>
          <table:table-cell table:style-name="ce96" table:formula="of:=[.O:.O]/([.M124]-[.M123])*30.4375" office:value-type="string" office:string-value="" calcext:value-type="error">
            <text:p>#DIV/0!</text:p>
          </table:table-cell>
          <table:table-cell table:formula="of:=[$'Dates Ref'.R124]" office:value-type="date" office:date-value="1899-12-30" calcext:value-type="date">
            <text:p>Dec 30, 99</text:p>
          </table:table-cell>
          <table:table-cell table:style-name="ce38" table:formula="of:=[$asianfanfics.D124]" office:value-type="float" office:value="0" calcext:value-type="float">
            <text:p>0</text:p>
          </table:table-cell>
          <table:table-cell table:formula="of:=[.R124]-[.R123]" office:value-type="float" office:value="0" calcext:value-type="float">
            <text:p>0</text:p>
          </table:table-cell>
          <table:table-cell table:style-name="ce96" table:formula="of:=[.S:.S]/([.Q124]-[.Q123])*30.4375" office:value-type="string" office:string-value="" calcext:value-type="error">
            <text:p>#DIV/0!</text:p>
          </table:table-cell>
          <table:table-cell table:formula="of:=SUM([.B124]; [.F124]; [.J124]; [.N124]; [.R124])" office:value-type="float" office:value="0" calcext:value-type="float">
            <text:p>0</text:p>
          </table:table-cell>
          <table:table-cell table:formula="of:=[.U124]-[.U123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25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25]" office:value-type="date" office:date-value="1899-12-30" calcext:value-type="date">
            <text:p>Dec 30, 99</text:p>
          </table:table-cell>
          <table:table-cell table:style-name="ce38" table:formula="of:=[$'kpop ao3'.E125]" office:value-type="float" office:value="0" calcext:value-type="float">
            <text:p>0</text:p>
          </table:table-cell>
          <table:table-cell table:formula="of:=[.F125]-[.F124]" office:value-type="float" office:value="0" calcext:value-type="float">
            <text:p>0</text:p>
          </table:table-cell>
          <table:table-cell table:style-name="ce96" table:formula="of:=[.G:.G]/([.E125]-[.E124])*30.4375" office:value-type="string" office:string-value="" calcext:value-type="error">
            <text:p>#DIV/0!</text:p>
          </table:table-cell>
          <table:table-cell table:style-name="ce15" table:formula="of:=[$'Dates Ref'.A125]" office:value-type="date" office:date-value="1899-12-30" calcext:value-type="date">
            <text:p>Dec 30, 99</text:p>
          </table:table-cell>
          <table:table-cell table:style-name="ce38" table:formula="of:=[$'kpop wp'.E125]" office:value-type="float" office:value="0" calcext:value-type="float">
            <text:p>0</text:p>
          </table:table-cell>
          <table:table-cell table:formula="of:=[.J125]-[.J124]" office:value-type="float" office:value="0" calcext:value-type="float">
            <text:p>0</text:p>
          </table:table-cell>
          <table:table-cell table:style-name="ce96" table:formula="of:=[.K:.K]/([.I125]-[.I124])*30.4375" office:value-type="string" office:string-value="" calcext:value-type="error">
            <text:p>#DIV/0!</text:p>
          </table:table-cell>
          <table:table-cell table:style-name="ce90" table:formula="of:=[$'Dates Ref'.A125]" office:value-type="date" office:date-value="1899-12-30" calcext:value-type="date">
            <text:p>Dec 30, 99</text:p>
          </table:table-cell>
          <table:table-cell table:style-name="ce101" table:formula="of:=[$'kpop sqw'.E125]" office:value-type="float" office:value="0" calcext:value-type="float">
            <text:p>0</text:p>
          </table:table-cell>
          <table:table-cell table:style-name="Default" table:formula="of:=[.N125]-[.N124]" office:value-type="float" office:value="0" calcext:value-type="float">
            <text:p>0</text:p>
          </table:table-cell>
          <table:table-cell table:style-name="ce96" table:formula="of:=[.O:.O]/([.M125]-[.M124])*30.4375" office:value-type="string" office:string-value="" calcext:value-type="error">
            <text:p>#DIV/0!</text:p>
          </table:table-cell>
          <table:table-cell table:formula="of:=[$'Dates Ref'.R125]" office:value-type="date" office:date-value="1899-12-30" calcext:value-type="date">
            <text:p>Dec 30, 99</text:p>
          </table:table-cell>
          <table:table-cell table:style-name="ce38" table:formula="of:=[$asianfanfics.D125]" office:value-type="float" office:value="0" calcext:value-type="float">
            <text:p>0</text:p>
          </table:table-cell>
          <table:table-cell table:formula="of:=[.R125]-[.R124]" office:value-type="float" office:value="0" calcext:value-type="float">
            <text:p>0</text:p>
          </table:table-cell>
          <table:table-cell table:style-name="ce96" table:formula="of:=[.S:.S]/([.Q125]-[.Q124])*30.4375" office:value-type="string" office:string-value="" calcext:value-type="error">
            <text:p>#DIV/0!</text:p>
          </table:table-cell>
          <table:table-cell table:formula="of:=SUM([.B125]; [.F125]; [.J125]; [.N125]; [.R125])" office:value-type="float" office:value="0" calcext:value-type="float">
            <text:p>0</text:p>
          </table:table-cell>
          <table:table-cell table:formula="of:=[.U125]-[.U124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26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26]" office:value-type="date" office:date-value="1899-12-30" calcext:value-type="date">
            <text:p>Dec 30, 99</text:p>
          </table:table-cell>
          <table:table-cell table:style-name="ce38" table:formula="of:=[$'kpop ao3'.E126]" office:value-type="float" office:value="0" calcext:value-type="float">
            <text:p>0</text:p>
          </table:table-cell>
          <table:table-cell table:formula="of:=[.F126]-[.F125]" office:value-type="float" office:value="0" calcext:value-type="float">
            <text:p>0</text:p>
          </table:table-cell>
          <table:table-cell table:style-name="ce96" table:formula="of:=[.G:.G]/([.E126]-[.E125])*30.4375" office:value-type="string" office:string-value="" calcext:value-type="error">
            <text:p>#DIV/0!</text:p>
          </table:table-cell>
          <table:table-cell table:style-name="ce15" table:formula="of:=[$'Dates Ref'.A126]" office:value-type="date" office:date-value="1899-12-30" calcext:value-type="date">
            <text:p>Dec 30, 99</text:p>
          </table:table-cell>
          <table:table-cell table:style-name="ce38" table:formula="of:=[$'kpop wp'.E126]" office:value-type="float" office:value="0" calcext:value-type="float">
            <text:p>0</text:p>
          </table:table-cell>
          <table:table-cell table:formula="of:=[.J126]-[.J125]" office:value-type="float" office:value="0" calcext:value-type="float">
            <text:p>0</text:p>
          </table:table-cell>
          <table:table-cell table:style-name="ce96" table:formula="of:=[.K:.K]/([.I126]-[.I125])*30.4375" office:value-type="string" office:string-value="" calcext:value-type="error">
            <text:p>#DIV/0!</text:p>
          </table:table-cell>
          <table:table-cell table:style-name="ce90" table:formula="of:=[$'Dates Ref'.A126]" office:value-type="date" office:date-value="1899-12-30" calcext:value-type="date">
            <text:p>Dec 30, 99</text:p>
          </table:table-cell>
          <table:table-cell table:style-name="ce101" table:formula="of:=[$'kpop sqw'.E126]" office:value-type="float" office:value="0" calcext:value-type="float">
            <text:p>0</text:p>
          </table:table-cell>
          <table:table-cell table:style-name="Default" table:formula="of:=[.N126]-[.N125]" office:value-type="float" office:value="0" calcext:value-type="float">
            <text:p>0</text:p>
          </table:table-cell>
          <table:table-cell table:style-name="ce96" table:formula="of:=[.O:.O]/([.M126]-[.M125])*30.4375" office:value-type="string" office:string-value="" calcext:value-type="error">
            <text:p>#DIV/0!</text:p>
          </table:table-cell>
          <table:table-cell table:formula="of:=[$'Dates Ref'.R126]" office:value-type="date" office:date-value="1899-12-30" calcext:value-type="date">
            <text:p>Dec 30, 99</text:p>
          </table:table-cell>
          <table:table-cell table:style-name="ce38" table:formula="of:=[$asianfanfics.D126]" office:value-type="float" office:value="0" calcext:value-type="float">
            <text:p>0</text:p>
          </table:table-cell>
          <table:table-cell table:formula="of:=[.R126]-[.R125]" office:value-type="float" office:value="0" calcext:value-type="float">
            <text:p>0</text:p>
          </table:table-cell>
          <table:table-cell table:style-name="ce96" table:formula="of:=[.S:.S]/([.Q126]-[.Q125])*30.4375" office:value-type="string" office:string-value="" calcext:value-type="error">
            <text:p>#DIV/0!</text:p>
          </table:table-cell>
          <table:table-cell table:formula="of:=SUM([.B126]; [.F126]; [.J126]; [.N126]; [.R126])" office:value-type="float" office:value="0" calcext:value-type="float">
            <text:p>0</text:p>
          </table:table-cell>
          <table:table-cell table:formula="of:=[.U126]-[.U125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27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27]" office:value-type="date" office:date-value="1899-12-30" calcext:value-type="date">
            <text:p>Dec 30, 99</text:p>
          </table:table-cell>
          <table:table-cell table:style-name="ce38" table:formula="of:=[$'kpop ao3'.E127]" office:value-type="float" office:value="0" calcext:value-type="float">
            <text:p>0</text:p>
          </table:table-cell>
          <table:table-cell table:formula="of:=[.F127]-[.F126]" office:value-type="float" office:value="0" calcext:value-type="float">
            <text:p>0</text:p>
          </table:table-cell>
          <table:table-cell table:style-name="ce96" table:formula="of:=[.G:.G]/([.E127]-[.E126])*30.4375" office:value-type="string" office:string-value="" calcext:value-type="error">
            <text:p>#DIV/0!</text:p>
          </table:table-cell>
          <table:table-cell table:style-name="ce15" table:formula="of:=[$'Dates Ref'.A127]" office:value-type="date" office:date-value="1899-12-30" calcext:value-type="date">
            <text:p>Dec 30, 99</text:p>
          </table:table-cell>
          <table:table-cell table:style-name="ce38" table:formula="of:=[$'kpop wp'.E127]" office:value-type="float" office:value="0" calcext:value-type="float">
            <text:p>0</text:p>
          </table:table-cell>
          <table:table-cell table:formula="of:=[.J127]-[.J126]" office:value-type="float" office:value="0" calcext:value-type="float">
            <text:p>0</text:p>
          </table:table-cell>
          <table:table-cell table:style-name="ce96" table:formula="of:=[.K:.K]/([.I127]-[.I126])*30.4375" office:value-type="string" office:string-value="" calcext:value-type="error">
            <text:p>#DIV/0!</text:p>
          </table:table-cell>
          <table:table-cell table:style-name="ce90" table:formula="of:=[$'Dates Ref'.A127]" office:value-type="date" office:date-value="1899-12-30" calcext:value-type="date">
            <text:p>Dec 30, 99</text:p>
          </table:table-cell>
          <table:table-cell table:style-name="ce101" table:formula="of:=[$'kpop sqw'.E127]" office:value-type="float" office:value="0" calcext:value-type="float">
            <text:p>0</text:p>
          </table:table-cell>
          <table:table-cell table:style-name="Default" table:formula="of:=[.N127]-[.N126]" office:value-type="float" office:value="0" calcext:value-type="float">
            <text:p>0</text:p>
          </table:table-cell>
          <table:table-cell table:style-name="ce96" table:formula="of:=[.O:.O]/([.M127]-[.M126])*30.4375" office:value-type="string" office:string-value="" calcext:value-type="error">
            <text:p>#DIV/0!</text:p>
          </table:table-cell>
          <table:table-cell table:formula="of:=[$'Dates Ref'.R127]" office:value-type="date" office:date-value="1899-12-30" calcext:value-type="date">
            <text:p>Dec 30, 99</text:p>
          </table:table-cell>
          <table:table-cell table:style-name="ce38" table:formula="of:=[$asianfanfics.D127]" office:value-type="float" office:value="0" calcext:value-type="float">
            <text:p>0</text:p>
          </table:table-cell>
          <table:table-cell table:formula="of:=[.R127]-[.R126]" office:value-type="float" office:value="0" calcext:value-type="float">
            <text:p>0</text:p>
          </table:table-cell>
          <table:table-cell table:style-name="ce96" table:formula="of:=[.S:.S]/([.Q127]-[.Q126])*30.4375" office:value-type="string" office:string-value="" calcext:value-type="error">
            <text:p>#DIV/0!</text:p>
          </table:table-cell>
          <table:table-cell table:formula="of:=SUM([.B127]; [.F127]; [.J127]; [.N127]; [.R127])" office:value-type="float" office:value="0" calcext:value-type="float">
            <text:p>0</text:p>
          </table:table-cell>
          <table:table-cell table:formula="of:=[.U127]-[.U126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28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28]" office:value-type="date" office:date-value="1899-12-30" calcext:value-type="date">
            <text:p>Dec 30, 99</text:p>
          </table:table-cell>
          <table:table-cell table:style-name="ce38" table:formula="of:=[$'kpop ao3'.E128]" office:value-type="float" office:value="0" calcext:value-type="float">
            <text:p>0</text:p>
          </table:table-cell>
          <table:table-cell table:formula="of:=[.F128]-[.F127]" office:value-type="float" office:value="0" calcext:value-type="float">
            <text:p>0</text:p>
          </table:table-cell>
          <table:table-cell table:style-name="ce96" table:formula="of:=[.G:.G]/([.E128]-[.E127])*30.4375" office:value-type="string" office:string-value="" calcext:value-type="error">
            <text:p>#DIV/0!</text:p>
          </table:table-cell>
          <table:table-cell table:style-name="ce15" table:formula="of:=[$'Dates Ref'.A128]" office:value-type="date" office:date-value="1899-12-30" calcext:value-type="date">
            <text:p>Dec 30, 99</text:p>
          </table:table-cell>
          <table:table-cell table:style-name="ce38" table:formula="of:=[$'kpop wp'.E128]" office:value-type="float" office:value="0" calcext:value-type="float">
            <text:p>0</text:p>
          </table:table-cell>
          <table:table-cell table:formula="of:=[.J128]-[.J127]" office:value-type="float" office:value="0" calcext:value-type="float">
            <text:p>0</text:p>
          </table:table-cell>
          <table:table-cell table:style-name="ce96" table:formula="of:=[.K:.K]/([.I128]-[.I127])*30.4375" office:value-type="string" office:string-value="" calcext:value-type="error">
            <text:p>#DIV/0!</text:p>
          </table:table-cell>
          <table:table-cell table:style-name="ce90" table:formula="of:=[$'Dates Ref'.A128]" office:value-type="date" office:date-value="1899-12-30" calcext:value-type="date">
            <text:p>Dec 30, 99</text:p>
          </table:table-cell>
          <table:table-cell table:style-name="ce101" table:formula="of:=[$'kpop sqw'.E128]" office:value-type="float" office:value="0" calcext:value-type="float">
            <text:p>0</text:p>
          </table:table-cell>
          <table:table-cell table:style-name="Default" table:formula="of:=[.N128]-[.N127]" office:value-type="float" office:value="0" calcext:value-type="float">
            <text:p>0</text:p>
          </table:table-cell>
          <table:table-cell table:style-name="ce96" table:formula="of:=[.O:.O]/([.M128]-[.M127])*30.4375" office:value-type="string" office:string-value="" calcext:value-type="error">
            <text:p>#DIV/0!</text:p>
          </table:table-cell>
          <table:table-cell table:formula="of:=[$'Dates Ref'.R128]" office:value-type="date" office:date-value="1899-12-30" calcext:value-type="date">
            <text:p>Dec 30, 99</text:p>
          </table:table-cell>
          <table:table-cell table:style-name="ce38" table:formula="of:=[$asianfanfics.D128]" office:value-type="float" office:value="0" calcext:value-type="float">
            <text:p>0</text:p>
          </table:table-cell>
          <table:table-cell table:formula="of:=[.R128]-[.R127]" office:value-type="float" office:value="0" calcext:value-type="float">
            <text:p>0</text:p>
          </table:table-cell>
          <table:table-cell table:style-name="ce96" table:formula="of:=[.S:.S]/([.Q128]-[.Q127])*30.4375" office:value-type="string" office:string-value="" calcext:value-type="error">
            <text:p>#DIV/0!</text:p>
          </table:table-cell>
          <table:table-cell table:formula="of:=SUM([.B128]; [.F128]; [.J128]; [.N128]; [.R128])" office:value-type="float" office:value="0" calcext:value-type="float">
            <text:p>0</text:p>
          </table:table-cell>
          <table:table-cell table:formula="of:=[.U128]-[.U127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29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29]" office:value-type="date" office:date-value="1899-12-30" calcext:value-type="date">
            <text:p>Dec 30, 99</text:p>
          </table:table-cell>
          <table:table-cell table:style-name="ce38" table:formula="of:=[$'kpop ao3'.E129]" office:value-type="float" office:value="0" calcext:value-type="float">
            <text:p>0</text:p>
          </table:table-cell>
          <table:table-cell table:formula="of:=[.F129]-[.F128]" office:value-type="float" office:value="0" calcext:value-type="float">
            <text:p>0</text:p>
          </table:table-cell>
          <table:table-cell table:style-name="ce96" table:formula="of:=[.G:.G]/([.E129]-[.E128])*30.4375" office:value-type="string" office:string-value="" calcext:value-type="error">
            <text:p>#DIV/0!</text:p>
          </table:table-cell>
          <table:table-cell table:style-name="ce15" table:formula="of:=[$'Dates Ref'.A129]" office:value-type="date" office:date-value="1899-12-30" calcext:value-type="date">
            <text:p>Dec 30, 99</text:p>
          </table:table-cell>
          <table:table-cell table:style-name="ce38" table:formula="of:=[$'kpop wp'.E129]" office:value-type="float" office:value="0" calcext:value-type="float">
            <text:p>0</text:p>
          </table:table-cell>
          <table:table-cell table:formula="of:=[.J129]-[.J128]" office:value-type="float" office:value="0" calcext:value-type="float">
            <text:p>0</text:p>
          </table:table-cell>
          <table:table-cell table:style-name="ce96" table:formula="of:=[.K:.K]/([.I129]-[.I128])*30.4375" office:value-type="string" office:string-value="" calcext:value-type="error">
            <text:p>#DIV/0!</text:p>
          </table:table-cell>
          <table:table-cell table:style-name="ce90" table:formula="of:=[$'Dates Ref'.A129]" office:value-type="date" office:date-value="1899-12-30" calcext:value-type="date">
            <text:p>Dec 30, 99</text:p>
          </table:table-cell>
          <table:table-cell table:style-name="ce101" table:formula="of:=[$'kpop sqw'.E129]" office:value-type="float" office:value="0" calcext:value-type="float">
            <text:p>0</text:p>
          </table:table-cell>
          <table:table-cell table:style-name="Default" table:formula="of:=[.N129]-[.N128]" office:value-type="float" office:value="0" calcext:value-type="float">
            <text:p>0</text:p>
          </table:table-cell>
          <table:table-cell table:style-name="ce96" table:formula="of:=[.O:.O]/([.M129]-[.M128])*30.4375" office:value-type="string" office:string-value="" calcext:value-type="error">
            <text:p>#DIV/0!</text:p>
          </table:table-cell>
          <table:table-cell table:formula="of:=[$'Dates Ref'.R129]" office:value-type="date" office:date-value="1899-12-30" calcext:value-type="date">
            <text:p>Dec 30, 99</text:p>
          </table:table-cell>
          <table:table-cell table:style-name="ce38" table:formula="of:=[$asianfanfics.D129]" office:value-type="float" office:value="0" calcext:value-type="float">
            <text:p>0</text:p>
          </table:table-cell>
          <table:table-cell table:formula="of:=[.R129]-[.R128]" office:value-type="float" office:value="0" calcext:value-type="float">
            <text:p>0</text:p>
          </table:table-cell>
          <table:table-cell table:style-name="ce96" table:formula="of:=[.S:.S]/([.Q129]-[.Q128])*30.4375" office:value-type="string" office:string-value="" calcext:value-type="error">
            <text:p>#DIV/0!</text:p>
          </table:table-cell>
          <table:table-cell table:formula="of:=SUM([.B129]; [.F129]; [.J129]; [.N129]; [.R129])" office:value-type="float" office:value="0" calcext:value-type="float">
            <text:p>0</text:p>
          </table:table-cell>
          <table:table-cell table:formula="of:=[.U129]-[.U128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30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30]" office:value-type="date" office:date-value="1899-12-30" calcext:value-type="date">
            <text:p>Dec 30, 99</text:p>
          </table:table-cell>
          <table:table-cell table:style-name="ce38" table:formula="of:=[$'kpop ao3'.E130]" office:value-type="float" office:value="0" calcext:value-type="float">
            <text:p>0</text:p>
          </table:table-cell>
          <table:table-cell table:formula="of:=[.F130]-[.F129]" office:value-type="float" office:value="0" calcext:value-type="float">
            <text:p>0</text:p>
          </table:table-cell>
          <table:table-cell table:style-name="ce96" table:formula="of:=[.G:.G]/([.E130]-[.E129])*30.4375" office:value-type="string" office:string-value="" calcext:value-type="error">
            <text:p>#DIV/0!</text:p>
          </table:table-cell>
          <table:table-cell table:style-name="ce15" table:formula="of:=[$'Dates Ref'.A130]" office:value-type="date" office:date-value="1899-12-30" calcext:value-type="date">
            <text:p>Dec 30, 99</text:p>
          </table:table-cell>
          <table:table-cell table:style-name="ce38" table:formula="of:=[$'kpop wp'.E130]" office:value-type="float" office:value="0" calcext:value-type="float">
            <text:p>0</text:p>
          </table:table-cell>
          <table:table-cell table:formula="of:=[.J130]-[.J129]" office:value-type="float" office:value="0" calcext:value-type="float">
            <text:p>0</text:p>
          </table:table-cell>
          <table:table-cell table:style-name="ce96" table:formula="of:=[.K:.K]/([.I130]-[.I129])*30.4375" office:value-type="string" office:string-value="" calcext:value-type="error">
            <text:p>#DIV/0!</text:p>
          </table:table-cell>
          <table:table-cell table:style-name="ce90" table:formula="of:=[$'Dates Ref'.A130]" office:value-type="date" office:date-value="1899-12-30" calcext:value-type="date">
            <text:p>Dec 30, 99</text:p>
          </table:table-cell>
          <table:table-cell table:style-name="ce101" table:formula="of:=[$'kpop sqw'.E130]" office:value-type="float" office:value="0" calcext:value-type="float">
            <text:p>0</text:p>
          </table:table-cell>
          <table:table-cell table:style-name="Default" table:formula="of:=[.N130]-[.N129]" office:value-type="float" office:value="0" calcext:value-type="float">
            <text:p>0</text:p>
          </table:table-cell>
          <table:table-cell table:style-name="ce96" table:formula="of:=[.O:.O]/([.M130]-[.M129])*30.4375" office:value-type="string" office:string-value="" calcext:value-type="error">
            <text:p>#DIV/0!</text:p>
          </table:table-cell>
          <table:table-cell table:formula="of:=[$'Dates Ref'.R130]" office:value-type="date" office:date-value="1899-12-30" calcext:value-type="date">
            <text:p>Dec 30, 99</text:p>
          </table:table-cell>
          <table:table-cell table:style-name="ce38" table:formula="of:=[$asianfanfics.D130]" office:value-type="float" office:value="0" calcext:value-type="float">
            <text:p>0</text:p>
          </table:table-cell>
          <table:table-cell table:formula="of:=[.R130]-[.R129]" office:value-type="float" office:value="0" calcext:value-type="float">
            <text:p>0</text:p>
          </table:table-cell>
          <table:table-cell table:style-name="ce96" table:formula="of:=[.S:.S]/([.Q130]-[.Q129])*30.4375" office:value-type="string" office:string-value="" calcext:value-type="error">
            <text:p>#DIV/0!</text:p>
          </table:table-cell>
          <table:table-cell table:formula="of:=SUM([.B130]; [.F130]; [.J130]; [.N130]; [.R130])" office:value-type="float" office:value="0" calcext:value-type="float">
            <text:p>0</text:p>
          </table:table-cell>
          <table:table-cell table:formula="of:=[.U130]-[.U129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31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31]" office:value-type="date" office:date-value="1899-12-30" calcext:value-type="date">
            <text:p>Dec 30, 99</text:p>
          </table:table-cell>
          <table:table-cell table:style-name="ce38" table:formula="of:=[$'kpop ao3'.E131]" office:value-type="float" office:value="0" calcext:value-type="float">
            <text:p>0</text:p>
          </table:table-cell>
          <table:table-cell table:formula="of:=[.F131]-[.F130]" office:value-type="float" office:value="0" calcext:value-type="float">
            <text:p>0</text:p>
          </table:table-cell>
          <table:table-cell table:style-name="ce96" table:formula="of:=[.G:.G]/([.E131]-[.E130])*30.4375" office:value-type="string" office:string-value="" calcext:value-type="error">
            <text:p>#DIV/0!</text:p>
          </table:table-cell>
          <table:table-cell table:style-name="ce15" table:formula="of:=[$'Dates Ref'.A131]" office:value-type="date" office:date-value="1899-12-30" calcext:value-type="date">
            <text:p>Dec 30, 99</text:p>
          </table:table-cell>
          <table:table-cell table:style-name="ce38" table:formula="of:=[$'kpop wp'.E131]" office:value-type="float" office:value="0" calcext:value-type="float">
            <text:p>0</text:p>
          </table:table-cell>
          <table:table-cell table:formula="of:=[.J131]-[.J130]" office:value-type="float" office:value="0" calcext:value-type="float">
            <text:p>0</text:p>
          </table:table-cell>
          <table:table-cell table:style-name="ce96" table:formula="of:=[.K:.K]/([.I131]-[.I130])*30.4375" office:value-type="string" office:string-value="" calcext:value-type="error">
            <text:p>#DIV/0!</text:p>
          </table:table-cell>
          <table:table-cell table:style-name="ce90" table:formula="of:=[$'Dates Ref'.A131]" office:value-type="date" office:date-value="1899-12-30" calcext:value-type="date">
            <text:p>Dec 30, 99</text:p>
          </table:table-cell>
          <table:table-cell table:style-name="ce101" table:formula="of:=[$'kpop sqw'.E131]" office:value-type="float" office:value="0" calcext:value-type="float">
            <text:p>0</text:p>
          </table:table-cell>
          <table:table-cell table:style-name="Default" table:formula="of:=[.N131]-[.N130]" office:value-type="float" office:value="0" calcext:value-type="float">
            <text:p>0</text:p>
          </table:table-cell>
          <table:table-cell table:style-name="ce96" table:formula="of:=[.O:.O]/([.M131]-[.M130])*30.4375" office:value-type="string" office:string-value="" calcext:value-type="error">
            <text:p>#DIV/0!</text:p>
          </table:table-cell>
          <table:table-cell table:formula="of:=[$'Dates Ref'.R131]" office:value-type="date" office:date-value="1899-12-30" calcext:value-type="date">
            <text:p>Dec 30, 99</text:p>
          </table:table-cell>
          <table:table-cell table:style-name="ce38" table:formula="of:=[$asianfanfics.D131]" office:value-type="float" office:value="0" calcext:value-type="float">
            <text:p>0</text:p>
          </table:table-cell>
          <table:table-cell table:formula="of:=[.R131]-[.R130]" office:value-type="float" office:value="0" calcext:value-type="float">
            <text:p>0</text:p>
          </table:table-cell>
          <table:table-cell table:style-name="ce96" table:formula="of:=[.S:.S]/([.Q131]-[.Q130])*30.4375" office:value-type="string" office:string-value="" calcext:value-type="error">
            <text:p>#DIV/0!</text:p>
          </table:table-cell>
          <table:table-cell table:formula="of:=SUM([.B131]; [.F131]; [.J131]; [.N131]; [.R131])" office:value-type="float" office:value="0" calcext:value-type="float">
            <text:p>0</text:p>
          </table:table-cell>
          <table:table-cell table:formula="of:=[.U131]-[.U130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32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32]" office:value-type="date" office:date-value="1899-12-30" calcext:value-type="date">
            <text:p>Dec 30, 99</text:p>
          </table:table-cell>
          <table:table-cell table:style-name="ce38" table:formula="of:=[$'kpop ao3'.E132]" office:value-type="float" office:value="0" calcext:value-type="float">
            <text:p>0</text:p>
          </table:table-cell>
          <table:table-cell table:formula="of:=[.F132]-[.F131]" office:value-type="float" office:value="0" calcext:value-type="float">
            <text:p>0</text:p>
          </table:table-cell>
          <table:table-cell table:style-name="ce96" table:formula="of:=[.G:.G]/([.E132]-[.E131])*30.4375" office:value-type="string" office:string-value="" calcext:value-type="error">
            <text:p>#DIV/0!</text:p>
          </table:table-cell>
          <table:table-cell table:style-name="ce15" table:formula="of:=[$'Dates Ref'.A132]" office:value-type="date" office:date-value="1899-12-30" calcext:value-type="date">
            <text:p>Dec 30, 99</text:p>
          </table:table-cell>
          <table:table-cell table:style-name="ce38" table:formula="of:=[$'kpop wp'.E132]" office:value-type="float" office:value="0" calcext:value-type="float">
            <text:p>0</text:p>
          </table:table-cell>
          <table:table-cell table:formula="of:=[.J132]-[.J131]" office:value-type="float" office:value="0" calcext:value-type="float">
            <text:p>0</text:p>
          </table:table-cell>
          <table:table-cell table:style-name="ce96" table:formula="of:=[.K:.K]/([.I132]-[.I131])*30.4375" office:value-type="string" office:string-value="" calcext:value-type="error">
            <text:p>#DIV/0!</text:p>
          </table:table-cell>
          <table:table-cell table:style-name="ce90" table:formula="of:=[$'Dates Ref'.A132]" office:value-type="date" office:date-value="1899-12-30" calcext:value-type="date">
            <text:p>Dec 30, 99</text:p>
          </table:table-cell>
          <table:table-cell table:style-name="ce101" table:formula="of:=[$'kpop sqw'.E132]" office:value-type="float" office:value="0" calcext:value-type="float">
            <text:p>0</text:p>
          </table:table-cell>
          <table:table-cell table:style-name="Default" table:formula="of:=[.N132]-[.N131]" office:value-type="float" office:value="0" calcext:value-type="float">
            <text:p>0</text:p>
          </table:table-cell>
          <table:table-cell table:style-name="ce96" table:formula="of:=[.O:.O]/([.M132]-[.M131])*30.4375" office:value-type="string" office:string-value="" calcext:value-type="error">
            <text:p>#DIV/0!</text:p>
          </table:table-cell>
          <table:table-cell table:formula="of:=[$'Dates Ref'.R132]" office:value-type="date" office:date-value="1899-12-30" calcext:value-type="date">
            <text:p>Dec 30, 99</text:p>
          </table:table-cell>
          <table:table-cell table:style-name="ce38" table:formula="of:=[$asianfanfics.D132]" office:value-type="float" office:value="0" calcext:value-type="float">
            <text:p>0</text:p>
          </table:table-cell>
          <table:table-cell table:formula="of:=[.R132]-[.R131]" office:value-type="float" office:value="0" calcext:value-type="float">
            <text:p>0</text:p>
          </table:table-cell>
          <table:table-cell table:style-name="ce96" table:formula="of:=[.S:.S]/([.Q132]-[.Q131])*30.4375" office:value-type="string" office:string-value="" calcext:value-type="error">
            <text:p>#DIV/0!</text:p>
          </table:table-cell>
          <table:table-cell table:formula="of:=SUM([.B132]; [.F132]; [.J132]; [.N132]; [.R132])" office:value-type="float" office:value="0" calcext:value-type="float">
            <text:p>0</text:p>
          </table:table-cell>
          <table:table-cell table:formula="of:=[.U132]-[.U131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33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33]" office:value-type="date" office:date-value="1899-12-30" calcext:value-type="date">
            <text:p>Dec 30, 99</text:p>
          </table:table-cell>
          <table:table-cell table:style-name="ce38" table:formula="of:=[$'kpop ao3'.E133]" office:value-type="float" office:value="0" calcext:value-type="float">
            <text:p>0</text:p>
          </table:table-cell>
          <table:table-cell table:formula="of:=[.F133]-[.F132]" office:value-type="float" office:value="0" calcext:value-type="float">
            <text:p>0</text:p>
          </table:table-cell>
          <table:table-cell table:style-name="ce96" table:formula="of:=[.G:.G]/([.E133]-[.E132])*30.4375" office:value-type="string" office:string-value="" calcext:value-type="error">
            <text:p>#DIV/0!</text:p>
          </table:table-cell>
          <table:table-cell table:style-name="ce15" table:formula="of:=[$'Dates Ref'.A133]" office:value-type="date" office:date-value="1899-12-30" calcext:value-type="date">
            <text:p>Dec 30, 99</text:p>
          </table:table-cell>
          <table:table-cell table:style-name="ce38" table:formula="of:=[$'kpop wp'.E133]" office:value-type="float" office:value="0" calcext:value-type="float">
            <text:p>0</text:p>
          </table:table-cell>
          <table:table-cell table:formula="of:=[.J133]-[.J132]" office:value-type="float" office:value="0" calcext:value-type="float">
            <text:p>0</text:p>
          </table:table-cell>
          <table:table-cell table:style-name="ce96" table:formula="of:=[.K:.K]/([.I133]-[.I132])*30.4375" office:value-type="string" office:string-value="" calcext:value-type="error">
            <text:p>#DIV/0!</text:p>
          </table:table-cell>
          <table:table-cell table:style-name="ce90" table:formula="of:=[$'Dates Ref'.A133]" office:value-type="date" office:date-value="1899-12-30" calcext:value-type="date">
            <text:p>Dec 30, 99</text:p>
          </table:table-cell>
          <table:table-cell table:style-name="ce101" table:formula="of:=[$'kpop sqw'.E133]" office:value-type="float" office:value="0" calcext:value-type="float">
            <text:p>0</text:p>
          </table:table-cell>
          <table:table-cell table:style-name="Default" table:formula="of:=[.N133]-[.N132]" office:value-type="float" office:value="0" calcext:value-type="float">
            <text:p>0</text:p>
          </table:table-cell>
          <table:table-cell table:style-name="ce96" table:formula="of:=[.O:.O]/([.M133]-[.M132])*30.4375" office:value-type="string" office:string-value="" calcext:value-type="error">
            <text:p>#DIV/0!</text:p>
          </table:table-cell>
          <table:table-cell table:formula="of:=[$'Dates Ref'.R133]" office:value-type="date" office:date-value="1899-12-30" calcext:value-type="date">
            <text:p>Dec 30, 99</text:p>
          </table:table-cell>
          <table:table-cell table:style-name="ce38" table:formula="of:=[$asianfanfics.D133]" office:value-type="float" office:value="0" calcext:value-type="float">
            <text:p>0</text:p>
          </table:table-cell>
          <table:table-cell table:formula="of:=[.R133]-[.R132]" office:value-type="float" office:value="0" calcext:value-type="float">
            <text:p>0</text:p>
          </table:table-cell>
          <table:table-cell table:style-name="ce96" table:formula="of:=[.S:.S]/([.Q133]-[.Q132])*30.4375" office:value-type="string" office:string-value="" calcext:value-type="error">
            <text:p>#DIV/0!</text:p>
          </table:table-cell>
          <table:table-cell table:formula="of:=SUM([.B133]; [.F133]; [.J133]; [.N133]; [.R133])" office:value-type="float" office:value="0" calcext:value-type="float">
            <text:p>0</text:p>
          </table:table-cell>
          <table:table-cell table:formula="of:=[.U133]-[.U132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34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34]" office:value-type="date" office:date-value="1899-12-30" calcext:value-type="date">
            <text:p>Dec 30, 99</text:p>
          </table:table-cell>
          <table:table-cell table:style-name="ce38" table:formula="of:=[$'kpop ao3'.E134]" office:value-type="float" office:value="0" calcext:value-type="float">
            <text:p>0</text:p>
          </table:table-cell>
          <table:table-cell table:formula="of:=[.F134]-[.F133]" office:value-type="float" office:value="0" calcext:value-type="float">
            <text:p>0</text:p>
          </table:table-cell>
          <table:table-cell table:style-name="ce96" table:formula="of:=[.G:.G]/([.E134]-[.E133])*30.4375" office:value-type="string" office:string-value="" calcext:value-type="error">
            <text:p>#DIV/0!</text:p>
          </table:table-cell>
          <table:table-cell table:style-name="ce15" table:formula="of:=[$'Dates Ref'.A134]" office:value-type="date" office:date-value="1899-12-30" calcext:value-type="date">
            <text:p>Dec 30, 99</text:p>
          </table:table-cell>
          <table:table-cell table:style-name="ce38" table:formula="of:=[$'kpop wp'.E134]" office:value-type="float" office:value="0" calcext:value-type="float">
            <text:p>0</text:p>
          </table:table-cell>
          <table:table-cell table:formula="of:=[.J134]-[.J133]" office:value-type="float" office:value="0" calcext:value-type="float">
            <text:p>0</text:p>
          </table:table-cell>
          <table:table-cell table:style-name="ce96" table:formula="of:=[.K:.K]/([.I134]-[.I133])*30.4375" office:value-type="string" office:string-value="" calcext:value-type="error">
            <text:p>#DIV/0!</text:p>
          </table:table-cell>
          <table:table-cell table:style-name="ce90" table:formula="of:=[$'Dates Ref'.A134]" office:value-type="date" office:date-value="1899-12-30" calcext:value-type="date">
            <text:p>Dec 30, 99</text:p>
          </table:table-cell>
          <table:table-cell table:style-name="ce101" table:formula="of:=[$'kpop sqw'.E134]" office:value-type="float" office:value="0" calcext:value-type="float">
            <text:p>0</text:p>
          </table:table-cell>
          <table:table-cell table:style-name="Default" table:formula="of:=[.N134]-[.N133]" office:value-type="float" office:value="0" calcext:value-type="float">
            <text:p>0</text:p>
          </table:table-cell>
          <table:table-cell table:style-name="ce96" table:formula="of:=[.O:.O]/([.M134]-[.M133])*30.4375" office:value-type="string" office:string-value="" calcext:value-type="error">
            <text:p>#DIV/0!</text:p>
          </table:table-cell>
          <table:table-cell table:formula="of:=[$'Dates Ref'.R134]" office:value-type="date" office:date-value="1899-12-30" calcext:value-type="date">
            <text:p>Dec 30, 99</text:p>
          </table:table-cell>
          <table:table-cell table:style-name="ce38" table:formula="of:=[$asianfanfics.D134]" office:value-type="float" office:value="0" calcext:value-type="float">
            <text:p>0</text:p>
          </table:table-cell>
          <table:table-cell table:formula="of:=[.R134]-[.R133]" office:value-type="float" office:value="0" calcext:value-type="float">
            <text:p>0</text:p>
          </table:table-cell>
          <table:table-cell table:style-name="ce96" table:formula="of:=[.S:.S]/([.Q134]-[.Q133])*30.4375" office:value-type="string" office:string-value="" calcext:value-type="error">
            <text:p>#DIV/0!</text:p>
          </table:table-cell>
          <table:table-cell table:formula="of:=SUM([.B134]; [.F134]; [.J134]; [.N134]; [.R134])" office:value-type="float" office:value="0" calcext:value-type="float">
            <text:p>0</text:p>
          </table:table-cell>
          <table:table-cell table:formula="of:=[.U134]-[.U133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35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35]" office:value-type="date" office:date-value="1899-12-30" calcext:value-type="date">
            <text:p>Dec 30, 99</text:p>
          </table:table-cell>
          <table:table-cell table:style-name="ce38" table:formula="of:=[$'kpop ao3'.E135]" office:value-type="float" office:value="0" calcext:value-type="float">
            <text:p>0</text:p>
          </table:table-cell>
          <table:table-cell table:formula="of:=[.F135]-[.F134]" office:value-type="float" office:value="0" calcext:value-type="float">
            <text:p>0</text:p>
          </table:table-cell>
          <table:table-cell table:style-name="ce96" table:formula="of:=[.G:.G]/([.E135]-[.E134])*30.4375" office:value-type="string" office:string-value="" calcext:value-type="error">
            <text:p>#DIV/0!</text:p>
          </table:table-cell>
          <table:table-cell table:style-name="ce15" table:formula="of:=[$'Dates Ref'.A135]" office:value-type="date" office:date-value="1899-12-30" calcext:value-type="date">
            <text:p>Dec 30, 99</text:p>
          </table:table-cell>
          <table:table-cell table:style-name="ce38" table:formula="of:=[$'kpop wp'.E135]" office:value-type="float" office:value="0" calcext:value-type="float">
            <text:p>0</text:p>
          </table:table-cell>
          <table:table-cell table:formula="of:=[.J135]-[.J134]" office:value-type="float" office:value="0" calcext:value-type="float">
            <text:p>0</text:p>
          </table:table-cell>
          <table:table-cell table:style-name="ce96" table:formula="of:=[.K:.K]/([.I135]-[.I134])*30.4375" office:value-type="string" office:string-value="" calcext:value-type="error">
            <text:p>#DIV/0!</text:p>
          </table:table-cell>
          <table:table-cell table:style-name="ce90" table:formula="of:=[$'Dates Ref'.A135]" office:value-type="date" office:date-value="1899-12-30" calcext:value-type="date">
            <text:p>Dec 30, 99</text:p>
          </table:table-cell>
          <table:table-cell table:style-name="ce101" table:formula="of:=[$'kpop sqw'.E135]" office:value-type="float" office:value="0" calcext:value-type="float">
            <text:p>0</text:p>
          </table:table-cell>
          <table:table-cell table:style-name="Default" table:formula="of:=[.N135]-[.N134]" office:value-type="float" office:value="0" calcext:value-type="float">
            <text:p>0</text:p>
          </table:table-cell>
          <table:table-cell table:style-name="ce96" table:formula="of:=[.O:.O]/([.M135]-[.M134])*30.4375" office:value-type="string" office:string-value="" calcext:value-type="error">
            <text:p>#DIV/0!</text:p>
          </table:table-cell>
          <table:table-cell table:formula="of:=[$'Dates Ref'.R135]" office:value-type="date" office:date-value="1899-12-30" calcext:value-type="date">
            <text:p>Dec 30, 99</text:p>
          </table:table-cell>
          <table:table-cell table:style-name="ce38" table:formula="of:=[$asianfanfics.D135]" office:value-type="float" office:value="0" calcext:value-type="float">
            <text:p>0</text:p>
          </table:table-cell>
          <table:table-cell table:formula="of:=[.R135]-[.R134]" office:value-type="float" office:value="0" calcext:value-type="float">
            <text:p>0</text:p>
          </table:table-cell>
          <table:table-cell table:style-name="ce96" table:formula="of:=[.S:.S]/([.Q135]-[.Q134])*30.4375" office:value-type="string" office:string-value="" calcext:value-type="error">
            <text:p>#DIV/0!</text:p>
          </table:table-cell>
          <table:table-cell table:formula="of:=SUM([.B135]; [.F135]; [.J135]; [.N135]; [.R135])" office:value-type="float" office:value="0" calcext:value-type="float">
            <text:p>0</text:p>
          </table:table-cell>
          <table:table-cell table:formula="of:=[.U135]-[.U134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36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36]" office:value-type="date" office:date-value="1899-12-30" calcext:value-type="date">
            <text:p>Dec 30, 99</text:p>
          </table:table-cell>
          <table:table-cell table:style-name="ce38" table:formula="of:=[$'kpop ao3'.E136]" office:value-type="float" office:value="0" calcext:value-type="float">
            <text:p>0</text:p>
          </table:table-cell>
          <table:table-cell table:formula="of:=[.F136]-[.F135]" office:value-type="float" office:value="0" calcext:value-type="float">
            <text:p>0</text:p>
          </table:table-cell>
          <table:table-cell table:style-name="ce96" table:formula="of:=[.G:.G]/([.E136]-[.E135])*30.4375" office:value-type="string" office:string-value="" calcext:value-type="error">
            <text:p>#DIV/0!</text:p>
          </table:table-cell>
          <table:table-cell table:style-name="ce15" table:formula="of:=[$'Dates Ref'.A136]" office:value-type="date" office:date-value="1899-12-30" calcext:value-type="date">
            <text:p>Dec 30, 99</text:p>
          </table:table-cell>
          <table:table-cell table:style-name="ce38" table:formula="of:=[$'kpop wp'.E136]" office:value-type="float" office:value="0" calcext:value-type="float">
            <text:p>0</text:p>
          </table:table-cell>
          <table:table-cell table:formula="of:=[.J136]-[.J135]" office:value-type="float" office:value="0" calcext:value-type="float">
            <text:p>0</text:p>
          </table:table-cell>
          <table:table-cell table:style-name="ce96" table:formula="of:=[.K:.K]/([.I136]-[.I135])*30.4375" office:value-type="string" office:string-value="" calcext:value-type="error">
            <text:p>#DIV/0!</text:p>
          </table:table-cell>
          <table:table-cell table:style-name="ce90" table:formula="of:=[$'Dates Ref'.A136]" office:value-type="date" office:date-value="1899-12-30" calcext:value-type="date">
            <text:p>Dec 30, 99</text:p>
          </table:table-cell>
          <table:table-cell table:style-name="ce101" table:formula="of:=[$'kpop sqw'.E136]" office:value-type="float" office:value="0" calcext:value-type="float">
            <text:p>0</text:p>
          </table:table-cell>
          <table:table-cell table:style-name="Default" table:formula="of:=[.N136]-[.N135]" office:value-type="float" office:value="0" calcext:value-type="float">
            <text:p>0</text:p>
          </table:table-cell>
          <table:table-cell table:style-name="ce96" table:formula="of:=[.O:.O]/([.M136]-[.M135])*30.4375" office:value-type="string" office:string-value="" calcext:value-type="error">
            <text:p>#DIV/0!</text:p>
          </table:table-cell>
          <table:table-cell table:formula="of:=[$'Dates Ref'.R136]" office:value-type="date" office:date-value="1899-12-30" calcext:value-type="date">
            <text:p>Dec 30, 99</text:p>
          </table:table-cell>
          <table:table-cell table:style-name="ce38" table:formula="of:=[$asianfanfics.D136]" office:value-type="float" office:value="0" calcext:value-type="float">
            <text:p>0</text:p>
          </table:table-cell>
          <table:table-cell table:formula="of:=[.R136]-[.R135]" office:value-type="float" office:value="0" calcext:value-type="float">
            <text:p>0</text:p>
          </table:table-cell>
          <table:table-cell table:style-name="ce96" table:formula="of:=[.S:.S]/([.Q136]-[.Q135])*30.4375" office:value-type="string" office:string-value="" calcext:value-type="error">
            <text:p>#DIV/0!</text:p>
          </table:table-cell>
          <table:table-cell table:formula="of:=SUM([.B136]; [.F136]; [.J136]; [.N136]; [.R136])" office:value-type="float" office:value="0" calcext:value-type="float">
            <text:p>0</text:p>
          </table:table-cell>
          <table:table-cell table:formula="of:=[.U136]-[.U135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37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37]" office:value-type="date" office:date-value="1899-12-30" calcext:value-type="date">
            <text:p>Dec 30, 99</text:p>
          </table:table-cell>
          <table:table-cell table:style-name="ce38" table:formula="of:=[$'kpop ao3'.E137]" office:value-type="float" office:value="0" calcext:value-type="float">
            <text:p>0</text:p>
          </table:table-cell>
          <table:table-cell table:formula="of:=[.F137]-[.F136]" office:value-type="float" office:value="0" calcext:value-type="float">
            <text:p>0</text:p>
          </table:table-cell>
          <table:table-cell table:style-name="ce96" table:formula="of:=[.G:.G]/([.E137]-[.E136])*30.4375" office:value-type="string" office:string-value="" calcext:value-type="error">
            <text:p>#DIV/0!</text:p>
          </table:table-cell>
          <table:table-cell table:style-name="ce15" table:formula="of:=[$'Dates Ref'.A137]" office:value-type="date" office:date-value="1899-12-30" calcext:value-type="date">
            <text:p>Dec 30, 99</text:p>
          </table:table-cell>
          <table:table-cell table:style-name="ce38" table:formula="of:=[$'kpop wp'.E137]" office:value-type="float" office:value="0" calcext:value-type="float">
            <text:p>0</text:p>
          </table:table-cell>
          <table:table-cell table:formula="of:=[.J137]-[.J136]" office:value-type="float" office:value="0" calcext:value-type="float">
            <text:p>0</text:p>
          </table:table-cell>
          <table:table-cell table:style-name="ce96" table:formula="of:=[.K:.K]/([.I137]-[.I136])*30.4375" office:value-type="string" office:string-value="" calcext:value-type="error">
            <text:p>#DIV/0!</text:p>
          </table:table-cell>
          <table:table-cell table:style-name="ce90" table:formula="of:=[$'Dates Ref'.A137]" office:value-type="date" office:date-value="1899-12-30" calcext:value-type="date">
            <text:p>Dec 30, 99</text:p>
          </table:table-cell>
          <table:table-cell table:style-name="ce101" table:formula="of:=[$'kpop sqw'.E137]" office:value-type="float" office:value="0" calcext:value-type="float">
            <text:p>0</text:p>
          </table:table-cell>
          <table:table-cell table:style-name="Default" table:formula="of:=[.N137]-[.N136]" office:value-type="float" office:value="0" calcext:value-type="float">
            <text:p>0</text:p>
          </table:table-cell>
          <table:table-cell table:style-name="ce96" table:formula="of:=[.O:.O]/([.M137]-[.M136])*30.4375" office:value-type="string" office:string-value="" calcext:value-type="error">
            <text:p>#DIV/0!</text:p>
          </table:table-cell>
          <table:table-cell table:formula="of:=[$'Dates Ref'.R137]" office:value-type="date" office:date-value="1899-12-30" calcext:value-type="date">
            <text:p>Dec 30, 99</text:p>
          </table:table-cell>
          <table:table-cell table:style-name="ce38" table:formula="of:=[$asianfanfics.D137]" office:value-type="float" office:value="0" calcext:value-type="float">
            <text:p>0</text:p>
          </table:table-cell>
          <table:table-cell table:formula="of:=[.R137]-[.R136]" office:value-type="float" office:value="0" calcext:value-type="float">
            <text:p>0</text:p>
          </table:table-cell>
          <table:table-cell table:style-name="ce96" table:formula="of:=[.S:.S]/([.Q137]-[.Q136])*30.4375" office:value-type="string" office:string-value="" calcext:value-type="error">
            <text:p>#DIV/0!</text:p>
          </table:table-cell>
          <table:table-cell table:formula="of:=SUM([.B137]; [.F137]; [.J137]; [.N137]; [.R137])" office:value-type="float" office:value="0" calcext:value-type="float">
            <text:p>0</text:p>
          </table:table-cell>
          <table:table-cell table:formula="of:=[.U137]-[.U136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38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38]" office:value-type="date" office:date-value="1899-12-30" calcext:value-type="date">
            <text:p>Dec 30, 99</text:p>
          </table:table-cell>
          <table:table-cell table:style-name="ce38" table:formula="of:=[$'kpop ao3'.E138]" office:value-type="float" office:value="0" calcext:value-type="float">
            <text:p>0</text:p>
          </table:table-cell>
          <table:table-cell table:formula="of:=[.F138]-[.F137]" office:value-type="float" office:value="0" calcext:value-type="float">
            <text:p>0</text:p>
          </table:table-cell>
          <table:table-cell table:style-name="ce96" table:formula="of:=[.G:.G]/([.E138]-[.E137])*30.4375" office:value-type="string" office:string-value="" calcext:value-type="error">
            <text:p>#DIV/0!</text:p>
          </table:table-cell>
          <table:table-cell table:style-name="ce15" table:formula="of:=[$'Dates Ref'.A138]" office:value-type="date" office:date-value="1899-12-30" calcext:value-type="date">
            <text:p>Dec 30, 99</text:p>
          </table:table-cell>
          <table:table-cell table:style-name="ce38" table:formula="of:=[$'kpop wp'.E138]" office:value-type="float" office:value="0" calcext:value-type="float">
            <text:p>0</text:p>
          </table:table-cell>
          <table:table-cell table:formula="of:=[.J138]-[.J137]" office:value-type="float" office:value="0" calcext:value-type="float">
            <text:p>0</text:p>
          </table:table-cell>
          <table:table-cell table:style-name="ce96" table:formula="of:=[.K:.K]/([.I138]-[.I137])*30.4375" office:value-type="string" office:string-value="" calcext:value-type="error">
            <text:p>#DIV/0!</text:p>
          </table:table-cell>
          <table:table-cell table:style-name="ce90" table:formula="of:=[$'Dates Ref'.A138]" office:value-type="date" office:date-value="1899-12-30" calcext:value-type="date">
            <text:p>Dec 30, 99</text:p>
          </table:table-cell>
          <table:table-cell table:style-name="ce101" table:formula="of:=[$'kpop sqw'.E138]" office:value-type="float" office:value="0" calcext:value-type="float">
            <text:p>0</text:p>
          </table:table-cell>
          <table:table-cell table:style-name="Default" table:formula="of:=[.N138]-[.N137]" office:value-type="float" office:value="0" calcext:value-type="float">
            <text:p>0</text:p>
          </table:table-cell>
          <table:table-cell table:style-name="ce96" table:formula="of:=[.O:.O]/([.M138]-[.M137])*30.4375" office:value-type="string" office:string-value="" calcext:value-type="error">
            <text:p>#DIV/0!</text:p>
          </table:table-cell>
          <table:table-cell table:formula="of:=[$'Dates Ref'.R138]" office:value-type="date" office:date-value="1899-12-30" calcext:value-type="date">
            <text:p>Dec 30, 99</text:p>
          </table:table-cell>
          <table:table-cell table:style-name="ce38" table:formula="of:=[$asianfanfics.D138]" office:value-type="float" office:value="0" calcext:value-type="float">
            <text:p>0</text:p>
          </table:table-cell>
          <table:table-cell table:formula="of:=[.R138]-[.R137]" office:value-type="float" office:value="0" calcext:value-type="float">
            <text:p>0</text:p>
          </table:table-cell>
          <table:table-cell table:style-name="ce96" table:formula="of:=[.S:.S]/([.Q138]-[.Q137])*30.4375" office:value-type="string" office:string-value="" calcext:value-type="error">
            <text:p>#DIV/0!</text:p>
          </table:table-cell>
          <table:table-cell table:formula="of:=SUM([.B138]; [.F138]; [.J138]; [.N138]; [.R138])" office:value-type="float" office:value="0" calcext:value-type="float">
            <text:p>0</text:p>
          </table:table-cell>
          <table:table-cell table:formula="of:=[.U138]-[.U137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39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39]" office:value-type="date" office:date-value="1899-12-30" calcext:value-type="date">
            <text:p>Dec 30, 99</text:p>
          </table:table-cell>
          <table:table-cell table:style-name="ce38" table:formula="of:=[$'kpop ao3'.E139]" office:value-type="float" office:value="0" calcext:value-type="float">
            <text:p>0</text:p>
          </table:table-cell>
          <table:table-cell table:formula="of:=[.F139]-[.F138]" office:value-type="float" office:value="0" calcext:value-type="float">
            <text:p>0</text:p>
          </table:table-cell>
          <table:table-cell table:style-name="ce96" table:formula="of:=[.G:.G]/([.E139]-[.E138])*30.4375" office:value-type="string" office:string-value="" calcext:value-type="error">
            <text:p>#DIV/0!</text:p>
          </table:table-cell>
          <table:table-cell table:style-name="ce15" table:formula="of:=[$'Dates Ref'.A139]" office:value-type="date" office:date-value="1899-12-30" calcext:value-type="date">
            <text:p>Dec 30, 99</text:p>
          </table:table-cell>
          <table:table-cell table:style-name="ce38" table:formula="of:=[$'kpop wp'.E139]" office:value-type="float" office:value="0" calcext:value-type="float">
            <text:p>0</text:p>
          </table:table-cell>
          <table:table-cell table:formula="of:=[.J139]-[.J138]" office:value-type="float" office:value="0" calcext:value-type="float">
            <text:p>0</text:p>
          </table:table-cell>
          <table:table-cell table:style-name="ce96" table:formula="of:=[.K:.K]/([.I139]-[.I138])*30.4375" office:value-type="string" office:string-value="" calcext:value-type="error">
            <text:p>#DIV/0!</text:p>
          </table:table-cell>
          <table:table-cell table:style-name="ce90" table:formula="of:=[$'Dates Ref'.A139]" office:value-type="date" office:date-value="1899-12-30" calcext:value-type="date">
            <text:p>Dec 30, 99</text:p>
          </table:table-cell>
          <table:table-cell table:style-name="ce101" table:formula="of:=[$'kpop sqw'.E139]" office:value-type="float" office:value="0" calcext:value-type="float">
            <text:p>0</text:p>
          </table:table-cell>
          <table:table-cell table:style-name="Default" table:formula="of:=[.N139]-[.N138]" office:value-type="float" office:value="0" calcext:value-type="float">
            <text:p>0</text:p>
          </table:table-cell>
          <table:table-cell table:style-name="ce96" table:formula="of:=[.O:.O]/([.M139]-[.M138])*30.4375" office:value-type="string" office:string-value="" calcext:value-type="error">
            <text:p>#DIV/0!</text:p>
          </table:table-cell>
          <table:table-cell table:formula="of:=[$'Dates Ref'.R139]" office:value-type="date" office:date-value="1899-12-30" calcext:value-type="date">
            <text:p>Dec 30, 99</text:p>
          </table:table-cell>
          <table:table-cell table:style-name="ce38" table:formula="of:=[$asianfanfics.D139]" office:value-type="float" office:value="0" calcext:value-type="float">
            <text:p>0</text:p>
          </table:table-cell>
          <table:table-cell table:formula="of:=[.R139]-[.R138]" office:value-type="float" office:value="0" calcext:value-type="float">
            <text:p>0</text:p>
          </table:table-cell>
          <table:table-cell table:style-name="ce96" table:formula="of:=[.S:.S]/([.Q139]-[.Q138])*30.4375" office:value-type="string" office:string-value="" calcext:value-type="error">
            <text:p>#DIV/0!</text:p>
          </table:table-cell>
          <table:table-cell table:formula="of:=SUM([.B139]; [.F139]; [.J139]; [.N139]; [.R139])" office:value-type="float" office:value="0" calcext:value-type="float">
            <text:p>0</text:p>
          </table:table-cell>
          <table:table-cell table:formula="of:=[.U139]-[.U138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40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40]" office:value-type="date" office:date-value="1899-12-30" calcext:value-type="date">
            <text:p>Dec 30, 99</text:p>
          </table:table-cell>
          <table:table-cell table:style-name="ce38" table:formula="of:=[$'kpop ao3'.E140]" office:value-type="float" office:value="0" calcext:value-type="float">
            <text:p>0</text:p>
          </table:table-cell>
          <table:table-cell table:formula="of:=[.F140]-[.F139]" office:value-type="float" office:value="0" calcext:value-type="float">
            <text:p>0</text:p>
          </table:table-cell>
          <table:table-cell table:style-name="ce96" table:formula="of:=[.G:.G]/([.E140]-[.E139])*30.4375" office:value-type="string" office:string-value="" calcext:value-type="error">
            <text:p>#DIV/0!</text:p>
          </table:table-cell>
          <table:table-cell table:style-name="ce15" table:formula="of:=[$'Dates Ref'.A140]" office:value-type="date" office:date-value="1899-12-30" calcext:value-type="date">
            <text:p>Dec 30, 99</text:p>
          </table:table-cell>
          <table:table-cell table:style-name="ce38" table:formula="of:=[$'kpop wp'.E140]" office:value-type="float" office:value="0" calcext:value-type="float">
            <text:p>0</text:p>
          </table:table-cell>
          <table:table-cell table:formula="of:=[.J140]-[.J139]" office:value-type="float" office:value="0" calcext:value-type="float">
            <text:p>0</text:p>
          </table:table-cell>
          <table:table-cell table:style-name="ce96" table:formula="of:=[.K:.K]/([.I140]-[.I139])*30.4375" office:value-type="string" office:string-value="" calcext:value-type="error">
            <text:p>#DIV/0!</text:p>
          </table:table-cell>
          <table:table-cell table:style-name="ce90" table:formula="of:=[$'Dates Ref'.A140]" office:value-type="date" office:date-value="1899-12-30" calcext:value-type="date">
            <text:p>Dec 30, 99</text:p>
          </table:table-cell>
          <table:table-cell table:style-name="ce101" table:formula="of:=[$'kpop sqw'.E140]" office:value-type="float" office:value="0" calcext:value-type="float">
            <text:p>0</text:p>
          </table:table-cell>
          <table:table-cell table:style-name="Default" table:formula="of:=[.N140]-[.N139]" office:value-type="float" office:value="0" calcext:value-type="float">
            <text:p>0</text:p>
          </table:table-cell>
          <table:table-cell table:style-name="ce96" table:formula="of:=[.O:.O]/([.M140]-[.M139])*30.4375" office:value-type="string" office:string-value="" calcext:value-type="error">
            <text:p>#DIV/0!</text:p>
          </table:table-cell>
          <table:table-cell table:formula="of:=[$'Dates Ref'.R140]" office:value-type="date" office:date-value="1899-12-30" calcext:value-type="date">
            <text:p>Dec 30, 99</text:p>
          </table:table-cell>
          <table:table-cell table:style-name="ce38" table:formula="of:=[$asianfanfics.D140]" office:value-type="float" office:value="0" calcext:value-type="float">
            <text:p>0</text:p>
          </table:table-cell>
          <table:table-cell table:formula="of:=[.R140]-[.R139]" office:value-type="float" office:value="0" calcext:value-type="float">
            <text:p>0</text:p>
          </table:table-cell>
          <table:table-cell table:style-name="ce96" table:formula="of:=[.S:.S]/([.Q140]-[.Q139])*30.4375" office:value-type="string" office:string-value="" calcext:value-type="error">
            <text:p>#DIV/0!</text:p>
          </table:table-cell>
          <table:table-cell table:formula="of:=SUM([.B140]; [.F140]; [.J140]; [.N140]; [.R140])" office:value-type="float" office:value="0" calcext:value-type="float">
            <text:p>0</text:p>
          </table:table-cell>
          <table:table-cell table:formula="of:=[.U140]-[.U139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41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41]" office:value-type="date" office:date-value="1899-12-30" calcext:value-type="date">
            <text:p>Dec 30, 99</text:p>
          </table:table-cell>
          <table:table-cell table:style-name="ce38" table:formula="of:=[$'kpop ao3'.E141]" office:value-type="float" office:value="0" calcext:value-type="float">
            <text:p>0</text:p>
          </table:table-cell>
          <table:table-cell table:formula="of:=[.F141]-[.F140]" office:value-type="float" office:value="0" calcext:value-type="float">
            <text:p>0</text:p>
          </table:table-cell>
          <table:table-cell table:style-name="ce96" table:formula="of:=[.G:.G]/([.E141]-[.E140])*30.4375" office:value-type="string" office:string-value="" calcext:value-type="error">
            <text:p>#DIV/0!</text:p>
          </table:table-cell>
          <table:table-cell table:style-name="ce15" table:formula="of:=[$'Dates Ref'.A141]" office:value-type="date" office:date-value="1899-12-30" calcext:value-type="date">
            <text:p>Dec 30, 99</text:p>
          </table:table-cell>
          <table:table-cell table:style-name="ce38" table:formula="of:=[$'kpop wp'.E141]" office:value-type="float" office:value="0" calcext:value-type="float">
            <text:p>0</text:p>
          </table:table-cell>
          <table:table-cell table:formula="of:=[.J141]-[.J140]" office:value-type="float" office:value="0" calcext:value-type="float">
            <text:p>0</text:p>
          </table:table-cell>
          <table:table-cell table:style-name="ce96" table:formula="of:=[.K:.K]/([.I141]-[.I140])*30.4375" office:value-type="string" office:string-value="" calcext:value-type="error">
            <text:p>#DIV/0!</text:p>
          </table:table-cell>
          <table:table-cell table:style-name="ce90" table:formula="of:=[$'Dates Ref'.A141]" office:value-type="date" office:date-value="1899-12-30" calcext:value-type="date">
            <text:p>Dec 30, 99</text:p>
          </table:table-cell>
          <table:table-cell table:style-name="ce101" table:formula="of:=[$'kpop sqw'.E141]" office:value-type="float" office:value="0" calcext:value-type="float">
            <text:p>0</text:p>
          </table:table-cell>
          <table:table-cell table:style-name="Default" table:formula="of:=[.N141]-[.N140]" office:value-type="float" office:value="0" calcext:value-type="float">
            <text:p>0</text:p>
          </table:table-cell>
          <table:table-cell table:style-name="ce96" table:formula="of:=[.O:.O]/([.M141]-[.M140])*30.4375" office:value-type="string" office:string-value="" calcext:value-type="error">
            <text:p>#DIV/0!</text:p>
          </table:table-cell>
          <table:table-cell table:formula="of:=[$'Dates Ref'.R141]" office:value-type="date" office:date-value="1899-12-30" calcext:value-type="date">
            <text:p>Dec 30, 99</text:p>
          </table:table-cell>
          <table:table-cell table:style-name="ce38" table:formula="of:=[$asianfanfics.D141]" office:value-type="float" office:value="0" calcext:value-type="float">
            <text:p>0</text:p>
          </table:table-cell>
          <table:table-cell table:formula="of:=[.R141]-[.R140]" office:value-type="float" office:value="0" calcext:value-type="float">
            <text:p>0</text:p>
          </table:table-cell>
          <table:table-cell table:style-name="ce96" table:formula="of:=[.S:.S]/([.Q141]-[.Q140])*30.4375" office:value-type="string" office:string-value="" calcext:value-type="error">
            <text:p>#DIV/0!</text:p>
          </table:table-cell>
          <table:table-cell table:formula="of:=SUM([.B141]; [.F141]; [.J141]; [.N141]; [.R141])" office:value-type="float" office:value="0" calcext:value-type="float">
            <text:p>0</text:p>
          </table:table-cell>
          <table:table-cell table:formula="of:=[.U141]-[.U140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42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42]" office:value-type="date" office:date-value="1899-12-30" calcext:value-type="date">
            <text:p>Dec 30, 99</text:p>
          </table:table-cell>
          <table:table-cell table:style-name="ce38" table:formula="of:=[$'kpop ao3'.E142]" office:value-type="float" office:value="0" calcext:value-type="float">
            <text:p>0</text:p>
          </table:table-cell>
          <table:table-cell table:formula="of:=[.F142]-[.F141]" office:value-type="float" office:value="0" calcext:value-type="float">
            <text:p>0</text:p>
          </table:table-cell>
          <table:table-cell table:style-name="ce96" table:formula="of:=[.G:.G]/([.E142]-[.E141])*30.4375" office:value-type="string" office:string-value="" calcext:value-type="error">
            <text:p>#DIV/0!</text:p>
          </table:table-cell>
          <table:table-cell table:style-name="ce15" table:formula="of:=[$'Dates Ref'.A142]" office:value-type="date" office:date-value="1899-12-30" calcext:value-type="date">
            <text:p>Dec 30, 99</text:p>
          </table:table-cell>
          <table:table-cell table:style-name="ce38" table:formula="of:=[$'kpop wp'.E142]" office:value-type="float" office:value="0" calcext:value-type="float">
            <text:p>0</text:p>
          </table:table-cell>
          <table:table-cell table:formula="of:=[.J142]-[.J141]" office:value-type="float" office:value="0" calcext:value-type="float">
            <text:p>0</text:p>
          </table:table-cell>
          <table:table-cell table:style-name="ce96" table:formula="of:=[.K:.K]/([.I142]-[.I141])*30.4375" office:value-type="string" office:string-value="" calcext:value-type="error">
            <text:p>#DIV/0!</text:p>
          </table:table-cell>
          <table:table-cell table:style-name="ce90" table:formula="of:=[$'Dates Ref'.A142]" office:value-type="date" office:date-value="1899-12-30" calcext:value-type="date">
            <text:p>Dec 30, 99</text:p>
          </table:table-cell>
          <table:table-cell table:style-name="ce101" table:formula="of:=[$'kpop sqw'.E142]" office:value-type="float" office:value="0" calcext:value-type="float">
            <text:p>0</text:p>
          </table:table-cell>
          <table:table-cell table:style-name="Default" table:formula="of:=[.N142]-[.N141]" office:value-type="float" office:value="0" calcext:value-type="float">
            <text:p>0</text:p>
          </table:table-cell>
          <table:table-cell table:style-name="ce96" table:formula="of:=[.O:.O]/([.M142]-[.M141])*30.4375" office:value-type="string" office:string-value="" calcext:value-type="error">
            <text:p>#DIV/0!</text:p>
          </table:table-cell>
          <table:table-cell table:formula="of:=[$'Dates Ref'.R142]" office:value-type="date" office:date-value="1899-12-30" calcext:value-type="date">
            <text:p>Dec 30, 99</text:p>
          </table:table-cell>
          <table:table-cell table:style-name="ce38" table:formula="of:=[$asianfanfics.D142]" office:value-type="float" office:value="0" calcext:value-type="float">
            <text:p>0</text:p>
          </table:table-cell>
          <table:table-cell table:formula="of:=[.R142]-[.R141]" office:value-type="float" office:value="0" calcext:value-type="float">
            <text:p>0</text:p>
          </table:table-cell>
          <table:table-cell table:style-name="ce96" table:formula="of:=[.S:.S]/([.Q142]-[.Q141])*30.4375" office:value-type="string" office:string-value="" calcext:value-type="error">
            <text:p>#DIV/0!</text:p>
          </table:table-cell>
          <table:table-cell table:formula="of:=SUM([.B142]; [.F142]; [.J142]; [.N142]; [.R142])" office:value-type="float" office:value="0" calcext:value-type="float">
            <text:p>0</text:p>
          </table:table-cell>
          <table:table-cell table:formula="of:=[.U142]-[.U141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43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43]" office:value-type="date" office:date-value="1899-12-30" calcext:value-type="date">
            <text:p>Dec 30, 99</text:p>
          </table:table-cell>
          <table:table-cell table:style-name="ce38" table:formula="of:=[$'kpop ao3'.E143]" office:value-type="float" office:value="0" calcext:value-type="float">
            <text:p>0</text:p>
          </table:table-cell>
          <table:table-cell table:formula="of:=[.F143]-[.F142]" office:value-type="float" office:value="0" calcext:value-type="float">
            <text:p>0</text:p>
          </table:table-cell>
          <table:table-cell table:style-name="ce96" table:formula="of:=[.G:.G]/([.E143]-[.E142])*30.4375" office:value-type="string" office:string-value="" calcext:value-type="error">
            <text:p>#DIV/0!</text:p>
          </table:table-cell>
          <table:table-cell table:style-name="ce15" table:formula="of:=[$'Dates Ref'.A143]" office:value-type="date" office:date-value="1899-12-30" calcext:value-type="date">
            <text:p>Dec 30, 99</text:p>
          </table:table-cell>
          <table:table-cell table:style-name="ce38" table:formula="of:=[$'kpop wp'.E143]" office:value-type="float" office:value="0" calcext:value-type="float">
            <text:p>0</text:p>
          </table:table-cell>
          <table:table-cell table:formula="of:=[.J143]-[.J142]" office:value-type="float" office:value="0" calcext:value-type="float">
            <text:p>0</text:p>
          </table:table-cell>
          <table:table-cell table:style-name="ce96" table:formula="of:=[.K:.K]/([.I143]-[.I142])*30.4375" office:value-type="string" office:string-value="" calcext:value-type="error">
            <text:p>#DIV/0!</text:p>
          </table:table-cell>
          <table:table-cell table:style-name="ce90" table:formula="of:=[$'Dates Ref'.A143]" office:value-type="date" office:date-value="1899-12-30" calcext:value-type="date">
            <text:p>Dec 30, 99</text:p>
          </table:table-cell>
          <table:table-cell table:style-name="ce101" table:formula="of:=[$'kpop sqw'.E143]" office:value-type="float" office:value="0" calcext:value-type="float">
            <text:p>0</text:p>
          </table:table-cell>
          <table:table-cell table:style-name="Default" table:formula="of:=[.N143]-[.N142]" office:value-type="float" office:value="0" calcext:value-type="float">
            <text:p>0</text:p>
          </table:table-cell>
          <table:table-cell table:style-name="ce96" table:formula="of:=[.O:.O]/([.M143]-[.M142])*30.4375" office:value-type="string" office:string-value="" calcext:value-type="error">
            <text:p>#DIV/0!</text:p>
          </table:table-cell>
          <table:table-cell table:formula="of:=[$'Dates Ref'.R143]" office:value-type="date" office:date-value="1899-12-30" calcext:value-type="date">
            <text:p>Dec 30, 99</text:p>
          </table:table-cell>
          <table:table-cell table:style-name="ce38" table:formula="of:=[$asianfanfics.D143]" office:value-type="float" office:value="0" calcext:value-type="float">
            <text:p>0</text:p>
          </table:table-cell>
          <table:table-cell table:formula="of:=[.R143]-[.R142]" office:value-type="float" office:value="0" calcext:value-type="float">
            <text:p>0</text:p>
          </table:table-cell>
          <table:table-cell table:style-name="ce96" table:formula="of:=[.S:.S]/([.Q143]-[.Q142])*30.4375" office:value-type="string" office:string-value="" calcext:value-type="error">
            <text:p>#DIV/0!</text:p>
          </table:table-cell>
          <table:table-cell table:formula="of:=SUM([.B143]; [.F143]; [.J143]; [.N143]; [.R143])" office:value-type="float" office:value="0" calcext:value-type="float">
            <text:p>0</text:p>
          </table:table-cell>
          <table:table-cell table:formula="of:=[.U143]-[.U142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44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44]" office:value-type="date" office:date-value="1899-12-30" calcext:value-type="date">
            <text:p>Dec 30, 99</text:p>
          </table:table-cell>
          <table:table-cell table:style-name="ce38" table:formula="of:=[$'kpop ao3'.E144]" office:value-type="float" office:value="0" calcext:value-type="float">
            <text:p>0</text:p>
          </table:table-cell>
          <table:table-cell table:formula="of:=[.F144]-[.F143]" office:value-type="float" office:value="0" calcext:value-type="float">
            <text:p>0</text:p>
          </table:table-cell>
          <table:table-cell table:style-name="ce96" table:formula="of:=[.G:.G]/([.E144]-[.E143])*30.4375" office:value-type="string" office:string-value="" calcext:value-type="error">
            <text:p>#DIV/0!</text:p>
          </table:table-cell>
          <table:table-cell table:style-name="ce15" table:formula="of:=[$'Dates Ref'.A144]" office:value-type="date" office:date-value="1899-12-30" calcext:value-type="date">
            <text:p>Dec 30, 99</text:p>
          </table:table-cell>
          <table:table-cell table:style-name="ce38" table:formula="of:=[$'kpop wp'.E144]" office:value-type="float" office:value="0" calcext:value-type="float">
            <text:p>0</text:p>
          </table:table-cell>
          <table:table-cell table:formula="of:=[.J144]-[.J143]" office:value-type="float" office:value="0" calcext:value-type="float">
            <text:p>0</text:p>
          </table:table-cell>
          <table:table-cell table:style-name="ce96" table:formula="of:=[.K:.K]/([.I144]-[.I143])*30.4375" office:value-type="string" office:string-value="" calcext:value-type="error">
            <text:p>#DIV/0!</text:p>
          </table:table-cell>
          <table:table-cell table:style-name="ce90" table:formula="of:=[$'Dates Ref'.A144]" office:value-type="date" office:date-value="1899-12-30" calcext:value-type="date">
            <text:p>Dec 30, 99</text:p>
          </table:table-cell>
          <table:table-cell table:style-name="ce101" table:formula="of:=[$'kpop sqw'.E144]" office:value-type="float" office:value="0" calcext:value-type="float">
            <text:p>0</text:p>
          </table:table-cell>
          <table:table-cell table:style-name="Default" table:formula="of:=[.N144]-[.N143]" office:value-type="float" office:value="0" calcext:value-type="float">
            <text:p>0</text:p>
          </table:table-cell>
          <table:table-cell table:style-name="ce96" table:formula="of:=[.O:.O]/([.M144]-[.M143])*30.4375" office:value-type="string" office:string-value="" calcext:value-type="error">
            <text:p>#DIV/0!</text:p>
          </table:table-cell>
          <table:table-cell table:formula="of:=[$'Dates Ref'.R144]" office:value-type="date" office:date-value="1899-12-30" calcext:value-type="date">
            <text:p>Dec 30, 99</text:p>
          </table:table-cell>
          <table:table-cell table:style-name="ce38" table:formula="of:=[$asianfanfics.D144]" office:value-type="float" office:value="0" calcext:value-type="float">
            <text:p>0</text:p>
          </table:table-cell>
          <table:table-cell table:formula="of:=[.R144]-[.R143]" office:value-type="float" office:value="0" calcext:value-type="float">
            <text:p>0</text:p>
          </table:table-cell>
          <table:table-cell table:style-name="ce96" table:formula="of:=[.S:.S]/([.Q144]-[.Q143])*30.4375" office:value-type="string" office:string-value="" calcext:value-type="error">
            <text:p>#DIV/0!</text:p>
          </table:table-cell>
          <table:table-cell table:formula="of:=SUM([.B144]; [.F144]; [.J144]; [.N144]; [.R144])" office:value-type="float" office:value="0" calcext:value-type="float">
            <text:p>0</text:p>
          </table:table-cell>
          <table:table-cell table:formula="of:=[.U144]-[.U143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45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45]" office:value-type="date" office:date-value="1899-12-30" calcext:value-type="date">
            <text:p>Dec 30, 99</text:p>
          </table:table-cell>
          <table:table-cell table:style-name="ce38" table:formula="of:=[$'kpop ao3'.E145]" office:value-type="float" office:value="0" calcext:value-type="float">
            <text:p>0</text:p>
          </table:table-cell>
          <table:table-cell table:formula="of:=[.F145]-[.F144]" office:value-type="float" office:value="0" calcext:value-type="float">
            <text:p>0</text:p>
          </table:table-cell>
          <table:table-cell table:style-name="ce96" table:formula="of:=[.G:.G]/([.E145]-[.E144])*30.4375" office:value-type="string" office:string-value="" calcext:value-type="error">
            <text:p>#DIV/0!</text:p>
          </table:table-cell>
          <table:table-cell table:style-name="ce15" table:formula="of:=[$'Dates Ref'.A145]" office:value-type="date" office:date-value="1899-12-30" calcext:value-type="date">
            <text:p>Dec 30, 99</text:p>
          </table:table-cell>
          <table:table-cell table:style-name="ce38" table:formula="of:=[$'kpop wp'.E145]" office:value-type="float" office:value="0" calcext:value-type="float">
            <text:p>0</text:p>
          </table:table-cell>
          <table:table-cell table:formula="of:=[.J145]-[.J144]" office:value-type="float" office:value="0" calcext:value-type="float">
            <text:p>0</text:p>
          </table:table-cell>
          <table:table-cell table:style-name="ce96" table:formula="of:=[.K:.K]/([.I145]-[.I144])*30.4375" office:value-type="string" office:string-value="" calcext:value-type="error">
            <text:p>#DIV/0!</text:p>
          </table:table-cell>
          <table:table-cell table:style-name="ce90" table:formula="of:=[$'Dates Ref'.A145]" office:value-type="date" office:date-value="1899-12-30" calcext:value-type="date">
            <text:p>Dec 30, 99</text:p>
          </table:table-cell>
          <table:table-cell table:style-name="ce101" table:formula="of:=[$'kpop sqw'.E145]" office:value-type="float" office:value="0" calcext:value-type="float">
            <text:p>0</text:p>
          </table:table-cell>
          <table:table-cell table:style-name="Default" table:formula="of:=[.N145]-[.N144]" office:value-type="float" office:value="0" calcext:value-type="float">
            <text:p>0</text:p>
          </table:table-cell>
          <table:table-cell table:style-name="ce96" table:formula="of:=[.O:.O]/([.M145]-[.M144])*30.4375" office:value-type="string" office:string-value="" calcext:value-type="error">
            <text:p>#DIV/0!</text:p>
          </table:table-cell>
          <table:table-cell table:formula="of:=[$'Dates Ref'.R145]" office:value-type="date" office:date-value="1899-12-30" calcext:value-type="date">
            <text:p>Dec 30, 99</text:p>
          </table:table-cell>
          <table:table-cell table:style-name="ce38" table:formula="of:=[$asianfanfics.D145]" office:value-type="float" office:value="0" calcext:value-type="float">
            <text:p>0</text:p>
          </table:table-cell>
          <table:table-cell table:formula="of:=[.R145]-[.R144]" office:value-type="float" office:value="0" calcext:value-type="float">
            <text:p>0</text:p>
          </table:table-cell>
          <table:table-cell table:style-name="ce96" table:formula="of:=[.S:.S]/([.Q145]-[.Q144])*30.4375" office:value-type="string" office:string-value="" calcext:value-type="error">
            <text:p>#DIV/0!</text:p>
          </table:table-cell>
          <table:table-cell table:formula="of:=SUM([.B145]; [.F145]; [.J145]; [.N145]; [.R145])" office:value-type="float" office:value="0" calcext:value-type="float">
            <text:p>0</text:p>
          </table:table-cell>
          <table:table-cell table:formula="of:=[.U145]-[.U144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46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46]" office:value-type="date" office:date-value="1899-12-30" calcext:value-type="date">
            <text:p>Dec 30, 99</text:p>
          </table:table-cell>
          <table:table-cell table:style-name="ce38" table:formula="of:=[$'kpop ao3'.E146]" office:value-type="float" office:value="0" calcext:value-type="float">
            <text:p>0</text:p>
          </table:table-cell>
          <table:table-cell table:formula="of:=[.F146]-[.F145]" office:value-type="float" office:value="0" calcext:value-type="float">
            <text:p>0</text:p>
          </table:table-cell>
          <table:table-cell table:style-name="ce96" table:formula="of:=[.G:.G]/([.E146]-[.E145])*30.4375" office:value-type="string" office:string-value="" calcext:value-type="error">
            <text:p>#DIV/0!</text:p>
          </table:table-cell>
          <table:table-cell table:style-name="ce15" table:formula="of:=[$'Dates Ref'.A146]" office:value-type="date" office:date-value="1899-12-30" calcext:value-type="date">
            <text:p>Dec 30, 99</text:p>
          </table:table-cell>
          <table:table-cell table:style-name="ce38" table:formula="of:=[$'kpop wp'.E146]" office:value-type="float" office:value="0" calcext:value-type="float">
            <text:p>0</text:p>
          </table:table-cell>
          <table:table-cell table:formula="of:=[.J146]-[.J145]" office:value-type="float" office:value="0" calcext:value-type="float">
            <text:p>0</text:p>
          </table:table-cell>
          <table:table-cell table:style-name="ce96" table:formula="of:=[.K:.K]/([.I146]-[.I145])*30.4375" office:value-type="string" office:string-value="" calcext:value-type="error">
            <text:p>#DIV/0!</text:p>
          </table:table-cell>
          <table:table-cell table:style-name="ce90" table:formula="of:=[$'Dates Ref'.A146]" office:value-type="date" office:date-value="1899-12-30" calcext:value-type="date">
            <text:p>Dec 30, 99</text:p>
          </table:table-cell>
          <table:table-cell table:style-name="ce101" table:formula="of:=[$'kpop sqw'.E146]" office:value-type="float" office:value="0" calcext:value-type="float">
            <text:p>0</text:p>
          </table:table-cell>
          <table:table-cell table:style-name="Default" table:formula="of:=[.N146]-[.N145]" office:value-type="float" office:value="0" calcext:value-type="float">
            <text:p>0</text:p>
          </table:table-cell>
          <table:table-cell table:style-name="ce96" table:formula="of:=[.O:.O]/([.M146]-[.M145])*30.4375" office:value-type="string" office:string-value="" calcext:value-type="error">
            <text:p>#DIV/0!</text:p>
          </table:table-cell>
          <table:table-cell table:formula="of:=[$'Dates Ref'.R146]" office:value-type="date" office:date-value="1899-12-30" calcext:value-type="date">
            <text:p>Dec 30, 99</text:p>
          </table:table-cell>
          <table:table-cell table:style-name="ce38" table:formula="of:=[$asianfanfics.D146]" office:value-type="float" office:value="0" calcext:value-type="float">
            <text:p>0</text:p>
          </table:table-cell>
          <table:table-cell table:formula="of:=[.R146]-[.R145]" office:value-type="float" office:value="0" calcext:value-type="float">
            <text:p>0</text:p>
          </table:table-cell>
          <table:table-cell table:style-name="ce96" table:formula="of:=[.S:.S]/([.Q146]-[.Q145])*30.4375" office:value-type="string" office:string-value="" calcext:value-type="error">
            <text:p>#DIV/0!</text:p>
          </table:table-cell>
          <table:table-cell table:formula="of:=SUM([.B146]; [.F146]; [.J146]; [.N146]; [.R146])" office:value-type="float" office:value="0" calcext:value-type="float">
            <text:p>0</text:p>
          </table:table-cell>
          <table:table-cell table:formula="of:=[.U146]-[.U145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47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47]" office:value-type="date" office:date-value="1899-12-30" calcext:value-type="date">
            <text:p>Dec 30, 99</text:p>
          </table:table-cell>
          <table:table-cell table:style-name="ce38" table:formula="of:=[$'kpop ao3'.E147]" office:value-type="float" office:value="0" calcext:value-type="float">
            <text:p>0</text:p>
          </table:table-cell>
          <table:table-cell table:formula="of:=[.F147]-[.F146]" office:value-type="float" office:value="0" calcext:value-type="float">
            <text:p>0</text:p>
          </table:table-cell>
          <table:table-cell table:style-name="ce96" table:formula="of:=[.G:.G]/([.E147]-[.E146])*30.4375" office:value-type="string" office:string-value="" calcext:value-type="error">
            <text:p>#DIV/0!</text:p>
          </table:table-cell>
          <table:table-cell table:style-name="ce15" table:formula="of:=[$'Dates Ref'.A147]" office:value-type="date" office:date-value="1899-12-30" calcext:value-type="date">
            <text:p>Dec 30, 99</text:p>
          </table:table-cell>
          <table:table-cell table:style-name="ce38" table:formula="of:=[$'kpop wp'.E147]" office:value-type="float" office:value="0" calcext:value-type="float">
            <text:p>0</text:p>
          </table:table-cell>
          <table:table-cell table:formula="of:=[.J147]-[.J146]" office:value-type="float" office:value="0" calcext:value-type="float">
            <text:p>0</text:p>
          </table:table-cell>
          <table:table-cell table:style-name="ce96" table:formula="of:=[.K:.K]/([.I147]-[.I146])*30.4375" office:value-type="string" office:string-value="" calcext:value-type="error">
            <text:p>#DIV/0!</text:p>
          </table:table-cell>
          <table:table-cell table:style-name="ce90" table:formula="of:=[$'Dates Ref'.A147]" office:value-type="date" office:date-value="1899-12-30" calcext:value-type="date">
            <text:p>Dec 30, 99</text:p>
          </table:table-cell>
          <table:table-cell table:style-name="ce101" table:formula="of:=[$'kpop sqw'.E147]" office:value-type="float" office:value="0" calcext:value-type="float">
            <text:p>0</text:p>
          </table:table-cell>
          <table:table-cell table:style-name="Default" table:formula="of:=[.N147]-[.N146]" office:value-type="float" office:value="0" calcext:value-type="float">
            <text:p>0</text:p>
          </table:table-cell>
          <table:table-cell table:style-name="ce96" table:formula="of:=[.O:.O]/([.M147]-[.M146])*30.4375" office:value-type="string" office:string-value="" calcext:value-type="error">
            <text:p>#DIV/0!</text:p>
          </table:table-cell>
          <table:table-cell table:formula="of:=[$'Dates Ref'.R147]" office:value-type="date" office:date-value="1899-12-30" calcext:value-type="date">
            <text:p>Dec 30, 99</text:p>
          </table:table-cell>
          <table:table-cell table:style-name="ce38" table:formula="of:=[$asianfanfics.D147]" office:value-type="float" office:value="0" calcext:value-type="float">
            <text:p>0</text:p>
          </table:table-cell>
          <table:table-cell table:formula="of:=[.R147]-[.R146]" office:value-type="float" office:value="0" calcext:value-type="float">
            <text:p>0</text:p>
          </table:table-cell>
          <table:table-cell table:style-name="ce96" table:formula="of:=[.S:.S]/([.Q147]-[.Q146])*30.4375" office:value-type="string" office:string-value="" calcext:value-type="error">
            <text:p>#DIV/0!</text:p>
          </table:table-cell>
          <table:table-cell table:formula="of:=SUM([.B147]; [.F147]; [.J147]; [.N147]; [.R147])" office:value-type="float" office:value="0" calcext:value-type="float">
            <text:p>0</text:p>
          </table:table-cell>
          <table:table-cell table:formula="of:=[.U147]-[.U146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48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48]" office:value-type="date" office:date-value="1899-12-30" calcext:value-type="date">
            <text:p>Dec 30, 99</text:p>
          </table:table-cell>
          <table:table-cell table:style-name="ce38" table:formula="of:=[$'kpop ao3'.E148]" office:value-type="float" office:value="0" calcext:value-type="float">
            <text:p>0</text:p>
          </table:table-cell>
          <table:table-cell table:formula="of:=[.F148]-[.F147]" office:value-type="float" office:value="0" calcext:value-type="float">
            <text:p>0</text:p>
          </table:table-cell>
          <table:table-cell table:style-name="ce96" table:formula="of:=[.G:.G]/([.E148]-[.E147])*30.4375" office:value-type="string" office:string-value="" calcext:value-type="error">
            <text:p>#DIV/0!</text:p>
          </table:table-cell>
          <table:table-cell table:style-name="ce15" table:formula="of:=[$'Dates Ref'.A148]" office:value-type="date" office:date-value="1899-12-30" calcext:value-type="date">
            <text:p>Dec 30, 99</text:p>
          </table:table-cell>
          <table:table-cell table:style-name="ce38" table:formula="of:=[$'kpop wp'.E148]" office:value-type="float" office:value="0" calcext:value-type="float">
            <text:p>0</text:p>
          </table:table-cell>
          <table:table-cell table:formula="of:=[.J148]-[.J147]" office:value-type="float" office:value="0" calcext:value-type="float">
            <text:p>0</text:p>
          </table:table-cell>
          <table:table-cell table:style-name="ce96" table:formula="of:=[.K:.K]/([.I148]-[.I147])*30.4375" office:value-type="string" office:string-value="" calcext:value-type="error">
            <text:p>#DIV/0!</text:p>
          </table:table-cell>
          <table:table-cell table:style-name="ce90" table:formula="of:=[$'Dates Ref'.A148]" office:value-type="date" office:date-value="1899-12-30" calcext:value-type="date">
            <text:p>Dec 30, 99</text:p>
          </table:table-cell>
          <table:table-cell table:style-name="ce101" table:formula="of:=[$'kpop sqw'.E148]" office:value-type="float" office:value="0" calcext:value-type="float">
            <text:p>0</text:p>
          </table:table-cell>
          <table:table-cell table:style-name="Default" table:formula="of:=[.N148]-[.N147]" office:value-type="float" office:value="0" calcext:value-type="float">
            <text:p>0</text:p>
          </table:table-cell>
          <table:table-cell table:style-name="ce96" table:formula="of:=[.O:.O]/([.M148]-[.M147])*30.4375" office:value-type="string" office:string-value="" calcext:value-type="error">
            <text:p>#DIV/0!</text:p>
          </table:table-cell>
          <table:table-cell table:formula="of:=[$'Dates Ref'.R148]" office:value-type="date" office:date-value="1899-12-30" calcext:value-type="date">
            <text:p>Dec 30, 99</text:p>
          </table:table-cell>
          <table:table-cell table:style-name="ce38" table:formula="of:=[$asianfanfics.D148]" office:value-type="float" office:value="0" calcext:value-type="float">
            <text:p>0</text:p>
          </table:table-cell>
          <table:table-cell table:formula="of:=[.R148]-[.R147]" office:value-type="float" office:value="0" calcext:value-type="float">
            <text:p>0</text:p>
          </table:table-cell>
          <table:table-cell table:style-name="ce96" table:formula="of:=[.S:.S]/([.Q148]-[.Q147])*30.4375" office:value-type="string" office:string-value="" calcext:value-type="error">
            <text:p>#DIV/0!</text:p>
          </table:table-cell>
          <table:table-cell table:formula="of:=SUM([.B148]; [.F148]; [.J148]; [.N148]; [.R148])" office:value-type="float" office:value="0" calcext:value-type="float">
            <text:p>0</text:p>
          </table:table-cell>
          <table:table-cell table:formula="of:=[.U148]-[.U147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49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49]" office:value-type="date" office:date-value="1899-12-30" calcext:value-type="date">
            <text:p>Dec 30, 99</text:p>
          </table:table-cell>
          <table:table-cell table:style-name="ce38" table:formula="of:=[$'kpop ao3'.E149]" office:value-type="float" office:value="0" calcext:value-type="float">
            <text:p>0</text:p>
          </table:table-cell>
          <table:table-cell table:formula="of:=[.F149]-[.F148]" office:value-type="float" office:value="0" calcext:value-type="float">
            <text:p>0</text:p>
          </table:table-cell>
          <table:table-cell table:style-name="ce96" table:formula="of:=[.G:.G]/([.E149]-[.E148])*30.4375" office:value-type="string" office:string-value="" calcext:value-type="error">
            <text:p>#DIV/0!</text:p>
          </table:table-cell>
          <table:table-cell table:style-name="ce15" table:formula="of:=[$'Dates Ref'.A149]" office:value-type="date" office:date-value="1899-12-30" calcext:value-type="date">
            <text:p>Dec 30, 99</text:p>
          </table:table-cell>
          <table:table-cell table:style-name="ce38" table:formula="of:=[$'kpop wp'.E149]" office:value-type="float" office:value="0" calcext:value-type="float">
            <text:p>0</text:p>
          </table:table-cell>
          <table:table-cell table:formula="of:=[.J149]-[.J148]" office:value-type="float" office:value="0" calcext:value-type="float">
            <text:p>0</text:p>
          </table:table-cell>
          <table:table-cell table:style-name="ce96" table:formula="of:=[.K:.K]/([.I149]-[.I148])*30.4375" office:value-type="string" office:string-value="" calcext:value-type="error">
            <text:p>#DIV/0!</text:p>
          </table:table-cell>
          <table:table-cell table:style-name="ce90" table:formula="of:=[$'Dates Ref'.A149]" office:value-type="date" office:date-value="1899-12-30" calcext:value-type="date">
            <text:p>Dec 30, 99</text:p>
          </table:table-cell>
          <table:table-cell table:style-name="ce101" table:formula="of:=[$'kpop sqw'.E149]" office:value-type="float" office:value="0" calcext:value-type="float">
            <text:p>0</text:p>
          </table:table-cell>
          <table:table-cell table:style-name="Default" table:formula="of:=[.N149]-[.N148]" office:value-type="float" office:value="0" calcext:value-type="float">
            <text:p>0</text:p>
          </table:table-cell>
          <table:table-cell table:style-name="ce96" table:formula="of:=[.O:.O]/([.M149]-[.M148])*30.4375" office:value-type="string" office:string-value="" calcext:value-type="error">
            <text:p>#DIV/0!</text:p>
          </table:table-cell>
          <table:table-cell table:formula="of:=[$'Dates Ref'.R149]" office:value-type="date" office:date-value="1899-12-30" calcext:value-type="date">
            <text:p>Dec 30, 99</text:p>
          </table:table-cell>
          <table:table-cell table:style-name="ce38" table:formula="of:=[$asianfanfics.D149]" office:value-type="float" office:value="0" calcext:value-type="float">
            <text:p>0</text:p>
          </table:table-cell>
          <table:table-cell table:formula="of:=[.R149]-[.R148]" office:value-type="float" office:value="0" calcext:value-type="float">
            <text:p>0</text:p>
          </table:table-cell>
          <table:table-cell table:style-name="ce96" table:formula="of:=[.S:.S]/([.Q149]-[.Q148])*30.4375" office:value-type="string" office:string-value="" calcext:value-type="error">
            <text:p>#DIV/0!</text:p>
          </table:table-cell>
          <table:table-cell table:formula="of:=SUM([.B149]; [.F149]; [.J149]; [.N149]; [.R149])" office:value-type="float" office:value="0" calcext:value-type="float">
            <text:p>0</text:p>
          </table:table-cell>
          <table:table-cell table:formula="of:=[.U149]-[.U148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2">
          <table:table-cell table:formula="of:=[$'Dates Ref'.A150]" office:value-type="date" office:date-value="1899-12-30" calcext:value-type="date">
            <text:p>Dec 30, 99</text:p>
          </table:table-cell>
          <table:table-cell table:number-columns-repeated="3"/>
          <table:table-cell table:formula="of:=[$'Dates Ref'.T150]" office:value-type="date" office:date-value="1899-12-30" calcext:value-type="date">
            <text:p>Dec 30, 99</text:p>
          </table:table-cell>
          <table:table-cell table:style-name="ce38" table:formula="of:=[$'kpop ao3'.E150]" office:value-type="float" office:value="0" calcext:value-type="float">
            <text:p>0</text:p>
          </table:table-cell>
          <table:table-cell table:formula="of:=[.F150]-[.F149]" office:value-type="float" office:value="0" calcext:value-type="float">
            <text:p>0</text:p>
          </table:table-cell>
          <table:table-cell table:style-name="ce96" table:formula="of:=[.G:.G]/([.E150]-[.E149])*30.4375" office:value-type="string" office:string-value="" calcext:value-type="error">
            <text:p>#DIV/0!</text:p>
          </table:table-cell>
          <table:table-cell table:style-name="ce15" table:formula="of:=[$'Dates Ref'.A150]" office:value-type="date" office:date-value="1899-12-30" calcext:value-type="date">
            <text:p>Dec 30, 99</text:p>
          </table:table-cell>
          <table:table-cell table:style-name="ce38" table:formula="of:=[$'kpop wp'.E150]" office:value-type="float" office:value="0" calcext:value-type="float">
            <text:p>0</text:p>
          </table:table-cell>
          <table:table-cell table:formula="of:=[.J150]-[.J149]" office:value-type="float" office:value="0" calcext:value-type="float">
            <text:p>0</text:p>
          </table:table-cell>
          <table:table-cell table:style-name="ce96" table:formula="of:=[.K:.K]/([.I150]-[.I149])*30.4375" office:value-type="string" office:string-value="" calcext:value-type="error">
            <text:p>#DIV/0!</text:p>
          </table:table-cell>
          <table:table-cell table:style-name="ce90" table:formula="of:=[$'Dates Ref'.A150]" office:value-type="date" office:date-value="1899-12-30" calcext:value-type="date">
            <text:p>Dec 30, 99</text:p>
          </table:table-cell>
          <table:table-cell table:style-name="ce101" table:formula="of:=[$'kpop sqw'.E150]" office:value-type="float" office:value="0" calcext:value-type="float">
            <text:p>0</text:p>
          </table:table-cell>
          <table:table-cell table:style-name="Default" table:formula="of:=[.N150]-[.N149]" office:value-type="float" office:value="0" calcext:value-type="float">
            <text:p>0</text:p>
          </table:table-cell>
          <table:table-cell table:style-name="ce96" table:formula="of:=[.O:.O]/([.M150]-[.M149])*30.4375" office:value-type="string" office:string-value="" calcext:value-type="error">
            <text:p>#DIV/0!</text:p>
          </table:table-cell>
          <table:table-cell table:formula="of:=[$'Dates Ref'.R150]" office:value-type="date" office:date-value="1899-12-30" calcext:value-type="date">
            <text:p>Dec 30, 99</text:p>
          </table:table-cell>
          <table:table-cell table:style-name="ce38" table:formula="of:=[$asianfanfics.D150]" office:value-type="float" office:value="0" calcext:value-type="float">
            <text:p>0</text:p>
          </table:table-cell>
          <table:table-cell table:formula="of:=[.R150]-[.R149]" office:value-type="float" office:value="0" calcext:value-type="float">
            <text:p>0</text:p>
          </table:table-cell>
          <table:table-cell table:style-name="ce96" table:formula="of:=[.S:.S]/([.Q150]-[.Q149])*30.4375" office:value-type="string" office:string-value="" calcext:value-type="error">
            <text:p>#DIV/0!</text:p>
          </table:table-cell>
          <table:table-cell table:formula="of:=SUM([.B150]; [.F150]; [.J150]; [.N150]; [.R150])" office:value-type="float" office:value="0" calcext:value-type="float">
            <text:p>0</text:p>
          </table:table-cell>
          <table:table-cell table:formula="of:=[.U150]-[.U149]" office:value-type="float" office:value="0" calcext:value-type="float">
            <text:p>0</text:p>
          </table:table-cell>
          <table:table-cell/>
          <table:table-cell table:formula="of:=[.F:.F]/[.U:.U]" office:value-type="string" office:string-value="" calcext:value-type="error">
            <text:p>#DIV/0!</text:p>
          </table:table-cell>
          <table:table-cell table:formula="of:=[.J:.J]/[.U:.U]" office:value-type="string" office:string-value="" calcext:value-type="error">
            <text:p>#DIV/0!</text:p>
          </table:table-cell>
          <table:table-cell table:formula="of:=[.N:.N]/[.U:.U]" office:value-type="string" office:string-value="" calcext:value-type="error">
            <text:p>#DIV/0!</text:p>
          </table:table-cell>
          <table:table-cell table:formula="of:=[.R:.R]/[.U:.U]" office:value-type="string" office:string-value="" calcext:value-type="error">
            <text:p>#DIV/0!</text:p>
          </table:table-cell>
          <table:table-cell/>
          <table:table-cell table:formula="of:=[.H:.H]/[.V:.V]" office:value-type="string" office:string-value="" calcext:value-type="error">
            <text:p>#DIV/0!</text:p>
          </table:table-cell>
          <table:table-cell table:formula="of:=[.L:.L]/[.V:.V]" office:value-type="string" office:string-value="" calcext:value-type="error">
            <text:p>#DIV/0!</text:p>
          </table:table-cell>
          <table:table-cell table:formula="of:=[.P:.P]/[.V:.V]" office:value-type="string" office:string-value="" calcext:value-type="error">
            <text:p>#DIV/0!</text:p>
          </table:table-cell>
          <table:table-cell table:formula="of:=[.T:.T]/[.V:.V]" office:value-type="string" office:string-value="" calcext:value-type="error">
            <text:p>#DIV/0!</text:p>
          </table:table-cell>
          <table:table-cell table:number-columns-repeated="16352"/>
        </table:table-row>
        <table:table-row table:style-name="ro3" table:number-rows-repeated="1048425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Shinee.X1:Shinee.AF1048576">
            <calcext:condition calcext:apply-style-name="Invis" calcext:value="is-error" calcext:base-cell-address="Shinee.X1"/>
          </calcext:conditional-format>
          <calcext:conditional-format calcext:target-range-address="Shinee.X1:Shinee.AF1048576">
            <calcext:condition calcext:apply-style-name="Warning" calcext:value="&lt;0" calcext:base-cell-address="Shinee.X1"/>
            <calcext:condition calcext:apply-style-name="SigFigs1" calcext:value="between(0,0.1)" calcext:base-cell-address="Shinee.X1"/>
            <calcext:condition calcext:apply-style-name="SigFigs2" calcext:value="between(0.1,0.2)" calcext:base-cell-address="Shinee.X1"/>
            <calcext:condition calcext:apply-style-name="SigFigs3" calcext:value="between(0.2,0.3)" calcext:base-cell-address="Shinee.X1"/>
            <calcext:condition calcext:apply-style-name="SigFigs4" calcext:value="between(0.3,0.4)" calcext:base-cell-address="Shinee.X1"/>
            <calcext:condition calcext:apply-style-name="SigFigs5" calcext:value="between(0.4,0.5)" calcext:base-cell-address="Shinee.X1"/>
            <calcext:condition calcext:apply-style-name="SigFigs6" calcext:value="between(0.5,0.6)" calcext:base-cell-address="Shinee.X1"/>
            <calcext:condition calcext:apply-style-name="SigFigs7" calcext:value="between(0.6,0.7)" calcext:base-cell-address="Shinee.X1"/>
            <calcext:condition calcext:apply-style-name="SigFigs8" calcext:value="between(0.7,0.8)" calcext:base-cell-address="Shinee.X1"/>
            <calcext:condition calcext:apply-style-name="SigFigs9" calcext:value="between(0.8,0.9)" calcext:base-cell-address="Shinee.X1"/>
            <calcext:condition calcext:apply-style-name="SigFigs10" calcext:value="between(0.9,1)" calcext:base-cell-address="Shinee.X1"/>
            <calcext:condition calcext:apply-style-name="Untitled1" calcext:value="&gt;1" calcext:base-cell-address="Shinee.X1"/>
          </calcext:conditional-format>
        </calcext:conditional-formats>
      </table:table>
      <table:table table:name="'file:///C:/Users/XiaoBaiXueHua/Documents/Fandom/spreadsheets/fandom-migrations/master%20data%20harvest.ods'#Dates Ref" table:print="false" table:style-name="ta_extref">
        <table:table-source xlink:type="simple" xlink:href="../../master%20data%20harvest.ods" table:table-name="Dates Ref" table:filter-name="calc8" table:mode="copy-results-only"/>
        <table:table-column table:number-columns-repeated="20"/>
        <table:table-row table:number-rows-repeated="29">
          <table:table-cell table:number-columns-repeated="20"/>
        </table:table-row>
        <table:table-row>
          <table:table-cell table:number-columns-repeated="19"/>
          <table:table-cell table:style-name="ce1" office:value-type="float" office:value="40170">
            <text:p>40170</text:p>
          </table:table-cell>
        </table:table-row>
        <table:table-row>
          <table:table-cell table:number-columns-repeated="19"/>
          <table:table-cell table:style-name="ce1" office:value-type="float" office:value="40275">
            <text:p>40275</text:p>
          </table:table-cell>
        </table:table-row>
        <table:table-row>
          <table:table-cell table:number-columns-repeated="17"/>
          <table:table-cell table:style-name="ce1" office:value-type="float" office:value="40375">
            <text:p>40375</text:p>
          </table:table-cell>
          <table:table-cell/>
          <table:table-cell table:style-name="ce1" office:value-type="float" office:value="40342">
            <text:p>40342</text:p>
          </table:table-cell>
        </table:table-row>
        <table:table-row>
          <table:table-cell table:number-columns-repeated="17"/>
          <table:table-cell table:style-name="ce1" office:value-type="float" office:value="40410">
            <text:p>40410</text:p>
          </table:table-cell>
          <table:table-cell/>
          <table:table-cell table:style-name="ce1" office:value-type="float" office:value="40443">
            <text:p>40443</text:p>
          </table:table-cell>
        </table:table-row>
        <table:table-row>
          <table:table-cell table:number-columns-repeated="19"/>
          <table:table-cell table:style-name="ce1" office:value-type="float" office:value="40476">
            <text:p>40476</text:p>
          </table:table-cell>
        </table:table-row>
        <table:table-row>
          <table:table-cell table:number-columns-repeated="19"/>
          <table:table-cell table:style-name="ce1" office:value-type="float" office:value="40540">
            <text:p>40540</text:p>
          </table:table-cell>
        </table:table-row>
        <table:table-row>
          <table:table-cell table:number-columns-repeated="17"/>
          <table:table-cell table:style-name="ce1" office:value-type="float" office:value="40660">
            <text:p>40660</text:p>
          </table:table-cell>
        </table:table-row>
        <table:table-row>
          <table:table-cell table:number-columns-repeated="20"/>
        </table:table-row>
        <table:table-row>
          <table:table-cell table:number-columns-repeated="17"/>
          <table:table-cell table:style-name="ce1" office:value-type="float" office:value="40807">
            <text:p>40807</text:p>
          </table:table-cell>
          <table:table-cell/>
          <table:table-cell table:style-name="ce1" office:value-type="float" office:value="40810">
            <text:p>40810</text:p>
          </table:table-cell>
        </table:table-row>
        <table:table-row>
          <table:table-cell table:number-columns-repeated="20"/>
        </table:table-row>
        <table:table-row>
          <table:table-cell table:number-columns-repeated="17"/>
          <table:table-cell table:style-name="ce1" office:value-type="float" office:value="40920">
            <text:p>40920</text:p>
          </table:table-cell>
          <table:table-cell/>
          <table:table-cell table:style-name="ce1" office:value-type="float" office:value="40922">
            <text:p>40922</text:p>
          </table:table-cell>
        </table:table-row>
        <table:table-row>
          <table:table-cell table:number-columns-repeated="17"/>
          <table:table-cell table:style-name="ce1" office:value-type="float" office:value="41040">
            <text:p>41040</text:p>
          </table:table-cell>
        </table:table-row>
        <table:table-row>
          <table:table-cell table:number-columns-repeated="19"/>
          <table:table-cell table:style-name="ce1" office:value-type="float" office:value="41048">
            <text:p>41048</text:p>
          </table:table-cell>
        </table:table-row>
        <table:table-row>
          <table:table-cell table:number-columns-repeated="17"/>
          <table:table-cell table:style-name="ce1" office:value-type="float" office:value="41075">
            <text:p>41075</text:p>
          </table:table-cell>
          <table:table-cell/>
          <table:table-cell table:style-name="ce1" office:value-type="float" office:value="41074">
            <text:p>41074</text:p>
          </table:table-cell>
        </table:table-row>
        <table:table-row>
          <table:table-cell table:number-columns-repeated="19"/>
          <table:table-cell table:style-name="ce1" office:value-type="float" office:value="41120">
            <text:p>41120</text:p>
          </table:table-cell>
        </table:table-row>
        <table:table-row>
          <table:table-cell table:number-columns-repeated="17"/>
          <table:table-cell table:style-name="ce1" office:value-type="float" office:value="41197">
            <text:p>41197</text:p>
          </table:table-cell>
          <table:table-cell/>
          <table:table-cell table:style-name="ce1" office:value-type="float" office:value="41206">
            <text:p>41206</text:p>
          </table:table-cell>
        </table:table-row>
        <table:table-row>
          <table:table-cell table:number-columns-repeated="17"/>
          <table:table-cell table:style-name="ce1" office:value-type="float" office:value="41285">
            <text:p>41285</text:p>
          </table:table-cell>
          <table:table-cell/>
          <table:table-cell table:style-name="ce1" office:value-type="float" office:value="41278">
            <text:p>41278</text:p>
          </table:table-cell>
        </table:table-row>
        <table:table-row>
          <table:table-cell table:number-columns-repeated="20"/>
        </table:table-row>
        <table:table-row>
          <table:table-cell table:number-columns-repeated="17"/>
          <table:table-cell table:style-name="ce1" office:value-type="float" office:value="41445">
            <text:p>41445</text:p>
          </table:table-cell>
          <table:table-cell/>
          <table:table-cell table:style-name="ce1" office:value-type="float" office:value="41448">
            <text:p>41448</text:p>
          </table:table-cell>
        </table:table-row>
        <table:table-row>
          <table:table-cell table:number-columns-repeated="17"/>
          <table:table-cell table:style-name="ce1" office:value-type="float" office:value="41569">
            <text:p>41569</text:p>
          </table:table-cell>
          <table:table-cell/>
          <table:table-cell table:style-name="ce1" office:value-type="float" office:value="41556">
            <text:p>41556</text:p>
          </table:table-cell>
        </table:table-row>
        <table:table-row>
          <table:table-cell table:number-columns-repeated="19"/>
          <table:table-cell table:style-name="ce1" office:value-type="float" office:value="41601">
            <text:p>41601</text:p>
          </table:table-cell>
        </table:table-row>
        <table:table-row>
          <table:table-cell table:number-columns-repeated="17"/>
          <table:table-cell table:style-name="ce1" office:value-type="float" office:value="41664">
            <text:p>41664</text:p>
          </table:table-cell>
          <table:table-cell/>
          <table:table-cell table:style-name="ce1" office:value-type="float" office:value="41661">
            <text:p>41661</text:p>
          </table:table-cell>
        </table:table-row>
        <table:table-row>
          <table:table-cell table:number-columns-repeated="19"/>
          <table:table-cell table:style-name="ce1" office:value-type="float" office:value="41733">
            <text:p>41733</text:p>
          </table:table-cell>
        </table:table-row>
        <table:table-row>
          <table:table-cell table:number-columns-repeated="17"/>
          <table:table-cell table:style-name="ce1" office:value-type="float" office:value="41823">
            <text:p>41823</text:p>
          </table:table-cell>
          <table:table-cell/>
          <table:table-cell table:style-name="ce1" office:value-type="float" office:value="41825">
            <text:p>41825</text:p>
          </table:table-cell>
        </table:table-row>
        <table:table-row>
          <table:table-cell table:number-columns-repeated="17"/>
          <table:table-cell table:style-name="ce1" office:value-type="float" office:value="41917">
            <text:p>41917</text:p>
          </table:table-cell>
          <table:table-cell/>
          <table:table-cell table:style-name="ce1" office:value-type="float" office:value="41916">
            <text:p>41916</text:p>
          </table:table-cell>
        </table:table-row>
        <table:table-row>
          <table:table-cell table:number-columns-repeated="17"/>
          <table:table-cell table:style-name="ce1" office:value-type="float" office:value="42015">
            <text:p>42015</text:p>
          </table:table-cell>
          <table:table-cell/>
          <table:table-cell table:style-name="ce1" office:value-type="float" office:value="42025">
            <text:p>42025</text:p>
          </table:table-cell>
        </table:table-row>
        <table:table-row>
          <table:table-cell table:number-columns-repeated="19"/>
          <table:table-cell table:style-name="ce1" office:value-type="float" office:value="42136">
            <text:p>42136</text:p>
          </table:table-cell>
        </table:table-row>
        <table:table-row>
          <table:table-cell table:number-columns-repeated="17"/>
          <table:table-cell table:style-name="ce1" office:value-type="float" office:value="42194">
            <text:p>42194</text:p>
          </table:table-cell>
          <table:table-cell/>
          <table:table-cell table:style-name="ce1" office:value-type="float" office:value="42178">
            <text:p>42178</text:p>
          </table:table-cell>
        </table:table-row>
        <table:table-row>
          <table:table-cell table:number-columns-repeated="19"/>
          <table:table-cell table:style-name="ce1" office:value-type="float" office:value="42229">
            <text:p>42229</text:p>
          </table:table-cell>
        </table:table-row>
        <table:table-row>
          <table:table-cell table:number-columns-repeated="17"/>
          <table:table-cell table:style-name="ce1" office:value-type="float" office:value="42283">
            <text:p>42283</text:p>
          </table:table-cell>
          <table:table-cell/>
          <table:table-cell table:style-name="ce1" office:value-type="float" office:value="42279">
            <text:p>42279</text:p>
          </table:table-cell>
        </table:table-row>
        <table:table-row>
          <table:table-cell table:number-columns-repeated="19"/>
          <table:table-cell table:style-name="ce1" office:value-type="float" office:value="42376">
            <text:p>42376</text:p>
          </table:table-cell>
        </table:table-row>
        <table:table-row>
          <table:table-cell table:number-columns-repeated="17"/>
          <table:table-cell table:style-name="ce1" office:value-type="float" office:value="42467">
            <text:p>42467</text:p>
          </table:table-cell>
          <table:table-cell/>
          <table:table-cell table:style-name="ce1" office:value-type="float" office:value="42466">
            <text:p>42466</text:p>
          </table:table-cell>
        </table:table-row>
        <table:table-row>
          <table:table-cell table:number-columns-repeated="17"/>
          <table:table-cell table:style-name="ce1" office:value-type="float" office:value="42559">
            <text:p>42559</text:p>
          </table:table-cell>
          <table:table-cell/>
          <table:table-cell table:style-name="ce1" office:value-type="float" office:value="42556">
            <text:p>42556</text:p>
          </table:table-cell>
        </table:table-row>
        <table:table-row>
          <table:table-cell table:number-columns-repeated="17"/>
          <table:table-cell table:style-name="ce1" office:value-type="float" office:value="42634">
            <text:p>42634</text:p>
          </table:table-cell>
          <table:table-cell/>
          <table:table-cell table:style-name="ce1" office:value-type="float" office:value="42637">
            <text:p>42637</text:p>
          </table:table-cell>
        </table:table-row>
        <table:table-row>
          <table:table-cell table:number-columns-repeated="19"/>
          <table:table-cell table:style-name="ce1" office:value-type="float" office:value="42744">
            <text:p>42744</text:p>
          </table:table-cell>
        </table:table-row>
        <table:table-row>
          <table:table-cell table:number-columns-repeated="19"/>
          <table:table-cell table:style-name="ce1" office:value-type="float" office:value="42828">
            <text:p>42828</text:p>
          </table:table-cell>
        </table:table-row>
        <table:table-row>
          <table:table-cell table:number-columns-repeated="17"/>
          <table:table-cell table:style-name="ce1" office:value-type="float" office:value="42908">
            <text:p>42908</text:p>
          </table:table-cell>
          <table:table-cell/>
          <table:table-cell table:style-name="ce1" office:value-type="float" office:value="42923">
            <text:p>42923</text:p>
          </table:table-cell>
        </table:table-row>
        <table:table-row>
          <table:table-cell table:number-columns-repeated="17"/>
          <table:table-cell table:style-name="ce1" office:value-type="float" office:value="43018">
            <text:p>43018</text:p>
          </table:table-cell>
          <table:table-cell/>
          <table:table-cell table:style-name="ce1" office:value-type="float" office:value="43018">
            <text:p>43018</text:p>
          </table:table-cell>
        </table:table-row>
        <table:table-row>
          <table:table-cell table:number-columns-repeated="17"/>
          <table:table-cell table:style-name="ce1" office:value-type="float" office:value="43098">
            <text:p>43098</text:p>
          </table:table-cell>
          <table:table-cell/>
          <table:table-cell table:style-name="ce1" office:value-type="float" office:value="43102">
            <text:p>43102</text:p>
          </table:table-cell>
        </table:table-row>
        <table:table-row>
          <table:table-cell table:number-columns-repeated="19"/>
          <table:table-cell table:style-name="ce1" office:value-type="float" office:value="43192">
            <text:p>43192</text:p>
          </table:table-cell>
        </table:table-row>
        <table:table-row>
          <table:table-cell table:number-columns-repeated="19"/>
          <table:table-cell table:style-name="ce1" office:value-type="float" office:value="43298">
            <text:p>43298</text:p>
          </table:table-cell>
        </table:table-row>
        <table:table-row>
          <table:table-cell table:number-columns-repeated="17"/>
          <table:table-cell table:style-name="ce1" office:value-type="float" office:value="43379">
            <text:p>43379</text:p>
          </table:table-cell>
        </table:table-row>
        <table:table-row>
          <table:table-cell table:number-columns-repeated="19"/>
          <table:table-cell table:style-name="ce1" office:value-type="float" office:value="43403">
            <text:p>43403</text:p>
          </table:table-cell>
        </table:table-row>
        <table:table-row>
          <table:table-cell table:number-columns-repeated="19"/>
          <table:table-cell table:style-name="ce1" office:value-type="float" office:value="43470">
            <text:p>43470</text:p>
          </table:table-cell>
        </table:table-row>
        <table:table-row>
          <table:table-cell table:number-columns-repeated="17"/>
          <table:table-cell table:style-name="ce1" office:value-type="float" office:value="43554">
            <text:p>43554</text:p>
          </table:table-cell>
          <table:table-cell/>
          <table:table-cell table:style-name="ce1" office:value-type="float" office:value="43556">
            <text:p>43556</text:p>
          </table:table-cell>
        </table:table-row>
        <table:table-row>
          <table:table-cell table:number-columns-repeated="19"/>
          <table:table-cell table:style-name="ce1" office:value-type="float" office:value="43647">
            <text:p>43647</text:p>
          </table:table-cell>
        </table:table-row>
        <table:table-row>
          <table:table-cell table:number-columns-repeated="17"/>
          <table:table-cell table:style-name="ce1" office:value-type="float" office:value="43729">
            <text:p>43729</text:p>
          </table:table-cell>
          <table:table-cell/>
          <table:table-cell table:style-name="ce1" office:value-type="float" office:value="43741">
            <text:p>43741</text:p>
          </table:table-cell>
        </table:table-row>
        <table:table-row>
          <table:table-cell table:number-columns-repeated="17"/>
          <table:table-cell table:style-name="ce1" office:value-type="float" office:value="43828">
            <text:p>43828</text:p>
          </table:table-cell>
          <table:table-cell/>
          <table:table-cell table:style-name="ce1" office:value-type="float" office:value="43831">
            <text:p>43831</text:p>
          </table:table-cell>
        </table:table-row>
        <table:table-row>
          <table:table-cell table:number-columns-repeated="17"/>
          <table:table-cell table:style-name="ce1" office:value-type="float" office:value="43916">
            <text:p>43916</text:p>
          </table:table-cell>
          <table:table-cell/>
          <table:table-cell table:style-name="ce1" office:value-type="float" office:value="43922">
            <text:p>43922</text:p>
          </table:table-cell>
        </table:table-row>
        <table:table-row>
          <table:table-cell table:number-columns-repeated="17"/>
          <table:table-cell table:style-name="ce1" office:value-type="float" office:value="44015">
            <text:p>44015</text:p>
          </table:table-cell>
          <table:table-cell/>
          <table:table-cell table:style-name="ce1" office:value-type="float" office:value="44013">
            <text:p>44013</text:p>
          </table:table-cell>
        </table:table-row>
        <table:table-row>
          <table:table-cell table:number-columns-repeated="17"/>
          <table:table-cell table:style-name="ce1" office:value-type="float" office:value="44099">
            <text:p>44099</text:p>
          </table:table-cell>
          <table:table-cell/>
          <table:table-cell table:style-name="ce1" office:value-type="float" office:value="44105">
            <text:p>44105</text:p>
          </table:table-cell>
        </table:table-row>
        <table:table-row>
          <table:table-cell table:number-columns-repeated="17"/>
          <table:table-cell table:style-name="ce1" office:value-type="float" office:value="44213">
            <text:p>44213</text:p>
          </table:table-cell>
          <table:table-cell/>
          <table:table-cell table:style-name="ce1" office:value-type="float" office:value="44197">
            <text:p>44197</text:p>
          </table:table-cell>
        </table:table-row>
        <table:table-row>
          <table:table-cell table:number-columns-repeated="17"/>
          <table:table-cell table:style-name="ce1" office:value-type="float" office:value="44300">
            <text:p>44300</text:p>
          </table:table-cell>
          <table:table-cell/>
          <table:table-cell table:style-name="ce1" office:value-type="float" office:value="44287">
            <text:p>44287</text:p>
          </table:table-cell>
        </table:table-row>
        <table:table-row>
          <table:table-cell table:number-columns-repeated="17"/>
          <table:table-cell table:style-name="ce1" office:value-type="float" office:value="44369">
            <text:p>44369</text:p>
          </table:table-cell>
          <table:table-cell/>
          <table:table-cell table:style-name="ce1" office:value-type="float" office:value="44378">
            <text:p>44378</text:p>
          </table:table-cell>
        </table:table-row>
        <table:table-row>
          <table:table-cell table:number-columns-repeated="17"/>
          <table:table-cell table:style-name="ce1" office:value-type="float" office:value="44458">
            <text:p>44458</text:p>
          </table:table-cell>
          <table:table-cell/>
          <table:table-cell table:style-name="ce1" office:value-type="float" office:value="44470">
            <text:p>44470</text:p>
          </table:table-cell>
        </table:table-row>
        <table:table-row>
          <table:table-cell table:number-columns-repeated="17"/>
          <table:table-cell table:style-name="ce1" office:value-type="float" office:value="44562">
            <text:p>44562</text:p>
          </table:table-cell>
          <table:table-cell/>
          <table:table-cell table:style-name="ce1" office:value-type="float" office:value="44562">
            <text:p>44562</text:p>
          </table:table-cell>
        </table:table-row>
        <table:table-row>
          <table:table-cell table:number-columns-repeated="17"/>
          <table:table-cell table:style-name="ce1" office:value-type="float" office:value="44656">
            <text:p>44656</text:p>
          </table:table-cell>
          <table:table-cell/>
          <table:table-cell table:style-name="ce1" office:value-type="float" office:value="44652">
            <text:p>44652</text:p>
          </table:table-cell>
        </table:table-row>
        <table:table-row>
          <table:table-cell table:number-columns-repeated="17"/>
          <table:table-cell table:style-name="ce1" office:value-type="float" office:value="44745">
            <text:p>44745</text:p>
          </table:table-cell>
          <table:table-cell/>
          <table:table-cell table:style-name="ce1" office:value-type="float" office:value="44743">
            <text:p>44743</text:p>
          </table:table-cell>
        </table:table-row>
        <table:table-row>
          <table:table-cell table:number-columns-repeated="19"/>
          <table:table-cell table:style-name="ce1" office:value-type="float" office:value="44775">
            <text:p>44775</text:p>
          </table:table-cell>
        </table:table-row>
        <table:table-row>
          <table:table-cell table:number-columns-repeated="17"/>
          <table:table-cell table:style-name="ce1" office:value-type="float" office:value="44832">
            <text:p>44832</text:p>
          </table:table-cell>
          <table:table-cell/>
          <table:table-cell table:style-name="ce1" office:value-type="float" office:value="44824">
            <text:p>44824</text:p>
          </table:table-cell>
        </table:table-row>
        <table:table-row>
          <table:table-cell table:number-columns-repeated="17"/>
          <table:table-cell table:style-name="ce1" office:value-type="float" office:value="44858">
            <text:p>44858</text:p>
          </table:table-cell>
          <table:table-cell/>
          <table:table-cell table:style-name="ce1" office:value-type="float" office:value="44857">
            <text:p>44857</text:p>
          </table:table-cell>
        </table:table-row>
        <table:table-row>
          <table:table-cell table:number-columns-repeated="19"/>
          <table:table-cell table:style-name="ce1" office:value-type="float" office:value="44927">
            <text:p>44927</text:p>
          </table:table-cell>
        </table:table-row>
        <table:table-row>
          <table:table-cell table:number-columns-repeated="17"/>
          <table:table-cell table:style-name="ce1" office:value-type="float" office:value="44991">
            <text:p>44991</text:p>
          </table:table-cell>
          <table:table-cell/>
          <table:table-cell table:style-name="ce1" office:value-type="float" office:value="44988">
            <text:p>44988</text:p>
          </table:table-cell>
        </table:table-row>
        <table:table-row>
          <table:table-cell table:number-columns-repeated="19"/>
          <table:table-cell table:style-name="ce1" office:value-type="float" office:value="45019">
            <text:p>45019</text:p>
          </table:table-cell>
        </table:table-row>
        <table:table-row>
          <table:table-cell table:style-name="ce1" office:value-type="float" office:value="45107">
            <text:p>45107</text:p>
          </table:table-cell>
        </table:table-row>
        <table:table-row>
          <table:table-cell table:style-name="ce1" office:value-type="float" office:value="45200">
            <text:p>45200</text:p>
          </table:table-cell>
        </table:table-row>
        <table:table-row>
          <table:table-cell table:style-name="ce1" office:value-type="float" office:value="45292">
            <text:p>45292</text:p>
          </table:table-cell>
        </table:table-row>
        <table:table-row>
          <table:table-cell table:style-name="ce1" office:value-type="float" office:value="45383">
            <text:p>45383</text:p>
          </table:table-cell>
        </table:table-row>
        <table:table-row>
          <table:table-cell table:style-name="ce1" office:value-type="float" office:value="45473">
            <text:p>45473</text:p>
          </table:table-cell>
        </table:table-row>
        <table:table-row>
          <table:table-cell table:style-name="ce1" office:value-type="float" office:value="45566">
            <text:p>455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date-style style:name="N133">
      <number:day/>
      <number:text>. </number:text>
      <number:month number:textual="true"/>
      <number:text>. </number:text>
      <number:year/>
    </number:date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Invis" style:family="table-cell" style:parent-style-name="Default">
      <style:text-properties fo:color="#ffffff" fo:font-size="2pt"/>
    </style:style>
    <style:style style:name="SigFigs1" style:family="table-cell" style:parent-style-name="Default">
      <style:table-cell-properties fo:background-color="#f7d1d5"/>
    </style:style>
    <style:style style:name="SigFigs2" style:family="table-cell" style:parent-style-name="SigFigs1">
      <style:table-cell-properties fo:background-color="#ffdbb6"/>
    </style:style>
    <style:style style:name="SigFigs3" style:family="table-cell" style:parent-style-name="SigFigs1">
      <style:table-cell-properties fo:background-color="#fff5ce"/>
    </style:style>
    <style:style style:name="SigFigs4" style:family="table-cell" style:parent-style-name="SigFigs1">
      <style:table-cell-properties fo:background-color="#ffffd7"/>
    </style:style>
    <style:style style:name="SigFigs5" style:family="table-cell" style:parent-style-name="SigFigs1">
      <style:table-cell-properties fo:background-color="#eaf3da"/>
    </style:style>
    <style:style style:name="SigFigs6" style:family="table-cell" style:parent-style-name="SigFigs1">
      <style:table-cell-properties fo:background-color="#b1fbdf"/>
    </style:style>
    <style:style style:name="SigFigs7" style:family="table-cell" style:parent-style-name="SigFigs1">
      <style:table-cell-properties fo:background-color="#c4eefc"/>
    </style:style>
    <style:style style:name="SigFigs8" style:family="table-cell" style:parent-style-name="SigFigs1">
      <style:table-cell-properties fo:background-color="#e0ffff"/>
    </style:style>
    <style:style style:name="SigFigs9" style:family="table-cell" style:parent-style-name="SigFigs1">
      <style:table-cell-properties fo:background-color="#e6e6fa"/>
    </style:style>
    <style:style style:name="SigFigs10" style:family="table-cell" style:parent-style-name="SigFigs1">
      <style:table-cell-properties fo:background-color="#ffdbf2"/>
    </style:style>
    <style:style style:name="Untitled1" style:family="table-cell" style:parent-style-name="SigFigs10"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2">00/00/0000</text:date>, <text:time style:data-style-name="N2" text:time-value="15:09:54.7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00:41:06.870000000</meta:creation-date>
    <dc:date>2024-10-02T16:20:50.547000000</dc:date>
    <meta:editing-duration>PT1H24M49S</meta:editing-duration>
    <meta:editing-cycles>57</meta:editing-cycles>
    <meta:generator>LibreOffice/24.8.1.2$Windows_X86_64 LibreOffice_project/87fa9aec1a63e70835390b81c40bb8993f1d4ff6</meta:generator>
    <meta:document-statistic meta:table-count="8" meta:cell-count="11375" meta:object-count="0"/>
  </office:meta>
</office:document-meta>
</file>